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Heading_32_1" style:data-style-name="N0">
      <style:table-cell-properties fo:border-top="none" fo:border-bottom="thick solid #5B9BD5" fo:border-left="none" fo:border-right="none" style:vertical-align="automatic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e6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B050" fo:font-weight="bold" style:font-weight-asian="bold" style:font-weight-complex="bold"/>
    </style:style>
    <style:style style:name="ce10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Comma" style:data-style-name="N39">
      <style:table-cell-properties style:vertical-align="automatic" style:repeat-content="false"/>
      <style:paragraph-properties fo:text-align="center"/>
    </style:style>
    <style:style style:name="ce14" style:family="table-cell" style:parent-style-name="Comma" style:data-style-name="N4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16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17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start" fo:margin-left="0cm"/>
      <style:text-properties fo:color="#44546A" fo:font-size="13pt" style:font-size-asian="13pt" style:font-size-complex="13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otation-angle="9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2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2"/>
    <style:style style:name="ce24" style:family="table-cell" style:parent-style-name="Comma" style:data-style-name="N36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Heading_32_3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ce28" style:family="table-cell" style:parent-style-name="Heading_32_3" style:data-style-name="N0">
      <style:table-cell-properties fo:border-top="none" fo:border-bottom="2pt solid #9BC2E6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29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0" style:family="table-cell" style:parent-style-name="Linked_32_Cell" style:data-style-name="N0">
      <style:table-cell-properties fo:border-top="none" fo:border-bottom="thin double #FF8001" fo:border-left="none" fo:border-right="none" style:vertical-align="automatic" style:repeat-content="false"/>
      <style:paragraph-properties fo:text-align="center"/>
      <style:text-properties fo:color="#FA7D00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2" style:family="table-cell" style:parent-style-name="Comma" style:data-style-name="N36">
      <style:table-cell-properties style:vertical-align="automatic" style:repeat-content="false"/>
      <style:paragraph-properties fo:text-align="center"/>
      <style:text-properties fo:color="#7030A0"/>
    </style:style>
    <style:style style:name="ce3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4" style:family="table-cell" style:parent-style-name="Comma" style:data-style-name="N36"/>
    <style:style style:name="ce35" style:family="table-cell" style:parent-style-name="Default" style:data-style-name="N41"/>
    <style:style style:name="ce36" style:family="table-cell" style:parent-style-name="Default" style:data-style-name="N42"/>
    <style:style style:name="ce37" style:family="table-cell" style:parent-style-name="Default" style:data-style-name="N40"/>
    <style:style style:name="ce38" style:family="table-cell" style:parent-style-name="Default" style:data-style-name="N15"/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7030A0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7030A0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46" style:family="table-cell" style:parent-style-name="Comma" style:data-style-name="N43"/>
    <style:style style:name="ce47" style:family="table-cell" style:parent-style-name="Default" style:data-style-name="N43"/>
    <style:style style:name="ce48" style:family="table-cell" style:parent-style-name="Comma" style:data-style-name="N36"/>
    <style:style style:name="ce49" style:family="table-cell" style:parent-style-name="Comma" style:data-style-name="N4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Comma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7.0127083333333cm" style:use-optimal-column-width="true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Information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ee readme.txt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  <table:table table:name="pma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pre-model data analysi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one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  <table:table table:name="inp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ce1"/>
        <table:table-column table:style-name="co5" table:default-cell-style-name="ce3"/>
        <table:table-column table:style-name="co6" table:number-columns-repeated="4" table:default-cell-style-name="ce3"/>
        <table:table-column table:style-name="co6" table:number-columns-repeated="8" table:default-cell-style-name="ce1"/>
        <table:table-column table:style-name="co1" table:number-columns-repeated="16366" table:default-cell-style-name="ce1"/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2">
          <table:table-cell table:style-name="ce2"/>
          <table:table-cell table:style-name="ce2"/>
          <table:table-cell office:value-type="string" table:style-name="ce2">
            <text:p>input values</text:p>
          </table:table-cell>
          <table:table-cell table:style-name="ce4"/>
          <table:table-cell table:style-name="ce2"/>
          <table:table-cell table:number-columns-repeated="5" table:style-name="ce4"/>
          <table:table-cell table:number-columns-repeated="16374" table:style-name="ce2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string" table:style-name="ce5">
            <text:p>Choose scenario</text:p>
          </table:table-cell>
          <table:table-cell table:style-name="ce6"/>
          <table:table-cell table:style-name="ce1"/>
          <table:table-cell office:value-type="string" table:style-name="ce6">
            <text:p>outcomes</text:p>
          </table:table-cell>
          <table:table-cell table:number-columns-repeated="4" table:style-name="ce6"/>
          <table:table-cell table:number-columns-repeated="8" table:style-name="ce5"/>
          <table:table-cell table:number-columns-repeated="16366" table:style-name="ce1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style-name="ce7"/>
          <table:table-cell office:value-type="string" office:string-value="QALYs (discounted)" table:formula="of:=[outcomes.C8]" table:style-name="ce8">
            <text:p>QALYs (discounted)</text:p>
          </table:table-cell>
          <table:table-cell office:value-type="string" office:string-value="Costs (discounted)" table:formula="of:=[outcomes.D8]" table:style-name="ce8">
            <text:p>Costs (discounted)</text:p>
          </table:table-cell>
          <table:table-cell office:value-type="string" office:string-value="mci on treatment" table:formula="of:=[outcomes.E8]" table:style-name="ce8">
            <text:p>mci on treatment</text:p>
          </table:table-cell>
          <table:table-cell office:value-type="string" office:string-value="mci off treatment" table:formula="of:=[outcomes.F8]" table:style-name="ce8">
            <text:p>mci off treatment</text:p>
          </table:table-cell>
          <table:table-cell office:value-type="string" office:string-value="mild on treatment" table:formula="of:=[outcomes.G8]" table:style-name="ce8">
            <text:p>mild on treatment</text:p>
          </table:table-cell>
          <table:table-cell office:value-type="string" office:string-value="mild off treatment" table:formula="of:=[outcomes.H8]" table:style-name="ce8">
            <text:p>mild off treatment</text:p>
          </table:table-cell>
          <table:table-cell office:value-type="string" office:string-value="moderate" table:formula="of:=[outcomes.I8]" table:style-name="ce8">
            <text:p>moderate</text:p>
          </table:table-cell>
          <table:table-cell office:value-type="string" office:string-value="severe" table:formula="of:=[outcomes.J8]" table:style-name="ce8">
            <text:p>severe</text:p>
          </table:table-cell>
          <table:table-cell office:value-type="string" office:string-value="life years" table:formula="of:=[outcomes.K8]" table:style-name="ce8">
            <text:p>life years</text:p>
          </table:table-cell>
          <table:table-cell office:value-type="string" office:string-value="on treatment" table:formula="of:=[outcomes.L8]" table:style-name="ce8">
            <text:p>on treatment</text:p>
          </table:table-cell>
          <table:table-cell office:value-type="string" office:string-value="mci" table:formula="of:=[outcomes.M8]" table:style-name="ce8">
            <text:p>mci</text:p>
          </table:table-cell>
          <table:table-cell office:value-type="string" office:string-value="mild" table:formula="of:=[outcomes.N8]" table:style-name="ce8">
            <text:p>mild</text:p>
          </table:table-cell>
          <table:table-cell office:value-type="string" office:string-value="NHB" table:formula="of:=[outcomes.O8]" table:style-name="ce8">
            <text:p>NHB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office:value-type="string" table:style-name="ce9">
            <text:p>scenario #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string" office:string-value="SOC (standard of care)" table:formula="of:=[outcomes.B9]" table:style-name="ce8">
            <text:p>SOC (standard of care)</text:p>
          </table:table-cell>
          <table:table-cell office:value-type="float" office:value="5.708217543101636" table:formula="of:=[outcomes.C9]" table:style-name="ce49">
            <text:p>5.7082</text:p>
          </table:table-cell>
          <table:table-cell office:value-type="float" office:value="250356.14347999357" table:formula="of:=[outcomes.D9]" table:style-name="ce50">
            <text:p><text:s/>250,356<text:s/></text:p>
          </table:table-cell>
          <table:table-cell office:value-type="float" office:value="0" table:formula="of:=[outcomes.E9]" table:style-name="ce11">
            <text:p>0.00</text:p>
          </table:table-cell>
          <table:table-cell office:value-type="float" office:value="4.4744737939120904" table:formula="of:=[outcomes.F9]" table:style-name="ce11">
            <text:p>4.47</text:p>
          </table:table-cell>
          <table:table-cell office:value-type="float" office:value="0" table:formula="of:=[outcomes.G9]" table:style-name="ce11">
            <text:p>0.00</text:p>
          </table:table-cell>
          <table:table-cell office:value-type="float" office:value="3.1909558736833019" table:formula="of:=[outcomes.H9]" table:style-name="ce11">
            <text:p>3.19</text:p>
          </table:table-cell>
          <table:table-cell office:value-type="float" office:value="2.8722035184198358" table:formula="of:=[outcomes.I9]" table:style-name="ce11">
            <text:p>2.87</text:p>
          </table:table-cell>
          <table:table-cell office:value-type="float" office:value="0.60736704612738834" table:formula="of:=[outcomes.J9]" table:style-name="ce11">
            <text:p>0.61</text:p>
          </table:table-cell>
          <table:table-cell office:value-type="float" office:value="11.145000232142616" table:formula="of:=[outcomes.K9]" table:style-name="ce11">
            <text:p>11.15</text:p>
          </table:table-cell>
          <table:table-cell office:value-type="float" office:value="0" table:formula="of:=[outcomes.L9]" table:style-name="ce11">
            <text:p>0.00</text:p>
          </table:table-cell>
          <table:table-cell office:value-type="float" office:value="4.4744737939120904" table:formula="of:=[outcomes.M9]" table:style-name="ce11">
            <text:p>4.47</text:p>
          </table:table-cell>
          <table:table-cell office:value-type="float" office:value="3.1909558736833019" table:formula="of:=[outcomes.N9]" table:style-name="ce11">
            <text:p>3.19</text:p>
          </table:table-cell>
          <table:table-cell office:value-type="float" office:value="-0.55068604389820308" table:formula="of:=[outcomes.O9]" table:style-name="ce11">
            <text:p>-0.55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table:style-name="ce12"/>
          <table:table-cell table:style-name="ce3"/>
          <table:table-cell table:style-name="ce1"/>
          <table:table-cell office:value-type="string" office:string-value="INT (intervention)" table:formula="of:=[outcomes.B10]" table:style-name="ce8">
            <text:p>INT (intervention)</text:p>
          </table:table-cell>
          <table:table-cell office:value-type="float" office:value="5.9620854856389105" table:formula="of:=[outcomes.C10]" table:style-name="ce49">
            <text:p>5.9621</text:p>
          </table:table-cell>
          <table:table-cell office:value-type="float" office:value="288431.16768089379" table:formula="of:=[outcomes.D10]" table:style-name="ce50">
            <text:p><text:s/>288,431<text:s/></text:p>
          </table:table-cell>
          <table:table-cell office:value-type="float" office:value="3.6637158382171848" table:formula="of:=[outcomes.E10]" table:style-name="ce11">
            <text:p>3.66</text:p>
          </table:table-cell>
          <table:table-cell office:value-type="float" office:value="1.4906147631381024" table:formula="of:=[outcomes.F10]" table:style-name="ce11">
            <text:p>1.49</text:p>
          </table:table-cell>
          <table:table-cell office:value-type="float" office:value="1.1869058644161727" table:formula="of:=[outcomes.G10]" table:style-name="ce11">
            <text:p>1.19</text:p>
          </table:table-cell>
          <table:table-cell office:value-type="float" office:value="2.036815961254129" table:formula="of:=[outcomes.H10]" table:style-name="ce11">
            <text:p>2.04</text:p>
          </table:table-cell>
          <table:table-cell office:value-type="float" office:value="2.6003711801980414" table:formula="of:=[outcomes.I10]" table:style-name="ce11">
            <text:p>2.60</text:p>
          </table:table-cell>
          <table:table-cell office:value-type="float" office:value="0.53034633686043253" table:formula="of:=[outcomes.J10]" table:style-name="ce11">
            <text:p>0.53</text:p>
          </table:table-cell>
          <table:table-cell office:value-type="float" office:value="11.508769944084062" table:formula="of:=[outcomes.K10]" table:style-name="ce11">
            <text:p>11.51</text:p>
          </table:table-cell>
          <table:table-cell office:value-type="float" office:value="4.850621702633358" table:formula="of:=[outcomes.L10]" table:style-name="ce11">
            <text:p>4.85</text:p>
          </table:table-cell>
          <table:table-cell office:value-type="float" office:value="5.1543306013552872" table:formula="of:=[outcomes.M10]" table:style-name="ce11">
            <text:p>5.15</text:p>
          </table:table-cell>
          <table:table-cell office:value-type="float" office:value="3.2237218256703017" table:formula="of:=[outcomes.N10]" table:style-name="ce11">
            <text:p>3.22</text:p>
          </table:table-cell>
          <table:table-cell office:value-type="float" office:value="-1.2486937063834347" table:formula="of:=[outcomes.O10]" table:style-name="ce11">
            <text:p>-1.2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Incremental" table:formula="of:=[outcomes.B11]" table:style-name="ce8">
            <text:p>Incremental</text:p>
          </table:table-cell>
          <table:table-cell office:value-type="float" office:value="0.25386794253727452" table:formula="of:=[outcomes.C11]" table:style-name="ce49">
            <text:p>0.2539</text:p>
          </table:table-cell>
          <table:table-cell office:value-type="float" office:value="38075.024200900225" table:formula="of:=[outcomes.D11]" table:style-name="ce50">
            <text:p><text:s/>38,075<text:s/></text:p>
          </table:table-cell>
          <table:table-cell office:value-type="float" office:value="3.6637158382171848" table:formula="of:=[outcomes.E11]" table:style-name="ce11">
            <text:p>3.66</text:p>
          </table:table-cell>
          <table:table-cell office:value-type="float" office:value="-2.9838590307739881" table:formula="of:=[outcomes.F11]" table:style-name="ce11">
            <text:p>-2.98</text:p>
          </table:table-cell>
          <table:table-cell office:value-type="float" office:value="1.1869058644161727" table:formula="of:=[outcomes.G11]" table:style-name="ce11">
            <text:p>1.19</text:p>
          </table:table-cell>
          <table:table-cell office:value-type="float" office:value="-1.1541399124291729" table:formula="of:=[outcomes.H11]" table:style-name="ce11">
            <text:p>-1.15</text:p>
          </table:table-cell>
          <table:table-cell office:value-type="float" office:value="-0.27183233822179442" table:formula="of:=[outcomes.I11]" table:style-name="ce11">
            <text:p>-0.27</text:p>
          </table:table-cell>
          <table:table-cell office:value-type="float" office:value="-7.7020709266955811E-2" table:formula="of:=[outcomes.J11]" table:style-name="ce11">
            <text:p>-0.08</text:p>
          </table:table-cell>
          <table:table-cell office:value-type="float" office:value="0.36376971194144581" table:formula="of:=[outcomes.K11]" table:style-name="ce11">
            <text:p>0.36</text:p>
          </table:table-cell>
          <table:table-cell office:value-type="float" office:value="4.850621702633358" table:formula="of:=[outcomes.L11]" table:style-name="ce11">
            <text:p>4.85</text:p>
          </table:table-cell>
          <table:table-cell office:value-type="float" office:value="0.67985680744319676" table:formula="of:=[outcomes.M11]" table:style-name="ce11">
            <text:p>0.68</text:p>
          </table:table-cell>
          <table:table-cell office:value-type="float" office:value="3.2765951986999831E-2" table:formula="of:=[outcomes.N11]" table:style-name="ce11">
            <text:p>0.03</text:p>
          </table:table-cell>
          <table:table-cell office:value-type="float" office:value="-0.69800766248523161" table:formula="of:=[outcomes.O11]" table:style-name="ce11">
            <text:p>-0.7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Cost per QALY gained" table:formula="of:=[outcomes.B12]" table:style-name="ce8">
            <text:p>Cost per QALY gained</text:p>
          </table:table-cell>
          <table:table-cell office:value-type="float" office:value="149979.64619069541" table:formula="of:=[outcomes.C12]" table:style-name="ce13">
            <text:p><text:s/>149,979.6<text:s/>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outcomes.C13]" table:style-name="ce14">
            <text:p>-0.6980</text:p>
          </table:table-cell>
          <table:table-cell table:number-columns-repeated="3" table:style-name="ce3"/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float" office:value="6" table:formula="of:=COLUMN()" table:style-name="ce15">
            <text:p>6</text:p>
          </table:table-cell>
          <table:table-cell office:value-type="float" office:value="7" table:formula="of:=COLUMN()" table:style-name="ce15">
            <text:p>7</text:p>
          </table:table-cell>
          <table:table-cell office:value-type="float" office:value="8" table:formula="of:=COLUMN()" table:style-name="ce15">
            <text:p>8</text:p>
          </table:table-cell>
          <table:table-cell office:value-type="float" office:value="9" table:formula="of:=COLUMN()" table:style-name="ce15">
            <text:p>9</text:p>
          </table:table-cell>
          <table:table-cell office:value-type="float" office:value="10" table:formula="of:=COLUMN()" table:style-name="ce15">
            <text:p>10</text:p>
          </table:table-cell>
          <table:table-cell table:number-columns-repeated="16374" table:style-name="ce1"/>
        </table:table-row>
        <table:table-row table:style-name="ro5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live value</text:p>
          </table:table-cell>
          <table:table-cell table:style-name="ce1"/>
          <table:table-cell office:value-type="string" table:style-name="ce16">
            <text:p>base case</text:p>
          </table:table-cell>
          <table:table-cell office:value-type="string" table:style-name="ce16">
            <text:p>SA1</text:p>
          </table:table-cell>
          <table:table-cell office:value-type="string" table:style-name="ce16">
            <text:p>SA2</text:p>
          </table:table-cell>
          <table:table-cell office:value-type="string" table:style-name="ce16">
            <text:p>SA3</text:p>
          </table:table-cell>
          <table:table-cell office:value-type="string" table:style-name="ce16">
            <text:p>SA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1">
            <text:p>Age at start</text:p>
          </table:table-cell>
          <table:table-cell office:value-type="string" table:style-name="ce1">
            <text:p>age_start</text:p>
          </table:table-cell>
          <table:table-cell office:value-type="float" office:value="70" table:formula="of:=IF(INDEX([.16:.16];1;[.D$7])=&quot;&quot;;INDEX([.16:.16];1;[.$F$14]);INDEX([.16:.16];1;[.D$7]))" table:number-matrix-columns-spanned="1" table:number-matrix-rows-spanned="1" table:style-name="ce3">
            <text:p>70</text:p>
          </table:table-cell>
          <table:table-cell table:style-name="ce1"/>
          <table:table-cell office:value-type="float" office:value="70" table:style-name="ce10">
            <text:p>70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ge at model end</text:p>
          </table:table-cell>
          <table:table-cell office:value-type="string" table:style-name="ce1">
            <text:p>age_end</text:p>
          </table:table-cell>
          <table:table-cell office:value-type="float" office:value="100" table:formula="of:=IF(INDEX([.17:.17];1;[.D$7])=&quot;&quot;;INDEX([.17:.17];1;[.$F$14]);INDEX([.17:.17];1;[.D$7]))" table:number-matrix-columns-spanned="1" table:number-matrix-rows-spanned="1" table:style-name="ce3">
            <text:p>100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sex</text:p>
          </table:table-cell>
          <table:table-cell office:value-type="string" table:style-name="ce1">
            <text:p>sex</text:p>
          </table:table-cell>
          <table:table-cell office:value-type="string" office:string-value="female" table:formula="of:=IF(INDEX([.18:.18];1;[.D$7])=&quot;&quot;;INDEX([.18:.18];1;[.$F$14]);INDEX([.18:.18];1;[.D$7]))" table:number-matrix-columns-spanned="1" table:number-matrix-rows-spanned="1" table:style-name="ce3">
            <text:p>female</text:p>
          </table:table-cell>
          <table:table-cell table:style-name="ce1"/>
          <table:table-cell office:value-type="string" table:style-name="ce10">
            <text:p>female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mild dementia</text:p>
          </table:table-cell>
          <table:table-cell office:value-type="string" table:style-name="ce1">
            <text:p>p.mci_mil</text:p>
          </table:table-cell>
          <table:table-cell office:value-type="float" office:value="0.20599999999999999" table:formula="of:=IF(INDEX([.19:.19];1;[.D$7])=&quot;&quot;;INDEX([.19:.19];1;[.$F$14]);INDEX([.19:.19];1;[.D$7]))" table:number-matrix-columns-spanned="1" table:number-matrix-rows-spanned="1" table:style-name="ce3">
            <text:p>0.206</text:p>
          </table:table-cell>
          <table:table-cell table:style-name="ce1"/>
          <table:table-cell office:value-type="float" office:value="0.20599999999999999" table:style-name="ce10">
            <text:p>0.206</text:p>
          </table:table-cell>
          <table:table-cell office:value-type="float" office:value="0.14398089999999999" table:style-name="ce10">
            <text:p>0.1439809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moderate dementia</text:p>
          </table:table-cell>
          <table:table-cell office:value-type="string" table:style-name="ce1">
            <text:p>p.mci_mod</text:p>
          </table:table-cell>
          <table:table-cell office:value-type="float" office:value="0" table:formula="of:=IF(INDEX([.20:.20];1;[.D$7])=&quot;&quot;;INDEX([.20:.20];1;[.$F$14]);INDEX([.20:.20];1;[.D$7]))" table:number-matrix-columns-spanned="1" table:number-matrix-rows-spanned="1" table:style-name="ce3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severe dementia</text:p>
          </table:table-cell>
          <table:table-cell office:value-type="string" table:style-name="ce1">
            <text:p>p.mci_sev</text:p>
          </table:table-cell>
          <table:table-cell office:value-type="float" office:value="0" table:formula="of:=IF(INDEX([.21:.21];1;[.D$7])=&quot;&quot;;INDEX([.21:.21];1;[.$F$14]);INDEX([.21:.21];1;[.D$7]))" table:number-matrix-columns-spanned="1" table:number-matrix-rows-spanned="1" table:style-name="ce3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MCI</text:p>
          </table:table-cell>
          <table:table-cell office:value-type="string" table:style-name="ce1">
            <text:p>p.mil_mci</text:p>
          </table:table-cell>
          <table:table-cell office:value-type="float" office:value="0" table:formula="of:=IF(INDEX([.22:.22];1;[.D$7])=&quot;&quot;;INDEX([.22:.22];1;[.$F$14]);INDEX([.22:.22];1;[.D$7]))" table:number-matrix-columns-spanned="1" table:number-matrix-rows-spanned="1" table:style-name="ce3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moderate dementia</text:p>
          </table:table-cell>
          <table:table-cell office:value-type="string" table:style-name="ce1">
            <text:p>p.mil_mod</text:p>
          </table:table-cell>
          <table:table-cell office:value-type="float" office:value="0.29299999999999998" table:formula="of:=IF(INDEX([.23:.23];1;[.D$7])=&quot;&quot;;INDEX([.23:.23];1;[.$F$14]);INDEX([.23:.23];1;[.D$7]))" table:number-matrix-columns-spanned="1" table:number-matrix-rows-spanned="1" table:style-name="ce3">
            <text:p>0.293</text:p>
          </table:table-cell>
          <table:table-cell table:style-name="ce1"/>
          <table:table-cell office:value-type="float" office:value="0.29299999999999998" table:style-name="ce10">
            <text:p>0.2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severe dementia</text:p>
          </table:table-cell>
          <table:table-cell office:value-type="string" table:style-name="ce1">
            <text:p>p.mil_sev</text:p>
          </table:table-cell>
          <table:table-cell office:value-type="float" office:value="1E-3" table:formula="of:=IF(INDEX([.24:.24];1;[.D$7])=&quot;&quot;;INDEX([.24:.24];1;[.$F$14]);INDEX([.24:.24];1;[.D$7]))" table:number-matrix-columns-spanned="1" table:number-matrix-rows-spanned="1" table:style-name="ce3">
            <text:p>0.001</text:p>
          </table:table-cell>
          <table:table-cell table:style-name="ce1"/>
          <table:table-cell office:value-type="float" office:value="1E-3" table:style-name="ce10">
            <text:p>0.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mild dementia</text:p>
          </table:table-cell>
          <table:table-cell office:value-type="string" table:style-name="ce1">
            <text:p>p.mod_mil</text:p>
          </table:table-cell>
          <table:table-cell office:value-type="float" office:value="8.6999999999999994E-2" table:formula="of:=IF(INDEX([.25:.25];1;[.D$7])=&quot;&quot;;INDEX([.25:.25];1;[.$F$14]);INDEX([.25:.25];1;[.D$7]))" table:number-matrix-columns-spanned="1" table:number-matrix-rows-spanned="1" table:style-name="ce3">
            <text:p>0.087</text:p>
          </table:table-cell>
          <table:table-cell table:style-name="ce1"/>
          <table:table-cell office:value-type="float" office:value="8.6999999999999994E-2" table:style-name="ce10">
            <text:p>0.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severe dementia</text:p>
          </table:table-cell>
          <table:table-cell office:value-type="string" table:style-name="ce1">
            <text:p>p.mod_sev</text:p>
          </table:table-cell>
          <table:table-cell office:value-type="float" office:value="0.109" table:formula="of:=IF(INDEX([.26:.26];1;[.D$7])=&quot;&quot;;INDEX([.26:.26];1;[.$F$14]);INDEX([.26:.26];1;[.D$7]))" table:number-matrix-columns-spanned="1" table:number-matrix-rows-spanned="1" table:style-name="ce3">
            <text:p>0.109</text:p>
          </table:table-cell>
          <table:table-cell table:style-name="ce1"/>
          <table:table-cell office:value-type="float" office:value="0.109" table:style-name="ce10">
            <text:p>0.1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ild dementia</text:p>
          </table:table-cell>
          <table:table-cell office:value-type="string" table:style-name="ce1">
            <text:p>p.sev_mil</text:p>
          </table:table-cell>
          <table:table-cell office:value-type="float" office:value="0" table:formula="of:=IF(INDEX([.27:.27];1;[.D$7])=&quot;&quot;;INDEX([.27:.27];1;[.$F$14]);INDEX([.27:.27];1;[.D$7]))" table:number-matrix-columns-spanned="1" table:number-matrix-rows-spanned="1" table:style-name="ce3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oderate dementia</text:p>
          </table:table-cell>
          <table:table-cell office:value-type="string" table:style-name="ce1">
            <text:p>p.sev_mod</text:p>
          </table:table-cell>
          <table:table-cell office:value-type="float" office:value="0.19600000000000001" table:formula="of:=IF(INDEX([.28:.28];1;[.D$7])=&quot;&quot;;INDEX([.28:.28];1;[.$F$14]);INDEX([.28:.28];1;[.D$7]))" table:number-matrix-columns-spanned="1" table:number-matrix-rows-spanned="1" table:style-name="ce3">
            <text:p>0.196</text:p>
          </table:table-cell>
          <table:table-cell table:style-name="ce1"/>
          <table:table-cell office:value-type="float" office:value="0.19600000000000001" table:style-name="ce10">
            <text:p>0.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CI</text:p>
          </table:table-cell>
          <table:table-cell office:value-type="string" table:style-name="ce1">
            <text:p>hr.mort_mci</text:p>
          </table:table-cell>
          <table:table-cell office:value-type="float" office:value="1" table:formula="of:=IF(INDEX([.29:.29];1;[.D$7])=&quot;&quot;;INDEX([.29:.29];1;[.$F$14]);INDEX([.29:.29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very mild dementia</text:p>
          </table:table-cell>
          <table:table-cell office:value-type="string" table:style-name="ce1">
            <text:p>hr.mort_verymilddem</text:p>
          </table:table-cell>
          <table:table-cell office:value-type="float" office:value="1.82" table:formula="of:=IF(INDEX([.30:.30];1;[.D$7])=&quot;&quot;;INDEX([.30:.30];1;[.$F$14]);INDEX([.30:.30];1;[.D$7]))" table:number-matrix-columns-spanned="1" table:number-matrix-rows-spanned="1" table:style-name="ce3">
            <text:p>1.82</text:p>
          </table:table-cell>
          <table:table-cell table:style-name="ce1"/>
          <table:table-cell office:value-type="float" office:value="1.82" table:style-name="ce10">
            <text:p>1.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ild dementia</text:p>
          </table:table-cell>
          <table:table-cell office:value-type="string" table:style-name="ce1">
            <text:p>hr.mort_mil</text:p>
          </table:table-cell>
          <table:table-cell office:value-type="float" office:value="1.3180000000000001" table:formula="of:=IF(INDEX([.31:.31];1;[.D$7])=&quot;&quot;;INDEX([.31:.31];1;[.$F$14]);INDEX([.31:.31];1;[.D$7]))" table:number-matrix-columns-spanned="1" table:number-matrix-rows-spanned="1" table:style-name="ce3">
            <text:p>1.318</text:p>
          </table:table-cell>
          <table:table-cell table:style-name="ce1"/>
          <table:table-cell office:value-type="float" office:value="1.3180000000000001" table:style-name="ce10">
            <text:p>1.31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oderate dementia</text:p>
          </table:table-cell>
          <table:table-cell office:value-type="string" table:style-name="ce1">
            <text:p>hr.mort_mod</text:p>
          </table:table-cell>
          <table:table-cell office:value-type="float" office:value="2.419" table:formula="of:=IF(INDEX([.32:.32];1;[.D$7])=&quot;&quot;;INDEX([.32:.32];1;[.$F$14]);INDEX([.32:.32];1;[.D$7]))" table:number-matrix-columns-spanned="1" table:number-matrix-rows-spanned="1" table:style-name="ce3">
            <text:p>2.419</text:p>
          </table:table-cell>
          <table:table-cell table:style-name="ce1"/>
          <table:table-cell office:value-type="float" office:value="2.419" table:style-name="ce10">
            <text:p>2.4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severe dementia</text:p>
          </table:table-cell>
          <table:table-cell office:value-type="string" table:style-name="ce1">
            <text:p>hr.mort_sev</text:p>
          </table:table-cell>
          <table:table-cell office:value-type="float" office:value="4.2670000000000003" table:formula="of:=IF(INDEX([.33:.33];1;[.D$7])=&quot;&quot;;INDEX([.33:.33];1;[.$F$14]);INDEX([.33:.33];1;[.D$7]))" table:number-matrix-columns-spanned="1" table:number-matrix-rows-spanned="1" table:style-name="ce3">
            <text:p>4.267</text:p>
          </table:table-cell>
          <table:table-cell table:style-name="ce1"/>
          <table:table-cell office:value-type="float" office:value="4.2670000000000003" table:style-name="ce10">
            <text:p>4.2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mild dementia</text:p>
          </table:table-cell>
          <table:table-cell office:value-type="string" table:style-name="ce1">
            <text:p>rr.tx_mci_mil</text:p>
          </table:table-cell>
          <table:table-cell office:value-type="float" office:value="0.75" table:formula="of:=IF(INDEX([.34:.34];1;[.D$7])=&quot;&quot;;INDEX([.34:.34];1;[.$F$14]);INDEX([.34:.34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moderate dementia</text:p>
          </table:table-cell>
          <table:table-cell office:value-type="string" table:style-name="ce1">
            <text:p>rr.tx_mci_mod</text:p>
          </table:table-cell>
          <table:table-cell office:value-type="float" office:value="1" table:formula="of:=IF(INDEX([.35:.35];1;[.D$7])=&quot;&quot;;INDEX([.35:.35];1;[.$F$14]);INDEX([.35:.35];1;[.D$7]))" table:number-matrix-columns-spanned="1" table:number-matrix-rows-spanned="1" table:style-name="ce39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severe dementia</text:p>
          </table:table-cell>
          <table:table-cell office:value-type="string" table:style-name="ce1">
            <text:p>rr.tx_mci_sev</text:p>
          </table:table-cell>
          <table:table-cell office:value-type="float" office:value="1" table:formula="of:=IF(INDEX([.36:.36];1;[.D$7])=&quot;&quot;;INDEX([.36:.36];1;[.$F$14]);INDEX([.36:.36];1;[.D$7]))" table:number-matrix-columns-spanned="1" table:number-matrix-rows-spanned="1" table:style-name="ce39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ild dementia to moderate dementia</text:p>
          </table:table-cell>
          <table:table-cell office:value-type="string" table:style-name="ce1">
            <text:p>rr.tx_mil_mod</text:p>
          </table:table-cell>
          <table:table-cell office:value-type="float" office:value="0.75" table:formula="of:=IF(INDEX([.37:.37];1;[.D$7])=&quot;&quot;;INDEX([.37:.37];1;[.$F$14]);INDEX([.37:.37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eatment waning effect</text:p>
          </table:table-cell>
          <table:table-cell office:value-type="string" table:style-name="ce1">
            <text:p>tx_waning</text:p>
          </table:table-cell>
          <table:table-cell office:value-type="float" office:value="0.05" table:formula="of:=IF(INDEX([.38:.38];1;[.D$7])=&quot;&quot;;INDEX([.38:.38];1;[.$F$14]);INDEX([.38:.38];1;[.D$7]))" table:number-matrix-columns-spanned="1" table:number-matrix-rows-spanned="1" table:style-name="ce3">
            <text:p>0.05</text:p>
          </table:table-cell>
          <table:table-cell table:style-name="ce1"/>
          <table:table-cell office:value-type="float" office:value="0.05" table:style-name="ce10">
            <text:p>0.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bability discontinuation year 1</text:p>
          </table:table-cell>
          <table:table-cell office:value-type="string" table:style-name="ce1">
            <text:p>p.discontinuation1</text:p>
          </table:table-cell>
          <table:table-cell office:value-type="float" office:value="0.1" table:formula="of:=IF(INDEX([.39:.39];1;[.D$7])=&quot;&quot;;INDEX([.39:.39];1;[.$F$14]);INDEX([.39:.39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bability discontinuation after year 1</text:p>
          </table:table-cell>
          <table:table-cell office:value-type="string" table:style-name="ce1">
            <text:p>p.discontinuation_x</text:p>
          </table:table-cell>
          <table:table-cell office:value-type="float" office:value="0.1" table:formula="of:=IF(INDEX([.40:.40];1;[.D$7])=&quot;&quot;;INDEX([.40:.40];1;[.$F$14]);INDEX([.40:.40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uration of treatment</text:p>
          </table:table-cell>
          <table:table-cell office:value-type="string" table:style-name="ce1">
            <text:p>tx_duration</text:p>
          </table:table-cell>
          <table:table-cell office:value-type="float" office:value="7" table:formula="of:=IF(INDEX([.41:.41];1;[.D$7])=&quot;&quot;;INDEX([.41:.41];1;[.$F$14]);INDEX([.41:.41];1;[.D$7]))" table:number-matrix-columns-spanned="1" table:number-matrix-rows-spanned="1" table:style-name="ce3">
            <text:p>7</text:p>
          </table:table-cell>
          <table:table-cell table:style-name="ce1"/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portion starting population in state MCI (1 minus this proportion starts in mild dementia)</text:p>
          </table:table-cell>
          <table:table-cell office:value-type="string" table:style-name="ce1">
            <text:p>p.starting_state_mci</text:p>
          </table:table-cell>
          <table:table-cell office:value-type="float" office:value="1" table:formula="of:=IF(INDEX([.42:.42];1;[.D$7])=&quot;&quot;;INDEX([.42:.42];1;[.$F$14]);INDEX([.42:.42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CI</text:p>
          </table:table-cell>
          <table:table-cell office:value-type="string" table:style-name="ce1">
            <text:p>u.mci</text:p>
          </table:table-cell>
          <table:table-cell office:value-type="float" office:value="0.73" table:formula="of:=IF(INDEX([.43:.43];1;[.D$7])=&quot;&quot;;INDEX([.43:.43];1;[.$F$14]);INDEX([.43:.43];1;[.D$7]))" table:number-matrix-columns-spanned="1" table:number-matrix-rows-spanned="1" table:style-name="ce3">
            <text:p>0.73</text:p>
          </table:table-cell>
          <table:table-cell table:style-name="ce1"/>
          <table:table-cell office:value-type="float" office:value="0.73" table:style-name="ce10">
            <text:p>0.7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ild dementia</text:p>
          </table:table-cell>
          <table:table-cell office:value-type="string" table:style-name="ce1">
            <text:p>u.mil</text:p>
          </table:table-cell>
          <table:table-cell office:value-type="float" office:value="0.69" table:formula="of:=IF(INDEX([.44:.44];1;[.D$7])=&quot;&quot;;INDEX([.44:.44];1;[.$F$14]);INDEX([.44:.44];1;[.D$7]))" table:number-matrix-columns-spanned="1" table:number-matrix-rows-spanned="1" table:style-name="ce3">
            <text:p>0.69</text:p>
          </table:table-cell>
          <table:table-cell table:style-name="ce1"/>
          <table:table-cell office:value-type="float" office:value="0.69" table:style-name="ce10">
            <text:p>0.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oderate dementia</text:p>
          </table:table-cell>
          <table:table-cell office:value-type="string" table:style-name="ce1">
            <text:p>u.mod</text:p>
          </table:table-cell>
          <table:table-cell office:value-type="float" office:value="0.53" table:formula="of:=IF(INDEX([.45:.45];1;[.D$7])=&quot;&quot;;INDEX([.45:.45];1;[.$F$14]);INDEX([.45:.45];1;[.D$7]))" table:number-matrix-columns-spanned="1" table:number-matrix-rows-spanned="1" table:style-name="ce3">
            <text:p>0.53</text:p>
          </table:table-cell>
          <table:table-cell table:style-name="ce1"/>
          <table:table-cell office:value-type="float" office:value="0.53" table:style-name="ce10">
            <text:p>0.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severe dementia</text:p>
          </table:table-cell>
          <table:table-cell office:value-type="string" table:style-name="ce1">
            <text:p>u.sev</text:p>
          </table:table-cell>
          <table:table-cell office:value-type="float" office:value="0.38" table:formula="of:=IF(INDEX([.46:.46];1;[.D$7])=&quot;&quot;;INDEX([.46:.46];1;[.$F$14]);INDEX([.46:.46];1;[.D$7]))" table:number-matrix-columns-spanned="1" table:number-matrix-rows-spanned="1" table:style-name="ce3">
            <text:p>0.38</text:p>
          </table:table-cell>
          <table:table-cell table:style-name="ce1"/>
          <table:table-cell office:value-type="float" office:value="0.38" table:style-name="ce10">
            <text:p>0.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CI</text:p>
          </table:table-cell>
          <table:table-cell office:value-type="string" table:style-name="ce1">
            <text:p>c.mci</text:p>
          </table:table-cell>
          <table:table-cell office:value-type="float" office:value="17712" table:formula="of:=IF(INDEX([.47:.47];1;[.D$7])=&quot;&quot;;INDEX([.47:.47];1;[.$F$14]);INDEX([.47:.47];1;[.D$7]))" table:number-matrix-columns-spanned="1" table:number-matrix-rows-spanned="1" table:style-name="ce3">
            <text:p>17712</text:p>
          </table:table-cell>
          <table:table-cell table:style-name="ce1"/>
          <table:table-cell office:value-type="float" office:value="17712" table:formula="of:= (1254 +  222) * 12 * (1-0    ) + (1254 + 8762) * 12 * 0" table:style-name="ce10">
            <text:p>177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ild dementia</text:p>
          </table:table-cell>
          <table:table-cell office:value-type="string" table:style-name="ce1">
            <text:p>c.mil</text:p>
          </table:table-cell>
          <table:table-cell office:value-type="float" office:value="26380.511999999999" table:formula="of:=IF(INDEX([.48:.48];1;[.D$7])=&quot;&quot;;INDEX([.48:.48];1;[.$F$14]);INDEX([.48:.48];1;[.D$7]))" table:number-matrix-columns-spanned="1" table:number-matrix-rows-spanned="1" table:style-name="ce3">
            <text:p>26380.512</text:p>
          </table:table-cell>
          <table:table-cell table:style-name="ce1"/>
          <table:table-cell office:value-type="float" office:value="26380.511999999999" table:formula="of:= (1471 +  410) * 12 * (1-0.038) + (1471 + 8762) * 12 * 0.038" table:style-name="ce10">
            <text:p>26380.5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oderate dementia</text:p>
          </table:table-cell>
          <table:table-cell office:value-type="string" table:style-name="ce1">
            <text:p>c.mod</text:p>
          </table:table-cell>
          <table:table-cell office:value-type="float" office:value="42035.88" table:formula="of:=IF(INDEX([.49:.49];1;[.D$7])=&quot;&quot;;INDEX([.49:.49];1;[.$F$14]);INDEX([.49:.49];1;[.D$7]))" table:number-matrix-columns-spanned="1" table:number-matrix-rows-spanned="1" table:style-name="ce3">
            <text:p>42035.88</text:p>
          </table:table-cell>
          <table:table-cell table:style-name="ce1"/>
          <table:table-cell office:value-type="float" office:value="42035.88" table:formula="of:= (1958 +  653) * 12 * (1-0.11) + (1958 + 8762) * 12 * 0.11" table:style-name="ce10">
            <text:p>42035.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severe dementia</text:p>
          </table:table-cell>
          <table:table-cell office:value-type="string" table:style-name="ce1">
            <text:p>c.sev</text:p>
          </table:table-cell>
          <table:table-cell office:value-type="float" office:value="63969.036" table:formula="of:=IF(INDEX([.50:.50];1;[.D$7])=&quot;&quot;;INDEX([.50:.50];1;[.$F$14]);INDEX([.50:.50];1;[.D$7]))" table:number-matrix-columns-spanned="1" table:number-matrix-rows-spanned="1" table:style-name="ce3">
            <text:p>63969.036</text:p>
          </table:table-cell>
          <table:table-cell table:style-name="ce1"/>
          <table:table-cell office:value-type="float" office:value="63969.036" table:formula="of:= (2250 + 1095) * 12 * (1-0.259) + (2250 + 8762) * 12 * 0.259" table:style-name="ce10">
            <text:p>63969.0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treatment</text:p>
          </table:table-cell>
          <table:table-cell office:value-type="string" table:style-name="ce1">
            <text:p>c.Tx</text:p>
          </table:table-cell>
          <table:table-cell office:value-type="float" office:value="10000" table:formula="of:=IF(INDEX([.51:.51];1;[.D$7])=&quot;&quot;;INDEX([.51:.51];1;[.$F$14]);INDEX([.51:.51];1;[.D$7]))" table:number-matrix-columns-spanned="1" table:number-matrix-rows-spanned="1" table:style-name="ce3">
            <text:p>10000</text:p>
          </table:table-cell>
          <table:table-cell table:style-name="ce1"/>
          <table:table-cell office:value-type="float" office:value="10000" table:style-name="ce10">
            <text:p>1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diagnostics cycle 1 (not half-cycle corrected)</text:p>
          </table:table-cell>
          <table:table-cell office:value-type="string" table:style-name="ce1">
            <text:p>c.Tx_diagnostics1</text:p>
          </table:table-cell>
          <table:table-cell office:value-type="float" office:value="2000" table:formula="of:=IF(INDEX([.52:.52];1;[.D$7])=&quot;&quot;;INDEX([.52:.52];1;[.$F$14]);INDEX([.52:.52];1;[.D$7]))" table:number-matrix-columns-spanned="1" table:number-matrix-rows-spanned="1" table:style-name="ce3">
            <text:p>2000</text:p>
          </table:table-cell>
          <table:table-cell table:style-name="ce1"/>
          <table:table-cell office:value-type="float" office:value="2000" table:style-name="ce10">
            <text:p>2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QALY</text:p>
          </table:table-cell>
          <table:table-cell office:value-type="string" table:style-name="ce1">
            <text:p>discount_QALY</text:p>
          </table:table-cell>
          <table:table-cell office:value-type="float" office:value="3.5000000000000003E-2" table:formula="of:=IF(INDEX([.53:.53];1;[.D$7])=&quot;&quot;;INDEX([.53:.53];1;[.$F$14]);INDEX([.53:.53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costs</text:p>
          </table:table-cell>
          <table:table-cell office:value-type="string" table:style-name="ce1">
            <text:p>discount_COST</text:p>
          </table:table-cell>
          <table:table-cell office:value-type="float" office:value="3.5000000000000003E-2" table:formula="of:=IF(INDEX([.54:.54];1;[.D$7])=&quot;&quot;;INDEX([.54:.54];1;[.$F$14]);INDEX([.54:.54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willingness to pay</text:p>
          </table:table-cell>
          <table:table-cell office:value-type="string" table:style-name="ce1">
            <text:p>wtp</text:p>
          </table:table-cell>
          <table:table-cell office:value-type="float" office:value="40000" table:formula="of:=IF(INDEX([.55:.55];1;[.D$7])=&quot;&quot;;INDEX([.55:.55];1;[.$F$14]);INDEX([.55:.55];1;[.D$7]))" table:number-matrix-columns-spanned="1" table:number-matrix-rows-spanned="1" table:style-name="ce3">
            <text:p>40000</text:p>
          </table:table-cell>
          <table:table-cell table:style-name="ce1"/>
          <table:table-cell office:value-type="float" office:value="40000" table:style-name="ce10">
            <text:p>4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men</text:p>
          </table:table-cell>
          <table:table-cell office:value-type="string" table:style-name="ce1">
            <text:p>m.r.mortality_m</text:p>
          </table:table-cell>
          <table:table-cell office:value-type="float" office:value="4.1508609999999998E-4" table:formula="of:=IF(INDEX([.56:.56];1;[.D$7])=&quot;&quot;;INDEX([.56:.56];1;[.$F$14]);INDEX([.56:.56];1;[.D$7]))" table:number-matrix-columns-spanned="1" table:number-matrix-rows-spanned="1" table:style-name="ce3">
            <text:p>0.000415086</text:p>
          </table:table-cell>
          <table:table-cell table:style-name="ce1"/>
          <table:table-cell office:value-type="float" office:value="4.1508609999999998E-4" table:style-name="ce10">
            <text:p>0.0004150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5703299999999999E-4" table:formula="of:=IF(INDEX([.57:.57];1;[.D$7])=&quot;&quot;;INDEX([.57:.57];1;[.$F$14]);INDEX([.57:.57];1;[.D$7]))" table:number-matrix-columns-spanned="1" table:number-matrix-rows-spanned="1" table:style-name="ce3">
            <text:p>0.000257033</text:p>
          </table:table-cell>
          <table:table-cell table:style-name="ce1"/>
          <table:table-cell office:value-type="float" office:value="2.5703299999999999E-4" table:style-name="ce10">
            <text:p>0.00025703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930186E-4" table:formula="of:=IF(INDEX([.58:.58];1;[.D$7])=&quot;&quot;;INDEX([.58:.58];1;[.$F$14]);INDEX([.58:.58];1;[.D$7]))" table:number-matrix-columns-spanned="1" table:number-matrix-rows-spanned="1" table:style-name="ce3">
            <text:p>0.000193019</text:p>
          </table:table-cell>
          <table:table-cell table:style-name="ce1"/>
          <table:table-cell office:value-type="float" office:value="1.930186E-4" table:style-name="ce10">
            <text:p>0.0001930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5301170000000001E-4" table:formula="of:=IF(INDEX([.59:.59];1;[.D$7])=&quot;&quot;;INDEX([.59:.59];1;[.$F$14]);INDEX([.59:.59];1;[.D$7]))" table:number-matrix-columns-spanned="1" table:number-matrix-rows-spanned="1" table:style-name="ce3">
            <text:p>0.000153012</text:p>
          </table:table-cell>
          <table:table-cell table:style-name="ce1"/>
          <table:table-cell office:value-type="float" office:value="1.5301170000000001E-4" table:style-name="ce10">
            <text:p>0.000153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4901110000000001E-4" table:formula="of:=IF(INDEX([.60:.60];1;[.D$7])=&quot;&quot;;INDEX([.60:.60];1;[.$F$14]);INDEX([.60:.60];1;[.D$7]))" table:number-matrix-columns-spanned="1" table:number-matrix-rows-spanned="1" table:style-name="ce3">
            <text:p>0.000149011</text:p>
          </table:table-cell>
          <table:table-cell table:style-name="ce1"/>
          <table:table-cell office:value-type="float" office:value="1.4901110000000001E-4" table:style-name="ce10">
            <text:p>0.000149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61:.61];1;[.D$7])=&quot;&quot;;INDEX([.61:.61];1;[.$F$14]);INDEX([.61:.61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600790000000001E-4" table:formula="of:=IF(INDEX([.62:.62];1;[.D$7])=&quot;&quot;;INDEX([.62:.62];1;[.$F$14]);INDEX([.62:.62];1;[.D$7]))" table:number-matrix-columns-spanned="1" table:number-matrix-rows-spanned="1" table:style-name="ce3">
            <text:p>0.000126008</text:p>
          </table:table-cell>
          <table:table-cell table:style-name="ce1"/>
          <table:table-cell office:value-type="float" office:value="1.2600790000000001E-4" table:style-name="ce10">
            <text:p>0.000126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130064E-4" table:formula="of:=IF(INDEX([.63:.63];1;[.D$7])=&quot;&quot;;INDEX([.63:.63];1;[.$F$14]);INDEX([.63:.63];1;[.D$7]))" table:number-matrix-columns-spanned="1" table:number-matrix-rows-spanned="1" table:style-name="ce3">
            <text:p>0.000113006</text:p>
          </table:table-cell>
          <table:table-cell table:style-name="ce1"/>
          <table:table-cell office:value-type="float" office:value="1.130064E-4" table:style-name="ce10">
            <text:p>0.000113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0100510000000001E-4" table:formula="of:=IF(INDEX([.64:.64];1;[.D$7])=&quot;&quot;;INDEX([.64:.64];1;[.$F$14]);INDEX([.64:.64];1;[.D$7]))" table:number-matrix-columns-spanned="1" table:number-matrix-rows-spanned="1" table:style-name="ce3">
            <text:p>0.000101005</text:p>
          </table:table-cell>
          <table:table-cell table:style-name="ce1"/>
          <table:table-cell office:value-type="float" office:value="1.0100510000000001E-4" table:style-name="ce10">
            <text:p>0.000101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5004509999999995E-5" table:formula="of:=IF(INDEX([.65:.65];1;[.D$7])=&quot;&quot;;INDEX([.65:.65];1;[.$F$14]);INDEX([.65:.65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60056E-4" table:formula="of:=IF(INDEX([.66:.66];1;[.D$7])=&quot;&quot;;INDEX([.66:.66];1;[.$F$14]);INDEX([.66:.66];1;[.D$7]))" table:number-matrix-columns-spanned="1" table:number-matrix-rows-spanned="1" table:style-name="ce3">
            <text:p>0.000106006</text:p>
          </table:table-cell>
          <table:table-cell table:style-name="ce1"/>
          <table:table-cell office:value-type="float" office:value="1.060056E-4" table:style-name="ce10">
            <text:p>0.000106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50105E-4" table:formula="of:=IF(INDEX([.67:.67];1;[.D$7])=&quot;&quot;;INDEX([.67:.67];1;[.$F$14]);INDEX([.67:.67];1;[.D$7]))" table:number-matrix-columns-spanned="1" table:number-matrix-rows-spanned="1" table:style-name="ce3">
            <text:p>0.000145011</text:p>
          </table:table-cell>
          <table:table-cell table:style-name="ce1"/>
          <table:table-cell office:value-type="float" office:value="1.450105E-4" table:style-name="ce10">
            <text:p>0.000145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10244E-4" table:formula="of:=IF(INDEX([.68:.68];1;[.D$7])=&quot;&quot;;INDEX([.68:.68];1;[.$F$14]);INDEX([.68:.68];1;[.D$7]))" table:number-matrix-columns-spanned="1" table:number-matrix-rows-spanned="1" table:style-name="ce3">
            <text:p>0.000221024</text:p>
          </table:table-cell>
          <table:table-cell table:style-name="ce1"/>
          <table:table-cell office:value-type="float" office:value="2.210244E-4" table:style-name="ce10">
            <text:p>0.0002210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405249999999997E-4" table:formula="of:=IF(INDEX([.69:.69];1;[.D$7])=&quot;&quot;;INDEX([.69:.69];1;[.$F$14]);INDEX([.69:.69];1;[.D$7]))" table:number-matrix-columns-spanned="1" table:number-matrix-rows-spanned="1" table:style-name="ce3">
            <text:p>0.000324053</text:p>
          </table:table-cell>
          <table:table-cell table:style-name="ce1"/>
          <table:table-cell office:value-type="float" office:value="3.2405249999999997E-4" table:style-name="ce10">
            <text:p>0.0003240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3809600000000001E-4" table:formula="of:=IF(INDEX([.70:.70];1;[.D$7])=&quot;&quot;;INDEX([.70:.70];1;[.$F$14]);INDEX([.70:.70];1;[.D$7]))" table:number-matrix-columns-spanned="1" table:number-matrix-rows-spanned="1" table:style-name="ce3">
            <text:p>0.000438096</text:p>
          </table:table-cell>
          <table:table-cell table:style-name="ce1"/>
          <table:table-cell office:value-type="float" office:value="4.3809600000000001E-4" table:style-name="ce10">
            <text:p>0.0004380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41535E-4" table:formula="of:=IF(INDEX([.71:.71];1;[.D$7])=&quot;&quot;;INDEX([.71:.71];1;[.$F$14]);INDEX([.71:.71];1;[.D$7]))" table:number-matrix-columns-spanned="1" table:number-matrix-rows-spanned="1" table:style-name="ce3">
            <text:p>0.000554154</text:p>
          </table:table-cell>
          <table:table-cell table:style-name="ce1"/>
          <table:table-cell office:value-type="float" office:value="5.541535E-4" table:style-name="ce10">
            <text:p>0.0005541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7923059999999995E-4" table:formula="of:=IF(INDEX([.72:.72];1;[.D$7])=&quot;&quot;;INDEX([.72:.72];1;[.$F$14]);INDEX([.72:.72];1;[.D$7]))" table:number-matrix-columns-spanned="1" table:number-matrix-rows-spanned="1" table:style-name="ce3">
            <text:p>0.000679231</text:p>
          </table:table-cell>
          <table:table-cell table:style-name="ce1"/>
          <table:table-cell office:value-type="float" office:value="6.7923059999999995E-4" table:style-name="ce10">
            <text:p>0.0006792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932740000000001E-4" table:formula="of:=IF(INDEX([.73:.73];1;[.D$7])=&quot;&quot;;INDEX([.73:.73];1;[.$F$14]);INDEX([.73:.73];1;[.D$7]))" table:number-matrix-columns-spanned="1" table:number-matrix-rows-spanned="1" table:style-name="ce3">
            <text:p>0.000809327</text:p>
          </table:table-cell>
          <table:table-cell table:style-name="ce1"/>
          <table:table-cell office:value-type="float" office:value="8.0932740000000001E-4" table:style-name="ce10">
            <text:p>0.000809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044210000000003E-4" table:formula="of:=IF(INDEX([.74:.74];1;[.D$7])=&quot;&quot;;INDEX([.74:.74];1;[.$F$14]);INDEX([.74:.74];1;[.D$7]))" table:number-matrix-columns-spanned="1" table:number-matrix-rows-spanned="1" table:style-name="ce3">
            <text:p>0.000940442</text:p>
          </table:table-cell>
          <table:table-cell table:style-name="ce1"/>
          <table:table-cell office:value-type="float" office:value="9.4044210000000003E-4" table:style-name="ce10">
            <text:p>0.0009404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775800000000001E-3" table:formula="of:=IF(INDEX([.75:.75];1;[.D$7])=&quot;&quot;;INDEX([.75:.75];1;[.$F$14]);INDEX([.75:.75];1;[.D$7]))" table:number-matrix-columns-spanned="1" table:number-matrix-rows-spanned="1" table:style-name="ce3">
            <text:p>0.00107758</text:p>
          </table:table-cell>
          <table:table-cell table:style-name="ce1"/>
          <table:table-cell office:value-type="float" office:value="1.0775800000000001E-3" table:style-name="ce10">
            <text:p>0.001077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117339999999999E-3" table:formula="of:=IF(INDEX([.76:.76];1;[.D$7])=&quot;&quot;;INDEX([.76:.76];1;[.$F$14]);INDEX([.76:.76];1;[.D$7]))" table:number-matrix-columns-spanned="1" table:number-matrix-rows-spanned="1" table:style-name="ce3">
            <text:p>0.001211734</text:p>
          </table:table-cell>
          <table:table-cell table:style-name="ce1"/>
          <table:table-cell office:value-type="float" office:value="1.2117339999999999E-3" table:style-name="ce10">
            <text:p>0.001211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48769999999999E-3" table:formula="of:=IF(INDEX([.77:.77];1;[.D$7])=&quot;&quot;;INDEX([.77:.77];1;[.$F$14]);INDEX([.77:.77];1;[.D$7]))" table:number-matrix-columns-spanned="1" table:number-matrix-rows-spanned="1" table:style-name="ce3">
            <text:p>0.001324877</text:p>
          </table:table-cell>
          <table:table-cell table:style-name="ce1"/>
          <table:table-cell office:value-type="float" office:value="1.3248769999999999E-3" table:style-name="ce10">
            <text:p>0.00132487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079909999999999E-3" table:formula="of:=IF(INDEX([.78:.78];1;[.D$7])=&quot;&quot;;INDEX([.78:.78];1;[.$F$14]);INDEX([.78:.78];1;[.D$7]))" table:number-matrix-columns-spanned="1" table:number-matrix-rows-spanned="1" table:style-name="ce3">
            <text:p>0.001407991</text:p>
          </table:table-cell>
          <table:table-cell table:style-name="ce1"/>
          <table:table-cell office:value-type="float" office:value="1.4079909999999999E-3" table:style-name="ce10">
            <text:p>0.0014079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660739999999999E-3" table:formula="of:=IF(INDEX([.79:.79];1;[.D$7])=&quot;&quot;;INDEX([.79:.79];1;[.$F$14]);INDEX([.79:.79];1;[.D$7]))" table:number-matrix-columns-spanned="1" table:number-matrix-rows-spanned="1" table:style-name="ce3">
            <text:p>0.001466074</text:p>
          </table:table-cell>
          <table:table-cell table:style-name="ce1"/>
          <table:table-cell office:value-type="float" office:value="1.4660739999999999E-3" table:style-name="ce10">
            <text:p>0.0014660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51470000000001E-3" table:formula="of:=IF(INDEX([.80:.80];1;[.D$7])=&quot;&quot;;INDEX([.80:.80];1;[.$F$14]);INDEX([.80:.80];1;[.D$7]))" table:number-matrix-columns-spanned="1" table:number-matrix-rows-spanned="1" table:style-name="ce3">
            <text:p>0.001515147</text:p>
          </table:table-cell>
          <table:table-cell table:style-name="ce1"/>
          <table:table-cell office:value-type="float" office:value="1.5151470000000001E-3" table:style-name="ce10">
            <text:p>0.0015151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65224E-3" table:formula="of:=IF(INDEX([.81:.81];1;[.D$7])=&quot;&quot;;INDEX([.81:.81];1;[.$F$14]);INDEX([.81:.81];1;[.D$7]))" table:number-matrix-columns-spanned="1" table:number-matrix-rows-spanned="1" table:style-name="ce3">
            <text:p>0.001565224</text:p>
          </table:table-cell>
          <table:table-cell table:style-name="ce1"/>
          <table:table-cell office:value-type="float" office:value="1.565224E-3" table:style-name="ce10">
            <text:p>0.0015652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53039999999999E-3" table:formula="of:=IF(INDEX([.82:.82];1;[.D$7])=&quot;&quot;;INDEX([.82:.82];1;[.$F$14]);INDEX([.82:.82];1;[.D$7]))" table:number-matrix-columns-spanned="1" table:number-matrix-rows-spanned="1" table:style-name="ce3">
            <text:p>0.001615304</text:p>
          </table:table-cell>
          <table:table-cell table:style-name="ce1"/>
          <table:table-cell office:value-type="float" office:value="1.6153039999999999E-3" table:style-name="ce10">
            <text:p>0.0016153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70394E-3" table:formula="of:=IF(INDEX([.83:.83];1;[.D$7])=&quot;&quot;;INDEX([.83:.83];1;[.$F$14]);INDEX([.83:.83];1;[.D$7]))" table:number-matrix-columns-spanned="1" table:number-matrix-rows-spanned="1" table:style-name="ce3">
            <text:p>0.001670394</text:p>
          </table:table-cell>
          <table:table-cell table:style-name="ce1"/>
          <table:table-cell office:value-type="float" office:value="1.670394E-3" table:style-name="ce10">
            <text:p>0.0016703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14979999999999E-3" table:formula="of:=IF(INDEX([.84:.84];1;[.D$7])=&quot;&quot;;INDEX([.84:.84];1;[.$F$14]);INDEX([.84:.84];1;[.D$7]))" table:number-matrix-columns-spanned="1" table:number-matrix-rows-spanned="1" table:style-name="ce3">
            <text:p>0.001731498</text:p>
          </table:table-cell>
          <table:table-cell table:style-name="ce1"/>
          <table:table-cell office:value-type="float" office:value="1.7314979999999999E-3" table:style-name="ce10">
            <text:p>0.00173149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956109999999999E-3" table:formula="of:=IF(INDEX([.85:.85];1;[.D$7])=&quot;&quot;;INDEX([.85:.85];1;[.$F$14]);INDEX([.85:.85];1;[.D$7]))" table:number-matrix-columns-spanned="1" table:number-matrix-rows-spanned="1" table:style-name="ce3">
            <text:p>0.001795611</text:p>
          </table:table-cell>
          <table:table-cell table:style-name="ce1"/>
          <table:table-cell office:value-type="float" office:value="1.7956109999999999E-3" table:style-name="ce10">
            <text:p>0.001795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97279999999999E-3" table:formula="of:=IF(INDEX([.86:.86];1;[.D$7])=&quot;&quot;;INDEX([.86:.86];1;[.$F$14]);INDEX([.86:.86];1;[.D$7]))" table:number-matrix-columns-spanned="1" table:number-matrix-rows-spanned="1" table:style-name="ce3">
            <text:p>0.001859728</text:p>
          </table:table-cell>
          <table:table-cell table:style-name="ce1"/>
          <table:table-cell office:value-type="float" office:value="1.8597279999999999E-3" table:style-name="ce10">
            <text:p>0.0018597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278570000000001E-3" table:formula="of:=IF(INDEX([.87:.87];1;[.D$7])=&quot;&quot;;INDEX([.87:.87];1;[.$F$14]);INDEX([.87:.87];1;[.D$7]))" table:number-matrix-columns-spanned="1" table:number-matrix-rows-spanned="1" table:style-name="ce3">
            <text:p>0.001927857</text:p>
          </table:table-cell>
          <table:table-cell table:style-name="ce1"/>
          <table:table-cell office:value-type="float" office:value="1.9278570000000001E-3" table:style-name="ce10">
            <text:p>0.00192785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999990000000001E-3" table:formula="of:=IF(INDEX([.88:.88];1;[.D$7])=&quot;&quot;;INDEX([.88:.88];1;[.$F$14]);INDEX([.88:.88];1;[.D$7]))" table:number-matrix-columns-spanned="1" table:number-matrix-rows-spanned="1" table:style-name="ce3">
            <text:p>0.001999999</text:p>
          </table:table-cell>
          <table:table-cell table:style-name="ce1"/>
          <table:table-cell office:value-type="float" office:value="1.9999990000000001E-3" table:style-name="ce10">
            <text:p>0.0019999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741499999999999E-3" table:formula="of:=IF(INDEX([.89:.89];1;[.D$7])=&quot;&quot;;INDEX([.89:.89];1;[.$F$14]);INDEX([.89:.89];1;[.D$7]))" table:number-matrix-columns-spanned="1" table:number-matrix-rows-spanned="1" table:style-name="ce3">
            <text:p>0.00207415</text:p>
          </table:table-cell>
          <table:table-cell table:style-name="ce1"/>
          <table:table-cell office:value-type="float" office:value="2.0741499999999999E-3" table:style-name="ce10">
            <text:p>0.002074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563229999999999E-3" table:formula="of:=IF(INDEX([.90:.90];1;[.D$7])=&quot;&quot;;INDEX([.90:.90];1;[.$F$14]);INDEX([.90:.90];1;[.D$7]))" table:number-matrix-columns-spanned="1" table:number-matrix-rows-spanned="1" table:style-name="ce3">
            <text:p>0.002156323</text:p>
          </table:table-cell>
          <table:table-cell table:style-name="ce1"/>
          <table:table-cell office:value-type="float" office:value="2.1563229999999999E-3" table:style-name="ce10">
            <text:p>0.0021563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435150000000002E-3" table:formula="of:=IF(INDEX([.91:.91];1;[.D$7])=&quot;&quot;;INDEX([.91:.91];1;[.$F$14]);INDEX([.91:.91];1;[.D$7]))" table:number-matrix-columns-spanned="1" table:number-matrix-rows-spanned="1" table:style-name="ce3">
            <text:p>0.002243515</text:p>
          </table:table-cell>
          <table:table-cell table:style-name="ce1"/>
          <table:table-cell office:value-type="float" office:value="2.2435150000000002E-3" table:style-name="ce10">
            <text:p>0.002243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257019999999998E-3" table:formula="of:=IF(INDEX([.92:.92];1;[.D$7])=&quot;&quot;;INDEX([.92:.92];1;[.$F$14]);INDEX([.92:.92];1;[.D$7]))" table:number-matrix-columns-spanned="1" table:number-matrix-rows-spanned="1" table:style-name="ce3">
            <text:p>0.002325702</text:p>
          </table:table-cell>
          <table:table-cell table:style-name="ce1"/>
          <table:table-cell office:value-type="float" office:value="2.3257019999999998E-3" table:style-name="ce10">
            <text:p>0.0023257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018820000000001E-3" table:formula="of:=IF(INDEX([.93:.93];1;[.D$7])=&quot;&quot;;INDEX([.93:.93];1;[.$F$14]);INDEX([.93:.93];1;[.D$7]))" table:number-matrix-columns-spanned="1" table:number-matrix-rows-spanned="1" table:style-name="ce3">
            <text:p>0.002401882</text:p>
          </table:table-cell>
          <table:table-cell table:style-name="ce1"/>
          <table:table-cell office:value-type="float" office:value="2.4018820000000001E-3" table:style-name="ce10">
            <text:p>0.002401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790699999999999E-3" table:formula="of:=IF(INDEX([.94:.94];1;[.D$7])=&quot;&quot;;INDEX([.94:.94];1;[.$F$14]);INDEX([.94:.94];1;[.D$7]))" table:number-matrix-columns-spanned="1" table:number-matrix-rows-spanned="1" table:style-name="ce3">
            <text:p>0.00247907</text:p>
          </table:table-cell>
          <table:table-cell table:style-name="ce1"/>
          <table:table-cell office:value-type="float" office:value="2.4790699999999999E-3" table:style-name="ce10">
            <text:p>0.002479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723059999999999E-3" table:formula="of:=IF(INDEX([.95:.95];1;[.D$7])=&quot;&quot;;INDEX([.95:.95];1;[.$F$14]);INDEX([.95:.95];1;[.D$7]))" table:number-matrix-columns-spanned="1" table:number-matrix-rows-spanned="1" table:style-name="ce3">
            <text:p>0.002572306</text:p>
          </table:table-cell>
          <table:table-cell table:style-name="ce1"/>
          <table:table-cell office:value-type="float" office:value="2.5723059999999999E-3" table:style-name="ce10">
            <text:p>0.0025723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88611E-3" table:formula="of:=IF(INDEX([.96:.96];1;[.D$7])=&quot;&quot;;INDEX([.96:.96];1;[.$F$14]);INDEX([.96:.96];1;[.D$7]))" table:number-matrix-columns-spanned="1" table:number-matrix-rows-spanned="1" table:style-name="ce3">
            <text:p>0.002688611</text:p>
          </table:table-cell>
          <table:table-cell table:style-name="ce1"/>
          <table:table-cell office:value-type="float" office:value="2.688611E-3" table:style-name="ce10">
            <text:p>0.002688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279949999999998E-3" table:formula="of:=IF(INDEX([.97:.97];1;[.D$7])=&quot;&quot;;INDEX([.97:.97];1;[.$F$14]);INDEX([.97:.97];1;[.D$7]))" table:number-matrix-columns-spanned="1" table:number-matrix-rows-spanned="1" table:style-name="ce3">
            <text:p>0.002827995</text:p>
          </table:table-cell>
          <table:table-cell table:style-name="ce1"/>
          <table:table-cell office:value-type="float" office:value="2.8279949999999998E-3" table:style-name="ce10">
            <text:p>0.00282799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874580000000001E-3" table:formula="of:=IF(INDEX([.98:.98];1;[.D$7])=&quot;&quot;;INDEX([.98:.98];1;[.$F$14]);INDEX([.98:.98];1;[.D$7]))" table:number-matrix-columns-spanned="1" table:number-matrix-rows-spanned="1" table:style-name="ce3">
            <text:p>0.002987458</text:p>
          </table:table-cell>
          <table:table-cell table:style-name="ce1"/>
          <table:table-cell office:value-type="float" office:value="2.9874580000000001E-3" table:style-name="ce10">
            <text:p>0.0029874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670100000000001E-3" table:formula="of:=IF(INDEX([.99:.99];1;[.D$7])=&quot;&quot;;INDEX([.99:.99];1;[.$F$14]);INDEX([.99:.99];1;[.D$7]))" table:number-matrix-columns-spanned="1" table:number-matrix-rows-spanned="1" table:style-name="ce3">
            <text:p>0.00316701</text:p>
          </table:table-cell>
          <table:table-cell table:style-name="ce1"/>
          <table:table-cell office:value-type="float" office:value="3.1670100000000001E-3" table:style-name="ce10">
            <text:p>0.003167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3706740000000002E-3" table:formula="of:=IF(INDEX([.100:.100];1;[.D$7])=&quot;&quot;;INDEX([.100:.100];1;[.$F$14]);INDEX([.100:.100];1;[.D$7]))" table:number-matrix-columns-spanned="1" table:number-matrix-rows-spanned="1" table:style-name="ce3">
            <text:p>0.003370674</text:p>
          </table:table-cell>
          <table:table-cell table:style-name="ce1"/>
          <table:table-cell office:value-type="float" office:value="3.3706740000000002E-3" table:style-name="ce10">
            <text:p>0.0033706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24809999999998E-3" table:formula="of:=IF(INDEX([.101:.101];1;[.D$7])=&quot;&quot;;INDEX([.101:.101];1;[.$F$14]);INDEX([.101:.101];1;[.D$7]))" table:number-matrix-columns-spanned="1" table:number-matrix-rows-spanned="1" table:style-name="ce3">
            <text:p>0.003602481</text:p>
          </table:table-cell>
          <table:table-cell table:style-name="ce1"/>
          <table:table-cell office:value-type="float" office:value="3.6024809999999998E-3" table:style-name="ce10">
            <text:p>0.00360248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634540000000001E-3" table:formula="of:=IF(INDEX([.102:.102];1;[.D$7])=&quot;&quot;;INDEX([.102:.102];1;[.$F$14]);INDEX([.102:.102];1;[.D$7]))" table:number-matrix-columns-spanned="1" table:number-matrix-rows-spanned="1" table:style-name="ce3">
            <text:p>0.003863454</text:p>
          </table:table-cell>
          <table:table-cell table:style-name="ce1"/>
          <table:table-cell office:value-type="float" office:value="3.8634540000000001E-3" table:style-name="ce10">
            <text:p>0.0038634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1626520000000002E-3" table:formula="of:=IF(INDEX([.103:.103];1;[.D$7])=&quot;&quot;;INDEX([.103:.103];1;[.$F$14]);INDEX([.103:.103];1;[.D$7]))" table:number-matrix-columns-spanned="1" table:number-matrix-rows-spanned="1" table:style-name="ce3">
            <text:p>0.004162652</text:p>
          </table:table-cell>
          <table:table-cell table:style-name="ce1"/>
          <table:table-cell office:value-type="float" office:value="4.1626520000000002E-3" table:style-name="ce10">
            <text:p>0.00416265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071419999999996E-3" table:formula="of:=IF(INDEX([.104:.104];1;[.D$7])=&quot;&quot;;INDEX([.104:.104];1;[.$F$14]);INDEX([.104:.104];1;[.D$7]))" table:number-matrix-columns-spanned="1" table:number-matrix-rows-spanned="1" table:style-name="ce3">
            <text:p>0.004507142</text:p>
          </table:table-cell>
          <table:table-cell table:style-name="ce1"/>
          <table:table-cell office:value-type="float" office:value="4.5071419999999996E-3" table:style-name="ce10">
            <text:p>0.0045071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8788820000000002E-3" table:formula="of:=IF(INDEX([.105:.105];1;[.D$7])=&quot;&quot;;INDEX([.105:.105];1;[.$F$14]);INDEX([.105:.105];1;[.D$7]))" table:number-matrix-columns-spanned="1" table:number-matrix-rows-spanned="1" table:style-name="ce3">
            <text:p>0.004878882</text:p>
          </table:table-cell>
          <table:table-cell table:style-name="ce1"/>
          <table:table-cell office:value-type="float" office:value="4.8788820000000002E-3" table:style-name="ce10">
            <text:p>0.004878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980099999999997E-3" table:formula="of:=IF(INDEX([.106:.106];1;[.D$7])=&quot;&quot;;INDEX([.106:.106];1;[.$F$14]);INDEX([.106:.106];1;[.D$7]))" table:number-matrix-columns-spanned="1" table:number-matrix-rows-spanned="1" table:style-name="ce3">
            <text:p>0.00529801</text:p>
          </table:table-cell>
          <table:table-cell table:style-name="ce1"/>
          <table:table-cell office:value-type="float" office:value="5.2980099999999997E-3" table:style-name="ce10">
            <text:p>0.005298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058210000000001E-3" table:formula="of:=IF(INDEX([.107:.107];1;[.D$7])=&quot;&quot;;INDEX([.107:.107];1;[.$F$14]);INDEX([.107:.107];1;[.D$7]))" table:number-matrix-columns-spanned="1" table:number-matrix-rows-spanned="1" table:style-name="ce3">
            <text:p>0.005805821</text:p>
          </table:table-cell>
          <table:table-cell table:style-name="ce1"/>
          <table:table-cell office:value-type="float" office:value="5.8058210000000001E-3" table:style-name="ce10">
            <text:p>0.0058058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054710000000003E-3" table:formula="of:=IF(INDEX([.108:.108];1;[.D$7])=&quot;&quot;;INDEX([.108:.108];1;[.$F$14]);INDEX([.108:.108];1;[.D$7]))" table:number-matrix-columns-spanned="1" table:number-matrix-rows-spanned="1" table:style-name="ce3">
            <text:p>0.006405471</text:p>
          </table:table-cell>
          <table:table-cell table:style-name="ce1"/>
          <table:table-cell office:value-type="float" office:value="6.4054710000000003E-3" table:style-name="ce10">
            <text:p>0.00640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0588550000000002E-3" table:formula="of:=IF(INDEX([.109:.109];1;[.D$7])=&quot;&quot;;INDEX([.109:.109];1;[.$F$14]);INDEX([.109:.109];1;[.D$7]))" table:number-matrix-columns-spanned="1" table:number-matrix-rows-spanned="1" table:style-name="ce3">
            <text:p>0.007058855</text:p>
          </table:table-cell>
          <table:table-cell table:style-name="ce1"/>
          <table:table-cell office:value-type="float" office:value="7.0588550000000002E-3" table:style-name="ce10">
            <text:p>0.00705885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166969999999998E-3" table:formula="of:=IF(INDEX([.110:.110];1;[.D$7])=&quot;&quot;;INDEX([.110:.110];1;[.$F$14]);INDEX([.110:.110];1;[.D$7]))" table:number-matrix-columns-spanned="1" table:number-matrix-rows-spanned="1" table:style-name="ce3">
            <text:p>0.007716697</text:p>
          </table:table-cell>
          <table:table-cell table:style-name="ce1"/>
          <table:table-cell office:value-type="float" office:value="7.7166969999999998E-3" table:style-name="ce10">
            <text:p>0.0077166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729560000000008E-3" table:formula="of:=IF(INDEX([.111:.111];1;[.D$7])=&quot;&quot;;INDEX([.111:.111];1;[.$F$14]);INDEX([.111:.111];1;[.D$7]))" table:number-matrix-columns-spanned="1" table:number-matrix-rows-spanned="1" table:style-name="ce3">
            <text:p>0.008372956</text:p>
          </table:table-cell>
          <table:table-cell table:style-name="ce1"/>
          <table:table-cell office:value-type="float" office:value="8.3729560000000008E-3" table:style-name="ce10">
            <text:p>0.0083729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649630000000005E-3" table:formula="of:=IF(INDEX([.112:.112];1;[.D$7])=&quot;&quot;;INDEX([.112:.112];1;[.$F$14]);INDEX([.112:.112];1;[.D$7]))" table:number-matrix-columns-spanned="1" table:number-matrix-rows-spanned="1" table:style-name="ce3">
            <text:p>0.009064963</text:p>
          </table:table-cell>
          <table:table-cell table:style-name="ce1"/>
          <table:table-cell office:value-type="float" office:value="9.0649630000000005E-3" table:style-name="ce10">
            <text:p>0.0090649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1602E-3" table:formula="of:=IF(INDEX([.113:.113];1;[.D$7])=&quot;&quot;;INDEX([.113:.113];1;[.$F$14]);INDEX([.113:.113];1;[.D$7]))" table:number-matrix-columns-spanned="1" table:number-matrix-rows-spanned="1" table:style-name="ce3">
            <text:p>0.00981602</text:p>
          </table:table-cell>
          <table:table-cell table:style-name="ce1"/>
          <table:table-cell office:value-type="float" office:value="9.81602E-3" table:style-name="ce10">
            <text:p>0.009816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63131E-2" table:formula="of:=IF(INDEX([.114:.114];1;[.D$7])=&quot;&quot;;INDEX([.114:.114];1;[.$F$14]);INDEX([.114:.114];1;[.D$7]))" table:number-matrix-columns-spanned="1" table:number-matrix-rows-spanned="1" table:style-name="ce3">
            <text:p>0.01063131</text:p>
          </table:table-cell>
          <table:table-cell table:style-name="ce1"/>
          <table:table-cell office:value-type="float" office:value="1.063131E-2" table:style-name="ce10">
            <text:p>0.010631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511E-2" table:formula="of:=IF(INDEX([.115:.115];1;[.D$7])=&quot;&quot;;INDEX([.115:.115];1;[.$F$14]);INDEX([.115:.115];1;[.D$7]))" table:number-matrix-columns-spanned="1" table:number-matrix-rows-spanned="1" table:style-name="ce3">
            <text:p>0.011511</text:p>
          </table:table-cell>
          <table:table-cell table:style-name="ce1"/>
          <table:table-cell office:value-type="float" office:value="1.1511E-2" table:style-name="ce10">
            <text:p>0.011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18800000000001E-2" table:formula="of:=IF(INDEX([.116:.116];1;[.D$7])=&quot;&quot;;INDEX([.116:.116];1;[.$F$14]);INDEX([.116:.116];1;[.D$7]))" table:number-matrix-columns-spanned="1" table:number-matrix-rows-spanned="1" table:style-name="ce3">
            <text:p>0.0124188</text:p>
          </table:table-cell>
          <table:table-cell table:style-name="ce1"/>
          <table:table-cell office:value-type="float" office:value="1.2418800000000001E-2" table:style-name="ce10">
            <text:p>0.01241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330460000000001E-2" table:formula="of:=IF(INDEX([.117:.117];1;[.D$7])=&quot;&quot;;INDEX([.117:.117];1;[.$F$14]);INDEX([.117:.117];1;[.D$7]))" table:number-matrix-columns-spanned="1" table:number-matrix-rows-spanned="1" table:style-name="ce3">
            <text:p>0.01333046</text:p>
          </table:table-cell>
          <table:table-cell table:style-name="ce1"/>
          <table:table-cell office:value-type="float" office:value="1.3330460000000001E-2" table:style-name="ce10">
            <text:p>0.013330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23078E-2" table:formula="of:=IF(INDEX([.118:.118];1;[.D$7])=&quot;&quot;;INDEX([.118:.118];1;[.$F$14]);INDEX([.118:.118];1;[.D$7]))" table:number-matrix-columns-spanned="1" table:number-matrix-rows-spanned="1" table:style-name="ce3">
            <text:p>0.01423078</text:p>
          </table:table-cell>
          <table:table-cell table:style-name="ce1"/>
          <table:table-cell office:value-type="float" office:value="1.423078E-2" table:style-name="ce10">
            <text:p>0.014230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4714E-2" table:formula="of:=IF(INDEX([.119:.119];1;[.D$7])=&quot;&quot;;INDEX([.119:.119];1;[.$F$14]);INDEX([.119:.119];1;[.D$7]))" table:number-matrix-columns-spanned="1" table:number-matrix-rows-spanned="1" table:style-name="ce3">
            <text:p>0.01514714</text:p>
          </table:table-cell>
          <table:table-cell table:style-name="ce1"/>
          <table:table-cell office:value-type="float" office:value="1.514714E-2" table:style-name="ce10">
            <text:p>0.015147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3243E-2" table:formula="of:=IF(INDEX([.120:.120];1;[.D$7])=&quot;&quot;;INDEX([.120:.120];1;[.$F$14]);INDEX([.120:.120];1;[.D$7]))" table:number-matrix-columns-spanned="1" table:number-matrix-rows-spanned="1" table:style-name="ce3">
            <text:p>0.01613243</text:p>
          </table:table-cell>
          <table:table-cell table:style-name="ce1"/>
          <table:table-cell office:value-type="float" office:value="1.613243E-2" table:style-name="ce10">
            <text:p>0.0161324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02830000000002E-2" table:formula="of:=IF(INDEX([.121:.121];1;[.D$7])=&quot;&quot;;INDEX([.121:.121];1;[.$F$14]);INDEX([.121:.121];1;[.D$7]))" table:number-matrix-columns-spanned="1" table:number-matrix-rows-spanned="1" table:style-name="ce3">
            <text:p>0.01730283</text:p>
          </table:table-cell>
          <table:table-cell table:style-name="ce1"/>
          <table:table-cell office:value-type="float" office:value="1.7302830000000002E-2" table:style-name="ce10">
            <text:p>0.0173028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18409999999999E-2" table:formula="of:=IF(INDEX([.122:.122];1;[.D$7])=&quot;&quot;;INDEX([.122:.122];1;[.$F$14]);INDEX([.122:.122];1;[.D$7]))" table:number-matrix-columns-spanned="1" table:number-matrix-rows-spanned="1" table:style-name="ce3">
            <text:p>0.01851841</text:p>
          </table:table-cell>
          <table:table-cell table:style-name="ce1"/>
          <table:table-cell office:value-type="float" office:value="1.8518409999999999E-2" table:style-name="ce10">
            <text:p>0.0185184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795650000000001E-2" table:formula="of:=IF(INDEX([.123:.123];1;[.D$7])=&quot;&quot;;INDEX([.123:.123];1;[.$F$14]);INDEX([.123:.123];1;[.D$7]))" table:number-matrix-columns-spanned="1" table:number-matrix-rows-spanned="1" table:style-name="ce3">
            <text:p>0.01979565</text:p>
          </table:table-cell>
          <table:table-cell table:style-name="ce1"/>
          <table:table-cell office:value-type="float" office:value="1.9795650000000001E-2" table:style-name="ce10">
            <text:p>0.019795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136820000000001E-2" table:formula="of:=IF(INDEX([.124:.124];1;[.D$7])=&quot;&quot;;INDEX([.124:.124];1;[.$F$14]);INDEX([.124:.124];1;[.D$7]))" table:number-matrix-columns-spanned="1" table:number-matrix-rows-spanned="1" table:style-name="ce3">
            <text:p>0.02113682</text:p>
          </table:table-cell>
          <table:table-cell table:style-name="ce1"/>
          <table:table-cell office:value-type="float" office:value="2.1136820000000001E-2" table:style-name="ce10">
            <text:p>0.021136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555470000000001E-2" table:formula="of:=IF(INDEX([.125:.125];1;[.D$7])=&quot;&quot;;INDEX([.125:.125];1;[.$F$14]);INDEX([.125:.125];1;[.D$7]))" table:number-matrix-columns-spanned="1" table:number-matrix-rows-spanned="1" table:style-name="ce3">
            <text:p>0.02255547</text:p>
          </table:table-cell>
          <table:table-cell table:style-name="ce1"/>
          <table:table-cell office:value-type="float" office:value="2.2555470000000001E-2" table:style-name="ce10">
            <text:p>0.022555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220970000000001E-2" table:formula="of:=IF(INDEX([.126:.126];1;[.D$7])=&quot;&quot;;INDEX([.126:.126];1;[.$F$14]);INDEX([.126:.126];1;[.D$7]))" table:number-matrix-columns-spanned="1" table:number-matrix-rows-spanned="1" table:style-name="ce3">
            <text:p>0.02422097</text:p>
          </table:table-cell>
          <table:table-cell table:style-name="ce1"/>
          <table:table-cell office:value-type="float" office:value="2.4220970000000001E-2" table:style-name="ce10">
            <text:p>0.024220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885149999999999E-2" table:formula="of:=IF(INDEX([.127:.127];1;[.D$7])=&quot;&quot;;INDEX([.127:.127];1;[.$F$14]);INDEX([.127:.127];1;[.D$7]))" table:number-matrix-columns-spanned="1" table:number-matrix-rows-spanned="1" table:style-name="ce3">
            <text:p>0.02588515</text:p>
          </table:table-cell>
          <table:table-cell table:style-name="ce1"/>
          <table:table-cell office:value-type="float" office:value="2.5885149999999999E-2" table:style-name="ce10">
            <text:p>0.02588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663910000000001E-2" table:formula="of:=IF(INDEX([.128:.128];1;[.D$7])=&quot;&quot;;INDEX([.128:.128];1;[.$F$14]);INDEX([.128:.128];1;[.D$7]))" table:number-matrix-columns-spanned="1" table:number-matrix-rows-spanned="1" table:style-name="ce3">
            <text:p>0.02866391</text:p>
          </table:table-cell>
          <table:table-cell table:style-name="ce1"/>
          <table:table-cell office:value-type="float" office:value="2.8663910000000001E-2" table:style-name="ce10">
            <text:p>0.028663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17905E-2" table:formula="of:=IF(INDEX([.129:.129];1;[.D$7])=&quot;&quot;;INDEX([.129:.129];1;[.$F$14]);INDEX([.129:.129];1;[.D$7]))" table:number-matrix-columns-spanned="1" table:number-matrix-rows-spanned="1" table:style-name="ce3">
            <text:p>0.03117905</text:p>
          </table:table-cell>
          <table:table-cell table:style-name="ce1"/>
          <table:table-cell office:value-type="float" office:value="3.117905E-2" table:style-name="ce10">
            <text:p>0.031179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447861E-2" table:formula="of:=IF(INDEX([.130:.130];1;[.D$7])=&quot;&quot;;INDEX([.130:.130];1;[.$F$14]);INDEX([.130:.130];1;[.D$7]))" table:number-matrix-columns-spanned="1" table:number-matrix-rows-spanned="1" table:style-name="ce3">
            <text:p>0.03447861</text:p>
          </table:table-cell>
          <table:table-cell table:style-name="ce1"/>
          <table:table-cell office:value-type="float" office:value="3.447861E-2" table:style-name="ce10">
            <text:p>0.034478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7782870000000003E-2" table:formula="of:=IF(INDEX([.131:.131];1;[.D$7])=&quot;&quot;;INDEX([.131:.131];1;[.$F$14]);INDEX([.131:.131];1;[.D$7]))" table:number-matrix-columns-spanned="1" table:number-matrix-rows-spanned="1" table:style-name="ce3">
            <text:p>0.03778287</text:p>
          </table:table-cell>
          <table:table-cell table:style-name="ce1"/>
          <table:table-cell office:value-type="float" office:value="3.7782870000000003E-2" table:style-name="ce10">
            <text:p>0.037782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024800000000001E-2" table:formula="of:=IF(INDEX([.132:.132];1;[.D$7])=&quot;&quot;;INDEX([.132:.132];1;[.$F$14]);INDEX([.132:.132];1;[.D$7]))" table:number-matrix-columns-spanned="1" table:number-matrix-rows-spanned="1" table:style-name="ce3">
            <text:p>0.0420248</text:p>
          </table:table-cell>
          <table:table-cell table:style-name="ce1"/>
          <table:table-cell office:value-type="float" office:value="4.2024800000000001E-2" table:style-name="ce10">
            <text:p>0.04202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58120000000003E-2" table:formula="of:=IF(INDEX([.133:.133];1;[.D$7])=&quot;&quot;;INDEX([.133:.133];1;[.$F$14]);INDEX([.133:.133];1;[.D$7]))" table:number-matrix-columns-spanned="1" table:number-matrix-rows-spanned="1" table:style-name="ce3">
            <text:p>0.04635812</text:p>
          </table:table-cell>
          <table:table-cell table:style-name="ce1"/>
          <table:table-cell office:value-type="float" office:value="4.6358120000000003E-2" table:style-name="ce10">
            <text:p>0.046358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241719999999998E-2" table:formula="of:=IF(INDEX([.134:.134];1;[.D$7])=&quot;&quot;;INDEX([.134:.134];1;[.$F$14]);INDEX([.134:.134];1;[.D$7]))" table:number-matrix-columns-spanned="1" table:number-matrix-rows-spanned="1" table:style-name="ce3">
            <text:p>0.05124172</text:p>
          </table:table-cell>
          <table:table-cell table:style-name="ce1"/>
          <table:table-cell office:value-type="float" office:value="5.1241719999999998E-2" table:style-name="ce10">
            <text:p>0.051241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649734E-2" table:formula="of:=IF(INDEX([.135:.135];1;[.D$7])=&quot;&quot;;INDEX([.135:.135];1;[.$F$14]);INDEX([.135:.135];1;[.D$7]))" table:number-matrix-columns-spanned="1" table:number-matrix-rows-spanned="1" table:style-name="ce3">
            <text:p>0.05649734</text:p>
          </table:table-cell>
          <table:table-cell table:style-name="ce1"/>
          <table:table-cell office:value-type="float" office:value="5.649734E-2" table:style-name="ce10">
            <text:p>0.05649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2629939999999995E-2" table:formula="of:=IF(INDEX([.136:.136];1;[.D$7])=&quot;&quot;;INDEX([.136:.136];1;[.$F$14]);INDEX([.136:.136];1;[.D$7]))" table:number-matrix-columns-spanned="1" table:number-matrix-rows-spanned="1" table:style-name="ce3">
            <text:p>0.06262994</text:p>
          </table:table-cell>
          <table:table-cell table:style-name="ce1"/>
          <table:table-cell office:value-type="float" office:value="6.2629939999999995E-2" table:style-name="ce10">
            <text:p>0.062629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849670000000003E-2" table:formula="of:=IF(INDEX([.137:.137];1;[.D$7])=&quot;&quot;;INDEX([.137:.137];1;[.$F$14]);INDEX([.137:.137];1;[.D$7]))" table:number-matrix-columns-spanned="1" table:number-matrix-rows-spanned="1" table:style-name="ce3">
            <text:p>0.06984967</text:p>
          </table:table-cell>
          <table:table-cell table:style-name="ce1"/>
          <table:table-cell office:value-type="float" office:value="6.9849670000000003E-2" table:style-name="ce10">
            <text:p>0.069849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902079999999999E-2" table:formula="of:=IF(INDEX([.138:.138];1;[.D$7])=&quot;&quot;;INDEX([.138:.138];1;[.$F$14]);INDEX([.138:.138];1;[.D$7]))" table:number-matrix-columns-spanned="1" table:number-matrix-rows-spanned="1" table:style-name="ce3">
            <text:p>0.07790208</text:p>
          </table:table-cell>
          <table:table-cell table:style-name="ce1"/>
          <table:table-cell office:value-type="float" office:value="7.7902079999999999E-2" table:style-name="ce10">
            <text:p>0.07790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187760000000003E-2" table:formula="of:=IF(INDEX([.139:.139];1;[.D$7])=&quot;&quot;;INDEX([.139:.139];1;[.$F$14]);INDEX([.139:.139];1;[.D$7]))" table:number-matrix-columns-spanned="1" table:number-matrix-rows-spanned="1" table:style-name="ce3">
            <text:p>0.08718776</text:p>
          </table:table-cell>
          <table:table-cell table:style-name="ce1"/>
          <table:table-cell office:value-type="float" office:value="8.7187760000000003E-2" table:style-name="ce10">
            <text:p>0.087187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258020000000001E-2" table:formula="of:=IF(INDEX([.140:.140];1;[.D$7])=&quot;&quot;;INDEX([.140:.140];1;[.$F$14]);INDEX([.140:.140];1;[.D$7]))" table:number-matrix-columns-spanned="1" table:number-matrix-rows-spanned="1" table:style-name="ce3">
            <text:p>0.09825802</text:p>
          </table:table-cell>
          <table:table-cell table:style-name="ce1"/>
          <table:table-cell office:value-type="float" office:value="9.8258020000000001E-2" table:style-name="ce10">
            <text:p>0.098258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97669" table:formula="of:=IF(INDEX([.141:.141];1;[.D$7])=&quot;&quot;;INDEX([.141:.141];1;[.$F$14]);INDEX([.141:.141];1;[.D$7]))" table:number-matrix-columns-spanned="1" table:number-matrix-rows-spanned="1" table:style-name="ce3">
            <text:p>0.1097669</text:p>
          </table:table-cell>
          <table:table-cell table:style-name="ce1"/>
          <table:table-cell office:value-type="float" office:value="0.1097669" table:style-name="ce10">
            <text:p>0.10976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36546" table:formula="of:=IF(INDEX([.142:.142];1;[.D$7])=&quot;&quot;;INDEX([.142:.142];1;[.$F$14]);INDEX([.142:.142];1;[.D$7]))" table:number-matrix-columns-spanned="1" table:number-matrix-rows-spanned="1" table:style-name="ce3">
            <text:p>0.1236546</text:p>
          </table:table-cell>
          <table:table-cell table:style-name="ce1"/>
          <table:table-cell office:value-type="float" office:value="0.1236546" table:style-name="ce10">
            <text:p>0.12365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903799999999999" table:formula="of:=IF(INDEX([.143:.143];1;[.D$7])=&quot;&quot;;INDEX([.143:.143];1;[.$F$14]);INDEX([.143:.143];1;[.D$7]))" table:number-matrix-columns-spanned="1" table:number-matrix-rows-spanned="1" table:style-name="ce3">
            <text:p>0.139038</text:p>
          </table:table-cell>
          <table:table-cell table:style-name="ce1"/>
          <table:table-cell office:value-type="float" office:value="0.13903799999999999" table:style-name="ce10">
            <text:p>0.1390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600839999999999" table:formula="of:=IF(INDEX([.144:.144];1;[.D$7])=&quot;&quot;;INDEX([.144:.144];1;[.$F$14]);INDEX([.144:.144];1;[.D$7]))" table:number-matrix-columns-spanned="1" table:number-matrix-rows-spanned="1" table:style-name="ce3">
            <text:p>0.1560084</text:p>
          </table:table-cell>
          <table:table-cell table:style-name="ce1"/>
          <table:table-cell office:value-type="float" office:value="0.15600839999999999" table:style-name="ce10">
            <text:p>0.15600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1746511" table:formula="of:=IF(INDEX([.145:.145];1;[.D$7])=&quot;&quot;;INDEX([.145:.145];1;[.$F$14]);INDEX([.145:.145];1;[.D$7]))" table:number-matrix-columns-spanned="1" table:number-matrix-rows-spanned="1" table:style-name="ce3">
            <text:p>0.1746511</text:p>
          </table:table-cell>
          <table:table-cell table:style-name="ce1"/>
          <table:table-cell office:value-type="float" office:value="0.1746511" table:style-name="ce10">
            <text:p>0.1746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19503480000000001" table:formula="of:=IF(INDEX([.146:.146];1;[.D$7])=&quot;&quot;;INDEX([.146:.146];1;[.$F$14]);INDEX([.146:.146];1;[.D$7]))" table:number-matrix-columns-spanned="1" table:number-matrix-rows-spanned="1" table:style-name="ce3">
            <text:p>0.1950348</text:p>
          </table:table-cell>
          <table:table-cell table:style-name="ce1"/>
          <table:table-cell office:value-type="float" office:value="0.19503480000000001" table:style-name="ce10">
            <text:p>0.19503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1720990000000001" table:formula="of:=IF(INDEX([.147:.147];1;[.D$7])=&quot;&quot;;INDEX([.147:.147];1;[.$F$14]);INDEX([.147:.147];1;[.D$7]))" table:number-matrix-columns-spanned="1" table:number-matrix-rows-spanned="1" table:style-name="ce3">
            <text:p>0.2172099</text:p>
          </table:table-cell>
          <table:table-cell table:style-name="ce1"/>
          <table:table-cell office:value-type="float" office:value="0.21720990000000001" table:style-name="ce10">
            <text:p>0.21720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4120059999999999" table:formula="of:=IF(INDEX([.148:.148];1;[.D$7])=&quot;&quot;;INDEX([.148:.148];1;[.$F$14]);INDEX([.148:.148];1;[.D$7]))" table:number-matrix-columns-spanned="1" table:number-matrix-rows-spanned="1" table:style-name="ce3">
            <text:p>0.2412006</text:p>
          </table:table-cell>
          <table:table-cell table:style-name="ce1"/>
          <table:table-cell office:value-type="float" office:value="0.24120059999999999" table:style-name="ce10">
            <text:p>0.24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6700659999999998" table:formula="of:=IF(INDEX([.149:.149];1;[.D$7])=&quot;&quot;;INDEX([.149:.149];1;[.$F$14]);INDEX([.149:.149];1;[.D$7]))" table:number-matrix-columns-spanned="1" table:number-matrix-rows-spanned="1" table:style-name="ce3">
            <text:p>0.2670066</text:p>
          </table:table-cell>
          <table:table-cell table:style-name="ce1"/>
          <table:table-cell office:value-type="float" office:value="0.26700659999999998" table:style-name="ce10">
            <text:p>0.26700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9458849999999998" table:formula="of:=IF(INDEX([.150:.150];1;[.D$7])=&quot;&quot;;INDEX([.150:.150];1;[.$F$14]);INDEX([.150:.150];1;[.D$7]))" table:number-matrix-columns-spanned="1" table:number-matrix-rows-spanned="1" table:style-name="ce3">
            <text:p>0.2945885</text:p>
          </table:table-cell>
          <table:table-cell table:style-name="ce1"/>
          <table:table-cell office:value-type="float" office:value="0.29458849999999998" table:style-name="ce10">
            <text:p>0.29458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2387450000000001" table:formula="of:=IF(INDEX([.151:.151];1;[.D$7])=&quot;&quot;;INDEX([.151:.151];1;[.$F$14]);INDEX([.151:.151];1;[.D$7]))" table:number-matrix-columns-spanned="1" table:number-matrix-rows-spanned="1" table:style-name="ce3">
            <text:p>0.3238745</text:p>
          </table:table-cell>
          <table:table-cell table:style-name="ce1"/>
          <table:table-cell office:value-type="float" office:value="0.32387450000000001" table:style-name="ce10">
            <text:p>0.32387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5475250000000003" table:formula="of:=IF(INDEX([.152:.152];1;[.D$7])=&quot;&quot;;INDEX([.152:.152];1;[.$F$14]);INDEX([.152:.152];1;[.D$7]))" table:number-matrix-columns-spanned="1" table:number-matrix-rows-spanned="1" table:style-name="ce3">
            <text:p>0.3547525</text:p>
          </table:table-cell>
          <table:table-cell table:style-name="ce1"/>
          <table:table-cell office:value-type="float" office:value="0.35475250000000003" table:style-name="ce10">
            <text:p>0.354752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8706940000000001" table:formula="of:=IF(INDEX([.153:.153];1;[.D$7])=&quot;&quot;;INDEX([.153:.153];1;[.$F$14]);INDEX([.153:.153];1;[.D$7]))" table:number-matrix-columns-spanned="1" table:number-matrix-rows-spanned="1" table:style-name="ce3">
            <text:p>0.3870694</text:p>
          </table:table-cell>
          <table:table-cell table:style-name="ce1"/>
          <table:table-cell office:value-type="float" office:value="0.38706940000000001" table:style-name="ce10">
            <text:p>0.3870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42063610000000001" table:formula="of:=IF(INDEX([.154:.154];1;[.D$7])=&quot;&quot;;INDEX([.154:.154];1;[.$F$14]);INDEX([.154:.154];1;[.D$7]))" table:number-matrix-columns-spanned="1" table:number-matrix-rows-spanned="1" table:style-name="ce3">
            <text:p>0.4206361</text:p>
          </table:table-cell>
          <table:table-cell table:style-name="ce1"/>
          <table:table-cell office:value-type="float" office:value="0.42063610000000001" table:style-name="ce10">
            <text:p>0.42063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" table:formula="of:=IF(INDEX([.155:.155];1;[.D$7])=&quot;&quot;;INDEX([.155:.155];1;[.$F$14]);INDEX([.155:.155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women</text:p>
          </table:table-cell>
          <table:table-cell office:value-type="string" table:style-name="ce1">
            <text:p>m.r.mortality_m</text:p>
          </table:table-cell>
          <table:table-cell office:value-type="float" office:value="3.410582E-4" table:formula="of:=IF(INDEX([.156:.156];1;[.D$7])=&quot;&quot;;INDEX([.156:.156];1;[.$F$14]);INDEX([.156:.156];1;[.D$7]))" table:number-matrix-columns-spanned="1" table:number-matrix-rows-spanned="1" table:style-name="ce3">
            <text:p>0.000341058</text:p>
          </table:table-cell>
          <table:table-cell table:style-name="ce1"/>
          <table:table-cell office:value-type="float" office:value="3.410582E-4" table:style-name="ce10">
            <text:p>0.0003410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0902179999999999E-4" table:formula="of:=IF(INDEX([.157:.157];1;[.D$7])=&quot;&quot;;INDEX([.157:.157];1;[.$F$14]);INDEX([.157:.157];1;[.D$7]))" table:number-matrix-columns-spanned="1" table:number-matrix-rows-spanned="1" table:style-name="ce3">
            <text:p>0.000209022</text:p>
          </table:table-cell>
          <table:table-cell table:style-name="ce1"/>
          <table:table-cell office:value-type="float" office:value="2.0902179999999999E-4" table:style-name="ce10">
            <text:p>0.0002090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6601380000000001E-4" table:formula="of:=IF(INDEX([.158:.158];1;[.D$7])=&quot;&quot;;INDEX([.158:.158];1;[.$F$14]);INDEX([.158:.158];1;[.D$7]))" table:number-matrix-columns-spanned="1" table:number-matrix-rows-spanned="1" table:style-name="ce3">
            <text:p>0.000166014</text:p>
          </table:table-cell>
          <table:table-cell table:style-name="ce1"/>
          <table:table-cell office:value-type="float" office:value="1.6601380000000001E-4" table:style-name="ce10">
            <text:p>0.0001660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159:.159];1;[.D$7])=&quot;&quot;;INDEX([.159:.159];1;[.$F$14]);INDEX([.159:.159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500780000000001E-4" table:formula="of:=IF(INDEX([.160:.160];1;[.D$7])=&quot;&quot;;INDEX([.160:.160];1;[.$F$14]);INDEX([.160:.160];1;[.D$7]))" table:number-matrix-columns-spanned="1" table:number-matrix-rows-spanned="1" table:style-name="ce3">
            <text:p>0.000125008</text:p>
          </table:table-cell>
          <table:table-cell table:style-name="ce1"/>
          <table:table-cell office:value-type="float" office:value="1.2500780000000001E-4" table:style-name="ce10">
            <text:p>0.000125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200630000000001E-4" table:formula="of:=IF(INDEX([.161:.161];1;[.D$7])=&quot;&quot;;INDEX([.161:.161];1;[.$F$14]);INDEX([.161:.161];1;[.D$7]))" table:number-matrix-columns-spanned="1" table:number-matrix-rows-spanned="1" table:style-name="ce3">
            <text:p>0.000112006</text:p>
          </table:table-cell>
          <table:table-cell table:style-name="ce1"/>
          <table:table-cell office:value-type="float" office:value="1.1200630000000001E-4" table:style-name="ce10">
            <text:p>0.0001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0052E-4" table:formula="of:=IF(INDEX([.162:.162];1;[.D$7])=&quot;&quot;;INDEX([.162:.162];1;[.$F$14]);INDEX([.162:.162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600461E-5" table:formula="of:=IF(INDEX([.163:.163];1;[.D$7])=&quot;&quot;;INDEX([.163:.163];1;[.$F$14]);INDEX([.163:.163];1;[.D$7]))" table:number-matrix-columns-spanned="1" table:number-matrix-rows-spanned="1" table:style-name="ce3">
            <text:p>9.60046E-05</text:p>
          </table:table-cell>
          <table:table-cell table:style-name="ce1"/>
          <table:table-cell office:value-type="float" office:value="9.600461E-5" table:style-name="ce10">
            <text:p>9.60046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3004320000000001E-5" table:formula="of:=IF(INDEX([.164:.164];1;[.D$7])=&quot;&quot;;INDEX([.164:.164];1;[.$F$14]);INDEX([.164:.164];1;[.D$7]))" table:number-matrix-columns-spanned="1" table:number-matrix-rows-spanned="1" table:style-name="ce3">
            <text:p>9.30043E-05</text:p>
          </table:table-cell>
          <table:table-cell table:style-name="ce1"/>
          <table:table-cell office:value-type="float" office:value="9.3004320000000001E-5" table:style-name="ce10">
            <text:p>9.30043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5004509999999995E-5" table:formula="of:=IF(INDEX([.165:.165];1;[.D$7])=&quot;&quot;;INDEX([.165:.165];1;[.$F$14]);INDEX([.165:.165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0052E-4" table:formula="of:=IF(INDEX([.166:.166];1;[.D$7])=&quot;&quot;;INDEX([.166:.166];1;[.$F$14]);INDEX([.166:.166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60067E-4" table:formula="of:=IF(INDEX([.167:.167];1;[.D$7])=&quot;&quot;;INDEX([.167:.167];1;[.$F$14]);INDEX([.167:.167];1;[.D$7]))" table:number-matrix-columns-spanned="1" table:number-matrix-rows-spanned="1" table:style-name="ce3">
            <text:p>0.000116007</text:p>
          </table:table-cell>
          <table:table-cell table:style-name="ce1"/>
          <table:table-cell office:value-type="float" office:value="1.160067E-4" table:style-name="ce10">
            <text:p>0.0001160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900969999999999E-4" table:formula="of:=IF(INDEX([.168:.168];1;[.D$7])=&quot;&quot;;INDEX([.168:.168];1;[.$F$14]);INDEX([.168:.168];1;[.D$7]))" table:number-matrix-columns-spanned="1" table:number-matrix-rows-spanned="1" table:style-name="ce3">
            <text:p>0.00013901</text:p>
          </table:table-cell>
          <table:table-cell table:style-name="ce1"/>
          <table:table-cell office:value-type="float" office:value="1.3900969999999999E-4" table:style-name="ce10">
            <text:p>0.000139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00145E-4" table:formula="of:=IF(INDEX([.169:.169];1;[.D$7])=&quot;&quot;;INDEX([.169:.169];1;[.$F$14]);INDEX([.169:.169];1;[.D$7]))" table:number-matrix-columns-spanned="1" table:number-matrix-rows-spanned="1" table:style-name="ce3">
            <text:p>0.000170015</text:p>
          </table:table-cell>
          <table:table-cell table:style-name="ce1"/>
          <table:table-cell office:value-type="float" office:value="1.700145E-4" table:style-name="ce10">
            <text:p>0.0001700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402079999999999E-4" table:formula="of:=IF(INDEX([.170:.170];1;[.D$7])=&quot;&quot;;INDEX([.170:.170];1;[.$F$14]);INDEX([.170:.170];1;[.D$7]))" table:number-matrix-columns-spanned="1" table:number-matrix-rows-spanned="1" table:style-name="ce3">
            <text:p>0.000204021</text:p>
          </table:table-cell>
          <table:table-cell table:style-name="ce1"/>
          <table:table-cell office:value-type="float" office:value="2.0402079999999999E-4" table:style-name="ce10">
            <text:p>0.0002040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1029E-4" table:formula="of:=IF(INDEX([.171:.171];1;[.D$7])=&quot;&quot;;INDEX([.171:.171];1;[.$F$14]);INDEX([.171:.171];1;[.D$7]))" table:number-matrix-columns-spanned="1" table:number-matrix-rows-spanned="1" table:style-name="ce3">
            <text:p>0.000241029</text:p>
          </table:table-cell>
          <table:table-cell table:style-name="ce1"/>
          <table:table-cell office:value-type="float" office:value="2.41029E-4" table:style-name="ce10">
            <text:p>0.00024102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003920000000001E-4" table:formula="of:=IF(INDEX([.172:.172];1;[.D$7])=&quot;&quot;;INDEX([.172:.172];1;[.$F$14]);INDEX([.172:.172];1;[.D$7]))" table:number-matrix-columns-spanned="1" table:number-matrix-rows-spanned="1" table:style-name="ce3">
            <text:p>0.000280039</text:p>
          </table:table-cell>
          <table:table-cell table:style-name="ce1"/>
          <table:table-cell office:value-type="float" office:value="2.8003920000000001E-4" table:style-name="ce10">
            <text:p>0.0002800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905090000000001E-4" table:formula="of:=IF(INDEX([.173:.173];1;[.D$7])=&quot;&quot;;INDEX([.173:.173];1;[.$F$14]);INDEX([.173:.173];1;[.D$7]))" table:number-matrix-columns-spanned="1" table:number-matrix-rows-spanned="1" table:style-name="ce3">
            <text:p>0.000319051</text:p>
          </table:table-cell>
          <table:table-cell table:style-name="ce1"/>
          <table:table-cell office:value-type="float" office:value="3.1905090000000001E-4" table:style-name="ce10">
            <text:p>0.0003190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0648E-4" table:formula="of:=IF(INDEX([.174:.174];1;[.D$7])=&quot;&quot;;INDEX([.174:.174];1;[.$F$14]);INDEX([.174:.174];1;[.D$7]))" table:number-matrix-columns-spanned="1" table:number-matrix-rows-spanned="1" table:style-name="ce3">
            <text:p>0.000360065</text:p>
          </table:table-cell>
          <table:table-cell table:style-name="ce1"/>
          <table:table-cell office:value-type="float" office:value="3.600648E-4" table:style-name="ce10">
            <text:p>0.0003600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408160000000002E-4" table:formula="of:=IF(INDEX([.175:.175];1;[.D$7])=&quot;&quot;;INDEX([.175:.175];1;[.$F$14]);INDEX([.175:.175];1;[.D$7]))" table:number-matrix-columns-spanned="1" table:number-matrix-rows-spanned="1" table:style-name="ce3">
            <text:p>0.000404082</text:p>
          </table:table-cell>
          <table:table-cell table:style-name="ce1"/>
          <table:table-cell office:value-type="float" office:value="4.0408160000000002E-4" table:style-name="ce10">
            <text:p>0.0004040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4910080000000002E-4" table:formula="of:=IF(INDEX([.176:.176];1;[.D$7])=&quot;&quot;;INDEX([.176:.176];1;[.$F$14]);INDEX([.176:.176];1;[.D$7]))" table:number-matrix-columns-spanned="1" table:number-matrix-rows-spanned="1" table:style-name="ce3">
            <text:p>0.000449101</text:p>
          </table:table-cell>
          <table:table-cell table:style-name="ce1"/>
          <table:table-cell office:value-type="float" office:value="4.4910080000000002E-4" table:style-name="ce10">
            <text:p>0.0004491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9012009999999996E-4" table:formula="of:=IF(INDEX([.177:.177];1;[.D$7])=&quot;&quot;;INDEX([.177:.177];1;[.$F$14]);INDEX([.177:.177];1;[.D$7]))" table:number-matrix-columns-spanned="1" table:number-matrix-rows-spanned="1" table:style-name="ce3">
            <text:p>0.00049012</text:p>
          </table:table-cell>
          <table:table-cell table:style-name="ce1"/>
          <table:table-cell office:value-type="float" office:value="4.9012009999999996E-4" table:style-name="ce10">
            <text:p>0.00049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413730000000003E-4" table:formula="of:=IF(INDEX([.178:.178];1;[.D$7])=&quot;&quot;;INDEX([.178:.178];1;[.$F$14]);INDEX([.178:.178];1;[.D$7]))" table:number-matrix-columns-spanned="1" table:number-matrix-rows-spanned="1" table:style-name="ce3">
            <text:p>0.000524137</text:p>
          </table:table-cell>
          <table:table-cell table:style-name="ce1"/>
          <table:table-cell office:value-type="float" office:value="5.2413730000000003E-4" table:style-name="ce10">
            <text:p>0.00052413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315300000000002E-4" table:formula="of:=IF(INDEX([.179:.179];1;[.D$7])=&quot;&quot;;INDEX([.179:.179];1;[.$F$14]);INDEX([.179:.179];1;[.D$7]))" table:number-matrix-columns-spanned="1" table:number-matrix-rows-spanned="1" table:style-name="ce3">
            <text:p>0.000553153</text:p>
          </table:table-cell>
          <table:table-cell table:style-name="ce1"/>
          <table:table-cell office:value-type="float" office:value="5.5315300000000002E-4" table:style-name="ce10">
            <text:p>0.0005531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7916770000000003E-4" table:formula="of:=IF(INDEX([.180:.180];1;[.D$7])=&quot;&quot;;INDEX([.180:.180];1;[.$F$14]);INDEX([.180:.180];1;[.D$7]))" table:number-matrix-columns-spanned="1" table:number-matrix-rows-spanned="1" table:style-name="ce3">
            <text:p>0.000579168</text:p>
          </table:table-cell>
          <table:table-cell table:style-name="ce1"/>
          <table:table-cell office:value-type="float" office:value="5.7916770000000003E-4" table:style-name="ce10">
            <text:p>0.000579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0818489999999998E-4" table:formula="of:=IF(INDEX([.181:.181];1;[.D$7])=&quot;&quot;;INDEX([.181:.181];1;[.$F$14]);INDEX([.181:.181];1;[.D$7]))" table:number-matrix-columns-spanned="1" table:number-matrix-rows-spanned="1" table:style-name="ce3">
            <text:p>0.000608185</text:p>
          </table:table-cell>
          <table:table-cell table:style-name="ce1"/>
          <table:table-cell office:value-type="float" office:value="6.0818489999999998E-4" table:style-name="ce10">
            <text:p>0.0006081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42075E-4" table:formula="of:=IF(INDEX([.182:.182];1;[.D$7])=&quot;&quot;;INDEX([.182:.182];1;[.$F$14]);INDEX([.182:.182];1;[.D$7]))" table:number-matrix-columns-spanned="1" table:number-matrix-rows-spanned="1" table:style-name="ce3">
            <text:p>0.000644208</text:p>
          </table:table-cell>
          <table:table-cell table:style-name="ce1"/>
          <table:table-cell office:value-type="float" office:value="6.442075E-4" table:style-name="ce10">
            <text:p>0.000644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023819999999999E-4" table:formula="of:=IF(INDEX([.183:.183];1;[.D$7])=&quot;&quot;;INDEX([.183:.183];1;[.$F$14]);INDEX([.183:.183];1;[.D$7]))" table:number-matrix-columns-spanned="1" table:number-matrix-rows-spanned="1" table:style-name="ce3">
            <text:p>0.000690238</text:p>
          </table:table-cell>
          <table:table-cell table:style-name="ce1"/>
          <table:table-cell office:value-type="float" office:value="6.9023819999999999E-4" table:style-name="ce10">
            <text:p>0.0006902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627839999999999E-4" table:formula="of:=IF(INDEX([.184:.184];1;[.D$7])=&quot;&quot;;INDEX([.184:.184];1;[.$F$14]);INDEX([.184:.184];1;[.D$7]))" table:number-matrix-columns-spanned="1" table:number-matrix-rows-spanned="1" table:style-name="ce3">
            <text:p>0.000746278</text:p>
          </table:table-cell>
          <table:table-cell table:style-name="ce1"/>
          <table:table-cell office:value-type="float" office:value="7.4627839999999999E-4" table:style-name="ce10">
            <text:p>0.0007462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832660000000004E-4" table:formula="of:=IF(INDEX([.185:.185];1;[.D$7])=&quot;&quot;;INDEX([.185:.185];1;[.$F$14]);INDEX([.185:.185];1;[.D$7]))" table:number-matrix-columns-spanned="1" table:number-matrix-rows-spanned="1" table:style-name="ce3">
            <text:p>0.000808327</text:p>
          </table:table-cell>
          <table:table-cell table:style-name="ce1"/>
          <table:table-cell office:value-type="float" office:value="8.0832660000000004E-4" table:style-name="ce10">
            <text:p>0.000808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037870000000002E-4" table:formula="of:=IF(INDEX([.186:.186];1;[.D$7])=&quot;&quot;;INDEX([.186:.186];1;[.$F$14]);INDEX([.186:.186];1;[.D$7]))" table:number-matrix-columns-spanned="1" table:number-matrix-rows-spanned="1" table:style-name="ce3">
            <text:p>0.000870379</text:p>
          </table:table-cell>
          <table:table-cell table:style-name="ce1"/>
          <table:table-cell office:value-type="float" office:value="8.7037870000000002E-4" table:style-name="ce10">
            <text:p>0.0008703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3343549999999999E-4" table:formula="of:=IF(INDEX([.187:.187];1;[.D$7])=&quot;&quot;;INDEX([.187:.187];1;[.$F$14]);INDEX([.187:.187];1;[.D$7]))" table:number-matrix-columns-spanned="1" table:number-matrix-rows-spanned="1" table:style-name="ce3">
            <text:p>0.000933436</text:p>
          </table:table-cell>
          <table:table-cell table:style-name="ce1"/>
          <table:table-cell office:value-type="float" office:value="9.3343549999999999E-4" table:style-name="ce10">
            <text:p>0.0009334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924923999999999E-4" table:formula="of:=IF(INDEX([.188:.188];1;[.D$7])=&quot;&quot;;INDEX([.188:.188];1;[.$F$14]);INDEX([.188:.188];1;[.D$7]))" table:number-matrix-columns-spanned="1" table:number-matrix-rows-spanned="1" table:style-name="ce3">
            <text:p>0.000992492</text:p>
          </table:table-cell>
          <table:table-cell table:style-name="ce1"/>
          <table:table-cell office:value-type="float" office:value="9.924923999999999E-4" table:style-name="ce10">
            <text:p>0.0009924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495509999999999E-3" table:formula="of:=IF(INDEX([.189:.189];1;[.D$7])=&quot;&quot;;INDEX([.189:.189];1;[.$F$14]);INDEX([.189:.189];1;[.D$7]))" table:number-matrix-columns-spanned="1" table:number-matrix-rows-spanned="1" table:style-name="ce3">
            <text:p>0.001049551</text:p>
          </table:table-cell>
          <table:table-cell table:style-name="ce1"/>
          <table:table-cell office:value-type="float" office:value="1.0495509999999999E-3" table:style-name="ce10">
            <text:p>0.0010495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12619E-3" table:formula="of:=IF(INDEX([.190:.190];1;[.D$7])=&quot;&quot;;INDEX([.190:.190];1;[.$F$14]);INDEX([.190:.190];1;[.D$7]))" table:number-matrix-columns-spanned="1" table:number-matrix-rows-spanned="1" table:style-name="ce3">
            <text:p>0.001112619</text:p>
          </table:table-cell>
          <table:table-cell table:style-name="ce1"/>
          <table:table-cell office:value-type="float" office:value="1.112619E-3" table:style-name="ce10">
            <text:p>0.0011126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786940000000001E-3" table:formula="of:=IF(INDEX([.191:.191];1;[.D$7])=&quot;&quot;;INDEX([.191:.191];1;[.$F$14]);INDEX([.191:.191];1;[.D$7]))" table:number-matrix-columns-spanned="1" table:number-matrix-rows-spanned="1" table:style-name="ce3">
            <text:p>0.001178694</text:p>
          </table:table-cell>
          <table:table-cell table:style-name="ce1"/>
          <table:table-cell office:value-type="float" office:value="1.1786940000000001E-3" table:style-name="ce10">
            <text:p>0.001178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07690000000001E-3" table:formula="of:=IF(INDEX([.192:.192];1;[.D$7])=&quot;&quot;;INDEX([.192:.192];1;[.$F$14]);INDEX([.192:.192];1;[.D$7]))" table:number-matrix-columns-spanned="1" table:number-matrix-rows-spanned="1" table:style-name="ce3">
            <text:p>0.001240769</text:p>
          </table:table-cell>
          <table:table-cell table:style-name="ce1"/>
          <table:table-cell office:value-type="float" office:value="1.2407690000000001E-3" table:style-name="ce10">
            <text:p>0.0012407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95839E-3" table:formula="of:=IF(INDEX([.193:.193];1;[.D$7])=&quot;&quot;;INDEX([.193:.193];1;[.$F$14]);INDEX([.193:.193];1;[.D$7]))" table:number-matrix-columns-spanned="1" table:number-matrix-rows-spanned="1" table:style-name="ce3">
            <text:p>0.001295839</text:p>
          </table:table-cell>
          <table:table-cell table:style-name="ce1"/>
          <table:table-cell office:value-type="float" office:value="1.295839E-3" table:style-name="ce10">
            <text:p>0.0012958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519129999999999E-3" table:formula="of:=IF(INDEX([.194:.194];1;[.D$7])=&quot;&quot;;INDEX([.194:.194];1;[.$F$14]);INDEX([.194:.194];1;[.D$7]))" table:number-matrix-columns-spanned="1" table:number-matrix-rows-spanned="1" table:style-name="ce3">
            <text:p>0.001351913</text:p>
          </table:table-cell>
          <table:table-cell table:style-name="ce1"/>
          <table:table-cell office:value-type="float" office:value="1.3519129999999999E-3" table:style-name="ce10">
            <text:p>0.0013519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150009999999999E-3" table:formula="of:=IF(INDEX([.195:.195];1;[.D$7])=&quot;&quot;;INDEX([.195:.195];1;[.$F$14]);INDEX([.195:.195];1;[.D$7]))" table:number-matrix-columns-spanned="1" table:number-matrix-rows-spanned="1" table:style-name="ce3">
            <text:p>0.001415001</text:p>
          </table:table-cell>
          <table:table-cell table:style-name="ce1"/>
          <table:table-cell office:value-type="float" office:value="1.4150009999999999E-3" table:style-name="ce10">
            <text:p>0.001415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94116E-3" table:formula="of:=IF(INDEX([.196:.196];1;[.D$7])=&quot;&quot;;INDEX([.196:.196];1;[.$F$14]);INDEX([.196:.196];1;[.D$7]))" table:number-matrix-columns-spanned="1" table:number-matrix-rows-spanned="1" table:style-name="ce3">
            <text:p>0.001494116</text:p>
          </table:table-cell>
          <table:table-cell table:style-name="ce1"/>
          <table:table-cell office:value-type="float" office:value="1.494116E-3" table:style-name="ce10">
            <text:p>0.001494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942700000000001E-3" table:formula="of:=IF(INDEX([.197:.197];1;[.D$7])=&quot;&quot;;INDEX([.197:.197];1;[.$F$14]);INDEX([.197:.197];1;[.D$7]))" table:number-matrix-columns-spanned="1" table:number-matrix-rows-spanned="1" table:style-name="ce3">
            <text:p>0.00159427</text:p>
          </table:table-cell>
          <table:table-cell table:style-name="ce1"/>
          <table:table-cell office:value-type="float" office:value="1.5942700000000001E-3" table:style-name="ce10">
            <text:p>0.001594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154710000000001E-3" table:formula="of:=IF(INDEX([.198:.198];1;[.D$7])=&quot;&quot;;INDEX([.198:.198];1;[.$F$14]);INDEX([.198:.198];1;[.D$7]))" table:number-matrix-columns-spanned="1" table:number-matrix-rows-spanned="1" table:style-name="ce3">
            <text:p>0.001715471</text:p>
          </table:table-cell>
          <table:table-cell table:style-name="ce1"/>
          <table:table-cell office:value-type="float" office:value="1.7154710000000001E-3" table:style-name="ce10">
            <text:p>0.00171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2715E-3" table:formula="of:=IF(INDEX([.199:.199];1;[.D$7])=&quot;&quot;;INDEX([.199:.199];1;[.$F$14]);INDEX([.199:.199];1;[.D$7]))" table:number-matrix-columns-spanned="1" table:number-matrix-rows-spanned="1" table:style-name="ce3">
            <text:p>0.001852715</text:p>
          </table:table-cell>
          <table:table-cell table:style-name="ce1"/>
          <table:table-cell office:value-type="float" office:value="1.852715E-3" table:style-name="ce10">
            <text:p>0.0018527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070130000000002E-3" table:formula="of:=IF(INDEX([.200:.200];1;[.D$7])=&quot;&quot;;INDEX([.200:.200];1;[.$F$14]);INDEX([.200:.200];1;[.D$7]))" table:number-matrix-columns-spanned="1" table:number-matrix-rows-spanned="1" table:style-name="ce3">
            <text:p>0.002007013</text:p>
          </table:table-cell>
          <table:table-cell table:style-name="ce1"/>
          <table:table-cell office:value-type="float" office:value="2.0070130000000002E-3" table:style-name="ce10">
            <text:p>0.0020070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74362E-3" table:formula="of:=IF(INDEX([.201:.201];1;[.D$7])=&quot;&quot;;INDEX([.201:.201];1;[.$F$14]);INDEX([.201:.201];1;[.D$7]))" table:number-matrix-columns-spanned="1" table:number-matrix-rows-spanned="1" table:style-name="ce3">
            <text:p>0.002174362</text:p>
          </table:table-cell>
          <table:table-cell table:style-name="ce1"/>
          <table:table-cell office:value-type="float" office:value="2.174362E-3" table:style-name="ce10">
            <text:p>0.0021743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497589999999999E-3" table:formula="of:=IF(INDEX([.202:.202];1;[.D$7])=&quot;&quot;;INDEX([.202:.202];1;[.$F$14]);INDEX([.202:.202];1;[.D$7]))" table:number-matrix-columns-spanned="1" table:number-matrix-rows-spanned="1" table:style-name="ce3">
            <text:p>0.002349759</text:p>
          </table:table-cell>
          <table:table-cell table:style-name="ce1"/>
          <table:table-cell office:value-type="float" office:value="2.3497589999999999E-3" table:style-name="ce10">
            <text:p>0.0023497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372160000000001E-3" table:formula="of:=IF(INDEX([.203:.203];1;[.D$7])=&quot;&quot;;INDEX([.203:.203];1;[.$F$14]);INDEX([.203:.203];1;[.D$7]))" table:number-matrix-columns-spanned="1" table:number-matrix-rows-spanned="1" table:style-name="ce3">
            <text:p>0.002537216</text:p>
          </table:table-cell>
          <table:table-cell table:style-name="ce1"/>
          <table:table-cell office:value-type="float" office:value="2.5372160000000001E-3" table:style-name="ce10">
            <text:p>0.0025372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7447629999999999E-3" table:formula="of:=IF(INDEX([.204:.204];1;[.D$7])=&quot;&quot;;INDEX([.204:.204];1;[.$F$14]);INDEX([.204:.204];1;[.D$7]))" table:number-matrix-columns-spanned="1" table:number-matrix-rows-spanned="1" table:style-name="ce3">
            <text:p>0.002744763</text:p>
          </table:table-cell>
          <table:table-cell table:style-name="ce1"/>
          <table:table-cell office:value-type="float" office:value="2.7447629999999999E-3" table:style-name="ce10">
            <text:p>0.0027447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684009999999999E-3" table:formula="of:=IF(INDEX([.205:.205];1;[.D$7])=&quot;&quot;;INDEX([.205:.205];1;[.$F$14]);INDEX([.205:.205];1;[.D$7]))" table:number-matrix-columns-spanned="1" table:number-matrix-rows-spanned="1" table:style-name="ce3">
            <text:p>0.002968401</text:p>
          </table:table-cell>
          <table:table-cell table:style-name="ce1"/>
          <table:table-cell office:value-type="float" office:value="2.9684009999999999E-3" table:style-name="ce10">
            <text:p>0.0029684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221860000000001E-3" table:formula="of:=IF(INDEX([.206:.206];1;[.D$7])=&quot;&quot;;INDEX([.206:.206];1;[.$F$14]);INDEX([.206:.206];1;[.D$7]))" table:number-matrix-columns-spanned="1" table:number-matrix-rows-spanned="1" table:style-name="ce3">
            <text:p>0.003222186</text:p>
          </table:table-cell>
          <table:table-cell table:style-name="ce1"/>
          <table:table-cell office:value-type="float" office:value="3.2221860000000001E-3" table:style-name="ce10">
            <text:p>0.0032221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5252059999999999E-3" table:formula="of:=IF(INDEX([.207:.207];1;[.D$7])=&quot;&quot;;INDEX([.207:.207];1;[.$F$14]);INDEX([.207:.207];1;[.D$7]))" table:number-matrix-columns-spanned="1" table:number-matrix-rows-spanned="1" table:style-name="ce3">
            <text:p>0.003525206</text:p>
          </table:table-cell>
          <table:table-cell table:style-name="ce1"/>
          <table:table-cell office:value-type="float" office:value="3.5252059999999999E-3" table:style-name="ce10">
            <text:p>0.0035252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765039999999998E-3" table:formula="of:=IF(INDEX([.208:.208];1;[.D$7])=&quot;&quot;;INDEX([.208:.208];1;[.$F$14]);INDEX([.208:.208];1;[.D$7]))" table:number-matrix-columns-spanned="1" table:number-matrix-rows-spanned="1" table:style-name="ce3">
            <text:p>0.003876504</text:p>
          </table:table-cell>
          <table:table-cell table:style-name="ce1"/>
          <table:table-cell office:value-type="float" office:value="3.8765039999999998E-3" table:style-name="ce10">
            <text:p>0.003876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550399999999999E-3" table:formula="of:=IF(INDEX([.209:.209];1;[.D$7])=&quot;&quot;;INDEX([.209:.209];1;[.$F$14]);INDEX([.209:.209];1;[.D$7]))" table:number-matrix-columns-spanned="1" table:number-matrix-rows-spanned="1" table:style-name="ce3">
            <text:p>0.00425504</text:p>
          </table:table-cell>
          <table:table-cell table:style-name="ce1"/>
          <table:table-cell office:value-type="float" office:value="4.2550399999999999E-3" table:style-name="ce10">
            <text:p>0.00425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37189999999997E-3" table:formula="of:=IF(INDEX([.210:.210];1;[.D$7])=&quot;&quot;;INDEX([.210:.210];1;[.$F$14]);INDEX([.210:.210];1;[.D$7]))" table:number-matrix-columns-spanned="1" table:number-matrix-rows-spanned="1" table:style-name="ce3">
            <text:p>0.004633719</text:p>
          </table:table-cell>
          <table:table-cell table:style-name="ce1"/>
          <table:table-cell office:value-type="float" office:value="4.6337189999999997E-3" table:style-name="ce10">
            <text:p>0.0046337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012542E-3" table:formula="of:=IF(INDEX([.211:.211];1;[.D$7])=&quot;&quot;;INDEX([.211:.211];1;[.$F$14]);INDEX([.211:.211];1;[.D$7]))" table:number-matrix-columns-spanned="1" table:number-matrix-rows-spanned="1" table:style-name="ce3">
            <text:p>0.005012542</text:p>
          </table:table-cell>
          <table:table-cell table:style-name="ce1"/>
          <table:table-cell office:value-type="float" office:value="5.012542E-3" table:style-name="ce10">
            <text:p>0.0050125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4196599999999998E-3" table:formula="of:=IF(INDEX([.212:.212];1;[.D$7])=&quot;&quot;;INDEX([.212:.212];1;[.$F$14]);INDEX([.212:.212];1;[.D$7]))" table:number-matrix-columns-spanned="1" table:number-matrix-rows-spanned="1" table:style-name="ce3">
            <text:p>0.00541966</text:p>
          </table:table-cell>
          <table:table-cell table:style-name="ce1"/>
          <table:table-cell office:value-type="float" office:value="5.4196599999999998E-3" table:style-name="ce10">
            <text:p>0.005419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701960000000003E-3" table:formula="of:=IF(INDEX([.213:.213];1;[.D$7])=&quot;&quot;;INDEX([.213:.213];1;[.$F$14]);INDEX([.213:.213];1;[.D$7]))" table:number-matrix-columns-spanned="1" table:number-matrix-rows-spanned="1" table:style-name="ce3">
            <text:p>0.005870196</text:p>
          </table:table-cell>
          <table:table-cell table:style-name="ce1"/>
          <table:table-cell office:value-type="float" office:value="5.8701960000000003E-3" table:style-name="ce10">
            <text:p>0.005870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366221E-3" table:formula="of:=IF(INDEX([.214:.214];1;[.D$7])=&quot;&quot;;INDEX([.214:.214];1;[.$F$14]);INDEX([.214:.214];1;[.D$7]))" table:number-matrix-columns-spanned="1" table:number-matrix-rows-spanned="1" table:style-name="ce3">
            <text:p>0.006366221</text:p>
          </table:table-cell>
          <table:table-cell table:style-name="ce1"/>
          <table:table-cell office:value-type="float" office:value="6.366221E-3" table:style-name="ce10">
            <text:p>0.0063662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148530000000003E-3" table:formula="of:=IF(INDEX([.215:.215];1;[.D$7])=&quot;&quot;;INDEX([.215:.215];1;[.$F$14]);INDEX([.215:.215];1;[.D$7]))" table:number-matrix-columns-spanned="1" table:number-matrix-rows-spanned="1" table:style-name="ce3">
            <text:p>0.006914853</text:p>
          </table:table-cell>
          <table:table-cell table:style-name="ce1"/>
          <table:table-cell office:value-type="float" office:value="6.9148530000000003E-3" table:style-name="ce10">
            <text:p>0.0069148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829270000000003E-3" table:formula="of:=IF(INDEX([.216:.216];1;[.D$7])=&quot;&quot;;INDEX([.216:.216];1;[.$F$14]);INDEX([.216:.216];1;[.D$7]))" table:number-matrix-columns-spanned="1" table:number-matrix-rows-spanned="1" table:style-name="ce3">
            <text:p>0.007482927</text:p>
          </table:table-cell>
          <table:table-cell table:style-name="ce1"/>
          <table:table-cell office:value-type="float" office:value="7.4829270000000003E-3" table:style-name="ce10">
            <text:p>0.0074829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362039999999999E-3" table:formula="of:=IF(INDEX([.217:.217];1;[.D$7])=&quot;&quot;;INDEX([.217:.217];1;[.$F$14]);INDEX([.217:.217];1;[.D$7]))" table:number-matrix-columns-spanned="1" table:number-matrix-rows-spanned="1" table:style-name="ce3">
            <text:p>0.008036204</text:p>
          </table:table-cell>
          <table:table-cell table:style-name="ce1"/>
          <table:table-cell office:value-type="float" office:value="8.0362039999999999E-3" table:style-name="ce10">
            <text:p>0.0080362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556503E-3" table:formula="of:=IF(INDEX([.218:.218];1;[.D$7])=&quot;&quot;;INDEX([.218:.218];1;[.$F$14]);INDEX([.218:.218];1;[.D$7]))" table:number-matrix-columns-spanned="1" table:number-matrix-rows-spanned="1" table:style-name="ce3">
            <text:p>0.008556503</text:p>
          </table:table-cell>
          <table:table-cell table:style-name="ce1"/>
          <table:table-cell office:value-type="float" office:value="8.556503E-3" table:style-name="ce10">
            <text:p>0.00855650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740449999999993E-3" table:formula="of:=IF(INDEX([.219:.219];1;[.D$7])=&quot;&quot;;INDEX([.219:.219];1;[.$F$14]);INDEX([.219:.219];1;[.D$7]))" table:number-matrix-columns-spanned="1" table:number-matrix-rows-spanned="1" table:style-name="ce3">
            <text:p>0.009074045</text:p>
          </table:table-cell>
          <table:table-cell table:style-name="ce1"/>
          <table:table-cell office:value-type="float" office:value="9.0740449999999993E-3" table:style-name="ce10">
            <text:p>0.0090740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6191160000000005E-3" table:formula="of:=IF(INDEX([.220:.220];1;[.D$7])=&quot;&quot;;INDEX([.220:.220];1;[.$F$14]);INDEX([.220:.220];1;[.D$7]))" table:number-matrix-columns-spanned="1" table:number-matrix-rows-spanned="1" table:style-name="ce3">
            <text:p>0.009619116</text:p>
          </table:table-cell>
          <table:table-cell table:style-name="ce1"/>
          <table:table-cell office:value-type="float" office:value="9.6191160000000005E-3" table:style-name="ce10">
            <text:p>0.009619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88749999999999E-2" table:formula="of:=IF(INDEX([.221:.221];1;[.D$7])=&quot;&quot;;INDEX([.221:.221];1;[.$F$14]);INDEX([.221:.221];1;[.D$7]))" table:number-matrix-columns-spanned="1" table:number-matrix-rows-spanned="1" table:style-name="ce3">
            <text:p>0.01028875</text:p>
          </table:table-cell>
          <table:table-cell table:style-name="ce1"/>
          <table:table-cell office:value-type="float" office:value="1.0288749999999999E-2" table:style-name="ce10">
            <text:p>0.010288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09128E-2" table:formula="of:=IF(INDEX([.222:.222];1;[.D$7])=&quot;&quot;;INDEX([.222:.222];1;[.$F$14]);INDEX([.222:.222];1;[.D$7]))" table:number-matrix-columns-spanned="1" table:number-matrix-rows-spanned="1" table:style-name="ce3">
            <text:p>0.01109128</text:p>
          </table:table-cell>
          <table:table-cell table:style-name="ce1"/>
          <table:table-cell office:value-type="float" office:value="1.109128E-2" table:style-name="ce10">
            <text:p>0.011091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090800000000001E-2" table:formula="of:=IF(INDEX([.223:.223];1;[.D$7])=&quot;&quot;;INDEX([.223:.223];1;[.$F$14]);INDEX([.223:.223];1;[.D$7]))" table:number-matrix-columns-spanned="1" table:number-matrix-rows-spanned="1" table:style-name="ce3">
            <text:p>0.0120908</text:p>
          </table:table-cell>
          <table:table-cell table:style-name="ce1"/>
          <table:table-cell office:value-type="float" office:value="1.2090800000000001E-2" table:style-name="ce10">
            <text:p>0.0120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7472E-2" table:formula="of:=IF(INDEX([.224:.224];1;[.D$7])=&quot;&quot;;INDEX([.224:.224];1;[.$F$14]);INDEX([.224:.224];1;[.D$7]))" table:number-matrix-columns-spanned="1" table:number-matrix-rows-spanned="1" table:style-name="ce3">
            <text:p>0.01327472</text:p>
          </table:table-cell>
          <table:table-cell table:style-name="ce1"/>
          <table:table-cell office:value-type="float" office:value="1.327472E-2" table:style-name="ce10">
            <text:p>0.013274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589919999999999E-2" table:formula="of:=IF(INDEX([.225:.225];1;[.D$7])=&quot;&quot;;INDEX([.225:.225];1;[.$F$14]);INDEX([.225:.225];1;[.D$7]))" table:number-matrix-columns-spanned="1" table:number-matrix-rows-spanned="1" table:style-name="ce3">
            <text:p>0.01458992</text:p>
          </table:table-cell>
          <table:table-cell table:style-name="ce1"/>
          <table:table-cell office:value-type="float" office:value="1.4589919999999999E-2" table:style-name="ce10">
            <text:p>0.014589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084669999999999E-2" table:formula="of:=IF(INDEX([.226:.226];1;[.D$7])=&quot;&quot;;INDEX([.226:.226];1;[.$F$14]);INDEX([.226:.226];1;[.D$7]))" table:number-matrix-columns-spanned="1" table:number-matrix-rows-spanned="1" table:style-name="ce3">
            <text:p>0.01608467</text:p>
          </table:table-cell>
          <table:table-cell table:style-name="ce1"/>
          <table:table-cell office:value-type="float" office:value="1.6084669999999999E-2" table:style-name="ce10">
            <text:p>0.016084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534839999999999E-2" table:formula="of:=IF(INDEX([.227:.227];1;[.D$7])=&quot;&quot;;INDEX([.227:.227];1;[.$F$14]);INDEX([.227:.227];1;[.D$7]))" table:number-matrix-columns-spanned="1" table:number-matrix-rows-spanned="1" table:style-name="ce3">
            <text:p>0.01753484</text:p>
          </table:table-cell>
          <table:table-cell table:style-name="ce1"/>
          <table:table-cell office:value-type="float" office:value="1.7534839999999999E-2" table:style-name="ce10">
            <text:p>0.017534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622259999999999E-2" table:formula="of:=IF(INDEX([.228:.228];1;[.D$7])=&quot;&quot;;INDEX([.228:.228];1;[.$F$14]);INDEX([.228:.228];1;[.D$7]))" table:number-matrix-columns-spanned="1" table:number-matrix-rows-spanned="1" table:style-name="ce3">
            <text:p>0.01962226</text:p>
          </table:table-cell>
          <table:table-cell table:style-name="ce1"/>
          <table:table-cell office:value-type="float" office:value="1.9622259999999999E-2" table:style-name="ce10">
            <text:p>0.0196222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425900000000001E-2" table:formula="of:=IF(INDEX([.229:.229];1;[.D$7])=&quot;&quot;;INDEX([.229:.229];1;[.$F$14]);INDEX([.229:.229];1;[.D$7]))" table:number-matrix-columns-spanned="1" table:number-matrix-rows-spanned="1" table:style-name="ce3">
            <text:p>0.0214259</text:p>
          </table:table-cell>
          <table:table-cell table:style-name="ce1"/>
          <table:table-cell office:value-type="float" office:value="2.1425900000000001E-2" table:style-name="ce10">
            <text:p>0.02142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830710000000001E-2" table:formula="of:=IF(INDEX([.230:.230];1;[.D$7])=&quot;&quot;;INDEX([.230:.230];1;[.$F$14]);INDEX([.230:.230];1;[.D$7]))" table:number-matrix-columns-spanned="1" table:number-matrix-rows-spanned="1" table:style-name="ce3">
            <text:p>0.02383071</text:p>
          </table:table-cell>
          <table:table-cell table:style-name="ce1"/>
          <table:table-cell office:value-type="float" office:value="2.3830710000000001E-2" table:style-name="ce10">
            <text:p>0.023830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258759999999999E-2" table:formula="of:=IF(INDEX([.231:.231];1;[.D$7])=&quot;&quot;;INDEX([.231:.231];1;[.$F$14]);INDEX([.231:.231];1;[.D$7]))" table:number-matrix-columns-spanned="1" table:number-matrix-rows-spanned="1" table:style-name="ce3">
            <text:p>0.02625876</text:p>
          </table:table-cell>
          <table:table-cell table:style-name="ce1"/>
          <table:table-cell office:value-type="float" office:value="2.6258759999999999E-2" table:style-name="ce10">
            <text:p>0.026258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430870000000001E-2" table:formula="of:=IF(INDEX([.232:.232];1;[.D$7])=&quot;&quot;;INDEX([.232:.232];1;[.$F$14]);INDEX([.232:.232];1;[.D$7]))" table:number-matrix-columns-spanned="1" table:number-matrix-rows-spanned="1" table:style-name="ce3">
            <text:p>0.02943087</text:p>
          </table:table-cell>
          <table:table-cell table:style-name="ce1"/>
          <table:table-cell office:value-type="float" office:value="2.9430870000000001E-2" table:style-name="ce10">
            <text:p>0.02943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75049E-2" table:formula="of:=IF(INDEX([.233:.233];1;[.D$7])=&quot;&quot;;INDEX([.233:.233];1;[.$F$14]);INDEX([.233:.233];1;[.D$7]))" table:number-matrix-columns-spanned="1" table:number-matrix-rows-spanned="1" table:style-name="ce3">
            <text:p>0.03275049</text:p>
          </table:table-cell>
          <table:table-cell table:style-name="ce1"/>
          <table:table-cell office:value-type="float" office:value="3.275049E-2" table:style-name="ce10">
            <text:p>0.0327504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605890000000002E-2" table:formula="of:=IF(INDEX([.234:.234];1;[.D$7])=&quot;&quot;;INDEX([.234:.234];1;[.$F$14]);INDEX([.234:.234];1;[.D$7]))" table:number-matrix-columns-spanned="1" table:number-matrix-rows-spanned="1" table:style-name="ce3">
            <text:p>0.03660589</text:p>
          </table:table-cell>
          <table:table-cell table:style-name="ce1"/>
          <table:table-cell office:value-type="float" office:value="3.6605890000000002E-2" table:style-name="ce10">
            <text:p>0.0366058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86679E-2" table:formula="of:=IF(INDEX([.235:.235];1;[.D$7])=&quot;&quot;;INDEX([.235:.235];1;[.$F$14]);INDEX([.235:.235];1;[.D$7]))" table:number-matrix-columns-spanned="1" table:number-matrix-rows-spanned="1" table:style-name="ce3">
            <text:p>0.04086679</text:p>
          </table:table-cell>
          <table:table-cell table:style-name="ce1"/>
          <table:table-cell office:value-type="float" office:value="4.086679E-2" table:style-name="ce10">
            <text:p>0.040866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602150000000001E-2" table:formula="of:=IF(INDEX([.236:.236];1;[.D$7])=&quot;&quot;;INDEX([.236:.236];1;[.$F$14]);INDEX([.236:.236];1;[.D$7]))" table:number-matrix-columns-spanned="1" table:number-matrix-rows-spanned="1" table:style-name="ce3">
            <text:p>0.04560215</text:p>
          </table:table-cell>
          <table:table-cell table:style-name="ce1"/>
          <table:table-cell office:value-type="float" office:value="4.5602150000000001E-2" table:style-name="ce10">
            <text:p>0.045602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747080000000001E-2" table:formula="of:=IF(INDEX([.237:.237];1;[.D$7])=&quot;&quot;;INDEX([.237:.237];1;[.$F$14]);INDEX([.237:.237];1;[.D$7]))" table:number-matrix-columns-spanned="1" table:number-matrix-rows-spanned="1" table:style-name="ce3">
            <text:p>0.05174708</text:p>
          </table:table-cell>
          <table:table-cell table:style-name="ce1"/>
          <table:table-cell office:value-type="float" office:value="5.1747080000000001E-2" table:style-name="ce10">
            <text:p>0.051747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591440000000002E-2" table:formula="of:=IF(INDEX([.238:.238];1;[.D$7])=&quot;&quot;;INDEX([.238:.238];1;[.$F$14]);INDEX([.238:.238];1;[.D$7]))" table:number-matrix-columns-spanned="1" table:number-matrix-rows-spanned="1" table:style-name="ce3">
            <text:p>0.05859144</text:p>
          </table:table-cell>
          <table:table-cell table:style-name="ce1"/>
          <table:table-cell office:value-type="float" office:value="5.8591440000000002E-2" table:style-name="ce10">
            <text:p>0.0585914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5290799999999996E-2" table:formula="of:=IF(INDEX([.239:.239];1;[.D$7])=&quot;&quot;;INDEX([.239:.239];1;[.$F$14]);INDEX([.239:.239];1;[.D$7]))" table:number-matrix-columns-spanned="1" table:number-matrix-rows-spanned="1" table:style-name="ce3">
            <text:p>0.0652908</text:p>
          </table:table-cell>
          <table:table-cell table:style-name="ce1"/>
          <table:table-cell office:value-type="float" office:value="6.5290799999999996E-2" table:style-name="ce10">
            <text:p>0.0652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3728349999999998E-2" table:formula="of:=IF(INDEX([.240:.240];1;[.D$7])=&quot;&quot;;INDEX([.240:.240];1;[.$F$14]);INDEX([.240:.240];1;[.D$7]))" table:number-matrix-columns-spanned="1" table:number-matrix-rows-spanned="1" table:style-name="ce3">
            <text:p>0.07372835</text:p>
          </table:table-cell>
          <table:table-cell table:style-name="ce1"/>
          <table:table-cell office:value-type="float" office:value="7.3728349999999998E-2" table:style-name="ce10">
            <text:p>0.073728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655560000000004E-2" table:formula="of:=IF(INDEX([.241:.241];1;[.D$7])=&quot;&quot;;INDEX([.241:.241];1;[.$F$14]);INDEX([.241:.241];1;[.D$7]))" table:number-matrix-columns-spanned="1" table:number-matrix-rows-spanned="1" table:style-name="ce3">
            <text:p>0.08365556</text:p>
          </table:table-cell>
          <table:table-cell table:style-name="ce1"/>
          <table:table-cell office:value-type="float" office:value="8.3655560000000004E-2" table:style-name="ce10">
            <text:p>0.083655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786620000000002E-2" table:formula="of:=IF(INDEX([.242:.242];1;[.D$7])=&quot;&quot;;INDEX([.242:.242];1;[.$F$14]);INDEX([.242:.242];1;[.D$7]))" table:number-matrix-columns-spanned="1" table:number-matrix-rows-spanned="1" table:style-name="ce3">
            <text:p>0.09478662</text:p>
          </table:table-cell>
          <table:table-cell table:style-name="ce1"/>
          <table:table-cell office:value-type="float" office:value="9.4786620000000002E-2" table:style-name="ce10">
            <text:p>0.094786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72312" table:formula="of:=IF(INDEX([.243:.243];1;[.D$7])=&quot;&quot;;INDEX([.243:.243];1;[.$F$14]);INDEX([.243:.243];1;[.D$7]))" table:number-matrix-columns-spanned="1" table:number-matrix-rows-spanned="1" table:style-name="ce3">
            <text:p>0.1072312</text:p>
          </table:table-cell>
          <table:table-cell table:style-name="ce1"/>
          <table:table-cell office:value-type="float" office:value="0.1072312" table:style-name="ce10">
            <text:p>0.10723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109929999999999" table:formula="of:=IF(INDEX([.244:.244];1;[.D$7])=&quot;&quot;;INDEX([.244:.244];1;[.$F$14]);INDEX([.244:.244];1;[.D$7]))" table:number-matrix-columns-spanned="1" table:number-matrix-rows-spanned="1" table:style-name="ce3">
            <text:p>0.1210993</text:p>
          </table:table-cell>
          <table:table-cell table:style-name="ce1"/>
          <table:table-cell office:value-type="float" office:value="0.12109929999999999" table:style-name="ce10">
            <text:p>0.12109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64958" table:formula="of:=IF(INDEX([.245:.245];1;[.D$7])=&quot;&quot;;INDEX([.245:.245];1;[.$F$14]);INDEX([.245:.245];1;[.D$7]))" table:number-matrix-columns-spanned="1" table:number-matrix-rows-spanned="1" table:style-name="ce3">
            <text:p>0.1364958</text:p>
          </table:table-cell>
          <table:table-cell table:style-name="ce1"/>
          <table:table-cell office:value-type="float" office:value="0.1364958" table:style-name="ce10">
            <text:p>0.13649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352299999999999" table:formula="of:=IF(INDEX([.246:.246];1;[.D$7])=&quot;&quot;;INDEX([.246:.246];1;[.$F$14]);INDEX([.246:.246];1;[.D$7]))" table:number-matrix-columns-spanned="1" table:number-matrix-rows-spanned="1" table:style-name="ce3">
            <text:p>0.153523</text:p>
          </table:table-cell>
          <table:table-cell table:style-name="ce1"/>
          <table:table-cell office:value-type="float" office:value="0.15352299999999999" table:style-name="ce10">
            <text:p>0.1535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7227219999999999" table:formula="of:=IF(INDEX([.247:.247];1;[.D$7])=&quot;&quot;;INDEX([.247:.247];1;[.$F$14]);INDEX([.247:.247];1;[.D$7]))" table:number-matrix-columns-spanned="1" table:number-matrix-rows-spanned="1" table:style-name="ce3">
            <text:p>0.1722722</text:p>
          </table:table-cell>
          <table:table-cell table:style-name="ce1"/>
          <table:table-cell office:value-type="float" office:value="0.17227219999999999" table:style-name="ce10">
            <text:p>0.17227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9281680000000001" table:formula="of:=IF(INDEX([.248:.248];1;[.D$7])=&quot;&quot;;INDEX([.248:.248];1;[.$F$14]);INDEX([.248:.248];1;[.D$7]))" table:number-matrix-columns-spanned="1" table:number-matrix-rows-spanned="1" table:style-name="ce3">
            <text:p>0.1928168</text:p>
          </table:table-cell>
          <table:table-cell table:style-name="ce1"/>
          <table:table-cell office:value-type="float" office:value="0.19281680000000001" table:style-name="ce10">
            <text:p>0.1928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1521380000000001" table:formula="of:=IF(INDEX([.249:.249];1;[.D$7])=&quot;&quot;;INDEX([.249:.249];1;[.$F$14]);INDEX([.249:.249];1;[.D$7]))" table:number-matrix-columns-spanned="1" table:number-matrix-rows-spanned="1" table:style-name="ce3">
            <text:p>0.2152138</text:p>
          </table:table-cell>
          <table:table-cell table:style-name="ce1"/>
          <table:table-cell office:value-type="float" office:value="0.21521380000000001" table:style-name="ce10">
            <text:p>0.21521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394915" table:formula="of:=IF(INDEX([.250:.250];1;[.D$7])=&quot;&quot;;INDEX([.250:.250];1;[.$F$14]);INDEX([.250:.250];1;[.D$7]))" table:number-matrix-columns-spanned="1" table:number-matrix-rows-spanned="1" table:style-name="ce3">
            <text:p>0.2394915</text:p>
          </table:table-cell>
          <table:table-cell table:style-name="ce1"/>
          <table:table-cell office:value-type="float" office:value="0.2394915" table:style-name="ce10">
            <text:p>0.23949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6565060000000001" table:formula="of:=IF(INDEX([.251:.251];1;[.D$7])=&quot;&quot;;INDEX([.251:.251];1;[.$F$14]);INDEX([.251:.251];1;[.D$7]))" table:number-matrix-columns-spanned="1" table:number-matrix-rows-spanned="1" table:style-name="ce3">
            <text:p>0.2656506</text:p>
          </table:table-cell>
          <table:table-cell table:style-name="ce1"/>
          <table:table-cell office:value-type="float" office:value="0.26565060000000001" table:style-name="ce10">
            <text:p>0.26565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936532" table:formula="of:=IF(INDEX([.252:.252];1;[.D$7])=&quot;&quot;;INDEX([.252:.252];1;[.$F$14]);INDEX([.252:.252];1;[.D$7]))" table:number-matrix-columns-spanned="1" table:number-matrix-rows-spanned="1" table:style-name="ce3">
            <text:p>0.2936532</text:p>
          </table:table-cell>
          <table:table-cell table:style-name="ce1"/>
          <table:table-cell office:value-type="float" office:value="0.2936532" table:style-name="ce10">
            <text:p>0.293653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2342389999999999" table:formula="of:=IF(INDEX([.253:.253];1;[.D$7])=&quot;&quot;;INDEX([.253:.253];1;[.$F$14]);INDEX([.253:.253];1;[.D$7]))" table:number-matrix-columns-spanned="1" table:number-matrix-rows-spanned="1" table:style-name="ce3">
            <text:p>0.3234239</text:p>
          </table:table-cell>
          <table:table-cell table:style-name="ce1"/>
          <table:table-cell office:value-type="float" office:value="0.32342389999999999" table:style-name="ce10">
            <text:p>0.32342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5484660000000001" table:formula="of:=IF(INDEX([.254:.254];1;[.D$7])=&quot;&quot;;INDEX([.254:.254];1;[.$F$14]);INDEX([.254:.254];1;[.D$7]))" table:number-matrix-columns-spanned="1" table:number-matrix-rows-spanned="1" table:style-name="ce3">
            <text:p>0.3548466</text:p>
          </table:table-cell>
          <table:table-cell table:style-name="ce1"/>
          <table:table-cell office:value-type="float" office:value="0.35484660000000001" table:style-name="ce10">
            <text:p>0.35484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table:formula="of:=IF(INDEX([.255:.255];1;[.D$7])=&quot;&quot;;INDEX([.255:.255];1;[.$F$14]);INDEX([.255:.255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number-rows-repeated="1048321" table:style-name="ro4">
          <table:table-cell table:number-columns-repeated="16384"/>
        </table:table-row>
      </table:table>
      <table:table table:name="scenario" table:style-name="ta2">
        <table:table-column table:style-name="co7" table:number-columns-repeated="11" table:default-cell-style-name="ce1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25"/>
        <table:table-column table:style-name="co7" table:number-columns-repeated="5" table:default-cell-style-name="ce3"/>
        <table:table-column table:style-name="co7" table:default-cell-style-name="ce26"/>
        <table:table-column table:style-name="co7" table:default-cell-style-name="ce1"/>
        <table:table-column table:style-name="co7" table:number-columns-repeated="7" table:default-cell-style-name="ce3"/>
        <table:table-column table:style-name="co7" table:number-columns-repeated="2" table:default-cell-style-name="ce1"/>
        <table:table-column table:style-name="co7" table:number-columns-repeated="7" table:default-cell-style-name="ce3"/>
        <table:table-column table:style-name="co7" table:default-cell-style-name="ce1"/>
        <table:table-column table:style-name="co7" table:default-cell-style-name="ce3"/>
        <table:table-column table:style-name="co7" table:number-columns-repeated="25" table:default-cell-style-name="ce1"/>
        <table:table-column table:style-name="co7" table:default-cell-style-name="ce3"/>
        <table:table-column table:style-name="co7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8" table:default-cell-style-name="ce3"/>
        <table:table-column table:style-name="co7" table:number-columns-repeated="16250" table:default-cell-style-name="ce1"/>
        <table:table-row table:style-name="ro1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2">
          <table:table-cell table:style-name="ce2"/>
          <table:table-cell office:value-type="string" table:style-name="ce2">
            <text:p>Scenario</text:p>
          </table:table-cell>
          <table:table-cell table:number-columns-repeated="9" table:style-name="ce2"/>
          <table:table-cell table:number-columns-repeated="49" table:style-name="ce4"/>
          <table:table-cell table:style-name="ce2"/>
          <table:table-cell table:number-columns-repeated="7" table:style-name="ce4"/>
          <table:table-cell table:number-columns-repeated="2" table:style-name="ce2"/>
          <table:table-cell table:number-columns-repeated="7" table:style-name="ce4"/>
          <table:table-cell table:style-name="ce2"/>
          <table:table-cell table:style-name="ce4"/>
          <table:table-cell table:number-columns-repeated="25" table:style-name="ce2"/>
          <table:table-cell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style-name="ce4"/>
          <table:table-cell table:number-columns-repeated="16250" table:style-name="ce2"/>
        </table:table-row>
        <table:table-row table:style-name="ro3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5">
          <table:table-cell table:style-name="ce7"/>
          <table:table-cell table:number-columns-repeated="4" table:style-name="ce7"/>
          <table:table-cell office:value-type="string" table:style-name="ce17">
            <text:p>tx specific</text:p>
          </table:table-cell>
          <table:table-cell table:number-columns-repeated="3" table:style-name="ce17"/>
          <table:table-cell table:number-columns-repeated="2" table:style-name="ce7"/>
          <table:table-cell office:value-type="string" table:style-name="ce17">
            <text:p>TPs to mci_on</text:p>
          </table:table-cell>
          <table:table-cell table:number-columns-repeated="6" table:style-name="ce17"/>
          <table:table-cell office:value-type="string" table:style-name="ce17">
            <text:p>TPs to mci_off</text:p>
          </table:table-cell>
          <table:table-cell table:number-columns-repeated="6" table:style-name="ce17"/>
          <table:table-cell office:value-type="string" table:style-name="ce17">
            <text:p>TPs to mild_on</text:p>
          </table:table-cell>
          <table:table-cell table:number-columns-repeated="6" table:style-name="ce17"/>
          <table:table-cell office:value-type="string" table:style-name="ce17">
            <text:p>TPs to mild_off</text:p>
          </table:table-cell>
          <table:table-cell table:number-columns-repeated="6" table:style-name="ce17"/>
          <table:table-cell office:value-type="string" table:style-name="ce17">
            <text:p>TPs to moderate</text:p>
          </table:table-cell>
          <table:table-cell table:number-columns-repeated="6" table:style-name="ce17"/>
          <table:table-cell office:value-type="string" table:style-name="ce17">
            <text:p>TPs to severe</text:p>
          </table:table-cell>
          <table:table-cell table:number-columns-repeated="6" table:style-name="ce17"/>
          <table:table-cell office:value-type="string" table:style-name="ce17">
            <text:p>TPs to death</text:p>
          </table:table-cell>
          <table:table-cell table:number-columns-repeated="6" table:style-name="ce17"/>
          <table:table-cell table:style-name="ce7"/>
          <table:table-cell office:value-type="string" table:style-name="ce17">
            <text:p>checks</text:p>
          </table:table-cell>
          <table:table-cell table:number-columns-repeated="6" table:style-name="ce17"/>
          <table:table-cell table:style-name="ce7"/>
          <table:table-cell office:value-type="string" table:style-name="ce17">
            <text:p>state trace</text:p>
          </table:table-cell>
          <table:table-cell table:number-columns-repeated="7" table:style-name="ce17"/>
          <table:table-cell table:style-name="ce7"/>
          <table:table-cell office:value-type="string" table:style-name="ce17">
            <text:p>check</text:p>
          </table:table-cell>
          <table:table-cell table:style-name="ce7"/>
          <table:table-cell office:value-type="string" table:style-name="ce17">
            <text:p>QALYs</text:p>
          </table:table-cell>
          <table:table-cell table:number-columns-repeated="6" table:style-name="ce17"/>
          <table:table-cell table:style-name="ce7"/>
          <table:table-cell office:value-type="string" table:style-name="ce17">
            <text:p>QALYs: half-cycle corrected</text:p>
          </table:table-cell>
          <table:table-cell table:number-columns-repeated="6" table:style-name="ce17"/>
          <table:table-cell table:style-name="ce7"/>
          <table:table-cell office:value-type="string" table:style-name="ce17">
            <text:p>QALYs: half-cycle corrected &amp; discounted</text:p>
          </table:table-cell>
          <table:table-cell table:number-columns-repeated="6" table:style-name="ce17"/>
          <table:table-cell table:style-name="ce7"/>
          <table:table-cell office:value-type="string" table:style-name="ce17">
            <text:p>QALYs: total</text:p>
          </table:table-cell>
          <table:table-cell table:style-name="ce7"/>
          <table:table-cell office:value-type="string" table:style-name="ce17">
            <text:p>costs</text:p>
          </table:table-cell>
          <table:table-cell table:number-columns-repeated="7" table:style-name="ce17"/>
          <table:table-cell table:style-name="ce7"/>
          <table:table-cell office:value-type="string" table:style-name="ce17">
            <text:p>costs: half-cycle corrected</text:p>
          </table:table-cell>
          <table:table-cell table:number-columns-repeated="7" table:style-name="ce17"/>
          <table:table-cell table:style-name="ce7"/>
          <table:table-cell office:value-type="string" table:style-name="ce17">
            <text:p>costs: discounted &amp; half-cycle corrected</text:p>
          </table:table-cell>
          <table:table-cell table:number-columns-repeated="6" table:style-name="ce17"/>
          <table:table-cell table:style-name="ce1"/>
          <table:table-cell table:style-name="ce7"/>
          <table:table-cell office:value-type="string" table:style-name="ce17">
            <text:p>costs: total</text:p>
          </table:table-cell>
          <table:table-cell table:number-columns-repeated="16250" table:style-name="ce7"/>
        </table:table-row>
        <table:table-row table:style-name="ro3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6">
          <table:table-cell table:style-name="ce18"/>
          <table:table-cell table:number-columns-repeated="9" table:style-name="ce18"/>
          <table:table-cell office:value-type="string" table:style-name="ce18">
            <text:p>from:<text:s/>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dth</text:p>
          </table:table-cell>
          <table:table-cell table:style-name="ce18"/>
          <table:table-cell table:number-columns-repeated="7" table:style-name="ce20"/>
          <table:table-cell table:number-columns-repeated="2" table:style-name="ce18"/>
          <table:table-cell table:number-columns-repeated="7" table:style-name="ce20"/>
          <table:table-cell table:style-name="ce18"/>
          <table:table-cell table:style-name="ce20"/>
          <table:table-cell table:number-columns-repeated="25" table:style-name="ce18"/>
          <table:table-cell table:style-name="ce20"/>
          <table:table-cell table:style-name="ce18"/>
          <table:table-cell table:number-columns-repeated="8" table:style-name="ce20"/>
          <table:table-cell table:style-name="ce18"/>
          <table:table-cell table:number-columns-repeated="8" table:style-name="ce20"/>
          <table:table-cell table:style-name="ce18"/>
          <table:table-cell table:number-columns-repeated="8" table:style-name="ce20"/>
          <table:table-cell table:style-name="ce18"/>
          <table:table-cell table:style-name="ce20"/>
          <table:table-cell table:number-columns-repeated="16250" table:style-name="ce18"/>
        </table:table-row>
        <table:table-row table:style-name="ro6">
          <table:table-cell table:style-name="ce18"/>
          <table:table-cell office:value-type="string" table:style-name="ce18">
            <text:p>cycle</text:p>
          </table:table-cell>
          <table:table-cell office:value-type="string" table:style-name="ce18">
            <text:p>age</text:p>
          </table:table-cell>
          <table:table-cell office:value-type="string" table:style-name="ce18">
            <text:p>discontinuation</text:p>
          </table:table-cell>
          <table:table-cell table:style-name="ce18"/>
          <table:table-cell office:value-type="string" table:style-name="ce18">
            <text:p>mci_mil tx</text:p>
          </table:table-cell>
          <table:table-cell office:value-type="string" table:style-name="ce18">
            <text:p>mci_mod tx</text:p>
          </table:table-cell>
          <table:table-cell office:value-type="string" table:style-name="ce18">
            <text:p>mci_sev tx</text:p>
          </table:table-cell>
          <table:table-cell office:value-type="string" table:style-name="ce18">
            <text:p>mil_mod tx</text:p>
          </table:table-cell>
          <table:table-cell table:style-name="ce18"/>
          <table:table-cell office:value-type="string" table:style-name="ce18">
            <text:p>to:<text:s/></text:p>
          </table:table-cell>
          <table:table-cell office:value-type="string" table:style-name="ce19">
            <text:p>mcion</text:p>
          </table:table-cell>
          <table:table-cell office:value-type="string" table:style-name="ce20">
            <text:p>mcion</text:p>
          </table:table-cell>
          <table:table-cell office:value-type="string" table:style-name="ce20">
            <text:p>mcion</text:p>
          </table:table-cell>
          <table:table-cell office:value-type="string" table:style-name="ce20">
            <text:p>mcion</text:p>
          </table:table-cell>
          <table:table-cell office:value-type="string" table:style-name="ce20">
            <text:p>mcion</text:p>
          </table:table-cell>
          <table:table-cell office:value-type="string" table:style-name="ce20">
            <text:p>mcion</text:p>
          </table:table-cell>
          <table:table-cell office:value-type="string" table:style-name="ce21">
            <text:p>mcion</text:p>
          </table:table-cell>
          <table:table-cell office:value-type="string" table:style-name="ce19">
            <text:p>mciof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ciof</text:p>
          </table:table-cell>
          <table:table-cell office:value-type="string" table:style-name="ce21">
            <text:p>mciof</text:p>
          </table:table-cell>
          <table:table-cell office:value-type="string" table:style-name="ce19">
            <text:p>milon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n</text:p>
          </table:table-cell>
          <table:table-cell office:value-type="string" table:style-name="ce21">
            <text:p>milon</text:p>
          </table:table-cell>
          <table:table-cell office:value-type="string" table:style-name="ce19">
            <text:p>milof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ilof</text:p>
          </table:table-cell>
          <table:table-cell office:value-type="string" table:style-name="ce21">
            <text:p>milof</text:p>
          </table:table-cell>
          <table:table-cell office:value-type="string" table:style-name="ce19">
            <text:p>mod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mod</text:p>
          </table:table-cell>
          <table:table-cell office:value-type="string" table:style-name="ce21">
            <text:p>mod</text:p>
          </table:table-cell>
          <table:table-cell office:value-type="string" table:style-name="ce19">
            <text:p>sev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sev</text:p>
          </table:table-cell>
          <table:table-cell office:value-type="string" table:style-name="ce21">
            <text:p>sev</text:p>
          </table:table-cell>
          <table:table-cell office:value-type="string" table:style-name="ce19">
            <text:p>dth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th</text:p>
          </table:table-cell>
          <table:table-cell office:value-type="string" table:style-name="ce21">
            <text:p>dth</text:p>
          </table:table-cell>
          <table:table-cell table:style-name="ce18"/>
          <table:table-cell table:number-columns-repeated="7" table:style-name="ce20"/>
          <table:table-cell table:number-columns-repeated="2"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table:style-name="ce18"/>
          <table:table-cell table:style-name="ce20"/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table:style-name="ce18"/>
          <table:table-cell table:style-name="ce20"/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iagnostics</text:p>
          </table:table-cell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iagnostics</text:p>
          </table:table-cell>
          <table:table-cell table:style-name="ce18"/>
          <table:table-cell office:value-type="string" table:style-name="ce20">
            <text:p>mcion</text:p>
          </table:table-cell>
          <table:table-cell office:value-type="string" table:style-name="ce20">
            <text:p>mciof</text:p>
          </table:table-cell>
          <table:table-cell office:value-type="string" table:style-name="ce20">
            <text:p>milon</text:p>
          </table:table-cell>
          <table:table-cell office:value-type="string" table:style-name="ce20">
            <text:p>milof</text:p>
          </table:table-cell>
          <table:table-cell office:value-type="string" table:style-name="ce20">
            <text:p>mod</text:p>
          </table:table-cell>
          <table:table-cell office:value-type="string" table:style-name="ce20">
            <text:p>sev</text:p>
          </table:table-cell>
          <table:table-cell office:value-type="string" table:style-name="ce20">
            <text:p>dth</text:p>
          </table:table-cell>
          <table:table-cell office:value-type="string" table:style-name="ce20">
            <text:p>diagnostics</text:p>
          </table:table-cell>
          <table:table-cell table:style-name="ce18"/>
          <table:table-cell table:style-name="ce20"/>
          <table:table-cell table:number-columns-repeated="16250" table:style-name="ce18"/>
        </table:table-row>
        <table:table-row table:style-name="ro1">
          <table:table-cell/>
          <table:table-cell table:number-columns-repeated="63" table:style-name="ce1"/>
          <table:table-cell office:value-type="string" table:style-name="ce1">
            <text:p>sum over simulation time:<text:s/></text:p>
          </table:table-cell>
          <table:table-cell table:number-columns-repeated="3" table:style-name="ce1"/>
          <table:table-cell office:value-type="string" table:style-name="ce1">
            <text:p>SOC:<text:s/></text:p>
          </table:table-cell>
          <table:table-cell table:style-name="ce1"/>
          <table:table-cell office:value-type="float" office:value="0" table:formula="of:=SUM(OFFSET([.BS12]; 0; 0; $$age_end-$$age_start))" table:style-name="ce22">
            <text:p>0.00</text:p>
          </table:table-cell>
          <table:table-cell office:value-type="float" office:value="4.4744737939120904" table:formula="of:=SUM(OFFSET([.BT12]; 0; 0; $$age_end-$$age_start))" table:style-name="ce22">
            <text:p>4.47</text:p>
          </table:table-cell>
          <table:table-cell office:value-type="float" office:value="0" table:formula="of:=SUM(OFFSET([.BU12]; 0; 0; $$age_end-$$age_start))" table:style-name="ce22">
            <text:p>0.00</text:p>
          </table:table-cell>
          <table:table-cell office:value-type="float" office:value="3.1909558736833019" table:formula="of:=SUM(OFFSET([.BV12]; 0; 0; $$age_end-$$age_start))" table:style-name="ce22">
            <text:p>3.19</text:p>
          </table:table-cell>
          <table:table-cell office:value-type="float" office:value="2.8722035184198358" table:formula="of:=SUM(OFFSET([.BW12]; 0; 0; $$age_end-$$age_start))" table:style-name="ce22">
            <text:p>2.87</text:p>
          </table:table-cell>
          <table:table-cell office:value-type="float" office:value="0.60736704612738834" table:formula="of:=SUM(OFFSET([.BX12]; 0; 0; $$age_end-$$age_start))" table:style-name="ce22">
            <text:p>0.61</text:p>
          </table:table-cell>
          <table:table-cell office:value-type="float" office:value="18.854999767857393" table:formula="of:=SUM(OFFSET([.BY12]; 0; 0; $$age_end-$$age_start))" table:style-name="ce22">
            <text:p>18.85</text:p>
          </table:table-cell>
          <table:table-cell table:number-columns-repeated="16" table:style-name="ce1"/>
          <table:table-cell table:number-columns-repeated="2" table:style-name="ce23"/>
          <table:table-cell table:style-name="ce1"/>
          <table:table-cell office:value-type="float" office:value="0" table:formula="of:=SUM(OFFSET([.CS12]; 0; 0; $$age_end-$$age_start-1))" table:style-name="ce22">
            <text:p>0.00</text:p>
          </table:table-cell>
          <table:table-cell office:value-type="float" office:value="2.6080836277901724" table:formula="of:=SUM(OFFSET([.CT12]; 0; 0; $$age_end-$$age_start-1))" table:style-name="ce22">
            <text:p>2.61</text:p>
          </table:table-cell>
          <table:table-cell office:value-type="float" office:value="0" table:formula="of:=SUM(OFFSET([.CU12]; 0; 0; $$age_end-$$age_start-1))" table:style-name="ce22">
            <text:p>0.00</text:p>
          </table:table-cell>
          <table:table-cell office:value-type="float" office:value="1.7915902158762922" table:formula="of:=SUM(OFFSET([.CV12]; 0; 0; $$age_end-$$age_start-1))" table:style-name="ce22">
            <text:p>1.79</text:p>
          </table:table-cell>
          <table:table-cell office:value-type="float" office:value="1.1423632967732209" table:formula="of:=SUM(OFFSET([.CW12]; 0; 0; $$age_end-$$age_start-1))" table:style-name="ce22">
            <text:p>1.14</text:p>
          </table:table-cell>
          <table:table-cell office:value-type="float" office:value="0.16618040266195111" table:formula="of:=SUM(OFFSET([.CX12]; 0; 0; $$age_end-$$age_start-1))" table:style-name="ce22">
            <text:p>0.17</text:p>
          </table:table-cell>
          <table:table-cell office:value-type="float" office:value="0" table:formula="of:=SUM(OFFSET([.CY12]; 0; 0; $$age_end-$$age_start-1))" table:style-name="ce22">
            <text:p>0.00</text:p>
          </table:table-cell>
          <table:table-cell table:style-name="ce1"/>
          <table:table-cell office:value-type="float" office:value="5.708217543101636" table:formula="of:=SUM(OFFSET([.DA12]; 0; 0; $$age_end-$$age_start-1))" table:style-name="ce22">
            <text:p>5.71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0" table:formula="of:=SUM(OFFSET([.DL12]; 0; 0; $$age_end-$$age_start-1))" table:style-name="ce24">
            <text:p><text:s/>-<text:s/></text:p>
          </table:table-cell>
          <table:table-cell office:value-type="float" office:value="70395.316517326675" table:formula="of:=SUM(OFFSET([.DM12]; 0; 0; $$age_end-$$age_start-1))" table:style-name="ce24">
            <text:p><text:s/>70,395<text:s/></text:p>
          </table:table-cell>
          <table:table-cell office:value-type="float" office:value="0" table:formula="of:=SUM(OFFSET([.DN12]; 0; 0; $$age_end-$$age_start-1))" table:style-name="ce24">
            <text:p><text:s/>-<text:s/></text:p>
          </table:table-cell>
          <table:table-cell office:value-type="float" office:value="84178.362406420696" table:formula="of:=SUM(OFFSET([.DO12]; 0; 0; $$age_end-$$age_start-1))" table:style-name="ce24">
            <text:p><text:s/>84,178<text:s/></text:p>
          </table:table-cell>
          <table:table-cell office:value-type="float" office:value="120735.04477661478" table:formula="of:=SUM(OFFSET([.DP12]; 0; 0; $$age_end-$$age_start-1))" table:style-name="ce24">
            <text:p><text:s/>120,735<text:s/></text:p>
          </table:table-cell>
          <table:table-cell office:value-type="float" office:value="38852.617906011736" table:formula="of:=SUM(OFFSET([.DQ12]; 0; 0; $$age_end-$$age_start-1))" table:style-name="ce24">
            <text:p><text:s/>38,853<text:s/></text:p>
          </table:table-cell>
          <table:table-cell office:value-type="float" office:value="0" table:formula="of:=SUM(OFFSET([.DR12]; 0; 0; $$age_end-$$age_start-1))" table:style-name="ce24">
            <text:p><text:s/>-<text:s/></text:p>
          </table:table-cell>
          <table:table-cell office:value-type="float" office:value="0" table:formula="of:=SUM(OFFSET([.DS12]; 0; 0; $$age_end-$$age_start-1))" table:style-name="ce24">
            <text:p><text:s/>-<text:s/></text:p>
          </table:table-cell>
          <table:table-cell table:style-name="ce1"/>
          <table:table-cell office:value-type="float" office:value="0" table:formula="of:=SUM(OFFSET([.DU12]; 0; 0; $$age_end-$$age_start-1))" table:style-name="ce24">
            <text:p><text:s/>-<text:s/></text:p>
          </table:table-cell>
          <table:table-cell office:value-type="float" office:value="63279.96878824594" table:formula="of:=SUM(OFFSET([.DV12]; 0; 0; $$age_end-$$age_start-1))" table:style-name="ce24">
            <text:p><text:s/>63,280<text:s/></text:p>
          </table:table-cell>
          <table:table-cell office:value-type="float" office:value="0" table:formula="of:=SUM(OFFSET([.DW12]; 0; 0; $$age_end-$$age_start-1))" table:style-name="ce24">
            <text:p><text:s/>-<text:s/></text:p>
          </table:table-cell>
          <table:table-cell office:value-type="float" office:value="68497.198824648003" table:formula="of:=SUM(OFFSET([.DX12]; 0; 0; $$age_end-$$age_start-1))" table:style-name="ce24">
            <text:p><text:s/>68,497<text:s/></text:p>
          </table:table-cell>
          <table:table-cell office:value-type="float" office:value="90604.238602950019" table:formula="of:=SUM(OFFSET([.DY12]; 0; 0; $$age_end-$$age_start-1))" table:style-name="ce24">
            <text:p><text:s/>90,604<text:s/></text:p>
          </table:table-cell>
          <table:table-cell office:value-type="float" office:value="27974.737264149597" table:formula="of:=SUM(OFFSET([.DZ12]; 0; 0; $$age_end-$$age_start-1))" table:style-name="ce24">
            <text:p><text:s/>27,975<text:s/></text:p>
          </table:table-cell>
          <table:table-cell office:value-type="float" office:value="0" table:formula="of:=SUM(OFFSET([.EA12]; 0; 0; $$age_end-$$age_start-1))" table:style-name="ce24">
            <text:p><text:s/>-<text:s/></text:p>
          </table:table-cell>
          <table:table-cell office:value-type="float" office:value="0" table:formula="of:=SUM(OFFSET([.EB12]; 0; 0; $$age_end-$$age_start-1))" table:style-name="ce24">
            <text:p><text:s/>-<text:s/></text:p>
          </table:table-cell>
          <table:table-cell table:style-name="ce1"/>
          <table:table-cell office:value-type="float" office:value="250356.14347999357" table:formula="of:=SUM(OFFSET([.ED12]; 0; 0; $$age_end-$$age_start-1))" table:style-name="ce24">
            <text:p><text:s/>250,356<text:s/></text:p>
          </table:table-cell>
          <table:table-cell table:number-columns-repeated="16250" table:style-name="ce1"/>
        </table:table-row>
        <table:table-row table:style-name="ro1">
          <table:table-cell/>
          <table:table-cell table:number-columns-repeated="10" table:style-name="ce1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1"/>
          <table:table-cell table:number-columns-repeated="7" table:style-name="ce3"/>
          <table:table-cell office:value-type="string" table:style-name="ce1">
            <text:p>INT:<text:s/></text:p>
          </table:table-cell>
          <table:table-cell table:style-name="ce1"/>
          <table:table-cell office:value-type="float" office:value="3.6637158382171848" table:formula="of:=SUM(OFFSET([.BS68]; 0; 0; $$age_end-$$age_start))" table:style-name="ce22">
            <text:p>3.66</text:p>
          </table:table-cell>
          <table:table-cell office:value-type="float" office:value="1.4906147631381024" table:formula="of:=SUM(OFFSET([.BT68]; 0; 0; $$age_end-$$age_start))" table:style-name="ce22">
            <text:p>1.49</text:p>
          </table:table-cell>
          <table:table-cell office:value-type="float" office:value="1.1869058644161727" table:formula="of:=SUM(OFFSET([.BU68]; 0; 0; $$age_end-$$age_start))" table:style-name="ce22">
            <text:p>1.19</text:p>
          </table:table-cell>
          <table:table-cell office:value-type="float" office:value="2.036815961254129" table:formula="of:=SUM(OFFSET([.BV68]; 0; 0; $$age_end-$$age_start))" table:style-name="ce22">
            <text:p>2.04</text:p>
          </table:table-cell>
          <table:table-cell office:value-type="float" office:value="2.6003711801980414" table:formula="of:=SUM(OFFSET([.BW68]; 0; 0; $$age_end-$$age_start))" table:style-name="ce22">
            <text:p>2.60</text:p>
          </table:table-cell>
          <table:table-cell office:value-type="float" office:value="0.53034633686043253" table:formula="of:=SUM(OFFSET([.BX68]; 0; 0; $$age_end-$$age_start))" table:style-name="ce22">
            <text:p>0.53</text:p>
          </table:table-cell>
          <table:table-cell office:value-type="float" office:value="18.491230055915945" table:formula="of:=SUM(OFFSET([.BY68]; 0; 0; $$age_end-$$age_start))" table:style-name="ce22">
            <text:p>18.49</text:p>
          </table:table-cell>
          <table:table-cell table:style-name="ce1"/>
          <table:table-cell table:style-name="ce3"/>
          <table:table-cell table:number-columns-repeated="14" table:style-name="ce1"/>
          <table:table-cell table:number-columns-repeated="2" table:style-name="ce23"/>
          <table:table-cell table:style-name="ce1"/>
          <table:table-cell office:value-type="float" office:value="2.1730933448670466" table:formula="of:=SUM(OFFSET([.CS68]; 0; 0; $$age_end-$$age_start-1))" table:style-name="ce22">
            <text:p>2.17</text:p>
          </table:table-cell>
          <table:table-cell office:value-type="float" office:value="0.84996023918763131" table:formula="of:=SUM(OFFSET([.CT68]; 0; 0; $$age_end-$$age_start-1))" table:style-name="ce22">
            <text:p>0.85</text:p>
          </table:table-cell>
          <table:table-cell office:value-type="float" office:value="0.74080799887457516" table:formula="of:=SUM(OFFSET([.CU68]; 0; 0; $$age_end-$$age_start-1))" table:style-name="ce22">
            <text:p>0.74</text:p>
          </table:table-cell>
          <table:table-cell office:value-type="float" office:value="1.0418079066437054" table:formula="of:=SUM(OFFSET([.CV68]; 0; 0; $$age_end-$$age_start-1))" table:style-name="ce22">
            <text:p>1.04</text:p>
          </table:table-cell>
          <table:table-cell office:value-type="float" office:value="1.0137042477807545" table:formula="of:=SUM(OFFSET([.CW68]; 0; 0; $$age_end-$$age_start-1))" table:style-name="ce22">
            <text:p>1.01</text:p>
          </table:table-cell>
          <table:table-cell office:value-type="float" office:value="0.14271174828519792" table:formula="of:=SUM(OFFSET([.CX68]; 0; 0; $$age_end-$$age_start-1))" table:style-name="ce22">
            <text:p>0.14</text:p>
          </table:table-cell>
          <table:table-cell office:value-type="float" office:value="0" table:formula="of:=SUM(OFFSET([.CY68]; 0; 0; $$age_end-$$age_start-1))" table:style-name="ce22">
            <text:p>0.00</text:p>
          </table:table-cell>
          <table:table-cell table:style-name="ce1"/>
          <table:table-cell office:value-type="float" office:value="5.9620854856389105" table:formula="of:=SUM(OFFSET([.DA68]; 0; 0; $$age_end-$$age_start-1))" table:style-name="ce22">
            <text:p>5.96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87672.893308674611" table:formula="of:=SUM(OFFSET([.DL68]; 0; 0; $$age_end-$$age_start-1))" table:style-name="ce24">
            <text:p><text:s/>87,673<text:s/></text:p>
          </table:table-cell>
          <table:table-cell office:value-type="float" office:value="26401.011268824597" table:formula="of:=SUM(OFFSET([.DM68]; 0; 0; $$age_end-$$age_start-1))" table:style-name="ce24">
            <text:p><text:s/>26,401<text:s/></text:p>
          </table:table-cell>
          <table:table-cell office:value-type="float" office:value="43180.243043262948" table:formula="of:=SUM(OFFSET([.DN68]; 0; 0; $$age_end-$$age_start-1))" table:style-name="ce24">
            <text:p><text:s/>43,180<text:s/></text:p>
          </table:table-cell>
          <table:table-cell office:value-type="float" office:value="53731.347149913432" table:formula="of:=SUM(OFFSET([.DO68]; 0; 0; $$age_end-$$age_start-1))" table:style-name="ce24">
            <text:p><text:s/>53,731<text:s/></text:p>
          </table:table-cell>
          <table:table-cell office:value-type="float" office:value="109308.17806182621" table:formula="of:=SUM(OFFSET([.DP68]; 0; 0; $$age_end-$$age_start-1))" table:style-name="ce24">
            <text:p><text:s/>109,308<text:s/></text:p>
          </table:table-cell>
          <table:table-cell office:value-type="float" office:value="33925.660487333756" table:formula="of:=SUM(OFFSET([.DQ68]; 0; 0; $$age_end-$$age_start-1))" table:style-name="ce24">
            <text:p><text:s/>33,926<text:s/></text:p>
          </table:table-cell>
          <table:table-cell office:value-type="float" office:value="0" table:formula="of:=SUM(OFFSET([.DR68]; 0; 0; $$age_end-$$age_start-1))" table:style-name="ce24">
            <text:p><text:s/>-<text:s/></text:p>
          </table:table-cell>
          <table:table-cell office:value-type="float" office:value="2000" table:formula="of:=SUM(OFFSET([.DS68]; 0; 0; $$age_end-$$age_start-1))" table:style-name="ce24">
            <text:p><text:s/>2,000<text:s/></text:p>
          </table:table-cell>
          <table:table-cell table:style-name="ce1"/>
          <table:table-cell office:value-type="float" office:value="82494.195579391249" table:formula="of:=SUM(OFFSET([.DU68]; 0; 0; $$age_end-$$age_start-1))" table:style-name="ce24">
            <text:p><text:s/>82,494<text:s/></text:p>
          </table:table-cell>
          <table:table-cell office:value-type="float" office:value="20622.596926700444" table:formula="of:=SUM(OFFSET([.DV68]; 0; 0; $$age_end-$$age_start-1))" table:style-name="ce24">
            <text:p><text:s/>20,623<text:s/></text:p>
          </table:table-cell>
          <table:table-cell office:value-type="float" office:value="39059.383032974598" table:formula="of:=SUM(OFFSET([.DW68]; 0; 0; $$age_end-$$age_start-1))" table:style-name="ce24">
            <text:p><text:s/>39,059<text:s/></text:p>
          </table:table-cell>
          <table:table-cell office:value-type="float" office:value="39831.052149143725" table:formula="of:=SUM(OFFSET([.DX68]; 0; 0; $$age_end-$$age_start-1))" table:style-name="ce24">
            <text:p><text:s/>39,831<text:s/></text:p>
          </table:table-cell>
          <table:table-cell office:value-type="float" office:value="80399.9058777397" table:formula="of:=SUM(OFFSET([.DY68]; 0; 0; $$age_end-$$age_start-1))" table:style-name="ce24">
            <text:p><text:s/>80,400<text:s/></text:p>
          </table:table-cell>
          <table:table-cell office:value-type="float" office:value="24024.034114944112" table:formula="of:=SUM(OFFSET([.DZ68]; 0; 0; $$age_end-$$age_start-1))" table:style-name="ce24">
            <text:p><text:s/>24,024<text:s/></text:p>
          </table:table-cell>
          <table:table-cell office:value-type="float" office:value="0" table:formula="of:=SUM(OFFSET([.EA68]; 0; 0; $$age_end-$$age_start-1))" table:style-name="ce24">
            <text:p><text:s/>-<text:s/></text:p>
          </table:table-cell>
          <table:table-cell office:value-type="float" office:value="2000" table:formula="of:=SUM(OFFSET([.EB68]; 0; 0; $$age_end-$$age_start-1))" table:style-name="ce24">
            <text:p><text:s/>2,000<text:s/></text:p>
          </table:table-cell>
          <table:table-cell table:style-name="ce1"/>
          <table:table-cell office:value-type="float" office:value="288431.16768089379" table:formula="of:=SUM(OFFSET([.ED68]; 0; 0; $$age_end-$$age_start-1))" table:style-name="ce24">
            <text:p><text:s/>288,431<text:s/></text:p>
          </table:table-cell>
          <table:table-cell table:number-columns-repeated="16250" table:style-name="ce1"/>
        </table:table-row>
        <table:table-row table:style-name="ro3">
          <table:table-cell table:style-name="ce27"/>
          <table:table-cell office:value-type="string" table:style-name="ce27">
            <text:p>Strategy: SOC (standard of care)</text:p>
          </table:table-cell>
          <table:table-cell table:number-columns-repeated="9" table:style-name="ce27"/>
          <table:table-cell table:number-columns-repeated="49" table:style-name="ce28"/>
          <table:table-cell table:style-name="ce27"/>
          <table:table-cell table:number-columns-repeated="7" table:style-name="ce28"/>
          <table:table-cell table:number-columns-repeated="2" table:style-name="ce27"/>
          <table:table-cell table:number-columns-repeated="7" table:style-name="ce28"/>
          <table:table-cell table:style-name="ce27"/>
          <table:table-cell table:style-name="ce28"/>
          <table:table-cell table:number-columns-repeated="25" table:style-name="ce27"/>
          <table:table-cell table:style-name="ce28"/>
          <table:table-cell table:style-name="ce27"/>
          <table:table-cell table:number-columns-repeated="8" table:style-name="ce28"/>
          <table:table-cell table:style-name="ce27"/>
          <table:table-cell table:number-columns-repeated="8" table:style-name="ce28"/>
          <table:table-cell table:style-name="ce27"/>
          <table:table-cell table:number-columns-repeated="8" table:style-name="ce28"/>
          <table:table-cell table:style-name="ce27"/>
          <table:table-cell table:style-name="ce28"/>
          <table:table-cell table:number-columns-repeated="16250" table:style-name="ce27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7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.78249970173674444" table:formula="of:=(1 - $$p.mci_mil - $$p.mci_mod - $$p.mci_sev) * (1-[.D12]) * (1-[.BB12])" table:style-name="ce40">
            <text:p>0.782499702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2]) * (1-[.BD1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12] * (1-[.BB12])" table:style-name="ce40">
            <text:p>0</text:p>
          </table:table-cell>
          <table:table-cell office:value-type="float" office:value="0.78249970173674444" table:formula="of:=(1 - $$p.mci_mil - $$p.mci_mod - $$p.mci_sev) * (1-[.BC12])" table:style-name="ce44">
            <text:p>0.782499702</text:p>
          </table:table-cell>
          <table:table-cell office:value-type="float" office:value="0" table:formula="of:=$$p.mil_mci * [.D12] * (1-[.BD12])" table:style-name="ce42">
            <text:p>0</text:p>
          </table:table-cell>
          <table:table-cell office:value-type="float" office:value="0" table:formula="of:=$$p.mil_mci * (1-[.BE1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20301629541280772" table:formula="of:=$$p.mci_mil * (1-[.D12]) * (1-[.BB12])" table:style-name="ce40">
            <text:p>0.203016295</text:p>
          </table:table-cell>
          <table:table-cell office:value-type="float" office:value="0" table:style-name="ce41">
            <text:p>0</text:p>
          </table:table-cell>
          <table:table-cell office:value-type="float" office:value="0.68171898058190217" table:formula="of:=(1 - $$p.mil_mci - $$p.mil_mod - $$p.mil_sev) * (1-[.D12]) * (1-[.BD12])" table:style-name="ce44">
            <text:p>0.68171898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12] * (1-[.BB12])" table:style-name="ce40">
            <text:p>0</text:p>
          </table:table-cell>
          <table:table-cell office:value-type="float" office:value="0.20301629541280772" table:formula="of:=$$p.mci_mil * (1-[.BC12])" table:style-name="ce44">
            <text:p>0.203016295</text:p>
          </table:table-cell>
          <table:table-cell office:value-type="float" office:value="0" table:formula="of:=(1 - $$p.mil_mci - $$p.mil_mod - $$p.mil_sev) * [.D12] * (1-[.BD12])" table:style-name="ce44">
            <text:p>0</text:p>
          </table:table-cell>
          <table:table-cell office:value-type="float" office:value="0.68171898058190217" table:formula="of:=(1 - $$p.mil_mci - $$p.mil_mod - $$p.mil_sev) * (1-[.BE12])" table:style-name="ce44">
            <text:p>0.681718981</text:p>
          </table:table-cell>
          <table:table-cell office:value-type="float" office:value="8.1587399214994763E-2" table:formula="of:=$$p.mod_mil * (1-[.BF12])" table:style-name="ce44">
            <text:p>0.081587399</text:p>
          </table:table-cell>
          <table:table-cell office:value-type="float" office:value="0" table:formula="of:=$$p.sev_mil * (1-[.BG1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2])" table:style-name="ce45">
            <text:p>0</text:p>
          </table:table-cell>
          <table:table-cell office:value-type="float" office:value="0" table:formula="of:=$$p.mci_mod * (1-[.BC12])" table:style-name="ce42">
            <text:p>0</text:p>
          </table:table-cell>
          <table:table-cell office:value-type="float" office:value="0.28292303301770155" table:formula="of:=$$p.mil_mod * (1-[.BD12])" table:style-name="ce44">
            <text:p>0.282923033</text:p>
          </table:table-cell>
          <table:table-cell office:value-type="float" office:value="0.28292303301770155" table:formula="of:=$$p.mil_mod * (1-[.BE12])" table:style-name="ce44">
            <text:p>0.282923033</text:p>
          </table:table-cell>
          <table:table-cell office:value-type="float" office:value="0.75398010309029662" table:formula="of:=(1-$$p.mod_mil-$$p.mod_sev) * (1-[.BF12])" table:style-name="ce44">
            <text:p>0.753980103</text:p>
          </table:table-cell>
          <table:table-cell office:value-type="float" office:value="0.17500424239830742" table:formula="of:=$$p.sev_mod * (1-[.BG12])" table:style-name="ce44">
            <text:p>0.17500424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2])" table:style-name="ce45">
            <text:p>0</text:p>
          </table:table-cell>
          <table:table-cell office:value-type="float" office:value="0" table:formula="of:=$$p.mci_sev * (1-[.BC12])" table:style-name="ce42">
            <text:p>0</text:p>
          </table:table-cell>
          <table:table-cell office:value-type="float" office:value="9.6560762122082462E-4" table:formula="of:=$$p.mil_sev * (1-[.BD12])" table:style-name="ce44">
            <text:p>0.000965608</text:p>
          </table:table-cell>
          <table:table-cell office:value-type="float" office:value="9.6560762122082462E-4" table:formula="of:=$$p.mil_sev * (1-[.BE12])" table:style-name="ce44">
            <text:p>0.000965608</text:p>
          </table:table-cell>
          <table:table-cell office:value-type="float" office:value="0.10221869556821184" table:formula="of:=$$p.mod_sev * (1-[.BF12])" table:style-name="ce44">
            <text:p>0.102218696</text:p>
          </table:table-cell>
          <table:table-cell office:value-type="float" office:value="0.71787454534815909" table:formula="of:=(1-$$p.sev_mil-$$p.sev_mod) * (1-[.BG12])" table:style-name="ce44">
            <text:p>0.717874545</text:p>
          </table:table-cell>
          <table:table-cell office:value-type="float" office:value="0" table:style-name="ce43">
            <text:p>0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40">
            <text:p>0.014484003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44">
            <text:p>0.014484003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44">
            <text:p>0.034392379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44">
            <text:p>0.034392379</text:p>
          </table:table-cell>
          <table:table-cell office:value-type="float" office:value="6.2213802126496853E-2" table:formula="of:=1-EXP(-INDEX($$m.r.mortality_f; [.C12]) * $$hr.mort_mod * $$hr.mort_verymilddem)" table:number-matrix-columns-spanned="1" table:number-matrix-rows-spanned="1" table:style-name="ce44">
            <text:p>0.062213802</text:p>
          </table:table-cell>
          <table:table-cell office:value-type="float" office:value="0.10712121225353355" table:formula="of:=1-EXP(-INDEX($$m.r.mortality_f; [.C12]) * $$hr.mort_sev * $$hr.mort_verymilddem)" table:number-matrix-columns-spanned="1" table:number-matrix-rows-spanned="1" table:style-name="ce44">
            <text:p>0.10712121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2];[.S12];[.Z12];[.AG12];[.AN12];[.AU12];[.BB12])=1" table:style-name="ce29">
            <text:p>TRUE</text:p>
          </table:table-cell>
          <table:table-cell office:value-type="boolean" office:boolean-value="true" table:formula="of:=SUM([.M12];[.T12];[.AA12];[.AH12];[.AO12];[.AV12];[.BC12])=1" table:style-name="ce29">
            <text:p>TRUE</text:p>
          </table:table-cell>
          <table:table-cell office:value-type="boolean" office:boolean-value="true" table:formula="of:=SUM([.N12];[.U12];[.AB12];[.AI12];[.AP12];[.AW12];[.BD12])=1" table:style-name="ce29">
            <text:p>TRUE</text:p>
          </table:table-cell>
          <table:table-cell office:value-type="boolean" office:boolean-value="true" table:formula="of:=SUM([.O12];[.V12];[.AC12];[.AJ12];[.AQ12];[.AX12];[.BE12])=1" table:style-name="ce29">
            <text:p>TRUE</text:p>
          </table:table-cell>
          <table:table-cell office:value-type="boolean" office:boolean-value="true" table:formula="of:=SUM([.P12];[.W12];[.AD12];[.AK12];[.AR12];[.AY12];[.BF12])=1" table:style-name="ce29">
            <text:p>TRUE</text:p>
          </table:table-cell>
          <table:table-cell office:value-type="boolean" office:boolean-value="true" table:formula="of:=SUM([.Q12];[.X12];[.AE12];[.AL12];[.AS12];[.AZ12];[.BG12])=1" table:style-name="ce29">
            <text:p>TRUE</text:p>
          </table:table-cell>
          <table:table-cell office:value-type="boolean" office:boolean-value="true" table:formula="of:=SUM([.R12];[.Y12];[.AF12];[.AM12];[.AT12];[.BA12];[.BH12])=1" table:style-name="ce29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$$p.starting_state_mci" table:style-name="ce30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S12:.BY12])=1" table:style-name="ce29">
            <text:p>TRUE</text:p>
          </table:table-cell>
          <table:table-cell table:style-name="ce1"/>
          <table:table-cell office:value-type="float" office:value="0" table:formula="of:=[.BS12] * $$u.mci" table:style-name="ce22">
            <text:p>0.00</text:p>
          </table:table-cell>
          <table:table-cell office:value-type="float" office:value="0.73" table:formula="of:=[.BT12] * $$u.mci" table:style-name="ce22">
            <text:p>0.73</text:p>
          </table:table-cell>
          <table:table-cell office:value-type="float" office:value="0" table:formula="of:=[.BU12] * $$u.mil" table:style-name="ce22">
            <text:p>0.00</text:p>
          </table:table-cell>
          <table:table-cell office:value-type="float" office:value="0" table:formula="of:=[.BV12] * $$u.mil" table:style-name="ce22">
            <text:p>0.00</text:p>
          </table:table-cell>
          <table:table-cell office:value-type="float" office:value="0" table:formula="of:=[.BW12] * $$u.mod" table:style-name="ce22">
            <text:p>0.00</text:p>
          </table:table-cell>
          <table:table-cell office:value-type="float" office:value="0" table:formula="of:=[.BX12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2:.CC13])" table:style-name="ce31">
            <text:p>0.00</text:p>
          </table:table-cell>
          <table:table-cell office:value-type="float" office:value="0.65061239113391167" table:formula="of:=AVERAGE([.CD12:.CD13])" table:style-name="ce31">
            <text:p>0.65</text:p>
          </table:table-cell>
          <table:table-cell office:value-type="float" office:value="0" table:formula="of:=AVERAGE([.CE12:.CE13])" table:style-name="ce31">
            <text:p>0.00</text:p>
          </table:table-cell>
          <table:table-cell office:value-type="float" office:value="7.0040621917418652E-2" table:formula="of:=AVERAGE([.CF12:.CF13])" table:style-name="ce31">
            <text:p>0.07</text:p>
          </table:table-cell>
          <table:table-cell office:value-type="float" office:value="0" table:formula="of:=AVERAGE([.CG12:.CG13])" table:style-name="ce31">
            <text:p>0.00</text:p>
          </table:table-cell>
          <table:table-cell office:value-type="float" office:value="0" table:formula="of:=AVERAGE([.CH12:.CH13])" table:style-name="ce31">
            <text:p>0.00</text:p>
          </table:table-cell>
          <table:table-cell office:value-type="float" office:value="0" table:formula="of:=AVERAGE([.CI12:.CI13])" table:style-name="ce31">
            <text:p>0.00</text:p>
          </table:table-cell>
          <table:table-cell table:style-name="ce1"/>
          <table:table-cell office:value-type="float" office:value="0" table:formula="of:=[.CK12]/((1+$$discount_COST)^([.$B12]-1))" table:style-name="ce22">
            <text:p>0.00</text:p>
          </table:table-cell>
          <table:table-cell office:value-type="float" office:value="0.65061239113391167" table:formula="of:=[.CL12]/((1+$$discount_COST)^([.$B12]-1))" table:style-name="ce22">
            <text:p>0.65</text:p>
          </table:table-cell>
          <table:table-cell office:value-type="float" office:value="0" table:formula="of:=[.CM12]/((1+$$discount_COST)^([.$B12]-1))" table:style-name="ce22">
            <text:p>0.00</text:p>
          </table:table-cell>
          <table:table-cell office:value-type="float" office:value="7.0040621917418652E-2" table:formula="of:=[.CN12]/((1+$$discount_COST)^([.$B12]-1))" table:style-name="ce22">
            <text:p>0.07</text:p>
          </table:table-cell>
          <table:table-cell office:value-type="float" office:value="0" table:formula="of:=[.CO12]/((1+$$discount_COST)^([.$B12]-1))" table:style-name="ce22">
            <text:p>0.00</text:p>
          </table:table-cell>
          <table:table-cell office:value-type="float" office:value="0" table:formula="of:=[.CP12]/((1+$$discount_COST)^([.$B12]-1))" table:style-name="ce22">
            <text:p>0.00</text:p>
          </table:table-cell>
          <table:table-cell office:value-type="float" office:value="0" table:formula="of:=[.CQ12]/((1+$$discount_COST)^([.$B12]-1))" table:style-name="ce22">
            <text:p>0.00</text:p>
          </table:table-cell>
          <table:table-cell table:style-name="ce1"/>
          <table:table-cell office:value-type="float" office:value="0.72065301305133034" table:formula="of:=SUM([.CS12:.CY12])" table:style-name="ce31">
            <text:p>0.72</text:p>
          </table:table-cell>
          <table:table-cell table:style-name="ce1"/>
          <table:table-cell office:value-type="float" office:value="0" table:formula="of:=[.BS12] * ($$c.mci + $$c.Tx)" table:style-name="ce24">
            <text:p><text:s/>-<text:s/></text:p>
          </table:table-cell>
          <table:table-cell office:value-type="float" office:value="17712" table:formula="of:=[.BT12]*$$c.mci" table:style-name="ce24">
            <text:p><text:s/>17,712<text:s/></text:p>
          </table:table-cell>
          <table:table-cell office:value-type="float" office:value="0" table:formula="of:=[.BU12] * ($$c.mil + $$c.Tx)" table:style-name="ce24">
            <text:p><text:s/>-<text:s/></text:p>
          </table:table-cell>
          <table:table-cell office:value-type="float" office:value="0" table:formula="of:=[.BV12]*$$c.mil" table:style-name="ce24">
            <text:p><text:s/>-<text:s/></text:p>
          </table:table-cell>
          <table:table-cell office:value-type="float" office:value="0" table:formula="of:=[.BW12]*$$c.mod" table:style-name="ce24">
            <text:p><text:s/>-<text:s/></text:p>
          </table:table-cell>
          <table:table-cell office:value-type="float" office:value="0" table:formula="of:=[.BX12]*$$c.sev" table:style-name="ce24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2:.DC13])" table:style-name="ce33">
            <text:p><text:s/>-<text:s/></text:p>
          </table:table-cell>
          <table:table-cell office:value-type="float" office:value="15785.817358580609" table:formula="of:=AVERAGE([.DD12:.DD13])" table:style-name="ce33">
            <text:p><text:s/>15,786<text:s/></text:p>
          </table:table-cell>
          <table:table-cell office:value-type="float" office:value="0" table:formula="of:=AVERAGE([.DE12:.DE13])" table:style-name="ce33">
            <text:p><text:s/>-<text:s/></text:p>
          </table:table-cell>
          <table:table-cell office:value-type="float" office:value="2677.8369086665593" table:formula="of:=AVERAGE([.DF12:.DF13])" table:style-name="ce33">
            <text:p><text:s/>2,678<text:s/></text:p>
          </table:table-cell>
          <table:table-cell office:value-type="float" office:value="0" table:formula="of:=AVERAGE([.DG12:.DG13])" table:style-name="ce33">
            <text:p><text:s/>-<text:s/></text:p>
          </table:table-cell>
          <table:table-cell office:value-type="float" office:value="0" table:formula="of:=AVERAGE([.DH12:.DH13])" table:style-name="ce33">
            <text:p><text:s/>-<text:s/></text:p>
          </table:table-cell>
          <table:table-cell office:value-type="float" office:value="0" table:formula="of:=AVERAGE([.DI12:.DI13])" table:style-name="ce33">
            <text:p><text:s/>-<text:s/></text:p>
          </table:table-cell>
          <table:table-cell office:value-type="float" office:value="0" table:formula="of:=[.DJ12]" table:style-name="ce33">
            <text:p><text:s/>-<text:s/></text:p>
          </table:table-cell>
          <table:table-cell table:style-name="ce34"/>
          <table:table-cell office:value-type="float" office:value="0" table:formula="of:=[.DL12]/((1+$$discount_COST)^([.$B12]-1))" table:style-name="ce24">
            <text:p><text:s/>-<text:s/></text:p>
          </table:table-cell>
          <table:table-cell office:value-type="float" office:value="15785.817358580609" table:formula="of:=[.DM12]/((1+$$discount_COST)^([.$B12]-1))" table:style-name="ce24">
            <text:p><text:s/>15,786<text:s/></text:p>
          </table:table-cell>
          <table:table-cell office:value-type="float" office:value="0" table:formula="of:=[.DN12]/((1+$$discount_COST)^([.$B12]-1))" table:style-name="ce24">
            <text:p><text:s/>-<text:s/></text:p>
          </table:table-cell>
          <table:table-cell office:value-type="float" office:value="2677.8369086665593" table:formula="of:=[.DO12]/((1+$$discount_COST)^([.$B12]-1))" table:style-name="ce24">
            <text:p><text:s/>2,678<text:s/></text:p>
          </table:table-cell>
          <table:table-cell office:value-type="float" office:value="0" table:formula="of:=[.DP12]/((1+$$discount_COST)^([.$B12]-1))" table:style-name="ce24">
            <text:p><text:s/>-<text:s/></text:p>
          </table:table-cell>
          <table:table-cell office:value-type="float" office:value="0" table:formula="of:=[.DQ12]/((1+$$discount_COST)^([.$B12]-1))" table:style-name="ce24">
            <text:p><text:s/>-<text:s/></text:p>
          </table:table-cell>
          <table:table-cell office:value-type="float" office:value="0" table:formula="of:=[.DR12]/((1+$$discount_COST)^([.$B12]-1))" table:style-name="ce24">
            <text:p><text:s/>-<text:s/></text:p>
          </table:table-cell>
          <table:table-cell office:value-type="float" office:value="0" table:formula="of:=[.DS12]/((1+$$discount_COST)^([.$B12]-1))" table:style-name="ce24">
            <text:p><text:s/>-<text:s/></text:p>
          </table:table-cell>
          <table:table-cell table:style-name="ce1"/>
          <table:table-cell office:value-type="float" office:value="18463.65426724717" table:formula="of:=SUM([.DU12:.EB12])" table:style-name="ce33">
            <text:p><text:s/>18,464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12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number-columns-repeated="7" table:style-name="ce1"/>
          <table:table-cell office:value-type="float" office:value="0.70319784062965363" table:formula="of:=(1 - $$p.mci_mil - $$p.mci_mod - $$p.mci_sev) * (1-[.D13]) * (1-[.BB13])" table:style-name="ce40">
            <text:p>0.703197841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3]) * (1-[.BD1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813309340329487E-2" table:formula="of:=(1 - $$p.mci_mil - $$p.mci_mod - $$p.mci_sev) * [.D13] * (1-[.BB13])" table:style-name="ce40">
            <text:p>0.078133093</text:p>
          </table:table-cell>
          <table:table-cell office:value-type="float" office:value="0.78133093403294851" table:formula="of:=(1 - $$p.mci_mil - $$p.mci_mod - $$p.mci_sev) * (1-[.BC13])" table:style-name="ce44">
            <text:p>0.781330934</text:p>
          </table:table-cell>
          <table:table-cell office:value-type="float" office:value="0" table:formula="of:=$$p.mil_mci * [.D13] * (1-[.BD13])" table:style-name="ce42">
            <text:p>0</text:p>
          </table:table-cell>
          <table:table-cell office:value-type="float" office:value="0" table:formula="of:=$$p.mil_mci * (1-[.BE1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2441757140691" table:formula="of:=$$p.mci_mil * (1-[.D13]) * (1-[.BB13])" table:style-name="ce40">
            <text:p>0.182441757</text:p>
          </table:table-cell>
          <table:table-cell office:value-type="float" office:value="0" table:style-name="ce41">
            <text:p>0</text:p>
          </table:table-cell>
          <table:table-cell office:value-type="float" office:value="0.61135112013851511" table:formula="of:=(1 - $$p.mil_mci - $$p.mil_mod - $$p.mil_sev) * (1-[.D13]) * (1-[.BD13])" table:style-name="ce44">
            <text:p>0.6113511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.0271306348965668E-2" table:formula="of:=$$p.mci_mil * [.D13] * (1-[.BB13])" table:style-name="ce40">
            <text:p>0.020271306</text:p>
          </table:table-cell>
          <table:table-cell office:value-type="float" office:value="0.20271306348965665" table:formula="of:=$$p.mci_mil * (1-[.BC13])" table:style-name="ce44">
            <text:p>0.202713063</text:p>
          </table:table-cell>
          <table:table-cell office:value-type="float" office:value="6.7927902237612789E-2" table:formula="of:=(1 - $$p.mil_mci - $$p.mil_mod - $$p.mil_sev) * [.D13] * (1-[.BD13])" table:style-name="ce44">
            <text:p>0.067927902</text:p>
          </table:table-cell>
          <table:table-cell office:value-type="float" office:value="0.67927902237612792" table:formula="of:=(1 - $$p.mil_mci - $$p.mil_mod - $$p.mil_sev) * (1-[.BE13])" table:style-name="ce44">
            <text:p>0.679279022</text:p>
          </table:table-cell>
          <table:table-cell office:value-type="float" office:value="8.1052255168543183E-2" table:formula="of:=$$p.mod_mil * (1-[.BF13])" table:style-name="ce44">
            <text:p>0.081052255</text:p>
          </table:table-cell>
          <table:table-cell office:value-type="float" office:value="0" table:formula="of:=$$p.sev_mil * (1-[.BG1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3])" table:style-name="ce45">
            <text:p>0</text:p>
          </table:table-cell>
          <table:table-cell office:value-type="float" office:value="0" table:formula="of:=$$p.mci_mod * (1-[.BC13])" table:style-name="ce42">
            <text:p>0</text:p>
          </table:table-cell>
          <table:table-cell office:value-type="float" office:value="0.28191041580199072" table:formula="of:=$$p.mil_mod * (1-[.BD13])" table:style-name="ce44">
            <text:p>0.281910416</text:p>
          </table:table-cell>
          <table:table-cell office:value-type="float" office:value="0.28191041580199072" table:formula="of:=$$p.mil_mod * (1-[.BE13])" table:style-name="ce44">
            <text:p>0.281910416</text:p>
          </table:table-cell>
          <table:table-cell office:value-type="float" office:value="0.74903463397136472" table:formula="of:=(1-$$p.mod_mil-$$p.mod_sev) * (1-[.BF13])" table:style-name="ce44">
            <text:p>0.749034634</text:p>
          </table:table-cell>
          <table:table-cell office:value-type="float" office:value="0.17298451418171382" table:formula="of:=$$p.sev_mod * (1-[.BG13])" table:style-name="ce44">
            <text:p>0.17298451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3])" table:style-name="ce45">
            <text:p>0</text:p>
          </table:table-cell>
          <table:table-cell office:value-type="float" office:value="0" table:formula="of:=$$p.mci_sev * (1-[.BC13])" table:style-name="ce42">
            <text:p>0</text:p>
          </table:table-cell>
          <table:table-cell office:value-type="float" office:value="9.6215158976788639E-4" table:formula="of:=$$p.mil_sev * (1-[.BD13])" table:style-name="ce44">
            <text:p>0.000962152</text:p>
          </table:table-cell>
          <table:table-cell office:value-type="float" office:value="9.6215158976788639E-4" table:formula="of:=$$p.mil_sev * (1-[.BE13])" table:style-name="ce44">
            <text:p>0.000962152</text:p>
          </table:table-cell>
          <table:table-cell office:value-type="float" office:value="0.10154822773989894" table:formula="of:=$$p.mod_sev * (1-[.BF13])" table:style-name="ce44">
            <text:p>0.101548228</text:p>
          </table:table-cell>
          <table:table-cell office:value-type="float" office:value="0.70958953776580569" table:formula="of:=(1-$$p.sev_mil-$$p.sev_mod) * (1-[.BG13])" table:style-name="ce44">
            <text:p>0.709589538</text:p>
          </table:table-cell>
          <table:table-cell office:value-type="float" office:value="0" table:style-name="ce43">
            <text:p>0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40">
            <text:p>0.015956002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44">
            <text:p>0.015956002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44">
            <text:p>0.03784841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44">
            <text:p>0.03784841</text:p>
          </table:table-cell>
          <table:table-cell office:value-type="float" office:value="6.8364883120193176E-2" table:formula="of:=1-EXP(-INDEX($$m.r.mortality_f; [.C13]) * $$hr.mort_mod * $$hr.mort_verymilddem)" table:number-matrix-columns-spanned="1" table:number-matrix-rows-spanned="1" table:style-name="ce44">
            <text:p>0.068364883</text:p>
          </table:table-cell>
          <table:table-cell office:value-type="float" office:value="0.11742594805248052" table:formula="of:=1-EXP(-INDEX($$m.r.mortality_f; [.C13]) * $$hr.mort_sev * $$hr.mort_verymilddem)" table:number-matrix-columns-spanned="1" table:number-matrix-rows-spanned="1" table:style-name="ce44">
            <text:p>0.11742594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3];[.S13];[.Z13];[.AG13];[.AN13];[.AU13];[.BB13])=1" table:style-name="ce29">
            <text:p>TRUE</text:p>
          </table:table-cell>
          <table:table-cell office:value-type="boolean" office:boolean-value="true" table:formula="of:=SUM([.M13];[.T13];[.AA13];[.AH13];[.AO13];[.AV13];[.BC13])=1" table:style-name="ce29">
            <text:p>TRUE</text:p>
          </table:table-cell>
          <table:table-cell office:value-type="boolean" office:boolean-value="true" table:formula="of:=SUM([.N13];[.U13];[.AB13];[.AI13];[.AP13];[.AW13];[.BD13])=1" table:style-name="ce29">
            <text:p>TRUE</text:p>
          </table:table-cell>
          <table:table-cell office:value-type="boolean" office:boolean-value="true" table:formula="of:=SUM([.O13];[.V13];[.AC13];[.AJ13];[.AQ13];[.AX13];[.BE13])=1" table:style-name="ce29">
            <text:p>TRUE</text:p>
          </table:table-cell>
          <table:table-cell office:value-type="boolean" office:boolean-value="true" table:formula="of:=SUM([.P13];[.W13];[.AD13];[.AK13];[.AR13];[.AY13];[.BF13])=1" table:style-name="ce29">
            <text:p>TRUE</text:p>
          </table:table-cell>
          <table:table-cell office:value-type="boolean" office:boolean-value="true" table:formula="of:=SUM([.Q13];[.X13];[.AE13];[.AL13];[.AS13];[.AZ13];[.BG13])=1" table:style-name="ce29">
            <text:p>TRUE</text:p>
          </table:table-cell>
          <table:table-cell office:value-type="boolean" office:boolean-value="true" table:formula="of:=SUM([.R13];[.Y13];[.AF13];[.AM13];[.AT13];[.BA13];[.BH13])=1" table:style-name="ce29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MMULT([.BS12:.BY12];TRANSPOSE([.L12:.R12]))" table:number-matrix-columns-spanned="1" table:number-matrix-rows-spanned="1" table:style-name="ce3">
            <text:p>0</text:p>
          </table:table-cell>
          <table:table-cell office:value-type="float" office:value="0.78249970173674444" table:formula="of:=MMULT([.BS12:.BY12];TRANSPOSE([.S12:.Y12]))" table:number-matrix-columns-spanned="1" table:number-matrix-rows-spanned="1" table:style-name="ce3">
            <text:p>0.782499702</text:p>
          </table:table-cell>
          <table:table-cell office:value-type="float" office:value="0" table:formula="of:=MMULT([.BS12:.BY12];TRANSPOSE([.Z12:.AF12]))" table:number-matrix-columns-spanned="1" table:number-matrix-rows-spanned="1" table:style-name="ce3">
            <text:p>0</text:p>
          </table:table-cell>
          <table:table-cell office:value-type="float" office:value="0.20301629541280772" table:formula="of:=MMULT([.BS12:.BY12];TRANSPOSE([.AG12:.AM12]))" table:number-matrix-columns-spanned="1" table:number-matrix-rows-spanned="1" table:style-name="ce3">
            <text:p>0.203016295</text:p>
          </table:table-cell>
          <table:table-cell office:value-type="float" office:value="0" table:formula="of:=MMULT([.BS12:.BY12];TRANSPOSE([.AN12:.AT12]))" table:number-matrix-columns-spanned="1" table:number-matrix-rows-spanned="1" table:style-name="ce3">
            <text:p>0</text:p>
          </table:table-cell>
          <table:table-cell office:value-type="float" office:value="0" table:formula="of:=MMULT([.BS12:.BY12];TRANSPOSE([.AU12:.BA12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S12:.BY12];TRANSPOSE([.BB12:.BH12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S13:.BY13])=1" table:style-name="ce29">
            <text:p>TRUE</text:p>
          </table:table-cell>
          <table:table-cell table:style-name="ce1"/>
          <table:table-cell office:value-type="float" office:value="0" table:formula="of:=[.BS13] * $$u.mci" table:style-name="ce22">
            <text:p>0.00</text:p>
          </table:table-cell>
          <table:table-cell office:value-type="float" office:value="0.57122478226782347" table:formula="of:=[.BT13] * $$u.mci" table:style-name="ce22">
            <text:p>0.57</text:p>
          </table:table-cell>
          <table:table-cell office:value-type="float" office:value="0" table:formula="of:=[.BU13] * $$u.mil" table:style-name="ce22">
            <text:p>0.00</text:p>
          </table:table-cell>
          <table:table-cell office:value-type="float" office:value="0.1400812438348373" table:formula="of:=[.BV13] * $$u.mil" table:style-name="ce22">
            <text:p>0.14</text:p>
          </table:table-cell>
          <table:table-cell office:value-type="float" office:value="0" table:formula="of:=[.BW13] * $$u.mod" table:style-name="ce22">
            <text:p>0.00</text:p>
          </table:table-cell>
          <table:table-cell office:value-type="float" office:value="0" table:formula="of:=[.BX13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3:.CC14])" table:style-name="ce31">
            <text:p>0.00</text:p>
          </table:table-cell>
          <table:table-cell office:value-type="float" office:value="0.50877018746995484" table:formula="of:=AVERAGE([.CD13:.CD14])" table:style-name="ce31">
            <text:p>0.51</text:p>
          </table:table-cell>
          <table:table-cell office:value-type="float" office:value="0" table:formula="of:=AVERAGE([.CE13:.CE14])" table:style-name="ce31">
            <text:p>0.00</text:p>
          </table:table-cell>
          <table:table-cell office:value-type="float" office:value="0.17234265164308413" table:formula="of:=AVERAGE([.CF13:.CF14])" table:style-name="ce31">
            <text:p>0.17</text:p>
          </table:table-cell>
          <table:table-cell office:value-type="float" office:value="1.5166588187417169E-2" table:formula="of:=AVERAGE([.CG13:.CG14])" table:style-name="ce31">
            <text:p>0.02</text:p>
          </table:table-cell>
          <table:table-cell office:value-type="float" office:value="3.7113165762241764E-5" table:formula="of:=AVERAGE([.CH13:.CH14])" table:style-name="ce31">
            <text:p>0.00</text:p>
          </table:table-cell>
          <table:table-cell office:value-type="float" office:value="0" table:formula="of:=AVERAGE([.CI13:.CI14])" table:style-name="ce31">
            <text:p>0.00</text:p>
          </table:table-cell>
          <table:table-cell table:style-name="ce1"/>
          <table:table-cell office:value-type="float" office:value="0" table:formula="of:=[.CK13]/((1+$$discount_COST)^([.$B13]-1))" table:style-name="ce22">
            <text:p>0.00</text:p>
          </table:table-cell>
          <table:table-cell office:value-type="float" office:value="0.49156539852169551" table:formula="of:=[.CL13]/((1+$$discount_COST)^([.$B13]-1))" table:style-name="ce22">
            <text:p>0.49</text:p>
          </table:table-cell>
          <table:table-cell office:value-type="float" office:value="0" table:formula="of:=[.CM13]/((1+$$discount_COST)^([.$B13]-1))" table:style-name="ce22">
            <text:p>0.00</text:p>
          </table:table-cell>
          <table:table-cell office:value-type="float" office:value="0.16651463926868032" table:formula="of:=[.CN13]/((1+$$discount_COST)^([.$B13]-1))" table:style-name="ce22">
            <text:p>0.17</text:p>
          </table:table-cell>
          <table:table-cell office:value-type="float" office:value="1.4653708393639777E-2" table:formula="of:=[.CO13]/((1+$$discount_COST)^([.$B13]-1))" table:style-name="ce22">
            <text:p>0.01</text:p>
          </table:table-cell>
          <table:table-cell office:value-type="float" office:value="3.5858131171248086E-5" table:formula="of:=[.CP13]/((1+$$discount_COST)^([.$B13]-1))" table:style-name="ce22">
            <text:p>0.00</text:p>
          </table:table-cell>
          <table:table-cell office:value-type="float" office:value="0" table:formula="of:=[.CQ13]/((1+$$discount_COST)^([.$B13]-1))" table:style-name="ce22">
            <text:p>0.00</text:p>
          </table:table-cell>
          <table:table-cell table:style-name="ce1"/>
          <table:table-cell office:value-type="float" office:value="0.67276960431518684" table:formula="of:=SUM([.CS13:.CY13])" table:style-name="ce31">
            <text:p>0.67</text:p>
          </table:table-cell>
          <table:table-cell table:style-name="ce1"/>
          <table:table-cell office:value-type="float" office:value="0" table:formula="of:=[.BS13] * ($$c.mci + $$c.Tx)" table:style-name="ce24">
            <text:p><text:s/>-<text:s/></text:p>
          </table:table-cell>
          <table:table-cell office:value-type="float" office:value="13859.634717161218" table:formula="of:=[.BT13]*$$c.mci" table:style-name="ce24">
            <text:p><text:s/>13,860<text:s/></text:p>
          </table:table-cell>
          <table:table-cell office:value-type="float" office:value="0" table:formula="of:=[.BU13] * ($$c.mil + $$c.Tx)" table:style-name="ce24">
            <text:p><text:s/>-<text:s/></text:p>
          </table:table-cell>
          <table:table-cell office:value-type="float" office:value="5355.6738173331187" table:formula="of:=[.BV13]*$$c.mil" table:style-name="ce24">
            <text:p><text:s/>5,356<text:s/></text:p>
          </table:table-cell>
          <table:table-cell office:value-type="float" office:value="0" table:formula="of:=[.BW13]*$$c.mod" table:style-name="ce24">
            <text:p><text:s/>-<text:s/></text:p>
          </table:table-cell>
          <table:table-cell office:value-type="float" office:value="0" table:formula="of:=[.BX13]*$$c.sev" table:style-name="ce24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3:.DC14])" table:style-name="ce33">
            <text:p><text:s/>-<text:s/></text:p>
          </table:table-cell>
          <table:table-cell office:value-type="float" office:value="12344.298028038136" table:formula="of:=AVERAGE([.DD13:.DD14])" table:style-name="ce33">
            <text:p><text:s/>12,344<text:s/></text:p>
          </table:table-cell>
          <table:table-cell office:value-type="float" office:value="0" table:formula="of:=AVERAGE([.DE13:.DE14])" table:style-name="ce33">
            <text:p><text:s/>-<text:s/></text:p>
          </table:table-cell>
          <table:table-cell office:value-type="float" office:value="6589.1121591046385" table:formula="of:=AVERAGE([.DF13:.DF14])" table:style-name="ce33">
            <text:p><text:s/>6,589<text:s/></text:p>
          </table:table-cell>
          <table:table-cell office:value-type="float" office:value="1202.9073227465765" table:formula="of:=AVERAGE([.DG13:.DG14])" table:style-name="ce33">
            <text:p><text:s/>1,203<text:s/></text:p>
          </table:table-cell>
          <table:table-cell office:value-type="float" office:value="6.2476143071547652" table:formula="of:=AVERAGE([.DH13:.DH14])" table:style-name="ce33">
            <text:p><text:s/>6<text:s/></text:p>
          </table:table-cell>
          <table:table-cell office:value-type="float" office:value="0" table:formula="of:=AVERAGE([.DI13:.DI14])" table:style-name="ce33">
            <text:p><text:s/>-<text:s/></text:p>
          </table:table-cell>
          <table:table-cell office:value-type="float" office:value="0" table:formula="of:=[.DJ13]" table:style-name="ce33">
            <text:p><text:s/>-<text:s/></text:p>
          </table:table-cell>
          <table:table-cell table:style-name="ce1"/>
          <table:table-cell office:value-type="float" office:value="0" table:formula="of:=[.DL13]/((1+$$discount_COST)^([.$B13]-1))" table:style-name="ce24">
            <text:p><text:s/>-<text:s/></text:p>
          </table:table-cell>
          <table:table-cell office:value-type="float" office:value="11926.85799810448" table:formula="of:=[.DM13]/((1+$$discount_COST)^([.$B13]-1))" table:style-name="ce24">
            <text:p><text:s/>11,927<text:s/></text:p>
          </table:table-cell>
          <table:table-cell office:value-type="float" office:value="0" table:formula="of:=[.DN13]/((1+$$discount_COST)^([.$B13]-1))" table:style-name="ce24">
            <text:p><text:s/>-<text:s/></text:p>
          </table:table-cell>
          <table:table-cell office:value-type="float" office:value="6366.2919411639023" table:formula="of:=[.DO13]/((1+$$discount_COST)^([.$B13]-1))" table:style-name="ce24">
            <text:p><text:s/>6,366<text:s/></text:p>
          </table:table-cell>
          <table:table-cell office:value-type="float" office:value="1162.2292973396875" table:formula="of:=[.DP13]/((1+$$discount_COST)^([.$B13]-1))" table:style-name="ce24">
            <text:p><text:s/>1,162<text:s/></text:p>
          </table:table-cell>
          <table:table-cell office:value-type="float" office:value="6.036342325753397" table:formula="of:=[.DQ13]/((1+$$discount_COST)^([.$B13]-1))" table:style-name="ce24">
            <text:p><text:s/>6<text:s/></text:p>
          </table:table-cell>
          <table:table-cell office:value-type="float" office:value="0" table:formula="of:=[.DR13]/((1+$$discount_COST)^([.$B13]-1))" table:style-name="ce24">
            <text:p><text:s/>-<text:s/></text:p>
          </table:table-cell>
          <table:table-cell office:value-type="float" office:value="0" table:formula="of:=[.DS13]/((1+$$discount_COST)^([.$B13]-1))" table:style-name="ce24">
            <text:p><text:s/>-<text:s/></text:p>
          </table:table-cell>
          <table:table-cell table:style-name="ce1"/>
          <table:table-cell office:value-type="float" office:value="19461.415578933826" table:formula="of:=SUM([.DU13:.EB13])" table:style-name="ce33">
            <text:p><text:s/>19,461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13]+1" table:style-name="ce1">
            <text:p>72</text:p>
          </table:table-cell>
          <table:table-cell office:value-type="float" office:value="0.1" table:formula="of:=IF([.B14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70217882326989234" table:formula="of:=(1 - $$p.mci_mil - $$p.mci_mod - $$p.mci_sev) * (1-[.D14]) * (1-[.BB14])" table:style-name="ce40">
            <text:p>0.702178823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4]) * (1-[.BD1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8019869252210272E-2" table:formula="of:=(1 - $$p.mci_mil - $$p.mci_mod - $$p.mci_sev) * [.D14] * (1-[.BB14])" table:style-name="ce40">
            <text:p>0.078019869</text:p>
          </table:table-cell>
          <table:table-cell office:value-type="float" office:value="0.78019869252210261" table:formula="of:=(1 - $$p.mci_mil - $$p.mci_mod - $$p.mci_sev) * (1-[.BC14])" table:style-name="ce44">
            <text:p>0.780198693</text:p>
          </table:table-cell>
          <table:table-cell office:value-type="float" office:value="0" table:formula="of:=$$p.mil_mci * [.D14] * (1-[.BD14])" table:style-name="ce42">
            <text:p>0</text:p>
          </table:table-cell>
          <table:table-cell office:value-type="float" office:value="0" table:formula="of:=$$p.mil_mci * (1-[.BE1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217737732191158" table:formula="of:=$$p.mci_mil * (1-[.D14]) * (1-[.BB14])" table:style-name="ce40">
            <text:p>0.182177377</text:p>
          </table:table-cell>
          <table:table-cell office:value-type="float" office:value="0" table:style-name="ce41">
            <text:p>0</text:p>
          </table:table-cell>
          <table:table-cell office:value-type="float" office:value="0.60922816275830194" table:formula="of:=(1 - $$p.mil_mci - $$p.mil_mod - $$p.mil_sev) * (1-[.D14]) * (1-[.BD14])" table:style-name="ce44">
            <text:p>0.60922816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.0241930813545733E-2" table:formula="of:=$$p.mci_mil * [.D14] * (1-[.BB14])" table:style-name="ce40">
            <text:p>0.020241931</text:p>
          </table:table-cell>
          <table:table-cell office:value-type="float" office:value="0.20241930813545733" table:formula="of:=$$p.mci_mil * (1-[.BC14])" table:style-name="ce44">
            <text:p>0.202419308</text:p>
          </table:table-cell>
          <table:table-cell office:value-type="float" office:value="6.7692018084255776E-2" table:formula="of:=(1 - $$p.mil_mci - $$p.mil_mod - $$p.mil_sev) * [.D14] * (1-[.BD14])" table:style-name="ce44">
            <text:p>0.067692018</text:p>
          </table:table-cell>
          <table:table-cell office:value-type="float" office:value="0.67692018084255778" table:formula="of:=(1 - $$p.mil_mci - $$p.mil_mod - $$p.mil_sev) * (1-[.BE14])" table:style-name="ce44">
            <text:p>0.676920181</text:p>
          </table:table-cell>
          <table:table-cell office:value-type="float" office:value="8.0536426305579584E-2" table:formula="of:=$$p.mod_mil * (1-[.BF14])" table:style-name="ce44">
            <text:p>0.080536426</text:p>
          </table:table-cell>
          <table:table-cell office:value-type="float" office:value="0" table:formula="of:=$$p.sev_mil * (1-[.BG1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4])" table:style-name="ce45">
            <text:p>0</text:p>
          </table:table-cell>
          <table:table-cell office:value-type="float" office:value="0" table:formula="of:=$$p.mci_mod * (1-[.BC14])" table:style-name="ce42">
            <text:p>0</text:p>
          </table:table-cell>
          <table:table-cell office:value-type="float" office:value="0.28093146315420592" table:formula="of:=$$p.mil_mod * (1-[.BD14])" table:style-name="ce44">
            <text:p>0.280931463</text:p>
          </table:table-cell>
          <table:table-cell office:value-type="float" office:value="0.28093146315420592" table:formula="of:=$$p.mil_mod * (1-[.BE14])" table:style-name="ce44">
            <text:p>0.280931463</text:p>
          </table:table-cell>
          <table:table-cell office:value-type="float" office:value="0.74426766378949416" table:formula="of:=(1-$$p.mod_mil-$$p.mod_sev) * (1-[.BF14])" table:style-name="ce44">
            <text:p>0.744267664</text:p>
          </table:table-cell>
          <table:table-cell office:value-type="float" office:value="0.17104730298308449" table:formula="of:=$$p.sev_mod * (1-[.BG14])" table:style-name="ce44">
            <text:p>0.17104730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4])" table:style-name="ce45">
            <text:p>0</text:p>
          </table:table-cell>
          <table:table-cell office:value-type="float" office:value="0" table:formula="of:=$$p.mci_sev * (1-[.BC14])" table:style-name="ce42">
            <text:p>0</text:p>
          </table:table-cell>
          <table:table-cell office:value-type="float" office:value="9.5881045445121488E-4" table:formula="of:=$$p.mil_sev * (1-[.BD14])" table:style-name="ce44">
            <text:p>0.00095881</text:p>
          </table:table-cell>
          <table:table-cell office:value-type="float" office:value="9.5881045445121488E-4" table:formula="of:=$$p.mil_sev * (1-[.BE14])" table:style-name="ce44">
            <text:p>0.00095881</text:p>
          </table:table-cell>
          <table:table-cell office:value-type="float" office:value="0.10090195939434685" table:formula="of:=$$p.mod_sev * (1-[.BF14])" table:style-name="ce44">
            <text:p>0.100901959</text:p>
          </table:table-cell>
          <table:table-cell office:value-type="float" office:value="0.7016430183591833" table:formula="of:=(1-$$p.sev_mil-$$p.sev_mod) * (1-[.BG14])" table:style-name="ce44">
            <text:p>0.701643018</text:p>
          </table:table-cell>
          <table:table-cell office:value-type="float" office:value="0" table:style-name="ce43">
            <text:p>0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40">
            <text:p>0.017381999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44">
            <text:p>0.017381999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44">
            <text:p>0.041189546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44">
            <text:p>0.041189546</text:p>
          </table:table-cell>
          <table:table-cell office:value-type="float" office:value="7.429395051057941E-2" table:formula="of:=1-EXP(-INDEX($$m.r.mortality_f; [.C14]) * $$hr.mort_mod * $$hr.mort_verymilddem)" table:number-matrix-columns-spanned="1" table:number-matrix-rows-spanned="1" table:style-name="ce44">
            <text:p>0.074293951</text:p>
          </table:table-cell>
          <table:table-cell office:value-type="float" office:value="0.12730967865773224" table:formula="of:=1-EXP(-INDEX($$m.r.mortality_f; [.C14]) * $$hr.mort_sev * $$hr.mort_verymilddem)" table:number-matrix-columns-spanned="1" table:number-matrix-rows-spanned="1" table:style-name="ce44">
            <text:p>0.12730967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4];[.S14];[.Z14];[.AG14];[.AN14];[.AU14];[.BB14])=1" table:style-name="ce29">
            <text:p>TRUE</text:p>
          </table:table-cell>
          <table:table-cell office:value-type="boolean" office:boolean-value="true" table:formula="of:=SUM([.M14];[.T14];[.AA14];[.AH14];[.AO14];[.AV14];[.BC14])=1" table:style-name="ce29">
            <text:p>TRUE</text:p>
          </table:table-cell>
          <table:table-cell office:value-type="boolean" office:boolean-value="true" table:formula="of:=SUM([.N14];[.U14];[.AB14];[.AI14];[.AP14];[.AW14];[.BD14])=1" table:style-name="ce29">
            <text:p>TRUE</text:p>
          </table:table-cell>
          <table:table-cell office:value-type="boolean" office:boolean-value="true" table:formula="of:=SUM([.O14];[.V14];[.AC14];[.AJ14];[.AQ14];[.AX14];[.BE14])=1" table:style-name="ce29">
            <text:p>TRUE</text:p>
          </table:table-cell>
          <table:table-cell office:value-type="boolean" office:boolean-value="true" table:formula="of:=SUM([.P14];[.W14];[.AD14];[.AK14];[.AR14];[.AY14];[.BF14])=1" table:style-name="ce29">
            <text:p>TRUE</text:p>
          </table:table-cell>
          <table:table-cell office:value-type="boolean" office:boolean-value="true" table:formula="of:=SUM([.Q14];[.X14];[.AE14];[.AL14];[.AS14];[.AZ14];[.BG14])=1" table:style-name="ce29">
            <text:p>TRUE</text:p>
          </table:table-cell>
          <table:table-cell office:value-type="boolean" office:boolean-value="true" table:formula="of:=SUM([.R14];[.Y14];[.AF14];[.AM14];[.AT14];[.BA14];[.BH14])=1" table:style-name="ce29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MMULT([.BS13:.BY13];TRANSPOSE([.L13:.R13]))" table:number-matrix-columns-spanned="1" table:number-matrix-rows-spanned="1" table:style-name="ce3">
            <text:p>0</text:p>
          </table:table-cell>
          <table:table-cell office:value-type="float" office:value="0.61139122283847414" table:formula="of:=MMULT([.BS13:.BY13];TRANSPOSE([.S13:.Y13]))" table:number-matrix-columns-spanned="1" table:number-matrix-rows-spanned="1" table:style-name="ce3">
            <text:p>0.611391223</text:p>
          </table:table-cell>
          <table:table-cell office:value-type="float" office:value="0" table:formula="of:=MMULT([.BS13:.BY13];TRANSPOSE([.Z13:.AF13]))" table:number-matrix-columns-spanned="1" table:number-matrix-rows-spanned="1" table:style-name="ce3">
            <text:p>0</text:p>
          </table:table-cell>
          <table:table-cell office:value-type="float" office:value="0.29652762239323327" table:formula="of:=MMULT([.BS13:.BY13];TRANSPOSE([.AG13:.AM13]))" table:number-matrix-columns-spanned="1" table:number-matrix-rows-spanned="1" table:style-name="ce3">
            <text:p>0.296527622</text:p>
          </table:table-cell>
          <table:table-cell office:value-type="float" office:value="5.7232408254404406E-2" table:formula="of:=MMULT([.BS13:.BY13];TRANSPOSE([.AN13:.AT13]))" table:number-matrix-columns-spanned="1" table:number-matrix-rows-spanned="1" table:style-name="ce3">
            <text:p>0.057232408</text:p>
          </table:table-cell>
          <table:table-cell office:value-type="float" office:value="1.9533245138021982E-4" table:formula="of:=MMULT([.BS13:.BY13];TRANSPOSE([.AU13:.BA13]))" table:number-matrix-columns-spanned="1" table:number-matrix-rows-spanned="1" table:style-name="ce3">
            <text:p>0.000195332</text:p>
          </table:table-cell>
          <table:table-cell office:value-type="float" office:value="3.4653414062508041E-2" table:formula="of:=MMULT([.BS13:.BY13];TRANSPOSE([.BB13:.BH13]))" table:number-matrix-columns-spanned="1" table:number-matrix-rows-spanned="1" table:style-name="ce3">
            <text:p>0.034653414</text:p>
          </table:table-cell>
          <table:table-cell table:style-name="ce1"/>
          <table:table-cell office:value-type="boolean" office:boolean-value="true" table:formula="of:=SUM([.BS14:.BY14])=1" table:style-name="ce29">
            <text:p>TRUE</text:p>
          </table:table-cell>
          <table:table-cell table:style-name="ce1"/>
          <table:table-cell office:value-type="float" office:value="0" table:formula="of:=[.BS14] * $$u.mci" table:style-name="ce22">
            <text:p>0.00</text:p>
          </table:table-cell>
          <table:table-cell office:value-type="float" office:value="0.44631559267208609" table:formula="of:=[.BT14] * $$u.mci" table:style-name="ce22">
            <text:p>0.45</text:p>
          </table:table-cell>
          <table:table-cell office:value-type="float" office:value="0" table:formula="of:=[.BU14] * $$u.mil" table:style-name="ce22">
            <text:p>0.00</text:p>
          </table:table-cell>
          <table:table-cell office:value-type="float" office:value="0.20460405945133095" table:formula="of:=[.BV14] * $$u.mil" table:style-name="ce22">
            <text:p>0.20</text:p>
          </table:table-cell>
          <table:table-cell office:value-type="float" office:value="3.0333176374834337E-2" table:formula="of:=[.BW14] * $$u.mod" table:style-name="ce22">
            <text:p>0.03</text:p>
          </table:table-cell>
          <table:table-cell office:value-type="float" office:value="7.4226331524483529E-5" table:formula="of:=[.BX14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4:.CC15])" table:style-name="ce31">
            <text:p>0.00</text:p>
          </table:table-cell>
          <table:table-cell office:value-type="float" office:value="0.39726521726353747" table:formula="of:=AVERAGE([.CD14:.CD15])" table:style-name="ce31">
            <text:p>0.40</text:p>
          </table:table-cell>
          <table:table-cell office:value-type="float" office:value="0" table:formula="of:=AVERAGE([.CE14:.CE15])" table:style-name="ce31">
            <text:p>0.00</text:p>
          </table:table-cell>
          <table:table-cell office:value-type="float" office:value="0.21583884346319443" table:formula="of:=AVERAGE([.CF14:.CF15])" table:style-name="ce31">
            <text:p>0.22</text:p>
          </table:table-cell>
          <table:table-cell office:value-type="float" office:value="4.8538987072417564E-2" table:formula="of:=AVERAGE([.CG14:.CG15])" table:style-name="ce31">
            <text:p>0.05</text:p>
          </table:table-cell>
          <table:table-cell office:value-type="float" office:value="1.2143967838495757E-3" table:formula="of:=AVERAGE([.CH14:.CH15])" table:style-name="ce31">
            <text:p>0.00</text:p>
          </table:table-cell>
          <table:table-cell office:value-type="float" office:value="0" table:formula="of:=AVERAGE([.CI14:.CI15])" table:style-name="ce31">
            <text:p>0.00</text:p>
          </table:table-cell>
          <table:table-cell table:style-name="ce1"/>
          <table:table-cell office:value-type="float" office:value="0" table:formula="of:=[.CK14]/((1+$$discount_COST)^([.$B14]-1))" table:style-name="ce22">
            <text:p>0.00</text:p>
          </table:table-cell>
          <table:table-cell office:value-type="float" office:value="0.37085133119889613" table:formula="of:=[.CL14]/((1+$$discount_COST)^([.$B14]-1))" table:style-name="ce22">
            <text:p>0.37</text:p>
          </table:table-cell>
          <table:table-cell office:value-type="float" office:value="0" table:formula="of:=[.CM14]/((1+$$discount_COST)^([.$B14]-1))" table:style-name="ce22">
            <text:p>0.00</text:p>
          </table:table-cell>
          <table:table-cell office:value-type="float" office:value="0.20148786992760107" table:formula="of:=[.CN14]/((1+$$discount_COST)^([.$B14]-1))" table:style-name="ce22">
            <text:p>0.20</text:p>
          </table:table-cell>
          <table:table-cell office:value-type="float" office:value="4.5311663817048306E-2" table:formula="of:=[.CO14]/((1+$$discount_COST)^([.$B14]-1))" table:style-name="ce22">
            <text:p>0.05</text:p>
          </table:table-cell>
          <table:table-cell office:value-type="float" office:value="1.1336523922141249E-3" table:formula="of:=[.CP14]/((1+$$discount_COST)^([.$B14]-1))" table:style-name="ce22">
            <text:p>0.00</text:p>
          </table:table-cell>
          <table:table-cell office:value-type="float" office:value="0" table:formula="of:=[.CQ14]/((1+$$discount_COST)^([.$B14]-1))" table:style-name="ce22">
            <text:p>0.00</text:p>
          </table:table-cell>
          <table:table-cell table:style-name="ce1"/>
          <table:table-cell office:value-type="float" office:value="0.61878451733575957" table:formula="of:=SUM([.CS14:.CY14])" table:style-name="ce31">
            <text:p>0.62</text:p>
          </table:table-cell>
          <table:table-cell table:style-name="ce1"/>
          <table:table-cell office:value-type="float" office:value="0" table:formula="of:=[.BS14] * ($$c.mci + $$c.Tx)" table:style-name="ce24">
            <text:p><text:s/>-<text:s/></text:p>
          </table:table-cell>
          <table:table-cell office:value-type="float" office:value="10828.961338915055" table:formula="of:=[.BT14]*$$c.mci" table:style-name="ce24">
            <text:p><text:s/>10,829<text:s/></text:p>
          </table:table-cell>
          <table:table-cell office:value-type="float" office:value="0" table:formula="of:=[.BU14] * ($$c.mil + $$c.Tx)" table:style-name="ce24">
            <text:p><text:s/>-<text:s/></text:p>
          </table:table-cell>
          <table:table-cell office:value-type="float" office:value="7822.5505008761584" table:formula="of:=[.BV14]*$$c.mil" table:style-name="ce24">
            <text:p><text:s/>7,823<text:s/></text:p>
          </table:table-cell>
          <table:table-cell office:value-type="float" office:value="2405.814645493153" table:formula="of:=[.BW14]*$$c.mod" table:style-name="ce24">
            <text:p><text:s/>2,406<text:s/></text:p>
          </table:table-cell>
          <table:table-cell office:value-type="float" office:value="12.49522861430953" table:formula="of:=[.BX14]*$$c.sev" table:style-name="ce24">
            <text:p><text:s/>12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4:.DC15])" table:style-name="ce33">
            <text:p><text:s/>-<text:s/></text:p>
          </table:table-cell>
          <table:table-cell office:value-type="float" office:value="9638.8514084544877" table:formula="of:=AVERAGE([.DD14:.DD15])" table:style-name="ce33">
            <text:p><text:s/>9,639<text:s/></text:p>
          </table:table-cell>
          <table:table-cell office:value-type="float" office:value="0" table:formula="of:=AVERAGE([.DE14:.DE15])" table:style-name="ce33">
            <text:p><text:s/>-<text:s/></text:p>
          </table:table-cell>
          <table:table-cell office:value-type="float" office:value="8252.0857971694513" table:formula="of:=AVERAGE([.DF14:.DF15])" table:style-name="ce33">
            <text:p><text:s/>8,252<text:s/></text:p>
          </table:table-cell>
          <table:table-cell office:value-type="float" office:value="3849.7717658447091" table:formula="of:=AVERAGE([.DG14:.DG15])" table:style-name="ce33">
            <text:p><text:s/>3,850<text:s/></text:p>
          </table:table-cell>
          <table:table-cell office:value-type="float" office:value="204.43103048515192" table:formula="of:=AVERAGE([.DH14:.DH15])" table:style-name="ce33">
            <text:p><text:s/>204<text:s/></text:p>
          </table:table-cell>
          <table:table-cell office:value-type="float" office:value="0" table:formula="of:=AVERAGE([.DI14:.DI15])" table:style-name="ce33">
            <text:p><text:s/>-<text:s/></text:p>
          </table:table-cell>
          <table:table-cell office:value-type="float" office:value="0" table:formula="of:=[.DJ14]" table:style-name="ce33">
            <text:p><text:s/>-<text:s/></text:p>
          </table:table-cell>
          <table:table-cell table:style-name="ce1"/>
          <table:table-cell office:value-type="float" office:value="0" table:formula="of:=[.DL14]/((1+$$discount_COST)^([.$B14]-1))" table:style-name="ce24">
            <text:p><text:s/>-<text:s/></text:p>
          </table:table-cell>
          <table:table-cell office:value-type="float" office:value="8997.9709290340397" table:formula="of:=[.DM14]/((1+$$discount_COST)^([.$B14]-1))" table:style-name="ce24">
            <text:p><text:s/>8,998<text:s/></text:p>
          </table:table-cell>
          <table:table-cell office:value-type="float" office:value="0" table:formula="of:=[.DN14]/((1+$$discount_COST)^([.$B14]-1))" table:style-name="ce24">
            <text:p><text:s/>-<text:s/></text:p>
          </table:table-cell>
          <table:table-cell office:value-type="float" office:value="7703.4103919993022" table:formula="of:=[.DO14]/((1+$$discount_COST)^([.$B14]-1))" table:style-name="ce24">
            <text:p><text:s/>7,703<text:s/></text:p>
          </table:table-cell>
          <table:table-cell office:value-type="float" office:value="3593.8031373844988" table:formula="of:=[.DP14]/((1+$$discount_COST)^([.$B14]-1))" table:style-name="ce24">
            <text:p><text:s/>3,594<text:s/></text:p>
          </table:table-cell>
          <table:table-cell office:value-type="float" office:value="190.83855444481966" table:formula="of:=[.DQ14]/((1+$$discount_COST)^([.$B14]-1))" table:style-name="ce24">
            <text:p><text:s/>191<text:s/></text:p>
          </table:table-cell>
          <table:table-cell office:value-type="float" office:value="0" table:formula="of:=[.DR14]/((1+$$discount_COST)^([.$B14]-1))" table:style-name="ce24">
            <text:p><text:s/>-<text:s/></text:p>
          </table:table-cell>
          <table:table-cell office:value-type="float" office:value="0" table:formula="of:=[.DS14]/((1+$$discount_COST)^([.$B14]-1))" table:style-name="ce24">
            <text:p><text:s/>-<text:s/></text:p>
          </table:table-cell>
          <table:table-cell table:style-name="ce1"/>
          <table:table-cell office:value-type="float" office:value="20486.023012862661" table:formula="of:=SUM([.DU14:.EB14])" table:style-name="ce33">
            <text:p><text:s/>20,486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14]+1" table:style-name="ce1">
            <text:p>73</text:p>
          </table:table-cell>
          <table:table-cell office:value-type="float" office:value="0.1" table:formula="of:=IF([.B15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70071460989643297" table:formula="of:=(1 - $$p.mci_mil - $$p.mci_mod - $$p.mci_sev) * (1-[.D15]) * (1-[.BB15])" table:style-name="ce40">
            <text:p>0.70071461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5]) * (1-[.BD1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7857178877381458E-2" table:formula="of:=(1 - $$p.mci_mil - $$p.mci_mod - $$p.mci_sev) * [.D15] * (1-[.BB15])" table:style-name="ce40">
            <text:p>0.077857179</text:p>
          </table:table-cell>
          <table:table-cell office:value-type="float" office:value="0.7785717887738145" table:formula="of:=(1 - $$p.mci_mil - $$p.mci_mod - $$p.mci_sev) * (1-[.BC15])" table:style-name="ce44">
            <text:p>0.778571789</text:p>
          </table:table-cell>
          <table:table-cell office:value-type="float" office:value="0" table:formula="of:=$$p.mil_mci * [.D15] * (1-[.BD15])" table:style-name="ce42">
            <text:p>0</text:p>
          </table:table-cell>
          <table:table-cell office:value-type="float" office:value="0" table:formula="of:=$$p.mil_mci * (1-[.BE1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179749324768915" table:formula="of:=$$p.mci_mil * (1-[.D15]) * (1-[.BB15])" table:style-name="ce40">
            <text:p>0.181797493</text:p>
          </table:table-cell>
          <table:table-cell office:value-type="float" office:value="0" table:style-name="ce41">
            <text:p>0</text:p>
          </table:table-cell>
          <table:table-cell office:value-type="float" office:value="0.60618524818981012" table:formula="of:=(1 - $$p.mil_mci - $$p.mil_mod - $$p.mil_sev) * (1-[.D15]) * (1-[.BD15])" table:style-name="ce44">
            <text:p>0.606185248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.0199721471965464E-2" table:formula="of:=$$p.mci_mil * [.D15] * (1-[.BB15])" table:style-name="ce40">
            <text:p>0.020199721</text:p>
          </table:table-cell>
          <table:table-cell office:value-type="float" office:value="0.20199721471965462" table:formula="of:=$$p.mci_mil * (1-[.BC15])" table:style-name="ce44">
            <text:p>0.201997215</text:p>
          </table:table-cell>
          <table:table-cell office:value-type="float" office:value="6.7353916465534458E-2" table:formula="of:=(1 - $$p.mil_mci - $$p.mil_mod - $$p.mil_sev) * [.D15] * (1-[.BD15])" table:style-name="ce44">
            <text:p>0.067353916</text:p>
          </table:table-cell>
          <table:table-cell office:value-type="float" office:value="0.67353916465534458" table:formula="of:=(1 - $$p.mil_mci - $$p.mil_mod - $$p.mil_sev) * (1-[.BE15])" table:style-name="ce44">
            <text:p>0.673539165</text:p>
          </table:table-cell>
          <table:table-cell office:value-type="float" office:value="7.9799684373112231E-2" table:formula="of:=$$p.mod_mil * (1-[.BF15])" table:style-name="ce44">
            <text:p>0.079799684</text:p>
          </table:table-cell>
          <table:table-cell office:value-type="float" office:value="0" table:formula="of:=$$p.sev_mil * (1-[.BG1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5])" table:style-name="ce45">
            <text:p>0</text:p>
          </table:table-cell>
          <table:table-cell office:value-type="float" office:value="0" table:formula="of:=$$p.mci_mod * (1-[.BC15])" table:style-name="ce42">
            <text:p>0</text:p>
          </table:table-cell>
          <table:table-cell office:value-type="float" office:value="0.27952829354676478" table:formula="of:=$$p.mil_mod * (1-[.BD15])" table:style-name="ce44">
            <text:p>0.279528294</text:p>
          </table:table-cell>
          <table:table-cell office:value-type="float" office:value="0.27952829354676478" table:formula="of:=$$p.mil_mod * (1-[.BE15])" table:style-name="ce44">
            <text:p>0.279528294</text:p>
          </table:table-cell>
          <table:table-cell office:value-type="float" office:value="0.73745915213772684" table:formula="of:=(1-$$p.mod_mil-$$p.mod_sev) * (1-[.BF15])" table:style-name="ce44">
            <text:p>0.737459152</text:p>
          </table:table-cell>
          <table:table-cell office:value-type="float" office:value="0.16829684679597376" table:formula="of:=$$p.sev_mod * (1-[.BG15])" table:style-name="ce44">
            <text:p>0.168296847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5])" table:style-name="ce45">
            <text:p>0</text:p>
          </table:table-cell>
          <table:table-cell office:value-type="float" office:value="0" table:formula="of:=$$p.mci_sev * (1-[.BC15])" table:style-name="ce42">
            <text:p>0</text:p>
          </table:table-cell>
          <table:table-cell office:value-type="float" office:value="9.5402147968179113E-4" table:formula="of:=$$p.mil_sev * (1-[.BD15])" table:style-name="ce44">
            <text:p>0.000954021</text:p>
          </table:table-cell>
          <table:table-cell office:value-type="float" office:value="9.5402147968179113E-4" table:formula="of:=$$p.mil_sev * (1-[.BE15])" table:style-name="ce44">
            <text:p>0.000954021</text:p>
          </table:table-cell>
          <table:table-cell office:value-type="float" office:value="9.9978914904244057E-2" table:formula="of:=$$p.mod_sev * (1-[.BF15])" table:style-name="ce44">
            <text:p>0.099978915</text:p>
          </table:table-cell>
          <table:table-cell office:value-type="float" office:value="0.69036053481613724" table:formula="of:=(1-$$p.sev_mil-$$p.sev_mod) * (1-[.BG15])" table:style-name="ce44">
            <text:p>0.690360535</text:p>
          </table:table-cell>
          <table:table-cell office:value-type="float" office:value="0" table:style-name="ce43">
            <text:p>0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40">
            <text:p>0.019430997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44">
            <text:p>0.019430997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44">
            <text:p>0.04597852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44">
            <text:p>0.04597852</text:p>
          </table:table-cell>
          <table:table-cell office:value-type="float" office:value="8.2762248584916875E-2" table:formula="of:=1-EXP(-INDEX($$m.r.mortality_f; [.C15]) * $$hr.mort_mod * $$hr.mort_verymilddem)" table:number-matrix-columns-spanned="1" table:number-matrix-rows-spanned="1" table:style-name="ce44">
            <text:p>0.082762249</text:p>
          </table:table-cell>
          <table:table-cell office:value-type="float" office:value="0.14134261838788909" table:formula="of:=1-EXP(-INDEX($$m.r.mortality_f; [.C15]) * $$hr.mort_sev * $$hr.mort_verymilddem)" table:number-matrix-columns-spanned="1" table:number-matrix-rows-spanned="1" table:style-name="ce44">
            <text:p>0.14134261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5];[.S15];[.Z15];[.AG15];[.AN15];[.AU15];[.BB15])=1" table:style-name="ce29">
            <text:p>TRUE</text:p>
          </table:table-cell>
          <table:table-cell office:value-type="boolean" office:boolean-value="true" table:formula="of:=SUM([.M15];[.T15];[.AA15];[.AH15];[.AO15];[.AV15];[.BC15])=1" table:style-name="ce29">
            <text:p>TRUE</text:p>
          </table:table-cell>
          <table:table-cell office:value-type="boolean" office:boolean-value="true" table:formula="of:=SUM([.N15];[.U15];[.AB15];[.AI15];[.AP15];[.AW15];[.BD15])=1" table:style-name="ce29">
            <text:p>TRUE</text:p>
          </table:table-cell>
          <table:table-cell office:value-type="boolean" office:boolean-value="true" table:formula="of:=SUM([.O15];[.V15];[.AC15];[.AJ15];[.AQ15];[.AX15];[.BE15])=1" table:style-name="ce29">
            <text:p>TRUE</text:p>
          </table:table-cell>
          <table:table-cell office:value-type="boolean" office:boolean-value="true" table:formula="of:=SUM([.P15];[.W15];[.AD15];[.AK15];[.AR15];[.AY15];[.BF15])=1" table:style-name="ce29">
            <text:p>TRUE</text:p>
          </table:table-cell>
          <table:table-cell office:value-type="boolean" office:boolean-value="true" table:formula="of:=SUM([.Q15];[.X15];[.AE15];[.AL15];[.AS15];[.AZ15];[.BG15])=1" table:style-name="ce29">
            <text:p>TRUE</text:p>
          </table:table-cell>
          <table:table-cell office:value-type="boolean" office:boolean-value="true" table:formula="of:=SUM([.R15];[.Y15];[.AF15];[.AM15];[.AT15];[.BA15];[.BH15])=1" table:style-name="ce29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MMULT([.BS14:.BY14];TRANSPOSE([.L14:.R14]))" table:number-matrix-columns-spanned="1" table:number-matrix-rows-spanned="1" table:style-name="ce3">
            <text:p>0</text:p>
          </table:table-cell>
          <table:table-cell office:value-type="float" office:value="0.47700663267806698" table:formula="of:=MMULT([.BS14:.BY14];TRANSPOSE([.S14:.Y14]))" table:number-matrix-columns-spanned="1" table:number-matrix-rows-spanned="1" table:style-name="ce3">
            <text:p>0.477006633</text:p>
          </table:table-cell>
          <table:table-cell office:value-type="float" office:value="0" table:formula="of:=MMULT([.BS14:.BY14];TRANSPOSE([.Z14:.AF14]))" table:number-matrix-columns-spanned="1" table:number-matrix-rows-spanned="1" table:style-name="ce3">
            <text:p>0</text:p>
          </table:table-cell>
          <table:table-cell office:value-type="float" office:value="0.32909221373196795" table:formula="of:=MMULT([.BS14:.BY14];TRANSPOSE([.AG14:.AM14]))" table:number-matrix-columns-spanned="1" table:number-matrix-rows-spanned="1" table:style-name="ce3">
            <text:p>0.329092214</text:p>
          </table:table-cell>
          <table:table-cell office:value-type="float" office:value="0.12593358069811469" table:formula="of:=MMULT([.BS14:.BY14];TRANSPOSE([.AN14:.AT14]))" table:number-matrix-columns-spanned="1" table:number-matrix-rows-spanned="1" table:style-name="ce3">
            <text:p>0.125933581</text:p>
          </table:table-cell>
          <table:table-cell office:value-type="float" office:value="6.1962295688807048E-3" table:formula="of:=MMULT([.BS14:.BY14];TRANSPOSE([.AU14:.BA14]))" table:number-matrix-columns-spanned="1" table:number-matrix-rows-spanned="1" table:style-name="ce3">
            <text:p>0.00619623</text:p>
          </table:table-cell>
          <table:table-cell office:value-type="float" office:value="6.1771343322969748E-2" table:formula="of:=MMULT([.BS14:.BY14];TRANSPOSE([.BB14:.BH14]))" table:number-matrix-columns-spanned="1" table:number-matrix-rows-spanned="1" table:style-name="ce3">
            <text:p>0.061771343</text:p>
          </table:table-cell>
          <table:table-cell table:style-name="ce1"/>
          <table:table-cell office:value-type="boolean" office:boolean-value="true" table:formula="of:=SUM([.BS15:.BY15])=1" table:style-name="ce29">
            <text:p>TRUE</text:p>
          </table:table-cell>
          <table:table-cell table:style-name="ce1"/>
          <table:table-cell office:value-type="float" office:value="0" table:formula="of:=[.BS15] * $$u.mci" table:style-name="ce22">
            <text:p>0.00</text:p>
          </table:table-cell>
          <table:table-cell office:value-type="float" office:value="0.34821484185498891" table:formula="of:=[.BT15] * $$u.mci" table:style-name="ce22">
            <text:p>0.35</text:p>
          </table:table-cell>
          <table:table-cell office:value-type="float" office:value="0" table:formula="of:=[.BU15] * $$u.mil" table:style-name="ce22">
            <text:p>0.00</text:p>
          </table:table-cell>
          <table:table-cell office:value-type="float" office:value="0.22707362747505788" table:formula="of:=[.BV15] * $$u.mil" table:style-name="ce22">
            <text:p>0.23</text:p>
          </table:table-cell>
          <table:table-cell office:value-type="float" office:value="6.6744797770000794E-2" table:formula="of:=[.BW15] * $$u.mod" table:style-name="ce22">
            <text:p>0.07</text:p>
          </table:table-cell>
          <table:table-cell office:value-type="float" office:value="2.354567236174668E-3" table:formula="of:=[.BX15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5:.CC16])" table:style-name="ce31">
            <text:p>0.00</text:p>
          </table:table-cell>
          <table:table-cell office:value-type="float" office:value="0.30966254707780927" table:formula="of:=AVERAGE([.CD15:.CD16])" table:style-name="ce31">
            <text:p>0.31</text:p>
          </table:table-cell>
          <table:table-cell office:value-type="float" office:value="0" table:formula="of:=AVERAGE([.CE15:.CE16])" table:style-name="ce31">
            <text:p>0.00</text:p>
          </table:table-cell>
          <table:table-cell office:value-type="float" office:value="0.22671750198236607" table:formula="of:=AVERAGE([.CF15:.CF16])" table:style-name="ce31">
            <text:p>0.23</text:p>
          </table:table-cell>
          <table:table-cell office:value-type="float" office:value="8.2637028439494858E-2" table:formula="of:=AVERAGE([.CG15:.CG16])" table:style-name="ce31">
            <text:p>0.08</text:p>
          </table:table-cell>
          <table:table-cell office:value-type="float" office:value="4.4419198861913615E-3" table:formula="of:=AVERAGE([.CH15:.CH16])" table:style-name="ce31">
            <text:p>0.00</text:p>
          </table:table-cell>
          <table:table-cell office:value-type="float" office:value="0" table:formula="of:=AVERAGE([.CI15:.CI16])" table:style-name="ce31">
            <text:p>0.00</text:p>
          </table:table-cell>
          <table:table-cell table:style-name="ce1"/>
          <table:table-cell office:value-type="float" office:value="0" table:formula="of:=[.CK15]/((1+$$discount_COST)^([.$B15]-1))" table:style-name="ce22">
            <text:p>0.00</text:p>
          </table:table-cell>
          <table:table-cell office:value-type="float" office:value="0.27929787555541064" table:formula="of:=[.CL15]/((1+$$discount_COST)^([.$B15]-1))" table:style-name="ce22">
            <text:p>0.28</text:p>
          </table:table-cell>
          <table:table-cell office:value-type="float" office:value="0" table:formula="of:=[.CM15]/((1+$$discount_COST)^([.$B15]-1))" table:style-name="ce22">
            <text:p>0.00</text:p>
          </table:table-cell>
          <table:table-cell office:value-type="float" office:value="0.20448619716027047" table:formula="of:=[.CN15]/((1+$$discount_COST)^([.$B15]-1))" table:style-name="ce22">
            <text:p>0.20</text:p>
          </table:table-cell>
          <table:table-cell office:value-type="float" office:value="7.4533865019083309E-2" table:formula="of:=[.CO15]/((1+$$discount_COST)^([.$B15]-1))" table:style-name="ce22">
            <text:p>0.07</text:p>
          </table:table-cell>
          <table:table-cell office:value-type="float" office:value="4.0063572405120308E-3" table:formula="of:=[.CP15]/((1+$$discount_COST)^([.$B15]-1))" table:style-name="ce22">
            <text:p>0.00</text:p>
          </table:table-cell>
          <table:table-cell office:value-type="float" office:value="0" table:formula="of:=[.CQ15]/((1+$$discount_COST)^([.$B15]-1))" table:style-name="ce22">
            <text:p>0.00</text:p>
          </table:table-cell>
          <table:table-cell table:style-name="ce1"/>
          <table:table-cell office:value-type="float" office:value="0.56232429497527647" table:formula="of:=SUM([.CS15:.CY15])" table:style-name="ce31">
            <text:p>0.56</text:p>
          </table:table-cell>
          <table:table-cell table:style-name="ce1"/>
          <table:table-cell office:value-type="float" office:value="0" table:formula="of:=[.BS15] * ($$c.mci + $$c.Tx)" table:style-name="ce24">
            <text:p><text:s/>-<text:s/></text:p>
          </table:table-cell>
          <table:table-cell office:value-type="float" office:value="8448.7414779939227" table:formula="of:=[.BT15]*$$c.mci" table:style-name="ce24">
            <text:p><text:s/>8,449<text:s/></text:p>
          </table:table-cell>
          <table:table-cell office:value-type="float" office:value="0" table:formula="of:=[.BU15] * ($$c.mil + $$c.Tx)" table:style-name="ce24">
            <text:p><text:s/>-<text:s/></text:p>
          </table:table-cell>
          <table:table-cell office:value-type="float" office:value="8681.6210934627452" table:formula="of:=[.BV15]*$$c.mil" table:style-name="ce24">
            <text:p><text:s/>8,682<text:s/></text:p>
          </table:table-cell>
          <table:table-cell office:value-type="float" office:value="5293.7288861962652" table:formula="of:=[.BW15]*$$c.mod" table:style-name="ce24">
            <text:p><text:s/>5,294<text:s/></text:p>
          </table:table-cell>
          <table:table-cell office:value-type="float" office:value="396.36683235599429" table:formula="of:=[.BX15]*$$c.sev" table:style-name="ce24">
            <text:p><text:s/>396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5:.DC16])" table:style-name="ce33">
            <text:p><text:s/>-<text:s/></text:p>
          </table:table-cell>
          <table:table-cell office:value-type="float" office:value="7513.3466217015857" table:formula="of:=AVERAGE([.DD15:.DD16])" table:style-name="ce33">
            <text:p><text:s/>7,513<text:s/></text:p>
          </table:table-cell>
          <table:table-cell office:value-type="float" office:value="0" table:formula="of:=AVERAGE([.DE15:.DE16])" table:style-name="ce33">
            <text:p><text:s/>-<text:s/></text:p>
          </table:table-cell>
          <table:table-cell office:value-type="float" office:value="8668.005480660624" table:formula="of:=AVERAGE([.DF15:.DF16])" table:style-name="ce33">
            <text:p><text:s/>8,668<text:s/></text:p>
          </table:table-cell>
          <table:table-cell office:value-type="float" office:value="6554.1890774324402" table:formula="of:=AVERAGE([.DG15:.DG16])" table:style-name="ce33">
            <text:p><text:s/>6,554<text:s/></text:p>
          </table:table-cell>
          <table:table-cell office:value-type="float" office:value="747.7508766023451" table:formula="of:=AVERAGE([.DH15:.DH16])" table:style-name="ce33">
            <text:p><text:s/>748<text:s/></text:p>
          </table:table-cell>
          <table:table-cell office:value-type="float" office:value="0" table:formula="of:=AVERAGE([.DI15:.DI16])" table:style-name="ce33">
            <text:p><text:s/>-<text:s/></text:p>
          </table:table-cell>
          <table:table-cell office:value-type="float" office:value="0" table:formula="of:=[.DJ15]" table:style-name="ce33">
            <text:p><text:s/>-<text:s/></text:p>
          </table:table-cell>
          <table:table-cell table:style-name="ce1"/>
          <table:table-cell office:value-type="float" office:value="0" table:formula="of:=[.DL15]/((1+$$discount_COST)^([.$B15]-1))" table:style-name="ce24">
            <text:p><text:s/>-<text:s/></text:p>
          </table:table-cell>
          <table:table-cell office:value-type="float" office:value="6776.6081805992235" table:formula="of:=[.DM15]/((1+$$discount_COST)^([.$B15]-1))" table:style-name="ce24">
            <text:p><text:s/>6,777<text:s/></text:p>
          </table:table-cell>
          <table:table-cell office:value-type="float" office:value="0" table:formula="of:=[.DN15]/((1+$$discount_COST)^([.$B15]-1))" table:style-name="ce24">
            <text:p><text:s/>-<text:s/></text:p>
          </table:table-cell>
          <table:table-cell office:value-type="float" office:value="7818.04431597229" table:formula="of:=[.DO15]/((1+$$discount_COST)^([.$B15]-1))" table:style-name="ce24">
            <text:p><text:s/>7,818<text:s/></text:p>
          </table:table-cell>
          <table:table-cell office:value-type="float" office:value="5911.5030299592145" table:formula="of:=[.DP15]/((1+$$discount_COST)^([.$B15]-1))" table:style-name="ce24">
            <text:p><text:s/>5,912<text:s/></text:p>
          </table:table-cell>
          <table:table-cell office:value-type="float" office:value="674.42844880835469" table:formula="of:=[.DQ15]/((1+$$discount_COST)^([.$B15]-1))" table:style-name="ce24">
            <text:p><text:s/>674<text:s/></text:p>
          </table:table-cell>
          <table:table-cell office:value-type="float" office:value="0" table:formula="of:=[.DR15]/((1+$$discount_COST)^([.$B15]-1))" table:style-name="ce24">
            <text:p><text:s/>-<text:s/></text:p>
          </table:table-cell>
          <table:table-cell office:value-type="float" office:value="0" table:formula="of:=[.DS15]/((1+$$discount_COST)^([.$B15]-1))" table:style-name="ce24">
            <text:p><text:s/>-<text:s/></text:p>
          </table:table-cell>
          <table:table-cell table:style-name="ce1"/>
          <table:table-cell office:value-type="float" office:value="21180.583975339083" table:formula="of:=SUM([.DU15:.EB15])" table:style-name="ce33">
            <text:p><text:s/>21,181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15]+1" table:style-name="ce1">
            <text:p>74</text:p>
          </table:table-cell>
          <table:table-cell office:value-type="float" office:value="0.1" table:formula="of:=IF([.B16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69945191206590562" table:formula="of:=(1 - $$p.mci_mil - $$p.mci_mod - $$p.mci_sev) * (1-[.D16]) * (1-[.BB16])" table:style-name="ce40">
            <text:p>0.699451912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6]) * (1-[.BD1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7716879118433974E-2" table:formula="of:=(1 - $$p.mci_mil - $$p.mci_mod - $$p.mci_sev) * [.D16] * (1-[.BB16])" table:style-name="ce40">
            <text:p>0.077716879</text:p>
          </table:table-cell>
          <table:table-cell office:value-type="float" office:value="0.77716879118433957" table:formula="of:=(1 - $$p.mci_mil - $$p.mci_mod - $$p.mci_sev) * (1-[.BC16])" table:style-name="ce44">
            <text:p>0.777168791</text:p>
          </table:table-cell>
          <table:table-cell office:value-type="float" office:value="0" table:formula="of:=$$p.mil_mci * [.D16] * (1-[.BD16])" table:style-name="ce42">
            <text:p>0</text:p>
          </table:table-cell>
          <table:table-cell office:value-type="float" office:value="0" table:formula="of:=$$p.mil_mci * (1-[.BE1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146989154354728" table:formula="of:=$$p.mci_mil * (1-[.D16]) * (1-[.BB16])" table:style-name="ce40">
            <text:p>0.181469892</text:p>
          </table:table-cell>
          <table:table-cell office:value-type="float" office:value="0" table:style-name="ce41">
            <text:p>0</text:p>
          </table:table-cell>
          <table:table-cell office:value-type="float" office:value="0.60356825332053743" table:formula="of:=(1 - $$p.mil_mci - $$p.mil_mod - $$p.mil_sev) * (1-[.D16]) * (1-[.BD16])" table:style-name="ce44">
            <text:p>0.60356825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.0163321282616366E-2" table:formula="of:=$$p.mci_mil * [.D16] * (1-[.BB16])" table:style-name="ce40">
            <text:p>0.020163321</text:p>
          </table:table-cell>
          <table:table-cell office:value-type="float" office:value="0.20163321282616364" table:formula="of:=$$p.mci_mil * (1-[.BC16])" table:style-name="ce44">
            <text:p>0.201633213</text:p>
          </table:table-cell>
          <table:table-cell office:value-type="float" office:value="6.7063139257837495E-2" table:formula="of:=(1 - $$p.mil_mci - $$p.mil_mod - $$p.mil_sev) * [.D16] * (1-[.BD16])" table:style-name="ce44">
            <text:p>0.067063139</text:p>
          </table:table-cell>
          <table:table-cell office:value-type="float" office:value="0.67063139257837501" table:formula="of:=(1 - $$p.mil_mci - $$p.mil_mod - $$p.mil_sev) * (1-[.BE16])" table:style-name="ce44">
            <text:p>0.670631393</text:p>
          </table:table-cell>
          <table:table-cell office:value-type="float" office:value="7.9168530669835382E-2" table:formula="of:=$$p.mod_mil * (1-[.BF16])" table:style-name="ce44">
            <text:p>0.079168531</text:p>
          </table:table-cell>
          <table:table-cell office:value-type="float" office:value="0" table:formula="of:=$$p.sev_mil * (1-[.BG1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6])" table:style-name="ce45">
            <text:p>0</text:p>
          </table:table-cell>
          <table:table-cell office:value-type="float" office:value="0" table:formula="of:=$$p.mci_mod * (1-[.BC16])" table:style-name="ce42">
            <text:p>0</text:p>
          </table:table-cell>
          <table:table-cell office:value-type="float" office:value="0.27832152694824908" table:formula="of:=$$p.mil_mod * (1-[.BD16])" table:style-name="ce44">
            <text:p>0.278321527</text:p>
          </table:table-cell>
          <table:table-cell office:value-type="float" office:value="0.27832152694824908" table:formula="of:=$$p.mil_mod * (1-[.BE16])" table:style-name="ce44">
            <text:p>0.278321527</text:p>
          </table:table-cell>
          <table:table-cell office:value-type="float" office:value="0.73162642136261669" table:formula="of:=(1-$$p.mod_mil-$$p.mod_sev) * (1-[.BF16])" table:style-name="ce44">
            <text:p>0.731626421</text:p>
          </table:table-cell>
          <table:table-cell office:value-type="float" office:value="0.16595595227166071" table:formula="of:=$$p.sev_mod * (1-[.BG16])" table:style-name="ce44">
            <text:p>0.16595595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6])" table:style-name="ce45">
            <text:p>0</text:p>
          </table:table-cell>
          <table:table-cell office:value-type="float" office:value="0" table:formula="of:=$$p.mci_sev * (1-[.BC16])" table:style-name="ce42">
            <text:p>0</text:p>
          </table:table-cell>
          <table:table-cell office:value-type="float" office:value="9.4990282234897296E-4" table:formula="of:=$$p.mil_sev * (1-[.BD16])" table:style-name="ce44">
            <text:p>0.000949903</text:p>
          </table:table-cell>
          <table:table-cell office:value-type="float" office:value="9.4990282234897296E-4" table:formula="of:=$$p.mil_sev * (1-[.BE16])" table:style-name="ce44">
            <text:p>0.000949903</text:p>
          </table:table-cell>
          <table:table-cell office:value-type="float" office:value="9.9188159115081109E-2" table:formula="of:=$$p.mod_sev * (1-[.BF16])" table:style-name="ce44">
            <text:p>0.099188159</text:p>
          </table:table-cell>
          <table:table-cell office:value-type="float" office:value="0.68075808993068987" table:formula="of:=(1-$$p.sev_mil-$$p.sev_mod) * (1-[.BG16])" table:style-name="ce44">
            <text:p>0.68075809</text:p>
          </table:table-cell>
          <table:table-cell office:value-type="float" office:value="0" table:style-name="ce43">
            <text:p>0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40">
            <text:p>0.021197996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44">
            <text:p>0.021197996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44">
            <text:p>0.050097178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44">
            <text:p>0.050097178</text:p>
          </table:table-cell>
          <table:table-cell office:value-type="float" office:value="9.0016888852466836E-2" table:formula="of:=1-EXP(-INDEX($$m.r.mortality_f; [.C16]) * $$hr.mort_mod * $$hr.mort_verymilddem)" table:number-matrix-columns-spanned="1" table:number-matrix-rows-spanned="1" table:style-name="ce44">
            <text:p>0.090016889</text:p>
          </table:table-cell>
          <table:table-cell office:value-type="float" office:value="0.15328595779764942" table:formula="of:=1-EXP(-INDEX($$m.r.mortality_f; [.C16]) * $$hr.mort_sev * $$hr.mort_verymilddem)" table:number-matrix-columns-spanned="1" table:number-matrix-rows-spanned="1" table:style-name="ce44">
            <text:p>0.15328595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6];[.S16];[.Z16];[.AG16];[.AN16];[.AU16];[.BB16])=1" table:style-name="ce29">
            <text:p>TRUE</text:p>
          </table:table-cell>
          <table:table-cell office:value-type="boolean" office:boolean-value="true" table:formula="of:=SUM([.M16];[.T16];[.AA16];[.AH16];[.AO16];[.AV16];[.BC16])=1" table:style-name="ce29">
            <text:p>TRUE</text:p>
          </table:table-cell>
          <table:table-cell office:value-type="boolean" office:boolean-value="true" table:formula="of:=SUM([.N16];[.U16];[.AB16];[.AI16];[.AP16];[.AW16];[.BD16])=1" table:style-name="ce29">
            <text:p>TRUE</text:p>
          </table:table-cell>
          <table:table-cell office:value-type="boolean" office:boolean-value="true" table:formula="of:=SUM([.O16];[.V16];[.AC16];[.AJ16];[.AQ16];[.AX16];[.BE16])=1" table:style-name="ce29">
            <text:p>TRUE</text:p>
          </table:table-cell>
          <table:table-cell office:value-type="boolean" office:boolean-value="true" table:formula="of:=SUM([.P16];[.W16];[.AD16];[.AK16];[.AR16];[.AY16];[.BF16])=1" table:style-name="ce29">
            <text:p>TRUE</text:p>
          </table:table-cell>
          <table:table-cell office:value-type="boolean" office:boolean-value="true" table:formula="of:=SUM([.Q16];[.X16];[.AE16];[.AL16];[.AS16];[.AZ16];[.BG16])=1" table:style-name="ce29">
            <text:p>TRUE</text:p>
          </table:table-cell>
          <table:table-cell office:value-type="boolean" office:boolean-value="true" table:formula="of:=SUM([.R16];[.Y16];[.AF16];[.AM16];[.AT16];[.BA16];[.BH16])=1" table:style-name="ce29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formula="of:=MMULT([.BS15:.BY15];TRANSPOSE([.L15:.R15]))" table:number-matrix-columns-spanned="1" table:number-matrix-rows-spanned="1" table:style-name="ce3">
            <text:p>0</text:p>
          </table:table-cell>
          <table:table-cell office:value-type="float" office:value="0.37138390726113646" table:formula="of:=MMULT([.BS15:.BY15];TRANSPOSE([.S15:.Y15]))" table:number-matrix-columns-spanned="1" table:number-matrix-rows-spanned="1" table:style-name="ce3">
            <text:p>0.371383907</text:p>
          </table:table-cell>
          <table:table-cell office:value-type="float" office:value="0" table:formula="of:=MMULT([.BS15:.BY15];TRANSPOSE([.Z15:.AF15]))" table:number-matrix-columns-spanned="1" table:number-matrix-rows-spanned="1" table:style-name="ce3">
            <text:p>0</text:p>
          </table:table-cell>
          <table:table-cell office:value-type="float" office:value="0.3280599659270641" table:formula="of:=MMULT([.BS15:.BY15];TRANSPOSE([.AG15:.AM15]))" table:number-matrix-columns-spanned="1" table:number-matrix-rows-spanned="1" table:style-name="ce3">
            <text:p>0.328059966</text:p>
          </table:table-cell>
          <table:table-cell office:value-type="float" office:value="0.18590426246979044" table:formula="of:=MMULT([.BS15:.BY15];TRANSPOSE([.AN15:.AT15]))" table:number-matrix-columns-spanned="1" table:number-matrix-rows-spanned="1" table:style-name="ce3">
            <text:p>0.185904262</text:p>
          </table:table-cell>
          <table:table-cell office:value-type="float" office:value="1.7182296147915936E-2" table:formula="of:=MMULT([.BS15:.BY15];TRANSPOSE([.AU15:.BA15]))" table:number-matrix-columns-spanned="1" table:number-matrix-rows-spanned="1" table:style-name="ce3">
            <text:p>0.017182296</text:p>
          </table:table-cell>
          <table:table-cell office:value-type="float" office:value="9.7469568194093109E-2" table:formula="of:=MMULT([.BS15:.BY15];TRANSPOSE([.BB15:.BH15]))" table:number-matrix-columns-spanned="1" table:number-matrix-rows-spanned="1" table:style-name="ce3">
            <text:p>0.097469568</text:p>
          </table:table-cell>
          <table:table-cell table:style-name="ce1"/>
          <table:table-cell office:value-type="boolean" office:boolean-value="true" table:formula="of:=SUM([.BS16:.BY16])=1" table:style-name="ce29">
            <text:p>TRUE</text:p>
          </table:table-cell>
          <table:table-cell table:style-name="ce1"/>
          <table:table-cell office:value-type="float" office:value="0" table:formula="of:=[.BS16] * $$u.mci" table:style-name="ce22">
            <text:p>0.00</text:p>
          </table:table-cell>
          <table:table-cell office:value-type="float" office:value="0.27111025230062963" table:formula="of:=[.BT16] * $$u.mci" table:style-name="ce22">
            <text:p>0.27</text:p>
          </table:table-cell>
          <table:table-cell office:value-type="float" office:value="0" table:formula="of:=[.BU16] * $$u.mil" table:style-name="ce22">
            <text:p>0.00</text:p>
          </table:table-cell>
          <table:table-cell office:value-type="float" office:value="0.22636137648967422" table:formula="of:=[.BV16] * $$u.mil" table:style-name="ce22">
            <text:p>0.23</text:p>
          </table:table-cell>
          <table:table-cell office:value-type="float" office:value="9.8529259108988937E-2" table:formula="of:=[.BW16] * $$u.mod" table:style-name="ce22">
            <text:p>0.10</text:p>
          </table:table-cell>
          <table:table-cell office:value-type="float" office:value="6.5292725362080554E-3" table:formula="of:=[.BX16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6:.CC17])" table:style-name="ce31">
            <text:p>0.00</text:p>
          </table:table-cell>
          <table:table-cell office:value-type="float" office:value="0.24090433967939562" table:formula="of:=AVERAGE([.CD16:.CD17])" table:style-name="ce31">
            <text:p>0.24</text:p>
          </table:table-cell>
          <table:table-cell office:value-type="float" office:value="0" table:formula="of:=AVERAGE([.CE16:.CE17])" table:style-name="ce31">
            <text:p>0.00</text:p>
          </table:table-cell>
          <table:table-cell office:value-type="float" office:value="0.21999558952815756" table:formula="of:=AVERAGE([.CF16:.CF17])" table:style-name="ce31">
            <text:p>0.22</text:p>
          </table:table-cell>
          <table:table-cell office:value-type="float" office:value="0.11025971274142007" table:formula="of:=AVERAGE([.CG16:.CG17])" table:style-name="ce31">
            <text:p>0.11</text:p>
          </table:table-cell>
          <table:table-cell office:value-type="float" office:value="9.0497778824732301E-3" table:formula="of:=AVERAGE([.CH16:.CH17])" table:style-name="ce31">
            <text:p>0.01</text:p>
          </table:table-cell>
          <table:table-cell office:value-type="float" office:value="0" table:formula="of:=AVERAGE([.CI16:.CI17])" table:style-name="ce31">
            <text:p>0.00</text:p>
          </table:table-cell>
          <table:table-cell table:style-name="ce1"/>
          <table:table-cell office:value-type="float" office:value="0" table:formula="of:=[.CK16]/((1+$$discount_COST)^([.$B16]-1))" table:style-name="ce22">
            <text:p>0.00</text:p>
          </table:table-cell>
          <table:table-cell office:value-type="float" office:value="0.2099342144324661" table:formula="of:=[.CL16]/((1+$$discount_COST)^([.$B16]-1))" table:style-name="ce22">
            <text:p>0.21</text:p>
          </table:table-cell>
          <table:table-cell office:value-type="float" office:value="0" table:formula="of:=[.CM16]/((1+$$discount_COST)^([.$B16]-1))" table:style-name="ce22">
            <text:p>0.00</text:p>
          </table:table-cell>
          <table:table-cell office:value-type="float" office:value="0.19171344662227835" table:formula="of:=[.CN16]/((1+$$discount_COST)^([.$B16]-1))" table:style-name="ce22">
            <text:p>0.19</text:p>
          </table:table-cell>
          <table:table-cell office:value-type="float" office:value="9.6084969696787773E-2" table:formula="of:=[.CO16]/((1+$$discount_COST)^([.$B16]-1))" table:style-name="ce22">
            <text:p>0.10</text:p>
          </table:table-cell>
          <table:table-cell office:value-type="float" office:value="7.8863585980797415E-3" table:formula="of:=[.CP16]/((1+$$discount_COST)^([.$B16]-1))" table:style-name="ce22">
            <text:p>0.01</text:p>
          </table:table-cell>
          <table:table-cell office:value-type="float" office:value="0" table:formula="of:=[.CQ16]/((1+$$discount_COST)^([.$B16]-1))" table:style-name="ce22">
            <text:p>0.00</text:p>
          </table:table-cell>
          <table:table-cell table:style-name="ce1"/>
          <table:table-cell office:value-type="float" office:value="0.50561898934961202" table:formula="of:=SUM([.CS16:.CY16])" table:style-name="ce31">
            <text:p>0.51</text:p>
          </table:table-cell>
          <table:table-cell table:style-name="ce1"/>
          <table:table-cell office:value-type="float" office:value="0" table:formula="of:=[.BS16] * ($$c.mci + $$c.Tx)" table:style-name="ce24">
            <text:p><text:s/>-<text:s/></text:p>
          </table:table-cell>
          <table:table-cell office:value-type="float" office:value="6577.9517654092488" table:formula="of:=[.BT16]*$$c.mci" table:style-name="ce24">
            <text:p><text:s/>6,578<text:s/></text:p>
          </table:table-cell>
          <table:table-cell office:value-type="float" office:value="0" table:formula="of:=[.BU16] * ($$c.mil + $$c.Tx)" table:style-name="ce24">
            <text:p><text:s/>-<text:s/></text:p>
          </table:table-cell>
          <table:table-cell office:value-type="float" office:value="8654.3898678585047" table:formula="of:=[.BV16]*$$c.mil" table:style-name="ce24">
            <text:p><text:s/>8,654<text:s/></text:p>
          </table:table-cell>
          <table:table-cell office:value-type="float" office:value="7814.6492686686142" table:formula="of:=[.BW16]*$$c.mod" table:style-name="ce24">
            <text:p><text:s/>7,815<text:s/></text:p>
          </table:table-cell>
          <table:table-cell office:value-type="float" office:value="1099.1349208486959" table:formula="of:=[.BX16]*$$c.sev" table:style-name="ce24">
            <text:p><text:s/>1,099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6:.DC17])" table:style-name="ce33">
            <text:p><text:s/>-<text:s/></text:p>
          </table:table-cell>
          <table:table-cell office:value-type="float" office:value="5845.0652937006234" table:formula="of:=AVERAGE([.DD16:.DD17])" table:style-name="ce33">
            <text:p><text:s/>5,845<text:s/></text:p>
          </table:table-cell>
          <table:table-cell office:value-type="float" office:value="0" table:formula="of:=AVERAGE([.DE16:.DE17])" table:style-name="ce33">
            <text:p><text:s/>-<text:s/></text:p>
          </table:table-cell>
          <table:table-cell office:value-type="float" office:value="8411.0091152096174" table:formula="of:=AVERAGE([.DF16:.DF17])" table:style-name="ce33">
            <text:p><text:s/>8,411<text:s/></text:p>
          </table:table-cell>
          <table:table-cell office:value-type="float" office:value="8745.0265162883115" table:formula="of:=AVERAGE([.DG16:.DG17])" table:style-name="ce33">
            <text:p><text:s/>8,745<text:s/></text:p>
          </table:table-cell>
          <table:table-cell office:value-type="float" office:value="1523.435703041931" table:formula="of:=AVERAGE([.DH16:.DH17])" table:style-name="ce33">
            <text:p><text:s/>1,523<text:s/></text:p>
          </table:table-cell>
          <table:table-cell office:value-type="float" office:value="0" table:formula="of:=AVERAGE([.DI16:.DI17])" table:style-name="ce33">
            <text:p><text:s/>-<text:s/></text:p>
          </table:table-cell>
          <table:table-cell office:value-type="float" office:value="0" table:formula="of:=[.DJ16]" table:style-name="ce33">
            <text:p><text:s/>-<text:s/></text:p>
          </table:table-cell>
          <table:table-cell table:style-name="ce1"/>
          <table:table-cell office:value-type="float" office:value="0" table:formula="of:=[.DL16]/((1+$$discount_COST)^([.$B16]-1))" table:style-name="ce24">
            <text:p><text:s/>-<text:s/></text:p>
          </table:table-cell>
          <table:table-cell office:value-type="float" office:value="5093.6367205860815" table:formula="of:=[.DM16]/((1+$$discount_COST)^([.$B16]-1))" table:style-name="ce24">
            <text:p><text:s/>5,094<text:s/></text:p>
          </table:table-cell>
          <table:table-cell office:value-type="float" office:value="0" table:formula="of:=[.DN16]/((1+$$discount_COST)^([.$B16]-1))" table:style-name="ce24">
            <text:p><text:s/>-<text:s/></text:p>
          </table:table-cell>
          <table:table-cell office:value-type="float" office:value="7329.7085205512676" table:formula="of:=[.DO16]/((1+$$discount_COST)^([.$B16]-1))" table:style-name="ce24">
            <text:p><text:s/>7,330<text:s/></text:p>
          </table:table-cell>
          <table:table-cell office:value-type="float" office:value="7620.7853886373723" table:formula="of:=[.DP16]/((1+$$discount_COST)^([.$B16]-1))" table:style-name="ce24">
            <text:p><text:s/>7,621<text:s/></text:p>
          </table:table-cell>
          <table:table-cell office:value-type="float" office:value="1327.5862028144011" table:formula="of:=[.DQ16]/((1+$$discount_COST)^([.$B16]-1))" table:style-name="ce24">
            <text:p><text:s/>1,328<text:s/></text:p>
          </table:table-cell>
          <table:table-cell office:value-type="float" office:value="0" table:formula="of:=[.DR16]/((1+$$discount_COST)^([.$B16]-1))" table:style-name="ce24">
            <text:p><text:s/>-<text:s/></text:p>
          </table:table-cell>
          <table:table-cell office:value-type="float" office:value="0" table:formula="of:=[.DS16]/((1+$$discount_COST)^([.$B16]-1))" table:style-name="ce24">
            <text:p><text:s/>-<text:s/></text:p>
          </table:table-cell>
          <table:table-cell table:style-name="ce1"/>
          <table:table-cell office:value-type="float" office:value="21371.716832589122" table:formula="of:=SUM([.DU16:.EB16])" table:style-name="ce33">
            <text:p><text:s/>21,372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16]+1" table:style-name="ce1">
            <text:p>75</text:p>
          </table:table-cell>
          <table:table-cell office:value-type="float" office:value="0.1" table:formula="of:=IF([.B17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69777188399704948" table:formula="of:=(1 - $$p.mci_mil - $$p.mci_mod - $$p.mci_sev) * (1-[.D17]) * (1-[.BB17])" table:style-name="ce40">
            <text:p>0.69777188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7]) * (1-[.BD1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7530209333005515E-2" table:formula="of:=(1 - $$p.mci_mil - $$p.mci_mod - $$p.mci_sev) * [.D17] * (1-[.BB17])" table:style-name="ce40">
            <text:p>0.077530209</text:p>
          </table:table-cell>
          <table:table-cell office:value-type="float" office:value="0.77530209333005506" table:formula="of:=(1 - $$p.mci_mil - $$p.mci_mod - $$p.mci_sev) * (1-[.BC17])" table:style-name="ce44">
            <text:p>0.775302093</text:p>
          </table:table-cell>
          <table:table-cell office:value-type="float" office:value="0" table:formula="of:=$$p.mil_mci * [.D17] * (1-[.BD17])" table:style-name="ce42">
            <text:p>0</text:p>
          </table:table-cell>
          <table:table-cell office:value-type="float" office:value="0" table:formula="of:=$$p.mil_mci * (1-[.BE1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103401524356699" table:formula="of:=$$p.mci_mil * (1-[.D17]) * (1-[.BB17])" table:style-name="ce40">
            <text:p>0.181034015</text:p>
          </table:table-cell>
          <table:table-cell office:value-type="float" office:value="0" table:style-name="ce41">
            <text:p>0</text:p>
          </table:table-cell>
          <table:table-cell office:value-type="float" office:value="0.60009655538808748" table:formula="of:=(1 - $$p.mil_mci - $$p.mil_mod - $$p.mil_sev) * (1-[.D17]) * (1-[.BD17])" table:style-name="ce44">
            <text:p>0.60009655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2.0114890582618557E-2" table:formula="of:=$$p.mci_mil * [.D17] * (1-[.BB17])" table:style-name="ce40">
            <text:p>0.020114891</text:p>
          </table:table-cell>
          <table:table-cell office:value-type="float" office:value="0.20114890582618555" table:formula="of:=$$p.mci_mil * (1-[.BC17])" table:style-name="ce44">
            <text:p>0.201148906</text:p>
          </table:table-cell>
          <table:table-cell office:value-type="float" office:value="6.6677395043120827E-2" table:formula="of:=(1 - $$p.mil_mci - $$p.mil_mod - $$p.mil_sev) * [.D17] * (1-[.BD17])" table:style-name="ce44">
            <text:p>0.066677395</text:p>
          </table:table-cell>
          <table:table-cell office:value-type="float" office:value="0.66677395043120824" table:formula="of:=(1 - $$p.mil_mci - $$p.mil_mod - $$p.mil_sev) * (1-[.BE17])" table:style-name="ce44">
            <text:p>0.66677395</text:p>
          </table:table-cell>
          <table:table-cell office:value-type="float" office:value="7.8334765745590659E-2" table:formula="of:=$$p.mod_mil * (1-[.BF17])" table:style-name="ce44">
            <text:p>0.078334766</text:p>
          </table:table-cell>
          <table:table-cell office:value-type="float" office:value="0" table:formula="of:=$$p.sev_mil * (1-[.BG1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7])" table:style-name="ce45">
            <text:p>0</text:p>
          </table:table-cell>
          <table:table-cell office:value-type="float" office:value="0" table:formula="of:=$$p.mci_mod * (1-[.BC17])" table:style-name="ce42">
            <text:p>0</text:p>
          </table:table-cell>
          <table:table-cell office:value-type="float" office:value="0.2767206338191841" table:formula="of:=$$p.mil_mod * (1-[.BD17])" table:style-name="ce44">
            <text:p>0.276720634</text:p>
          </table:table-cell>
          <table:table-cell office:value-type="float" office:value="0.2767206338191841" table:formula="of:=$$p.mil_mod * (1-[.BE17])" table:style-name="ce44">
            <text:p>0.276720634</text:p>
          </table:table-cell>
          <table:table-cell office:value-type="float" office:value="0.72392128344201034" table:formula="of:=(1-$$p.mod_mil-$$p.mod_sev) * (1-[.BF17])" table:style-name="ce44">
            <text:p>0.723921283</text:p>
          </table:table-cell>
          <table:table-cell office:value-type="float" office:value="0.16288538520330617" table:formula="of:=$$p.sev_mod * (1-[.BG17])" table:style-name="ce44">
            <text:p>0.16288538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7])" table:style-name="ce45">
            <text:p>0</text:p>
          </table:table-cell>
          <table:table-cell office:value-type="float" office:value="0" table:formula="of:=$$p.mci_sev * (1-[.BC17])" table:style-name="ce42">
            <text:p>0</text:p>
          </table:table-cell>
          <table:table-cell office:value-type="float" office:value="9.4443902327366602E-4" table:formula="of:=$$p.mil_sev * (1-[.BD17])" table:style-name="ce44">
            <text:p>0.000944439</text:p>
          </table:table-cell>
          <table:table-cell office:value-type="float" office:value="9.4443902327366602E-4" table:formula="of:=$$p.mil_sev * (1-[.BE17])" table:style-name="ce44">
            <text:p>0.000944439</text:p>
          </table:table-cell>
          <table:table-cell office:value-type="float" office:value="9.8143557083556127E-2" table:formula="of:=$$p.mod_sev * (1-[.BF17])" table:style-name="ce44">
            <text:p>0.098143557</text:p>
          </table:table-cell>
          <table:table-cell office:value-type="float" office:value="0.66816249848703146" table:formula="of:=(1-$$p.sev_mil-$$p.sev_mod) * (1-[.BG17])" table:style-name="ce44">
            <text:p>0.668162498</text:p>
          </table:table-cell>
          <table:table-cell office:value-type="float" office:value="0" table:style-name="ce43">
            <text:p>0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40">
            <text:p>0.023549001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44">
            <text:p>0.023549001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44">
            <text:p>0.055560977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44">
            <text:p>0.055560977</text:p>
          </table:table-cell>
          <table:table-cell office:value-type="float" office:value="9.9600393728842884E-2" table:formula="of:=1-EXP(-INDEX($$m.r.mortality_f; [.C17]) * $$hr.mort_mod * $$hr.mort_verymilddem)" table:number-matrix-columns-spanned="1" table:number-matrix-rows-spanned="1" table:style-name="ce44">
            <text:p>0.099600394</text:p>
          </table:table-cell>
          <table:table-cell office:value-type="float" office:value="0.16895211630966245" table:formula="of:=1-EXP(-INDEX($$m.r.mortality_f; [.C17]) * $$hr.mort_sev * $$hr.mort_verymilddem)" table:number-matrix-columns-spanned="1" table:number-matrix-rows-spanned="1" table:style-name="ce44">
            <text:p>0.168952116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7];[.S17];[.Z17];[.AG17];[.AN17];[.AU17];[.BB17])=1" table:style-name="ce29">
            <text:p>TRUE</text:p>
          </table:table-cell>
          <table:table-cell office:value-type="boolean" office:boolean-value="true" table:formula="of:=SUM([.M17];[.T17];[.AA17];[.AH17];[.AO17];[.AV17];[.BC17])=1" table:style-name="ce29">
            <text:p>TRUE</text:p>
          </table:table-cell>
          <table:table-cell office:value-type="boolean" office:boolean-value="true" table:formula="of:=SUM([.N17];[.U17];[.AB17];[.AI17];[.AP17];[.AW17];[.BD17])=1" table:style-name="ce29">
            <text:p>TRUE</text:p>
          </table:table-cell>
          <table:table-cell office:value-type="boolean" office:boolean-value="true" table:formula="of:=SUM([.O17];[.V17];[.AC17];[.AJ17];[.AQ17];[.AX17];[.BE17])=1" table:style-name="ce29">
            <text:p>TRUE</text:p>
          </table:table-cell>
          <table:table-cell office:value-type="boolean" office:boolean-value="true" table:formula="of:=SUM([.P17];[.W17];[.AD17];[.AK17];[.AR17];[.AY17];[.BF17])=1" table:style-name="ce29">
            <text:p>TRUE</text:p>
          </table:table-cell>
          <table:table-cell office:value-type="boolean" office:boolean-value="true" table:formula="of:=SUM([.Q17];[.X17];[.AE17];[.AL17];[.AS17];[.AZ17];[.BG17])=1" table:style-name="ce29">
            <text:p>TRUE</text:p>
          </table:table-cell>
          <table:table-cell office:value-type="boolean" office:boolean-value="true" table:formula="of:=SUM([.R17];[.Y17];[.AF17];[.AM17];[.AT17];[.BA17];[.BH17])=1" table:style-name="ce29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formula="of:=MMULT([.BS16:.BY16];TRANSPOSE([.L16:.R16]))" table:number-matrix-columns-spanned="1" table:number-matrix-rows-spanned="1" table:style-name="ce3">
            <text:p>0</text:p>
          </table:table-cell>
          <table:table-cell office:value-type="float" office:value="0.28862798227145431" table:formula="of:=MMULT([.BS16:.BY16];TRANSPOSE([.S16:.Y16]))" table:number-matrix-columns-spanned="1" table:number-matrix-rows-spanned="1" table:style-name="ce3">
            <text:p>0.288627982</text:p>
          </table:table-cell>
          <table:table-cell office:value-type="float" office:value="0" table:formula="of:=MMULT([.BS16:.BY16];TRANSPOSE([.Z16:.AF16]))" table:number-matrix-columns-spanned="1" table:number-matrix-rows-spanned="1" table:style-name="ce3">
            <text:p>0</text:p>
          </table:table-cell>
          <table:table-cell office:value-type="float" office:value="0.30960840951687096" table:formula="of:=MMULT([.BS16:.BY16];TRANSPOSE([.AG16:.AM16]))" table:number-matrix-columns-spanned="1" table:number-matrix-rows-spanned="1" table:style-name="ce3">
            <text:p>0.30960841</text:p>
          </table:table-cell>
          <table:table-cell office:value-type="float" office:value="0.23017012523368152" table:formula="of:=MMULT([.BS16:.BY16];TRANSPOSE([.AN16:.AT16]))" table:number-matrix-columns-spanned="1" table:number-matrix-rows-spanned="1" table:style-name="ce3">
            <text:p>0.230170125</text:p>
          </table:table-cell>
          <table:table-cell office:value-type="float" office:value="3.0448113759837907E-2" table:formula="of:=MMULT([.BS16:.BY16];TRANSPOSE([.AU16:.BA16]))" table:number-matrix-columns-spanned="1" table:number-matrix-rows-spanned="1" table:style-name="ce3">
            <text:p>0.030448114</text:p>
          </table:table-cell>
          <table:table-cell office:value-type="float" office:value="0.14114536921815546" table:formula="of:=MMULT([.BS16:.BY16];TRANSPOSE([.BB16:.BH16]))" table:number-matrix-columns-spanned="1" table:number-matrix-rows-spanned="1" table:style-name="ce3">
            <text:p>0.141145369</text:p>
          </table:table-cell>
          <table:table-cell table:style-name="ce1"/>
          <table:table-cell office:value-type="boolean" office:boolean-value="true" table:formula="of:=SUM([.BS17:.BY17])=1" table:style-name="ce29">
            <text:p>TRUE</text:p>
          </table:table-cell>
          <table:table-cell table:style-name="ce1"/>
          <table:table-cell office:value-type="float" office:value="0" table:formula="of:=[.BS17] * $$u.mci" table:style-name="ce22">
            <text:p>0.00</text:p>
          </table:table-cell>
          <table:table-cell office:value-type="float" office:value="0.21069842705816164" table:formula="of:=[.BT17] * $$u.mci" table:style-name="ce22">
            <text:p>0.21</text:p>
          </table:table-cell>
          <table:table-cell office:value-type="float" office:value="0" table:formula="of:=[.BU17] * $$u.mil" table:style-name="ce22">
            <text:p>0.00</text:p>
          </table:table-cell>
          <table:table-cell office:value-type="float" office:value="0.21362980256664094" table:formula="of:=[.BV17] * $$u.mil" table:style-name="ce22">
            <text:p>0.21</text:p>
          </table:table-cell>
          <table:table-cell office:value-type="float" office:value="0.12199016637385121" table:formula="of:=[.BW17] * $$u.mod" table:style-name="ce22">
            <text:p>0.12</text:p>
          </table:table-cell>
          <table:table-cell office:value-type="float" office:value="1.1570283228738404E-2" table:formula="of:=[.BX17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7:.CC18])" table:style-name="ce31">
            <text:p>0.00</text:p>
          </table:table-cell>
          <table:table-cell office:value-type="float" office:value="0.18702667930885214" table:formula="of:=AVERAGE([.CD17:.CD18])" table:style-name="ce31">
            <text:p>0.19</text:p>
          </table:table-cell>
          <table:table-cell office:value-type="float" office:value="0" table:formula="of:=AVERAGE([.CE17:.CE18])" table:style-name="ce31">
            <text:p>0.00</text:p>
          </table:table-cell>
          <table:table-cell office:value-type="float" office:value="0.20428649133187465" table:formula="of:=AVERAGE([.CF17:.CF18])" table:style-name="ce31">
            <text:p>0.20</text:p>
          </table:table-cell>
          <table:table-cell office:value-type="float" office:value="0.12916888792602899" table:formula="of:=AVERAGE([.CG17:.CG18])" table:style-name="ce31">
            <text:p>0.13</text:p>
          </table:table-cell>
          <table:table-cell office:value-type="float" office:value="1.3998159296377105E-2" table:formula="of:=AVERAGE([.CH17:.CH18])" table:style-name="ce31">
            <text:p>0.01</text:p>
          </table:table-cell>
          <table:table-cell office:value-type="float" office:value="0" table:formula="of:=AVERAGE([.CI17:.CI18])" table:style-name="ce31">
            <text:p>0.00</text:p>
          </table:table-cell>
          <table:table-cell table:style-name="ce1"/>
          <table:table-cell office:value-type="float" office:value="0" table:formula="of:=[.CK17]/((1+$$discount_COST)^([.$B17]-1))" table:style-name="ce22">
            <text:p>0.00</text:p>
          </table:table-cell>
          <table:table-cell office:value-type="float" office:value="0.15747144546470784" table:formula="of:=[.CL17]/((1+$$discount_COST)^([.$B17]-1))" table:style-name="ce22">
            <text:p>0.16</text:p>
          </table:table-cell>
          <table:table-cell office:value-type="float" office:value="0" table:formula="of:=[.CM17]/((1+$$discount_COST)^([.$B17]-1))" table:style-name="ce22">
            <text:p>0.00</text:p>
          </table:table-cell>
          <table:table-cell office:value-type="float" office:value="0.17200374405311494" table:formula="of:=[.CN17]/((1+$$discount_COST)^([.$B17]-1))" table:style-name="ce22">
            <text:p>0.17</text:p>
          </table:table-cell>
          <table:table-cell office:value-type="float" office:value="0.10875673762667241" table:formula="of:=[.CO17]/((1+$$discount_COST)^([.$B17]-1))" table:style-name="ce22">
            <text:p>0.11</text:p>
          </table:table-cell>
          <table:table-cell office:value-type="float" office:value="1.1786074512960721E-2" table:formula="of:=[.CP17]/((1+$$discount_COST)^([.$B17]-1))" table:style-name="ce22">
            <text:p>0.01</text:p>
          </table:table-cell>
          <table:table-cell office:value-type="float" office:value="0" table:formula="of:=[.CQ17]/((1+$$discount_COST)^([.$B17]-1))" table:style-name="ce22">
            <text:p>0.00</text:p>
          </table:table-cell>
          <table:table-cell table:style-name="ce1"/>
          <table:table-cell office:value-type="float" office:value="0.45001800165745592" table:formula="of:=SUM([.CS17:.CY17])" table:style-name="ce31">
            <text:p>0.45</text:p>
          </table:table-cell>
          <table:table-cell table:style-name="ce1"/>
          <table:table-cell office:value-type="float" office:value="0" table:formula="of:=[.BS17] * ($$c.mci + $$c.Tx)" table:style-name="ce24">
            <text:p><text:s/>-<text:s/></text:p>
          </table:table-cell>
          <table:table-cell office:value-type="float" office:value="5112.178821991999" table:formula="of:=[.BT17]*$$c.mci" table:style-name="ce24">
            <text:p><text:s/>5,112<text:s/></text:p>
          </table:table-cell>
          <table:table-cell office:value-type="float" office:value="0" table:formula="of:=[.BU17] * ($$c.mil + $$c.Tx)" table:style-name="ce24">
            <text:p><text:s/>-<text:s/></text:p>
          </table:table-cell>
          <table:table-cell office:value-type="float" office:value="8167.6283625607284" table:formula="of:=[.BV17]*$$c.mil" table:style-name="ce24">
            <text:p><text:s/>8,168<text:s/></text:p>
          </table:table-cell>
          <table:table-cell office:value-type="float" office:value="9675.403763908007" table:formula="of:=[.BW17]*$$c.mod" table:style-name="ce24">
            <text:p><text:s/>9,675<text:s/></text:p>
          </table:table-cell>
          <table:table-cell office:value-type="float" office:value="1947.7364852351664" table:formula="of:=[.BX17]*$$c.sev" table:style-name="ce24">
            <text:p><text:s/>1,948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7:.DC18])" table:style-name="ce33">
            <text:p><text:s/>-<text:s/></text:p>
          </table:table-cell>
          <table:table-cell office:value-type="float" office:value="4537.8308820799848" table:formula="of:=AVERAGE([.DD17:.DD18])" table:style-name="ce33">
            <text:p><text:s/>4,538<text:s/></text:p>
          </table:table-cell>
          <table:table-cell office:value-type="float" office:value="0" table:formula="of:=AVERAGE([.DE17:.DE18])" table:style-name="ce33">
            <text:p><text:s/>-<text:s/></text:p>
          </table:table-cell>
          <table:table-cell office:value-type="float" office:value="7810.4090377078501" table:formula="of:=AVERAGE([.DF17:.DF18])" table:style-name="ce33">
            <text:p><text:s/>7,810<text:s/></text:p>
          </table:table-cell>
          <table:table-cell office:value-type="float" office:value="10244.769570928305" table:formula="of:=AVERAGE([.DG17:.DG18])" table:style-name="ce33">
            <text:p><text:s/>10,245<text:s/></text:p>
          </table:table-cell>
          <table:table-cell office:value-type="float" office:value="2356.4440946412674" table:formula="of:=AVERAGE([.DH17:.DH18])" table:style-name="ce33">
            <text:p><text:s/>2,356<text:s/></text:p>
          </table:table-cell>
          <table:table-cell office:value-type="float" office:value="0" table:formula="of:=AVERAGE([.DI17:.DI18])" table:style-name="ce33">
            <text:p><text:s/>-<text:s/></text:p>
          </table:table-cell>
          <table:table-cell office:value-type="float" office:value="0" table:formula="of:=[.DJ17]" table:style-name="ce33">
            <text:p><text:s/>-<text:s/></text:p>
          </table:table-cell>
          <table:table-cell table:style-name="ce1"/>
          <table:table-cell office:value-type="float" office:value="0" table:formula="of:=[.DL17]/((1+$$discount_COST)^([.$B17]-1))" table:style-name="ce24">
            <text:p><text:s/>-<text:s/></text:p>
          </table:table-cell>
          <table:table-cell office:value-type="float" office:value="3820.731838453295" table:formula="of:=[.DM17]/((1+$$discount_COST)^([.$B17]-1))" table:style-name="ce24">
            <text:p><text:s/>3,821<text:s/></text:p>
          </table:table-cell>
          <table:table-cell office:value-type="float" office:value="0" table:formula="of:=[.DN17]/((1+$$discount_COST)^([.$B17]-1))" table:style-name="ce24">
            <text:p><text:s/>-<text:s/></text:p>
          </table:table-cell>
          <table:table-cell office:value-type="float" office:value="6576.1548319393169" table:formula="of:=[.DO17]/((1+$$discount_COST)^([.$B17]-1))" table:style-name="ce24">
            <text:p><text:s/>6,576<text:s/></text:p>
          </table:table-cell>
          <table:table-cell office:value-type="float" office:value="8625.8210793703493" table:formula="of:=[.DP17]/((1+$$discount_COST)^([.$B17]-1))" table:style-name="ce24">
            <text:p><text:s/>8,626<text:s/></text:p>
          </table:table-cell>
          <table:table-cell office:value-type="float" office:value="1984.0626968901759" table:formula="of:=[.DQ17]/((1+$$discount_COST)^([.$B17]-1))" table:style-name="ce24">
            <text:p><text:s/>1,984<text:s/></text:p>
          </table:table-cell>
          <table:table-cell office:value-type="float" office:value="0" table:formula="of:=[.DR17]/((1+$$discount_COST)^([.$B17]-1))" table:style-name="ce24">
            <text:p><text:s/>-<text:s/></text:p>
          </table:table-cell>
          <table:table-cell office:value-type="float" office:value="0" table:formula="of:=[.DS17]/((1+$$discount_COST)^([.$B17]-1))" table:style-name="ce24">
            <text:p><text:s/>-<text:s/></text:p>
          </table:table-cell>
          <table:table-cell table:style-name="ce1"/>
          <table:table-cell office:value-type="float" office:value="21006.770446653136" table:formula="of:=SUM([.DU17:.EB17])" table:style-name="ce33">
            <text:p><text:s/>21,007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17]+1" table:style-name="ce1">
            <text:p>76</text:p>
          </table:table-cell>
          <table:table-cell office:value-type="float" office:value="1" table:formula="of:=IF([.B1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18]) * (1-[.BB1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8]) * (1-[.BD1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7342190460217497" table:formula="of:=(1 - $$p.mci_mil - $$p.mci_mod - $$p.mci_sev) * [.D18] * (1-[.BB18])" table:style-name="ce40">
            <text:p>0.773421905</text:p>
          </table:table-cell>
          <table:table-cell office:value-type="float" office:value="0.77342190460217497" table:formula="of:=(1 - $$p.mci_mil - $$p.mci_mod - $$p.mci_sev) * (1-[.BC18])" table:style-name="ce44">
            <text:p>0.773421905</text:p>
          </table:table-cell>
          <table:table-cell office:value-type="float" office:value="0" table:formula="of:=$$p.mil_mci * [.D18] * (1-[.BD18])" table:style-name="ce42">
            <text:p>0</text:p>
          </table:table-cell>
          <table:table-cell office:value-type="float" office:value="0" table:formula="of:=$$p.mil_mci * (1-[.BE1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18]) * (1-[.BB1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18]) * (1-[.BD1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20066109867512344" table:formula="of:=$$p.mci_mil * [.D18] * (1-[.BB18])" table:style-name="ce40">
            <text:p>0.200661099</text:p>
          </table:table-cell>
          <table:table-cell office:value-type="float" office:value="0.20066109867512344" table:formula="of:=$$p.mci_mil * (1-[.BC18])" table:style-name="ce44">
            <text:p>0.200661099</text:p>
          </table:table-cell>
          <table:table-cell office:value-type="float" office:value="0.66290174018657377" table:formula="of:=(1 - $$p.mil_mci - $$p.mil_mod - $$p.mil_sev) * [.D18] * (1-[.BD18])" table:style-name="ce44">
            <text:p>0.66290174</text:p>
          </table:table-cell>
          <table:table-cell office:value-type="float" office:value="0.66290174018657377" table:formula="of:=(1 - $$p.mil_mci - $$p.mil_mod - $$p.mil_sev) * (1-[.BE18])" table:style-name="ce44">
            <text:p>0.66290174</text:p>
          </table:table-cell>
          <table:table-cell office:value-type="float" office:value="7.7501851550939707E-2" table:formula="of:=$$p.mod_mil * (1-[.BF18])" table:style-name="ce44">
            <text:p>0.077501852</text:p>
          </table:table-cell>
          <table:table-cell office:value-type="float" office:value="0" table:formula="of:=$$p.sev_mil * (1-[.BG1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8])" table:style-name="ce45">
            <text:p>0</text:p>
          </table:table-cell>
          <table:table-cell office:value-type="float" office:value="0" table:formula="of:=$$p.mci_mod * (1-[.BC18])" table:style-name="ce42">
            <text:p>0</text:p>
          </table:table-cell>
          <table:table-cell office:value-type="float" office:value="0.2751136117204902" table:formula="of:=$$p.mil_mod * (1-[.BD18])" table:style-name="ce44">
            <text:p>0.275113612</text:p>
          </table:table-cell>
          <table:table-cell office:value-type="float" office:value="0.2751136117204902" table:formula="of:=$$p.mil_mod * (1-[.BE18])" table:style-name="ce44">
            <text:p>0.275113612</text:p>
          </table:table-cell>
          <table:table-cell office:value-type="float" office:value="0.71622400743627057" table:formula="of:=(1-$$p.mod_mil-$$p.mod_sev) * (1-[.BF18])" table:style-name="ce44">
            <text:p>0.716224007</text:p>
          </table:table-cell>
          <table:table-cell office:value-type="float" office:value="0.15984277959315654" table:formula="of:=$$p.sev_mod * (1-[.BG18])" table:style-name="ce44">
            <text:p>0.15984278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8])" table:style-name="ce45">
            <text:p>0</text:p>
          </table:table-cell>
          <table:table-cell office:value-type="float" office:value="0" table:formula="of:=$$p.mci_sev * (1-[.BC18])" table:style-name="ce42">
            <text:p>0</text:p>
          </table:table-cell>
          <table:table-cell office:value-type="float" office:value="9.3895430621327716E-4" table:formula="of:=$$p.mil_sev * (1-[.BD18])" table:style-name="ce44">
            <text:p>0.000938954</text:p>
          </table:table-cell>
          <table:table-cell office:value-type="float" office:value="9.3895430621327716E-4" table:formula="of:=$$p.mil_sev * (1-[.BE18])" table:style-name="ce44">
            <text:p>0.000938954</text:p>
          </table:table-cell>
          <table:table-cell office:value-type="float" office:value="9.710002090864861E-2" table:formula="of:=$$p.mod_sev * (1-[.BF18])" table:style-name="ce44">
            <text:p>0.097100021</text:p>
          </table:table-cell>
          <table:table-cell office:value-type="float" office:value="0.65568160608621362" table:formula="of:=(1-$$p.sev_mil-$$p.sev_mod) * (1-[.BG18])" table:style-name="ce44">
            <text:p>0.655681606</text:p>
          </table:table-cell>
          <table:table-cell office:value-type="float" office:value="0" table:style-name="ce43">
            <text:p>0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40">
            <text:p>0.025916997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44">
            <text:p>0.025916997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44">
            <text:p>0.061045694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44">
            <text:p>0.061045694</text:p>
          </table:table-cell>
          <table:table-cell office:value-type="float" office:value="0.10917412010414118" table:formula="of:=1-EXP(-INDEX($$m.r.mortality_f; [.C18]) * $$hr.mort_mod * $$hr.mort_verymilddem)" table:number-matrix-columns-spanned="1" table:number-matrix-rows-spanned="1" table:style-name="ce44">
            <text:p>0.10917412</text:p>
          </table:table-cell>
          <table:table-cell office:value-type="float" office:value="0.18447561432062987" table:formula="of:=1-EXP(-INDEX($$m.r.mortality_f; [.C18]) * $$hr.mort_sev * $$hr.mort_verymilddem)" table:number-matrix-columns-spanned="1" table:number-matrix-rows-spanned="1" table:style-name="ce44">
            <text:p>0.184475614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8];[.S18];[.Z18];[.AG18];[.AN18];[.AU18];[.BB18])=1" table:style-name="ce29">
            <text:p>TRUE</text:p>
          </table:table-cell>
          <table:table-cell office:value-type="boolean" office:boolean-value="true" table:formula="of:=SUM([.M18];[.T18];[.AA18];[.AH18];[.AO18];[.AV18];[.BC18])=1" table:style-name="ce29">
            <text:p>TRUE</text:p>
          </table:table-cell>
          <table:table-cell office:value-type="boolean" office:boolean-value="true" table:formula="of:=SUM([.N18];[.U18];[.AB18];[.AI18];[.AP18];[.AW18];[.BD18])=1" table:style-name="ce29">
            <text:p>TRUE</text:p>
          </table:table-cell>
          <table:table-cell office:value-type="boolean" office:boolean-value="true" table:formula="of:=SUM([.O18];[.V18];[.AC18];[.AJ18];[.AQ18];[.AX18];[.BE18])=1" table:style-name="ce29">
            <text:p>TRUE</text:p>
          </table:table-cell>
          <table:table-cell office:value-type="boolean" office:boolean-value="true" table:formula="of:=SUM([.P18];[.W18];[.AD18];[.AK18];[.AR18];[.AY18];[.BF18])=1" table:style-name="ce29">
            <text:p>TRUE</text:p>
          </table:table-cell>
          <table:table-cell office:value-type="boolean" office:boolean-value="true" table:formula="of:=SUM([.Q18];[.X18];[.AE18];[.AL18];[.AS18];[.AZ18];[.BG18])=1" table:style-name="ce29">
            <text:p>TRUE</text:p>
          </table:table-cell>
          <table:table-cell office:value-type="boolean" office:boolean-value="true" table:formula="of:=SUM([.R18];[.Y18];[.AF18];[.AM18];[.AT18];[.BA18];[.BH18])=1" table:style-name="ce29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formula="of:=MMULT([.BS17:.BY17];TRANSPOSE([.L17:.R17]))" table:number-matrix-columns-spanned="1" table:number-matrix-rows-spanned="1" table:style-name="ce3">
            <text:p>0</text:p>
          </table:table-cell>
          <table:table-cell office:value-type="float" office:value="0.22377387884868855" table:formula="of:=MMULT([.BS17:.BY17];TRANSPOSE([.S17:.Y17]))" table:number-matrix-columns-spanned="1" table:number-matrix-rows-spanned="1" table:style-name="ce3">
            <text:p>0.223773879</text:p>
          </table:table-cell>
          <table:table-cell office:value-type="float" office:value="0" table:formula="of:=MMULT([.BS17:.BY17];TRANSPOSE([.Z17:.AF17]))" table:number-matrix-columns-spanned="1" table:number-matrix-rows-spanned="1" table:style-name="ce3">
            <text:p>0</text:p>
          </table:table-cell>
          <table:table-cell office:value-type="float" office:value="0.2825263479668238" table:formula="of:=MMULT([.BS17:.BY17];TRANSPOSE([.AG17:.AM17]))" table:number-matrix-columns-spanned="1" table:number-matrix-rows-spanned="1" table:style-name="ce3">
            <text:p>0.282526348</text:p>
          </table:table-cell>
          <table:table-cell office:value-type="float" office:value="0.25725964052491834" table:formula="of:=MMULT([.BS17:.BY17];TRANSPOSE([.AN17:.AT17]))" table:number-matrix-columns-spanned="1" table:number-matrix-rows-spanned="1" table:style-name="ce3">
            <text:p>0.257259641</text:p>
          </table:table-cell>
          <table:table-cell office:value-type="float" office:value="4.3226408852673169E-2" table:formula="of:=MMULT([.BS17:.BY17];TRANSPOSE([.AU17:.BA17]))" table:number-matrix-columns-spanned="1" table:number-matrix-rows-spanned="1" table:style-name="ce3">
            <text:p>0.043226409</text:p>
          </table:table-cell>
          <table:table-cell office:value-type="float" office:value="0.19321372380689639" table:formula="of:=MMULT([.BS17:.BY17];TRANSPOSE([.BB17:.BH17]))" table:number-matrix-columns-spanned="1" table:number-matrix-rows-spanned="1" table:style-name="ce3">
            <text:p>0.193213724</text:p>
          </table:table-cell>
          <table:table-cell table:style-name="ce1"/>
          <table:table-cell office:value-type="boolean" office:boolean-value="true" table:formula="of:=SUM([.BS18:.BY18])=1" table:style-name="ce29">
            <text:p>TRUE</text:p>
          </table:table-cell>
          <table:table-cell table:style-name="ce1"/>
          <table:table-cell office:value-type="float" office:value="0" table:formula="of:=[.BS18] * $$u.mci" table:style-name="ce22">
            <text:p>0.00</text:p>
          </table:table-cell>
          <table:table-cell office:value-type="float" office:value="0.16335493155954264" table:formula="of:=[.BT18] * $$u.mci" table:style-name="ce22">
            <text:p>0.16</text:p>
          </table:table-cell>
          <table:table-cell office:value-type="float" office:value="0" table:formula="of:=[.BU18] * $$u.mil" table:style-name="ce22">
            <text:p>0.00</text:p>
          </table:table-cell>
          <table:table-cell office:value-type="float" office:value="0.1949431800971084" table:formula="of:=[.BV18] * $$u.mil" table:style-name="ce22">
            <text:p>0.19</text:p>
          </table:table-cell>
          <table:table-cell office:value-type="float" office:value="0.13634760947820673" table:formula="of:=[.BW18] * $$u.mod" table:style-name="ce22">
            <text:p>0.14</text:p>
          </table:table-cell>
          <table:table-cell office:value-type="float" office:value="1.6426035364015806E-2" table:formula="of:=[.BX18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8:.CC19])" table:style-name="ce31">
            <text:p>0.00</text:p>
          </table:table-cell>
          <table:table-cell office:value-type="float" office:value="0.14484860692624102" table:formula="of:=AVERAGE([.CD18:.CD19])" table:style-name="ce31">
            <text:p>0.14</text:p>
          </table:table-cell>
          <table:table-cell office:value-type="float" office:value="0" table:formula="of:=AVERAGE([.CE18:.CE19])" table:style-name="ce31">
            <text:p>0.00</text:p>
          </table:table-cell>
          <table:table-cell office:value-type="float" office:value="0.18445575645532394" table:formula="of:=AVERAGE([.CF18:.CF19])" table:style-name="ce31">
            <text:p>0.18</text:p>
          </table:table-cell>
          <table:table-cell office:value-type="float" office:value="0.1394301328061433" table:formula="of:=AVERAGE([.CG18:.CG19])" table:style-name="ce31">
            <text:p>0.14</text:p>
          </table:table-cell>
          <table:table-cell office:value-type="float" office:value="1.8394729509504316E-2" table:formula="of:=AVERAGE([.CH18:.CH19])" table:style-name="ce31">
            <text:p>0.02</text:p>
          </table:table-cell>
          <table:table-cell office:value-type="float" office:value="0" table:formula="of:=AVERAGE([.CI18:.CI19])" table:style-name="ce31">
            <text:p>0.00</text:p>
          </table:table-cell>
          <table:table-cell table:style-name="ce1"/>
          <table:table-cell office:value-type="float" office:value="0" table:formula="of:=[.CK18]/((1+$$discount_COST)^([.$B18]-1))" table:style-name="ce22">
            <text:p>0.00</text:p>
          </table:table-cell>
          <table:table-cell office:value-type="float" office:value="0.11783443506157749" table:formula="of:=[.CL18]/((1+$$discount_COST)^([.$B18]-1))" table:style-name="ce22">
            <text:p>0.12</text:p>
          </table:table-cell>
          <table:table-cell office:value-type="float" office:value="0" table:formula="of:=[.CM18]/((1+$$discount_COST)^([.$B18]-1))" table:style-name="ce22">
            <text:p>0.00</text:p>
          </table:table-cell>
          <table:table-cell office:value-type="float" office:value="0.15005487672267995" table:formula="of:=[.CN18]/((1+$$discount_COST)^([.$B18]-1))" table:style-name="ce22">
            <text:p>0.15</text:p>
          </table:table-cell>
          <table:table-cell office:value-type="float" office:value="0.11342650287371311" table:formula="of:=[.CO18]/((1+$$discount_COST)^([.$B18]-1))" table:style-name="ce22">
            <text:p>0.11</text:p>
          </table:table-cell>
          <table:table-cell office:value-type="float" office:value="1.4964124307848594E-2" table:formula="of:=[.CP18]/((1+$$discount_COST)^([.$B18]-1))" table:style-name="ce22">
            <text:p>0.01</text:p>
          </table:table-cell>
          <table:table-cell office:value-type="float" office:value="0" table:formula="of:=[.CQ18]/((1+$$discount_COST)^([.$B18]-1))" table:style-name="ce22">
            <text:p>0.00</text:p>
          </table:table-cell>
          <table:table-cell table:style-name="ce1"/>
          <table:table-cell office:value-type="float" office:value="0.3962799389658192" table:formula="of:=SUM([.CS18:.CY18])" table:style-name="ce31">
            <text:p>0.40</text:p>
          </table:table-cell>
          <table:table-cell table:style-name="ce1"/>
          <table:table-cell office:value-type="float" office:value="0" table:formula="of:=[.BS18] * ($$c.mci + $$c.Tx)" table:style-name="ce24">
            <text:p><text:s/>-<text:s/></text:p>
          </table:table-cell>
          <table:table-cell office:value-type="float" office:value="3963.4829421679715" table:formula="of:=[.BT18]*$$c.mci" table:style-name="ce24">
            <text:p><text:s/>3,963<text:s/></text:p>
          </table:table-cell>
          <table:table-cell office:value-type="float" office:value="0" table:formula="of:=[.BU18] * ($$c.mil + $$c.Tx)" table:style-name="ce24">
            <text:p><text:s/>-<text:s/></text:p>
          </table:table-cell>
          <table:table-cell office:value-type="float" office:value="7453.1897128549708" table:formula="of:=[.BV18]*$$c.mil" table:style-name="ce24">
            <text:p><text:s/>7,453<text:s/></text:p>
          </table:table-cell>
          <table:table-cell office:value-type="float" office:value="10814.135377948603" table:formula="of:=[.BW18]*$$c.mod" table:style-name="ce24">
            <text:p><text:s/>10,814<text:s/></text:p>
          </table:table-cell>
          <table:table-cell office:value-type="float" office:value="2765.1517040473686" table:formula="of:=[.BX18]*$$c.sev" table:style-name="ce24">
            <text:p><text:s/>2,76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8:.DC19])" table:style-name="ce33">
            <text:p><text:s/>-<text:s/></text:p>
          </table:table-cell>
          <table:table-cell office:value-type="float" office:value="3514.4637340788781" table:formula="of:=AVERAGE([.DD18:.DD19])" table:style-name="ce33">
            <text:p><text:s/>3,514<text:s/></text:p>
          </table:table-cell>
          <table:table-cell office:value-type="float" office:value="0" table:formula="of:=AVERAGE([.DE18:.DE19])" table:style-name="ce33">
            <text:p><text:s/>-<text:s/></text:p>
          </table:table-cell>
          <table:table-cell office:value-type="float" office:value="7052.2279661431176" table:formula="of:=AVERAGE([.DF18:.DF19])" table:style-name="ce33">
            <text:p><text:s/>7,052<text:s/></text:p>
          </table:table-cell>
          <table:table-cell office:value-type="float" office:value="11058.61949249642" table:formula="of:=AVERAGE([.DG18:.DG19])" table:style-name="ce33">
            <text:p><text:s/>11,059<text:s/></text:p>
          </table:table-cell>
          <table:table-cell office:value-type="float" office:value="3096.5608268519572" table:formula="of:=AVERAGE([.DH18:.DH19])" table:style-name="ce33">
            <text:p><text:s/>3,097<text:s/></text:p>
          </table:table-cell>
          <table:table-cell office:value-type="float" office:value="0" table:formula="of:=AVERAGE([.DI18:.DI19])" table:style-name="ce33">
            <text:p><text:s/>-<text:s/></text:p>
          </table:table-cell>
          <table:table-cell office:value-type="float" office:value="0" table:formula="of:=[.DJ18]" table:style-name="ce33">
            <text:p><text:s/>-<text:s/></text:p>
          </table:table-cell>
          <table:table-cell table:style-name="ce1"/>
          <table:table-cell office:value-type="float" office:value="0" table:formula="of:=[.DL18]/((1+$$discount_COST)^([.$B18]-1))" table:style-name="ce24">
            <text:p><text:s/>-<text:s/></text:p>
          </table:table-cell>
          <table:table-cell office:value-type="float" office:value="2859.0185120693982" table:formula="of:=[.DM18]/((1+$$discount_COST)^([.$B18]-1))" table:style-name="ce24">
            <text:p><text:s/>2,859<text:s/></text:p>
          </table:table-cell>
          <table:table-cell office:value-type="float" office:value="0" table:formula="of:=[.DN18]/((1+$$discount_COST)^([.$B18]-1))" table:style-name="ce24">
            <text:p><text:s/>-<text:s/></text:p>
          </table:table-cell>
          <table:table-cell office:value-type="float" office:value="5736.9919942625793" table:formula="of:=[.DO18]/((1+$$discount_COST)^([.$B18]-1))" table:style-name="ce24">
            <text:p><text:s/>5,737<text:s/></text:p>
          </table:table-cell>
          <table:table-cell office:value-type="float" office:value="8996.1940823001114" table:formula="of:=[.DP18]/((1+$$discount_COST)^([.$B18]-1))" table:style-name="ce24">
            <text:p><text:s/>8,996<text:s/></text:p>
          </table:table-cell>
          <table:table-cell office:value-type="float" office:value="2519.0542277822151" table:formula="of:=[.DQ18]/((1+$$discount_COST)^([.$B18]-1))" table:style-name="ce24">
            <text:p><text:s/>2,519<text:s/></text:p>
          </table:table-cell>
          <table:table-cell office:value-type="float" office:value="0" table:formula="of:=[.DR18]/((1+$$discount_COST)^([.$B18]-1))" table:style-name="ce24">
            <text:p><text:s/>-<text:s/></text:p>
          </table:table-cell>
          <table:table-cell office:value-type="float" office:value="0" table:formula="of:=[.DS18]/((1+$$discount_COST)^([.$B18]-1))" table:style-name="ce24">
            <text:p><text:s/>-<text:s/></text:p>
          </table:table-cell>
          <table:table-cell table:style-name="ce1"/>
          <table:table-cell office:value-type="float" office:value="20111.258816414302" table:formula="of:=SUM([.DU18:.EB18])" table:style-name="ce33">
            <text:p><text:s/>20,111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18]+1" table:style-name="ce1">
            <text:p>77</text:p>
          </table:table-cell>
          <table:table-cell office:value-type="float" office:value="1" table:formula="of:=IF([.B1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19]) * (1-[.BB1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9]) * (1-[.BD1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7097241232779301" table:formula="of:=(1 - $$p.mci_mil - $$p.mci_mod - $$p.mci_sev) * [.D19] * (1-[.BB19])" table:style-name="ce40">
            <text:p>0.770972412</text:p>
          </table:table-cell>
          <table:table-cell office:value-type="float" office:value="0.77097241232779301" table:formula="of:=(1 - $$p.mci_mil - $$p.mci_mod - $$p.mci_sev) * (1-[.BC19])" table:style-name="ce44">
            <text:p>0.770972412</text:p>
          </table:table-cell>
          <table:table-cell office:value-type="float" office:value="0" table:formula="of:=$$p.mil_mci * [.D19] * (1-[.BD19])" table:style-name="ce42">
            <text:p>0</text:p>
          </table:table-cell>
          <table:table-cell office:value-type="float" office:value="0" table:formula="of:=$$p.mil_mci * (1-[.BE1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19]) * (1-[.BB1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19]) * (1-[.BD19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2000255880850445" table:formula="of:=$$p.mci_mil * [.D19] * (1-[.BB19])" table:style-name="ce40">
            <text:p>0.200025588</text:p>
          </table:table-cell>
          <table:table-cell office:value-type="float" office:value="0.2000255880850445" table:formula="of:=$$p.mci_mil * (1-[.BC19])" table:style-name="ce44">
            <text:p>0.200025588</text:p>
          </table:table-cell>
          <table:table-cell office:value-type="float" office:value="0.65787677632943509" table:formula="of:=(1 - $$p.mil_mci - $$p.mil_mod - $$p.mil_sev) * [.D19] * (1-[.BD19])" table:style-name="ce44">
            <text:p>0.657876776</text:p>
          </table:table-cell>
          <table:table-cell office:value-type="float" office:value="0.65787677632943509" table:formula="of:=(1 - $$p.mil_mci - $$p.mil_mod - $$p.mil_sev) * (1-[.BE19])" table:style-name="ce44">
            <text:p>0.657876776</text:p>
          </table:table-cell>
          <table:table-cell office:value-type="float" office:value="7.642702461930577E-2" table:formula="of:=$$p.mod_mil * (1-[.BF19])" table:style-name="ce44">
            <text:p>0.076427025</text:p>
          </table:table-cell>
          <table:table-cell office:value-type="float" office:value="0" table:formula="of:=$$p.sev_mil * (1-[.BG1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19])" table:style-name="ce45">
            <text:p>0</text:p>
          </table:table-cell>
          <table:table-cell office:value-type="float" office:value="0" table:formula="of:=$$p.mci_mod * (1-[.BC19])" table:style-name="ce42">
            <text:p>0</text:p>
          </table:table-cell>
          <table:table-cell office:value-type="float" office:value="0.27302818054465217" table:formula="of:=$$p.mil_mod * (1-[.BD19])" table:style-name="ce44">
            <text:p>0.273028181</text:p>
          </table:table-cell>
          <table:table-cell office:value-type="float" office:value="0.27302818054465217" table:formula="of:=$$p.mil_mod * (1-[.BE19])" table:style-name="ce44">
            <text:p>0.273028181</text:p>
          </table:table-cell>
          <table:table-cell office:value-type="float" office:value="0.70629112406806716" table:formula="of:=(1-$$p.mod_mil-$$p.mod_sev) * (1-[.BF19])" table:style-name="ce44">
            <text:p>0.706291124</text:p>
          </table:table-cell>
          <table:table-cell office:value-type="float" office:value="0.15595325090659218" table:formula="of:=$$p.sev_mod * (1-[.BG19])" table:style-name="ce44">
            <text:p>0.15595325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19])" table:style-name="ce45">
            <text:p>0</text:p>
          </table:table-cell>
          <table:table-cell office:value-type="float" office:value="0" table:formula="of:=$$p.mci_sev * (1-[.BC19])" table:style-name="ce42">
            <text:p>0</text:p>
          </table:table-cell>
          <table:table-cell office:value-type="float" office:value="9.3183679366775501E-4" table:formula="of:=$$p.mil_sev * (1-[.BD19])" table:style-name="ce44">
            <text:p>0.000931837</text:p>
          </table:table-cell>
          <table:table-cell office:value-type="float" office:value="9.3183679366775501E-4" table:formula="of:=$$p.mil_sev * (1-[.BE19])" table:style-name="ce44">
            <text:p>0.000931837</text:p>
          </table:table-cell>
          <table:table-cell office:value-type="float" office:value="9.5753398660969297E-2" table:formula="of:=$$p.mod_sev * (1-[.BF19])" table:style-name="ce44">
            <text:p>0.095753399</text:p>
          </table:table-cell>
          <table:table-cell office:value-type="float" office:value="0.63972660065765363" table:formula="of:=(1-$$p.sev_mil-$$p.sev_mod) * (1-[.BG19])" table:style-name="ce44">
            <text:p>0.639726601</text:p>
          </table:table-cell>
          <table:table-cell office:value-type="float" office:value="0" table:style-name="ce43">
            <text:p>0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40">
            <text:p>0.029002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44">
            <text:p>0.029002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44">
            <text:p>0.068163206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44">
            <text:p>0.068163206</text:p>
          </table:table-cell>
          <table:table-cell office:value-type="float" office:value="0.12152845265165779" table:formula="of:=1-EXP(-INDEX($$m.r.mortality_f; [.C19]) * $$hr.mort_mod * $$hr.mort_verymilddem)" table:number-matrix-columns-spanned="1" table:number-matrix-rows-spanned="1" table:style-name="ce44">
            <text:p>0.121528453</text:p>
          </table:table-cell>
          <table:table-cell office:value-type="float" office:value="0.20432014843575419" table:formula="of:=1-EXP(-INDEX($$m.r.mortality_f; [.C19]) * $$hr.mort_sev * $$hr.mort_verymilddem)" table:number-matrix-columns-spanned="1" table:number-matrix-rows-spanned="1" table:style-name="ce44">
            <text:p>0.20432014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19];[.S19];[.Z19];[.AG19];[.AN19];[.AU19];[.BB19])=1" table:style-name="ce29">
            <text:p>TRUE</text:p>
          </table:table-cell>
          <table:table-cell office:value-type="boolean" office:boolean-value="true" table:formula="of:=SUM([.M19];[.T19];[.AA19];[.AH19];[.AO19];[.AV19];[.BC19])=1" table:style-name="ce29">
            <text:p>TRUE</text:p>
          </table:table-cell>
          <table:table-cell office:value-type="boolean" office:boolean-value="true" table:formula="of:=SUM([.N19];[.U19];[.AB19];[.AI19];[.AP19];[.AW19];[.BD19])=1" table:style-name="ce29">
            <text:p>TRUE</text:p>
          </table:table-cell>
          <table:table-cell office:value-type="boolean" office:boolean-value="true" table:formula="of:=SUM([.O19];[.V19];[.AC19];[.AJ19];[.AQ19];[.AX19];[.BE19])=1" table:style-name="ce29">
            <text:p>TRUE</text:p>
          </table:table-cell>
          <table:table-cell office:value-type="boolean" office:boolean-value="true" table:formula="of:=SUM([.P19];[.W19];[.AD19];[.AK19];[.AR19];[.AY19];[.BF19])=1" table:style-name="ce29">
            <text:p>TRUE</text:p>
          </table:table-cell>
          <table:table-cell office:value-type="boolean" office:boolean-value="true" table:formula="of:=SUM([.Q19];[.X19];[.AE19];[.AL19];[.AS19];[.AZ19];[.BG19])=1" table:style-name="ce29">
            <text:p>TRUE</text:p>
          </table:table-cell>
          <table:table-cell office:value-type="boolean" office:boolean-value="true" table:formula="of:=SUM([.R19];[.Y19];[.AF19];[.AM19];[.AT19];[.BA19];[.BH19])=1" table:style-name="ce29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S18:.BY18];TRANSPOSE([.L18:.R18]))" table:number-matrix-columns-spanned="1" table:number-matrix-rows-spanned="1" table:style-name="ce3">
            <text:p>0</text:p>
          </table:table-cell>
          <table:table-cell office:value-type="float" office:value="0.17307161957936906" table:formula="of:=MMULT([.BS18:.BY18];TRANSPOSE([.S18:.Y18]))" table:number-matrix-columns-spanned="1" table:number-matrix-rows-spanned="1" table:style-name="ce3">
            <text:p>0.17307162</text:p>
          </table:table-cell>
          <table:table-cell office:value-type="float" office:value="0" table:formula="of:=MMULT([.BS18:.BY18];TRANSPOSE([.Z18:.AF18]))" table:number-matrix-columns-spanned="1" table:number-matrix-rows-spanned="1" table:style-name="ce3">
            <text:p>0</text:p>
          </table:table-cell>
          <table:table-cell office:value-type="float" office:value="0.25212801857034711" table:formula="of:=MMULT([.BS18:.BY18];TRANSPOSE([.AG18:.AM18]))" table:number-matrix-columns-spanned="1" table:number-matrix-rows-spanned="1" table:style-name="ce3">
            <text:p>0.252128019</text:p>
          </table:table-cell>
          <table:table-cell office:value-type="float" office:value="0.26889180402656582" table:formula="of:=MMULT([.BS18:.BY18];TRANSPOSE([.AN18:.AT18]))" table:number-matrix-columns-spanned="1" table:number-matrix-rows-spanned="1" table:style-name="ce3">
            <text:p>0.268891804</text:p>
          </table:table-cell>
          <table:table-cell office:value-type="float" office:value="5.3587956986823226E-2" table:formula="of:=MMULT([.BS18:.BY18];TRANSPOSE([.AU18:.BA18]))" table:number-matrix-columns-spanned="1" table:number-matrix-rows-spanned="1" table:style-name="ce3">
            <text:p>0.053587957</text:p>
          </table:table-cell>
          <table:table-cell office:value-type="float" office:value="0.25232060083689511" table:formula="of:=MMULT([.BS18:.BY18];TRANSPOSE([.BB18:.BH18]))" table:number-matrix-columns-spanned="1" table:number-matrix-rows-spanned="1" table:style-name="ce3">
            <text:p>0.252320601</text:p>
          </table:table-cell>
          <table:table-cell table:style-name="ce1"/>
          <table:table-cell office:value-type="boolean" office:boolean-value="true" table:formula="of:=SUM([.BS19:.BY19])=1" table:style-name="ce29">
            <text:p>TRUE</text:p>
          </table:table-cell>
          <table:table-cell table:style-name="ce1"/>
          <table:table-cell office:value-type="float" office:value="0" table:formula="of:=[.BS19] * $$u.mci" table:style-name="ce22">
            <text:p>0.00</text:p>
          </table:table-cell>
          <table:table-cell office:value-type="float" office:value="0.12634228229293942" table:formula="of:=[.BT19] * $$u.mci" table:style-name="ce22">
            <text:p>0.13</text:p>
          </table:table-cell>
          <table:table-cell office:value-type="float" office:value="0" table:formula="of:=[.BU19] * $$u.mil" table:style-name="ce22">
            <text:p>0.00</text:p>
          </table:table-cell>
          <table:table-cell office:value-type="float" office:value="0.17396833281353949" table:formula="of:=[.BV19] * $$u.mil" table:style-name="ce22">
            <text:p>0.17</text:p>
          </table:table-cell>
          <table:table-cell office:value-type="float" office:value="0.1425126561340799" table:formula="of:=[.BW19] * $$u.mod" table:style-name="ce22">
            <text:p>0.14</text:p>
          </table:table-cell>
          <table:table-cell office:value-type="float" office:value="2.0363423654992826E-2" table:formula="of:=[.BX19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9:.CC20])" table:style-name="ce31">
            <text:p>0.00</text:p>
          </table:table-cell>
          <table:table-cell office:value-type="float" office:value="0.11187434822566297" table:formula="of:=AVERAGE([.CD19:.CD20])" table:style-name="ce31">
            <text:p>0.11</text:p>
          </table:table-cell>
          <table:table-cell office:value-type="float" office:value="0" table:formula="of:=AVERAGE([.CE19:.CE20])" table:style-name="ce31">
            <text:p>0.00</text:p>
          </table:table-cell>
          <table:table-cell office:value-type="float" office:value="0.16324245618380306" table:formula="of:=AVERAGE([.CF19:.CF20])" table:style-name="ce31">
            <text:p>0.16</text:p>
          </table:table-cell>
          <table:table-cell office:value-type="float" office:value="0.14204078673764642" table:formula="of:=AVERAGE([.CG19:.CG20])" table:style-name="ce31">
            <text:p>0.14</text:p>
          </table:table-cell>
          <table:table-cell office:value-type="float" office:value="2.1631850515464381E-2" table:formula="of:=AVERAGE([.CH19:.CH20])" table:style-name="ce31">
            <text:p>0.02</text:p>
          </table:table-cell>
          <table:table-cell office:value-type="float" office:value="0" table:formula="of:=AVERAGE([.CI19:.CI20])" table:style-name="ce31">
            <text:p>0.00</text:p>
          </table:table-cell>
          <table:table-cell table:style-name="ce1"/>
          <table:table-cell office:value-type="float" office:value="0" table:formula="of:=[.CK19]/((1+$$discount_COST)^([.$B19]-1))" table:style-name="ce22">
            <text:p>0.00</text:p>
          </table:table-cell>
          <table:table-cell office:value-type="float" office:value="8.7932226437764965E-2" table:formula="of:=[.CL19]/((1+$$discount_COST)^([.$B19]-1))" table:style-name="ce22">
            <text:p>0.09</text:p>
          </table:table-cell>
          <table:table-cell office:value-type="float" office:value="0" table:formula="of:=[.CM19]/((1+$$discount_COST)^([.$B19]-1))" table:style-name="ce22">
            <text:p>0.00</text:p>
          </table:table-cell>
          <table:table-cell office:value-type="float" office:value="0.12830709496029363" table:formula="of:=[.CN19]/((1+$$discount_COST)^([.$B19]-1))" table:style-name="ce22">
            <text:p>0.13</text:p>
          </table:table-cell>
          <table:table-cell office:value-type="float" office:value="0.11164277442420818" table:formula="of:=[.CO19]/((1+$$discount_COST)^([.$B19]-1))" table:style-name="ce22">
            <text:p>0.11</text:p>
          </table:table-cell>
          <table:table-cell office:value-type="float" office:value="1.7002438968018618E-2" table:formula="of:=[.CP19]/((1+$$discount_COST)^([.$B19]-1))" table:style-name="ce22">
            <text:p>0.02</text:p>
          </table:table-cell>
          <table:table-cell office:value-type="float" office:value="0" table:formula="of:=[.CQ19]/((1+$$discount_COST)^([.$B19]-1))" table:style-name="ce22">
            <text:p>0.00</text:p>
          </table:table-cell>
          <table:table-cell table:style-name="ce1"/>
          <table:table-cell office:value-type="float" office:value="0.34488453479028541" table:formula="of:=SUM([.CS19:.CY19])" table:style-name="ce31">
            <text:p>0.34</text:p>
          </table:table-cell>
          <table:table-cell table:style-name="ce1"/>
          <table:table-cell office:value-type="float" office:value="0" table:formula="of:=[.BS19] * ($$c.mci + $$c.Tx)" table:style-name="ce24">
            <text:p><text:s/>-<text:s/></text:p>
          </table:table-cell>
          <table:table-cell office:value-type="float" office:value="3065.4445259897848" table:formula="of:=[.BT19]*$$c.mci" table:style-name="ce24">
            <text:p><text:s/>3,065<text:s/></text:p>
          </table:table-cell>
          <table:table-cell office:value-type="float" office:value="0" table:formula="of:=[.BU19] * ($$c.mil + $$c.Tx)" table:style-name="ce24">
            <text:p><text:s/>-<text:s/></text:p>
          </table:table-cell>
          <table:table-cell office:value-type="float" office:value="6651.2662194312643" table:formula="of:=[.BV19]*$$c.mil" table:style-name="ce24">
            <text:p><text:s/>6,651<text:s/></text:p>
          </table:table-cell>
          <table:table-cell office:value-type="float" office:value="11303.103607044237" table:formula="of:=[.BW19]*$$c.mod" table:style-name="ce24">
            <text:p><text:s/>11,303<text:s/></text:p>
          </table:table-cell>
          <table:table-cell office:value-type="float" office:value="3427.9699496565463" table:formula="of:=[.BX19]*$$c.sev" table:style-name="ce24">
            <text:p><text:s/>3,428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19:.DC20])" table:style-name="ce33">
            <text:p><text:s/>-<text:s/></text:p>
          </table:table-cell>
          <table:table-cell office:value-type="float" office:value="2714.4088435245785" table:formula="of:=AVERAGE([.DD19:.DD20])" table:style-name="ce33">
            <text:p><text:s/>2,714<text:s/></text:p>
          </table:table-cell>
          <table:table-cell office:value-type="float" office:value="0" table:formula="of:=AVERAGE([.DE19:.DE20])" table:style-name="ce33">
            <text:p><text:s/>-<text:s/></text:p>
          </table:table-cell>
          <table:table-cell office:value-type="float" office:value="6241.1877887917253" table:formula="of:=AVERAGE([.DF19:.DF20])" table:style-name="ce33">
            <text:p><text:s/>6,241<text:s/></text:p>
          </table:table-cell>
          <table:table-cell office:value-type="float" office:value="11265.678238508106" table:formula="of:=AVERAGE([.DG19:.DG20])" table:style-name="ce33">
            <text:p><text:s/>11,266<text:s/></text:p>
          </table:table-cell>
          <table:table-cell office:value-type="float" office:value="3641.4963799219991" table:formula="of:=AVERAGE([.DH19:.DH20])" table:style-name="ce33">
            <text:p><text:s/>3,641<text:s/></text:p>
          </table:table-cell>
          <table:table-cell office:value-type="float" office:value="0" table:formula="of:=AVERAGE([.DI19:.DI20])" table:style-name="ce33">
            <text:p><text:s/>-<text:s/></text:p>
          </table:table-cell>
          <table:table-cell office:value-type="float" office:value="0" table:formula="of:=[.DJ19]" table:style-name="ce33">
            <text:p><text:s/>-<text:s/></text:p>
          </table:table-cell>
          <table:table-cell table:style-name="ce1"/>
          <table:table-cell office:value-type="float" office:value="0" table:formula="of:=[.DL19]/((1+$$discount_COST)^([.$B19]-1))" table:style-name="ce24">
            <text:p><text:s/>-<text:s/></text:p>
          </table:table-cell>
          <table:table-cell office:value-type="float" office:value="2133.5008146105379" table:formula="of:=[.DM19]/((1+$$discount_COST)^([.$B19]-1))" table:style-name="ce24">
            <text:p><text:s/>2,134<text:s/></text:p>
          </table:table-cell>
          <table:table-cell office:value-type="float" office:value="0" table:formula="of:=[.DN19]/((1+$$discount_COST)^([.$B19]-1))" table:style-name="ce24">
            <text:p><text:s/>-<text:s/></text:p>
          </table:table-cell>
          <table:table-cell office:value-type="float" office:value="4905.5171859205293" table:formula="of:=[.DO19]/((1+$$discount_COST)^([.$B19]-1))" table:style-name="ce24">
            <text:p><text:s/>4,906<text:s/></text:p>
          </table:table-cell>
          <table:table-cell office:value-type="float" office:value="8854.7212614397813" table:formula="of:=[.DP19]/((1+$$discount_COST)^([.$B19]-1))" table:style-name="ce24">
            <text:p><text:s/>8,855<text:s/></text:p>
          </table:table-cell>
          <table:table-cell office:value-type="float" office:value="2862.1832379815419" table:formula="of:=[.DQ19]/((1+$$discount_COST)^([.$B19]-1))" table:style-name="ce24">
            <text:p><text:s/>2,862<text:s/></text:p>
          </table:table-cell>
          <table:table-cell office:value-type="float" office:value="0" table:formula="of:=[.DR19]/((1+$$discount_COST)^([.$B19]-1))" table:style-name="ce24">
            <text:p><text:s/>-<text:s/></text:p>
          </table:table-cell>
          <table:table-cell office:value-type="float" office:value="0" table:formula="of:=[.DS19]/((1+$$discount_COST)^([.$B19]-1))" table:style-name="ce24">
            <text:p><text:s/>-<text:s/></text:p>
          </table:table-cell>
          <table:table-cell table:style-name="ce1"/>
          <table:table-cell office:value-type="float" office:value="18755.92249995239" table:formula="of:=SUM([.DU19:.EB19])" table:style-name="ce33">
            <text:p><text:s/>18,756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19]+1" table:style-name="ce1">
            <text:p>78</text:p>
          </table:table-cell>
          <table:table-cell office:value-type="float" office:value="1" table:formula="of:=IF([.B2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0]) * (1-[.BB2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0]) * (1-[.BD2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6841732020224196" table:formula="of:=(1 - $$p.mci_mil - $$p.mci_mod - $$p.mci_sev) * [.D20] * (1-[.BB20])" table:style-name="ce40">
            <text:p>0.76841732</text:p>
          </table:table-cell>
          <table:table-cell office:value-type="float" office:value="0.76841732020224196" table:formula="of:=(1 - $$p.mci_mil - $$p.mci_mod - $$p.mci_sev) * (1-[.BC20])" table:style-name="ce44">
            <text:p>0.76841732</text:p>
          </table:table-cell>
          <table:table-cell office:value-type="float" office:value="0" table:formula="of:=$$p.mil_mci * [.D20] * (1-[.BD20])" table:style-name="ce42">
            <text:p>0</text:p>
          </table:table-cell>
          <table:table-cell office:value-type="float" office:value="0" table:formula="of:=$$p.mil_mci * (1-[.BE2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0]) * (1-[.BB2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0]) * (1-[.BD20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936268005247082" table:formula="of:=$$p.mci_mil * [.D20] * (1-[.BB20])" table:style-name="ce40">
            <text:p>0.19936268</text:p>
          </table:table-cell>
          <table:table-cell office:value-type="float" office:value="0.19936268005247082" table:formula="of:=$$p.mci_mil * (1-[.BC20])" table:style-name="ce44">
            <text:p>0.19936268</text:p>
          </table:table-cell>
          <table:table-cell office:value-type="float" office:value="0.65265892457075159" table:formula="of:=(1 - $$p.mil_mci - $$p.mil_mod - $$p.mil_sev) * [.D20] * (1-[.BD20])" table:style-name="ce44">
            <text:p>0.652658925</text:p>
          </table:table-cell>
          <table:table-cell office:value-type="float" office:value="0.65265892457075159" table:formula="of:=(1 - $$p.mil_mci - $$p.mil_mod - $$p.mil_sev) * (1-[.BE20])" table:style-name="ce44">
            <text:p>0.652658925</text:p>
          </table:table-cell>
          <table:table-cell office:value-type="float" office:value="7.5318174461263099E-2" table:formula="of:=$$p.mod_mil * (1-[.BF20])" table:style-name="ce44">
            <text:p>0.075318174</text:p>
          </table:table-cell>
          <table:table-cell office:value-type="float" office:value="0" table:formula="of:=$$p.sev_mil * (1-[.BG2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0])" table:style-name="ce45">
            <text:p>0</text:p>
          </table:table-cell>
          <table:table-cell office:value-type="float" office:value="0" table:formula="of:=$$p.mci_mod * (1-[.BC20])" table:style-name="ce42">
            <text:p>0</text:p>
          </table:table-cell>
          <table:table-cell office:value-type="float" office:value="0.27086269815754982" table:formula="of:=$$p.mil_mod * (1-[.BD20])" table:style-name="ce44">
            <text:p>0.270862698</text:p>
          </table:table-cell>
          <table:table-cell office:value-type="float" office:value="0.27086269815754982" table:formula="of:=$$p.mil_mod * (1-[.BE20])" table:style-name="ce44">
            <text:p>0.270862698</text:p>
          </table:table-cell>
          <table:table-cell office:value-type="float" office:value="0.69604381915925917" table:formula="of:=(1-$$p.mod_mil-$$p.mod_sev) * (1-[.BF20])" table:style-name="ce44">
            <text:p>0.696043819</text:p>
          </table:table-cell>
          <table:table-cell office:value-type="float" office:value="0.15198416213237589" table:formula="of:=$$p.sev_mod * (1-[.BG20])" table:style-name="ce44">
            <text:p>0.15198416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0])" table:style-name="ce45">
            <text:p>0</text:p>
          </table:table-cell>
          <table:table-cell office:value-type="float" office:value="0" table:formula="of:=$$p.mci_sev * (1-[.BC20])" table:style-name="ce42">
            <text:p>0</text:p>
          </table:table-cell>
          <table:table-cell office:value-type="float" office:value="9.2444606879709844E-4" table:formula="of:=$$p.mil_sev * (1-[.BD20])" table:style-name="ce44">
            <text:p>0.000924446</text:p>
          </table:table-cell>
          <table:table-cell office:value-type="float" office:value="9.2444606879709844E-4" table:formula="of:=$$p.mil_sev * (1-[.BE20])" table:style-name="ce44">
            <text:p>0.000924446</text:p>
          </table:table-cell>
          <table:table-cell office:value-type="float" office:value="9.4364149612387108E-2" table:formula="of:=$$p.mod_sev * (1-[.BF20])" table:style-name="ce44">
            <text:p>0.09436415</text:p>
          </table:table-cell>
          <table:table-cell office:value-type="float" office:value="0.62344523650219497" table:formula="of:=(1-$$p.sev_mil-$$p.sev_mod) * (1-[.BG20])" table:style-name="ce44">
            <text:p>0.623445237</text:p>
          </table:table-cell>
          <table:table-cell office:value-type="float" office:value="0" table:style-name="ce43">
            <text:p>0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40">
            <text:p>0.03222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44">
            <text:p>0.03222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44">
            <text:p>0.075553931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44">
            <text:p>0.075553931</text:p>
          </table:table-cell>
          <table:table-cell office:value-type="float" office:value="0.13427385676709069" table:formula="of:=1-EXP(-INDEX($$m.r.mortality_f; [.C20]) * $$hr.mort_mod * $$hr.mort_verymilddem)" table:number-matrix-columns-spanned="1" table:number-matrix-rows-spanned="1" table:style-name="ce44">
            <text:p>0.134273857</text:p>
          </table:table-cell>
          <table:table-cell office:value-type="float" office:value="0.22457060136542917" table:formula="of:=1-EXP(-INDEX($$m.r.mortality_f; [.C20]) * $$hr.mort_sev * $$hr.mort_verymilddem)" table:number-matrix-columns-spanned="1" table:number-matrix-rows-spanned="1" table:style-name="ce44">
            <text:p>0.224570601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0];[.S20];[.Z20];[.AG20];[.AN20];[.AU20];[.BB20])=1" table:style-name="ce29">
            <text:p>TRUE</text:p>
          </table:table-cell>
          <table:table-cell office:value-type="boolean" office:boolean-value="true" table:formula="of:=SUM([.M20];[.T20];[.AA20];[.AH20];[.AO20];[.AV20];[.BC20])=1" table:style-name="ce29">
            <text:p>TRUE</text:p>
          </table:table-cell>
          <table:table-cell office:value-type="boolean" office:boolean-value="true" table:formula="of:=SUM([.N20];[.U20];[.AB20];[.AI20];[.AP20];[.AW20];[.BD20])=1" table:style-name="ce29">
            <text:p>TRUE</text:p>
          </table:table-cell>
          <table:table-cell office:value-type="boolean" office:boolean-value="true" table:formula="of:=SUM([.O20];[.V20];[.AC20];[.AJ20];[.AQ20];[.AX20];[.BE20])=1" table:style-name="ce29">
            <text:p>TRUE</text:p>
          </table:table-cell>
          <table:table-cell office:value-type="boolean" office:boolean-value="true" table:formula="of:=SUM([.P20];[.W20];[.AD20];[.AK20];[.AR20];[.AY20];[.BF20])=1" table:style-name="ce29">
            <text:p>TRUE</text:p>
          </table:table-cell>
          <table:table-cell office:value-type="boolean" office:boolean-value="true" table:formula="of:=SUM([.Q20];[.X20];[.AE20];[.AL20];[.AS20];[.AZ20];[.BG20])=1" table:style-name="ce29">
            <text:p>TRUE</text:p>
          </table:table-cell>
          <table:table-cell office:value-type="boolean" office:boolean-value="true" table:formula="of:=SUM([.R20];[.Y20];[.AF20];[.AM20];[.AT20];[.BA20];[.BH20])=1" table:style-name="ce29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S19:.BY19];TRANSPOSE([.L19:.R19]))" table:number-matrix-columns-spanned="1" table:number-matrix-rows-spanned="1" table:style-name="ce3">
            <text:p>0</text:p>
          </table:table-cell>
          <table:table-cell office:value-type="float" office:value="0.13343344405258425" table:formula="of:=MMULT([.BS19:.BY19];TRANSPOSE([.S19:.Y19]))" table:number-matrix-columns-spanned="1" table:number-matrix-rows-spanned="1" table:style-name="ce3">
            <text:p>0.133433444</text:p>
          </table:table-cell>
          <table:table-cell office:value-type="float" office:value="0" table:formula="of:=MMULT([.BS19:.BY19];TRANSPOSE([.Z19:.AF19]))" table:number-matrix-columns-spanned="1" table:number-matrix-rows-spanned="1" table:style-name="ce3">
            <text:p>0</text:p>
          </table:table-cell>
          <table:table-cell office:value-type="float" office:value="0.22103852109285019" table:formula="of:=MMULT([.BS19:.BY19];TRANSPOSE([.AG19:.AM19]))" table:number-matrix-columns-spanned="1" table:number-matrix-rows-spanned="1" table:style-name="ce3">
            <text:p>0.221038521</text:p>
          </table:table-cell>
          <table:table-cell office:value-type="float" office:value="0.26711116479474145" table:formula="of:=MMULT([.BS19:.BY19];TRANSPOSE([.AN19:.AT19]))" table:number-matrix-columns-spanned="1" table:number-matrix-rows-spanned="1" table:style-name="ce3">
            <text:p>0.267111165</text:p>
          </table:table-cell>
          <table:table-cell office:value-type="float" office:value="6.0263887831410366E-2" table:formula="of:=MMULT([.BS19:.BY19];TRANSPOSE([.AU19:.BA19]))" table:number-matrix-columns-spanned="1" table:number-matrix-rows-spanned="1" table:style-name="ce3">
            <text:p>0.060263888</text:p>
          </table:table-cell>
          <table:table-cell office:value-type="float" office:value="0.31815298222841409" table:formula="of:=MMULT([.BS19:.BY19];TRANSPOSE([.BB19:.BH19]))" table:number-matrix-columns-spanned="1" table:number-matrix-rows-spanned="1" table:style-name="ce3">
            <text:p>0.318152982</text:p>
          </table:table-cell>
          <table:table-cell table:style-name="ce1"/>
          <table:table-cell office:value-type="boolean" office:boolean-value="true" table:formula="of:=SUM([.BS20:.BY20])=1" table:style-name="ce29">
            <text:p>TRUE</text:p>
          </table:table-cell>
          <table:table-cell table:style-name="ce1"/>
          <table:table-cell office:value-type="float" office:value="0" table:formula="of:=[.BS20] * $$u.mci" table:style-name="ce22">
            <text:p>0.00</text:p>
          </table:table-cell>
          <table:table-cell office:value-type="float" office:value="9.7406414158386509E-2" table:formula="of:=[.BT20] * $$u.mci" table:style-name="ce22">
            <text:p>0.10</text:p>
          </table:table-cell>
          <table:table-cell office:value-type="float" office:value="0" table:formula="of:=[.BU20] * $$u.mil" table:style-name="ce22">
            <text:p>0.00</text:p>
          </table:table-cell>
          <table:table-cell office:value-type="float" office:value="0.15251657955406661" table:formula="of:=[.BV20] * $$u.mil" table:style-name="ce22">
            <text:p>0.15</text:p>
          </table:table-cell>
          <table:table-cell office:value-type="float" office:value="0.14156891734121296" table:formula="of:=[.BW20] * $$u.mod" table:style-name="ce22">
            <text:p>0.14</text:p>
          </table:table-cell>
          <table:table-cell office:value-type="float" office:value="2.2900277375935939E-2" table:formula="of:=[.BX20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0:.CC21])" table:style-name="ce31">
            <text:p>0.00</text:p>
          </table:table-cell>
          <table:table-cell office:value-type="float" office:value="8.6127594948241792E-2" table:formula="of:=AVERAGE([.CD20:.CD21])" table:style-name="ce31">
            <text:p>0.09</text:p>
          </table:table-cell>
          <table:table-cell office:value-type="float" office:value="0" table:formula="of:=AVERAGE([.CE20:.CE21])" table:style-name="ce31">
            <text:p>0.00</text:p>
          </table:table-cell>
          <table:table-cell office:value-type="float" office:value="0.14214733431481968" table:formula="of:=AVERAGE([.CF20:.CF21])" table:style-name="ce31">
            <text:p>0.14</text:p>
          </table:table-cell>
          <table:table-cell office:value-type="float" office:value="0.13834655900131415" table:formula="of:=AVERAGE([.CG20:.CG21])" table:style-name="ce31">
            <text:p>0.14</text:p>
          </table:table-cell>
          <table:table-cell office:value-type="float" office:value="2.3416583771115419E-2" table:formula="of:=AVERAGE([.CH20:.CH21])" table:style-name="ce31">
            <text:p>0.02</text:p>
          </table:table-cell>
          <table:table-cell office:value-type="float" office:value="0" table:formula="of:=AVERAGE([.CI20:.CI21])" table:style-name="ce31">
            <text:p>0.00</text:p>
          </table:table-cell>
          <table:table-cell table:style-name="ce1"/>
          <table:table-cell office:value-type="float" office:value="0" table:formula="of:=[.CK20]/((1+$$discount_COST)^([.$B20]-1))" table:style-name="ce22">
            <text:p>0.00</text:p>
          </table:table-cell>
          <table:table-cell office:value-type="float" office:value="6.5406290912807183E-2" table:formula="of:=[.CL20]/((1+$$discount_COST)^([.$B20]-1))" table:style-name="ce22">
            <text:p>0.07</text:p>
          </table:table-cell>
          <table:table-cell office:value-type="float" office:value="0" table:formula="of:=[.CM20]/((1+$$discount_COST)^([.$B20]-1))" table:style-name="ce22">
            <text:p>0.00</text:p>
          </table:table-cell>
          <table:table-cell office:value-type="float" office:value="0.10794832836400885" table:formula="of:=[.CN20]/((1+$$discount_COST)^([.$B20]-1))" table:style-name="ce22">
            <text:p>0.11</text:p>
          </table:table-cell>
          <table:table-cell office:value-type="float" office:value="0.10506197566835131" table:formula="of:=[.CO20]/((1+$$discount_COST)^([.$B20]-1))" table:style-name="ce22">
            <text:p>0.11</text:p>
          </table:table-cell>
          <table:table-cell office:value-type="float" office:value="1.7782824322890956E-2" table:formula="of:=[.CP20]/((1+$$discount_COST)^([.$B20]-1))" table:style-name="ce22">
            <text:p>0.02</text:p>
          </table:table-cell>
          <table:table-cell office:value-type="float" office:value="0" table:formula="of:=[.CQ20]/((1+$$discount_COST)^([.$B20]-1))" table:style-name="ce22">
            <text:p>0.00</text:p>
          </table:table-cell>
          <table:table-cell table:style-name="ce1"/>
          <table:table-cell office:value-type="float" office:value="0.29619941926805832" table:formula="of:=SUM([.CS20:.CY20])" table:style-name="ce31">
            <text:p>0.30</text:p>
          </table:table-cell>
          <table:table-cell table:style-name="ce1"/>
          <table:table-cell office:value-type="float" office:value="0" table:formula="of:=[.BS20] * ($$c.mci + $$c.Tx)" table:style-name="ce24">
            <text:p><text:s/>-<text:s/></text:p>
          </table:table-cell>
          <table:table-cell office:value-type="float" office:value="2363.3731610593723" table:formula="of:=[.BT20]*$$c.mci" table:style-name="ce24">
            <text:p><text:s/>2,363<text:s/></text:p>
          </table:table-cell>
          <table:table-cell office:value-type="float" office:value="0" table:formula="of:=[.BU20] * ($$c.mil + $$c.Tx)" table:style-name="ce24">
            <text:p><text:s/>-<text:s/></text:p>
          </table:table-cell>
          <table:table-cell office:value-type="float" office:value="5831.1093581521873" table:formula="of:=[.BV20]*$$c.mil" table:style-name="ce24">
            <text:p><text:s/>5,831<text:s/></text:p>
          </table:table-cell>
          <table:table-cell office:value-type="float" office:value="11228.252869971975" table:formula="of:=[.BW20]*$$c.mod" table:style-name="ce24">
            <text:p><text:s/>11,228<text:s/></text:p>
          </table:table-cell>
          <table:table-cell office:value-type="float" office:value="3855.0228101874518" table:formula="of:=[.BX20]*$$c.sev" table:style-name="ce24">
            <text:p><text:s/>3,85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0:.DC21])" table:style-name="ce33">
            <text:p><text:s/>-<text:s/></text:p>
          </table:table-cell>
          <table:table-cell office:value-type="float" office:value="2089.7150160592582" table:formula="of:=AVERAGE([.DD20:.DD21])" table:style-name="ce33">
            <text:p><text:s/>2,090<text:s/></text:p>
          </table:table-cell>
          <table:table-cell office:value-type="float" office:value="0" table:formula="of:=AVERAGE([.DE20:.DE21])" table:style-name="ce33">
            <text:p><text:s/>-<text:s/></text:p>
          </table:table-cell>
          <table:table-cell office:value-type="float" office:value="5434.6658821161054" table:formula="of:=AVERAGE([.DF20:.DF21])" table:style-name="ce33">
            <text:p><text:s/>5,435<text:s/></text:p>
          </table:table-cell>
          <table:table-cell office:value-type="float" office:value="10972.678023758794" table:formula="of:=AVERAGE([.DG20:.DG21])" table:style-name="ce33">
            <text:p><text:s/>10,973<text:s/></text:p>
          </table:table-cell>
          <table:table-cell office:value-type="float" office:value="3941.9376059249944" table:formula="of:=AVERAGE([.DH20:.DH21])" table:style-name="ce33">
            <text:p><text:s/>3,942<text:s/></text:p>
          </table:table-cell>
          <table:table-cell office:value-type="float" office:value="0" table:formula="of:=AVERAGE([.DI20:.DI21])" table:style-name="ce33">
            <text:p><text:s/>-<text:s/></text:p>
          </table:table-cell>
          <table:table-cell office:value-type="float" office:value="0" table:formula="of:=[.DJ20]" table:style-name="ce33">
            <text:p><text:s/>-<text:s/></text:p>
          </table:table-cell>
          <table:table-cell table:style-name="ce1"/>
          <table:table-cell office:value-type="float" office:value="0" table:formula="of:=[.DL20]/((1+$$discount_COST)^([.$B20]-1))" table:style-name="ce24">
            <text:p><text:s/>-<text:s/></text:p>
          </table:table-cell>
          <table:table-cell office:value-type="float" office:value="1586.9537323940283" table:formula="of:=[.DM20]/((1+$$discount_COST)^([.$B20]-1))" table:style-name="ce24">
            <text:p><text:s/>1,587<text:s/></text:p>
          </table:table-cell>
          <table:table-cell office:value-type="float" office:value="0" table:formula="of:=[.DN20]/((1+$$discount_COST)^([.$B20]-1))" table:style-name="ce24">
            <text:p><text:s/>-<text:s/></text:p>
          </table:table-cell>
          <table:table-cell office:value-type="float" office:value="4127.1480750531537" table:formula="of:=[.DO20]/((1+$$discount_COST)^([.$B20]-1))" table:style-name="ce24">
            <text:p><text:s/>4,127<text:s/></text:p>
          </table:table-cell>
          <table:table-cell office:value-type="float" office:value="8332.7784938825189" table:formula="of:=[.DP20]/((1+$$discount_COST)^([.$B20]-1))" table:style-name="ce24">
            <text:p><text:s/>8,333<text:s/></text:p>
          </table:table-cell>
          <table:table-cell office:value-type="float" office:value="2993.5529718228609" table:formula="of:=[.DQ20]/((1+$$discount_COST)^([.$B20]-1))" table:style-name="ce24">
            <text:p><text:s/>2,994<text:s/></text:p>
          </table:table-cell>
          <table:table-cell office:value-type="float" office:value="0" table:formula="of:=[.DR20]/((1+$$discount_COST)^([.$B20]-1))" table:style-name="ce24">
            <text:p><text:s/>-<text:s/></text:p>
          </table:table-cell>
          <table:table-cell office:value-type="float" office:value="0" table:formula="of:=[.DS20]/((1+$$discount_COST)^([.$B20]-1))" table:style-name="ce24">
            <text:p><text:s/>-<text:s/></text:p>
          </table:table-cell>
          <table:table-cell table:style-name="ce1"/>
          <table:table-cell office:value-type="float" office:value="17040.433273152561" table:formula="of:=SUM([.DU20:.EB20])" table:style-name="ce33">
            <text:p><text:s/>17,040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20]+1" table:style-name="ce1">
            <text:p>79</text:p>
          </table:table-cell>
          <table:table-cell office:value-type="float" office:value="1" table:formula="of:=IF([.B2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1]) * (1-[.BB2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1]) * (1-[.BD2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6546046765317366" table:formula="of:=(1 - $$p.mci_mil - $$p.mci_mod - $$p.mci_sev) * [.D21] * (1-[.BB21])" table:style-name="ce40">
            <text:p>0.765460468</text:p>
          </table:table-cell>
          <table:table-cell office:value-type="float" office:value="0.76546046765317366" table:formula="of:=(1 - $$p.mci_mil - $$p.mci_mod - $$p.mci_sev) * (1-[.BC21])" table:style-name="ce44">
            <text:p>0.765460468</text:p>
          </table:table-cell>
          <table:table-cell office:value-type="float" office:value="0" table:formula="of:=$$p.mil_mci * [.D21] * (1-[.BD21])" table:style-name="ce42">
            <text:p>0</text:p>
          </table:table-cell>
          <table:table-cell office:value-type="float" office:value="0" table:formula="of:=$$p.mil_mci * (1-[.BE2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1]) * (1-[.BB2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1]) * (1-[.BD21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859553694780072" table:formula="of:=$$p.mci_mil * [.D21] * (1-[.BB21])" table:style-name="ce40">
            <text:p>0.198595537</text:p>
          </table:table-cell>
          <table:table-cell office:value-type="float" office:value="0.19859553694780072" table:formula="of:=$$p.mci_mil * (1-[.BC21])" table:style-name="ce44">
            <text:p>0.198595537</text:p>
          </table:table-cell>
          <table:table-cell office:value-type="float" office:value="0.64665084254384742" table:formula="of:=(1 - $$p.mil_mci - $$p.mil_mod - $$p.mil_sev) * [.D21] * (1-[.BD21])" table:style-name="ce44">
            <text:p>0.646650843</text:p>
          </table:table-cell>
          <table:table-cell office:value-type="float" office:value="0.64665084254384742" table:formula="of:=(1 - $$p.mil_mci - $$p.mil_mod - $$p.mil_sev) * (1-[.BE21])" table:style-name="ce44">
            <text:p>0.646650843</text:p>
          </table:table-cell>
          <table:table-cell office:value-type="float" office:value="7.4050534549965227E-2" table:formula="of:=$$p.mod_mil * (1-[.BF21])" table:style-name="ce44">
            <text:p>0.074050535</text:p>
          </table:table-cell>
          <table:table-cell office:value-type="float" office:value="0" table:formula="of:=$$p.sev_mil * (1-[.BG2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1])" table:style-name="ce45">
            <text:p>0</text:p>
          </table:table-cell>
          <table:table-cell office:value-type="float" office:value="0" table:formula="of:=$$p.mci_mod * (1-[.BC21])" table:style-name="ce42">
            <text:p>0</text:p>
          </table:table-cell>
          <table:table-cell office:value-type="float" office:value="0.26836925901607261" table:formula="of:=$$p.mil_mod * (1-[.BD21])" table:style-name="ce44">
            <text:p>0.268369259</text:p>
          </table:table-cell>
          <table:table-cell office:value-type="float" office:value="0.26836925901607261" table:formula="of:=$$p.mil_mod * (1-[.BE21])" table:style-name="ce44">
            <text:p>0.268369259</text:p>
          </table:table-cell>
          <table:table-cell office:value-type="float" office:value="0.68432907791002362" table:formula="of:=(1-$$p.mod_mil-$$p.mod_sev) * (1-[.BF21])" table:style-name="ce44">
            <text:p>0.684329078</text:p>
          </table:table-cell>
          <table:table-cell office:value-type="float" office:value="0.14750108236841752" table:formula="of:=$$p.sev_mod * (1-[.BG21])" table:style-name="ce44">
            <text:p>0.14750108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1])" table:style-name="ce45">
            <text:p>0</text:p>
          </table:table-cell>
          <table:table-cell office:value-type="float" office:value="0" table:formula="of:=$$p.mci_sev * (1-[.BC21])" table:style-name="ce42">
            <text:p>0</text:p>
          </table:table-cell>
          <table:table-cell office:value-type="float" office:value="9.1593603759751755E-4" table:formula="of:=$$p.mil_sev * (1-[.BD21])" table:style-name="ce44">
            <text:p>0.000915936</text:p>
          </table:table-cell>
          <table:table-cell office:value-type="float" office:value="9.1593603759751755E-4" table:formula="of:=$$p.mil_sev * (1-[.BE21])" table:style-name="ce44">
            <text:p>0.000915936</text:p>
          </table:table-cell>
          <table:table-cell office:value-type="float" office:value="9.2775957079841501E-2" table:formula="of:=$$p.mod_sev * (1-[.BF21])" table:style-name="ce44">
            <text:p>0.092775957</text:p>
          </table:table-cell>
          <table:table-cell office:value-type="float" office:value="0.60505546032759028" table:formula="of:=(1-$$p.sev_mil-$$p.sev_mod) * (1-[.BG21])" table:style-name="ce44">
            <text:p>0.60505546</text:p>
          </table:table-cell>
          <table:table-cell office:value-type="float" office:value="0" table:style-name="ce43">
            <text:p>0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40">
            <text:p>0.035943995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44">
            <text:p>0.035943995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44">
            <text:p>0.084063962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44">
            <text:p>0.084063962</text:p>
          </table:table-cell>
          <table:table-cell office:value-type="float" office:value="0.14884443046016971" table:formula="of:=1-EXP(-INDEX($$m.r.mortality_f; [.C21]) * $$hr.mort_mod * $$hr.mort_verymilddem)" table:number-matrix-columns-spanned="1" table:number-matrix-rows-spanned="1" table:style-name="ce44">
            <text:p>0.14884443</text:p>
          </table:table-cell>
          <table:table-cell office:value-type="float" office:value="0.2474434573039922" table:formula="of:=1-EXP(-INDEX($$m.r.mortality_f; [.C21]) * $$hr.mort_sev * $$hr.mort_verymilddem)" table:number-matrix-columns-spanned="1" table:number-matrix-rows-spanned="1" table:style-name="ce44">
            <text:p>0.24744345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1];[.S21];[.Z21];[.AG21];[.AN21];[.AU21];[.BB21])=1" table:style-name="ce29">
            <text:p>TRUE</text:p>
          </table:table-cell>
          <table:table-cell office:value-type="boolean" office:boolean-value="true" table:formula="of:=SUM([.M21];[.T21];[.AA21];[.AH21];[.AO21];[.AV21];[.BC21])=1" table:style-name="ce29">
            <text:p>TRUE</text:p>
          </table:table-cell>
          <table:table-cell office:value-type="boolean" office:boolean-value="true" table:formula="of:=SUM([.N21];[.U21];[.AB21];[.AI21];[.AP21];[.AW21];[.BD21])=1" table:style-name="ce29">
            <text:p>TRUE</text:p>
          </table:table-cell>
          <table:table-cell office:value-type="boolean" office:boolean-value="true" table:formula="of:=SUM([.O21];[.V21];[.AC21];[.AJ21];[.AQ21];[.AX21];[.BE21])=1" table:style-name="ce29">
            <text:p>TRUE</text:p>
          </table:table-cell>
          <table:table-cell office:value-type="boolean" office:boolean-value="true" table:formula="of:=SUM([.P21];[.W21];[.AD21];[.AK21];[.AR21];[.AY21];[.BF21])=1" table:style-name="ce29">
            <text:p>TRUE</text:p>
          </table:table-cell>
          <table:table-cell office:value-type="boolean" office:boolean-value="true" table:formula="of:=SUM([.Q21];[.X21];[.AE21];[.AL21];[.AS21];[.AZ21];[.BG21])=1" table:style-name="ce29">
            <text:p>TRUE</text:p>
          </table:table-cell>
          <table:table-cell office:value-type="boolean" office:boolean-value="true" table:formula="of:=SUM([.R21];[.Y21];[.AF21];[.AM21];[.AT21];[.BA21];[.BH21])=1" table:style-name="ce29">
            <text:p>TRU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formula="of:=MMULT([.BS20:.BY20];TRANSPOSE([.L20:.R20]))" table:number-matrix-columns-spanned="1" table:number-matrix-rows-spanned="1" table:style-name="ce3">
            <text:p>0</text:p>
          </table:table-cell>
          <table:table-cell office:value-type="float" office:value="0.10253256950424257" table:formula="of:=MMULT([.BS20:.BY20];TRANSPOSE([.S20:.Y20]))" table:number-matrix-columns-spanned="1" table:number-matrix-rows-spanned="1" table:style-name="ce3">
            <text:p>0.10253257</text:p>
          </table:table-cell>
          <table:table-cell office:value-type="float" office:value="0" table:formula="of:=MMULT([.BS20:.BY20];TRANSPOSE([.Z20:.AF20]))" table:number-matrix-columns-spanned="1" table:number-matrix-rows-spanned="1" table:style-name="ce3">
            <text:p>0</text:p>
          </table:table-cell>
          <table:table-cell office:value-type="float" office:value="0.19098273779068517" table:formula="of:=MMULT([.BS20:.BY20];TRANSPOSE([.AG20:.AM20]))" table:number-matrix-columns-spanned="1" table:number-matrix-rows-spanned="1" table:style-name="ce3">
            <text:p>0.190982738</text:p>
          </table:table-cell>
          <table:table-cell office:value-type="float" office:value="0.2549513220026704" table:formula="of:=MMULT([.BS20:.BY20];TRANSPOSE([.AN20:.AT20]))" table:number-matrix-columns-spanned="1" table:number-matrix-rows-spanned="1" table:style-name="ce3">
            <text:p>0.254951322</text:p>
          </table:table-cell>
          <table:table-cell office:value-type="float" office:value="6.2981289911302363E-2" table:formula="of:=MMULT([.BS20:.BY20];TRANSPOSE([.AU20:.BA20]))" table:number-matrix-columns-spanned="1" table:number-matrix-rows-spanned="1" table:style-name="ce3">
            <text:p>0.06298129</text:p>
          </table:table-cell>
          <table:table-cell office:value-type="float" office:value="0.38855208079109993" table:formula="of:=MMULT([.BS20:.BY20];TRANSPOSE([.BB20:.BH20]))" table:number-matrix-columns-spanned="1" table:number-matrix-rows-spanned="1" table:style-name="ce3">
            <text:p>0.388552081</text:p>
          </table:table-cell>
          <table:table-cell table:style-name="ce1"/>
          <table:table-cell office:value-type="boolean" office:boolean-value="true" table:formula="of:=SUM([.BS21:.BY21])=1" table:style-name="ce29">
            <text:p>TRUE</text:p>
          </table:table-cell>
          <table:table-cell table:style-name="ce1"/>
          <table:table-cell office:value-type="float" office:value="0" table:formula="of:=[.BS21] * $$u.mci" table:style-name="ce22">
            <text:p>0.00</text:p>
          </table:table-cell>
          <table:table-cell office:value-type="float" office:value="7.4848775738097076E-2" table:formula="of:=[.BT21] * $$u.mci" table:style-name="ce22">
            <text:p>0.07</text:p>
          </table:table-cell>
          <table:table-cell office:value-type="float" office:value="0" table:formula="of:=[.BU21] * $$u.mil" table:style-name="ce22">
            <text:p>0.00</text:p>
          </table:table-cell>
          <table:table-cell office:value-type="float" office:value="0.13177808907557276" table:formula="of:=[.BV21] * $$u.mil" table:style-name="ce22">
            <text:p>0.13</text:p>
          </table:table-cell>
          <table:table-cell office:value-type="float" office:value="0.13512420066141531" table:formula="of:=[.BW21] * $$u.mod" table:style-name="ce22">
            <text:p>0.14</text:p>
          </table:table-cell>
          <table:table-cell office:value-type="float" office:value="2.39328901662949E-2" table:formula="of:=[.BX21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1:.CC22])" table:style-name="ce31">
            <text:p>0.00</text:p>
          </table:table-cell>
          <table:table-cell office:value-type="float" office:value="6.6071277308924189E-2" table:formula="of:=AVERAGE([.CD21:.CD22])" table:style-name="ce31">
            <text:p>0.07</text:p>
          </table:table-cell>
          <table:table-cell office:value-type="float" office:value="0" table:formula="of:=AVERAGE([.CE21:.CE22])" table:style-name="ce31">
            <text:p>0.00</text:p>
          </table:table-cell>
          <table:table-cell office:value-type="float" office:value="0.12203466907153354" table:formula="of:=AVERAGE([.CF21:.CF22])" table:style-name="ce31">
            <text:p>0.12</text:p>
          </table:table-cell>
          <table:table-cell office:value-type="float" office:value="0.12984089177969049" table:formula="of:=AVERAGE([.CG21:.CG22])" table:style-name="ce31">
            <text:p>0.13</text:p>
          </table:table-cell>
          <table:table-cell office:value-type="float" office:value="2.3734181388553384E-2" table:formula="of:=AVERAGE([.CH21:.CH22])" table:style-name="ce31">
            <text:p>0.02</text:p>
          </table:table-cell>
          <table:table-cell office:value-type="float" office:value="0" table:formula="of:=AVERAGE([.CI21:.CI22])" table:style-name="ce31">
            <text:p>0.00</text:p>
          </table:table-cell>
          <table:table-cell table:style-name="ce1"/>
          <table:table-cell office:value-type="float" office:value="0" table:formula="of:=[.CK21]/((1+$$discount_COST)^([.$B21]-1))" table:style-name="ce22">
            <text:p>0.00</text:p>
          </table:table-cell>
          <table:table-cell office:value-type="float" office:value="4.8478542533686539E-2" table:formula="of:=[.CL21]/((1+$$discount_COST)^([.$B21]-1))" table:style-name="ce22">
            <text:p>0.05</text:p>
          </table:table-cell>
          <table:table-cell office:value-type="float" office:value="0" table:formula="of:=[.CM21]/((1+$$discount_COST)^([.$B21]-1))" table:style-name="ce22">
            <text:p>0.00</text:p>
          </table:table-cell>
          <table:table-cell office:value-type="float" office:value="8.9540616378694149E-2" table:formula="of:=[.CN21]/((1+$$discount_COST)^([.$B21]-1))" table:style-name="ce22">
            <text:p>0.09</text:p>
          </table:table-cell>
          <table:table-cell office:value-type="float" office:value="9.5268283755478786E-2" table:formula="of:=[.CO21]/((1+$$discount_COST)^([.$B21]-1))" table:style-name="ce22">
            <text:p>0.10</text:p>
          </table:table-cell>
          <table:table-cell office:value-type="float" office:value="1.741450398434792E-2" table:formula="of:=[.CP21]/((1+$$discount_COST)^([.$B21]-1))" table:style-name="ce22">
            <text:p>0.02</text:p>
          </table:table-cell>
          <table:table-cell office:value-type="float" office:value="0" table:formula="of:=[.CQ21]/((1+$$discount_COST)^([.$B21]-1))" table:style-name="ce22">
            <text:p>0.00</text:p>
          </table:table-cell>
          <table:table-cell table:style-name="ce1"/>
          <table:table-cell office:value-type="float" office:value="0.25070194665220741" table:formula="of:=SUM([.CS21:.CY21])" table:style-name="ce31">
            <text:p>0.25</text:p>
          </table:table-cell>
          <table:table-cell table:style-name="ce1"/>
          <table:table-cell office:value-type="float" office:value="0" table:formula="of:=[.BS21] * ($$c.mci + $$c.Tx)" table:style-name="ce24">
            <text:p><text:s/>-<text:s/></text:p>
          </table:table-cell>
          <table:table-cell office:value-type="float" office:value="1816.0568710591444" table:formula="of:=[.BT21]*$$c.mci" table:style-name="ce24">
            <text:p><text:s/>1,816<text:s/></text:p>
          </table:table-cell>
          <table:table-cell office:value-type="float" office:value="0" table:formula="of:=[.BU21] * ($$c.mil + $$c.Tx)" table:style-name="ce24">
            <text:p><text:s/>-<text:s/></text:p>
          </table:table-cell>
          <table:table-cell office:value-type="float" office:value="5038.2224060800236" table:formula="of:=[.BV21]*$$c.mil" table:style-name="ce24">
            <text:p><text:s/>5,038<text:s/></text:p>
          </table:table-cell>
          <table:table-cell office:value-type="float" office:value="10717.103177545612" table:formula="of:=[.BW21]*$$c.mod" table:style-name="ce24">
            <text:p><text:s/>10,717<text:s/></text:p>
          </table:table-cell>
          <table:table-cell office:value-type="float" office:value="4028.8524016625374" table:formula="of:=[.BX21]*$$c.sev" table:style-name="ce24">
            <text:p><text:s/>4,029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1:.DC22])" table:style-name="ce33">
            <text:p><text:s/>-<text:s/></text:p>
          </table:table-cell>
          <table:table-cell office:value-type="float" office:value="1603.0883064324182" table:formula="of:=AVERAGE([.DD21:.DD22])" table:style-name="ce33">
            <text:p><text:s/>1,603<text:s/></text:p>
          </table:table-cell>
          <table:table-cell office:value-type="float" office:value="0" table:formula="of:=AVERAGE([.DE21:.DE22])" table:style-name="ce33">
            <text:p><text:s/>-<text:s/></text:p>
          </table:table-cell>
          <table:table-cell office:value-type="float" office:value="4665.7058722574202" table:formula="of:=AVERAGE([.DF21:.DF22])" table:style-name="ce33">
            <text:p><text:s/>4,666<text:s/></text:p>
          </table:table-cell>
          <table:table-cell office:value-type="float" office:value="10298.068199894446" table:formula="of:=AVERAGE([.DG21:.DG22])" table:style-name="ce33">
            <text:p><text:s/>10,298<text:s/></text:p>
          </table:table-cell>
          <table:table-cell office:value-type="float" office:value="3995.401851776056" table:formula="of:=AVERAGE([.DH21:.DH22])" table:style-name="ce33">
            <text:p><text:s/>3,995<text:s/></text:p>
          </table:table-cell>
          <table:table-cell office:value-type="float" office:value="0" table:formula="of:=AVERAGE([.DI21:.DI22])" table:style-name="ce33">
            <text:p><text:s/>-<text:s/></text:p>
          </table:table-cell>
          <table:table-cell office:value-type="float" office:value="0" table:formula="of:=[.DJ21]" table:style-name="ce33">
            <text:p><text:s/>-<text:s/></text:p>
          </table:table-cell>
          <table:table-cell table:style-name="ce1"/>
          <table:table-cell office:value-type="float" office:value="0" table:formula="of:=[.DL21]/((1+$$discount_COST)^([.$B21]-1))" table:style-name="ce24">
            <text:p><text:s/>-<text:s/></text:p>
          </table:table-cell>
          <table:table-cell office:value-type="float" office:value="1176.2355415844604" table:formula="of:=[.DM21]/((1+$$discount_COST)^([.$B21]-1))" table:style-name="ce24">
            <text:p><text:s/>1,176<text:s/></text:p>
          </table:table-cell>
          <table:table-cell office:value-type="float" office:value="0" table:formula="of:=[.DN21]/((1+$$discount_COST)^([.$B21]-1))" table:style-name="ce24">
            <text:p><text:s/>-<text:s/></text:p>
          </table:table-cell>
          <table:table-cell office:value-type="float" office:value="3423.3729056022289" table:formula="of:=[.DO21]/((1+$$discount_COST)^([.$B21]-1))" table:style-name="ce24">
            <text:p><text:s/>3,423<text:s/></text:p>
          </table:table-cell>
          <table:table-cell office:value-type="float" office:value="7556.0115919835016" table:formula="of:=[.DP21]/((1+$$discount_COST)^([.$B21]-1))" table:style-name="ce24">
            <text:p><text:s/>7,556<text:s/></text:p>
          </table:table-cell>
          <table:table-cell office:value-type="float" office:value="2931.5500849918303" table:formula="of:=[.DQ21]/((1+$$discount_COST)^([.$B21]-1))" table:style-name="ce24">
            <text:p><text:s/>2,932<text:s/></text:p>
          </table:table-cell>
          <table:table-cell office:value-type="float" office:value="0" table:formula="of:=[.DR21]/((1+$$discount_COST)^([.$B21]-1))" table:style-name="ce24">
            <text:p><text:s/>-<text:s/></text:p>
          </table:table-cell>
          <table:table-cell office:value-type="float" office:value="0" table:formula="of:=[.DS21]/((1+$$discount_COST)^([.$B21]-1))" table:style-name="ce24">
            <text:p><text:s/>-<text:s/></text:p>
          </table:table-cell>
          <table:table-cell table:style-name="ce1"/>
          <table:table-cell office:value-type="float" office:value="15087.170124162019" table:formula="of:=SUM([.DU21:.EB21])" table:style-name="ce33">
            <text:p><text:s/>15,087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21]+1" table:style-name="ce1">
            <text:p>80</text:p>
          </table:table-cell>
          <table:table-cell office:value-type="float" office:value="1" table:formula="of:=IF([.B2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2]) * (1-[.BB2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2]) * (1-[.BD2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622058558582766" table:formula="of:=(1 - $$p.mci_mil - $$p.mci_mod - $$p.mci_sev) * [.D22] * (1-[.BB22])" table:style-name="ce40">
            <text:p>0.762205856</text:p>
          </table:table-cell>
          <table:table-cell office:value-type="float" office:value="0.7622058558582766" table:formula="of:=(1 - $$p.mci_mil - $$p.mci_mod - $$p.mci_sev) * (1-[.BC22])" table:style-name="ce44">
            <text:p>0.762205856</text:p>
          </table:table-cell>
          <table:table-cell office:value-type="float" office:value="0" table:formula="of:=$$p.mil_mci * [.D22] * (1-[.BD22])" table:style-name="ce42">
            <text:p>0</text:p>
          </table:table-cell>
          <table:table-cell office:value-type="float" office:value="0" table:formula="of:=$$p.mil_mci * (1-[.BE2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2]) * (1-[.BB2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2]) * (1-[.BD22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775114144433875" table:formula="of:=$$p.mci_mil * [.D22] * (1-[.BB22])" table:style-name="ce40">
            <text:p>0.197751141</text:p>
          </table:table-cell>
          <table:table-cell office:value-type="float" office:value="0.19775114144433875" table:formula="of:=$$p.mci_mil * (1-[.BC22])" table:style-name="ce44">
            <text:p>0.197751141</text:p>
          </table:table-cell>
          <table:table-cell office:value-type="float" office:value="0.6400751659874987" table:formula="of:=(1 - $$p.mil_mci - $$p.mil_mod - $$p.mil_sev) * [.D22] * (1-[.BD22])" table:style-name="ce44">
            <text:p>0.640075166</text:p>
          </table:table-cell>
          <table:table-cell office:value-type="float" office:value="0.6400751659874987" table:formula="of:=(1 - $$p.mil_mci - $$p.mil_mod - $$p.mil_sev) * (1-[.BE22])" table:style-name="ce44">
            <text:p>0.640075166</text:p>
          </table:table-cell>
          <table:table-cell office:value-type="float" office:value="7.2674372082823332E-2" table:formula="of:=$$p.mod_mil * (1-[.BF22])" table:style-name="ce44">
            <text:p>0.072674372</text:p>
          </table:table-cell>
          <table:table-cell office:value-type="float" office:value="0" table:formula="of:=$$p.sev_mil * (1-[.BG2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2])" table:style-name="ce45">
            <text:p>0</text:p>
          </table:table-cell>
          <table:table-cell office:value-type="float" office:value="0" table:formula="of:=$$p.mci_mod * (1-[.BC22])" table:style-name="ce42">
            <text:p>0</text:p>
          </table:table-cell>
          <table:table-cell office:value-type="float" office:value="0.26564026010529329" table:formula="of:=$$p.mil_mod * (1-[.BD22])" table:style-name="ce44">
            <text:p>0.26564026</text:p>
          </table:table-cell>
          <table:table-cell office:value-type="float" office:value="0.26564026010529329" table:formula="of:=$$p.mil_mod * (1-[.BE22])" table:style-name="ce44">
            <text:p>0.26564026</text:p>
          </table:table-cell>
          <table:table-cell office:value-type="float" office:value="0.67161143855850536" table:formula="of:=(1-$$p.mod_mil-$$p.mod_sev) * (1-[.BF22])" table:style-name="ce44">
            <text:p>0.671611439</text:p>
          </table:table-cell>
          <table:table-cell office:value-type="float" office:value="0.1427001563443642" table:formula="of:=$$p.sev_mod * (1-[.BG22])" table:style-name="ce44">
            <text:p>0.14270015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2])" table:style-name="ce45">
            <text:p>0</text:p>
          </table:table-cell>
          <table:table-cell office:value-type="float" office:value="0" table:formula="of:=$$p.mci_sev * (1-[.BC22])" table:style-name="ce42">
            <text:p>0</text:p>
          </table:table-cell>
          <table:table-cell office:value-type="float" office:value="9.066220481409328E-4" table:formula="of:=$$p.mil_sev * (1-[.BD22])" table:style-name="ce44">
            <text:p>0.000906622</text:p>
          </table:table-cell>
          <table:table-cell office:value-type="float" office:value="9.066220481409328E-4" table:formula="of:=$$p.mil_sev * (1-[.BE22])" table:style-name="ce44">
            <text:p>0.000906622</text:p>
          </table:table-cell>
          <table:table-cell office:value-type="float" office:value="9.1051799506066025E-2" table:formula="of:=$$p.mod_sev * (1-[.BF22])" table:style-name="ce44">
            <text:p>0.0910518</text:p>
          </table:table-cell>
          <table:table-cell office:value-type="float" office:value="0.58536186582075922" table:formula="of:=(1-$$p.sev_mil-$$p.sev_mod) * (1-[.BG22])" table:style-name="ce44">
            <text:p>0.585361866</text:p>
          </table:table-cell>
          <table:table-cell office:value-type="float" office:value="0" table:style-name="ce43">
            <text:p>0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40">
            <text:p>0.040043003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44">
            <text:p>0.040043003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44">
            <text:p>0.093377952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44">
            <text:p>0.093377952</text:p>
          </table:table-cell>
          <table:table-cell office:value-type="float" office:value="0.16466238985260528" table:formula="of:=1-EXP(-INDEX($$m.r.mortality_f; [.C22]) * $$hr.mort_mod * $$hr.mort_verymilddem)" table:number-matrix-columns-spanned="1" table:number-matrix-rows-spanned="1" table:style-name="ce44">
            <text:p>0.16466239</text:p>
          </table:table-cell>
          <table:table-cell office:value-type="float" office:value="0.27193797783487661" table:formula="of:=1-EXP(-INDEX($$m.r.mortality_f; [.C22]) * $$hr.mort_sev * $$hr.mort_verymilddem)" table:number-matrix-columns-spanned="1" table:number-matrix-rows-spanned="1" table:style-name="ce44">
            <text:p>0.27193797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2];[.S22];[.Z22];[.AG22];[.AN22];[.AU22];[.BB22])=1" table:style-name="ce29">
            <text:p>TRUE</text:p>
          </table:table-cell>
          <table:table-cell office:value-type="boolean" office:boolean-value="true" table:formula="of:=SUM([.M22];[.T22];[.AA22];[.AH22];[.AO22];[.AV22];[.BC22])=1" table:style-name="ce29">
            <text:p>TRUE</text:p>
          </table:table-cell>
          <table:table-cell office:value-type="boolean" office:boolean-value="true" table:formula="of:=SUM([.N22];[.U22];[.AB22];[.AI22];[.AP22];[.AW22];[.BD22])=1" table:style-name="ce29">
            <text:p>TRUE</text:p>
          </table:table-cell>
          <table:table-cell office:value-type="boolean" office:boolean-value="true" table:formula="of:=SUM([.O22];[.V22];[.AC22];[.AJ22];[.AQ22];[.AX22];[.BE22])=1" table:style-name="ce29">
            <text:p>TRUE</text:p>
          </table:table-cell>
          <table:table-cell office:value-type="boolean" office:boolean-value="true" table:formula="of:=SUM([.P22];[.W22];[.AD22];[.AK22];[.AR22];[.AY22];[.BF22])=1" table:style-name="ce29">
            <text:p>TRUE</text:p>
          </table:table-cell>
          <table:table-cell office:value-type="boolean" office:boolean-value="true" table:formula="of:=SUM([.Q22];[.X22];[.AE22];[.AL22];[.AS22];[.AZ22];[.BG22])=1" table:style-name="ce29">
            <text:p>TRUE</text:p>
          </table:table-cell>
          <table:table-cell office:value-type="boolean" office:boolean-value="true" table:formula="of:=SUM([.R22];[.Y22];[.AF22];[.AM22];[.AT22];[.BA22];[.BH22])=1" table:style-name="ce29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S21:.BY21];TRANSPOSE([.L21:.R21]))" table:number-matrix-columns-spanned="1" table:number-matrix-rows-spanned="1" table:style-name="ce3">
            <text:p>0</text:p>
          </table:table-cell>
          <table:table-cell office:value-type="float" office:value="7.8484628602399048E-2" table:formula="of:=MMULT([.BS21:.BY21];TRANSPOSE([.S21:.Y21]))" table:number-matrix-columns-spanned="1" table:number-matrix-rows-spanned="1" table:style-name="ce3">
            <text:p>0.078484629</text:p>
          </table:table-cell>
          <table:table-cell office:value-type="float" office:value="0" table:formula="of:=MMULT([.BS21:.BY21];TRANSPOSE([.Z21:.AF21]))" table:number-matrix-columns-spanned="1" table:number-matrix-rows-spanned="1" table:style-name="ce3">
            <text:p>0</text:p>
          </table:table-cell>
          <table:table-cell office:value-type="float" office:value="0.16274094067752803" table:formula="of:=MMULT([.BS21:.BY21];TRANSPOSE([.AG21:.AM21]))" table:number-matrix-columns-spanned="1" table:number-matrix-rows-spanned="1" table:style-name="ce3">
            <text:p>0.162740941</text:p>
          </table:table-cell>
          <table:table-cell office:value-type="float" office:value="0.23501430735465223" table:formula="of:=MMULT([.BS21:.BY21];TRANSPOSE([.AN21:.AT21]))" table:number-matrix-columns-spanned="1" table:number-matrix-rows-spanned="1" table:style-name="ce3">
            <text:p>0.235014307</text:p>
          </table:table-cell>
          <table:table-cell office:value-type="float" office:value="6.1935454238978588E-2" table:formula="of:=MMULT([.BS21:.BY21];TRANSPOSE([.AU21:.BA21]))" table:number-matrix-columns-spanned="1" table:number-matrix-rows-spanned="1" table:style-name="ce3">
            <text:p>0.061935454</text:p>
          </table:table-cell>
          <table:table-cell office:value-type="float" office:value="0.46182466912644254" table:formula="of:=MMULT([.BS21:.BY21];TRANSPOSE([.BB21:.BH21]))" table:number-matrix-columns-spanned="1" table:number-matrix-rows-spanned="1" table:style-name="ce3">
            <text:p>0.461824669</text:p>
          </table:table-cell>
          <table:table-cell table:style-name="ce1"/>
          <table:table-cell office:value-type="boolean" office:boolean-value="true" table:formula="of:=SUM([.BS22:.BY22])=1" table:style-name="ce29">
            <text:p>TRUE</text:p>
          </table:table-cell>
          <table:table-cell table:style-name="ce1"/>
          <table:table-cell office:value-type="float" office:value="0" table:formula="of:=[.BS22] * $$u.mci" table:style-name="ce22">
            <text:p>0.00</text:p>
          </table:table-cell>
          <table:table-cell office:value-type="float" office:value="5.7293778879751303E-2" table:formula="of:=[.BT22] * $$u.mci" table:style-name="ce22">
            <text:p>0.06</text:p>
          </table:table-cell>
          <table:table-cell office:value-type="float" office:value="0" table:formula="of:=[.BU22] * $$u.mil" table:style-name="ce22">
            <text:p>0.00</text:p>
          </table:table-cell>
          <table:table-cell office:value-type="float" office:value="0.11229124906749434" table:formula="of:=[.BV22] * $$u.mil" table:style-name="ce22">
            <text:p>0.11</text:p>
          </table:table-cell>
          <table:table-cell office:value-type="float" office:value="0.12455758289796569" table:formula="of:=[.BW22] * $$u.mod" table:style-name="ce22">
            <text:p>0.12</text:p>
          </table:table-cell>
          <table:table-cell office:value-type="float" office:value="2.3535472610811865E-2" table:formula="of:=[.BX22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2:.CC23])" table:style-name="ce31">
            <text:p>0.00</text:p>
          </table:table-cell>
          <table:table-cell office:value-type="float" office:value="5.0481716323073494E-2" table:formula="of:=AVERAGE([.CD22:.CD23])" table:style-name="ce31">
            <text:p>0.05</text:p>
          </table:table-cell>
          <table:table-cell office:value-type="float" office:value="0" table:formula="of:=AVERAGE([.CE22:.CE23])" table:style-name="ce31">
            <text:p>0.00</text:p>
          </table:table-cell>
          <table:table-cell office:value-type="float" office:value="0.10333002450441342" table:formula="of:=AVERAGE([.CF22:.CF23])" table:style-name="ce31">
            <text:p>0.10</text:p>
          </table:table-cell>
          <table:table-cell office:value-type="float" office:value="0.11790415754156719" table:formula="of:=AVERAGE([.CG22:.CG23])" table:style-name="ce31">
            <text:p>0.12</text:p>
          </table:table-cell>
          <table:table-cell office:value-type="float" office:value="2.274986420828562E-2" table:formula="of:=AVERAGE([.CH22:.CH23])" table:style-name="ce31">
            <text:p>0.02</text:p>
          </table:table-cell>
          <table:table-cell office:value-type="float" office:value="0" table:formula="of:=AVERAGE([.CI22:.CI23])" table:style-name="ce31">
            <text:p>0.00</text:p>
          </table:table-cell>
          <table:table-cell table:style-name="ce1"/>
          <table:table-cell office:value-type="float" office:value="0" table:formula="of:=[.CK22]/((1+$$discount_COST)^([.$B22]-1))" table:style-name="ce22">
            <text:p>0.00</text:p>
          </table:table-cell>
          <table:table-cell office:value-type="float" office:value="3.5787438449786504E-2" table:formula="of:=[.CL22]/((1+$$discount_COST)^([.$B22]-1))" table:style-name="ce22">
            <text:p>0.04</text:p>
          </table:table-cell>
          <table:table-cell office:value-type="float" office:value="0" table:formula="of:=[.CM22]/((1+$$discount_COST)^([.$B22]-1))" table:style-name="ce22">
            <text:p>0.00</text:p>
          </table:table-cell>
          <table:table-cell office:value-type="float" office:value="7.3252598392270454E-2" table:formula="of:=[.CN22]/((1+$$discount_COST)^([.$B22]-1))" table:style-name="ce22">
            <text:p>0.07</text:p>
          </table:table-cell>
          <table:table-cell office:value-type="float" office:value="8.3584475495817906E-2" table:formula="of:=[.CO22]/((1+$$discount_COST)^([.$B22]-1))" table:style-name="ce22">
            <text:p>0.08</text:p>
          </table:table-cell>
          <table:table-cell office:value-type="float" office:value="1.6127806746596248E-2" table:formula="of:=[.CP22]/((1+$$discount_COST)^([.$B22]-1))" table:style-name="ce22">
            <text:p>0.02</text:p>
          </table:table-cell>
          <table:table-cell office:value-type="float" office:value="0" table:formula="of:=[.CQ22]/((1+$$discount_COST)^([.$B22]-1))" table:style-name="ce22">
            <text:p>0.00</text:p>
          </table:table-cell>
          <table:table-cell table:style-name="ce1"/>
          <table:table-cell office:value-type="float" office:value="0.20875231908447112" table:formula="of:=SUM([.CS22:.CY22])" table:style-name="ce31">
            <text:p>0.21</text:p>
          </table:table-cell>
          <table:table-cell table:style-name="ce1"/>
          <table:table-cell office:value-type="float" office:value="0" table:formula="of:=[.BS22] * ($$c.mci + $$c.Tx)" table:style-name="ce24">
            <text:p><text:s/>-<text:s/></text:p>
          </table:table-cell>
          <table:table-cell office:value-type="float" office:value="1390.119741805692" table:formula="of:=[.BT22]*$$c.mci" table:style-name="ce24">
            <text:p><text:s/>1,390<text:s/></text:p>
          </table:table-cell>
          <table:table-cell office:value-type="float" office:value="0" table:formula="of:=[.BU22] * ($$c.mil + $$c.Tx)" table:style-name="ce24">
            <text:p><text:s/>-<text:s/></text:p>
          </table:table-cell>
          <table:table-cell office:value-type="float" office:value="4293.1893384348159" table:formula="of:=[.BV22]*$$c.mil" table:style-name="ce24">
            <text:p><text:s/>4,293<text:s/></text:p>
          </table:table-cell>
          <table:table-cell office:value-type="float" office:value="9879.0332222432771" table:formula="of:=[.BW22]*$$c.mod" table:style-name="ce24">
            <text:p><text:s/>9,879<text:s/></text:p>
          </table:table-cell>
          <table:table-cell office:value-type="float" office:value="3961.9513018895741" table:formula="of:=[.BX22]*$$c.sev" table:style-name="ce24">
            <text:p><text:s/>3,962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2:.DC23])" table:style-name="ce33">
            <text:p><text:s/>-<text:s/></text:p>
          </table:table-cell>
          <table:table-cell office:value-type="float" office:value="1224.838574677093" table:formula="of:=AVERAGE([.DD22:.DD23])" table:style-name="ce33">
            <text:p><text:s/>1,225<text:s/></text:p>
          </table:table-cell>
          <table:table-cell office:value-type="float" office:value="0" table:formula="of:=AVERAGE([.DE22:.DE23])" table:style-name="ce33">
            <text:p><text:s/>-<text:s/></text:p>
          </table:table-cell>
          <table:table-cell office:value-type="float" office:value="3950.578190433293" table:formula="of:=AVERAGE([.DF22:.DF23])" table:style-name="ce33">
            <text:p><text:s/>3,951<text:s/></text:p>
          </table:table-cell>
          <table:table-cell office:value-type="float" office:value="9351.3302224875697" table:formula="of:=AVERAGE([.DG22:.DG23])" table:style-name="ce33">
            <text:p><text:s/>9,351<text:s/></text:p>
          </table:table-cell>
          <table:table-cell office:value-type="float" office:value="3829.7023224603531" table:formula="of:=AVERAGE([.DH22:.DH23])" table:style-name="ce33">
            <text:p><text:s/>3,830<text:s/></text:p>
          </table:table-cell>
          <table:table-cell office:value-type="float" office:value="0" table:formula="of:=AVERAGE([.DI22:.DI23])" table:style-name="ce33">
            <text:p><text:s/>-<text:s/></text:p>
          </table:table-cell>
          <table:table-cell office:value-type="float" office:value="0" table:formula="of:=[.DJ22]" table:style-name="ce33">
            <text:p><text:s/>-<text:s/></text:p>
          </table:table-cell>
          <table:table-cell table:style-name="ce1"/>
          <table:table-cell office:value-type="float" office:value="0" table:formula="of:=[.DL22]/((1+$$discount_COST)^([.$B22]-1))" table:style-name="ce24">
            <text:p><text:s/>-<text:s/></text:p>
          </table:table-cell>
          <table:table-cell office:value-type="float" office:value="868.31110934605294" table:formula="of:=[.DM22]/((1+$$discount_COST)^([.$B22]-1))" table:style-name="ce24">
            <text:p><text:s/>868<text:s/></text:p>
          </table:table-cell>
          <table:table-cell office:value-type="float" office:value="0" table:formula="of:=[.DN22]/((1+$$discount_COST)^([.$B22]-1))" table:style-name="ce24">
            <text:p><text:s/>-<text:s/></text:p>
          </table:table-cell>
          <table:table-cell office:value-type="float" office:value="2800.6392042296684" table:formula="of:=[.DO22]/((1+$$discount_COST)^([.$B22]-1))" table:style-name="ce24">
            <text:p><text:s/>2,801<text:s/></text:p>
          </table:table-cell>
          <table:table-cell office:value-type="float" office:value="6629.3339279342281" table:formula="of:=[.DP22]/((1+$$discount_COST)^([.$B22]-1))" table:style-name="ce24">
            <text:p><text:s/>6,629<text:s/></text:p>
          </table:table-cell>
          <table:table-cell office:value-type="float" office:value="2714.9480273001532" table:formula="of:=[.DQ22]/((1+$$discount_COST)^([.$B22]-1))" table:style-name="ce24">
            <text:p><text:s/>2,715<text:s/></text:p>
          </table:table-cell>
          <table:table-cell office:value-type="float" office:value="0" table:formula="of:=[.DR22]/((1+$$discount_COST)^([.$B22]-1))" table:style-name="ce24">
            <text:p><text:s/>-<text:s/></text:p>
          </table:table-cell>
          <table:table-cell office:value-type="float" office:value="0" table:formula="of:=[.DS22]/((1+$$discount_COST)^([.$B22]-1))" table:style-name="ce24">
            <text:p><text:s/>-<text:s/></text:p>
          </table:table-cell>
          <table:table-cell table:style-name="ce1"/>
          <table:table-cell office:value-type="float" office:value="13013.232268810103" table:formula="of:=SUM([.DU22:.EB22])" table:style-name="ce33">
            <text:p><text:s/>13,013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22]+1" table:style-name="ce1">
            <text:p>81</text:p>
          </table:table-cell>
          <table:table-cell office:value-type="float" office:value="1" table:formula="of:=IF([.B2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3]) * (1-[.BB2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3]) * (1-[.BD2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5860506897632241" table:formula="of:=(1 - $$p.mci_mil - $$p.mci_mod - $$p.mci_sev) * [.D23] * (1-[.BB23])" table:style-name="ce40">
            <text:p>0.758605069</text:p>
          </table:table-cell>
          <table:table-cell office:value-type="float" office:value="0.75860506897632241" table:formula="of:=(1 - $$p.mci_mil - $$p.mci_mod - $$p.mci_sev) * (1-[.BC23])" table:style-name="ce44">
            <text:p>0.758605069</text:p>
          </table:table-cell>
          <table:table-cell office:value-type="float" office:value="0" table:formula="of:=$$p.mil_mci * [.D23] * (1-[.BD23])" table:style-name="ce42">
            <text:p>0</text:p>
          </table:table-cell>
          <table:table-cell office:value-type="float" office:value="0" table:formula="of:=$$p.mil_mci * (1-[.BE2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3]) * (1-[.BB2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3]) * (1-[.BD23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681693225330277" table:formula="of:=$$p.mci_mil * [.D23] * (1-[.BB23])" table:style-name="ce40">
            <text:p>0.196816932</text:p>
          </table:table-cell>
          <table:table-cell office:value-type="float" office:value="0.19681693225330277" table:formula="of:=$$p.mci_mil * (1-[.BC23])" table:style-name="ce44">
            <text:p>0.196816932</text:p>
          </table:table-cell>
          <table:table-cell office:value-type="float" office:value="0.63284569468596341" table:formula="of:=(1 - $$p.mil_mci - $$p.mil_mod - $$p.mil_sev) * [.D23] * (1-[.BD23])" table:style-name="ce44">
            <text:p>0.632845695</text:p>
          </table:table-cell>
          <table:table-cell office:value-type="float" office:value="0.63284569468596341" table:formula="of:=(1 - $$p.mil_mci - $$p.mil_mod - $$p.mil_sev) * (1-[.BE23])" table:style-name="ce44">
            <text:p>0.632845695</text:p>
          </table:table-cell>
          <table:table-cell office:value-type="float" office:value="7.1174955298091397E-2" table:formula="of:=$$p.mod_mil * (1-[.BF23])" table:style-name="ce44">
            <text:p>0.071174955</text:p>
          </table:table-cell>
          <table:table-cell office:value-type="float" office:value="0" table:formula="of:=$$p.sev_mil * (1-[.BG2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3])" table:style-name="ce45">
            <text:p>0</text:p>
          </table:table-cell>
          <table:table-cell office:value-type="float" office:value="0" table:formula="of:=$$p.mci_mod * (1-[.BC23])" table:style-name="ce42">
            <text:p>0</text:p>
          </table:table-cell>
          <table:table-cell office:value-type="float" office:value="0.26263992711471279" table:formula="of:=$$p.mil_mod * (1-[.BD23])" table:style-name="ce44">
            <text:p>0.262639927</text:p>
          </table:table-cell>
          <table:table-cell office:value-type="float" office:value="0.26263992711471279" table:formula="of:=$$p.mil_mod * (1-[.BE23])" table:style-name="ce44">
            <text:p>0.262639927</text:p>
          </table:table-cell>
          <table:table-cell office:value-type="float" office:value="0.65775475930649985" table:formula="of:=(1-$$p.mod_mil-$$p.mod_sev) * (1-[.BF23])" table:style-name="ce44">
            <text:p>0.657754759</text:p>
          </table:table-cell>
          <table:table-cell office:value-type="float" office:value="0.13754774572375544" table:formula="of:=$$p.sev_mod * (1-[.BG23])" table:style-name="ce44">
            <text:p>0.13754774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3])" table:style-name="ce45">
            <text:p>0</text:p>
          </table:table-cell>
          <table:table-cell office:value-type="float" office:value="0" table:formula="of:=$$p.mci_sev * (1-[.BC23])" table:style-name="ce42">
            <text:p>0</text:p>
          </table:table-cell>
          <table:table-cell office:value-type="float" office:value="8.9638200380448064E-4" table:formula="of:=$$p.mil_sev * (1-[.BD23])" table:style-name="ce44">
            <text:p>0.000896382</text:p>
          </table:table-cell>
          <table:table-cell office:value-type="float" office:value="8.9638200380448064E-4" table:formula="of:=$$p.mil_sev * (1-[.BE23])" table:style-name="ce44">
            <text:p>0.000896382</text:p>
          </table:table-cell>
          <table:table-cell office:value-type="float" office:value="8.917321985622946E-2" table:formula="of:=$$p.mod_sev * (1-[.BF23])" table:style-name="ce44">
            <text:p>0.08917322</text:p>
          </table:table-cell>
          <table:table-cell office:value-type="float" office:value="0.56422646715254787" table:formula="of:=(1-$$p.sev_mil-$$p.sev_mod) * (1-[.BG23])" table:style-name="ce44">
            <text:p>0.564226467</text:p>
          </table:table-cell>
          <table:table-cell office:value-type="float" office:value="0" table:style-name="ce43">
            <text:p>0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40">
            <text:p>0.044577999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44">
            <text:p>0.044577999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44">
            <text:p>0.103617996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44">
            <text:p>0.103617996</text:p>
          </table:table-cell>
          <table:table-cell office:value-type="float" office:value="0.18189706553917928" table:formula="of:=1-EXP(-INDEX($$m.r.mortality_f; [.C23]) * $$hr.mort_mod * $$hr.mort_verymilddem)" table:number-matrix-columns-spanned="1" table:number-matrix-rows-spanned="1" table:style-name="ce44">
            <text:p>0.181897066</text:p>
          </table:table-cell>
          <table:table-cell office:value-type="float" office:value="0.29822578712369674" table:formula="of:=1-EXP(-INDEX($$m.r.mortality_f; [.C23]) * $$hr.mort_sev * $$hr.mort_verymilddem)" table:number-matrix-columns-spanned="1" table:number-matrix-rows-spanned="1" table:style-name="ce44">
            <text:p>0.29822578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3];[.S23];[.Z23];[.AG23];[.AN23];[.AU23];[.BB23])=1" table:style-name="ce29">
            <text:p>TRUE</text:p>
          </table:table-cell>
          <table:table-cell office:value-type="boolean" office:boolean-value="true" table:formula="of:=SUM([.M23];[.T23];[.AA23];[.AH23];[.AO23];[.AV23];[.BC23])=1" table:style-name="ce29">
            <text:p>TRUE</text:p>
          </table:table-cell>
          <table:table-cell office:value-type="boolean" office:boolean-value="true" table:formula="of:=SUM([.N23];[.U23];[.AB23];[.AI23];[.AP23];[.AW23];[.BD23])=1" table:style-name="ce29">
            <text:p>TRUE</text:p>
          </table:table-cell>
          <table:table-cell office:value-type="boolean" office:boolean-value="true" table:formula="of:=SUM([.O23];[.V23];[.AC23];[.AJ23];[.AQ23];[.AX23];[.BE23])=1" table:style-name="ce29">
            <text:p>TRUE</text:p>
          </table:table-cell>
          <table:table-cell office:value-type="boolean" office:boolean-value="true" table:formula="of:=SUM([.P23];[.W23];[.AD23];[.AK23];[.AR23];[.AY23];[.BF23])=1" table:style-name="ce29">
            <text:p>TRUE</text:p>
          </table:table-cell>
          <table:table-cell office:value-type="boolean" office:boolean-value="true" table:formula="of:=SUM([.Q23];[.X23];[.AE23];[.AL23];[.AS23];[.AZ23];[.BG23])=1" table:style-name="ce29">
            <text:p>TRUE</text:p>
          </table:table-cell>
          <table:table-cell office:value-type="boolean" office:boolean-value="true" table:formula="of:=SUM([.R23];[.Y23];[.AF23];[.AM23];[.AT23];[.BA23];[.BH23])=1" table:style-name="ce29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S22:.BY22];TRANSPOSE([.L22:.R22]))" table:number-matrix-columns-spanned="1" table:number-matrix-rows-spanned="1" table:style-name="ce3">
            <text:p>0</text:p>
          </table:table-cell>
          <table:table-cell office:value-type="float" office:value="5.9821443515610542E-2" table:formula="of:=MMULT([.BS22:.BY22];TRANSPOSE([.S22:.Y22]))" table:number-matrix-columns-spanned="1" table:number-matrix-rows-spanned="1" table:style-name="ce3">
            <text:p>0.059821444</text:p>
          </table:table-cell>
          <table:table-cell office:value-type="float" office:value="0" table:formula="of:=MMULT([.BS22:.BY22];TRANSPOSE([.Z22:.AF22]))" table:number-matrix-columns-spanned="1" table:number-matrix-rows-spanned="1" table:style-name="ce3">
            <text:p>0</text:p>
          </table:table-cell>
          <table:table-cell office:value-type="float" office:value="0.13676637672656886" table:formula="of:=MMULT([.BS22:.BY22];TRANSPOSE([.AG22:.AM22]))" table:number-matrix-columns-spanned="1" table:number-matrix-rows-spanned="1" table:style-name="ce3">
            <text:p>0.136766377</text:p>
          </table:table-cell>
          <table:table-cell office:value-type="float" office:value="0.20990704185880882" table:formula="of:=MMULT([.BS22:.BY22];TRANSPOSE([.AN22:.AT22]))" table:number-matrix-columns-spanned="1" table:number-matrix-rows-spanned="1" table:style-name="ce3">
            <text:p>0.209907042</text:p>
          </table:table-cell>
          <table:table-cell office:value-type="float" office:value="5.7800673173050973E-2" table:formula="of:=MMULT([.BS22:.BY22];TRANSPOSE([.AU22:.BA22]))" table:number-matrix-columns-spanned="1" table:number-matrix-rows-spanned="1" table:style-name="ce3">
            <text:p>0.057800673</text:p>
          </table:table-cell>
          <table:table-cell office:value-type="float" office:value="0.53570446472596123" table:formula="of:=MMULT([.BS22:.BY22];TRANSPOSE([.BB22:.BH22]))" table:number-matrix-columns-spanned="1" table:number-matrix-rows-spanned="1" table:style-name="ce3">
            <text:p>0.535704465</text:p>
          </table:table-cell>
          <table:table-cell table:style-name="ce1"/>
          <table:table-cell office:value-type="boolean" office:boolean-value="true" table:formula="of:=SUM([.BS23:.BY23])=1" table:style-name="ce29">
            <text:p>TRUE</text:p>
          </table:table-cell>
          <table:table-cell table:style-name="ce1"/>
          <table:table-cell office:value-type="float" office:value="0" table:formula="of:=[.BS23] * $$u.mci" table:style-name="ce22">
            <text:p>0.00</text:p>
          </table:table-cell>
          <table:table-cell office:value-type="float" office:value="4.3669653766395693E-2" table:formula="of:=[.BT23] * $$u.mci" table:style-name="ce22">
            <text:p>0.04</text:p>
          </table:table-cell>
          <table:table-cell office:value-type="float" office:value="0" table:formula="of:=[.BU23] * $$u.mil" table:style-name="ce22">
            <text:p>0.00</text:p>
          </table:table-cell>
          <table:table-cell office:value-type="float" office:value="9.4368799941332501E-2" table:formula="of:=[.BV23] * $$u.mil" table:style-name="ce22">
            <text:p>0.09</text:p>
          </table:table-cell>
          <table:table-cell office:value-type="float" office:value="0.11125073218516868" table:formula="of:=[.BW23] * $$u.mod" table:style-name="ce22">
            <text:p>0.11</text:p>
          </table:table-cell>
          <table:table-cell office:value-type="float" office:value="2.1964255805759371E-2" table:formula="of:=[.BX23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3:.CC24])" table:style-name="ce31">
            <text:p>0.00</text:p>
          </table:table-cell>
          <table:table-cell office:value-type="float" office:value="3.8398837237012207E-2" table:formula="of:=AVERAGE([.CD23:.CD24])" table:style-name="ce31">
            <text:p>0.04</text:p>
          </table:table-cell>
          <table:table-cell office:value-type="float" office:value="0" table:formula="of:=AVERAGE([.CE23:.CE24])" table:style-name="ce31">
            <text:p>0.00</text:p>
          </table:table-cell>
          <table:table-cell office:value-type="float" office:value="8.6261173422725781E-2" table:formula="of:=AVERAGE([.CF23:.CF24])" table:style-name="ce31">
            <text:p>0.09</text:p>
          </table:table-cell>
          <table:table-cell office:value-type="float" office:value="0.10383894120868978" table:formula="of:=AVERAGE([.CG23:.CG24])" table:style-name="ce31">
            <text:p>0.10</text:p>
          </table:table-cell>
          <table:table-cell office:value-type="float" office:value="2.0758264656594125E-2" table:formula="of:=AVERAGE([.CH23:.CH24])" table:style-name="ce31">
            <text:p>0.02</text:p>
          </table:table-cell>
          <table:table-cell office:value-type="float" office:value="0" table:formula="of:=AVERAGE([.CI23:.CI24])" table:style-name="ce31">
            <text:p>0.00</text:p>
          </table:table-cell>
          <table:table-cell table:style-name="ce1"/>
          <table:table-cell office:value-type="float" office:value="0" table:formula="of:=[.CK23]/((1+$$discount_COST)^([.$B23]-1))" table:style-name="ce22">
            <text:p>0.00</text:p>
          </table:table-cell>
          <table:table-cell office:value-type="float" office:value="2.6301118977678568E-2" table:formula="of:=[.CL23]/((1+$$discount_COST)^([.$B23]-1))" table:style-name="ce22">
            <text:p>0.03</text:p>
          </table:table-cell>
          <table:table-cell office:value-type="float" office:value="0" table:formula="of:=[.CM23]/((1+$$discount_COST)^([.$B23]-1))" table:style-name="ce22">
            <text:p>0.00</text:p>
          </table:table-cell>
          <table:table-cell office:value-type="float" office:value="5.9084220997151389E-2" table:formula="of:=[.CN23]/((1+$$discount_COST)^([.$B23]-1))" table:style-name="ce22">
            <text:p>0.06</text:p>
          </table:table-cell>
          <table:table-cell office:value-type="float" office:value="7.1124037699075493E-2" table:formula="of:=[.CO23]/((1+$$discount_COST)^([.$B23]-1))" table:style-name="ce22">
            <text:p>0.07</text:p>
          </table:table-cell>
          <table:table-cell office:value-type="float" office:value="1.4218284400991495E-2" table:formula="of:=[.CP23]/((1+$$discount_COST)^([.$B23]-1))" table:style-name="ce22">
            <text:p>0.01</text:p>
          </table:table-cell>
          <table:table-cell office:value-type="float" office:value="0" table:formula="of:=[.CQ23]/((1+$$discount_COST)^([.$B23]-1))" table:style-name="ce22">
            <text:p>0.00</text:p>
          </table:table-cell>
          <table:table-cell table:style-name="ce1"/>
          <table:table-cell office:value-type="float" office:value="0.17072766207489692" table:formula="of:=SUM([.CS23:.CY23])" table:style-name="ce31">
            <text:p>0.17</text:p>
          </table:table-cell>
          <table:table-cell table:style-name="ce1"/>
          <table:table-cell office:value-type="float" office:value="0" table:formula="of:=[.BS23] * ($$c.mci + $$c.Tx)" table:style-name="ce24">
            <text:p><text:s/>-<text:s/></text:p>
          </table:table-cell>
          <table:table-cell office:value-type="float" office:value="1059.557407548494" table:formula="of:=[.BT23]*$$c.mci" table:style-name="ce24">
            <text:p><text:s/>1,060<text:s/></text:p>
          </table:table-cell>
          <table:table-cell office:value-type="float" office:value="0" table:formula="of:=[.BU23] * ($$c.mil + $$c.Tx)" table:style-name="ce24">
            <text:p><text:s/>-<text:s/></text:p>
          </table:table-cell>
          <table:table-cell office:value-type="float" office:value="3607.9670424317701" table:formula="of:=[.BV23]*$$c.mil" table:style-name="ce24">
            <text:p><text:s/>3,608<text:s/></text:p>
          </table:table-cell>
          <table:table-cell office:value-type="float" office:value="8823.6272227318641" table:formula="of:=[.BW23]*$$c.mod" table:style-name="ce24">
            <text:p><text:s/>8,824<text:s/></text:p>
          </table:table-cell>
          <table:table-cell office:value-type="float" office:value="3697.4533430311321" table:formula="of:=[.BX23]*$$c.sev" table:style-name="ce24">
            <text:p><text:s/>3,697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3:.DC24])" table:style-name="ce33">
            <text:p><text:s/>-<text:s/></text:p>
          </table:table-cell>
          <table:table-cell office:value-type="float" office:value="931.67151389309629" table:formula="of:=AVERAGE([.DD23:.DD24])" table:style-name="ce33">
            <text:p><text:s/>932<text:s/></text:p>
          </table:table-cell>
          <table:table-cell office:value-type="float" office:value="0" table:formula="of:=AVERAGE([.DE23:.DE24])" table:style-name="ce33">
            <text:p><text:s/>-<text:s/></text:p>
          </table:table-cell>
          <table:table-cell office:value-type="float" office:value="3297.9911892931864" table:formula="of:=AVERAGE([.DF23:.DF24])" table:style-name="ce33">
            <text:p><text:s/>3,298<text:s/></text:p>
          </table:table-cell>
          <table:table-cell office:value-type="float" office:value="8235.7759848595051" table:formula="of:=AVERAGE([.DG23:.DG24])" table:style-name="ce33">
            <text:p><text:s/>8,236<text:s/></text:p>
          </table:table-cell>
          <table:table-cell office:value-type="float" office:value="3494.4373134610451" table:formula="of:=AVERAGE([.DH23:.DH24])" table:style-name="ce33">
            <text:p><text:s/>3,494<text:s/></text:p>
          </table:table-cell>
          <table:table-cell office:value-type="float" office:value="0" table:formula="of:=AVERAGE([.DI23:.DI24])" table:style-name="ce33">
            <text:p><text:s/>-<text:s/></text:p>
          </table:table-cell>
          <table:table-cell office:value-type="float" office:value="0" table:formula="of:=[.DJ23]" table:style-name="ce33">
            <text:p><text:s/>-<text:s/></text:p>
          </table:table-cell>
          <table:table-cell table:style-name="ce1"/>
          <table:table-cell office:value-type="float" office:value="0" table:formula="of:=[.DL23]/((1+$$discount_COST)^([.$B23]-1))" table:style-name="ce24">
            <text:p><text:s/>-<text:s/></text:p>
          </table:table-cell>
          <table:table-cell office:value-type="float" office:value="638.14441004471621" table:formula="of:=[.DM23]/((1+$$discount_COST)^([.$B23]-1))" table:style-name="ce24">
            <text:p><text:s/>638<text:s/></text:p>
          </table:table-cell>
          <table:table-cell office:value-type="float" office:value="0" table:formula="of:=[.DN23]/((1+$$discount_COST)^([.$B23]-1))" table:style-name="ce24">
            <text:p><text:s/>-<text:s/></text:p>
          </table:table-cell>
          <table:table-cell office:value-type="float" office:value="2258.9449290231946" table:formula="of:=[.DO23]/((1+$$discount_COST)^([.$B23]-1))" table:style-name="ce24">
            <text:p><text:s/>2,259<text:s/></text:p>
          </table:table-cell>
          <table:table-cell office:value-type="float" office:value="5641.0594600637978" table:formula="of:=[.DP23]/((1+$$discount_COST)^([.$B23]-1))" table:style-name="ce24">
            <text:p><text:s/>5,641<text:s/></text:p>
          </table:table-cell>
          <table:table-cell office:value-type="float" office:value="2393.4998597506928" table:formula="of:=[.DQ23]/((1+$$discount_COST)^([.$B23]-1))" table:style-name="ce24">
            <text:p><text:s/>2,393<text:s/></text:p>
          </table:table-cell>
          <table:table-cell office:value-type="float" office:value="0" table:formula="of:=[.DR23]/((1+$$discount_COST)^([.$B23]-1))" table:style-name="ce24">
            <text:p><text:s/>-<text:s/></text:p>
          </table:table-cell>
          <table:table-cell office:value-type="float" office:value="0" table:formula="of:=[.DS23]/((1+$$discount_COST)^([.$B23]-1))" table:style-name="ce24">
            <text:p><text:s/>-<text:s/></text:p>
          </table:table-cell>
          <table:table-cell table:style-name="ce1"/>
          <table:table-cell office:value-type="float" office:value="10931.648658882401" table:formula="of:=SUM([.DU23:.EB23])" table:style-name="ce33">
            <text:p><text:s/>10,932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23]+1" table:style-name="ce1">
            <text:p>82</text:p>
          </table:table-cell>
          <table:table-cell office:value-type="float" office:value="1" table:formula="of:=IF([.B2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4]) * (1-[.BB2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4]) * (1-[.BD2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539577871640325" table:formula="of:=(1 - $$p.mci_mil - $$p.mci_mod - $$p.mci_sev) * [.D24] * (1-[.BB24])" table:style-name="ce40">
            <text:p>0.753957787</text:p>
          </table:table-cell>
          <table:table-cell office:value-type="float" office:value="0.7539577871640325" table:formula="of:=(1 - $$p.mci_mil - $$p.mci_mod - $$p.mci_sev) * (1-[.BC24])" table:style-name="ce44">
            <text:p>0.753957787</text:p>
          </table:table-cell>
          <table:table-cell office:value-type="float" office:value="0" table:formula="of:=$$p.mil_mci * [.D24] * (1-[.BD24])" table:style-name="ce42">
            <text:p>0</text:p>
          </table:table-cell>
          <table:table-cell office:value-type="float" office:value="0" table:formula="of:=$$p.mil_mci * (1-[.BE2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4]) * (1-[.BB2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4]) * (1-[.BD24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561121430200337" table:formula="of:=$$p.mci_mil * [.D24] * (1-[.BB24])" table:style-name="ce40">
            <text:p>0.195611214</text:p>
          </table:table-cell>
          <table:table-cell office:value-type="float" office:value="0.19561121430200337" table:formula="of:=$$p.mci_mil * (1-[.BC24])" table:style-name="ce44">
            <text:p>0.195611214</text:p>
          </table:table-cell>
          <table:table-cell office:value-type="float" office:value="0.62358582865697332" table:formula="of:=(1 - $$p.mil_mci - $$p.mil_mod - $$p.mil_sev) * [.D24] * (1-[.BD24])" table:style-name="ce44">
            <text:p>0.623585829</text:p>
          </table:table-cell>
          <table:table-cell office:value-type="float" office:value="0.62358582865697332" table:formula="of:=(1 - $$p.mil_mci - $$p.mil_mod - $$p.mil_sev) * (1-[.BE24])" table:style-name="ce44">
            <text:p>0.623585829</text:p>
          </table:table-cell>
          <table:table-cell office:value-type="float" office:value="6.9275233349014545E-2" table:formula="of:=$$p.mod_mil * (1-[.BF24])" table:style-name="ce44">
            <text:p>0.069275233</text:p>
          </table:table-cell>
          <table:table-cell office:value-type="float" office:value="0" table:formula="of:=$$p.sev_mil * (1-[.BG2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4])" table:style-name="ce45">
            <text:p>0</text:p>
          </table:table-cell>
          <table:table-cell office:value-type="float" office:value="0" table:formula="of:=$$p.mci_mod * (1-[.BC24])" table:style-name="ce42">
            <text:p>0</text:p>
          </table:table-cell>
          <table:table-cell office:value-type="float" office:value="0.25879695155310645" table:formula="of:=$$p.mil_mod * (1-[.BD24])" table:style-name="ce44">
            <text:p>0.258796952</text:p>
          </table:table-cell>
          <table:table-cell office:value-type="float" office:value="0.25879695155310645" table:formula="of:=$$p.mil_mod * (1-[.BE24])" table:style-name="ce44">
            <text:p>0.258796952</text:p>
          </table:table-cell>
          <table:table-cell office:value-type="float" office:value="0.64019870819089308" table:formula="of:=(1-$$p.mod_mil-$$p.mod_sev) * (1-[.BF24])" table:style-name="ce44">
            <text:p>0.640198708</text:p>
          </table:table-cell>
          <table:table-cell office:value-type="float" office:value="0.13113796550193282" table:formula="of:=$$p.sev_mod * (1-[.BG24])" table:style-name="ce44">
            <text:p>0.13113796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4])" table:style-name="ce45">
            <text:p>0</text:p>
          </table:table-cell>
          <table:table-cell office:value-type="float" office:value="0" table:formula="of:=$$p.mci_sev * (1-[.BC24])" table:style-name="ce42">
            <text:p>0</text:p>
          </table:table-cell>
          <table:table-cell office:value-type="float" office:value="8.8326604625633596E-4" table:formula="of:=$$p.mil_sev * (1-[.BD24])" table:style-name="ce44">
            <text:p>0.000883266</text:p>
          </table:table-cell>
          <table:table-cell office:value-type="float" office:value="8.8326604625633596E-4" table:formula="of:=$$p.mil_sev * (1-[.BE24])" table:style-name="ce44">
            <text:p>0.000883266</text:p>
          </table:table-cell>
          <table:table-cell office:value-type="float" office:value="8.6793108448765352E-2" table:formula="of:=$$p.mod_sev * (1-[.BF24])" table:style-name="ce44">
            <text:p>0.086793108</text:p>
          </table:table-cell>
          <table:table-cell office:value-type="float" office:value="0.53793328705894894" table:formula="of:=(1-$$p.sev_mil-$$p.sev_mod) * (1-[.BG24])" table:style-name="ce44">
            <text:p>0.537933287</text:p>
          </table:table-cell>
          <table:table-cell office:value-type="float" office:value="0" table:style-name="ce43">
            <text:p>0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40">
            <text:p>0.050430999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44">
            <text:p>0.050430999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44">
            <text:p>0.116733954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44">
            <text:p>0.116733954</text:p>
          </table:table-cell>
          <table:table-cell office:value-type="float" office:value="0.20373295001132707" table:formula="of:=1-EXP(-INDEX($$m.r.mortality_f; [.C24]) * $$hr.mort_mod * $$hr.mort_verymilddem)" table:number-matrix-columns-spanned="1" table:number-matrix-rows-spanned="1" table:style-name="ce44">
            <text:p>0.20373295</text:p>
          </table:table-cell>
          <table:table-cell office:value-type="float" office:value="0.33092874743911826" table:formula="of:=1-EXP(-INDEX($$m.r.mortality_f; [.C24]) * $$hr.mort_sev * $$hr.mort_verymilddem)" table:number-matrix-columns-spanned="1" table:number-matrix-rows-spanned="1" table:style-name="ce44">
            <text:p>0.33092874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4];[.S24];[.Z24];[.AG24];[.AN24];[.AU24];[.BB24])=1" table:style-name="ce29">
            <text:p>TRUE</text:p>
          </table:table-cell>
          <table:table-cell office:value-type="boolean" office:boolean-value="true" table:formula="of:=SUM([.M24];[.T24];[.AA24];[.AH24];[.AO24];[.AV24];[.BC24])=1" table:style-name="ce29">
            <text:p>TRUE</text:p>
          </table:table-cell>
          <table:table-cell office:value-type="boolean" office:boolean-value="true" table:formula="of:=SUM([.N24];[.U24];[.AB24];[.AI24];[.AP24];[.AW24];[.BD24])=1" table:style-name="ce29">
            <text:p>TRUE</text:p>
          </table:table-cell>
          <table:table-cell office:value-type="boolean" office:boolean-value="true" table:formula="of:=SUM([.O24];[.V24];[.AC24];[.AJ24];[.AQ24];[.AX24];[.BE24])=1" table:style-name="ce29">
            <text:p>TRUE</text:p>
          </table:table-cell>
          <table:table-cell office:value-type="boolean" office:boolean-value="true" table:formula="of:=SUM([.P24];[.W24];[.AD24];[.AK24];[.AR24];[.AY24];[.BF24])=1" table:style-name="ce29">
            <text:p>TRUE</text:p>
          </table:table-cell>
          <table:table-cell office:value-type="boolean" office:boolean-value="true" table:formula="of:=SUM([.Q24];[.X24];[.AE24];[.AL24];[.AS24];[.AZ24];[.BG24])=1" table:style-name="ce29">
            <text:p>TRUE</text:p>
          </table:table-cell>
          <table:table-cell office:value-type="boolean" office:boolean-value="true" table:formula="of:=SUM([.R24];[.Y24];[.AF24];[.AM24];[.AT24];[.BA24];[.BH24])=1" table:style-name="ce29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S23:.BY23];TRANSPOSE([.L23:.R23]))" table:number-matrix-columns-spanned="1" table:number-matrix-rows-spanned="1" table:style-name="ce3">
            <text:p>0</text:p>
          </table:table-cell>
          <table:table-cell office:value-type="float" office:value="4.5380850284422909E-2" table:formula="of:=MMULT([.BS23:.BY23];TRANSPOSE([.S23:.Y23]))" table:number-matrix-columns-spanned="1" table:number-matrix-rows-spanned="1" table:style-name="ce3">
            <text:p>0.04538085</text:p>
          </table:table-cell>
          <table:table-cell office:value-type="float" office:value="0" table:formula="of:=MMULT([.BS23:.BY23];TRANSPOSE([.Z23:.AF23]))" table:number-matrix-columns-spanned="1" table:number-matrix-rows-spanned="1" table:style-name="ce3">
            <text:p>0</text:p>
          </table:table-cell>
          <table:table-cell office:value-type="float" office:value="0.11326601000596967" table:formula="of:=MMULT([.BS23:.BY23];TRANSPOSE([.AG23:.AM23]))" table:number-matrix-columns-spanned="1" table:number-matrix-rows-spanned="1" table:style-name="ce3">
            <text:p>0.11326601</text:p>
          </table:table-cell>
          <table:table-cell office:value-type="float" office:value="0.18193801930605827" table:formula="of:=MMULT([.BS23:.BY23];TRANSPOSE([.AN23:.AT23]))" table:number-matrix-columns-spanned="1" table:number-matrix-rows-spanned="1" table:style-name="ce3">
            <text:p>0.181938019</text:p>
          </table:table-cell>
          <table:table-cell office:value-type="float" office:value="5.1453351335339154E-2" table:formula="of:=MMULT([.BS23:.BY23];TRANSPOSE([.AU23:.BA23]))" table:number-matrix-columns-spanned="1" table:number-matrix-rows-spanned="1" table:style-name="ce3">
            <text:p>0.051453351</text:p>
          </table:table-cell>
          <table:table-cell office:value-type="float" office:value="0.60796176906821042" table:formula="of:=MMULT([.BS23:.BY23];TRANSPOSE([.BB23:.BH23]))" table:number-matrix-columns-spanned="1" table:number-matrix-rows-spanned="1" table:style-name="ce3">
            <text:p>0.607961769</text:p>
          </table:table-cell>
          <table:table-cell table:style-name="ce1"/>
          <table:table-cell office:value-type="boolean" office:boolean-value="true" table:formula="of:=SUM([.BS24:.BY24])=1" table:style-name="ce29">
            <text:p>TRUE</text:p>
          </table:table-cell>
          <table:table-cell table:style-name="ce1"/>
          <table:table-cell office:value-type="float" office:value="0" table:formula="of:=[.BS24] * $$u.mci" table:style-name="ce22">
            <text:p>0.00</text:p>
          </table:table-cell>
          <table:table-cell office:value-type="float" office:value="3.3128020707628721E-2" table:formula="of:=[.BT24] * $$u.mci" table:style-name="ce22">
            <text:p>0.03</text:p>
          </table:table-cell>
          <table:table-cell office:value-type="float" office:value="0" table:formula="of:=[.BU24] * $$u.mil" table:style-name="ce22">
            <text:p>0.00</text:p>
          </table:table-cell>
          <table:table-cell office:value-type="float" office:value="7.8153546904119062E-2" table:formula="of:=[.BV24] * $$u.mil" table:style-name="ce22">
            <text:p>0.08</text:p>
          </table:table-cell>
          <table:table-cell office:value-type="float" office:value="9.6427150232210893E-2" table:formula="of:=[.BW24] * $$u.mod" table:style-name="ce22">
            <text:p>0.10</text:p>
          </table:table-cell>
          <table:table-cell office:value-type="float" office:value="1.9552273507428879E-2" table:formula="of:=[.BX24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4:.CC25])" table:style-name="ce31">
            <text:p>0.00</text:p>
          </table:table-cell>
          <table:table-cell office:value-type="float" office:value="2.9052574946738359E-2" table:formula="of:=AVERAGE([.CD24:.CD25])" table:style-name="ce31">
            <text:p>0.03</text:p>
          </table:table-cell>
          <table:table-cell office:value-type="float" office:value="0" table:formula="of:=AVERAGE([.CE24:.CE25])" table:style-name="ce31">
            <text:p>0.00</text:p>
          </table:table-cell>
          <table:table-cell office:value-type="float" office:value="7.0855372286976831E-2" table:formula="of:=AVERAGE([.CF24:.CF25])" table:style-name="ce31">
            <text:p>0.07</text:p>
          </table:table-cell>
          <table:table-cell office:value-type="float" office:value="8.8635845890573536E-2" table:formula="of:=AVERAGE([.CG24:.CG25])" table:style-name="ce31">
            <text:p>0.09</text:p>
          </table:table-cell>
          <table:table-cell office:value-type="float" office:value="1.8054338082047171E-2" table:formula="of:=AVERAGE([.CH24:.CH25])" table:style-name="ce31">
            <text:p>0.02</text:p>
          </table:table-cell>
          <table:table-cell office:value-type="float" office:value="0" table:formula="of:=AVERAGE([.CI24:.CI25])" table:style-name="ce31">
            <text:p>0.00</text:p>
          </table:table-cell>
          <table:table-cell table:style-name="ce1"/>
          <table:table-cell office:value-type="float" office:value="0" table:formula="of:=[.CK24]/((1+$$discount_COST)^([.$B24]-1))" table:style-name="ce22">
            <text:p>0.00</text:p>
          </table:table-cell>
          <table:table-cell office:value-type="float" office:value="1.9226508872044627E-2" table:formula="of:=[.CL24]/((1+$$discount_COST)^([.$B24]-1))" table:style-name="ce22">
            <text:p>0.02</text:p>
          </table:table-cell>
          <table:table-cell office:value-type="float" office:value="0" table:formula="of:=[.CM24]/((1+$$discount_COST)^([.$B24]-1))" table:style-name="ce22">
            <text:p>0.00</text:p>
          </table:table-cell>
          <table:table-cell office:value-type="float" office:value="4.6890901973579674E-2" table:formula="of:=[.CN24]/((1+$$discount_COST)^([.$B24]-1))" table:style-name="ce22">
            <text:p>0.05</text:p>
          </table:table-cell>
          <table:table-cell office:value-type="float" office:value="5.8657722440110693E-2" table:formula="of:=[.CO24]/((1+$$discount_COST)^([.$B24]-1))" table:style-name="ce22">
            <text:p>0.06</text:p>
          </table:table-cell>
          <table:table-cell office:value-type="float" office:value="1.1948059404364204E-2" table:formula="of:=[.CP24]/((1+$$discount_COST)^([.$B24]-1))" table:style-name="ce22">
            <text:p>0.01</text:p>
          </table:table-cell>
          <table:table-cell office:value-type="float" office:value="0" table:formula="of:=[.CQ24]/((1+$$discount_COST)^([.$B24]-1))" table:style-name="ce22">
            <text:p>0.00</text:p>
          </table:table-cell>
          <table:table-cell table:style-name="ce1"/>
          <table:table-cell office:value-type="float" office:value="0.13672319269009919" table:formula="of:=SUM([.CS24:.CY24])" table:style-name="ce31">
            <text:p>0.14</text:p>
          </table:table-cell>
          <table:table-cell table:style-name="ce1"/>
          <table:table-cell office:value-type="float" office:value="0" table:formula="of:=[.BS24] * ($$c.mci + $$c.Tx)" table:style-name="ce24">
            <text:p><text:s/>-<text:s/></text:p>
          </table:table-cell>
          <table:table-cell office:value-type="float" office:value="803.78562023769859" table:formula="of:=[.BT24]*$$c.mci" table:style-name="ce24">
            <text:p><text:s/>804<text:s/></text:p>
          </table:table-cell>
          <table:table-cell office:value-type="float" office:value="0" table:formula="of:=[.BU24] * ($$c.mil + $$c.Tx)" table:style-name="ce24">
            <text:p><text:s/>-<text:s/></text:p>
          </table:table-cell>
          <table:table-cell office:value-type="float" office:value="2988.0153361546027" table:formula="of:=[.BV24]*$$c.mil" table:style-name="ce24">
            <text:p><text:s/>2,988<text:s/></text:p>
          </table:table-cell>
          <table:table-cell office:value-type="float" office:value="7647.924746987148" table:formula="of:=[.BW24]*$$c.mod" table:style-name="ce24">
            <text:p><text:s/>7,648<text:s/></text:p>
          </table:table-cell>
          <table:table-cell office:value-type="float" office:value="3291.4212838909584" table:formula="of:=[.BX24]*$$c.sev" table:style-name="ce24">
            <text:p><text:s/>3,29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4:.DC25])" table:style-name="ce33">
            <text:p><text:s/>-<text:s/></text:p>
          </table:table-cell>
          <table:table-cell office:value-type="float" office:value="704.90302391319165" table:formula="of:=AVERAGE([.DD24:.DD25])" table:style-name="ce33">
            <text:p><text:s/>705<text:s/></text:p>
          </table:table-cell>
          <table:table-cell office:value-type="float" office:value="0" table:formula="of:=AVERAGE([.DE24:.DE25])" table:style-name="ce33">
            <text:p><text:s/>-<text:s/></text:p>
          </table:table-cell>
          <table:table-cell office:value-type="float" office:value="2708.9869549000864" table:formula="of:=AVERAGE([.DF24:.DF25])" table:style-name="ce33">
            <text:p><text:s/>2,709<text:s/></text:p>
          </table:table-cell>
          <table:table-cell office:value-type="float" office:value="7029.9731727446069" table:formula="of:=AVERAGE([.DG24:.DG25])" table:style-name="ce33">
            <text:p><text:s/>7,030<text:s/></text:p>
          </table:table-cell>
          <table:table-cell office:value-type="float" office:value="3039.2594808595959" table:formula="of:=AVERAGE([.DH24:.DH25])" table:style-name="ce33">
            <text:p><text:s/>3,039<text:s/></text:p>
          </table:table-cell>
          <table:table-cell office:value-type="float" office:value="0" table:formula="of:=AVERAGE([.DI24:.DI25])" table:style-name="ce33">
            <text:p><text:s/>-<text:s/></text:p>
          </table:table-cell>
          <table:table-cell office:value-type="float" office:value="0" table:formula="of:=[.DJ24]" table:style-name="ce33">
            <text:p><text:s/>-<text:s/></text:p>
          </table:table-cell>
          <table:table-cell table:style-name="ce1"/>
          <table:table-cell office:value-type="float" office:value="0" table:formula="of:=[.DL24]/((1+$$discount_COST)^([.$B24]-1))" table:style-name="ce24">
            <text:p><text:s/>-<text:s/></text:p>
          </table:table-cell>
          <table:table-cell office:value-type="float" office:value="466.49304813925272" table:formula="of:=[.DM24]/((1+$$discount_COST)^([.$B24]-1))" table:style-name="ce24">
            <text:p><text:s/>466<text:s/></text:p>
          </table:table-cell>
          <table:table-cell office:value-type="float" office:value="0" table:formula="of:=[.DN24]/((1+$$discount_COST)^([.$B24]-1))" table:style-name="ce24">
            <text:p><text:s/>-<text:s/></text:p>
          </table:table-cell>
          <table:table-cell office:value-type="float" office:value="1792.7623220360031" table:formula="of:=[.DO24]/((1+$$discount_COST)^([.$B24]-1))" table:style-name="ce24">
            <text:p><text:s/>1,793<text:s/></text:p>
          </table:table-cell>
          <table:table-cell office:value-type="float" office:value="4652.3188331430183" table:formula="of:=[.DP24]/((1+$$discount_COST)^([.$B24]-1))" table:style-name="ce24">
            <text:p><text:s/>4,652<text:s/></text:p>
          </table:table-cell>
          <table:table-cell office:value-type="float" office:value="2011.3311635997693" table:formula="of:=[.DQ24]/((1+$$discount_COST)^([.$B24]-1))" table:style-name="ce24">
            <text:p><text:s/>2,011<text:s/></text:p>
          </table:table-cell>
          <table:table-cell office:value-type="float" office:value="0" table:formula="of:=[.DR24]/((1+$$discount_COST)^([.$B24]-1))" table:style-name="ce24">
            <text:p><text:s/>-<text:s/></text:p>
          </table:table-cell>
          <table:table-cell office:value-type="float" office:value="0" table:formula="of:=[.DS24]/((1+$$discount_COST)^([.$B24]-1))" table:style-name="ce24">
            <text:p><text:s/>-<text:s/></text:p>
          </table:table-cell>
          <table:table-cell table:style-name="ce1"/>
          <table:table-cell office:value-type="float" office:value="8922.905366918043" table:formula="of:=SUM([.DU24:.EB24])" table:style-name="ce33">
            <text:p><text:s/>8,923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24]+1" table:style-name="ce1">
            <text:p>83</text:p>
          </table:table-cell>
          <table:table-cell office:value-type="float" office:value="1" table:formula="of:=IF([.B2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5]) * (1-[.BB2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5]) * (1-[.BD2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4881504809871802" table:formula="of:=(1 - $$p.mci_mil - $$p.mci_mod - $$p.mci_sev) * [.D25] * (1-[.BB25])" table:style-name="ce40">
            <text:p>0.748815048</text:p>
          </table:table-cell>
          <table:table-cell office:value-type="float" office:value="0.74881504809871802" table:formula="of:=(1 - $$p.mci_mil - $$p.mci_mod - $$p.mci_sev) * (1-[.BC25])" table:style-name="ce44">
            <text:p>0.748815048</text:p>
          </table:table-cell>
          <table:table-cell office:value-type="float" office:value="0" table:formula="of:=$$p.mil_mci * [.D25] * (1-[.BD25])" table:style-name="ce42">
            <text:p>0</text:p>
          </table:table-cell>
          <table:table-cell office:value-type="float" office:value="0" table:formula="of:=$$p.mil_mci * (1-[.BE2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5]) * (1-[.BB2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5]) * (1-[.BD25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427695202561196" table:formula="of:=$$p.mci_mil * [.D25] * (1-[.BB25])" table:style-name="ce40">
            <text:p>0.194276952</text:p>
          </table:table-cell>
          <table:table-cell office:value-type="float" office:value="0.19427695202561196" table:formula="of:=$$p.mci_mil * (1-[.BC25])" table:style-name="ce44">
            <text:p>0.194276952</text:p>
          </table:table-cell>
          <table:table-cell office:value-type="float" office:value="0.61343139657755885" table:formula="of:=(1 - $$p.mil_mci - $$p.mil_mod - $$p.mil_sev) * [.D25] * (1-[.BD25])" table:style-name="ce44">
            <text:p>0.613431397</text:p>
          </table:table-cell>
          <table:table-cell office:value-type="float" office:value="0.61343139657755885" table:formula="of:=(1 - $$p.mil_mci - $$p.mil_mod - $$p.mil_sev) * (1-[.BE25])" table:style-name="ce44">
            <text:p>0.613431397</text:p>
          </table:table-cell>
          <table:table-cell office:value-type="float" office:value="6.7218910671246357E-2" table:formula="of:=$$p.mod_mil * (1-[.BF25])" table:style-name="ce44">
            <text:p>0.067218911</text:p>
          </table:table-cell>
          <table:table-cell office:value-type="float" office:value="0" table:formula="of:=$$p.sev_mil * (1-[.BG2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5])" table:style-name="ce45">
            <text:p>0</text:p>
          </table:table-cell>
          <table:table-cell office:value-type="float" office:value="0" table:formula="of:=$$p.mci_mod * (1-[.BC25])" table:style-name="ce42">
            <text:p>0</text:p>
          </table:table-cell>
          <table:table-cell office:value-type="float" office:value="0.25458271840966673" table:formula="of:=$$p.mil_mod * (1-[.BD25])" table:style-name="ce44">
            <text:p>0.254582718</text:p>
          </table:table-cell>
          <table:table-cell office:value-type="float" office:value="0.25458271840966673" table:formula="of:=$$p.mil_mod * (1-[.BE25])" table:style-name="ce44">
            <text:p>0.254582718</text:p>
          </table:table-cell>
          <table:table-cell office:value-type="float" office:value="0.62119545034117329" table:formula="of:=(1-$$p.mod_mil-$$p.mod_sev) * (1-[.BF25])" table:style-name="ce44">
            <text:p>0.62119545</text:p>
          </table:table-cell>
          <table:table-cell office:value-type="float" office:value="0.12434961220611473" table:formula="of:=$$p.sev_mod * (1-[.BG25])" table:style-name="ce44">
            <text:p>0.12434961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5])" table:style-name="ce45">
            <text:p>0</text:p>
          </table:table-cell>
          <table:table-cell office:value-type="float" office:value="0" table:formula="of:=$$p.mci_sev * (1-[.BC25])" table:style-name="ce42">
            <text:p>0</text:p>
          </table:table-cell>
          <table:table-cell office:value-type="float" office:value="8.6888299798521071E-4" table:formula="of:=$$p.mil_sev * (1-[.BD25])" table:style-name="ce44">
            <text:p>0.000868883</text:p>
          </table:table-cell>
          <table:table-cell office:value-type="float" office:value="8.6888299798521071E-4" table:formula="of:=$$p.mil_sev * (1-[.BE25])" table:style-name="ce44">
            <text:p>0.000868883</text:p>
          </table:table-cell>
          <table:table-cell office:value-type="float" office:value="8.4216796128343152E-2" table:formula="of:=$$p.mod_sev * (1-[.BF25])" table:style-name="ce44">
            <text:p>0.084216796</text:p>
          </table:table-cell>
          <table:table-cell office:value-type="float" office:value="0.51008718476385839" table:formula="of:=(1-$$p.sev_mil-$$p.sev_mod) * (1-[.BG25])" table:style-name="ce44">
            <text:p>0.510087185</text:p>
          </table:table-cell>
          <table:table-cell office:value-type="float" office:value="0" table:style-name="ce43">
            <text:p>0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40">
            <text:p>0.056908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44">
            <text:p>0.056908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44">
            <text:p>0.131117002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44">
            <text:p>0.131117002</text:p>
          </table:table-cell>
          <table:table-cell office:value-type="float" office:value="0.2273688428592372" table:formula="of:=1-EXP(-INDEX($$m.r.mortality_f; [.C25]) * $$hr.mort_mod * $$hr.mort_verymilddem)" table:number-matrix-columns-spanned="1" table:number-matrix-rows-spanned="1" table:style-name="ce44">
            <text:p>0.227368843</text:p>
          </table:table-cell>
          <table:table-cell office:value-type="float" office:value="0.36556320303002687" table:formula="of:=1-EXP(-INDEX($$m.r.mortality_f; [.C25]) * $$hr.mort_sev * $$hr.mort_verymilddem)" table:number-matrix-columns-spanned="1" table:number-matrix-rows-spanned="1" table:style-name="ce44">
            <text:p>0.36556320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5];[.S25];[.Z25];[.AG25];[.AN25];[.AU25];[.BB25])=1" table:style-name="ce29">
            <text:p>TRUE</text:p>
          </table:table-cell>
          <table:table-cell office:value-type="boolean" office:boolean-value="true" table:formula="of:=SUM([.M25];[.T25];[.AA25];[.AH25];[.AO25];[.AV25];[.BC25])=1" table:style-name="ce29">
            <text:p>TRUE</text:p>
          </table:table-cell>
          <table:table-cell office:value-type="boolean" office:boolean-value="true" table:formula="of:=SUM([.N25];[.U25];[.AB25];[.AI25];[.AP25];[.AW25];[.BD25])=1" table:style-name="ce29">
            <text:p>TRUE</text:p>
          </table:table-cell>
          <table:table-cell office:value-type="boolean" office:boolean-value="true" table:formula="of:=SUM([.O25];[.V25];[.AC25];[.AJ25];[.AQ25];[.AX25];[.BE25])=1" table:style-name="ce29">
            <text:p>TRUE</text:p>
          </table:table-cell>
          <table:table-cell office:value-type="boolean" office:boolean-value="true" table:formula="of:=SUM([.P25];[.W25];[.AD25];[.AK25];[.AR25];[.AY25];[.BF25])=1" table:style-name="ce29">
            <text:p>TRUE</text:p>
          </table:table-cell>
          <table:table-cell office:value-type="boolean" office:boolean-value="true" table:formula="of:=SUM([.Q25];[.X25];[.AE25];[.AL25];[.AS25];[.AZ25];[.BG25])=1" table:style-name="ce29">
            <text:p>TRUE</text:p>
          </table:table-cell>
          <table:table-cell office:value-type="boolean" office:boolean-value="true" table:formula="of:=SUM([.R25];[.Y25];[.AF25];[.AM25];[.AT25];[.BA25];[.BH25])=1" table:style-name="ce29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S24:.BY24];TRANSPOSE([.L24:.R24]))" table:number-matrix-columns-spanned="1" table:number-matrix-rows-spanned="1" table:style-name="ce3">
            <text:p>0</text:p>
          </table:table-cell>
          <table:table-cell office:value-type="float" office:value="3.4215245460065755E-2" table:formula="of:=MMULT([.BS24:.BY24];TRANSPOSE([.S24:.Y24]))" table:number-matrix-columns-spanned="1" table:number-matrix-rows-spanned="1" table:style-name="ce3">
            <text:p>0.034215245</text:p>
          </table:table-cell>
          <table:table-cell office:value-type="float" office:value="0" table:formula="of:=MMULT([.BS24:.BY24];TRANSPOSE([.Z24:.AF24]))" table:number-matrix-columns-spanned="1" table:number-matrix-rows-spanned="1" table:style-name="ce3">
            <text:p>0</text:p>
          </table:table-cell>
          <table:table-cell office:value-type="float" office:value="9.2111880680919703E-2" table:formula="of:=MMULT([.BS24:.BY24];TRANSPOSE([.AG24:.AM24]))" table:number-matrix-columns-spanned="1" table:number-matrix-rows-spanned="1" table:style-name="ce3">
            <text:p>0.092111881</text:p>
          </table:table-cell>
          <table:table-cell office:value-type="float" office:value="0.15253687084704939" table:formula="of:=MMULT([.BS24:.BY24];TRANSPOSE([.AN24:.AT24]))" table:number-matrix-columns-spanned="1" table:number-matrix-rows-spanned="1" table:style-name="ce3">
            <text:p>0.152536871</text:p>
          </table:table-cell>
          <table:table-cell office:value-type="float" office:value="4.3569480675435437E-2" table:formula="of:=MMULT([.BS24:.BY24];TRANSPOSE([.AU24:.BA24]))" table:number-matrix-columns-spanned="1" table:number-matrix-rows-spanned="1" table:style-name="ce3">
            <text:p>0.043569481</text:p>
          </table:table-cell>
          <table:table-cell office:value-type="float" office:value="0.67756652233653014" table:formula="of:=MMULT([.BS24:.BY24];TRANSPOSE([.BB24:.BH24]))" table:number-matrix-columns-spanned="1" table:number-matrix-rows-spanned="1" table:style-name="ce3">
            <text:p>0.677566522</text:p>
          </table:table-cell>
          <table:table-cell table:style-name="ce1"/>
          <table:table-cell office:value-type="boolean" office:boolean-value="true" table:formula="of:=SUM([.BS25:.BY25])=1" table:style-name="ce29">
            <text:p>TRUE</text:p>
          </table:table-cell>
          <table:table-cell table:style-name="ce1"/>
          <table:table-cell office:value-type="float" office:value="0" table:formula="of:=[.BS25] * $$u.mci" table:style-name="ce22">
            <text:p>0.00</text:p>
          </table:table-cell>
          <table:table-cell office:value-type="float" office:value="2.4977129185848001E-2" table:formula="of:=[.BT25] * $$u.mci" table:style-name="ce22">
            <text:p>0.02</text:p>
          </table:table-cell>
          <table:table-cell office:value-type="float" office:value="0" table:formula="of:=[.BU25] * $$u.mil" table:style-name="ce22">
            <text:p>0.00</text:p>
          </table:table-cell>
          <table:table-cell office:value-type="float" office:value="6.3557197669834586E-2" table:formula="of:=[.BV25] * $$u.mil" table:style-name="ce22">
            <text:p>0.06</text:p>
          </table:table-cell>
          <table:table-cell office:value-type="float" office:value="8.084454154893618E-2" table:formula="of:=[.BW25] * $$u.mod" table:style-name="ce22">
            <text:p>0.08</text:p>
          </table:table-cell>
          <table:table-cell office:value-type="float" office:value="1.6556402656665466E-2" table:formula="of:=[.BX25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5:.CC26])" table:style-name="ce31">
            <text:p>0.00</text:p>
          </table:table-cell>
          <table:table-cell office:value-type="float" office:value="2.1840189689258334E-2" table:formula="of:=AVERAGE([.CD25:.CD26])" table:style-name="ce31">
            <text:p>0.02</text:p>
          </table:table-cell>
          <table:table-cell office:value-type="float" office:value="0" table:formula="of:=AVERAGE([.CE25:.CE26])" table:style-name="ce31">
            <text:p>0.00</text:p>
          </table:table-cell>
          <table:table-cell office:value-type="float" office:value="5.7103294683732098E-2" table:formula="of:=AVERAGE([.CF25:.CF26])" table:style-name="ce31">
            <text:p>0.06</text:p>
          </table:table-cell>
          <table:table-cell office:value-type="float" office:value="7.3182405839037359E-2" table:formula="of:=AVERAGE([.CG25:.CG26])" table:style-name="ce31">
            <text:p>0.07</text:p>
          </table:table-cell>
          <table:table-cell office:value-type="float" office:value="1.4956783929041727E-2" table:formula="of:=AVERAGE([.CH25:.CH26])" table:style-name="ce31">
            <text:p>0.01</text:p>
          </table:table-cell>
          <table:table-cell office:value-type="float" office:value="0" table:formula="of:=AVERAGE([.CI25:.CI26])" table:style-name="ce31">
            <text:p>0.00</text:p>
          </table:table-cell>
          <table:table-cell table:style-name="ce1"/>
          <table:table-cell office:value-type="float" office:value="0" table:formula="of:=[.CK25]/((1+$$discount_COST)^([.$B25]-1))" table:style-name="ce22">
            <text:p>0.00</text:p>
          </table:table-cell>
          <table:table-cell office:value-type="float" office:value="1.3964707988229576E-2" table:formula="of:=[.CL25]/((1+$$discount_COST)^([.$B25]-1))" table:style-name="ce22">
            <text:p>0.01</text:p>
          </table:table-cell>
          <table:table-cell office:value-type="float" office:value="0" table:formula="of:=[.CM25]/((1+$$discount_COST)^([.$B25]-1))" table:style-name="ce22">
            <text:p>0.00</text:p>
          </table:table-cell>
          <table:table-cell office:value-type="float" office:value="3.6512083767126877E-2" table:formula="of:=[.CN25]/((1+$$discount_COST)^([.$B25]-1))" table:style-name="ce22">
            <text:p>0.04</text:p>
          </table:table-cell>
          <table:table-cell office:value-type="float" office:value="4.6793134215354366E-2" table:formula="of:=[.CO25]/((1+$$discount_COST)^([.$B25]-1))" table:style-name="ce22">
            <text:p>0.05</text:p>
          </table:table-cell>
          <table:table-cell office:value-type="float" office:value="9.5634297588010377E-3" table:formula="of:=[.CP25]/((1+$$discount_COST)^([.$B25]-1))" table:style-name="ce22">
            <text:p>0.01</text:p>
          </table:table-cell>
          <table:table-cell office:value-type="float" office:value="0" table:formula="of:=[.CQ25]/((1+$$discount_COST)^([.$B25]-1))" table:style-name="ce22">
            <text:p>0.00</text:p>
          </table:table-cell>
          <table:table-cell table:style-name="ce1"/>
          <table:table-cell office:value-type="float" office:value="0.10683335572951186" table:formula="of:=SUM([.CS25:.CY25])" table:style-name="ce31">
            <text:p>0.11</text:p>
          </table:table-cell>
          <table:table-cell table:style-name="ce1"/>
          <table:table-cell office:value-type="float" office:value="0" table:formula="of:=[.BS25] * ($$c.mci + $$c.Tx)" table:style-name="ce24">
            <text:p><text:s/>-<text:s/></text:p>
          </table:table-cell>
          <table:table-cell office:value-type="float" office:value="606.0204275886847" table:formula="of:=[.BT25]*$$c.mci" table:style-name="ce24">
            <text:p><text:s/>606<text:s/></text:p>
          </table:table-cell>
          <table:table-cell office:value-type="float" office:value="0" table:formula="of:=[.BU25] * ($$c.mil + $$c.Tx)" table:style-name="ce24">
            <text:p><text:s/>-<text:s/></text:p>
          </table:table-cell>
          <table:table-cell office:value-type="float" office:value="2429.9585736455701" table:formula="of:=[.BV25]*$$c.mil" table:style-name="ce24">
            <text:p><text:s/>2,430<text:s/></text:p>
          </table:table-cell>
          <table:table-cell office:value-type="float" office:value="6412.0215985020659" table:formula="of:=[.BW25]*$$c.mod" table:style-name="ce24">
            <text:p><text:s/>6,412<text:s/></text:p>
          </table:table-cell>
          <table:table-cell office:value-type="float" office:value="2787.0976778282338" table:formula="of:=[.BX25]*$$c.sev" table:style-name="ce24">
            <text:p><text:s/>2,787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5:.DC26])" table:style-name="ce33">
            <text:p><text:s/>-<text:s/></text:p>
          </table:table-cell>
          <table:table-cell office:value-type="float" office:value="529.90882161115564" table:formula="of:=AVERAGE([.DD25:.DD26])" table:style-name="ce33">
            <text:p><text:s/>530<text:s/></text:p>
          </table:table-cell>
          <table:table-cell office:value-type="float" office:value="0" table:formula="of:=AVERAGE([.DE25:.DE26])" table:style-name="ce33">
            <text:p><text:s/>-<text:s/></text:p>
          </table:table-cell>
          <table:table-cell office:value-type="float" office:value="2183.2089139764212" table:formula="of:=AVERAGE([.DF25:.DF26])" table:style-name="ce33">
            <text:p><text:s/>2,183<text:s/></text:p>
          </table:table-cell>
          <table:table-cell office:value-type="float" office:value="5804.3147735114599" table:formula="of:=AVERAGE([.DG25:.DG26])" table:style-name="ce33">
            <text:p><text:s/>5,804<text:s/></text:p>
          </table:table-cell>
          <table:table-cell office:value-type="float" office:value="2517.8185515818204" table:formula="of:=AVERAGE([.DH25:.DH26])" table:style-name="ce33">
            <text:p><text:s/>2,518<text:s/></text:p>
          </table:table-cell>
          <table:table-cell office:value-type="float" office:value="0" table:formula="of:=AVERAGE([.DI25:.DI26])" table:style-name="ce33">
            <text:p><text:s/>-<text:s/></text:p>
          </table:table-cell>
          <table:table-cell office:value-type="float" office:value="0" table:formula="of:=[.DJ25]" table:style-name="ce33">
            <text:p><text:s/>-<text:s/></text:p>
          </table:table-cell>
          <table:table-cell table:style-name="ce1"/>
          <table:table-cell office:value-type="float" office:value="0" table:formula="of:=[.DL25]/((1+$$discount_COST)^([.$B25]-1))" table:style-name="ce24">
            <text:p><text:s/>-<text:s/></text:p>
          </table:table-cell>
          <table:table-cell office:value-type="float" office:value="338.82590121578392" table:formula="of:=[.DM25]/((1+$$discount_COST)^([.$B25]-1))" table:style-name="ce24">
            <text:p><text:s/>339<text:s/></text:p>
          </table:table-cell>
          <table:table-cell office:value-type="float" office:value="0" table:formula="of:=[.DN25]/((1+$$discount_COST)^([.$B25]-1))" table:style-name="ce24">
            <text:p><text:s/>-<text:s/></text:p>
          </table:table-cell>
          <table:table-cell office:value-type="float" office:value="1395.9528463241968" table:formula="of:=[.DO25]/((1+$$discount_COST)^([.$B25]-1))" table:style-name="ce24">
            <text:p><text:s/>1,396<text:s/></text:p>
          </table:table-cell>
          <table:table-cell office:value-type="float" office:value="3711.302971133076" table:formula="of:=[.DP25]/((1+$$discount_COST)^([.$B25]-1))" table:style-name="ce24">
            <text:p><text:s/>3,711<text:s/></text:p>
          </table:table-cell>
          <table:table-cell office:value-type="float" office:value="1609.9036382216184" table:formula="of:=[.DQ25]/((1+$$discount_COST)^([.$B25]-1))" table:style-name="ce24">
            <text:p><text:s/>1,610<text:s/></text:p>
          </table:table-cell>
          <table:table-cell office:value-type="float" office:value="0" table:formula="of:=[.DR25]/((1+$$discount_COST)^([.$B25]-1))" table:style-name="ce24">
            <text:p><text:s/>-<text:s/></text:p>
          </table:table-cell>
          <table:table-cell office:value-type="float" office:value="0" table:formula="of:=[.DS25]/((1+$$discount_COST)^([.$B25]-1))" table:style-name="ce24">
            <text:p><text:s/>-<text:s/></text:p>
          </table:table-cell>
          <table:table-cell table:style-name="ce1"/>
          <table:table-cell office:value-type="float" office:value="7055.9853568946746" table:formula="of:=SUM([.DU25:.EB25])" table:style-name="ce33">
            <text:p><text:s/>7,056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25]+1" table:style-name="ce1">
            <text:p>84</text:p>
          </table:table-cell>
          <table:table-cell office:value-type="float" office:value="1" table:formula="of:=IF([.B2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6]) * (1-[.BB2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6]) * (1-[.BD2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4381523299861985" table:formula="of:=(1 - $$p.mci_mil - $$p.mci_mod - $$p.mci_sev) * [.D26] * (1-[.BB26])" table:style-name="ce40">
            <text:p>0.743815233</text:p>
          </table:table-cell>
          <table:table-cell office:value-type="float" office:value="0.74381523299861985" table:formula="of:=(1 - $$p.mci_mil - $$p.mci_mod - $$p.mci_sev) * (1-[.BC26])" table:style-name="ce44">
            <text:p>0.743815233</text:p>
          </table:table-cell>
          <table:table-cell office:value-type="float" office:value="0" table:formula="of:=$$p.mil_mci * [.D26] * (1-[.BD26])" table:style-name="ce42">
            <text:p>0</text:p>
          </table:table-cell>
          <table:table-cell office:value-type="float" office:value="0" table:formula="of:=$$p.mil_mci * (1-[.BE2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6]) * (1-[.BB2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6]) * (1-[.BD26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297977077797945" table:formula="of:=$$p.mci_mil * [.D26] * (1-[.BB26])" table:style-name="ce40">
            <text:p>0.192979771</text:p>
          </table:table-cell>
          <table:table-cell office:value-type="float" office:value="0.19297977077797945" table:formula="of:=$$p.mci_mil * (1-[.BC26])" table:style-name="ce44">
            <text:p>0.192979771</text:p>
          </table:table-cell>
          <table:table-cell office:value-type="float" office:value="0.60365224456010047" table:formula="of:=(1 - $$p.mil_mci - $$p.mil_mod - $$p.mil_sev) * [.D26] * (1-[.BD26])" table:style-name="ce44">
            <text:p>0.603652245</text:p>
          </table:table-cell>
          <table:table-cell office:value-type="float" office:value="0.60365224456010047" table:formula="of:=(1 - $$p.mil_mci - $$p.mil_mod - $$p.mil_sev) * (1-[.BE26])" table:style-name="ce44">
            <text:p>0.603652245</text:p>
          </table:table-cell>
          <table:table-cell office:value-type="float" office:value="6.5265276955867327E-2" table:formula="of:=$$p.mod_mil * (1-[.BF26])" table:style-name="ce44">
            <text:p>0.065265277</text:p>
          </table:table-cell>
          <table:table-cell office:value-type="float" office:value="0" table:formula="of:=$$p.sev_mil * (1-[.BG2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6])" table:style-name="ce45">
            <text:p>0</text:p>
          </table:table-cell>
          <table:table-cell office:value-type="float" office:value="0" table:formula="of:=$$p.mci_mod * (1-[.BC26])" table:style-name="ce42">
            <text:p>0</text:p>
          </table:table-cell>
          <table:table-cell office:value-type="float" office:value="0.25052423180752043" table:formula="of:=$$p.mil_mod * (1-[.BD26])" table:style-name="ce44">
            <text:p>0.250524232</text:p>
          </table:table-cell>
          <table:table-cell office:value-type="float" office:value="0.25052423180752043" table:formula="of:=$$p.mil_mod * (1-[.BE26])" table:style-name="ce44">
            <text:p>0.250524232</text:p>
          </table:table-cell>
          <table:table-cell office:value-type="float" office:value="0.60314118014387741" table:formula="of:=(1-$$p.mod_mil-$$p.mod_sev) * (1-[.BF26])" table:style-name="ce44">
            <text:p>0.60314118</text:p>
          </table:table-cell>
          <table:table-cell office:value-type="float" office:value="0.11804550950437177" table:formula="of:=$$p.sev_mod * (1-[.BG26])" table:style-name="ce44">
            <text:p>0.1180455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6])" table:style-name="ce45">
            <text:p>0</text:p>
          </table:table-cell>
          <table:table-cell office:value-type="float" office:value="0" table:formula="of:=$$p.mci_sev * (1-[.BC26])" table:style-name="ce42">
            <text:p>0</text:p>
          </table:table-cell>
          <table:table-cell office:value-type="float" office:value="8.5503150787549634E-4" table:formula="of:=$$p.mil_sev * (1-[.BD26])" table:style-name="ce44">
            <text:p>0.000855032</text:p>
          </table:table-cell>
          <table:table-cell office:value-type="float" office:value="8.5503150787549634E-4" table:formula="of:=$$p.mil_sev * (1-[.BE26])" table:style-name="ce44">
            <text:p>0.000855032</text:p>
          </table:table-cell>
          <table:table-cell office:value-type="float" office:value="8.1769140094132636E-2" table:formula="of:=$$p.mod_sev * (1-[.BF26])" table:style-name="ce44">
            <text:p>0.08176914</text:p>
          </table:table-cell>
          <table:table-cell office:value-type="float" office:value="0.48422749817099442" table:formula="of:=(1-$$p.sev_mil-$$p.sev_mod) * (1-[.BG26])" table:style-name="ce44">
            <text:p>0.484227498</text:p>
          </table:table-cell>
          <table:table-cell office:value-type="float" office:value="0" table:style-name="ce43">
            <text:p>0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40">
            <text:p>0.063204996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44">
            <text:p>0.063204996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44">
            <text:p>0.144968492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44">
            <text:p>0.144968492</text:p>
          </table:table-cell>
          <table:table-cell office:value-type="float" office:value="0.24982440280612261" table:formula="of:=1-EXP(-INDEX($$m.r.mortality_f; [.C26]) * $$hr.mort_mod * $$hr.mort_verymilddem)" table:number-matrix-columns-spanned="1" table:number-matrix-rows-spanned="1" table:style-name="ce44">
            <text:p>0.249824403</text:p>
          </table:table-cell>
          <table:table-cell office:value-type="float" office:value="0.39772699232463382" table:formula="of:=1-EXP(-INDEX($$m.r.mortality_f; [.C26]) * $$hr.mort_sev * $$hr.mort_verymilddem)" table:number-matrix-columns-spanned="1" table:number-matrix-rows-spanned="1" table:style-name="ce44">
            <text:p>0.39772699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6];[.S26];[.Z26];[.AG26];[.AN26];[.AU26];[.BB26])=1" table:style-name="ce29">
            <text:p>TRUE</text:p>
          </table:table-cell>
          <table:table-cell office:value-type="boolean" office:boolean-value="true" table:formula="of:=SUM([.M26];[.T26];[.AA26];[.AH26];[.AO26];[.AV26];[.BC26])=1" table:style-name="ce29">
            <text:p>TRUE</text:p>
          </table:table-cell>
          <table:table-cell office:value-type="boolean" office:boolean-value="true" table:formula="of:=SUM([.N26];[.U26];[.AB26];[.AI26];[.AP26];[.AW26];[.BD26])=1" table:style-name="ce29">
            <text:p>TRUE</text:p>
          </table:table-cell>
          <table:table-cell office:value-type="boolean" office:boolean-value="true" table:formula="of:=SUM([.O26];[.V26];[.AC26];[.AJ26];[.AQ26];[.AX26];[.BE26])=1" table:style-name="ce29">
            <text:p>TRUE</text:p>
          </table:table-cell>
          <table:table-cell office:value-type="boolean" office:boolean-value="true" table:formula="of:=SUM([.P26];[.W26];[.AD26];[.AK26];[.AR26];[.AY26];[.BF26])=1" table:style-name="ce29">
            <text:p>TRUE</text:p>
          </table:table-cell>
          <table:table-cell office:value-type="boolean" office:boolean-value="true" table:formula="of:=SUM([.Q26];[.X26];[.AE26];[.AL26];[.AS26];[.AZ26];[.BG26])=1" table:style-name="ce29">
            <text:p>TRUE</text:p>
          </table:table-cell>
          <table:table-cell office:value-type="boolean" office:boolean-value="true" table:formula="of:=SUM([.R26];[.Y26];[.AF26];[.AM26];[.AT26];[.BA26];[.BH26])=1" table:style-name="ce29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S25:.BY25];TRANSPOSE([.L25:.R25]))" table:number-matrix-columns-spanned="1" table:number-matrix-rows-spanned="1" table:style-name="ce3">
            <text:p>0</text:p>
          </table:table-cell>
          <table:table-cell office:value-type="float" office:value="2.5620890674888583E-2" table:formula="of:=MMULT([.BS25:.BY25];TRANSPOSE([.S25:.Y25]))" table:number-matrix-columns-spanned="1" table:number-matrix-rows-spanned="1" table:style-name="ce3">
            <text:p>0.025620891</text:p>
          </table:table-cell>
          <table:table-cell office:value-type="float" office:value="0" table:formula="of:=MMULT([.BS25:.BY25];TRANSPOSE([.Z25:.AF25]))" table:number-matrix-columns-spanned="1" table:number-matrix-rows-spanned="1" table:style-name="ce3">
            <text:p>0</text:p>
          </table:table-cell>
          <table:table-cell office:value-type="float" office:value="7.3404915503811022E-2" table:formula="of:=MMULT([.BS25:.BY25];TRANSPOSE([.AG25:.AM25]))" table:number-matrix-columns-spanned="1" table:number-matrix-rows-spanned="1" table:style-name="ce3">
            <text:p>0.073404916</text:p>
          </table:table-cell>
          <table:table-cell office:value-type="float" office:value="0.12362315118705385" table:formula="of:=MMULT([.BS25:.BY25];TRANSPOSE([.AN25:.AT25]))" table:number-matrix-columns-spanned="1" table:number-matrix-rows-spanned="1" table:style-name="ce3">
            <text:p>0.123623151</text:p>
          </table:table-cell>
          <table:table-cell office:value-type="float" office:value="3.5150434740573652E-2" table:formula="of:=MMULT([.BS25:.BY25];TRANSPOSE([.AU25:.BA25]))" table:number-matrix-columns-spanned="1" table:number-matrix-rows-spanned="1" table:style-name="ce3">
            <text:p>0.035150435</text:p>
          </table:table-cell>
          <table:table-cell office:value-type="float" office:value="0.74220060789367337" table:formula="of:=MMULT([.BS25:.BY25];TRANSPOSE([.BB25:.BH25]))" table:number-matrix-columns-spanned="1" table:number-matrix-rows-spanned="1" table:style-name="ce3">
            <text:p>0.742200608</text:p>
          </table:table-cell>
          <table:table-cell table:style-name="ce1"/>
          <table:table-cell office:value-type="boolean" office:boolean-value="true" table:formula="of:=SUM([.BS26:.BY26])=1" table:style-name="ce29">
            <text:p>TRUE</text:p>
          </table:table-cell>
          <table:table-cell table:style-name="ce1"/>
          <table:table-cell office:value-type="float" office:value="0" table:formula="of:=[.BS26] * $$u.mci" table:style-name="ce22">
            <text:p>0.00</text:p>
          </table:table-cell>
          <table:table-cell office:value-type="float" office:value="1.8703250192668663E-2" table:formula="of:=[.BT26] * $$u.mci" table:style-name="ce22">
            <text:p>0.02</text:p>
          </table:table-cell>
          <table:table-cell office:value-type="float" office:value="0" table:formula="of:=[.BU26] * $$u.mil" table:style-name="ce22">
            <text:p>0.00</text:p>
          </table:table-cell>
          <table:table-cell office:value-type="float" office:value="5.0649391697629602E-2" table:formula="of:=[.BV26] * $$u.mil" table:style-name="ce22">
            <text:p>0.05</text:p>
          </table:table-cell>
          <table:table-cell office:value-type="float" office:value="6.5520270129138539E-2" table:formula="of:=[.BW26] * $$u.mod" table:style-name="ce22">
            <text:p>0.07</text:p>
          </table:table-cell>
          <table:table-cell office:value-type="float" office:value="1.3357165201417987E-2" table:formula="of:=[.BX26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6:.CC27])" table:style-name="ce31">
            <text:p>0.00</text:p>
          </table:table-cell>
          <table:table-cell office:value-type="float" office:value="1.6307506296279993E-2" table:formula="of:=AVERAGE([.CD26:.CD27])" table:style-name="ce31">
            <text:p>0.02</text:p>
          </table:table-cell>
          <table:table-cell office:value-type="float" office:value="0" table:formula="of:=AVERAGE([.CE26:.CE27])" table:style-name="ce31">
            <text:p>0.00</text:p>
          </table:table-cell>
          <table:table-cell office:value-type="float" office:value="4.5101356760185701E-2" table:formula="of:=AVERAGE([.CF26:.CF27])" table:style-name="ce31">
            <text:p>0.05</text:p>
          </table:table-cell>
          <table:table-cell office:value-type="float" office:value="5.8491972766207337E-2" table:formula="of:=AVERAGE([.CG26:.CG27])" table:style-name="ce31">
            <text:p>0.06</text:p>
          </table:table-cell>
          <table:table-cell office:value-type="float" office:value="1.1845087178716041E-2" table:formula="of:=AVERAGE([.CH26:.CH27])" table:style-name="ce31">
            <text:p>0.01</text:p>
          </table:table-cell>
          <table:table-cell office:value-type="float" office:value="0" table:formula="of:=AVERAGE([.CI26:.CI27])" table:style-name="ce31">
            <text:p>0.00</text:p>
          </table:table-cell>
          <table:table-cell table:style-name="ce1"/>
          <table:table-cell office:value-type="float" office:value="0" table:formula="of:=[.CK26]/((1+$$discount_COST)^([.$B26]-1))" table:style-name="ce22">
            <text:p>0.00</text:p>
          </table:table-cell>
          <table:table-cell office:value-type="float" office:value="1.0074480434663972E-2" table:formula="of:=[.CL26]/((1+$$discount_COST)^([.$B26]-1))" table:style-name="ce22">
            <text:p>0.01</text:p>
          </table:table-cell>
          <table:table-cell office:value-type="float" office:value="0" table:formula="of:=[.CM26]/((1+$$discount_COST)^([.$B26]-1))" table:style-name="ce22">
            <text:p>0.00</text:p>
          </table:table-cell>
          <table:table-cell office:value-type="float" office:value="2.7862796923214452E-2" table:formula="of:=[.CN26]/((1+$$discount_COST)^([.$B26]-1))" table:style-name="ce22">
            <text:p>0.03</text:p>
          </table:table-cell>
          <table:table-cell office:value-type="float" office:value="3.6135275652321969E-2" table:formula="of:=[.CO26]/((1+$$discount_COST)^([.$B26]-1))" table:style-name="ce22">
            <text:p>0.04</text:p>
          </table:table-cell>
          <table:table-cell office:value-type="float" office:value="7.3176791632504614E-3" table:formula="of:=[.CP26]/((1+$$discount_COST)^([.$B26]-1))" table:style-name="ce22">
            <text:p>0.01</text:p>
          </table:table-cell>
          <table:table-cell office:value-type="float" office:value="0" table:formula="of:=[.CQ26]/((1+$$discount_COST)^([.$B26]-1))" table:style-name="ce22">
            <text:p>0.00</text:p>
          </table:table-cell>
          <table:table-cell table:style-name="ce1"/>
          <table:table-cell office:value-type="float" office:value="8.1390232173450858E-2" table:formula="of:=SUM([.CS26:.CY26])" table:style-name="ce31">
            <text:p>0.08</text:p>
          </table:table-cell>
          <table:table-cell table:style-name="ce1"/>
          <table:table-cell office:value-type="float" office:value="0" table:formula="of:=[.BS26] * ($$c.mci + $$c.Tx)" table:style-name="ce24">
            <text:p><text:s/>-<text:s/></text:p>
          </table:table-cell>
          <table:table-cell office:value-type="float" office:value="453.79721563362659" table:formula="of:=[.BT26]*$$c.mci" table:style-name="ce24">
            <text:p><text:s/>454<text:s/></text:p>
          </table:table-cell>
          <table:table-cell office:value-type="float" office:value="0" table:formula="of:=[.BU26] * ($$c.mil + $$c.Tx)" table:style-name="ce24">
            <text:p><text:s/>-<text:s/></text:p>
          </table:table-cell>
          <table:table-cell office:value-type="float" office:value="1936.4592543072727" table:formula="of:=[.BV26]*$$c.mil" table:style-name="ce24">
            <text:p><text:s/>1,936<text:s/></text:p>
          </table:table-cell>
          <table:table-cell office:value-type="float" office:value="5196.6079485208529" table:formula="of:=[.BW26]*$$c.mod" table:style-name="ce24">
            <text:p><text:s/>5,197<text:s/></text:p>
          </table:table-cell>
          <table:table-cell office:value-type="float" office:value="2248.5394253354066" table:formula="of:=[.BX26]*$$c.sev" table:style-name="ce24">
            <text:p><text:s/>2,249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6:.DC27])" table:style-name="ce33">
            <text:p><text:s/>-<text:s/></text:p>
          </table:table-cell>
          <table:table-cell office:value-type="float" office:value="395.66924865713872" table:formula="of:=AVERAGE([.DD26:.DD27])" table:style-name="ce33">
            <text:p><text:s/>396<text:s/></text:p>
          </table:table-cell>
          <table:table-cell office:value-type="float" office:value="0" table:formula="of:=AVERAGE([.DE26:.DE27])" table:style-name="ce33">
            <text:p><text:s/>-<text:s/></text:p>
          </table:table-cell>
          <table:table-cell office:value-type="float" office:value="1724.3433090266089" table:formula="of:=AVERAGE([.DF26:.DF27])" table:style-name="ce33">
            <text:p><text:s/>1,724<text:s/></text:p>
          </table:table-cell>
          <table:table-cell office:value-type="float" office:value="4639.1727323840751" table:formula="of:=AVERAGE([.DG26:.DG27])" table:style-name="ce33">
            <text:p><text:s/>4,639<text:s/></text:p>
          </table:table-cell>
          <table:table-cell office:value-type="float" office:value="1993.9968635748023" table:formula="of:=AVERAGE([.DH26:.DH27])" table:style-name="ce33">
            <text:p><text:s/>1,994<text:s/></text:p>
          </table:table-cell>
          <table:table-cell office:value-type="float" office:value="0" table:formula="of:=AVERAGE([.DI26:.DI27])" table:style-name="ce33">
            <text:p><text:s/>-<text:s/></text:p>
          </table:table-cell>
          <table:table-cell office:value-type="float" office:value="0" table:formula="of:=[.DJ26]" table:style-name="ce33">
            <text:p><text:s/>-<text:s/></text:p>
          </table:table-cell>
          <table:table-cell table:style-name="ce1"/>
          <table:table-cell office:value-type="float" office:value="0" table:formula="of:=[.DL26]/((1+$$discount_COST)^([.$B26]-1))" table:style-name="ce24">
            <text:p><text:s/>-<text:s/></text:p>
          </table:table-cell>
          <table:table-cell office:value-type="float" office:value="244.43725679283327" table:formula="of:=[.DM26]/((1+$$discount_COST)^([.$B26]-1))" table:style-name="ce24">
            <text:p><text:s/>244<text:s/></text:p>
          </table:table-cell>
          <table:table-cell office:value-type="float" office:value="0" table:formula="of:=[.DN26]/((1+$$discount_COST)^([.$B26]-1))" table:style-name="ce24">
            <text:p><text:s/>-<text:s/></text:p>
          </table:table-cell>
          <table:table-cell office:value-type="float" office:value="1065.2678965020609" table:formula="of:=[.DO26]/((1+$$discount_COST)^([.$B26]-1))" table:style-name="ce24">
            <text:p><text:s/>1,065<text:s/></text:p>
          </table:table-cell>
          <table:table-cell office:value-type="float" office:value="2865.9964360149588" table:formula="of:=[.DP26]/((1+$$discount_COST)^([.$B26]-1))" table:style-name="ce24">
            <text:p><text:s/>2,866<text:s/></text:p>
          </table:table-cell>
          <table:table-cell office:value-type="float" office:value="1231.8549521853124" table:formula="of:=[.DQ26]/((1+$$discount_COST)^([.$B26]-1))" table:style-name="ce24">
            <text:p><text:s/>1,232<text:s/></text:p>
          </table:table-cell>
          <table:table-cell office:value-type="float" office:value="0" table:formula="of:=[.DR26]/((1+$$discount_COST)^([.$B26]-1))" table:style-name="ce24">
            <text:p><text:s/>-<text:s/></text:p>
          </table:table-cell>
          <table:table-cell office:value-type="float" office:value="0" table:formula="of:=[.DS26]/((1+$$discount_COST)^([.$B26]-1))" table:style-name="ce24">
            <text:p><text:s/>-<text:s/></text:p>
          </table:table-cell>
          <table:table-cell table:style-name="ce1"/>
          <table:table-cell office:value-type="float" office:value="5407.5565414951652" table:formula="of:=SUM([.DU26:.EB26])" table:style-name="ce33">
            <text:p><text:s/>5,408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26]+1" table:style-name="ce1">
            <text:p>85</text:p>
          </table:table-cell>
          <table:table-cell office:value-type="float" office:value="1" table:formula="of:=IF([.B2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7]) * (1-[.BB2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7]) * (1-[.BD2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375656574094237" table:formula="of:=(1 - $$p.mci_mil - $$p.mci_mod - $$p.mci_sev) * [.D27] * (1-[.BB27])" table:style-name="ce40">
            <text:p>0.737565657</text:p>
          </table:table-cell>
          <table:table-cell office:value-type="float" office:value="0.7375656574094237" table:formula="of:=(1 - $$p.mci_mil - $$p.mci_mod - $$p.mci_sev) * (1-[.BC27])" table:style-name="ce44">
            <text:p>0.737565657</text:p>
          </table:table-cell>
          <table:table-cell office:value-type="float" office:value="0" table:formula="of:=$$p.mil_mci * [.D27] * (1-[.BD27])" table:style-name="ce42">
            <text:p>0</text:p>
          </table:table-cell>
          <table:table-cell office:value-type="float" office:value="0" table:formula="of:=$$p.mil_mci * (1-[.BE2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7]) * (1-[.BB2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7]) * (1-[.BD27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9135834436566909" table:formula="of:=$$p.mci_mil * [.D27] * (1-[.BB27])" table:style-name="ce40">
            <text:p>0.191358344</text:p>
          </table:table-cell>
          <table:table-cell office:value-type="float" office:value="0.19135834436566909" table:formula="of:=$$p.mci_mil * (1-[.BC27])" table:style-name="ce44">
            <text:p>0.191358344</text:p>
          </table:table-cell>
          <table:table-cell office:value-type="float" office:value="0.59155734115003678" table:formula="of:=(1 - $$p.mil_mci - $$p.mil_mod - $$p.mil_sev) * [.D27] * (1-[.BD27])" table:style-name="ce44">
            <text:p>0.591557341</text:p>
          </table:table-cell>
          <table:table-cell office:value-type="float" office:value="0.59155734115003678" table:formula="of:=(1 - $$p.mil_mci - $$p.mil_mod - $$p.mil_sev) * (1-[.BE27])" table:style-name="ce44">
            <text:p>0.591557341</text:p>
          </table:table-cell>
          <table:table-cell office:value-type="float" office:value="6.2885345743464299E-2" table:formula="of:=$$p.mod_mil * (1-[.BF27])" table:style-name="ce44">
            <text:p>0.062885346</text:p>
          </table:table-cell>
          <table:table-cell office:value-type="float" office:value="0" table:formula="of:=$$p.sev_mil * (1-[.BG2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7])" table:style-name="ce45">
            <text:p>0</text:p>
          </table:table-cell>
          <table:table-cell office:value-type="float" office:value="0" table:formula="of:=$$p.mci_mod * (1-[.BC27])" table:style-name="ce42">
            <text:p>0</text:p>
          </table:table-cell>
          <table:table-cell office:value-type="float" office:value="0.24550467557643166" table:formula="of:=$$p.mil_mod * (1-[.BD27])" table:style-name="ce44">
            <text:p>0.245504676</text:p>
          </table:table-cell>
          <table:table-cell office:value-type="float" office:value="0.24550467557643166" table:formula="of:=$$p.mil_mod * (1-[.BE27])" table:style-name="ce44">
            <text:p>0.245504676</text:p>
          </table:table-cell>
          <table:table-cell office:value-type="float" office:value="0.5811473330775323" table:formula="of:=(1-$$p.mod_mil-$$p.mod_sev) * (1-[.BF27])" table:style-name="ce44">
            <text:p>0.581147333</text:p>
          </table:table-cell>
          <table:table-cell office:value-type="float" office:value="0.11055849161944171" table:formula="of:=$$p.sev_mod * (1-[.BG27])" table:style-name="ce44">
            <text:p>0.11055849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7])" table:style-name="ce45">
            <text:p>0</text:p>
          </table:table-cell>
          <table:table-cell office:value-type="float" office:value="0" table:formula="of:=$$p.mci_sev * (1-[.BC27])" table:style-name="ce42">
            <text:p>0</text:p>
          </table:table-cell>
          <table:table-cell office:value-type="float" office:value="8.3789991664311148E-4" table:formula="of:=$$p.mil_sev * (1-[.BD27])" table:style-name="ce44">
            <text:p>0.0008379</text:p>
          </table:table-cell>
          <table:table-cell office:value-type="float" office:value="8.3789991664311148E-4" table:formula="of:=$$p.mil_sev * (1-[.BE27])" table:style-name="ce44">
            <text:p>0.0008379</text:p>
          </table:table-cell>
          <table:table-cell office:value-type="float" office:value="7.8787387195834599E-2" table:formula="of:=$$p.mod_sev * (1-[.BF27])" table:style-name="ce44">
            <text:p>0.078787387</text:p>
          </table:table-cell>
          <table:table-cell office:value-type="float" office:value="0.45351544521444459" table:formula="of:=(1-$$p.sev_mil-$$p.sev_mod) * (1-[.BG27])" table:style-name="ce44">
            <text:p>0.453515445</text:p>
          </table:table-cell>
          <table:table-cell office:value-type="float" office:value="0" table:style-name="ce43">
            <text:p>0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40">
            <text:p>0.071075998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44">
            <text:p>0.071075998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44">
            <text:p>0.162100083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44">
            <text:p>0.162100083</text:p>
          </table:table-cell>
          <table:table-cell office:value-type="float" office:value="0.27717993398316887" table:formula="of:=1-EXP(-INDEX($$m.r.mortality_f; [.C27]) * $$hr.mort_mod * $$hr.mort_verymilddem)" table:number-matrix-columns-spanned="1" table:number-matrix-rows-spanned="1" table:style-name="ce44">
            <text:p>0.277179934</text:p>
          </table:table-cell>
          <table:table-cell office:value-type="float" office:value="0.43592606316611371" table:formula="of:=1-EXP(-INDEX($$m.r.mortality_f; [.C27]) * $$hr.mort_sev * $$hr.mort_verymilddem)" table:number-matrix-columns-spanned="1" table:number-matrix-rows-spanned="1" table:style-name="ce44">
            <text:p>0.43592606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7];[.S27];[.Z27];[.AG27];[.AN27];[.AU27];[.BB27])=1" table:style-name="ce29">
            <text:p>TRUE</text:p>
          </table:table-cell>
          <table:table-cell office:value-type="boolean" office:boolean-value="true" table:formula="of:=SUM([.M27];[.T27];[.AA27];[.AH27];[.AO27];[.AV27];[.BC27])=1" table:style-name="ce29">
            <text:p>TRUE</text:p>
          </table:table-cell>
          <table:table-cell office:value-type="boolean" office:boolean-value="true" table:formula="of:=SUM([.N27];[.U27];[.AB27];[.AI27];[.AP27];[.AW27];[.BD27])=1" table:style-name="ce29">
            <text:p>TRUE</text:p>
          </table:table-cell>
          <table:table-cell office:value-type="boolean" office:boolean-value="true" table:formula="of:=SUM([.O27];[.V27];[.AC27];[.AJ27];[.AQ27];[.AX27];[.BE27])=1" table:style-name="ce29">
            <text:p>TRUE</text:p>
          </table:table-cell>
          <table:table-cell office:value-type="boolean" office:boolean-value="true" table:formula="of:=SUM([.P27];[.W27];[.AD27];[.AK27];[.AR27];[.AY27];[.BF27])=1" table:style-name="ce29">
            <text:p>TRUE</text:p>
          </table:table-cell>
          <table:table-cell office:value-type="boolean" office:boolean-value="true" table:formula="of:=SUM([.Q27];[.X27];[.AE27];[.AL27];[.AS27];[.AZ27];[.BG27])=1" table:style-name="ce29">
            <text:p>TRUE</text:p>
          </table:table-cell>
          <table:table-cell office:value-type="boolean" office:boolean-value="true" table:formula="of:=SUM([.R27];[.Y27];[.AF27];[.AM27];[.AT27];[.BA27];[.BH27])=1" table:style-name="ce29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S26:.BY26];TRANSPOSE([.L26:.R26]))" table:number-matrix-columns-spanned="1" table:number-matrix-rows-spanned="1" table:style-name="ce3">
            <text:p>0</text:p>
          </table:table-cell>
          <table:table-cell office:value-type="float" office:value="1.9057208766974417E-2" table:formula="of:=MMULT([.BS26:.BY26];TRANSPOSE([.S26:.Y26]))" table:number-matrix-columns-spanned="1" table:number-matrix-rows-spanned="1" table:style-name="ce3">
            <text:p>0.019057209</text:p>
          </table:table-cell>
          <table:table-cell office:value-type="float" office:value="0" table:formula="of:=MMULT([.BS26:.BY26];TRANSPOSE([.Z26:.AF26]))" table:number-matrix-columns-spanned="1" table:number-matrix-rows-spanned="1" table:style-name="ce3">
            <text:p>0</text:p>
          </table:table-cell>
          <table:table-cell office:value-type="float" office:value="5.7323654815567844E-2" table:formula="of:=MMULT([.BS26:.BY26];TRANSPOSE([.AG26:.AM26]))" table:number-matrix-columns-spanned="1" table:number-matrix-rows-spanned="1" table:style-name="ce3">
            <text:p>0.057323655</text:p>
          </table:table-cell>
          <table:table-cell office:value-type="float" office:value="9.7101274345804026E-2" table:formula="of:=MMULT([.BS26:.BY26];TRANSPOSE([.AN26:.AT26]))" table:number-matrix-columns-spanned="1" table:number-matrix-rows-spanned="1" table:style-name="ce3">
            <text:p>0.097101274</text:p>
          </table:table-cell>
          <table:table-cell office:value-type="float" office:value="2.7192129357931825E-2" table:formula="of:=MMULT([.BS26:.BY26];TRANSPOSE([.AU26:.BA26]))" table:number-matrix-columns-spanned="1" table:number-matrix-rows-spanned="1" table:style-name="ce3">
            <text:p>0.027192129</text:p>
          </table:table-cell>
          <table:table-cell office:value-type="float" office:value="0.79932573271372231" table:formula="of:=MMULT([.BS26:.BY26];TRANSPOSE([.BB26:.BH26]))" table:number-matrix-columns-spanned="1" table:number-matrix-rows-spanned="1" table:style-name="ce3">
            <text:p>0.799325733</text:p>
          </table:table-cell>
          <table:table-cell table:style-name="ce1"/>
          <table:table-cell office:value-type="boolean" office:boolean-value="true" table:formula="of:=SUM([.BS27:.BY27])=1" table:style-name="ce29">
            <text:p>TRUE</text:p>
          </table:table-cell>
          <table:table-cell table:style-name="ce1"/>
          <table:table-cell office:value-type="float" office:value="0" table:formula="of:=[.BS27] * $$u.mci" table:style-name="ce22">
            <text:p>0.00</text:p>
          </table:table-cell>
          <table:table-cell office:value-type="float" office:value="1.3911762399891324E-2" table:formula="of:=[.BT27] * $$u.mci" table:style-name="ce22">
            <text:p>0.01</text:p>
          </table:table-cell>
          <table:table-cell office:value-type="float" office:value="0" table:formula="of:=[.BU27] * $$u.mil" table:style-name="ce22">
            <text:p>0.00</text:p>
          </table:table-cell>
          <table:table-cell office:value-type="float" office:value="3.9553321822741808E-2" table:formula="of:=[.BV27] * $$u.mil" table:style-name="ce22">
            <text:p>0.04</text:p>
          </table:table-cell>
          <table:table-cell office:value-type="float" office:value="5.1463675403276135E-2" table:formula="of:=[.BW27] * $$u.mod" table:style-name="ce22">
            <text:p>0.05</text:p>
          </table:table-cell>
          <table:table-cell office:value-type="float" office:value="1.0333009156014095E-2" table:formula="of:=[.BX27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7:.CC28])" table:style-name="ce31">
            <text:p>0.00</text:p>
          </table:table-cell>
          <table:table-cell office:value-type="float" office:value="1.2086300290045435E-2" table:formula="of:=AVERAGE([.CD27:.CD28])" table:style-name="ce31">
            <text:p>0.01</text:p>
          </table:table-cell>
          <table:table-cell office:value-type="float" office:value="0" table:formula="of:=AVERAGE([.CE27:.CE28])" table:style-name="ce31">
            <text:p>0.00</text:p>
          </table:table-cell>
          <table:table-cell office:value-type="float" office:value="3.484047593582721E-2" table:formula="of:=AVERAGE([.CF27:.CF28])" table:style-name="ce31">
            <text:p>0.03</text:p>
          </table:table-cell>
          <table:table-cell office:value-type="float" office:value="4.5211906269411462E-2" table:formula="of:=AVERAGE([.CG27:.CG28])" table:style-name="ce31">
            <text:p>0.05</text:p>
          </table:table-cell>
          <table:table-cell office:value-type="float" office:value="8.9722877669942379E-3" table:formula="of:=AVERAGE([.CH27:.CH28])" table:style-name="ce31">
            <text:p>0.01</text:p>
          </table:table-cell>
          <table:table-cell office:value-type="float" office:value="0" table:formula="of:=AVERAGE([.CI27:.CI28])" table:style-name="ce31">
            <text:p>0.00</text:p>
          </table:table-cell>
          <table:table-cell table:style-name="ce1"/>
          <table:table-cell office:value-type="float" office:value="0" table:formula="of:=[.CK27]/((1+$$discount_COST)^([.$B27]-1))" table:style-name="ce22">
            <text:p>0.00</text:p>
          </table:table-cell>
          <table:table-cell office:value-type="float" office:value="7.2141992570103793E-3" table:formula="of:=[.CL27]/((1+$$discount_COST)^([.$B27]-1))" table:style-name="ce22">
            <text:p>0.01</text:p>
          </table:table-cell>
          <table:table-cell office:value-type="float" office:value="0" table:formula="of:=[.CM27]/((1+$$discount_COST)^([.$B27]-1))" table:style-name="ce22">
            <text:p>0.00</text:p>
          </table:table-cell>
          <table:table-cell office:value-type="float" office:value="2.0795953234518532E-2" table:formula="of:=[.CN27]/((1+$$discount_COST)^([.$B27]-1))" table:style-name="ce22">
            <text:p>0.02</text:p>
          </table:table-cell>
          <table:table-cell office:value-type="float" office:value="2.6986562702355704E-2" table:formula="of:=[.CO27]/((1+$$discount_COST)^([.$B27]-1))" table:style-name="ce22">
            <text:p>0.03</text:p>
          </table:table-cell>
          <table:table-cell office:value-type="float" office:value="5.3554743957209602E-3" table:formula="of:=[.CP27]/((1+$$discount_COST)^([.$B27]-1))" table:style-name="ce22">
            <text:p>0.01</text:p>
          </table:table-cell>
          <table:table-cell office:value-type="float" office:value="0" table:formula="of:=[.CQ27]/((1+$$discount_COST)^([.$B27]-1))" table:style-name="ce22">
            <text:p>0.00</text:p>
          </table:table-cell>
          <table:table-cell table:style-name="ce1"/>
          <table:table-cell office:value-type="float" office:value="6.035218958960558E-2" table:formula="of:=SUM([.CS27:.CY27])" table:style-name="ce31">
            <text:p>0.06</text:p>
          </table:table-cell>
          <table:table-cell table:style-name="ce1"/>
          <table:table-cell office:value-type="float" office:value="0" table:formula="of:=[.BS27] * ($$c.mci + $$c.Tx)" table:style-name="ce24">
            <text:p><text:s/>-<text:s/></text:p>
          </table:table-cell>
          <table:table-cell office:value-type="float" office:value="337.54128168065085" table:formula="of:=[.BT27]*$$c.mci" table:style-name="ce24">
            <text:p><text:s/>338<text:s/></text:p>
          </table:table-cell>
          <table:table-cell office:value-type="float" office:value="0" table:formula="of:=[.BU27] * ($$c.mil + $$c.Tx)" table:style-name="ce24">
            <text:p><text:s/>-<text:s/></text:p>
          </table:table-cell>
          <table:table-cell office:value-type="float" office:value="1512.2273637459452" table:formula="of:=[.BV27]*$$c.mil" table:style-name="ce24">
            <text:p><text:s/>1,512<text:s/></text:p>
          </table:table-cell>
          <table:table-cell office:value-type="float" office:value="4081.7375162472963" table:formula="of:=[.BW27]*$$c.mod" table:style-name="ce24">
            <text:p><text:s/>4,082<text:s/></text:p>
          </table:table-cell>
          <table:table-cell office:value-type="float" office:value="1739.4543018141978" table:formula="of:=[.BX27]*$$c.sev" table:style-name="ce24">
            <text:p><text:s/>1,739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7:.DC28])" table:style-name="ce33">
            <text:p><text:s/>-<text:s/></text:p>
          </table:table-cell>
          <table:table-cell office:value-type="float" office:value="293.25006950312979" table:formula="of:=AVERAGE([.DD27:.DD28])" table:style-name="ce33">
            <text:p><text:s/>293<text:s/></text:p>
          </table:table-cell>
          <table:table-cell office:value-type="float" office:value="0" table:formula="of:=AVERAGE([.DE27:.DE28])" table:style-name="ce33">
            <text:p><text:s/>-<text:s/></text:p>
          </table:table-cell>
          <table:table-cell office:value-type="float" office:value="1332.0428891460883" table:formula="of:=AVERAGE([.DF27:.DF28])" table:style-name="ce33">
            <text:p><text:s/>1,332<text:s/></text:p>
          </table:table-cell>
          <table:table-cell office:value-type="float" office:value="3585.8910688909955" table:formula="of:=AVERAGE([.DG27:.DG28])" table:style-name="ce33">
            <text:p><text:s/>3,586<text:s/></text:p>
          </table:table-cell>
          <table:table-cell office:value-type="float" office:value="1510.3910504453002" table:formula="of:=AVERAGE([.DH27:.DH28])" table:style-name="ce33">
            <text:p><text:s/>1,510<text:s/></text:p>
          </table:table-cell>
          <table:table-cell office:value-type="float" office:value="0" table:formula="of:=AVERAGE([.DI27:.DI28])" table:style-name="ce33">
            <text:p><text:s/>-<text:s/></text:p>
          </table:table-cell>
          <table:table-cell office:value-type="float" office:value="0" table:formula="of:=[.DJ27]" table:style-name="ce33">
            <text:p><text:s/>-<text:s/></text:p>
          </table:table-cell>
          <table:table-cell table:style-name="ce1"/>
          <table:table-cell office:value-type="float" office:value="0" table:formula="of:=[.DL27]/((1+$$discount_COST)^([.$B27]-1))" table:style-name="ce24">
            <text:p><text:s/>-<text:s/></text:p>
          </table:table-cell>
          <table:table-cell office:value-type="float" office:value="175.03821539749018" table:formula="of:=[.DM27]/((1+$$discount_COST)^([.$B27]-1))" table:style-name="ce24">
            <text:p><text:s/>175<text:s/></text:p>
          </table:table-cell>
          <table:table-cell office:value-type="float" office:value="0" table:formula="of:=[.DN27]/((1+$$discount_COST)^([.$B27]-1))" table:style-name="ce24">
            <text:p><text:s/>-<text:s/></text:p>
          </table:table-cell>
          <table:table-cell office:value-type="float" office:value="795.08390413718109" table:formula="of:=[.DO27]/((1+$$discount_COST)^([.$B27]-1))" table:style-name="ce24">
            <text:p><text:s/>795<text:s/></text:p>
          </table:table-cell>
          <table:table-cell office:value-type="float" office:value="2140.384738431509" table:formula="of:=[.DP27]/((1+$$discount_COST)^([.$B27]-1))" table:style-name="ce24">
            <text:p><text:s/>2,140<text:s/></text:p>
          </table:table-cell>
          <table:table-cell office:value-type="float" office:value="901.5382484656642" table:formula="of:=[.DQ27]/((1+$$discount_COST)^([.$B27]-1))" table:style-name="ce24">
            <text:p><text:s/>902<text:s/></text:p>
          </table:table-cell>
          <table:table-cell office:value-type="float" office:value="0" table:formula="of:=[.DR27]/((1+$$discount_COST)^([.$B27]-1))" table:style-name="ce24">
            <text:p><text:s/>-<text:s/></text:p>
          </table:table-cell>
          <table:table-cell office:value-type="float" office:value="0" table:formula="of:=[.DS27]/((1+$$discount_COST)^([.$B27]-1))" table:style-name="ce24">
            <text:p><text:s/>-<text:s/></text:p>
          </table:table-cell>
          <table:table-cell table:style-name="ce1"/>
          <table:table-cell office:value-type="float" office:value="4012.0451064318445" table:formula="of:=SUM([.DU27:.EB27])" table:style-name="ce33">
            <text:p><text:s/>4,012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27]+1" table:style-name="ce1">
            <text:p>86</text:p>
          </table:table-cell>
          <table:table-cell office:value-type="float" office:value="1" table:formula="of:=IF([.B2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8]) * (1-[.BB2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8]) * (1-[.BD2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3027991163745909" table:formula="of:=(1 - $$p.mci_mil - $$p.mci_mod - $$p.mci_sev) * [.D28] * (1-[.BB28])" table:style-name="ce40">
            <text:p>0.730279912</text:p>
          </table:table-cell>
          <table:table-cell office:value-type="float" office:value="0.73027991163745909" table:formula="of:=(1 - $$p.mci_mil - $$p.mci_mod - $$p.mci_sev) * (1-[.BC28])" table:style-name="ce44">
            <text:p>0.730279912</text:p>
          </table:table-cell>
          <table:table-cell office:value-type="float" office:value="0" table:formula="of:=$$p.mil_mci * [.D28] * (1-[.BD28])" table:style-name="ce42">
            <text:p>0</text:p>
          </table:table-cell>
          <table:table-cell office:value-type="float" office:value="0" table:formula="of:=$$p.mil_mci * (1-[.BE2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8]) * (1-[.BB2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8]) * (1-[.BD2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946808790594025" table:formula="of:=$$p.mci_mil * [.D28] * (1-[.BB28])" table:style-name="ce40">
            <text:p>0.189468088</text:p>
          </table:table-cell>
          <table:table-cell office:value-type="float" office:value="0.18946808790594025" table:formula="of:=$$p.mci_mil * (1-[.BC28])" table:style-name="ce44">
            <text:p>0.189468088</text:p>
          </table:table-cell>
          <table:table-cell office:value-type="float" office:value="0.57763699000047841" table:formula="of:=(1 - $$p.mil_mci - $$p.mil_mod - $$p.mil_sev) * [.D28] * (1-[.BD28])" table:style-name="ce44">
            <text:p>0.57763699</text:p>
          </table:table-cell>
          <table:table-cell office:value-type="float" office:value="0.57763699000047841" table:formula="of:=(1 - $$p.mil_mci - $$p.mil_mod - $$p.mil_sev) * (1-[.BE28])" table:style-name="ce44">
            <text:p>0.57763699</text:p>
          </table:table-cell>
          <table:table-cell office:value-type="float" office:value="6.0196115479232974E-2" table:formula="of:=$$p.mod_mil * (1-[.BF28])" table:style-name="ce44">
            <text:p>0.060196115</text:p>
          </table:table-cell>
          <table:table-cell office:value-type="float" office:value="0" table:formula="of:=$$p.sev_mil * (1-[.BG2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8])" table:style-name="ce45">
            <text:p>0</text:p>
          </table:table-cell>
          <table:table-cell office:value-type="float" office:value="0" table:formula="of:=$$p.mci_mod * (1-[.BC28])" table:style-name="ce42">
            <text:p>0</text:p>
          </table:table-cell>
          <table:table-cell office:value-type="float" office:value="0.23972753267725233" table:formula="of:=$$p.mil_mod * (1-[.BD28])" table:style-name="ce44">
            <text:p>0.239727533</text:p>
          </table:table-cell>
          <table:table-cell office:value-type="float" office:value="0.23972753267725233" table:formula="of:=$$p.mil_mod * (1-[.BE28])" table:style-name="ce44">
            <text:p>0.239727533</text:p>
          </table:table-cell>
          <table:table-cell office:value-type="float" office:value="0.55629513615291171" table:formula="of:=(1-$$p.mod_mil-$$p.mod_sev) * (1-[.BF28])" table:style-name="ce44">
            <text:p>0.556295136</text:p>
          </table:table-cell>
          <table:table-cell office:value-type="float" office:value="0.10235535176521336" table:formula="of:=$$p.sev_mod * (1-[.BG28])" table:style-name="ce44">
            <text:p>0.10235535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8])" table:style-name="ce45">
            <text:p>0</text:p>
          </table:table-cell>
          <table:table-cell office:value-type="float" office:value="0" table:formula="of:=$$p.mci_sev * (1-[.BC28])" table:style-name="ce42">
            <text:p>0</text:p>
          </table:table-cell>
          <table:table-cell office:value-type="float" office:value="8.1818270538311377E-4" table:formula="of:=$$p.mil_sev * (1-[.BD28])" table:style-name="ce44">
            <text:p>0.000818183</text:p>
          </table:table-cell>
          <table:table-cell office:value-type="float" office:value="8.1818270538311377E-4" table:formula="of:=$$p.mil_sev * (1-[.BE28])" table:style-name="ce44">
            <text:p>0.000818183</text:p>
          </table:table-cell>
          <table:table-cell office:value-type="float" office:value="7.5418121692372345E-2" table:formula="of:=$$p.mod_sev * (1-[.BF28])" table:style-name="ce44">
            <text:p>0.075418122</text:p>
          </table:table-cell>
          <table:table-cell office:value-type="float" office:value="0.41986583071036504" table:formula="of:=(1-$$p.sev_mil-$$p.sev_mod) * (1-[.BG28])" table:style-name="ce44">
            <text:p>0.419865831</text:p>
          </table:table-cell>
          <table:table-cell office:value-type="float" office:value="0" table:style-name="ce43">
            <text:p>0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40">
            <text:p>0.080252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44">
            <text:p>0.080252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44">
            <text:p>0.181817295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44">
            <text:p>0.181817295</text:p>
          </table:table-cell>
          <table:table-cell office:value-type="float" office:value="0.30809062667548304" table:formula="of:=1-EXP(-INDEX($$m.r.mortality_f; [.C28]) * $$hr.mort_mod * $$hr.mort_verymilddem)" table:number-matrix-columns-spanned="1" table:number-matrix-rows-spanned="1" table:style-name="ce44">
            <text:p>0.308090627</text:p>
          </table:table-cell>
          <table:table-cell office:value-type="float" office:value="0.47777881752442164" table:formula="of:=1-EXP(-INDEX($$m.r.mortality_f; [.C28]) * $$hr.mort_sev * $$hr.mort_verymilddem)" table:number-matrix-columns-spanned="1" table:number-matrix-rows-spanned="1" table:style-name="ce44">
            <text:p>0.47777881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8];[.S28];[.Z28];[.AG28];[.AN28];[.AU28];[.BB28])=1" table:style-name="ce29">
            <text:p>TRUE</text:p>
          </table:table-cell>
          <table:table-cell office:value-type="boolean" office:boolean-value="true" table:formula="of:=SUM([.M28];[.T28];[.AA28];[.AH28];[.AO28];[.AV28];[.BC28])=1" table:style-name="ce29">
            <text:p>TRUE</text:p>
          </table:table-cell>
          <table:table-cell office:value-type="boolean" office:boolean-value="true" table:formula="of:=SUM([.N28];[.U28];[.AB28];[.AI28];[.AP28];[.AW28];[.BD28])=1" table:style-name="ce29">
            <text:p>TRUE</text:p>
          </table:table-cell>
          <table:table-cell office:value-type="boolean" office:boolean-value="true" table:formula="of:=SUM([.O28];[.V28];[.AC28];[.AJ28];[.AQ28];[.AX28];[.BE28])=1" table:style-name="ce29">
            <text:p>TRUE</text:p>
          </table:table-cell>
          <table:table-cell office:value-type="boolean" office:boolean-value="true" table:formula="of:=SUM([.P28];[.W28];[.AD28];[.AK28];[.AR28];[.AY28];[.BF28])=1" table:style-name="ce29">
            <text:p>TRUE</text:p>
          </table:table-cell>
          <table:table-cell office:value-type="boolean" office:boolean-value="true" table:formula="of:=SUM([.Q28];[.X28];[.AE28];[.AL28];[.AS28];[.AZ28];[.BG28])=1" table:style-name="ce29">
            <text:p>TRUE</text:p>
          </table:table-cell>
          <table:table-cell office:value-type="boolean" office:boolean-value="true" table:formula="of:=SUM([.R28];[.Y28];[.AF28];[.AM28];[.AT28];[.BA28];[.BH28])=1" table:style-name="ce29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S27:.BY27];TRANSPOSE([.L27:.R27]))" table:number-matrix-columns-spanned="1" table:number-matrix-rows-spanned="1" table:style-name="ce3">
            <text:p>0</text:p>
          </table:table-cell>
          <table:table-cell office:value-type="float" office:value="1.4055942712602118E-2" table:formula="of:=MMULT([.BS27:.BY27];TRANSPOSE([.S27:.Y27]))" table:number-matrix-columns-spanned="1" table:number-matrix-rows-spanned="1" table:style-name="ce3">
            <text:p>0.014055943</text:p>
          </table:table-cell>
          <table:table-cell office:value-type="float" office:value="0" table:formula="of:=MMULT([.BS27:.BY27];TRANSPOSE([.Z27:.AF27]))" table:number-matrix-columns-spanned="1" table:number-matrix-rows-spanned="1" table:style-name="ce3">
            <text:p>0</text:p>
          </table:table-cell>
          <table:table-cell office:value-type="float" office:value="4.3663231954945821E-2" table:formula="of:=MMULT([.BS27:.BY27];TRANSPOSE([.AG27:.AM27]))" table:number-matrix-columns-spanned="1" table:number-matrix-rows-spanned="1" table:style-name="ce3">
            <text:p>0.043663232</text:p>
          </table:table-cell>
          <table:table-cell office:value-type="float" office:value="7.3509692708578836E-2" table:formula="of:=MMULT([.BS27:.BY27];TRANSPOSE([.AN27:.AT27]))" table:number-matrix-columns-spanned="1" table:number-matrix-rows-spanned="1" table:style-name="ce3">
            <text:p>0.073509693</text:p>
          </table:table-cell>
          <table:table-cell office:value-type="float" office:value="2.0030437836774689E-2" table:formula="of:=MMULT([.BS27:.BY27];TRANSPOSE([.AU27:.BA27]))" table:number-matrix-columns-spanned="1" table:number-matrix-rows-spanned="1" table:style-name="ce3">
            <text:p>0.020030438</text:p>
          </table:table-cell>
          <table:table-cell office:value-type="float" office:value="0.84874069478709901" table:formula="of:=MMULT([.BS27:.BY27];TRANSPOSE([.BB27:.BH27]))" table:number-matrix-columns-spanned="1" table:number-matrix-rows-spanned="1" table:style-name="ce3">
            <text:p>0.848740695</text:p>
          </table:table-cell>
          <table:table-cell table:style-name="ce1"/>
          <table:table-cell office:value-type="boolean" office:boolean-value="true" table:formula="of:=SUM([.BS28:.BY28])=1" table:style-name="ce29">
            <text:p>TRUE</text:p>
          </table:table-cell>
          <table:table-cell table:style-name="ce1"/>
          <table:table-cell office:value-type="float" office:value="0" table:formula="of:=[.BS28] * $$u.mci" table:style-name="ce22">
            <text:p>0.00</text:p>
          </table:table-cell>
          <table:table-cell office:value-type="float" office:value="1.0260838180199546E-2" table:formula="of:=[.BT28] * $$u.mci" table:style-name="ce22">
            <text:p>0.01</text:p>
          </table:table-cell>
          <table:table-cell office:value-type="float" office:value="0" table:formula="of:=[.BU28] * $$u.mil" table:style-name="ce22">
            <text:p>0.00</text:p>
          </table:table-cell>
          <table:table-cell office:value-type="float" office:value="3.0127630048912613E-2" table:formula="of:=[.BV28] * $$u.mil" table:style-name="ce22">
            <text:p>0.03</text:p>
          </table:table-cell>
          <table:table-cell office:value-type="float" office:value="3.8960137135546788E-2" table:formula="of:=[.BW28] * $$u.mod" table:style-name="ce22">
            <text:p>0.04</text:p>
          </table:table-cell>
          <table:table-cell office:value-type="float" office:value="7.611566377974382E-3" table:formula="of:=[.BX28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8:.CC29])" table:style-name="ce31">
            <text:p>0.00</text:p>
          </table:table-cell>
          <table:table-cell office:value-type="float" office:value="8.8770610898809676E-3" table:formula="of:=AVERAGE([.CD28:.CD29])" table:style-name="ce31">
            <text:p>0.01</text:p>
          </table:table-cell>
          <table:table-cell office:value-type="float" office:value="0" table:formula="of:=AVERAGE([.CE28:.CE29])" table:style-name="ce31">
            <text:p>0.00</text:p>
          </table:table-cell>
          <table:table-cell office:value-type="float" office:value="2.6210643729614472E-2" table:formula="of:=AVERAGE([.CF28:.CF29])" table:style-name="ce31">
            <text:p>0.03</text:p>
          </table:table-cell>
          <table:table-cell office:value-type="float" office:value="3.3633873828608982E-2" table:formula="of:=AVERAGE([.CG28:.CG29])" table:style-name="ce31">
            <text:p>0.03</text:p>
          </table:table-cell>
          <table:table-cell office:value-type="float" office:value="6.4638421249219608E-3" table:formula="of:=AVERAGE([.CH28:.CH29])" table:style-name="ce31">
            <text:p>0.01</text:p>
          </table:table-cell>
          <table:table-cell office:value-type="float" office:value="0" table:formula="of:=AVERAGE([.CI28:.CI29])" table:style-name="ce31">
            <text:p>0.00</text:p>
          </table:table-cell>
          <table:table-cell table:style-name="ce1"/>
          <table:table-cell office:value-type="float" office:value="0" table:formula="of:=[.CK28]/((1+$$discount_COST)^([.$B28]-1))" table:style-name="ce22">
            <text:p>0.00</text:p>
          </table:table-cell>
          <table:table-cell office:value-type="float" office:value="5.1194536091876686E-3" table:formula="of:=[.CL28]/((1+$$discount_COST)^([.$B28]-1))" table:style-name="ce22">
            <text:p>0.01</text:p>
          </table:table-cell>
          <table:table-cell office:value-type="float" office:value="0" table:formula="of:=[.CM28]/((1+$$discount_COST)^([.$B28]-1))" table:style-name="ce22">
            <text:p>0.00</text:p>
          </table:table-cell>
          <table:table-cell office:value-type="float" office:value="1.5115833188718793E-2" table:formula="of:=[.CN28]/((1+$$discount_COST)^([.$B28]-1))" table:style-name="ce22">
            <text:p>0.02</text:p>
          </table:table-cell>
          <table:table-cell office:value-type="float" office:value="1.9396853870828071E-2" table:formula="of:=[.CO28]/((1+$$discount_COST)^([.$B28]-1))" table:style-name="ce22">
            <text:p>0.02</text:p>
          </table:table-cell>
          <table:table-cell office:value-type="float" office:value="3.7277359658335688E-3" table:formula="of:=[.CP28]/((1+$$discount_COST)^([.$B28]-1))" table:style-name="ce22">
            <text:p>0.00</text:p>
          </table:table-cell>
          <table:table-cell office:value-type="float" office:value="0" table:formula="of:=[.CQ28]/((1+$$discount_COST)^([.$B28]-1))" table:style-name="ce22">
            <text:p>0.00</text:p>
          </table:table-cell>
          <table:table-cell table:style-name="ce1"/>
          <table:table-cell office:value-type="float" office:value="4.3359876634568105E-2" table:formula="of:=SUM([.CS28:.CY28])" table:style-name="ce31">
            <text:p>0.04</text:p>
          </table:table-cell>
          <table:table-cell table:style-name="ce1"/>
          <table:table-cell office:value-type="float" office:value="0" table:formula="of:=[.BS28] * ($$c.mci + $$c.Tx)" table:style-name="ce24">
            <text:p><text:s/>-<text:s/></text:p>
          </table:table-cell>
          <table:table-cell office:value-type="float" office:value="248.9588573256087" table:formula="of:=[.BT28]*$$c.mci" table:style-name="ce24">
            <text:p><text:s/>249<text:s/></text:p>
          </table:table-cell>
          <table:table-cell office:value-type="float" office:value="0" table:formula="of:=[.BU28] * ($$c.mil + $$c.Tx)" table:style-name="ce24">
            <text:p><text:s/>-<text:s/></text:p>
          </table:table-cell>
          <table:table-cell office:value-type="float" office:value="1151.8584145462316" table:formula="of:=[.BV28]*$$c.mil" table:style-name="ce24">
            <text:p><text:s/>1,152<text:s/></text:p>
          </table:table-cell>
          <table:table-cell office:value-type="float" office:value="3090.0446215346947" table:formula="of:=[.BW28]*$$c.mod" table:style-name="ce24">
            <text:p><text:s/>3,090<text:s/></text:p>
          </table:table-cell>
          <table:table-cell office:value-type="float" office:value="1281.3277990764022" table:formula="of:=[.BX28]*$$c.sev" table:style-name="ce24">
            <text:p><text:s/>1,28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8:.DC29])" table:style-name="ce33">
            <text:p><text:s/>-<text:s/></text:p>
          </table:table-cell>
          <table:table-cell office:value-type="float" office:value="215.38425482735852" table:formula="of:=AVERAGE([.DD28:.DD29])" table:style-name="ce33">
            <text:p><text:s/>215<text:s/></text:p>
          </table:table-cell>
          <table:table-cell office:value-type="float" office:value="0" table:formula="of:=AVERAGE([.DE28:.DE29])" table:style-name="ce33">
            <text:p><text:s/>-<text:s/></text:p>
          </table:table-cell>
          <table:table-cell office:value-type="float" office:value="1002.1017412127817" table:formula="of:=AVERAGE([.DF28:.DF29])" table:style-name="ce33">
            <text:p><text:s/>1,002<text:s/></text:p>
          </table:table-cell>
          <table:table-cell office:value-type="float" office:value="2667.6028003670708" table:formula="of:=AVERAGE([.DG28:.DG29])" table:style-name="ce33">
            <text:p><text:s/>2,668<text:s/></text:p>
          </table:table-cell>
          <table:table-cell office:value-type="float" office:value="1088.1203936511827" table:formula="of:=AVERAGE([.DH28:.DH29])" table:style-name="ce33">
            <text:p><text:s/>1,088<text:s/></text:p>
          </table:table-cell>
          <table:table-cell office:value-type="float" office:value="0" table:formula="of:=AVERAGE([.DI28:.DI29])" table:style-name="ce33">
            <text:p><text:s/>-<text:s/></text:p>
          </table:table-cell>
          <table:table-cell office:value-type="float" office:value="0" table:formula="of:=[.DJ28]" table:style-name="ce33">
            <text:p><text:s/>-<text:s/></text:p>
          </table:table-cell>
          <table:table-cell table:style-name="ce1"/>
          <table:table-cell office:value-type="float" office:value="0" table:formula="of:=[.DL28]/((1+$$discount_COST)^([.$B28]-1))" table:style-name="ce24">
            <text:p><text:s/>-<text:s/></text:p>
          </table:table-cell>
          <table:table-cell office:value-type="float" office:value="124.21337304922191" table:formula="of:=[.DM28]/((1+$$discount_COST)^([.$B28]-1))" table:style-name="ce24">
            <text:p><text:s/>124<text:s/></text:p>
          </table:table-cell>
          <table:table-cell office:value-type="float" office:value="0" table:formula="of:=[.DN28]/((1+$$discount_COST)^([.$B28]-1))" table:style-name="ce24">
            <text:p><text:s/>-<text:s/></text:p>
          </table:table-cell>
          <table:table-cell office:value-type="float" office:value="577.91799829709328" table:formula="of:=[.DO28]/((1+$$discount_COST)^([.$B28]-1))" table:style-name="ce24">
            <text:p><text:s/>578<text:s/></text:p>
          </table:table-cell>
          <table:table-cell office:value-type="float" office:value="1538.4223050786118" table:formula="of:=[.DP28]/((1+$$discount_COST)^([.$B28]-1))" table:style-name="ce24">
            <text:p><text:s/>1,538<text:s/></text:p>
          </table:table-cell>
          <table:table-cell office:value-type="float" office:value="627.52546367605873" table:formula="of:=[.DQ28]/((1+$$discount_COST)^([.$B28]-1))" table:style-name="ce24">
            <text:p><text:s/>628<text:s/></text:p>
          </table:table-cell>
          <table:table-cell office:value-type="float" office:value="0" table:formula="of:=[.DR28]/((1+$$discount_COST)^([.$B28]-1))" table:style-name="ce24">
            <text:p><text:s/>-<text:s/></text:p>
          </table:table-cell>
          <table:table-cell office:value-type="float" office:value="0" table:formula="of:=[.DS28]/((1+$$discount_COST)^([.$B28]-1))" table:style-name="ce24">
            <text:p><text:s/>-<text:s/></text:p>
          </table:table-cell>
          <table:table-cell table:style-name="ce1"/>
          <table:table-cell office:value-type="float" office:value="2868.0791401009856" table:formula="of:=SUM([.DU28:.EB28])" table:style-name="ce33">
            <text:p><text:s/>2,868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28]+1" table:style-name="ce1">
            <text:p>87</text:p>
          </table:table-cell>
          <table:table-cell office:value-type="float" office:value="1" table:formula="of:=IF([.B2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9]) * (1-[.BB2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29]) * (1-[.BD2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2219619575202831" table:formula="of:=(1 - $$p.mci_mil - $$p.mci_mod - $$p.mci_sev) * [.D29] * (1-[.BB29])" table:style-name="ce40">
            <text:p>0.722196196</text:p>
          </table:table-cell>
          <table:table-cell office:value-type="float" office:value="0.72219619575202831" table:formula="of:=(1 - $$p.mci_mil - $$p.mci_mod - $$p.mci_sev) * (1-[.BC29])" table:style-name="ce44">
            <text:p>0.722196196</text:p>
          </table:table-cell>
          <table:table-cell office:value-type="float" office:value="0" table:formula="of:=$$p.mil_mci * [.D29] * (1-[.BD29])" table:style-name="ce42">
            <text:p>0</text:p>
          </table:table-cell>
          <table:table-cell office:value-type="float" office:value="0" table:formula="of:=$$p.mil_mci * (1-[.BE2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29]) * (1-[.BB2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29]) * (1-[.BD29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737080141677309" table:formula="of:=$$p.mci_mil * [.D29] * (1-[.BB29])" table:style-name="ce40">
            <text:p>0.187370801</text:p>
          </table:table-cell>
          <table:table-cell office:value-type="float" office:value="0.18737080141677309" table:formula="of:=$$p.mci_mil * (1-[.BC29])" table:style-name="ce44">
            <text:p>0.187370801</text:p>
          </table:table-cell>
          <table:table-cell office:value-type="float" office:value="0.56241774085351293" table:formula="of:=(1 - $$p.mil_mci - $$p.mil_mod - $$p.mil_sev) * [.D29] * (1-[.BD29])" table:style-name="ce44">
            <text:p>0.562417741</text:p>
          </table:table-cell>
          <table:table-cell office:value-type="float" office:value="0.56241774085351293" table:formula="of:=(1 - $$p.mil_mci - $$p.mil_mod - $$p.mil_sev) * (1-[.BE29])" table:style-name="ce44">
            <text:p>0.562417741</text:p>
          </table:table-cell>
          <table:table-cell office:value-type="float" office:value="5.7317296750230055E-2" table:formula="of:=$$p.mod_mil * (1-[.BF29])" table:style-name="ce44">
            <text:p>0.057317297</text:p>
          </table:table-cell>
          <table:table-cell office:value-type="float" office:value="0" table:formula="of:=$$p.sev_mil * (1-[.BG2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29])" table:style-name="ce45">
            <text:p>0</text:p>
          </table:table-cell>
          <table:table-cell office:value-type="float" office:value="0" table:formula="of:=$$p.mci_mod * (1-[.BC29])" table:style-name="ce42">
            <text:p>0</text:p>
          </table:table-cell>
          <table:table-cell office:value-type="float" office:value="0.23341132871116044" table:formula="of:=$$p.mil_mod * (1-[.BD29])" table:style-name="ce44">
            <text:p>0.233411329</text:p>
          </table:table-cell>
          <table:table-cell office:value-type="float" office:value="0.23341132871116044" table:formula="of:=$$p.mil_mod * (1-[.BE29])" table:style-name="ce44">
            <text:p>0.233411329</text:p>
          </table:table-cell>
          <table:table-cell office:value-type="float" office:value="0.52969088031247091" table:formula="of:=(1-$$p.mod_mil-$$p.mod_sev) * (1-[.BF29])" table:style-name="ce44">
            <text:p>0.52969088</text:p>
          </table:table-cell>
          <table:table-cell office:value-type="float" office:value="9.387906913981206E-2" table:formula="of:=$$p.sev_mod * (1-[.BG29])" table:style-name="ce44">
            <text:p>0.093879069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29])" table:style-name="ce45">
            <text:p>0</text:p>
          </table:table-cell>
          <table:table-cell office:value-type="float" office:value="0" table:formula="of:=$$p.mci_sev * (1-[.BC29])" table:style-name="ce42">
            <text:p>0</text:p>
          </table:table-cell>
          <table:table-cell office:value-type="float" office:value="7.9662569525993331E-4" table:formula="of:=$$p.mil_sev * (1-[.BD29])" table:style-name="ce44">
            <text:p>0.000796626</text:p>
          </table:table-cell>
          <table:table-cell office:value-type="float" office:value="7.9662569525993331E-4" table:formula="of:=$$p.mil_sev * (1-[.BE29])" table:style-name="ce44">
            <text:p>0.000796626</text:p>
          </table:table-cell>
          <table:table-cell office:value-type="float" office:value="7.1811325813506632E-2" table:formula="of:=$$p.mod_sev * (1-[.BF29])" table:style-name="ce44">
            <text:p>0.071811326</text:p>
          </table:table-cell>
          <table:table-cell office:value-type="float" office:value="0.38509577341024948" table:formula="of:=(1-$$p.sev_mil-$$p.sev_mod) * (1-[.BG29])" table:style-name="ce44">
            <text:p>0.385095773</text:p>
          </table:table-cell>
          <table:table-cell office:value-type="float" office:value="0" table:style-name="ce43">
            <text:p>0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40">
            <text:p>0.090433003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44">
            <text:p>0.090433003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44">
            <text:p>0.203374305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44">
            <text:p>0.203374305</text:p>
          </table:table-cell>
          <table:table-cell office:value-type="float" office:value="0.34118049712379239" table:formula="of:=1-EXP(-INDEX($$m.r.mortality_f; [.C29]) * $$hr.mort_mod * $$hr.mort_verymilddem)" table:number-matrix-columns-spanned="1" table:number-matrix-rows-spanned="1" table:style-name="ce44">
            <text:p>0.341180497</text:p>
          </table:table-cell>
          <table:table-cell office:value-type="float" office:value="0.52102515744993849" table:formula="of:=1-EXP(-INDEX($$m.r.mortality_f; [.C29]) * $$hr.mort_sev * $$hr.mort_verymilddem)" table:number-matrix-columns-spanned="1" table:number-matrix-rows-spanned="1" table:style-name="ce44">
            <text:p>0.52102515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29];[.S29];[.Z29];[.AG29];[.AN29];[.AU29];[.BB29])=1" table:style-name="ce29">
            <text:p>TRUE</text:p>
          </table:table-cell>
          <table:table-cell office:value-type="boolean" office:boolean-value="true" table:formula="of:=SUM([.M29];[.T29];[.AA29];[.AH29];[.AO29];[.AV29];[.BC29])=1" table:style-name="ce29">
            <text:p>TRUE</text:p>
          </table:table-cell>
          <table:table-cell office:value-type="boolean" office:boolean-value="true" table:formula="of:=SUM([.N29];[.U29];[.AB29];[.AI29];[.AP29];[.AW29];[.BD29])=1" table:style-name="ce29">
            <text:p>TRUE</text:p>
          </table:table-cell>
          <table:table-cell office:value-type="boolean" office:boolean-value="true" table:formula="of:=SUM([.O29];[.V29];[.AC29];[.AJ29];[.AQ29];[.AX29];[.BE29])=1" table:style-name="ce29">
            <text:p>TRUE</text:p>
          </table:table-cell>
          <table:table-cell office:value-type="boolean" office:boolean-value="true" table:formula="of:=SUM([.P29];[.W29];[.AD29];[.AK29];[.AR29];[.AY29];[.BF29])=1" table:style-name="ce29">
            <text:p>TRUE</text:p>
          </table:table-cell>
          <table:table-cell office:value-type="boolean" office:boolean-value="true" table:formula="of:=SUM([.Q29];[.X29];[.AE29];[.AL29];[.AS29];[.AZ29];[.BG29])=1" table:style-name="ce29">
            <text:p>TRUE</text:p>
          </table:table-cell>
          <table:table-cell office:value-type="boolean" office:boolean-value="true" table:formula="of:=SUM([.R29];[.Y29];[.AF29];[.AM29];[.AT29];[.BA29];[.BH29])=1" table:style-name="ce29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S28:.BY28];TRANSPOSE([.L28:.R28]))" table:number-matrix-columns-spanned="1" table:number-matrix-rows-spanned="1" table:style-name="ce3">
            <text:p>0</text:p>
          </table:table-cell>
          <table:table-cell office:value-type="float" office:value="1.0264772602140261E-2" table:formula="of:=MMULT([.BS28:.BY28];TRANSPOSE([.S28:.Y28]))" table:number-matrix-columns-spanned="1" table:number-matrix-rows-spanned="1" table:style-name="ce3">
            <text:p>0.010264773</text:p>
          </table:table-cell>
          <table:table-cell office:value-type="float" office:value="0" table:formula="of:=MMULT([.BS28:.BY28];TRANSPOSE([.Z28:.AF28]))" table:number-matrix-columns-spanned="1" table:number-matrix-rows-spanned="1" table:style-name="ce3">
            <text:p>0</text:p>
          </table:table-cell>
          <table:table-cell office:value-type="float" office:value="3.2309648420748308E-2" table:formula="of:=MMULT([.BS28:.BY28];TRANSPOSE([.AG28:.AM28]))" table:number-matrix-columns-spanned="1" table:number-matrix-rows-spanned="1" table:style-name="ce3">
            <text:p>0.032309648</text:p>
          </table:table-cell>
          <table:table-cell office:value-type="float" office:value="5.34105858899456E-2" table:formula="of:=MMULT([.BS28:.BY28];TRANSPOSE([.AN28:.AT28]))" table:number-matrix-columns-spanned="1" table:number-matrix-rows-spanned="1" table:style-name="ce3">
            <text:p>0.053410586</text:p>
          </table:table-cell>
          <table:table-cell office:value-type="float" office:value="1.3989783873340895E-2" table:formula="of:=MMULT([.BS28:.BY28];TRANSPOSE([.AU28:.BA28]))" table:number-matrix-columns-spanned="1" table:number-matrix-rows-spanned="1" table:style-name="ce3">
            <text:p>0.013989784</text:p>
          </table:table-cell>
          <table:table-cell office:value-type="float" office:value="0.89002520921382544" table:formula="of:=MMULT([.BS28:.BY28];TRANSPOSE([.BB28:.BH28]))" table:number-matrix-columns-spanned="1" table:number-matrix-rows-spanned="1" table:style-name="ce3">
            <text:p>0.890025209</text:p>
          </table:table-cell>
          <table:table-cell table:style-name="ce1"/>
          <table:table-cell office:value-type="boolean" office:boolean-value="true" table:formula="of:=SUM([.BS29:.BY29])=1" table:style-name="ce29">
            <text:p>TRUE</text:p>
          </table:table-cell>
          <table:table-cell table:style-name="ce1"/>
          <table:table-cell office:value-type="float" office:value="0" table:formula="of:=[.BS29] * $$u.mci" table:style-name="ce22">
            <text:p>0.00</text:p>
          </table:table-cell>
          <table:table-cell office:value-type="float" office:value="7.4932839995623902E-3" table:formula="of:=[.BT29] * $$u.mci" table:style-name="ce22">
            <text:p>0.01</text:p>
          </table:table-cell>
          <table:table-cell office:value-type="float" office:value="0" table:formula="of:=[.BU29] * $$u.mil" table:style-name="ce22">
            <text:p>0.00</text:p>
          </table:table-cell>
          <table:table-cell office:value-type="float" office:value="2.2293657410316331E-2" table:formula="of:=[.BV29] * $$u.mil" table:style-name="ce22">
            <text:p>0.02</text:p>
          </table:table-cell>
          <table:table-cell office:value-type="float" office:value="2.8307610521671168E-2" table:formula="of:=[.BW29] * $$u.mod" table:style-name="ce22">
            <text:p>0.03</text:p>
          </table:table-cell>
          <table:table-cell office:value-type="float" office:value="5.3161178718695405E-3" table:formula="of:=[.BX29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29:.CC30])" table:style-name="ce31">
            <text:p>0.00</text:p>
          </table:table-cell>
          <table:table-cell office:value-type="float" office:value="6.4524525988679457E-3" table:formula="of:=AVERAGE([.CD29:.CD30])" table:style-name="ce31">
            <text:p>0.01</text:p>
          </table:table-cell>
          <table:table-cell office:value-type="float" office:value="0" table:formula="of:=AVERAGE([.CE29:.CE30])" table:style-name="ce31">
            <text:p>0.00</text:p>
          </table:table-cell>
          <table:table-cell office:value-type="float" office:value="1.9135713752303468E-2" table:formula="of:=AVERAGE([.CF29:.CF30])" table:style-name="ce31">
            <text:p>0.02</text:p>
          </table:table-cell>
          <table:table-cell office:value-type="float" office:value="2.3997465080945898E-2" table:formula="of:=AVERAGE([.CG29:.CG30])" table:style-name="ce31">
            <text:p>0.02</text:p>
          </table:table-cell>
          <table:table-cell office:value-type="float" office:value="4.4152986970988854E-3" table:formula="of:=AVERAGE([.CH29:.CH30])" table:style-name="ce31">
            <text:p>0.00</text:p>
          </table:table-cell>
          <table:table-cell office:value-type="float" office:value="0" table:formula="of:=AVERAGE([.CI29:.CI30])" table:style-name="ce31">
            <text:p>0.00</text:p>
          </table:table-cell>
          <table:table-cell table:style-name="ce1"/>
          <table:table-cell office:value-type="float" office:value="0" table:formula="of:=[.CK29]/((1+$$discount_COST)^([.$B29]-1))" table:style-name="ce22">
            <text:p>0.00</text:p>
          </table:table-cell>
          <table:table-cell office:value-type="float" office:value="3.5953309747116797E-3" table:formula="of:=[.CL29]/((1+$$discount_COST)^([.$B29]-1))" table:style-name="ce22">
            <text:p>0.00</text:p>
          </table:table-cell>
          <table:table-cell office:value-type="float" office:value="0" table:formula="of:=[.CM29]/((1+$$discount_COST)^([.$B29]-1))" table:style-name="ce22">
            <text:p>0.00</text:p>
          </table:table-cell>
          <table:table-cell office:value-type="float" office:value="1.0662492024961709E-2" table:formula="of:=[.CN29]/((1+$$discount_COST)^([.$B29]-1))" table:style-name="ce22">
            <text:p>0.01</text:p>
          </table:table-cell>
          <table:table-cell office:value-type="float" office:value="1.3371478239952349E-2" table:formula="of:=[.CO29]/((1+$$discount_COST)^([.$B29]-1))" table:style-name="ce22">
            <text:p>0.01</text:p>
          </table:table-cell>
          <table:table-cell office:value-type="float" office:value="2.4602211213560639E-3" table:formula="of:=[.CP29]/((1+$$discount_COST)^([.$B29]-1))" table:style-name="ce22">
            <text:p>0.00</text:p>
          </table:table-cell>
          <table:table-cell office:value-type="float" office:value="0" table:formula="of:=[.CQ29]/((1+$$discount_COST)^([.$B29]-1))" table:style-name="ce22">
            <text:p>0.00</text:p>
          </table:table-cell>
          <table:table-cell table:style-name="ce1"/>
          <table:table-cell office:value-type="float" office:value="3.00895223609818E-2" table:formula="of:=SUM([.CS29:.CY29])" table:style-name="ce31">
            <text:p>0.03</text:p>
          </table:table-cell>
          <table:table-cell table:style-name="ce1"/>
          <table:table-cell office:value-type="float" office:value="0" table:formula="of:=[.BS29] * ($$c.mci + $$c.Tx)" table:style-name="ce24">
            <text:p><text:s/>-<text:s/></text:p>
          </table:table-cell>
          <table:table-cell office:value-type="float" office:value="181.8096523291083" table:formula="of:=[.BT29]*$$c.mci" table:style-name="ce24">
            <text:p><text:s/>182<text:s/></text:p>
          </table:table-cell>
          <table:table-cell office:value-type="float" office:value="0" table:formula="of:=[.BU29] * ($$c.mil + $$c.Tx)" table:style-name="ce24">
            <text:p><text:s/>-<text:s/></text:p>
          </table:table-cell>
          <table:table-cell office:value-type="float" office:value="852.34506787933174" table:formula="of:=[.BV29]*$$c.mil" table:style-name="ce24">
            <text:p><text:s/>852<text:s/></text:p>
          </table:table-cell>
          <table:table-cell office:value-type="float" office:value="2245.1609791994465" table:formula="of:=[.BW29]*$$c.mod" table:style-name="ce24">
            <text:p><text:s/>2,245<text:s/></text:p>
          </table:table-cell>
          <table:table-cell office:value-type="float" office:value="894.91298822596309" table:formula="of:=[.BX29]*$$c.sev" table:style-name="ce24">
            <text:p><text:s/>89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29:.DC30])" table:style-name="ce33">
            <text:p><text:s/>-<text:s/></text:p>
          </table:table-cell>
          <table:table-cell office:value-type="float" office:value="156.55594579609459" table:formula="of:=AVERAGE([.DD29:.DD30])" table:style-name="ce33">
            <text:p><text:s/>157<text:s/></text:p>
          </table:table-cell>
          <table:table-cell office:value-type="float" office:value="0" table:formula="of:=AVERAGE([.DE29:.DE30])" table:style-name="ce33">
            <text:p><text:s/>-<text:s/></text:p>
          </table:table-cell>
          <table:table-cell office:value-type="float" office:value="731.60858879885018" table:formula="of:=AVERAGE([.DF29:.DF30])" table:style-name="ce33">
            <text:p><text:s/>732<text:s/></text:p>
          </table:table-cell>
          <table:table-cell office:value-type="float" office:value="1903.310495182702" table:formula="of:=AVERAGE([.DG29:.DG30])" table:style-name="ce33">
            <text:p><text:s/>1,903<text:s/></text:p>
          </table:table-cell>
          <table:table-cell office:value-type="float" office:value="743.26947711966227" table:formula="of:=AVERAGE([.DH29:.DH30])" table:style-name="ce33">
            <text:p><text:s/>743<text:s/></text:p>
          </table:table-cell>
          <table:table-cell office:value-type="float" office:value="0" table:formula="of:=AVERAGE([.DI29:.DI30])" table:style-name="ce33">
            <text:p><text:s/>-<text:s/></text:p>
          </table:table-cell>
          <table:table-cell office:value-type="float" office:value="0" table:formula="of:=[.DJ29]" table:style-name="ce33">
            <text:p><text:s/>-<text:s/></text:p>
          </table:table-cell>
          <table:table-cell table:style-name="ce1"/>
          <table:table-cell office:value-type="float" office:value="0" table:formula="of:=[.DL29]/((1+$$discount_COST)^([.$B29]-1))" table:style-name="ce24">
            <text:p><text:s/>-<text:s/></text:p>
          </table:table-cell>
          <table:table-cell office:value-type="float" office:value="87.233564690538728" table:formula="of:=[.DM29]/((1+$$discount_COST)^([.$B29]-1))" table:style-name="ce24">
            <text:p><text:s/>87<text:s/></text:p>
          </table:table-cell>
          <table:table-cell office:value-type="float" office:value="0" table:formula="of:=[.DN29]/((1+$$discount_COST)^([.$B29]-1))" table:style-name="ce24">
            <text:p><text:s/>-<text:s/></text:p>
          </table:table-cell>
          <table:table-cell office:value-type="float" office:value="407.65507074551687" table:formula="of:=[.DO29]/((1+$$discount_COST)^([.$B29]-1))" table:style-name="ce24">
            <text:p><text:s/>408<text:s/></text:p>
          </table:table-cell>
          <table:table-cell office:value-type="float" office:value="1060.5318013532983" table:formula="of:=[.DP29]/((1+$$discount_COST)^([.$B29]-1))" table:style-name="ce24">
            <text:p><text:s/>1,061<text:s/></text:p>
          </table:table-cell>
          <table:table-cell office:value-type="float" office:value="414.15256178943793" table:formula="of:=[.DQ29]/((1+$$discount_COST)^([.$B29]-1))" table:style-name="ce24">
            <text:p><text:s/>414<text:s/></text:p>
          </table:table-cell>
          <table:table-cell office:value-type="float" office:value="0" table:formula="of:=[.DR29]/((1+$$discount_COST)^([.$B29]-1))" table:style-name="ce24">
            <text:p><text:s/>-<text:s/></text:p>
          </table:table-cell>
          <table:table-cell office:value-type="float" office:value="0" table:formula="of:=[.DS29]/((1+$$discount_COST)^([.$B29]-1))" table:style-name="ce24">
            <text:p><text:s/>-<text:s/></text:p>
          </table:table-cell>
          <table:table-cell table:style-name="ce1"/>
          <table:table-cell office:value-type="float" office:value="1969.5729985787918" table:formula="of:=SUM([.DU29:.EB29])" table:style-name="ce33">
            <text:p><text:s/>1,970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29]+1" table:style-name="ce1">
            <text:p>88</text:p>
          </table:table-cell>
          <table:table-cell office:value-type="float" office:value="1" table:formula="of:=IF([.B3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0]) * (1-[.BB3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0]) * (1-[.BD3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1326445854679799" table:formula="of:=(1 - $$p.mci_mil - $$p.mci_mod - $$p.mci_sev) * [.D30] * (1-[.BB30])" table:style-name="ce40">
            <text:p>0.713264459</text:p>
          </table:table-cell>
          <table:table-cell office:value-type="float" office:value="0.71326445854679799" table:formula="of:=(1 - $$p.mci_mil - $$p.mci_mod - $$p.mci_sev) * (1-[.BC30])" table:style-name="ce44">
            <text:p>0.713264459</text:p>
          </table:table-cell>
          <table:table-cell office:value-type="float" office:value="0" table:formula="of:=$$p.mil_mci * [.D30] * (1-[.BD30])" table:style-name="ce42">
            <text:p>0</text:p>
          </table:table-cell>
          <table:table-cell office:value-type="float" office:value="0" table:formula="of:=$$p.mil_mci * (1-[.BE3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0]) * (1-[.BB3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0]) * (1-[.BD30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505349932070575" table:formula="of:=$$p.mci_mil * [.D30] * (1-[.BB30])" table:style-name="ce40">
            <text:p>0.185053499</text:p>
          </table:table-cell>
          <table:table-cell office:value-type="float" office:value="0.18505349932070575" table:formula="of:=$$p.mci_mil * (1-[.BC30])" table:style-name="ce44">
            <text:p>0.185053499</text:p>
          </table:table-cell>
          <table:table-cell office:value-type="float" office:value="0.54587680814598005" table:formula="of:=(1 - $$p.mil_mci - $$p.mil_mod - $$p.mil_sev) * [.D30] * (1-[.BD30])" table:style-name="ce44">
            <text:p>0.545876808</text:p>
          </table:table-cell>
          <table:table-cell office:value-type="float" office:value="0.54587680814598005" table:formula="of:=(1 - $$p.mil_mci - $$p.mil_mod - $$p.mil_sev) * (1-[.BE30])" table:style-name="ce44">
            <text:p>0.545876808</text:p>
          </table:table-cell>
          <table:table-cell office:value-type="float" office:value="5.426145825317745E-2" table:formula="of:=$$p.mod_mil * (1-[.BF30])" table:style-name="ce44">
            <text:p>0.054261458</text:p>
          </table:table-cell>
          <table:table-cell office:value-type="float" office:value="0" table:formula="of:=$$p.sev_mil * (1-[.BG3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0])" table:style-name="ce45">
            <text:p>0</text:p>
          </table:table-cell>
          <table:table-cell office:value-type="float" office:value="0" table:formula="of:=$$p.mci_mod * (1-[.BC30])" table:style-name="ce42">
            <text:p>0</text:p>
          </table:table-cell>
          <table:table-cell office:value-type="float" office:value="0.22654660734670273" table:formula="of:=$$p.mil_mod * (1-[.BD30])" table:style-name="ce44">
            <text:p>0.226546607</text:p>
          </table:table-cell>
          <table:table-cell office:value-type="float" office:value="0.22654660734670273" table:formula="of:=$$p.mil_mod * (1-[.BE30])" table:style-name="ce44">
            <text:p>0.226546607</text:p>
          </table:table-cell>
          <table:table-cell office:value-type="float" office:value="0.50145071765005378" table:formula="of:=(1-$$p.mod_mil-$$p.mod_sev) * (1-[.BF30])" table:style-name="ce44">
            <text:p>0.501450718</text:p>
          </table:table-cell>
          <table:table-cell office:value-type="float" office:value="8.523086162581639E-2" table:formula="of:=$$p.sev_mod * (1-[.BG30])" table:style-name="ce44">
            <text:p>0.08523086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0])" table:style-name="ce45">
            <text:p>0</text:p>
          </table:table-cell>
          <table:table-cell office:value-type="float" office:value="0" table:formula="of:=$$p.mci_sev * (1-[.BC30])" table:style-name="ce42">
            <text:p>0</text:p>
          </table:table-cell>
          <table:table-cell office:value-type="float" office:value="7.7319661210478751E-4" table:formula="of:=$$p.mil_sev * (1-[.BD30])" table:style-name="ce44">
            <text:p>0.000773197</text:p>
          </table:table-cell>
          <table:table-cell office:value-type="float" office:value="7.7319661210478751E-4" table:formula="of:=$$p.mil_sev * (1-[.BE30])" table:style-name="ce44">
            <text:p>0.000773197</text:p>
          </table:table-cell>
          <table:table-cell office:value-type="float" office:value="6.7982746547084388E-2" table:formula="of:=$$p.mod_sev * (1-[.BF30])" table:style-name="ce44">
            <text:p>0.067982747</text:p>
          </table:table-cell>
          <table:table-cell office:value-type="float" office:value="0.3496204731997774" table:formula="of:=(1-$$p.sev_mil-$$p.sev_mod) * (1-[.BG30])" table:style-name="ce44">
            <text:p>0.349620473</text:p>
          </table:table-cell>
          <table:table-cell office:value-type="float" office:value="0" table:style-name="ce43">
            <text:p>0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40">
            <text:p>0.101682042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44">
            <text:p>0.101682042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44">
            <text:p>0.226803388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44">
            <text:p>0.226803388</text:p>
          </table:table-cell>
          <table:table-cell office:value-type="float" office:value="0.37630507754968445" table:formula="of:=1-EXP(-INDEX($$m.r.mortality_f; [.C30]) * $$hr.mort_mod * $$hr.mort_verymilddem)" table:number-matrix-columns-spanned="1" table:number-matrix-rows-spanned="1" table:style-name="ce44">
            <text:p>0.376305078</text:p>
          </table:table-cell>
          <table:table-cell office:value-type="float" office:value="0.56514866517440621" table:formula="of:=1-EXP(-INDEX($$m.r.mortality_f; [.C30]) * $$hr.mort_sev * $$hr.mort_verymilddem)" table:number-matrix-columns-spanned="1" table:number-matrix-rows-spanned="1" table:style-name="ce44">
            <text:p>0.565148665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0];[.S30];[.Z30];[.AG30];[.AN30];[.AU30];[.BB30])=1" table:style-name="ce29">
            <text:p>TRUE</text:p>
          </table:table-cell>
          <table:table-cell office:value-type="boolean" office:boolean-value="true" table:formula="of:=SUM([.M30];[.T30];[.AA30];[.AH30];[.AO30];[.AV30];[.BC30])=1" table:style-name="ce29">
            <text:p>TRUE</text:p>
          </table:table-cell>
          <table:table-cell office:value-type="boolean" office:boolean-value="true" table:formula="of:=SUM([.N30];[.U30];[.AB30];[.AI30];[.AP30];[.AW30];[.BD30])=1" table:style-name="ce29">
            <text:p>TRUE</text:p>
          </table:table-cell>
          <table:table-cell office:value-type="boolean" office:boolean-value="true" table:formula="of:=SUM([.O30];[.V30];[.AC30];[.AJ30];[.AQ30];[.AX30];[.BE30])=1" table:style-name="ce29">
            <text:p>TRUE</text:p>
          </table:table-cell>
          <table:table-cell office:value-type="boolean" office:boolean-value="true" table:formula="of:=SUM([.P30];[.W30];[.AD30];[.AK30];[.AR30];[.AY30];[.BF30])=1" table:style-name="ce29">
            <text:p>TRUE</text:p>
          </table:table-cell>
          <table:table-cell office:value-type="boolean" office:boolean-value="true" table:formula="of:=SUM([.Q30];[.X30];[.AE30];[.AL30];[.AS30];[.AZ30];[.BG30])=1" table:style-name="ce29">
            <text:p>TRUE</text:p>
          </table:table-cell>
          <table:table-cell office:value-type="boolean" office:boolean-value="true" table:formula="of:=SUM([.R30];[.Y30];[.AF30];[.AM30];[.AT30];[.BA30];[.BH30])=1" table:style-name="ce29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S29:.BY29];TRANSPOSE([.L29:.R29]))" table:number-matrix-columns-spanned="1" table:number-matrix-rows-spanned="1" table:style-name="ce3">
            <text:p>0</text:p>
          </table:table-cell>
          <table:table-cell office:value-type="float" office:value="7.4131797235253453E-3" table:formula="of:=MMULT([.BS29:.BY29];TRANSPOSE([.S29:.Y29]))" table:number-matrix-columns-spanned="1" table:number-matrix-rows-spanned="1" table:style-name="ce3">
            <text:p>0.00741318</text:p>
          </table:table-cell>
          <table:table-cell office:value-type="float" office:value="0" table:formula="of:=MMULT([.BS29:.BY29];TRANSPOSE([.Z29:.AF29]))" table:number-matrix-columns-spanned="1" table:number-matrix-rows-spanned="1" table:style-name="ce3">
            <text:p>0</text:p>
          </table:table-cell>
          <table:table-cell office:value-type="float" office:value="2.3156188542450152E-2" table:formula="of:=MMULT([.BS29:.BY29];TRANSPOSE([.AG29:.AM29]))" table:number-matrix-columns-spanned="1" table:number-matrix-rows-spanned="1" table:style-name="ce3">
            <text:p>0.023156189</text:p>
          </table:table-cell>
          <table:table-cell office:value-type="float" office:value="3.7145886113623829E-2" table:formula="of:=MMULT([.BS29:.BY29];TRANSPOSE([.AN29:.AT29]))" table:number-matrix-columns-spanned="1" table:number-matrix-rows-spanned="1" table:style-name="ce3">
            <text:p>0.037145886</text:p>
          </table:table-cell>
          <table:table-cell office:value-type="float" office:value="9.2486303219163936E-3" table:formula="of:=MMULT([.BS29:.BY29];TRANSPOSE([.AU29:.BA29]))" table:number-matrix-columns-spanned="1" table:number-matrix-rows-spanned="1" table:style-name="ce3">
            <text:p>0.00924863</text:p>
          </table:table-cell>
          <table:table-cell office:value-type="float" office:value="0.92303611529848473" table:formula="of:=MMULT([.BS29:.BY29];TRANSPOSE([.BB29:.BH29]))" table:number-matrix-columns-spanned="1" table:number-matrix-rows-spanned="1" table:style-name="ce3">
            <text:p>0.923036115</text:p>
          </table:table-cell>
          <table:table-cell table:style-name="ce1"/>
          <table:table-cell office:value-type="boolean" office:boolean-value="true" table:formula="of:=SUM([.BS30:.BY30])=1" table:style-name="ce29">
            <text:p>TRUE</text:p>
          </table:table-cell>
          <table:table-cell table:style-name="ce1"/>
          <table:table-cell office:value-type="float" office:value="0" table:formula="of:=[.BS30] * $$u.mci" table:style-name="ce22">
            <text:p>0.00</text:p>
          </table:table-cell>
          <table:table-cell office:value-type="float" office:value="5.4116211981735021E-3" table:formula="of:=[.BT30] * $$u.mci" table:style-name="ce22">
            <text:p>0.01</text:p>
          </table:table-cell>
          <table:table-cell office:value-type="float" office:value="0" table:formula="of:=[.BU30] * $$u.mil" table:style-name="ce22">
            <text:p>0.00</text:p>
          </table:table-cell>
          <table:table-cell office:value-type="float" office:value="1.5977770094290602E-2" table:formula="of:=[.BV30] * $$u.mil" table:style-name="ce22">
            <text:p>0.02</text:p>
          </table:table-cell>
          <table:table-cell office:value-type="float" office:value="1.9687319640220632E-2" table:formula="of:=[.BW30] * $$u.mod" table:style-name="ce22">
            <text:p>0.02</text:p>
          </table:table-cell>
          <table:table-cell office:value-type="float" office:value="3.5144795223282298E-3" table:formula="of:=[.BX30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0:.CC31])" table:style-name="ce31">
            <text:p>0.00</text:p>
          </table:table-cell>
          <table:table-cell office:value-type="float" office:value="4.6357691309745494E-3" table:formula="of:=AVERAGE([.CD30:.CD31])" table:style-name="ce31">
            <text:p>0.00</text:p>
          </table:table-cell>
          <table:table-cell office:value-type="float" office:value="0" table:formula="of:=AVERAGE([.CE30:.CE31])" table:style-name="ce31">
            <text:p>0.00</text:p>
          </table:table-cell>
          <table:table-cell office:value-type="float" office:value="1.351849367248548E-2" table:formula="of:=AVERAGE([.CF30:.CF31])" table:style-name="ce31">
            <text:p>0.01</text:p>
          </table:table-cell>
          <table:table-cell office:value-type="float" office:value="1.6378839642618222E-2" table:formula="of:=AVERAGE([.CG30:.CG31])" table:style-name="ce31">
            <text:p>0.02</text:p>
          </table:table-cell>
          <table:table-cell office:value-type="float" office:value="2.8548116510051067E-3" table:formula="of:=AVERAGE([.CH30:.CH31])" table:style-name="ce31">
            <text:p>0.00</text:p>
          </table:table-cell>
          <table:table-cell office:value-type="float" office:value="0" table:formula="of:=AVERAGE([.CI30:.CI31])" table:style-name="ce31">
            <text:p>0.00</text:p>
          </table:table-cell>
          <table:table-cell table:style-name="ce1"/>
          <table:table-cell office:value-type="float" office:value="0" table:formula="of:=[.CK30]/((1+$$discount_COST)^([.$B30]-1))" table:style-name="ce22">
            <text:p>0.00</text:p>
          </table:table-cell>
          <table:table-cell office:value-type="float" office:value="2.4957179520436377E-3" table:formula="of:=[.CL30]/((1+$$discount_COST)^([.$B30]-1))" table:style-name="ce22">
            <text:p>0.00</text:p>
          </table:table-cell>
          <table:table-cell office:value-type="float" office:value="0" table:formula="of:=[.CM30]/((1+$$discount_COST)^([.$B30]-1))" table:style-name="ce22">
            <text:p>0.00</text:p>
          </table:table-cell>
          <table:table-cell office:value-type="float" office:value="7.2778316585230228E-3" table:formula="of:=[.CN30]/((1+$$discount_COST)^([.$B30]-1))" table:style-name="ce22">
            <text:p>0.01</text:p>
          </table:table-cell>
          <table:table-cell office:value-type="float" office:value="8.8177307745118411E-3" table:formula="of:=[.CO30]/((1+$$discount_COST)^([.$B30]-1))" table:style-name="ce22">
            <text:p>0.01</text:p>
          </table:table-cell>
          <table:table-cell office:value-type="float" office:value="1.5369196536366291E-3" table:formula="of:=[.CP30]/((1+$$discount_COST)^([.$B30]-1))" table:style-name="ce22">
            <text:p>0.00</text:p>
          </table:table-cell>
          <table:table-cell office:value-type="float" office:value="0" table:formula="of:=[.CQ30]/((1+$$discount_COST)^([.$B30]-1))" table:style-name="ce22">
            <text:p>0.00</text:p>
          </table:table-cell>
          <table:table-cell table:style-name="ce1"/>
          <table:table-cell office:value-type="float" office:value="2.0128200038715131E-2" table:formula="of:=SUM([.CS30:.CY30])" table:style-name="ce31">
            <text:p>0.02</text:p>
          </table:table-cell>
          <table:table-cell table:style-name="ce1"/>
          <table:table-cell office:value-type="float" office:value="0" table:formula="of:=[.BS30] * ($$c.mci + $$c.Tx)" table:style-name="ce24">
            <text:p><text:s/>-<text:s/></text:p>
          </table:table-cell>
          <table:table-cell office:value-type="float" office:value="131.30223926308091" table:formula="of:=[.BT30]*$$c.mci" table:style-name="ce24">
            <text:p><text:s/>131<text:s/></text:p>
          </table:table-cell>
          <table:table-cell office:value-type="float" office:value="0" table:formula="of:=[.BU30] * ($$c.mil + $$c.Tx)" table:style-name="ce24">
            <text:p><text:s/>-<text:s/></text:p>
          </table:table-cell>
          <table:table-cell office:value-type="float" office:value="610.87210971836873" table:formula="of:=[.BV30]*$$c.mil" table:style-name="ce24">
            <text:p><text:s/>611<text:s/></text:p>
          </table:table-cell>
          <table:table-cell office:value-type="float" office:value="1561.4600111659574" table:formula="of:=[.BW30]*$$c.mod" table:style-name="ce24">
            <text:p><text:s/>1,561<text:s/></text:p>
          </table:table-cell>
          <table:table-cell office:value-type="float" office:value="591.62596601336134" table:formula="of:=[.BX30]*$$c.sev" table:style-name="ce24">
            <text:p><text:s/>592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0:.DC31])" table:style-name="ce33">
            <text:p><text:s/>-<text:s/></text:p>
          </table:table-cell>
          <table:table-cell office:value-type="float" office:value="112.47772992852222" table:formula="of:=AVERAGE([.DD30:.DD31])" table:style-name="ce33">
            <text:p><text:s/>112<text:s/></text:p>
          </table:table-cell>
          <table:table-cell office:value-type="float" office:value="0" table:formula="of:=AVERAGE([.DE30:.DE31])" table:style-name="ce33">
            <text:p><text:s/>-<text:s/></text:p>
          </table:table-cell>
          <table:table-cell office:value-type="float" office:value="516.84751383902517" table:formula="of:=AVERAGE([.DF30:.DF31])" table:style-name="ce33">
            <text:p><text:s/>517<text:s/></text:p>
          </table:table-cell>
          <table:table-cell office:value-type="float" office:value="1299.0545995402686" table:formula="of:=AVERAGE([.DG30:.DG31])" table:style-name="ce33">
            <text:p><text:s/>1,299<text:s/></text:p>
          </table:table-cell>
          <table:table-cell office:value-type="float" office:value="480.57776125359237" table:formula="of:=AVERAGE([.DH30:.DH31])" table:style-name="ce33">
            <text:p><text:s/>481<text:s/></text:p>
          </table:table-cell>
          <table:table-cell office:value-type="float" office:value="0" table:formula="of:=AVERAGE([.DI30:.DI31])" table:style-name="ce33">
            <text:p><text:s/>-<text:s/></text:p>
          </table:table-cell>
          <table:table-cell office:value-type="float" office:value="0" table:formula="of:=[.DJ30]" table:style-name="ce33">
            <text:p><text:s/>-<text:s/></text:p>
          </table:table-cell>
          <table:table-cell table:style-name="ce1"/>
          <table:table-cell office:value-type="float" office:value="0" table:formula="of:=[.DL30]/((1+$$discount_COST)^([.$B30]-1))" table:style-name="ce24">
            <text:p><text:s/>-<text:s/></text:p>
          </table:table-cell>
          <table:table-cell office:value-type="float" office:value="60.553638858351938" table:formula="of:=[.DM30]/((1+$$discount_COST)^([.$B30]-1))" table:style-name="ce24">
            <text:p><text:s/>61<text:s/></text:p>
          </table:table-cell>
          <table:table-cell office:value-type="float" office:value="0" table:formula="of:=[.DN30]/((1+$$discount_COST)^([.$B30]-1))" table:style-name="ce24">
            <text:p><text:s/>-<text:s/></text:p>
          </table:table-cell>
          <table:table-cell office:value-type="float" office:value="278.25061652412546" table:formula="of:=[.DO30]/((1+$$discount_COST)^([.$B30]-1))" table:style-name="ce24">
            <text:p><text:s/>278<text:s/></text:p>
          </table:table-cell>
          <table:table-cell office:value-type="float" office:value="699.36051454657877" table:formula="of:=[.DP30]/((1+$$discount_COST)^([.$B30]-1))" table:style-name="ce24">
            <text:p><text:s/>699<text:s/></text:p>
          </table:table-cell>
          <table:table-cell office:value-type="float" office:value="258.72439119102381" table:formula="of:=[.DQ30]/((1+$$discount_COST)^([.$B30]-1))" table:style-name="ce24">
            <text:p><text:s/>259<text:s/></text:p>
          </table:table-cell>
          <table:table-cell office:value-type="float" office:value="0" table:formula="of:=[.DR30]/((1+$$discount_COST)^([.$B30]-1))" table:style-name="ce24">
            <text:p><text:s/>-<text:s/></text:p>
          </table:table-cell>
          <table:table-cell office:value-type="float" office:value="0" table:formula="of:=[.DS30]/((1+$$discount_COST)^([.$B30]-1))" table:style-name="ce24">
            <text:p><text:s/>-<text:s/></text:p>
          </table:table-cell>
          <table:table-cell table:style-name="ce1"/>
          <table:table-cell office:value-type="float" office:value="1296.88916112008" table:formula="of:=SUM([.DU30:.EB30])" table:style-name="ce33">
            <text:p><text:s/>1,297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30]+1" table:style-name="ce1">
            <text:p>89</text:p>
          </table:table-cell>
          <table:table-cell office:value-type="float" office:value="1" table:formula="of:=IF([.B3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1]) * (1-[.BB3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1]) * (1-[.BD3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0344110874639298" table:formula="of:=(1 - $$p.mci_mil - $$p.mci_mod - $$p.mci_sev) * [.D31] * (1-[.BB31])" table:style-name="ce40">
            <text:p>0.703441109</text:p>
          </table:table-cell>
          <table:table-cell office:value-type="float" office:value="0.70344110874639298" table:formula="of:=(1 - $$p.mci_mil - $$p.mci_mod - $$p.mci_sev) * (1-[.BC31])" table:style-name="ce44">
            <text:p>0.703441109</text:p>
          </table:table-cell>
          <table:table-cell office:value-type="float" office:value="0" table:formula="of:=$$p.mil_mci * [.D31] * (1-[.BD31])" table:style-name="ce42">
            <text:p>0</text:p>
          </table:table-cell>
          <table:table-cell office:value-type="float" office:value="0" table:formula="of:=$$p.mil_mci * (1-[.BE3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1]) * (1-[.BB3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1]) * (1-[.BD31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8250487204251503" table:formula="of:=$$p.mci_mil * [.D31] * (1-[.BB31])" table:style-name="ce40">
            <text:p>0.182504872</text:p>
          </table:table-cell>
          <table:table-cell office:value-type="float" office:value="0.18250487204251503" table:formula="of:=$$p.mci_mil * (1-[.BC31])" table:style-name="ce44">
            <text:p>0.182504872</text:p>
          </table:table-cell>
          <table:table-cell office:value-type="float" office:value="0.52801626102361521" table:formula="of:=(1 - $$p.mil_mci - $$p.mil_mod - $$p.mil_sev) * [.D31] * (1-[.BD31])" table:style-name="ce44">
            <text:p>0.528016261</text:p>
          </table:table-cell>
          <table:table-cell office:value-type="float" office:value="0.52801626102361521" table:formula="of:=(1 - $$p.mil_mci - $$p.mil_mod - $$p.mil_sev) * (1-[.BE31])" table:style-name="ce44">
            <text:p>0.528016261</text:p>
          </table:table-cell>
          <table:table-cell office:value-type="float" office:value="5.1047611827100221E-2" table:formula="of:=$$p.mod_mil * (1-[.BF31])" table:style-name="ce44">
            <text:p>0.051047612</text:p>
          </table:table-cell>
          <table:table-cell office:value-type="float" office:value="0" table:formula="of:=$$p.sev_mil * (1-[.BG3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1])" table:style-name="ce45">
            <text:p>0</text:p>
          </table:table-cell>
          <table:table-cell office:value-type="float" office:value="0" table:formula="of:=$$p.mci_mod * (1-[.BC31])" table:style-name="ce42">
            <text:p>0</text:p>
          </table:table-cell>
          <table:table-cell office:value-type="float" office:value="0.21913422730866747" table:formula="of:=$$p.mil_mod * (1-[.BD31])" table:style-name="ce44">
            <text:p>0.219134227</text:p>
          </table:table-cell>
          <table:table-cell office:value-type="float" office:value="0.21913422730866747" table:formula="of:=$$p.mil_mod * (1-[.BE31])" table:style-name="ce44">
            <text:p>0.219134227</text:p>
          </table:table-cell>
          <table:table-cell office:value-type="float" office:value="0.47175034378147801" table:formula="of:=(1-$$p.mod_mil-$$p.mod_sev) * (1-[.BF31])" table:style-name="ce44">
            <text:p>0.471750344</text:p>
          </table:table-cell>
          <table:table-cell office:value-type="float" office:value="7.6528617924048387E-2" table:formula="of:=$$p.sev_mod * (1-[.BG31])" table:style-name="ce44">
            <text:p>0.076528618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1])" table:style-name="ce45">
            <text:p>0</text:p>
          </table:table-cell>
          <table:table-cell office:value-type="float" office:value="0" table:formula="of:=$$p.mci_sev * (1-[.BC31])" table:style-name="ce42">
            <text:p>0</text:p>
          </table:table-cell>
          <table:table-cell office:value-type="float" office:value="7.4789838671900164E-4" table:formula="of:=$$p.mil_sev * (1-[.BD31])" table:style-name="ce44">
            <text:p>0.000747898</text:p>
          </table:table-cell>
          <table:table-cell office:value-type="float" office:value="7.4789838671900164E-4" table:formula="of:=$$p.mil_sev * (1-[.BE31])" table:style-name="ce44">
            <text:p>0.000747898</text:p>
          </table:table-cell>
          <table:table-cell office:value-type="float" office:value="6.3956203323608324E-2" table:formula="of:=$$p.mod_sev * (1-[.BF31])" table:style-name="ce44">
            <text:p>0.063956203</text:p>
          </table:table-cell>
          <table:table-cell office:value-type="float" office:value="0.31392351434150462" table:formula="of:=(1-$$p.sev_mil-$$p.sev_mod) * (1-[.BG31])" table:style-name="ce44">
            <text:p>0.313923514</text:p>
          </table:table-cell>
          <table:table-cell office:value-type="float" office:value="0" table:style-name="ce43">
            <text:p>0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40">
            <text:p>0.114054019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44">
            <text:p>0.114054019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44">
            <text:p>0.252101613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44">
            <text:p>0.252101613</text:p>
          </table:table-cell>
          <table:table-cell office:value-type="float" office:value="0.41324584106781348" table:formula="of:=1-EXP(-INDEX($$m.r.mortality_f; [.C31]) * $$hr.mort_mod * $$hr.mort_verymilddem)" table:number-matrix-columns-spanned="1" table:number-matrix-rows-spanned="1" table:style-name="ce44">
            <text:p>0.413245841</text:p>
          </table:table-cell>
          <table:table-cell office:value-type="float" office:value="0.60954786773444702" table:formula="of:=1-EXP(-INDEX($$m.r.mortality_f; [.C31]) * $$hr.mort_sev * $$hr.mort_verymilddem)" table:number-matrix-columns-spanned="1" table:number-matrix-rows-spanned="1" table:style-name="ce44">
            <text:p>0.60954786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1];[.S31];[.Z31];[.AG31];[.AN31];[.AU31];[.BB31])=1" table:style-name="ce29">
            <text:p>TRUE</text:p>
          </table:table-cell>
          <table:table-cell office:value-type="boolean" office:boolean-value="true" table:formula="of:=SUM([.M31];[.T31];[.AA31];[.AH31];[.AO31];[.AV31];[.BC31])=1" table:style-name="ce29">
            <text:p>TRUE</text:p>
          </table:table-cell>
          <table:table-cell office:value-type="boolean" office:boolean-value="true" table:formula="of:=SUM([.N31];[.U31];[.AB31];[.AI31];[.AP31];[.AW31];[.BD31])=1" table:style-name="ce29">
            <text:p>TRUE</text:p>
          </table:table-cell>
          <table:table-cell office:value-type="boolean" office:boolean-value="true" table:formula="of:=SUM([.O31];[.V31];[.AC31];[.AJ31];[.AQ31];[.AX31];[.BE31])=1" table:style-name="ce29">
            <text:p>TRUE</text:p>
          </table:table-cell>
          <table:table-cell office:value-type="boolean" office:boolean-value="true" table:formula="of:=SUM([.P31];[.W31];[.AD31];[.AK31];[.AR31];[.AY31];[.BF31])=1" table:style-name="ce29">
            <text:p>TRUE</text:p>
          </table:table-cell>
          <table:table-cell office:value-type="boolean" office:boolean-value="true" table:formula="of:=SUM([.Q31];[.X31];[.AE31];[.AL31];[.AS31];[.AZ31];[.BG31])=1" table:style-name="ce29">
            <text:p>TRUE</text:p>
          </table:table-cell>
          <table:table-cell office:value-type="boolean" office:boolean-value="true" table:formula="of:=SUM([.R31];[.Y31];[.AF31];[.AM31];[.AT31];[.BA31];[.BH31])=1" table:style-name="ce29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S30:.BY30];TRANSPOSE([.L30:.R30]))" table:number-matrix-columns-spanned="1" table:number-matrix-rows-spanned="1" table:style-name="ce3">
            <text:p>0</text:p>
          </table:table-cell>
          <table:table-cell office:value-type="float" office:value="5.2875576216104073E-3" table:formula="of:=MMULT([.BS30:.BY30];TRANSPOSE([.S30:.Y30]))" table:number-matrix-columns-spanned="1" table:number-matrix-rows-spanned="1" table:style-name="ce3">
            <text:p>0.005287558</text:p>
          </table:table-cell>
          <table:table-cell office:value-type="float" office:value="0" table:formula="of:=MMULT([.BS30:.BY30];TRANSPOSE([.Z30:.AF30]))" table:number-matrix-columns-spanned="1" table:number-matrix-rows-spanned="1" table:style-name="ce3">
            <text:p>0</text:p>
          </table:table-cell>
          <table:table-cell office:value-type="float" office:value="1.6027851087942552E-2" table:formula="of:=MMULT([.BS30:.BY30];TRANSPOSE([.AG30:.AM30]))" table:number-matrix-columns-spanned="1" table:number-matrix-rows-spanned="1" table:style-name="ce3">
            <text:p>0.016027851</text:p>
          </table:table-cell>
          <table:table-cell office:value-type="float" office:value="2.4661055933992093E-2" table:formula="of:=MMULT([.BS30:.BY30];TRANSPOSE([.AN30:.AT30]))" table:number-matrix-columns-spanned="1" table:number-matrix-rows-spanned="1" table:style-name="ce3">
            <text:p>0.024661056</text:p>
          </table:table-cell>
          <table:table-cell office:value-type="float" office:value="5.7766941570578517E-3" table:formula="of:=MMULT([.BS30:.BY30];TRANSPOSE([.AU30:.BA30]))" table:number-matrix-columns-spanned="1" table:number-matrix-rows-spanned="1" table:style-name="ce3">
            <text:p>0.005776694</text:p>
          </table:table-cell>
          <table:table-cell office:value-type="float" office:value="0.94824684119939751" table:formula="of:=MMULT([.BS30:.BY30];TRANSPOSE([.BB30:.BH30]))" table:number-matrix-columns-spanned="1" table:number-matrix-rows-spanned="1" table:style-name="ce3">
            <text:p>0.948246841</text:p>
          </table:table-cell>
          <table:table-cell table:style-name="ce1"/>
          <table:table-cell office:value-type="boolean" office:boolean-value="true" table:formula="of:=SUM([.BS31:.BY31])=1" table:style-name="ce29">
            <text:p>TRUE</text:p>
          </table:table-cell>
          <table:table-cell table:style-name="ce1"/>
          <table:table-cell office:value-type="float" office:value="0" table:formula="of:=[.BS31] * $$u.mci" table:style-name="ce22">
            <text:p>0.00</text:p>
          </table:table-cell>
          <table:table-cell office:value-type="float" office:value="3.8599170637755973E-3" table:formula="of:=[.BT31] * $$u.mci" table:style-name="ce22">
            <text:p>0.00</text:p>
          </table:table-cell>
          <table:table-cell office:value-type="float" office:value="0" table:formula="of:=[.BU31] * $$u.mil" table:style-name="ce22">
            <text:p>0.00</text:p>
          </table:table-cell>
          <table:table-cell office:value-type="float" office:value="1.105921725068036E-2" table:formula="of:=[.BV31] * $$u.mil" table:style-name="ce22">
            <text:p>0.01</text:p>
          </table:table-cell>
          <table:table-cell office:value-type="float" office:value="1.307035964501581E-2" table:formula="of:=[.BW31] * $$u.mod" table:style-name="ce22">
            <text:p>0.01</text:p>
          </table:table-cell>
          <table:table-cell office:value-type="float" office:value="2.1951437796819836E-3" table:formula="of:=[.BX31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1:.CC32])" table:style-name="ce31">
            <text:p>0.00</text:p>
          </table:table-cell>
          <table:table-cell office:value-type="float" office:value="3.2875707013935128E-3" table:formula="of:=AVERAGE([.CD31:.CD32])" table:style-name="ce31">
            <text:p>0.00</text:p>
          </table:table-cell>
          <table:table-cell office:value-type="float" office:value="0" table:formula="of:=AVERAGE([.CE31:.CE32])" table:style-name="ce31">
            <text:p>0.00</text:p>
          </table:table-cell>
          <table:table-cell office:value-type="float" office:value="9.2165749946276562E-3" table:formula="of:=AVERAGE([.CF31:.CF32])" table:style-name="ce31">
            <text:p>0.01</text:p>
          </table:table-cell>
          <table:table-cell office:value-type="float" office:value="1.0666051444099611E-2" table:formula="of:=AVERAGE([.CG31:.CG32])" table:style-name="ce31">
            <text:p>0.01</text:p>
          </table:table-cell>
          <table:table-cell office:value-type="float" office:value="1.7440763099198216E-3" table:formula="of:=AVERAGE([.CH31:.CH32])" table:style-name="ce31">
            <text:p>0.00</text:p>
          </table:table-cell>
          <table:table-cell office:value-type="float" office:value="0" table:formula="of:=AVERAGE([.CI31:.CI32])" table:style-name="ce31">
            <text:p>0.00</text:p>
          </table:table-cell>
          <table:table-cell table:style-name="ce1"/>
          <table:table-cell office:value-type="float" office:value="0" table:formula="of:=[.CK31]/((1+$$discount_COST)^([.$B31]-1))" table:style-name="ce22">
            <text:p>0.00</text:p>
          </table:table-cell>
          <table:table-cell office:value-type="float" office:value="1.7100486078786901E-3" table:formula="of:=[.CL31]/((1+$$discount_COST)^([.$B31]-1))" table:style-name="ce22">
            <text:p>0.00</text:p>
          </table:table-cell>
          <table:table-cell office:value-type="float" office:value="0" table:formula="of:=[.CM31]/((1+$$discount_COST)^([.$B31]-1))" table:style-name="ce22">
            <text:p>0.00</text:p>
          </table:table-cell>
          <table:table-cell office:value-type="float" office:value="4.7940539293320735E-3" table:formula="of:=[.CN31]/((1+$$discount_COST)^([.$B31]-1))" table:style-name="ce22">
            <text:p>0.00</text:p>
          </table:table-cell>
          <table:table-cell office:value-type="float" office:value="5.5480073526065349E-3" table:formula="of:=[.CO31]/((1+$$discount_COST)^([.$B31]-1))" table:style-name="ce22">
            <text:p>0.01</text:p>
          </table:table-cell>
          <table:table-cell office:value-type="float" office:value="9.0719121707357082E-4" table:formula="of:=[.CP31]/((1+$$discount_COST)^([.$B31]-1))" table:style-name="ce22">
            <text:p>0.00</text:p>
          </table:table-cell>
          <table:table-cell office:value-type="float" office:value="0" table:formula="of:=[.CQ31]/((1+$$discount_COST)^([.$B31]-1))" table:style-name="ce22">
            <text:p>0.00</text:p>
          </table:table-cell>
          <table:table-cell table:style-name="ce1"/>
          <table:table-cell office:value-type="float" office:value="1.2959301106890869E-2" table:formula="of:=SUM([.CS31:.CY31])" table:style-name="ce31">
            <text:p>0.01</text:p>
          </table:table-cell>
          <table:table-cell table:style-name="ce1"/>
          <table:table-cell office:value-type="float" office:value="0" table:formula="of:=[.BS31] * ($$c.mci + $$c.Tx)" table:style-name="ce24">
            <text:p><text:s/>-<text:s/></text:p>
          </table:table-cell>
          <table:table-cell office:value-type="float" office:value="93.653220593963539" table:formula="of:=[.BT31]*$$c.mci" table:style-name="ce24">
            <text:p><text:s/>94<text:s/></text:p>
          </table:table-cell>
          <table:table-cell office:value-type="float" office:value="0" table:formula="of:=[.BU31] * ($$c.mil + $$c.Tx)" table:style-name="ce24">
            <text:p><text:s/>-<text:s/></text:p>
          </table:table-cell>
          <table:table-cell office:value-type="float" office:value="422.82291795968155" table:formula="of:=[.BV31]*$$c.mil" table:style-name="ce24">
            <text:p><text:s/>423<text:s/></text:p>
          </table:table-cell>
          <table:table-cell office:value-type="float" office:value="1036.6491879145794" table:formula="of:=[.BW31]*$$c.mod" table:style-name="ce24">
            <text:p><text:s/>1,037<text:s/></text:p>
          </table:table-cell>
          <table:table-cell office:value-type="float" office:value="369.52955649382335" table:formula="of:=[.BX31]*$$c.sev" table:style-name="ce24">
            <text:p><text:s/>37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1:.DC32])" table:style-name="ce33">
            <text:p><text:s/>-<text:s/></text:p>
          </table:table-cell>
          <table:table-cell office:value-type="float" office:value="79.766372963125889" table:formula="of:=AVERAGE([.DD31:.DD32])" table:style-name="ce33">
            <text:p><text:s/>80<text:s/></text:p>
          </table:table-cell>
          <table:table-cell office:value-type="float" office:value="0" table:formula="of:=AVERAGE([.DE31:.DE32])" table:style-name="ce33">
            <text:p><text:s/>-<text:s/></text:p>
          </table:table-cell>
          <table:table-cell office:value-type="float" office:value="352.3738655719925" table:formula="of:=AVERAGE([.DF31:.DF32])" table:style-name="ce33">
            <text:p><text:s/>352<text:s/></text:p>
          </table:table-cell>
          <table:table-cell office:value-type="float" office:value="845.95633693961872" table:formula="of:=AVERAGE([.DG31:.DG32])" table:style-name="ce33">
            <text:p><text:s/>846<text:s/></text:p>
          </table:table-cell>
          <table:table-cell office:value-type="float" office:value="293.59705330528482" table:formula="of:=AVERAGE([.DH31:.DH32])" table:style-name="ce33">
            <text:p><text:s/>294<text:s/></text:p>
          </table:table-cell>
          <table:table-cell office:value-type="float" office:value="0" table:formula="of:=AVERAGE([.DI31:.DI32])" table:style-name="ce33">
            <text:p><text:s/>-<text:s/></text:p>
          </table:table-cell>
          <table:table-cell office:value-type="float" office:value="0" table:formula="of:=[.DJ31]" table:style-name="ce33">
            <text:p><text:s/>-<text:s/></text:p>
          </table:table-cell>
          <table:table-cell table:style-name="ce1"/>
          <table:table-cell office:value-type="float" office:value="0" table:formula="of:=[.DL31]/((1+$$discount_COST)^([.$B31]-1))" table:style-name="ce24">
            <text:p><text:s/>-<text:s/></text:p>
          </table:table-cell>
          <table:table-cell office:value-type="float" office:value="41.490932798284057" table:formula="of:=[.DM31]/((1+$$discount_COST)^([.$B31]-1))" table:style-name="ce24">
            <text:p><text:s/>41<text:s/></text:p>
          </table:table-cell>
          <table:table-cell office:value-type="float" office:value="0" table:formula="of:=[.DN31]/((1+$$discount_COST)^([.$B31]-1))" table:style-name="ce24">
            <text:p><text:s/>-<text:s/></text:p>
          </table:table-cell>
          <table:table-cell office:value-type="float" office:value="183.28927132085784" table:formula="of:=[.DO31]/((1+$$discount_COST)^([.$B31]-1))" table:style-name="ce24">
            <text:p><text:s/>183<text:s/></text:p>
          </table:table-cell>
          <table:table-cell office:value-type="float" office:value="440.02900247789808" table:formula="of:=[.DP31]/((1+$$discount_COST)^([.$B31]-1))" table:style-name="ce24">
            <text:p><text:s/>440<text:s/></text:p>
          </table:table-cell>
          <table:table-cell office:value-type="float" office:value="152.7161779575344" table:formula="of:=[.DQ31]/((1+$$discount_COST)^([.$B31]-1))" table:style-name="ce24">
            <text:p><text:s/>153<text:s/></text:p>
          </table:table-cell>
          <table:table-cell office:value-type="float" office:value="0" table:formula="of:=[.DR31]/((1+$$discount_COST)^([.$B31]-1))" table:style-name="ce24">
            <text:p><text:s/>-<text:s/></text:p>
          </table:table-cell>
          <table:table-cell office:value-type="float" office:value="0" table:formula="of:=[.DS31]/((1+$$discount_COST)^([.$B31]-1))" table:style-name="ce24">
            <text:p><text:s/>-<text:s/></text:p>
          </table:table-cell>
          <table:table-cell table:style-name="ce1"/>
          <table:table-cell office:value-type="float" office:value="817.52538455457443" table:formula="of:=SUM([.DU31:.EB31])" table:style-name="ce33">
            <text:p><text:s/>818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31]+1" table:style-name="ce1">
            <text:p>90</text:p>
          </table:table-cell>
          <table:table-cell office:value-type="float" office:value="1" table:formula="of:=IF([.B3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2]) * (1-[.BB3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2]) * (1-[.BD3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926935275928463" table:formula="of:=(1 - $$p.mci_mil - $$p.mci_mod - $$p.mci_sev) * [.D32] * (1-[.BB32])" table:style-name="ce40">
            <text:p>0.692693528</text:p>
          </table:table-cell>
          <table:table-cell office:value-type="float" office:value="0.6926935275928463" table:formula="of:=(1 - $$p.mci_mil - $$p.mci_mod - $$p.mci_sev) * (1-[.BC32])" table:style-name="ce44">
            <text:p>0.692693528</text:p>
          </table:table-cell>
          <table:table-cell office:value-type="float" office:value="0" table:formula="of:=$$p.mil_mci * [.D32] * (1-[.BD32])" table:style-name="ce42">
            <text:p>0</text:p>
          </table:table-cell>
          <table:table-cell office:value-type="float" office:value="0" table:formula="of:=$$p.mil_mci * (1-[.BE3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2]) * (1-[.BB3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2]) * (1-[.BD32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97164567810155" table:formula="of:=$$p.mci_mil * [.D32] * (1-[.BB32])" table:style-name="ce40">
            <text:p>0.179716457</text:p>
          </table:table-cell>
          <table:table-cell office:value-type="float" office:value="0.1797164567810155" table:formula="of:=$$p.mci_mil * (1-[.BC32])" table:style-name="ce44">
            <text:p>0.179716457</text:p>
          </table:table-cell>
          <table:table-cell office:value-type="float" office:value="0.50887101321514305" table:formula="of:=(1 - $$p.mil_mci - $$p.mil_mod - $$p.mil_sev) * [.D32] * (1-[.BD32])" table:style-name="ce44">
            <text:p>0.508871013</text:p>
          </table:table-cell>
          <table:table-cell office:value-type="float" office:value="0.50887101321514305" table:formula="of:=(1 - $$p.mil_mci - $$p.mil_mod - $$p.mil_sev) * (1-[.BE32])" table:style-name="ce44">
            <text:p>0.508871013</text:p>
          </table:table-cell>
          <table:table-cell office:value-type="float" office:value="4.7702053128327579E-2" table:formula="of:=$$p.mod_mil * (1-[.BF32])" table:style-name="ce44">
            <text:p>0.047702053</text:p>
          </table:table-cell>
          <table:table-cell office:value-type="float" office:value="0" table:formula="of:=$$p.sev_mil * (1-[.BG3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2])" table:style-name="ce45">
            <text:p>0</text:p>
          </table:table-cell>
          <table:table-cell office:value-type="float" office:value="0" table:formula="of:=$$p.mci_mod * (1-[.BC32])" table:style-name="ce42">
            <text:p>0</text:p>
          </table:table-cell>
          <table:table-cell office:value-type="float" office:value="0.21118867828900412" table:formula="of:=$$p.mil_mod * (1-[.BD32])" table:style-name="ce44">
            <text:p>0.211188678</text:p>
          </table:table-cell>
          <table:table-cell office:value-type="float" office:value="0.21118867828900412" table:formula="of:=$$p.mil_mod * (1-[.BE32])" table:style-name="ce44">
            <text:p>0.211188678</text:p>
          </table:table-cell>
          <table:table-cell office:value-type="float" office:value="0.44083276684109629" table:formula="of:=(1-$$p.mod_mil-$$p.mod_sev) * (1-[.BF32])" table:style-name="ce44">
            <text:p>0.440832767</text:p>
          </table:table-cell>
          <table:table-cell office:value-type="float" office:value="6.7904103430568782E-2" table:formula="of:=$$p.sev_mod * (1-[.BG32])" table:style-name="ce44">
            <text:p>0.06790410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2])" table:style-name="ce45">
            <text:p>0</text:p>
          </table:table-cell>
          <table:table-cell office:value-type="float" office:value="0" table:formula="of:=$$p.mci_sev * (1-[.BC32])" table:style-name="ce42">
            <text:p>0</text:p>
          </table:table-cell>
          <table:table-cell office:value-type="float" office:value="7.207804719761233E-4" table:formula="of:=$$p.mil_sev * (1-[.BD32])" table:style-name="ce44">
            <text:p>0.00072078</text:p>
          </table:table-cell>
          <table:table-cell office:value-type="float" office:value="7.207804719761233E-4" table:formula="of:=$$p.mil_sev * (1-[.BE32])" table:style-name="ce44">
            <text:p>0.00072078</text:p>
          </table:table-cell>
          <table:table-cell office:value-type="float" office:value="5.9764641275720766E-2" table:formula="of:=$$p.mod_sev * (1-[.BF32])" table:style-name="ce44">
            <text:p>0.059764641</text:p>
          </table:table-cell>
          <table:table-cell office:value-type="float" office:value="0.27854540386825155" table:formula="of:=(1-$$p.sev_mil-$$p.sev_mod) * (1-[.BG32])" table:style-name="ce44">
            <text:p>0.278545404</text:p>
          </table:table-cell>
          <table:table-cell office:value-type="float" office:value="0" table:style-name="ce43">
            <text:p>0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40">
            <text:p>0.127590016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44">
            <text:p>0.127590016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44">
            <text:p>0.279219528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44">
            <text:p>0.279219528</text:p>
          </table:table-cell>
          <table:table-cell office:value-type="float" office:value="0.45170053875485539" table:formula="of:=1-EXP(-INDEX($$m.r.mortality_f; [.C32]) * $$hr.mort_mod * $$hr.mort_verymilddem)" table:number-matrix-columns-spanned="1" table:number-matrix-rows-spanned="1" table:style-name="ce44">
            <text:p>0.451700539</text:p>
          </table:table-cell>
          <table:table-cell office:value-type="float" office:value="0.65355049270117971" table:formula="of:=1-EXP(-INDEX($$m.r.mortality_f; [.C32]) * $$hr.mort_sev * $$hr.mort_verymilddem)" table:number-matrix-columns-spanned="1" table:number-matrix-rows-spanned="1" table:style-name="ce44">
            <text:p>0.65355049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2];[.S32];[.Z32];[.AG32];[.AN32];[.AU32];[.BB32])=1" table:style-name="ce29">
            <text:p>TRUE</text:p>
          </table:table-cell>
          <table:table-cell office:value-type="boolean" office:boolean-value="true" table:formula="of:=SUM([.M32];[.T32];[.AA32];[.AH32];[.AO32];[.AV32];[.BC32])=1" table:style-name="ce29">
            <text:p>TRUE</text:p>
          </table:table-cell>
          <table:table-cell office:value-type="boolean" office:boolean-value="true" table:formula="of:=SUM([.N32];[.U32];[.AB32];[.AI32];[.AP32];[.AW32];[.BD32])=1" table:style-name="ce29">
            <text:p>TRUE</text:p>
          </table:table-cell>
          <table:table-cell office:value-type="boolean" office:boolean-value="true" table:formula="of:=SUM([.O32];[.V32];[.AC32];[.AJ32];[.AQ32];[.AX32];[.BE32])=1" table:style-name="ce29">
            <text:p>TRUE</text:p>
          </table:table-cell>
          <table:table-cell office:value-type="boolean" office:boolean-value="true" table:formula="of:=SUM([.P32];[.W32];[.AD32];[.AK32];[.AR32];[.AY32];[.BF32])=1" table:style-name="ce29">
            <text:p>TRUE</text:p>
          </table:table-cell>
          <table:table-cell office:value-type="boolean" office:boolean-value="true" table:formula="of:=SUM([.Q32];[.X32];[.AE32];[.AL32];[.AS32];[.AZ32];[.BG32])=1" table:style-name="ce29">
            <text:p>TRUE</text:p>
          </table:table-cell>
          <table:table-cell office:value-type="boolean" office:boolean-value="true" table:formula="of:=SUM([.R32];[.Y32];[.AF32];[.AM32];[.AT32];[.BA32];[.BH32])=1" table:style-name="ce29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S31:.BY31];TRANSPOSE([.L31:.R31]))" table:number-matrix-columns-spanned="1" table:number-matrix-rows-spanned="1" table:style-name="ce3">
            <text:p>0</text:p>
          </table:table-cell>
          <table:table-cell office:value-type="float" office:value="3.7194853959060655E-3" table:formula="of:=MMULT([.BS31:.BY31];TRANSPOSE([.S31:.Y31]))" table:number-matrix-columns-spanned="1" table:number-matrix-rows-spanned="1" table:style-name="ce3">
            <text:p>0.003719485</text:p>
          </table:table-cell>
          <table:table-cell office:value-type="float" office:value="0" table:formula="of:=MMULT([.BS31:.BY31];TRANSPOSE([.Z31:.AF31]))" table:number-matrix-columns-spanned="1" table:number-matrix-rows-spanned="1" table:style-name="ce3">
            <text:p>0</text:p>
          </table:table-cell>
          <table:table-cell office:value-type="float" office:value="1.0686859041412975E-2" table:formula="of:=MMULT([.BS31:.BY31];TRANSPOSE([.AG31:.AM31]))" table:number-matrix-columns-spanned="1" table:number-matrix-rows-spanned="1" table:style-name="ce3">
            <text:p>0.010686859</text:p>
          </table:table-cell>
          <table:table-cell office:value-type="float" office:value="1.5588194798459269E-2" table:formula="of:=MMULT([.BS31:.BY31];TRANSPOSE([.AN31:.AT31]))" table:number-matrix-columns-spanned="1" table:number-matrix-rows-spanned="1" table:style-name="ce3">
            <text:p>0.015588195</text:p>
          </table:table-cell>
          <table:table-cell office:value-type="float" office:value="3.4026548425201567E-3" table:formula="of:=MMULT([.BS31:.BY31];TRANSPOSE([.AU31:.BA31]))" table:number-matrix-columns-spanned="1" table:number-matrix-rows-spanned="1" table:style-name="ce3">
            <text:p>0.003402655</text:p>
          </table:table-cell>
          <table:table-cell office:value-type="float" office:value="0.96660280592170189" table:formula="of:=MMULT([.BS31:.BY31];TRANSPOSE([.BB31:.BH31]))" table:number-matrix-columns-spanned="1" table:number-matrix-rows-spanned="1" table:style-name="ce3">
            <text:p>0.966602806</text:p>
          </table:table-cell>
          <table:table-cell table:style-name="ce1"/>
          <table:table-cell office:value-type="boolean" office:boolean-value="true" table:formula="of:=SUM([.BS32:.BY32])=1" table:style-name="ce29">
            <text:p>TRUE</text:p>
          </table:table-cell>
          <table:table-cell table:style-name="ce1"/>
          <table:table-cell office:value-type="float" office:value="0" table:formula="of:=[.BS32] * $$u.mci" table:style-name="ce22">
            <text:p>0.00</text:p>
          </table:table-cell>
          <table:table-cell office:value-type="float" office:value="2.7152243390114279E-3" table:formula="of:=[.BT32] * $$u.mci" table:style-name="ce22">
            <text:p>0.00</text:p>
          </table:table-cell>
          <table:table-cell office:value-type="float" office:value="0" table:formula="of:=[.BU32] * $$u.mil" table:style-name="ce22">
            <text:p>0.00</text:p>
          </table:table-cell>
          <table:table-cell office:value-type="float" office:value="7.3739327385749526E-3" table:formula="of:=[.BV32] * $$u.mil" table:style-name="ce22">
            <text:p>0.01</text:p>
          </table:table-cell>
          <table:table-cell office:value-type="float" office:value="8.2617432431834129E-3" table:formula="of:=[.BW32] * $$u.mod" table:style-name="ce22">
            <text:p>0.01</text:p>
          </table:table-cell>
          <table:table-cell office:value-type="float" office:value="1.2930088401576596E-3" table:formula="of:=[.BX32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2:.CC33])" table:style-name="ce31">
            <text:p>0.00</text:p>
          </table:table-cell>
          <table:table-cell office:value-type="float" office:value="2.2980213323036038E-3" table:formula="of:=AVERAGE([.CD32:.CD33])" table:style-name="ce31">
            <text:p>0.00</text:p>
          </table:table-cell>
          <table:table-cell office:value-type="float" office:value="0" table:formula="of:=AVERAGE([.CE32:.CE33])" table:style-name="ce31">
            <text:p>0.00</text:p>
          </table:table-cell>
          <table:table-cell office:value-type="float" office:value="6.0503110446508204E-3" table:formula="of:=AVERAGE([.CF32:.CF33])" table:style-name="ce31">
            <text:p>0.01</text:p>
          </table:table-cell>
          <table:table-cell office:value-type="float" office:value="6.6112146215345519E-3" table:formula="of:=AVERAGE([.CG32:.CG33])" table:style-name="ce31">
            <text:p>0.01</text:p>
          </table:table-cell>
          <table:table-cell office:value-type="float" office:value="1.0050571472905567E-3" table:formula="of:=AVERAGE([.CH32:.CH33])" table:style-name="ce31">
            <text:p>0.00</text:p>
          </table:table-cell>
          <table:table-cell office:value-type="float" office:value="0" table:formula="of:=AVERAGE([.CI32:.CI33])" table:style-name="ce31">
            <text:p>0.00</text:p>
          </table:table-cell>
          <table:table-cell table:style-name="ce1"/>
          <table:table-cell office:value-type="float" office:value="0" table:formula="of:=[.CK32]/((1+$$discount_COST)^([.$B32]-1))" table:style-name="ce22">
            <text:p>0.00</text:p>
          </table:table-cell>
          <table:table-cell office:value-type="float" office:value="1.1549071233120068E-3" table:formula="of:=[.CL32]/((1+$$discount_COST)^([.$B32]-1))" table:style-name="ce22">
            <text:p>0.00</text:p>
          </table:table-cell>
          <table:table-cell office:value-type="float" office:value="0" table:formula="of:=[.CM32]/((1+$$discount_COST)^([.$B32]-1))" table:style-name="ce22">
            <text:p>0.00</text:p>
          </table:table-cell>
          <table:table-cell office:value-type="float" office:value="3.0406799212416447E-3" table:formula="of:=[.CN32]/((1+$$discount_COST)^([.$B32]-1))" table:style-name="ce22">
            <text:p>0.00</text:p>
          </table:table-cell>
          <table:table-cell office:value-type="float" office:value="3.3225709234391046E-3" table:formula="of:=[.CO32]/((1+$$discount_COST)^([.$B32]-1))" table:style-name="ce22">
            <text:p>0.00</text:p>
          </table:table-cell>
          <table:table-cell office:value-type="float" office:value="5.0510743413245045E-4" table:formula="of:=[.CP32]/((1+$$discount_COST)^([.$B32]-1))" table:style-name="ce22">
            <text:p>0.00</text:p>
          </table:table-cell>
          <table:table-cell office:value-type="float" office:value="0" table:formula="of:=[.CQ32]/((1+$$discount_COST)^([.$B32]-1))" table:style-name="ce22">
            <text:p>0.00</text:p>
          </table:table-cell>
          <table:table-cell table:style-name="ce1"/>
          <table:table-cell office:value-type="float" office:value="8.0232654021252063E-3" table:formula="of:=SUM([.CS32:.CY32])" table:style-name="ce31">
            <text:p>0.01</text:p>
          </table:table-cell>
          <table:table-cell table:style-name="ce1"/>
          <table:table-cell office:value-type="float" office:value="0" table:formula="of:=[.BS32] * ($$c.mci + $$c.Tx)" table:style-name="ce24">
            <text:p><text:s/>-<text:s/></text:p>
          </table:table-cell>
          <table:table-cell office:value-type="float" office:value="65.879525332288239" table:formula="of:=[.BT32]*$$c.mci" table:style-name="ce24">
            <text:p><text:s/>66<text:s/></text:p>
          </table:table-cell>
          <table:table-cell office:value-type="float" office:value="0" table:formula="of:=[.BU32] * ($$c.mil + $$c.Tx)" table:style-name="ce24">
            <text:p><text:s/>-<text:s/></text:p>
          </table:table-cell>
          <table:table-cell office:value-type="float" office:value="281.9248131843035" table:formula="of:=[.BV32]*$$c.mil" table:style-name="ce24">
            <text:p><text:s/>282<text:s/></text:p>
          </table:table-cell>
          <table:table-cell office:value-type="float" office:value="655.263485964658" table:formula="of:=[.BW32]*$$c.mod" table:style-name="ce24">
            <text:p><text:s/>655<text:s/></text:p>
          </table:table-cell>
          <table:table-cell office:value-type="float" office:value="217.66455011674623" table:formula="of:=[.BX32]*$$c.sev" table:style-name="ce24">
            <text:p><text:s/>218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2:.DC33])" table:style-name="ce33">
            <text:p><text:s/>-<text:s/></text:p>
          </table:table-cell>
          <table:table-cell office:value-type="float" office:value="55.756923065426626" table:formula="of:=AVERAGE([.DD32:.DD33])" table:style-name="ce33">
            <text:p><text:s/>56<text:s/></text:p>
          </table:table-cell>
          <table:table-cell office:value-type="float" office:value="0" table:formula="of:=AVERAGE([.DE32:.DE33])" table:style-name="ce33">
            <text:p><text:s/>-<text:s/></text:p>
          </table:table-cell>
          <table:table-cell office:value-type="float" office:value="231.31927987991816" table:formula="of:=AVERAGE([.DF32:.DF33])" table:style-name="ce33">
            <text:p><text:s/>231<text:s/></text:p>
          </table:table-cell>
          <table:table-cell office:value-type="float" office:value="524.35514053787142" table:formula="of:=AVERAGE([.DG32:.DG33])" table:style-name="ce33">
            <text:p><text:s/>524<text:s/></text:p>
          </table:table-cell>
          <table:table-cell office:value-type="float" office:value="169.19088641338664" table:formula="of:=AVERAGE([.DH32:.DH33])" table:style-name="ce33">
            <text:p><text:s/>169<text:s/></text:p>
          </table:table-cell>
          <table:table-cell office:value-type="float" office:value="0" table:formula="of:=AVERAGE([.DI32:.DI33])" table:style-name="ce33">
            <text:p><text:s/>-<text:s/></text:p>
          </table:table-cell>
          <table:table-cell office:value-type="float" office:value="0" table:formula="of:=[.DJ32]" table:style-name="ce33">
            <text:p><text:s/>-<text:s/></text:p>
          </table:table-cell>
          <table:table-cell table:style-name="ce1"/>
          <table:table-cell office:value-type="float" office:value="0" table:formula="of:=[.DL32]/((1+$$discount_COST)^([.$B32]-1))" table:style-name="ce24">
            <text:p><text:s/>-<text:s/></text:p>
          </table:table-cell>
          <table:table-cell office:value-type="float" office:value="28.02152735356475" table:formula="of:=[.DM32]/((1+$$discount_COST)^([.$B32]-1))" table:style-name="ce24">
            <text:p><text:s/>28<text:s/></text:p>
          </table:table-cell>
          <table:table-cell office:value-type="float" office:value="0" table:formula="of:=[.DN32]/((1+$$discount_COST)^([.$B32]-1))" table:style-name="ce24">
            <text:p><text:s/>-<text:s/></text:p>
          </table:table-cell>
          <table:table-cell office:value-type="float" office:value="116.25317847894823" table:formula="of:=[.DO32]/((1+$$discount_COST)^([.$B32]-1))" table:style-name="ce24">
            <text:p><text:s/>116<text:s/></text:p>
          </table:table-cell>
          <table:table-cell office:value-type="float" office:value="263.52300496070831" table:formula="of:=[.DP32]/((1+$$discount_COST)^([.$B32]-1))" table:style-name="ce24">
            <text:p><text:s/>264<text:s/></text:p>
          </table:table-cell>
          <table:table-cell office:value-type="float" office:value="85.029567468121982" table:formula="of:=[.DQ32]/((1+$$discount_COST)^([.$B32]-1))" table:style-name="ce24">
            <text:p><text:s/>85<text:s/></text:p>
          </table:table-cell>
          <table:table-cell office:value-type="float" office:value="0" table:formula="of:=[.DR32]/((1+$$discount_COST)^([.$B32]-1))" table:style-name="ce24">
            <text:p><text:s/>-<text:s/></text:p>
          </table:table-cell>
          <table:table-cell office:value-type="float" office:value="0" table:formula="of:=[.DS32]/((1+$$discount_COST)^([.$B32]-1))" table:style-name="ce24">
            <text:p><text:s/>-<text:s/></text:p>
          </table:table-cell>
          <table:table-cell table:style-name="ce1"/>
          <table:table-cell office:value-type="float" office:value="492.82727826134328" table:formula="of:=SUM([.DU32:.EB32])" table:style-name="ce33">
            <text:p><text:s/>493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32]+1" table:style-name="ce1">
            <text:p>91</text:p>
          </table:table-cell>
          <table:table-cell office:value-type="float" office:value="1" table:formula="of:=IF([.B3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3]) * (1-[.BB3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3]) * (1-[.BD3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8099874362264046" table:formula="of:=(1 - $$p.mci_mil - $$p.mci_mod - $$p.mci_sev) * [.D33] * (1-[.BB33])" table:style-name="ce40">
            <text:p>0.680998744</text:p>
          </table:table-cell>
          <table:table-cell office:value-type="float" office:value="0.68099874362264046" table:formula="of:=(1 - $$p.mci_mil - $$p.mci_mod - $$p.mci_sev) * (1-[.BC33])" table:style-name="ce44">
            <text:p>0.680998744</text:p>
          </table:table-cell>
          <table:table-cell office:value-type="float" office:value="0" table:formula="of:=$$p.mil_mci * [.D33] * (1-[.BD33])" table:style-name="ce42">
            <text:p>0</text:p>
          </table:table-cell>
          <table:table-cell office:value-type="float" office:value="0" table:formula="of:=$$p.mil_mci * (1-[.BE3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3]) * (1-[.BB3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3]) * (1-[.BD33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668229368547095" table:formula="of:=$$p.mci_mil * [.D33] * (1-[.BB33])" table:style-name="ce40">
            <text:p>0.176682294</text:p>
          </table:table-cell>
          <table:table-cell office:value-type="float" office:value="0.17668229368547095" table:formula="of:=$$p.mci_mil * (1-[.BC33])" table:style-name="ce44">
            <text:p>0.176682294</text:p>
          </table:table-cell>
          <table:table-cell office:value-type="float" office:value="0.48850534154730635" table:formula="of:=(1 - $$p.mil_mci - $$p.mil_mod - $$p.mil_sev) * [.D33] * (1-[.BD33])" table:style-name="ce44">
            <text:p>0.488505342</text:p>
          </table:table-cell>
          <table:table-cell office:value-type="float" office:value="0.48850534154730635" table:formula="of:=(1 - $$p.mil_mci - $$p.mil_mod - $$p.mil_sev) * (1-[.BE33])" table:style-name="ce44">
            <text:p>0.488505342</text:p>
          </table:table-cell>
          <table:table-cell office:value-type="float" office:value="4.4256879545059365E-2" table:formula="of:=$$p.mod_mil * (1-[.BF33])" table:style-name="ce44">
            <text:p>0.04425688</text:p>
          </table:table-cell>
          <table:table-cell office:value-type="float" office:value="0" table:formula="of:=$$p.sev_mil * (1-[.BG3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3])" table:style-name="ce45">
            <text:p>0</text:p>
          </table:table-cell>
          <table:table-cell office:value-type="float" office:value="0" table:formula="of:=$$p.mci_mod * (1-[.BC33])" table:style-name="ce42">
            <text:p>0</text:p>
          </table:table-cell>
          <table:table-cell office:value-type="float" office:value="0.20273663608124748" table:formula="of:=$$p.mil_mod * (1-[.BD33])" table:style-name="ce44">
            <text:p>0.202736636</text:p>
          </table:table-cell>
          <table:table-cell office:value-type="float" office:value="0.20273663608124748" table:formula="of:=$$p.mil_mod * (1-[.BE33])" table:style-name="ce44">
            <text:p>0.202736636</text:p>
          </table:table-cell>
          <table:table-cell office:value-type="float" office:value="0.40899461096813489" table:formula="of:=(1-$$p.mod_mil-$$p.mod_sev) * (1-[.BF33])" table:style-name="ce44">
            <text:p>0.408994611</text:p>
          </table:table-cell>
          <table:table-cell office:value-type="float" office:value="5.9493332807076124E-2" table:formula="of:=$$p.sev_mod * (1-[.BG33])" table:style-name="ce44">
            <text:p>0.05949333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3])" table:style-name="ce45">
            <text:p>0</text:p>
          </table:table-cell>
          <table:table-cell office:value-type="float" office:value="0" table:formula="of:=$$p.mci_sev * (1-[.BC33])" table:style-name="ce42">
            <text:p>0</text:p>
          </table:table-cell>
          <table:table-cell office:value-type="float" office:value="6.9193391154009388E-4" table:formula="of:=$$p.mil_sev * (1-[.BD33])" table:style-name="ce44">
            <text:p>0.000691934</text:p>
          </table:table-cell>
          <table:table-cell office:value-type="float" office:value="6.9193391154009388E-4" table:formula="of:=$$p.mil_sev * (1-[.BE33])" table:style-name="ce44">
            <text:p>0.000691934</text:p>
          </table:table-cell>
          <table:table-cell office:value-type="float" office:value="5.5448274372545646E-2" table:formula="of:=$$p.mod_sev * (1-[.BF33])" table:style-name="ce44">
            <text:p>0.055448274</text:p>
          </table:table-cell>
          <table:table-cell office:value-type="float" office:value="0.24404407947392451" table:formula="of:=(1-$$p.sev_mil-$$p.sev_mod) * (1-[.BG33])" table:style-name="ce44">
            <text:p>0.244044079</text:p>
          </table:table-cell>
          <table:table-cell office:value-type="float" office:value="0" table:style-name="ce43">
            <text:p>0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40">
            <text:p>0.142318963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44">
            <text:p>0.142318963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44">
            <text:p>0.308066088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44">
            <text:p>0.308066088</text:p>
          </table:table-cell>
          <table:table-cell office:value-type="float" office:value="0.49130023511426013" table:formula="of:=1-EXP(-INDEX($$m.r.mortality_f; [.C33]) * $$hr.mort_mod * $$hr.mort_verymilddem)" table:number-matrix-columns-spanned="1" table:number-matrix-rows-spanned="1" table:style-name="ce44">
            <text:p>0.491300235</text:p>
          </table:table-cell>
          <table:table-cell office:value-type="float" office:value="0.69646258771899938" table:formula="of:=1-EXP(-INDEX($$m.r.mortality_f; [.C33]) * $$hr.mort_sev * $$hr.mort_verymilddem)" table:number-matrix-columns-spanned="1" table:number-matrix-rows-spanned="1" table:style-name="ce44">
            <text:p>0.69646258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3];[.S33];[.Z33];[.AG33];[.AN33];[.AU33];[.BB33])=1" table:style-name="ce29">
            <text:p>TRUE</text:p>
          </table:table-cell>
          <table:table-cell office:value-type="boolean" office:boolean-value="true" table:formula="of:=SUM([.M33];[.T33];[.AA33];[.AH33];[.AO33];[.AV33];[.BC33])=1" table:style-name="ce29">
            <text:p>TRUE</text:p>
          </table:table-cell>
          <table:table-cell office:value-type="boolean" office:boolean-value="true" table:formula="of:=SUM([.N33];[.U33];[.AB33];[.AI33];[.AP33];[.AW33];[.BD33])=1" table:style-name="ce29">
            <text:p>TRUE</text:p>
          </table:table-cell>
          <table:table-cell office:value-type="boolean" office:boolean-value="true" table:formula="of:=SUM([.O33];[.V33];[.AC33];[.AJ33];[.AQ33];[.AX33];[.BE33])=1" table:style-name="ce29">
            <text:p>TRUE</text:p>
          </table:table-cell>
          <table:table-cell office:value-type="boolean" office:boolean-value="true" table:formula="of:=SUM([.P33];[.W33];[.AD33];[.AK33];[.AR33];[.AY33];[.BF33])=1" table:style-name="ce29">
            <text:p>TRUE</text:p>
          </table:table-cell>
          <table:table-cell office:value-type="boolean" office:boolean-value="true" table:formula="of:=SUM([.Q33];[.X33];[.AE33];[.AL33];[.AS33];[.AZ33];[.BG33])=1" table:style-name="ce29">
            <text:p>TRUE</text:p>
          </table:table-cell>
          <table:table-cell office:value-type="boolean" office:boolean-value="true" table:formula="of:=SUM([.R33];[.Y33];[.AF33];[.AM33];[.AT33];[.BA33];[.BH33])=1" table:style-name="ce29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S32:.BY32];TRANSPOSE([.L32:.R32]))" table:number-matrix-columns-spanned="1" table:number-matrix-rows-spanned="1" table:style-name="ce3">
            <text:p>0</text:p>
          </table:table-cell>
          <table:table-cell office:value-type="float" office:value="2.5764634597202469E-3" table:formula="of:=MMULT([.BS32:.BY32];TRANSPOSE([.S32:.Y32]))" table:number-matrix-columns-spanned="1" table:number-matrix-rows-spanned="1" table:style-name="ce3">
            <text:p>0.002576463</text:p>
          </table:table-cell>
          <table:table-cell office:value-type="float" office:value="0" table:formula="of:=MMULT([.BS32:.BY32];TRANSPOSE([.Z32:.AF32]))" table:number-matrix-columns-spanned="1" table:number-matrix-rows-spanned="1" table:style-name="ce3">
            <text:p>0</text:p>
          </table:table-cell>
          <table:table-cell office:value-type="float" office:value="6.8502744213430281E-3" table:formula="of:=MMULT([.BS32:.BY32];TRANSPOSE([.AG32:.AM32]))" table:number-matrix-columns-spanned="1" table:number-matrix-rows-spanned="1" table:style-name="ce3">
            <text:p>0.006850274</text:p>
          </table:table-cell>
          <table:table-cell office:value-type="float" office:value="9.3597849054446996E-3" table:formula="of:=MMULT([.BS32:.BY32];TRANSPOSE([.AN32:.AT32]))" table:number-matrix-columns-spanned="1" table:number-matrix-rows-spanned="1" table:style-name="ce3">
            <text:p>0.009359785</text:p>
          </table:table-cell>
          <table:table-cell office:value-type="float" office:value="1.8871196169038254E-3" table:formula="of:=MMULT([.BS32:.BY32];TRANSPOSE([.AU32:.BA32]))" table:number-matrix-columns-spanned="1" table:number-matrix-rows-spanned="1" table:style-name="ce3">
            <text:p>0.00188712</text:p>
          </table:table-cell>
          <table:table-cell office:value-type="float" office:value="0.97932635759658859" table:formula="of:=MMULT([.BS32:.BY32];TRANSPOSE([.BB32:.BH32]))" table:number-matrix-columns-spanned="1" table:number-matrix-rows-spanned="1" table:style-name="ce3">
            <text:p>0.979326358</text:p>
          </table:table-cell>
          <table:table-cell table:style-name="ce1"/>
          <table:table-cell office:value-type="boolean" office:boolean-value="true" table:formula="of:=SUM([.BS33:.BY33])=1" table:style-name="ce29">
            <text:p>TRUE</text:p>
          </table:table-cell>
          <table:table-cell table:style-name="ce1"/>
          <table:table-cell office:value-type="float" office:value="0" table:formula="of:=[.BS33] * $$u.mci" table:style-name="ce22">
            <text:p>0.00</text:p>
          </table:table-cell>
          <table:table-cell office:value-type="float" office:value="1.8808183255957802E-3" table:formula="of:=[.BT33] * $$u.mci" table:style-name="ce22">
            <text:p>0.00</text:p>
          </table:table-cell>
          <table:table-cell office:value-type="float" office:value="0" table:formula="of:=[.BU33] * $$u.mil" table:style-name="ce22">
            <text:p>0.00</text:p>
          </table:table-cell>
          <table:table-cell office:value-type="float" office:value="4.7266893507266891E-3" table:formula="of:=[.BV33] * $$u.mil" table:style-name="ce22">
            <text:p>0.00</text:p>
          </table:table-cell>
          <table:table-cell office:value-type="float" office:value="4.960685999885691E-3" table:formula="of:=[.BW33] * $$u.mod" table:style-name="ce22">
            <text:p>0.00</text:p>
          </table:table-cell>
          <table:table-cell office:value-type="float" office:value="7.1710545442345362E-4" table:formula="of:=[.BX33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3:.CC34])" table:style-name="ce31">
            <text:p>0.00</text:p>
          </table:table-cell>
          <table:table-cell office:value-type="float" office:value="1.5808266211544725E-3" table:formula="of:=AVERAGE([.CD33:.CD34])" table:style-name="ce31">
            <text:p>0.00</text:p>
          </table:table-cell>
          <table:table-cell office:value-type="float" office:value="0" table:formula="of:=AVERAGE([.CE33:.CE34])" table:style-name="ce31">
            <text:p>0.00</text:p>
          </table:table-cell>
          <table:table-cell office:value-type="float" office:value="3.8178115428376203E-3" table:formula="of:=AVERAGE([.CF33:.CF34])" table:style-name="ce31">
            <text:p>0.00</text:p>
          </table:table-cell>
          <table:table-cell office:value-type="float" office:value="3.8925741666474122E-3" table:formula="of:=AVERAGE([.CG33:.CG34])" table:style-name="ce31">
            <text:p>0.00</text:p>
          </table:table-cell>
          <table:table-cell office:value-type="float" office:value="5.4556293061629028E-4" table:formula="of:=AVERAGE([.CH33:.CH34])" table:style-name="ce31">
            <text:p>0.00</text:p>
          </table:table-cell>
          <table:table-cell office:value-type="float" office:value="0" table:formula="of:=AVERAGE([.CI33:.CI34])" table:style-name="ce31">
            <text:p>0.00</text:p>
          </table:table-cell>
          <table:table-cell table:style-name="ce1"/>
          <table:table-cell office:value-type="float" office:value="0" table:formula="of:=[.CK33]/((1+$$discount_COST)^([.$B33]-1))" table:style-name="ce22">
            <text:p>0.00</text:p>
          </table:table-cell>
          <table:table-cell office:value-type="float" office:value="7.6760340965567847E-4" table:formula="of:=[.CL33]/((1+$$discount_COST)^([.$B33]-1))" table:style-name="ce22">
            <text:p>0.00</text:p>
          </table:table-cell>
          <table:table-cell office:value-type="float" office:value="0" table:formula="of:=[.CM33]/((1+$$discount_COST)^([.$B33]-1))" table:style-name="ce22">
            <text:p>0.00</text:p>
          </table:table-cell>
          <table:table-cell office:value-type="float" office:value="1.8538181977001257E-3" table:formula="of:=[.CN33]/((1+$$discount_COST)^([.$B33]-1))" table:style-name="ce22">
            <text:p>0.00</text:p>
          </table:table-cell>
          <table:table-cell office:value-type="float" office:value="1.8901207524415753E-3" table:formula="of:=[.CO33]/((1+$$discount_COST)^([.$B33]-1))" table:style-name="ce22">
            <text:p>0.00</text:p>
          </table:table-cell>
          <table:table-cell office:value-type="float" office:value="2.6490948477131415E-4" table:formula="of:=[.CP33]/((1+$$discount_COST)^([.$B33]-1))" table:style-name="ce22">
            <text:p>0.00</text:p>
          </table:table-cell>
          <table:table-cell office:value-type="float" office:value="0" table:formula="of:=[.CQ33]/((1+$$discount_COST)^([.$B33]-1))" table:style-name="ce22">
            <text:p>0.00</text:p>
          </table:table-cell>
          <table:table-cell table:style-name="ce1"/>
          <table:table-cell office:value-type="float" office:value="4.7764518445686938E-3" table:formula="of:=SUM([.CS33:.CY33])" table:style-name="ce31">
            <text:p>0.00</text:p>
          </table:table-cell>
          <table:table-cell table:style-name="ce1"/>
          <table:table-cell office:value-type="float" office:value="0" table:formula="of:=[.BS33] * ($$c.mci + $$c.Tx)" table:style-name="ce24">
            <text:p><text:s/>-<text:s/></text:p>
          </table:table-cell>
          <table:table-cell office:value-type="float" office:value="45.634320798565014" table:formula="of:=[.BT33]*$$c.mci" table:style-name="ce24">
            <text:p><text:s/>46<text:s/></text:p>
          </table:table-cell>
          <table:table-cell office:value-type="float" office:value="0" table:formula="of:=[.BU33] * ($$c.mil + $$c.Tx)" table:style-name="ce24">
            <text:p><text:s/>-<text:s/></text:p>
          </table:table-cell>
          <table:table-cell office:value-type="float" office:value="180.71374657553281" table:formula="of:=[.BV33]*$$c.mil" table:style-name="ce24">
            <text:p><text:s/>181<text:s/></text:p>
          </table:table-cell>
          <table:table-cell office:value-type="float" office:value="393.44679511108473" table:formula="of:=[.BW33]*$$c.mod" table:style-name="ce24">
            <text:p><text:s/>393<text:s/></text:p>
          </table:table-cell>
          <table:table-cell office:value-type="float" office:value="120.71722271002702" table:formula="of:=[.BX33]*$$c.sev" table:style-name="ce24">
            <text:p><text:s/>12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3:.DC34])" table:style-name="ce33">
            <text:p><text:s/>-<text:s/></text:p>
          </table:table-cell>
          <table:table-cell office:value-type="float" office:value="38.355617964230156" table:formula="of:=AVERAGE([.DD33:.DD34])" table:style-name="ce33">
            <text:p><text:s/>38<text:s/></text:p>
          </table:table-cell>
          <table:table-cell office:value-type="float" office:value="0" table:formula="of:=AVERAGE([.DE33:.DE34])" table:style-name="ce33">
            <text:p><text:s/>-<text:s/></text:p>
          </table:table-cell>
          <table:table-cell office:value-type="float" office:value="145.96496118777733" table:formula="of:=AVERAGE([.DF33:.DF34])" table:style-name="ce33">
            <text:p><text:s/>146<text:s/></text:p>
          </table:table-cell>
          <table:table-cell office:value-type="float" office:value="308.73166143451056" table:formula="of:=AVERAGE([.DG33:.DG34])" table:style-name="ce33">
            <text:p><text:s/>309<text:s/></text:p>
          </table:table-cell>
          <table:table-cell office:value-type="float" office:value="91.83982828647099" table:formula="of:=AVERAGE([.DH33:.DH34])" table:style-name="ce33">
            <text:p><text:s/>92<text:s/></text:p>
          </table:table-cell>
          <table:table-cell office:value-type="float" office:value="0" table:formula="of:=AVERAGE([.DI33:.DI34])" table:style-name="ce33">
            <text:p><text:s/>-<text:s/></text:p>
          </table:table-cell>
          <table:table-cell office:value-type="float" office:value="0" table:formula="of:=[.DJ33]" table:style-name="ce33">
            <text:p><text:s/>-<text:s/></text:p>
          </table:table-cell>
          <table:table-cell table:style-name="ce1"/>
          <table:table-cell office:value-type="float" office:value="0" table:formula="of:=[.DL33]/((1+$$discount_COST)^([.$B33]-1))" table:style-name="ce24">
            <text:p><text:s/>-<text:s/></text:p>
          </table:table-cell>
          <table:table-cell office:value-type="float" office:value="18.624372043590924" table:formula="of:=[.DM33]/((1+$$discount_COST)^([.$B33]-1))" table:style-name="ce24">
            <text:p><text:s/>19<text:s/></text:p>
          </table:table-cell>
          <table:table-cell office:value-type="float" office:value="0" table:formula="of:=[.DN33]/((1+$$discount_COST)^([.$B33]-1))" table:style-name="ce24">
            <text:p><text:s/>-<text:s/></text:p>
          </table:table-cell>
          <table:table-cell office:value-type="float" office:value="70.876337985864552" table:formula="of:=[.DO33]/((1+$$discount_COST)^([.$B33]-1))" table:style-name="ce24">
            <text:p><text:s/>71<text:s/></text:p>
          </table:table-cell>
          <table:table-cell office:value-type="float" office:value="149.91111157574292" table:formula="of:=[.DP33]/((1+$$discount_COST)^([.$B33]-1))" table:style-name="ce24">
            <text:p><text:s/>150<text:s/></text:p>
          </table:table-cell>
          <table:table-cell office:value-type="float" office:value="44.59474833704644" table:formula="of:=[.DQ33]/((1+$$discount_COST)^([.$B33]-1))" table:style-name="ce24">
            <text:p><text:s/>45<text:s/></text:p>
          </table:table-cell>
          <table:table-cell office:value-type="float" office:value="0" table:formula="of:=[.DR33]/((1+$$discount_COST)^([.$B33]-1))" table:style-name="ce24">
            <text:p><text:s/>-<text:s/></text:p>
          </table:table-cell>
          <table:table-cell office:value-type="float" office:value="0" table:formula="of:=[.DS33]/((1+$$discount_COST)^([.$B33]-1))" table:style-name="ce24">
            <text:p><text:s/>-<text:s/></text:p>
          </table:table-cell>
          <table:table-cell table:style-name="ce1"/>
          <table:table-cell office:value-type="float" office:value="284.00656994224482" table:formula="of:=SUM([.DU33:.EB33])" table:style-name="ce33">
            <text:p><text:s/>284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33]+1" table:style-name="ce1">
            <text:p>92</text:p>
          </table:table-cell>
          <table:table-cell office:value-type="float" office:value="1" table:formula="of:=IF([.B3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4]) * (1-[.BB3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4]) * (1-[.BD3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6834951399587572" table:formula="of:=(1 - $$p.mci_mil - $$p.mci_mod - $$p.mci_sev) * [.D34] * (1-[.BB34])" table:style-name="ce40">
            <text:p>0.668349514</text:p>
          </table:table-cell>
          <table:table-cell office:value-type="float" office:value="0.66834951399587572" table:formula="of:=(1 - $$p.mci_mil - $$p.mci_mod - $$p.mci_sev) * (1-[.BC34])" table:style-name="ce44">
            <text:p>0.668349514</text:p>
          </table:table-cell>
          <table:table-cell office:value-type="float" office:value="0" table:formula="of:=$$p.mil_mci * [.D34] * (1-[.BD34])" table:style-name="ce42">
            <text:p>0</text:p>
          </table:table-cell>
          <table:table-cell office:value-type="float" office:value="0" table:formula="of:=$$p.mil_mci * (1-[.BE3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4]) * (1-[.BB3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4]) * (1-[.BD34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340050363117177" table:formula="of:=$$p.mci_mil * [.D34] * (1-[.BB34])" table:style-name="ce40">
            <text:p>0.173400504</text:p>
          </table:table-cell>
          <table:table-cell office:value-type="float" office:value="0.17340050363117177" table:formula="of:=$$p.mci_mil * (1-[.BC34])" table:style-name="ce44">
            <text:p>0.173400504</text:p>
          </table:table-cell>
          <table:table-cell office:value-type="float" office:value="0.46702163070447966" table:formula="of:=(1 - $$p.mil_mci - $$p.mil_mod - $$p.mil_sev) * [.D34] * (1-[.BD34])" table:style-name="ce44">
            <text:p>0.467021631</text:p>
          </table:table-cell>
          <table:table-cell office:value-type="float" office:value="0.46702163070447966" table:formula="of:=(1 - $$p.mil_mci - $$p.mil_mod - $$p.mil_sev) * (1-[.BE34])" table:style-name="ce44">
            <text:p>0.467021631</text:p>
          </table:table-cell>
          <table:table-cell office:value-type="float" office:value="4.0750413072280854E-2" table:formula="of:=$$p.mod_mil * (1-[.BF34])" table:style-name="ce44">
            <text:p>0.040750413</text:p>
          </table:table-cell>
          <table:table-cell office:value-type="float" office:value="0" table:formula="of:=$$p.sev_mil * (1-[.BG3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4])" table:style-name="ce45">
            <text:p>0</text:p>
          </table:table-cell>
          <table:table-cell office:value-type="float" office:value="0" table:formula="of:=$$p.mci_mod * (1-[.BC34])" table:style-name="ce42">
            <text:p>0</text:p>
          </table:table-cell>
          <table:table-cell office:value-type="float" office:value="0.19382059177962113" table:formula="of:=$$p.mil_mod * (1-[.BD34])" table:style-name="ce44">
            <text:p>0.193820592</text:p>
          </table:table-cell>
          <table:table-cell office:value-type="float" office:value="0.19382059177962113" table:formula="of:=$$p.mil_mod * (1-[.BE34])" table:style-name="ce44">
            <text:p>0.193820592</text:p>
          </table:table-cell>
          <table:table-cell office:value-type="float" office:value="0.3765900242541817" table:formula="of:=(1-$$p.mod_mil-$$p.mod_sev) * (1-[.BF34])" table:style-name="ce44">
            <text:p>0.376590024</text:p>
          </table:table-cell>
          <table:table-cell office:value-type="float" office:value="5.1431925090536249E-2" table:formula="of:=$$p.sev_mod * (1-[.BG34])" table:style-name="ce44">
            <text:p>0.05143192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4])" table:style-name="ce45">
            <text:p>0</text:p>
          </table:table-cell>
          <table:table-cell office:value-type="float" office:value="0" table:formula="of:=$$p.mci_sev * (1-[.BC34])" table:style-name="ce42">
            <text:p>0</text:p>
          </table:table-cell>
          <table:table-cell office:value-type="float" office:value="6.615037262103111E-4" table:formula="of:=$$p.mil_sev * (1-[.BD34])" table:style-name="ce44">
            <text:p>0.000661504</text:p>
          </table:table-cell>
          <table:table-cell office:value-type="float" office:value="6.615037262103111E-4" table:formula="of:=$$p.mil_sev * (1-[.BE34])" table:style-name="ce44">
            <text:p>0.000661504</text:p>
          </table:table-cell>
          <table:table-cell office:value-type="float" office:value="5.1055115228489809E-2" table:formula="of:=$$p.mod_sev * (1-[.BF34])" table:style-name="ce44">
            <text:p>0.051055115</text:p>
          </table:table-cell>
          <table:table-cell office:value-type="float" office:value="0.21097585598362828" table:formula="of:=(1-$$p.sev_mil-$$p.sev_mod) * (1-[.BG34])" table:style-name="ce44">
            <text:p>0.210975856</text:p>
          </table:table-cell>
          <table:table-cell office:value-type="float" office:value="0" table:style-name="ce43">
            <text:p>0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40">
            <text:p>0.158249982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44">
            <text:p>0.158249982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44">
            <text:p>0.338496274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44">
            <text:p>0.338496274</text:p>
          </table:table-cell>
          <table:table-cell office:value-type="float" office:value="0.53160444744504765" table:formula="of:=1-EXP(-INDEX($$m.r.mortality_f; [.C34]) * $$hr.mort_mod * $$hr.mort_verymilddem)" table:number-matrix-columns-spanned="1" table:number-matrix-rows-spanned="1" table:style-name="ce44">
            <text:p>0.531604447</text:p>
          </table:table-cell>
          <table:table-cell office:value-type="float" office:value="0.73759221892583549" table:formula="of:=1-EXP(-INDEX($$m.r.mortality_f; [.C34]) * $$hr.mort_sev * $$hr.mort_verymilddem)" table:number-matrix-columns-spanned="1" table:number-matrix-rows-spanned="1" table:style-name="ce44">
            <text:p>0.73759221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4];[.S34];[.Z34];[.AG34];[.AN34];[.AU34];[.BB34])=1" table:style-name="ce29">
            <text:p>TRUE</text:p>
          </table:table-cell>
          <table:table-cell office:value-type="boolean" office:boolean-value="true" table:formula="of:=SUM([.M34];[.T34];[.AA34];[.AH34];[.AO34];[.AV34];[.BC34])=1" table:style-name="ce29">
            <text:p>TRUE</text:p>
          </table:table-cell>
          <table:table-cell office:value-type="boolean" office:boolean-value="true" table:formula="of:=SUM([.N34];[.U34];[.AB34];[.AI34];[.AP34];[.AW34];[.BD34])=1" table:style-name="ce29">
            <text:p>TRUE</text:p>
          </table:table-cell>
          <table:table-cell office:value-type="boolean" office:boolean-value="true" table:formula="of:=SUM([.O34];[.V34];[.AC34];[.AJ34];[.AQ34];[.AX34];[.BE34])=1" table:style-name="ce29">
            <text:p>TRUE</text:p>
          </table:table-cell>
          <table:table-cell office:value-type="boolean" office:boolean-value="true" table:formula="of:=SUM([.P34];[.W34];[.AD34];[.AK34];[.AR34];[.AY34];[.BF34])=1" table:style-name="ce29">
            <text:p>TRUE</text:p>
          </table:table-cell>
          <table:table-cell office:value-type="boolean" office:boolean-value="true" table:formula="of:=SUM([.Q34];[.X34];[.AE34];[.AL34];[.AS34];[.AZ34];[.BG34])=1" table:style-name="ce29">
            <text:p>TRUE</text:p>
          </table:table-cell>
          <table:table-cell office:value-type="boolean" office:boolean-value="true" table:formula="of:=SUM([.R34];[.Y34];[.AF34];[.AM34];[.AT34];[.BA34];[.BH34])=1" table:style-name="ce29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S33:.BY33];TRANSPOSE([.L33:.R33]))" table:number-matrix-columns-spanned="1" table:number-matrix-rows-spanned="1" table:style-name="ce3">
            <text:p>0</text:p>
          </table:table-cell>
          <table:table-cell office:value-type="float" office:value="1.7545683790591295E-3" table:formula="of:=MMULT([.BS33:.BY33];TRANSPOSE([.S33:.Y33]))" table:number-matrix-columns-spanned="1" table:number-matrix-rows-spanned="1" table:style-name="ce3">
            <text:p>0.001754568</text:p>
          </table:table-cell>
          <table:table-cell office:value-type="float" office:value="0" table:formula="of:=MMULT([.BS33:.BY33];TRANSPOSE([.Z33:.AF33]))" table:number-matrix-columns-spanned="1" table:number-matrix-rows-spanned="1" table:style-name="ce3">
            <text:p>0</text:p>
          </table:table-cell>
          <table:table-cell office:value-type="float" office:value="4.2158459926790598E-3" table:formula="of:=MMULT([.BS33:.BY33];TRANSPOSE([.AG33:.AM33]))" table:number-matrix-columns-spanned="1" table:number-matrix-rows-spanned="1" table:style-name="ce3">
            <text:p>0.004215846</text:p>
          </table:table-cell>
          <table:table-cell office:value-type="float" office:value="5.3291742139794972E-3" table:formula="of:=MMULT([.BS33:.BY33];TRANSPOSE([.AN33:.AT33]))" table:number-matrix-columns-spanned="1" table:number-matrix-rows-spanned="1" table:style-name="ce3">
            <text:p>0.005329174</text:p>
          </table:table-cell>
          <table:table-cell office:value-type="float" office:value="9.8426422844507091E-4" table:formula="of:=MMULT([.BS33:.BY33];TRANSPOSE([.AU33:.BA33]))" table:number-matrix-columns-spanned="1" table:number-matrix-rows-spanned="1" table:style-name="ce3">
            <text:p>0.000984264</text:p>
          </table:table-cell>
          <table:table-cell office:value-type="float" office:value="0.98771614718583767" table:formula="of:=MMULT([.BS33:.BY33];TRANSPOSE([.BB33:.BH33]))" table:number-matrix-columns-spanned="1" table:number-matrix-rows-spanned="1" table:style-name="ce3">
            <text:p>0.987716147</text:p>
          </table:table-cell>
          <table:table-cell table:style-name="ce1"/>
          <table:table-cell office:value-type="boolean" office:boolean-value="true" table:formula="of:=SUM([.BS34:.BY34])=1" table:style-name="ce29">
            <text:p>TRUE</text:p>
          </table:table-cell>
          <table:table-cell table:style-name="ce1"/>
          <table:table-cell office:value-type="float" office:value="0" table:formula="of:=[.BS34] * $$u.mci" table:style-name="ce22">
            <text:p>0.00</text:p>
          </table:table-cell>
          <table:table-cell office:value-type="float" office:value="1.2808349167131646E-3" table:formula="of:=[.BT34] * $$u.mci" table:style-name="ce22">
            <text:p>0.00</text:p>
          </table:table-cell>
          <table:table-cell office:value-type="float" office:value="0" table:formula="of:=[.BU34] * $$u.mil" table:style-name="ce22">
            <text:p>0.00</text:p>
          </table:table-cell>
          <table:table-cell office:value-type="float" office:value="2.9089337349485511E-3" table:formula="of:=[.BV34] * $$u.mil" table:style-name="ce22">
            <text:p>0.00</text:p>
          </table:table-cell>
          <table:table-cell office:value-type="float" office:value="2.8244623334091339E-3" table:formula="of:=[.BW34] * $$u.mod" table:style-name="ce22">
            <text:p>0.00</text:p>
          </table:table-cell>
          <table:table-cell office:value-type="float" office:value="3.7402040680912694E-4" table:formula="of:=[.BX34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4:.CC35])" table:style-name="ce31">
            <text:p>0.00</text:p>
          </table:table-cell>
          <table:table-cell office:value-type="float" office:value="1.0684401554036781E-3" table:formula="of:=AVERAGE([.CD34:.CD35])" table:style-name="ce31">
            <text:p>0.00</text:p>
          </table:table-cell>
          <table:table-cell office:value-type="float" office:value="0" table:formula="of:=AVERAGE([.CE34:.CE35])" table:style-name="ce31">
            <text:p>0.00</text:p>
          </table:table-cell>
          <table:table-cell office:value-type="float" office:value="2.3136204921703559E-3" table:formula="of:=AVERAGE([.CF34:.CF35])" table:style-name="ce31">
            <text:p>0.00</text:p>
          </table:table-cell>
          <table:table-cell office:value-type="float" office:value="2.1740145338695134E-3" table:formula="of:=AVERAGE([.CG34:.CG35])" table:style-name="ce31">
            <text:p>0.00</text:p>
          </table:table-cell>
          <table:table-cell office:value-type="float" office:value="2.7869021741164777E-4" table:formula="of:=AVERAGE([.CH34:.CH35])" table:style-name="ce31">
            <text:p>0.00</text:p>
          </table:table-cell>
          <table:table-cell office:value-type="float" office:value="0" table:formula="of:=AVERAGE([.CI34:.CI35])" table:style-name="ce31">
            <text:p>0.00</text:p>
          </table:table-cell>
          <table:table-cell table:style-name="ce1"/>
          <table:table-cell office:value-type="float" office:value="0" table:formula="of:=[.CK34]/((1+$$discount_COST)^([.$B34]-1))" table:style-name="ce22">
            <text:p>0.00</text:p>
          </table:table-cell>
          <table:table-cell office:value-type="float" office:value="5.0125937283274872E-4" table:formula="of:=[.CL34]/((1+$$discount_COST)^([.$B34]-1))" table:style-name="ce22">
            <text:p>0.00</text:p>
          </table:table-cell>
          <table:table-cell office:value-type="float" office:value="0" table:formula="of:=[.CM34]/((1+$$discount_COST)^([.$B34]-1))" table:style-name="ce22">
            <text:p>0.00</text:p>
          </table:table-cell>
          <table:table-cell office:value-type="float" office:value="1.0854365132318908E-3" table:formula="of:=[.CN34]/((1+$$discount_COST)^([.$B34]-1))" table:style-name="ce22">
            <text:p>0.00</text:p>
          </table:table-cell>
          <table:table-cell office:value-type="float" office:value="1.0199402898377449E-3" table:formula="of:=[.CO34]/((1+$$discount_COST)^([.$B34]-1))" table:style-name="ce22">
            <text:p>0.00</text:p>
          </table:table-cell>
          <table:table-cell office:value-type="float" office:value="1.3074769128422074E-4" table:formula="of:=[.CP34]/((1+$$discount_COST)^([.$B34]-1))" table:style-name="ce22">
            <text:p>0.00</text:p>
          </table:table-cell>
          <table:table-cell office:value-type="float" office:value="0" table:formula="of:=[.CQ34]/((1+$$discount_COST)^([.$B34]-1))" table:style-name="ce22">
            <text:p>0.00</text:p>
          </table:table-cell>
          <table:table-cell table:style-name="ce1"/>
          <table:table-cell office:value-type="float" office:value="2.7373838671866054E-3" table:formula="of:=SUM([.CS34:.CY34])" table:style-name="ce31">
            <text:p>0.00</text:p>
          </table:table-cell>
          <table:table-cell table:style-name="ce1"/>
          <table:table-cell office:value-type="float" office:value="0" table:formula="of:=[.BS34] * ($$c.mci + $$c.Tx)" table:style-name="ce24">
            <text:p><text:s/>-<text:s/></text:p>
          </table:table-cell>
          <table:table-cell office:value-type="float" office:value="31.076915129895301" table:formula="of:=[.BT34]*$$c.mci" table:style-name="ce24">
            <text:p><text:s/>31<text:s/></text:p>
          </table:table-cell>
          <table:table-cell office:value-type="float" office:value="0" table:formula="of:=[.BU34] * ($$c.mil + $$c.Tx)" table:style-name="ce24">
            <text:p><text:s/>-<text:s/></text:p>
          </table:table-cell>
          <table:table-cell office:value-type="float" office:value="111.21617580002184" table:formula="of:=[.BV34]*$$c.mil" table:style-name="ce24">
            <text:p><text:s/>111<text:s/></text:p>
          </table:table-cell>
          <table:table-cell office:value-type="float" office:value="224.01652775793644" table:formula="of:=[.BW34]*$$c.mod" table:style-name="ce24">
            <text:p><text:s/>224<text:s/></text:p>
          </table:table-cell>
          <table:table-cell office:value-type="float" office:value="62.962433862914963" table:formula="of:=[.BX34]*$$c.sev" table:style-name="ce24">
            <text:p><text:s/>6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4:.DC35])" table:style-name="ce33">
            <text:p><text:s/>-<text:s/></text:p>
          </table:table-cell>
          <table:table-cell office:value-type="float" office:value="25.92357812672595" table:formula="of:=AVERAGE([.DD34:.DD35])" table:style-name="ce33">
            <text:p><text:s/>26<text:s/></text:p>
          </table:table-cell>
          <table:table-cell office:value-type="float" office:value="0" table:formula="of:=AVERAGE([.DE34:.DE35])" table:style-name="ce33">
            <text:p><text:s/>-<text:s/></text:p>
          </table:table-cell>
          <table:table-cell office:value-type="float" office:value="88.455787184269539" table:formula="of:=AVERAGE([.DF34:.DF35])" table:style-name="ce33">
            <text:p><text:s/>88<text:s/></text:p>
          </table:table-cell>
          <table:table-cell office:value-type="float" office:value="172.42757370565056" table:formula="of:=AVERAGE([.DG34:.DG35])" table:style-name="ce33">
            <text:p><text:s/>172<text:s/></text:p>
          </table:table-cell>
          <table:table-cell office:value-type="float" office:value="46.91459092224612" table:formula="of:=AVERAGE([.DH34:.DH35])" table:style-name="ce33">
            <text:p><text:s/>47<text:s/></text:p>
          </table:table-cell>
          <table:table-cell office:value-type="float" office:value="0" table:formula="of:=AVERAGE([.DI34:.DI35])" table:style-name="ce33">
            <text:p><text:s/>-<text:s/></text:p>
          </table:table-cell>
          <table:table-cell office:value-type="float" office:value="0" table:formula="of:=[.DJ34]" table:style-name="ce33">
            <text:p><text:s/>-<text:s/></text:p>
          </table:table-cell>
          <table:table-cell table:style-name="ce1"/>
          <table:table-cell office:value-type="float" office:value="0" table:formula="of:=[.DL34]/((1+$$discount_COST)^([.$B34]-1))" table:style-name="ce24">
            <text:p><text:s/>-<text:s/></text:p>
          </table:table-cell>
          <table:table-cell office:value-type="float" office:value="12.162063029607729" table:formula="of:=[.DM34]/((1+$$discount_COST)^([.$B34]-1))" table:style-name="ce24">
            <text:p><text:s/>12<text:s/></text:p>
          </table:table-cell>
          <table:table-cell office:value-type="float" office:value="0" table:formula="of:=[.DN34]/((1+$$discount_COST)^([.$B34]-1))" table:style-name="ce24">
            <text:p><text:s/>-<text:s/></text:p>
          </table:table-cell>
          <table:table-cell office:value-type="float" office:value="41.499088351524719" table:formula="of:=[.DO34]/((1+$$discount_COST)^([.$B34]-1))" table:style-name="ce24">
            <text:p><text:s/>41<text:s/></text:p>
          </table:table-cell>
          <table:table-cell office:value-type="float" office:value="80.894504963744652" table:formula="of:=[.DP34]/((1+$$discount_COST)^([.$B34]-1))" table:style-name="ce24">
            <text:p><text:s/>81<text:s/></text:p>
          </table:table-cell>
          <table:table-cell office:value-type="float" office:value="22.010009922834747" table:formula="of:=[.DQ34]/((1+$$discount_COST)^([.$B34]-1))" table:style-name="ce24">
            <text:p><text:s/>22<text:s/></text:p>
          </table:table-cell>
          <table:table-cell office:value-type="float" office:value="0" table:formula="of:=[.DR34]/((1+$$discount_COST)^([.$B34]-1))" table:style-name="ce24">
            <text:p><text:s/>-<text:s/></text:p>
          </table:table-cell>
          <table:table-cell office:value-type="float" office:value="0" table:formula="of:=[.DS34]/((1+$$discount_COST)^([.$B34]-1))" table:style-name="ce24">
            <text:p><text:s/>-<text:s/></text:p>
          </table:table-cell>
          <table:table-cell table:style-name="ce1"/>
          <table:table-cell office:value-type="float" office:value="156.56566626771183" table:formula="of:=SUM([.DU34:.EB34])" table:style-name="ce33">
            <text:p><text:s/>157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34]+1" table:style-name="ce1">
            <text:p>93</text:p>
          </table:table-cell>
          <table:table-cell office:value-type="float" office:value="1" table:formula="of:=IF([.B3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5]) * (1-[.BB3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5]) * (1-[.BD3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5475862826023701" table:formula="of:=(1 - $$p.mci_mil - $$p.mci_mod - $$p.mci_sev) * [.D35] * (1-[.BB35])" table:style-name="ce40">
            <text:p>0.654758628</text:p>
          </table:table-cell>
          <table:table-cell office:value-type="float" office:value="0.65475862826023701" table:formula="of:=(1 - $$p.mci_mil - $$p.mci_mod - $$p.mci_sev) * (1-[.BC35])" table:style-name="ce44">
            <text:p>0.654758628</text:p>
          </table:table-cell>
          <table:table-cell office:value-type="float" office:value="0" table:formula="of:=$$p.mil_mci * [.D35] * (1-[.BD35])" table:style-name="ce42">
            <text:p>0</text:p>
          </table:table-cell>
          <table:table-cell office:value-type="float" office:value="0" table:formula="of:=$$p.mil_mci * (1-[.BE3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5]) * (1-[.BB3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5]) * (1-[.BD35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987440481310934" table:formula="of:=$$p.mci_mil * [.D35] * (1-[.BB35])" table:style-name="ce40">
            <text:p>0.169874405</text:p>
          </table:table-cell>
          <table:table-cell office:value-type="float" office:value="0.16987440481310934" table:formula="of:=$$p.mci_mil * (1-[.BC35])" table:style-name="ce44">
            <text:p>0.169874405</text:p>
          </table:table-cell>
          <table:table-cell office:value-type="float" office:value="0.44456399276847608" table:formula="of:=(1 - $$p.mil_mci - $$p.mil_mod - $$p.mil_sev) * [.D35] * (1-[.BD35])" table:style-name="ce44">
            <text:p>0.444563993</text:p>
          </table:table-cell>
          <table:table-cell office:value-type="float" office:value="0.44456399276847608" table:formula="of:=(1 - $$p.mil_mci - $$p.mil_mod - $$p.mil_sev) * (1-[.BE35])" table:style-name="ce44">
            <text:p>0.444563993</text:p>
          </table:table-cell>
          <table:table-cell office:value-type="float" office:value="3.722634581009273E-2" table:formula="of:=$$p.mod_mil * (1-[.BF35])" table:style-name="ce44">
            <text:p>0.037226346</text:p>
          </table:table-cell>
          <table:table-cell office:value-type="float" office:value="0" table:formula="of:=$$p.sev_mil * (1-[.BG3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5])" table:style-name="ce45">
            <text:p>0</text:p>
          </table:table-cell>
          <table:table-cell office:value-type="float" office:value="0" table:formula="of:=$$p.mci_mod * (1-[.BC35])" table:style-name="ce42">
            <text:p>0</text:p>
          </table:table-cell>
          <table:table-cell office:value-type="float" office:value="0.18450035393932504" table:formula="of:=$$p.mil_mod * (1-[.BD35])" table:style-name="ce44">
            <text:p>0.184500354</text:p>
          </table:table-cell>
          <table:table-cell office:value-type="float" office:value="0.18450035393932504" table:formula="of:=$$p.mil_mod * (1-[.BE35])" table:style-name="ce44">
            <text:p>0.184500354</text:p>
          </table:table-cell>
          <table:table-cell office:value-type="float" office:value="0.34402278196913288" table:formula="of:=(1-$$p.mod_mil-$$p.mod_sev) * (1-[.BF35])" table:style-name="ce44">
            <text:p>0.344022782</text:p>
          </table:table-cell>
          <table:table-cell office:value-type="float" office:value="4.3847204240330138E-2" table:formula="of:=$$p.sev_mod * (1-[.BG35])" table:style-name="ce44">
            <text:p>0.04384720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5])" table:style-name="ce45">
            <text:p>0</text:p>
          </table:table-cell>
          <table:table-cell office:value-type="float" office:value="0" table:formula="of:=$$p.mci_sev * (1-[.BC35])" table:style-name="ce42">
            <text:p>0</text:p>
          </table:table-cell>
          <table:table-cell office:value-type="float" office:value="6.2969404074854959E-4" table:formula="of:=$$p.mil_sev * (1-[.BD35])" table:style-name="ce44">
            <text:p>0.000629694</text:p>
          </table:table-cell>
          <table:table-cell office:value-type="float" office:value="6.2969404074854959E-4" table:formula="of:=$$p.mil_sev * (1-[.BE35])" table:style-name="ce44">
            <text:p>0.000629694</text:p>
          </table:table-cell>
          <table:table-cell office:value-type="float" office:value="4.6639904520690896E-2" table:formula="of:=$$p.mod_sev * (1-[.BF35])" table:style-name="ce44">
            <text:p>0.046639905</text:p>
          </table:table-cell>
          <table:table-cell office:value-type="float" office:value="0.17986302147563998" table:formula="of:=(1-$$p.sev_mil-$$p.sev_mod) * (1-[.BG35])" table:style-name="ce44">
            <text:p>0.179863021</text:p>
          </table:table-cell>
          <table:table-cell office:value-type="float" office:value="0" table:style-name="ce43">
            <text:p>0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40">
            <text:p>0.175366967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44">
            <text:p>0.175366967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44">
            <text:p>0.370305959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44">
            <text:p>0.370305959</text:p>
          </table:table-cell>
          <table:table-cell office:value-type="float" office:value="0.57211096770008352" table:formula="of:=1-EXP(-INDEX($$m.r.mortality_f; [.C35]) * $$hr.mort_mod * $$hr.mort_verymilddem)" table:number-matrix-columns-spanned="1" table:number-matrix-rows-spanned="1" table:style-name="ce44">
            <text:p>0.572110968</text:p>
          </table:table-cell>
          <table:table-cell office:value-type="float" office:value="0.7762897742840299" table:formula="of:=1-EXP(-INDEX($$m.r.mortality_f; [.C35]) * $$hr.mort_sev * $$hr.mort_verymilddem)" table:number-matrix-columns-spanned="1" table:number-matrix-rows-spanned="1" table:style-name="ce44">
            <text:p>0.776289774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5];[.S35];[.Z35];[.AG35];[.AN35];[.AU35];[.BB35])=1" table:style-name="ce29">
            <text:p>TRUE</text:p>
          </table:table-cell>
          <table:table-cell office:value-type="boolean" office:boolean-value="true" table:formula="of:=SUM([.M35];[.T35];[.AA35];[.AH35];[.AO35];[.AV35];[.BC35])=1" table:style-name="ce29">
            <text:p>TRUE</text:p>
          </table:table-cell>
          <table:table-cell office:value-type="boolean" office:boolean-value="true" table:formula="of:=SUM([.N35];[.U35];[.AB35];[.AI35];[.AP35];[.AW35];[.BD35])=1" table:style-name="ce29">
            <text:p>TRUE</text:p>
          </table:table-cell>
          <table:table-cell office:value-type="boolean" office:boolean-value="true" table:formula="of:=SUM([.O35];[.V35];[.AC35];[.AJ35];[.AQ35];[.AX35];[.BE35])=1" table:style-name="ce29">
            <text:p>TRUE</text:p>
          </table:table-cell>
          <table:table-cell office:value-type="boolean" office:boolean-value="true" table:formula="of:=SUM([.P35];[.W35];[.AD35];[.AK35];[.AR35];[.AY35];[.BF35])=1" table:style-name="ce29">
            <text:p>TRUE</text:p>
          </table:table-cell>
          <table:table-cell office:value-type="boolean" office:boolean-value="true" table:formula="of:=SUM([.Q35];[.X35];[.AE35];[.AL35];[.AS35];[.AZ35];[.BG35])=1" table:style-name="ce29">
            <text:p>TRUE</text:p>
          </table:table-cell>
          <table:table-cell office:value-type="boolean" office:boolean-value="true" table:formula="of:=SUM([.R35];[.Y35];[.AF35];[.AM35];[.AT35];[.BA35];[.BH35])=1" table:style-name="ce29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S34:.BY34];TRANSPOSE([.L34:.R34]))" table:number-matrix-columns-spanned="1" table:number-matrix-rows-spanned="1" table:style-name="ce3">
            <text:p>0</text:p>
          </table:table-cell>
          <table:table-cell office:value-type="float" office:value="1.1726649234167007E-3" table:formula="of:=MMULT([.BS34:.BY34];TRANSPOSE([.S34:.Y34]))" table:number-matrix-columns-spanned="1" table:number-matrix-rows-spanned="1" table:style-name="ce3">
            <text:p>0.001172665</text:p>
          </table:table-cell>
          <table:table-cell office:value-type="float" office:value="0" table:formula="of:=MMULT([.BS34:.BY34];TRANSPOSE([.Z34:.AF34]))" table:number-matrix-columns-spanned="1" table:number-matrix-rows-spanned="1" table:style-name="ce3">
            <text:p>0</text:p>
          </table:table-cell>
          <table:table-cell office:value-type="float" office:value="2.4903003614379143E-3" table:formula="of:=MMULT([.BS34:.BY34];TRANSPOSE([.AG34:.AM34]))" table:number-matrix-columns-spanned="1" table:number-matrix-rows-spanned="1" table:style-name="ce3">
            <text:p>0.0024903</text:p>
          </table:table-cell>
          <table:table-cell office:value-type="float" office:value="2.8746542157167794E-3" table:formula="of:=MMULT([.BS34:.BY34];TRANSPOSE([.AN34:.AT34]))" table:number-matrix-columns-spanned="1" table:number-matrix-rows-spanned="1" table:style-name="ce3">
            <text:p>0.002874654</text:p>
          </table:table-cell>
          <table:table-cell office:value-type="float" office:value="4.8252638951097013E-4" table:formula="of:=MMULT([.BS34:.BY34];TRANSPOSE([.AU34:.BA34]))" table:number-matrix-columns-spanned="1" table:number-matrix-rows-spanned="1" table:style-name="ce3">
            <text:p>0.000482526</text:p>
          </table:table-cell>
          <table:table-cell office:value-type="float" office:value="0.99297985410991807" table:formula="of:=MMULT([.BS34:.BY34];TRANSPOSE([.BB34:.BH34]))" table:number-matrix-columns-spanned="1" table:number-matrix-rows-spanned="1" table:style-name="ce3">
            <text:p>0.992979854</text:p>
          </table:table-cell>
          <table:table-cell table:style-name="ce1"/>
          <table:table-cell office:value-type="boolean" office:boolean-value="true" table:formula="of:=SUM([.BS35:.BY35])=1" table:style-name="ce29">
            <text:p>TRUE</text:p>
          </table:table-cell>
          <table:table-cell table:style-name="ce1"/>
          <table:table-cell office:value-type="float" office:value="0" table:formula="of:=[.BS35] * $$u.mci" table:style-name="ce22">
            <text:p>0.00</text:p>
          </table:table-cell>
          <table:table-cell office:value-type="float" office:value="8.5604539409419146E-4" table:formula="of:=[.BT35] * $$u.mci" table:style-name="ce22">
            <text:p>0.00</text:p>
          </table:table-cell>
          <table:table-cell office:value-type="float" office:value="0" table:formula="of:=[.BU35] * $$u.mil" table:style-name="ce22">
            <text:p>0.00</text:p>
          </table:table-cell>
          <table:table-cell office:value-type="float" office:value="1.7183072493921606E-3" table:formula="of:=[.BV35] * $$u.mil" table:style-name="ce22">
            <text:p>0.00</text:p>
          </table:table-cell>
          <table:table-cell office:value-type="float" office:value="1.5235667343298932E-3" table:formula="of:=[.BW35] * $$u.mod" table:style-name="ce22">
            <text:p>0.00</text:p>
          </table:table-cell>
          <table:table-cell office:value-type="float" office:value="1.8336002801416865E-4" table:formula="of:=[.BX35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5:.CC36])" table:style-name="ce31">
            <text:p>0.00</text:p>
          </table:table-cell>
          <table:table-cell office:value-type="float" office:value="7.0827425102989918E-4" table:formula="of:=AVERAGE([.CD35:.CD36])" table:style-name="ce31">
            <text:p>0.00</text:p>
          </table:table-cell>
          <table:table-cell office:value-type="float" office:value="0" table:formula="of:=AVERAGE([.CE35:.CE36])" table:style-name="ce31">
            <text:p>0.00</text:p>
          </table:table-cell>
          <table:table-cell office:value-type="float" office:value="1.3467478170935995E-3" table:formula="of:=AVERAGE([.CF35:.CF36])" table:style-name="ce31">
            <text:p>0.00</text:p>
          </table:table-cell>
          <table:table-cell office:value-type="float" office:value="1.1512181641768265E-3" table:formula="of:=AVERAGE([.CG35:.CG36])" table:style-name="ce31">
            <text:p>0.00</text:p>
          </table:table-cell>
          <table:table-cell office:value-type="float" office:value="1.3394178617050519E-4" table:formula="of:=AVERAGE([.CH35:.CH36])" table:style-name="ce31">
            <text:p>0.00</text:p>
          </table:table-cell>
          <table:table-cell office:value-type="float" office:value="0" table:formula="of:=AVERAGE([.CI35:.CI36])" table:style-name="ce31">
            <text:p>0.00</text:p>
          </table:table-cell>
          <table:table-cell table:style-name="ce1"/>
          <table:table-cell office:value-type="float" office:value="0" table:formula="of:=[.CK35]/((1+$$discount_COST)^([.$B35]-1))" table:style-name="ce22">
            <text:p>0.00</text:p>
          </table:table-cell>
          <table:table-cell office:value-type="float" office:value="3.2105054262701453E-4" table:formula="of:=[.CL35]/((1+$$discount_COST)^([.$B35]-1))" table:style-name="ce22">
            <text:p>0.00</text:p>
          </table:table-cell>
          <table:table-cell office:value-type="float" office:value="0" table:formula="of:=[.CM35]/((1+$$discount_COST)^([.$B35]-1))" table:style-name="ce22">
            <text:p>0.00</text:p>
          </table:table-cell>
          <table:table-cell office:value-type="float" office:value="6.1046143754475571E-4" table:formula="of:=[.CN35]/((1+$$discount_COST)^([.$B35]-1))" table:style-name="ce22">
            <text:p>0.00</text:p>
          </table:table-cell>
          <table:table-cell office:value-type="float" office:value="5.218306549385533E-4" table:formula="of:=[.CO35]/((1+$$discount_COST)^([.$B35]-1))" table:style-name="ce22">
            <text:p>0.00</text:p>
          </table:table-cell>
          <table:table-cell office:value-type="float" office:value="6.0713887407233931E-5" table:formula="of:=[.CP35]/((1+$$discount_COST)^([.$B35]-1))" table:style-name="ce22">
            <text:p>0.00</text:p>
          </table:table-cell>
          <table:table-cell office:value-type="float" office:value="0" table:formula="of:=[.CQ35]/((1+$$discount_COST)^([.$B35]-1))" table:style-name="ce22">
            <text:p>0.00</text:p>
          </table:table-cell>
          <table:table-cell table:style-name="ce1"/>
          <table:table-cell office:value-type="float" office:value="1.5140565225175574E-3" table:formula="of:=SUM([.CS35:.CY35])" table:style-name="ce31">
            <text:p>0.00</text:p>
          </table:table-cell>
          <table:table-cell table:style-name="ce1"/>
          <table:table-cell office:value-type="float" office:value="0" table:formula="of:=[.BS35] * ($$c.mci + $$c.Tx)" table:style-name="ce24">
            <text:p><text:s/>-<text:s/></text:p>
          </table:table-cell>
          <table:table-cell office:value-type="float" office:value="20.770241123556602" table:formula="of:=[.BT35]*$$c.mci" table:style-name="ce24">
            <text:p><text:s/>21<text:s/></text:p>
          </table:table-cell>
          <table:table-cell office:value-type="float" office:value="0" table:formula="of:=[.BU35] * ($$c.mil + $$c.Tx)" table:style-name="ce24">
            <text:p><text:s/>-<text:s/></text:p>
          </table:table-cell>
          <table:table-cell office:value-type="float" office:value="65.695398568517234" table:formula="of:=[.BV35]*$$c.mil" table:style-name="ce24">
            <text:p><text:s/>66<text:s/></text:p>
          </table:table-cell>
          <table:table-cell office:value-type="float" office:value="120.83861965336465" table:formula="of:=[.BW35]*$$c.mod" table:style-name="ce24">
            <text:p><text:s/>121<text:s/></text:p>
          </table:table-cell>
          <table:table-cell office:value-type="float" office:value="30.866747981577269" table:formula="of:=[.BX35]*$$c.sev" table:style-name="ce24">
            <text:p><text:s/>3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5:.DC36])" table:style-name="ce33">
            <text:p><text:s/>-<text:s/></text:p>
          </table:table-cell>
          <table:table-cell office:value-type="float" office:value="17.184867855125443" table:formula="of:=AVERAGE([.DD35:.DD36])" table:style-name="ce33">
            <text:p><text:s/>17<text:s/></text:p>
          </table:table-cell>
          <table:table-cell office:value-type="float" office:value="0" table:formula="of:=AVERAGE([.DE35:.DE36])" table:style-name="ce33">
            <text:p><text:s/>-<text:s/></text:p>
          </table:table-cell>
          <table:table-cell office:value-type="float" office:value="51.489705724364512" table:formula="of:=AVERAGE([.DF35:.DF36])" table:style-name="ce33">
            <text:p><text:s/>51<text:s/></text:p>
          </table:table-cell>
          <table:table-cell office:value-type="float" office:value="91.306544534259189" table:formula="of:=AVERAGE([.DG35:.DG36])" table:style-name="ce33">
            <text:p><text:s/>91<text:s/></text:p>
          </table:table-cell>
          <table:table-cell office:value-type="float" office:value="22.547702477487757" table:formula="of:=AVERAGE([.DH35:.DH36])" table:style-name="ce33">
            <text:p><text:s/>23<text:s/></text:p>
          </table:table-cell>
          <table:table-cell office:value-type="float" office:value="0" table:formula="of:=AVERAGE([.DI35:.DI36])" table:style-name="ce33">
            <text:p><text:s/>-<text:s/></text:p>
          </table:table-cell>
          <table:table-cell office:value-type="float" office:value="0" table:formula="of:=[.DJ35]" table:style-name="ce33">
            <text:p><text:s/>-<text:s/></text:p>
          </table:table-cell>
          <table:table-cell table:style-name="ce1"/>
          <table:table-cell office:value-type="float" office:value="0" table:formula="of:=[.DL35]/((1+$$discount_COST)^([.$B35]-1))" table:style-name="ce24">
            <text:p><text:s/>-<text:s/></text:p>
          </table:table-cell>
          <table:table-cell office:value-type="float" office:value="7.7896537137118917" table:formula="of:=[.DM35]/((1+$$discount_COST)^([.$B35]-1))" table:style-name="ce24">
            <text:p><text:s/>8<text:s/></text:p>
          </table:table-cell>
          <table:table-cell office:value-type="float" office:value="0" table:formula="of:=[.DN35]/((1+$$discount_COST)^([.$B35]-1))" table:style-name="ce24">
            <text:p><text:s/>-<text:s/></text:p>
          </table:table-cell>
          <table:table-cell office:value-type="float" office:value="23.339543882154612" table:formula="of:=[.DO35]/((1+$$discount_COST)^([.$B35]-1))" table:style-name="ce24">
            <text:p><text:s/>23<text:s/></text:p>
          </table:table-cell>
          <table:table-cell office:value-type="float" office:value="41.387944889280064" table:formula="of:=[.DP35]/((1+$$discount_COST)^([.$B35]-1))" table:style-name="ce24">
            <text:p><text:s/>41<text:s/></text:p>
          </table:table-cell>
          <table:table-cell office:value-type="float" office:value="10.22054960329814" table:formula="of:=[.DQ35]/((1+$$discount_COST)^([.$B35]-1))" table:style-name="ce24">
            <text:p><text:s/>10<text:s/></text:p>
          </table:table-cell>
          <table:table-cell office:value-type="float" office:value="0" table:formula="of:=[.DR35]/((1+$$discount_COST)^([.$B35]-1))" table:style-name="ce24">
            <text:p><text:s/>-<text:s/></text:p>
          </table:table-cell>
          <table:table-cell office:value-type="float" office:value="0" table:formula="of:=[.DS35]/((1+$$discount_COST)^([.$B35]-1))" table:style-name="ce24">
            <text:p><text:s/>-<text:s/></text:p>
          </table:table-cell>
          <table:table-cell table:style-name="ce1"/>
          <table:table-cell office:value-type="float" office:value="82.737692088444703" table:formula="of:=SUM([.DU35:.EB35])" table:style-name="ce33">
            <text:p><text:s/>83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35]+1" table:style-name="ce1">
            <text:p>94</text:p>
          </table:table-cell>
          <table:table-cell office:value-type="float" office:value="1" table:formula="of:=IF([.B3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6]) * (1-[.BB3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6]) * (1-[.BD3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4025700191952961" table:formula="of:=(1 - $$p.mci_mil - $$p.mci_mod - $$p.mci_sev) * [.D36] * (1-[.BB36])" table:style-name="ce40">
            <text:p>0.640257002</text:p>
          </table:table-cell>
          <table:table-cell office:value-type="float" office:value="0.64025700191952961" table:formula="of:=(1 - $$p.mci_mil - $$p.mci_mod - $$p.mci_sev) * (1-[.BC36])" table:style-name="ce44">
            <text:p>0.640257002</text:p>
          </table:table-cell>
          <table:table-cell office:value-type="float" office:value="0" table:formula="of:=$$p.mil_mci * [.D36] * (1-[.BD36])" table:style-name="ce42">
            <text:p>0</text:p>
          </table:table-cell>
          <table:table-cell office:value-type="float" office:value="0" table:formula="of:=$$p.mil_mci * (1-[.BE3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6]) * (1-[.BB3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6]) * (1-[.BD36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611201813025578" table:formula="of:=$$p.mci_mil * [.D36] * (1-[.BB36])" table:style-name="ce40">
            <text:p>0.166112018</text:p>
          </table:table-cell>
          <table:table-cell office:value-type="float" office:value="0.16611201813025578" table:formula="of:=$$p.mci_mil * (1-[.BC36])" table:style-name="ce44">
            <text:p>0.166112018</text:p>
          </table:table-cell>
          <table:table-cell office:value-type="float" office:value="0.42131003279767837" table:formula="of:=(1 - $$p.mil_mci - $$p.mil_mod - $$p.mil_sev) * [.D36] * (1-[.BD36])" table:style-name="ce44">
            <text:p>0.421310033</text:p>
          </table:table-cell>
          <table:table-cell office:value-type="float" office:value="0.42131003279767837" table:formula="of:=(1 - $$p.mil_mci - $$p.mil_mod - $$p.mil_sev) * (1-[.BE36])" table:style-name="ce44">
            <text:p>0.421310033</text:p>
          </table:table-cell>
          <table:table-cell office:value-type="float" office:value="3.3730826326886669E-2" table:formula="of:=$$p.mod_mil * (1-[.BF36])" table:style-name="ce44">
            <text:p>0.033730826</text:p>
          </table:table-cell>
          <table:table-cell office:value-type="float" office:value="0" table:formula="of:=$$p.sev_mil * (1-[.BG3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6])" table:style-name="ce45">
            <text:p>0</text:p>
          </table:table-cell>
          <table:table-cell office:value-type="float" office:value="0" table:formula="of:=$$p.mci_mod * (1-[.BC36])" table:style-name="ce42">
            <text:p>0</text:p>
          </table:table-cell>
          <table:table-cell office:value-type="float" office:value="0.17484963117524044" table:formula="of:=$$p.mil_mod * (1-[.BD36])" table:style-name="ce44">
            <text:p>0.174849631</text:p>
          </table:table-cell>
          <table:table-cell office:value-type="float" office:value="0.17484963117524044" table:formula="of:=$$p.mil_mod * (1-[.BE36])" table:style-name="ce44">
            <text:p>0.174849631</text:p>
          </table:table-cell>
          <table:table-cell office:value-type="float" office:value="0.31171936053812516" table:formula="of:=(1-$$p.mod_mil-$$p.mod_sev) * (1-[.BF36])" table:style-name="ce44">
            <text:p>0.311719361</text:p>
          </table:table-cell>
          <table:table-cell office:value-type="float" office:value="3.6847110432961468E-2" table:formula="of:=$$p.sev_mod * (1-[.BG36])" table:style-name="ce44">
            <text:p>0.0368471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6])" table:style-name="ce45">
            <text:p>0</text:p>
          </table:table-cell>
          <table:table-cell office:value-type="float" office:value="0" table:formula="of:=$$p.mci_sev * (1-[.BC36])" table:style-name="ce42">
            <text:p>0</text:p>
          </table:table-cell>
          <table:table-cell office:value-type="float" office:value="5.9675642039331211E-4" table:formula="of:=$$p.mil_sev * (1-[.BD36])" table:style-name="ce44">
            <text:p>0.000596756</text:p>
          </table:table-cell>
          <table:table-cell office:value-type="float" office:value="5.9675642039331211E-4" table:formula="of:=$$p.mil_sev * (1-[.BE36])" table:style-name="ce44">
            <text:p>0.000596756</text:p>
          </table:table-cell>
          <table:table-cell office:value-type="float" office:value="4.2260460570467215E-2" table:formula="of:=$$p.mod_sev * (1-[.BF36])" table:style-name="ce44">
            <text:p>0.042260461</text:p>
          </table:table-cell>
          <table:table-cell office:value-type="float" office:value="0.15114835095969908" table:formula="of:=(1-$$p.sev_mil-$$p.sev_mod) * (1-[.BG36])" table:style-name="ce44">
            <text:p>0.151148351</text:p>
          </table:table-cell>
          <table:table-cell office:value-type="float" office:value="0" table:style-name="ce43">
            <text:p>0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40">
            <text:p>0.19363098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44">
            <text:p>0.1936309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44">
            <text:p>0.4032435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44">
            <text:p>0.40324358</text:p>
          </table:table-cell>
          <table:table-cell office:value-type="float" office:value="0.61228935256452099" table:formula="of:=1-EXP(-INDEX($$m.r.mortality_f; [.C36]) * $$hr.mort_mod * $$hr.mort_verymilddem)" table:number-matrix-columns-spanned="1" table:number-matrix-rows-spanned="1" table:style-name="ce44">
            <text:p>0.612289353</text:p>
          </table:table-cell>
          <table:table-cell office:value-type="float" office:value="0.81200453860733945" table:formula="of:=1-EXP(-INDEX($$m.r.mortality_f; [.C36]) * $$hr.mort_sev * $$hr.mort_verymilddem)" table:number-matrix-columns-spanned="1" table:number-matrix-rows-spanned="1" table:style-name="ce44">
            <text:p>0.81200453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6];[.S36];[.Z36];[.AG36];[.AN36];[.AU36];[.BB36])=1" table:style-name="ce29">
            <text:p>TRUE</text:p>
          </table:table-cell>
          <table:table-cell office:value-type="boolean" office:boolean-value="true" table:formula="of:=SUM([.M36];[.T36];[.AA36];[.AH36];[.AO36];[.AV36];[.BC36])=1" table:style-name="ce29">
            <text:p>TRUE</text:p>
          </table:table-cell>
          <table:table-cell office:value-type="boolean" office:boolean-value="true" table:formula="of:=SUM([.N36];[.U36];[.AB36];[.AI36];[.AP36];[.AW36];[.BD36])=1" table:style-name="ce29">
            <text:p>TRUE</text:p>
          </table:table-cell>
          <table:table-cell office:value-type="boolean" office:boolean-value="true" table:formula="of:=SUM([.O36];[.V36];[.AC36];[.AJ36];[.AQ36];[.AX36];[.BE36])=1" table:style-name="ce29">
            <text:p>TRUE</text:p>
          </table:table-cell>
          <table:table-cell office:value-type="boolean" office:boolean-value="true" table:formula="of:=SUM([.P36];[.W36];[.AD36];[.AK36];[.AR36];[.AY36];[.BF36])=1" table:style-name="ce29">
            <text:p>TRUE</text:p>
          </table:table-cell>
          <table:table-cell office:value-type="boolean" office:boolean-value="true" table:formula="of:=SUM([.Q36];[.X36];[.AE36];[.AL36];[.AS36];[.AZ36];[.BG36])=1" table:style-name="ce29">
            <text:p>TRUE</text:p>
          </table:table-cell>
          <table:table-cell office:value-type="boolean" office:boolean-value="true" table:formula="of:=SUM([.R36];[.Y36];[.AF36];[.AM36];[.AT36];[.BA36];[.BH36])=1" table:style-name="ce29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S35:.BY35];TRANSPOSE([.L35:.R35]))" table:number-matrix-columns-spanned="1" table:number-matrix-rows-spanned="1" table:style-name="ce3">
            <text:p>0</text:p>
          </table:table-cell>
          <table:table-cell office:value-type="float" office:value="7.6781247666521477E-4" table:formula="of:=MMULT([.BS35:.BY35];TRANSPOSE([.S35:.Y35]))" table:number-matrix-columns-spanned="1" table:number-matrix-rows-spanned="1" table:style-name="ce3">
            <text:p>0.000767812</text:p>
          </table:table-cell>
          <table:table-cell office:value-type="float" office:value="0" table:formula="of:=MMULT([.BS35:.BY35];TRANSPOSE([.Z35:.AF35]))" table:number-matrix-columns-spanned="1" table:number-matrix-rows-spanned="1" table:style-name="ce3">
            <text:p>0</text:p>
          </table:table-cell>
          <table:table-cell office:value-type="float" office:value="1.4133164997029545E-3" table:formula="of:=MMULT([.BS35:.BY35];TRANSPOSE([.AG35:.AM35]))" table:number-matrix-columns-spanned="1" table:number-matrix-rows-spanned="1" table:style-name="ce3">
            <text:p>0.001413316</text:p>
          </table:table-cell>
          <table:table-cell office:value-type="float" office:value="1.4695652717429432E-3" table:formula="of:=MMULT([.BS35:.BY35];TRANSPOSE([.AN35:.AT35]))" table:number-matrix-columns-spanned="1" table:number-matrix-rows-spanned="1" table:style-name="ce3">
            <text:p>0.001469565</text:p>
          </table:table-cell>
          <table:table-cell office:value-type="float" office:value="2.2243037980747822E-4" table:formula="of:=MMULT([.BS35:.BY35];TRANSPOSE([.AU35:.BA35]))" table:number-matrix-columns-spanned="1" table:number-matrix-rows-spanned="1" table:style-name="ce3">
            <text:p>0.00022243</text:p>
          </table:table-cell>
          <table:table-cell office:value-type="float" office:value="0.99612687537208189" table:formula="of:=MMULT([.BS35:.BY35];TRANSPOSE([.BB35:.BH35]))" table:number-matrix-columns-spanned="1" table:number-matrix-rows-spanned="1" table:style-name="ce3">
            <text:p>0.996126875</text:p>
          </table:table-cell>
          <table:table-cell table:style-name="ce1"/>
          <table:table-cell office:value-type="boolean" office:boolean-value="true" table:formula="of:=SUM([.BS36:.BY36])=1" table:style-name="ce29">
            <text:p>TRUE</text:p>
          </table:table-cell>
          <table:table-cell table:style-name="ce1"/>
          <table:table-cell office:value-type="float" office:value="0" table:formula="of:=[.BS36] * $$u.mci" table:style-name="ce22">
            <text:p>0.00</text:p>
          </table:table-cell>
          <table:table-cell office:value-type="float" office:value="5.6050310796560679E-4" table:formula="of:=[.BT36] * $$u.mci" table:style-name="ce22">
            <text:p>0.00</text:p>
          </table:table-cell>
          <table:table-cell office:value-type="float" office:value="0" table:formula="of:=[.BU36] * $$u.mil" table:style-name="ce22">
            <text:p>0.00</text:p>
          </table:table-cell>
          <table:table-cell office:value-type="float" office:value="9.7518838479503859E-4" table:formula="of:=[.BV36] * $$u.mil" table:style-name="ce22">
            <text:p>0.00</text:p>
          </table:table-cell>
          <table:table-cell office:value-type="float" office:value="7.7886959402375994E-4" table:formula="of:=[.BW36] * $$u.mod" table:style-name="ce22">
            <text:p>0.00</text:p>
          </table:table-cell>
          <table:table-cell office:value-type="float" office:value="8.4523544326841729E-5" table:formula="of:=[.BX36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6:.CC37])" table:style-name="ce31">
            <text:p>0.00</text:p>
          </table:table-cell>
          <table:table-cell office:value-type="float" office:value="4.5968457371912226E-4" table:formula="of:=AVERAGE([.CD36:.CD37])" table:style-name="ce31">
            <text:p>0.00</text:p>
          </table:table-cell>
          <table:table-cell office:value-type="float" office:value="0" table:formula="of:=AVERAGE([.CE36:.CE37])" table:style-name="ce31">
            <text:p>0.00</text:p>
          </table:table-cell>
          <table:table-cell office:value-type="float" office:value="7.5412634078403937E-4" table:formula="of:=AVERAGE([.CF36:.CF37])" table:style-name="ce31">
            <text:p>0.00</text:p>
          </table:table-cell>
          <table:table-cell office:value-type="float" office:value="5.7848731605868685E-4" table:formula="of:=AVERAGE([.CG36:.CG37])" table:style-name="ce31">
            <text:p>0.00</text:p>
          </table:table-cell>
          <table:table-cell office:value-type="float" office:value="6.0609672408875001E-5" table:formula="of:=AVERAGE([.CH36:.CH37])" table:style-name="ce31">
            <text:p>0.00</text:p>
          </table:table-cell>
          <table:table-cell office:value-type="float" office:value="0" table:formula="of:=AVERAGE([.CI36:.CI37])" table:style-name="ce31">
            <text:p>0.00</text:p>
          </table:table-cell>
          <table:table-cell table:style-name="ce1"/>
          <table:table-cell office:value-type="float" office:value="0" table:formula="of:=[.CK36]/((1+$$discount_COST)^([.$B36]-1))" table:style-name="ce22">
            <text:p>0.00</text:p>
          </table:table-cell>
          <table:table-cell office:value-type="float" office:value="2.0132213840151346E-4" table:formula="of:=[.CL36]/((1+$$discount_COST)^([.$B36]-1))" table:style-name="ce22">
            <text:p>0.00</text:p>
          </table:table-cell>
          <table:table-cell office:value-type="float" office:value="0" table:formula="of:=[.CM36]/((1+$$discount_COST)^([.$B36]-1))" table:style-name="ce22">
            <text:p>0.00</text:p>
          </table:table-cell>
          <table:table-cell office:value-type="float" office:value="3.3027501080407843E-4" table:formula="of:=[.CN36]/((1+$$discount_COST)^([.$B36]-1))" table:style-name="ce22">
            <text:p>0.00</text:p>
          </table:table-cell>
          <table:table-cell office:value-type="float" office:value="2.5335264693534864E-4" table:formula="of:=[.CO36]/((1+$$discount_COST)^([.$B36]-1))" table:style-name="ce22">
            <text:p>0.00</text:p>
          </table:table-cell>
          <table:table-cell office:value-type="float" office:value="2.6544438414471717E-5" table:formula="of:=[.CP36]/((1+$$discount_COST)^([.$B36]-1))" table:style-name="ce22">
            <text:p>0.00</text:p>
          </table:table-cell>
          <table:table-cell office:value-type="float" office:value="0" table:formula="of:=[.CQ36]/((1+$$discount_COST)^([.$B36]-1))" table:style-name="ce22">
            <text:p>0.00</text:p>
          </table:table-cell>
          <table:table-cell table:style-name="ce1"/>
          <table:table-cell office:value-type="float" office:value="8.1149423455541226E-4" table:formula="of:=SUM([.CS36:.CY36])" table:style-name="ce31">
            <text:p>0.00</text:p>
          </table:table-cell>
          <table:table-cell table:style-name="ce1"/>
          <table:table-cell office:value-type="float" office:value="0" table:formula="of:=[.BS36] * ($$c.mci + $$c.Tx)" table:style-name="ce24">
            <text:p><text:s/>-<text:s/></text:p>
          </table:table-cell>
          <table:table-cell office:value-type="float" office:value="13.599494586694284" table:formula="of:=[.BT36]*$$c.mci" table:style-name="ce24">
            <text:p><text:s/>14<text:s/></text:p>
          </table:table-cell>
          <table:table-cell office:value-type="float" office:value="0" table:formula="of:=[.BU36] * ($$c.mil + $$c.Tx)" table:style-name="ce24">
            <text:p><text:s/>-<text:s/></text:p>
          </table:table-cell>
          <table:table-cell office:value-type="float" office:value="37.28401288021179" table:formula="of:=[.BV36]*$$c.mil" table:style-name="ce24">
            <text:p><text:s/>37<text:s/></text:p>
          </table:table-cell>
          <table:table-cell office:value-type="float" office:value="61.774469415153746" table:formula="of:=[.BW36]*$$c.mod" table:style-name="ce24">
            <text:p><text:s/>62<text:s/></text:p>
          </table:table-cell>
          <table:table-cell office:value-type="float" office:value="14.228656973398246" table:formula="of:=[.BX36]*$$c.sev" table:style-name="ce24">
            <text:p><text:s/>14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6:.DC37])" table:style-name="ce33">
            <text:p><text:s/>-<text:s/></text:p>
          </table:table-cell>
          <table:table-cell office:value-type="float" office:value="11.153333109196019" table:formula="of:=AVERAGE([.DD36:.DD37])" table:style-name="ce33">
            <text:p><text:s/>11<text:s/></text:p>
          </table:table-cell>
          <table:table-cell office:value-type="float" office:value="0" table:formula="of:=AVERAGE([.DE36:.DE37])" table:style-name="ce33">
            <text:p><text:s/>-<text:s/></text:p>
          </table:table-cell>
          <table:table-cell office:value-type="float" office:value="28.832230409520932" table:formula="of:=AVERAGE([.DF36:.DF37])" table:style-name="ce33">
            <text:p><text:s/>29<text:s/></text:p>
          </table:table-cell>
          <table:table-cell office:value-type="float" office:value="45.881553583707607" table:formula="of:=AVERAGE([.DG36:.DG37])" table:style-name="ce33">
            <text:p><text:s/>46<text:s/></text:p>
          </table:table-cell>
          <table:table-cell office:value-type="float" office:value="10.203006095451398" table:formula="of:=AVERAGE([.DH36:.DH37])" table:style-name="ce33">
            <text:p><text:s/>10<text:s/></text:p>
          </table:table-cell>
          <table:table-cell office:value-type="float" office:value="0" table:formula="of:=AVERAGE([.DI36:.DI37])" table:style-name="ce33">
            <text:p><text:s/>-<text:s/></text:p>
          </table:table-cell>
          <table:table-cell office:value-type="float" office:value="0" table:formula="of:=[.DJ36]" table:style-name="ce33">
            <text:p><text:s/>-<text:s/></text:p>
          </table:table-cell>
          <table:table-cell table:style-name="ce1"/>
          <table:table-cell office:value-type="float" office:value="0" table:formula="of:=[.DL36]/((1+$$discount_COST)^([.$B36]-1))" table:style-name="ce24">
            <text:p><text:s/>-<text:s/></text:p>
          </table:table-cell>
          <table:table-cell office:value-type="float" office:value="4.8846818018734339" table:formula="of:=[.DM36]/((1+$$discount_COST)^([.$B36]-1))" table:style-name="ce24">
            <text:p><text:s/>5<text:s/></text:p>
          </table:table-cell>
          <table:table-cell office:value-type="float" office:value="0" table:formula="of:=[.DN36]/((1+$$discount_COST)^([.$B36]-1))" table:style-name="ce24">
            <text:p><text:s/>-<text:s/></text:p>
          </table:table-cell>
          <table:table-cell office:value-type="float" office:value="12.627280993937857" table:formula="of:=[.DO36]/((1+$$discount_COST)^([.$B36]-1))" table:style-name="ce24">
            <text:p><text:s/>13<text:s/></text:p>
          </table:table-cell>
          <table:table-cell office:value-type="float" office:value="20.094153706144681" table:formula="of:=[.DP36]/((1+$$discount_COST)^([.$B36]-1))" table:style-name="ce24">
            <text:p><text:s/>20<text:s/></text:p>
          </table:table-cell>
          <table:table-cell office:value-type="float" office:value="4.4684793066713793" table:formula="of:=[.DQ36]/((1+$$discount_COST)^([.$B36]-1))" table:style-name="ce24">
            <text:p><text:s/>4<text:s/></text:p>
          </table:table-cell>
          <table:table-cell office:value-type="float" office:value="0" table:formula="of:=[.DR36]/((1+$$discount_COST)^([.$B36]-1))" table:style-name="ce24">
            <text:p><text:s/>-<text:s/></text:p>
          </table:table-cell>
          <table:table-cell office:value-type="float" office:value="0" table:formula="of:=[.DS36]/((1+$$discount_COST)^([.$B36]-1))" table:style-name="ce24">
            <text:p><text:s/>-<text:s/></text:p>
          </table:table-cell>
          <table:table-cell table:style-name="ce1"/>
          <table:table-cell office:value-type="float" office:value="42.07459580862735" table:formula="of:=SUM([.DU36:.EB36])" table:style-name="ce33">
            <text:p><text:s/>42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36]+1" table:style-name="ce1">
            <text:p>95</text:p>
          </table:table-cell>
          <table:table-cell office:value-type="float" office:value="1" table:formula="of:=IF([.B3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7]) * (1-[.BB3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7]) * (1-[.BD3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2490020266266399" table:formula="of:=(1 - $$p.mci_mil - $$p.mci_mod - $$p.mci_sev) * [.D37] * (1-[.BB37])" table:style-name="ce40">
            <text:p>0.624900203</text:p>
          </table:table-cell>
          <table:table-cell office:value-type="float" office:value="0.62490020266266399" table:formula="of:=(1 - $$p.mci_mil - $$p.mci_mod - $$p.mci_sev) * (1-[.BC37])" table:style-name="ce44">
            <text:p>0.624900203</text:p>
          </table:table-cell>
          <table:table-cell office:value-type="float" office:value="0" table:formula="of:=$$p.mil_mci * [.D37] * (1-[.BD37])" table:style-name="ce42">
            <text:p>0</text:p>
          </table:table-cell>
          <table:table-cell office:value-type="float" office:value="0" table:formula="of:=$$p.mil_mci * (1-[.BE3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7]) * (1-[.BB3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7]) * (1-[.BD37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212776038855009" table:formula="of:=$$p.mci_mil * [.D37] * (1-[.BB37])" table:style-name="ce40">
            <text:p>0.16212776</text:p>
          </table:table-cell>
          <table:table-cell office:value-type="float" office:value="0.16212776038855009" table:formula="of:=$$p.mci_mil * (1-[.BC37])" table:style-name="ce44">
            <text:p>0.16212776</text:p>
          </table:table-cell>
          <table:table-cell office:value-type="float" office:value="0.39747522573345773" table:formula="of:=(1 - $$p.mil_mci - $$p.mil_mod - $$p.mil_sev) * [.D37] * (1-[.BD37])" table:style-name="ce44">
            <text:p>0.397475226</text:p>
          </table:table-cell>
          <table:table-cell office:value-type="float" office:value="0.39747522573345773" table:formula="of:=(1 - $$p.mil_mci - $$p.mil_mod - $$p.mil_sev) * (1-[.BE37])" table:style-name="ce44">
            <text:p>0.397475226</text:p>
          </table:table-cell>
          <table:table-cell office:value-type="float" office:value="3.0311513704492282E-2" table:formula="of:=$$p.mod_mil * (1-[.BF37])" table:style-name="ce44">
            <text:p>0.030311514</text:p>
          </table:table-cell>
          <table:table-cell office:value-type="float" office:value="0" table:formula="of:=$$p.sev_mil * (1-[.BG3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7])" table:style-name="ce45">
            <text:p>0</text:p>
          </table:table-cell>
          <table:table-cell office:value-type="float" office:value="0" table:formula="of:=$$p.mci_mod * (1-[.BC37])" table:style-name="ce42">
            <text:p>0</text:p>
          </table:table-cell>
          <table:table-cell office:value-type="float" office:value="0.16495784864008936" table:formula="of:=$$p.mil_mod * (1-[.BD37])" table:style-name="ce44">
            <text:p>0.164957849</text:p>
          </table:table-cell>
          <table:table-cell office:value-type="float" office:value="0.16495784864008936" table:formula="of:=$$p.mil_mod * (1-[.BE37])" table:style-name="ce44">
            <text:p>0.164957849</text:p>
          </table:table-cell>
          <table:table-cell office:value-type="float" office:value="0.2801201956139287" table:formula="of:=(1-$$p.mod_mil-$$p.mod_sev) * (1-[.BF37])" table:style-name="ce44">
            <text:p>0.280120196</text:p>
          </table:table-cell>
          <table:table-cell office:value-type="float" office:value="3.0515600349595186E-2" table:formula="of:=$$p.sev_mod * (1-[.BG37])" table:style-name="ce44">
            <text:p>0.030515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7])" table:style-name="ce45">
            <text:p>0</text:p>
          </table:table-cell>
          <table:table-cell office:value-type="float" office:value="0" table:formula="of:=$$p.mci_sev * (1-[.BC37])" table:style-name="ce42">
            <text:p>0</text:p>
          </table:table-cell>
          <table:table-cell office:value-type="float" office:value="5.6299607044399099E-4" table:formula="of:=$$p.mil_sev * (1-[.BD37])" table:style-name="ce44">
            <text:p>0.000562996</text:p>
          </table:table-cell>
          <table:table-cell office:value-type="float" office:value="5.6299607044399099E-4" table:formula="of:=$$p.mil_sev * (1-[.BE37])" table:style-name="ce44">
            <text:p>0.000562996</text:p>
          </table:table-cell>
          <table:table-cell office:value-type="float" office:value="3.7976494181490329E-2" table:formula="of:=$$p.mod_sev * (1-[.BF37])" table:style-name="ce44">
            <text:p>0.037976494</text:p>
          </table:table-cell>
          <table:table-cell office:value-type="float" office:value="0.12517623816874759" table:formula="of:=(1-$$p.sev_mil-$$p.sev_mod) * (1-[.BG37])" table:style-name="ce44">
            <text:p>0.125176238</text:p>
          </table:table-cell>
          <table:table-cell office:value-type="float" office:value="0" table:style-name="ce43">
            <text:p>0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40">
            <text:p>0.212972037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44">
            <text:p>0.212972037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44">
            <text:p>0.43700393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44">
            <text:p>0.43700393</text:p>
          </table:table-cell>
          <table:table-cell office:value-type="float" office:value="0.65159179650008869" table:formula="of:=1-EXP(-INDEX($$m.r.mortality_f; [.C37]) * $$hr.mort_mod * $$hr.mort_verymilddem)" table:number-matrix-columns-spanned="1" table:number-matrix-rows-spanned="1" table:style-name="ce44">
            <text:p>0.651591797</text:p>
          </table:table-cell>
          <table:table-cell office:value-type="float" office:value="0.84430816148165722" table:formula="of:=1-EXP(-INDEX($$m.r.mortality_f; [.C37]) * $$hr.mort_sev * $$hr.mort_verymilddem)" table:number-matrix-columns-spanned="1" table:number-matrix-rows-spanned="1" table:style-name="ce44">
            <text:p>0.844308161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7];[.S37];[.Z37];[.AG37];[.AN37];[.AU37];[.BB37])=1" table:style-name="ce29">
            <text:p>TRUE</text:p>
          </table:table-cell>
          <table:table-cell office:value-type="boolean" office:boolean-value="true" table:formula="of:=SUM([.M37];[.T37];[.AA37];[.AH37];[.AO37];[.AV37];[.BC37])=1" table:style-name="ce29">
            <text:p>TRUE</text:p>
          </table:table-cell>
          <table:table-cell office:value-type="boolean" office:boolean-value="true" table:formula="of:=SUM([.N37];[.U37];[.AB37];[.AI37];[.AP37];[.AW37];[.BD37])=1" table:style-name="ce29">
            <text:p>TRUE</text:p>
          </table:table-cell>
          <table:table-cell office:value-type="boolean" office:boolean-value="true" table:formula="of:=SUM([.O37];[.V37];[.AC37];[.AJ37];[.AQ37];[.AX37];[.BE37])=1" table:style-name="ce29">
            <text:p>TRUE</text:p>
          </table:table-cell>
          <table:table-cell office:value-type="boolean" office:boolean-value="true" table:formula="of:=SUM([.P37];[.W37];[.AD37];[.AK37];[.AR37];[.AY37];[.BF37])=1" table:style-name="ce29">
            <text:p>TRUE</text:p>
          </table:table-cell>
          <table:table-cell office:value-type="boolean" office:boolean-value="true" table:formula="of:=SUM([.Q37];[.X37];[.AE37];[.AL37];[.AS37];[.AZ37];[.BG37])=1" table:style-name="ce29">
            <text:p>TRUE</text:p>
          </table:table-cell>
          <table:table-cell office:value-type="boolean" office:boolean-value="true" table:formula="of:=SUM([.R37];[.Y37];[.AF37];[.AM37];[.AT37];[.BA37];[.BH37])=1" table:style-name="ce29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S36:.BY36];TRANSPOSE([.L36:.R36]))" table:number-matrix-columns-spanned="1" table:number-matrix-rows-spanned="1" table:style-name="ce3">
            <text:p>0</text:p>
          </table:table-cell>
          <table:table-cell office:value-type="float" office:value="4.915973143460792E-4" table:formula="of:=MMULT([.BS36:.BY36];TRANSPOSE([.S36:.Y36]))" table:number-matrix-columns-spanned="1" table:number-matrix-rows-spanned="1" table:style-name="ce3">
            <text:p>0.000491597</text:p>
          </table:table-cell>
          <table:table-cell office:value-type="float" office:value="0" table:formula="of:=MMULT([.BS36:.BY36];TRANSPOSE([.Z36:.AF36]))" table:number-matrix-columns-spanned="1" table:number-matrix-rows-spanned="1" table:style-name="ce3">
            <text:p>0</text:p>
          </table:table-cell>
          <table:table-cell office:value-type="float" office:value="7.7255695184498584E-4" table:formula="of:=MMULT([.BS36:.BY36];TRANSPOSE([.AG36:.AM36]))" table:number-matrix-columns-spanned="1" table:number-matrix-rows-spanned="1" table:style-name="ce3">
            <text:p>0.000772557</text:p>
          </table:table-cell>
          <table:table-cell office:value-type="float" office:value="7.1340573225210147E-4" table:formula="of:=MMULT([.BS36:.BY36];TRANSPOSE([.AN36:.AT36]))" table:number-matrix-columns-spanned="1" table:number-matrix-rows-spanned="1" table:style-name="ce3">
            <text:p>0.000713406</text:p>
          </table:table-cell>
          <table:table-cell office:value-type="float" office:value="9.6567896028705997E-5" table:formula="of:=MMULT([.BS36:.BY36];TRANSPOSE([.AU36:.BA36]))" table:number-matrix-columns-spanned="1" table:number-matrix-rows-spanned="1" table:style-name="ce3">
            <text:p>9.65679E-05</text:p>
          </table:table-cell>
          <table:table-cell office:value-type="float" office:value="0.99792587210552863" table:formula="of:=MMULT([.BS36:.BY36];TRANSPOSE([.BB36:.BH36]))" table:number-matrix-columns-spanned="1" table:number-matrix-rows-spanned="1" table:style-name="ce3">
            <text:p>0.997925872</text:p>
          </table:table-cell>
          <table:table-cell table:style-name="ce1"/>
          <table:table-cell office:value-type="boolean" office:boolean-value="true" table:formula="of:=SUM([.BS37:.BY37])=1" table:style-name="ce29">
            <text:p>TRUE</text:p>
          </table:table-cell>
          <table:table-cell table:style-name="ce1"/>
          <table:table-cell office:value-type="float" office:value="0" table:formula="of:=[.BS37] * $$u.mci" table:style-name="ce22">
            <text:p>0.00</text:p>
          </table:table-cell>
          <table:table-cell office:value-type="float" office:value="3.5886603947263778E-4" table:formula="of:=[.BT37] * $$u.mci" table:style-name="ce22">
            <text:p>0.00</text:p>
          </table:table-cell>
          <table:table-cell office:value-type="float" office:value="0" table:formula="of:=[.BU37] * $$u.mil" table:style-name="ce22">
            <text:p>0.00</text:p>
          </table:table-cell>
          <table:table-cell office:value-type="float" office:value="5.3306429677304015E-4" table:formula="of:=[.BV37] * $$u.mil" table:style-name="ce22">
            <text:p>0.00</text:p>
          </table:table-cell>
          <table:table-cell office:value-type="float" office:value="3.7810503809361382E-4" table:formula="of:=[.BW37] * $$u.mod" table:style-name="ce22">
            <text:p>0.00</text:p>
          </table:table-cell>
          <table:table-cell office:value-type="float" office:value="3.669580049090828E-5" table:formula="of:=[.BX37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7:.CC38])" table:style-name="ce31">
            <text:p>0.00</text:p>
          </table:table-cell>
          <table:table-cell office:value-type="float" office:value="2.9156075013391837E-4" table:formula="of:=AVERAGE([.CD37:.CD38])" table:style-name="ce31">
            <text:p>0.00</text:p>
          </table:table-cell>
          <table:table-cell office:value-type="float" office:value="0" table:formula="of:=AVERAGE([.CE37:.CE38])" table:style-name="ce31">
            <text:p>0.00</text:p>
          </table:table-cell>
          <table:table-cell office:value-type="float" office:value="4.0742953706187832E-4" table:formula="of:=AVERAGE([.CF37:.CF38])" table:style-name="ce31">
            <text:p>0.00</text:p>
          </table:table-cell>
          <table:table-cell office:value-type="float" office:value="2.7656228007678284E-4" table:formula="of:=AVERAGE([.CG37:.CG38])" table:style-name="ce31">
            <text:p>0.00</text:p>
          </table:table-cell>
          <table:table-cell office:value-type="float" office:value="2.5874864458394902E-5" table:formula="of:=AVERAGE([.CH37:.CH38])" table:style-name="ce31">
            <text:p>0.00</text:p>
          </table:table-cell>
          <table:table-cell office:value-type="float" office:value="0" table:formula="of:=AVERAGE([.CI37:.CI38])" table:style-name="ce31">
            <text:p>0.00</text:p>
          </table:table-cell>
          <table:table-cell table:style-name="ce1"/>
          <table:table-cell office:value-type="float" office:value="0" table:formula="of:=[.CK37]/((1+$$discount_COST)^([.$B37]-1))" table:style-name="ce22">
            <text:p>0.00</text:p>
          </table:table-cell>
          <table:table-cell office:value-type="float" office:value="1.2337305360846706E-4" table:formula="of:=[.CL37]/((1+$$discount_COST)^([.$B37]-1))" table:style-name="ce22">
            <text:p>0.00</text:p>
          </table:table-cell>
          <table:table-cell office:value-type="float" office:value="0" table:formula="of:=[.CM37]/((1+$$discount_COST)^([.$B37]-1))" table:style-name="ce22">
            <text:p>0.00</text:p>
          </table:table-cell>
          <table:table-cell office:value-type="float" office:value="1.7240258194739914E-4" table:formula="of:=[.CN37]/((1+$$discount_COST)^([.$B37]-1))" table:style-name="ce22">
            <text:p>0.00</text:p>
          </table:table-cell>
          <table:table-cell office:value-type="float" office:value="1.1702649616013407E-4" table:formula="of:=[.CO37]/((1+$$discount_COST)^([.$B37]-1))" table:style-name="ce22">
            <text:p>0.00</text:p>
          </table:table-cell>
          <table:table-cell office:value-type="float" office:value="1.0948870993338843E-5" table:formula="of:=[.CP37]/((1+$$discount_COST)^([.$B37]-1))" table:style-name="ce22">
            <text:p>0.00</text:p>
          </table:table-cell>
          <table:table-cell office:value-type="float" office:value="0" table:formula="of:=[.CQ37]/((1+$$discount_COST)^([.$B37]-1))" table:style-name="ce22">
            <text:p>0.00</text:p>
          </table:table-cell>
          <table:table-cell table:style-name="ce1"/>
          <table:table-cell office:value-type="float" office:value="4.2375100270933914E-4" table:formula="of:=SUM([.CS37:.CY37])" table:style-name="ce31">
            <text:p>0.00</text:p>
          </table:table-cell>
          <table:table-cell table:style-name="ce1"/>
          <table:table-cell office:value-type="float" office:value="0" table:formula="of:=[.BS37] * ($$c.mci + $$c.Tx)" table:style-name="ce24">
            <text:p><text:s/>-<text:s/></text:p>
          </table:table-cell>
          <table:table-cell office:value-type="float" office:value="8.7071716316977543" table:formula="of:=[.BT37]*$$c.mci" table:style-name="ce24">
            <text:p><text:s/>9<text:s/></text:p>
          </table:table-cell>
          <table:table-cell office:value-type="float" office:value="0" table:formula="of:=[.BU37] * ($$c.mil + $$c.Tx)" table:style-name="ce24">
            <text:p><text:s/>-<text:s/></text:p>
          </table:table-cell>
          <table:table-cell office:value-type="float" office:value="20.38044793883007" table:formula="of:=[.BV37]*$$c.mil" table:style-name="ce24">
            <text:p><text:s/>20<text:s/></text:p>
          </table:table-cell>
          <table:table-cell office:value-type="float" office:value="29.988637752261464" table:formula="of:=[.BW37]*$$c.mod" table:style-name="ce24">
            <text:p><text:s/>30<text:s/></text:p>
          </table:table-cell>
          <table:table-cell office:value-type="float" office:value="6.1773552175045507" table:formula="of:=[.BX37]*$$c.sev" table:style-name="ce24">
            <text:p><text:s/>6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7:.DC38])" table:style-name="ce33">
            <text:p><text:s/>-<text:s/></text:p>
          </table:table-cell>
          <table:table-cell office:value-type="float" office:value="7.07414247448214" table:formula="of:=AVERAGE([.DD37:.DD38])" table:style-name="ce33">
            <text:p><text:s/>7<text:s/></text:p>
          </table:table-cell>
          <table:table-cell office:value-type="float" office:value="0" table:formula="of:=AVERAGE([.DE37:.DE38])" table:style-name="ce33">
            <text:p><text:s/>-<text:s/></text:p>
          </table:table-cell>
          <table:table-cell office:value-type="float" office:value="15.577101147268589" table:formula="of:=AVERAGE([.DF37:.DF38])" table:style-name="ce33">
            <text:p><text:s/>16<text:s/></text:p>
          </table:table-cell>
          <table:table-cell office:value-type="float" office:value="21.934978901573647" table:formula="of:=AVERAGE([.DG37:.DG38])" table:style-name="ce33">
            <text:p><text:s/>22<text:s/></text:p>
          </table:table-cell>
          <table:table-cell office:value-type="float" office:value="4.3557635158794312" table:formula="of:=AVERAGE([.DH37:.DH38])" table:style-name="ce33">
            <text:p><text:s/>4<text:s/></text:p>
          </table:table-cell>
          <table:table-cell office:value-type="float" office:value="0" table:formula="of:=AVERAGE([.DI37:.DI38])" table:style-name="ce33">
            <text:p><text:s/>-<text:s/></text:p>
          </table:table-cell>
          <table:table-cell office:value-type="float" office:value="0" table:formula="of:=[.DJ37]" table:style-name="ce33">
            <text:p><text:s/>-<text:s/></text:p>
          </table:table-cell>
          <table:table-cell table:style-name="ce1"/>
          <table:table-cell office:value-type="float" office:value="0" table:formula="of:=[.DL37]/((1+$$discount_COST)^([.$B37]-1))" table:style-name="ce24">
            <text:p><text:s/>-<text:s/></text:p>
          </table:table-cell>
          <table:table-cell office:value-type="float" office:value="2.9934020897440665" table:formula="of:=[.DM37]/((1+$$discount_COST)^([.$B37]-1))" table:style-name="ce24">
            <text:p><text:s/>3<text:s/></text:p>
          </table:table-cell>
          <table:table-cell office:value-type="float" office:value="0" table:formula="of:=[.DN37]/((1+$$discount_COST)^([.$B37]-1))" table:style-name="ce24">
            <text:p><text:s/>-<text:s/></text:p>
          </table:table-cell>
          <table:table-cell office:value-type="float" office:value="6.591403452020792" table:formula="of:=[.DO37]/((1+$$discount_COST)^([.$B37]-1))" table:style-name="ce24">
            <text:p><text:s/>7<text:s/></text:p>
          </table:table-cell>
          <table:table-cell office:value-type="float" office:value="9.2817202819016149" table:formula="of:=[.DP37]/((1+$$discount_COST)^([.$B37]-1))" table:style-name="ce24">
            <text:p><text:s/>9<text:s/></text:p>
          </table:table-cell>
          <table:table-cell office:value-type="float" office:value="1.8431282177164425" table:formula="of:=[.DQ37]/((1+$$discount_COST)^([.$B37]-1))" table:style-name="ce24">
            <text:p><text:s/>2<text:s/></text:p>
          </table:table-cell>
          <table:table-cell office:value-type="float" office:value="0" table:formula="of:=[.DR37]/((1+$$discount_COST)^([.$B37]-1))" table:style-name="ce24">
            <text:p><text:s/>-<text:s/></text:p>
          </table:table-cell>
          <table:table-cell office:value-type="float" office:value="0" table:formula="of:=[.DS37]/((1+$$discount_COST)^([.$B37]-1))" table:style-name="ce24">
            <text:p><text:s/>-<text:s/></text:p>
          </table:table-cell>
          <table:table-cell table:style-name="ce1"/>
          <table:table-cell office:value-type="float" office:value="20.709654041382915" table:formula="of:=SUM([.DU37:.EB37])" table:style-name="ce33">
            <text:p><text:s/>21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37]+1" table:style-name="ce1">
            <text:p>96</text:p>
          </table:table-cell>
          <table:table-cell office:value-type="float" office:value="1" table:formula="of:=IF([.B3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8]) * (1-[.BB3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8]) * (1-[.BD3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0876533268823241" table:formula="of:=(1 - $$p.mci_mil - $$p.mci_mod - $$p.mci_sev) * [.D38] * (1-[.BB38])" table:style-name="ce40">
            <text:p>0.608765333</text:p>
          </table:table-cell>
          <table:table-cell office:value-type="float" office:value="0.60876533268823241" table:formula="of:=(1 - $$p.mci_mil - $$p.mci_mod - $$p.mci_sev) * (1-[.BC38])" table:style-name="ce44">
            <text:p>0.608765333</text:p>
          </table:table-cell>
          <table:table-cell office:value-type="float" office:value="0" table:formula="of:=$$p.mil_mci * [.D38] * (1-[.BD38])" table:style-name="ce42">
            <text:p>0</text:p>
          </table:table-cell>
          <table:table-cell office:value-type="float" office:value="0" table:formula="of:=$$p.mil_mci * (1-[.BE3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8]) * (1-[.BB3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8]) * (1-[.BD3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794163543296708" table:formula="of:=$$p.mci_mil * [.D38] * (1-[.BB38])" table:style-name="ce40">
            <text:p>0.157941635</text:p>
          </table:table-cell>
          <table:table-cell office:value-type="float" office:value="0.15794163543296708" table:formula="of:=$$p.mci_mil * (1-[.BC38])" table:style-name="ce44">
            <text:p>0.157941635</text:p>
          </table:table-cell>
          <table:table-cell office:value-type="float" office:value="0.37330030547775056" table:formula="of:=(1 - $$p.mil_mci - $$p.mil_mod - $$p.mil_sev) * [.D38] * (1-[.BD38])" table:style-name="ce44">
            <text:p>0.373300305</text:p>
          </table:table-cell>
          <table:table-cell office:value-type="float" office:value="0.37330030547775056" table:formula="of:=(1 - $$p.mil_mci - $$p.mil_mod - $$p.mil_sev) * (1-[.BE38])" table:style-name="ce44">
            <text:p>0.373300305</text:p>
          </table:table-cell>
          <table:table-cell office:value-type="float" office:value="2.7014131017353567E-2" table:formula="of:=$$p.mod_mil * (1-[.BF38])" table:style-name="ce44">
            <text:p>0.027014131</text:p>
          </table:table-cell>
          <table:table-cell office:value-type="float" office:value="0" table:formula="of:=$$p.sev_mil * (1-[.BG3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8])" table:style-name="ce45">
            <text:p>0</text:p>
          </table:table-cell>
          <table:table-cell office:value-type="float" office:value="0" table:formula="of:=$$p.mci_mod * (1-[.BC38])" table:style-name="ce42">
            <text:p>0</text:p>
          </table:table-cell>
          <table:table-cell office:value-type="float" office:value="0.15492491431300409" table:formula="of:=$$p.mil_mod * (1-[.BD38])" table:style-name="ce44">
            <text:p>0.154924914</text:p>
          </table:table-cell>
          <table:table-cell office:value-type="float" office:value="0.15492491431300409" table:formula="of:=$$p.mil_mod * (1-[.BE38])" table:style-name="ce44">
            <text:p>0.154924914</text:p>
          </table:table-cell>
          <table:table-cell office:value-type="float" office:value="0.24964783147071573" table:formula="of:=(1-$$p.mod_mil-$$p.mod_sev) * (1-[.BF38])" table:style-name="ce44">
            <text:p>0.249647831</text:p>
          </table:table-cell>
          <table:table-cell office:value-type="float" office:value="2.4905484460290225E-2" table:formula="of:=$$p.sev_mod * (1-[.BG38])" table:style-name="ce44">
            <text:p>0.02490548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8])" table:style-name="ce45">
            <text:p>0</text:p>
          </table:table-cell>
          <table:table-cell office:value-type="float" office:value="0" table:formula="of:=$$p.mci_sev * (1-[.BC38])" table:style-name="ce42">
            <text:p>0</text:p>
          </table:table-cell>
          <table:table-cell office:value-type="float" office:value="5.2875397376451918E-4" table:formula="of:=$$p.mil_sev * (1-[.BD38])" table:style-name="ce44">
            <text:p>0.000528754</text:p>
          </table:table-cell>
          <table:table-cell office:value-type="float" office:value="5.2875397376451918E-4" table:formula="of:=$$p.mil_sev * (1-[.BE38])" table:style-name="ce44">
            <text:p>0.000528754</text:p>
          </table:table-cell>
          <table:table-cell office:value-type="float" office:value="3.3845290584960219E-2" table:formula="of:=$$p.mod_sev * (1-[.BF38])" table:style-name="ce44">
            <text:p>0.033845291</text:p>
          </table:table-cell>
          <table:table-cell office:value-type="float" office:value="0.10216331380649664" table:formula="of:=(1-$$p.sev_mil-$$p.sev_mod) * (1-[.BG38])" table:style-name="ce44">
            <text:p>0.102163314</text:p>
          </table:table-cell>
          <table:table-cell office:value-type="float" office:value="0" table:style-name="ce43">
            <text:p>0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40">
            <text:p>0.233293032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44">
            <text:p>0.233293032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44">
            <text:p>0.471246026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44">
            <text:p>0.471246026</text:p>
          </table:table-cell>
          <table:table-cell office:value-type="float" office:value="0.68949274692697049" table:formula="of:=1-EXP(-INDEX($$m.r.mortality_f; [.C38]) * $$hr.mort_mod * $$hr.mort_verymilddem)" table:number-matrix-columns-spanned="1" table:number-matrix-rows-spanned="1" table:style-name="ce44">
            <text:p>0.689492747</text:p>
          </table:table-cell>
          <table:table-cell office:value-type="float" office:value="0.87293120173321315" table:formula="of:=1-EXP(-INDEX($$m.r.mortality_f; [.C38]) * $$hr.mort_sev * $$hr.mort_verymilddem)" table:number-matrix-columns-spanned="1" table:number-matrix-rows-spanned="1" table:style-name="ce44">
            <text:p>0.87293120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8];[.S38];[.Z38];[.AG38];[.AN38];[.AU38];[.BB38])=1" table:style-name="ce29">
            <text:p>TRUE</text:p>
          </table:table-cell>
          <table:table-cell office:value-type="boolean" office:boolean-value="true" table:formula="of:=SUM([.M38];[.T38];[.AA38];[.AH38];[.AO38];[.AV38];[.BC38])=1" table:style-name="ce29">
            <text:p>TRUE</text:p>
          </table:table-cell>
          <table:table-cell office:value-type="boolean" office:boolean-value="true" table:formula="of:=SUM([.N38];[.U38];[.AB38];[.AI38];[.AP38];[.AW38];[.BD38])=1" table:style-name="ce29">
            <text:p>TRUE</text:p>
          </table:table-cell>
          <table:table-cell office:value-type="boolean" office:boolean-value="true" table:formula="of:=SUM([.O38];[.V38];[.AC38];[.AJ38];[.AQ38];[.AX38];[.BE38])=1" table:style-name="ce29">
            <text:p>TRUE</text:p>
          </table:table-cell>
          <table:table-cell office:value-type="boolean" office:boolean-value="true" table:formula="of:=SUM([.P38];[.W38];[.AD38];[.AK38];[.AR38];[.AY38];[.BF38])=1" table:style-name="ce29">
            <text:p>TRUE</text:p>
          </table:table-cell>
          <table:table-cell office:value-type="boolean" office:boolean-value="true" table:formula="of:=SUM([.Q38];[.X38];[.AE38];[.AL38];[.AS38];[.AZ38];[.BG38])=1" table:style-name="ce29">
            <text:p>TRUE</text:p>
          </table:table-cell>
          <table:table-cell office:value-type="boolean" office:boolean-value="true" table:formula="of:=SUM([.R38];[.Y38];[.AF38];[.AM38];[.AT38];[.BA38];[.BH38])=1" table:style-name="ce29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S37:.BY37];TRANSPOSE([.L37:.R37]))" table:number-matrix-columns-spanned="1" table:number-matrix-rows-spanned="1" table:style-name="ce3">
            <text:p>0</text:p>
          </table:table-cell>
          <table:table-cell office:value-type="float" office:value="3.0719926136328624E-4" table:formula="of:=MMULT([.BS37:.BY37];TRANSPOSE([.S37:.Y37]))" table:number-matrix-columns-spanned="1" table:number-matrix-rows-spanned="1" table:style-name="ce3">
            <text:p>0.000307199</text:p>
          </table:table-cell>
          <table:table-cell office:value-type="float" office:value="0" table:formula="of:=MMULT([.BS37:.BY37];TRANSPOSE([.Z37:.AF37]))" table:number-matrix-columns-spanned="1" table:number-matrix-rows-spanned="1" table:style-name="ce3">
            <text:p>0</text:p>
          </table:table-cell>
          <table:table-cell office:value-type="float" office:value="4.0839822804451662E-4" table:formula="of:=MMULT([.BS37:.BY37];TRANSPOSE([.AG37:.AM37]))" table:number-matrix-columns-spanned="1" table:number-matrix-rows-spanned="1" table:style-name="ce3">
            <text:p>0.000408398</text:p>
          </table:table-cell>
          <table:table-cell office:value-type="float" office:value="3.3022551332066393E-4" table:formula="of:=MMULT([.BS37:.BY37];TRANSPOSE([.AN37:.AT37]))" table:number-matrix-columns-spanned="1" table:number-matrix-rows-spanned="1" table:style-name="ce3">
            <text:p>0.000330226</text:p>
          </table:table-cell>
          <table:table-cell office:value-type="float" office:value="3.961560112074085E-5" table:formula="of:=MMULT([.BS37:.BY37];TRANSPOSE([.AU37:.BA37]))" table:number-matrix-columns-spanned="1" table:number-matrix-rows-spanned="1" table:style-name="ce3">
            <text:p>3.96156E-05</text:p>
          </table:table-cell>
          <table:table-cell office:value-type="float" office:value="0.99891456139615131" table:formula="of:=MMULT([.BS37:.BY37];TRANSPOSE([.BB37:.BH37]))" table:number-matrix-columns-spanned="1" table:number-matrix-rows-spanned="1" table:style-name="ce3">
            <text:p>0.998914561</text:p>
          </table:table-cell>
          <table:table-cell table:style-name="ce1"/>
          <table:table-cell office:value-type="boolean" office:boolean-value="true" table:formula="of:=SUM([.BS38:.BY38])=1" table:style-name="ce29">
            <text:p>TRUE</text:p>
          </table:table-cell>
          <table:table-cell table:style-name="ce1"/>
          <table:table-cell office:value-type="float" office:value="0" table:formula="of:=[.BS38] * $$u.mci" table:style-name="ce22">
            <text:p>0.00</text:p>
          </table:table-cell>
          <table:table-cell office:value-type="float" office:value="2.2425546079519895E-4" table:formula="of:=[.BT38] * $$u.mci" table:style-name="ce22">
            <text:p>0.00</text:p>
          </table:table-cell>
          <table:table-cell office:value-type="float" office:value="0" table:formula="of:=[.BU38] * $$u.mil" table:style-name="ce22">
            <text:p>0.00</text:p>
          </table:table-cell>
          <table:table-cell office:value-type="float" office:value="2.8179477735071644E-4" table:formula="of:=[.BV38] * $$u.mil" table:style-name="ce22">
            <text:p>0.00</text:p>
          </table:table-cell>
          <table:table-cell office:value-type="float" office:value="1.7501952205995188E-4" table:formula="of:=[.BW38] * $$u.mod" table:style-name="ce22">
            <text:p>0.00</text:p>
          </table:table-cell>
          <table:table-cell office:value-type="float" office:value="1.5053928425881523E-5" table:formula="of:=[.BX38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8:.CC39])" table:style-name="ce31">
            <text:p>0.00</text:p>
          </table:table-cell>
          <table:table-cell office:value-type="float" office:value="1.8038720549667055E-4" table:formula="of:=AVERAGE([.CD38:.CD39])" table:style-name="ce31">
            <text:p>0.00</text:p>
          </table:table-cell>
          <table:table-cell office:value-type="float" office:value="0" table:formula="of:=AVERAGE([.CE38:.CE39])" table:style-name="ce31">
            <text:p>0.00</text:p>
          </table:table-cell>
          <table:table-cell office:value-type="float" office:value="2.1331133352273058E-4" table:formula="of:=AVERAGE([.CF38:.CF39])" table:style-name="ce31">
            <text:p>0.00</text:p>
          </table:table-cell>
          <table:table-cell office:value-type="float" office:value="1.2638467525285141E-4" table:formula="of:=AVERAGE([.CG38:.CG39])" table:style-name="ce31">
            <text:p>0.00</text:p>
          </table:table-cell>
          <table:table-cell office:value-type="float" office:value="1.0460522741981564E-5" table:formula="of:=AVERAGE([.CH38:.CH39])" table:style-name="ce31">
            <text:p>0.00</text:p>
          </table:table-cell>
          <table:table-cell office:value-type="float" office:value="0" table:formula="of:=AVERAGE([.CI38:.CI39])" table:style-name="ce31">
            <text:p>0.00</text:p>
          </table:table-cell>
          <table:table-cell table:style-name="ce1"/>
          <table:table-cell office:value-type="float" office:value="0" table:formula="of:=[.CK38]/((1+$$discount_COST)^([.$B38]-1))" table:style-name="ce22">
            <text:p>0.00</text:p>
          </table:table-cell>
          <table:table-cell office:value-type="float" office:value="7.37490849359835E-5" table:formula="of:=[.CL38]/((1+$$discount_COST)^([.$B38]-1))" table:style-name="ce22">
            <text:p>0.00</text:p>
          </table:table-cell>
          <table:table-cell office:value-type="float" office:value="0" table:formula="of:=[.CM38]/((1+$$discount_COST)^([.$B38]-1))" table:style-name="ce22">
            <text:p>0.00</text:p>
          </table:table-cell>
          <table:table-cell office:value-type="float" office:value="8.7209708751024041E-5" table:formula="of:=[.CN38]/((1+$$discount_COST)^([.$B38]-1))" table:style-name="ce22">
            <text:p>0.00</text:p>
          </table:table-cell>
          <table:table-cell office:value-type="float" office:value="5.1670816254211925E-5" table:formula="of:=[.CO38]/((1+$$discount_COST)^([.$B38]-1))" table:style-name="ce22">
            <text:p>0.00</text:p>
          </table:table-cell>
          <table:table-cell office:value-type="float" office:value="4.2766557531012052E-6" table:formula="of:=[.CP38]/((1+$$discount_COST)^([.$B38]-1))" table:style-name="ce22">
            <text:p>0.00</text:p>
          </table:table-cell>
          <table:table-cell office:value-type="float" office:value="0" table:formula="of:=[.CQ38]/((1+$$discount_COST)^([.$B38]-1))" table:style-name="ce22">
            <text:p>0.00</text:p>
          </table:table-cell>
          <table:table-cell table:style-name="ce1"/>
          <table:table-cell office:value-type="float" office:value="2.1690626569432068E-4" table:formula="of:=SUM([.CS38:.CY38])" table:style-name="ce31">
            <text:p>0.00</text:p>
          </table:table-cell>
          <table:table-cell table:style-name="ce1"/>
          <table:table-cell office:value-type="float" office:value="0" table:formula="of:=[.BS38] * ($$c.mci + $$c.Tx)" table:style-name="ce24">
            <text:p><text:s/>-<text:s/></text:p>
          </table:table-cell>
          <table:table-cell office:value-type="float" office:value="5.4411133172665256" table:formula="of:=[.BT38]*$$c.mci" table:style-name="ce24">
            <text:p><text:s/>5<text:s/></text:p>
          </table:table-cell>
          <table:table-cell office:value-type="float" office:value="0" table:formula="of:=[.BU38] * ($$c.mil + $$c.Tx)" table:style-name="ce24">
            <text:p><text:s/>-<text:s/></text:p>
          </table:table-cell>
          <table:table-cell office:value-type="float" office:value="10.773754355707107" table:formula="of:=[.BV38]*$$c.mil" table:style-name="ce24">
            <text:p><text:s/>11<text:s/></text:p>
          </table:table-cell>
          <table:table-cell office:value-type="float" office:value="13.881320050885829" table:formula="of:=[.BW38]*$$c.mod" table:style-name="ce24">
            <text:p><text:s/>14<text:s/></text:p>
          </table:table-cell>
          <table:table-cell office:value-type="float" office:value="2.5341718142543117" table:formula="of:=[.BX38]*$$c.sev" table:style-name="ce24">
            <text:p><text:s/>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8:.DC39])" table:style-name="ce33">
            <text:p><text:s/>-<text:s/></text:p>
          </table:table-cell>
          <table:table-cell office:value-type="float" office:value="4.3767372380233276" table:formula="of:=AVERAGE([.DD38:.DD39])" table:style-name="ce33">
            <text:p><text:s/>4<text:s/></text:p>
          </table:table-cell>
          <table:table-cell office:value-type="float" office:value="0" table:formula="of:=AVERAGE([.DE38:.DE39])" table:style-name="ce33">
            <text:p><text:s/>-<text:s/></text:p>
          </table:table-cell>
          <table:table-cell office:value-type="float" office:value="8.1554524546846334" table:formula="of:=AVERAGE([.DF38:.DF39])" table:style-name="ce33">
            <text:p><text:s/>8<text:s/></text:p>
          </table:table-cell>
          <table:table-cell office:value-type="float" office:value="10.02394536371289" table:formula="of:=AVERAGE([.DG38:.DG39])" table:style-name="ce33">
            <text:p><text:s/>10<text:s/></text:p>
          </table:table-cell>
          <table:table-cell office:value-type="float" office:value="1.7609198838437825" table:formula="of:=AVERAGE([.DH38:.DH39])" table:style-name="ce33">
            <text:p><text:s/>2<text:s/></text:p>
          </table:table-cell>
          <table:table-cell office:value-type="float" office:value="0" table:formula="of:=AVERAGE([.DI38:.DI39])" table:style-name="ce33">
            <text:p><text:s/>-<text:s/></text:p>
          </table:table-cell>
          <table:table-cell office:value-type="float" office:value="0" table:formula="of:=[.DJ38]" table:style-name="ce33">
            <text:p><text:s/>-<text:s/></text:p>
          </table:table-cell>
          <table:table-cell table:style-name="ce1"/>
          <table:table-cell office:value-type="float" office:value="0" table:formula="of:=[.DL38]/((1+$$discount_COST)^([.$B38]-1))" table:style-name="ce24">
            <text:p><text:s/>-<text:s/></text:p>
          </table:table-cell>
          <table:table-cell office:value-type="float" office:value="1.7893750580632053" table:formula="of:=[.DM38]/((1+$$discount_COST)^([.$B38]-1))" table:style-name="ce24">
            <text:p><text:s/>2<text:s/></text:p>
          </table:table-cell>
          <table:table-cell office:value-type="float" office:value="0" table:formula="of:=[.DN38]/((1+$$discount_COST)^([.$B38]-1))" table:style-name="ce24">
            <text:p><text:s/>-<text:s/></text:p>
          </table:table-cell>
          <table:table-cell office:value-type="float" office:value="3.3342561858302826" table:formula="of:=[.DO38]/((1+$$discount_COST)^([.$B38]-1))" table:style-name="ce24">
            <text:p><text:s/>3<text:s/></text:p>
          </table:table-cell>
          <table:table-cell office:value-type="float" office:value="4.0981664746492488" table:formula="of:=[.DP38]/((1+$$discount_COST)^([.$B38]-1))" table:style-name="ce24">
            <text:p><text:s/>4<text:s/></text:p>
          </table:table-cell>
          <table:table-cell office:value-type="float" office:value="0.71993038376246865" table:formula="of:=[.DQ38]/((1+$$discount_COST)^([.$B38]-1))" table:style-name="ce24">
            <text:p><text:s/>1<text:s/></text:p>
          </table:table-cell>
          <table:table-cell office:value-type="float" office:value="0" table:formula="of:=[.DR38]/((1+$$discount_COST)^([.$B38]-1))" table:style-name="ce24">
            <text:p><text:s/>-<text:s/></text:p>
          </table:table-cell>
          <table:table-cell office:value-type="float" office:value="0" table:formula="of:=[.DS38]/((1+$$discount_COST)^([.$B38]-1))" table:style-name="ce24">
            <text:p><text:s/>-<text:s/></text:p>
          </table:table-cell>
          <table:table-cell table:style-name="ce1"/>
          <table:table-cell office:value-type="float" office:value="9.9417281023052055" table:formula="of:=SUM([.DU38:.EB38])" table:style-name="ce33">
            <text:p><text:s/>10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38]+1" table:style-name="ce1">
            <text:p>97</text:p>
          </table:table-cell>
          <table:table-cell office:value-type="float" office:value="1" table:formula="of:=IF([.B3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9]) * (1-[.BB3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39]) * (1-[.BD3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59195478853347705" table:formula="of:=(1 - $$p.mci_mil - $$p.mci_mod - $$p.mci_sev) * [.D39] * (1-[.BB39])" table:style-name="ce40">
            <text:p>0.591954789</text:p>
          </table:table-cell>
          <table:table-cell office:value-type="float" office:value="0.59195478853347705" table:formula="of:=(1 - $$p.mci_mil - $$p.mci_mod - $$p.mci_sev) * (1-[.BC39])" table:style-name="ce44">
            <text:p>0.591954789</text:p>
          </table:table-cell>
          <table:table-cell office:value-type="float" office:value="0" table:formula="of:=$$p.mil_mci * [.D39] * (1-[.BD39])" table:style-name="ce42">
            <text:p>0</text:p>
          </table:table-cell>
          <table:table-cell office:value-type="float" office:value="0" table:formula="of:=$$p.mil_mci * (1-[.BE3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39]) * (1-[.BB3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39]) * (1-[.BD39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358020961951671" table:formula="of:=$$p.mci_mil * [.D39] * (1-[.BB39])" table:style-name="ce40">
            <text:p>0.15358021</text:p>
          </table:table-cell>
          <table:table-cell office:value-type="float" office:value="0.15358020961951671" table:formula="of:=$$p.mci_mil * (1-[.BC39])" table:style-name="ce44">
            <text:p>0.15358021</text:p>
          </table:table-cell>
          <table:table-cell office:value-type="float" office:value="0.34904878148422536" table:formula="of:=(1 - $$p.mil_mci - $$p.mil_mod - $$p.mil_sev) * [.D39] * (1-[.BD39])" table:style-name="ce44">
            <text:p>0.349048781</text:p>
          </table:table-cell>
          <table:table-cell office:value-type="float" office:value="0.34904878148422536" table:formula="of:=(1 - $$p.mil_mci - $$p.mil_mod - $$p.mil_sev) * (1-[.BE39])" table:style-name="ce44">
            <text:p>0.349048781</text:p>
          </table:table-cell>
          <table:table-cell office:value-type="float" office:value="2.3880838796726696E-2" table:formula="of:=$$p.mod_mil * (1-[.BF39])" table:style-name="ce44">
            <text:p>0.023880839</text:p>
          </table:table-cell>
          <table:table-cell office:value-type="float" office:value="0" table:formula="of:=$$p.sev_mil * (1-[.BG3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39])" table:style-name="ce45">
            <text:p>0</text:p>
          </table:table-cell>
          <table:table-cell office:value-type="float" office:value="0" table:formula="of:=$$p.mci_mod * (1-[.BC39])" table:style-name="ce42">
            <text:p>0</text:p>
          </table:table-cell>
          <table:table-cell office:value-type="float" office:value="0.14486018834968556" table:formula="of:=$$p.mil_mod * (1-[.BD39])" table:style-name="ce44">
            <text:p>0.144860188</text:p>
          </table:table-cell>
          <table:table-cell office:value-type="float" office:value="0.14486018834968556" table:formula="of:=$$p.mil_mod * (1-[.BE39])" table:style-name="ce44">
            <text:p>0.144860188</text:p>
          </table:table-cell>
          <table:table-cell office:value-type="float" office:value="0.22069188956975019" table:formula="of:=(1-$$p.mod_mil-$$p.mod_sev) * (1-[.BF39])" table:style-name="ce44">
            <text:p>0.22069189</text:p>
          </table:table-cell>
          <table:table-cell office:value-type="float" office:value="2.0037820788652953E-2" table:formula="of:=$$p.sev_mod * (1-[.BG39])" table:style-name="ce44">
            <text:p>0.02003782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39])" table:style-name="ce45">
            <text:p>0</text:p>
          </table:table-cell>
          <table:table-cell office:value-type="float" office:value="0" table:formula="of:=$$p.mci_sev * (1-[.BC39])" table:style-name="ce42">
            <text:p>0</text:p>
          </table:table-cell>
          <table:table-cell office:value-type="float" office:value="4.9440337320711802E-4" table:formula="of:=$$p.mil_sev * (1-[.BD39])" table:style-name="ce44">
            <text:p>0.000494403</text:p>
          </table:table-cell>
          <table:table-cell office:value-type="float" office:value="4.9440337320711802E-4" table:formula="of:=$$p.mil_sev * (1-[.BE39])" table:style-name="ce44">
            <text:p>0.000494403</text:p>
          </table:table-cell>
          <table:table-cell office:value-type="float" office:value="2.9919671595898967E-2" table:formula="of:=$$p.mod_sev * (1-[.BF39])" table:style-name="ce44">
            <text:p>0.029919672</text:p>
          </table:table-cell>
          <table:table-cell office:value-type="float" office:value="8.219595874529069E-2" table:formula="of:=(1-$$p.sev_mil-$$p.sev_mod) * (1-[.BG39])" table:style-name="ce44">
            <text:p>0.082195959</text:p>
          </table:table-cell>
          <table:table-cell office:value-type="float" office:value="0" table:style-name="ce43">
            <text:p>0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40">
            <text:p>0.254465002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44">
            <text:p>0.254465002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44">
            <text:p>0.505596627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44">
            <text:p>0.505596627</text:p>
          </table:table-cell>
          <table:table-cell office:value-type="float" office:value="0.72550760003762416" table:formula="of:=1-EXP(-INDEX($$m.r.mortality_f; [.C39]) * $$hr.mort_mod * $$hr.mort_verymilddem)" table:number-matrix-columns-spanned="1" table:number-matrix-rows-spanned="1" table:style-name="ce44">
            <text:p>0.7255076</text:p>
          </table:table-cell>
          <table:table-cell office:value-type="float" office:value="0.89776622046605636" table:formula="of:=1-EXP(-INDEX($$m.r.mortality_f; [.C39]) * $$hr.mort_sev * $$hr.mort_verymilddem)" table:number-matrix-columns-spanned="1" table:number-matrix-rows-spanned="1" table:style-name="ce44">
            <text:p>0.8977662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39];[.S39];[.Z39];[.AG39];[.AN39];[.AU39];[.BB39])=1" table:style-name="ce29">
            <text:p>TRUE</text:p>
          </table:table-cell>
          <table:table-cell office:value-type="boolean" office:boolean-value="true" table:formula="of:=SUM([.M39];[.T39];[.AA39];[.AH39];[.AO39];[.AV39];[.BC39])=1" table:style-name="ce29">
            <text:p>TRUE</text:p>
          </table:table-cell>
          <table:table-cell office:value-type="boolean" office:boolean-value="true" table:formula="of:=SUM([.N39];[.U39];[.AB39];[.AI39];[.AP39];[.AW39];[.BD39])=1" table:style-name="ce29">
            <text:p>TRUE</text:p>
          </table:table-cell>
          <table:table-cell office:value-type="boolean" office:boolean-value="true" table:formula="of:=SUM([.O39];[.V39];[.AC39];[.AJ39];[.AQ39];[.AX39];[.BE39])=1" table:style-name="ce29">
            <text:p>TRUE</text:p>
          </table:table-cell>
          <table:table-cell office:value-type="boolean" office:boolean-value="true" table:formula="of:=SUM([.P39];[.W39];[.AD39];[.AK39];[.AR39];[.AY39];[.BF39])=1" table:style-name="ce29">
            <text:p>TRUE</text:p>
          </table:table-cell>
          <table:table-cell office:value-type="boolean" office:boolean-value="true" table:formula="of:=SUM([.Q39];[.X39];[.AE39];[.AL39];[.AS39];[.AZ39];[.BG39])=1" table:style-name="ce29">
            <text:p>TRUE</text:p>
          </table:table-cell>
          <table:table-cell office:value-type="boolean" office:boolean-value="true" table:formula="of:=SUM([.R39];[.Y39];[.AF39];[.AM39];[.AT39];[.BA39];[.BH39])=1" table:style-name="ce29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S38:.BY38];TRANSPOSE([.L38:.R38]))" table:number-matrix-columns-spanned="1" table:number-matrix-rows-spanned="1" table:style-name="ce3">
            <text:p>0</text:p>
          </table:table-cell>
          <table:table-cell office:value-type="float" office:value="1.8701226054540021E-4" table:formula="of:=MMULT([.BS38:.BY38];TRANSPOSE([.S38:.Y38]))" table:number-matrix-columns-spanned="1" table:number-matrix-rows-spanned="1" table:style-name="ce3">
            <text:p>0.000187012</text:p>
          </table:table-cell>
          <table:table-cell office:value-type="float" office:value="0" table:formula="of:=MMULT([.BS38:.BY38];TRANSPOSE([.Z38:.AF38]))" table:number-matrix-columns-spanned="1" table:number-matrix-rows-spanned="1" table:style-name="ce3">
            <text:p>0</text:p>
          </table:table-cell>
          <table:table-cell office:value-type="float" office:value="2.0989549231122427E-4" table:formula="of:=MMULT([.BS38:.BY38];TRANSPOSE([.AG38:.AM38]))" table:number-matrix-columns-spanned="1" table:number-matrix-rows-spanned="1" table:style-name="ce3">
            <text:p>0.000209895</text:p>
          </table:table-cell>
          <table:table-cell office:value-type="float" office:value="1.4669778952028481E-4" table:formula="of:=MMULT([.BS38:.BY38];TRANSPOSE([.AN38:.AT38]))" table:number-matrix-columns-spanned="1" table:number-matrix-rows-spanned="1" table:style-name="ce3">
            <text:p>0.000146698</text:p>
          </table:table-cell>
          <table:table-cell office:value-type="float" office:value="1.5439781731793697E-5" table:formula="of:=MMULT([.BS38:.BY38];TRANSPOSE([.AU38:.BA38]))" table:number-matrix-columns-spanned="1" table:number-matrix-rows-spanned="1" table:style-name="ce3">
            <text:p>1.54398E-05</text:p>
          </table:table-cell>
          <table:table-cell office:value-type="float" office:value="0.99944095467589178" table:formula="of:=MMULT([.BS38:.BY38];TRANSPOSE([.BB38:.BH38]))" table:number-matrix-columns-spanned="1" table:number-matrix-rows-spanned="1" table:style-name="ce3">
            <text:p>0.999440955</text:p>
          </table:table-cell>
          <table:table-cell table:style-name="ce1"/>
          <table:table-cell office:value-type="boolean" office:boolean-value="true" table:formula="of:=SUM([.BS39:.BY39])=1" table:style-name="ce29">
            <text:p>TRUE</text:p>
          </table:table-cell>
          <table:table-cell table:style-name="ce1"/>
          <table:table-cell office:value-type="float" office:value="0" table:formula="of:=[.BS39] * $$u.mci" table:style-name="ce22">
            <text:p>0.00</text:p>
          </table:table-cell>
          <table:table-cell office:value-type="float" office:value="1.3651895019814214E-4" table:formula="of:=[.BT39] * $$u.mci" table:style-name="ce22">
            <text:p>0.00</text:p>
          </table:table-cell>
          <table:table-cell office:value-type="float" office:value="0" table:formula="of:=[.BU39] * $$u.mil" table:style-name="ce22">
            <text:p>0.00</text:p>
          </table:table-cell>
          <table:table-cell office:value-type="float" office:value="1.4482788969474473E-4" table:formula="of:=[.BV39] * $$u.mil" table:style-name="ce22">
            <text:p>0.00</text:p>
          </table:table-cell>
          <table:table-cell office:value-type="float" office:value="7.7749828445750955E-5" table:formula="of:=[.BW39] * $$u.mod" table:style-name="ce22">
            <text:p>0.00</text:p>
          </table:table-cell>
          <table:table-cell office:value-type="float" office:value="5.8671170580816048E-6" table:formula="of:=[.BX39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39:.CC40])" table:style-name="ce31">
            <text:p>0.00</text:p>
          </table:table-cell>
          <table:table-cell office:value-type="float" office:value="1.0866599824674783E-4" table:formula="of:=AVERAGE([.CD39:.CD40])" table:style-name="ce31">
            <text:p>0.00</text:p>
          </table:table-cell>
          <table:table-cell office:value-type="float" office:value="0" table:formula="of:=AVERAGE([.CE39:.CE40])" table:style-name="ce31">
            <text:p>0.00</text:p>
          </table:table-cell>
          <table:table-cell office:value-type="float" office:value="1.0880744777039012E-4" table:formula="of:=AVERAGE([.CF39:.CF40])" table:style-name="ce31">
            <text:p>0.00</text:p>
          </table:table-cell>
          <table:table-cell office:value-type="float" office:value="5.5593735733851373E-5" table:formula="of:=AVERAGE([.CG39:.CG40])" table:style-name="ce31">
            <text:p>0.00</text:p>
          </table:table-cell>
          <table:table-cell office:value-type="float" office:value="4.0283405027558005E-6" table:formula="of:=AVERAGE([.CH39:.CH40])" table:style-name="ce31">
            <text:p>0.00</text:p>
          </table:table-cell>
          <table:table-cell office:value-type="float" office:value="0" table:formula="of:=AVERAGE([.CI39:.CI40])" table:style-name="ce31">
            <text:p>0.00</text:p>
          </table:table-cell>
          <table:table-cell table:style-name="ce1"/>
          <table:table-cell office:value-type="float" office:value="0" table:formula="of:=[.CK39]/((1+$$discount_COST)^([.$B39]-1))" table:style-name="ce22">
            <text:p>0.00</text:p>
          </table:table-cell>
          <table:table-cell office:value-type="float" office:value="4.29243996304504E-5" table:formula="of:=[.CL39]/((1+$$discount_COST)^([.$B39]-1))" table:style-name="ce22">
            <text:p>0.00</text:p>
          </table:table-cell>
          <table:table-cell office:value-type="float" office:value="0" table:formula="of:=[.CM39]/((1+$$discount_COST)^([.$B39]-1))" table:style-name="ce22">
            <text:p>0.00</text:p>
          </table:table-cell>
          <table:table-cell office:value-type="float" office:value="4.2980273923958215E-5" table:formula="of:=[.CN39]/((1+$$discount_COST)^([.$B39]-1))" table:style-name="ce22">
            <text:p>0.00</text:p>
          </table:table-cell>
          <table:table-cell office:value-type="float" office:value="2.1960206210693926E-5" table:formula="of:=[.CO39]/((1+$$discount_COST)^([.$B39]-1))" table:style-name="ce22">
            <text:p>0.00</text:p>
          </table:table-cell>
          <table:table-cell office:value-type="float" office:value="1.5912438147872483E-6" table:formula="of:=[.CP39]/((1+$$discount_COST)^([.$B39]-1))" table:style-name="ce22">
            <text:p>0.00</text:p>
          </table:table-cell>
          <table:table-cell office:value-type="float" office:value="0" table:formula="of:=[.CQ39]/((1+$$discount_COST)^([.$B39]-1))" table:style-name="ce22">
            <text:p>0.00</text:p>
          </table:table-cell>
          <table:table-cell table:style-name="ce1"/>
          <table:table-cell office:value-type="float" office:value="1.0945612357988979E-4" table:formula="of:=SUM([.CS39:.CY39])" table:style-name="ce31">
            <text:p>0.00</text:p>
          </table:table-cell>
          <table:table-cell table:style-name="ce1"/>
          <table:table-cell office:value-type="float" office:value="0" table:formula="of:=[.BS39] * ($$c.mci + $$c.Tx)" table:style-name="ce24">
            <text:p><text:s/>-<text:s/></text:p>
          </table:table-cell>
          <table:table-cell office:value-type="float" office:value="3.3123611587801287" table:formula="of:=[.BT39]*$$c.mci" table:style-name="ce24">
            <text:p><text:s/>3<text:s/></text:p>
          </table:table-cell>
          <table:table-cell office:value-type="float" office:value="0" table:formula="of:=[.BU39] * ($$c.mil + $$c.Tx)" table:style-name="ce24">
            <text:p><text:s/>-<text:s/></text:p>
          </table:table-cell>
          <table:table-cell office:value-type="float" office:value="5.5371505536621592" table:formula="of:=[.BV39]*$$c.mil" table:style-name="ce24">
            <text:p><text:s/>6<text:s/></text:p>
          </table:table-cell>
          <table:table-cell office:value-type="float" office:value="6.1665706765399495" table:formula="of:=[.BW39]*$$c.mod" table:style-name="ce24">
            <text:p><text:s/>6<text:s/></text:p>
          </table:table-cell>
          <table:table-cell office:value-type="float" office:value="0.98766795343325331" table:formula="of:=[.BX39]*$$c.sev" table:style-name="ce24">
            <text:p><text:s/>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39:.DC40])" table:style-name="ce33">
            <text:p><text:s/>-<text:s/></text:p>
          </table:table-cell>
          <table:table-cell office:value-type="float" office:value="2.6365646040361614" table:formula="of:=AVERAGE([.DD39:.DD40])" table:style-name="ce33">
            <text:p><text:s/>3<text:s/></text:p>
          </table:table-cell>
          <table:table-cell office:value-type="float" office:value="0" table:formula="of:=AVERAGE([.DE39:.DE40])" table:style-name="ce33">
            <text:p><text:s/>-<text:s/></text:p>
          </table:table-cell>
          <table:table-cell office:value-type="float" office:value="4.1599944660813772" table:formula="of:=AVERAGE([.DF39:.DF40])" table:style-name="ce33">
            <text:p><text:s/>4<text:s/></text:p>
          </table:table-cell>
          <table:table-cell office:value-type="float" office:value="4.4093049133205433" table:formula="of:=AVERAGE([.DG39:.DG40])" table:style-name="ce33">
            <text:p><text:s/>4<text:s/></text:p>
          </table:table-cell>
          <table:table-cell office:value-type="float" office:value="0.67812910168695772" table:formula="of:=AVERAGE([.DH39:.DH40])" table:style-name="ce33">
            <text:p><text:s/>1<text:s/></text:p>
          </table:table-cell>
          <table:table-cell office:value-type="float" office:value="0" table:formula="of:=AVERAGE([.DI39:.DI40])" table:style-name="ce33">
            <text:p><text:s/>-<text:s/></text:p>
          </table:table-cell>
          <table:table-cell office:value-type="float" office:value="0" table:formula="of:=[.DJ39]" table:style-name="ce33">
            <text:p><text:s/>-<text:s/></text:p>
          </table:table-cell>
          <table:table-cell table:style-name="ce1"/>
          <table:table-cell office:value-type="float" office:value="0" table:formula="of:=[.DL39]/((1+$$discount_COST)^([.$B39]-1))" table:style-name="ce24">
            <text:p><text:s/>-<text:s/></text:p>
          </table:table-cell>
          <table:table-cell office:value-type="float" office:value="1.0414752962390925" table:formula="of:=[.DM39]/((1+$$discount_COST)^([.$B39]-1))" table:style-name="ce24">
            <text:p><text:s/>1<text:s/></text:p>
          </table:table-cell>
          <table:table-cell office:value-type="float" office:value="0" table:formula="of:=[.DN39]/((1+$$discount_COST)^([.$B39]-1))" table:style-name="ce24">
            <text:p><text:s/>-<text:s/></text:p>
          </table:table-cell>
          <table:table-cell office:value-type="float" office:value="1.6432487420496622" table:formula="of:=[.DO39]/((1+$$discount_COST)^([.$B39]-1))" table:style-name="ce24">
            <text:p><text:s/>2<text:s/></text:p>
          </table:table-cell>
          <table:table-cell office:value-type="float" office:value="1.7417294208452538" table:formula="of:=[.DP39]/((1+$$discount_COST)^([.$B39]-1))" table:style-name="ce24">
            <text:p><text:s/>2<text:s/></text:p>
          </table:table-cell>
          <table:table-cell office:value-type="float" office:value="0.26786929703395485" table:formula="of:=[.DQ39]/((1+$$discount_COST)^([.$B39]-1))" table:style-name="ce24">
            <text:p><text:s/>0<text:s/></text:p>
          </table:table-cell>
          <table:table-cell office:value-type="float" office:value="0" table:formula="of:=[.DR39]/((1+$$discount_COST)^([.$B39]-1))" table:style-name="ce24">
            <text:p><text:s/>-<text:s/></text:p>
          </table:table-cell>
          <table:table-cell office:value-type="float" office:value="0" table:formula="of:=[.DS39]/((1+$$discount_COST)^([.$B39]-1))" table:style-name="ce24">
            <text:p><text:s/>-<text:s/></text:p>
          </table:table-cell>
          <table:table-cell table:style-name="ce1"/>
          <table:table-cell office:value-type="float" office:value="4.6943227561679635" table:formula="of:=SUM([.DU39:.EB39])" table:style-name="ce33">
            <text:p><text:s/>5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39]+1" table:style-name="ce1">
            <text:p>98</text:p>
          </table:table-cell>
          <table:table-cell office:value-type="float" office:value="1" table:formula="of:=IF([.B4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0]) * (1-[.BB4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0]) * (1-[.BD4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57459161934885583" table:formula="of:=(1 - $$p.mci_mil - $$p.mci_mod - $$p.mci_sev) * [.D40] * (1-[.BB40])" table:style-name="ce40">
            <text:p>0.574591619</text:p>
          </table:table-cell>
          <table:table-cell office:value-type="float" office:value="0.57459161934885583" table:formula="of:=(1 - $$p.mci_mil - $$p.mci_mod - $$p.mci_sev) * (1-[.BC40])" table:style-name="ce44">
            <text:p>0.574591619</text:p>
          </table:table-cell>
          <table:table-cell office:value-type="float" office:value="0" table:formula="of:=$$p.mil_mci * [.D40] * (1-[.BD40])" table:style-name="ce42">
            <text:p>0</text:p>
          </table:table-cell>
          <table:table-cell office:value-type="float" office:value="0" table:formula="of:=$$p.mil_mci * (1-[.BE4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0]) * (1-[.BB4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0]) * (1-[.BD40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907540753887188" table:formula="of:=$$p.mci_mil * [.D40] * (1-[.BB40])" table:style-name="ce40">
            <text:p>0.149075408</text:p>
          </table:table-cell>
          <table:table-cell office:value-type="float" office:value="0.14907540753887188" table:formula="of:=$$p.mci_mil * (1-[.BC40])" table:style-name="ce44">
            <text:p>0.149075408</text:p>
          </table:table-cell>
          <table:table-cell office:value-type="float" office:value="0.3249914658718891" table:formula="of:=(1 - $$p.mil_mci - $$p.mil_mod - $$p.mil_sev) * [.D40] * (1-[.BD40])" table:style-name="ce44">
            <text:p>0.324991466</text:p>
          </table:table-cell>
          <table:table-cell office:value-type="float" office:value="0.3249914658718891" table:formula="of:=(1 - $$p.mil_mci - $$p.mil_mod - $$p.mil_sev) * (1-[.BE40])" table:style-name="ce44">
            <text:p>0.324991466</text:p>
          </table:table-cell>
          <table:table-cell office:value-type="float" office:value="2.0947274134532481E-2" table:formula="of:=$$p.mod_mil * (1-[.BF40])" table:style-name="ce44">
            <text:p>0.020947274</text:p>
          </table:table-cell>
          <table:table-cell office:value-type="float" office:value="0" table:formula="of:=$$p.sev_mil * (1-[.BG4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0])" table:style-name="ce45">
            <text:p>0</text:p>
          </table:table-cell>
          <table:table-cell office:value-type="float" office:value="0" table:formula="of:=$$p.mci_mod * (1-[.BC40])" table:style-name="ce42">
            <text:p>0</text:p>
          </table:table-cell>
          <table:table-cell office:value-type="float" office:value="0.1348760616153874" table:formula="of:=$$p.mil_mod * (1-[.BD40])" table:style-name="ce44">
            <text:p>0.134876062</text:p>
          </table:table-cell>
          <table:table-cell office:value-type="float" office:value="0.1348760616153874" table:formula="of:=$$p.mil_mod * (1-[.BE40])" table:style-name="ce44">
            <text:p>0.134876062</text:p>
          </table:table-cell>
          <table:table-cell office:value-type="float" office:value="0.19358170579498987" table:formula="of:=(1-$$p.mod_mil-$$p.mod_sev) * (1-[.BF40])" table:style-name="ce44">
            <text:p>0.193581706</text:p>
          </table:table-cell>
          <table:table-cell office:value-type="float" office:value="1.5901668761374554E-2" table:formula="of:=$$p.sev_mod * (1-[.BG40])" table:style-name="ce44">
            <text:p>0.015901669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0])" table:style-name="ce45">
            <text:p>0</text:p>
          </table:table-cell>
          <table:table-cell office:value-type="float" office:value="0" table:formula="of:=$$p.mci_sev * (1-[.BC40])" table:style-name="ce42">
            <text:p>0</text:p>
          </table:table-cell>
          <table:table-cell office:value-type="float" office:value="4.6032785534261912E-4" table:formula="of:=$$p.mil_sev * (1-[.BD40])" table:style-name="ce44">
            <text:p>0.000460328</text:p>
          </table:table-cell>
          <table:table-cell office:value-type="float" office:value="4.6032785534261912E-4" table:formula="of:=$$p.mil_sev * (1-[.BE40])" table:style-name="ce44">
            <text:p>0.000460328</text:p>
          </table:table-cell>
          <table:table-cell office:value-type="float" office:value="2.6244285984644147E-2" table:formula="of:=$$p.mod_sev * (1-[.BF40])" table:style-name="ce44">
            <text:p>0.026244286</text:p>
          </table:table-cell>
          <table:table-cell office:value-type="float" office:value="6.5229294306862973E-2" table:formula="of:=(1-$$p.sev_mil-$$p.sev_mod) * (1-[.BG40])" table:style-name="ce44">
            <text:p>0.065229294</text:p>
          </table:table-cell>
          <table:table-cell office:value-type="float" office:value="0" table:style-name="ce43">
            <text:p>0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40">
            <text:p>0.276332973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44">
            <text:p>0.276332973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44">
            <text:p>0.539672145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44">
            <text:p>0.539672145</text:p>
          </table:table-cell>
          <table:table-cell office:value-type="float" office:value="0.75922673408583352" table:formula="of:=1-EXP(-INDEX($$m.r.mortality_f; [.C40]) * $$hr.mort_mod * $$hr.mort_verymilddem)" table:number-matrix-columns-spanned="1" table:number-matrix-rows-spanned="1" table:style-name="ce44">
            <text:p>0.759226734</text:p>
          </table:table-cell>
          <table:table-cell office:value-type="float" office:value="0.91886903693176247" table:formula="of:=1-EXP(-INDEX($$m.r.mortality_f; [.C40]) * $$hr.mort_sev * $$hr.mort_verymilddem)" table:number-matrix-columns-spanned="1" table:number-matrix-rows-spanned="1" table:style-name="ce44">
            <text:p>0.91886903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40];[.S40];[.Z40];[.AG40];[.AN40];[.AU40];[.BB40])=1" table:style-name="ce29">
            <text:p>TRUE</text:p>
          </table:table-cell>
          <table:table-cell office:value-type="boolean" office:boolean-value="true" table:formula="of:=SUM([.M40];[.T40];[.AA40];[.AH40];[.AO40];[.AV40];[.BC40])=1" table:style-name="ce29">
            <text:p>TRUE</text:p>
          </table:table-cell>
          <table:table-cell office:value-type="boolean" office:boolean-value="true" table:formula="of:=SUM([.N40];[.U40];[.AB40];[.AI40];[.AP40];[.AW40];[.BD40])=1" table:style-name="ce29">
            <text:p>TRUE</text:p>
          </table:table-cell>
          <table:table-cell office:value-type="boolean" office:boolean-value="true" table:formula="of:=SUM([.O40];[.V40];[.AC40];[.AJ40];[.AQ40];[.AX40];[.BE40])=1" table:style-name="ce29">
            <text:p>TRUE</text:p>
          </table:table-cell>
          <table:table-cell office:value-type="boolean" office:boolean-value="true" table:formula="of:=SUM([.P40];[.W40];[.AD40];[.AK40];[.AR40];[.AY40];[.BF40])=1" table:style-name="ce29">
            <text:p>TRUE</text:p>
          </table:table-cell>
          <table:table-cell office:value-type="boolean" office:boolean-value="true" table:formula="of:=SUM([.Q40];[.X40];[.AE40];[.AL40];[.AS40];[.AZ40];[.BG40])=1" table:style-name="ce29">
            <text:p>TRUE</text:p>
          </table:table-cell>
          <table:table-cell office:value-type="boolean" office:boolean-value="true" table:formula="of:=SUM([.R40];[.Y40];[.AF40];[.AM40];[.AT40];[.BA40];[.BH40])=1" table:style-name="ce29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S39:.BY39];TRANSPOSE([.L39:.R39]))" table:number-matrix-columns-spanned="1" table:number-matrix-rows-spanned="1" table:style-name="ce3">
            <text:p>0</text:p>
          </table:table-cell>
          <table:table-cell office:value-type="float" office:value="1.107028031443199E-4" table:formula="of:=MMULT([.BS39:.BY39];TRANSPOSE([.S39:.Y39]))" table:number-matrix-columns-spanned="1" table:number-matrix-rows-spanned="1" table:style-name="ce3">
            <text:p>0.000110703</text:p>
          </table:table-cell>
          <table:table-cell office:value-type="float" office:value="0" table:formula="of:=MMULT([.BS39:.BY39];TRANSPOSE([.Z39:.AF39]))" table:number-matrix-columns-spanned="1" table:number-matrix-rows-spanned="1" table:style-name="ce3">
            <text:p>0</text:p>
          </table:table-cell>
          <table:table-cell office:value-type="float" office:value="1.0548841426961672E-4" table:formula="of:=MMULT([.BS39:.BY39];TRANSPOSE([.AG39:.AM39]))" table:number-matrix-columns-spanned="1" table:number-matrix-rows-spanned="1" table:style-name="ce3">
            <text:p>0.000105488</text:p>
          </table:table-cell>
          <table:table-cell office:value-type="float" office:value="6.3089892494248677E-5" table:formula="of:=MMULT([.BS39:.BY39];TRANSPOSE([.AN39:.AT39]))" table:number-matrix-columns-spanned="1" table:number-matrix-rows-spanned="1" table:style-name="ce3">
            <text:p>6.30899E-05</text:p>
          </table:table-cell>
          <table:table-cell office:value-type="float" office:value="5.762010387973676E-6" table:formula="of:=MMULT([.BS39:.BY39];TRANSPOSE([.AU39:.BA39]))" table:number-matrix-columns-spanned="1" table:number-matrix-rows-spanned="1" table:style-name="ce3">
            <text:p>5.76201E-06</text:p>
          </table:table-cell>
          <table:table-cell office:value-type="float" office:value="0.99971495687970435" table:formula="of:=MMULT([.BS39:.BY39];TRANSPOSE([.BB39:.BH39]))" table:number-matrix-columns-spanned="1" table:number-matrix-rows-spanned="1" table:style-name="ce3">
            <text:p>0.999714957</text:p>
          </table:table-cell>
          <table:table-cell table:style-name="ce1"/>
          <table:table-cell office:value-type="boolean" office:boolean-value="true" table:formula="of:=SUM([.BS40:.BY40])=1" table:style-name="ce29">
            <text:p>TRUE</text:p>
          </table:table-cell>
          <table:table-cell table:style-name="ce1"/>
          <table:table-cell office:value-type="float" office:value="0" table:formula="of:=[.BS40] * $$u.mci" table:style-name="ce22">
            <text:p>0.00</text:p>
          </table:table-cell>
          <table:table-cell office:value-type="float" office:value="8.0813046295353524E-5" table:formula="of:=[.BT40] * $$u.mci" table:style-name="ce22">
            <text:p>0.00</text:p>
          </table:table-cell>
          <table:table-cell office:value-type="float" office:value="0" table:formula="of:=[.BU40] * $$u.mil" table:style-name="ce22">
            <text:p>0.00</text:p>
          </table:table-cell>
          <table:table-cell office:value-type="float" office:value="7.2787005846035522E-5" table:formula="of:=[.BV40] * $$u.mil" table:style-name="ce22">
            <text:p>0.00</text:p>
          </table:table-cell>
          <table:table-cell office:value-type="float" office:value="3.3437643021951798E-5" table:formula="of:=[.BW40] * $$u.mod" table:style-name="ce22">
            <text:p>0.00</text:p>
          </table:table-cell>
          <table:table-cell office:value-type="float" office:value="2.1895639474299971E-6" table:formula="of:=[.BX40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0:.CC41])" table:style-name="ce31">
            <text:p>0.00</text:p>
          </table:table-cell>
          <table:table-cell office:value-type="float" office:value="6.3623772715357382E-5" table:formula="of:=AVERAGE([.CD40:.CD41])" table:style-name="ce31">
            <text:p>0.00</text:p>
          </table:table-cell>
          <table:table-cell office:value-type="float" office:value="0" table:formula="of:=AVERAGE([.CE40:.CE41])" table:style-name="ce31">
            <text:p>0.00</text:p>
          </table:table-cell>
          <table:table-cell office:value-type="float" office:value="5.4370577021014604E-5" table:formula="of:=AVERAGE([.CF40:.CF41])" table:style-name="ce31">
            <text:p>0.00</text:p>
          </table:table-cell>
          <table:table-cell office:value-type="float" office:value="2.3749943670434369E-5" table:formula="of:=AVERAGE([.CG40:.CG41])" table:style-name="ce31">
            <text:p>0.00</text:p>
          </table:table-cell>
          <table:table-cell office:value-type="float" office:value="1.4900124322844137E-6" table:formula="of:=AVERAGE([.CH40:.CH41])" table:style-name="ce31">
            <text:p>0.00</text:p>
          </table:table-cell>
          <table:table-cell office:value-type="float" office:value="0" table:formula="of:=AVERAGE([.CI40:.CI41])" table:style-name="ce31">
            <text:p>0.00</text:p>
          </table:table-cell>
          <table:table-cell table:style-name="ce1"/>
          <table:table-cell office:value-type="float" office:value="0" table:formula="of:=[.CK40]/((1+$$discount_COST)^([.$B40]-1))" table:style-name="ce22">
            <text:p>0.00</text:p>
          </table:table-cell>
          <table:table-cell office:value-type="float" office:value="2.428228900927708E-5" table:formula="of:=[.CL40]/((1+$$discount_COST)^([.$B40]-1))" table:style-name="ce22">
            <text:p>0.00</text:p>
          </table:table-cell>
          <table:table-cell office:value-type="float" office:value="0" table:formula="of:=[.CM40]/((1+$$discount_COST)^([.$B40]-1))" table:style-name="ce22">
            <text:p>0.00</text:p>
          </table:table-cell>
          <table:table-cell office:value-type="float" office:value="2.075076670998415E-5" table:formula="of:=[.CN40]/((1+$$discount_COST)^([.$B40]-1))" table:style-name="ce22">
            <text:p>0.00</text:p>
          </table:table-cell>
          <table:table-cell office:value-type="float" office:value="9.0642690860162525E-6" table:formula="of:=[.CO40]/((1+$$discount_COST)^([.$B40]-1))" table:style-name="ce22">
            <text:p>0.00</text:p>
          </table:table-cell>
          <table:table-cell office:value-type="float" office:value="5.6866971202750992E-7" table:formula="of:=[.CP40]/((1+$$discount_COST)^([.$B40]-1))" table:style-name="ce22">
            <text:p>0.00</text:p>
          </table:table-cell>
          <table:table-cell office:value-type="float" office:value="0" table:formula="of:=[.CQ40]/((1+$$discount_COST)^([.$B40]-1))" table:style-name="ce22">
            <text:p>0.00</text:p>
          </table:table-cell>
          <table:table-cell table:style-name="ce1"/>
          <table:table-cell office:value-type="float" office:value="5.4665994517304995E-5" table:formula="of:=SUM([.CS40:.CY40])" table:style-name="ce31">
            <text:p>0.00</text:p>
          </table:table-cell>
          <table:table-cell table:style-name="ce1"/>
          <table:table-cell office:value-type="float" office:value="0" table:formula="of:=[.BS40] * ($$c.mci + $$c.Tx)" table:style-name="ce24">
            <text:p><text:s/>-<text:s/></text:p>
          </table:table-cell>
          <table:table-cell office:value-type="float" office:value="1.9607680492921942" table:formula="of:=[.BT40]*$$c.mci" table:style-name="ce24">
            <text:p><text:s/>2<text:s/></text:p>
          </table:table-cell>
          <table:table-cell office:value-type="float" office:value="0" table:formula="of:=[.BU40] * ($$c.mil + $$c.Tx)" table:style-name="ce24">
            <text:p><text:s/>-<text:s/></text:p>
          </table:table-cell>
          <table:table-cell office:value-type="float" office:value="2.7828383785005948" table:formula="of:=[.BV40]*$$c.mil" table:style-name="ce24">
            <text:p><text:s/>3<text:s/></text:p>
          </table:table-cell>
          <table:table-cell office:value-type="float" office:value="2.652039150101138" table:formula="of:=[.BW40]*$$c.mod" table:style-name="ce24">
            <text:p><text:s/>3<text:s/></text:p>
          </table:table-cell>
          <table:table-cell office:value-type="float" office:value="0.36859024994066203" table:formula="of:=[.BX40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0:.DC41])" table:style-name="ce33">
            <text:p><text:s/>-<text:s/></text:p>
          </table:table-cell>
          <table:table-cell office:value-type="float" office:value="1.5437044689512467" table:formula="of:=AVERAGE([.DD40:.DD41])" table:style-name="ce33">
            <text:p><text:s/>2<text:s/></text:p>
          </table:table-cell>
          <table:table-cell office:value-type="float" office:value="0" table:formula="of:=AVERAGE([.DE40:.DE41])" table:style-name="ce33">
            <text:p><text:s/>-<text:s/></text:p>
          </table:table-cell>
          <table:table-cell office:value-type="float" office:value="2.0787299413765217" table:formula="of:=AVERAGE([.DF40:.DF41])" table:style-name="ce33">
            <text:p><text:s/>2<text:s/></text:p>
          </table:table-cell>
          <table:table-cell office:value-type="float" office:value="1.8836788342210165" table:formula="of:=AVERAGE([.DG40:.DG41])" table:style-name="ce33">
            <text:p><text:s/>2<text:s/></text:p>
          </table:table-cell>
          <table:table-cell office:value-type="float" office:value="0.25082804979276108" table:formula="of:=AVERAGE([.DH40:.DH41])" table:style-name="ce33">
            <text:p><text:s/>0<text:s/></text:p>
          </table:table-cell>
          <table:table-cell office:value-type="float" office:value="0" table:formula="of:=AVERAGE([.DI40:.DI41])" table:style-name="ce33">
            <text:p><text:s/>-<text:s/></text:p>
          </table:table-cell>
          <table:table-cell office:value-type="float" office:value="0" table:formula="of:=[.DJ40]" table:style-name="ce33">
            <text:p><text:s/>-<text:s/></text:p>
          </table:table-cell>
          <table:table-cell table:style-name="ce1"/>
          <table:table-cell office:value-type="float" office:value="0" table:formula="of:=[.DL40]/((1+$$discount_COST)^([.$B40]-1))" table:style-name="ce24">
            <text:p><text:s/>-<text:s/></text:p>
          </table:table-cell>
          <table:table-cell office:value-type="float" office:value="0.58916151086618584" table:formula="of:=[.DM40]/((1+$$discount_COST)^([.$B40]-1))" table:style-name="ce24">
            <text:p><text:s/>1<text:s/></text:p>
          </table:table-cell>
          <table:table-cell office:value-type="float" office:value="0" table:formula="of:=[.DN40]/((1+$$discount_COST)^([.$B40]-1))" table:style-name="ce24">
            <text:p><text:s/>-<text:s/></text:p>
          </table:table-cell>
          <table:table-cell office:value-type="float" office:value="0.7933563046404889" table:formula="of:=[.DO40]/((1+$$discount_COST)^([.$B40]-1))" table:style-name="ce24">
            <text:p><text:s/>1<text:s/></text:p>
          </table:table-cell>
          <table:table-cell office:value-type="float" office:value="0.71891420299526199" table:formula="of:=[.DP40]/((1+$$discount_COST)^([.$B40]-1))" table:style-name="ce24">
            <text:p><text:s/>1<text:s/></text:p>
          </table:table-cell>
          <table:table-cell office:value-type="float" office:value="9.5729613896835292E-2" table:formula="of:=[.DQ40]/((1+$$discount_COST)^([.$B40]-1))" table:style-name="ce24">
            <text:p><text:s/>0<text:s/></text:p>
          </table:table-cell>
          <table:table-cell office:value-type="float" office:value="0" table:formula="of:=[.DR40]/((1+$$discount_COST)^([.$B40]-1))" table:style-name="ce24">
            <text:p><text:s/>-<text:s/></text:p>
          </table:table-cell>
          <table:table-cell office:value-type="float" office:value="0" table:formula="of:=[.DS40]/((1+$$discount_COST)^([.$B40]-1))" table:style-name="ce24">
            <text:p><text:s/>-<text:s/></text:p>
          </table:table-cell>
          <table:table-cell table:style-name="ce1"/>
          <table:table-cell office:value-type="float" office:value="2.1971616323987719" table:formula="of:=SUM([.DU40:.EB40])" table:style-name="ce33">
            <text:p><text:s/>2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40]+1" table:style-name="ce1">
            <text:p>99</text:p>
          </table:table-cell>
          <table:table-cell office:value-type="float" office:value="1" table:formula="of:=IF([.B4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1]) * (1-[.BB4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1]) * (1-[.BD4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55681712310323783" table:formula="of:=(1 - $$p.mci_mil - $$p.mci_mod - $$p.mci_sev) * [.D41] * (1-[.BB41])" table:style-name="ce40">
            <text:p>0.556817123</text:p>
          </table:table-cell>
          <table:table-cell office:value-type="float" office:value="0.55681712310323783" table:formula="of:=(1 - $$p.mci_mil - $$p.mci_mod - $$p.mci_sev) * (1-[.BC41])" table:style-name="ce44">
            <text:p>0.556817123</text:p>
          </table:table-cell>
          <table:table-cell office:value-type="float" office:value="0" table:formula="of:=$$p.mil_mci * [.D41] * (1-[.BD41])" table:style-name="ce42">
            <text:p>0</text:p>
          </table:table-cell>
          <table:table-cell office:value-type="float" office:value="0" table:formula="of:=$$p.mil_mci * (1-[.BE4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1]) * (1-[.BB4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1]) * (1-[.BD41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446388836179719" table:formula="of:=$$p.mci_mil * [.D41] * (1-[.BB41])" table:style-name="ce40">
            <text:p>0.144463888</text:p>
          </table:table-cell>
          <table:table-cell office:value-type="float" office:value="0.14446388836179719" table:formula="of:=$$p.mci_mil * (1-[.BC41])" table:style-name="ce44">
            <text:p>0.144463888</text:p>
          </table:table-cell>
          <table:table-cell office:value-type="float" office:value="0.30139551552833505" table:formula="of:=(1 - $$p.mil_mci - $$p.mil_mod - $$p.mil_sev) * [.D41] * (1-[.BD41])" table:style-name="ce44">
            <text:p>0.301395516</text:p>
          </table:table-cell>
          <table:table-cell office:value-type="float" office:value="0.30139551552833505" table:formula="of:=(1 - $$p.mil_mci - $$p.mil_mod - $$p.mil_sev) * (1-[.BE41])" table:style-name="ce44">
            <text:p>0.301395516</text:p>
          </table:table-cell>
          <table:table-cell office:value-type="float" office:value="1.8240922780935906E-2" table:formula="of:=$$p.mod_mil * (1-[.BF41])" table:style-name="ce44">
            <text:p>0.018240923</text:p>
          </table:table-cell>
          <table:table-cell office:value-type="float" office:value="0" table:formula="of:=$$p.sev_mil * (1-[.BG4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1])" table:style-name="ce45">
            <text:p>0</text:p>
          </table:table-cell>
          <table:table-cell office:value-type="float" office:value="0" table:formula="of:=$$p.mci_mod * (1-[.BC41])" table:style-name="ce42">
            <text:p>0</text:p>
          </table:table-cell>
          <table:table-cell office:value-type="float" office:value="0.12508340800255263" table:formula="of:=$$p.mil_mod * (1-[.BD41])" table:style-name="ce44">
            <text:p>0.125083408</text:p>
          </table:table-cell>
          <table:table-cell office:value-type="float" office:value="0.12508340800255263" table:formula="of:=$$p.mil_mod * (1-[.BE41])" table:style-name="ce44">
            <text:p>0.125083408</text:p>
          </table:table-cell>
          <table:table-cell office:value-type="float" office:value="0.16857128638933871" table:formula="of:=(1-$$p.mod_mil-$$p.mod_sev) * (1-[.BF41])" table:style-name="ce44">
            <text:p>0.168571286</text:p>
          </table:table-cell>
          <table:table-cell office:value-type="float" office:value="1.2458426913007661E-2" table:formula="of:=$$p.sev_mod * (1-[.BG41])" table:style-name="ce44">
            <text:p>0.012458427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1])" table:style-name="ce45">
            <text:p>0</text:p>
          </table:table-cell>
          <table:table-cell office:value-type="float" office:value="0" table:formula="of:=$$p.mci_sev * (1-[.BC41])" table:style-name="ce42">
            <text:p>0</text:p>
          </table:table-cell>
          <table:table-cell office:value-type="float" office:value="4.269058293602479E-4" table:formula="of:=$$p.mil_sev * (1-[.BD41])" table:style-name="ce44">
            <text:p>0.000426906</text:p>
          </table:table-cell>
          <table:table-cell office:value-type="float" office:value="4.269058293602479E-4" table:formula="of:=$$p.mil_sev * (1-[.BE41])" table:style-name="ce44">
            <text:p>0.000426906</text:p>
          </table:table-cell>
          <table:table-cell office:value-type="float" office:value="2.2853569920942687E-2" table:formula="of:=$$p.mod_sev * (1-[.BF41])" table:style-name="ce44">
            <text:p>0.02285357</text:p>
          </table:table-cell>
          <table:table-cell office:value-type="float" office:value="5.1104975704378365E-2" table:formula="of:=(1-$$p.sev_mil-$$p.sev_mod) * (1-[.BG41])" table:style-name="ce44">
            <text:p>0.051104976</text:p>
          </table:table-cell>
          <table:table-cell office:value-type="float" office:value="0" table:style-name="ce43">
            <text:p>0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40">
            <text:p>0.298718989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44">
            <text:p>0.298718989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44">
            <text:p>0.573094171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44">
            <text:p>0.573094171</text:p>
          </table:table-cell>
          <table:table-cell office:value-type="float" office:value="0.79033422090878269" table:formula="of:=1-EXP(-INDEX($$m.r.mortality_f; [.C41]) * $$hr.mort_mod * $$hr.mort_verymilddem)" table:number-matrix-columns-spanned="1" table:number-matrix-rows-spanned="1" table:style-name="ce44">
            <text:p>0.790334221</text:p>
          </table:table-cell>
          <table:table-cell office:value-type="float" office:value="0.93643659738261398" table:formula="of:=1-EXP(-INDEX($$m.r.mortality_f; [.C41]) * $$hr.mort_sev * $$hr.mort_verymilddem)" table:number-matrix-columns-spanned="1" table:number-matrix-rows-spanned="1" table:style-name="ce44">
            <text:p>0.93643659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41];[.S41];[.Z41];[.AG41];[.AN41];[.AU41];[.BB41])=1" table:style-name="ce29">
            <text:p>TRUE</text:p>
          </table:table-cell>
          <table:table-cell office:value-type="boolean" office:boolean-value="true" table:formula="of:=SUM([.M41];[.T41];[.AA41];[.AH41];[.AO41];[.AV41];[.BC41])=1" table:style-name="ce29">
            <text:p>TRUE</text:p>
          </table:table-cell>
          <table:table-cell office:value-type="boolean" office:boolean-value="true" table:formula="of:=SUM([.N41];[.U41];[.AB41];[.AI41];[.AP41];[.AW41];[.BD41])=1" table:style-name="ce29">
            <text:p>TRUE</text:p>
          </table:table-cell>
          <table:table-cell office:value-type="boolean" office:boolean-value="true" table:formula="of:=SUM([.O41];[.V41];[.AC41];[.AJ41];[.AQ41];[.AX41];[.BE41])=1" table:style-name="ce29">
            <text:p>TRUE</text:p>
          </table:table-cell>
          <table:table-cell office:value-type="boolean" office:boolean-value="true" table:formula="of:=SUM([.P41];[.W41];[.AD41];[.AK41];[.AR41];[.AY41];[.BF41])=1" table:style-name="ce29">
            <text:p>TRUE</text:p>
          </table:table-cell>
          <table:table-cell office:value-type="boolean" office:boolean-value="true" table:formula="of:=SUM([.Q41];[.X41];[.AE41];[.AL41];[.AS41];[.AZ41];[.BG41])=1" table:style-name="ce29">
            <text:p>TRUE</text:p>
          </table:table-cell>
          <table:table-cell office:value-type="boolean" office:boolean-value="true" table:formula="of:=SUM([.R41];[.Y41];[.AF41];[.AM41];[.AT41];[.BA41];[.BH41])=1" table:style-name="ce29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S40:.BY40];TRANSPOSE([.L40:.R40]))" table:number-matrix-columns-spanned="1" table:number-matrix-rows-spanned="1" table:style-name="ce3">
            <text:p>0</text:p>
          </table:table-cell>
          <table:table-cell office:value-type="float" office:value="6.3608902925152376E-5" table:formula="of:=MMULT([.BS40:.BY40];TRANSPOSE([.S40:.Y40]))" table:number-matrix-columns-spanned="1" table:number-matrix-rows-spanned="1" table:style-name="ce3">
            <text:p>6.36089E-05</text:p>
          </table:table-cell>
          <table:table-cell office:value-type="float" office:value="0" table:formula="of:=MMULT([.BS40:.BY40];TRANSPOSE([.Z40:.AF40]))" table:number-matrix-columns-spanned="1" table:number-matrix-rows-spanned="1" table:style-name="ce3">
            <text:p>0</text:p>
          </table:table-cell>
          <table:table-cell office:value-type="float" office:value="5.2107461153614042E-5" table:formula="of:=MMULT([.BS40:.BY40];TRANSPOSE([.AG40:.AM40]))" table:number-matrix-columns-spanned="1" table:number-matrix-rows-spanned="1" table:style-name="ce3">
            <text:p>5.21075E-05</text:p>
          </table:table-cell>
          <table:table-cell office:value-type="float" office:value="2.6532536450786681E-5" table:formula="of:=MMULT([.BS40:.BY40];TRANSPOSE([.AN40:.AT40]))" table:number-matrix-columns-spanned="1" table:number-matrix-rows-spanned="1" table:style-name="ce3">
            <text:p>2.65325E-05</text:p>
          </table:table-cell>
          <table:table-cell office:value-type="float" office:value="2.0801603082600794E-6" table:formula="of:=MMULT([.BS40:.BY40];TRANSPOSE([.AU40:.BA40]))" table:number-matrix-columns-spanned="1" table:number-matrix-rows-spanned="1" table:style-name="ce3">
            <text:p>2.08016E-06</text:p>
          </table:table-cell>
          <table:table-cell office:value-type="float" office:value="0.99985567093916272" table:formula="of:=MMULT([.BS40:.BY40];TRANSPOSE([.BB40:.BH40]))" table:number-matrix-columns-spanned="1" table:number-matrix-rows-spanned="1" table:style-name="ce3">
            <text:p>0.999855671</text:p>
          </table:table-cell>
          <table:table-cell table:style-name="ce1"/>
          <table:table-cell office:value-type="boolean" office:boolean-value="true" table:formula="of:=SUM([.BS41:.BY41])=1" table:style-name="ce29">
            <text:p>TRUE</text:p>
          </table:table-cell>
          <table:table-cell table:style-name="ce1"/>
          <table:table-cell office:value-type="float" office:value="0" table:formula="of:=[.BS41] * $$u.mci" table:style-name="ce22">
            <text:p>0.00</text:p>
          </table:table-cell>
          <table:table-cell office:value-type="float" office:value="4.6434499135361233E-5" table:formula="of:=[.BT41] * $$u.mci" table:style-name="ce22">
            <text:p>0.00</text:p>
          </table:table-cell>
          <table:table-cell office:value-type="float" office:value="0" table:formula="of:=[.BU41] * $$u.mil" table:style-name="ce22">
            <text:p>0.00</text:p>
          </table:table-cell>
          <table:table-cell office:value-type="float" office:value="3.5954148195993686E-5" table:formula="of:=[.BV41] * $$u.mil" table:style-name="ce22">
            <text:p>0.00</text:p>
          </table:table-cell>
          <table:table-cell office:value-type="float" office:value="1.4062244318916942E-5" table:formula="of:=[.BW41] * $$u.mod" table:style-name="ce22">
            <text:p>0.00</text:p>
          </table:table-cell>
          <table:table-cell office:value-type="float" office:value="7.9046091713883017E-7" table:formula="of:=[.BX41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1:.CC42])" table:style-name="ce31">
            <text:p>0.00</text:p>
          </table:table-cell>
          <table:table-cell office:value-type="float" office:value="3.6145011678326431E-5" table:formula="of:=AVERAGE([.CD41:.CD42])" table:style-name="ce31">
            <text:p>0.00</text:p>
          </table:table-cell>
          <table:table-cell office:value-type="float" office:value="0" table:formula="of:=AVERAGE([.CE41:.CE42])" table:style-name="ce31">
            <text:p>0.00</text:p>
          </table:table-cell>
          <table:table-cell office:value-type="float" office:value="2.6732526366307668E-5" table:formula="of:=AVERAGE([.CF41:.CF42])" table:style-name="ce31">
            <text:p>0.00</text:p>
          </table:table-cell>
          <table:table-cell office:value-type="float" office:value="9.9504464690239231E-6" table:formula="of:=AVERAGE([.CG41:.CG42])" table:style-name="ce31">
            <text:p>0.00</text:p>
          </table:table-cell>
          <table:table-cell office:value-type="float" office:value="5.3486425116898972E-7" table:formula="of:=AVERAGE([.CH41:.CH42])" table:style-name="ce31">
            <text:p>0.00</text:p>
          </table:table-cell>
          <table:table-cell office:value-type="float" office:value="0" table:formula="of:=AVERAGE([.CI41:.CI42])" table:style-name="ce31">
            <text:p>0.00</text:p>
          </table:table-cell>
          <table:table-cell table:style-name="ce1"/>
          <table:table-cell office:value-type="float" office:value="0" table:formula="of:=[.CK41]/((1+$$discount_COST)^([.$B41]-1))" table:style-name="ce22">
            <text:p>0.00</text:p>
          </table:table-cell>
          <table:table-cell office:value-type="float" office:value="1.3328406367874252E-5" table:formula="of:=[.CL41]/((1+$$discount_COST)^([.$B41]-1))" table:style-name="ce22">
            <text:p>0.00</text:p>
          </table:table-cell>
          <table:table-cell office:value-type="float" office:value="0" table:formula="of:=[.CM41]/((1+$$discount_COST)^([.$B41]-1))" table:style-name="ce22">
            <text:p>0.00</text:p>
          </table:table-cell>
          <table:table-cell office:value-type="float" office:value="9.8575697753532657E-6" table:formula="of:=[.CN41]/((1+$$discount_COST)^([.$B41]-1))" table:style-name="ce22">
            <text:p>0.00</text:p>
          </table:table-cell>
          <table:table-cell office:value-type="float" office:value="3.669208776613985E-6" table:formula="of:=[.CO41]/((1+$$discount_COST)^([.$B41]-1))" table:style-name="ce22">
            <text:p>0.00</text:p>
          </table:table-cell>
          <table:table-cell office:value-type="float" office:value="1.9723020577978505E-7" table:formula="of:=[.CP41]/((1+$$discount_COST)^([.$B41]-1))" table:style-name="ce22">
            <text:p>0.00</text:p>
          </table:table-cell>
          <table:table-cell office:value-type="float" office:value="0" table:formula="of:=[.CQ41]/((1+$$discount_COST)^([.$B41]-1))" table:style-name="ce22">
            <text:p>0.00</text:p>
          </table:table-cell>
          <table:table-cell table:style-name="ce1"/>
          <table:table-cell office:value-type="float" office:value="2.7052415125621288E-5" table:formula="of:=SUM([.CS41:.CY41])" table:style-name="ce31">
            <text:p>0.00</text:p>
          </table:table-cell>
          <table:table-cell table:style-name="ce1"/>
          <table:table-cell office:value-type="float" office:value="0" table:formula="of:=[.BS41] * ($$c.mci + $$c.Tx)" table:style-name="ce24">
            <text:p><text:s/>-<text:s/></text:p>
          </table:table-cell>
          <table:table-cell office:value-type="float" office:value="1.126640888610299" table:formula="of:=[.BT41]*$$c.mci" table:style-name="ce24">
            <text:p><text:s/>1<text:s/></text:p>
          </table:table-cell>
          <table:table-cell office:value-type="float" office:value="0" table:formula="of:=[.BU41] * ($$c.mil + $$c.Tx)" table:style-name="ce24">
            <text:p><text:s/>-<text:s/></text:p>
          </table:table-cell>
          <table:table-cell office:value-type="float" office:value="1.374621504252449" table:formula="of:=[.BV41]*$$c.mil" table:style-name="ce24">
            <text:p><text:s/>1<text:s/></text:p>
          </table:table-cell>
          <table:table-cell office:value-type="float" office:value="1.1153185183408947" table:formula="of:=[.BW41]*$$c.mod" table:style-name="ce24">
            <text:p><text:s/>1<text:s/></text:p>
          </table:table-cell>
          <table:table-cell office:value-type="float" office:value="0.13306584964486012" table:formula="of:=[.BX41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1:.DC42])" table:style-name="ce33">
            <text:p><text:s/>-<text:s/></text:p>
          </table:table-cell>
          <table:table-cell office:value-type="float" office:value="0.87698691348838054" table:formula="of:=AVERAGE([.DD41:.DD42])" table:style-name="ce33">
            <text:p><text:s/>1<text:s/></text:p>
          </table:table-cell>
          <table:table-cell office:value-type="float" office:value="0" table:formula="of:=AVERAGE([.DE41:.DE42])" table:style-name="ce33">
            <text:p><text:s/>-<text:s/></text:p>
          </table:table-cell>
          <table:table-cell office:value-type="float" office:value="1.0220546849227476" table:formula="of:=AVERAGE([.DF41:.DF42])" table:style-name="ce33">
            <text:p><text:s/>1<text:s/></text:p>
          </table:table-cell>
          <table:table-cell office:value-type="float" office:value="0.78919957305342137" table:formula="of:=AVERAGE([.DG41:.DG42])" table:style-name="ce33">
            <text:p><text:s/>1<text:s/></text:p>
          </table:table-cell>
          <table:table-cell office:value-type="float" office:value="9.0038817205637223E-2" table:formula="of:=AVERAGE([.DH41:.DH42])" table:style-name="ce33">
            <text:p><text:s/>0<text:s/></text:p>
          </table:table-cell>
          <table:table-cell office:value-type="float" office:value="0" table:formula="of:=AVERAGE([.DI41:.DI42])" table:style-name="ce33">
            <text:p><text:s/>-<text:s/></text:p>
          </table:table-cell>
          <table:table-cell office:value-type="float" office:value="0" table:formula="of:=[.DJ41]" table:style-name="ce33">
            <text:p><text:s/>-<text:s/></text:p>
          </table:table-cell>
          <table:table-cell table:style-name="ce1"/>
          <table:table-cell office:value-type="float" office:value="0" table:formula="of:=[.DL41]/((1+$$discount_COST)^([.$B41]-1))" table:style-name="ce24">
            <text:p><text:s/>-<text:s/></text:p>
          </table:table-cell>
          <table:table-cell office:value-type="float" office:value="0.32338730628464213" table:formula="of:=[.DM41]/((1+$$discount_COST)^([.$B41]-1))" table:style-name="ce24">
            <text:p><text:s/>0<text:s/></text:p>
          </table:table-cell>
          <table:table-cell office:value-type="float" office:value="0" table:formula="of:=[.DN41]/((1+$$discount_COST)^([.$B41]-1))" table:style-name="ce24">
            <text:p><text:s/>-<text:s/></text:p>
          </table:table-cell>
          <table:table-cell office:value-type="float" office:value="0.37688077934716546" table:formula="of:=[.DO41]/((1+$$discount_COST)^([.$B41]-1))" table:style-name="ce24">
            <text:p><text:s/>0<text:s/></text:p>
          </table:table-cell>
          <table:table-cell office:value-type="float" office:value="0.29101588646923071" table:formula="of:=[.DP41]/((1+$$discount_COST)^([.$B41]-1))" table:style-name="ce24">
            <text:p><text:s/>0<text:s/></text:p>
          </table:table-cell>
          <table:table-cell office:value-type="float" office:value="3.3201647720564414E-2" table:formula="of:=[.DQ41]/((1+$$discount_COST)^([.$B41]-1))" table:style-name="ce24">
            <text:p><text:s/>0<text:s/></text:p>
          </table:table-cell>
          <table:table-cell office:value-type="float" office:value="0" table:formula="of:=[.DR41]/((1+$$discount_COST)^([.$B41]-1))" table:style-name="ce24">
            <text:p><text:s/>-<text:s/></text:p>
          </table:table-cell>
          <table:table-cell office:value-type="float" office:value="0" table:formula="of:=[.DS41]/((1+$$discount_COST)^([.$B41]-1))" table:style-name="ce24">
            <text:p><text:s/>-<text:s/></text:p>
          </table:table-cell>
          <table:table-cell table:style-name="ce1"/>
          <table:table-cell office:value-type="float" office:value="1.0244856198216026" table:formula="of:=SUM([.DU41:.EB41])" table:style-name="ce33">
            <text:p><text:s/>1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41]+1" table:style-name="ce1">
            <text:p>100</text:p>
          </table:table-cell>
          <table:table-cell office:value-type="float" office:value="1" table:formula="of:=IF([.B4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2]) * (1-[.BB4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2]) * (1-[.BD4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29209627629012525" table:formula="of:=(1 - $$p.mci_mil - $$p.mci_mod - $$p.mci_sev) * [.D42] * (1-[.BB42])" table:style-name="ce40">
            <text:p>0.292096276</text:p>
          </table:table-cell>
          <table:table-cell office:value-type="float" office:value="0.29209627629012525" table:formula="of:=(1 - $$p.mci_mil - $$p.mci_mod - $$p.mci_sev) * (1-[.BC42])" table:style-name="ce44">
            <text:p>0.292096276</text:p>
          </table:table-cell>
          <table:table-cell office:value-type="float" office:value="0" table:formula="of:=$$p.mil_mci * [.D42] * (1-[.BD42])" table:style-name="ce42">
            <text:p>0</text:p>
          </table:table-cell>
          <table:table-cell office:value-type="float" office:value="0" table:formula="of:=$$p.mil_mci * (1-[.BE4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2]) * (1-[.BB4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2]) * (1-[.BD42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5783164881317117E-2" table:formula="of:=$$p.mci_mil * [.D42] * (1-[.BB42])" table:style-name="ce40">
            <text:p>0.075783165</text:p>
          </table:table-cell>
          <table:table-cell office:value-type="float" office:value="7.5783164881317117E-2" table:formula="of:=$$p.mci_mil * (1-[.BC42])" table:style-name="ce44">
            <text:p>0.075783165</text:p>
          </table:table-cell>
          <table:table-cell office:value-type="float" office:value="6.4126342406948936E-2" table:formula="of:=(1 - $$p.mil_mci - $$p.mil_mod - $$p.mil_sev) * [.D42] * (1-[.BD42])" table:style-name="ce44">
            <text:p>0.064126342</text:p>
          </table:table-cell>
          <table:table-cell office:value-type="float" office:value="6.4126342406948936E-2" table:formula="of:=(1 - $$p.mil_mci - $$p.mil_mod - $$p.mil_sev) * (1-[.BE42])" table:style-name="ce44">
            <text:p>0.064126342</text:p>
          </table:table-cell>
          <table:table-cell office:value-type="float" office:value="1.0653763517425362E-3" table:formula="of:=$$p.mod_mil * (1-[.BF42])" table:style-name="ce44">
            <text:p>0.001065376</text:p>
          </table:table-cell>
          <table:table-cell office:value-type="float" office:value="0" table:formula="of:=$$p.sev_mil * (1-[.BG4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2])" table:style-name="ce45">
            <text:p>0</text:p>
          </table:table-cell>
          <table:table-cell office:value-type="float" office:value="0" table:formula="of:=$$p.mci_mod * (1-[.BC42])" table:style-name="ce42">
            <text:p>0</text:p>
          </table:table-cell>
          <table:table-cell office:value-type="float" office:value="2.6613340404017045E-2" table:formula="of:=$$p.mil_mod * (1-[.BD42])" table:style-name="ce44">
            <text:p>0.02661334</text:p>
          </table:table-cell>
          <table:table-cell office:value-type="float" office:value="2.6613340404017045E-2" table:formula="of:=$$p.mil_mod * (1-[.BE42])" table:style-name="ce44">
            <text:p>0.02661334</text:p>
          </table:table-cell>
          <table:table-cell office:value-type="float" office:value="9.8455469747241297E-3" table:formula="of:=(1-$$p.mod_mil-$$p.mod_sev) * (1-[.BF42])" table:style-name="ce44">
            <text:p>0.009845547</text:p>
          </table:table-cell>
          <table:table-cell office:value-type="float" office:value="8.3090463688012322E-5" table:formula="of:=$$p.sev_mod * (1-[.BG42])" table:style-name="ce44">
            <text:p>8.30905E-0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2])" table:style-name="ce45">
            <text:p>0</text:p>
          </table:table-cell>
          <table:table-cell office:value-type="float" office:value="0" table:formula="of:=$$p.mci_sev * (1-[.BC42])" table:style-name="ce42">
            <text:p>0</text:p>
          </table:table-cell>
          <table:table-cell office:value-type="float" office:value="9.083051332429027E-5" table:formula="of:=$$p.mil_sev * (1-[.BD42])" table:style-name="ce44">
            <text:p>9.08305E-05</text:p>
          </table:table-cell>
          <table:table-cell office:value-type="float" office:value="9.083051332429027E-5" table:formula="of:=$$p.mil_sev * (1-[.BE42])" table:style-name="ce44">
            <text:p>9.08305E-05</text:p>
          </table:table-cell>
          <table:table-cell office:value-type="float" office:value="1.3347818659762811E-3" table:formula="of:=$$p.mod_sev * (1-[.BF42])" table:style-name="ce44">
            <text:p>0.001334782</text:p>
          </table:table-cell>
          <table:table-cell office:value-type="float" office:value="3.4084047349572399E-4" table:formula="of:=(1-$$p.sev_mil-$$p.sev_mod) * (1-[.BG42])" table:style-name="ce44">
            <text:p>0.00034084</text:p>
          </table:table-cell>
          <table:table-cell office:value-type="float" office:value="0" table:style-name="ce43">
            <text:p>0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40">
            <text:p>0.632120559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44">
            <text:p>0.632120559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44">
            <text:p>0.909169487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44">
            <text:p>0.909169487</text:p>
          </table:table-cell>
          <table:table-cell office:value-type="float" office:value="0.98775429480755705" table:formula="of:=1-EXP(-INDEX($$m.r.mortality_f; [.C42]) * $$hr.mort_mod * $$hr.mort_verymilddem)" table:number-matrix-columns-spanned="1" table:number-matrix-rows-spanned="1" table:style-name="ce44">
            <text:p>0.987754295</text:p>
          </table:table-cell>
          <table:table-cell office:value-type="float" office:value="0.99957606906281626" table:formula="of:=1-EXP(-INDEX($$m.r.mortality_f; [.C42]) * $$hr.mort_sev * $$hr.mort_verymilddem)" table:number-matrix-columns-spanned="1" table:number-matrix-rows-spanned="1" table:style-name="ce44">
            <text:p>0.99957606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42];[.S42];[.Z42];[.AG42];[.AN42];[.AU42];[.BB42])=1" table:style-name="ce29">
            <text:p>TRUE</text:p>
          </table:table-cell>
          <table:table-cell office:value-type="boolean" office:boolean-value="true" table:formula="of:=SUM([.M42];[.T42];[.AA42];[.AH42];[.AO42];[.AV42];[.BC42])=1" table:style-name="ce29">
            <text:p>TRUE</text:p>
          </table:table-cell>
          <table:table-cell office:value-type="boolean" office:boolean-value="true" table:formula="of:=SUM([.N42];[.U42];[.AB42];[.AI42];[.AP42];[.AW42];[.BD42])=1" table:style-name="ce29">
            <text:p>TRUE</text:p>
          </table:table-cell>
          <table:table-cell office:value-type="boolean" office:boolean-value="true" table:formula="of:=SUM([.O42];[.V42];[.AC42];[.AJ42];[.AQ42];[.AX42];[.BE42])=1" table:style-name="ce29">
            <text:p>TRUE</text:p>
          </table:table-cell>
          <table:table-cell office:value-type="boolean" office:boolean-value="true" table:formula="of:=SUM([.P42];[.W42];[.AD42];[.AK42];[.AR42];[.AY42];[.BF42])=1" table:style-name="ce29">
            <text:p>TRUE</text:p>
          </table:table-cell>
          <table:table-cell office:value-type="boolean" office:boolean-value="true" table:formula="of:=SUM([.Q42];[.X42];[.AE42];[.AL42];[.AS42];[.AZ42];[.BG42])=1" table:style-name="ce29">
            <text:p>TRUE</text:p>
          </table:table-cell>
          <table:table-cell office:value-type="boolean" office:boolean-value="true" table:formula="of:=SUM([.R42];[.Y42];[.AF42];[.AM42];[.AT42];[.BA42];[.BH42])=1" table:style-name="ce29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S41:.BY41];TRANSPOSE([.L41:.R41]))" table:number-matrix-columns-spanned="1" table:number-matrix-rows-spanned="1" table:style-name="ce3">
            <text:p>0</text:p>
          </table:table-cell>
          <table:table-cell office:value-type="float" office:value="3.5418526330536479E-5" table:formula="of:=MMULT([.BS41:.BY41];TRANSPOSE([.S41:.Y41]))" table:number-matrix-columns-spanned="1" table:number-matrix-rows-spanned="1" table:style-name="ce3">
            <text:p>3.54185E-05</text:p>
          </table:table-cell>
          <table:table-cell office:value-type="float" office:value="0" table:formula="of:=MMULT([.BS41:.BY41];TRANSPOSE([.Z41:.AF41]))" table:number-matrix-columns-spanned="1" table:number-matrix-rows-spanned="1" table:style-name="ce3">
            <text:p>0</text:p>
          </table:table-cell>
          <table:table-cell office:value-type="float" office:value="2.5378122516842971E-5" table:formula="of:=MMULT([.BS41:.BY41];TRANSPOSE([.AG41:.AM41]))" table:number-matrix-columns-spanned="1" table:number-matrix-rows-spanned="1" table:style-name="ce3">
            <text:p>2.53781E-05</text:p>
          </table:table-cell>
          <table:table-cell office:value-type="float" office:value="1.1016318149303596E-5" table:formula="of:=MMULT([.BS41:.BY41];TRANSPOSE([.AN41:.AT41]))" table:number-matrix-columns-spanned="1" table:number-matrix-rows-spanned="1" table:style-name="ce3">
            <text:p>1.10163E-05</text:p>
          </table:table-cell>
          <table:table-cell office:value-type="float" office:value="7.3491469789249797E-7" table:formula="of:=MMULT([.BS41:.BY41];TRANSPOSE([.AU41:.BA41]))" table:number-matrix-columns-spanned="1" table:number-matrix-rows-spanned="1" table:style-name="ce3">
            <text:p>7.34915E-07</text:p>
          </table:table-cell>
          <table:table-cell office:value-type="float" office:value="0.99992745211830592" table:formula="of:=MMULT([.BS41:.BY41];TRANSPOSE([.BB41:.BH41]))" table:number-matrix-columns-spanned="1" table:number-matrix-rows-spanned="1" table:style-name="ce3">
            <text:p>0.999927452</text:p>
          </table:table-cell>
          <table:table-cell table:style-name="ce1"/>
          <table:table-cell office:value-type="boolean" office:boolean-value="true" table:formula="of:=SUM([.BS42:.BY42])=1" table:style-name="ce29">
            <text:p>TRUE</text:p>
          </table:table-cell>
          <table:table-cell table:style-name="ce1"/>
          <table:table-cell office:value-type="float" office:value="0" table:formula="of:=[.BS42] * $$u.mci" table:style-name="ce22">
            <text:p>0.00</text:p>
          </table:table-cell>
          <table:table-cell office:value-type="float" office:value="2.5855524221291629E-5" table:formula="of:=[.BT42] * $$u.mci" table:style-name="ce22">
            <text:p>0.00</text:p>
          </table:table-cell>
          <table:table-cell office:value-type="float" office:value="0" table:formula="of:=[.BU42] * $$u.mil" table:style-name="ce22">
            <text:p>0.00</text:p>
          </table:table-cell>
          <table:table-cell office:value-type="float" office:value="1.751090453662165E-5" table:formula="of:=[.BV42] * $$u.mil" table:style-name="ce22">
            <text:p>0.00</text:p>
          </table:table-cell>
          <table:table-cell office:value-type="float" office:value="5.8386486191309062E-6" table:formula="of:=[.BW42] * $$u.mod" table:style-name="ce22">
            <text:p>0.00</text:p>
          </table:table-cell>
          <table:table-cell office:value-type="float" office:value="2.7926758519914921E-7" table:formula="of:=[.BX42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2:.CC43])" table:style-name="ce31">
            <text:p>0.00</text:p>
          </table:table-cell>
          <table:table-cell office:value-type="float" office:value="1.6703913283930028E-5" table:formula="of:=AVERAGE([.CD42:.CD43])" table:style-name="ce31">
            <text:p>0.00</text:p>
          </table:table-cell>
          <table:table-cell office:value-type="float" office:value="0" table:formula="of:=AVERAGE([.CE42:.CE43])" table:style-name="ce31">
            <text:p>0.00</text:p>
          </table:table-cell>
          <table:table-cell office:value-type="float" office:value="1.0246980666628174E-5" table:formula="of:=AVERAGE([.CF42:.CF43])" table:style-name="ce31">
            <text:p>0.00</text:p>
          </table:table-cell>
          <table:table-cell office:value-type="float" office:value="3.1270629387957656E-6" table:formula="of:=AVERAGE([.CG42:.CG43])" table:style-name="ce31">
            <text:p>0.00</text:p>
          </table:table-cell>
          <table:table-cell office:value-type="float" office:value="1.4291318846983644E-7" table:formula="of:=AVERAGE([.CH42:.CH43])" table:style-name="ce31">
            <text:p>0.00</text:p>
          </table:table-cell>
          <table:table-cell office:value-type="float" office:value="0" table:formula="of:=AVERAGE([.CI42:.CI43])" table:style-name="ce31">
            <text:p>0.00</text:p>
          </table:table-cell>
          <table:table-cell table:style-name="ce1"/>
          <table:table-cell office:value-type="float" office:value="0" table:formula="of:=[.CK42]/((1+$$discount_COST)^([.$B42]-1))" table:style-name="ce22">
            <text:p>0.00</text:p>
          </table:table-cell>
          <table:table-cell office:value-type="float" office:value="5.9512436756372754E-6" table:formula="of:=[.CL42]/((1+$$discount_COST)^([.$B42]-1))" table:style-name="ce22">
            <text:p>0.00</text:p>
          </table:table-cell>
          <table:table-cell office:value-type="float" office:value="0" table:formula="of:=[.CM42]/((1+$$discount_COST)^([.$B42]-1))" table:style-name="ce22">
            <text:p>0.00</text:p>
          </table:table-cell>
          <table:table-cell office:value-type="float" office:value="3.6507779853788066E-6" table:formula="of:=[.CN42]/((1+$$discount_COST)^([.$B42]-1))" table:style-name="ce22">
            <text:p>0.00</text:p>
          </table:table-cell>
          <table:table-cell office:value-type="float" office:value="1.1141050136875201E-6" table:formula="of:=[.CO42]/((1+$$discount_COST)^([.$B42]-1))" table:style-name="ce22">
            <text:p>0.00</text:p>
          </table:table-cell>
          <table:table-cell office:value-type="float" office:value="5.0916883642140612E-8" table:formula="of:=[.CP42]/((1+$$discount_COST)^([.$B42]-1))" table:style-name="ce22">
            <text:p>0.00</text:p>
          </table:table-cell>
          <table:table-cell office:value-type="float" office:value="0" table:formula="of:=[.CQ42]/((1+$$discount_COST)^([.$B42]-1))" table:style-name="ce22">
            <text:p>0.00</text:p>
          </table:table-cell>
          <table:table-cell table:style-name="ce1"/>
          <table:table-cell office:value-type="float" office:value="1.0767043558345741E-5" table:formula="of:=SUM([.CS42:.CY42])" table:style-name="ce31">
            <text:p>0.00</text:p>
          </table:table-cell>
          <table:table-cell table:style-name="ce1"/>
          <table:table-cell office:value-type="float" office:value="0" table:formula="of:=[.BS42] * ($$c.mci + $$c.Tx)" table:style-name="ce24">
            <text:p><text:s/>-<text:s/></text:p>
          </table:table-cell>
          <table:table-cell office:value-type="float" office:value="0.62733293836646209" table:formula="of:=[.BT42]*$$c.mci" table:style-name="ce24">
            <text:p><text:s/>1<text:s/></text:p>
          </table:table-cell>
          <table:table-cell office:value-type="float" office:value="0" table:formula="of:=[.BU42] * ($$c.mil + $$c.Tx)" table:style-name="ce24">
            <text:p><text:s/>-<text:s/></text:p>
          </table:table-cell>
          <table:table-cell office:value-type="float" office:value="0.66948786559304618" table:formula="of:=[.BV42]*$$c.mil" table:style-name="ce24">
            <text:p><text:s/>1<text:s/></text:p>
          </table:table-cell>
          <table:table-cell office:value-type="float" office:value="0.46308062776594805" table:formula="of:=[.BW42]*$$c.mod" table:style-name="ce24">
            <text:p><text:s/>0<text:s/></text:p>
          </table:table-cell>
          <table:table-cell office:value-type="float" office:value="4.7011784766414329E-2" table:formula="of:=[.BX42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2:.DC43])" table:style-name="ce33">
            <text:p><text:s/>-<text:s/></text:p>
          </table:table-cell>
          <table:table-cell office:value-type="float" office:value="0.40528727682872417" table:formula="of:=AVERAGE([.DD42:.DD43])" table:style-name="ce33">
            <text:p><text:s/>0<text:s/></text:p>
          </table:table-cell>
          <table:table-cell office:value-type="float" office:value="0" table:formula="of:=AVERAGE([.DE42:.DE43])" table:style-name="ce33">
            <text:p><text:s/>-<text:s/></text:p>
          </table:table-cell>
          <table:table-cell office:value-type="float" office:value="0.39176898034746743" table:formula="of:=AVERAGE([.DF42:.DF43])" table:style-name="ce33">
            <text:p><text:s/>0<text:s/></text:p>
          </table:table-cell>
          <table:table-cell office:value-type="float" office:value="0.24801668386352102" table:formula="of:=AVERAGE([.DG42:.DG43])" table:style-name="ce33">
            <text:p><text:s/>0<text:s/></text:p>
          </table:table-cell>
          <table:table-cell office:value-type="float" office:value="2.4057944468688825E-2" table:formula="of:=AVERAGE([.DH42:.DH43])" table:style-name="ce33">
            <text:p><text:s/>0<text:s/></text:p>
          </table:table-cell>
          <table:table-cell office:value-type="float" office:value="0" table:formula="of:=AVERAGE([.DI42:.DI43])" table:style-name="ce33">
            <text:p><text:s/>-<text:s/></text:p>
          </table:table-cell>
          <table:table-cell office:value-type="float" office:value="0" table:formula="of:=[.DJ42]" table:style-name="ce33">
            <text:p><text:s/>-<text:s/></text:p>
          </table:table-cell>
          <table:table-cell table:style-name="ce1"/>
          <table:table-cell office:value-type="float" office:value="0" table:formula="of:=[.DL42]/((1+$$discount_COST)^([.$B42]-1))" table:style-name="ce24">
            <text:p><text:s/>-<text:s/></text:p>
          </table:table-cell>
          <table:table-cell office:value-type="float" office:value="0.14439510682587317" table:formula="of:=[.DM42]/((1+$$discount_COST)^([.$B42]-1))" table:style-name="ce24">
            <text:p><text:s/>0<text:s/></text:p>
          </table:table-cell>
          <table:table-cell office:value-type="float" office:value="0" table:formula="of:=[.DN42]/((1+$$discount_COST)^([.$B42]-1))" table:style-name="ce24">
            <text:p><text:s/>-<text:s/></text:p>
          </table:table-cell>
          <table:table-cell office:value-type="float" office:value="0.13957882964148033" table:formula="of:=[.DO42]/((1+$$discount_COST)^([.$B42]-1))" table:style-name="ce24">
            <text:p><text:s/>0<text:s/></text:p>
          </table:table-cell>
          <table:table-cell office:value-type="float" office:value="8.8362989929748961E-2" table:formula="of:=[.DP42]/((1+$$discount_COST)^([.$B42]-1))" table:style-name="ce24">
            <text:p><text:s/>0<text:s/></text:p>
          </table:table-cell>
          <table:table-cell office:value-type="float" office:value="8.5713262176629057E-3" table:formula="of:=[.DQ42]/((1+$$discount_COST)^([.$B42]-1))" table:style-name="ce24">
            <text:p><text:s/>0<text:s/></text:p>
          </table:table-cell>
          <table:table-cell office:value-type="float" office:value="0" table:formula="of:=[.DR42]/((1+$$discount_COST)^([.$B42]-1))" table:style-name="ce24">
            <text:p><text:s/>-<text:s/></text:p>
          </table:table-cell>
          <table:table-cell office:value-type="float" office:value="0" table:formula="of:=[.DS42]/((1+$$discount_COST)^([.$B42]-1))" table:style-name="ce24">
            <text:p><text:s/>-<text:s/></text:p>
          </table:table-cell>
          <table:table-cell table:style-name="ce1"/>
          <table:table-cell office:value-type="float" office:value="0.38090825261476535" table:formula="of:=SUM([.DU42:.EB42])" table:style-name="ce33">
            <text:p><text:s/>0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42]+1" table:style-name="ce1">
            <text:p>101</text:p>
          </table:table-cell>
          <table:table-cell office:value-type="float" office:value="1" table:formula="of:=IF([.B4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3]) * (1-[.BB4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3]) * (1-[.BD4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3] * (1-[.BB43])" table:style-name="ce40">
            <text:p>#REF!</text:p>
          </table:table-cell>
          <table:table-cell office:value-type="float" office:value="0" table:formula="of:=(1 - $$p.mci_mil - $$p.mci_mod - $$p.mci_sev) * (1-[.BC43])" table:style-name="ce44">
            <text:p>#REF!</text:p>
          </table:table-cell>
          <table:table-cell office:value-type="float" office:value="0" table:formula="of:=$$p.mil_mci * [.D43] * (1-[.BD43])" table:style-name="ce42">
            <text:p>#REF!</text:p>
          </table:table-cell>
          <table:table-cell office:value-type="float" office:value="0" table:formula="of:=$$p.mil_mci * (1-[.BE4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3]) * (1-[.BB4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3]) * (1-[.BD43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3] * (1-[.BB43])" table:style-name="ce40">
            <text:p>#REF!</text:p>
          </table:table-cell>
          <table:table-cell office:value-type="float" office:value="0" table:formula="of:=$$p.mci_mil * (1-[.BC43])" table:style-name="ce44">
            <text:p>#REF!</text:p>
          </table:table-cell>
          <table:table-cell office:value-type="float" office:value="0" table:formula="of:=(1 - $$p.mil_mci - $$p.mil_mod - $$p.mil_sev) * [.D43] * (1-[.BD43])" table:style-name="ce44">
            <text:p>#REF!</text:p>
          </table:table-cell>
          <table:table-cell office:value-type="float" office:value="0" table:formula="of:=(1 - $$p.mil_mci - $$p.mil_mod - $$p.mil_sev) * (1-[.BE43])" table:style-name="ce44">
            <text:p>#REF!</text:p>
          </table:table-cell>
          <table:table-cell office:value-type="float" office:value="0" table:formula="of:=$$p.mod_mil * (1-[.BF43])" table:style-name="ce44">
            <text:p>#REF!</text:p>
          </table:table-cell>
          <table:table-cell office:value-type="float" office:value="0" table:formula="of:=$$p.sev_mil * (1-[.BG4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3])" table:style-name="ce45">
            <text:p>#REF!</text:p>
          </table:table-cell>
          <table:table-cell office:value-type="float" office:value="0" table:formula="of:=$$p.mci_mod * (1-[.BC43])" table:style-name="ce42">
            <text:p>#REF!</text:p>
          </table:table-cell>
          <table:table-cell office:value-type="float" office:value="0" table:formula="of:=$$p.mil_mod * (1-[.BD43])" table:style-name="ce44">
            <text:p>#REF!</text:p>
          </table:table-cell>
          <table:table-cell office:value-type="float" office:value="0" table:formula="of:=$$p.mil_mod * (1-[.BE43])" table:style-name="ce44">
            <text:p>#REF!</text:p>
          </table:table-cell>
          <table:table-cell office:value-type="float" office:value="0" table:formula="of:=(1-$$p.mod_mil-$$p.mod_sev) * (1-[.BF43])" table:style-name="ce44">
            <text:p>#REF!</text:p>
          </table:table-cell>
          <table:table-cell office:value-type="float" office:value="0" table:formula="of:=$$p.sev_mod * (1-[.BG4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3])" table:style-name="ce45">
            <text:p>#REF!</text:p>
          </table:table-cell>
          <table:table-cell office:value-type="float" office:value="0" table:formula="of:=$$p.mci_sev * (1-[.BC43])" table:style-name="ce42">
            <text:p>#REF!</text:p>
          </table:table-cell>
          <table:table-cell office:value-type="float" office:value="0" table:formula="of:=$$p.mil_sev * (1-[.BD43])" table:style-name="ce44">
            <text:p>#REF!</text:p>
          </table:table-cell>
          <table:table-cell office:value-type="float" office:value="0" table:formula="of:=$$p.mil_sev * (1-[.BE43])" table:style-name="ce44">
            <text:p>#REF!</text:p>
          </table:table-cell>
          <table:table-cell office:value-type="float" office:value="0" table:formula="of:=$$p.mod_sev * (1-[.BF43])" table:style-name="ce44">
            <text:p>#REF!</text:p>
          </table:table-cell>
          <table:table-cell office:value-type="float" office:value="0" table:formula="of:=(1-$$p.sev_mil-$$p.sev_mod) * (1-[.BG4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3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3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3];[.S43];[.Z43];[.AG43];[.AN43];[.AU43];[.BB43])=1" table:style-name="ce29">
            <text:p>#REF!</text:p>
          </table:table-cell>
          <table:table-cell office:value-type="float" office:value="0" table:formula="of:=SUM([.M43];[.T43];[.AA43];[.AH43];[.AO43];[.AV43];[.BC43])=1" table:style-name="ce29">
            <text:p>#REF!</text:p>
          </table:table-cell>
          <table:table-cell office:value-type="float" office:value="0" table:formula="of:=SUM([.N43];[.U43];[.AB43];[.AI43];[.AP43];[.AW43];[.BD43])=1" table:style-name="ce29">
            <text:p>#REF!</text:p>
          </table:table-cell>
          <table:table-cell office:value-type="float" office:value="0" table:formula="of:=SUM([.O43];[.V43];[.AC43];[.AJ43];[.AQ43];[.AX43];[.BE43])=1" table:style-name="ce29">
            <text:p>#REF!</text:p>
          </table:table-cell>
          <table:table-cell office:value-type="float" office:value="0" table:formula="of:=SUM([.P43];[.W43];[.AD43];[.AK43];[.AR43];[.AY43];[.BF43])=1" table:style-name="ce29">
            <text:p>#REF!</text:p>
          </table:table-cell>
          <table:table-cell office:value-type="float" office:value="0" table:formula="of:=SUM([.Q43];[.X43];[.AE43];[.AL43];[.AS43];[.AZ43];[.BG43])=1" table:style-name="ce29">
            <text:p>#REF!</text:p>
          </table:table-cell>
          <table:table-cell office:value-type="boolean" office:boolean-value="true" table:formula="of:=SUM([.R43];[.Y43];[.AF43];[.AM43];[.AT43];[.BA43];[.BH43])=1" table:style-name="ce29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S42:.BY42];TRANSPOSE([.L42:.R42]))" table:number-matrix-columns-spanned="1" table:number-matrix-rows-spanned="1" table:style-name="ce3">
            <text:p>0</text:p>
          </table:table-cell>
          <table:table-cell office:value-type="float" office:value="1.0345619652833459E-5" table:formula="of:=MMULT([.BS42:.BY42];TRANSPOSE([.S42:.Y42]))" table:number-matrix-columns-spanned="1" table:number-matrix-rows-spanned="1" table:style-name="ce3">
            <text:p>1.03456E-05</text:p>
          </table:table-cell>
          <table:table-cell office:value-type="float" office:value="0" table:formula="of:=MMULT([.BS42:.BY42];TRANSPOSE([.Z42:.AF42]))" table:number-matrix-columns-spanned="1" table:number-matrix-rows-spanned="1" table:style-name="ce3">
            <text:p>0</text:p>
          </table:table-cell>
          <table:table-cell office:value-type="float" office:value="4.3232707197604314E-6" table:formula="of:=MMULT([.BS42:.BY42];TRANSPOSE([.AG42:.AM42]))" table:number-matrix-columns-spanned="1" table:number-matrix-rows-spanned="1" table:style-name="ce3">
            <text:p>4.32327E-06</text:p>
          </table:table-cell>
          <table:table-cell office:value-type="float" office:value="7.8391935558608532E-7" table:formula="of:=MMULT([.BS42:.BY42];TRANSPOSE([.AN42:.AT42]))" table:number-matrix-columns-spanned="1" table:number-matrix-rows-spanned="1" table:style-name="ce3">
            <text:p>7.83919E-07</text:p>
          </table:table-cell>
          <table:table-cell office:value-type="float" office:value="1.7259978264536046E-8" table:formula="of:=MMULT([.BS42:.BY42];TRANSPOSE([.AU42:.BA42]))" table:number-matrix-columns-spanned="1" table:number-matrix-rows-spanned="1" table:style-name="ce3">
            <text:p>1.726E-08</text:p>
          </table:table-cell>
          <table:table-cell office:value-type="float" office:value="0.99998452993029407" table:formula="of:=MMULT([.BS42:.BY42];TRANSPOSE([.BB42:.BH42]))" table:number-matrix-columns-spanned="1" table:number-matrix-rows-spanned="1" table:style-name="ce3">
            <text:p>0.99998453</text:p>
          </table:table-cell>
          <table:table-cell table:style-name="ce1"/>
          <table:table-cell office:value-type="boolean" office:boolean-value="true" table:formula="of:=SUM([.BS43:.BY43])=1" table:style-name="ce29">
            <text:p>TRUE</text:p>
          </table:table-cell>
          <table:table-cell table:style-name="ce1"/>
          <table:table-cell office:value-type="float" office:value="0" table:formula="of:=[.BS43] * $$u.mci" table:style-name="ce22">
            <text:p>0.00</text:p>
          </table:table-cell>
          <table:table-cell office:value-type="float" office:value="7.5523023465684255E-6" table:formula="of:=[.BT43] * $$u.mci" table:style-name="ce22">
            <text:p>0.00</text:p>
          </table:table-cell>
          <table:table-cell office:value-type="float" office:value="0" table:formula="of:=[.BU43] * $$u.mil" table:style-name="ce22">
            <text:p>0.00</text:p>
          </table:table-cell>
          <table:table-cell office:value-type="float" office:value="2.9830567966346973E-6" table:formula="of:=[.BV43] * $$u.mil" table:style-name="ce22">
            <text:p>0.00</text:p>
          </table:table-cell>
          <table:table-cell office:value-type="float" office:value="4.1547725846062522E-7" table:formula="of:=[.BW43] * $$u.mod" table:style-name="ce22">
            <text:p>0.00</text:p>
          </table:table-cell>
          <table:table-cell office:value-type="float" office:value="6.5587917405236973E-9" table:formula="of:=[.BX43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3:.CC44])" table:style-name="ce31">
            <text:p>#REF!</text:p>
          </table:table-cell>
          <table:table-cell office:value-type="float" office:value="0" table:formula="of:=AVERAGE([.CD43:.CD44])" table:style-name="ce31">
            <text:p>#REF!</text:p>
          </table:table-cell>
          <table:table-cell office:value-type="float" office:value="0" table:formula="of:=AVERAGE([.CE43:.CE44])" table:style-name="ce31">
            <text:p>#REF!</text:p>
          </table:table-cell>
          <table:table-cell office:value-type="float" office:value="0" table:formula="of:=AVERAGE([.CF43:.CF44])" table:style-name="ce31">
            <text:p>#REF!</text:p>
          </table:table-cell>
          <table:table-cell office:value-type="float" office:value="0" table:formula="of:=AVERAGE([.CG43:.CG44])" table:style-name="ce31">
            <text:p>#REF!</text:p>
          </table:table-cell>
          <table:table-cell office:value-type="float" office:value="0" table:formula="of:=AVERAGE([.CH43:.CH44])" table:style-name="ce31">
            <text:p>#REF!</text:p>
          </table:table-cell>
          <table:table-cell office:value-type="float" office:value="0" table:formula="of:=AVERAGE([.CI43:.CI44])" table:style-name="ce31">
            <text:p>0.00</text:p>
          </table:table-cell>
          <table:table-cell table:style-name="ce1"/>
          <table:table-cell office:value-type="float" office:value="0" table:formula="of:=[.CK43]/((1+$$discount_COST)^([.$B43]-1))" table:style-name="ce22">
            <text:p>#REF!</text:p>
          </table:table-cell>
          <table:table-cell office:value-type="float" office:value="0" table:formula="of:=[.CL43]/((1+$$discount_COST)^([.$B43]-1))" table:style-name="ce22">
            <text:p>#REF!</text:p>
          </table:table-cell>
          <table:table-cell office:value-type="float" office:value="0" table:formula="of:=[.CM43]/((1+$$discount_COST)^([.$B43]-1))" table:style-name="ce22">
            <text:p>#REF!</text:p>
          </table:table-cell>
          <table:table-cell office:value-type="float" office:value="0" table:formula="of:=[.CN43]/((1+$$discount_COST)^([.$B43]-1))" table:style-name="ce22">
            <text:p>#REF!</text:p>
          </table:table-cell>
          <table:table-cell office:value-type="float" office:value="0" table:formula="of:=[.CO43]/((1+$$discount_COST)^([.$B43]-1))" table:style-name="ce22">
            <text:p>#REF!</text:p>
          </table:table-cell>
          <table:table-cell office:value-type="float" office:value="0" table:formula="of:=[.CP43]/((1+$$discount_COST)^([.$B43]-1))" table:style-name="ce22">
            <text:p>#REF!</text:p>
          </table:table-cell>
          <table:table-cell office:value-type="float" office:value="0" table:formula="of:=[.CQ43]/((1+$$discount_COST)^([.$B43]-1))" table:style-name="ce22">
            <text:p>0.00</text:p>
          </table:table-cell>
          <table:table-cell table:style-name="ce1"/>
          <table:table-cell office:value-type="float" office:value="0" table:formula="of:=SUM([.CS43:.CY43])" table:style-name="ce31">
            <text:p>#REF!</text:p>
          </table:table-cell>
          <table:table-cell table:style-name="ce1"/>
          <table:table-cell office:value-type="float" office:value="0" table:formula="of:=[.BS43] * ($$c.mci + $$c.Tx)" table:style-name="ce24">
            <text:p><text:s/>-<text:s/></text:p>
          </table:table-cell>
          <table:table-cell office:value-type="float" office:value="0.18324161529098623" table:formula="of:=[.BT43]*$$c.mci" table:style-name="ce24">
            <text:p><text:s/>0<text:s/></text:p>
          </table:table-cell>
          <table:table-cell office:value-type="float" office:value="0" table:formula="of:=[.BU43] * ($$c.mil + $$c.Tx)" table:style-name="ce24">
            <text:p><text:s/>-<text:s/></text:p>
          </table:table-cell>
          <table:table-cell office:value-type="float" office:value="0.1140500951018887" table:formula="of:=[.BV43]*$$c.mil" table:style-name="ce24">
            <text:p><text:s/>0<text:s/></text:p>
          </table:table-cell>
          <table:table-cell office:value-type="float" office:value="3.2952739961094012E-2" table:formula="of:=[.BW43]*$$c.mod" table:style-name="ce24">
            <text:p><text:s/>0<text:s/></text:p>
          </table:table-cell>
          <table:table-cell office:value-type="float" office:value="1.1041041709633239E-3" table:formula="of:=[.BX43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3:.DC44])" table:style-name="ce33">
            <text:p><text:s/>#REF!<text:s/></text:p>
          </table:table-cell>
          <table:table-cell office:value-type="float" office:value="0" table:formula="of:=AVERAGE([.DD43:.DD44])" table:style-name="ce33">
            <text:p><text:s/>#REF!<text:s/></text:p>
          </table:table-cell>
          <table:table-cell office:value-type="float" office:value="0" table:formula="of:=AVERAGE([.DE43:.DE44])" table:style-name="ce33">
            <text:p><text:s/>#REF!<text:s/></text:p>
          </table:table-cell>
          <table:table-cell office:value-type="float" office:value="0" table:formula="of:=AVERAGE([.DF43:.DF44])" table:style-name="ce33">
            <text:p><text:s/>#REF!<text:s/></text:p>
          </table:table-cell>
          <table:table-cell office:value-type="float" office:value="0" table:formula="of:=AVERAGE([.DG43:.DG44])" table:style-name="ce33">
            <text:p><text:s/>#REF!<text:s/></text:p>
          </table:table-cell>
          <table:table-cell office:value-type="float" office:value="0" table:formula="of:=AVERAGE([.DH43:.DH44])" table:style-name="ce33">
            <text:p><text:s/>#REF!<text:s/></text:p>
          </table:table-cell>
          <table:table-cell office:value-type="float" office:value="0" table:formula="of:=AVERAGE([.DI43:.DI44])" table:style-name="ce33">
            <text:p><text:s/>-<text:s/></text:p>
          </table:table-cell>
          <table:table-cell office:value-type="float" office:value="0" table:formula="of:=[.DJ43]" table:style-name="ce33">
            <text:p><text:s/>-<text:s/></text:p>
          </table:table-cell>
          <table:table-cell table:style-name="ce1"/>
          <table:table-cell office:value-type="float" office:value="0" table:formula="of:=[.DL43]/((1+$$discount_COST)^([.$B43]-1))" table:style-name="ce24">
            <text:p><text:s/>#REF!<text:s/></text:p>
          </table:table-cell>
          <table:table-cell office:value-type="float" office:value="0" table:formula="of:=[.DM43]/((1+$$discount_COST)^([.$B43]-1))" table:style-name="ce24">
            <text:p><text:s/>#REF!<text:s/></text:p>
          </table:table-cell>
          <table:table-cell office:value-type="float" office:value="0" table:formula="of:=[.DN43]/((1+$$discount_COST)^([.$B43]-1))" table:style-name="ce24">
            <text:p><text:s/>#REF!<text:s/></text:p>
          </table:table-cell>
          <table:table-cell office:value-type="float" office:value="0" table:formula="of:=[.DO43]/((1+$$discount_COST)^([.$B43]-1))" table:style-name="ce24">
            <text:p><text:s/>#REF!<text:s/></text:p>
          </table:table-cell>
          <table:table-cell office:value-type="float" office:value="0" table:formula="of:=[.DP43]/((1+$$discount_COST)^([.$B43]-1))" table:style-name="ce24">
            <text:p><text:s/>#REF!<text:s/></text:p>
          </table:table-cell>
          <table:table-cell office:value-type="float" office:value="0" table:formula="of:=[.DQ43]/((1+$$discount_COST)^([.$B43]-1))" table:style-name="ce24">
            <text:p><text:s/>#REF!<text:s/></text:p>
          </table:table-cell>
          <table:table-cell office:value-type="float" office:value="0" table:formula="of:=[.DR43]/((1+$$discount_COST)^([.$B43]-1))" table:style-name="ce24">
            <text:p><text:s/>-<text:s/></text:p>
          </table:table-cell>
          <table:table-cell office:value-type="float" office:value="0" table:formula="of:=[.DS43]/((1+$$discount_COST)^([.$B43]-1))" table:style-name="ce24">
            <text:p><text:s/>-<text:s/></text:p>
          </table:table-cell>
          <table:table-cell table:style-name="ce1"/>
          <table:table-cell office:value-type="float" office:value="0" table:formula="of:=SUM([.DU43:.EB43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43]+1" table:style-name="ce1">
            <text:p>102</text:p>
          </table:table-cell>
          <table:table-cell office:value-type="float" office:value="1" table:formula="of:=IF([.B4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4]) * (1-[.BB4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4]) * (1-[.BD4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4] * (1-[.BB44])" table:style-name="ce40">
            <text:p>#REF!</text:p>
          </table:table-cell>
          <table:table-cell office:value-type="float" office:value="0" table:formula="of:=(1 - $$p.mci_mil - $$p.mci_mod - $$p.mci_sev) * (1-[.BC44])" table:style-name="ce44">
            <text:p>#REF!</text:p>
          </table:table-cell>
          <table:table-cell office:value-type="float" office:value="0" table:formula="of:=$$p.mil_mci * [.D44] * (1-[.BD44])" table:style-name="ce42">
            <text:p>#REF!</text:p>
          </table:table-cell>
          <table:table-cell office:value-type="float" office:value="0" table:formula="of:=$$p.mil_mci * (1-[.BE4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4]) * (1-[.BB4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4]) * (1-[.BD44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4] * (1-[.BB44])" table:style-name="ce40">
            <text:p>#REF!</text:p>
          </table:table-cell>
          <table:table-cell office:value-type="float" office:value="0" table:formula="of:=$$p.mci_mil * (1-[.BC44])" table:style-name="ce44">
            <text:p>#REF!</text:p>
          </table:table-cell>
          <table:table-cell office:value-type="float" office:value="0" table:formula="of:=(1 - $$p.mil_mci - $$p.mil_mod - $$p.mil_sev) * [.D44] * (1-[.BD44])" table:style-name="ce44">
            <text:p>#REF!</text:p>
          </table:table-cell>
          <table:table-cell office:value-type="float" office:value="0" table:formula="of:=(1 - $$p.mil_mci - $$p.mil_mod - $$p.mil_sev) * (1-[.BE44])" table:style-name="ce44">
            <text:p>#REF!</text:p>
          </table:table-cell>
          <table:table-cell office:value-type="float" office:value="0" table:formula="of:=$$p.mod_mil * (1-[.BF44])" table:style-name="ce44">
            <text:p>#REF!</text:p>
          </table:table-cell>
          <table:table-cell office:value-type="float" office:value="0" table:formula="of:=$$p.sev_mil * (1-[.BG4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4])" table:style-name="ce45">
            <text:p>#REF!</text:p>
          </table:table-cell>
          <table:table-cell office:value-type="float" office:value="0" table:formula="of:=$$p.mci_mod * (1-[.BC44])" table:style-name="ce42">
            <text:p>#REF!</text:p>
          </table:table-cell>
          <table:table-cell office:value-type="float" office:value="0" table:formula="of:=$$p.mil_mod * (1-[.BD44])" table:style-name="ce44">
            <text:p>#REF!</text:p>
          </table:table-cell>
          <table:table-cell office:value-type="float" office:value="0" table:formula="of:=$$p.mil_mod * (1-[.BE44])" table:style-name="ce44">
            <text:p>#REF!</text:p>
          </table:table-cell>
          <table:table-cell office:value-type="float" office:value="0" table:formula="of:=(1-$$p.mod_mil-$$p.mod_sev) * (1-[.BF44])" table:style-name="ce44">
            <text:p>#REF!</text:p>
          </table:table-cell>
          <table:table-cell office:value-type="float" office:value="0" table:formula="of:=$$p.sev_mod * (1-[.BG4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4])" table:style-name="ce45">
            <text:p>#REF!</text:p>
          </table:table-cell>
          <table:table-cell office:value-type="float" office:value="0" table:formula="of:=$$p.mci_sev * (1-[.BC44])" table:style-name="ce42">
            <text:p>#REF!</text:p>
          </table:table-cell>
          <table:table-cell office:value-type="float" office:value="0" table:formula="of:=$$p.mil_sev * (1-[.BD44])" table:style-name="ce44">
            <text:p>#REF!</text:p>
          </table:table-cell>
          <table:table-cell office:value-type="float" office:value="0" table:formula="of:=$$p.mil_sev * (1-[.BE44])" table:style-name="ce44">
            <text:p>#REF!</text:p>
          </table:table-cell>
          <table:table-cell office:value-type="float" office:value="0" table:formula="of:=$$p.mod_sev * (1-[.BF44])" table:style-name="ce44">
            <text:p>#REF!</text:p>
          </table:table-cell>
          <table:table-cell office:value-type="float" office:value="0" table:formula="of:=(1-$$p.sev_mil-$$p.sev_mod) * (1-[.BG4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4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4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4];[.S44];[.Z44];[.AG44];[.AN44];[.AU44];[.BB44])=1" table:style-name="ce29">
            <text:p>#REF!</text:p>
          </table:table-cell>
          <table:table-cell office:value-type="float" office:value="0" table:formula="of:=SUM([.M44];[.T44];[.AA44];[.AH44];[.AO44];[.AV44];[.BC44])=1" table:style-name="ce29">
            <text:p>#REF!</text:p>
          </table:table-cell>
          <table:table-cell office:value-type="float" office:value="0" table:formula="of:=SUM([.N44];[.U44];[.AB44];[.AI44];[.AP44];[.AW44];[.BD44])=1" table:style-name="ce29">
            <text:p>#REF!</text:p>
          </table:table-cell>
          <table:table-cell office:value-type="float" office:value="0" table:formula="of:=SUM([.O44];[.V44];[.AC44];[.AJ44];[.AQ44];[.AX44];[.BE44])=1" table:style-name="ce29">
            <text:p>#REF!</text:p>
          </table:table-cell>
          <table:table-cell office:value-type="float" office:value="0" table:formula="of:=SUM([.P44];[.W44];[.AD44];[.AK44];[.AR44];[.AY44];[.BF44])=1" table:style-name="ce29">
            <text:p>#REF!</text:p>
          </table:table-cell>
          <table:table-cell office:value-type="float" office:value="0" table:formula="of:=SUM([.Q44];[.X44];[.AE44];[.AL44];[.AS44];[.AZ44];[.BG44])=1" table:style-name="ce29">
            <text:p>#REF!</text:p>
          </table:table-cell>
          <table:table-cell office:value-type="boolean" office:boolean-value="true" table:formula="of:=SUM([.R44];[.Y44];[.AF44];[.AM44];[.AT44];[.BA44];[.BH44])=1" table:style-name="ce29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S43:.BY43];TRANSPOSE([.L43:.R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S43:.Y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Z43:.AF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G43:.AM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N43:.AT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U43:.BA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BB43:.BH4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4:.BY44])=1" table:style-name="ce29">
            <text:p>#REF!</text:p>
          </table:table-cell>
          <table:table-cell table:style-name="ce1"/>
          <table:table-cell office:value-type="float" office:value="0" table:formula="of:=[.BS44] * $$u.mci" table:style-name="ce22">
            <text:p>#REF!</text:p>
          </table:table-cell>
          <table:table-cell office:value-type="float" office:value="0" table:formula="of:=[.BT44] * $$u.mci" table:style-name="ce22">
            <text:p>#REF!</text:p>
          </table:table-cell>
          <table:table-cell office:value-type="float" office:value="0" table:formula="of:=[.BU44] * $$u.mil" table:style-name="ce22">
            <text:p>#REF!</text:p>
          </table:table-cell>
          <table:table-cell office:value-type="float" office:value="0" table:formula="of:=[.BV44] * $$u.mil" table:style-name="ce22">
            <text:p>#REF!</text:p>
          </table:table-cell>
          <table:table-cell office:value-type="float" office:value="0" table:formula="of:=[.BW44] * $$u.mod" table:style-name="ce22">
            <text:p>#REF!</text:p>
          </table:table-cell>
          <table:table-cell office:value-type="float" office:value="0" table:formula="of:=[.BX44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4:.CC45])" table:style-name="ce31">
            <text:p>#REF!</text:p>
          </table:table-cell>
          <table:table-cell office:value-type="float" office:value="0" table:formula="of:=AVERAGE([.CD44:.CD45])" table:style-name="ce31">
            <text:p>#REF!</text:p>
          </table:table-cell>
          <table:table-cell office:value-type="float" office:value="0" table:formula="of:=AVERAGE([.CE44:.CE45])" table:style-name="ce31">
            <text:p>#REF!</text:p>
          </table:table-cell>
          <table:table-cell office:value-type="float" office:value="0" table:formula="of:=AVERAGE([.CF44:.CF45])" table:style-name="ce31">
            <text:p>#REF!</text:p>
          </table:table-cell>
          <table:table-cell office:value-type="float" office:value="0" table:formula="of:=AVERAGE([.CG44:.CG45])" table:style-name="ce31">
            <text:p>#REF!</text:p>
          </table:table-cell>
          <table:table-cell office:value-type="float" office:value="0" table:formula="of:=AVERAGE([.CH44:.CH45])" table:style-name="ce31">
            <text:p>#REF!</text:p>
          </table:table-cell>
          <table:table-cell office:value-type="float" office:value="0" table:formula="of:=AVERAGE([.CI44:.CI45])" table:style-name="ce31">
            <text:p>0.00</text:p>
          </table:table-cell>
          <table:table-cell table:style-name="ce1"/>
          <table:table-cell office:value-type="float" office:value="0" table:formula="of:=[.CK44]/((1+$$discount_COST)^([.$B44]-1))" table:style-name="ce22">
            <text:p>#REF!</text:p>
          </table:table-cell>
          <table:table-cell office:value-type="float" office:value="0" table:formula="of:=[.CL44]/((1+$$discount_COST)^([.$B44]-1))" table:style-name="ce22">
            <text:p>#REF!</text:p>
          </table:table-cell>
          <table:table-cell office:value-type="float" office:value="0" table:formula="of:=[.CM44]/((1+$$discount_COST)^([.$B44]-1))" table:style-name="ce22">
            <text:p>#REF!</text:p>
          </table:table-cell>
          <table:table-cell office:value-type="float" office:value="0" table:formula="of:=[.CN44]/((1+$$discount_COST)^([.$B44]-1))" table:style-name="ce22">
            <text:p>#REF!</text:p>
          </table:table-cell>
          <table:table-cell office:value-type="float" office:value="0" table:formula="of:=[.CO44]/((1+$$discount_COST)^([.$B44]-1))" table:style-name="ce22">
            <text:p>#REF!</text:p>
          </table:table-cell>
          <table:table-cell office:value-type="float" office:value="0" table:formula="of:=[.CP44]/((1+$$discount_COST)^([.$B44]-1))" table:style-name="ce22">
            <text:p>#REF!</text:p>
          </table:table-cell>
          <table:table-cell office:value-type="float" office:value="0" table:formula="of:=[.CQ44]/((1+$$discount_COST)^([.$B44]-1))" table:style-name="ce22">
            <text:p>0.00</text:p>
          </table:table-cell>
          <table:table-cell table:style-name="ce1"/>
          <table:table-cell office:value-type="float" office:value="0" table:formula="of:=SUM([.CS44:.CY44])" table:style-name="ce31">
            <text:p>#REF!</text:p>
          </table:table-cell>
          <table:table-cell table:style-name="ce1"/>
          <table:table-cell office:value-type="float" office:value="0" table:formula="of:=[.BS44] * ($$c.mci + $$c.Tx)" table:style-name="ce24">
            <text:p><text:s/>#REF!<text:s/></text:p>
          </table:table-cell>
          <table:table-cell office:value-type="float" office:value="0" table:formula="of:=[.BT44]*$$c.mci" table:style-name="ce24">
            <text:p><text:s/>#REF!<text:s/></text:p>
          </table:table-cell>
          <table:table-cell office:value-type="float" office:value="0" table:formula="of:=[.BU44] * ($$c.mil + $$c.Tx)" table:style-name="ce24">
            <text:p><text:s/>#REF!<text:s/></text:p>
          </table:table-cell>
          <table:table-cell office:value-type="float" office:value="0" table:formula="of:=[.BV44]*$$c.mil" table:style-name="ce24">
            <text:p><text:s/>#REF!<text:s/></text:p>
          </table:table-cell>
          <table:table-cell office:value-type="float" office:value="0" table:formula="of:=[.BW44]*$$c.mod" table:style-name="ce24">
            <text:p><text:s/>#REF!<text:s/></text:p>
          </table:table-cell>
          <table:table-cell office:value-type="float" office:value="0" table:formula="of:=[.BX44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4:.DC45])" table:style-name="ce33">
            <text:p><text:s/>#REF!<text:s/></text:p>
          </table:table-cell>
          <table:table-cell office:value-type="float" office:value="0" table:formula="of:=AVERAGE([.DD44:.DD45])" table:style-name="ce33">
            <text:p><text:s/>#REF!<text:s/></text:p>
          </table:table-cell>
          <table:table-cell office:value-type="float" office:value="0" table:formula="of:=AVERAGE([.DE44:.DE45])" table:style-name="ce33">
            <text:p><text:s/>#REF!<text:s/></text:p>
          </table:table-cell>
          <table:table-cell office:value-type="float" office:value="0" table:formula="of:=AVERAGE([.DF44:.DF45])" table:style-name="ce33">
            <text:p><text:s/>#REF!<text:s/></text:p>
          </table:table-cell>
          <table:table-cell office:value-type="float" office:value="0" table:formula="of:=AVERAGE([.DG44:.DG45])" table:style-name="ce33">
            <text:p><text:s/>#REF!<text:s/></text:p>
          </table:table-cell>
          <table:table-cell office:value-type="float" office:value="0" table:formula="of:=AVERAGE([.DH44:.DH45])" table:style-name="ce33">
            <text:p><text:s/>#REF!<text:s/></text:p>
          </table:table-cell>
          <table:table-cell office:value-type="float" office:value="0" table:formula="of:=AVERAGE([.DI44:.DI45])" table:style-name="ce33">
            <text:p><text:s/>-<text:s/></text:p>
          </table:table-cell>
          <table:table-cell office:value-type="float" office:value="0" table:formula="of:=[.DJ44]" table:style-name="ce33">
            <text:p><text:s/>-<text:s/></text:p>
          </table:table-cell>
          <table:table-cell table:style-name="ce1"/>
          <table:table-cell office:value-type="float" office:value="0" table:formula="of:=[.DL44]/((1+$$discount_COST)^([.$B44]-1))" table:style-name="ce24">
            <text:p><text:s/>#REF!<text:s/></text:p>
          </table:table-cell>
          <table:table-cell office:value-type="float" office:value="0" table:formula="of:=[.DM44]/((1+$$discount_COST)^([.$B44]-1))" table:style-name="ce24">
            <text:p><text:s/>#REF!<text:s/></text:p>
          </table:table-cell>
          <table:table-cell office:value-type="float" office:value="0" table:formula="of:=[.DN44]/((1+$$discount_COST)^([.$B44]-1))" table:style-name="ce24">
            <text:p><text:s/>#REF!<text:s/></text:p>
          </table:table-cell>
          <table:table-cell office:value-type="float" office:value="0" table:formula="of:=[.DO44]/((1+$$discount_COST)^([.$B44]-1))" table:style-name="ce24">
            <text:p><text:s/>#REF!<text:s/></text:p>
          </table:table-cell>
          <table:table-cell office:value-type="float" office:value="0" table:formula="of:=[.DP44]/((1+$$discount_COST)^([.$B44]-1))" table:style-name="ce24">
            <text:p><text:s/>#REF!<text:s/></text:p>
          </table:table-cell>
          <table:table-cell office:value-type="float" office:value="0" table:formula="of:=[.DQ44]/((1+$$discount_COST)^([.$B44]-1))" table:style-name="ce24">
            <text:p><text:s/>#REF!<text:s/></text:p>
          </table:table-cell>
          <table:table-cell office:value-type="float" office:value="0" table:formula="of:=[.DR44]/((1+$$discount_COST)^([.$B44]-1))" table:style-name="ce24">
            <text:p><text:s/>-<text:s/></text:p>
          </table:table-cell>
          <table:table-cell office:value-type="float" office:value="0" table:formula="of:=[.DS44]/((1+$$discount_COST)^([.$B44]-1))" table:style-name="ce24">
            <text:p><text:s/>-<text:s/></text:p>
          </table:table-cell>
          <table:table-cell table:style-name="ce1"/>
          <table:table-cell office:value-type="float" office:value="0" table:formula="of:=SUM([.DU44:.EB44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44]+1" table:style-name="ce1">
            <text:p>103</text:p>
          </table:table-cell>
          <table:table-cell office:value-type="float" office:value="1" table:formula="of:=IF([.B4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5]) * (1-[.BB4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5]) * (1-[.BD4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5] * (1-[.BB45])" table:style-name="ce40">
            <text:p>#REF!</text:p>
          </table:table-cell>
          <table:table-cell office:value-type="float" office:value="0" table:formula="of:=(1 - $$p.mci_mil - $$p.mci_mod - $$p.mci_sev) * (1-[.BC45])" table:style-name="ce44">
            <text:p>#REF!</text:p>
          </table:table-cell>
          <table:table-cell office:value-type="float" office:value="0" table:formula="of:=$$p.mil_mci * [.D45] * (1-[.BD45])" table:style-name="ce42">
            <text:p>#REF!</text:p>
          </table:table-cell>
          <table:table-cell office:value-type="float" office:value="0" table:formula="of:=$$p.mil_mci * (1-[.BE4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5]) * (1-[.BB4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5]) * (1-[.BD45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5] * (1-[.BB45])" table:style-name="ce40">
            <text:p>#REF!</text:p>
          </table:table-cell>
          <table:table-cell office:value-type="float" office:value="0" table:formula="of:=$$p.mci_mil * (1-[.BC45])" table:style-name="ce44">
            <text:p>#REF!</text:p>
          </table:table-cell>
          <table:table-cell office:value-type="float" office:value="0" table:formula="of:=(1 - $$p.mil_mci - $$p.mil_mod - $$p.mil_sev) * [.D45] * (1-[.BD45])" table:style-name="ce44">
            <text:p>#REF!</text:p>
          </table:table-cell>
          <table:table-cell office:value-type="float" office:value="0" table:formula="of:=(1 - $$p.mil_mci - $$p.mil_mod - $$p.mil_sev) * (1-[.BE45])" table:style-name="ce44">
            <text:p>#REF!</text:p>
          </table:table-cell>
          <table:table-cell office:value-type="float" office:value="0" table:formula="of:=$$p.mod_mil * (1-[.BF45])" table:style-name="ce44">
            <text:p>#REF!</text:p>
          </table:table-cell>
          <table:table-cell office:value-type="float" office:value="0" table:formula="of:=$$p.sev_mil * (1-[.BG4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5])" table:style-name="ce45">
            <text:p>#REF!</text:p>
          </table:table-cell>
          <table:table-cell office:value-type="float" office:value="0" table:formula="of:=$$p.mci_mod * (1-[.BC45])" table:style-name="ce42">
            <text:p>#REF!</text:p>
          </table:table-cell>
          <table:table-cell office:value-type="float" office:value="0" table:formula="of:=$$p.mil_mod * (1-[.BD45])" table:style-name="ce44">
            <text:p>#REF!</text:p>
          </table:table-cell>
          <table:table-cell office:value-type="float" office:value="0" table:formula="of:=$$p.mil_mod * (1-[.BE45])" table:style-name="ce44">
            <text:p>#REF!</text:p>
          </table:table-cell>
          <table:table-cell office:value-type="float" office:value="0" table:formula="of:=(1-$$p.mod_mil-$$p.mod_sev) * (1-[.BF45])" table:style-name="ce44">
            <text:p>#REF!</text:p>
          </table:table-cell>
          <table:table-cell office:value-type="float" office:value="0" table:formula="of:=$$p.sev_mod * (1-[.BG4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5])" table:style-name="ce45">
            <text:p>#REF!</text:p>
          </table:table-cell>
          <table:table-cell office:value-type="float" office:value="0" table:formula="of:=$$p.mci_sev * (1-[.BC45])" table:style-name="ce42">
            <text:p>#REF!</text:p>
          </table:table-cell>
          <table:table-cell office:value-type="float" office:value="0" table:formula="of:=$$p.mil_sev * (1-[.BD45])" table:style-name="ce44">
            <text:p>#REF!</text:p>
          </table:table-cell>
          <table:table-cell office:value-type="float" office:value="0" table:formula="of:=$$p.mil_sev * (1-[.BE45])" table:style-name="ce44">
            <text:p>#REF!</text:p>
          </table:table-cell>
          <table:table-cell office:value-type="float" office:value="0" table:formula="of:=$$p.mod_sev * (1-[.BF45])" table:style-name="ce44">
            <text:p>#REF!</text:p>
          </table:table-cell>
          <table:table-cell office:value-type="float" office:value="0" table:formula="of:=(1-$$p.sev_mil-$$p.sev_mod) * (1-[.BG4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5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5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5];[.S45];[.Z45];[.AG45];[.AN45];[.AU45];[.BB45])=1" table:style-name="ce29">
            <text:p>#REF!</text:p>
          </table:table-cell>
          <table:table-cell office:value-type="float" office:value="0" table:formula="of:=SUM([.M45];[.T45];[.AA45];[.AH45];[.AO45];[.AV45];[.BC45])=1" table:style-name="ce29">
            <text:p>#REF!</text:p>
          </table:table-cell>
          <table:table-cell office:value-type="float" office:value="0" table:formula="of:=SUM([.N45];[.U45];[.AB45];[.AI45];[.AP45];[.AW45];[.BD45])=1" table:style-name="ce29">
            <text:p>#REF!</text:p>
          </table:table-cell>
          <table:table-cell office:value-type="float" office:value="0" table:formula="of:=SUM([.O45];[.V45];[.AC45];[.AJ45];[.AQ45];[.AX45];[.BE45])=1" table:style-name="ce29">
            <text:p>#REF!</text:p>
          </table:table-cell>
          <table:table-cell office:value-type="float" office:value="0" table:formula="of:=SUM([.P45];[.W45];[.AD45];[.AK45];[.AR45];[.AY45];[.BF45])=1" table:style-name="ce29">
            <text:p>#REF!</text:p>
          </table:table-cell>
          <table:table-cell office:value-type="float" office:value="0" table:formula="of:=SUM([.Q45];[.X45];[.AE45];[.AL45];[.AS45];[.AZ45];[.BG45])=1" table:style-name="ce29">
            <text:p>#REF!</text:p>
          </table:table-cell>
          <table:table-cell office:value-type="boolean" office:boolean-value="true" table:formula="of:=SUM([.R45];[.Y45];[.AF45];[.AM45];[.AT45];[.BA45];[.BH45])=1" table:style-name="ce29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S44:.BY44];TRANSPOSE([.L44:.R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S44:.Y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Z44:.AF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G44:.AM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N44:.AT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U44:.BA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BB44:.BH4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5:.BY45])=1" table:style-name="ce29">
            <text:p>#REF!</text:p>
          </table:table-cell>
          <table:table-cell table:style-name="ce1"/>
          <table:table-cell office:value-type="float" office:value="0" table:formula="of:=[.BS45] * $$u.mci" table:style-name="ce22">
            <text:p>#REF!</text:p>
          </table:table-cell>
          <table:table-cell office:value-type="float" office:value="0" table:formula="of:=[.BT45] * $$u.mci" table:style-name="ce22">
            <text:p>#REF!</text:p>
          </table:table-cell>
          <table:table-cell office:value-type="float" office:value="0" table:formula="of:=[.BU45] * $$u.mil" table:style-name="ce22">
            <text:p>#REF!</text:p>
          </table:table-cell>
          <table:table-cell office:value-type="float" office:value="0" table:formula="of:=[.BV45] * $$u.mil" table:style-name="ce22">
            <text:p>#REF!</text:p>
          </table:table-cell>
          <table:table-cell office:value-type="float" office:value="0" table:formula="of:=[.BW45] * $$u.mod" table:style-name="ce22">
            <text:p>#REF!</text:p>
          </table:table-cell>
          <table:table-cell office:value-type="float" office:value="0" table:formula="of:=[.BX45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5:.CC46])" table:style-name="ce31">
            <text:p>#REF!</text:p>
          </table:table-cell>
          <table:table-cell office:value-type="float" office:value="0" table:formula="of:=AVERAGE([.CD45:.CD46])" table:style-name="ce31">
            <text:p>#REF!</text:p>
          </table:table-cell>
          <table:table-cell office:value-type="float" office:value="0" table:formula="of:=AVERAGE([.CE45:.CE46])" table:style-name="ce31">
            <text:p>#REF!</text:p>
          </table:table-cell>
          <table:table-cell office:value-type="float" office:value="0" table:formula="of:=AVERAGE([.CF45:.CF46])" table:style-name="ce31">
            <text:p>#REF!</text:p>
          </table:table-cell>
          <table:table-cell office:value-type="float" office:value="0" table:formula="of:=AVERAGE([.CG45:.CG46])" table:style-name="ce31">
            <text:p>#REF!</text:p>
          </table:table-cell>
          <table:table-cell office:value-type="float" office:value="0" table:formula="of:=AVERAGE([.CH45:.CH46])" table:style-name="ce31">
            <text:p>#REF!</text:p>
          </table:table-cell>
          <table:table-cell office:value-type="float" office:value="0" table:formula="of:=AVERAGE([.CI45:.CI46])" table:style-name="ce31">
            <text:p>0.00</text:p>
          </table:table-cell>
          <table:table-cell table:style-name="ce1"/>
          <table:table-cell office:value-type="float" office:value="0" table:formula="of:=[.CK45]/((1+$$discount_COST)^([.$B45]-1))" table:style-name="ce22">
            <text:p>#REF!</text:p>
          </table:table-cell>
          <table:table-cell office:value-type="float" office:value="0" table:formula="of:=[.CL45]/((1+$$discount_COST)^([.$B45]-1))" table:style-name="ce22">
            <text:p>#REF!</text:p>
          </table:table-cell>
          <table:table-cell office:value-type="float" office:value="0" table:formula="of:=[.CM45]/((1+$$discount_COST)^([.$B45]-1))" table:style-name="ce22">
            <text:p>#REF!</text:p>
          </table:table-cell>
          <table:table-cell office:value-type="float" office:value="0" table:formula="of:=[.CN45]/((1+$$discount_COST)^([.$B45]-1))" table:style-name="ce22">
            <text:p>#REF!</text:p>
          </table:table-cell>
          <table:table-cell office:value-type="float" office:value="0" table:formula="of:=[.CO45]/((1+$$discount_COST)^([.$B45]-1))" table:style-name="ce22">
            <text:p>#REF!</text:p>
          </table:table-cell>
          <table:table-cell office:value-type="float" office:value="0" table:formula="of:=[.CP45]/((1+$$discount_COST)^([.$B45]-1))" table:style-name="ce22">
            <text:p>#REF!</text:p>
          </table:table-cell>
          <table:table-cell office:value-type="float" office:value="0" table:formula="of:=[.CQ45]/((1+$$discount_COST)^([.$B45]-1))" table:style-name="ce22">
            <text:p>0.00</text:p>
          </table:table-cell>
          <table:table-cell table:style-name="ce1"/>
          <table:table-cell office:value-type="float" office:value="0" table:formula="of:=SUM([.CS45:.CY45])" table:style-name="ce31">
            <text:p>#REF!</text:p>
          </table:table-cell>
          <table:table-cell table:style-name="ce1"/>
          <table:table-cell office:value-type="float" office:value="0" table:formula="of:=[.BS45] * ($$c.mci + $$c.Tx)" table:style-name="ce24">
            <text:p><text:s/>#REF!<text:s/></text:p>
          </table:table-cell>
          <table:table-cell office:value-type="float" office:value="0" table:formula="of:=[.BT45]*$$c.mci" table:style-name="ce24">
            <text:p><text:s/>#REF!<text:s/></text:p>
          </table:table-cell>
          <table:table-cell office:value-type="float" office:value="0" table:formula="of:=[.BU45] * ($$c.mil + $$c.Tx)" table:style-name="ce24">
            <text:p><text:s/>#REF!<text:s/></text:p>
          </table:table-cell>
          <table:table-cell office:value-type="float" office:value="0" table:formula="of:=[.BV45]*$$c.mil" table:style-name="ce24">
            <text:p><text:s/>#REF!<text:s/></text:p>
          </table:table-cell>
          <table:table-cell office:value-type="float" office:value="0" table:formula="of:=[.BW45]*$$c.mod" table:style-name="ce24">
            <text:p><text:s/>#REF!<text:s/></text:p>
          </table:table-cell>
          <table:table-cell office:value-type="float" office:value="0" table:formula="of:=[.BX45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5:.DC46])" table:style-name="ce33">
            <text:p><text:s/>#REF!<text:s/></text:p>
          </table:table-cell>
          <table:table-cell office:value-type="float" office:value="0" table:formula="of:=AVERAGE([.DD45:.DD46])" table:style-name="ce33">
            <text:p><text:s/>#REF!<text:s/></text:p>
          </table:table-cell>
          <table:table-cell office:value-type="float" office:value="0" table:formula="of:=AVERAGE([.DE45:.DE46])" table:style-name="ce33">
            <text:p><text:s/>#REF!<text:s/></text:p>
          </table:table-cell>
          <table:table-cell office:value-type="float" office:value="0" table:formula="of:=AVERAGE([.DF45:.DF46])" table:style-name="ce33">
            <text:p><text:s/>#REF!<text:s/></text:p>
          </table:table-cell>
          <table:table-cell office:value-type="float" office:value="0" table:formula="of:=AVERAGE([.DG45:.DG46])" table:style-name="ce33">
            <text:p><text:s/>#REF!<text:s/></text:p>
          </table:table-cell>
          <table:table-cell office:value-type="float" office:value="0" table:formula="of:=AVERAGE([.DH45:.DH46])" table:style-name="ce33">
            <text:p><text:s/>#REF!<text:s/></text:p>
          </table:table-cell>
          <table:table-cell office:value-type="float" office:value="0" table:formula="of:=AVERAGE([.DI45:.DI46])" table:style-name="ce33">
            <text:p><text:s/>-<text:s/></text:p>
          </table:table-cell>
          <table:table-cell office:value-type="float" office:value="0" table:formula="of:=[.DJ45]" table:style-name="ce33">
            <text:p><text:s/>-<text:s/></text:p>
          </table:table-cell>
          <table:table-cell table:style-name="ce1"/>
          <table:table-cell office:value-type="float" office:value="0" table:formula="of:=[.DL45]/((1+$$discount_COST)^([.$B45]-1))" table:style-name="ce24">
            <text:p><text:s/>#REF!<text:s/></text:p>
          </table:table-cell>
          <table:table-cell office:value-type="float" office:value="0" table:formula="of:=[.DM45]/((1+$$discount_COST)^([.$B45]-1))" table:style-name="ce24">
            <text:p><text:s/>#REF!<text:s/></text:p>
          </table:table-cell>
          <table:table-cell office:value-type="float" office:value="0" table:formula="of:=[.DN45]/((1+$$discount_COST)^([.$B45]-1))" table:style-name="ce24">
            <text:p><text:s/>#REF!<text:s/></text:p>
          </table:table-cell>
          <table:table-cell office:value-type="float" office:value="0" table:formula="of:=[.DO45]/((1+$$discount_COST)^([.$B45]-1))" table:style-name="ce24">
            <text:p><text:s/>#REF!<text:s/></text:p>
          </table:table-cell>
          <table:table-cell office:value-type="float" office:value="0" table:formula="of:=[.DP45]/((1+$$discount_COST)^([.$B45]-1))" table:style-name="ce24">
            <text:p><text:s/>#REF!<text:s/></text:p>
          </table:table-cell>
          <table:table-cell office:value-type="float" office:value="0" table:formula="of:=[.DQ45]/((1+$$discount_COST)^([.$B45]-1))" table:style-name="ce24">
            <text:p><text:s/>#REF!<text:s/></text:p>
          </table:table-cell>
          <table:table-cell office:value-type="float" office:value="0" table:formula="of:=[.DR45]/((1+$$discount_COST)^([.$B45]-1))" table:style-name="ce24">
            <text:p><text:s/>-<text:s/></text:p>
          </table:table-cell>
          <table:table-cell office:value-type="float" office:value="0" table:formula="of:=[.DS45]/((1+$$discount_COST)^([.$B45]-1))" table:style-name="ce24">
            <text:p><text:s/>-<text:s/></text:p>
          </table:table-cell>
          <table:table-cell table:style-name="ce1"/>
          <table:table-cell office:value-type="float" office:value="0" table:formula="of:=SUM([.DU45:.EB45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45]+1" table:style-name="ce1">
            <text:p>104</text:p>
          </table:table-cell>
          <table:table-cell office:value-type="float" office:value="1" table:formula="of:=IF([.B4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6]) * (1-[.BB4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6]) * (1-[.BD4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6] * (1-[.BB46])" table:style-name="ce40">
            <text:p>#REF!</text:p>
          </table:table-cell>
          <table:table-cell office:value-type="float" office:value="0" table:formula="of:=(1 - $$p.mci_mil - $$p.mci_mod - $$p.mci_sev) * (1-[.BC46])" table:style-name="ce44">
            <text:p>#REF!</text:p>
          </table:table-cell>
          <table:table-cell office:value-type="float" office:value="0" table:formula="of:=$$p.mil_mci * [.D46] * (1-[.BD46])" table:style-name="ce42">
            <text:p>#REF!</text:p>
          </table:table-cell>
          <table:table-cell office:value-type="float" office:value="0" table:formula="of:=$$p.mil_mci * (1-[.BE4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6]) * (1-[.BB4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6]) * (1-[.BD46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6] * (1-[.BB46])" table:style-name="ce40">
            <text:p>#REF!</text:p>
          </table:table-cell>
          <table:table-cell office:value-type="float" office:value="0" table:formula="of:=$$p.mci_mil * (1-[.BC46])" table:style-name="ce44">
            <text:p>#REF!</text:p>
          </table:table-cell>
          <table:table-cell office:value-type="float" office:value="0" table:formula="of:=(1 - $$p.mil_mci - $$p.mil_mod - $$p.mil_sev) * [.D46] * (1-[.BD46])" table:style-name="ce44">
            <text:p>#REF!</text:p>
          </table:table-cell>
          <table:table-cell office:value-type="float" office:value="0" table:formula="of:=(1 - $$p.mil_mci - $$p.mil_mod - $$p.mil_sev) * (1-[.BE46])" table:style-name="ce44">
            <text:p>#REF!</text:p>
          </table:table-cell>
          <table:table-cell office:value-type="float" office:value="0" table:formula="of:=$$p.mod_mil * (1-[.BF46])" table:style-name="ce44">
            <text:p>#REF!</text:p>
          </table:table-cell>
          <table:table-cell office:value-type="float" office:value="0" table:formula="of:=$$p.sev_mil * (1-[.BG4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6])" table:style-name="ce45">
            <text:p>#REF!</text:p>
          </table:table-cell>
          <table:table-cell office:value-type="float" office:value="0" table:formula="of:=$$p.mci_mod * (1-[.BC46])" table:style-name="ce42">
            <text:p>#REF!</text:p>
          </table:table-cell>
          <table:table-cell office:value-type="float" office:value="0" table:formula="of:=$$p.mil_mod * (1-[.BD46])" table:style-name="ce44">
            <text:p>#REF!</text:p>
          </table:table-cell>
          <table:table-cell office:value-type="float" office:value="0" table:formula="of:=$$p.mil_mod * (1-[.BE46])" table:style-name="ce44">
            <text:p>#REF!</text:p>
          </table:table-cell>
          <table:table-cell office:value-type="float" office:value="0" table:formula="of:=(1-$$p.mod_mil-$$p.mod_sev) * (1-[.BF46])" table:style-name="ce44">
            <text:p>#REF!</text:p>
          </table:table-cell>
          <table:table-cell office:value-type="float" office:value="0" table:formula="of:=$$p.sev_mod * (1-[.BG4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6])" table:style-name="ce45">
            <text:p>#REF!</text:p>
          </table:table-cell>
          <table:table-cell office:value-type="float" office:value="0" table:formula="of:=$$p.mci_sev * (1-[.BC46])" table:style-name="ce42">
            <text:p>#REF!</text:p>
          </table:table-cell>
          <table:table-cell office:value-type="float" office:value="0" table:formula="of:=$$p.mil_sev * (1-[.BD46])" table:style-name="ce44">
            <text:p>#REF!</text:p>
          </table:table-cell>
          <table:table-cell office:value-type="float" office:value="0" table:formula="of:=$$p.mil_sev * (1-[.BE46])" table:style-name="ce44">
            <text:p>#REF!</text:p>
          </table:table-cell>
          <table:table-cell office:value-type="float" office:value="0" table:formula="of:=$$p.mod_sev * (1-[.BF46])" table:style-name="ce44">
            <text:p>#REF!</text:p>
          </table:table-cell>
          <table:table-cell office:value-type="float" office:value="0" table:formula="of:=(1-$$p.sev_mil-$$p.sev_mod) * (1-[.BG4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6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6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6];[.S46];[.Z46];[.AG46];[.AN46];[.AU46];[.BB46])=1" table:style-name="ce29">
            <text:p>#REF!</text:p>
          </table:table-cell>
          <table:table-cell office:value-type="float" office:value="0" table:formula="of:=SUM([.M46];[.T46];[.AA46];[.AH46];[.AO46];[.AV46];[.BC46])=1" table:style-name="ce29">
            <text:p>#REF!</text:p>
          </table:table-cell>
          <table:table-cell office:value-type="float" office:value="0" table:formula="of:=SUM([.N46];[.U46];[.AB46];[.AI46];[.AP46];[.AW46];[.BD46])=1" table:style-name="ce29">
            <text:p>#REF!</text:p>
          </table:table-cell>
          <table:table-cell office:value-type="float" office:value="0" table:formula="of:=SUM([.O46];[.V46];[.AC46];[.AJ46];[.AQ46];[.AX46];[.BE46])=1" table:style-name="ce29">
            <text:p>#REF!</text:p>
          </table:table-cell>
          <table:table-cell office:value-type="float" office:value="0" table:formula="of:=SUM([.P46];[.W46];[.AD46];[.AK46];[.AR46];[.AY46];[.BF46])=1" table:style-name="ce29">
            <text:p>#REF!</text:p>
          </table:table-cell>
          <table:table-cell office:value-type="float" office:value="0" table:formula="of:=SUM([.Q46];[.X46];[.AE46];[.AL46];[.AS46];[.AZ46];[.BG46])=1" table:style-name="ce29">
            <text:p>#REF!</text:p>
          </table:table-cell>
          <table:table-cell office:value-type="boolean" office:boolean-value="true" table:formula="of:=SUM([.R46];[.Y46];[.AF46];[.AM46];[.AT46];[.BA46];[.BH46])=1" table:style-name="ce29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S45:.BY45];TRANSPOSE([.L45:.R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S45:.Y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Z45:.AF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G45:.AM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N45:.AT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U45:.BA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BB45:.BH4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6:.BY46])=1" table:style-name="ce29">
            <text:p>#REF!</text:p>
          </table:table-cell>
          <table:table-cell table:style-name="ce1"/>
          <table:table-cell office:value-type="float" office:value="0" table:formula="of:=[.BS46] * $$u.mci" table:style-name="ce22">
            <text:p>#REF!</text:p>
          </table:table-cell>
          <table:table-cell office:value-type="float" office:value="0" table:formula="of:=[.BT46] * $$u.mci" table:style-name="ce22">
            <text:p>#REF!</text:p>
          </table:table-cell>
          <table:table-cell office:value-type="float" office:value="0" table:formula="of:=[.BU46] * $$u.mil" table:style-name="ce22">
            <text:p>#REF!</text:p>
          </table:table-cell>
          <table:table-cell office:value-type="float" office:value="0" table:formula="of:=[.BV46] * $$u.mil" table:style-name="ce22">
            <text:p>#REF!</text:p>
          </table:table-cell>
          <table:table-cell office:value-type="float" office:value="0" table:formula="of:=[.BW46] * $$u.mod" table:style-name="ce22">
            <text:p>#REF!</text:p>
          </table:table-cell>
          <table:table-cell office:value-type="float" office:value="0" table:formula="of:=[.BX46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6:.CC47])" table:style-name="ce31">
            <text:p>#REF!</text:p>
          </table:table-cell>
          <table:table-cell office:value-type="float" office:value="0" table:formula="of:=AVERAGE([.CD46:.CD47])" table:style-name="ce31">
            <text:p>#REF!</text:p>
          </table:table-cell>
          <table:table-cell office:value-type="float" office:value="0" table:formula="of:=AVERAGE([.CE46:.CE47])" table:style-name="ce31">
            <text:p>#REF!</text:p>
          </table:table-cell>
          <table:table-cell office:value-type="float" office:value="0" table:formula="of:=AVERAGE([.CF46:.CF47])" table:style-name="ce31">
            <text:p>#REF!</text:p>
          </table:table-cell>
          <table:table-cell office:value-type="float" office:value="0" table:formula="of:=AVERAGE([.CG46:.CG47])" table:style-name="ce31">
            <text:p>#REF!</text:p>
          </table:table-cell>
          <table:table-cell office:value-type="float" office:value="0" table:formula="of:=AVERAGE([.CH46:.CH47])" table:style-name="ce31">
            <text:p>#REF!</text:p>
          </table:table-cell>
          <table:table-cell office:value-type="float" office:value="0" table:formula="of:=AVERAGE([.CI46:.CI47])" table:style-name="ce31">
            <text:p>0.00</text:p>
          </table:table-cell>
          <table:table-cell table:style-name="ce1"/>
          <table:table-cell office:value-type="float" office:value="0" table:formula="of:=[.CK46]/((1+$$discount_COST)^([.$B46]-1))" table:style-name="ce22">
            <text:p>#REF!</text:p>
          </table:table-cell>
          <table:table-cell office:value-type="float" office:value="0" table:formula="of:=[.CL46]/((1+$$discount_COST)^([.$B46]-1))" table:style-name="ce22">
            <text:p>#REF!</text:p>
          </table:table-cell>
          <table:table-cell office:value-type="float" office:value="0" table:formula="of:=[.CM46]/((1+$$discount_COST)^([.$B46]-1))" table:style-name="ce22">
            <text:p>#REF!</text:p>
          </table:table-cell>
          <table:table-cell office:value-type="float" office:value="0" table:formula="of:=[.CN46]/((1+$$discount_COST)^([.$B46]-1))" table:style-name="ce22">
            <text:p>#REF!</text:p>
          </table:table-cell>
          <table:table-cell office:value-type="float" office:value="0" table:formula="of:=[.CO46]/((1+$$discount_COST)^([.$B46]-1))" table:style-name="ce22">
            <text:p>#REF!</text:p>
          </table:table-cell>
          <table:table-cell office:value-type="float" office:value="0" table:formula="of:=[.CP46]/((1+$$discount_COST)^([.$B46]-1))" table:style-name="ce22">
            <text:p>#REF!</text:p>
          </table:table-cell>
          <table:table-cell office:value-type="float" office:value="0" table:formula="of:=[.CQ46]/((1+$$discount_COST)^([.$B46]-1))" table:style-name="ce22">
            <text:p>0.00</text:p>
          </table:table-cell>
          <table:table-cell table:style-name="ce1"/>
          <table:table-cell office:value-type="float" office:value="0" table:formula="of:=SUM([.CS46:.CY46])" table:style-name="ce31">
            <text:p>#REF!</text:p>
          </table:table-cell>
          <table:table-cell table:style-name="ce1"/>
          <table:table-cell office:value-type="float" office:value="0" table:formula="of:=[.BS46] * ($$c.mci + $$c.Tx)" table:style-name="ce24">
            <text:p><text:s/>#REF!<text:s/></text:p>
          </table:table-cell>
          <table:table-cell office:value-type="float" office:value="0" table:formula="of:=[.BT46]*$$c.mci" table:style-name="ce24">
            <text:p><text:s/>#REF!<text:s/></text:p>
          </table:table-cell>
          <table:table-cell office:value-type="float" office:value="0" table:formula="of:=[.BU46] * ($$c.mil + $$c.Tx)" table:style-name="ce24">
            <text:p><text:s/>#REF!<text:s/></text:p>
          </table:table-cell>
          <table:table-cell office:value-type="float" office:value="0" table:formula="of:=[.BV46]*$$c.mil" table:style-name="ce24">
            <text:p><text:s/>#REF!<text:s/></text:p>
          </table:table-cell>
          <table:table-cell office:value-type="float" office:value="0" table:formula="of:=[.BW46]*$$c.mod" table:style-name="ce24">
            <text:p><text:s/>#REF!<text:s/></text:p>
          </table:table-cell>
          <table:table-cell office:value-type="float" office:value="0" table:formula="of:=[.BX46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6:.DC47])" table:style-name="ce33">
            <text:p><text:s/>#REF!<text:s/></text:p>
          </table:table-cell>
          <table:table-cell office:value-type="float" office:value="0" table:formula="of:=AVERAGE([.DD46:.DD47])" table:style-name="ce33">
            <text:p><text:s/>#REF!<text:s/></text:p>
          </table:table-cell>
          <table:table-cell office:value-type="float" office:value="0" table:formula="of:=AVERAGE([.DE46:.DE47])" table:style-name="ce33">
            <text:p><text:s/>#REF!<text:s/></text:p>
          </table:table-cell>
          <table:table-cell office:value-type="float" office:value="0" table:formula="of:=AVERAGE([.DF46:.DF47])" table:style-name="ce33">
            <text:p><text:s/>#REF!<text:s/></text:p>
          </table:table-cell>
          <table:table-cell office:value-type="float" office:value="0" table:formula="of:=AVERAGE([.DG46:.DG47])" table:style-name="ce33">
            <text:p><text:s/>#REF!<text:s/></text:p>
          </table:table-cell>
          <table:table-cell office:value-type="float" office:value="0" table:formula="of:=AVERAGE([.DH46:.DH47])" table:style-name="ce33">
            <text:p><text:s/>#REF!<text:s/></text:p>
          </table:table-cell>
          <table:table-cell office:value-type="float" office:value="0" table:formula="of:=AVERAGE([.DI46:.DI47])" table:style-name="ce33">
            <text:p><text:s/>-<text:s/></text:p>
          </table:table-cell>
          <table:table-cell office:value-type="float" office:value="0" table:formula="of:=[.DJ46]" table:style-name="ce33">
            <text:p><text:s/>-<text:s/></text:p>
          </table:table-cell>
          <table:table-cell table:style-name="ce1"/>
          <table:table-cell office:value-type="float" office:value="0" table:formula="of:=[.DL46]/((1+$$discount_COST)^([.$B46]-1))" table:style-name="ce24">
            <text:p><text:s/>#REF!<text:s/></text:p>
          </table:table-cell>
          <table:table-cell office:value-type="float" office:value="0" table:formula="of:=[.DM46]/((1+$$discount_COST)^([.$B46]-1))" table:style-name="ce24">
            <text:p><text:s/>#REF!<text:s/></text:p>
          </table:table-cell>
          <table:table-cell office:value-type="float" office:value="0" table:formula="of:=[.DN46]/((1+$$discount_COST)^([.$B46]-1))" table:style-name="ce24">
            <text:p><text:s/>#REF!<text:s/></text:p>
          </table:table-cell>
          <table:table-cell office:value-type="float" office:value="0" table:formula="of:=[.DO46]/((1+$$discount_COST)^([.$B46]-1))" table:style-name="ce24">
            <text:p><text:s/>#REF!<text:s/></text:p>
          </table:table-cell>
          <table:table-cell office:value-type="float" office:value="0" table:formula="of:=[.DP46]/((1+$$discount_COST)^([.$B46]-1))" table:style-name="ce24">
            <text:p><text:s/>#REF!<text:s/></text:p>
          </table:table-cell>
          <table:table-cell office:value-type="float" office:value="0" table:formula="of:=[.DQ46]/((1+$$discount_COST)^([.$B46]-1))" table:style-name="ce24">
            <text:p><text:s/>#REF!<text:s/></text:p>
          </table:table-cell>
          <table:table-cell office:value-type="float" office:value="0" table:formula="of:=[.DR46]/((1+$$discount_COST)^([.$B46]-1))" table:style-name="ce24">
            <text:p><text:s/>-<text:s/></text:p>
          </table:table-cell>
          <table:table-cell office:value-type="float" office:value="0" table:formula="of:=[.DS46]/((1+$$discount_COST)^([.$B46]-1))" table:style-name="ce24">
            <text:p><text:s/>-<text:s/></text:p>
          </table:table-cell>
          <table:table-cell table:style-name="ce1"/>
          <table:table-cell office:value-type="float" office:value="0" table:formula="of:=SUM([.DU46:.EB46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46]+1" table:style-name="ce1">
            <text:p>105</text:p>
          </table:table-cell>
          <table:table-cell office:value-type="float" office:value="1" table:formula="of:=IF([.B4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7]) * (1-[.BB4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7]) * (1-[.BD4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7] * (1-[.BB47])" table:style-name="ce40">
            <text:p>#REF!</text:p>
          </table:table-cell>
          <table:table-cell office:value-type="float" office:value="0" table:formula="of:=(1 - $$p.mci_mil - $$p.mci_mod - $$p.mci_sev) * (1-[.BC47])" table:style-name="ce44">
            <text:p>#REF!</text:p>
          </table:table-cell>
          <table:table-cell office:value-type="float" office:value="0" table:formula="of:=$$p.mil_mci * [.D47] * (1-[.BD47])" table:style-name="ce42">
            <text:p>#REF!</text:p>
          </table:table-cell>
          <table:table-cell office:value-type="float" office:value="0" table:formula="of:=$$p.mil_mci * (1-[.BE4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7]) * (1-[.BB4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7]) * (1-[.BD47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7] * (1-[.BB47])" table:style-name="ce40">
            <text:p>#REF!</text:p>
          </table:table-cell>
          <table:table-cell office:value-type="float" office:value="0" table:formula="of:=$$p.mci_mil * (1-[.BC47])" table:style-name="ce44">
            <text:p>#REF!</text:p>
          </table:table-cell>
          <table:table-cell office:value-type="float" office:value="0" table:formula="of:=(1 - $$p.mil_mci - $$p.mil_mod - $$p.mil_sev) * [.D47] * (1-[.BD47])" table:style-name="ce44">
            <text:p>#REF!</text:p>
          </table:table-cell>
          <table:table-cell office:value-type="float" office:value="0" table:formula="of:=(1 - $$p.mil_mci - $$p.mil_mod - $$p.mil_sev) * (1-[.BE47])" table:style-name="ce44">
            <text:p>#REF!</text:p>
          </table:table-cell>
          <table:table-cell office:value-type="float" office:value="0" table:formula="of:=$$p.mod_mil * (1-[.BF47])" table:style-name="ce44">
            <text:p>#REF!</text:p>
          </table:table-cell>
          <table:table-cell office:value-type="float" office:value="0" table:formula="of:=$$p.sev_mil * (1-[.BG4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7])" table:style-name="ce45">
            <text:p>#REF!</text:p>
          </table:table-cell>
          <table:table-cell office:value-type="float" office:value="0" table:formula="of:=$$p.mci_mod * (1-[.BC47])" table:style-name="ce42">
            <text:p>#REF!</text:p>
          </table:table-cell>
          <table:table-cell office:value-type="float" office:value="0" table:formula="of:=$$p.mil_mod * (1-[.BD47])" table:style-name="ce44">
            <text:p>#REF!</text:p>
          </table:table-cell>
          <table:table-cell office:value-type="float" office:value="0" table:formula="of:=$$p.mil_mod * (1-[.BE47])" table:style-name="ce44">
            <text:p>#REF!</text:p>
          </table:table-cell>
          <table:table-cell office:value-type="float" office:value="0" table:formula="of:=(1-$$p.mod_mil-$$p.mod_sev) * (1-[.BF47])" table:style-name="ce44">
            <text:p>#REF!</text:p>
          </table:table-cell>
          <table:table-cell office:value-type="float" office:value="0" table:formula="of:=$$p.sev_mod * (1-[.BG4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7])" table:style-name="ce45">
            <text:p>#REF!</text:p>
          </table:table-cell>
          <table:table-cell office:value-type="float" office:value="0" table:formula="of:=$$p.mci_sev * (1-[.BC47])" table:style-name="ce42">
            <text:p>#REF!</text:p>
          </table:table-cell>
          <table:table-cell office:value-type="float" office:value="0" table:formula="of:=$$p.mil_sev * (1-[.BD47])" table:style-name="ce44">
            <text:p>#REF!</text:p>
          </table:table-cell>
          <table:table-cell office:value-type="float" office:value="0" table:formula="of:=$$p.mil_sev * (1-[.BE47])" table:style-name="ce44">
            <text:p>#REF!</text:p>
          </table:table-cell>
          <table:table-cell office:value-type="float" office:value="0" table:formula="of:=$$p.mod_sev * (1-[.BF47])" table:style-name="ce44">
            <text:p>#REF!</text:p>
          </table:table-cell>
          <table:table-cell office:value-type="float" office:value="0" table:formula="of:=(1-$$p.sev_mil-$$p.sev_mod) * (1-[.BG4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7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7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7];[.S47];[.Z47];[.AG47];[.AN47];[.AU47];[.BB47])=1" table:style-name="ce29">
            <text:p>#REF!</text:p>
          </table:table-cell>
          <table:table-cell office:value-type="float" office:value="0" table:formula="of:=SUM([.M47];[.T47];[.AA47];[.AH47];[.AO47];[.AV47];[.BC47])=1" table:style-name="ce29">
            <text:p>#REF!</text:p>
          </table:table-cell>
          <table:table-cell office:value-type="float" office:value="0" table:formula="of:=SUM([.N47];[.U47];[.AB47];[.AI47];[.AP47];[.AW47];[.BD47])=1" table:style-name="ce29">
            <text:p>#REF!</text:p>
          </table:table-cell>
          <table:table-cell office:value-type="float" office:value="0" table:formula="of:=SUM([.O47];[.V47];[.AC47];[.AJ47];[.AQ47];[.AX47];[.BE47])=1" table:style-name="ce29">
            <text:p>#REF!</text:p>
          </table:table-cell>
          <table:table-cell office:value-type="float" office:value="0" table:formula="of:=SUM([.P47];[.W47];[.AD47];[.AK47];[.AR47];[.AY47];[.BF47])=1" table:style-name="ce29">
            <text:p>#REF!</text:p>
          </table:table-cell>
          <table:table-cell office:value-type="float" office:value="0" table:formula="of:=SUM([.Q47];[.X47];[.AE47];[.AL47];[.AS47];[.AZ47];[.BG47])=1" table:style-name="ce29">
            <text:p>#REF!</text:p>
          </table:table-cell>
          <table:table-cell office:value-type="boolean" office:boolean-value="true" table:formula="of:=SUM([.R47];[.Y47];[.AF47];[.AM47];[.AT47];[.BA47];[.BH47])=1" table:style-name="ce29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S46:.BY46];TRANSPOSE([.L46:.R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S46:.Y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Z46:.AF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G46:.AM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N46:.AT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U46:.BA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BB46:.BH4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7:.BY47])=1" table:style-name="ce29">
            <text:p>#REF!</text:p>
          </table:table-cell>
          <table:table-cell table:style-name="ce1"/>
          <table:table-cell office:value-type="float" office:value="0" table:formula="of:=[.BS47] * $$u.mci" table:style-name="ce22">
            <text:p>#REF!</text:p>
          </table:table-cell>
          <table:table-cell office:value-type="float" office:value="0" table:formula="of:=[.BT47] * $$u.mci" table:style-name="ce22">
            <text:p>#REF!</text:p>
          </table:table-cell>
          <table:table-cell office:value-type="float" office:value="0" table:formula="of:=[.BU47] * $$u.mil" table:style-name="ce22">
            <text:p>#REF!</text:p>
          </table:table-cell>
          <table:table-cell office:value-type="float" office:value="0" table:formula="of:=[.BV47] * $$u.mil" table:style-name="ce22">
            <text:p>#REF!</text:p>
          </table:table-cell>
          <table:table-cell office:value-type="float" office:value="0" table:formula="of:=[.BW47] * $$u.mod" table:style-name="ce22">
            <text:p>#REF!</text:p>
          </table:table-cell>
          <table:table-cell office:value-type="float" office:value="0" table:formula="of:=[.BX47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7:.CC48])" table:style-name="ce31">
            <text:p>#REF!</text:p>
          </table:table-cell>
          <table:table-cell office:value-type="float" office:value="0" table:formula="of:=AVERAGE([.CD47:.CD48])" table:style-name="ce31">
            <text:p>#REF!</text:p>
          </table:table-cell>
          <table:table-cell office:value-type="float" office:value="0" table:formula="of:=AVERAGE([.CE47:.CE48])" table:style-name="ce31">
            <text:p>#REF!</text:p>
          </table:table-cell>
          <table:table-cell office:value-type="float" office:value="0" table:formula="of:=AVERAGE([.CF47:.CF48])" table:style-name="ce31">
            <text:p>#REF!</text:p>
          </table:table-cell>
          <table:table-cell office:value-type="float" office:value="0" table:formula="of:=AVERAGE([.CG47:.CG48])" table:style-name="ce31">
            <text:p>#REF!</text:p>
          </table:table-cell>
          <table:table-cell office:value-type="float" office:value="0" table:formula="of:=AVERAGE([.CH47:.CH48])" table:style-name="ce31">
            <text:p>#REF!</text:p>
          </table:table-cell>
          <table:table-cell office:value-type="float" office:value="0" table:formula="of:=AVERAGE([.CI47:.CI48])" table:style-name="ce31">
            <text:p>0.00</text:p>
          </table:table-cell>
          <table:table-cell table:style-name="ce1"/>
          <table:table-cell office:value-type="float" office:value="0" table:formula="of:=[.CK47]/((1+$$discount_COST)^([.$B47]-1))" table:style-name="ce22">
            <text:p>#REF!</text:p>
          </table:table-cell>
          <table:table-cell office:value-type="float" office:value="0" table:formula="of:=[.CL47]/((1+$$discount_COST)^([.$B47]-1))" table:style-name="ce22">
            <text:p>#REF!</text:p>
          </table:table-cell>
          <table:table-cell office:value-type="float" office:value="0" table:formula="of:=[.CM47]/((1+$$discount_COST)^([.$B47]-1))" table:style-name="ce22">
            <text:p>#REF!</text:p>
          </table:table-cell>
          <table:table-cell office:value-type="float" office:value="0" table:formula="of:=[.CN47]/((1+$$discount_COST)^([.$B47]-1))" table:style-name="ce22">
            <text:p>#REF!</text:p>
          </table:table-cell>
          <table:table-cell office:value-type="float" office:value="0" table:formula="of:=[.CO47]/((1+$$discount_COST)^([.$B47]-1))" table:style-name="ce22">
            <text:p>#REF!</text:p>
          </table:table-cell>
          <table:table-cell office:value-type="float" office:value="0" table:formula="of:=[.CP47]/((1+$$discount_COST)^([.$B47]-1))" table:style-name="ce22">
            <text:p>#REF!</text:p>
          </table:table-cell>
          <table:table-cell office:value-type="float" office:value="0" table:formula="of:=[.CQ47]/((1+$$discount_COST)^([.$B47]-1))" table:style-name="ce22">
            <text:p>0.00</text:p>
          </table:table-cell>
          <table:table-cell table:style-name="ce1"/>
          <table:table-cell office:value-type="float" office:value="0" table:formula="of:=SUM([.CS47:.CY47])" table:style-name="ce31">
            <text:p>#REF!</text:p>
          </table:table-cell>
          <table:table-cell table:style-name="ce1"/>
          <table:table-cell office:value-type="float" office:value="0" table:formula="of:=[.BS47] * ($$c.mci + $$c.Tx)" table:style-name="ce24">
            <text:p><text:s/>#REF!<text:s/></text:p>
          </table:table-cell>
          <table:table-cell office:value-type="float" office:value="0" table:formula="of:=[.BT47]*$$c.mci" table:style-name="ce24">
            <text:p><text:s/>#REF!<text:s/></text:p>
          </table:table-cell>
          <table:table-cell office:value-type="float" office:value="0" table:formula="of:=[.BU47] * ($$c.mil + $$c.Tx)" table:style-name="ce24">
            <text:p><text:s/>#REF!<text:s/></text:p>
          </table:table-cell>
          <table:table-cell office:value-type="float" office:value="0" table:formula="of:=[.BV47]*$$c.mil" table:style-name="ce24">
            <text:p><text:s/>#REF!<text:s/></text:p>
          </table:table-cell>
          <table:table-cell office:value-type="float" office:value="0" table:formula="of:=[.BW47]*$$c.mod" table:style-name="ce24">
            <text:p><text:s/>#REF!<text:s/></text:p>
          </table:table-cell>
          <table:table-cell office:value-type="float" office:value="0" table:formula="of:=[.BX47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7:.DC48])" table:style-name="ce33">
            <text:p><text:s/>#REF!<text:s/></text:p>
          </table:table-cell>
          <table:table-cell office:value-type="float" office:value="0" table:formula="of:=AVERAGE([.DD47:.DD48])" table:style-name="ce33">
            <text:p><text:s/>#REF!<text:s/></text:p>
          </table:table-cell>
          <table:table-cell office:value-type="float" office:value="0" table:formula="of:=AVERAGE([.DE47:.DE48])" table:style-name="ce33">
            <text:p><text:s/>#REF!<text:s/></text:p>
          </table:table-cell>
          <table:table-cell office:value-type="float" office:value="0" table:formula="of:=AVERAGE([.DF47:.DF48])" table:style-name="ce33">
            <text:p><text:s/>#REF!<text:s/></text:p>
          </table:table-cell>
          <table:table-cell office:value-type="float" office:value="0" table:formula="of:=AVERAGE([.DG47:.DG48])" table:style-name="ce33">
            <text:p><text:s/>#REF!<text:s/></text:p>
          </table:table-cell>
          <table:table-cell office:value-type="float" office:value="0" table:formula="of:=AVERAGE([.DH47:.DH48])" table:style-name="ce33">
            <text:p><text:s/>#REF!<text:s/></text:p>
          </table:table-cell>
          <table:table-cell office:value-type="float" office:value="0" table:formula="of:=AVERAGE([.DI47:.DI48])" table:style-name="ce33">
            <text:p><text:s/>-<text:s/></text:p>
          </table:table-cell>
          <table:table-cell office:value-type="float" office:value="0" table:formula="of:=[.DJ47]" table:style-name="ce33">
            <text:p><text:s/>-<text:s/></text:p>
          </table:table-cell>
          <table:table-cell table:style-name="ce1"/>
          <table:table-cell office:value-type="float" office:value="0" table:formula="of:=[.DL47]/((1+$$discount_COST)^([.$B47]-1))" table:style-name="ce24">
            <text:p><text:s/>#REF!<text:s/></text:p>
          </table:table-cell>
          <table:table-cell office:value-type="float" office:value="0" table:formula="of:=[.DM47]/((1+$$discount_COST)^([.$B47]-1))" table:style-name="ce24">
            <text:p><text:s/>#REF!<text:s/></text:p>
          </table:table-cell>
          <table:table-cell office:value-type="float" office:value="0" table:formula="of:=[.DN47]/((1+$$discount_COST)^([.$B47]-1))" table:style-name="ce24">
            <text:p><text:s/>#REF!<text:s/></text:p>
          </table:table-cell>
          <table:table-cell office:value-type="float" office:value="0" table:formula="of:=[.DO47]/((1+$$discount_COST)^([.$B47]-1))" table:style-name="ce24">
            <text:p><text:s/>#REF!<text:s/></text:p>
          </table:table-cell>
          <table:table-cell office:value-type="float" office:value="0" table:formula="of:=[.DP47]/((1+$$discount_COST)^([.$B47]-1))" table:style-name="ce24">
            <text:p><text:s/>#REF!<text:s/></text:p>
          </table:table-cell>
          <table:table-cell office:value-type="float" office:value="0" table:formula="of:=[.DQ47]/((1+$$discount_COST)^([.$B47]-1))" table:style-name="ce24">
            <text:p><text:s/>#REF!<text:s/></text:p>
          </table:table-cell>
          <table:table-cell office:value-type="float" office:value="0" table:formula="of:=[.DR47]/((1+$$discount_COST)^([.$B47]-1))" table:style-name="ce24">
            <text:p><text:s/>-<text:s/></text:p>
          </table:table-cell>
          <table:table-cell office:value-type="float" office:value="0" table:formula="of:=[.DS47]/((1+$$discount_COST)^([.$B47]-1))" table:style-name="ce24">
            <text:p><text:s/>-<text:s/></text:p>
          </table:table-cell>
          <table:table-cell table:style-name="ce1"/>
          <table:table-cell office:value-type="float" office:value="0" table:formula="of:=SUM([.DU47:.EB47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47]+1" table:style-name="ce1">
            <text:p>106</text:p>
          </table:table-cell>
          <table:table-cell office:value-type="float" office:value="1" table:formula="of:=IF([.B4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8]) * (1-[.BB4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8]) * (1-[.BD4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8] * (1-[.BB48])" table:style-name="ce40">
            <text:p>#REF!</text:p>
          </table:table-cell>
          <table:table-cell office:value-type="float" office:value="0" table:formula="of:=(1 - $$p.mci_mil - $$p.mci_mod - $$p.mci_sev) * (1-[.BC48])" table:style-name="ce44">
            <text:p>#REF!</text:p>
          </table:table-cell>
          <table:table-cell office:value-type="float" office:value="0" table:formula="of:=$$p.mil_mci * [.D48] * (1-[.BD48])" table:style-name="ce42">
            <text:p>#REF!</text:p>
          </table:table-cell>
          <table:table-cell office:value-type="float" office:value="0" table:formula="of:=$$p.mil_mci * (1-[.BE4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8]) * (1-[.BB4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8]) * (1-[.BD48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8] * (1-[.BB48])" table:style-name="ce40">
            <text:p>#REF!</text:p>
          </table:table-cell>
          <table:table-cell office:value-type="float" office:value="0" table:formula="of:=$$p.mci_mil * (1-[.BC48])" table:style-name="ce44">
            <text:p>#REF!</text:p>
          </table:table-cell>
          <table:table-cell office:value-type="float" office:value="0" table:formula="of:=(1 - $$p.mil_mci - $$p.mil_mod - $$p.mil_sev) * [.D48] * (1-[.BD48])" table:style-name="ce44">
            <text:p>#REF!</text:p>
          </table:table-cell>
          <table:table-cell office:value-type="float" office:value="0" table:formula="of:=(1 - $$p.mil_mci - $$p.mil_mod - $$p.mil_sev) * (1-[.BE48])" table:style-name="ce44">
            <text:p>#REF!</text:p>
          </table:table-cell>
          <table:table-cell office:value-type="float" office:value="0" table:formula="of:=$$p.mod_mil * (1-[.BF48])" table:style-name="ce44">
            <text:p>#REF!</text:p>
          </table:table-cell>
          <table:table-cell office:value-type="float" office:value="0" table:formula="of:=$$p.sev_mil * (1-[.BG4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8])" table:style-name="ce45">
            <text:p>#REF!</text:p>
          </table:table-cell>
          <table:table-cell office:value-type="float" office:value="0" table:formula="of:=$$p.mci_mod * (1-[.BC48])" table:style-name="ce42">
            <text:p>#REF!</text:p>
          </table:table-cell>
          <table:table-cell office:value-type="float" office:value="0" table:formula="of:=$$p.mil_mod * (1-[.BD48])" table:style-name="ce44">
            <text:p>#REF!</text:p>
          </table:table-cell>
          <table:table-cell office:value-type="float" office:value="0" table:formula="of:=$$p.mil_mod * (1-[.BE48])" table:style-name="ce44">
            <text:p>#REF!</text:p>
          </table:table-cell>
          <table:table-cell office:value-type="float" office:value="0" table:formula="of:=(1-$$p.mod_mil-$$p.mod_sev) * (1-[.BF48])" table:style-name="ce44">
            <text:p>#REF!</text:p>
          </table:table-cell>
          <table:table-cell office:value-type="float" office:value="0" table:formula="of:=$$p.sev_mod * (1-[.BG4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8])" table:style-name="ce45">
            <text:p>#REF!</text:p>
          </table:table-cell>
          <table:table-cell office:value-type="float" office:value="0" table:formula="of:=$$p.mci_sev * (1-[.BC48])" table:style-name="ce42">
            <text:p>#REF!</text:p>
          </table:table-cell>
          <table:table-cell office:value-type="float" office:value="0" table:formula="of:=$$p.mil_sev * (1-[.BD48])" table:style-name="ce44">
            <text:p>#REF!</text:p>
          </table:table-cell>
          <table:table-cell office:value-type="float" office:value="0" table:formula="of:=$$p.mil_sev * (1-[.BE48])" table:style-name="ce44">
            <text:p>#REF!</text:p>
          </table:table-cell>
          <table:table-cell office:value-type="float" office:value="0" table:formula="of:=$$p.mod_sev * (1-[.BF48])" table:style-name="ce44">
            <text:p>#REF!</text:p>
          </table:table-cell>
          <table:table-cell office:value-type="float" office:value="0" table:formula="of:=(1-$$p.sev_mil-$$p.sev_mod) * (1-[.BG4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8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8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8];[.S48];[.Z48];[.AG48];[.AN48];[.AU48];[.BB48])=1" table:style-name="ce29">
            <text:p>#REF!</text:p>
          </table:table-cell>
          <table:table-cell office:value-type="float" office:value="0" table:formula="of:=SUM([.M48];[.T48];[.AA48];[.AH48];[.AO48];[.AV48];[.BC48])=1" table:style-name="ce29">
            <text:p>#REF!</text:p>
          </table:table-cell>
          <table:table-cell office:value-type="float" office:value="0" table:formula="of:=SUM([.N48];[.U48];[.AB48];[.AI48];[.AP48];[.AW48];[.BD48])=1" table:style-name="ce29">
            <text:p>#REF!</text:p>
          </table:table-cell>
          <table:table-cell office:value-type="float" office:value="0" table:formula="of:=SUM([.O48];[.V48];[.AC48];[.AJ48];[.AQ48];[.AX48];[.BE48])=1" table:style-name="ce29">
            <text:p>#REF!</text:p>
          </table:table-cell>
          <table:table-cell office:value-type="float" office:value="0" table:formula="of:=SUM([.P48];[.W48];[.AD48];[.AK48];[.AR48];[.AY48];[.BF48])=1" table:style-name="ce29">
            <text:p>#REF!</text:p>
          </table:table-cell>
          <table:table-cell office:value-type="float" office:value="0" table:formula="of:=SUM([.Q48];[.X48];[.AE48];[.AL48];[.AS48];[.AZ48];[.BG48])=1" table:style-name="ce29">
            <text:p>#REF!</text:p>
          </table:table-cell>
          <table:table-cell office:value-type="boolean" office:boolean-value="true" table:formula="of:=SUM([.R48];[.Y48];[.AF48];[.AM48];[.AT48];[.BA48];[.BH48])=1" table:style-name="ce29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S47:.BY47];TRANSPOSE([.L47:.R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S47:.Y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Z47:.AF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G47:.AM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N47:.AT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U47:.BA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BB47:.BH4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8:.BY48])=1" table:style-name="ce29">
            <text:p>#REF!</text:p>
          </table:table-cell>
          <table:table-cell table:style-name="ce1"/>
          <table:table-cell office:value-type="float" office:value="0" table:formula="of:=[.BS48] * $$u.mci" table:style-name="ce22">
            <text:p>#REF!</text:p>
          </table:table-cell>
          <table:table-cell office:value-type="float" office:value="0" table:formula="of:=[.BT48] * $$u.mci" table:style-name="ce22">
            <text:p>#REF!</text:p>
          </table:table-cell>
          <table:table-cell office:value-type="float" office:value="0" table:formula="of:=[.BU48] * $$u.mil" table:style-name="ce22">
            <text:p>#REF!</text:p>
          </table:table-cell>
          <table:table-cell office:value-type="float" office:value="0" table:formula="of:=[.BV48] * $$u.mil" table:style-name="ce22">
            <text:p>#REF!</text:p>
          </table:table-cell>
          <table:table-cell office:value-type="float" office:value="0" table:formula="of:=[.BW48] * $$u.mod" table:style-name="ce22">
            <text:p>#REF!</text:p>
          </table:table-cell>
          <table:table-cell office:value-type="float" office:value="0" table:formula="of:=[.BX48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8:.CC49])" table:style-name="ce31">
            <text:p>#REF!</text:p>
          </table:table-cell>
          <table:table-cell office:value-type="float" office:value="0" table:formula="of:=AVERAGE([.CD48:.CD49])" table:style-name="ce31">
            <text:p>#REF!</text:p>
          </table:table-cell>
          <table:table-cell office:value-type="float" office:value="0" table:formula="of:=AVERAGE([.CE48:.CE49])" table:style-name="ce31">
            <text:p>#REF!</text:p>
          </table:table-cell>
          <table:table-cell office:value-type="float" office:value="0" table:formula="of:=AVERAGE([.CF48:.CF49])" table:style-name="ce31">
            <text:p>#REF!</text:p>
          </table:table-cell>
          <table:table-cell office:value-type="float" office:value="0" table:formula="of:=AVERAGE([.CG48:.CG49])" table:style-name="ce31">
            <text:p>#REF!</text:p>
          </table:table-cell>
          <table:table-cell office:value-type="float" office:value="0" table:formula="of:=AVERAGE([.CH48:.CH49])" table:style-name="ce31">
            <text:p>#REF!</text:p>
          </table:table-cell>
          <table:table-cell office:value-type="float" office:value="0" table:formula="of:=AVERAGE([.CI48:.CI49])" table:style-name="ce31">
            <text:p>0.00</text:p>
          </table:table-cell>
          <table:table-cell table:style-name="ce1"/>
          <table:table-cell office:value-type="float" office:value="0" table:formula="of:=[.CK48]/((1+$$discount_COST)^([.$B48]-1))" table:style-name="ce22">
            <text:p>#REF!</text:p>
          </table:table-cell>
          <table:table-cell office:value-type="float" office:value="0" table:formula="of:=[.CL48]/((1+$$discount_COST)^([.$B48]-1))" table:style-name="ce22">
            <text:p>#REF!</text:p>
          </table:table-cell>
          <table:table-cell office:value-type="float" office:value="0" table:formula="of:=[.CM48]/((1+$$discount_COST)^([.$B48]-1))" table:style-name="ce22">
            <text:p>#REF!</text:p>
          </table:table-cell>
          <table:table-cell office:value-type="float" office:value="0" table:formula="of:=[.CN48]/((1+$$discount_COST)^([.$B48]-1))" table:style-name="ce22">
            <text:p>#REF!</text:p>
          </table:table-cell>
          <table:table-cell office:value-type="float" office:value="0" table:formula="of:=[.CO48]/((1+$$discount_COST)^([.$B48]-1))" table:style-name="ce22">
            <text:p>#REF!</text:p>
          </table:table-cell>
          <table:table-cell office:value-type="float" office:value="0" table:formula="of:=[.CP48]/((1+$$discount_COST)^([.$B48]-1))" table:style-name="ce22">
            <text:p>#REF!</text:p>
          </table:table-cell>
          <table:table-cell office:value-type="float" office:value="0" table:formula="of:=[.CQ48]/((1+$$discount_COST)^([.$B48]-1))" table:style-name="ce22">
            <text:p>0.00</text:p>
          </table:table-cell>
          <table:table-cell table:style-name="ce1"/>
          <table:table-cell office:value-type="float" office:value="0" table:formula="of:=SUM([.CS48:.CY48])" table:style-name="ce31">
            <text:p>#REF!</text:p>
          </table:table-cell>
          <table:table-cell table:style-name="ce1"/>
          <table:table-cell office:value-type="float" office:value="0" table:formula="of:=[.BS48] * ($$c.mci + $$c.Tx)" table:style-name="ce24">
            <text:p><text:s/>#REF!<text:s/></text:p>
          </table:table-cell>
          <table:table-cell office:value-type="float" office:value="0" table:formula="of:=[.BT48]*$$c.mci" table:style-name="ce24">
            <text:p><text:s/>#REF!<text:s/></text:p>
          </table:table-cell>
          <table:table-cell office:value-type="float" office:value="0" table:formula="of:=[.BU48] * ($$c.mil + $$c.Tx)" table:style-name="ce24">
            <text:p><text:s/>#REF!<text:s/></text:p>
          </table:table-cell>
          <table:table-cell office:value-type="float" office:value="0" table:formula="of:=[.BV48]*$$c.mil" table:style-name="ce24">
            <text:p><text:s/>#REF!<text:s/></text:p>
          </table:table-cell>
          <table:table-cell office:value-type="float" office:value="0" table:formula="of:=[.BW48]*$$c.mod" table:style-name="ce24">
            <text:p><text:s/>#REF!<text:s/></text:p>
          </table:table-cell>
          <table:table-cell office:value-type="float" office:value="0" table:formula="of:=[.BX48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8:.DC49])" table:style-name="ce33">
            <text:p><text:s/>#REF!<text:s/></text:p>
          </table:table-cell>
          <table:table-cell office:value-type="float" office:value="0" table:formula="of:=AVERAGE([.DD48:.DD49])" table:style-name="ce33">
            <text:p><text:s/>#REF!<text:s/></text:p>
          </table:table-cell>
          <table:table-cell office:value-type="float" office:value="0" table:formula="of:=AVERAGE([.DE48:.DE49])" table:style-name="ce33">
            <text:p><text:s/>#REF!<text:s/></text:p>
          </table:table-cell>
          <table:table-cell office:value-type="float" office:value="0" table:formula="of:=AVERAGE([.DF48:.DF49])" table:style-name="ce33">
            <text:p><text:s/>#REF!<text:s/></text:p>
          </table:table-cell>
          <table:table-cell office:value-type="float" office:value="0" table:formula="of:=AVERAGE([.DG48:.DG49])" table:style-name="ce33">
            <text:p><text:s/>#REF!<text:s/></text:p>
          </table:table-cell>
          <table:table-cell office:value-type="float" office:value="0" table:formula="of:=AVERAGE([.DH48:.DH49])" table:style-name="ce33">
            <text:p><text:s/>#REF!<text:s/></text:p>
          </table:table-cell>
          <table:table-cell office:value-type="float" office:value="0" table:formula="of:=AVERAGE([.DI48:.DI49])" table:style-name="ce33">
            <text:p><text:s/>-<text:s/></text:p>
          </table:table-cell>
          <table:table-cell office:value-type="float" office:value="0" table:formula="of:=[.DJ48]" table:style-name="ce33">
            <text:p><text:s/>-<text:s/></text:p>
          </table:table-cell>
          <table:table-cell table:style-name="ce1"/>
          <table:table-cell office:value-type="float" office:value="0" table:formula="of:=[.DL48]/((1+$$discount_COST)^([.$B48]-1))" table:style-name="ce24">
            <text:p><text:s/>#REF!<text:s/></text:p>
          </table:table-cell>
          <table:table-cell office:value-type="float" office:value="0" table:formula="of:=[.DM48]/((1+$$discount_COST)^([.$B48]-1))" table:style-name="ce24">
            <text:p><text:s/>#REF!<text:s/></text:p>
          </table:table-cell>
          <table:table-cell office:value-type="float" office:value="0" table:formula="of:=[.DN48]/((1+$$discount_COST)^([.$B48]-1))" table:style-name="ce24">
            <text:p><text:s/>#REF!<text:s/></text:p>
          </table:table-cell>
          <table:table-cell office:value-type="float" office:value="0" table:formula="of:=[.DO48]/((1+$$discount_COST)^([.$B48]-1))" table:style-name="ce24">
            <text:p><text:s/>#REF!<text:s/></text:p>
          </table:table-cell>
          <table:table-cell office:value-type="float" office:value="0" table:formula="of:=[.DP48]/((1+$$discount_COST)^([.$B48]-1))" table:style-name="ce24">
            <text:p><text:s/>#REF!<text:s/></text:p>
          </table:table-cell>
          <table:table-cell office:value-type="float" office:value="0" table:formula="of:=[.DQ48]/((1+$$discount_COST)^([.$B48]-1))" table:style-name="ce24">
            <text:p><text:s/>#REF!<text:s/></text:p>
          </table:table-cell>
          <table:table-cell office:value-type="float" office:value="0" table:formula="of:=[.DR48]/((1+$$discount_COST)^([.$B48]-1))" table:style-name="ce24">
            <text:p><text:s/>-<text:s/></text:p>
          </table:table-cell>
          <table:table-cell office:value-type="float" office:value="0" table:formula="of:=[.DS48]/((1+$$discount_COST)^([.$B48]-1))" table:style-name="ce24">
            <text:p><text:s/>-<text:s/></text:p>
          </table:table-cell>
          <table:table-cell table:style-name="ce1"/>
          <table:table-cell office:value-type="float" office:value="0" table:formula="of:=SUM([.DU48:.EB48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48]+1" table:style-name="ce1">
            <text:p>107</text:p>
          </table:table-cell>
          <table:table-cell office:value-type="float" office:value="1" table:formula="of:=IF([.B4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9]) * (1-[.BB4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49]) * (1-[.BD4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49] * (1-[.BB49])" table:style-name="ce40">
            <text:p>#REF!</text:p>
          </table:table-cell>
          <table:table-cell office:value-type="float" office:value="0" table:formula="of:=(1 - $$p.mci_mil - $$p.mci_mod - $$p.mci_sev) * (1-[.BC49])" table:style-name="ce44">
            <text:p>#REF!</text:p>
          </table:table-cell>
          <table:table-cell office:value-type="float" office:value="0" table:formula="of:=$$p.mil_mci * [.D49] * (1-[.BD49])" table:style-name="ce42">
            <text:p>#REF!</text:p>
          </table:table-cell>
          <table:table-cell office:value-type="float" office:value="0" table:formula="of:=$$p.mil_mci * (1-[.BE4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49]) * (1-[.BB4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49]) * (1-[.BD49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49] * (1-[.BB49])" table:style-name="ce40">
            <text:p>#REF!</text:p>
          </table:table-cell>
          <table:table-cell office:value-type="float" office:value="0" table:formula="of:=$$p.mci_mil * (1-[.BC49])" table:style-name="ce44">
            <text:p>#REF!</text:p>
          </table:table-cell>
          <table:table-cell office:value-type="float" office:value="0" table:formula="of:=(1 - $$p.mil_mci - $$p.mil_mod - $$p.mil_sev) * [.D49] * (1-[.BD49])" table:style-name="ce44">
            <text:p>#REF!</text:p>
          </table:table-cell>
          <table:table-cell office:value-type="float" office:value="0" table:formula="of:=(1 - $$p.mil_mci - $$p.mil_mod - $$p.mil_sev) * (1-[.BE49])" table:style-name="ce44">
            <text:p>#REF!</text:p>
          </table:table-cell>
          <table:table-cell office:value-type="float" office:value="0" table:formula="of:=$$p.mod_mil * (1-[.BF49])" table:style-name="ce44">
            <text:p>#REF!</text:p>
          </table:table-cell>
          <table:table-cell office:value-type="float" office:value="0" table:formula="of:=$$p.sev_mil * (1-[.BG4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49])" table:style-name="ce45">
            <text:p>#REF!</text:p>
          </table:table-cell>
          <table:table-cell office:value-type="float" office:value="0" table:formula="of:=$$p.mci_mod * (1-[.BC49])" table:style-name="ce42">
            <text:p>#REF!</text:p>
          </table:table-cell>
          <table:table-cell office:value-type="float" office:value="0" table:formula="of:=$$p.mil_mod * (1-[.BD49])" table:style-name="ce44">
            <text:p>#REF!</text:p>
          </table:table-cell>
          <table:table-cell office:value-type="float" office:value="0" table:formula="of:=$$p.mil_mod * (1-[.BE49])" table:style-name="ce44">
            <text:p>#REF!</text:p>
          </table:table-cell>
          <table:table-cell office:value-type="float" office:value="0" table:formula="of:=(1-$$p.mod_mil-$$p.mod_sev) * (1-[.BF49])" table:style-name="ce44">
            <text:p>#REF!</text:p>
          </table:table-cell>
          <table:table-cell office:value-type="float" office:value="0" table:formula="of:=$$p.sev_mod * (1-[.BG4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49])" table:style-name="ce45">
            <text:p>#REF!</text:p>
          </table:table-cell>
          <table:table-cell office:value-type="float" office:value="0" table:formula="of:=$$p.mci_sev * (1-[.BC49])" table:style-name="ce42">
            <text:p>#REF!</text:p>
          </table:table-cell>
          <table:table-cell office:value-type="float" office:value="0" table:formula="of:=$$p.mil_sev * (1-[.BD49])" table:style-name="ce44">
            <text:p>#REF!</text:p>
          </table:table-cell>
          <table:table-cell office:value-type="float" office:value="0" table:formula="of:=$$p.mil_sev * (1-[.BE49])" table:style-name="ce44">
            <text:p>#REF!</text:p>
          </table:table-cell>
          <table:table-cell office:value-type="float" office:value="0" table:formula="of:=$$p.mod_sev * (1-[.BF49])" table:style-name="ce44">
            <text:p>#REF!</text:p>
          </table:table-cell>
          <table:table-cell office:value-type="float" office:value="0" table:formula="of:=(1-$$p.sev_mil-$$p.sev_mod) * (1-[.BG4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9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49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49];[.S49];[.Z49];[.AG49];[.AN49];[.AU49];[.BB49])=1" table:style-name="ce29">
            <text:p>#REF!</text:p>
          </table:table-cell>
          <table:table-cell office:value-type="float" office:value="0" table:formula="of:=SUM([.M49];[.T49];[.AA49];[.AH49];[.AO49];[.AV49];[.BC49])=1" table:style-name="ce29">
            <text:p>#REF!</text:p>
          </table:table-cell>
          <table:table-cell office:value-type="float" office:value="0" table:formula="of:=SUM([.N49];[.U49];[.AB49];[.AI49];[.AP49];[.AW49];[.BD49])=1" table:style-name="ce29">
            <text:p>#REF!</text:p>
          </table:table-cell>
          <table:table-cell office:value-type="float" office:value="0" table:formula="of:=SUM([.O49];[.V49];[.AC49];[.AJ49];[.AQ49];[.AX49];[.BE49])=1" table:style-name="ce29">
            <text:p>#REF!</text:p>
          </table:table-cell>
          <table:table-cell office:value-type="float" office:value="0" table:formula="of:=SUM([.P49];[.W49];[.AD49];[.AK49];[.AR49];[.AY49];[.BF49])=1" table:style-name="ce29">
            <text:p>#REF!</text:p>
          </table:table-cell>
          <table:table-cell office:value-type="float" office:value="0" table:formula="of:=SUM([.Q49];[.X49];[.AE49];[.AL49];[.AS49];[.AZ49];[.BG49])=1" table:style-name="ce29">
            <text:p>#REF!</text:p>
          </table:table-cell>
          <table:table-cell office:value-type="boolean" office:boolean-value="true" table:formula="of:=SUM([.R49];[.Y49];[.AF49];[.AM49];[.AT49];[.BA49];[.BH49])=1" table:style-name="ce29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S48:.BY48];TRANSPOSE([.L48:.R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S48:.Y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Z48:.AF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G48:.AM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N48:.AT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U48:.BA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BB48:.BH4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9:.BY49])=1" table:style-name="ce29">
            <text:p>#REF!</text:p>
          </table:table-cell>
          <table:table-cell table:style-name="ce1"/>
          <table:table-cell office:value-type="float" office:value="0" table:formula="of:=[.BS49] * $$u.mci" table:style-name="ce22">
            <text:p>#REF!</text:p>
          </table:table-cell>
          <table:table-cell office:value-type="float" office:value="0" table:formula="of:=[.BT49] * $$u.mci" table:style-name="ce22">
            <text:p>#REF!</text:p>
          </table:table-cell>
          <table:table-cell office:value-type="float" office:value="0" table:formula="of:=[.BU49] * $$u.mil" table:style-name="ce22">
            <text:p>#REF!</text:p>
          </table:table-cell>
          <table:table-cell office:value-type="float" office:value="0" table:formula="of:=[.BV49] * $$u.mil" table:style-name="ce22">
            <text:p>#REF!</text:p>
          </table:table-cell>
          <table:table-cell office:value-type="float" office:value="0" table:formula="of:=[.BW49] * $$u.mod" table:style-name="ce22">
            <text:p>#REF!</text:p>
          </table:table-cell>
          <table:table-cell office:value-type="float" office:value="0" table:formula="of:=[.BX49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49:.CC50])" table:style-name="ce31">
            <text:p>#REF!</text:p>
          </table:table-cell>
          <table:table-cell office:value-type="float" office:value="0" table:formula="of:=AVERAGE([.CD49:.CD50])" table:style-name="ce31">
            <text:p>#REF!</text:p>
          </table:table-cell>
          <table:table-cell office:value-type="float" office:value="0" table:formula="of:=AVERAGE([.CE49:.CE50])" table:style-name="ce31">
            <text:p>#REF!</text:p>
          </table:table-cell>
          <table:table-cell office:value-type="float" office:value="0" table:formula="of:=AVERAGE([.CF49:.CF50])" table:style-name="ce31">
            <text:p>#REF!</text:p>
          </table:table-cell>
          <table:table-cell office:value-type="float" office:value="0" table:formula="of:=AVERAGE([.CG49:.CG50])" table:style-name="ce31">
            <text:p>#REF!</text:p>
          </table:table-cell>
          <table:table-cell office:value-type="float" office:value="0" table:formula="of:=AVERAGE([.CH49:.CH50])" table:style-name="ce31">
            <text:p>#REF!</text:p>
          </table:table-cell>
          <table:table-cell office:value-type="float" office:value="0" table:formula="of:=AVERAGE([.CI49:.CI50])" table:style-name="ce31">
            <text:p>0.00</text:p>
          </table:table-cell>
          <table:table-cell table:style-name="ce1"/>
          <table:table-cell office:value-type="float" office:value="0" table:formula="of:=[.CK49]/((1+$$discount_COST)^([.$B49]-1))" table:style-name="ce22">
            <text:p>#REF!</text:p>
          </table:table-cell>
          <table:table-cell office:value-type="float" office:value="0" table:formula="of:=[.CL49]/((1+$$discount_COST)^([.$B49]-1))" table:style-name="ce22">
            <text:p>#REF!</text:p>
          </table:table-cell>
          <table:table-cell office:value-type="float" office:value="0" table:formula="of:=[.CM49]/((1+$$discount_COST)^([.$B49]-1))" table:style-name="ce22">
            <text:p>#REF!</text:p>
          </table:table-cell>
          <table:table-cell office:value-type="float" office:value="0" table:formula="of:=[.CN49]/((1+$$discount_COST)^([.$B49]-1))" table:style-name="ce22">
            <text:p>#REF!</text:p>
          </table:table-cell>
          <table:table-cell office:value-type="float" office:value="0" table:formula="of:=[.CO49]/((1+$$discount_COST)^([.$B49]-1))" table:style-name="ce22">
            <text:p>#REF!</text:p>
          </table:table-cell>
          <table:table-cell office:value-type="float" office:value="0" table:formula="of:=[.CP49]/((1+$$discount_COST)^([.$B49]-1))" table:style-name="ce22">
            <text:p>#REF!</text:p>
          </table:table-cell>
          <table:table-cell office:value-type="float" office:value="0" table:formula="of:=[.CQ49]/((1+$$discount_COST)^([.$B49]-1))" table:style-name="ce22">
            <text:p>0.00</text:p>
          </table:table-cell>
          <table:table-cell table:style-name="ce1"/>
          <table:table-cell office:value-type="float" office:value="0" table:formula="of:=SUM([.CS49:.CY49])" table:style-name="ce31">
            <text:p>#REF!</text:p>
          </table:table-cell>
          <table:table-cell table:style-name="ce1"/>
          <table:table-cell office:value-type="float" office:value="0" table:formula="of:=[.BS49] * ($$c.mci + $$c.Tx)" table:style-name="ce24">
            <text:p><text:s/>#REF!<text:s/></text:p>
          </table:table-cell>
          <table:table-cell office:value-type="float" office:value="0" table:formula="of:=[.BT49]*$$c.mci" table:style-name="ce24">
            <text:p><text:s/>#REF!<text:s/></text:p>
          </table:table-cell>
          <table:table-cell office:value-type="float" office:value="0" table:formula="of:=[.BU49] * ($$c.mil + $$c.Tx)" table:style-name="ce24">
            <text:p><text:s/>#REF!<text:s/></text:p>
          </table:table-cell>
          <table:table-cell office:value-type="float" office:value="0" table:formula="of:=[.BV49]*$$c.mil" table:style-name="ce24">
            <text:p><text:s/>#REF!<text:s/></text:p>
          </table:table-cell>
          <table:table-cell office:value-type="float" office:value="0" table:formula="of:=[.BW49]*$$c.mod" table:style-name="ce24">
            <text:p><text:s/>#REF!<text:s/></text:p>
          </table:table-cell>
          <table:table-cell office:value-type="float" office:value="0" table:formula="of:=[.BX49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49:.DC50])" table:style-name="ce33">
            <text:p><text:s/>#REF!<text:s/></text:p>
          </table:table-cell>
          <table:table-cell office:value-type="float" office:value="0" table:formula="of:=AVERAGE([.DD49:.DD50])" table:style-name="ce33">
            <text:p><text:s/>#REF!<text:s/></text:p>
          </table:table-cell>
          <table:table-cell office:value-type="float" office:value="0" table:formula="of:=AVERAGE([.DE49:.DE50])" table:style-name="ce33">
            <text:p><text:s/>#REF!<text:s/></text:p>
          </table:table-cell>
          <table:table-cell office:value-type="float" office:value="0" table:formula="of:=AVERAGE([.DF49:.DF50])" table:style-name="ce33">
            <text:p><text:s/>#REF!<text:s/></text:p>
          </table:table-cell>
          <table:table-cell office:value-type="float" office:value="0" table:formula="of:=AVERAGE([.DG49:.DG50])" table:style-name="ce33">
            <text:p><text:s/>#REF!<text:s/></text:p>
          </table:table-cell>
          <table:table-cell office:value-type="float" office:value="0" table:formula="of:=AVERAGE([.DH49:.DH50])" table:style-name="ce33">
            <text:p><text:s/>#REF!<text:s/></text:p>
          </table:table-cell>
          <table:table-cell office:value-type="float" office:value="0" table:formula="of:=AVERAGE([.DI49:.DI50])" table:style-name="ce33">
            <text:p><text:s/>-<text:s/></text:p>
          </table:table-cell>
          <table:table-cell office:value-type="float" office:value="0" table:formula="of:=[.DJ49]" table:style-name="ce33">
            <text:p><text:s/>-<text:s/></text:p>
          </table:table-cell>
          <table:table-cell table:style-name="ce1"/>
          <table:table-cell office:value-type="float" office:value="0" table:formula="of:=[.DL49]/((1+$$discount_COST)^([.$B49]-1))" table:style-name="ce24">
            <text:p><text:s/>#REF!<text:s/></text:p>
          </table:table-cell>
          <table:table-cell office:value-type="float" office:value="0" table:formula="of:=[.DM49]/((1+$$discount_COST)^([.$B49]-1))" table:style-name="ce24">
            <text:p><text:s/>#REF!<text:s/></text:p>
          </table:table-cell>
          <table:table-cell office:value-type="float" office:value="0" table:formula="of:=[.DN49]/((1+$$discount_COST)^([.$B49]-1))" table:style-name="ce24">
            <text:p><text:s/>#REF!<text:s/></text:p>
          </table:table-cell>
          <table:table-cell office:value-type="float" office:value="0" table:formula="of:=[.DO49]/((1+$$discount_COST)^([.$B49]-1))" table:style-name="ce24">
            <text:p><text:s/>#REF!<text:s/></text:p>
          </table:table-cell>
          <table:table-cell office:value-type="float" office:value="0" table:formula="of:=[.DP49]/((1+$$discount_COST)^([.$B49]-1))" table:style-name="ce24">
            <text:p><text:s/>#REF!<text:s/></text:p>
          </table:table-cell>
          <table:table-cell office:value-type="float" office:value="0" table:formula="of:=[.DQ49]/((1+$$discount_COST)^([.$B49]-1))" table:style-name="ce24">
            <text:p><text:s/>#REF!<text:s/></text:p>
          </table:table-cell>
          <table:table-cell office:value-type="float" office:value="0" table:formula="of:=[.DR49]/((1+$$discount_COST)^([.$B49]-1))" table:style-name="ce24">
            <text:p><text:s/>-<text:s/></text:p>
          </table:table-cell>
          <table:table-cell office:value-type="float" office:value="0" table:formula="of:=[.DS49]/((1+$$discount_COST)^([.$B49]-1))" table:style-name="ce24">
            <text:p><text:s/>-<text:s/></text:p>
          </table:table-cell>
          <table:table-cell table:style-name="ce1"/>
          <table:table-cell office:value-type="float" office:value="0" table:formula="of:=SUM([.DU49:.EB49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49]+1" table:style-name="ce1">
            <text:p>108</text:p>
          </table:table-cell>
          <table:table-cell office:value-type="float" office:value="1" table:formula="of:=IF([.B5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0]) * (1-[.BB5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0]) * (1-[.BD5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0] * (1-[.BB50])" table:style-name="ce40">
            <text:p>#REF!</text:p>
          </table:table-cell>
          <table:table-cell office:value-type="float" office:value="0" table:formula="of:=(1 - $$p.mci_mil - $$p.mci_mod - $$p.mci_sev) * (1-[.BC50])" table:style-name="ce44">
            <text:p>#REF!</text:p>
          </table:table-cell>
          <table:table-cell office:value-type="float" office:value="0" table:formula="of:=$$p.mil_mci * [.D50] * (1-[.BD50])" table:style-name="ce42">
            <text:p>#REF!</text:p>
          </table:table-cell>
          <table:table-cell office:value-type="float" office:value="0" table:formula="of:=$$p.mil_mci * (1-[.BE5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0]) * (1-[.BB5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0]) * (1-[.BD50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0] * (1-[.BB50])" table:style-name="ce40">
            <text:p>#REF!</text:p>
          </table:table-cell>
          <table:table-cell office:value-type="float" office:value="0" table:formula="of:=$$p.mci_mil * (1-[.BC50])" table:style-name="ce44">
            <text:p>#REF!</text:p>
          </table:table-cell>
          <table:table-cell office:value-type="float" office:value="0" table:formula="of:=(1 - $$p.mil_mci - $$p.mil_mod - $$p.mil_sev) * [.D50] * (1-[.BD50])" table:style-name="ce44">
            <text:p>#REF!</text:p>
          </table:table-cell>
          <table:table-cell office:value-type="float" office:value="0" table:formula="of:=(1 - $$p.mil_mci - $$p.mil_mod - $$p.mil_sev) * (1-[.BE50])" table:style-name="ce44">
            <text:p>#REF!</text:p>
          </table:table-cell>
          <table:table-cell office:value-type="float" office:value="0" table:formula="of:=$$p.mod_mil * (1-[.BF50])" table:style-name="ce44">
            <text:p>#REF!</text:p>
          </table:table-cell>
          <table:table-cell office:value-type="float" office:value="0" table:formula="of:=$$p.sev_mil * (1-[.BG5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0])" table:style-name="ce45">
            <text:p>#REF!</text:p>
          </table:table-cell>
          <table:table-cell office:value-type="float" office:value="0" table:formula="of:=$$p.mci_mod * (1-[.BC50])" table:style-name="ce42">
            <text:p>#REF!</text:p>
          </table:table-cell>
          <table:table-cell office:value-type="float" office:value="0" table:formula="of:=$$p.mil_mod * (1-[.BD50])" table:style-name="ce44">
            <text:p>#REF!</text:p>
          </table:table-cell>
          <table:table-cell office:value-type="float" office:value="0" table:formula="of:=$$p.mil_mod * (1-[.BE50])" table:style-name="ce44">
            <text:p>#REF!</text:p>
          </table:table-cell>
          <table:table-cell office:value-type="float" office:value="0" table:formula="of:=(1-$$p.mod_mil-$$p.mod_sev) * (1-[.BF50])" table:style-name="ce44">
            <text:p>#REF!</text:p>
          </table:table-cell>
          <table:table-cell office:value-type="float" office:value="0" table:formula="of:=$$p.sev_mod * (1-[.BG5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0])" table:style-name="ce45">
            <text:p>#REF!</text:p>
          </table:table-cell>
          <table:table-cell office:value-type="float" office:value="0" table:formula="of:=$$p.mci_sev * (1-[.BC50])" table:style-name="ce42">
            <text:p>#REF!</text:p>
          </table:table-cell>
          <table:table-cell office:value-type="float" office:value="0" table:formula="of:=$$p.mil_sev * (1-[.BD50])" table:style-name="ce44">
            <text:p>#REF!</text:p>
          </table:table-cell>
          <table:table-cell office:value-type="float" office:value="0" table:formula="of:=$$p.mil_sev * (1-[.BE50])" table:style-name="ce44">
            <text:p>#REF!</text:p>
          </table:table-cell>
          <table:table-cell office:value-type="float" office:value="0" table:formula="of:=$$p.mod_sev * (1-[.BF50])" table:style-name="ce44">
            <text:p>#REF!</text:p>
          </table:table-cell>
          <table:table-cell office:value-type="float" office:value="0" table:formula="of:=(1-$$p.sev_mil-$$p.sev_mod) * (1-[.BG5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0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0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0];[.S50];[.Z50];[.AG50];[.AN50];[.AU50];[.BB50])=1" table:style-name="ce29">
            <text:p>#REF!</text:p>
          </table:table-cell>
          <table:table-cell office:value-type="float" office:value="0" table:formula="of:=SUM([.M50];[.T50];[.AA50];[.AH50];[.AO50];[.AV50];[.BC50])=1" table:style-name="ce29">
            <text:p>#REF!</text:p>
          </table:table-cell>
          <table:table-cell office:value-type="float" office:value="0" table:formula="of:=SUM([.N50];[.U50];[.AB50];[.AI50];[.AP50];[.AW50];[.BD50])=1" table:style-name="ce29">
            <text:p>#REF!</text:p>
          </table:table-cell>
          <table:table-cell office:value-type="float" office:value="0" table:formula="of:=SUM([.O50];[.V50];[.AC50];[.AJ50];[.AQ50];[.AX50];[.BE50])=1" table:style-name="ce29">
            <text:p>#REF!</text:p>
          </table:table-cell>
          <table:table-cell office:value-type="float" office:value="0" table:formula="of:=SUM([.P50];[.W50];[.AD50];[.AK50];[.AR50];[.AY50];[.BF50])=1" table:style-name="ce29">
            <text:p>#REF!</text:p>
          </table:table-cell>
          <table:table-cell office:value-type="float" office:value="0" table:formula="of:=SUM([.Q50];[.X50];[.AE50];[.AL50];[.AS50];[.AZ50];[.BG50])=1" table:style-name="ce29">
            <text:p>#REF!</text:p>
          </table:table-cell>
          <table:table-cell office:value-type="boolean" office:boolean-value="true" table:formula="of:=SUM([.R50];[.Y50];[.AF50];[.AM50];[.AT50];[.BA50];[.BH50])=1" table:style-name="ce29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S49:.BY49];TRANSPOSE([.L49:.R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S49:.Y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Z49:.AF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G49:.AM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N49:.AT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U49:.BA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BB49:.BH4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0:.BY50])=1" table:style-name="ce29">
            <text:p>#REF!</text:p>
          </table:table-cell>
          <table:table-cell table:style-name="ce1"/>
          <table:table-cell office:value-type="float" office:value="0" table:formula="of:=[.BS50] * $$u.mci" table:style-name="ce22">
            <text:p>#REF!</text:p>
          </table:table-cell>
          <table:table-cell office:value-type="float" office:value="0" table:formula="of:=[.BT50] * $$u.mci" table:style-name="ce22">
            <text:p>#REF!</text:p>
          </table:table-cell>
          <table:table-cell office:value-type="float" office:value="0" table:formula="of:=[.BU50] * $$u.mil" table:style-name="ce22">
            <text:p>#REF!</text:p>
          </table:table-cell>
          <table:table-cell office:value-type="float" office:value="0" table:formula="of:=[.BV50] * $$u.mil" table:style-name="ce22">
            <text:p>#REF!</text:p>
          </table:table-cell>
          <table:table-cell office:value-type="float" office:value="0" table:formula="of:=[.BW50] * $$u.mod" table:style-name="ce22">
            <text:p>#REF!</text:p>
          </table:table-cell>
          <table:table-cell office:value-type="float" office:value="0" table:formula="of:=[.BX50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0:.CC51])" table:style-name="ce31">
            <text:p>#REF!</text:p>
          </table:table-cell>
          <table:table-cell office:value-type="float" office:value="0" table:formula="of:=AVERAGE([.CD50:.CD51])" table:style-name="ce31">
            <text:p>#REF!</text:p>
          </table:table-cell>
          <table:table-cell office:value-type="float" office:value="0" table:formula="of:=AVERAGE([.CE50:.CE51])" table:style-name="ce31">
            <text:p>#REF!</text:p>
          </table:table-cell>
          <table:table-cell office:value-type="float" office:value="0" table:formula="of:=AVERAGE([.CF50:.CF51])" table:style-name="ce31">
            <text:p>#REF!</text:p>
          </table:table-cell>
          <table:table-cell office:value-type="float" office:value="0" table:formula="of:=AVERAGE([.CG50:.CG51])" table:style-name="ce31">
            <text:p>#REF!</text:p>
          </table:table-cell>
          <table:table-cell office:value-type="float" office:value="0" table:formula="of:=AVERAGE([.CH50:.CH51])" table:style-name="ce31">
            <text:p>#REF!</text:p>
          </table:table-cell>
          <table:table-cell office:value-type="float" office:value="0" table:formula="of:=AVERAGE([.CI50:.CI51])" table:style-name="ce31">
            <text:p>0.00</text:p>
          </table:table-cell>
          <table:table-cell table:style-name="ce1"/>
          <table:table-cell office:value-type="float" office:value="0" table:formula="of:=[.CK50]/((1+$$discount_COST)^([.$B50]-1))" table:style-name="ce22">
            <text:p>#REF!</text:p>
          </table:table-cell>
          <table:table-cell office:value-type="float" office:value="0" table:formula="of:=[.CL50]/((1+$$discount_COST)^([.$B50]-1))" table:style-name="ce22">
            <text:p>#REF!</text:p>
          </table:table-cell>
          <table:table-cell office:value-type="float" office:value="0" table:formula="of:=[.CM50]/((1+$$discount_COST)^([.$B50]-1))" table:style-name="ce22">
            <text:p>#REF!</text:p>
          </table:table-cell>
          <table:table-cell office:value-type="float" office:value="0" table:formula="of:=[.CN50]/((1+$$discount_COST)^([.$B50]-1))" table:style-name="ce22">
            <text:p>#REF!</text:p>
          </table:table-cell>
          <table:table-cell office:value-type="float" office:value="0" table:formula="of:=[.CO50]/((1+$$discount_COST)^([.$B50]-1))" table:style-name="ce22">
            <text:p>#REF!</text:p>
          </table:table-cell>
          <table:table-cell office:value-type="float" office:value="0" table:formula="of:=[.CP50]/((1+$$discount_COST)^([.$B50]-1))" table:style-name="ce22">
            <text:p>#REF!</text:p>
          </table:table-cell>
          <table:table-cell office:value-type="float" office:value="0" table:formula="of:=[.CQ50]/((1+$$discount_COST)^([.$B50]-1))" table:style-name="ce22">
            <text:p>0.00</text:p>
          </table:table-cell>
          <table:table-cell table:style-name="ce1"/>
          <table:table-cell office:value-type="float" office:value="0" table:formula="of:=SUM([.CS50:.CY50])" table:style-name="ce31">
            <text:p>#REF!</text:p>
          </table:table-cell>
          <table:table-cell table:style-name="ce1"/>
          <table:table-cell office:value-type="float" office:value="0" table:formula="of:=[.BS50] * ($$c.mci + $$c.Tx)" table:style-name="ce24">
            <text:p><text:s/>#REF!<text:s/></text:p>
          </table:table-cell>
          <table:table-cell office:value-type="float" office:value="0" table:formula="of:=[.BT50]*$$c.mci" table:style-name="ce24">
            <text:p><text:s/>#REF!<text:s/></text:p>
          </table:table-cell>
          <table:table-cell office:value-type="float" office:value="0" table:formula="of:=[.BU50] * ($$c.mil + $$c.Tx)" table:style-name="ce24">
            <text:p><text:s/>#REF!<text:s/></text:p>
          </table:table-cell>
          <table:table-cell office:value-type="float" office:value="0" table:formula="of:=[.BV50]*$$c.mil" table:style-name="ce24">
            <text:p><text:s/>#REF!<text:s/></text:p>
          </table:table-cell>
          <table:table-cell office:value-type="float" office:value="0" table:formula="of:=[.BW50]*$$c.mod" table:style-name="ce24">
            <text:p><text:s/>#REF!<text:s/></text:p>
          </table:table-cell>
          <table:table-cell office:value-type="float" office:value="0" table:formula="of:=[.BX50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0:.DC51])" table:style-name="ce33">
            <text:p><text:s/>#REF!<text:s/></text:p>
          </table:table-cell>
          <table:table-cell office:value-type="float" office:value="0" table:formula="of:=AVERAGE([.DD50:.DD51])" table:style-name="ce33">
            <text:p><text:s/>#REF!<text:s/></text:p>
          </table:table-cell>
          <table:table-cell office:value-type="float" office:value="0" table:formula="of:=AVERAGE([.DE50:.DE51])" table:style-name="ce33">
            <text:p><text:s/>#REF!<text:s/></text:p>
          </table:table-cell>
          <table:table-cell office:value-type="float" office:value="0" table:formula="of:=AVERAGE([.DF50:.DF51])" table:style-name="ce33">
            <text:p><text:s/>#REF!<text:s/></text:p>
          </table:table-cell>
          <table:table-cell office:value-type="float" office:value="0" table:formula="of:=AVERAGE([.DG50:.DG51])" table:style-name="ce33">
            <text:p><text:s/>#REF!<text:s/></text:p>
          </table:table-cell>
          <table:table-cell office:value-type="float" office:value="0" table:formula="of:=AVERAGE([.DH50:.DH51])" table:style-name="ce33">
            <text:p><text:s/>#REF!<text:s/></text:p>
          </table:table-cell>
          <table:table-cell office:value-type="float" office:value="0" table:formula="of:=AVERAGE([.DI50:.DI51])" table:style-name="ce33">
            <text:p><text:s/>-<text:s/></text:p>
          </table:table-cell>
          <table:table-cell office:value-type="float" office:value="0" table:formula="of:=[.DJ50]" table:style-name="ce33">
            <text:p><text:s/>-<text:s/></text:p>
          </table:table-cell>
          <table:table-cell table:style-name="ce1"/>
          <table:table-cell office:value-type="float" office:value="0" table:formula="of:=[.DL50]/((1+$$discount_COST)^([.$B50]-1))" table:style-name="ce24">
            <text:p><text:s/>#REF!<text:s/></text:p>
          </table:table-cell>
          <table:table-cell office:value-type="float" office:value="0" table:formula="of:=[.DM50]/((1+$$discount_COST)^([.$B50]-1))" table:style-name="ce24">
            <text:p><text:s/>#REF!<text:s/></text:p>
          </table:table-cell>
          <table:table-cell office:value-type="float" office:value="0" table:formula="of:=[.DN50]/((1+$$discount_COST)^([.$B50]-1))" table:style-name="ce24">
            <text:p><text:s/>#REF!<text:s/></text:p>
          </table:table-cell>
          <table:table-cell office:value-type="float" office:value="0" table:formula="of:=[.DO50]/((1+$$discount_COST)^([.$B50]-1))" table:style-name="ce24">
            <text:p><text:s/>#REF!<text:s/></text:p>
          </table:table-cell>
          <table:table-cell office:value-type="float" office:value="0" table:formula="of:=[.DP50]/((1+$$discount_COST)^([.$B50]-1))" table:style-name="ce24">
            <text:p><text:s/>#REF!<text:s/></text:p>
          </table:table-cell>
          <table:table-cell office:value-type="float" office:value="0" table:formula="of:=[.DQ50]/((1+$$discount_COST)^([.$B50]-1))" table:style-name="ce24">
            <text:p><text:s/>#REF!<text:s/></text:p>
          </table:table-cell>
          <table:table-cell office:value-type="float" office:value="0" table:formula="of:=[.DR50]/((1+$$discount_COST)^([.$B50]-1))" table:style-name="ce24">
            <text:p><text:s/>-<text:s/></text:p>
          </table:table-cell>
          <table:table-cell office:value-type="float" office:value="0" table:formula="of:=[.DS50]/((1+$$discount_COST)^([.$B50]-1))" table:style-name="ce24">
            <text:p><text:s/>-<text:s/></text:p>
          </table:table-cell>
          <table:table-cell table:style-name="ce1"/>
          <table:table-cell office:value-type="float" office:value="0" table:formula="of:=SUM([.DU50:.EB50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50]+1" table:style-name="ce1">
            <text:p>109</text:p>
          </table:table-cell>
          <table:table-cell office:value-type="float" office:value="1" table:formula="of:=IF([.B5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1]) * (1-[.BB5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1]) * (1-[.BD5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1] * (1-[.BB51])" table:style-name="ce40">
            <text:p>#REF!</text:p>
          </table:table-cell>
          <table:table-cell office:value-type="float" office:value="0" table:formula="of:=(1 - $$p.mci_mil - $$p.mci_mod - $$p.mci_sev) * (1-[.BC51])" table:style-name="ce44">
            <text:p>#REF!</text:p>
          </table:table-cell>
          <table:table-cell office:value-type="float" office:value="0" table:formula="of:=$$p.mil_mci * [.D51] * (1-[.BD51])" table:style-name="ce42">
            <text:p>#REF!</text:p>
          </table:table-cell>
          <table:table-cell office:value-type="float" office:value="0" table:formula="of:=$$p.mil_mci * (1-[.BE5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1]) * (1-[.BB5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1]) * (1-[.BD51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1] * (1-[.BB51])" table:style-name="ce40">
            <text:p>#REF!</text:p>
          </table:table-cell>
          <table:table-cell office:value-type="float" office:value="0" table:formula="of:=$$p.mci_mil * (1-[.BC51])" table:style-name="ce44">
            <text:p>#REF!</text:p>
          </table:table-cell>
          <table:table-cell office:value-type="float" office:value="0" table:formula="of:=(1 - $$p.mil_mci - $$p.mil_mod - $$p.mil_sev) * [.D51] * (1-[.BD51])" table:style-name="ce44">
            <text:p>#REF!</text:p>
          </table:table-cell>
          <table:table-cell office:value-type="float" office:value="0" table:formula="of:=(1 - $$p.mil_mci - $$p.mil_mod - $$p.mil_sev) * (1-[.BE51])" table:style-name="ce44">
            <text:p>#REF!</text:p>
          </table:table-cell>
          <table:table-cell office:value-type="float" office:value="0" table:formula="of:=$$p.mod_mil * (1-[.BF51])" table:style-name="ce44">
            <text:p>#REF!</text:p>
          </table:table-cell>
          <table:table-cell office:value-type="float" office:value="0" table:formula="of:=$$p.sev_mil * (1-[.BG5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1])" table:style-name="ce45">
            <text:p>#REF!</text:p>
          </table:table-cell>
          <table:table-cell office:value-type="float" office:value="0" table:formula="of:=$$p.mci_mod * (1-[.BC51])" table:style-name="ce42">
            <text:p>#REF!</text:p>
          </table:table-cell>
          <table:table-cell office:value-type="float" office:value="0" table:formula="of:=$$p.mil_mod * (1-[.BD51])" table:style-name="ce44">
            <text:p>#REF!</text:p>
          </table:table-cell>
          <table:table-cell office:value-type="float" office:value="0" table:formula="of:=$$p.mil_mod * (1-[.BE51])" table:style-name="ce44">
            <text:p>#REF!</text:p>
          </table:table-cell>
          <table:table-cell office:value-type="float" office:value="0" table:formula="of:=(1-$$p.mod_mil-$$p.mod_sev) * (1-[.BF51])" table:style-name="ce44">
            <text:p>#REF!</text:p>
          </table:table-cell>
          <table:table-cell office:value-type="float" office:value="0" table:formula="of:=$$p.sev_mod * (1-[.BG5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1])" table:style-name="ce45">
            <text:p>#REF!</text:p>
          </table:table-cell>
          <table:table-cell office:value-type="float" office:value="0" table:formula="of:=$$p.mci_sev * (1-[.BC51])" table:style-name="ce42">
            <text:p>#REF!</text:p>
          </table:table-cell>
          <table:table-cell office:value-type="float" office:value="0" table:formula="of:=$$p.mil_sev * (1-[.BD51])" table:style-name="ce44">
            <text:p>#REF!</text:p>
          </table:table-cell>
          <table:table-cell office:value-type="float" office:value="0" table:formula="of:=$$p.mil_sev * (1-[.BE51])" table:style-name="ce44">
            <text:p>#REF!</text:p>
          </table:table-cell>
          <table:table-cell office:value-type="float" office:value="0" table:formula="of:=$$p.mod_sev * (1-[.BF51])" table:style-name="ce44">
            <text:p>#REF!</text:p>
          </table:table-cell>
          <table:table-cell office:value-type="float" office:value="0" table:formula="of:=(1-$$p.sev_mil-$$p.sev_mod) * (1-[.BG5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1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1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1];[.S51];[.Z51];[.AG51];[.AN51];[.AU51];[.BB51])=1" table:style-name="ce29">
            <text:p>#REF!</text:p>
          </table:table-cell>
          <table:table-cell office:value-type="float" office:value="0" table:formula="of:=SUM([.M51];[.T51];[.AA51];[.AH51];[.AO51];[.AV51];[.BC51])=1" table:style-name="ce29">
            <text:p>#REF!</text:p>
          </table:table-cell>
          <table:table-cell office:value-type="float" office:value="0" table:formula="of:=SUM([.N51];[.U51];[.AB51];[.AI51];[.AP51];[.AW51];[.BD51])=1" table:style-name="ce29">
            <text:p>#REF!</text:p>
          </table:table-cell>
          <table:table-cell office:value-type="float" office:value="0" table:formula="of:=SUM([.O51];[.V51];[.AC51];[.AJ51];[.AQ51];[.AX51];[.BE51])=1" table:style-name="ce29">
            <text:p>#REF!</text:p>
          </table:table-cell>
          <table:table-cell office:value-type="float" office:value="0" table:formula="of:=SUM([.P51];[.W51];[.AD51];[.AK51];[.AR51];[.AY51];[.BF51])=1" table:style-name="ce29">
            <text:p>#REF!</text:p>
          </table:table-cell>
          <table:table-cell office:value-type="float" office:value="0" table:formula="of:=SUM([.Q51];[.X51];[.AE51];[.AL51];[.AS51];[.AZ51];[.BG51])=1" table:style-name="ce29">
            <text:p>#REF!</text:p>
          </table:table-cell>
          <table:table-cell office:value-type="boolean" office:boolean-value="true" table:formula="of:=SUM([.R51];[.Y51];[.AF51];[.AM51];[.AT51];[.BA51];[.BH51])=1" table:style-name="ce29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S50:.BY50];TRANSPOSE([.L50:.R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S50:.Y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Z50:.AF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G50:.AM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N50:.AT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U50:.BA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BB50:.BH5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1:.BY51])=1" table:style-name="ce29">
            <text:p>#REF!</text:p>
          </table:table-cell>
          <table:table-cell table:style-name="ce1"/>
          <table:table-cell office:value-type="float" office:value="0" table:formula="of:=[.BS51] * $$u.mci" table:style-name="ce22">
            <text:p>#REF!</text:p>
          </table:table-cell>
          <table:table-cell office:value-type="float" office:value="0" table:formula="of:=[.BT51] * $$u.mci" table:style-name="ce22">
            <text:p>#REF!</text:p>
          </table:table-cell>
          <table:table-cell office:value-type="float" office:value="0" table:formula="of:=[.BU51] * $$u.mil" table:style-name="ce22">
            <text:p>#REF!</text:p>
          </table:table-cell>
          <table:table-cell office:value-type="float" office:value="0" table:formula="of:=[.BV51] * $$u.mil" table:style-name="ce22">
            <text:p>#REF!</text:p>
          </table:table-cell>
          <table:table-cell office:value-type="float" office:value="0" table:formula="of:=[.BW51] * $$u.mod" table:style-name="ce22">
            <text:p>#REF!</text:p>
          </table:table-cell>
          <table:table-cell office:value-type="float" office:value="0" table:formula="of:=[.BX51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1:.CC52])" table:style-name="ce31">
            <text:p>#REF!</text:p>
          </table:table-cell>
          <table:table-cell office:value-type="float" office:value="0" table:formula="of:=AVERAGE([.CD51:.CD52])" table:style-name="ce31">
            <text:p>#REF!</text:p>
          </table:table-cell>
          <table:table-cell office:value-type="float" office:value="0" table:formula="of:=AVERAGE([.CE51:.CE52])" table:style-name="ce31">
            <text:p>#REF!</text:p>
          </table:table-cell>
          <table:table-cell office:value-type="float" office:value="0" table:formula="of:=AVERAGE([.CF51:.CF52])" table:style-name="ce31">
            <text:p>#REF!</text:p>
          </table:table-cell>
          <table:table-cell office:value-type="float" office:value="0" table:formula="of:=AVERAGE([.CG51:.CG52])" table:style-name="ce31">
            <text:p>#REF!</text:p>
          </table:table-cell>
          <table:table-cell office:value-type="float" office:value="0" table:formula="of:=AVERAGE([.CH51:.CH52])" table:style-name="ce31">
            <text:p>#REF!</text:p>
          </table:table-cell>
          <table:table-cell office:value-type="float" office:value="0" table:formula="of:=AVERAGE([.CI51:.CI52])" table:style-name="ce31">
            <text:p>0.00</text:p>
          </table:table-cell>
          <table:table-cell table:style-name="ce1"/>
          <table:table-cell office:value-type="float" office:value="0" table:formula="of:=[.CK51]/((1+$$discount_COST)^([.$B51]-1))" table:style-name="ce22">
            <text:p>#REF!</text:p>
          </table:table-cell>
          <table:table-cell office:value-type="float" office:value="0" table:formula="of:=[.CL51]/((1+$$discount_COST)^([.$B51]-1))" table:style-name="ce22">
            <text:p>#REF!</text:p>
          </table:table-cell>
          <table:table-cell office:value-type="float" office:value="0" table:formula="of:=[.CM51]/((1+$$discount_COST)^([.$B51]-1))" table:style-name="ce22">
            <text:p>#REF!</text:p>
          </table:table-cell>
          <table:table-cell office:value-type="float" office:value="0" table:formula="of:=[.CN51]/((1+$$discount_COST)^([.$B51]-1))" table:style-name="ce22">
            <text:p>#REF!</text:p>
          </table:table-cell>
          <table:table-cell office:value-type="float" office:value="0" table:formula="of:=[.CO51]/((1+$$discount_COST)^([.$B51]-1))" table:style-name="ce22">
            <text:p>#REF!</text:p>
          </table:table-cell>
          <table:table-cell office:value-type="float" office:value="0" table:formula="of:=[.CP51]/((1+$$discount_COST)^([.$B51]-1))" table:style-name="ce22">
            <text:p>#REF!</text:p>
          </table:table-cell>
          <table:table-cell office:value-type="float" office:value="0" table:formula="of:=[.CQ51]/((1+$$discount_COST)^([.$B51]-1))" table:style-name="ce22">
            <text:p>0.00</text:p>
          </table:table-cell>
          <table:table-cell table:style-name="ce1"/>
          <table:table-cell office:value-type="float" office:value="0" table:formula="of:=SUM([.CS51:.CY51])" table:style-name="ce31">
            <text:p>#REF!</text:p>
          </table:table-cell>
          <table:table-cell table:style-name="ce1"/>
          <table:table-cell office:value-type="float" office:value="0" table:formula="of:=[.BS51] * ($$c.mci + $$c.Tx)" table:style-name="ce24">
            <text:p><text:s/>#REF!<text:s/></text:p>
          </table:table-cell>
          <table:table-cell office:value-type="float" office:value="0" table:formula="of:=[.BT51]*$$c.mci" table:style-name="ce24">
            <text:p><text:s/>#REF!<text:s/></text:p>
          </table:table-cell>
          <table:table-cell office:value-type="float" office:value="0" table:formula="of:=[.BU51] * ($$c.mil + $$c.Tx)" table:style-name="ce24">
            <text:p><text:s/>#REF!<text:s/></text:p>
          </table:table-cell>
          <table:table-cell office:value-type="float" office:value="0" table:formula="of:=[.BV51]*$$c.mil" table:style-name="ce24">
            <text:p><text:s/>#REF!<text:s/></text:p>
          </table:table-cell>
          <table:table-cell office:value-type="float" office:value="0" table:formula="of:=[.BW51]*$$c.mod" table:style-name="ce24">
            <text:p><text:s/>#REF!<text:s/></text:p>
          </table:table-cell>
          <table:table-cell office:value-type="float" office:value="0" table:formula="of:=[.BX51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1:.DC52])" table:style-name="ce33">
            <text:p><text:s/>#REF!<text:s/></text:p>
          </table:table-cell>
          <table:table-cell office:value-type="float" office:value="0" table:formula="of:=AVERAGE([.DD51:.DD52])" table:style-name="ce33">
            <text:p><text:s/>#REF!<text:s/></text:p>
          </table:table-cell>
          <table:table-cell office:value-type="float" office:value="0" table:formula="of:=AVERAGE([.DE51:.DE52])" table:style-name="ce33">
            <text:p><text:s/>#REF!<text:s/></text:p>
          </table:table-cell>
          <table:table-cell office:value-type="float" office:value="0" table:formula="of:=AVERAGE([.DF51:.DF52])" table:style-name="ce33">
            <text:p><text:s/>#REF!<text:s/></text:p>
          </table:table-cell>
          <table:table-cell office:value-type="float" office:value="0" table:formula="of:=AVERAGE([.DG51:.DG52])" table:style-name="ce33">
            <text:p><text:s/>#REF!<text:s/></text:p>
          </table:table-cell>
          <table:table-cell office:value-type="float" office:value="0" table:formula="of:=AVERAGE([.DH51:.DH52])" table:style-name="ce33">
            <text:p><text:s/>#REF!<text:s/></text:p>
          </table:table-cell>
          <table:table-cell office:value-type="float" office:value="0" table:formula="of:=AVERAGE([.DI51:.DI52])" table:style-name="ce33">
            <text:p><text:s/>-<text:s/></text:p>
          </table:table-cell>
          <table:table-cell office:value-type="float" office:value="0" table:formula="of:=[.DJ51]" table:style-name="ce33">
            <text:p><text:s/>-<text:s/></text:p>
          </table:table-cell>
          <table:table-cell table:style-name="ce1"/>
          <table:table-cell office:value-type="float" office:value="0" table:formula="of:=[.DL51]/((1+$$discount_COST)^([.$B51]-1))" table:style-name="ce24">
            <text:p><text:s/>#REF!<text:s/></text:p>
          </table:table-cell>
          <table:table-cell office:value-type="float" office:value="0" table:formula="of:=[.DM51]/((1+$$discount_COST)^([.$B51]-1))" table:style-name="ce24">
            <text:p><text:s/>#REF!<text:s/></text:p>
          </table:table-cell>
          <table:table-cell office:value-type="float" office:value="0" table:formula="of:=[.DN51]/((1+$$discount_COST)^([.$B51]-1))" table:style-name="ce24">
            <text:p><text:s/>#REF!<text:s/></text:p>
          </table:table-cell>
          <table:table-cell office:value-type="float" office:value="0" table:formula="of:=[.DO51]/((1+$$discount_COST)^([.$B51]-1))" table:style-name="ce24">
            <text:p><text:s/>#REF!<text:s/></text:p>
          </table:table-cell>
          <table:table-cell office:value-type="float" office:value="0" table:formula="of:=[.DP51]/((1+$$discount_COST)^([.$B51]-1))" table:style-name="ce24">
            <text:p><text:s/>#REF!<text:s/></text:p>
          </table:table-cell>
          <table:table-cell office:value-type="float" office:value="0" table:formula="of:=[.DQ51]/((1+$$discount_COST)^([.$B51]-1))" table:style-name="ce24">
            <text:p><text:s/>#REF!<text:s/></text:p>
          </table:table-cell>
          <table:table-cell office:value-type="float" office:value="0" table:formula="of:=[.DR51]/((1+$$discount_COST)^([.$B51]-1))" table:style-name="ce24">
            <text:p><text:s/>-<text:s/></text:p>
          </table:table-cell>
          <table:table-cell office:value-type="float" office:value="0" table:formula="of:=[.DS51]/((1+$$discount_COST)^([.$B51]-1))" table:style-name="ce24">
            <text:p><text:s/>-<text:s/></text:p>
          </table:table-cell>
          <table:table-cell table:style-name="ce1"/>
          <table:table-cell office:value-type="float" office:value="0" table:formula="of:=SUM([.DU51:.EB51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51]+1" table:style-name="ce1">
            <text:p>110</text:p>
          </table:table-cell>
          <table:table-cell office:value-type="float" office:value="1" table:formula="of:=IF([.B5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2]) * (1-[.BB5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2]) * (1-[.BD5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2] * (1-[.BB52])" table:style-name="ce40">
            <text:p>#REF!</text:p>
          </table:table-cell>
          <table:table-cell office:value-type="float" office:value="0" table:formula="of:=(1 - $$p.mci_mil - $$p.mci_mod - $$p.mci_sev) * (1-[.BC52])" table:style-name="ce44">
            <text:p>#REF!</text:p>
          </table:table-cell>
          <table:table-cell office:value-type="float" office:value="0" table:formula="of:=$$p.mil_mci * [.D52] * (1-[.BD52])" table:style-name="ce42">
            <text:p>#REF!</text:p>
          </table:table-cell>
          <table:table-cell office:value-type="float" office:value="0" table:formula="of:=$$p.mil_mci * (1-[.BE5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2]) * (1-[.BB5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2]) * (1-[.BD52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2] * (1-[.BB52])" table:style-name="ce40">
            <text:p>#REF!</text:p>
          </table:table-cell>
          <table:table-cell office:value-type="float" office:value="0" table:formula="of:=$$p.mci_mil * (1-[.BC52])" table:style-name="ce44">
            <text:p>#REF!</text:p>
          </table:table-cell>
          <table:table-cell office:value-type="float" office:value="0" table:formula="of:=(1 - $$p.mil_mci - $$p.mil_mod - $$p.mil_sev) * [.D52] * (1-[.BD52])" table:style-name="ce44">
            <text:p>#REF!</text:p>
          </table:table-cell>
          <table:table-cell office:value-type="float" office:value="0" table:formula="of:=(1 - $$p.mil_mci - $$p.mil_mod - $$p.mil_sev) * (1-[.BE52])" table:style-name="ce44">
            <text:p>#REF!</text:p>
          </table:table-cell>
          <table:table-cell office:value-type="float" office:value="0" table:formula="of:=$$p.mod_mil * (1-[.BF52])" table:style-name="ce44">
            <text:p>#REF!</text:p>
          </table:table-cell>
          <table:table-cell office:value-type="float" office:value="0" table:formula="of:=$$p.sev_mil * (1-[.BG5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2])" table:style-name="ce45">
            <text:p>#REF!</text:p>
          </table:table-cell>
          <table:table-cell office:value-type="float" office:value="0" table:formula="of:=$$p.mci_mod * (1-[.BC52])" table:style-name="ce42">
            <text:p>#REF!</text:p>
          </table:table-cell>
          <table:table-cell office:value-type="float" office:value="0" table:formula="of:=$$p.mil_mod * (1-[.BD52])" table:style-name="ce44">
            <text:p>#REF!</text:p>
          </table:table-cell>
          <table:table-cell office:value-type="float" office:value="0" table:formula="of:=$$p.mil_mod * (1-[.BE52])" table:style-name="ce44">
            <text:p>#REF!</text:p>
          </table:table-cell>
          <table:table-cell office:value-type="float" office:value="0" table:formula="of:=(1-$$p.mod_mil-$$p.mod_sev) * (1-[.BF52])" table:style-name="ce44">
            <text:p>#REF!</text:p>
          </table:table-cell>
          <table:table-cell office:value-type="float" office:value="0" table:formula="of:=$$p.sev_mod * (1-[.BG5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2])" table:style-name="ce45">
            <text:p>#REF!</text:p>
          </table:table-cell>
          <table:table-cell office:value-type="float" office:value="0" table:formula="of:=$$p.mci_sev * (1-[.BC52])" table:style-name="ce42">
            <text:p>#REF!</text:p>
          </table:table-cell>
          <table:table-cell office:value-type="float" office:value="0" table:formula="of:=$$p.mil_sev * (1-[.BD52])" table:style-name="ce44">
            <text:p>#REF!</text:p>
          </table:table-cell>
          <table:table-cell office:value-type="float" office:value="0" table:formula="of:=$$p.mil_sev * (1-[.BE52])" table:style-name="ce44">
            <text:p>#REF!</text:p>
          </table:table-cell>
          <table:table-cell office:value-type="float" office:value="0" table:formula="of:=$$p.mod_sev * (1-[.BF52])" table:style-name="ce44">
            <text:p>#REF!</text:p>
          </table:table-cell>
          <table:table-cell office:value-type="float" office:value="0" table:formula="of:=(1-$$p.sev_mil-$$p.sev_mod) * (1-[.BG5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2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2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2];[.S52];[.Z52];[.AG52];[.AN52];[.AU52];[.BB52])=1" table:style-name="ce29">
            <text:p>#REF!</text:p>
          </table:table-cell>
          <table:table-cell office:value-type="float" office:value="0" table:formula="of:=SUM([.M52];[.T52];[.AA52];[.AH52];[.AO52];[.AV52];[.BC52])=1" table:style-name="ce29">
            <text:p>#REF!</text:p>
          </table:table-cell>
          <table:table-cell office:value-type="float" office:value="0" table:formula="of:=SUM([.N52];[.U52];[.AB52];[.AI52];[.AP52];[.AW52];[.BD52])=1" table:style-name="ce29">
            <text:p>#REF!</text:p>
          </table:table-cell>
          <table:table-cell office:value-type="float" office:value="0" table:formula="of:=SUM([.O52];[.V52];[.AC52];[.AJ52];[.AQ52];[.AX52];[.BE52])=1" table:style-name="ce29">
            <text:p>#REF!</text:p>
          </table:table-cell>
          <table:table-cell office:value-type="float" office:value="0" table:formula="of:=SUM([.P52];[.W52];[.AD52];[.AK52];[.AR52];[.AY52];[.BF52])=1" table:style-name="ce29">
            <text:p>#REF!</text:p>
          </table:table-cell>
          <table:table-cell office:value-type="float" office:value="0" table:formula="of:=SUM([.Q52];[.X52];[.AE52];[.AL52];[.AS52];[.AZ52];[.BG52])=1" table:style-name="ce29">
            <text:p>#REF!</text:p>
          </table:table-cell>
          <table:table-cell office:value-type="boolean" office:boolean-value="true" table:formula="of:=SUM([.R52];[.Y52];[.AF52];[.AM52];[.AT52];[.BA52];[.BH52])=1" table:style-name="ce29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S51:.BY51];TRANSPOSE([.L51:.R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S51:.Y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Z51:.AF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G51:.AM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N51:.AT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U51:.BA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BB51:.BH5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2:.BY52])=1" table:style-name="ce29">
            <text:p>#REF!</text:p>
          </table:table-cell>
          <table:table-cell table:style-name="ce1"/>
          <table:table-cell office:value-type="float" office:value="0" table:formula="of:=[.BS52] * $$u.mci" table:style-name="ce22">
            <text:p>#REF!</text:p>
          </table:table-cell>
          <table:table-cell office:value-type="float" office:value="0" table:formula="of:=[.BT52] * $$u.mci" table:style-name="ce22">
            <text:p>#REF!</text:p>
          </table:table-cell>
          <table:table-cell office:value-type="float" office:value="0" table:formula="of:=[.BU52] * $$u.mil" table:style-name="ce22">
            <text:p>#REF!</text:p>
          </table:table-cell>
          <table:table-cell office:value-type="float" office:value="0" table:formula="of:=[.BV52] * $$u.mil" table:style-name="ce22">
            <text:p>#REF!</text:p>
          </table:table-cell>
          <table:table-cell office:value-type="float" office:value="0" table:formula="of:=[.BW52] * $$u.mod" table:style-name="ce22">
            <text:p>#REF!</text:p>
          </table:table-cell>
          <table:table-cell office:value-type="float" office:value="0" table:formula="of:=[.BX52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2:.CC53])" table:style-name="ce31">
            <text:p>#REF!</text:p>
          </table:table-cell>
          <table:table-cell office:value-type="float" office:value="0" table:formula="of:=AVERAGE([.CD52:.CD53])" table:style-name="ce31">
            <text:p>#REF!</text:p>
          </table:table-cell>
          <table:table-cell office:value-type="float" office:value="0" table:formula="of:=AVERAGE([.CE52:.CE53])" table:style-name="ce31">
            <text:p>#REF!</text:p>
          </table:table-cell>
          <table:table-cell office:value-type="float" office:value="0" table:formula="of:=AVERAGE([.CF52:.CF53])" table:style-name="ce31">
            <text:p>#REF!</text:p>
          </table:table-cell>
          <table:table-cell office:value-type="float" office:value="0" table:formula="of:=AVERAGE([.CG52:.CG53])" table:style-name="ce31">
            <text:p>#REF!</text:p>
          </table:table-cell>
          <table:table-cell office:value-type="float" office:value="0" table:formula="of:=AVERAGE([.CH52:.CH53])" table:style-name="ce31">
            <text:p>#REF!</text:p>
          </table:table-cell>
          <table:table-cell office:value-type="float" office:value="0" table:formula="of:=AVERAGE([.CI52:.CI53])" table:style-name="ce31">
            <text:p>0.00</text:p>
          </table:table-cell>
          <table:table-cell table:style-name="ce1"/>
          <table:table-cell office:value-type="float" office:value="0" table:formula="of:=[.CK52]/((1+$$discount_COST)^([.$B52]-1))" table:style-name="ce22">
            <text:p>#REF!</text:p>
          </table:table-cell>
          <table:table-cell office:value-type="float" office:value="0" table:formula="of:=[.CL52]/((1+$$discount_COST)^([.$B52]-1))" table:style-name="ce22">
            <text:p>#REF!</text:p>
          </table:table-cell>
          <table:table-cell office:value-type="float" office:value="0" table:formula="of:=[.CM52]/((1+$$discount_COST)^([.$B52]-1))" table:style-name="ce22">
            <text:p>#REF!</text:p>
          </table:table-cell>
          <table:table-cell office:value-type="float" office:value="0" table:formula="of:=[.CN52]/((1+$$discount_COST)^([.$B52]-1))" table:style-name="ce22">
            <text:p>#REF!</text:p>
          </table:table-cell>
          <table:table-cell office:value-type="float" office:value="0" table:formula="of:=[.CO52]/((1+$$discount_COST)^([.$B52]-1))" table:style-name="ce22">
            <text:p>#REF!</text:p>
          </table:table-cell>
          <table:table-cell office:value-type="float" office:value="0" table:formula="of:=[.CP52]/((1+$$discount_COST)^([.$B52]-1))" table:style-name="ce22">
            <text:p>#REF!</text:p>
          </table:table-cell>
          <table:table-cell office:value-type="float" office:value="0" table:formula="of:=[.CQ52]/((1+$$discount_COST)^([.$B52]-1))" table:style-name="ce22">
            <text:p>0.00</text:p>
          </table:table-cell>
          <table:table-cell table:style-name="ce1"/>
          <table:table-cell office:value-type="float" office:value="0" table:formula="of:=SUM([.CS52:.CY52])" table:style-name="ce31">
            <text:p>#REF!</text:p>
          </table:table-cell>
          <table:table-cell table:style-name="ce1"/>
          <table:table-cell office:value-type="float" office:value="0" table:formula="of:=[.BS52] * ($$c.mci + $$c.Tx)" table:style-name="ce24">
            <text:p><text:s/>#REF!<text:s/></text:p>
          </table:table-cell>
          <table:table-cell office:value-type="float" office:value="0" table:formula="of:=[.BT52]*$$c.mci" table:style-name="ce24">
            <text:p><text:s/>#REF!<text:s/></text:p>
          </table:table-cell>
          <table:table-cell office:value-type="float" office:value="0" table:formula="of:=[.BU52] * ($$c.mil + $$c.Tx)" table:style-name="ce24">
            <text:p><text:s/>#REF!<text:s/></text:p>
          </table:table-cell>
          <table:table-cell office:value-type="float" office:value="0" table:formula="of:=[.BV52]*$$c.mil" table:style-name="ce24">
            <text:p><text:s/>#REF!<text:s/></text:p>
          </table:table-cell>
          <table:table-cell office:value-type="float" office:value="0" table:formula="of:=[.BW52]*$$c.mod" table:style-name="ce24">
            <text:p><text:s/>#REF!<text:s/></text:p>
          </table:table-cell>
          <table:table-cell office:value-type="float" office:value="0" table:formula="of:=[.BX52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2:.DC53])" table:style-name="ce33">
            <text:p><text:s/>#REF!<text:s/></text:p>
          </table:table-cell>
          <table:table-cell office:value-type="float" office:value="0" table:formula="of:=AVERAGE([.DD52:.DD53])" table:style-name="ce33">
            <text:p><text:s/>#REF!<text:s/></text:p>
          </table:table-cell>
          <table:table-cell office:value-type="float" office:value="0" table:formula="of:=AVERAGE([.DE52:.DE53])" table:style-name="ce33">
            <text:p><text:s/>#REF!<text:s/></text:p>
          </table:table-cell>
          <table:table-cell office:value-type="float" office:value="0" table:formula="of:=AVERAGE([.DF52:.DF53])" table:style-name="ce33">
            <text:p><text:s/>#REF!<text:s/></text:p>
          </table:table-cell>
          <table:table-cell office:value-type="float" office:value="0" table:formula="of:=AVERAGE([.DG52:.DG53])" table:style-name="ce33">
            <text:p><text:s/>#REF!<text:s/></text:p>
          </table:table-cell>
          <table:table-cell office:value-type="float" office:value="0" table:formula="of:=AVERAGE([.DH52:.DH53])" table:style-name="ce33">
            <text:p><text:s/>#REF!<text:s/></text:p>
          </table:table-cell>
          <table:table-cell office:value-type="float" office:value="0" table:formula="of:=AVERAGE([.DI52:.DI53])" table:style-name="ce33">
            <text:p><text:s/>-<text:s/></text:p>
          </table:table-cell>
          <table:table-cell office:value-type="float" office:value="0" table:formula="of:=[.DJ52]" table:style-name="ce33">
            <text:p><text:s/>-<text:s/></text:p>
          </table:table-cell>
          <table:table-cell table:style-name="ce1"/>
          <table:table-cell office:value-type="float" office:value="0" table:formula="of:=[.DL52]/((1+$$discount_COST)^([.$B52]-1))" table:style-name="ce24">
            <text:p><text:s/>#REF!<text:s/></text:p>
          </table:table-cell>
          <table:table-cell office:value-type="float" office:value="0" table:formula="of:=[.DM52]/((1+$$discount_COST)^([.$B52]-1))" table:style-name="ce24">
            <text:p><text:s/>#REF!<text:s/></text:p>
          </table:table-cell>
          <table:table-cell office:value-type="float" office:value="0" table:formula="of:=[.DN52]/((1+$$discount_COST)^([.$B52]-1))" table:style-name="ce24">
            <text:p><text:s/>#REF!<text:s/></text:p>
          </table:table-cell>
          <table:table-cell office:value-type="float" office:value="0" table:formula="of:=[.DO52]/((1+$$discount_COST)^([.$B52]-1))" table:style-name="ce24">
            <text:p><text:s/>#REF!<text:s/></text:p>
          </table:table-cell>
          <table:table-cell office:value-type="float" office:value="0" table:formula="of:=[.DP52]/((1+$$discount_COST)^([.$B52]-1))" table:style-name="ce24">
            <text:p><text:s/>#REF!<text:s/></text:p>
          </table:table-cell>
          <table:table-cell office:value-type="float" office:value="0" table:formula="of:=[.DQ52]/((1+$$discount_COST)^([.$B52]-1))" table:style-name="ce24">
            <text:p><text:s/>#REF!<text:s/></text:p>
          </table:table-cell>
          <table:table-cell office:value-type="float" office:value="0" table:formula="of:=[.DR52]/((1+$$discount_COST)^([.$B52]-1))" table:style-name="ce24">
            <text:p><text:s/>-<text:s/></text:p>
          </table:table-cell>
          <table:table-cell office:value-type="float" office:value="0" table:formula="of:=[.DS52]/((1+$$discount_COST)^([.$B52]-1))" table:style-name="ce24">
            <text:p><text:s/>-<text:s/></text:p>
          </table:table-cell>
          <table:table-cell table:style-name="ce1"/>
          <table:table-cell office:value-type="float" office:value="0" table:formula="of:=SUM([.DU52:.EB52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52]+1" table:style-name="ce1">
            <text:p>111</text:p>
          </table:table-cell>
          <table:table-cell office:value-type="float" office:value="1" table:formula="of:=IF([.B5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3]) * (1-[.BB5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3]) * (1-[.BD5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3] * (1-[.BB53])" table:style-name="ce40">
            <text:p>#REF!</text:p>
          </table:table-cell>
          <table:table-cell office:value-type="float" office:value="0" table:formula="of:=(1 - $$p.mci_mil - $$p.mci_mod - $$p.mci_sev) * (1-[.BC53])" table:style-name="ce44">
            <text:p>#REF!</text:p>
          </table:table-cell>
          <table:table-cell office:value-type="float" office:value="0" table:formula="of:=$$p.mil_mci * [.D53] * (1-[.BD53])" table:style-name="ce42">
            <text:p>#REF!</text:p>
          </table:table-cell>
          <table:table-cell office:value-type="float" office:value="0" table:formula="of:=$$p.mil_mci * (1-[.BE5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3]) * (1-[.BB5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3]) * (1-[.BD53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3] * (1-[.BB53])" table:style-name="ce40">
            <text:p>#REF!</text:p>
          </table:table-cell>
          <table:table-cell office:value-type="float" office:value="0" table:formula="of:=$$p.mci_mil * (1-[.BC53])" table:style-name="ce44">
            <text:p>#REF!</text:p>
          </table:table-cell>
          <table:table-cell office:value-type="float" office:value="0" table:formula="of:=(1 - $$p.mil_mci - $$p.mil_mod - $$p.mil_sev) * [.D53] * (1-[.BD53])" table:style-name="ce44">
            <text:p>#REF!</text:p>
          </table:table-cell>
          <table:table-cell office:value-type="float" office:value="0" table:formula="of:=(1 - $$p.mil_mci - $$p.mil_mod - $$p.mil_sev) * (1-[.BE53])" table:style-name="ce44">
            <text:p>#REF!</text:p>
          </table:table-cell>
          <table:table-cell office:value-type="float" office:value="0" table:formula="of:=$$p.mod_mil * (1-[.BF53])" table:style-name="ce44">
            <text:p>#REF!</text:p>
          </table:table-cell>
          <table:table-cell office:value-type="float" office:value="0" table:formula="of:=$$p.sev_mil * (1-[.BG5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3])" table:style-name="ce45">
            <text:p>#REF!</text:p>
          </table:table-cell>
          <table:table-cell office:value-type="float" office:value="0" table:formula="of:=$$p.mci_mod * (1-[.BC53])" table:style-name="ce42">
            <text:p>#REF!</text:p>
          </table:table-cell>
          <table:table-cell office:value-type="float" office:value="0" table:formula="of:=$$p.mil_mod * (1-[.BD53])" table:style-name="ce44">
            <text:p>#REF!</text:p>
          </table:table-cell>
          <table:table-cell office:value-type="float" office:value="0" table:formula="of:=$$p.mil_mod * (1-[.BE53])" table:style-name="ce44">
            <text:p>#REF!</text:p>
          </table:table-cell>
          <table:table-cell office:value-type="float" office:value="0" table:formula="of:=(1-$$p.mod_mil-$$p.mod_sev) * (1-[.BF53])" table:style-name="ce44">
            <text:p>#REF!</text:p>
          </table:table-cell>
          <table:table-cell office:value-type="float" office:value="0" table:formula="of:=$$p.sev_mod * (1-[.BG5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3])" table:style-name="ce45">
            <text:p>#REF!</text:p>
          </table:table-cell>
          <table:table-cell office:value-type="float" office:value="0" table:formula="of:=$$p.mci_sev * (1-[.BC53])" table:style-name="ce42">
            <text:p>#REF!</text:p>
          </table:table-cell>
          <table:table-cell office:value-type="float" office:value="0" table:formula="of:=$$p.mil_sev * (1-[.BD53])" table:style-name="ce44">
            <text:p>#REF!</text:p>
          </table:table-cell>
          <table:table-cell office:value-type="float" office:value="0" table:formula="of:=$$p.mil_sev * (1-[.BE53])" table:style-name="ce44">
            <text:p>#REF!</text:p>
          </table:table-cell>
          <table:table-cell office:value-type="float" office:value="0" table:formula="of:=$$p.mod_sev * (1-[.BF53])" table:style-name="ce44">
            <text:p>#REF!</text:p>
          </table:table-cell>
          <table:table-cell office:value-type="float" office:value="0" table:formula="of:=(1-$$p.sev_mil-$$p.sev_mod) * (1-[.BG5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3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3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3];[.S53];[.Z53];[.AG53];[.AN53];[.AU53];[.BB53])=1" table:style-name="ce29">
            <text:p>#REF!</text:p>
          </table:table-cell>
          <table:table-cell office:value-type="float" office:value="0" table:formula="of:=SUM([.M53];[.T53];[.AA53];[.AH53];[.AO53];[.AV53];[.BC53])=1" table:style-name="ce29">
            <text:p>#REF!</text:p>
          </table:table-cell>
          <table:table-cell office:value-type="float" office:value="0" table:formula="of:=SUM([.N53];[.U53];[.AB53];[.AI53];[.AP53];[.AW53];[.BD53])=1" table:style-name="ce29">
            <text:p>#REF!</text:p>
          </table:table-cell>
          <table:table-cell office:value-type="float" office:value="0" table:formula="of:=SUM([.O53];[.V53];[.AC53];[.AJ53];[.AQ53];[.AX53];[.BE53])=1" table:style-name="ce29">
            <text:p>#REF!</text:p>
          </table:table-cell>
          <table:table-cell office:value-type="float" office:value="0" table:formula="of:=SUM([.P53];[.W53];[.AD53];[.AK53];[.AR53];[.AY53];[.BF53])=1" table:style-name="ce29">
            <text:p>#REF!</text:p>
          </table:table-cell>
          <table:table-cell office:value-type="float" office:value="0" table:formula="of:=SUM([.Q53];[.X53];[.AE53];[.AL53];[.AS53];[.AZ53];[.BG53])=1" table:style-name="ce29">
            <text:p>#REF!</text:p>
          </table:table-cell>
          <table:table-cell office:value-type="boolean" office:boolean-value="true" table:formula="of:=SUM([.R53];[.Y53];[.AF53];[.AM53];[.AT53];[.BA53];[.BH53])=1" table:style-name="ce29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S52:.BY52];TRANSPOSE([.L52:.R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S52:.Y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Z52:.AF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G52:.AM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N52:.AT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U52:.BA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BB52:.BH5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3:.BY53])=1" table:style-name="ce29">
            <text:p>#REF!</text:p>
          </table:table-cell>
          <table:table-cell table:style-name="ce1"/>
          <table:table-cell office:value-type="float" office:value="0" table:formula="of:=[.BS53] * $$u.mci" table:style-name="ce22">
            <text:p>#REF!</text:p>
          </table:table-cell>
          <table:table-cell office:value-type="float" office:value="0" table:formula="of:=[.BT53] * $$u.mci" table:style-name="ce22">
            <text:p>#REF!</text:p>
          </table:table-cell>
          <table:table-cell office:value-type="float" office:value="0" table:formula="of:=[.BU53] * $$u.mil" table:style-name="ce22">
            <text:p>#REF!</text:p>
          </table:table-cell>
          <table:table-cell office:value-type="float" office:value="0" table:formula="of:=[.BV53] * $$u.mil" table:style-name="ce22">
            <text:p>#REF!</text:p>
          </table:table-cell>
          <table:table-cell office:value-type="float" office:value="0" table:formula="of:=[.BW53] * $$u.mod" table:style-name="ce22">
            <text:p>#REF!</text:p>
          </table:table-cell>
          <table:table-cell office:value-type="float" office:value="0" table:formula="of:=[.BX53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3:.CC54])" table:style-name="ce31">
            <text:p>#REF!</text:p>
          </table:table-cell>
          <table:table-cell office:value-type="float" office:value="0" table:formula="of:=AVERAGE([.CD53:.CD54])" table:style-name="ce31">
            <text:p>#REF!</text:p>
          </table:table-cell>
          <table:table-cell office:value-type="float" office:value="0" table:formula="of:=AVERAGE([.CE53:.CE54])" table:style-name="ce31">
            <text:p>#REF!</text:p>
          </table:table-cell>
          <table:table-cell office:value-type="float" office:value="0" table:formula="of:=AVERAGE([.CF53:.CF54])" table:style-name="ce31">
            <text:p>#REF!</text:p>
          </table:table-cell>
          <table:table-cell office:value-type="float" office:value="0" table:formula="of:=AVERAGE([.CG53:.CG54])" table:style-name="ce31">
            <text:p>#REF!</text:p>
          </table:table-cell>
          <table:table-cell office:value-type="float" office:value="0" table:formula="of:=AVERAGE([.CH53:.CH54])" table:style-name="ce31">
            <text:p>#REF!</text:p>
          </table:table-cell>
          <table:table-cell office:value-type="float" office:value="0" table:formula="of:=AVERAGE([.CI53:.CI54])" table:style-name="ce31">
            <text:p>0.00</text:p>
          </table:table-cell>
          <table:table-cell table:style-name="ce1"/>
          <table:table-cell office:value-type="float" office:value="0" table:formula="of:=[.CK53]/((1+$$discount_COST)^([.$B53]-1))" table:style-name="ce22">
            <text:p>#REF!</text:p>
          </table:table-cell>
          <table:table-cell office:value-type="float" office:value="0" table:formula="of:=[.CL53]/((1+$$discount_COST)^([.$B53]-1))" table:style-name="ce22">
            <text:p>#REF!</text:p>
          </table:table-cell>
          <table:table-cell office:value-type="float" office:value="0" table:formula="of:=[.CM53]/((1+$$discount_COST)^([.$B53]-1))" table:style-name="ce22">
            <text:p>#REF!</text:p>
          </table:table-cell>
          <table:table-cell office:value-type="float" office:value="0" table:formula="of:=[.CN53]/((1+$$discount_COST)^([.$B53]-1))" table:style-name="ce22">
            <text:p>#REF!</text:p>
          </table:table-cell>
          <table:table-cell office:value-type="float" office:value="0" table:formula="of:=[.CO53]/((1+$$discount_COST)^([.$B53]-1))" table:style-name="ce22">
            <text:p>#REF!</text:p>
          </table:table-cell>
          <table:table-cell office:value-type="float" office:value="0" table:formula="of:=[.CP53]/((1+$$discount_COST)^([.$B53]-1))" table:style-name="ce22">
            <text:p>#REF!</text:p>
          </table:table-cell>
          <table:table-cell office:value-type="float" office:value="0" table:formula="of:=[.CQ53]/((1+$$discount_COST)^([.$B53]-1))" table:style-name="ce22">
            <text:p>0.00</text:p>
          </table:table-cell>
          <table:table-cell table:style-name="ce1"/>
          <table:table-cell office:value-type="float" office:value="0" table:formula="of:=SUM([.CS53:.CY53])" table:style-name="ce31">
            <text:p>#REF!</text:p>
          </table:table-cell>
          <table:table-cell table:style-name="ce1"/>
          <table:table-cell office:value-type="float" office:value="0" table:formula="of:=[.BS53] * ($$c.mci + $$c.Tx)" table:style-name="ce24">
            <text:p><text:s/>#REF!<text:s/></text:p>
          </table:table-cell>
          <table:table-cell office:value-type="float" office:value="0" table:formula="of:=[.BT53]*$$c.mci" table:style-name="ce24">
            <text:p><text:s/>#REF!<text:s/></text:p>
          </table:table-cell>
          <table:table-cell office:value-type="float" office:value="0" table:formula="of:=[.BU53] * ($$c.mil + $$c.Tx)" table:style-name="ce24">
            <text:p><text:s/>#REF!<text:s/></text:p>
          </table:table-cell>
          <table:table-cell office:value-type="float" office:value="0" table:formula="of:=[.BV53]*$$c.mil" table:style-name="ce24">
            <text:p><text:s/>#REF!<text:s/></text:p>
          </table:table-cell>
          <table:table-cell office:value-type="float" office:value="0" table:formula="of:=[.BW53]*$$c.mod" table:style-name="ce24">
            <text:p><text:s/>#REF!<text:s/></text:p>
          </table:table-cell>
          <table:table-cell office:value-type="float" office:value="0" table:formula="of:=[.BX53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3:.DC54])" table:style-name="ce33">
            <text:p><text:s/>#REF!<text:s/></text:p>
          </table:table-cell>
          <table:table-cell office:value-type="float" office:value="0" table:formula="of:=AVERAGE([.DD53:.DD54])" table:style-name="ce33">
            <text:p><text:s/>#REF!<text:s/></text:p>
          </table:table-cell>
          <table:table-cell office:value-type="float" office:value="0" table:formula="of:=AVERAGE([.DE53:.DE54])" table:style-name="ce33">
            <text:p><text:s/>#REF!<text:s/></text:p>
          </table:table-cell>
          <table:table-cell office:value-type="float" office:value="0" table:formula="of:=AVERAGE([.DF53:.DF54])" table:style-name="ce33">
            <text:p><text:s/>#REF!<text:s/></text:p>
          </table:table-cell>
          <table:table-cell office:value-type="float" office:value="0" table:formula="of:=AVERAGE([.DG53:.DG54])" table:style-name="ce33">
            <text:p><text:s/>#REF!<text:s/></text:p>
          </table:table-cell>
          <table:table-cell office:value-type="float" office:value="0" table:formula="of:=AVERAGE([.DH53:.DH54])" table:style-name="ce33">
            <text:p><text:s/>#REF!<text:s/></text:p>
          </table:table-cell>
          <table:table-cell office:value-type="float" office:value="0" table:formula="of:=AVERAGE([.DI53:.DI54])" table:style-name="ce33">
            <text:p><text:s/>-<text:s/></text:p>
          </table:table-cell>
          <table:table-cell office:value-type="float" office:value="0" table:formula="of:=[.DJ53]" table:style-name="ce33">
            <text:p><text:s/>-<text:s/></text:p>
          </table:table-cell>
          <table:table-cell table:style-name="ce1"/>
          <table:table-cell office:value-type="float" office:value="0" table:formula="of:=[.DL53]/((1+$$discount_COST)^([.$B53]-1))" table:style-name="ce24">
            <text:p><text:s/>#REF!<text:s/></text:p>
          </table:table-cell>
          <table:table-cell office:value-type="float" office:value="0" table:formula="of:=[.DM53]/((1+$$discount_COST)^([.$B53]-1))" table:style-name="ce24">
            <text:p><text:s/>#REF!<text:s/></text:p>
          </table:table-cell>
          <table:table-cell office:value-type="float" office:value="0" table:formula="of:=[.DN53]/((1+$$discount_COST)^([.$B53]-1))" table:style-name="ce24">
            <text:p><text:s/>#REF!<text:s/></text:p>
          </table:table-cell>
          <table:table-cell office:value-type="float" office:value="0" table:formula="of:=[.DO53]/((1+$$discount_COST)^([.$B53]-1))" table:style-name="ce24">
            <text:p><text:s/>#REF!<text:s/></text:p>
          </table:table-cell>
          <table:table-cell office:value-type="float" office:value="0" table:formula="of:=[.DP53]/((1+$$discount_COST)^([.$B53]-1))" table:style-name="ce24">
            <text:p><text:s/>#REF!<text:s/></text:p>
          </table:table-cell>
          <table:table-cell office:value-type="float" office:value="0" table:formula="of:=[.DQ53]/((1+$$discount_COST)^([.$B53]-1))" table:style-name="ce24">
            <text:p><text:s/>#REF!<text:s/></text:p>
          </table:table-cell>
          <table:table-cell office:value-type="float" office:value="0" table:formula="of:=[.DR53]/((1+$$discount_COST)^([.$B53]-1))" table:style-name="ce24">
            <text:p><text:s/>-<text:s/></text:p>
          </table:table-cell>
          <table:table-cell office:value-type="float" office:value="0" table:formula="of:=[.DS53]/((1+$$discount_COST)^([.$B53]-1))" table:style-name="ce24">
            <text:p><text:s/>-<text:s/></text:p>
          </table:table-cell>
          <table:table-cell table:style-name="ce1"/>
          <table:table-cell office:value-type="float" office:value="0" table:formula="of:=SUM([.DU53:.EB53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53]+1" table:style-name="ce1">
            <text:p>112</text:p>
          </table:table-cell>
          <table:table-cell office:value-type="float" office:value="1" table:formula="of:=IF([.B5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4]) * (1-[.BB5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4]) * (1-[.BD5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4] * (1-[.BB54])" table:style-name="ce40">
            <text:p>#REF!</text:p>
          </table:table-cell>
          <table:table-cell office:value-type="float" office:value="0" table:formula="of:=(1 - $$p.mci_mil - $$p.mci_mod - $$p.mci_sev) * (1-[.BC54])" table:style-name="ce44">
            <text:p>#REF!</text:p>
          </table:table-cell>
          <table:table-cell office:value-type="float" office:value="0" table:formula="of:=$$p.mil_mci * [.D54] * (1-[.BD54])" table:style-name="ce42">
            <text:p>#REF!</text:p>
          </table:table-cell>
          <table:table-cell office:value-type="float" office:value="0" table:formula="of:=$$p.mil_mci * (1-[.BE5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4]) * (1-[.BB5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4]) * (1-[.BD54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4] * (1-[.BB54])" table:style-name="ce40">
            <text:p>#REF!</text:p>
          </table:table-cell>
          <table:table-cell office:value-type="float" office:value="0" table:formula="of:=$$p.mci_mil * (1-[.BC54])" table:style-name="ce44">
            <text:p>#REF!</text:p>
          </table:table-cell>
          <table:table-cell office:value-type="float" office:value="0" table:formula="of:=(1 - $$p.mil_mci - $$p.mil_mod - $$p.mil_sev) * [.D54] * (1-[.BD54])" table:style-name="ce44">
            <text:p>#REF!</text:p>
          </table:table-cell>
          <table:table-cell office:value-type="float" office:value="0" table:formula="of:=(1 - $$p.mil_mci - $$p.mil_mod - $$p.mil_sev) * (1-[.BE54])" table:style-name="ce44">
            <text:p>#REF!</text:p>
          </table:table-cell>
          <table:table-cell office:value-type="float" office:value="0" table:formula="of:=$$p.mod_mil * (1-[.BF54])" table:style-name="ce44">
            <text:p>#REF!</text:p>
          </table:table-cell>
          <table:table-cell office:value-type="float" office:value="0" table:formula="of:=$$p.sev_mil * (1-[.BG5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4])" table:style-name="ce45">
            <text:p>#REF!</text:p>
          </table:table-cell>
          <table:table-cell office:value-type="float" office:value="0" table:formula="of:=$$p.mci_mod * (1-[.BC54])" table:style-name="ce42">
            <text:p>#REF!</text:p>
          </table:table-cell>
          <table:table-cell office:value-type="float" office:value="0" table:formula="of:=$$p.mil_mod * (1-[.BD54])" table:style-name="ce44">
            <text:p>#REF!</text:p>
          </table:table-cell>
          <table:table-cell office:value-type="float" office:value="0" table:formula="of:=$$p.mil_mod * (1-[.BE54])" table:style-name="ce44">
            <text:p>#REF!</text:p>
          </table:table-cell>
          <table:table-cell office:value-type="float" office:value="0" table:formula="of:=(1-$$p.mod_mil-$$p.mod_sev) * (1-[.BF54])" table:style-name="ce44">
            <text:p>#REF!</text:p>
          </table:table-cell>
          <table:table-cell office:value-type="float" office:value="0" table:formula="of:=$$p.sev_mod * (1-[.BG5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4])" table:style-name="ce45">
            <text:p>#REF!</text:p>
          </table:table-cell>
          <table:table-cell office:value-type="float" office:value="0" table:formula="of:=$$p.mci_sev * (1-[.BC54])" table:style-name="ce42">
            <text:p>#REF!</text:p>
          </table:table-cell>
          <table:table-cell office:value-type="float" office:value="0" table:formula="of:=$$p.mil_sev * (1-[.BD54])" table:style-name="ce44">
            <text:p>#REF!</text:p>
          </table:table-cell>
          <table:table-cell office:value-type="float" office:value="0" table:formula="of:=$$p.mil_sev * (1-[.BE54])" table:style-name="ce44">
            <text:p>#REF!</text:p>
          </table:table-cell>
          <table:table-cell office:value-type="float" office:value="0" table:formula="of:=$$p.mod_sev * (1-[.BF54])" table:style-name="ce44">
            <text:p>#REF!</text:p>
          </table:table-cell>
          <table:table-cell office:value-type="float" office:value="0" table:formula="of:=(1-$$p.sev_mil-$$p.sev_mod) * (1-[.BG5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4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4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4];[.S54];[.Z54];[.AG54];[.AN54];[.AU54];[.BB54])=1" table:style-name="ce29">
            <text:p>#REF!</text:p>
          </table:table-cell>
          <table:table-cell office:value-type="float" office:value="0" table:formula="of:=SUM([.M54];[.T54];[.AA54];[.AH54];[.AO54];[.AV54];[.BC54])=1" table:style-name="ce29">
            <text:p>#REF!</text:p>
          </table:table-cell>
          <table:table-cell office:value-type="float" office:value="0" table:formula="of:=SUM([.N54];[.U54];[.AB54];[.AI54];[.AP54];[.AW54];[.BD54])=1" table:style-name="ce29">
            <text:p>#REF!</text:p>
          </table:table-cell>
          <table:table-cell office:value-type="float" office:value="0" table:formula="of:=SUM([.O54];[.V54];[.AC54];[.AJ54];[.AQ54];[.AX54];[.BE54])=1" table:style-name="ce29">
            <text:p>#REF!</text:p>
          </table:table-cell>
          <table:table-cell office:value-type="float" office:value="0" table:formula="of:=SUM([.P54];[.W54];[.AD54];[.AK54];[.AR54];[.AY54];[.BF54])=1" table:style-name="ce29">
            <text:p>#REF!</text:p>
          </table:table-cell>
          <table:table-cell office:value-type="float" office:value="0" table:formula="of:=SUM([.Q54];[.X54];[.AE54];[.AL54];[.AS54];[.AZ54];[.BG54])=1" table:style-name="ce29">
            <text:p>#REF!</text:p>
          </table:table-cell>
          <table:table-cell office:value-type="boolean" office:boolean-value="true" table:formula="of:=SUM([.R54];[.Y54];[.AF54];[.AM54];[.AT54];[.BA54];[.BH54])=1" table:style-name="ce29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S53:.BY53];TRANSPOSE([.L53:.R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S53:.Y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Z53:.AF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G53:.AM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N53:.AT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U53:.BA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BB53:.BH5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4:.BY54])=1" table:style-name="ce29">
            <text:p>#REF!</text:p>
          </table:table-cell>
          <table:table-cell table:style-name="ce1"/>
          <table:table-cell office:value-type="float" office:value="0" table:formula="of:=[.BS54] * $$u.mci" table:style-name="ce22">
            <text:p>#REF!</text:p>
          </table:table-cell>
          <table:table-cell office:value-type="float" office:value="0" table:formula="of:=[.BT54] * $$u.mci" table:style-name="ce22">
            <text:p>#REF!</text:p>
          </table:table-cell>
          <table:table-cell office:value-type="float" office:value="0" table:formula="of:=[.BU54] * $$u.mil" table:style-name="ce22">
            <text:p>#REF!</text:p>
          </table:table-cell>
          <table:table-cell office:value-type="float" office:value="0" table:formula="of:=[.BV54] * $$u.mil" table:style-name="ce22">
            <text:p>#REF!</text:p>
          </table:table-cell>
          <table:table-cell office:value-type="float" office:value="0" table:formula="of:=[.BW54] * $$u.mod" table:style-name="ce22">
            <text:p>#REF!</text:p>
          </table:table-cell>
          <table:table-cell office:value-type="float" office:value="0" table:formula="of:=[.BX54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4:.CC55])" table:style-name="ce31">
            <text:p>#REF!</text:p>
          </table:table-cell>
          <table:table-cell office:value-type="float" office:value="0" table:formula="of:=AVERAGE([.CD54:.CD55])" table:style-name="ce31">
            <text:p>#REF!</text:p>
          </table:table-cell>
          <table:table-cell office:value-type="float" office:value="0" table:formula="of:=AVERAGE([.CE54:.CE55])" table:style-name="ce31">
            <text:p>#REF!</text:p>
          </table:table-cell>
          <table:table-cell office:value-type="float" office:value="0" table:formula="of:=AVERAGE([.CF54:.CF55])" table:style-name="ce31">
            <text:p>#REF!</text:p>
          </table:table-cell>
          <table:table-cell office:value-type="float" office:value="0" table:formula="of:=AVERAGE([.CG54:.CG55])" table:style-name="ce31">
            <text:p>#REF!</text:p>
          </table:table-cell>
          <table:table-cell office:value-type="float" office:value="0" table:formula="of:=AVERAGE([.CH54:.CH55])" table:style-name="ce31">
            <text:p>#REF!</text:p>
          </table:table-cell>
          <table:table-cell office:value-type="float" office:value="0" table:formula="of:=AVERAGE([.CI54:.CI55])" table:style-name="ce31">
            <text:p>0.00</text:p>
          </table:table-cell>
          <table:table-cell table:style-name="ce1"/>
          <table:table-cell office:value-type="float" office:value="0" table:formula="of:=[.CK54]/((1+$$discount_COST)^([.$B54]-1))" table:style-name="ce22">
            <text:p>#REF!</text:p>
          </table:table-cell>
          <table:table-cell office:value-type="float" office:value="0" table:formula="of:=[.CL54]/((1+$$discount_COST)^([.$B54]-1))" table:style-name="ce22">
            <text:p>#REF!</text:p>
          </table:table-cell>
          <table:table-cell office:value-type="float" office:value="0" table:formula="of:=[.CM54]/((1+$$discount_COST)^([.$B54]-1))" table:style-name="ce22">
            <text:p>#REF!</text:p>
          </table:table-cell>
          <table:table-cell office:value-type="float" office:value="0" table:formula="of:=[.CN54]/((1+$$discount_COST)^([.$B54]-1))" table:style-name="ce22">
            <text:p>#REF!</text:p>
          </table:table-cell>
          <table:table-cell office:value-type="float" office:value="0" table:formula="of:=[.CO54]/((1+$$discount_COST)^([.$B54]-1))" table:style-name="ce22">
            <text:p>#REF!</text:p>
          </table:table-cell>
          <table:table-cell office:value-type="float" office:value="0" table:formula="of:=[.CP54]/((1+$$discount_COST)^([.$B54]-1))" table:style-name="ce22">
            <text:p>#REF!</text:p>
          </table:table-cell>
          <table:table-cell office:value-type="float" office:value="0" table:formula="of:=[.CQ54]/((1+$$discount_COST)^([.$B54]-1))" table:style-name="ce22">
            <text:p>0.00</text:p>
          </table:table-cell>
          <table:table-cell table:style-name="ce1"/>
          <table:table-cell office:value-type="float" office:value="0" table:formula="of:=SUM([.CS54:.CY54])" table:style-name="ce31">
            <text:p>#REF!</text:p>
          </table:table-cell>
          <table:table-cell table:style-name="ce1"/>
          <table:table-cell office:value-type="float" office:value="0" table:formula="of:=[.BS54] * ($$c.mci + $$c.Tx)" table:style-name="ce24">
            <text:p><text:s/>#REF!<text:s/></text:p>
          </table:table-cell>
          <table:table-cell office:value-type="float" office:value="0" table:formula="of:=[.BT54]*$$c.mci" table:style-name="ce24">
            <text:p><text:s/>#REF!<text:s/></text:p>
          </table:table-cell>
          <table:table-cell office:value-type="float" office:value="0" table:formula="of:=[.BU54] * ($$c.mil + $$c.Tx)" table:style-name="ce24">
            <text:p><text:s/>#REF!<text:s/></text:p>
          </table:table-cell>
          <table:table-cell office:value-type="float" office:value="0" table:formula="of:=[.BV54]*$$c.mil" table:style-name="ce24">
            <text:p><text:s/>#REF!<text:s/></text:p>
          </table:table-cell>
          <table:table-cell office:value-type="float" office:value="0" table:formula="of:=[.BW54]*$$c.mod" table:style-name="ce24">
            <text:p><text:s/>#REF!<text:s/></text:p>
          </table:table-cell>
          <table:table-cell office:value-type="float" office:value="0" table:formula="of:=[.BX54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4:.DC55])" table:style-name="ce33">
            <text:p><text:s/>#REF!<text:s/></text:p>
          </table:table-cell>
          <table:table-cell office:value-type="float" office:value="0" table:formula="of:=AVERAGE([.DD54:.DD55])" table:style-name="ce33">
            <text:p><text:s/>#REF!<text:s/></text:p>
          </table:table-cell>
          <table:table-cell office:value-type="float" office:value="0" table:formula="of:=AVERAGE([.DE54:.DE55])" table:style-name="ce33">
            <text:p><text:s/>#REF!<text:s/></text:p>
          </table:table-cell>
          <table:table-cell office:value-type="float" office:value="0" table:formula="of:=AVERAGE([.DF54:.DF55])" table:style-name="ce33">
            <text:p><text:s/>#REF!<text:s/></text:p>
          </table:table-cell>
          <table:table-cell office:value-type="float" office:value="0" table:formula="of:=AVERAGE([.DG54:.DG55])" table:style-name="ce33">
            <text:p><text:s/>#REF!<text:s/></text:p>
          </table:table-cell>
          <table:table-cell office:value-type="float" office:value="0" table:formula="of:=AVERAGE([.DH54:.DH55])" table:style-name="ce33">
            <text:p><text:s/>#REF!<text:s/></text:p>
          </table:table-cell>
          <table:table-cell office:value-type="float" office:value="0" table:formula="of:=AVERAGE([.DI54:.DI55])" table:style-name="ce33">
            <text:p><text:s/>-<text:s/></text:p>
          </table:table-cell>
          <table:table-cell office:value-type="float" office:value="0" table:formula="of:=[.DJ54]" table:style-name="ce33">
            <text:p><text:s/>-<text:s/></text:p>
          </table:table-cell>
          <table:table-cell table:style-name="ce1"/>
          <table:table-cell office:value-type="float" office:value="0" table:formula="of:=[.DL54]/((1+$$discount_COST)^([.$B54]-1))" table:style-name="ce24">
            <text:p><text:s/>#REF!<text:s/></text:p>
          </table:table-cell>
          <table:table-cell office:value-type="float" office:value="0" table:formula="of:=[.DM54]/((1+$$discount_COST)^([.$B54]-1))" table:style-name="ce24">
            <text:p><text:s/>#REF!<text:s/></text:p>
          </table:table-cell>
          <table:table-cell office:value-type="float" office:value="0" table:formula="of:=[.DN54]/((1+$$discount_COST)^([.$B54]-1))" table:style-name="ce24">
            <text:p><text:s/>#REF!<text:s/></text:p>
          </table:table-cell>
          <table:table-cell office:value-type="float" office:value="0" table:formula="of:=[.DO54]/((1+$$discount_COST)^([.$B54]-1))" table:style-name="ce24">
            <text:p><text:s/>#REF!<text:s/></text:p>
          </table:table-cell>
          <table:table-cell office:value-type="float" office:value="0" table:formula="of:=[.DP54]/((1+$$discount_COST)^([.$B54]-1))" table:style-name="ce24">
            <text:p><text:s/>#REF!<text:s/></text:p>
          </table:table-cell>
          <table:table-cell office:value-type="float" office:value="0" table:formula="of:=[.DQ54]/((1+$$discount_COST)^([.$B54]-1))" table:style-name="ce24">
            <text:p><text:s/>#REF!<text:s/></text:p>
          </table:table-cell>
          <table:table-cell office:value-type="float" office:value="0" table:formula="of:=[.DR54]/((1+$$discount_COST)^([.$B54]-1))" table:style-name="ce24">
            <text:p><text:s/>-<text:s/></text:p>
          </table:table-cell>
          <table:table-cell office:value-type="float" office:value="0" table:formula="of:=[.DS54]/((1+$$discount_COST)^([.$B54]-1))" table:style-name="ce24">
            <text:p><text:s/>-<text:s/></text:p>
          </table:table-cell>
          <table:table-cell table:style-name="ce1"/>
          <table:table-cell office:value-type="float" office:value="0" table:formula="of:=SUM([.DU54:.EB54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54]+1" table:style-name="ce1">
            <text:p>113</text:p>
          </table:table-cell>
          <table:table-cell office:value-type="float" office:value="1" table:formula="of:=IF([.B5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5]) * (1-[.BB5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5]) * (1-[.BD5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5] * (1-[.BB55])" table:style-name="ce40">
            <text:p>#REF!</text:p>
          </table:table-cell>
          <table:table-cell office:value-type="float" office:value="0" table:formula="of:=(1 - $$p.mci_mil - $$p.mci_mod - $$p.mci_sev) * (1-[.BC55])" table:style-name="ce44">
            <text:p>#REF!</text:p>
          </table:table-cell>
          <table:table-cell office:value-type="float" office:value="0" table:formula="of:=$$p.mil_mci * [.D55] * (1-[.BD55])" table:style-name="ce42">
            <text:p>#REF!</text:p>
          </table:table-cell>
          <table:table-cell office:value-type="float" office:value="0" table:formula="of:=$$p.mil_mci * (1-[.BE5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5]) * (1-[.BB5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5]) * (1-[.BD55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5] * (1-[.BB55])" table:style-name="ce40">
            <text:p>#REF!</text:p>
          </table:table-cell>
          <table:table-cell office:value-type="float" office:value="0" table:formula="of:=$$p.mci_mil * (1-[.BC55])" table:style-name="ce44">
            <text:p>#REF!</text:p>
          </table:table-cell>
          <table:table-cell office:value-type="float" office:value="0" table:formula="of:=(1 - $$p.mil_mci - $$p.mil_mod - $$p.mil_sev) * [.D55] * (1-[.BD55])" table:style-name="ce44">
            <text:p>#REF!</text:p>
          </table:table-cell>
          <table:table-cell office:value-type="float" office:value="0" table:formula="of:=(1 - $$p.mil_mci - $$p.mil_mod - $$p.mil_sev) * (1-[.BE55])" table:style-name="ce44">
            <text:p>#REF!</text:p>
          </table:table-cell>
          <table:table-cell office:value-type="float" office:value="0" table:formula="of:=$$p.mod_mil * (1-[.BF55])" table:style-name="ce44">
            <text:p>#REF!</text:p>
          </table:table-cell>
          <table:table-cell office:value-type="float" office:value="0" table:formula="of:=$$p.sev_mil * (1-[.BG5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5])" table:style-name="ce45">
            <text:p>#REF!</text:p>
          </table:table-cell>
          <table:table-cell office:value-type="float" office:value="0" table:formula="of:=$$p.mci_mod * (1-[.BC55])" table:style-name="ce42">
            <text:p>#REF!</text:p>
          </table:table-cell>
          <table:table-cell office:value-type="float" office:value="0" table:formula="of:=$$p.mil_mod * (1-[.BD55])" table:style-name="ce44">
            <text:p>#REF!</text:p>
          </table:table-cell>
          <table:table-cell office:value-type="float" office:value="0" table:formula="of:=$$p.mil_mod * (1-[.BE55])" table:style-name="ce44">
            <text:p>#REF!</text:p>
          </table:table-cell>
          <table:table-cell office:value-type="float" office:value="0" table:formula="of:=(1-$$p.mod_mil-$$p.mod_sev) * (1-[.BF55])" table:style-name="ce44">
            <text:p>#REF!</text:p>
          </table:table-cell>
          <table:table-cell office:value-type="float" office:value="0" table:formula="of:=$$p.sev_mod * (1-[.BG5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5])" table:style-name="ce45">
            <text:p>#REF!</text:p>
          </table:table-cell>
          <table:table-cell office:value-type="float" office:value="0" table:formula="of:=$$p.mci_sev * (1-[.BC55])" table:style-name="ce42">
            <text:p>#REF!</text:p>
          </table:table-cell>
          <table:table-cell office:value-type="float" office:value="0" table:formula="of:=$$p.mil_sev * (1-[.BD55])" table:style-name="ce44">
            <text:p>#REF!</text:p>
          </table:table-cell>
          <table:table-cell office:value-type="float" office:value="0" table:formula="of:=$$p.mil_sev * (1-[.BE55])" table:style-name="ce44">
            <text:p>#REF!</text:p>
          </table:table-cell>
          <table:table-cell office:value-type="float" office:value="0" table:formula="of:=$$p.mod_sev * (1-[.BF55])" table:style-name="ce44">
            <text:p>#REF!</text:p>
          </table:table-cell>
          <table:table-cell office:value-type="float" office:value="0" table:formula="of:=(1-$$p.sev_mil-$$p.sev_mod) * (1-[.BG5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5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5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5];[.S55];[.Z55];[.AG55];[.AN55];[.AU55];[.BB55])=1" table:style-name="ce29">
            <text:p>#REF!</text:p>
          </table:table-cell>
          <table:table-cell office:value-type="float" office:value="0" table:formula="of:=SUM([.M55];[.T55];[.AA55];[.AH55];[.AO55];[.AV55];[.BC55])=1" table:style-name="ce29">
            <text:p>#REF!</text:p>
          </table:table-cell>
          <table:table-cell office:value-type="float" office:value="0" table:formula="of:=SUM([.N55];[.U55];[.AB55];[.AI55];[.AP55];[.AW55];[.BD55])=1" table:style-name="ce29">
            <text:p>#REF!</text:p>
          </table:table-cell>
          <table:table-cell office:value-type="float" office:value="0" table:formula="of:=SUM([.O55];[.V55];[.AC55];[.AJ55];[.AQ55];[.AX55];[.BE55])=1" table:style-name="ce29">
            <text:p>#REF!</text:p>
          </table:table-cell>
          <table:table-cell office:value-type="float" office:value="0" table:formula="of:=SUM([.P55];[.W55];[.AD55];[.AK55];[.AR55];[.AY55];[.BF55])=1" table:style-name="ce29">
            <text:p>#REF!</text:p>
          </table:table-cell>
          <table:table-cell office:value-type="float" office:value="0" table:formula="of:=SUM([.Q55];[.X55];[.AE55];[.AL55];[.AS55];[.AZ55];[.BG55])=1" table:style-name="ce29">
            <text:p>#REF!</text:p>
          </table:table-cell>
          <table:table-cell office:value-type="boolean" office:boolean-value="true" table:formula="of:=SUM([.R55];[.Y55];[.AF55];[.AM55];[.AT55];[.BA55];[.BH55])=1" table:style-name="ce29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S54:.BY54];TRANSPOSE([.L54:.R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S54:.Y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Z54:.AF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G54:.AM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N54:.AT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U54:.BA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BB54:.BH5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5:.BY55])=1" table:style-name="ce29">
            <text:p>#REF!</text:p>
          </table:table-cell>
          <table:table-cell table:style-name="ce1"/>
          <table:table-cell office:value-type="float" office:value="0" table:formula="of:=[.BS55] * $$u.mci" table:style-name="ce22">
            <text:p>#REF!</text:p>
          </table:table-cell>
          <table:table-cell office:value-type="float" office:value="0" table:formula="of:=[.BT55] * $$u.mci" table:style-name="ce22">
            <text:p>#REF!</text:p>
          </table:table-cell>
          <table:table-cell office:value-type="float" office:value="0" table:formula="of:=[.BU55] * $$u.mil" table:style-name="ce22">
            <text:p>#REF!</text:p>
          </table:table-cell>
          <table:table-cell office:value-type="float" office:value="0" table:formula="of:=[.BV55] * $$u.mil" table:style-name="ce22">
            <text:p>#REF!</text:p>
          </table:table-cell>
          <table:table-cell office:value-type="float" office:value="0" table:formula="of:=[.BW55] * $$u.mod" table:style-name="ce22">
            <text:p>#REF!</text:p>
          </table:table-cell>
          <table:table-cell office:value-type="float" office:value="0" table:formula="of:=[.BX55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5:.CC56])" table:style-name="ce31">
            <text:p>#REF!</text:p>
          </table:table-cell>
          <table:table-cell office:value-type="float" office:value="0" table:formula="of:=AVERAGE([.CD55:.CD56])" table:style-name="ce31">
            <text:p>#REF!</text:p>
          </table:table-cell>
          <table:table-cell office:value-type="float" office:value="0" table:formula="of:=AVERAGE([.CE55:.CE56])" table:style-name="ce31">
            <text:p>#REF!</text:p>
          </table:table-cell>
          <table:table-cell office:value-type="float" office:value="0" table:formula="of:=AVERAGE([.CF55:.CF56])" table:style-name="ce31">
            <text:p>#REF!</text:p>
          </table:table-cell>
          <table:table-cell office:value-type="float" office:value="0" table:formula="of:=AVERAGE([.CG55:.CG56])" table:style-name="ce31">
            <text:p>#REF!</text:p>
          </table:table-cell>
          <table:table-cell office:value-type="float" office:value="0" table:formula="of:=AVERAGE([.CH55:.CH56])" table:style-name="ce31">
            <text:p>#REF!</text:p>
          </table:table-cell>
          <table:table-cell office:value-type="float" office:value="0" table:formula="of:=AVERAGE([.CI55:.CI56])" table:style-name="ce31">
            <text:p>0.00</text:p>
          </table:table-cell>
          <table:table-cell table:style-name="ce1"/>
          <table:table-cell office:value-type="float" office:value="0" table:formula="of:=[.CK55]/((1+$$discount_COST)^([.$B55]-1))" table:style-name="ce22">
            <text:p>#REF!</text:p>
          </table:table-cell>
          <table:table-cell office:value-type="float" office:value="0" table:formula="of:=[.CL55]/((1+$$discount_COST)^([.$B55]-1))" table:style-name="ce22">
            <text:p>#REF!</text:p>
          </table:table-cell>
          <table:table-cell office:value-type="float" office:value="0" table:formula="of:=[.CM55]/((1+$$discount_COST)^([.$B55]-1))" table:style-name="ce22">
            <text:p>#REF!</text:p>
          </table:table-cell>
          <table:table-cell office:value-type="float" office:value="0" table:formula="of:=[.CN55]/((1+$$discount_COST)^([.$B55]-1))" table:style-name="ce22">
            <text:p>#REF!</text:p>
          </table:table-cell>
          <table:table-cell office:value-type="float" office:value="0" table:formula="of:=[.CO55]/((1+$$discount_COST)^([.$B55]-1))" table:style-name="ce22">
            <text:p>#REF!</text:p>
          </table:table-cell>
          <table:table-cell office:value-type="float" office:value="0" table:formula="of:=[.CP55]/((1+$$discount_COST)^([.$B55]-1))" table:style-name="ce22">
            <text:p>#REF!</text:p>
          </table:table-cell>
          <table:table-cell office:value-type="float" office:value="0" table:formula="of:=[.CQ55]/((1+$$discount_COST)^([.$B55]-1))" table:style-name="ce22">
            <text:p>0.00</text:p>
          </table:table-cell>
          <table:table-cell table:style-name="ce1"/>
          <table:table-cell office:value-type="float" office:value="0" table:formula="of:=SUM([.CS55:.CY55])" table:style-name="ce31">
            <text:p>#REF!</text:p>
          </table:table-cell>
          <table:table-cell table:style-name="ce1"/>
          <table:table-cell office:value-type="float" office:value="0" table:formula="of:=[.BS55] * ($$c.mci + $$c.Tx)" table:style-name="ce24">
            <text:p><text:s/>#REF!<text:s/></text:p>
          </table:table-cell>
          <table:table-cell office:value-type="float" office:value="0" table:formula="of:=[.BT55]*$$c.mci" table:style-name="ce24">
            <text:p><text:s/>#REF!<text:s/></text:p>
          </table:table-cell>
          <table:table-cell office:value-type="float" office:value="0" table:formula="of:=[.BU55] * ($$c.mil + $$c.Tx)" table:style-name="ce24">
            <text:p><text:s/>#REF!<text:s/></text:p>
          </table:table-cell>
          <table:table-cell office:value-type="float" office:value="0" table:formula="of:=[.BV55]*$$c.mil" table:style-name="ce24">
            <text:p><text:s/>#REF!<text:s/></text:p>
          </table:table-cell>
          <table:table-cell office:value-type="float" office:value="0" table:formula="of:=[.BW55]*$$c.mod" table:style-name="ce24">
            <text:p><text:s/>#REF!<text:s/></text:p>
          </table:table-cell>
          <table:table-cell office:value-type="float" office:value="0" table:formula="of:=[.BX55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5:.DC56])" table:style-name="ce33">
            <text:p><text:s/>#REF!<text:s/></text:p>
          </table:table-cell>
          <table:table-cell office:value-type="float" office:value="0" table:formula="of:=AVERAGE([.DD55:.DD56])" table:style-name="ce33">
            <text:p><text:s/>#REF!<text:s/></text:p>
          </table:table-cell>
          <table:table-cell office:value-type="float" office:value="0" table:formula="of:=AVERAGE([.DE55:.DE56])" table:style-name="ce33">
            <text:p><text:s/>#REF!<text:s/></text:p>
          </table:table-cell>
          <table:table-cell office:value-type="float" office:value="0" table:formula="of:=AVERAGE([.DF55:.DF56])" table:style-name="ce33">
            <text:p><text:s/>#REF!<text:s/></text:p>
          </table:table-cell>
          <table:table-cell office:value-type="float" office:value="0" table:formula="of:=AVERAGE([.DG55:.DG56])" table:style-name="ce33">
            <text:p><text:s/>#REF!<text:s/></text:p>
          </table:table-cell>
          <table:table-cell office:value-type="float" office:value="0" table:formula="of:=AVERAGE([.DH55:.DH56])" table:style-name="ce33">
            <text:p><text:s/>#REF!<text:s/></text:p>
          </table:table-cell>
          <table:table-cell office:value-type="float" office:value="0" table:formula="of:=AVERAGE([.DI55:.DI56])" table:style-name="ce33">
            <text:p><text:s/>-<text:s/></text:p>
          </table:table-cell>
          <table:table-cell office:value-type="float" office:value="0" table:formula="of:=[.DJ55]" table:style-name="ce33">
            <text:p><text:s/>-<text:s/></text:p>
          </table:table-cell>
          <table:table-cell table:style-name="ce1"/>
          <table:table-cell office:value-type="float" office:value="0" table:formula="of:=[.DL55]/((1+$$discount_COST)^([.$B55]-1))" table:style-name="ce24">
            <text:p><text:s/>#REF!<text:s/></text:p>
          </table:table-cell>
          <table:table-cell office:value-type="float" office:value="0" table:formula="of:=[.DM55]/((1+$$discount_COST)^([.$B55]-1))" table:style-name="ce24">
            <text:p><text:s/>#REF!<text:s/></text:p>
          </table:table-cell>
          <table:table-cell office:value-type="float" office:value="0" table:formula="of:=[.DN55]/((1+$$discount_COST)^([.$B55]-1))" table:style-name="ce24">
            <text:p><text:s/>#REF!<text:s/></text:p>
          </table:table-cell>
          <table:table-cell office:value-type="float" office:value="0" table:formula="of:=[.DO55]/((1+$$discount_COST)^([.$B55]-1))" table:style-name="ce24">
            <text:p><text:s/>#REF!<text:s/></text:p>
          </table:table-cell>
          <table:table-cell office:value-type="float" office:value="0" table:formula="of:=[.DP55]/((1+$$discount_COST)^([.$B55]-1))" table:style-name="ce24">
            <text:p><text:s/>#REF!<text:s/></text:p>
          </table:table-cell>
          <table:table-cell office:value-type="float" office:value="0" table:formula="of:=[.DQ55]/((1+$$discount_COST)^([.$B55]-1))" table:style-name="ce24">
            <text:p><text:s/>#REF!<text:s/></text:p>
          </table:table-cell>
          <table:table-cell office:value-type="float" office:value="0" table:formula="of:=[.DR55]/((1+$$discount_COST)^([.$B55]-1))" table:style-name="ce24">
            <text:p><text:s/>-<text:s/></text:p>
          </table:table-cell>
          <table:table-cell office:value-type="float" office:value="0" table:formula="of:=[.DS55]/((1+$$discount_COST)^([.$B55]-1))" table:style-name="ce24">
            <text:p><text:s/>-<text:s/></text:p>
          </table:table-cell>
          <table:table-cell table:style-name="ce1"/>
          <table:table-cell office:value-type="float" office:value="0" table:formula="of:=SUM([.DU55:.EB55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55]+1" table:style-name="ce1">
            <text:p>114</text:p>
          </table:table-cell>
          <table:table-cell office:value-type="float" office:value="1" table:formula="of:=IF([.B5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6]) * (1-[.BB5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6]) * (1-[.BD5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6] * (1-[.BB56])" table:style-name="ce40">
            <text:p>#REF!</text:p>
          </table:table-cell>
          <table:table-cell office:value-type="float" office:value="0" table:formula="of:=(1 - $$p.mci_mil - $$p.mci_mod - $$p.mci_sev) * (1-[.BC56])" table:style-name="ce44">
            <text:p>#REF!</text:p>
          </table:table-cell>
          <table:table-cell office:value-type="float" office:value="0" table:formula="of:=$$p.mil_mci * [.D56] * (1-[.BD56])" table:style-name="ce42">
            <text:p>#REF!</text:p>
          </table:table-cell>
          <table:table-cell office:value-type="float" office:value="0" table:formula="of:=$$p.mil_mci * (1-[.BE5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6]) * (1-[.BB5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6]) * (1-[.BD56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6] * (1-[.BB56])" table:style-name="ce40">
            <text:p>#REF!</text:p>
          </table:table-cell>
          <table:table-cell office:value-type="float" office:value="0" table:formula="of:=$$p.mci_mil * (1-[.BC56])" table:style-name="ce44">
            <text:p>#REF!</text:p>
          </table:table-cell>
          <table:table-cell office:value-type="float" office:value="0" table:formula="of:=(1 - $$p.mil_mci - $$p.mil_mod - $$p.mil_sev) * [.D56] * (1-[.BD56])" table:style-name="ce44">
            <text:p>#REF!</text:p>
          </table:table-cell>
          <table:table-cell office:value-type="float" office:value="0" table:formula="of:=(1 - $$p.mil_mci - $$p.mil_mod - $$p.mil_sev) * (1-[.BE56])" table:style-name="ce44">
            <text:p>#REF!</text:p>
          </table:table-cell>
          <table:table-cell office:value-type="float" office:value="0" table:formula="of:=$$p.mod_mil * (1-[.BF56])" table:style-name="ce44">
            <text:p>#REF!</text:p>
          </table:table-cell>
          <table:table-cell office:value-type="float" office:value="0" table:formula="of:=$$p.sev_mil * (1-[.BG5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6])" table:style-name="ce45">
            <text:p>#REF!</text:p>
          </table:table-cell>
          <table:table-cell office:value-type="float" office:value="0" table:formula="of:=$$p.mci_mod * (1-[.BC56])" table:style-name="ce42">
            <text:p>#REF!</text:p>
          </table:table-cell>
          <table:table-cell office:value-type="float" office:value="0" table:formula="of:=$$p.mil_mod * (1-[.BD56])" table:style-name="ce44">
            <text:p>#REF!</text:p>
          </table:table-cell>
          <table:table-cell office:value-type="float" office:value="0" table:formula="of:=$$p.mil_mod * (1-[.BE56])" table:style-name="ce44">
            <text:p>#REF!</text:p>
          </table:table-cell>
          <table:table-cell office:value-type="float" office:value="0" table:formula="of:=(1-$$p.mod_mil-$$p.mod_sev) * (1-[.BF56])" table:style-name="ce44">
            <text:p>#REF!</text:p>
          </table:table-cell>
          <table:table-cell office:value-type="float" office:value="0" table:formula="of:=$$p.sev_mod * (1-[.BG5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6])" table:style-name="ce45">
            <text:p>#REF!</text:p>
          </table:table-cell>
          <table:table-cell office:value-type="float" office:value="0" table:formula="of:=$$p.mci_sev * (1-[.BC56])" table:style-name="ce42">
            <text:p>#REF!</text:p>
          </table:table-cell>
          <table:table-cell office:value-type="float" office:value="0" table:formula="of:=$$p.mil_sev * (1-[.BD56])" table:style-name="ce44">
            <text:p>#REF!</text:p>
          </table:table-cell>
          <table:table-cell office:value-type="float" office:value="0" table:formula="of:=$$p.mil_sev * (1-[.BE56])" table:style-name="ce44">
            <text:p>#REF!</text:p>
          </table:table-cell>
          <table:table-cell office:value-type="float" office:value="0" table:formula="of:=$$p.mod_sev * (1-[.BF56])" table:style-name="ce44">
            <text:p>#REF!</text:p>
          </table:table-cell>
          <table:table-cell office:value-type="float" office:value="0" table:formula="of:=(1-$$p.sev_mil-$$p.sev_mod) * (1-[.BG5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6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6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6];[.S56];[.Z56];[.AG56];[.AN56];[.AU56];[.BB56])=1" table:style-name="ce29">
            <text:p>#REF!</text:p>
          </table:table-cell>
          <table:table-cell office:value-type="float" office:value="0" table:formula="of:=SUM([.M56];[.T56];[.AA56];[.AH56];[.AO56];[.AV56];[.BC56])=1" table:style-name="ce29">
            <text:p>#REF!</text:p>
          </table:table-cell>
          <table:table-cell office:value-type="float" office:value="0" table:formula="of:=SUM([.N56];[.U56];[.AB56];[.AI56];[.AP56];[.AW56];[.BD56])=1" table:style-name="ce29">
            <text:p>#REF!</text:p>
          </table:table-cell>
          <table:table-cell office:value-type="float" office:value="0" table:formula="of:=SUM([.O56];[.V56];[.AC56];[.AJ56];[.AQ56];[.AX56];[.BE56])=1" table:style-name="ce29">
            <text:p>#REF!</text:p>
          </table:table-cell>
          <table:table-cell office:value-type="float" office:value="0" table:formula="of:=SUM([.P56];[.W56];[.AD56];[.AK56];[.AR56];[.AY56];[.BF56])=1" table:style-name="ce29">
            <text:p>#REF!</text:p>
          </table:table-cell>
          <table:table-cell office:value-type="float" office:value="0" table:formula="of:=SUM([.Q56];[.X56];[.AE56];[.AL56];[.AS56];[.AZ56];[.BG56])=1" table:style-name="ce29">
            <text:p>#REF!</text:p>
          </table:table-cell>
          <table:table-cell office:value-type="boolean" office:boolean-value="true" table:formula="of:=SUM([.R56];[.Y56];[.AF56];[.AM56];[.AT56];[.BA56];[.BH56])=1" table:style-name="ce29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S55:.BY55];TRANSPOSE([.L55:.R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S55:.Y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Z55:.AF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G55:.AM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N55:.AT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U55:.BA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BB55:.BH5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6:.BY56])=1" table:style-name="ce29">
            <text:p>#REF!</text:p>
          </table:table-cell>
          <table:table-cell table:style-name="ce1"/>
          <table:table-cell office:value-type="float" office:value="0" table:formula="of:=[.BS56] * $$u.mci" table:style-name="ce22">
            <text:p>#REF!</text:p>
          </table:table-cell>
          <table:table-cell office:value-type="float" office:value="0" table:formula="of:=[.BT56] * $$u.mci" table:style-name="ce22">
            <text:p>#REF!</text:p>
          </table:table-cell>
          <table:table-cell office:value-type="float" office:value="0" table:formula="of:=[.BU56] * $$u.mil" table:style-name="ce22">
            <text:p>#REF!</text:p>
          </table:table-cell>
          <table:table-cell office:value-type="float" office:value="0" table:formula="of:=[.BV56] * $$u.mil" table:style-name="ce22">
            <text:p>#REF!</text:p>
          </table:table-cell>
          <table:table-cell office:value-type="float" office:value="0" table:formula="of:=[.BW56] * $$u.mod" table:style-name="ce22">
            <text:p>#REF!</text:p>
          </table:table-cell>
          <table:table-cell office:value-type="float" office:value="0" table:formula="of:=[.BX56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6:.CC57])" table:style-name="ce31">
            <text:p>#REF!</text:p>
          </table:table-cell>
          <table:table-cell office:value-type="float" office:value="0" table:formula="of:=AVERAGE([.CD56:.CD57])" table:style-name="ce31">
            <text:p>#REF!</text:p>
          </table:table-cell>
          <table:table-cell office:value-type="float" office:value="0" table:formula="of:=AVERAGE([.CE56:.CE57])" table:style-name="ce31">
            <text:p>#REF!</text:p>
          </table:table-cell>
          <table:table-cell office:value-type="float" office:value="0" table:formula="of:=AVERAGE([.CF56:.CF57])" table:style-name="ce31">
            <text:p>#REF!</text:p>
          </table:table-cell>
          <table:table-cell office:value-type="float" office:value="0" table:formula="of:=AVERAGE([.CG56:.CG57])" table:style-name="ce31">
            <text:p>#REF!</text:p>
          </table:table-cell>
          <table:table-cell office:value-type="float" office:value="0" table:formula="of:=AVERAGE([.CH56:.CH57])" table:style-name="ce31">
            <text:p>#REF!</text:p>
          </table:table-cell>
          <table:table-cell office:value-type="float" office:value="0" table:formula="of:=AVERAGE([.CI56:.CI57])" table:style-name="ce31">
            <text:p>0.00</text:p>
          </table:table-cell>
          <table:table-cell table:style-name="ce1"/>
          <table:table-cell office:value-type="float" office:value="0" table:formula="of:=[.CK56]/((1+$$discount_COST)^([.$B56]-1))" table:style-name="ce22">
            <text:p>#REF!</text:p>
          </table:table-cell>
          <table:table-cell office:value-type="float" office:value="0" table:formula="of:=[.CL56]/((1+$$discount_COST)^([.$B56]-1))" table:style-name="ce22">
            <text:p>#REF!</text:p>
          </table:table-cell>
          <table:table-cell office:value-type="float" office:value="0" table:formula="of:=[.CM56]/((1+$$discount_COST)^([.$B56]-1))" table:style-name="ce22">
            <text:p>#REF!</text:p>
          </table:table-cell>
          <table:table-cell office:value-type="float" office:value="0" table:formula="of:=[.CN56]/((1+$$discount_COST)^([.$B56]-1))" table:style-name="ce22">
            <text:p>#REF!</text:p>
          </table:table-cell>
          <table:table-cell office:value-type="float" office:value="0" table:formula="of:=[.CO56]/((1+$$discount_COST)^([.$B56]-1))" table:style-name="ce22">
            <text:p>#REF!</text:p>
          </table:table-cell>
          <table:table-cell office:value-type="float" office:value="0" table:formula="of:=[.CP56]/((1+$$discount_COST)^([.$B56]-1))" table:style-name="ce22">
            <text:p>#REF!</text:p>
          </table:table-cell>
          <table:table-cell office:value-type="float" office:value="0" table:formula="of:=[.CQ56]/((1+$$discount_COST)^([.$B56]-1))" table:style-name="ce22">
            <text:p>0.00</text:p>
          </table:table-cell>
          <table:table-cell table:style-name="ce1"/>
          <table:table-cell office:value-type="float" office:value="0" table:formula="of:=SUM([.CS56:.CY56])" table:style-name="ce31">
            <text:p>#REF!</text:p>
          </table:table-cell>
          <table:table-cell table:style-name="ce1"/>
          <table:table-cell office:value-type="float" office:value="0" table:formula="of:=[.BS56] * ($$c.mci + $$c.Tx)" table:style-name="ce24">
            <text:p><text:s/>#REF!<text:s/></text:p>
          </table:table-cell>
          <table:table-cell office:value-type="float" office:value="0" table:formula="of:=[.BT56]*$$c.mci" table:style-name="ce24">
            <text:p><text:s/>#REF!<text:s/></text:p>
          </table:table-cell>
          <table:table-cell office:value-type="float" office:value="0" table:formula="of:=[.BU56] * ($$c.mil + $$c.Tx)" table:style-name="ce24">
            <text:p><text:s/>#REF!<text:s/></text:p>
          </table:table-cell>
          <table:table-cell office:value-type="float" office:value="0" table:formula="of:=[.BV56]*$$c.mil" table:style-name="ce24">
            <text:p><text:s/>#REF!<text:s/></text:p>
          </table:table-cell>
          <table:table-cell office:value-type="float" office:value="0" table:formula="of:=[.BW56]*$$c.mod" table:style-name="ce24">
            <text:p><text:s/>#REF!<text:s/></text:p>
          </table:table-cell>
          <table:table-cell office:value-type="float" office:value="0" table:formula="of:=[.BX56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6:.DC57])" table:style-name="ce33">
            <text:p><text:s/>#REF!<text:s/></text:p>
          </table:table-cell>
          <table:table-cell office:value-type="float" office:value="0" table:formula="of:=AVERAGE([.DD56:.DD57])" table:style-name="ce33">
            <text:p><text:s/>#REF!<text:s/></text:p>
          </table:table-cell>
          <table:table-cell office:value-type="float" office:value="0" table:formula="of:=AVERAGE([.DE56:.DE57])" table:style-name="ce33">
            <text:p><text:s/>#REF!<text:s/></text:p>
          </table:table-cell>
          <table:table-cell office:value-type="float" office:value="0" table:formula="of:=AVERAGE([.DF56:.DF57])" table:style-name="ce33">
            <text:p><text:s/>#REF!<text:s/></text:p>
          </table:table-cell>
          <table:table-cell office:value-type="float" office:value="0" table:formula="of:=AVERAGE([.DG56:.DG57])" table:style-name="ce33">
            <text:p><text:s/>#REF!<text:s/></text:p>
          </table:table-cell>
          <table:table-cell office:value-type="float" office:value="0" table:formula="of:=AVERAGE([.DH56:.DH57])" table:style-name="ce33">
            <text:p><text:s/>#REF!<text:s/></text:p>
          </table:table-cell>
          <table:table-cell office:value-type="float" office:value="0" table:formula="of:=AVERAGE([.DI56:.DI57])" table:style-name="ce33">
            <text:p><text:s/>-<text:s/></text:p>
          </table:table-cell>
          <table:table-cell office:value-type="float" office:value="0" table:formula="of:=[.DJ56]" table:style-name="ce33">
            <text:p><text:s/>-<text:s/></text:p>
          </table:table-cell>
          <table:table-cell table:style-name="ce1"/>
          <table:table-cell office:value-type="float" office:value="0" table:formula="of:=[.DL56]/((1+$$discount_COST)^([.$B56]-1))" table:style-name="ce24">
            <text:p><text:s/>#REF!<text:s/></text:p>
          </table:table-cell>
          <table:table-cell office:value-type="float" office:value="0" table:formula="of:=[.DM56]/((1+$$discount_COST)^([.$B56]-1))" table:style-name="ce24">
            <text:p><text:s/>#REF!<text:s/></text:p>
          </table:table-cell>
          <table:table-cell office:value-type="float" office:value="0" table:formula="of:=[.DN56]/((1+$$discount_COST)^([.$B56]-1))" table:style-name="ce24">
            <text:p><text:s/>#REF!<text:s/></text:p>
          </table:table-cell>
          <table:table-cell office:value-type="float" office:value="0" table:formula="of:=[.DO56]/((1+$$discount_COST)^([.$B56]-1))" table:style-name="ce24">
            <text:p><text:s/>#REF!<text:s/></text:p>
          </table:table-cell>
          <table:table-cell office:value-type="float" office:value="0" table:formula="of:=[.DP56]/((1+$$discount_COST)^([.$B56]-1))" table:style-name="ce24">
            <text:p><text:s/>#REF!<text:s/></text:p>
          </table:table-cell>
          <table:table-cell office:value-type="float" office:value="0" table:formula="of:=[.DQ56]/((1+$$discount_COST)^([.$B56]-1))" table:style-name="ce24">
            <text:p><text:s/>#REF!<text:s/></text:p>
          </table:table-cell>
          <table:table-cell office:value-type="float" office:value="0" table:formula="of:=[.DR56]/((1+$$discount_COST)^([.$B56]-1))" table:style-name="ce24">
            <text:p><text:s/>-<text:s/></text:p>
          </table:table-cell>
          <table:table-cell office:value-type="float" office:value="0" table:formula="of:=[.DS56]/((1+$$discount_COST)^([.$B56]-1))" table:style-name="ce24">
            <text:p><text:s/>-<text:s/></text:p>
          </table:table-cell>
          <table:table-cell table:style-name="ce1"/>
          <table:table-cell office:value-type="float" office:value="0" table:formula="of:=SUM([.DU56:.EB56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56]+1" table:style-name="ce1">
            <text:p>115</text:p>
          </table:table-cell>
          <table:table-cell office:value-type="float" office:value="1" table:formula="of:=IF([.B5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7]) * (1-[.BB5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7]) * (1-[.BD5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7] * (1-[.BB57])" table:style-name="ce40">
            <text:p>#REF!</text:p>
          </table:table-cell>
          <table:table-cell office:value-type="float" office:value="0" table:formula="of:=(1 - $$p.mci_mil - $$p.mci_mod - $$p.mci_sev) * (1-[.BC57])" table:style-name="ce44">
            <text:p>#REF!</text:p>
          </table:table-cell>
          <table:table-cell office:value-type="float" office:value="0" table:formula="of:=$$p.mil_mci * [.D57] * (1-[.BD57])" table:style-name="ce42">
            <text:p>#REF!</text:p>
          </table:table-cell>
          <table:table-cell office:value-type="float" office:value="0" table:formula="of:=$$p.mil_mci * (1-[.BE5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7]) * (1-[.BB5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7]) * (1-[.BD57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7] * (1-[.BB57])" table:style-name="ce40">
            <text:p>#REF!</text:p>
          </table:table-cell>
          <table:table-cell office:value-type="float" office:value="0" table:formula="of:=$$p.mci_mil * (1-[.BC57])" table:style-name="ce44">
            <text:p>#REF!</text:p>
          </table:table-cell>
          <table:table-cell office:value-type="float" office:value="0" table:formula="of:=(1 - $$p.mil_mci - $$p.mil_mod - $$p.mil_sev) * [.D57] * (1-[.BD57])" table:style-name="ce44">
            <text:p>#REF!</text:p>
          </table:table-cell>
          <table:table-cell office:value-type="float" office:value="0" table:formula="of:=(1 - $$p.mil_mci - $$p.mil_mod - $$p.mil_sev) * (1-[.BE57])" table:style-name="ce44">
            <text:p>#REF!</text:p>
          </table:table-cell>
          <table:table-cell office:value-type="float" office:value="0" table:formula="of:=$$p.mod_mil * (1-[.BF57])" table:style-name="ce44">
            <text:p>#REF!</text:p>
          </table:table-cell>
          <table:table-cell office:value-type="float" office:value="0" table:formula="of:=$$p.sev_mil * (1-[.BG5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7])" table:style-name="ce45">
            <text:p>#REF!</text:p>
          </table:table-cell>
          <table:table-cell office:value-type="float" office:value="0" table:formula="of:=$$p.mci_mod * (1-[.BC57])" table:style-name="ce42">
            <text:p>#REF!</text:p>
          </table:table-cell>
          <table:table-cell office:value-type="float" office:value="0" table:formula="of:=$$p.mil_mod * (1-[.BD57])" table:style-name="ce44">
            <text:p>#REF!</text:p>
          </table:table-cell>
          <table:table-cell office:value-type="float" office:value="0" table:formula="of:=$$p.mil_mod * (1-[.BE57])" table:style-name="ce44">
            <text:p>#REF!</text:p>
          </table:table-cell>
          <table:table-cell office:value-type="float" office:value="0" table:formula="of:=(1-$$p.mod_mil-$$p.mod_sev) * (1-[.BF57])" table:style-name="ce44">
            <text:p>#REF!</text:p>
          </table:table-cell>
          <table:table-cell office:value-type="float" office:value="0" table:formula="of:=$$p.sev_mod * (1-[.BG5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7])" table:style-name="ce45">
            <text:p>#REF!</text:p>
          </table:table-cell>
          <table:table-cell office:value-type="float" office:value="0" table:formula="of:=$$p.mci_sev * (1-[.BC57])" table:style-name="ce42">
            <text:p>#REF!</text:p>
          </table:table-cell>
          <table:table-cell office:value-type="float" office:value="0" table:formula="of:=$$p.mil_sev * (1-[.BD57])" table:style-name="ce44">
            <text:p>#REF!</text:p>
          </table:table-cell>
          <table:table-cell office:value-type="float" office:value="0" table:formula="of:=$$p.mil_sev * (1-[.BE57])" table:style-name="ce44">
            <text:p>#REF!</text:p>
          </table:table-cell>
          <table:table-cell office:value-type="float" office:value="0" table:formula="of:=$$p.mod_sev * (1-[.BF57])" table:style-name="ce44">
            <text:p>#REF!</text:p>
          </table:table-cell>
          <table:table-cell office:value-type="float" office:value="0" table:formula="of:=(1-$$p.sev_mil-$$p.sev_mod) * (1-[.BG5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7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7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7];[.S57];[.Z57];[.AG57];[.AN57];[.AU57];[.BB57])=1" table:style-name="ce29">
            <text:p>#REF!</text:p>
          </table:table-cell>
          <table:table-cell office:value-type="float" office:value="0" table:formula="of:=SUM([.M57];[.T57];[.AA57];[.AH57];[.AO57];[.AV57];[.BC57])=1" table:style-name="ce29">
            <text:p>#REF!</text:p>
          </table:table-cell>
          <table:table-cell office:value-type="float" office:value="0" table:formula="of:=SUM([.N57];[.U57];[.AB57];[.AI57];[.AP57];[.AW57];[.BD57])=1" table:style-name="ce29">
            <text:p>#REF!</text:p>
          </table:table-cell>
          <table:table-cell office:value-type="float" office:value="0" table:formula="of:=SUM([.O57];[.V57];[.AC57];[.AJ57];[.AQ57];[.AX57];[.BE57])=1" table:style-name="ce29">
            <text:p>#REF!</text:p>
          </table:table-cell>
          <table:table-cell office:value-type="float" office:value="0" table:formula="of:=SUM([.P57];[.W57];[.AD57];[.AK57];[.AR57];[.AY57];[.BF57])=1" table:style-name="ce29">
            <text:p>#REF!</text:p>
          </table:table-cell>
          <table:table-cell office:value-type="float" office:value="0" table:formula="of:=SUM([.Q57];[.X57];[.AE57];[.AL57];[.AS57];[.AZ57];[.BG57])=1" table:style-name="ce29">
            <text:p>#REF!</text:p>
          </table:table-cell>
          <table:table-cell office:value-type="boolean" office:boolean-value="true" table:formula="of:=SUM([.R57];[.Y57];[.AF57];[.AM57];[.AT57];[.BA57];[.BH57])=1" table:style-name="ce29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S56:.BY56];TRANSPOSE([.L56:.R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S56:.Y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Z56:.AF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G56:.AM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N56:.AT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U56:.BA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BB56:.BH5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7:.BY57])=1" table:style-name="ce29">
            <text:p>#REF!</text:p>
          </table:table-cell>
          <table:table-cell table:style-name="ce1"/>
          <table:table-cell office:value-type="float" office:value="0" table:formula="of:=[.BS57] * $$u.mci" table:style-name="ce22">
            <text:p>#REF!</text:p>
          </table:table-cell>
          <table:table-cell office:value-type="float" office:value="0" table:formula="of:=[.BT57] * $$u.mci" table:style-name="ce22">
            <text:p>#REF!</text:p>
          </table:table-cell>
          <table:table-cell office:value-type="float" office:value="0" table:formula="of:=[.BU57] * $$u.mil" table:style-name="ce22">
            <text:p>#REF!</text:p>
          </table:table-cell>
          <table:table-cell office:value-type="float" office:value="0" table:formula="of:=[.BV57] * $$u.mil" table:style-name="ce22">
            <text:p>#REF!</text:p>
          </table:table-cell>
          <table:table-cell office:value-type="float" office:value="0" table:formula="of:=[.BW57] * $$u.mod" table:style-name="ce22">
            <text:p>#REF!</text:p>
          </table:table-cell>
          <table:table-cell office:value-type="float" office:value="0" table:formula="of:=[.BX57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7:.CC58])" table:style-name="ce31">
            <text:p>#REF!</text:p>
          </table:table-cell>
          <table:table-cell office:value-type="float" office:value="0" table:formula="of:=AVERAGE([.CD57:.CD58])" table:style-name="ce31">
            <text:p>#REF!</text:p>
          </table:table-cell>
          <table:table-cell office:value-type="float" office:value="0" table:formula="of:=AVERAGE([.CE57:.CE58])" table:style-name="ce31">
            <text:p>#REF!</text:p>
          </table:table-cell>
          <table:table-cell office:value-type="float" office:value="0" table:formula="of:=AVERAGE([.CF57:.CF58])" table:style-name="ce31">
            <text:p>#REF!</text:p>
          </table:table-cell>
          <table:table-cell office:value-type="float" office:value="0" table:formula="of:=AVERAGE([.CG57:.CG58])" table:style-name="ce31">
            <text:p>#REF!</text:p>
          </table:table-cell>
          <table:table-cell office:value-type="float" office:value="0" table:formula="of:=AVERAGE([.CH57:.CH58])" table:style-name="ce31">
            <text:p>#REF!</text:p>
          </table:table-cell>
          <table:table-cell office:value-type="float" office:value="0" table:formula="of:=AVERAGE([.CI57:.CI58])" table:style-name="ce31">
            <text:p>0.00</text:p>
          </table:table-cell>
          <table:table-cell table:style-name="ce1"/>
          <table:table-cell office:value-type="float" office:value="0" table:formula="of:=[.CK57]/((1+$$discount_COST)^([.$B57]-1))" table:style-name="ce22">
            <text:p>#REF!</text:p>
          </table:table-cell>
          <table:table-cell office:value-type="float" office:value="0" table:formula="of:=[.CL57]/((1+$$discount_COST)^([.$B57]-1))" table:style-name="ce22">
            <text:p>#REF!</text:p>
          </table:table-cell>
          <table:table-cell office:value-type="float" office:value="0" table:formula="of:=[.CM57]/((1+$$discount_COST)^([.$B57]-1))" table:style-name="ce22">
            <text:p>#REF!</text:p>
          </table:table-cell>
          <table:table-cell office:value-type="float" office:value="0" table:formula="of:=[.CN57]/((1+$$discount_COST)^([.$B57]-1))" table:style-name="ce22">
            <text:p>#REF!</text:p>
          </table:table-cell>
          <table:table-cell office:value-type="float" office:value="0" table:formula="of:=[.CO57]/((1+$$discount_COST)^([.$B57]-1))" table:style-name="ce22">
            <text:p>#REF!</text:p>
          </table:table-cell>
          <table:table-cell office:value-type="float" office:value="0" table:formula="of:=[.CP57]/((1+$$discount_COST)^([.$B57]-1))" table:style-name="ce22">
            <text:p>#REF!</text:p>
          </table:table-cell>
          <table:table-cell office:value-type="float" office:value="0" table:formula="of:=[.CQ57]/((1+$$discount_COST)^([.$B57]-1))" table:style-name="ce22">
            <text:p>0.00</text:p>
          </table:table-cell>
          <table:table-cell table:style-name="ce1"/>
          <table:table-cell office:value-type="float" office:value="0" table:formula="of:=SUM([.CS57:.CY57])" table:style-name="ce31">
            <text:p>#REF!</text:p>
          </table:table-cell>
          <table:table-cell table:style-name="ce1"/>
          <table:table-cell office:value-type="float" office:value="0" table:formula="of:=[.BS57] * ($$c.mci + $$c.Tx)" table:style-name="ce24">
            <text:p><text:s/>#REF!<text:s/></text:p>
          </table:table-cell>
          <table:table-cell office:value-type="float" office:value="0" table:formula="of:=[.BT57]*$$c.mci" table:style-name="ce24">
            <text:p><text:s/>#REF!<text:s/></text:p>
          </table:table-cell>
          <table:table-cell office:value-type="float" office:value="0" table:formula="of:=[.BU57] * ($$c.mil + $$c.Tx)" table:style-name="ce24">
            <text:p><text:s/>#REF!<text:s/></text:p>
          </table:table-cell>
          <table:table-cell office:value-type="float" office:value="0" table:formula="of:=[.BV57]*$$c.mil" table:style-name="ce24">
            <text:p><text:s/>#REF!<text:s/></text:p>
          </table:table-cell>
          <table:table-cell office:value-type="float" office:value="0" table:formula="of:=[.BW57]*$$c.mod" table:style-name="ce24">
            <text:p><text:s/>#REF!<text:s/></text:p>
          </table:table-cell>
          <table:table-cell office:value-type="float" office:value="0" table:formula="of:=[.BX57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7:.DC58])" table:style-name="ce33">
            <text:p><text:s/>#REF!<text:s/></text:p>
          </table:table-cell>
          <table:table-cell office:value-type="float" office:value="0" table:formula="of:=AVERAGE([.DD57:.DD58])" table:style-name="ce33">
            <text:p><text:s/>#REF!<text:s/></text:p>
          </table:table-cell>
          <table:table-cell office:value-type="float" office:value="0" table:formula="of:=AVERAGE([.DE57:.DE58])" table:style-name="ce33">
            <text:p><text:s/>#REF!<text:s/></text:p>
          </table:table-cell>
          <table:table-cell office:value-type="float" office:value="0" table:formula="of:=AVERAGE([.DF57:.DF58])" table:style-name="ce33">
            <text:p><text:s/>#REF!<text:s/></text:p>
          </table:table-cell>
          <table:table-cell office:value-type="float" office:value="0" table:formula="of:=AVERAGE([.DG57:.DG58])" table:style-name="ce33">
            <text:p><text:s/>#REF!<text:s/></text:p>
          </table:table-cell>
          <table:table-cell office:value-type="float" office:value="0" table:formula="of:=AVERAGE([.DH57:.DH58])" table:style-name="ce33">
            <text:p><text:s/>#REF!<text:s/></text:p>
          </table:table-cell>
          <table:table-cell office:value-type="float" office:value="0" table:formula="of:=AVERAGE([.DI57:.DI58])" table:style-name="ce33">
            <text:p><text:s/>-<text:s/></text:p>
          </table:table-cell>
          <table:table-cell office:value-type="float" office:value="0" table:formula="of:=[.DJ57]" table:style-name="ce33">
            <text:p><text:s/>-<text:s/></text:p>
          </table:table-cell>
          <table:table-cell table:style-name="ce1"/>
          <table:table-cell office:value-type="float" office:value="0" table:formula="of:=[.DL57]/((1+$$discount_COST)^([.$B57]-1))" table:style-name="ce24">
            <text:p><text:s/>#REF!<text:s/></text:p>
          </table:table-cell>
          <table:table-cell office:value-type="float" office:value="0" table:formula="of:=[.DM57]/((1+$$discount_COST)^([.$B57]-1))" table:style-name="ce24">
            <text:p><text:s/>#REF!<text:s/></text:p>
          </table:table-cell>
          <table:table-cell office:value-type="float" office:value="0" table:formula="of:=[.DN57]/((1+$$discount_COST)^([.$B57]-1))" table:style-name="ce24">
            <text:p><text:s/>#REF!<text:s/></text:p>
          </table:table-cell>
          <table:table-cell office:value-type="float" office:value="0" table:formula="of:=[.DO57]/((1+$$discount_COST)^([.$B57]-1))" table:style-name="ce24">
            <text:p><text:s/>#REF!<text:s/></text:p>
          </table:table-cell>
          <table:table-cell office:value-type="float" office:value="0" table:formula="of:=[.DP57]/((1+$$discount_COST)^([.$B57]-1))" table:style-name="ce24">
            <text:p><text:s/>#REF!<text:s/></text:p>
          </table:table-cell>
          <table:table-cell office:value-type="float" office:value="0" table:formula="of:=[.DQ57]/((1+$$discount_COST)^([.$B57]-1))" table:style-name="ce24">
            <text:p><text:s/>#REF!<text:s/></text:p>
          </table:table-cell>
          <table:table-cell office:value-type="float" office:value="0" table:formula="of:=[.DR57]/((1+$$discount_COST)^([.$B57]-1))" table:style-name="ce24">
            <text:p><text:s/>-<text:s/></text:p>
          </table:table-cell>
          <table:table-cell office:value-type="float" office:value="0" table:formula="of:=[.DS57]/((1+$$discount_COST)^([.$B57]-1))" table:style-name="ce24">
            <text:p><text:s/>-<text:s/></text:p>
          </table:table-cell>
          <table:table-cell table:style-name="ce1"/>
          <table:table-cell office:value-type="float" office:value="0" table:formula="of:=SUM([.DU57:.EB57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57]+1" table:style-name="ce1">
            <text:p>116</text:p>
          </table:table-cell>
          <table:table-cell office:value-type="float" office:value="1" table:formula="of:=IF([.B5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8]) * (1-[.BB5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8]) * (1-[.BD5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8] * (1-[.BB58])" table:style-name="ce40">
            <text:p>#REF!</text:p>
          </table:table-cell>
          <table:table-cell office:value-type="float" office:value="0" table:formula="of:=(1 - $$p.mci_mil - $$p.mci_mod - $$p.mci_sev) * (1-[.BC58])" table:style-name="ce44">
            <text:p>#REF!</text:p>
          </table:table-cell>
          <table:table-cell office:value-type="float" office:value="0" table:formula="of:=$$p.mil_mci * [.D58] * (1-[.BD58])" table:style-name="ce42">
            <text:p>#REF!</text:p>
          </table:table-cell>
          <table:table-cell office:value-type="float" office:value="0" table:formula="of:=$$p.mil_mci * (1-[.BE5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8]) * (1-[.BB5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8]) * (1-[.BD58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8] * (1-[.BB58])" table:style-name="ce40">
            <text:p>#REF!</text:p>
          </table:table-cell>
          <table:table-cell office:value-type="float" office:value="0" table:formula="of:=$$p.mci_mil * (1-[.BC58])" table:style-name="ce44">
            <text:p>#REF!</text:p>
          </table:table-cell>
          <table:table-cell office:value-type="float" office:value="0" table:formula="of:=(1 - $$p.mil_mci - $$p.mil_mod - $$p.mil_sev) * [.D58] * (1-[.BD58])" table:style-name="ce44">
            <text:p>#REF!</text:p>
          </table:table-cell>
          <table:table-cell office:value-type="float" office:value="0" table:formula="of:=(1 - $$p.mil_mci - $$p.mil_mod - $$p.mil_sev) * (1-[.BE58])" table:style-name="ce44">
            <text:p>#REF!</text:p>
          </table:table-cell>
          <table:table-cell office:value-type="float" office:value="0" table:formula="of:=$$p.mod_mil * (1-[.BF58])" table:style-name="ce44">
            <text:p>#REF!</text:p>
          </table:table-cell>
          <table:table-cell office:value-type="float" office:value="0" table:formula="of:=$$p.sev_mil * (1-[.BG5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8])" table:style-name="ce45">
            <text:p>#REF!</text:p>
          </table:table-cell>
          <table:table-cell office:value-type="float" office:value="0" table:formula="of:=$$p.mci_mod * (1-[.BC58])" table:style-name="ce42">
            <text:p>#REF!</text:p>
          </table:table-cell>
          <table:table-cell office:value-type="float" office:value="0" table:formula="of:=$$p.mil_mod * (1-[.BD58])" table:style-name="ce44">
            <text:p>#REF!</text:p>
          </table:table-cell>
          <table:table-cell office:value-type="float" office:value="0" table:formula="of:=$$p.mil_mod * (1-[.BE58])" table:style-name="ce44">
            <text:p>#REF!</text:p>
          </table:table-cell>
          <table:table-cell office:value-type="float" office:value="0" table:formula="of:=(1-$$p.mod_mil-$$p.mod_sev) * (1-[.BF58])" table:style-name="ce44">
            <text:p>#REF!</text:p>
          </table:table-cell>
          <table:table-cell office:value-type="float" office:value="0" table:formula="of:=$$p.sev_mod * (1-[.BG5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8])" table:style-name="ce45">
            <text:p>#REF!</text:p>
          </table:table-cell>
          <table:table-cell office:value-type="float" office:value="0" table:formula="of:=$$p.mci_sev * (1-[.BC58])" table:style-name="ce42">
            <text:p>#REF!</text:p>
          </table:table-cell>
          <table:table-cell office:value-type="float" office:value="0" table:formula="of:=$$p.mil_sev * (1-[.BD58])" table:style-name="ce44">
            <text:p>#REF!</text:p>
          </table:table-cell>
          <table:table-cell office:value-type="float" office:value="0" table:formula="of:=$$p.mil_sev * (1-[.BE58])" table:style-name="ce44">
            <text:p>#REF!</text:p>
          </table:table-cell>
          <table:table-cell office:value-type="float" office:value="0" table:formula="of:=$$p.mod_sev * (1-[.BF58])" table:style-name="ce44">
            <text:p>#REF!</text:p>
          </table:table-cell>
          <table:table-cell office:value-type="float" office:value="0" table:formula="of:=(1-$$p.sev_mil-$$p.sev_mod) * (1-[.BG5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8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8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8];[.S58];[.Z58];[.AG58];[.AN58];[.AU58];[.BB58])=1" table:style-name="ce29">
            <text:p>#REF!</text:p>
          </table:table-cell>
          <table:table-cell office:value-type="float" office:value="0" table:formula="of:=SUM([.M58];[.T58];[.AA58];[.AH58];[.AO58];[.AV58];[.BC58])=1" table:style-name="ce29">
            <text:p>#REF!</text:p>
          </table:table-cell>
          <table:table-cell office:value-type="float" office:value="0" table:formula="of:=SUM([.N58];[.U58];[.AB58];[.AI58];[.AP58];[.AW58];[.BD58])=1" table:style-name="ce29">
            <text:p>#REF!</text:p>
          </table:table-cell>
          <table:table-cell office:value-type="float" office:value="0" table:formula="of:=SUM([.O58];[.V58];[.AC58];[.AJ58];[.AQ58];[.AX58];[.BE58])=1" table:style-name="ce29">
            <text:p>#REF!</text:p>
          </table:table-cell>
          <table:table-cell office:value-type="float" office:value="0" table:formula="of:=SUM([.P58];[.W58];[.AD58];[.AK58];[.AR58];[.AY58];[.BF58])=1" table:style-name="ce29">
            <text:p>#REF!</text:p>
          </table:table-cell>
          <table:table-cell office:value-type="float" office:value="0" table:formula="of:=SUM([.Q58];[.X58];[.AE58];[.AL58];[.AS58];[.AZ58];[.BG58])=1" table:style-name="ce29">
            <text:p>#REF!</text:p>
          </table:table-cell>
          <table:table-cell office:value-type="boolean" office:boolean-value="true" table:formula="of:=SUM([.R58];[.Y58];[.AF58];[.AM58];[.AT58];[.BA58];[.BH58])=1" table:style-name="ce29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S57:.BY57];TRANSPOSE([.L57:.R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S57:.Y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Z57:.AF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G57:.AM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N57:.AT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U57:.BA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BB57:.BH5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8:.BY58])=1" table:style-name="ce29">
            <text:p>#REF!</text:p>
          </table:table-cell>
          <table:table-cell table:style-name="ce1"/>
          <table:table-cell office:value-type="float" office:value="0" table:formula="of:=[.BS58] * $$u.mci" table:style-name="ce22">
            <text:p>#REF!</text:p>
          </table:table-cell>
          <table:table-cell office:value-type="float" office:value="0" table:formula="of:=[.BT58] * $$u.mci" table:style-name="ce22">
            <text:p>#REF!</text:p>
          </table:table-cell>
          <table:table-cell office:value-type="float" office:value="0" table:formula="of:=[.BU58] * $$u.mil" table:style-name="ce22">
            <text:p>#REF!</text:p>
          </table:table-cell>
          <table:table-cell office:value-type="float" office:value="0" table:formula="of:=[.BV58] * $$u.mil" table:style-name="ce22">
            <text:p>#REF!</text:p>
          </table:table-cell>
          <table:table-cell office:value-type="float" office:value="0" table:formula="of:=[.BW58] * $$u.mod" table:style-name="ce22">
            <text:p>#REF!</text:p>
          </table:table-cell>
          <table:table-cell office:value-type="float" office:value="0" table:formula="of:=[.BX58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8:.CC59])" table:style-name="ce31">
            <text:p>#REF!</text:p>
          </table:table-cell>
          <table:table-cell office:value-type="float" office:value="0" table:formula="of:=AVERAGE([.CD58:.CD59])" table:style-name="ce31">
            <text:p>#REF!</text:p>
          </table:table-cell>
          <table:table-cell office:value-type="float" office:value="0" table:formula="of:=AVERAGE([.CE58:.CE59])" table:style-name="ce31">
            <text:p>#REF!</text:p>
          </table:table-cell>
          <table:table-cell office:value-type="float" office:value="0" table:formula="of:=AVERAGE([.CF58:.CF59])" table:style-name="ce31">
            <text:p>#REF!</text:p>
          </table:table-cell>
          <table:table-cell office:value-type="float" office:value="0" table:formula="of:=AVERAGE([.CG58:.CG59])" table:style-name="ce31">
            <text:p>#REF!</text:p>
          </table:table-cell>
          <table:table-cell office:value-type="float" office:value="0" table:formula="of:=AVERAGE([.CH58:.CH59])" table:style-name="ce31">
            <text:p>#REF!</text:p>
          </table:table-cell>
          <table:table-cell office:value-type="float" office:value="0" table:formula="of:=AVERAGE([.CI58:.CI59])" table:style-name="ce31">
            <text:p>0.00</text:p>
          </table:table-cell>
          <table:table-cell table:style-name="ce1"/>
          <table:table-cell office:value-type="float" office:value="0" table:formula="of:=[.CK58]/((1+$$discount_COST)^([.$B58]-1))" table:style-name="ce22">
            <text:p>#REF!</text:p>
          </table:table-cell>
          <table:table-cell office:value-type="float" office:value="0" table:formula="of:=[.CL58]/((1+$$discount_COST)^([.$B58]-1))" table:style-name="ce22">
            <text:p>#REF!</text:p>
          </table:table-cell>
          <table:table-cell office:value-type="float" office:value="0" table:formula="of:=[.CM58]/((1+$$discount_COST)^([.$B58]-1))" table:style-name="ce22">
            <text:p>#REF!</text:p>
          </table:table-cell>
          <table:table-cell office:value-type="float" office:value="0" table:formula="of:=[.CN58]/((1+$$discount_COST)^([.$B58]-1))" table:style-name="ce22">
            <text:p>#REF!</text:p>
          </table:table-cell>
          <table:table-cell office:value-type="float" office:value="0" table:formula="of:=[.CO58]/((1+$$discount_COST)^([.$B58]-1))" table:style-name="ce22">
            <text:p>#REF!</text:p>
          </table:table-cell>
          <table:table-cell office:value-type="float" office:value="0" table:formula="of:=[.CP58]/((1+$$discount_COST)^([.$B58]-1))" table:style-name="ce22">
            <text:p>#REF!</text:p>
          </table:table-cell>
          <table:table-cell office:value-type="float" office:value="0" table:formula="of:=[.CQ58]/((1+$$discount_COST)^([.$B58]-1))" table:style-name="ce22">
            <text:p>0.00</text:p>
          </table:table-cell>
          <table:table-cell table:style-name="ce1"/>
          <table:table-cell office:value-type="float" office:value="0" table:formula="of:=SUM([.CS58:.CY58])" table:style-name="ce31">
            <text:p>#REF!</text:p>
          </table:table-cell>
          <table:table-cell table:style-name="ce1"/>
          <table:table-cell office:value-type="float" office:value="0" table:formula="of:=[.BS58] * ($$c.mci + $$c.Tx)" table:style-name="ce24">
            <text:p><text:s/>#REF!<text:s/></text:p>
          </table:table-cell>
          <table:table-cell office:value-type="float" office:value="0" table:formula="of:=[.BT58]*$$c.mci" table:style-name="ce24">
            <text:p><text:s/>#REF!<text:s/></text:p>
          </table:table-cell>
          <table:table-cell office:value-type="float" office:value="0" table:formula="of:=[.BU58] * ($$c.mil + $$c.Tx)" table:style-name="ce24">
            <text:p><text:s/>#REF!<text:s/></text:p>
          </table:table-cell>
          <table:table-cell office:value-type="float" office:value="0" table:formula="of:=[.BV58]*$$c.mil" table:style-name="ce24">
            <text:p><text:s/>#REF!<text:s/></text:p>
          </table:table-cell>
          <table:table-cell office:value-type="float" office:value="0" table:formula="of:=[.BW58]*$$c.mod" table:style-name="ce24">
            <text:p><text:s/>#REF!<text:s/></text:p>
          </table:table-cell>
          <table:table-cell office:value-type="float" office:value="0" table:formula="of:=[.BX58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8:.DC59])" table:style-name="ce33">
            <text:p><text:s/>#REF!<text:s/></text:p>
          </table:table-cell>
          <table:table-cell office:value-type="float" office:value="0" table:formula="of:=AVERAGE([.DD58:.DD59])" table:style-name="ce33">
            <text:p><text:s/>#REF!<text:s/></text:p>
          </table:table-cell>
          <table:table-cell office:value-type="float" office:value="0" table:formula="of:=AVERAGE([.DE58:.DE59])" table:style-name="ce33">
            <text:p><text:s/>#REF!<text:s/></text:p>
          </table:table-cell>
          <table:table-cell office:value-type="float" office:value="0" table:formula="of:=AVERAGE([.DF58:.DF59])" table:style-name="ce33">
            <text:p><text:s/>#REF!<text:s/></text:p>
          </table:table-cell>
          <table:table-cell office:value-type="float" office:value="0" table:formula="of:=AVERAGE([.DG58:.DG59])" table:style-name="ce33">
            <text:p><text:s/>#REF!<text:s/></text:p>
          </table:table-cell>
          <table:table-cell office:value-type="float" office:value="0" table:formula="of:=AVERAGE([.DH58:.DH59])" table:style-name="ce33">
            <text:p><text:s/>#REF!<text:s/></text:p>
          </table:table-cell>
          <table:table-cell office:value-type="float" office:value="0" table:formula="of:=AVERAGE([.DI58:.DI59])" table:style-name="ce33">
            <text:p><text:s/>-<text:s/></text:p>
          </table:table-cell>
          <table:table-cell office:value-type="float" office:value="0" table:formula="of:=[.DJ58]" table:style-name="ce33">
            <text:p><text:s/>-<text:s/></text:p>
          </table:table-cell>
          <table:table-cell table:style-name="ce1"/>
          <table:table-cell office:value-type="float" office:value="0" table:formula="of:=[.DL58]/((1+$$discount_COST)^([.$B58]-1))" table:style-name="ce24">
            <text:p><text:s/>#REF!<text:s/></text:p>
          </table:table-cell>
          <table:table-cell office:value-type="float" office:value="0" table:formula="of:=[.DM58]/((1+$$discount_COST)^([.$B58]-1))" table:style-name="ce24">
            <text:p><text:s/>#REF!<text:s/></text:p>
          </table:table-cell>
          <table:table-cell office:value-type="float" office:value="0" table:formula="of:=[.DN58]/((1+$$discount_COST)^([.$B58]-1))" table:style-name="ce24">
            <text:p><text:s/>#REF!<text:s/></text:p>
          </table:table-cell>
          <table:table-cell office:value-type="float" office:value="0" table:formula="of:=[.DO58]/((1+$$discount_COST)^([.$B58]-1))" table:style-name="ce24">
            <text:p><text:s/>#REF!<text:s/></text:p>
          </table:table-cell>
          <table:table-cell office:value-type="float" office:value="0" table:formula="of:=[.DP58]/((1+$$discount_COST)^([.$B58]-1))" table:style-name="ce24">
            <text:p><text:s/>#REF!<text:s/></text:p>
          </table:table-cell>
          <table:table-cell office:value-type="float" office:value="0" table:formula="of:=[.DQ58]/((1+$$discount_COST)^([.$B58]-1))" table:style-name="ce24">
            <text:p><text:s/>#REF!<text:s/></text:p>
          </table:table-cell>
          <table:table-cell office:value-type="float" office:value="0" table:formula="of:=[.DR58]/((1+$$discount_COST)^([.$B58]-1))" table:style-name="ce24">
            <text:p><text:s/>-<text:s/></text:p>
          </table:table-cell>
          <table:table-cell office:value-type="float" office:value="0" table:formula="of:=[.DS58]/((1+$$discount_COST)^([.$B58]-1))" table:style-name="ce24">
            <text:p><text:s/>-<text:s/></text:p>
          </table:table-cell>
          <table:table-cell table:style-name="ce1"/>
          <table:table-cell office:value-type="float" office:value="0" table:formula="of:=SUM([.DU58:.EB58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58]+1" table:style-name="ce1">
            <text:p>117</text:p>
          </table:table-cell>
          <table:table-cell office:value-type="float" office:value="1" table:formula="of:=IF([.B5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9]) * (1-[.BB5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59]) * (1-[.BD5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59] * (1-[.BB59])" table:style-name="ce40">
            <text:p>#REF!</text:p>
          </table:table-cell>
          <table:table-cell office:value-type="float" office:value="0" table:formula="of:=(1 - $$p.mci_mil - $$p.mci_mod - $$p.mci_sev) * (1-[.BC59])" table:style-name="ce44">
            <text:p>#REF!</text:p>
          </table:table-cell>
          <table:table-cell office:value-type="float" office:value="0" table:formula="of:=$$p.mil_mci * [.D59] * (1-[.BD59])" table:style-name="ce42">
            <text:p>#REF!</text:p>
          </table:table-cell>
          <table:table-cell office:value-type="float" office:value="0" table:formula="of:=$$p.mil_mci * (1-[.BE5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59]) * (1-[.BB5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59]) * (1-[.BD59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59] * (1-[.BB59])" table:style-name="ce40">
            <text:p>#REF!</text:p>
          </table:table-cell>
          <table:table-cell office:value-type="float" office:value="0" table:formula="of:=$$p.mci_mil * (1-[.BC59])" table:style-name="ce44">
            <text:p>#REF!</text:p>
          </table:table-cell>
          <table:table-cell office:value-type="float" office:value="0" table:formula="of:=(1 - $$p.mil_mci - $$p.mil_mod - $$p.mil_sev) * [.D59] * (1-[.BD59])" table:style-name="ce44">
            <text:p>#REF!</text:p>
          </table:table-cell>
          <table:table-cell office:value-type="float" office:value="0" table:formula="of:=(1 - $$p.mil_mci - $$p.mil_mod - $$p.mil_sev) * (1-[.BE59])" table:style-name="ce44">
            <text:p>#REF!</text:p>
          </table:table-cell>
          <table:table-cell office:value-type="float" office:value="0" table:formula="of:=$$p.mod_mil * (1-[.BF59])" table:style-name="ce44">
            <text:p>#REF!</text:p>
          </table:table-cell>
          <table:table-cell office:value-type="float" office:value="0" table:formula="of:=$$p.sev_mil * (1-[.BG5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59])" table:style-name="ce45">
            <text:p>#REF!</text:p>
          </table:table-cell>
          <table:table-cell office:value-type="float" office:value="0" table:formula="of:=$$p.mci_mod * (1-[.BC59])" table:style-name="ce42">
            <text:p>#REF!</text:p>
          </table:table-cell>
          <table:table-cell office:value-type="float" office:value="0" table:formula="of:=$$p.mil_mod * (1-[.BD59])" table:style-name="ce44">
            <text:p>#REF!</text:p>
          </table:table-cell>
          <table:table-cell office:value-type="float" office:value="0" table:formula="of:=$$p.mil_mod * (1-[.BE59])" table:style-name="ce44">
            <text:p>#REF!</text:p>
          </table:table-cell>
          <table:table-cell office:value-type="float" office:value="0" table:formula="of:=(1-$$p.mod_mil-$$p.mod_sev) * (1-[.BF59])" table:style-name="ce44">
            <text:p>#REF!</text:p>
          </table:table-cell>
          <table:table-cell office:value-type="float" office:value="0" table:formula="of:=$$p.sev_mod * (1-[.BG5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59])" table:style-name="ce45">
            <text:p>#REF!</text:p>
          </table:table-cell>
          <table:table-cell office:value-type="float" office:value="0" table:formula="of:=$$p.mci_sev * (1-[.BC59])" table:style-name="ce42">
            <text:p>#REF!</text:p>
          </table:table-cell>
          <table:table-cell office:value-type="float" office:value="0" table:formula="of:=$$p.mil_sev * (1-[.BD59])" table:style-name="ce44">
            <text:p>#REF!</text:p>
          </table:table-cell>
          <table:table-cell office:value-type="float" office:value="0" table:formula="of:=$$p.mil_sev * (1-[.BE59])" table:style-name="ce44">
            <text:p>#REF!</text:p>
          </table:table-cell>
          <table:table-cell office:value-type="float" office:value="0" table:formula="of:=$$p.mod_sev * (1-[.BF59])" table:style-name="ce44">
            <text:p>#REF!</text:p>
          </table:table-cell>
          <table:table-cell office:value-type="float" office:value="0" table:formula="of:=(1-$$p.sev_mil-$$p.sev_mod) * (1-[.BG5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9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59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59];[.S59];[.Z59];[.AG59];[.AN59];[.AU59];[.BB59])=1" table:style-name="ce29">
            <text:p>#REF!</text:p>
          </table:table-cell>
          <table:table-cell office:value-type="float" office:value="0" table:formula="of:=SUM([.M59];[.T59];[.AA59];[.AH59];[.AO59];[.AV59];[.BC59])=1" table:style-name="ce29">
            <text:p>#REF!</text:p>
          </table:table-cell>
          <table:table-cell office:value-type="float" office:value="0" table:formula="of:=SUM([.N59];[.U59];[.AB59];[.AI59];[.AP59];[.AW59];[.BD59])=1" table:style-name="ce29">
            <text:p>#REF!</text:p>
          </table:table-cell>
          <table:table-cell office:value-type="float" office:value="0" table:formula="of:=SUM([.O59];[.V59];[.AC59];[.AJ59];[.AQ59];[.AX59];[.BE59])=1" table:style-name="ce29">
            <text:p>#REF!</text:p>
          </table:table-cell>
          <table:table-cell office:value-type="float" office:value="0" table:formula="of:=SUM([.P59];[.W59];[.AD59];[.AK59];[.AR59];[.AY59];[.BF59])=1" table:style-name="ce29">
            <text:p>#REF!</text:p>
          </table:table-cell>
          <table:table-cell office:value-type="float" office:value="0" table:formula="of:=SUM([.Q59];[.X59];[.AE59];[.AL59];[.AS59];[.AZ59];[.BG59])=1" table:style-name="ce29">
            <text:p>#REF!</text:p>
          </table:table-cell>
          <table:table-cell office:value-type="boolean" office:boolean-value="true" table:formula="of:=SUM([.R59];[.Y59];[.AF59];[.AM59];[.AT59];[.BA59];[.BH59])=1" table:style-name="ce29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S58:.BY58];TRANSPOSE([.L58:.R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S58:.Y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Z58:.AF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G58:.AM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N58:.AT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U58:.BA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BB58:.BH5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9:.BY59])=1" table:style-name="ce29">
            <text:p>#REF!</text:p>
          </table:table-cell>
          <table:table-cell table:style-name="ce1"/>
          <table:table-cell office:value-type="float" office:value="0" table:formula="of:=[.BS59] * $$u.mci" table:style-name="ce22">
            <text:p>#REF!</text:p>
          </table:table-cell>
          <table:table-cell office:value-type="float" office:value="0" table:formula="of:=[.BT59] * $$u.mci" table:style-name="ce22">
            <text:p>#REF!</text:p>
          </table:table-cell>
          <table:table-cell office:value-type="float" office:value="0" table:formula="of:=[.BU59] * $$u.mil" table:style-name="ce22">
            <text:p>#REF!</text:p>
          </table:table-cell>
          <table:table-cell office:value-type="float" office:value="0" table:formula="of:=[.BV59] * $$u.mil" table:style-name="ce22">
            <text:p>#REF!</text:p>
          </table:table-cell>
          <table:table-cell office:value-type="float" office:value="0" table:formula="of:=[.BW59] * $$u.mod" table:style-name="ce22">
            <text:p>#REF!</text:p>
          </table:table-cell>
          <table:table-cell office:value-type="float" office:value="0" table:formula="of:=[.BX59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59:.CC60])" table:style-name="ce31">
            <text:p>#REF!</text:p>
          </table:table-cell>
          <table:table-cell office:value-type="float" office:value="0" table:formula="of:=AVERAGE([.CD59:.CD60])" table:style-name="ce31">
            <text:p>#REF!</text:p>
          </table:table-cell>
          <table:table-cell office:value-type="float" office:value="0" table:formula="of:=AVERAGE([.CE59:.CE60])" table:style-name="ce31">
            <text:p>#REF!</text:p>
          </table:table-cell>
          <table:table-cell office:value-type="float" office:value="0" table:formula="of:=AVERAGE([.CF59:.CF60])" table:style-name="ce31">
            <text:p>#REF!</text:p>
          </table:table-cell>
          <table:table-cell office:value-type="float" office:value="0" table:formula="of:=AVERAGE([.CG59:.CG60])" table:style-name="ce31">
            <text:p>#REF!</text:p>
          </table:table-cell>
          <table:table-cell office:value-type="float" office:value="0" table:formula="of:=AVERAGE([.CH59:.CH60])" table:style-name="ce31">
            <text:p>#REF!</text:p>
          </table:table-cell>
          <table:table-cell office:value-type="float" office:value="0" table:formula="of:=AVERAGE([.CI59:.CI60])" table:style-name="ce31">
            <text:p>0.00</text:p>
          </table:table-cell>
          <table:table-cell table:style-name="ce1"/>
          <table:table-cell office:value-type="float" office:value="0" table:formula="of:=[.CK59]/((1+$$discount_COST)^([.$B59]-1))" table:style-name="ce22">
            <text:p>#REF!</text:p>
          </table:table-cell>
          <table:table-cell office:value-type="float" office:value="0" table:formula="of:=[.CL59]/((1+$$discount_COST)^([.$B59]-1))" table:style-name="ce22">
            <text:p>#REF!</text:p>
          </table:table-cell>
          <table:table-cell office:value-type="float" office:value="0" table:formula="of:=[.CM59]/((1+$$discount_COST)^([.$B59]-1))" table:style-name="ce22">
            <text:p>#REF!</text:p>
          </table:table-cell>
          <table:table-cell office:value-type="float" office:value="0" table:formula="of:=[.CN59]/((1+$$discount_COST)^([.$B59]-1))" table:style-name="ce22">
            <text:p>#REF!</text:p>
          </table:table-cell>
          <table:table-cell office:value-type="float" office:value="0" table:formula="of:=[.CO59]/((1+$$discount_COST)^([.$B59]-1))" table:style-name="ce22">
            <text:p>#REF!</text:p>
          </table:table-cell>
          <table:table-cell office:value-type="float" office:value="0" table:formula="of:=[.CP59]/((1+$$discount_COST)^([.$B59]-1))" table:style-name="ce22">
            <text:p>#REF!</text:p>
          </table:table-cell>
          <table:table-cell office:value-type="float" office:value="0" table:formula="of:=[.CQ59]/((1+$$discount_COST)^([.$B59]-1))" table:style-name="ce22">
            <text:p>0.00</text:p>
          </table:table-cell>
          <table:table-cell table:style-name="ce1"/>
          <table:table-cell office:value-type="float" office:value="0" table:formula="of:=SUM([.CS59:.CY59])" table:style-name="ce31">
            <text:p>#REF!</text:p>
          </table:table-cell>
          <table:table-cell table:style-name="ce1"/>
          <table:table-cell office:value-type="float" office:value="0" table:formula="of:=[.BS59] * ($$c.mci + $$c.Tx)" table:style-name="ce24">
            <text:p><text:s/>#REF!<text:s/></text:p>
          </table:table-cell>
          <table:table-cell office:value-type="float" office:value="0" table:formula="of:=[.BT59]*$$c.mci" table:style-name="ce24">
            <text:p><text:s/>#REF!<text:s/></text:p>
          </table:table-cell>
          <table:table-cell office:value-type="float" office:value="0" table:formula="of:=[.BU59] * ($$c.mil + $$c.Tx)" table:style-name="ce24">
            <text:p><text:s/>#REF!<text:s/></text:p>
          </table:table-cell>
          <table:table-cell office:value-type="float" office:value="0" table:formula="of:=[.BV59]*$$c.mil" table:style-name="ce24">
            <text:p><text:s/>#REF!<text:s/></text:p>
          </table:table-cell>
          <table:table-cell office:value-type="float" office:value="0" table:formula="of:=[.BW59]*$$c.mod" table:style-name="ce24">
            <text:p><text:s/>#REF!<text:s/></text:p>
          </table:table-cell>
          <table:table-cell office:value-type="float" office:value="0" table:formula="of:=[.BX59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59:.DC60])" table:style-name="ce33">
            <text:p><text:s/>#REF!<text:s/></text:p>
          </table:table-cell>
          <table:table-cell office:value-type="float" office:value="0" table:formula="of:=AVERAGE([.DD59:.DD60])" table:style-name="ce33">
            <text:p><text:s/>#REF!<text:s/></text:p>
          </table:table-cell>
          <table:table-cell office:value-type="float" office:value="0" table:formula="of:=AVERAGE([.DE59:.DE60])" table:style-name="ce33">
            <text:p><text:s/>#REF!<text:s/></text:p>
          </table:table-cell>
          <table:table-cell office:value-type="float" office:value="0" table:formula="of:=AVERAGE([.DF59:.DF60])" table:style-name="ce33">
            <text:p><text:s/>#REF!<text:s/></text:p>
          </table:table-cell>
          <table:table-cell office:value-type="float" office:value="0" table:formula="of:=AVERAGE([.DG59:.DG60])" table:style-name="ce33">
            <text:p><text:s/>#REF!<text:s/></text:p>
          </table:table-cell>
          <table:table-cell office:value-type="float" office:value="0" table:formula="of:=AVERAGE([.DH59:.DH60])" table:style-name="ce33">
            <text:p><text:s/>#REF!<text:s/></text:p>
          </table:table-cell>
          <table:table-cell office:value-type="float" office:value="0" table:formula="of:=AVERAGE([.DI59:.DI60])" table:style-name="ce33">
            <text:p><text:s/>-<text:s/></text:p>
          </table:table-cell>
          <table:table-cell office:value-type="float" office:value="0" table:formula="of:=[.DJ59]" table:style-name="ce33">
            <text:p><text:s/>-<text:s/></text:p>
          </table:table-cell>
          <table:table-cell table:style-name="ce1"/>
          <table:table-cell office:value-type="float" office:value="0" table:formula="of:=[.DL59]/((1+$$discount_COST)^([.$B59]-1))" table:style-name="ce24">
            <text:p><text:s/>#REF!<text:s/></text:p>
          </table:table-cell>
          <table:table-cell office:value-type="float" office:value="0" table:formula="of:=[.DM59]/((1+$$discount_COST)^([.$B59]-1))" table:style-name="ce24">
            <text:p><text:s/>#REF!<text:s/></text:p>
          </table:table-cell>
          <table:table-cell office:value-type="float" office:value="0" table:formula="of:=[.DN59]/((1+$$discount_COST)^([.$B59]-1))" table:style-name="ce24">
            <text:p><text:s/>#REF!<text:s/></text:p>
          </table:table-cell>
          <table:table-cell office:value-type="float" office:value="0" table:formula="of:=[.DO59]/((1+$$discount_COST)^([.$B59]-1))" table:style-name="ce24">
            <text:p><text:s/>#REF!<text:s/></text:p>
          </table:table-cell>
          <table:table-cell office:value-type="float" office:value="0" table:formula="of:=[.DP59]/((1+$$discount_COST)^([.$B59]-1))" table:style-name="ce24">
            <text:p><text:s/>#REF!<text:s/></text:p>
          </table:table-cell>
          <table:table-cell office:value-type="float" office:value="0" table:formula="of:=[.DQ59]/((1+$$discount_COST)^([.$B59]-1))" table:style-name="ce24">
            <text:p><text:s/>#REF!<text:s/></text:p>
          </table:table-cell>
          <table:table-cell office:value-type="float" office:value="0" table:formula="of:=[.DR59]/((1+$$discount_COST)^([.$B59]-1))" table:style-name="ce24">
            <text:p><text:s/>-<text:s/></text:p>
          </table:table-cell>
          <table:table-cell office:value-type="float" office:value="0" table:formula="of:=[.DS59]/((1+$$discount_COST)^([.$B59]-1))" table:style-name="ce24">
            <text:p><text:s/>-<text:s/></text:p>
          </table:table-cell>
          <table:table-cell table:style-name="ce1"/>
          <table:table-cell office:value-type="float" office:value="0" table:formula="of:=SUM([.DU59:.EB59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59]+1" table:style-name="ce1">
            <text:p>118</text:p>
          </table:table-cell>
          <table:table-cell office:value-type="float" office:value="1" table:formula="of:=IF([.B6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0]) * (1-[.BB6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60]) * (1-[.BD6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60] * (1-[.BB60])" table:style-name="ce40">
            <text:p>#REF!</text:p>
          </table:table-cell>
          <table:table-cell office:value-type="float" office:value="0" table:formula="of:=(1 - $$p.mci_mil - $$p.mci_mod - $$p.mci_sev) * (1-[.BC60])" table:style-name="ce44">
            <text:p>#REF!</text:p>
          </table:table-cell>
          <table:table-cell office:value-type="float" office:value="0" table:formula="of:=$$p.mil_mci * [.D60] * (1-[.BD60])" table:style-name="ce42">
            <text:p>#REF!</text:p>
          </table:table-cell>
          <table:table-cell office:value-type="float" office:value="0" table:formula="of:=$$p.mil_mci * (1-[.BE6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60]) * (1-[.BB6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60]) * (1-[.BD60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60] * (1-[.BB60])" table:style-name="ce40">
            <text:p>#REF!</text:p>
          </table:table-cell>
          <table:table-cell office:value-type="float" office:value="0" table:formula="of:=$$p.mci_mil * (1-[.BC60])" table:style-name="ce44">
            <text:p>#REF!</text:p>
          </table:table-cell>
          <table:table-cell office:value-type="float" office:value="0" table:formula="of:=(1 - $$p.mil_mci - $$p.mil_mod - $$p.mil_sev) * [.D60] * (1-[.BD60])" table:style-name="ce44">
            <text:p>#REF!</text:p>
          </table:table-cell>
          <table:table-cell office:value-type="float" office:value="0" table:formula="of:=(1 - $$p.mil_mci - $$p.mil_mod - $$p.mil_sev) * (1-[.BE60])" table:style-name="ce44">
            <text:p>#REF!</text:p>
          </table:table-cell>
          <table:table-cell office:value-type="float" office:value="0" table:formula="of:=$$p.mod_mil * (1-[.BF60])" table:style-name="ce44">
            <text:p>#REF!</text:p>
          </table:table-cell>
          <table:table-cell office:value-type="float" office:value="0" table:formula="of:=$$p.sev_mil * (1-[.BG6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60])" table:style-name="ce45">
            <text:p>#REF!</text:p>
          </table:table-cell>
          <table:table-cell office:value-type="float" office:value="0" table:formula="of:=$$p.mci_mod * (1-[.BC60])" table:style-name="ce42">
            <text:p>#REF!</text:p>
          </table:table-cell>
          <table:table-cell office:value-type="float" office:value="0" table:formula="of:=$$p.mil_mod * (1-[.BD60])" table:style-name="ce44">
            <text:p>#REF!</text:p>
          </table:table-cell>
          <table:table-cell office:value-type="float" office:value="0" table:formula="of:=$$p.mil_mod * (1-[.BE60])" table:style-name="ce44">
            <text:p>#REF!</text:p>
          </table:table-cell>
          <table:table-cell office:value-type="float" office:value="0" table:formula="of:=(1-$$p.mod_mil-$$p.mod_sev) * (1-[.BF60])" table:style-name="ce44">
            <text:p>#REF!</text:p>
          </table:table-cell>
          <table:table-cell office:value-type="float" office:value="0" table:formula="of:=$$p.sev_mod * (1-[.BG6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60])" table:style-name="ce45">
            <text:p>#REF!</text:p>
          </table:table-cell>
          <table:table-cell office:value-type="float" office:value="0" table:formula="of:=$$p.mci_sev * (1-[.BC60])" table:style-name="ce42">
            <text:p>#REF!</text:p>
          </table:table-cell>
          <table:table-cell office:value-type="float" office:value="0" table:formula="of:=$$p.mil_sev * (1-[.BD60])" table:style-name="ce44">
            <text:p>#REF!</text:p>
          </table:table-cell>
          <table:table-cell office:value-type="float" office:value="0" table:formula="of:=$$p.mil_sev * (1-[.BE60])" table:style-name="ce44">
            <text:p>#REF!</text:p>
          </table:table-cell>
          <table:table-cell office:value-type="float" office:value="0" table:formula="of:=$$p.mod_sev * (1-[.BF60])" table:style-name="ce44">
            <text:p>#REF!</text:p>
          </table:table-cell>
          <table:table-cell office:value-type="float" office:value="0" table:formula="of:=(1-$$p.sev_mil-$$p.sev_mod) * (1-[.BG6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0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0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60];[.S60];[.Z60];[.AG60];[.AN60];[.AU60];[.BB60])=1" table:style-name="ce29">
            <text:p>#REF!</text:p>
          </table:table-cell>
          <table:table-cell office:value-type="float" office:value="0" table:formula="of:=SUM([.M60];[.T60];[.AA60];[.AH60];[.AO60];[.AV60];[.BC60])=1" table:style-name="ce29">
            <text:p>#REF!</text:p>
          </table:table-cell>
          <table:table-cell office:value-type="float" office:value="0" table:formula="of:=SUM([.N60];[.U60];[.AB60];[.AI60];[.AP60];[.AW60];[.BD60])=1" table:style-name="ce29">
            <text:p>#REF!</text:p>
          </table:table-cell>
          <table:table-cell office:value-type="float" office:value="0" table:formula="of:=SUM([.O60];[.V60];[.AC60];[.AJ60];[.AQ60];[.AX60];[.BE60])=1" table:style-name="ce29">
            <text:p>#REF!</text:p>
          </table:table-cell>
          <table:table-cell office:value-type="float" office:value="0" table:formula="of:=SUM([.P60];[.W60];[.AD60];[.AK60];[.AR60];[.AY60];[.BF60])=1" table:style-name="ce29">
            <text:p>#REF!</text:p>
          </table:table-cell>
          <table:table-cell office:value-type="float" office:value="0" table:formula="of:=SUM([.Q60];[.X60];[.AE60];[.AL60];[.AS60];[.AZ60];[.BG60])=1" table:style-name="ce29">
            <text:p>#REF!</text:p>
          </table:table-cell>
          <table:table-cell office:value-type="boolean" office:boolean-value="true" table:formula="of:=SUM([.R60];[.Y60];[.AF60];[.AM60];[.AT60];[.BA60];[.BH60])=1" table:style-name="ce29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S59:.BY59];TRANSPOSE([.L59:.R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S59:.Y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Z59:.AF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G59:.AM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N59:.AT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U59:.BA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BB59:.BH5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0:.BY60])=1" table:style-name="ce29">
            <text:p>#REF!</text:p>
          </table:table-cell>
          <table:table-cell table:style-name="ce1"/>
          <table:table-cell office:value-type="float" office:value="0" table:formula="of:=[.BS60] * $$u.mci" table:style-name="ce22">
            <text:p>#REF!</text:p>
          </table:table-cell>
          <table:table-cell office:value-type="float" office:value="0" table:formula="of:=[.BT60] * $$u.mci" table:style-name="ce22">
            <text:p>#REF!</text:p>
          </table:table-cell>
          <table:table-cell office:value-type="float" office:value="0" table:formula="of:=[.BU60] * $$u.mil" table:style-name="ce22">
            <text:p>#REF!</text:p>
          </table:table-cell>
          <table:table-cell office:value-type="float" office:value="0" table:formula="of:=[.BV60] * $$u.mil" table:style-name="ce22">
            <text:p>#REF!</text:p>
          </table:table-cell>
          <table:table-cell office:value-type="float" office:value="0" table:formula="of:=[.BW60] * $$u.mod" table:style-name="ce22">
            <text:p>#REF!</text:p>
          </table:table-cell>
          <table:table-cell office:value-type="float" office:value="0" table:formula="of:=[.BX60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60:.CC61])" table:style-name="ce31">
            <text:p>#REF!</text:p>
          </table:table-cell>
          <table:table-cell office:value-type="float" office:value="0" table:formula="of:=AVERAGE([.CD60:.CD61])" table:style-name="ce31">
            <text:p>#REF!</text:p>
          </table:table-cell>
          <table:table-cell office:value-type="float" office:value="0" table:formula="of:=AVERAGE([.CE60:.CE61])" table:style-name="ce31">
            <text:p>#REF!</text:p>
          </table:table-cell>
          <table:table-cell office:value-type="float" office:value="0" table:formula="of:=AVERAGE([.CF60:.CF61])" table:style-name="ce31">
            <text:p>#REF!</text:p>
          </table:table-cell>
          <table:table-cell office:value-type="float" office:value="0" table:formula="of:=AVERAGE([.CG60:.CG61])" table:style-name="ce31">
            <text:p>#REF!</text:p>
          </table:table-cell>
          <table:table-cell office:value-type="float" office:value="0" table:formula="of:=AVERAGE([.CH60:.CH61])" table:style-name="ce31">
            <text:p>#REF!</text:p>
          </table:table-cell>
          <table:table-cell office:value-type="float" office:value="0" table:formula="of:=AVERAGE([.CI60:.CI61])" table:style-name="ce31">
            <text:p>0.00</text:p>
          </table:table-cell>
          <table:table-cell table:style-name="ce1"/>
          <table:table-cell office:value-type="float" office:value="0" table:formula="of:=[.CK60]/((1+$$discount_COST)^([.$B60]-1))" table:style-name="ce22">
            <text:p>#REF!</text:p>
          </table:table-cell>
          <table:table-cell office:value-type="float" office:value="0" table:formula="of:=[.CL60]/((1+$$discount_COST)^([.$B60]-1))" table:style-name="ce22">
            <text:p>#REF!</text:p>
          </table:table-cell>
          <table:table-cell office:value-type="float" office:value="0" table:formula="of:=[.CM60]/((1+$$discount_COST)^([.$B60]-1))" table:style-name="ce22">
            <text:p>#REF!</text:p>
          </table:table-cell>
          <table:table-cell office:value-type="float" office:value="0" table:formula="of:=[.CN60]/((1+$$discount_COST)^([.$B60]-1))" table:style-name="ce22">
            <text:p>#REF!</text:p>
          </table:table-cell>
          <table:table-cell office:value-type="float" office:value="0" table:formula="of:=[.CO60]/((1+$$discount_COST)^([.$B60]-1))" table:style-name="ce22">
            <text:p>#REF!</text:p>
          </table:table-cell>
          <table:table-cell office:value-type="float" office:value="0" table:formula="of:=[.CP60]/((1+$$discount_COST)^([.$B60]-1))" table:style-name="ce22">
            <text:p>#REF!</text:p>
          </table:table-cell>
          <table:table-cell office:value-type="float" office:value="0" table:formula="of:=[.CQ60]/((1+$$discount_COST)^([.$B60]-1))" table:style-name="ce22">
            <text:p>0.00</text:p>
          </table:table-cell>
          <table:table-cell table:style-name="ce1"/>
          <table:table-cell office:value-type="float" office:value="0" table:formula="of:=SUM([.CS60:.CY60])" table:style-name="ce31">
            <text:p>#REF!</text:p>
          </table:table-cell>
          <table:table-cell table:style-name="ce1"/>
          <table:table-cell office:value-type="float" office:value="0" table:formula="of:=[.BS60] * ($$c.mci + $$c.Tx)" table:style-name="ce24">
            <text:p><text:s/>#REF!<text:s/></text:p>
          </table:table-cell>
          <table:table-cell office:value-type="float" office:value="0" table:formula="of:=[.BT60]*$$c.mci" table:style-name="ce24">
            <text:p><text:s/>#REF!<text:s/></text:p>
          </table:table-cell>
          <table:table-cell office:value-type="float" office:value="0" table:formula="of:=[.BU60] * ($$c.mil + $$c.Tx)" table:style-name="ce24">
            <text:p><text:s/>#REF!<text:s/></text:p>
          </table:table-cell>
          <table:table-cell office:value-type="float" office:value="0" table:formula="of:=[.BV60]*$$c.mil" table:style-name="ce24">
            <text:p><text:s/>#REF!<text:s/></text:p>
          </table:table-cell>
          <table:table-cell office:value-type="float" office:value="0" table:formula="of:=[.BW60]*$$c.mod" table:style-name="ce24">
            <text:p><text:s/>#REF!<text:s/></text:p>
          </table:table-cell>
          <table:table-cell office:value-type="float" office:value="0" table:formula="of:=[.BX60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60:.DC61])" table:style-name="ce33">
            <text:p><text:s/>#REF!<text:s/></text:p>
          </table:table-cell>
          <table:table-cell office:value-type="float" office:value="0" table:formula="of:=AVERAGE([.DD60:.DD61])" table:style-name="ce33">
            <text:p><text:s/>#REF!<text:s/></text:p>
          </table:table-cell>
          <table:table-cell office:value-type="float" office:value="0" table:formula="of:=AVERAGE([.DE60:.DE61])" table:style-name="ce33">
            <text:p><text:s/>#REF!<text:s/></text:p>
          </table:table-cell>
          <table:table-cell office:value-type="float" office:value="0" table:formula="of:=AVERAGE([.DF60:.DF61])" table:style-name="ce33">
            <text:p><text:s/>#REF!<text:s/></text:p>
          </table:table-cell>
          <table:table-cell office:value-type="float" office:value="0" table:formula="of:=AVERAGE([.DG60:.DG61])" table:style-name="ce33">
            <text:p><text:s/>#REF!<text:s/></text:p>
          </table:table-cell>
          <table:table-cell office:value-type="float" office:value="0" table:formula="of:=AVERAGE([.DH60:.DH61])" table:style-name="ce33">
            <text:p><text:s/>#REF!<text:s/></text:p>
          </table:table-cell>
          <table:table-cell office:value-type="float" office:value="0" table:formula="of:=AVERAGE([.DI60:.DI61])" table:style-name="ce33">
            <text:p><text:s/>-<text:s/></text:p>
          </table:table-cell>
          <table:table-cell office:value-type="float" office:value="0" table:formula="of:=[.DJ60]" table:style-name="ce33">
            <text:p><text:s/>-<text:s/></text:p>
          </table:table-cell>
          <table:table-cell table:style-name="ce1"/>
          <table:table-cell office:value-type="float" office:value="0" table:formula="of:=[.DL60]/((1+$$discount_COST)^([.$B60]-1))" table:style-name="ce24">
            <text:p><text:s/>#REF!<text:s/></text:p>
          </table:table-cell>
          <table:table-cell office:value-type="float" office:value="0" table:formula="of:=[.DM60]/((1+$$discount_COST)^([.$B60]-1))" table:style-name="ce24">
            <text:p><text:s/>#REF!<text:s/></text:p>
          </table:table-cell>
          <table:table-cell office:value-type="float" office:value="0" table:formula="of:=[.DN60]/((1+$$discount_COST)^([.$B60]-1))" table:style-name="ce24">
            <text:p><text:s/>#REF!<text:s/></text:p>
          </table:table-cell>
          <table:table-cell office:value-type="float" office:value="0" table:formula="of:=[.DO60]/((1+$$discount_COST)^([.$B60]-1))" table:style-name="ce24">
            <text:p><text:s/>#REF!<text:s/></text:p>
          </table:table-cell>
          <table:table-cell office:value-type="float" office:value="0" table:formula="of:=[.DP60]/((1+$$discount_COST)^([.$B60]-1))" table:style-name="ce24">
            <text:p><text:s/>#REF!<text:s/></text:p>
          </table:table-cell>
          <table:table-cell office:value-type="float" office:value="0" table:formula="of:=[.DQ60]/((1+$$discount_COST)^([.$B60]-1))" table:style-name="ce24">
            <text:p><text:s/>#REF!<text:s/></text:p>
          </table:table-cell>
          <table:table-cell office:value-type="float" office:value="0" table:formula="of:=[.DR60]/((1+$$discount_COST)^([.$B60]-1))" table:style-name="ce24">
            <text:p><text:s/>-<text:s/></text:p>
          </table:table-cell>
          <table:table-cell office:value-type="float" office:value="0" table:formula="of:=[.DS60]/((1+$$discount_COST)^([.$B60]-1))" table:style-name="ce24">
            <text:p><text:s/>-<text:s/></text:p>
          </table:table-cell>
          <table:table-cell table:style-name="ce1"/>
          <table:table-cell office:value-type="float" office:value="0" table:formula="of:=SUM([.DU60:.EB60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60]+1" table:style-name="ce1">
            <text:p>119</text:p>
          </table:table-cell>
          <table:table-cell office:value-type="float" office:value="1" table:formula="of:=IF([.B6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1]) * (1-[.BB6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61]) * (1-[.BD6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61] * (1-[.BB61])" table:style-name="ce40">
            <text:p>#REF!</text:p>
          </table:table-cell>
          <table:table-cell office:value-type="float" office:value="0" table:formula="of:=(1 - $$p.mci_mil - $$p.mci_mod - $$p.mci_sev) * (1-[.BC61])" table:style-name="ce44">
            <text:p>#REF!</text:p>
          </table:table-cell>
          <table:table-cell office:value-type="float" office:value="0" table:formula="of:=$$p.mil_mci * [.D61] * (1-[.BD61])" table:style-name="ce42">
            <text:p>#REF!</text:p>
          </table:table-cell>
          <table:table-cell office:value-type="float" office:value="0" table:formula="of:=$$p.mil_mci * (1-[.BE6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61]) * (1-[.BB6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61]) * (1-[.BD61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61] * (1-[.BB61])" table:style-name="ce40">
            <text:p>#REF!</text:p>
          </table:table-cell>
          <table:table-cell office:value-type="float" office:value="0" table:formula="of:=$$p.mci_mil * (1-[.BC61])" table:style-name="ce44">
            <text:p>#REF!</text:p>
          </table:table-cell>
          <table:table-cell office:value-type="float" office:value="0" table:formula="of:=(1 - $$p.mil_mci - $$p.mil_mod - $$p.mil_sev) * [.D61] * (1-[.BD61])" table:style-name="ce44">
            <text:p>#REF!</text:p>
          </table:table-cell>
          <table:table-cell office:value-type="float" office:value="0" table:formula="of:=(1 - $$p.mil_mci - $$p.mil_mod - $$p.mil_sev) * (1-[.BE61])" table:style-name="ce44">
            <text:p>#REF!</text:p>
          </table:table-cell>
          <table:table-cell office:value-type="float" office:value="0" table:formula="of:=$$p.mod_mil * (1-[.BF61])" table:style-name="ce44">
            <text:p>#REF!</text:p>
          </table:table-cell>
          <table:table-cell office:value-type="float" office:value="0" table:formula="of:=$$p.sev_mil * (1-[.BG6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61])" table:style-name="ce45">
            <text:p>#REF!</text:p>
          </table:table-cell>
          <table:table-cell office:value-type="float" office:value="0" table:formula="of:=$$p.mci_mod * (1-[.BC61])" table:style-name="ce42">
            <text:p>#REF!</text:p>
          </table:table-cell>
          <table:table-cell office:value-type="float" office:value="0" table:formula="of:=$$p.mil_mod * (1-[.BD61])" table:style-name="ce44">
            <text:p>#REF!</text:p>
          </table:table-cell>
          <table:table-cell office:value-type="float" office:value="0" table:formula="of:=$$p.mil_mod * (1-[.BE61])" table:style-name="ce44">
            <text:p>#REF!</text:p>
          </table:table-cell>
          <table:table-cell office:value-type="float" office:value="0" table:formula="of:=(1-$$p.mod_mil-$$p.mod_sev) * (1-[.BF61])" table:style-name="ce44">
            <text:p>#REF!</text:p>
          </table:table-cell>
          <table:table-cell office:value-type="float" office:value="0" table:formula="of:=$$p.sev_mod * (1-[.BG6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61])" table:style-name="ce45">
            <text:p>#REF!</text:p>
          </table:table-cell>
          <table:table-cell office:value-type="float" office:value="0" table:formula="of:=$$p.mci_sev * (1-[.BC61])" table:style-name="ce42">
            <text:p>#REF!</text:p>
          </table:table-cell>
          <table:table-cell office:value-type="float" office:value="0" table:formula="of:=$$p.mil_sev * (1-[.BD61])" table:style-name="ce44">
            <text:p>#REF!</text:p>
          </table:table-cell>
          <table:table-cell office:value-type="float" office:value="0" table:formula="of:=$$p.mil_sev * (1-[.BE61])" table:style-name="ce44">
            <text:p>#REF!</text:p>
          </table:table-cell>
          <table:table-cell office:value-type="float" office:value="0" table:formula="of:=$$p.mod_sev * (1-[.BF61])" table:style-name="ce44">
            <text:p>#REF!</text:p>
          </table:table-cell>
          <table:table-cell office:value-type="float" office:value="0" table:formula="of:=(1-$$p.sev_mil-$$p.sev_mod) * (1-[.BG6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1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1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61];[.S61];[.Z61];[.AG61];[.AN61];[.AU61];[.BB61])=1" table:style-name="ce29">
            <text:p>#REF!</text:p>
          </table:table-cell>
          <table:table-cell office:value-type="float" office:value="0" table:formula="of:=SUM([.M61];[.T61];[.AA61];[.AH61];[.AO61];[.AV61];[.BC61])=1" table:style-name="ce29">
            <text:p>#REF!</text:p>
          </table:table-cell>
          <table:table-cell office:value-type="float" office:value="0" table:formula="of:=SUM([.N61];[.U61];[.AB61];[.AI61];[.AP61];[.AW61];[.BD61])=1" table:style-name="ce29">
            <text:p>#REF!</text:p>
          </table:table-cell>
          <table:table-cell office:value-type="float" office:value="0" table:formula="of:=SUM([.O61];[.V61];[.AC61];[.AJ61];[.AQ61];[.AX61];[.BE61])=1" table:style-name="ce29">
            <text:p>#REF!</text:p>
          </table:table-cell>
          <table:table-cell office:value-type="float" office:value="0" table:formula="of:=SUM([.P61];[.W61];[.AD61];[.AK61];[.AR61];[.AY61];[.BF61])=1" table:style-name="ce29">
            <text:p>#REF!</text:p>
          </table:table-cell>
          <table:table-cell office:value-type="float" office:value="0" table:formula="of:=SUM([.Q61];[.X61];[.AE61];[.AL61];[.AS61];[.AZ61];[.BG61])=1" table:style-name="ce29">
            <text:p>#REF!</text:p>
          </table:table-cell>
          <table:table-cell office:value-type="boolean" office:boolean-value="true" table:formula="of:=SUM([.R61];[.Y61];[.AF61];[.AM61];[.AT61];[.BA61];[.BH61])=1" table:style-name="ce29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S60:.BY60];TRANSPOSE([.L60:.R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S60:.Y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Z60:.AF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G60:.AM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N60:.AT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U60:.BA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BB60:.BH6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1:.BY61])=1" table:style-name="ce29">
            <text:p>#REF!</text:p>
          </table:table-cell>
          <table:table-cell table:style-name="ce1"/>
          <table:table-cell office:value-type="float" office:value="0" table:formula="of:=[.BS61] * $$u.mci" table:style-name="ce22">
            <text:p>#REF!</text:p>
          </table:table-cell>
          <table:table-cell office:value-type="float" office:value="0" table:formula="of:=[.BT61] * $$u.mci" table:style-name="ce22">
            <text:p>#REF!</text:p>
          </table:table-cell>
          <table:table-cell office:value-type="float" office:value="0" table:formula="of:=[.BU61] * $$u.mil" table:style-name="ce22">
            <text:p>#REF!</text:p>
          </table:table-cell>
          <table:table-cell office:value-type="float" office:value="0" table:formula="of:=[.BV61] * $$u.mil" table:style-name="ce22">
            <text:p>#REF!</text:p>
          </table:table-cell>
          <table:table-cell office:value-type="float" office:value="0" table:formula="of:=[.BW61] * $$u.mod" table:style-name="ce22">
            <text:p>#REF!</text:p>
          </table:table-cell>
          <table:table-cell office:value-type="float" office:value="0" table:formula="of:=[.BX61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61:.CC62])" table:style-name="ce31">
            <text:p>#REF!</text:p>
          </table:table-cell>
          <table:table-cell office:value-type="float" office:value="0" table:formula="of:=AVERAGE([.CD61:.CD62])" table:style-name="ce31">
            <text:p>#REF!</text:p>
          </table:table-cell>
          <table:table-cell office:value-type="float" office:value="0" table:formula="of:=AVERAGE([.CE61:.CE62])" table:style-name="ce31">
            <text:p>#REF!</text:p>
          </table:table-cell>
          <table:table-cell office:value-type="float" office:value="0" table:formula="of:=AVERAGE([.CF61:.CF62])" table:style-name="ce31">
            <text:p>#REF!</text:p>
          </table:table-cell>
          <table:table-cell office:value-type="float" office:value="0" table:formula="of:=AVERAGE([.CG61:.CG62])" table:style-name="ce31">
            <text:p>#REF!</text:p>
          </table:table-cell>
          <table:table-cell office:value-type="float" office:value="0" table:formula="of:=AVERAGE([.CH61:.CH62])" table:style-name="ce31">
            <text:p>#REF!</text:p>
          </table:table-cell>
          <table:table-cell office:value-type="float" office:value="0" table:formula="of:=AVERAGE([.CI61:.CI62])" table:style-name="ce31">
            <text:p>0.00</text:p>
          </table:table-cell>
          <table:table-cell table:style-name="ce1"/>
          <table:table-cell office:value-type="float" office:value="0" table:formula="of:=[.CK61]/((1+$$discount_COST)^([.$B61]-1))" table:style-name="ce22">
            <text:p>#REF!</text:p>
          </table:table-cell>
          <table:table-cell office:value-type="float" office:value="0" table:formula="of:=[.CL61]/((1+$$discount_COST)^([.$B61]-1))" table:style-name="ce22">
            <text:p>#REF!</text:p>
          </table:table-cell>
          <table:table-cell office:value-type="float" office:value="0" table:formula="of:=[.CM61]/((1+$$discount_COST)^([.$B61]-1))" table:style-name="ce22">
            <text:p>#REF!</text:p>
          </table:table-cell>
          <table:table-cell office:value-type="float" office:value="0" table:formula="of:=[.CN61]/((1+$$discount_COST)^([.$B61]-1))" table:style-name="ce22">
            <text:p>#REF!</text:p>
          </table:table-cell>
          <table:table-cell office:value-type="float" office:value="0" table:formula="of:=[.CO61]/((1+$$discount_COST)^([.$B61]-1))" table:style-name="ce22">
            <text:p>#REF!</text:p>
          </table:table-cell>
          <table:table-cell office:value-type="float" office:value="0" table:formula="of:=[.CP61]/((1+$$discount_COST)^([.$B61]-1))" table:style-name="ce22">
            <text:p>#REF!</text:p>
          </table:table-cell>
          <table:table-cell office:value-type="float" office:value="0" table:formula="of:=[.CQ61]/((1+$$discount_COST)^([.$B61]-1))" table:style-name="ce22">
            <text:p>0.00</text:p>
          </table:table-cell>
          <table:table-cell table:style-name="ce1"/>
          <table:table-cell office:value-type="float" office:value="0" table:formula="of:=SUM([.CS61:.CY61])" table:style-name="ce31">
            <text:p>#REF!</text:p>
          </table:table-cell>
          <table:table-cell table:style-name="ce1"/>
          <table:table-cell office:value-type="float" office:value="0" table:formula="of:=[.BS61] * ($$c.mci + $$c.Tx)" table:style-name="ce24">
            <text:p><text:s/>#REF!<text:s/></text:p>
          </table:table-cell>
          <table:table-cell office:value-type="float" office:value="0" table:formula="of:=[.BT61]*$$c.mci" table:style-name="ce24">
            <text:p><text:s/>#REF!<text:s/></text:p>
          </table:table-cell>
          <table:table-cell office:value-type="float" office:value="0" table:formula="of:=[.BU61] * ($$c.mil + $$c.Tx)" table:style-name="ce24">
            <text:p><text:s/>#REF!<text:s/></text:p>
          </table:table-cell>
          <table:table-cell office:value-type="float" office:value="0" table:formula="of:=[.BV61]*$$c.mil" table:style-name="ce24">
            <text:p><text:s/>#REF!<text:s/></text:p>
          </table:table-cell>
          <table:table-cell office:value-type="float" office:value="0" table:formula="of:=[.BW61]*$$c.mod" table:style-name="ce24">
            <text:p><text:s/>#REF!<text:s/></text:p>
          </table:table-cell>
          <table:table-cell office:value-type="float" office:value="0" table:formula="of:=[.BX61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61:.DC62])" table:style-name="ce33">
            <text:p><text:s/>#REF!<text:s/></text:p>
          </table:table-cell>
          <table:table-cell office:value-type="float" office:value="0" table:formula="of:=AVERAGE([.DD61:.DD62])" table:style-name="ce33">
            <text:p><text:s/>#REF!<text:s/></text:p>
          </table:table-cell>
          <table:table-cell office:value-type="float" office:value="0" table:formula="of:=AVERAGE([.DE61:.DE62])" table:style-name="ce33">
            <text:p><text:s/>#REF!<text:s/></text:p>
          </table:table-cell>
          <table:table-cell office:value-type="float" office:value="0" table:formula="of:=AVERAGE([.DF61:.DF62])" table:style-name="ce33">
            <text:p><text:s/>#REF!<text:s/></text:p>
          </table:table-cell>
          <table:table-cell office:value-type="float" office:value="0" table:formula="of:=AVERAGE([.DG61:.DG62])" table:style-name="ce33">
            <text:p><text:s/>#REF!<text:s/></text:p>
          </table:table-cell>
          <table:table-cell office:value-type="float" office:value="0" table:formula="of:=AVERAGE([.DH61:.DH62])" table:style-name="ce33">
            <text:p><text:s/>#REF!<text:s/></text:p>
          </table:table-cell>
          <table:table-cell office:value-type="float" office:value="0" table:formula="of:=AVERAGE([.DI61:.DI62])" table:style-name="ce33">
            <text:p><text:s/>-<text:s/></text:p>
          </table:table-cell>
          <table:table-cell office:value-type="float" office:value="0" table:formula="of:=[.DJ61]" table:style-name="ce33">
            <text:p><text:s/>-<text:s/></text:p>
          </table:table-cell>
          <table:table-cell table:style-name="ce1"/>
          <table:table-cell office:value-type="float" office:value="0" table:formula="of:=[.DL61]/((1+$$discount_COST)^([.$B61]-1))" table:style-name="ce24">
            <text:p><text:s/>#REF!<text:s/></text:p>
          </table:table-cell>
          <table:table-cell office:value-type="float" office:value="0" table:formula="of:=[.DM61]/((1+$$discount_COST)^([.$B61]-1))" table:style-name="ce24">
            <text:p><text:s/>#REF!<text:s/></text:p>
          </table:table-cell>
          <table:table-cell office:value-type="float" office:value="0" table:formula="of:=[.DN61]/((1+$$discount_COST)^([.$B61]-1))" table:style-name="ce24">
            <text:p><text:s/>#REF!<text:s/></text:p>
          </table:table-cell>
          <table:table-cell office:value-type="float" office:value="0" table:formula="of:=[.DO61]/((1+$$discount_COST)^([.$B61]-1))" table:style-name="ce24">
            <text:p><text:s/>#REF!<text:s/></text:p>
          </table:table-cell>
          <table:table-cell office:value-type="float" office:value="0" table:formula="of:=[.DP61]/((1+$$discount_COST)^([.$B61]-1))" table:style-name="ce24">
            <text:p><text:s/>#REF!<text:s/></text:p>
          </table:table-cell>
          <table:table-cell office:value-type="float" office:value="0" table:formula="of:=[.DQ61]/((1+$$discount_COST)^([.$B61]-1))" table:style-name="ce24">
            <text:p><text:s/>#REF!<text:s/></text:p>
          </table:table-cell>
          <table:table-cell office:value-type="float" office:value="0" table:formula="of:=[.DR61]/((1+$$discount_COST)^([.$B61]-1))" table:style-name="ce24">
            <text:p><text:s/>-<text:s/></text:p>
          </table:table-cell>
          <table:table-cell office:value-type="float" office:value="0" table:formula="of:=[.DS61]/((1+$$discount_COST)^([.$B61]-1))" table:style-name="ce24">
            <text:p><text:s/>-<text:s/></text:p>
          </table:table-cell>
          <table:table-cell table:style-name="ce1"/>
          <table:table-cell office:value-type="float" office:value="0" table:formula="of:=SUM([.DU61:.EB61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7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61]+1" table:style-name="ce1">
            <text:p>120</text:p>
          </table:table-cell>
          <table:table-cell office:value-type="float" office:value="1" table:formula="of:=IF([.B6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2]) * (1-[.BB6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62]) * (1-[.BD6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 - $$p.mci_mil - $$p.mci_mod - $$p.mci_sev) * [.D62] * (1-[.BB62])" table:style-name="ce40">
            <text:p>#REF!</text:p>
          </table:table-cell>
          <table:table-cell office:value-type="float" office:value="0" table:formula="of:=(1 - $$p.mci_mil - $$p.mci_mod - $$p.mci_sev) * (1-[.BC62])" table:style-name="ce44">
            <text:p>#REF!</text:p>
          </table:table-cell>
          <table:table-cell office:value-type="float" office:value="0" table:formula="of:=$$p.mil_mci * [.D62] * (1-[.BD62])" table:style-name="ce42">
            <text:p>#REF!</text:p>
          </table:table-cell>
          <table:table-cell office:value-type="float" office:value="0" table:formula="of:=$$p.mil_mci * (1-[.BE6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(1-[.D62]) * (1-[.BB6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$$p.mil_mod - $$p.mil_sev) * (1-[.D62]) * (1-[.BD62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il * [.D62] * (1-[.BB62])" table:style-name="ce40">
            <text:p>#REF!</text:p>
          </table:table-cell>
          <table:table-cell office:value-type="float" office:value="0" table:formula="of:=$$p.mci_mil * (1-[.BC62])" table:style-name="ce44">
            <text:p>#REF!</text:p>
          </table:table-cell>
          <table:table-cell office:value-type="float" office:value="0" table:formula="of:=(1 - $$p.mil_mci - $$p.mil_mod - $$p.mil_sev) * [.D62] * (1-[.BD62])" table:style-name="ce44">
            <text:p>#REF!</text:p>
          </table:table-cell>
          <table:table-cell office:value-type="float" office:value="0" table:formula="of:=(1 - $$p.mil_mci - $$p.mil_mod - $$p.mil_sev) * (1-[.BE62])" table:style-name="ce44">
            <text:p>#REF!</text:p>
          </table:table-cell>
          <table:table-cell office:value-type="float" office:value="0" table:formula="of:=$$p.mod_mil * (1-[.BF62])" table:style-name="ce44">
            <text:p>#REF!</text:p>
          </table:table-cell>
          <table:table-cell office:value-type="float" office:value="0" table:formula="of:=$$p.sev_mil * (1-[.BG6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mod * (1-[.BB62])" table:style-name="ce45">
            <text:p>#REF!</text:p>
          </table:table-cell>
          <table:table-cell office:value-type="float" office:value="0" table:formula="of:=$$p.mci_mod * (1-[.BC62])" table:style-name="ce42">
            <text:p>#REF!</text:p>
          </table:table-cell>
          <table:table-cell office:value-type="float" office:value="0" table:formula="of:=$$p.mil_mod * (1-[.BD62])" table:style-name="ce44">
            <text:p>#REF!</text:p>
          </table:table-cell>
          <table:table-cell office:value-type="float" office:value="0" table:formula="of:=$$p.mil_mod * (1-[.BE62])" table:style-name="ce44">
            <text:p>#REF!</text:p>
          </table:table-cell>
          <table:table-cell office:value-type="float" office:value="0" table:formula="of:=(1-$$p.mod_mil-$$p.mod_sev) * (1-[.BF62])" table:style-name="ce44">
            <text:p>#REF!</text:p>
          </table:table-cell>
          <table:table-cell office:value-type="float" office:value="0" table:formula="of:=$$p.sev_mod * (1-[.BG6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$$p.mci_sev * (1-[.BB62])" table:style-name="ce45">
            <text:p>#REF!</text:p>
          </table:table-cell>
          <table:table-cell office:value-type="float" office:value="0" table:formula="of:=$$p.mci_sev * (1-[.BC62])" table:style-name="ce42">
            <text:p>#REF!</text:p>
          </table:table-cell>
          <table:table-cell office:value-type="float" office:value="0" table:formula="of:=$$p.mil_sev * (1-[.BD62])" table:style-name="ce44">
            <text:p>#REF!</text:p>
          </table:table-cell>
          <table:table-cell office:value-type="float" office:value="0" table:formula="of:=$$p.mil_sev * (1-[.BE62])" table:style-name="ce44">
            <text:p>#REF!</text:p>
          </table:table-cell>
          <table:table-cell office:value-type="float" office:value="0" table:formula="of:=$$p.mod_sev * (1-[.BF62])" table:style-name="ce44">
            <text:p>#REF!</text:p>
          </table:table-cell>
          <table:table-cell office:value-type="float" office:value="0" table:formula="of:=(1-$$p.sev_mil-$$p.sev_mod) * (1-[.BG6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2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62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62];[.S62];[.Z62];[.AG62];[.AN62];[.AU62];[.BB62])=1" table:style-name="ce29">
            <text:p>#REF!</text:p>
          </table:table-cell>
          <table:table-cell office:value-type="float" office:value="0" table:formula="of:=SUM([.M62];[.T62];[.AA62];[.AH62];[.AO62];[.AV62];[.BC62])=1" table:style-name="ce29">
            <text:p>#REF!</text:p>
          </table:table-cell>
          <table:table-cell office:value-type="float" office:value="0" table:formula="of:=SUM([.N62];[.U62];[.AB62];[.AI62];[.AP62];[.AW62];[.BD62])=1" table:style-name="ce29">
            <text:p>#REF!</text:p>
          </table:table-cell>
          <table:table-cell office:value-type="float" office:value="0" table:formula="of:=SUM([.O62];[.V62];[.AC62];[.AJ62];[.AQ62];[.AX62];[.BE62])=1" table:style-name="ce29">
            <text:p>#REF!</text:p>
          </table:table-cell>
          <table:table-cell office:value-type="float" office:value="0" table:formula="of:=SUM([.P62];[.W62];[.AD62];[.AK62];[.AR62];[.AY62];[.BF62])=1" table:style-name="ce29">
            <text:p>#REF!</text:p>
          </table:table-cell>
          <table:table-cell office:value-type="float" office:value="0" table:formula="of:=SUM([.Q62];[.X62];[.AE62];[.AL62];[.AS62];[.AZ62];[.BG62])=1" table:style-name="ce29">
            <text:p>#REF!</text:p>
          </table:table-cell>
          <table:table-cell office:value-type="boolean" office:boolean-value="true" table:formula="of:=SUM([.R62];[.Y62];[.AF62];[.AM62];[.AT62];[.BA62];[.BH62])=1" table:style-name="ce29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S61:.BY61];TRANSPOSE([.L61:.R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S61:.Y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Z61:.AF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G61:.AM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N61:.AT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U61:.BA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BB61:.BH6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2:.BY62])=1" table:style-name="ce29">
            <text:p>#REF!</text:p>
          </table:table-cell>
          <table:table-cell table:style-name="ce1"/>
          <table:table-cell office:value-type="float" office:value="0" table:formula="of:=[.BS62] * $$u.mci" table:style-name="ce22">
            <text:p>#REF!</text:p>
          </table:table-cell>
          <table:table-cell office:value-type="float" office:value="0" table:formula="of:=[.BT62] * $$u.mci" table:style-name="ce22">
            <text:p>#REF!</text:p>
          </table:table-cell>
          <table:table-cell office:value-type="float" office:value="0" table:formula="of:=[.BU62] * $$u.mil" table:style-name="ce22">
            <text:p>#REF!</text:p>
          </table:table-cell>
          <table:table-cell office:value-type="float" office:value="0" table:formula="of:=[.BV62] * $$u.mil" table:style-name="ce22">
            <text:p>#REF!</text:p>
          </table:table-cell>
          <table:table-cell office:value-type="float" office:value="0" table:formula="of:=[.BW62] * $$u.mod" table:style-name="ce22">
            <text:p>#REF!</text:p>
          </table:table-cell>
          <table:table-cell office:value-type="float" office:value="0" table:formula="of:=[.BX62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62:.CC63])" table:style-name="ce31">
            <text:p>#REF!</text:p>
          </table:table-cell>
          <table:table-cell office:value-type="float" office:value="0" table:formula="of:=AVERAGE([.CD62:.CD63])" table:style-name="ce31">
            <text:p>#REF!</text:p>
          </table:table-cell>
          <table:table-cell office:value-type="float" office:value="0" table:formula="of:=AVERAGE([.CE62:.CE63])" table:style-name="ce31">
            <text:p>#REF!</text:p>
          </table:table-cell>
          <table:table-cell office:value-type="float" office:value="0" table:formula="of:=AVERAGE([.CF62:.CF63])" table:style-name="ce31">
            <text:p>#REF!</text:p>
          </table:table-cell>
          <table:table-cell office:value-type="float" office:value="0" table:formula="of:=AVERAGE([.CG62:.CG63])" table:style-name="ce31">
            <text:p>#REF!</text:p>
          </table:table-cell>
          <table:table-cell office:value-type="float" office:value="0" table:formula="of:=AVERAGE([.CH62:.CH63])" table:style-name="ce31">
            <text:p>#REF!</text:p>
          </table:table-cell>
          <table:table-cell office:value-type="float" office:value="0" table:formula="of:=AVERAGE([.CI62:.CI63])" table:style-name="ce31">
            <text:p>0.00</text:p>
          </table:table-cell>
          <table:table-cell table:style-name="ce1"/>
          <table:table-cell office:value-type="float" office:value="0" table:formula="of:=[.CK62]/((1+$$discount_COST)^([.$B62]-1))" table:style-name="ce22">
            <text:p>#REF!</text:p>
          </table:table-cell>
          <table:table-cell office:value-type="float" office:value="0" table:formula="of:=[.CL62]/((1+$$discount_COST)^([.$B62]-1))" table:style-name="ce22">
            <text:p>#REF!</text:p>
          </table:table-cell>
          <table:table-cell office:value-type="float" office:value="0" table:formula="of:=[.CM62]/((1+$$discount_COST)^([.$B62]-1))" table:style-name="ce22">
            <text:p>#REF!</text:p>
          </table:table-cell>
          <table:table-cell office:value-type="float" office:value="0" table:formula="of:=[.CN62]/((1+$$discount_COST)^([.$B62]-1))" table:style-name="ce22">
            <text:p>#REF!</text:p>
          </table:table-cell>
          <table:table-cell office:value-type="float" office:value="0" table:formula="of:=[.CO62]/((1+$$discount_COST)^([.$B62]-1))" table:style-name="ce22">
            <text:p>#REF!</text:p>
          </table:table-cell>
          <table:table-cell office:value-type="float" office:value="0" table:formula="of:=[.CP62]/((1+$$discount_COST)^([.$B62]-1))" table:style-name="ce22">
            <text:p>#REF!</text:p>
          </table:table-cell>
          <table:table-cell office:value-type="float" office:value="0" table:formula="of:=[.CQ62]/((1+$$discount_COST)^([.$B62]-1))" table:style-name="ce22">
            <text:p>0.00</text:p>
          </table:table-cell>
          <table:table-cell table:style-name="ce1"/>
          <table:table-cell office:value-type="float" office:value="0" table:formula="of:=SUM([.CS62:.CY62])" table:style-name="ce31">
            <text:p>#REF!</text:p>
          </table:table-cell>
          <table:table-cell table:style-name="ce1"/>
          <table:table-cell office:value-type="float" office:value="0" table:formula="of:=[.BS62] * ($$c.mci + $$c.Tx)" table:style-name="ce24">
            <text:p><text:s/>#REF!<text:s/></text:p>
          </table:table-cell>
          <table:table-cell office:value-type="float" office:value="0" table:formula="of:=[.BT62]*$$c.mci" table:style-name="ce24">
            <text:p><text:s/>#REF!<text:s/></text:p>
          </table:table-cell>
          <table:table-cell office:value-type="float" office:value="0" table:formula="of:=[.BU62] * ($$c.mil + $$c.Tx)" table:style-name="ce24">
            <text:p><text:s/>#REF!<text:s/></text:p>
          </table:table-cell>
          <table:table-cell office:value-type="float" office:value="0" table:formula="of:=[.BV62]*$$c.mil" table:style-name="ce24">
            <text:p><text:s/>#REF!<text:s/></text:p>
          </table:table-cell>
          <table:table-cell office:value-type="float" office:value="0" table:formula="of:=[.BW62]*$$c.mod" table:style-name="ce24">
            <text:p><text:s/>#REF!<text:s/></text:p>
          </table:table-cell>
          <table:table-cell office:value-type="float" office:value="0" table:formula="of:=[.BX62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1"/>
          <table:table-cell office:value-type="float" office:value="0" table:formula="of:=AVERAGE([.DC62:.DC63])" table:style-name="ce33">
            <text:p><text:s/>#REF!<text:s/></text:p>
          </table:table-cell>
          <table:table-cell office:value-type="float" office:value="0" table:formula="of:=AVERAGE([.DD62:.DD63])" table:style-name="ce33">
            <text:p><text:s/>#REF!<text:s/></text:p>
          </table:table-cell>
          <table:table-cell office:value-type="float" office:value="0" table:formula="of:=AVERAGE([.DE62:.DE63])" table:style-name="ce33">
            <text:p><text:s/>#REF!<text:s/></text:p>
          </table:table-cell>
          <table:table-cell office:value-type="float" office:value="0" table:formula="of:=AVERAGE([.DF62:.DF63])" table:style-name="ce33">
            <text:p><text:s/>#REF!<text:s/></text:p>
          </table:table-cell>
          <table:table-cell office:value-type="float" office:value="0" table:formula="of:=AVERAGE([.DG62:.DG63])" table:style-name="ce33">
            <text:p><text:s/>#REF!<text:s/></text:p>
          </table:table-cell>
          <table:table-cell office:value-type="float" office:value="0" table:formula="of:=AVERAGE([.DH62:.DH63])" table:style-name="ce33">
            <text:p><text:s/>#REF!<text:s/></text:p>
          </table:table-cell>
          <table:table-cell office:value-type="float" office:value="0" table:formula="of:=AVERAGE([.DI62:.DI63])" table:style-name="ce33">
            <text:p><text:s/>-<text:s/></text:p>
          </table:table-cell>
          <table:table-cell office:value-type="float" office:value="0" table:formula="of:=[.DJ62]" table:style-name="ce33">
            <text:p><text:s/>-<text:s/></text:p>
          </table:table-cell>
          <table:table-cell table:style-name="ce1"/>
          <table:table-cell office:value-type="float" office:value="0" table:formula="of:=[.DL62]/((1+$$discount_COST)^([.$B62]-1))" table:style-name="ce24">
            <text:p><text:s/>#REF!<text:s/></text:p>
          </table:table-cell>
          <table:table-cell office:value-type="float" office:value="0" table:formula="of:=[.DM62]/((1+$$discount_COST)^([.$B62]-1))" table:style-name="ce24">
            <text:p><text:s/>#REF!<text:s/></text:p>
          </table:table-cell>
          <table:table-cell office:value-type="float" office:value="0" table:formula="of:=[.DN62]/((1+$$discount_COST)^([.$B62]-1))" table:style-name="ce24">
            <text:p><text:s/>#REF!<text:s/></text:p>
          </table:table-cell>
          <table:table-cell office:value-type="float" office:value="0" table:formula="of:=[.DO62]/((1+$$discount_COST)^([.$B62]-1))" table:style-name="ce24">
            <text:p><text:s/>#REF!<text:s/></text:p>
          </table:table-cell>
          <table:table-cell office:value-type="float" office:value="0" table:formula="of:=[.DP62]/((1+$$discount_COST)^([.$B62]-1))" table:style-name="ce24">
            <text:p><text:s/>#REF!<text:s/></text:p>
          </table:table-cell>
          <table:table-cell office:value-type="float" office:value="0" table:formula="of:=[.DQ62]/((1+$$discount_COST)^([.$B62]-1))" table:style-name="ce24">
            <text:p><text:s/>#REF!<text:s/></text:p>
          </table:table-cell>
          <table:table-cell office:value-type="float" office:value="0" table:formula="of:=[.DR62]/((1+$$discount_COST)^([.$B62]-1))" table:style-name="ce24">
            <text:p><text:s/>-<text:s/></text:p>
          </table:table-cell>
          <table:table-cell office:value-type="float" office:value="0" table:formula="of:=[.DS62]/((1+$$discount_COST)^([.$B62]-1))" table:style-name="ce24">
            <text:p><text:s/>-<text:s/></text:p>
          </table:table-cell>
          <table:table-cell table:style-name="ce1"/>
          <table:table-cell office:value-type="float" office:value="0" table:formula="of:=SUM([.DU62:.EB62])" table:style-name="ce33">
            <text:p><text:s/>#REF!<text:s/></text:p>
          </table:table-cell>
          <table:table-cell table:number-columns-repeated="2" table:style-name="ce24"/>
          <table:table-cell table:number-columns-repeated="16248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1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24"/>
          <table:table-cell table:number-columns-repeated="16250" table:style-name="ce1"/>
        </table:table-row>
        <table:table-row table:style-name="ro1">
          <table:table-cell/>
          <table:table-cell table:number-columns-repeated="10" table:style-name="ce1"/>
          <table:table-cell table:number-columns-repeated="49" table:style-name="ce3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style-name="ro3">
          <table:table-cell table:style-name="ce27"/>
          <table:table-cell office:value-type="string" table:style-name="ce27">
            <text:p>Strategy: SOC (standard of care)</text:p>
          </table:table-cell>
          <table:table-cell table:number-columns-repeated="9" table:style-name="ce27"/>
          <table:table-cell table:number-columns-repeated="49" table:style-name="ce28"/>
          <table:table-cell table:style-name="ce27"/>
          <table:table-cell table:number-columns-repeated="7" table:style-name="ce28"/>
          <table:table-cell table:number-columns-repeated="2" table:style-name="ce27"/>
          <table:table-cell table:number-columns-repeated="7" table:style-name="ce28"/>
          <table:table-cell table:style-name="ce27"/>
          <table:table-cell table:style-name="ce28"/>
          <table:table-cell table:number-columns-repeated="25" table:style-name="ce27"/>
          <table:table-cell table:style-name="ce28"/>
          <table:table-cell table:style-name="ce27"/>
          <table:table-cell table:number-columns-repeated="8" table:style-name="ce28"/>
          <table:table-cell table:style-name="ce27"/>
          <table:table-cell table:number-columns-repeated="8" table:style-name="ce28"/>
          <table:table-cell table:style-name="ce27"/>
          <table:table-cell table:number-columns-repeated="8" table:style-name="ce28"/>
          <table:table-cell table:style-name="ce27"/>
          <table:table-cell table:style-name="ce28"/>
          <table:table-cell table:number-columns-repeated="16250" table:style-name="ce27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style-name="ro7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5886563471709947" table:formula="of:=1-EXP(-(-LN(1-$$p.mci_mil) * $$rr.tx_mci_mil^((1-$$tx_waning)^([.$B68]-1) )))" table:style-name="ce1">
            <text:p>0.158865635</text:p>
          </table:table-cell>
          <table:table-cell office:value-type="float" office:value="0" table:formula="of:=1-EXP(-(-LN(1-$$p.mci_mod) * $$rr.tx_mci_mod^((1-$$tx_waning)^([.$B68]-1) )))" table:style-name="ce1">
            <text:p>0</text:p>
          </table:table-cell>
          <table:table-cell office:value-type="float" office:value="0" table:formula="of:=1-EXP(-(-LN(1-$$p.mci_sev) * $$rr.tx_mci_sev^((1-$$tx_waning)^([.$B68]-1) )))" table:style-name="ce1">
            <text:p>0</text:p>
          </table:table-cell>
          <table:table-cell office:value-type="float" office:value="0.22898192322691724" table:formula="of:=1-EXP(-(-LN(1-$$p.mil_mod) * $$rr.tx_mil_mod^((1-$$tx_waning)^([.$B68]-1) )))" table:style-name="ce1">
            <text:p>0.228981923</text:p>
          </table:table-cell>
          <table:table-cell table:number-columns-repeated="2" table:style-name="ce1"/>
          <table:table-cell office:value-type="float" office:value="0.82895137273853325" table:formula="of:=(1-[.F68]-[.G68]-[.H68]) * (1-[.D68]) * (1-[.BB68])" table:style-name="ce40">
            <text:p>0.828951373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68]) * (1-[.BD6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68]-[.G68]-[.H68]) * [.D68] * (1-[.BB68])" table:style-name="ce40">
            <text:p>0</text:p>
          </table:table-cell>
          <table:table-cell office:value-type="float" office:value="0.78249970173674444" table:formula="of:=(1 - $$p.mci_mil - $$p.mci_mod - $$p.mci_sev) * (1-[.BC68])" table:style-name="ce44">
            <text:p>0.782499702</text:p>
          </table:table-cell>
          <table:table-cell office:value-type="float" office:value="0" table:formula="of:=$$p.mil_mci * [.D68] * (1-[.BD68])" table:style-name="ce42">
            <text:p>0</text:p>
          </table:table-cell>
          <table:table-cell office:value-type="float" office:value="0" table:formula="of:=$$p.mil_mci * (1-[.BE6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656462441101879" table:formula="of:=[.F68] * (1-[.D68]) * (1-[.BB68])" table:style-name="ce40">
            <text:p>0.156564624</text:p>
          </table:table-cell>
          <table:table-cell office:value-type="float" office:value="0" table:style-name="ce41">
            <text:p>0</text:p>
          </table:table-cell>
          <table:table-cell office:value-type="float" office:value="0.7435353234098907" table:formula="of:=(1 - $$p.mil_mci - [.I68] - $$p.mil_sev) * (1-[.D68]) * (1-[.BD68])" table:style-name="ce44">
            <text:p>0.74353532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68] * [.D68] * (1-[.BB68])" table:style-name="ce40">
            <text:p>0</text:p>
          </table:table-cell>
          <table:table-cell office:value-type="float" office:value="0.20301629541280772" table:formula="of:=$$p.mci_mil * (1-[.BC68])" table:style-name="ce44">
            <text:p>0.203016295</text:p>
          </table:table-cell>
          <table:table-cell office:value-type="float" office:value="0" table:formula="of:=(1 - $$p.mil_mci - [.I68] - $$p.mil_sev) * [.D68] * (1-[.BD68])" table:style-name="ce44">
            <text:p>0</text:p>
          </table:table-cell>
          <table:table-cell office:value-type="float" office:value="0.68171898058190217" table:formula="of:=(1 - $$p.mil_mci - $$p.mil_mod - $$p.mil_sev) * (1-[.BE68])" table:style-name="ce44">
            <text:p>0.681718981</text:p>
          </table:table-cell>
          <table:table-cell office:value-type="float" office:value="8.1587399214994763E-2" table:formula="of:=$$p.mod_mil * (1-[.BF68])" table:style-name="ce44">
            <text:p>0.081587399</text:p>
          </table:table-cell>
          <table:table-cell office:value-type="float" office:value="0" table:formula="of:=$$p.sev_mil * (1-[.BG6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68] * (1-[.BB68])" table:style-name="ce40">
            <text:p>0</text:p>
          </table:table-cell>
          <table:table-cell office:value-type="float" office:value="0" table:formula="of:=$$p.mci_mod * (1-[.BC68])" table:style-name="ce42">
            <text:p>0</text:p>
          </table:table-cell>
          <table:table-cell office:value-type="float" office:value="0.22110669018971302" table:formula="of:=[.I68] * (1-[.BD68])" table:style-name="ce44">
            <text:p>0.22110669</text:p>
          </table:table-cell>
          <table:table-cell office:value-type="float" office:value="0.28292303301770155" table:formula="of:=$$p.mil_mod * (1-[.BE68])" table:style-name="ce44">
            <text:p>0.282923033</text:p>
          </table:table-cell>
          <table:table-cell office:value-type="float" office:value="0.75398010309029662" table:formula="of:=(1-$$p.mod_mil-$$p.mod_sev) * (1-[.BF68])" table:style-name="ce44">
            <text:p>0.753980103</text:p>
          </table:table-cell>
          <table:table-cell office:value-type="float" office:value="0.17500424239830742" table:formula="of:=$$p.sev_mod * (1-[.BG68])" table:style-name="ce44">
            <text:p>0.17500424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68] * (1-[.BB68])" table:style-name="ce45">
            <text:p>0</text:p>
          </table:table-cell>
          <table:table-cell office:value-type="float" office:value="0" table:formula="of:=$$p.mci_sev * (1-[.BC68])" table:style-name="ce42">
            <text:p>0</text:p>
          </table:table-cell>
          <table:table-cell office:value-type="float" office:value="9.6560762122082462E-4" table:formula="of:=$$p.mil_sev * (1-[.BD68])" table:style-name="ce44">
            <text:p>0.000965608</text:p>
          </table:table-cell>
          <table:table-cell office:value-type="float" office:value="9.6560762122082462E-4" table:formula="of:=$$p.mil_sev * (1-[.BE68])" table:style-name="ce44">
            <text:p>0.000965608</text:p>
          </table:table-cell>
          <table:table-cell office:value-type="float" office:value="0.10221869556821184" table:formula="of:=$$p.mod_sev * (1-[.BF68])" table:style-name="ce44">
            <text:p>0.102218696</text:p>
          </table:table-cell>
          <table:table-cell office:value-type="float" office:value="0.71787454534815909" table:formula="of:=(1-$$p.sev_mil-$$p.sev_mod) * (1-[.BG68])" table:style-name="ce44">
            <text:p>0.717874545</text:p>
          </table:table-cell>
          <table:table-cell office:value-type="float" office:value="0" table:style-name="ce43">
            <text:p>0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40">
            <text:p>0.014484003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44">
            <text:p>0.014484003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44">
            <text:p>0.034392379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44">
            <text:p>0.034392379</text:p>
          </table:table-cell>
          <table:table-cell office:value-type="float" office:value="6.2213802126496853E-2" table:formula="of:=1-EXP(-INDEX($$m.r.mortality_f; [.C68]) * $$hr.mort_mod * $$hr.mort_verymilddem)" table:number-matrix-columns-spanned="1" table:number-matrix-rows-spanned="1" table:style-name="ce44">
            <text:p>0.062213802</text:p>
          </table:table-cell>
          <table:table-cell office:value-type="float" office:value="0.10712121225353355" table:formula="of:=1-EXP(-INDEX($$m.r.mortality_f; [.C68]) * $$hr.mort_sev * $$hr.mort_verymilddem)" table:number-matrix-columns-spanned="1" table:number-matrix-rows-spanned="1" table:style-name="ce44">
            <text:p>0.10712121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68];[.S68];[.Z68];[.AG68];[.AN68];[.AU68];[.BB68])=1" table:style-name="ce29">
            <text:p>TRUE</text:p>
          </table:table-cell>
          <table:table-cell office:value-type="boolean" office:boolean-value="true" table:formula="of:=SUM([.M68];[.T68];[.AA68];[.AH68];[.AO68];[.AV68];[.BC68])=1" table:style-name="ce29">
            <text:p>TRUE</text:p>
          </table:table-cell>
          <table:table-cell office:value-type="boolean" office:boolean-value="true" table:formula="of:=SUM([.N68];[.U68];[.AB68];[.AI68];[.AP68];[.AW68];[.BD68])=1" table:style-name="ce29">
            <text:p>TRUE</text:p>
          </table:table-cell>
          <table:table-cell office:value-type="boolean" office:boolean-value="true" table:formula="of:=SUM([.O68];[.V68];[.AC68];[.AJ68];[.AQ68];[.AX68];[.BE68])=1" table:style-name="ce29">
            <text:p>TRUE</text:p>
          </table:table-cell>
          <table:table-cell office:value-type="boolean" office:boolean-value="true" table:formula="of:=SUM([.P68];[.W68];[.AD68];[.AK68];[.AR68];[.AY68];[.BF68])=1" table:style-name="ce29">
            <text:p>TRUE</text:p>
          </table:table-cell>
          <table:table-cell office:value-type="boolean" office:boolean-value="true" table:formula="of:=SUM([.Q68];[.X68];[.AE68];[.AL68];[.AS68];[.AZ68];[.BG68])=1" table:style-name="ce29">
            <text:p>TRUE</text:p>
          </table:table-cell>
          <table:table-cell office:value-type="boolean" office:boolean-value="true" table:formula="of:=SUM([.R68];[.Y68];[.AF68];[.AM68];[.AT68];[.BA68];[.BH68])=1" table:style-name="ce29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$$p.starting_state_mci" table:style-name="ce30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0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S68:.BY68])=1" table:style-name="ce29">
            <text:p>TRUE</text:p>
          </table:table-cell>
          <table:table-cell table:style-name="ce1"/>
          <table:table-cell office:value-type="float" office:value="0.73" table:formula="of:=[.BS68] * $$u.mci" table:style-name="ce22">
            <text:p>0.73</text:p>
          </table:table-cell>
          <table:table-cell office:value-type="float" office:value="0" table:formula="of:=[.BT68] * $$u.mci" table:style-name="ce22">
            <text:p>0.00</text:p>
          </table:table-cell>
          <table:table-cell office:value-type="float" office:value="0" table:formula="of:=[.BU68] * $$u.mil" table:style-name="ce22">
            <text:p>0.00</text:p>
          </table:table-cell>
          <table:table-cell office:value-type="float" office:value="0" table:formula="of:=[.BV68] * $$u.mil" table:style-name="ce22">
            <text:p>0.00</text:p>
          </table:table-cell>
          <table:table-cell office:value-type="float" office:value="0" table:formula="of:=[.BW68] * $$u.mod" table:style-name="ce22">
            <text:p>0.00</text:p>
          </table:table-cell>
          <table:table-cell office:value-type="float" office:value="0" table:formula="of:=[.BX68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6675672510495646" table:formula="of:=AVERAGE([.CC68:.CC69])" table:style-name="ce31">
            <text:p>0.67</text:p>
          </table:table-cell>
          <table:table-cell office:value-type="float" office:value="0" table:formula="of:=AVERAGE([.CD68:.CD69])" table:style-name="ce31">
            <text:p>0.00</text:p>
          </table:table-cell>
          <table:table-cell office:value-type="float" office:value="5.401479542180148E-2" table:formula="of:=AVERAGE([.CE68:.CE69])" table:style-name="ce31">
            <text:p>0.05</text:p>
          </table:table-cell>
          <table:table-cell office:value-type="float" office:value="0" table:formula="of:=AVERAGE([.CF68:.CF69])" table:style-name="ce31">
            <text:p>0.00</text:p>
          </table:table-cell>
          <table:table-cell office:value-type="float" office:value="0" table:formula="of:=AVERAGE([.CG68:.CG69])" table:style-name="ce31">
            <text:p>0.00</text:p>
          </table:table-cell>
          <table:table-cell office:value-type="float" office:value="0" table:formula="of:=AVERAGE([.CH68:.CH69])" table:style-name="ce31">
            <text:p>0.00</text:p>
          </table:table-cell>
          <table:table-cell office:value-type="float" office:value="0" table:formula="of:=AVERAGE([.CI68:.CI69])" table:style-name="ce31">
            <text:p>0.00</text:p>
          </table:table-cell>
          <table:table-cell table:style-name="ce1"/>
          <table:table-cell office:value-type="float" office:value="0.6675672510495646" table:formula="of:=[.CK68]/((1+$$discount_COST)^([.$B68]-1))" table:style-name="ce22">
            <text:p>0.67</text:p>
          </table:table-cell>
          <table:table-cell office:value-type="float" office:value="0" table:formula="of:=[.CL68]/((1+$$discount_COST)^([.$B68]-1))" table:style-name="ce22">
            <text:p>0.00</text:p>
          </table:table-cell>
          <table:table-cell office:value-type="float" office:value="5.401479542180148E-2" table:formula="of:=[.CM68]/((1+$$discount_COST)^([.$B68]-1))" table:style-name="ce22">
            <text:p>0.05</text:p>
          </table:table-cell>
          <table:table-cell office:value-type="float" office:value="0" table:formula="of:=[.CN68]/((1+$$discount_COST)^([.$B68]-1))" table:style-name="ce22">
            <text:p>0.00</text:p>
          </table:table-cell>
          <table:table-cell office:value-type="float" office:value="0" table:formula="of:=[.CO68]/((1+$$discount_COST)^([.$B68]-1))" table:style-name="ce22">
            <text:p>0.00</text:p>
          </table:table-cell>
          <table:table-cell office:value-type="float" office:value="0" table:formula="of:=[.CP68]/((1+$$discount_COST)^([.$B68]-1))" table:style-name="ce22">
            <text:p>0.00</text:p>
          </table:table-cell>
          <table:table-cell office:value-type="float" office:value="0" table:formula="of:=[.CQ68]/((1+$$discount_COST)^([.$B68]-1))" table:style-name="ce22">
            <text:p>0.00</text:p>
          </table:table-cell>
          <table:table-cell table:style-name="ce1"/>
          <table:table-cell office:value-type="float" office:value="0.72158204647136603" table:formula="of:=SUM([.CS68:.CY68])" table:style-name="ce31">
            <text:p>0.72</text:p>
          </table:table-cell>
          <table:table-cell table:style-name="ce1"/>
          <table:table-cell office:value-type="float" office:value="27712" table:formula="of:=[.BS68] * ($$c.mci + $$c.Tx)" table:style-name="ce24">
            <text:p><text:s/>27,712<text:s/></text:p>
          </table:table-cell>
          <table:table-cell office:value-type="float" office:value="0" table:formula="of:=[.BT68]*$$c.mci" table:style-name="ce24">
            <text:p><text:s/>-<text:s/></text:p>
          </table:table-cell>
          <table:table-cell office:value-type="float" office:value="0" table:formula="of:=[.BU68] * ($$c.mil + $$c.Tx)" table:style-name="ce24">
            <text:p><text:s/>-<text:s/></text:p>
          </table:table-cell>
          <table:table-cell office:value-type="float" office:value="0" table:formula="of:=[.BV68]*$$c.mil" table:style-name="ce24">
            <text:p><text:s/>-<text:s/></text:p>
          </table:table-cell>
          <table:table-cell office:value-type="float" office:value="0" table:formula="of:=[.BW68]*$$c.mod" table:style-name="ce24">
            <text:p><text:s/>-<text:s/></text:p>
          </table:table-cell>
          <table:table-cell office:value-type="float" office:value="0" table:formula="of:=[.BX68]*$$c.sev" table:style-name="ce24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office:value-type="float" office:value="2000" table:formula="of:=$$c.Tx_diagnostics1" table:style-name="ce24">
            <text:p><text:s/>2,000<text:s/></text:p>
          </table:table-cell>
          <table:table-cell table:style-name="ce34"/>
          <table:table-cell office:value-type="float" office:value="25341.950220665116" table:formula="of:=AVERAGE([.DC68:.DC69])" table:style-name="ce33">
            <text:p><text:s/>25,342<text:s/></text:p>
          </table:table-cell>
          <table:table-cell office:value-type="float" office:value="0" table:formula="of:=AVERAGE([.DD68:.DD69])" table:style-name="ce33">
            <text:p><text:s/>-<text:s/></text:p>
          </table:table-cell>
          <table:table-cell office:value-type="float" office:value="2847.9505985802812" table:formula="of:=AVERAGE([.DE68:.DE69])" table:style-name="ce33">
            <text:p><text:s/>2,848<text:s/></text:p>
          </table:table-cell>
          <table:table-cell office:value-type="float" office:value="0" table:formula="of:=AVERAGE([.DF68:.DF69])" table:style-name="ce33">
            <text:p><text:s/>-<text:s/></text:p>
          </table:table-cell>
          <table:table-cell office:value-type="float" office:value="0" table:formula="of:=AVERAGE([.DG68:.DG69])" table:style-name="ce33">
            <text:p><text:s/>-<text:s/></text:p>
          </table:table-cell>
          <table:table-cell office:value-type="float" office:value="0" table:formula="of:=AVERAGE([.DH68:.DH69])" table:style-name="ce33">
            <text:p><text:s/>-<text:s/></text:p>
          </table:table-cell>
          <table:table-cell office:value-type="float" office:value="0" table:formula="of:=AVERAGE([.DI68:.DI69])" table:style-name="ce33">
            <text:p><text:s/>-<text:s/></text:p>
          </table:table-cell>
          <table:table-cell office:value-type="float" office:value="2000" table:formula="of:=[.DJ68]" table:style-name="ce33">
            <text:p><text:s/>2,000<text:s/></text:p>
          </table:table-cell>
          <table:table-cell table:style-name="ce34"/>
          <table:table-cell office:value-type="float" office:value="25341.950220665116" table:formula="of:=[.DL68]/((1+$$discount_COST)^([.$B68]-1))" table:style-name="ce24">
            <text:p><text:s/>25,342<text:s/></text:p>
          </table:table-cell>
          <table:table-cell office:value-type="float" office:value="0" table:formula="of:=[.DM68]/((1+$$discount_COST)^([.$B68]-1))" table:style-name="ce24">
            <text:p><text:s/>-<text:s/></text:p>
          </table:table-cell>
          <table:table-cell office:value-type="float" office:value="2847.9505985802812" table:formula="of:=[.DN68]/((1+$$discount_COST)^([.$B68]-1))" table:style-name="ce24">
            <text:p><text:s/>2,848<text:s/></text:p>
          </table:table-cell>
          <table:table-cell office:value-type="float" office:value="0" table:formula="of:=[.DO68]/((1+$$discount_COST)^([.$B68]-1))" table:style-name="ce24">
            <text:p><text:s/>-<text:s/></text:p>
          </table:table-cell>
          <table:table-cell office:value-type="float" office:value="0" table:formula="of:=[.DP68]/((1+$$discount_COST)^([.$B68]-1))" table:style-name="ce24">
            <text:p><text:s/>-<text:s/></text:p>
          </table:table-cell>
          <table:table-cell office:value-type="float" office:value="0" table:formula="of:=[.DQ68]/((1+$$discount_COST)^([.$B68]-1))" table:style-name="ce24">
            <text:p><text:s/>-<text:s/></text:p>
          </table:table-cell>
          <table:table-cell office:value-type="float" office:value="0" table:formula="of:=[.DR68]/((1+$$discount_COST)^([.$B68]-1))" table:style-name="ce24">
            <text:p><text:s/>-<text:s/></text:p>
          </table:table-cell>
          <table:table-cell office:value-type="float" office:value="2000" table:formula="of:=[.DS68]/((1+$$discount_COST)^([.$B68]-1))" table:style-name="ce24">
            <text:p><text:s/>2,000<text:s/></text:p>
          </table:table-cell>
          <table:table-cell table:style-name="ce1"/>
          <table:table-cell office:value-type="float" office:value="30189.900819245398" table:formula="of:=SUM([.DU68:.EB68])" table:style-name="ce33">
            <text:p><text:s/>30,19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68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style-name="ce1"/>
          <table:table-cell office:value-type="float" office:value="0.16097128881638556" table:formula="of:=1-EXP(-(-LN(1-$$p.mci_mil) * $$rr.tx_mci_mil^((1-$$tx_waning)^([.$B69]-1) )))" table:style-name="ce1">
            <text:p>0.160971289</text:p>
          </table:table-cell>
          <table:table-cell office:value-type="float" office:value="0" table:formula="of:=1-EXP(-(-LN(1-$$p.mci_mod) * $$rr.tx_mci_mod^((1-$$tx_waning)^([.$B69]-1) )))" table:style-name="ce1">
            <text:p>0</text:p>
          </table:table-cell>
          <table:table-cell office:value-type="float" office:value="0" table:formula="of:=1-EXP(-(-LN(1-$$p.mci_sev) * $$rr.tx_mci_sev^((1-$$tx_waning)^([.$B69]-1) )))" table:style-name="ce1">
            <text:p>0</text:p>
          </table:table-cell>
          <table:table-cell office:value-type="float" office:value="0.23188128668472696" table:formula="of:=1-EXP(-(-LN(1-$$p.mil_mod) * $$rr.tx_mil_mod^((1-$$tx_waning)^([.$B69]-1) )))" table:style-name="ce1">
            <text:p>0.231881287</text:p>
          </table:table-cell>
          <table:table-cell table:number-columns-repeated="2" table:style-name="ce1"/>
          <table:table-cell office:value-type="float" office:value="0.74307705029042692" table:formula="of:=(1-[.F69]-[.G69]-[.H69]) * (1-[.D69]) * (1-[.BB69])" table:style-name="ce40">
            <text:p>0.74307705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69]) * (1-[.BD6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8.2564116698936332E-2" table:formula="of:=(1-[.F69]-[.G69]-[.H69]) * [.D69] * (1-[.BB69])" table:style-name="ce40">
            <text:p>0.082564117</text:p>
          </table:table-cell>
          <table:table-cell office:value-type="float" office:value="0.78133093403294851" table:formula="of:=(1 - $$p.mci_mil - $$p.mci_mod - $$p.mci_sev) * (1-[.BC69])" table:style-name="ce44">
            <text:p>0.781330934</text:p>
          </table:table-cell>
          <table:table-cell office:value-type="float" office:value="0" table:formula="of:=$$p.mil_mci * [.D69] * (1-[.BD69])" table:style-name="ce42">
            <text:p>0</text:p>
          </table:table-cell>
          <table:table-cell office:value-type="float" office:value="0" table:formula="of:=$$p.mil_mci * (1-[.BE6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25625474799177" table:formula="of:=[.F69] * (1-[.D69]) * (1-[.BB69])" table:style-name="ce40">
            <text:p>0.142562547</text:p>
          </table:table-cell>
          <table:table-cell office:value-type="float" office:value="0" table:style-name="ce41">
            <text:p>0</text:p>
          </table:table-cell>
          <table:table-cell office:value-type="float" office:value="0.66427604060128698" table:formula="of:=(1 - $$p.mil_mci - [.I69] - $$p.mil_sev) * (1-[.D69]) * (1-[.BD69])" table:style-name="ce44">
            <text:p>0.66427604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.5840283053324189E-2" table:formula="of:=[.F69] * [.D69] * (1-[.BB69])" table:style-name="ce40">
            <text:p>0.015840283</text:p>
          </table:table-cell>
          <table:table-cell office:value-type="float" office:value="0.20271306348965665" table:formula="of:=$$p.mci_mil * (1-[.BC69])" table:style-name="ce44">
            <text:p>0.202713063</text:p>
          </table:table-cell>
          <table:table-cell office:value-type="float" office:value="7.3808448955698547E-2" table:formula="of:=(1 - $$p.mil_mci - [.I69] - $$p.mil_sev) * [.D69] * (1-[.BD69])" table:style-name="ce44">
            <text:p>0.073808449</text:p>
          </table:table-cell>
          <table:table-cell office:value-type="float" office:value="0.67927902237612792" table:formula="of:=(1 - $$p.mil_mci - $$p.mil_mod - $$p.mil_sev) * (1-[.BE69])" table:style-name="ce44">
            <text:p>0.679279022</text:p>
          </table:table-cell>
          <table:table-cell office:value-type="float" office:value="8.1052255168543183E-2" table:formula="of:=$$p.mod_mil * (1-[.BF69])" table:style-name="ce44">
            <text:p>0.081052255</text:p>
          </table:table-cell>
          <table:table-cell office:value-type="float" office:value="0" table:formula="of:=$$p.sev_mil * (1-[.BG6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69] * (1-[.BB69])" table:style-name="ce40">
            <text:p>0</text:p>
          </table:table-cell>
          <table:table-cell office:value-type="float" office:value="0" table:formula="of:=$$p.mci_mod * (1-[.BC69])" table:style-name="ce42">
            <text:p>0</text:p>
          </table:table-cell>
          <table:table-cell office:value-type="float" office:value="0.22310494862113309" table:formula="of:=[.I69] * (1-[.BD69])" table:style-name="ce44">
            <text:p>0.223104949</text:p>
          </table:table-cell>
          <table:table-cell office:value-type="float" office:value="0.28191041580199072" table:formula="of:=$$p.mil_mod * (1-[.BE69])" table:style-name="ce44">
            <text:p>0.281910416</text:p>
          </table:table-cell>
          <table:table-cell office:value-type="float" office:value="0.74903463397136472" table:formula="of:=(1-$$p.mod_mil-$$p.mod_sev) * (1-[.BF69])" table:style-name="ce44">
            <text:p>0.749034634</text:p>
          </table:table-cell>
          <table:table-cell office:value-type="float" office:value="0.17298451418171382" table:formula="of:=$$p.sev_mod * (1-[.BG69])" table:style-name="ce44">
            <text:p>0.17298451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69] * (1-[.BB69])" table:style-name="ce45">
            <text:p>0</text:p>
          </table:table-cell>
          <table:table-cell office:value-type="float" office:value="0" table:formula="of:=$$p.mci_sev * (1-[.BC69])" table:style-name="ce42">
            <text:p>0</text:p>
          </table:table-cell>
          <table:table-cell office:value-type="float" office:value="9.6215158976788639E-4" table:formula="of:=$$p.mil_sev * (1-[.BD69])" table:style-name="ce44">
            <text:p>0.000962152</text:p>
          </table:table-cell>
          <table:table-cell office:value-type="float" office:value="9.6215158976788639E-4" table:formula="of:=$$p.mil_sev * (1-[.BE69])" table:style-name="ce44">
            <text:p>0.000962152</text:p>
          </table:table-cell>
          <table:table-cell office:value-type="float" office:value="0.10154822773989894" table:formula="of:=$$p.mod_sev * (1-[.BF69])" table:style-name="ce44">
            <text:p>0.101548228</text:p>
          </table:table-cell>
          <table:table-cell office:value-type="float" office:value="0.70958953776580569" table:formula="of:=(1-$$p.sev_mil-$$p.sev_mod) * (1-[.BG69])" table:style-name="ce44">
            <text:p>0.709589538</text:p>
          </table:table-cell>
          <table:table-cell office:value-type="float" office:value="0" table:style-name="ce43">
            <text:p>0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40">
            <text:p>0.015956002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44">
            <text:p>0.015956002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44">
            <text:p>0.03784841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44">
            <text:p>0.03784841</text:p>
          </table:table-cell>
          <table:table-cell office:value-type="float" office:value="6.8364883120193176E-2" table:formula="of:=1-EXP(-INDEX($$m.r.mortality_f; [.C69]) * $$hr.mort_mod * $$hr.mort_verymilddem)" table:number-matrix-columns-spanned="1" table:number-matrix-rows-spanned="1" table:style-name="ce44">
            <text:p>0.068364883</text:p>
          </table:table-cell>
          <table:table-cell office:value-type="float" office:value="0.11742594805248052" table:formula="of:=1-EXP(-INDEX($$m.r.mortality_f; [.C69]) * $$hr.mort_sev * $$hr.mort_verymilddem)" table:number-matrix-columns-spanned="1" table:number-matrix-rows-spanned="1" table:style-name="ce44">
            <text:p>0.11742594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69];[.S69];[.Z69];[.AG69];[.AN69];[.AU69];[.BB69])=1" table:style-name="ce29">
            <text:p>TRUE</text:p>
          </table:table-cell>
          <table:table-cell office:value-type="boolean" office:boolean-value="true" table:formula="of:=SUM([.M69];[.T69];[.AA69];[.AH69];[.AO69];[.AV69];[.BC69])=1" table:style-name="ce29">
            <text:p>TRUE</text:p>
          </table:table-cell>
          <table:table-cell office:value-type="boolean" office:boolean-value="true" table:formula="of:=SUM([.N69];[.U69];[.AB69];[.AI69];[.AP69];[.AW69];[.BD69])=1" table:style-name="ce29">
            <text:p>TRUE</text:p>
          </table:table-cell>
          <table:table-cell office:value-type="boolean" office:boolean-value="true" table:formula="of:=SUM([.O69];[.V69];[.AC69];[.AJ69];[.AQ69];[.AX69];[.BE69])=1" table:style-name="ce29">
            <text:p>TRUE</text:p>
          </table:table-cell>
          <table:table-cell office:value-type="boolean" office:boolean-value="true" table:formula="of:=SUM([.P69];[.W69];[.AD69];[.AK69];[.AR69];[.AY69];[.BF69])=1" table:style-name="ce29">
            <text:p>TRUE</text:p>
          </table:table-cell>
          <table:table-cell office:value-type="boolean" office:boolean-value="true" table:formula="of:=SUM([.Q69];[.X69];[.AE69];[.AL69];[.AS69];[.AZ69];[.BG69])=1" table:style-name="ce29">
            <text:p>TRUE</text:p>
          </table:table-cell>
          <table:table-cell office:value-type="boolean" office:boolean-value="true" table:formula="of:=SUM([.R69];[.Y69];[.AF69];[.AM69];[.AT69];[.BA69];[.BH69])=1" table:style-name="ce29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82895137273853325" table:formula="of:=MMULT([.BS68:.BY68];TRANSPOSE([.L68:.R68]))" table:number-matrix-columns-spanned="1" table:number-matrix-rows-spanned="1" table:style-name="ce3">
            <text:p>0.828951373</text:p>
          </table:table-cell>
          <table:table-cell office:value-type="float" office:value="0" table:formula="of:=MMULT([.BS68:.BY68];TRANSPOSE([.S68:.Y68]))" table:number-matrix-columns-spanned="1" table:number-matrix-rows-spanned="1" table:style-name="ce3">
            <text:p>0</text:p>
          </table:table-cell>
          <table:table-cell office:value-type="float" office:value="0.15656462441101879" table:formula="of:=MMULT([.BS68:.BY68];TRANSPOSE([.Z68:.AF68]))" table:number-matrix-columns-spanned="1" table:number-matrix-rows-spanned="1" table:style-name="ce3">
            <text:p>0.156564624</text:p>
          </table:table-cell>
          <table:table-cell office:value-type="float" office:value="0" table:formula="of:=MMULT([.BS68:.BY68];TRANSPOSE([.AG68:.AM68]))" table:number-matrix-columns-spanned="1" table:number-matrix-rows-spanned="1" table:style-name="ce3">
            <text:p>0</text:p>
          </table:table-cell>
          <table:table-cell office:value-type="float" office:value="0" table:formula="of:=MMULT([.BS68:.BY68];TRANSPOSE([.AN68:.AT68]))" table:number-matrix-columns-spanned="1" table:number-matrix-rows-spanned="1" table:style-name="ce3">
            <text:p>0</text:p>
          </table:table-cell>
          <table:table-cell office:value-type="float" office:value="0" table:formula="of:=MMULT([.BS68:.BY68];TRANSPOSE([.AU68:.BA68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S68:.BY68];TRANSPOSE([.BB68:.BH68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S69:.BY69])=1" table:style-name="ce29">
            <text:p>TRUE</text:p>
          </table:table-cell>
          <table:table-cell table:style-name="ce1"/>
          <table:table-cell office:value-type="float" office:value="0.60513450209912922" table:formula="of:=[.BS69] * $$u.mci" table:style-name="ce22">
            <text:p>0.61</text:p>
          </table:table-cell>
          <table:table-cell office:value-type="float" office:value="0" table:formula="of:=[.BT69] * $$u.mci" table:style-name="ce22">
            <text:p>0.00</text:p>
          </table:table-cell>
          <table:table-cell office:value-type="float" office:value="0.10802959084360296" table:formula="of:=[.BU69] * $$u.mil" table:style-name="ce22">
            <text:p>0.11</text:p>
          </table:table-cell>
          <table:table-cell office:value-type="float" office:value="0" table:formula="of:=[.BV69] * $$u.mil" table:style-name="ce22">
            <text:p>0.00</text:p>
          </table:table-cell>
          <table:table-cell office:value-type="float" office:value="0" table:formula="of:=[.BW69] * $$u.mod" table:style-name="ce22">
            <text:p>0.00</text:p>
          </table:table-cell>
          <table:table-cell office:value-type="float" office:value="0" table:formula="of:=[.BX69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52739803147395814" table:formula="of:=AVERAGE([.CC69:.CC70])" table:style-name="ce31">
            <text:p>0.53</text:p>
          </table:table-cell>
          <table:table-cell office:value-type="float" office:value="2.4981197824932619E-2" table:formula="of:=AVERAGE([.CD69:.CD70])" table:style-name="ce31">
            <text:p>0.02</text:p>
          </table:table-cell>
          <table:table-cell office:value-type="float" office:value="0.13066673956341443" table:formula="of:=AVERAGE([.CE69:.CE70])" table:style-name="ce31">
            <text:p>0.13</text:p>
          </table:table-cell>
          <table:table-cell office:value-type="float" office:value="8.5168826824014374E-3" table:formula="of:=AVERAGE([.CF69:.CF70])" table:style-name="ce31">
            <text:p>0.01</text:p>
          </table:table-cell>
          <table:table-cell office:value-type="float" office:value="9.2565407585534481E-3" table:formula="of:=AVERAGE([.CG69:.CG70])" table:style-name="ce31">
            <text:p>0.01</text:p>
          </table:table-cell>
          <table:table-cell office:value-type="float" office:value="2.8621391432910014E-5" table:formula="of:=AVERAGE([.CH69:.CH70])" table:style-name="ce31">
            <text:p>0.00</text:p>
          </table:table-cell>
          <table:table-cell office:value-type="float" office:value="0" table:formula="of:=AVERAGE([.CI69:.CI70])" table:style-name="ce31">
            <text:p>0.00</text:p>
          </table:table-cell>
          <table:table-cell table:style-name="ce1"/>
          <table:table-cell office:value-type="float" office:value="0.50956331543377598" table:formula="of:=[.CK69]/((1+$$discount_COST)^([.$B69]-1))" table:style-name="ce22">
            <text:p>0.51</text:p>
          </table:table-cell>
          <table:table-cell office:value-type="float" office:value="2.4136423019258571E-2" table:formula="of:=[.CL69]/((1+$$discount_COST)^([.$B69]-1))" table:style-name="ce22">
            <text:p>0.02</text:p>
          </table:table-cell>
          <table:table-cell office:value-type="float" office:value="0.12624805754919269" table:formula="of:=[.CM69]/((1+$$discount_COST)^([.$B69]-1))" table:style-name="ce22">
            <text:p>0.13</text:p>
          </table:table-cell>
          <table:table-cell office:value-type="float" office:value="8.2288721569096016E-3" table:formula="of:=[.CN69]/((1+$$discount_COST)^([.$B69]-1))" table:style-name="ce22">
            <text:p>0.01</text:p>
          </table:table-cell>
          <table:table-cell office:value-type="float" office:value="8.9435176411144426E-3" table:formula="of:=[.CO69]/((1+$$discount_COST)^([.$B69]-1))" table:style-name="ce22">
            <text:p>0.01</text:p>
          </table:table-cell>
          <table:table-cell office:value-type="float" office:value="2.7653518292666683E-5" table:formula="of:=[.CP69]/((1+$$discount_COST)^([.$B69]-1))" table:style-name="ce22">
            <text:p>0.00</text:p>
          </table:table-cell>
          <table:table-cell office:value-type="float" office:value="0" table:formula="of:=[.CQ69]/((1+$$discount_COST)^([.$B69]-1))" table:style-name="ce22">
            <text:p>0.00</text:p>
          </table:table-cell>
          <table:table-cell table:style-name="ce1"/>
          <table:table-cell office:value-type="float" office:value="0.67714783931854394" table:formula="of:=SUM([.CS69:.CY69])" table:style-name="ce31">
            <text:p>0.68</text:p>
          </table:table-cell>
          <table:table-cell table:style-name="ce1"/>
          <table:table-cell office:value-type="float" office:value="22971.900441330232" table:formula="of:=[.BS69] * ($$c.mci + $$c.Tx)" table:style-name="ce24">
            <text:p><text:s/>22,972<text:s/></text:p>
          </table:table-cell>
          <table:table-cell office:value-type="float" office:value="0" table:formula="of:=[.BT69]*$$c.mci" table:style-name="ce24">
            <text:p><text:s/>-<text:s/></text:p>
          </table:table-cell>
          <table:table-cell office:value-type="float" office:value="5695.9011971605623" table:formula="of:=[.BU69] * ($$c.mil + $$c.Tx)" table:style-name="ce24">
            <text:p><text:s/>5,696<text:s/></text:p>
          </table:table-cell>
          <table:table-cell office:value-type="float" office:value="0" table:formula="of:=[.BV69]*$$c.mil" table:style-name="ce24">
            <text:p><text:s/>-<text:s/></text:p>
          </table:table-cell>
          <table:table-cell office:value-type="float" office:value="0" table:formula="of:=[.BW69]*$$c.mod" table:style-name="ce24">
            <text:p><text:s/>-<text:s/></text:p>
          </table:table-cell>
          <table:table-cell office:value-type="float" office:value="0" table:formula="of:=[.BX69]*$$c.sev" table:style-name="ce24">
            <text:p><text:s/>-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20020.896230419628" table:formula="of:=AVERAGE([.DC69:.DC70])" table:style-name="ce33">
            <text:p><text:s/>20,021<text:s/></text:p>
          </table:table-cell>
          <table:table-cell office:value-type="float" office:value="606.11914503452954" table:formula="of:=AVERAGE([.DD69:.DD70])" table:style-name="ce33">
            <text:p><text:s/>606<text:s/></text:p>
          </table:table-cell>
          <table:table-cell office:value-type="float" office:value="6889.4534589676432" table:formula="of:=AVERAGE([.DE69:.DE70])" table:style-name="ce33">
            <text:p><text:s/>6,889<text:s/></text:p>
          </table:table-cell>
          <table:table-cell office:value-type="float" office:value="325.62279102272942" table:formula="of:=AVERAGE([.DF69:.DF70])" table:style-name="ce33">
            <text:p><text:s/>326<text:s/></text:p>
          </table:table-cell>
          <table:table-cell office:value-type="float" office:value="734.16384253143701" table:formula="of:=AVERAGE([.DG69:.DG70])" table:style-name="ce33">
            <text:p><text:s/>734<text:s/></text:p>
          </table:table-cell>
          <table:table-cell office:value-type="float" office:value="4.8181126814260846" table:formula="of:=AVERAGE([.DH69:.DH70])" table:style-name="ce33">
            <text:p><text:s/>5<text:s/></text:p>
          </table:table-cell>
          <table:table-cell office:value-type="float" office:value="0" table:formula="of:=AVERAGE([.DI69:.DI70])" table:style-name="ce33">
            <text:p><text:s/>-<text:s/></text:p>
          </table:table-cell>
          <table:table-cell office:value-type="float" office:value="0" table:formula="of:=[.DJ69]" table:style-name="ce33">
            <text:p><text:s/>-<text:s/></text:p>
          </table:table-cell>
          <table:table-cell table:style-name="ce1"/>
          <table:table-cell office:value-type="float" office:value="19343.861092192878" table:formula="of:=[.DL69]/((1+$$discount_COST)^([.$B69]-1))" table:style-name="ce24">
            <text:p><text:s/>19,344<text:s/></text:p>
          </table:table-cell>
          <table:table-cell office:value-type="float" office:value="585.62236235220246" table:formula="of:=[.DM69]/((1+$$discount_COST)^([.$B69]-1))" table:style-name="ce24">
            <text:p><text:s/>586<text:s/></text:p>
          </table:table-cell>
          <table:table-cell office:value-type="float" office:value="6656.4767719494139" table:formula="of:=[.DN69]/((1+$$discount_COST)^([.$B69]-1))" table:style-name="ce24">
            <text:p><text:s/>6,656<text:s/></text:p>
          </table:table-cell>
          <table:table-cell office:value-type="float" office:value="314.61139229249221" table:formula="of:=[.DO69]/((1+$$discount_COST)^([.$B69]-1))" table:style-name="ce24">
            <text:p><text:s/>315<text:s/></text:p>
          </table:table-cell>
          <table:table-cell office:value-type="float" office:value="709.33704592409379" table:formula="of:=[.DP69]/((1+$$discount_COST)^([.$B69]-1))" table:style-name="ce24">
            <text:p><text:s/>709<text:s/></text:p>
          </table:table-cell>
          <table:table-cell office:value-type="float" office:value="4.6551813347111937" table:formula="of:=[.DQ69]/((1+$$discount_COST)^([.$B69]-1))" table:style-name="ce24">
            <text:p><text:s/>5<text:s/></text:p>
          </table:table-cell>
          <table:table-cell office:value-type="float" office:value="0" table:formula="of:=[.DR69]/((1+$$discount_COST)^([.$B69]-1))" table:style-name="ce24">
            <text:p><text:s/>-<text:s/></text:p>
          </table:table-cell>
          <table:table-cell office:value-type="float" office:value="0" table:formula="of:=[.DS69]/((1+$$discount_COST)^([.$B69]-1))" table:style-name="ce24">
            <text:p><text:s/>-<text:s/></text:p>
          </table:table-cell>
          <table:table-cell table:style-name="ce1"/>
          <table:table-cell office:value-type="float" office:value="27614.563846045789" table:formula="of:=SUM([.DU69:.EB69])" table:style-name="ce33">
            <text:p><text:s/>27,61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69]+1" table:style-name="ce1">
            <text:p>72</text:p>
          </table:table-cell>
          <table:table-cell office:value-type="float" office:value="0.1" table:formula="of:=IF([.B70]&lt;$$tx_duration;$$p.discontinuation_x;1)" table:style-name="ce1">
            <text:p>0.1</text:p>
          </table:table-cell>
          <table:table-cell table:style-name="ce1"/>
          <table:table-cell office:value-type="float" office:value="0.16299492475167332" table:formula="of:=1-EXP(-(-LN(1-$$p.mci_mil) * $$rr.tx_mci_mil^((1-$$tx_waning)^([.$B70]-1) )))" table:style-name="ce1">
            <text:p>0.162994925</text:p>
          </table:table-cell>
          <table:table-cell office:value-type="float" office:value="0" table:formula="of:=1-EXP(-(-LN(1-$$p.mci_mod) * $$rr.tx_mci_mod^((1-$$tx_waning)^([.$B70]-1) )))" table:style-name="ce1">
            <text:p>0</text:p>
          </table:table-cell>
          <table:table-cell office:value-type="float" office:value="0" table:formula="of:=1-EXP(-(-LN(1-$$p.mci_sev) * $$rr.tx_mci_sev^((1-$$tx_waning)^([.$B70]-1) )))" table:style-name="ce1">
            <text:p>0</text:p>
          </table:table-cell>
          <table:table-cell office:value-type="float" office:value="0.23466426845126853" table:formula="of:=1-EXP(-(-LN(1-$$p.mil_mod) * $$rr.tx_mil_mod^((1-$$tx_waning)^([.$B70]-1) )))" table:style-name="ce1">
            <text:p>0.234664268</text:p>
          </table:table-cell>
          <table:table-cell table:number-columns-repeated="2" table:style-name="ce1"/>
          <table:table-cell office:value-type="float" office:value="0.74021062822266714" table:formula="of:=(1-[.F70]-[.G70]-[.H70]) * (1-[.D70]) * (1-[.BB70])" table:style-name="ce40">
            <text:p>0.740210628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0]) * (1-[.BD7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8.2245625358074129E-2" table:formula="of:=(1-[.F70]-[.G70]-[.H70]) * [.D70] * (1-[.BB70])" table:style-name="ce40">
            <text:p>0.082245625</text:p>
          </table:table-cell>
          <table:table-cell office:value-type="float" office:value="0.78019869252210261" table:formula="of:=(1 - $$p.mci_mil - $$p.mci_mod - $$p.mci_sev) * (1-[.BC70])" table:style-name="ce44">
            <text:p>0.780198693</text:p>
          </table:table-cell>
          <table:table-cell office:value-type="float" office:value="0" table:formula="of:=$$p.mil_mci * [.D70] * (1-[.BD70])" table:style-name="ce42">
            <text:p>0</text:p>
          </table:table-cell>
          <table:table-cell office:value-type="float" office:value="0" table:formula="of:=$$p.mil_mci * (1-[.BE7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41455723691368" table:formula="of:=[.F70] * (1-[.D70]) * (1-[.BB70])" table:style-name="ce40">
            <text:p>0.144145572</text:p>
          </table:table-cell>
          <table:table-cell office:value-type="float" office:value="0" table:style-name="ce41">
            <text:p>0</text:p>
          </table:table-cell>
          <table:table-cell office:value-type="float" office:value="0.65956778110758696" table:formula="of:=(1 - $$p.mil_mci - [.I70] - $$p.mil_sev) * (1-[.D70]) * (1-[.BD70])" table:style-name="ce44">
            <text:p>0.65956778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.6016174707681866E-2" table:formula="of:=[.F70] * [.D70] * (1-[.BB70])" table:style-name="ce40">
            <text:p>0.016016175</text:p>
          </table:table-cell>
          <table:table-cell office:value-type="float" office:value="0.20241930813545733" table:formula="of:=$$p.mci_mil * (1-[.BC70])" table:style-name="ce44">
            <text:p>0.202419308</text:p>
          </table:table-cell>
          <table:table-cell office:value-type="float" office:value="7.3285309011954097E-2" table:formula="of:=(1 - $$p.mil_mci - [.I70] - $$p.mil_sev) * [.D70] * (1-[.BD70])" table:style-name="ce44">
            <text:p>0.073285309</text:p>
          </table:table-cell>
          <table:table-cell office:value-type="float" office:value="0.67692018084255778" table:formula="of:=(1 - $$p.mil_mci - $$p.mil_mod - $$p.mil_sev) * (1-[.BE70])" table:style-name="ce44">
            <text:p>0.676920181</text:p>
          </table:table-cell>
          <table:table-cell office:value-type="float" office:value="8.0536426305579584E-2" table:formula="of:=$$p.mod_mil * (1-[.BF70])" table:style-name="ce44">
            <text:p>0.080536426</text:p>
          </table:table-cell>
          <table:table-cell office:value-type="float" office:value="0" table:formula="of:=$$p.sev_mil * (1-[.BG7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0] * (1-[.BB70])" table:style-name="ce40">
            <text:p>0</text:p>
          </table:table-cell>
          <table:table-cell office:value-type="float" office:value="0" table:formula="of:=$$p.mci_mod * (1-[.BC70])" table:style-name="ce42">
            <text:p>0</text:p>
          </table:table-cell>
          <table:table-cell office:value-type="float" office:value="0.22499855387722265" table:formula="of:=[.I70] * (1-[.BD70])" table:style-name="ce44">
            <text:p>0.224998554</text:p>
          </table:table-cell>
          <table:table-cell office:value-type="float" office:value="0.28093146315420592" table:formula="of:=$$p.mil_mod * (1-[.BE70])" table:style-name="ce44">
            <text:p>0.280931463</text:p>
          </table:table-cell>
          <table:table-cell office:value-type="float" office:value="0.74426766378949416" table:formula="of:=(1-$$p.mod_mil-$$p.mod_sev) * (1-[.BF70])" table:style-name="ce44">
            <text:p>0.744267664</text:p>
          </table:table-cell>
          <table:table-cell office:value-type="float" office:value="0.17104730298308449" table:formula="of:=$$p.sev_mod * (1-[.BG70])" table:style-name="ce44">
            <text:p>0.17104730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0] * (1-[.BB70])" table:style-name="ce45">
            <text:p>0</text:p>
          </table:table-cell>
          <table:table-cell office:value-type="float" office:value="0" table:formula="of:=$$p.mci_sev * (1-[.BC70])" table:style-name="ce42">
            <text:p>0</text:p>
          </table:table-cell>
          <table:table-cell office:value-type="float" office:value="9.5881045445121488E-4" table:formula="of:=$$p.mil_sev * (1-[.BD70])" table:style-name="ce44">
            <text:p>0.00095881</text:p>
          </table:table-cell>
          <table:table-cell office:value-type="float" office:value="9.5881045445121488E-4" table:formula="of:=$$p.mil_sev * (1-[.BE70])" table:style-name="ce44">
            <text:p>0.00095881</text:p>
          </table:table-cell>
          <table:table-cell office:value-type="float" office:value="0.10090195939434685" table:formula="of:=$$p.mod_sev * (1-[.BF70])" table:style-name="ce44">
            <text:p>0.100901959</text:p>
          </table:table-cell>
          <table:table-cell office:value-type="float" office:value="0.7016430183591833" table:formula="of:=(1-$$p.sev_mil-$$p.sev_mod) * (1-[.BG70])" table:style-name="ce44">
            <text:p>0.701643018</text:p>
          </table:table-cell>
          <table:table-cell office:value-type="float" office:value="0" table:style-name="ce43">
            <text:p>0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40">
            <text:p>0.017381999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44">
            <text:p>0.017381999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44">
            <text:p>0.041189546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44">
            <text:p>0.041189546</text:p>
          </table:table-cell>
          <table:table-cell office:value-type="float" office:value="7.429395051057941E-2" table:formula="of:=1-EXP(-INDEX($$m.r.mortality_f; [.C70]) * $$hr.mort_mod * $$hr.mort_verymilddem)" table:number-matrix-columns-spanned="1" table:number-matrix-rows-spanned="1" table:style-name="ce44">
            <text:p>0.074293951</text:p>
          </table:table-cell>
          <table:table-cell office:value-type="float" office:value="0.12730967865773224" table:formula="of:=1-EXP(-INDEX($$m.r.mortality_f; [.C70]) * $$hr.mort_sev * $$hr.mort_verymilddem)" table:number-matrix-columns-spanned="1" table:number-matrix-rows-spanned="1" table:style-name="ce44">
            <text:p>0.12730967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0];[.S70];[.Z70];[.AG70];[.AN70];[.AU70];[.BB70])=1" table:style-name="ce29">
            <text:p>TRUE</text:p>
          </table:table-cell>
          <table:table-cell office:value-type="boolean" office:boolean-value="true" table:formula="of:=SUM([.M70];[.T70];[.AA70];[.AH70];[.AO70];[.AV70];[.BC70])=1" table:style-name="ce29">
            <text:p>TRUE</text:p>
          </table:table-cell>
          <table:table-cell office:value-type="boolean" office:boolean-value="true" table:formula="of:=SUM([.N70];[.U70];[.AB70];[.AI70];[.AP70];[.AW70];[.BD70])=1" table:style-name="ce29">
            <text:p>TRUE</text:p>
          </table:table-cell>
          <table:table-cell office:value-type="boolean" office:boolean-value="true" table:formula="of:=SUM([.O70];[.V70];[.AC70];[.AJ70];[.AQ70];[.AX70];[.BE70])=1" table:style-name="ce29">
            <text:p>TRUE</text:p>
          </table:table-cell>
          <table:table-cell office:value-type="boolean" office:boolean-value="true" table:formula="of:=SUM([.P70];[.W70];[.AD70];[.AK70];[.AR70];[.AY70];[.BF70])=1" table:style-name="ce29">
            <text:p>TRUE</text:p>
          </table:table-cell>
          <table:table-cell office:value-type="boolean" office:boolean-value="true" table:formula="of:=SUM([.Q70];[.X70];[.AE70];[.AL70];[.AS70];[.AZ70];[.BG70])=1" table:style-name="ce29">
            <text:p>TRUE</text:p>
          </table:table-cell>
          <table:table-cell office:value-type="boolean" office:boolean-value="true" table:formula="of:=SUM([.R70];[.Y70];[.AF70];[.AM70];[.AT70];[.BA70];[.BH70])=1" table:style-name="ce29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61597474088874948" table:formula="of:=MMULT([.BS69:.BY69];TRANSPOSE([.L69:.R69]))" table:number-matrix-columns-spanned="1" table:number-matrix-rows-spanned="1" table:style-name="ce3">
            <text:p>0.615974741</text:p>
          </table:table-cell>
          <table:table-cell office:value-type="float" office:value="6.8441637876527725E-2" table:formula="of:=MMULT([.BS69:.BY69];TRANSPOSE([.S69:.Y69]))" table:number-matrix-columns-spanned="1" table:number-matrix-rows-spanned="1" table:style-name="ce3">
            <text:p>0.068441638</text:p>
          </table:table-cell>
          <table:table-cell office:value-type="float" office:value="0.22217954823655928" table:formula="of:=MMULT([.BS69:.BY69];TRANSPOSE([.Z69:.AF69]))" table:number-matrix-columns-spanned="1" table:number-matrix-rows-spanned="1" table:style-name="ce3">
            <text:p>0.222179548</text:p>
          </table:table-cell>
          <table:table-cell office:value-type="float" office:value="2.4686616470728805E-2" table:formula="of:=MMULT([.BS69:.BY69];TRANSPOSE([.AG69:.AM69]))" table:number-matrix-columns-spanned="1" table:number-matrix-rows-spanned="1" table:style-name="ce3">
            <text:p>0.024686616</text:p>
          </table:table-cell>
          <table:table-cell office:value-type="float" office:value="3.4930342485107346E-2" table:formula="of:=MMULT([.BS69:.BY69];TRANSPOSE([.AN69:.AT69]))" table:number-matrix-columns-spanned="1" table:number-matrix-rows-spanned="1" table:style-name="ce3">
            <text:p>0.034930342</text:p>
          </table:table-cell>
          <table:table-cell office:value-type="float" office:value="1.5063890227847375E-4" table:formula="of:=MMULT([.BS69:.BY69];TRANSPOSE([.AU69:.BA69]))" table:number-matrix-columns-spanned="1" table:number-matrix-rows-spanned="1" table:style-name="ce3">
            <text:p>0.000150639</text:p>
          </table:table-cell>
          <table:table-cell office:value-type="float" office:value="3.3636475140048826E-2" table:formula="of:=MMULT([.BS69:.BY69];TRANSPOSE([.BB69:.BH69]))" table:number-matrix-columns-spanned="1" table:number-matrix-rows-spanned="1" table:style-name="ce3">
            <text:p>0.033636475</text:p>
          </table:table-cell>
          <table:table-cell table:style-name="ce1"/>
          <table:table-cell office:value-type="boolean" office:boolean-value="true" table:formula="of:=SUM([.BS70:.BY70])=1" table:style-name="ce29">
            <text:p>TRUE</text:p>
          </table:table-cell>
          <table:table-cell table:style-name="ce1"/>
          <table:table-cell office:value-type="float" office:value="0.44966156084878711" table:formula="of:=[.BS70] * $$u.mci" table:style-name="ce22">
            <text:p>0.45</text:p>
          </table:table-cell>
          <table:table-cell office:value-type="float" office:value="4.9962395649865238E-2" table:formula="of:=[.BT70] * $$u.mci" table:style-name="ce22">
            <text:p>0.05</text:p>
          </table:table-cell>
          <table:table-cell office:value-type="float" office:value="0.15330388828322589" table:formula="of:=[.BU70] * $$u.mil" table:style-name="ce22">
            <text:p>0.15</text:p>
          </table:table-cell>
          <table:table-cell office:value-type="float" office:value="1.7033765364802875E-2" table:formula="of:=[.BV70] * $$u.mil" table:style-name="ce22">
            <text:p>0.02</text:p>
          </table:table-cell>
          <table:table-cell office:value-type="float" office:value="1.8513081517106896E-2" table:formula="of:=[.BW70] * $$u.mod" table:style-name="ce22">
            <text:p>0.02</text:p>
          </table:table-cell>
          <table:table-cell office:value-type="float" office:value="5.7242782865820027E-5" table:formula="of:=[.BX70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39125291364612647" table:formula="of:=AVERAGE([.CC70:.CC71])" table:style-name="ce31">
            <text:p>0.39</text:p>
          </table:table-cell>
          <table:table-cell office:value-type="float" office:value="6.2962843841329136E-2" table:formula="of:=AVERAGE([.CD70:.CD71])" table:style-name="ce31">
            <text:p>0.06</text:p>
          </table:table-cell>
          <table:table-cell office:value-type="float" office:value="0.15784165775534642" table:formula="of:=AVERAGE([.CE70:.CE71])" table:style-name="ce31">
            <text:p>0.16</text:p>
          </table:table-cell>
          <table:table-cell office:value-type="float" office:value="2.9053352247703942E-2" table:formula="of:=AVERAGE([.CF70:.CF71])" table:style-name="ce31">
            <text:p>0.03</text:p>
          </table:table-cell>
          <table:table-cell office:value-type="float" office:value="3.12379237638922E-2" table:formula="of:=AVERAGE([.CG70:.CG71])" table:style-name="ce31">
            <text:p>0.03</text:p>
          </table:table-cell>
          <table:table-cell office:value-type="float" office:value="7.6333858404810167E-4" table:formula="of:=AVERAGE([.CH70:.CH71])" table:style-name="ce31">
            <text:p>0.00</text:p>
          </table:table-cell>
          <table:table-cell office:value-type="float" office:value="0" table:formula="of:=AVERAGE([.CI70:.CI71])" table:style-name="ce31">
            <text:p>0.00</text:p>
          </table:table-cell>
          <table:table-cell table:style-name="ce1"/>
          <table:table-cell office:value-type="float" office:value="0.36523878143819133" table:formula="of:=[.CK70]/((1+$$discount_COST)^([.$B70]-1))" table:style-name="ce22">
            <text:p>0.37</text:p>
          </table:table-cell>
          <table:table-cell office:value-type="float" office:value="5.877648845137963E-2" table:formula="of:=[.CL70]/((1+$$discount_COST)^([.$B70]-1))" table:style-name="ce22">
            <text:p>0.06</text:p>
          </table:table-cell>
          <table:table-cell office:value-type="float" office:value="0.14734687647818753" table:formula="of:=[.CM70]/((1+$$discount_COST)^([.$B70]-1))" table:style-name="ce22">
            <text:p>0.15</text:p>
          </table:table-cell>
          <table:table-cell office:value-type="float" office:value="2.7121615204745916E-2" table:formula="of:=[.CN70]/((1+$$discount_COST)^([.$B70]-1))" table:style-name="ce22">
            <text:p>0.03</text:p>
          </table:table-cell>
          <table:table-cell office:value-type="float" office:value="2.9160936090823313E-2" table:formula="of:=[.CO70]/((1+$$discount_COST)^([.$B70]-1))" table:style-name="ce22">
            <text:p>0.03</text:p>
          </table:table-cell>
          <table:table-cell office:value-type="float" office:value="7.1258473621144179E-4" table:formula="of:=[.CP70]/((1+$$discount_COST)^([.$B70]-1))" table:style-name="ce22">
            <text:p>0.00</text:p>
          </table:table-cell>
          <table:table-cell office:value-type="float" office:value="0" table:formula="of:=[.CQ70]/((1+$$discount_COST)^([.$B70]-1))" table:style-name="ce22">
            <text:p>0.00</text:p>
          </table:table-cell>
          <table:table-cell table:style-name="ce1"/>
          <table:table-cell office:value-type="float" office:value="0.62835728239953914" table:formula="of:=SUM([.CS70:.CY70])" table:style-name="ce31">
            <text:p>0.63</text:p>
          </table:table-cell>
          <table:table-cell table:style-name="ce1"/>
          <table:table-cell office:value-type="float" office:value="17069.892019509025" table:formula="of:=[.BS70] * ($$c.mci + $$c.Tx)" table:style-name="ce24">
            <text:p><text:s/>17,070<text:s/></text:p>
          </table:table-cell>
          <table:table-cell office:value-type="float" office:value="1212.2382900690591" table:formula="of:=[.BT70]*$$c.mci" table:style-name="ce24">
            <text:p><text:s/>1,212<text:s/></text:p>
          </table:table-cell>
          <table:table-cell office:value-type="float" office:value="8083.0057207747241" table:formula="of:=[.BU70] * ($$c.mil + $$c.Tx)" table:style-name="ce24">
            <text:p><text:s/>8,083<text:s/></text:p>
          </table:table-cell>
          <table:table-cell office:value-type="float" office:value="651.24558204545883" table:formula="of:=[.BV70]*$$c.mil" table:style-name="ce24">
            <text:p><text:s/>651<text:s/></text:p>
          </table:table-cell>
          <table:table-cell office:value-type="float" office:value="1468.327685062874" table:formula="of:=[.BW70]*$$c.mod" table:style-name="ce24">
            <text:p><text:s/>1,468<text:s/></text:p>
          </table:table-cell>
          <table:table-cell office:value-type="float" office:value="9.6362253628521692" table:formula="of:=[.BX70]*$$c.sev" table:style-name="ce24">
            <text:p><text:s/>1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14852.603757481447" table:formula="of:=AVERAGE([.DC70:.DC71])" table:style-name="ce33">
            <text:p><text:s/>14,853<text:s/></text:p>
          </table:table-cell>
          <table:table-cell office:value-type="float" office:value="1527.6683426268792" table:formula="of:=AVERAGE([.DD70:.DD71])" table:style-name="ce33">
            <text:p><text:s/>1,528<text:s/></text:p>
          </table:table-cell>
          <table:table-cell office:value-type="float" office:value="8322.2613392293842" table:formula="of:=AVERAGE([.DE70:.DE71])" table:style-name="ce33">
            <text:p><text:s/>8,322<text:s/></text:p>
          </table:table-cell>
          <table:table-cell office:value-type="float" office:value="1110.7859530591027" table:formula="of:=AVERAGE([.DF70:.DF71])" table:style-name="ce33">
            <text:p><text:s/>1,111<text:s/></text:p>
          </table:table-cell>
          <table:table-cell office:value-type="float" office:value="2477.5728580907935" table:formula="of:=AVERAGE([.DG70:.DG71])" table:style-name="ce33">
            <text:p><text:s/>2,478<text:s/></text:p>
          </table:table-cell>
          <table:table-cell office:value-type="float" office:value="128.50008779779483" table:formula="of:=AVERAGE([.DH70:.DH71])" table:style-name="ce33">
            <text:p><text:s/>129<text:s/></text:p>
          </table:table-cell>
          <table:table-cell office:value-type="float" office:value="0" table:formula="of:=AVERAGE([.DI70:.DI71])" table:style-name="ce33">
            <text:p><text:s/>-<text:s/></text:p>
          </table:table-cell>
          <table:table-cell office:value-type="float" office:value="0" table:formula="of:=[.DJ70]" table:style-name="ce33">
            <text:p><text:s/>-<text:s/></text:p>
          </table:table-cell>
          <table:table-cell table:style-name="ce1"/>
          <table:table-cell office:value-type="float" office:value="13865.064535911175" table:formula="of:=[.DL70]/((1+$$discount_COST)^([.$B70]-1))" table:style-name="ce24">
            <text:p><text:s/>13,865<text:s/></text:p>
          </table:table-cell>
          <table:table-cell office:value-type="float" office:value="1426.0947444532001" table:formula="of:=[.DM70]/((1+$$discount_COST)^([.$B70]-1))" table:style-name="ce24">
            <text:p><text:s/>1,426<text:s/></text:p>
          </table:table-cell>
          <table:table-cell office:value-type="float" office:value="7768.9200114162622" table:formula="of:=[.DN70]/((1+$$discount_COST)^([.$B70]-1))" table:style-name="ce24">
            <text:p><text:s/>7,769<text:s/></text:p>
          </table:table-cell>
          <table:table-cell office:value-type="float" office:value="1036.9305729973655" table:formula="of:=[.DO70]/((1+$$discount_COST)^([.$B70]-1))" table:style-name="ce24">
            <text:p><text:s/>1,037<text:s/></text:p>
          </table:table-cell>
          <table:table-cell office:value-type="float" office:value="2312.8407739651275" table:formula="of:=[.DP70]/((1+$$discount_COST)^([.$B70]-1))" table:style-name="ce24">
            <text:p><text:s/>2,313<text:s/></text:p>
          </table:table-cell>
          <table:table-cell office:value-type="float" office:value="119.95620695726375" table:formula="of:=[.DQ70]/((1+$$discount_COST)^([.$B70]-1))" table:style-name="ce24">
            <text:p><text:s/>120<text:s/></text:p>
          </table:table-cell>
          <table:table-cell office:value-type="float" office:value="0" table:formula="of:=[.DR70]/((1+$$discount_COST)^([.$B70]-1))" table:style-name="ce24">
            <text:p><text:s/>-<text:s/></text:p>
          </table:table-cell>
          <table:table-cell office:value-type="float" office:value="0" table:formula="of:=[.DS70]/((1+$$discount_COST)^([.$B70]-1))" table:style-name="ce24">
            <text:p><text:s/>-<text:s/></text:p>
          </table:table-cell>
          <table:table-cell table:style-name="ce1"/>
          <table:table-cell office:value-type="float" office:value="26529.80684570039" table:formula="of:=SUM([.DU70:.EB70])" table:style-name="ce33">
            <text:p><text:s/>26,53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70]+1" table:style-name="ce1">
            <text:p>73</text:p>
          </table:table-cell>
          <table:table-cell office:value-type="float" office:value="0.1" table:formula="of:=IF([.B71]&lt;$$tx_duration;$$p.discontinuation_x;1)" table:style-name="ce1">
            <text:p>0.1</text:p>
          </table:table-cell>
          <table:table-cell table:style-name="ce1"/>
          <table:table-cell office:value-type="float" office:value="0.16493855067332897" table:formula="of:=1-EXP(-(-LN(1-$$p.mci_mil) * $$rr.tx_mci_mil^((1-$$tx_waning)^([.$B71]-1) )))" table:style-name="ce1">
            <text:p>0.164938551</text:p>
          </table:table-cell>
          <table:table-cell office:value-type="float" office:value="0" table:formula="of:=1-EXP(-(-LN(1-$$p.mci_mod) * $$rr.tx_mci_mod^((1-$$tx_waning)^([.$B71]-1) )))" table:style-name="ce1">
            <text:p>0</text:p>
          </table:table-cell>
          <table:table-cell office:value-type="float" office:value="0" table:formula="of:=1-EXP(-(-LN(1-$$p.mci_sev) * $$rr.tx_mci_sev^((1-$$tx_waning)^([.$B71]-1) )))" table:style-name="ce1">
            <text:p>0</text:p>
          </table:table-cell>
          <table:table-cell office:value-type="float" office:value="0.23733403234553518" table:formula="of:=1-EXP(-(-LN(1-$$p.mil_mod) * $$rr.tx_mil_mod^((1-$$tx_waning)^([.$B71]-1) )))" table:style-name="ce1">
            <text:p>0.237334032</text:p>
          </table:table-cell>
          <table:table-cell table:number-columns-repeated="2" table:style-name="ce1"/>
          <table:table-cell office:value-type="float" office:value="0.73695183589985935" table:formula="of:=(1-[.F71]-[.G71]-[.H71]) * (1-[.D71]) * (1-[.BB71])" table:style-name="ce40">
            <text:p>0.736951836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1]) * (1-[.BD7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8.1883537322206601E-2" table:formula="of:=(1-[.F71]-[.G71]-[.H71]) * [.D71] * (1-[.BB71])" table:style-name="ce40">
            <text:p>0.081883537</text:p>
          </table:table-cell>
          <table:table-cell office:value-type="float" office:value="0.7785717887738145" table:formula="of:=(1 - $$p.mci_mil - $$p.mci_mod - $$p.mci_sev) * (1-[.BC71])" table:style-name="ce44">
            <text:p>0.778571789</text:p>
          </table:table-cell>
          <table:table-cell office:value-type="float" office:value="0" table:formula="of:=$$p.mil_mci * [.D71] * (1-[.BD71])" table:style-name="ce42">
            <text:p>0</text:p>
          </table:table-cell>
          <table:table-cell office:value-type="float" office:value="0" table:formula="of:=$$p.mil_mci * (1-[.BE7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556026724426291" table:formula="of:=[.F71] * (1-[.D71]) * (1-[.BB71])" table:style-name="ce40">
            <text:p>0.145560267</text:p>
          </table:table-cell>
          <table:table-cell office:value-type="float" office:value="0" table:style-name="ce41">
            <text:p>0</text:p>
          </table:table-cell>
          <table:table-cell office:value-type="float" office:value="0.65398112413647824" table:formula="of:=(1 - $$p.mil_mci - [.I71] - $$p.mil_sev) * (1-[.D71]) * (1-[.BD71])" table:style-name="ce44">
            <text:p>0.653981124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.6173363027140324E-2" table:formula="of:=[.F71] * [.D71] * (1-[.BB71])" table:style-name="ce40">
            <text:p>0.016173363</text:p>
          </table:table-cell>
          <table:table-cell office:value-type="float" office:value="0.20199721471965462" table:formula="of:=$$p.mci_mil * (1-[.BC71])" table:style-name="ce44">
            <text:p>0.201997215</text:p>
          </table:table-cell>
          <table:table-cell office:value-type="float" office:value="7.2664569348497576E-2" table:formula="of:=(1 - $$p.mil_mci - [.I71] - $$p.mil_sev) * [.D71] * (1-[.BD71])" table:style-name="ce44">
            <text:p>0.072664569</text:p>
          </table:table-cell>
          <table:table-cell office:value-type="float" office:value="0.67353916465534458" table:formula="of:=(1 - $$p.mil_mci - $$p.mil_mod - $$p.mil_sev) * (1-[.BE71])" table:style-name="ce44">
            <text:p>0.673539165</text:p>
          </table:table-cell>
          <table:table-cell office:value-type="float" office:value="7.9799684373112231E-2" table:formula="of:=$$p.mod_mil * (1-[.BF71])" table:style-name="ce44">
            <text:p>0.079799684</text:p>
          </table:table-cell>
          <table:table-cell office:value-type="float" office:value="0" table:formula="of:=$$p.sev_mil * (1-[.BG7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1] * (1-[.BB71])" table:style-name="ce40">
            <text:p>0</text:p>
          </table:table-cell>
          <table:table-cell office:value-type="float" office:value="0" table:formula="of:=$$p.mci_mod * (1-[.BC71])" table:style-name="ce42">
            <text:p>0</text:p>
          </table:table-cell>
          <table:table-cell office:value-type="float" office:value="0.22642176471713354" table:formula="of:=[.I71] * (1-[.BD71])" table:style-name="ce44">
            <text:p>0.226421765</text:p>
          </table:table-cell>
          <table:table-cell office:value-type="float" office:value="0.27952829354676478" table:formula="of:=$$p.mil_mod * (1-[.BE71])" table:style-name="ce44">
            <text:p>0.279528294</text:p>
          </table:table-cell>
          <table:table-cell office:value-type="float" office:value="0.73745915213772684" table:formula="of:=(1-$$p.mod_mil-$$p.mod_sev) * (1-[.BF71])" table:style-name="ce44">
            <text:p>0.737459152</text:p>
          </table:table-cell>
          <table:table-cell office:value-type="float" office:value="0.16829684679597376" table:formula="of:=$$p.sev_mod * (1-[.BG71])" table:style-name="ce44">
            <text:p>0.168296847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1] * (1-[.BB71])" table:style-name="ce45">
            <text:p>0</text:p>
          </table:table-cell>
          <table:table-cell office:value-type="float" office:value="0" table:formula="of:=$$p.mci_sev * (1-[.BC71])" table:style-name="ce42">
            <text:p>0</text:p>
          </table:table-cell>
          <table:table-cell office:value-type="float" office:value="9.5402147968179113E-4" table:formula="of:=$$p.mil_sev * (1-[.BD71])" table:style-name="ce44">
            <text:p>0.000954021</text:p>
          </table:table-cell>
          <table:table-cell office:value-type="float" office:value="9.5402147968179113E-4" table:formula="of:=$$p.mil_sev * (1-[.BE71])" table:style-name="ce44">
            <text:p>0.000954021</text:p>
          </table:table-cell>
          <table:table-cell office:value-type="float" office:value="9.9978914904244057E-2" table:formula="of:=$$p.mod_sev * (1-[.BF71])" table:style-name="ce44">
            <text:p>0.099978915</text:p>
          </table:table-cell>
          <table:table-cell office:value-type="float" office:value="0.69036053481613724" table:formula="of:=(1-$$p.sev_mil-$$p.sev_mod) * (1-[.BG71])" table:style-name="ce44">
            <text:p>0.690360535</text:p>
          </table:table-cell>
          <table:table-cell office:value-type="float" office:value="0" table:style-name="ce43">
            <text:p>0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40">
            <text:p>0.019430997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44">
            <text:p>0.019430997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44">
            <text:p>0.04597852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44">
            <text:p>0.04597852</text:p>
          </table:table-cell>
          <table:table-cell office:value-type="float" office:value="8.2762248584916875E-2" table:formula="of:=1-EXP(-INDEX($$m.r.mortality_f; [.C71]) * $$hr.mort_mod * $$hr.mort_verymilddem)" table:number-matrix-columns-spanned="1" table:number-matrix-rows-spanned="1" table:style-name="ce44">
            <text:p>0.082762249</text:p>
          </table:table-cell>
          <table:table-cell office:value-type="float" office:value="0.14134261838788909" table:formula="of:=1-EXP(-INDEX($$m.r.mortality_f; [.C71]) * $$hr.mort_sev * $$hr.mort_verymilddem)" table:number-matrix-columns-spanned="1" table:number-matrix-rows-spanned="1" table:style-name="ce44">
            <text:p>0.14134261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1];[.S71];[.Z71];[.AG71];[.AN71];[.AU71];[.BB71])=1" table:style-name="ce29">
            <text:p>TRUE</text:p>
          </table:table-cell>
          <table:table-cell office:value-type="boolean" office:boolean-value="true" table:formula="of:=SUM([.M71];[.T71];[.AA71];[.AH71];[.AO71];[.AV71];[.BC71])=1" table:style-name="ce29">
            <text:p>TRUE</text:p>
          </table:table-cell>
          <table:table-cell office:value-type="boolean" office:boolean-value="true" table:formula="of:=SUM([.N71];[.U71];[.AB71];[.AI71];[.AP71];[.AW71];[.BD71])=1" table:style-name="ce29">
            <text:p>TRUE</text:p>
          </table:table-cell>
          <table:table-cell office:value-type="boolean" office:boolean-value="true" table:formula="of:=SUM([.O71];[.V71];[.AC71];[.AJ71];[.AQ71];[.AX71];[.BE71])=1" table:style-name="ce29">
            <text:p>TRUE</text:p>
          </table:table-cell>
          <table:table-cell office:value-type="boolean" office:boolean-value="true" table:formula="of:=SUM([.P71];[.W71];[.AD71];[.AK71];[.AR71];[.AY71];[.BF71])=1" table:style-name="ce29">
            <text:p>TRUE</text:p>
          </table:table-cell>
          <table:table-cell office:value-type="boolean" office:boolean-value="true" table:formula="of:=SUM([.Q71];[.X71];[.AE71];[.AL71];[.AS71];[.AZ71];[.BG71])=1" table:style-name="ce29">
            <text:p>TRUE</text:p>
          </table:table-cell>
          <table:table-cell office:value-type="boolean" office:boolean-value="true" table:formula="of:=SUM([.R71];[.Y71];[.AF71];[.AM71];[.AT71];[.BA71];[.BH71])=1" table:style-name="ce29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5595104992255586" table:formula="of:=MMULT([.BS70:.BY70];TRANSPOSE([.L70:.R70]))" table:number-matrix-columns-spanned="1" table:number-matrix-rows-spanned="1" table:style-name="ce3">
            <text:p>0.45595105</text:p>
          </table:table-cell>
          <table:table-cell office:value-type="float" office:value="0.10405930415451102" table:formula="of:=MMULT([.BS70:.BY70];TRANSPOSE([.S70:.Y70]))" table:number-matrix-columns-spanned="1" table:number-matrix-rows-spanned="1" table:style-name="ce3">
            <text:p>0.104059304</text:p>
          </table:table-cell>
          <table:table-cell office:value-type="float" office:value="0.23533250322821303" table:formula="of:=MMULT([.BS70:.BY70];TRANSPOSE([.Z70:.AF70]))" table:number-matrix-columns-spanned="1" table:number-matrix-rows-spanned="1" table:style-name="ce3">
            <text:p>0.235332503</text:p>
          </table:table-cell>
          <table:table-cell office:value-type="float" office:value="5.952599874000726E-2" table:formula="of:=MMULT([.BS70:.BY70];TRANSPOSE([.AG70:.AM70]))" table:number-matrix-columns-spanned="1" table:number-matrix-rows-spanned="1" table:style-name="ce3">
            <text:p>0.059525999</text:p>
          </table:table-cell>
          <table:table-cell office:value-type="float" office:value="8.2948615114485855E-2" table:formula="of:=MMULT([.BS70:.BY70];TRANSPOSE([.AN70:.AT70]))" table:number-matrix-columns-spanned="1" table:number-matrix-rows-spanned="1" table:style-name="ce3">
            <text:p>0.082948615</text:p>
          </table:table-cell>
          <table:table-cell office:value-type="float" office:value="3.8669325927115352E-3" table:formula="of:=MMULT([.BS70:.BY70];TRANSPOSE([.AU70:.BA70]))" table:number-matrix-columns-spanned="1" table:number-matrix-rows-spanned="1" table:style-name="ce3">
            <text:p>0.003866933</text:p>
          </table:table-cell>
          <table:table-cell office:value-type="float" office:value="5.8315596247515443E-2" table:formula="of:=MMULT([.BS70:.BY70];TRANSPOSE([.BB70:.BH70]))" table:number-matrix-columns-spanned="1" table:number-matrix-rows-spanned="1" table:style-name="ce3">
            <text:p>0.058315596</text:p>
          </table:table-cell>
          <table:table-cell table:style-name="ce1"/>
          <table:table-cell office:value-type="boolean" office:boolean-value="true" table:formula="of:=SUM([.BS71:.BY71])=1" table:style-name="ce29">
            <text:p>TRUE</text:p>
          </table:table-cell>
          <table:table-cell table:style-name="ce1"/>
          <table:table-cell office:value-type="float" office:value="0.33284426644346576" table:formula="of:=[.BS71] * $$u.mci" table:style-name="ce22">
            <text:p>0.33</text:p>
          </table:table-cell>
          <table:table-cell office:value-type="float" office:value="7.5963292032793048E-2" table:formula="of:=[.BT71] * $$u.mci" table:style-name="ce22">
            <text:p>0.08</text:p>
          </table:table-cell>
          <table:table-cell office:value-type="float" office:value="0.16237942722746698" table:formula="of:=[.BU71] * $$u.mil" table:style-name="ce22">
            <text:p>0.16</text:p>
          </table:table-cell>
          <table:table-cell office:value-type="float" office:value="4.1072939130605009E-2" table:formula="of:=[.BV71] * $$u.mil" table:style-name="ce22">
            <text:p>0.04</text:p>
          </table:table-cell>
          <table:table-cell office:value-type="float" office:value="4.3962766010677508E-2" table:formula="of:=[.BW71] * $$u.mod" table:style-name="ce22">
            <text:p>0.04</text:p>
          </table:table-cell>
          <table:table-cell office:value-type="float" office:value="1.4694343852303833E-3" table:formula="of:=[.BX71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28906722983385991" table:formula="of:=AVERAGE([.CC71:.CC72])" table:style-name="ce31">
            <text:p>0.29</text:p>
          </table:table-cell>
          <table:table-cell office:value-type="float" office:value="8.1180317052859191E-2" table:formula="of:=AVERAGE([.CD71:.CD72])" table:style-name="ce31">
            <text:p>0.08</text:p>
          </table:table-cell>
          <table:table-cell office:value-type="float" office:value="0.15718333684473682" table:formula="of:=AVERAGE([.CE71:.CE72])" table:style-name="ce31">
            <text:p>0.16</text:p>
          </table:table-cell>
          <table:table-cell office:value-type="float" office:value="5.2347764239860956E-2" table:formula="of:=AVERAGE([.CF71:.CF72])" table:style-name="ce31">
            <text:p>0.05</text:p>
          </table:table-cell>
          <table:table-cell office:value-type="float" office:value="5.6893969512542691E-2" table:formula="of:=AVERAGE([.CG71:.CG72])" table:style-name="ce31">
            <text:p>0.06</text:p>
          </table:table-cell>
          <table:table-cell office:value-type="float" office:value="2.8710755831447311E-3" table:formula="of:=AVERAGE([.CH71:.CH72])" table:style-name="ce31">
            <text:p>0.00</text:p>
          </table:table-cell>
          <table:table-cell office:value-type="float" office:value="0" table:formula="of:=AVERAGE([.CI71:.CI72])" table:style-name="ce31">
            <text:p>0.00</text:p>
          </table:table-cell>
          <table:table-cell table:style-name="ce1"/>
          <table:table-cell office:value-type="float" office:value="0.2607220793963117" table:formula="of:=[.CK71]/((1+$$discount_COST)^([.$B71]-1))" table:style-name="ce22">
            <text:p>0.26</text:p>
          </table:table-cell>
          <table:table-cell office:value-type="float" office:value="7.321999480964371E-2" table:formula="of:=[.CL71]/((1+$$discount_COST)^([.$B71]-1))" table:style-name="ce22">
            <text:p>0.07</text:p>
          </table:table-cell>
          <table:table-cell office:value-type="float" office:value="0.14177036411967009" table:formula="of:=[.CM71]/((1+$$discount_COST)^([.$B71]-1))" table:style-name="ce22">
            <text:p>0.14</text:p>
          </table:table-cell>
          <table:table-cell office:value-type="float" office:value="4.7214684114171936E-2" table:formula="of:=[.CN71]/((1+$$discount_COST)^([.$B71]-1))" table:style-name="ce22">
            <text:p>0.05</text:p>
          </table:table-cell>
          <table:table-cell office:value-type="float" office:value="5.1315100798336732E-2" table:formula="of:=[.CO71]/((1+$$discount_COST)^([.$B71]-1))" table:style-name="ce22">
            <text:p>0.05</text:p>
          </table:table-cell>
          <table:table-cell office:value-type="float" office:value="2.589545679638954E-3" table:formula="of:=[.CP71]/((1+$$discount_COST)^([.$B71]-1))" table:style-name="ce22">
            <text:p>0.00</text:p>
          </table:table-cell>
          <table:table-cell office:value-type="float" office:value="0" table:formula="of:=[.CQ71]/((1+$$discount_COST)^([.$B71]-1))" table:style-name="ce22">
            <text:p>0.00</text:p>
          </table:table-cell>
          <table:table-cell table:style-name="ce1"/>
          <table:table-cell office:value-type="float" office:value="0.5768317689177731" table:formula="of:=SUM([.CS71:.CY71])" table:style-name="ce31">
            <text:p>0.58</text:p>
          </table:table-cell>
          <table:table-cell table:style-name="ce1"/>
          <table:table-cell office:value-type="float" office:value="12635.315495453868" table:formula="of:=[.BS71] * ($$c.mci + $$c.Tx)" table:style-name="ce24">
            <text:p><text:s/>12,635<text:s/></text:p>
          </table:table-cell>
          <table:table-cell office:value-type="float" office:value="1843.0983951846993" table:formula="of:=[.BT71]*$$c.mci" table:style-name="ce24">
            <text:p><text:s/>1,843<text:s/></text:p>
          </table:table-cell>
          <table:table-cell office:value-type="float" office:value="8561.5169576840435" table:formula="of:=[.BU71] * ($$c.mil + $$c.Tx)" table:style-name="ce24">
            <text:p><text:s/>8,562<text:s/></text:p>
          </table:table-cell>
          <table:table-cell office:value-type="float" office:value="1570.3263240727463" table:formula="of:=[.BV71]*$$c.mil" table:style-name="ce24">
            <text:p><text:s/>1,570<text:s/></text:p>
          </table:table-cell>
          <table:table-cell office:value-type="float" office:value="3486.8180311187134" table:formula="of:=[.BW71]*$$c.mod" table:style-name="ce24">
            <text:p><text:s/>3,487<text:s/></text:p>
          </table:table-cell>
          <table:table-cell office:value-type="float" office:value="247.36395023273752" table:formula="of:=[.BX71]*$$c.sev" table:style-name="ce24">
            <text:p><text:s/>247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10973.467223501268" table:formula="of:=AVERAGE([.DC71:.DC72])" table:style-name="ce33">
            <text:p><text:s/>10,973<text:s/></text:p>
          </table:table-cell>
          <table:table-cell office:value-type="float" office:value="1969.6791447126604" table:formula="of:=AVERAGE([.DD71:.DD72])" table:style-name="ce33">
            <text:p><text:s/>1,970<text:s/></text:p>
          </table:table-cell>
          <table:table-cell office:value-type="float" office:value="8287.5511192463637" table:formula="of:=AVERAGE([.DE71:.DE72])" table:style-name="ce33">
            <text:p><text:s/>8,288<text:s/></text:p>
          </table:table-cell>
          <table:table-cell office:value-type="float" office:value="2001.3924966707577" table:formula="of:=AVERAGE([.DF71:.DF72])" table:style-name="ce33">
            <text:p><text:s/>2,001<text:s/></text:p>
          </table:table-cell>
          <table:table-cell office:value-type="float" office:value="4512.4303304771747" table:formula="of:=AVERAGE([.DG71:.DG72])" table:style-name="ce33">
            <text:p><text:s/>4,512<text:s/></text:p>
          </table:table-cell>
          <table:table-cell office:value-type="float" office:value="483.31562457080599" table:formula="of:=AVERAGE([.DH71:.DH72])" table:style-name="ce33">
            <text:p><text:s/>483<text:s/></text:p>
          </table:table-cell>
          <table:table-cell office:value-type="float" office:value="0" table:formula="of:=AVERAGE([.DI71:.DI72])" table:style-name="ce33">
            <text:p><text:s/>-<text:s/></text:p>
          </table:table-cell>
          <table:table-cell office:value-type="float" office:value="0" table:formula="of:=[.DJ71]" table:style-name="ce33">
            <text:p><text:s/>-<text:s/></text:p>
          </table:table-cell>
          <table:table-cell table:style-name="ce1"/>
          <table:table-cell office:value-type="float" office:value="9897.4387181240945" table:formula="of:=[.DL71]/((1+$$discount_COST)^([.$B71]-1))" table:style-name="ce24">
            <text:p><text:s/>9,897<text:s/></text:p>
          </table:table-cell>
          <table:table-cell office:value-type="float" office:value="1776.5377370800131" table:formula="of:=[.DM71]/((1+$$discount_COST)^([.$B71]-1))" table:style-name="ce24">
            <text:p><text:s/>1,777<text:s/></text:p>
          </table:table-cell>
          <table:table-cell office:value-type="float" office:value="7474.8962798551129" table:formula="of:=[.DN71]/((1+$$discount_COST)^([.$B71]-1))" table:style-name="ce24">
            <text:p><text:s/>7,475<text:s/></text:p>
          </table:table-cell>
          <table:table-cell office:value-type="float" office:value="1805.1413635509018" table:formula="of:=[.DO71]/((1+$$discount_COST)^([.$B71]-1))" table:style-name="ce24">
            <text:p><text:s/>1,805<text:s/></text:p>
          </table:table-cell>
          <table:table-cell office:value-type="float" office:value="4069.9536214090313" table:formula="of:=[.DP71]/((1+$$discount_COST)^([.$B71]-1))" table:style-name="ce24">
            <text:p><text:s/>4,070<text:s/></text:p>
          </table:table-cell>
          <table:table-cell office:value-type="float" office:value="435.92300211702286" table:formula="of:=[.DQ71]/((1+$$discount_COST)^([.$B71]-1))" table:style-name="ce24">
            <text:p><text:s/>436<text:s/></text:p>
          </table:table-cell>
          <table:table-cell office:value-type="float" office:value="0" table:formula="of:=[.DR71]/((1+$$discount_COST)^([.$B71]-1))" table:style-name="ce24">
            <text:p><text:s/>-<text:s/></text:p>
          </table:table-cell>
          <table:table-cell office:value-type="float" office:value="0" table:formula="of:=[.DS71]/((1+$$discount_COST)^([.$B71]-1))" table:style-name="ce24">
            <text:p><text:s/>-<text:s/></text:p>
          </table:table-cell>
          <table:table-cell table:style-name="ce1"/>
          <table:table-cell office:value-type="float" office:value="25459.890722136173" table:formula="of:=SUM([.DU71:.EB71])" table:style-name="ce33">
            <text:p><text:s/>25,46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71]+1" table:style-name="ce1">
            <text:p>74</text:p>
          </table:table-cell>
          <table:table-cell office:value-type="float" office:value="0.1" table:formula="of:=IF([.B72]&lt;$$tx_duration;$$p.discontinuation_x;1)" table:style-name="ce1">
            <text:p>0.1</text:p>
          </table:table-cell>
          <table:table-cell table:style-name="ce1"/>
          <table:table-cell office:value-type="float" office:value="0.16680425308828906" table:formula="of:=1-EXP(-(-LN(1-$$p.mci_mil) * $$rr.tx_mci_mil^((1-$$tx_waning)^([.$B72]-1) )))" table:style-name="ce1">
            <text:p>0.166804253</text:p>
          </table:table-cell>
          <table:table-cell office:value-type="float" office:value="0" table:formula="of:=1-EXP(-(-LN(1-$$p.mci_mod) * $$rr.tx_mci_mod^((1-$$tx_waning)^([.$B72]-1) )))" table:style-name="ce1">
            <text:p>0</text:p>
          </table:table-cell>
          <table:table-cell office:value-type="float" office:value="0" table:formula="of:=1-EXP(-(-LN(1-$$p.mci_sev) * $$rr.tx_mci_sev^((1-$$tx_waning)^([.$B72]-1) )))" table:style-name="ce1">
            <text:p>0</text:p>
          </table:table-cell>
          <table:table-cell office:value-type="float" office:value="0.23989382151542304" table:formula="of:=1-EXP(-(-LN(1-$$p.mil_mod) * $$rr.tx_mil_mod^((1-$$tx_waning)^([.$B72]-1) )))" table:style-name="ce1">
            <text:p>0.239893822</text:p>
          </table:table-cell>
          <table:table-cell table:number-columns-repeated="2" table:style-name="ce1"/>
          <table:table-cell office:value-type="float" office:value="0.73398030012918958" table:formula="of:=(1-[.F72]-[.G72]-[.H72]) * (1-[.D72]) * (1-[.BB72])" table:style-name="ce40">
            <text:p>0.7339803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2]) * (1-[.BD7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8.1553366681021075E-2" table:formula="of:=(1-[.F72]-[.G72]-[.H72]) * [.D72] * (1-[.BB72])" table:style-name="ce40">
            <text:p>0.081553367</text:p>
          </table:table-cell>
          <table:table-cell office:value-type="float" office:value="0.77716879118433957" table:formula="of:=(1 - $$p.mci_mil - $$p.mci_mod - $$p.mci_sev) * (1-[.BC72])" table:style-name="ce44">
            <text:p>0.777168791</text:p>
          </table:table-cell>
          <table:table-cell office:value-type="float" office:value="0" table:formula="of:=$$p.mil_mci * [.D72] * (1-[.BD72])" table:style-name="ce42">
            <text:p>0</text:p>
          </table:table-cell>
          <table:table-cell office:value-type="float" office:value="0" table:formula="of:=$$p.mil_mci * (1-[.BE7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694150348026325" table:formula="of:=[.F72] * (1-[.D72]) * (1-[.BB72])" table:style-name="ce40">
            <text:p>0.146941503</text:p>
          </table:table-cell>
          <table:table-cell office:value-type="float" office:value="0" table:style-name="ce41">
            <text:p>0</text:p>
          </table:table-cell>
          <table:table-cell office:value-type="float" office:value="0.64896939126453856" table:formula="of:=(1 - $$p.mil_mci - [.I72] - $$p.mil_sev) * (1-[.D72]) * (1-[.BD72])" table:style-name="ce44">
            <text:p>0.64896939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.632683372002925E-2" table:formula="of:=[.F72] * [.D72] * (1-[.BB72])" table:style-name="ce40">
            <text:p>0.016326834</text:p>
          </table:table-cell>
          <table:table-cell office:value-type="float" office:value="0.20163321282616364" table:formula="of:=$$p.mci_mil * (1-[.BC72])" table:style-name="ce44">
            <text:p>0.201633213</text:p>
          </table:table-cell>
          <table:table-cell office:value-type="float" office:value="7.2107710140504294E-2" table:formula="of:=(1 - $$p.mil_mci - [.I72] - $$p.mil_sev) * [.D72] * (1-[.BD72])" table:style-name="ce44">
            <text:p>0.07210771</text:p>
          </table:table-cell>
          <table:table-cell office:value-type="float" office:value="0.67063139257837501" table:formula="of:=(1 - $$p.mil_mci - $$p.mil_mod - $$p.mil_sev) * (1-[.BE72])" table:style-name="ce44">
            <text:p>0.670631393</text:p>
          </table:table-cell>
          <table:table-cell office:value-type="float" office:value="7.9168530669835382E-2" table:formula="of:=$$p.mod_mil * (1-[.BF72])" table:style-name="ce44">
            <text:p>0.079168531</text:p>
          </table:table-cell>
          <table:table-cell office:value-type="float" office:value="0" table:formula="of:=$$p.sev_mil * (1-[.BG7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2] * (1-[.BB72])" table:style-name="ce40">
            <text:p>0</text:p>
          </table:table-cell>
          <table:table-cell office:value-type="float" office:value="0" table:formula="of:=$$p.mci_mod * (1-[.BC72])" table:style-name="ce42">
            <text:p>0</text:p>
          </table:table-cell>
          <table:table-cell office:value-type="float" office:value="0.22787581812158111" table:formula="of:=[.I72] * (1-[.BD72])" table:style-name="ce44">
            <text:p>0.227875818</text:p>
          </table:table-cell>
          <table:table-cell office:value-type="float" office:value="0.27832152694824908" table:formula="of:=$$p.mil_mod * (1-[.BE72])" table:style-name="ce44">
            <text:p>0.278321527</text:p>
          </table:table-cell>
          <table:table-cell office:value-type="float" office:value="0.73162642136261669" table:formula="of:=(1-$$p.mod_mil-$$p.mod_sev) * (1-[.BF72])" table:style-name="ce44">
            <text:p>0.731626421</text:p>
          </table:table-cell>
          <table:table-cell office:value-type="float" office:value="0.16595595227166071" table:formula="of:=$$p.sev_mod * (1-[.BG72])" table:style-name="ce44">
            <text:p>0.16595595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2] * (1-[.BB72])" table:style-name="ce45">
            <text:p>0</text:p>
          </table:table-cell>
          <table:table-cell office:value-type="float" office:value="0" table:formula="of:=$$p.mci_sev * (1-[.BC72])" table:style-name="ce42">
            <text:p>0</text:p>
          </table:table-cell>
          <table:table-cell office:value-type="float" office:value="9.4990282234897296E-4" table:formula="of:=$$p.mil_sev * (1-[.BD72])" table:style-name="ce44">
            <text:p>0.000949903</text:p>
          </table:table-cell>
          <table:table-cell office:value-type="float" office:value="9.4990282234897296E-4" table:formula="of:=$$p.mil_sev * (1-[.BE72])" table:style-name="ce44">
            <text:p>0.000949903</text:p>
          </table:table-cell>
          <table:table-cell office:value-type="float" office:value="9.9188159115081109E-2" table:formula="of:=$$p.mod_sev * (1-[.BF72])" table:style-name="ce44">
            <text:p>0.099188159</text:p>
          </table:table-cell>
          <table:table-cell office:value-type="float" office:value="0.68075808993068987" table:formula="of:=(1-$$p.sev_mil-$$p.sev_mod) * (1-[.BG72])" table:style-name="ce44">
            <text:p>0.68075809</text:p>
          </table:table-cell>
          <table:table-cell office:value-type="float" office:value="0" table:style-name="ce43">
            <text:p>0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40">
            <text:p>0.021197996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44">
            <text:p>0.021197996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44">
            <text:p>0.050097178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44">
            <text:p>0.050097178</text:p>
          </table:table-cell>
          <table:table-cell office:value-type="float" office:value="9.0016888852466836E-2" table:formula="of:=1-EXP(-INDEX($$m.r.mortality_f; [.C72]) * $$hr.mort_mod * $$hr.mort_verymilddem)" table:number-matrix-columns-spanned="1" table:number-matrix-rows-spanned="1" table:style-name="ce44">
            <text:p>0.090016889</text:p>
          </table:table-cell>
          <table:table-cell office:value-type="float" office:value="0.15328595779764942" table:formula="of:=1-EXP(-INDEX($$m.r.mortality_f; [.C72]) * $$hr.mort_sev * $$hr.mort_verymilddem)" table:number-matrix-columns-spanned="1" table:number-matrix-rows-spanned="1" table:style-name="ce44">
            <text:p>0.15328595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2];[.S72];[.Z72];[.AG72];[.AN72];[.AU72];[.BB72])=1" table:style-name="ce29">
            <text:p>TRUE</text:p>
          </table:table-cell>
          <table:table-cell office:value-type="boolean" office:boolean-value="true" table:formula="of:=SUM([.M72];[.T72];[.AA72];[.AH72];[.AO72];[.AV72];[.BC72])=1" table:style-name="ce29">
            <text:p>TRUE</text:p>
          </table:table-cell>
          <table:table-cell office:value-type="boolean" office:boolean-value="true" table:formula="of:=SUM([.N72];[.U72];[.AB72];[.AI72];[.AP72];[.AW72];[.BD72])=1" table:style-name="ce29">
            <text:p>TRUE</text:p>
          </table:table-cell>
          <table:table-cell office:value-type="boolean" office:boolean-value="true" table:formula="of:=SUM([.O72];[.V72];[.AC72];[.AJ72];[.AQ72];[.AX72];[.BE72])=1" table:style-name="ce29">
            <text:p>TRUE</text:p>
          </table:table-cell>
          <table:table-cell office:value-type="boolean" office:boolean-value="true" table:formula="of:=SUM([.P72];[.W72];[.AD72];[.AK72];[.AR72];[.AY72];[.BF72])=1" table:style-name="ce29">
            <text:p>TRUE</text:p>
          </table:table-cell>
          <table:table-cell office:value-type="boolean" office:boolean-value="true" table:formula="of:=SUM([.Q72];[.X72];[.AE72];[.AL72];[.AS72];[.AZ72];[.BG72])=1" table:style-name="ce29">
            <text:p>TRUE</text:p>
          </table:table-cell>
          <table:table-cell office:value-type="boolean" office:boolean-value="true" table:formula="of:=SUM([.R72];[.Y72];[.AF72];[.AM72];[.AT72];[.BA72];[.BH72])=1" table:style-name="ce29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33601396332089595" table:formula="of:=MMULT([.BS71:.BY71];TRANSPOSE([.L71:.R71]))" table:number-matrix-columns-spanned="1" table:number-matrix-rows-spanned="1" table:style-name="ce3">
            <text:p>0.336013963</text:p>
          </table:table-cell>
          <table:table-cell office:value-type="float" office:value="0.11835252338756896" table:formula="of:=MMULT([.BS71:.BY71];TRANSPOSE([.S71:.Y71]))" table:number-matrix-columns-spanned="1" table:number-matrix-rows-spanned="1" table:style-name="ce3">
            <text:p>0.118352523</text:p>
          </table:table-cell>
          <table:table-cell office:value-type="float" office:value="0.22027137168406763" table:formula="of:=MMULT([.BS71:.BY71];TRANSPOSE([.Z71:.AF71]))" table:number-matrix-columns-spanned="1" table:number-matrix-rows-spanned="1" table:style-name="ce3">
            <text:p>0.220271372</text:p>
          </table:table-cell>
          <table:table-cell office:value-type="float" office:value="9.2206651230604217E-2" table:formula="of:=MMULT([.BS71:.BY71];TRANSPOSE([.AG71:.AM71]))" table:number-matrix-columns-spanned="1" table:number-matrix-rows-spanned="1" table:style-name="ce3">
            <text:p>0.092206651</text:p>
          </table:table-cell>
          <table:table-cell office:value-type="float" office:value="0.13174560946114694" table:formula="of:=MMULT([.BS71:.BY71];TRANSPOSE([.AN71:.AT71]))" table:number-matrix-columns-spanned="1" table:number-matrix-rows-spanned="1" table:style-name="ce3">
            <text:p>0.131745609</text:p>
          </table:table-cell>
          <table:table-cell office:value-type="float" office:value="1.1243991529102838E-2" table:formula="of:=MMULT([.BS71:.BY71];TRANSPOSE([.AU71:.BA71]))" table:number-matrix-columns-spanned="1" table:number-matrix-rows-spanned="1" table:style-name="ce3">
            <text:p>0.011243992</text:p>
          </table:table-cell>
          <table:table-cell office:value-type="float" office:value="9.0165889386613518E-2" table:formula="of:=MMULT([.BS71:.BY71];TRANSPOSE([.BB71:.BH71]))" table:number-matrix-columns-spanned="1" table:number-matrix-rows-spanned="1" table:style-name="ce3">
            <text:p>0.090165889</text:p>
          </table:table-cell>
          <table:table-cell table:style-name="ce1"/>
          <table:table-cell office:value-type="boolean" office:boolean-value="true" table:formula="of:=SUM([.BS72:.BY72])=1" table:style-name="ce29">
            <text:p>TRUE</text:p>
          </table:table-cell>
          <table:table-cell table:style-name="ce1"/>
          <table:table-cell office:value-type="float" office:value="0.24529019322425405" table:formula="of:=[.BS72] * $$u.mci" table:style-name="ce22">
            <text:p>0.25</text:p>
          </table:table-cell>
          <table:table-cell office:value-type="float" office:value="8.6397342072925348E-2" table:formula="of:=[.BT72] * $$u.mci" table:style-name="ce22">
            <text:p>0.09</text:p>
          </table:table-cell>
          <table:table-cell office:value-type="float" office:value="0.15198724646200665" table:formula="of:=[.BU72] * $$u.mil" table:style-name="ce22">
            <text:p>0.15</text:p>
          </table:table-cell>
          <table:table-cell office:value-type="float" office:value="6.3622589349116909E-2" table:formula="of:=[.BV72] * $$u.mil" table:style-name="ce22">
            <text:p>0.06</text:p>
          </table:table-cell>
          <table:table-cell office:value-type="float" office:value="6.9825173014407882E-2" table:formula="of:=[.BW72] * $$u.mod" table:style-name="ce22">
            <text:p>0.07</text:p>
          </table:table-cell>
          <table:table-cell office:value-type="float" office:value="4.2727167810590787E-3" table:formula="of:=[.BX72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21266418143286947" table:formula="of:=AVERAGE([.CC72:.CC73])" table:style-name="ce31">
            <text:p>0.21</text:p>
          </table:table-cell>
          <table:table-cell office:value-type="float" office:value="8.6773450522278361E-2" table:formula="of:=AVERAGE([.CD72:.CD73])" table:style-name="ce31">
            <text:p>0.09</text:p>
          </table:table-cell>
          <table:table-cell office:value-type="float" office:value="0.14234532559066765" table:formula="of:=AVERAGE([.CE72:.CE73])" table:style-name="ce31">
            <text:p>0.14</text:p>
          </table:table-cell>
          <table:table-cell office:value-type="float" office:value="7.2348756416860935E-2" table:formula="of:=AVERAGE([.CF72:.CF73])" table:style-name="ce31">
            <text:p>0.07</text:p>
          </table:table-cell>
          <table:table-cell office:value-type="float" office:value="8.1052317148279623E-2" table:formula="of:=AVERAGE([.CG72:.CG73])" table:style-name="ce31">
            <text:p>0.08</text:p>
          </table:table-cell>
          <table:table-cell office:value-type="float" office:value="6.1299430115423388E-3" table:formula="of:=AVERAGE([.CH72:.CH73])" table:style-name="ce31">
            <text:p>0.01</text:p>
          </table:table-cell>
          <table:table-cell office:value-type="float" office:value="0" table:formula="of:=AVERAGE([.CI72:.CI73])" table:style-name="ce31">
            <text:p>0.00</text:p>
          </table:table-cell>
          <table:table-cell table:style-name="ce1"/>
          <table:table-cell office:value-type="float" office:value="0.18532454801955314" table:formula="of:=[.CK72]/((1+$$discount_COST)^([.$B72]-1))" table:style-name="ce22">
            <text:p>0.19</text:p>
          </table:table-cell>
          <table:table-cell office:value-type="float" office:value="7.5618049028226109E-2" table:formula="of:=[.CL72]/((1+$$discount_COST)^([.$B72]-1))" table:style-name="ce22">
            <text:p>0.08</text:p>
          </table:table-cell>
          <table:table-cell office:value-type="float" office:value="0.12404572763521002" table:formula="of:=[.CM72]/((1+$$discount_COST)^([.$B72]-1))" table:style-name="ce22">
            <text:p>0.12</text:p>
          </table:table-cell>
          <table:table-cell office:value-type="float" office:value="6.304776146313068E-2" table:formula="of:=[.CN72]/((1+$$discount_COST)^([.$B72]-1))" table:style-name="ce22">
            <text:p>0.06</text:p>
          </table:table-cell>
          <table:table-cell office:value-type="float" office:value="7.0632411815827995E-2" table:formula="of:=[.CO72]/((1+$$discount_COST)^([.$B72]-1))" table:style-name="ce22">
            <text:p>0.07</text:p>
          </table:table-cell>
          <table:table-cell office:value-type="float" office:value="5.3418911936437517E-3" table:formula="of:=[.CP72]/((1+$$discount_COST)^([.$B72]-1))" table:style-name="ce22">
            <text:p>0.01</text:p>
          </table:table-cell>
          <table:table-cell office:value-type="float" office:value="0" table:formula="of:=[.CQ72]/((1+$$discount_COST)^([.$B72]-1))" table:style-name="ce22">
            <text:p>0.00</text:p>
          </table:table-cell>
          <table:table-cell table:style-name="ce1"/>
          <table:table-cell office:value-type="float" office:value="0.52401038915559162" table:formula="of:=SUM([.CS72:.CY72])" table:style-name="ce31">
            <text:p>0.52</text:p>
          </table:table-cell>
          <table:table-cell table:style-name="ce1"/>
          <table:table-cell office:value-type="float" office:value="9311.6189515486676" table:formula="of:=[.BS72] * ($$c.mci + $$c.Tx)" table:style-name="ce24">
            <text:p><text:s/>9,312<text:s/></text:p>
          </table:table-cell>
          <table:table-cell office:value-type="float" office:value="2096.2598942406216" table:formula="of:=[.BT72]*$$c.mci" table:style-name="ce24">
            <text:p><text:s/>2,096<text:s/></text:p>
          </table:table-cell>
          <table:table-cell office:value-type="float" office:value="8013.5852808086829" table:formula="of:=[.BU72] * ($$c.mil + $$c.Tx)" table:style-name="ce24">
            <text:p><text:s/>8,014<text:s/></text:p>
          </table:table-cell>
          <table:table-cell office:value-type="float" office:value="2432.4586692687694" table:formula="of:=[.BV72]*$$c.mil" table:style-name="ce24">
            <text:p><text:s/>2,432<text:s/></text:p>
          </table:table-cell>
          <table:table-cell office:value-type="float" office:value="5538.0426298356369" table:formula="of:=[.BW72]*$$c.mod" table:style-name="ce24">
            <text:p><text:s/>5,538<text:s/></text:p>
          </table:table-cell>
          <table:table-cell office:value-type="float" office:value="719.26729890887452" table:formula="of:=[.BX72]*$$c.sev" table:style-name="ce24">
            <text:p><text:s/>719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8073.0819121475042" table:formula="of:=AVERAGE([.DC72:.DC73])" table:style-name="ce33">
            <text:p><text:s/>8,073<text:s/></text:p>
          </table:table-cell>
          <table:table-cell office:value-type="float" office:value="2105.385418699444" table:formula="of:=AVERAGE([.DD72:.DD73])" table:style-name="ce33">
            <text:p><text:s/>2,105<text:s/></text:p>
          </table:table-cell>
          <table:table-cell office:value-type="float" office:value="7505.2113417321616" table:formula="of:=AVERAGE([.DE72:.DE73])" table:style-name="ce33">
            <text:p><text:s/>7,505<text:s/></text:p>
          </table:table-cell>
          <table:table-cell office:value-type="float" office:value="2766.0829519421404" table:formula="of:=AVERAGE([.DF72:.DF73])" table:style-name="ce33">
            <text:p><text:s/>2,766<text:s/></text:p>
          </table:table-cell>
          <table:table-cell office:value-type="float" office:value="6428.5009006924975" table:formula="of:=AVERAGE([.DG72:.DG73])" table:style-name="ce33">
            <text:p><text:s/>6,429<text:s/></text:p>
          </table:table-cell>
          <table:table-cell office:value-type="float" office:value="1031.911961008685" table:formula="of:=AVERAGE([.DH72:.DH73])" table:style-name="ce33">
            <text:p><text:s/>1,032<text:s/></text:p>
          </table:table-cell>
          <table:table-cell office:value-type="float" office:value="0" table:formula="of:=AVERAGE([.DI72:.DI73])" table:style-name="ce33">
            <text:p><text:s/>-<text:s/></text:p>
          </table:table-cell>
          <table:table-cell office:value-type="float" office:value="0" table:formula="of:=[.DJ72]" table:style-name="ce33">
            <text:p><text:s/>-<text:s/></text:p>
          </table:table-cell>
          <table:table-cell table:style-name="ce1"/>
          <table:table-cell office:value-type="float" office:value="7035.2244859148714" table:formula="of:=[.DL72]/((1+$$discount_COST)^([.$B72]-1))" table:style-name="ce24">
            <text:p><text:s/>7,035<text:s/></text:p>
          </table:table-cell>
          <table:table-cell office:value-type="float" office:value="1834.721759435535" table:formula="of:=[.DM72]/((1+$$discount_COST)^([.$B72]-1))" table:style-name="ce24">
            <text:p><text:s/>1,835<text:s/></text:p>
          </table:table-cell>
          <table:table-cell office:value-type="float" office:value="6540.3580909876664" table:formula="of:=[.DN72]/((1+$$discount_COST)^([.$B72]-1))" table:style-name="ce24">
            <text:p><text:s/>6,540<text:s/></text:p>
          </table:table-cell>
          <table:table-cell office:value-type="float" office:value="2410.4814896395019" table:formula="of:=[.DO72]/((1+$$discount_COST)^([.$B72]-1))" table:style-name="ce24">
            <text:p><text:s/>2,410<text:s/></text:p>
          </table:table-cell>
          <table:table-cell office:value-type="float" office:value="5602.0671456617492" table:formula="of:=[.DP72]/((1+$$discount_COST)^([.$B72]-1))" table:style-name="ce24">
            <text:p><text:s/>5,602<text:s/></text:p>
          </table:table-cell>
          <table:table-cell office:value-type="float" office:value="899.25165809021087" table:formula="of:=[.DQ72]/((1+$$discount_COST)^([.$B72]-1))" table:style-name="ce24">
            <text:p><text:s/>899<text:s/></text:p>
          </table:table-cell>
          <table:table-cell office:value-type="float" office:value="0" table:formula="of:=[.DR72]/((1+$$discount_COST)^([.$B72]-1))" table:style-name="ce24">
            <text:p><text:s/>-<text:s/></text:p>
          </table:table-cell>
          <table:table-cell office:value-type="float" office:value="0" table:formula="of:=[.DS72]/((1+$$discount_COST)^([.$B72]-1))" table:style-name="ce24">
            <text:p><text:s/>-<text:s/></text:p>
          </table:table-cell>
          <table:table-cell table:style-name="ce1"/>
          <table:table-cell office:value-type="float" office:value="24322.104629729536" table:formula="of:=SUM([.DU72:.EB72])" table:style-name="ce33">
            <text:p><text:s/>24,32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72]+1" table:style-name="ce1">
            <text:p>75</text:p>
          </table:table-cell>
          <table:table-cell office:value-type="float" office:value="0.1" table:formula="of:=IF([.B73]&lt;$$tx_duration;$$p.discontinuation_x;1)" table:style-name="ce1">
            <text:p>0.1</text:p>
          </table:table-cell>
          <table:table-cell table:style-name="ce1"/>
          <table:table-cell office:value-type="float" office:value="0.16859417912321573" table:formula="of:=1-EXP(-(-LN(1-$$p.mci_mil) * $$rr.tx_mci_mil^((1-$$tx_waning)^([.$B73]-1) )))" table:style-name="ce1">
            <text:p>0.168594179</text:p>
          </table:table-cell>
          <table:table-cell office:value-type="float" office:value="0" table:formula="of:=1-EXP(-(-LN(1-$$p.mci_mod) * $$rr.tx_mci_mod^((1-$$tx_waning)^([.$B73]-1) )))" table:style-name="ce1">
            <text:p>0</text:p>
          </table:table-cell>
          <table:table-cell office:value-type="float" office:value="0" table:formula="of:=1-EXP(-(-LN(1-$$p.mci_sev) * $$rr.tx_mci_sev^((1-$$tx_waning)^([.$B73]-1) )))" table:style-name="ce1">
            <text:p>0</text:p>
          </table:table-cell>
          <table:table-cell office:value-type="float" office:value="0.24234693475110314" table:formula="of:=1-EXP(-(-LN(1-$$p.mil_mod) * $$rr.tx_mil_mod^((1-$$tx_waning)^([.$B73]-1) )))" table:style-name="ce1">
            <text:p>0.242346935</text:p>
          </table:table-cell>
          <table:table-cell table:number-columns-repeated="2" table:style-name="ce1"/>
          <table:table-cell office:value-type="float" office:value="0.7306443400495054" table:formula="of:=(1-[.F73]-[.G73]-[.H73]) * (1-[.D73]) * (1-[.BB73])" table:style-name="ce40">
            <text:p>0.7306443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3]) * (1-[.BD7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8.1182704449945048E-2" table:formula="of:=(1-[.F73]-[.G73]-[.H73]) * [.D73] * (1-[.BB73])" table:style-name="ce40">
            <text:p>0.081182704</text:p>
          </table:table-cell>
          <table:table-cell office:value-type="float" office:value="0.77530209333005506" table:formula="of:=(1 - $$p.mci_mil - $$p.mci_mod - $$p.mci_sev) * (1-[.BC73])" table:style-name="ce44">
            <text:p>0.775302093</text:p>
          </table:table-cell>
          <table:table-cell office:value-type="float" office:value="0" table:formula="of:=$$p.mil_mci * [.D73] * (1-[.BD73])" table:style-name="ce42">
            <text:p>0</text:p>
          </table:table-cell>
          <table:table-cell office:value-type="float" office:value="0" table:formula="of:=$$p.mil_mci * (1-[.BE7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816155919111118" table:formula="of:=[.F73] * (1-[.D73]) * (1-[.BB73])" table:style-name="ce40">
            <text:p>0.148161559</text:p>
          </table:table-cell>
          <table:table-cell office:value-type="float" office:value="0" table:style-name="ce41">
            <text:p>0</text:p>
          </table:table-cell>
          <table:table-cell office:value-type="float" office:value="0.64315141371062423" table:formula="of:=(1 - $$p.mil_mci - [.I73] - $$p.mil_sev) * (1-[.D73]) * (1-[.BD73])" table:style-name="ce44">
            <text:p>0.643151414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.6462395465679021E-2" table:formula="of:=[.F73] * [.D73] * (1-[.BB73])" table:style-name="ce40">
            <text:p>0.016462395</text:p>
          </table:table-cell>
          <table:table-cell office:value-type="float" office:value="0.20114890582618555" table:formula="of:=$$p.mci_mil * (1-[.BC73])" table:style-name="ce44">
            <text:p>0.201148906</text:p>
          </table:table-cell>
          <table:table-cell office:value-type="float" office:value="7.1461268190069371E-2" table:formula="of:=(1 - $$p.mil_mci - [.I73] - $$p.mil_sev) * [.D73] * (1-[.BD73])" table:style-name="ce44">
            <text:p>0.071461268</text:p>
          </table:table-cell>
          <table:table-cell office:value-type="float" office:value="0.66677395043120824" table:formula="of:=(1 - $$p.mil_mci - $$p.mil_mod - $$p.mil_sev) * (1-[.BE73])" table:style-name="ce44">
            <text:p>0.66677395</text:p>
          </table:table-cell>
          <table:table-cell office:value-type="float" office:value="7.8334765745590659E-2" table:formula="of:=$$p.mod_mil * (1-[.BF73])" table:style-name="ce44">
            <text:p>0.078334766</text:p>
          </table:table-cell>
          <table:table-cell office:value-type="float" office:value="0" table:formula="of:=$$p.sev_mil * (1-[.BG7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3] * (1-[.BB73])" table:style-name="ce40">
            <text:p>0</text:p>
          </table:table-cell>
          <table:table-cell office:value-type="float" office:value="0" table:formula="of:=$$p.mci_mod * (1-[.BC73])" table:style-name="ce42">
            <text:p>0</text:p>
          </table:table-cell>
          <table:table-cell office:value-type="float" office:value="0.22888190234969871" table:formula="of:=[.I73] * (1-[.BD73])" table:style-name="ce44">
            <text:p>0.228881902</text:p>
          </table:table-cell>
          <table:table-cell office:value-type="float" office:value="0.2767206338191841" table:formula="of:=$$p.mil_mod * (1-[.BE73])" table:style-name="ce44">
            <text:p>0.276720634</text:p>
          </table:table-cell>
          <table:table-cell office:value-type="float" office:value="0.72392128344201034" table:formula="of:=(1-$$p.mod_mil-$$p.mod_sev) * (1-[.BF73])" table:style-name="ce44">
            <text:p>0.723921283</text:p>
          </table:table-cell>
          <table:table-cell office:value-type="float" office:value="0.16288538520330617" table:formula="of:=$$p.sev_mod * (1-[.BG73])" table:style-name="ce44">
            <text:p>0.16288538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3] * (1-[.BB73])" table:style-name="ce45">
            <text:p>0</text:p>
          </table:table-cell>
          <table:table-cell office:value-type="float" office:value="0" table:formula="of:=$$p.mci_sev * (1-[.BC73])" table:style-name="ce42">
            <text:p>0</text:p>
          </table:table-cell>
          <table:table-cell office:value-type="float" office:value="9.4443902327366602E-4" table:formula="of:=$$p.mil_sev * (1-[.BD73])" table:style-name="ce44">
            <text:p>0.000944439</text:p>
          </table:table-cell>
          <table:table-cell office:value-type="float" office:value="9.4443902327366602E-4" table:formula="of:=$$p.mil_sev * (1-[.BE73])" table:style-name="ce44">
            <text:p>0.000944439</text:p>
          </table:table-cell>
          <table:table-cell office:value-type="float" office:value="9.8143557083556127E-2" table:formula="of:=$$p.mod_sev * (1-[.BF73])" table:style-name="ce44">
            <text:p>0.098143557</text:p>
          </table:table-cell>
          <table:table-cell office:value-type="float" office:value="0.66816249848703146" table:formula="of:=(1-$$p.sev_mil-$$p.sev_mod) * (1-[.BG73])" table:style-name="ce44">
            <text:p>0.668162498</text:p>
          </table:table-cell>
          <table:table-cell office:value-type="float" office:value="0" table:style-name="ce43">
            <text:p>0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40">
            <text:p>0.023549001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44">
            <text:p>0.023549001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44">
            <text:p>0.055560977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44">
            <text:p>0.055560977</text:p>
          </table:table-cell>
          <table:table-cell office:value-type="float" office:value="9.9600393728842884E-2" table:formula="of:=1-EXP(-INDEX($$m.r.mortality_f; [.C73]) * $$hr.mort_mod * $$hr.mort_verymilddem)" table:number-matrix-columns-spanned="1" table:number-matrix-rows-spanned="1" table:style-name="ce44">
            <text:p>0.099600394</text:p>
          </table:table-cell>
          <table:table-cell office:value-type="float" office:value="0.16895211630966245" table:formula="of:=1-EXP(-INDEX($$m.r.mortality_f; [.C73]) * $$hr.mort_sev * $$hr.mort_verymilddem)" table:number-matrix-columns-spanned="1" table:number-matrix-rows-spanned="1" table:style-name="ce44">
            <text:p>0.168952116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3];[.S73];[.Z73];[.AG73];[.AN73];[.AU73];[.BB73])=1" table:style-name="ce29">
            <text:p>TRUE</text:p>
          </table:table-cell>
          <table:table-cell office:value-type="boolean" office:boolean-value="true" table:formula="of:=SUM([.M73];[.T73];[.AA73];[.AH73];[.AO73];[.AV73];[.BC73])=1" table:style-name="ce29">
            <text:p>TRUE</text:p>
          </table:table-cell>
          <table:table-cell office:value-type="boolean" office:boolean-value="true" table:formula="of:=SUM([.N73];[.U73];[.AB73];[.AI73];[.AP73];[.AW73];[.BD73])=1" table:style-name="ce29">
            <text:p>TRUE</text:p>
          </table:table-cell>
          <table:table-cell office:value-type="boolean" office:boolean-value="true" table:formula="of:=SUM([.O73];[.V73];[.AC73];[.AJ73];[.AQ73];[.AX73];[.BE73])=1" table:style-name="ce29">
            <text:p>TRUE</text:p>
          </table:table-cell>
          <table:table-cell office:value-type="boolean" office:boolean-value="true" table:formula="of:=SUM([.P73];[.W73];[.AD73];[.AK73];[.AR73];[.AY73];[.BF73])=1" table:style-name="ce29">
            <text:p>TRUE</text:p>
          </table:table-cell>
          <table:table-cell office:value-type="boolean" office:boolean-value="true" table:formula="of:=SUM([.Q73];[.X73];[.AE73];[.AL73];[.AS73];[.AZ73];[.BG73])=1" table:style-name="ce29">
            <text:p>TRUE</text:p>
          </table:table-cell>
          <table:table-cell office:value-type="boolean" office:boolean-value="true" table:formula="of:=SUM([.R73];[.Y73];[.AF73];[.AM73];[.AT73];[.BA73];[.BH73])=1" table:style-name="ce29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24662762964586971" table:formula="of:=MMULT([.BS72:.BY72];TRANSPOSE([.L72:.R72]))" table:number-matrix-columns-spanned="1" table:number-matrix-rows-spanned="1" table:style-name="ce3">
            <text:p>0.24662763</text:p>
          </table:table-cell>
          <table:table-cell office:value-type="float" office:value="0.11938295749538544" table:formula="of:=MMULT([.BS72:.BY72];TRANSPOSE([.S72:.Y72]))" table:number-matrix-columns-spanned="1" table:number-matrix-rows-spanned="1" table:style-name="ce3">
            <text:p>0.119382957</text:p>
          </table:table-cell>
          <table:table-cell office:value-type="float" office:value="0.19232377495554875" table:formula="of:=MMULT([.BS72:.BY72];TRANSPOSE([.Z72:.AF72]))" table:number-matrix-columns-spanned="1" table:number-matrix-rows-spanned="1" table:style-name="ce3">
            <text:p>0.192323775</text:p>
          </table:table-cell>
          <table:table-cell office:value-type="float" office:value="0.11749988910812313" table:formula="of:=MMULT([.BS72:.BY72];TRANSPOSE([.AG72:.AM72]))" table:number-matrix-columns-spanned="1" table:number-matrix-rows-spanned="1" table:style-name="ce3">
            <text:p>0.117499889</text:p>
          </table:table-cell>
          <table:table-cell office:value-type="float" office:value="0.17411219109839876" table:formula="of:=MMULT([.BS72:.BY72];TRANSPOSE([.AN72:.AT72]))" table:number-matrix-columns-spanned="1" table:number-matrix-rows-spanned="1" table:style-name="ce3">
            <text:p>0.174112191</text:p>
          </table:table-cell>
          <table:table-cell office:value-type="float" office:value="2.1018866426383155E-2" table:formula="of:=MMULT([.BS72:.BY72];TRANSPOSE([.AU72:.BA72]))" table:number-matrix-columns-spanned="1" table:number-matrix-rows-spanned="1" table:style-name="ce3">
            <text:p>0.021018866</text:p>
          </table:table-cell>
          <table:table-cell office:value-type="float" office:value="0.12903469127029107" table:formula="of:=MMULT([.BS72:.BY72];TRANSPOSE([.BB72:.BH72]))" table:number-matrix-columns-spanned="1" table:number-matrix-rows-spanned="1" table:style-name="ce3">
            <text:p>0.129034691</text:p>
          </table:table-cell>
          <table:table-cell table:style-name="ce1"/>
          <table:table-cell office:value-type="boolean" office:boolean-value="true" table:formula="of:=SUM([.BS73:.BY73])=1" table:style-name="ce29">
            <text:p>TRUE</text:p>
          </table:table-cell>
          <table:table-cell table:style-name="ce1"/>
          <table:table-cell office:value-type="float" office:value="0.18003816964148489" table:formula="of:=[.BS73] * $$u.mci" table:style-name="ce22">
            <text:p>0.18</text:p>
          </table:table-cell>
          <table:table-cell office:value-type="float" office:value="8.7149558971631375E-2" table:formula="of:=[.BT73] * $$u.mci" table:style-name="ce22">
            <text:p>0.09</text:p>
          </table:table-cell>
          <table:table-cell office:value-type="float" office:value="0.13270340471932862" table:formula="of:=[.BU73] * $$u.mil" table:style-name="ce22">
            <text:p>0.13</text:p>
          </table:table-cell>
          <table:table-cell office:value-type="float" office:value="8.107492348460496E-2" table:formula="of:=[.BV73] * $$u.mil" table:style-name="ce22">
            <text:p>0.08</text:p>
          </table:table-cell>
          <table:table-cell office:value-type="float" office:value="9.2279461282151351E-2" table:formula="of:=[.BW73] * $$u.mod" table:style-name="ce22">
            <text:p>0.09</text:p>
          </table:table-cell>
          <table:table-cell office:value-type="float" office:value="7.9871692420255998E-3" table:formula="of:=[.BX73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.15579101964145425" table:formula="of:=AVERAGE([.CC73:.CC74])" table:style-name="ce31">
            <text:p>0.16</text:p>
          </table:table-cell>
          <table:table-cell office:value-type="float" office:value="8.4666389995421004E-2" table:formula="of:=AVERAGE([.CD73:.CD74])" table:style-name="ce31">
            <text:p>0.08</text:p>
          </table:table-cell>
          <table:table-cell office:value-type="float" office:value="0.12163244681542826" table:formula="of:=AVERAGE([.CE73:.CE74])" table:style-name="ce31">
            <text:p>0.12</text:p>
          </table:table-cell>
          <table:table-cell office:value-type="float" office:value="8.6699302385485011E-2" table:formula="of:=AVERAGE([.CF73:.CF74])" table:style-name="ce31">
            <text:p>0.09</text:p>
          </table:table-cell>
          <table:table-cell office:value-type="float" office:value="0.10073006514099239" table:formula="of:=AVERAGE([.CG73:.CG74])" table:style-name="ce31">
            <text:p>0.10</text:p>
          </table:table-cell>
          <table:table-cell office:value-type="float" office:value="9.9642619709980739E-3" table:formula="of:=AVERAGE([.CH73:.CH74])" table:style-name="ce31">
            <text:p>0.01</text:p>
          </table:table-cell>
          <table:table-cell office:value-type="float" office:value="0" table:formula="of:=AVERAGE([.CI73:.CI74])" table:style-name="ce31">
            <text:p>0.00</text:p>
          </table:table-cell>
          <table:table-cell table:style-name="ce1"/>
          <table:table-cell office:value-type="float" office:value="0.13117185817563379" table:formula="of:=[.CK73]/((1+$$discount_COST)^([.$B73]-1))" table:style-name="ce22">
            <text:p>0.13</text:p>
          </table:table-cell>
          <table:table-cell office:value-type="float" office:value="7.1286828510923494E-2" table:formula="of:=[.CL73]/((1+$$discount_COST)^([.$B73]-1))" table:style-name="ce22">
            <text:p>0.07</text:p>
          </table:table-cell>
          <table:table-cell office:value-type="float" office:value="0.10241125643793714" table:formula="of:=[.CM73]/((1+$$discount_COST)^([.$B73]-1))" table:style-name="ce22">
            <text:p>0.10</text:p>
          </table:table-cell>
          <table:table-cell office:value-type="float" office:value="7.2998486193931608E-2" table:formula="of:=[.CN73]/((1+$$discount_COST)^([.$B73]-1))" table:style-name="ce22">
            <text:p>0.07</text:p>
          </table:table-cell>
          <table:table-cell office:value-type="float" office:value="8.48120119446268E-2" table:formula="of:=[.CO73]/((1+$$discount_COST)^([.$B73]-1))" table:style-name="ce22">
            <text:p>0.08</text:p>
          </table:table-cell>
          <table:table-cell office:value-type="float" office:value="8.3896412071292076E-3" table:formula="of:=[.CP73]/((1+$$discount_COST)^([.$B73]-1))" table:style-name="ce22">
            <text:p>0.01</text:p>
          </table:table-cell>
          <table:table-cell office:value-type="float" office:value="0" table:formula="of:=[.CQ73]/((1+$$discount_COST)^([.$B73]-1))" table:style-name="ce22">
            <text:p>0.00</text:p>
          </table:table-cell>
          <table:table-cell table:style-name="ce1"/>
          <table:table-cell office:value-type="float" office:value="0.47107008247018206" table:formula="of:=SUM([.CS73:.CY73])" table:style-name="ce31">
            <text:p>0.47</text:p>
          </table:table-cell>
          <table:table-cell table:style-name="ce1"/>
          <table:table-cell office:value-type="float" office:value="6834.5448727463408" table:formula="of:=[.BS73] * ($$c.mci + $$c.Tx)" table:style-name="ce24">
            <text:p><text:s/>6,835<text:s/></text:p>
          </table:table-cell>
          <table:table-cell office:value-type="float" office:value="2114.5109431582669" table:formula="of:=[.BT73]*$$c.mci" table:style-name="ce24">
            <text:p><text:s/>2,115<text:s/></text:p>
          </table:table-cell>
          <table:table-cell office:value-type="float" office:value="6996.8374026556412" table:formula="of:=[.BU73] * ($$c.mil + $$c.Tx)" table:style-name="ce24">
            <text:p><text:s/>6,997<text:s/></text:p>
          </table:table-cell>
          <table:table-cell office:value-type="float" office:value="3099.7072346155114" table:formula="of:=[.BV73]*$$c.mil" table:style-name="ce24">
            <text:p><text:s/>3,100<text:s/></text:p>
          </table:table-cell>
          <table:table-cell office:value-type="float" office:value="7318.959171549358" table:formula="of:=[.BW73]*$$c.mod" table:style-name="ce24">
            <text:p><text:s/>7,319<text:s/></text:p>
          </table:table-cell>
          <table:table-cell office:value-type="float" office:value="1344.5566231084954" table:formula="of:=[.BX73]*$$c.sev" table:style-name="ce24">
            <text:p><text:s/>1,34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5914.0832004164113" table:formula="of:=AVERAGE([.DC73:.DC74])" table:style-name="ce33">
            <text:p><text:s/>5,914<text:s/></text:p>
          </table:table-cell>
          <table:table-cell office:value-type="float" office:value="2054.2617802724612" table:formula="of:=AVERAGE([.DD73:.DD74])" table:style-name="ce33">
            <text:p><text:s/>2,054<text:s/></text:p>
          </table:table-cell>
          <table:table-cell office:value-type="float" office:value="6413.1169434174644" table:formula="of:=AVERAGE([.DE73:.DE74])" table:style-name="ce33">
            <text:p><text:s/>6,413<text:s/></text:p>
          </table:table-cell>
          <table:table-cell office:value-type="float" office:value="3314.7420101042262" table:formula="of:=AVERAGE([.DF73:.DF74])" table:style-name="ce33">
            <text:p><text:s/>3,315<text:s/></text:p>
          </table:table-cell>
          <table:table-cell office:value-type="float" office:value="7989.2017559602627" table:formula="of:=AVERAGE([.DG73:.DG74])" table:style-name="ce33">
            <text:p><text:s/>7,989<text:s/></text:p>
          </table:table-cell>
          <table:table-cell office:value-type="float" office:value="1677.3795598321231" table:formula="of:=AVERAGE([.DH73:.DH74])" table:style-name="ce33">
            <text:p><text:s/>1,677<text:s/></text:p>
          </table:table-cell>
          <table:table-cell office:value-type="float" office:value="0" table:formula="of:=AVERAGE([.DI73:.DI74])" table:style-name="ce33">
            <text:p><text:s/>-<text:s/></text:p>
          </table:table-cell>
          <table:table-cell office:value-type="float" office:value="0" table:formula="of:=[.DJ73]" table:style-name="ce33">
            <text:p><text:s/>-<text:s/></text:p>
          </table:table-cell>
          <table:table-cell table:style-name="ce1"/>
          <table:table-cell office:value-type="float" office:value="4979.4993613194019" table:formula="of:=[.DL73]/((1+$$discount_COST)^([.$B73]-1))" table:style-name="ce24">
            <text:p><text:s/>4,979<text:s/></text:p>
          </table:table-cell>
          <table:table-cell office:value-type="float" office:value="1729.633296692434" table:formula="of:=[.DM73]/((1+$$discount_COST)^([.$B73]-1))" table:style-name="ce24">
            <text:p><text:s/>1,730<text:s/></text:p>
          </table:table-cell>
          <table:table-cell office:value-type="float" office:value="5399.672382283261" table:formula="of:=[.DN73]/((1+$$discount_COST)^([.$B73]-1))" table:style-name="ce24">
            <text:p><text:s/>5,400<text:s/></text:p>
          </table:table-cell>
          <table:table-cell office:value-type="float" office:value="2790.9238275664457" table:formula="of:=[.DO73]/((1+$$discount_COST)^([.$B73]-1))" table:style-name="ce24">
            <text:p><text:s/>2,791<text:s/></text:p>
          </table:table-cell>
          <table:table-cell office:value-type="float" office:value="6726.6935031375442" table:formula="of:=[.DP73]/((1+$$discount_COST)^([.$B73]-1))" table:style-name="ce24">
            <text:p><text:s/>6,727<text:s/></text:p>
          </table:table-cell>
          <table:table-cell office:value-type="float" office:value="1412.30858001561" table:formula="of:=[.DQ73]/((1+$$discount_COST)^([.$B73]-1))" table:style-name="ce24">
            <text:p><text:s/>1,412<text:s/></text:p>
          </table:table-cell>
          <table:table-cell office:value-type="float" office:value="0" table:formula="of:=[.DR73]/((1+$$discount_COST)^([.$B73]-1))" table:style-name="ce24">
            <text:p><text:s/>-<text:s/></text:p>
          </table:table-cell>
          <table:table-cell office:value-type="float" office:value="0" table:formula="of:=[.DS73]/((1+$$discount_COST)^([.$B73]-1))" table:style-name="ce24">
            <text:p><text:s/>-<text:s/></text:p>
          </table:table-cell>
          <table:table-cell table:style-name="ce1"/>
          <table:table-cell office:value-type="float" office:value="23038.730951014699" table:formula="of:=SUM([.DU73:.EB73])" table:style-name="ce33">
            <text:p><text:s/>23,03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73]+1" table:style-name="ce1">
            <text:p>76</text:p>
          </table:table-cell>
          <table:table-cell office:value-type="float" office:value="1" table:formula="of:=IF([.B74]&lt;$$tx_duration;$$p.discontinuation_x;1)" table:style-name="ce1">
            <text:p>1</text:p>
          </table:table-cell>
          <table:table-cell table:style-name="ce1"/>
          <table:table-cell office:value-type="float" office:value="0.17031052051424966" table:formula="of:=1-EXP(-(-LN(1-$$p.mci_mil) * $$rr.tx_mci_mil^((1-$$tx_waning)^([.$B74]-1) )))" table:style-name="ce1">
            <text:p>0.170310521</text:p>
          </table:table-cell>
          <table:table-cell office:value-type="float" office:value="0" table:formula="of:=1-EXP(-(-LN(1-$$p.mci_mod) * $$rr.tx_mci_mod^((1-$$tx_waning)^([.$B74]-1) )))" table:style-name="ce1">
            <text:p>0</text:p>
          </table:table-cell>
          <table:table-cell office:value-type="float" office:value="0" table:formula="of:=1-EXP(-(-LN(1-$$p.mci_sev) * $$rr.tx_mci_sev^((1-$$tx_waning)^([.$B74]-1) )))" table:style-name="ce1">
            <text:p>0</text:p>
          </table:table-cell>
          <table:table-cell office:value-type="float" office:value="0.24469670536040156" table:formula="of:=1-EXP(-(-LN(1-$$p.mil_mod) * $$rr.tx_mil_mod^((1-$$tx_waning)^([.$B74]-1) )))" table:style-name="ce1">
            <text:p>0.244696705</text:p>
          </table:table-cell>
          <table:table-cell table:number-columns-repeated="2" table:style-name="ce1"/>
          <table:table-cell office:value-type="float" office:value="0" table:formula="of:=(1-[.F74]-[.G74]-[.H74]) * (1-[.D74]) * (1-[.BB7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4]) * (1-[.BD7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80818641996505813" table:formula="of:=(1-[.F74]-[.G74]-[.H74]) * [.D74] * (1-[.BB74])" table:style-name="ce40">
            <text:p>0.80818642</text:p>
          </table:table-cell>
          <table:table-cell office:value-type="float" office:value="0.77342190460217497" table:formula="of:=(1 - $$p.mci_mil - $$p.mci_mod - $$p.mci_sev) * (1-[.BC74])" table:style-name="ce44">
            <text:p>0.773421905</text:p>
          </table:table-cell>
          <table:table-cell office:value-type="float" office:value="0" table:formula="of:=$$p.mil_mci * [.D74] * (1-[.BD74])" table:style-name="ce42">
            <text:p>0</text:p>
          </table:table-cell>
          <table:table-cell office:value-type="float" office:value="0" table:formula="of:=$$p.mil_mci * (1-[.BE7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4] * (1-[.D74]) * (1-[.BB7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4] - $$p.mil_sev) * (1-[.D74]) * (1-[.BD74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589658331224025" table:formula="of:=[.F74] * [.D74] * (1-[.BB74])" table:style-name="ce40">
            <text:p>0.165896583</text:p>
          </table:table-cell>
          <table:table-cell office:value-type="float" office:value="0.20066109867512344" table:formula="of:=$$p.mci_mil * (1-[.BC74])" table:style-name="ce44">
            <text:p>0.200661099</text:p>
          </table:table-cell>
          <table:table-cell office:value-type="float" office:value="0.70825632669271332" table:formula="of:=(1 - $$p.mil_mci - [.I74] - $$p.mil_sev) * [.D74] * (1-[.BD74])" table:style-name="ce44">
            <text:p>0.708256327</text:p>
          </table:table-cell>
          <table:table-cell office:value-type="float" office:value="0.66290174018657377" table:formula="of:=(1 - $$p.mil_mci - $$p.mil_mod - $$p.mil_sev) * (1-[.BE74])" table:style-name="ce44">
            <text:p>0.66290174</text:p>
          </table:table-cell>
          <table:table-cell office:value-type="float" office:value="7.7501851550939707E-2" table:formula="of:=$$p.mod_mil * (1-[.BF74])" table:style-name="ce44">
            <text:p>0.077501852</text:p>
          </table:table-cell>
          <table:table-cell office:value-type="float" office:value="0" table:formula="of:=$$p.sev_mil * (1-[.BG7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4] * (1-[.BB74])" table:style-name="ce40">
            <text:p>0</text:p>
          </table:table-cell>
          <table:table-cell office:value-type="float" office:value="0" table:formula="of:=$$p.mci_mod * (1-[.BC74])" table:style-name="ce42">
            <text:p>0</text:p>
          </table:table-cell>
          <table:table-cell office:value-type="float" office:value="0.22975902521435054" table:formula="of:=[.I74] * (1-[.BD74])" table:style-name="ce44">
            <text:p>0.229759025</text:p>
          </table:table-cell>
          <table:table-cell office:value-type="float" office:value="0.2751136117204902" table:formula="of:=$$p.mil_mod * (1-[.BE74])" table:style-name="ce44">
            <text:p>0.275113612</text:p>
          </table:table-cell>
          <table:table-cell office:value-type="float" office:value="0.71622400743627057" table:formula="of:=(1-$$p.mod_mil-$$p.mod_sev) * (1-[.BF74])" table:style-name="ce44">
            <text:p>0.716224007</text:p>
          </table:table-cell>
          <table:table-cell office:value-type="float" office:value="0.15984277959315654" table:formula="of:=$$p.sev_mod * (1-[.BG74])" table:style-name="ce44">
            <text:p>0.15984278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4] * (1-[.BB74])" table:style-name="ce45">
            <text:p>0</text:p>
          </table:table-cell>
          <table:table-cell office:value-type="float" office:value="0" table:formula="of:=$$p.mci_sev * (1-[.BC74])" table:style-name="ce42">
            <text:p>0</text:p>
          </table:table-cell>
          <table:table-cell office:value-type="float" office:value="9.3895430621327716E-4" table:formula="of:=$$p.mil_sev * (1-[.BD74])" table:style-name="ce44">
            <text:p>0.000938954</text:p>
          </table:table-cell>
          <table:table-cell office:value-type="float" office:value="9.3895430621327716E-4" table:formula="of:=$$p.mil_sev * (1-[.BE74])" table:style-name="ce44">
            <text:p>0.000938954</text:p>
          </table:table-cell>
          <table:table-cell office:value-type="float" office:value="9.710002090864861E-2" table:formula="of:=$$p.mod_sev * (1-[.BF74])" table:style-name="ce44">
            <text:p>0.097100021</text:p>
          </table:table-cell>
          <table:table-cell office:value-type="float" office:value="0.65568160608621362" table:formula="of:=(1-$$p.sev_mil-$$p.sev_mod) * (1-[.BG74])" table:style-name="ce44">
            <text:p>0.655681606</text:p>
          </table:table-cell>
          <table:table-cell office:value-type="float" office:value="0" table:style-name="ce43">
            <text:p>0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40">
            <text:p>0.025916997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44">
            <text:p>0.025916997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44">
            <text:p>0.061045694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44">
            <text:p>0.061045694</text:p>
          </table:table-cell>
          <table:table-cell office:value-type="float" office:value="0.10917412010414118" table:formula="of:=1-EXP(-INDEX($$m.r.mortality_f; [.C74]) * $$hr.mort_mod * $$hr.mort_verymilddem)" table:number-matrix-columns-spanned="1" table:number-matrix-rows-spanned="1" table:style-name="ce44">
            <text:p>0.10917412</text:p>
          </table:table-cell>
          <table:table-cell office:value-type="float" office:value="0.18447561432062987" table:formula="of:=1-EXP(-INDEX($$m.r.mortality_f; [.C74]) * $$hr.mort_sev * $$hr.mort_verymilddem)" table:number-matrix-columns-spanned="1" table:number-matrix-rows-spanned="1" table:style-name="ce44">
            <text:p>0.184475614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4];[.S74];[.Z74];[.AG74];[.AN74];[.AU74];[.BB74])=1" table:style-name="ce29">
            <text:p>TRUE</text:p>
          </table:table-cell>
          <table:table-cell office:value-type="boolean" office:boolean-value="true" table:formula="of:=SUM([.M74];[.T74];[.AA74];[.AH74];[.AO74];[.AV74];[.BC74])=1" table:style-name="ce29">
            <text:p>TRUE</text:p>
          </table:table-cell>
          <table:table-cell office:value-type="boolean" office:boolean-value="true" table:formula="of:=SUM([.N74];[.U74];[.AB74];[.AI74];[.AP74];[.AW74];[.BD74])=1" table:style-name="ce29">
            <text:p>TRUE</text:p>
          </table:table-cell>
          <table:table-cell office:value-type="boolean" office:boolean-value="true" table:formula="of:=SUM([.O74];[.V74];[.AC74];[.AJ74];[.AQ74];[.AX74];[.BE74])=1" table:style-name="ce29">
            <text:p>TRUE</text:p>
          </table:table-cell>
          <table:table-cell office:value-type="boolean" office:boolean-value="true" table:formula="of:=SUM([.P74];[.W74];[.AD74];[.AK74];[.AR74];[.AY74];[.BF74])=1" table:style-name="ce29">
            <text:p>TRUE</text:p>
          </table:table-cell>
          <table:table-cell office:value-type="boolean" office:boolean-value="true" table:formula="of:=SUM([.Q74];[.X74];[.AE74];[.AL74];[.AS74];[.AZ74];[.BG74])=1" table:style-name="ce29">
            <text:p>TRUE</text:p>
          </table:table-cell>
          <table:table-cell office:value-type="boolean" office:boolean-value="true" table:formula="of:=SUM([.R74];[.Y74];[.AF74];[.AM74];[.AT74];[.BA74];[.BH74])=1" table:style-name="ce29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1801970817005803" table:formula="of:=MMULT([.BS73:.BY73];TRANSPOSE([.L73:.R73]))" table:number-matrix-columns-spanned="1" table:number-matrix-rows-spanned="1" table:style-name="ce3">
            <text:p>0.180197082</text:p>
          </table:table-cell>
          <table:table-cell office:value-type="float" office:value="0.11257975482083647" table:formula="of:=MMULT([.BS73:.BY73];TRANSPOSE([.S73:.Y73]))" table:number-matrix-columns-spanned="1" table:number-matrix-rows-spanned="1" table:style-name="ce3">
            <text:p>0.112579755</text:p>
          </table:table-cell>
          <table:table-cell office:value-type="float" office:value="0.1602340419007651" table:formula="of:=MMULT([.BS73:.BY73];TRANSPOSE([.Z73:.AF73]))" table:number-matrix-columns-spanned="1" table:number-matrix-rows-spanned="1" table:style-name="ce3">
            <text:p>0.160234042</text:p>
          </table:table-cell>
          <table:table-cell office:value-type="float" office:value="0.13380243664690589" table:formula="of:=MMULT([.BS73:.BY73];TRANSPOSE([.AG73:.AM73]))" table:number-matrix-columns-spanned="1" table:number-matrix-rows-spanned="1" table:style-name="ce3">
            <text:p>0.133802437</text:p>
          </table:table-cell>
          <table:table-cell office:value-type="float" office:value="0.20600126226383667" table:formula="of:=MMULT([.BS73:.BY73];TRANSPOSE([.AN73:.AT73]))" table:number-matrix-columns-spanned="1" table:number-matrix-rows-spanned="1" table:style-name="ce3">
            <text:p>0.206001262</text:p>
          </table:table-cell>
          <table:table-cell office:value-type="float" office:value="3.1424617631501443E-2" table:formula="of:=MMULT([.BS73:.BY73];TRANSPOSE([.AU73:.BA73]))" table:number-matrix-columns-spanned="1" table:number-matrix-rows-spanned="1" table:style-name="ce3">
            <text:p>0.031424618</text:p>
          </table:table-cell>
          <table:table-cell office:value-type="float" office:value="0.17576080503557417" table:formula="of:=MMULT([.BS73:.BY73];TRANSPOSE([.BB73:.BH73]))" table:number-matrix-columns-spanned="1" table:number-matrix-rows-spanned="1" table:style-name="ce3">
            <text:p>0.175760805</text:p>
          </table:table-cell>
          <table:table-cell table:style-name="ce1"/>
          <table:table-cell office:value-type="boolean" office:boolean-value="true" table:formula="of:=SUM([.BS74:.BY74])=1" table:style-name="ce29">
            <text:p>TRUE</text:p>
          </table:table-cell>
          <table:table-cell table:style-name="ce1"/>
          <table:table-cell office:value-type="float" office:value="0.13154386964142362" table:formula="of:=[.BS74] * $$u.mci" table:style-name="ce22">
            <text:p>0.13</text:p>
          </table:table-cell>
          <table:table-cell office:value-type="float" office:value="8.218322101921062E-2" table:formula="of:=[.BT74] * $$u.mci" table:style-name="ce22">
            <text:p>0.08</text:p>
          </table:table-cell>
          <table:table-cell office:value-type="float" office:value="0.11056148891152791" table:formula="of:=[.BU74] * $$u.mil" table:style-name="ce22">
            <text:p>0.11</text:p>
          </table:table-cell>
          <table:table-cell office:value-type="float" office:value="9.2323681286365061E-2" table:formula="of:=[.BV74] * $$u.mil" table:style-name="ce22">
            <text:p>0.09</text:p>
          </table:table-cell>
          <table:table-cell office:value-type="float" office:value="0.10918066899983343" table:formula="of:=[.BW74] * $$u.mod" table:style-name="ce22">
            <text:p>0.11</text:p>
          </table:table-cell>
          <table:table-cell office:value-type="float" office:value="1.1941354699970548E-2" table:formula="of:=[.BX74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6.5771934820711808E-2" table:formula="of:=AVERAGE([.CC74:.CC75])" table:style-name="ce31">
            <text:p>0.07</text:p>
          </table:table-cell>
          <table:table-cell office:value-type="float" office:value="0.12602874671004122" table:formula="of:=AVERAGE([.CD74:.CD75])" table:style-name="ce31">
            <text:p>0.13</text:p>
          </table:table-cell>
          <table:table-cell office:value-type="float" office:value="5.5280744455763954E-2" table:formula="of:=AVERAGE([.CE74:.CE75])" table:style-name="ce31">
            <text:p>0.06</text:p>
          </table:table-cell>
          <table:table-cell office:value-type="float" office:value="0.13953077030757377" table:formula="of:=AVERAGE([.CF74:.CF75])" table:style-name="ce31">
            <text:p>0.14</text:p>
          </table:table-cell>
          <table:table-cell office:value-type="float" office:value="0.11453125072584447" table:formula="of:=AVERAGE([.CG74:.CG75])" table:style-name="ce31">
            <text:p>0.11</text:p>
          </table:table-cell>
          <table:table-cell office:value-type="float" office:value="1.3738515265487302E-2" table:formula="of:=AVERAGE([.CH74:.CH75])" table:style-name="ce31">
            <text:p>0.01</text:p>
          </table:table-cell>
          <table:table-cell office:value-type="float" office:value="0" table:formula="of:=AVERAGE([.CI74:.CI75])" table:style-name="ce31">
            <text:p>0.00</text:p>
          </table:table-cell>
          <table:table-cell table:style-name="ce1"/>
          <table:table-cell office:value-type="float" office:value="5.3505511354016579E-2" table:formula="of:=[.CK74]/((1+$$discount_COST)^([.$B74]-1))" table:style-name="ce22">
            <text:p>0.05</text:p>
          </table:table-cell>
          <table:table-cell office:value-type="float" office:value="0.10252446664991711" table:formula="of:=[.CL74]/((1+$$discount_COST)^([.$B74]-1))" table:style-name="ce22">
            <text:p>0.10</text:p>
          </table:table-cell>
          <table:table-cell office:value-type="float" office:value="4.4970921232576205E-2" table:formula="of:=[.CM74]/((1+$$discount_COST)^([.$B74]-1))" table:style-name="ce22">
            <text:p>0.04</text:p>
          </table:table-cell>
          <table:table-cell office:value-type="float" office:value="0.11350837154596832" table:formula="of:=[.CN74]/((1+$$discount_COST)^([.$B74]-1))" table:style-name="ce22">
            <text:p>0.11</text:p>
          </table:table-cell>
          <table:table-cell office:value-type="float" office:value="9.3171246258847248E-2" table:formula="of:=[.CO74]/((1+$$discount_COST)^([.$B74]-1))" table:style-name="ce22">
            <text:p>0.09</text:p>
          </table:table-cell>
          <table:table-cell office:value-type="float" office:value="1.1176291020305817E-2" table:formula="of:=[.CP74]/((1+$$discount_COST)^([.$B74]-1))" table:style-name="ce22">
            <text:p>0.01</text:p>
          </table:table-cell>
          <table:table-cell office:value-type="float" office:value="0" table:formula="of:=[.CQ74]/((1+$$discount_COST)^([.$B74]-1))" table:style-name="ce22">
            <text:p>0.00</text:p>
          </table:table-cell>
          <table:table-cell table:style-name="ce1"/>
          <table:table-cell office:value-type="float" office:value="0.41885680806163134" table:formula="of:=SUM([.CS74:.CY74])" table:style-name="ce31">
            <text:p>0.42</text:p>
          </table:table-cell>
          <table:table-cell table:style-name="ce1"/>
          <table:table-cell office:value-type="float" office:value="4993.6215280864808" table:formula="of:=[.BS74] * ($$c.mci + $$c.Tx)" table:style-name="ce24">
            <text:p><text:s/>4,994<text:s/></text:p>
          </table:table-cell>
          <table:table-cell office:value-type="float" office:value="1994.0126173866556" table:formula="of:=[.BT74]*$$c.mci" table:style-name="ce24">
            <text:p><text:s/>1,994<text:s/></text:p>
          </table:table-cell>
          <table:table-cell office:value-type="float" office:value="5829.3964841792877" table:formula="of:=[.BU74] * ($$c.mil + $$c.Tx)" table:style-name="ce24">
            <text:p><text:s/>5,829<text:s/></text:p>
          </table:table-cell>
          <table:table-cell office:value-type="float" office:value="3529.7767855929405" table:formula="of:=[.BV74]*$$c.mil" table:style-name="ce24">
            <text:p><text:s/>3,530<text:s/></text:p>
          </table:table-cell>
          <table:table-cell office:value-type="float" office:value="8659.4443403711666" table:formula="of:=[.BW74]*$$c.mod" table:style-name="ce24">
            <text:p><text:s/>8,659<text:s/></text:p>
          </table:table-cell>
          <table:table-cell office:value-type="float" office:value="2010.2024965557505" table:formula="of:=[.BX74]*$$c.sev" table:style-name="ce24">
            <text:p><text:s/>2,01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2496.8107640432404" table:formula="of:=AVERAGE([.DC74:.DC75])" table:style-name="ce33">
            <text:p><text:s/>2,497<text:s/></text:p>
          </table:table-cell>
          <table:table-cell office:value-type="float" office:value="3057.8372078469183" table:formula="of:=AVERAGE([.DD74:.DD75])" table:style-name="ce33">
            <text:p><text:s/>3,058<text:s/></text:p>
          </table:table-cell>
          <table:table-cell office:value-type="float" office:value="2914.6982420896438" table:formula="of:=AVERAGE([.DE74:.DE75])" table:style-name="ce33">
            <text:p><text:s/>2,915<text:s/></text:p>
          </table:table-cell>
          <table:table-cell office:value-type="float" office:value="5334.6277687944839" table:formula="of:=AVERAGE([.DF74:.DF75])" table:style-name="ce33">
            <text:p><text:s/>5,335<text:s/></text:p>
          </table:table-cell>
          <table:table-cell office:value-type="float" office:value="9083.8149278519068" table:formula="of:=AVERAGE([.DG74:.DG75])" table:style-name="ce33">
            <text:p><text:s/>9,084<text:s/></text:p>
          </table:table-cell>
          <table:table-cell office:value-type="float" office:value="2312.7357305381756" table:formula="of:=AVERAGE([.DH74:.DH75])" table:style-name="ce33">
            <text:p><text:s/>2,313<text:s/></text:p>
          </table:table-cell>
          <table:table-cell office:value-type="float" office:value="0" table:formula="of:=AVERAGE([.DI74:.DI75])" table:style-name="ce33">
            <text:p><text:s/>-<text:s/></text:p>
          </table:table-cell>
          <table:table-cell office:value-type="float" office:value="0" table:formula="of:=[.DJ74]" table:style-name="ce33">
            <text:p><text:s/>-<text:s/></text:p>
          </table:table-cell>
          <table:table-cell table:style-name="ce1"/>
          <table:table-cell office:value-type="float" office:value="2031.1571652637085" table:formula="of:=[.DL74]/((1+$$discount_COST)^([.$B74]-1))" table:style-name="ce24">
            <text:p><text:s/>2,031<text:s/></text:p>
          </table:table-cell>
          <table:table-cell office:value-type="float" office:value="2487.552538771688" table:formula="of:=[.DM74]/((1+$$discount_COST)^([.$B74]-1))" table:style-name="ce24">
            <text:p><text:s/>2,488<text:s/></text:p>
          </table:table-cell>
          <table:table-cell office:value-type="float" office:value="2371.1088979025994" table:formula="of:=[.DN74]/((1+$$discount_COST)^([.$B74]-1))" table:style-name="ce24">
            <text:p><text:s/>2,371<text:s/></text:p>
          </table:table-cell>
          <table:table-cell office:value-type="float" office:value="4339.7231270563425" table:formula="of:=[.DO74]/((1+$$discount_COST)^([.$B74]-1))" table:style-name="ce24">
            <text:p><text:s/>4,340<text:s/></text:p>
          </table:table-cell>
          <table:table-cell office:value-type="float" office:value="7389.6892965799088" table:formula="of:=[.DP74]/((1+$$discount_COST)^([.$B74]-1))" table:style-name="ce24">
            <text:p><text:s/>7,390<text:s/></text:p>
          </table:table-cell>
          <table:table-cell office:value-type="float" office:value="1881.4120069063672" table:formula="of:=[.DQ74]/((1+$$discount_COST)^([.$B74]-1))" table:style-name="ce24">
            <text:p><text:s/>1,881<text:s/></text:p>
          </table:table-cell>
          <table:table-cell office:value-type="float" office:value="0" table:formula="of:=[.DR74]/((1+$$discount_COST)^([.$B74]-1))" table:style-name="ce24">
            <text:p><text:s/>-<text:s/></text:p>
          </table:table-cell>
          <table:table-cell office:value-type="float" office:value="0" table:formula="of:=[.DS74]/((1+$$discount_COST)^([.$B74]-1))" table:style-name="ce24">
            <text:p><text:s/>-<text:s/></text:p>
          </table:table-cell>
          <table:table-cell table:style-name="ce1"/>
          <table:table-cell office:value-type="float" office:value="20500.643032480617" table:formula="of:=SUM([.DU74:.EB74])" table:style-name="ce33">
            <text:p><text:s/>20,50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74]+1" table:style-name="ce1">
            <text:p>77</text:p>
          </table:table-cell>
          <table:table-cell office:value-type="float" office:value="1" table:formula="of:=IF([.B75]&lt;$$tx_duration;$$p.discontinuation_x;1)" table:style-name="ce1">
            <text:p>1</text:p>
          </table:table-cell>
          <table:table-cell table:style-name="ce1"/>
          <table:table-cell office:value-type="float" office:value="0.17195549922453679" table:formula="of:=1-EXP(-(-LN(1-$$p.mci_mil) * $$rr.tx_mci_mil^((1-$$tx_waning)^([.$B75]-1) )))" table:style-name="ce1">
            <text:p>0.171955499</text:p>
          </table:table-cell>
          <table:table-cell office:value-type="float" office:value="0" table:formula="of:=1-EXP(-(-LN(1-$$p.mci_mod) * $$rr.tx_mci_mod^((1-$$tx_waning)^([.$B75]-1) )))" table:style-name="ce1">
            <text:p>0</text:p>
          </table:table-cell>
          <table:table-cell office:value-type="float" office:value="0" table:formula="of:=1-EXP(-(-LN(1-$$p.mci_sev) * $$rr.tx_mci_sev^((1-$$tx_waning)^([.$B75]-1) )))" table:style-name="ce1">
            <text:p>0</text:p>
          </table:table-cell>
          <table:table-cell office:value-type="float" office:value="0.24694648242795025" table:formula="of:=1-EXP(-(-LN(1-$$p.mil_mod) * $$rr.tx_mil_mod^((1-$$tx_waning)^([.$B75]-1) )))" table:style-name="ce1">
            <text:p>0.246946482</text:p>
          </table:table-cell>
          <table:table-cell table:number-columns-repeated="2" table:style-name="ce1"/>
          <table:table-cell office:value-type="float" office:value="0" table:formula="of:=(1-[.F75]-[.G75]-[.H75]) * (1-[.D75]) * (1-[.BB7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5]) * (1-[.BD7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80402955450582103" table:formula="of:=(1-[.F75]-[.G75]-[.H75]) * [.D75] * (1-[.BB75])" table:style-name="ce40">
            <text:p>0.804029555</text:p>
          </table:table-cell>
          <table:table-cell office:value-type="float" office:value="0.77097241232779301" table:formula="of:=(1 - $$p.mci_mil - $$p.mci_mod - $$p.mci_sev) * (1-[.BC75])" table:style-name="ce44">
            <text:p>0.770972412</text:p>
          </table:table-cell>
          <table:table-cell office:value-type="float" office:value="0" table:formula="of:=$$p.mil_mci * [.D75] * (1-[.BD75])" table:style-name="ce42">
            <text:p>0</text:p>
          </table:table-cell>
          <table:table-cell office:value-type="float" office:value="0" table:formula="of:=$$p.mil_mci * (1-[.BE7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5] * (1-[.D75]) * (1-[.BB7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5] - $$p.mil_sev) * (1-[.D75]) * (1-[.BD75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696844590701646" table:formula="of:=[.F75] * [.D75] * (1-[.BB75])" table:style-name="ce40">
            <text:p>0.166968446</text:p>
          </table:table-cell>
          <table:table-cell office:value-type="float" office:value="0.2000255880850445" table:formula="of:=$$p.mci_mil * (1-[.BC75])" table:style-name="ce44">
            <text:p>0.200025588</text:p>
          </table:table-cell>
          <table:table-cell office:value-type="float" office:value="0.70079113848089547" table:formula="of:=(1 - $$p.mil_mci - [.I75] - $$p.mil_sev) * [.D75] * (1-[.BD75])" table:style-name="ce44">
            <text:p>0.700791138</text:p>
          </table:table-cell>
          <table:table-cell office:value-type="float" office:value="0.65787677632943509" table:formula="of:=(1 - $$p.mil_mci - $$p.mil_mod - $$p.mil_sev) * (1-[.BE75])" table:style-name="ce44">
            <text:p>0.657876776</text:p>
          </table:table-cell>
          <table:table-cell office:value-type="float" office:value="7.642702461930577E-2" table:formula="of:=$$p.mod_mil * (1-[.BF75])" table:style-name="ce44">
            <text:p>0.076427025</text:p>
          </table:table-cell>
          <table:table-cell office:value-type="float" office:value="0" table:formula="of:=$$p.sev_mil * (1-[.BG7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5] * (1-[.BB75])" table:style-name="ce40">
            <text:p>0</text:p>
          </table:table-cell>
          <table:table-cell office:value-type="float" office:value="0" table:formula="of:=$$p.mci_mod * (1-[.BC75])" table:style-name="ce42">
            <text:p>0</text:p>
          </table:table-cell>
          <table:table-cell office:value-type="float" office:value="0.23011381839319175" table:formula="of:=[.I75] * (1-[.BD75])" table:style-name="ce44">
            <text:p>0.230113818</text:p>
          </table:table-cell>
          <table:table-cell office:value-type="float" office:value="0.27302818054465217" table:formula="of:=$$p.mil_mod * (1-[.BE75])" table:style-name="ce44">
            <text:p>0.273028181</text:p>
          </table:table-cell>
          <table:table-cell office:value-type="float" office:value="0.70629112406806716" table:formula="of:=(1-$$p.mod_mil-$$p.mod_sev) * (1-[.BF75])" table:style-name="ce44">
            <text:p>0.706291124</text:p>
          </table:table-cell>
          <table:table-cell office:value-type="float" office:value="0.15595325090659218" table:formula="of:=$$p.sev_mod * (1-[.BG75])" table:style-name="ce44">
            <text:p>0.15595325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5] * (1-[.BB75])" table:style-name="ce45">
            <text:p>0</text:p>
          </table:table-cell>
          <table:table-cell office:value-type="float" office:value="0" table:formula="of:=$$p.mci_sev * (1-[.BC75])" table:style-name="ce42">
            <text:p>0</text:p>
          </table:table-cell>
          <table:table-cell office:value-type="float" office:value="9.3183679366775501E-4" table:formula="of:=$$p.mil_sev * (1-[.BD75])" table:style-name="ce44">
            <text:p>0.000931837</text:p>
          </table:table-cell>
          <table:table-cell office:value-type="float" office:value="9.3183679366775501E-4" table:formula="of:=$$p.mil_sev * (1-[.BE75])" table:style-name="ce44">
            <text:p>0.000931837</text:p>
          </table:table-cell>
          <table:table-cell office:value-type="float" office:value="9.5753398660969297E-2" table:formula="of:=$$p.mod_sev * (1-[.BF75])" table:style-name="ce44">
            <text:p>0.095753399</text:p>
          </table:table-cell>
          <table:table-cell office:value-type="float" office:value="0.63972660065765363" table:formula="of:=(1-$$p.sev_mil-$$p.sev_mod) * (1-[.BG75])" table:style-name="ce44">
            <text:p>0.639726601</text:p>
          </table:table-cell>
          <table:table-cell office:value-type="float" office:value="0" table:style-name="ce43">
            <text:p>0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40">
            <text:p>0.029002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44">
            <text:p>0.029002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44">
            <text:p>0.068163206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44">
            <text:p>0.068163206</text:p>
          </table:table-cell>
          <table:table-cell office:value-type="float" office:value="0.12152845265165779" table:formula="of:=1-EXP(-INDEX($$m.r.mortality_f; [.C75]) * $$hr.mort_mod * $$hr.mort_verymilddem)" table:number-matrix-columns-spanned="1" table:number-matrix-rows-spanned="1" table:style-name="ce44">
            <text:p>0.121528453</text:p>
          </table:table-cell>
          <table:table-cell office:value-type="float" office:value="0.20432014843575419" table:formula="of:=1-EXP(-INDEX($$m.r.mortality_f; [.C75]) * $$hr.mort_sev * $$hr.mort_verymilddem)" table:number-matrix-columns-spanned="1" table:number-matrix-rows-spanned="1" table:style-name="ce44">
            <text:p>0.20432014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5];[.S75];[.Z75];[.AG75];[.AN75];[.AU75];[.BB75])=1" table:style-name="ce29">
            <text:p>TRUE</text:p>
          </table:table-cell>
          <table:table-cell office:value-type="boolean" office:boolean-value="true" table:formula="of:=SUM([.M75];[.T75];[.AA75];[.AH75];[.AO75];[.AV75];[.BC75])=1" table:style-name="ce29">
            <text:p>TRUE</text:p>
          </table:table-cell>
          <table:table-cell office:value-type="boolean" office:boolean-value="true" table:formula="of:=SUM([.N75];[.U75];[.AB75];[.AI75];[.AP75];[.AW75];[.BD75])=1" table:style-name="ce29">
            <text:p>TRUE</text:p>
          </table:table-cell>
          <table:table-cell office:value-type="boolean" office:boolean-value="true" table:formula="of:=SUM([.O75];[.V75];[.AC75];[.AJ75];[.AQ75];[.AX75];[.BE75])=1" table:style-name="ce29">
            <text:p>TRUE</text:p>
          </table:table-cell>
          <table:table-cell office:value-type="boolean" office:boolean-value="true" table:formula="of:=SUM([.P75];[.W75];[.AD75];[.AK75];[.AR75];[.AY75];[.BF75])=1" table:style-name="ce29">
            <text:p>TRUE</text:p>
          </table:table-cell>
          <table:table-cell office:value-type="boolean" office:boolean-value="true" table:formula="of:=SUM([.Q75];[.X75];[.AE75];[.AL75];[.AS75];[.AZ75];[.BG75])=1" table:style-name="ce29">
            <text:p>TRUE</text:p>
          </table:table-cell>
          <table:table-cell office:value-type="boolean" office:boolean-value="true" table:formula="of:=SUM([.R75];[.Y75];[.AF75];[.AM75];[.AT75];[.BA75];[.BH75])=1" table:style-name="ce29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S74:.BY74];TRANSPOSE([.L74:.R74]))" table:number-matrix-columns-spanned="1" table:number-matrix-rows-spanned="1" table:style-name="ce3">
            <text:p>0</text:p>
          </table:table-cell>
          <table:table-cell office:value-type="float" office:value="0.23270448274092032" table:formula="of:=MMULT([.BS74:.BY74];TRANSPOSE([.S74:.Y74]))" table:number-matrix-columns-spanned="1" table:number-matrix-rows-spanned="1" table:style-name="ce3">
            <text:p>0.232704483</text:p>
          </table:table-cell>
          <table:table-cell office:value-type="float" office:value="0" table:formula="of:=MMULT([.BS74:.BY74];TRANSPOSE([.Z74:.AF74]))" table:number-matrix-columns-spanned="1" table:number-matrix-rows-spanned="1" table:style-name="ce3">
            <text:p>0</text:p>
          </table:table-cell>
          <table:table-cell office:value-type="float" office:value="0.27063457873736596" table:formula="of:=MMULT([.BS74:.BY74];TRANSPOSE([.AG74:.AM74]))" table:number-matrix-columns-spanned="1" table:number-matrix-rows-spanned="1" table:style-name="ce3">
            <text:p>0.270634579</text:p>
          </table:table-cell>
          <table:table-cell office:value-type="float" office:value="0.22619213670161412" table:formula="of:=MMULT([.BS74:.BY74];TRANSPOSE([.AN74:.AT74]))" table:number-matrix-columns-spanned="1" table:number-matrix-rows-spanned="1" table:style-name="ce3">
            <text:p>0.226192137</text:p>
          </table:table-cell>
          <table:table-cell office:value-type="float" office:value="4.0883357450010677E-2" table:formula="of:=MMULT([.BS74:.BY74];TRANSPOSE([.AU74:.BA74]))" table:number-matrix-columns-spanned="1" table:number-matrix-rows-spanned="1" table:style-name="ce3">
            <text:p>0.040883357</text:p>
          </table:table-cell>
          <table:table-cell office:value-type="float" office:value="0.22958544437008904" table:formula="of:=MMULT([.BS74:.BY74];TRANSPOSE([.BB74:.BH74]))" table:number-matrix-columns-spanned="1" table:number-matrix-rows-spanned="1" table:style-name="ce3">
            <text:p>0.229585444</text:p>
          </table:table-cell>
          <table:table-cell table:style-name="ce1"/>
          <table:table-cell office:value-type="boolean" office:boolean-value="true" table:formula="of:=SUM([.BS75:.BY75])=1" table:style-name="ce29">
            <text:p>TRUE</text:p>
          </table:table-cell>
          <table:table-cell table:style-name="ce1"/>
          <table:table-cell office:value-type="float" office:value="0" table:formula="of:=[.BS75] * $$u.mci" table:style-name="ce22">
            <text:p>0.00</text:p>
          </table:table-cell>
          <table:table-cell office:value-type="float" office:value="0.16987427240087183" table:formula="of:=[.BT75] * $$u.mci" table:style-name="ce22">
            <text:p>0.17</text:p>
          </table:table-cell>
          <table:table-cell office:value-type="float" office:value="0" table:formula="of:=[.BU75] * $$u.mil" table:style-name="ce22">
            <text:p>0.00</text:p>
          </table:table-cell>
          <table:table-cell office:value-type="float" office:value="0.18673785932878251" table:formula="of:=[.BV75] * $$u.mil" table:style-name="ce22">
            <text:p>0.19</text:p>
          </table:table-cell>
          <table:table-cell office:value-type="float" office:value="0.11988183245185549" table:formula="of:=[.BW75] * $$u.mod" table:style-name="ce22">
            <text:p>0.12</text:p>
          </table:table-cell>
          <table:table-cell office:value-type="float" office:value="1.5535675831004058E-2" table:formula="of:=[.BX75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75:.CC76])" table:style-name="ce31">
            <text:p>0.00</text:p>
          </table:table-cell>
          <table:table-cell office:value-type="float" office:value="0.15042132499310029" table:formula="of:=AVERAGE([.CD75:.CD76])" table:style-name="ce31">
            <text:p>0.15</text:p>
          </table:table-cell>
          <table:table-cell office:value-type="float" office:value="0" table:formula="of:=AVERAGE([.CE75:.CE76])" table:style-name="ce31">
            <text:p>0.00</text:p>
          </table:table-cell>
          <table:table-cell office:value-type="float" office:value="0.17681692496001061" table:formula="of:=AVERAGE([.CF75:.CF76])" table:style-name="ce31">
            <text:p>0.18</text:p>
          </table:table-cell>
          <table:table-cell office:value-type="float" office:value="0.12354734449357886" table:formula="of:=AVERAGE([.CG75:.CG76])" table:style-name="ce31">
            <text:p>0.12</text:p>
          </table:table-cell>
          <table:table-cell office:value-type="float" office:value="1.6900192548203526E-2" table:formula="of:=AVERAGE([.CH75:.CH76])" table:style-name="ce31">
            <text:p>0.02</text:p>
          </table:table-cell>
          <table:table-cell office:value-type="float" office:value="0" table:formula="of:=AVERAGE([.CI75:.CI76])" table:style-name="ce31">
            <text:p>0.00</text:p>
          </table:table-cell>
          <table:table-cell table:style-name="ce1"/>
          <table:table-cell office:value-type="float" office:value="0" table:formula="of:=[.CK75]/((1+$$discount_COST)^([.$B75]-1))" table:style-name="ce22">
            <text:p>0.00</text:p>
          </table:table-cell>
          <table:table-cell office:value-type="float" office:value="0.11822980173865988" table:formula="of:=[.CL75]/((1+$$discount_COST)^([.$B75]-1))" table:style-name="ce22">
            <text:p>0.12</text:p>
          </table:table-cell>
          <table:table-cell office:value-type="float" office:value="0" table:formula="of:=[.CM75]/((1+$$discount_COST)^([.$B75]-1))" table:style-name="ce22">
            <text:p>0.00</text:p>
          </table:table-cell>
          <table:table-cell office:value-type="float" office:value="0.13897650471447751" table:formula="of:=[.CN75]/((1+$$discount_COST)^([.$B75]-1))" table:style-name="ce22">
            <text:p>0.14</text:p>
          </table:table-cell>
          <table:table-cell office:value-type="float" office:value="9.7107095988442804E-2" table:formula="of:=[.CO75]/((1+$$discount_COST)^([.$B75]-1))" table:style-name="ce22">
            <text:p>0.10</text:p>
          </table:table-cell>
          <table:table-cell office:value-type="float" office:value="1.3283398576704011E-2" table:formula="of:=[.CP75]/((1+$$discount_COST)^([.$B75]-1))" table:style-name="ce22">
            <text:p>0.01</text:p>
          </table:table-cell>
          <table:table-cell office:value-type="float" office:value="0" table:formula="of:=[.CQ75]/((1+$$discount_COST)^([.$B75]-1))" table:style-name="ce22">
            <text:p>0.00</text:p>
          </table:table-cell>
          <table:table-cell table:style-name="ce1"/>
          <table:table-cell office:value-type="float" office:value="0.36759680101828418" table:formula="of:=SUM([.CS75:.CY75])" table:style-name="ce31">
            <text:p>0.37</text:p>
          </table:table-cell>
          <table:table-cell table:style-name="ce1"/>
          <table:table-cell office:value-type="float" office:value="0" table:formula="of:=[.BS75] * ($$c.mci + $$c.Tx)" table:style-name="ce24">
            <text:p><text:s/>-<text:s/></text:p>
          </table:table-cell>
          <table:table-cell office:value-type="float" office:value="4121.661798307181" table:formula="of:=[.BT75]*$$c.mci" table:style-name="ce24">
            <text:p><text:s/>4,122<text:s/></text:p>
          </table:table-cell>
          <table:table-cell office:value-type="float" office:value="0" table:formula="of:=[.BU75] * ($$c.mil + $$c.Tx)" table:style-name="ce24">
            <text:p><text:s/>-<text:s/></text:p>
          </table:table-cell>
          <table:table-cell office:value-type="float" office:value="7139.4787519960273" table:formula="of:=[.BV75]*$$c.mil" table:style-name="ce24">
            <text:p><text:s/>7,139<text:s/></text:p>
          </table:table-cell>
          <table:table-cell office:value-type="float" office:value="9508.1855153326469" table:formula="of:=[.BW75]*$$c.mod" table:style-name="ce24">
            <text:p><text:s/>9,508<text:s/></text:p>
          </table:table-cell>
          <table:table-cell office:value-type="float" office:value="2615.268964520601" table:formula="of:=[.BX75]*$$c.sev" table:style-name="ce24">
            <text:p><text:s/>2,61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75:.DC76])" table:style-name="ce33">
            <text:p><text:s/>-<text:s/></text:p>
          </table:table-cell>
          <table:table-cell office:value-type="float" office:value="3649.6746688736885" table:formula="of:=AVERAGE([.DD75:.DD76])" table:style-name="ce33">
            <text:p><text:s/>3,650<text:s/></text:p>
          </table:table-cell>
          <table:table-cell office:value-type="float" office:value="0" table:formula="of:=AVERAGE([.DE75:.DE76])" table:style-name="ce33">
            <text:p><text:s/>-<text:s/></text:p>
          </table:table-cell>
          <table:table-cell office:value-type="float" office:value="6760.175377841535" table:formula="of:=AVERAGE([.DF75:.DF76])" table:style-name="ce33">
            <text:p><text:s/>6,760<text:s/></text:p>
          </table:table-cell>
          <table:table-cell office:value-type="float" office:value="9798.9082027372478" table:formula="of:=AVERAGE([.DG75:.DG76])" table:style-name="ce33">
            <text:p><text:s/>9,799<text:s/></text:p>
          </table:table-cell>
          <table:table-cell office:value-type="float" office:value="2844.9711197972711" table:formula="of:=AVERAGE([.DH75:.DH76])" table:style-name="ce33">
            <text:p><text:s/>2,845<text:s/></text:p>
          </table:table-cell>
          <table:table-cell office:value-type="float" office:value="0" table:formula="of:=AVERAGE([.DI75:.DI76])" table:style-name="ce33">
            <text:p><text:s/>-<text:s/></text:p>
          </table:table-cell>
          <table:table-cell office:value-type="float" office:value="0" table:formula="of:=[.DJ75]" table:style-name="ce33">
            <text:p><text:s/>-<text:s/></text:p>
          </table:table-cell>
          <table:table-cell table:style-name="ce1"/>
          <table:table-cell office:value-type="float" office:value="0" table:formula="of:=[.DL75]/((1+$$discount_COST)^([.$B75]-1))" table:style-name="ce24">
            <text:p><text:s/>-<text:s/></text:p>
          </table:table-cell>
          <table:table-cell office:value-type="float" office:value="2868.6112991714299" table:formula="of:=[.DM75]/((1+$$discount_COST)^([.$B75]-1))" table:style-name="ce24">
            <text:p><text:s/>2,869<text:s/></text:p>
          </table:table-cell>
          <table:table-cell office:value-type="float" office:value="0" table:formula="of:=[.DN75]/((1+$$discount_COST)^([.$B75]-1))" table:style-name="ce24">
            <text:p><text:s/>-<text:s/></text:p>
          </table:table-cell>
          <table:table-cell office:value-type="float" office:value="5313.4367396207681" table:formula="of:=[.DO75]/((1+$$discount_COST)^([.$B75]-1))" table:style-name="ce24">
            <text:p><text:s/>5,313<text:s/></text:p>
          </table:table-cell>
          <table:table-cell office:value-type="float" office:value="7701.8532719220057" table:formula="of:=[.DP75]/((1+$$discount_COST)^([.$B75]-1))" table:style-name="ce24">
            <text:p><text:s/>7,702<text:s/></text:p>
          </table:table-cell>
          <table:table-cell office:value-type="float" office:value="2236.1215835671778" table:formula="of:=[.DQ75]/((1+$$discount_COST)^([.$B75]-1))" table:style-name="ce24">
            <text:p><text:s/>2,236<text:s/></text:p>
          </table:table-cell>
          <table:table-cell office:value-type="float" office:value="0" table:formula="of:=[.DR75]/((1+$$discount_COST)^([.$B75]-1))" table:style-name="ce24">
            <text:p><text:s/>-<text:s/></text:p>
          </table:table-cell>
          <table:table-cell office:value-type="float" office:value="0" table:formula="of:=[.DS75]/((1+$$discount_COST)^([.$B75]-1))" table:style-name="ce24">
            <text:p><text:s/>-<text:s/></text:p>
          </table:table-cell>
          <table:table-cell table:style-name="ce1"/>
          <table:table-cell office:value-type="float" office:value="18120.022894281381" table:formula="of:=SUM([.DU75:.EB75])" table:style-name="ce33">
            <text:p><text:s/>18,12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75]+1" table:style-name="ce1">
            <text:p>78</text:p>
          </table:table-cell>
          <table:table-cell office:value-type="float" office:value="1" table:formula="of:=IF([.B76]&lt;$$tx_duration;$$p.discontinuation_x;1)" table:style-name="ce1">
            <text:p>1</text:p>
          </table:table-cell>
          <table:table-cell table:style-name="ce1"/>
          <table:table-cell office:value-type="float" office:value="0.17353135458784619" table:formula="of:=1-EXP(-(-LN(1-$$p.mci_mil) * $$rr.tx_mci_mil^((1-$$tx_waning)^([.$B76]-1) )))" table:style-name="ce1">
            <text:p>0.173531355</text:p>
          </table:table-cell>
          <table:table-cell office:value-type="float" office:value="0" table:formula="of:=1-EXP(-(-LN(1-$$p.mci_mod) * $$rr.tx_mci_mod^((1-$$tx_waning)^([.$B76]-1) )))" table:style-name="ce1">
            <text:p>0</text:p>
          </table:table-cell>
          <table:table-cell office:value-type="float" office:value="0" table:formula="of:=1-EXP(-(-LN(1-$$p.mci_sev) * $$rr.tx_mci_sev^((1-$$tx_waning)^([.$B76]-1) )))" table:style-name="ce1">
            <text:p>0</text:p>
          </table:table-cell>
          <table:table-cell office:value-type="float" office:value="0.24909961428122118" table:formula="of:=1-EXP(-(-LN(1-$$p.mil_mod) * $$rr.tx_mil_mod^((1-$$tx_waning)^([.$B76]-1) )))" table:style-name="ce1">
            <text:p>0.249099614</text:p>
          </table:table-cell>
          <table:table-cell table:number-columns-repeated="2" table:style-name="ce1"/>
          <table:table-cell office:value-type="float" office:value="0" table:formula="of:=(1-[.F76]-[.G76]-[.H76]) * (1-[.D76]) * (1-[.BB7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6]) * (1-[.BD7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9983982586748636" table:formula="of:=(1-[.F76]-[.G76]-[.H76]) * [.D76] * (1-[.BB76])" table:style-name="ce40">
            <text:p>0.799839826</text:p>
          </table:table-cell>
          <table:table-cell office:value-type="float" office:value="0.76841732020224196" table:formula="of:=(1 - $$p.mci_mil - $$p.mci_mod - $$p.mci_sev) * (1-[.BC76])" table:style-name="ce44">
            <text:p>0.76841732</text:p>
          </table:table-cell>
          <table:table-cell office:value-type="float" office:value="0" table:formula="of:=$$p.mil_mci * [.D76] * (1-[.BD76])" table:style-name="ce42">
            <text:p>0</text:p>
          </table:table-cell>
          <table:table-cell office:value-type="float" office:value="0" table:formula="of:=$$p.mil_mci * (1-[.BE7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6] * (1-[.D76]) * (1-[.BB7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6] - $$p.mil_sev) * (1-[.D76]) * (1-[.BD76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794017438722644" table:formula="of:=[.F76] * [.D76] * (1-[.BB76])" table:style-name="ce40">
            <text:p>0.167940174</text:p>
          </table:table-cell>
          <table:table-cell office:value-type="float" office:value="0.19936268005247082" table:formula="of:=$$p.mci_mil * (1-[.BC76])" table:style-name="ce44">
            <text:p>0.19936268</text:p>
          </table:table-cell>
          <table:table-cell office:value-type="float" office:value="0.69324246356715291" table:formula="of:=(1 - $$p.mil_mci - [.I76] - $$p.mil_sev) * [.D76] * (1-[.BD76])" table:style-name="ce44">
            <text:p>0.693242464</text:p>
          </table:table-cell>
          <table:table-cell office:value-type="float" office:value="0.65265892457075159" table:formula="of:=(1 - $$p.mil_mci - $$p.mil_mod - $$p.mil_sev) * (1-[.BE76])" table:style-name="ce44">
            <text:p>0.652658925</text:p>
          </table:table-cell>
          <table:table-cell office:value-type="float" office:value="7.5318174461263099E-2" table:formula="of:=$$p.mod_mil * (1-[.BF76])" table:style-name="ce44">
            <text:p>0.075318174</text:p>
          </table:table-cell>
          <table:table-cell office:value-type="float" office:value="0" table:formula="of:=$$p.sev_mil * (1-[.BG7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6] * (1-[.BB76])" table:style-name="ce40">
            <text:p>0</text:p>
          </table:table-cell>
          <table:table-cell office:value-type="float" office:value="0" table:formula="of:=$$p.mci_mod * (1-[.BC76])" table:style-name="ce42">
            <text:p>0</text:p>
          </table:table-cell>
          <table:table-cell office:value-type="float" office:value="0.23027915916114849" table:formula="of:=[.I76] * (1-[.BD76])" table:style-name="ce44">
            <text:p>0.230279159</text:p>
          </table:table-cell>
          <table:table-cell office:value-type="float" office:value="0.27086269815754982" table:formula="of:=$$p.mil_mod * (1-[.BE76])" table:style-name="ce44">
            <text:p>0.270862698</text:p>
          </table:table-cell>
          <table:table-cell office:value-type="float" office:value="0.69604381915925917" table:formula="of:=(1-$$p.mod_mil-$$p.mod_sev) * (1-[.BF76])" table:style-name="ce44">
            <text:p>0.696043819</text:p>
          </table:table-cell>
          <table:table-cell office:value-type="float" office:value="0.15198416213237589" table:formula="of:=$$p.sev_mod * (1-[.BG76])" table:style-name="ce44">
            <text:p>0.15198416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6] * (1-[.BB76])" table:style-name="ce45">
            <text:p>0</text:p>
          </table:table-cell>
          <table:table-cell office:value-type="float" office:value="0" table:formula="of:=$$p.mci_sev * (1-[.BC76])" table:style-name="ce42">
            <text:p>0</text:p>
          </table:table-cell>
          <table:table-cell office:value-type="float" office:value="9.2444606879709844E-4" table:formula="of:=$$p.mil_sev * (1-[.BD76])" table:style-name="ce44">
            <text:p>0.000924446</text:p>
          </table:table-cell>
          <table:table-cell office:value-type="float" office:value="9.2444606879709844E-4" table:formula="of:=$$p.mil_sev * (1-[.BE76])" table:style-name="ce44">
            <text:p>0.000924446</text:p>
          </table:table-cell>
          <table:table-cell office:value-type="float" office:value="9.4364149612387108E-2" table:formula="of:=$$p.mod_sev * (1-[.BF76])" table:style-name="ce44">
            <text:p>0.09436415</text:p>
          </table:table-cell>
          <table:table-cell office:value-type="float" office:value="0.62344523650219497" table:formula="of:=(1-$$p.sev_mil-$$p.sev_mod) * (1-[.BG76])" table:style-name="ce44">
            <text:p>0.623445237</text:p>
          </table:table-cell>
          <table:table-cell office:value-type="float" office:value="0" table:style-name="ce43">
            <text:p>0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40">
            <text:p>0.03222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44">
            <text:p>0.03222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44">
            <text:p>0.075553931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44">
            <text:p>0.075553931</text:p>
          </table:table-cell>
          <table:table-cell office:value-type="float" office:value="0.13427385676709069" table:formula="of:=1-EXP(-INDEX($$m.r.mortality_f; [.C76]) * $$hr.mort_mod * $$hr.mort_verymilddem)" table:number-matrix-columns-spanned="1" table:number-matrix-rows-spanned="1" table:style-name="ce44">
            <text:p>0.134273857</text:p>
          </table:table-cell>
          <table:table-cell office:value-type="float" office:value="0.22457060136542917" table:formula="of:=1-EXP(-INDEX($$m.r.mortality_f; [.C76]) * $$hr.mort_sev * $$hr.mort_verymilddem)" table:number-matrix-columns-spanned="1" table:number-matrix-rows-spanned="1" table:style-name="ce44">
            <text:p>0.224570601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6];[.S76];[.Z76];[.AG76];[.AN76];[.AU76];[.BB76])=1" table:style-name="ce29">
            <text:p>TRUE</text:p>
          </table:table-cell>
          <table:table-cell office:value-type="boolean" office:boolean-value="true" table:formula="of:=SUM([.M76];[.T76];[.AA76];[.AH76];[.AO76];[.AV76];[.BC76])=1" table:style-name="ce29">
            <text:p>TRUE</text:p>
          </table:table-cell>
          <table:table-cell office:value-type="boolean" office:boolean-value="true" table:formula="of:=SUM([.N76];[.U76];[.AB76];[.AI76];[.AP76];[.AW76];[.BD76])=1" table:style-name="ce29">
            <text:p>TRUE</text:p>
          </table:table-cell>
          <table:table-cell office:value-type="boolean" office:boolean-value="true" table:formula="of:=SUM([.O76];[.V76];[.AC76];[.AJ76];[.AQ76];[.AX76];[.BE76])=1" table:style-name="ce29">
            <text:p>TRUE</text:p>
          </table:table-cell>
          <table:table-cell office:value-type="boolean" office:boolean-value="true" table:formula="of:=SUM([.P76];[.W76];[.AD76];[.AK76];[.AR76];[.AY76];[.BF76])=1" table:style-name="ce29">
            <text:p>TRUE</text:p>
          </table:table-cell>
          <table:table-cell office:value-type="boolean" office:boolean-value="true" table:formula="of:=SUM([.Q76];[.X76];[.AE76];[.AL76];[.AS76];[.AZ76];[.BG76])=1" table:style-name="ce29">
            <text:p>TRUE</text:p>
          </table:table-cell>
          <table:table-cell office:value-type="boolean" office:boolean-value="true" table:formula="of:=SUM([.R76];[.Y76];[.AF76];[.AM76];[.AT76];[.BA76];[.BH76])=1" table:style-name="ce29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S75:.BY75];TRANSPOSE([.L75:.R75]))" table:number-matrix-columns-spanned="1" table:number-matrix-rows-spanned="1" table:style-name="ce3">
            <text:p>0</text:p>
          </table:table-cell>
          <table:table-cell office:value-type="float" office:value="0.17940873641825861" table:formula="of:=MMULT([.BS75:.BY75];TRANSPOSE([.S75:.Y75]))" table:number-matrix-columns-spanned="1" table:number-matrix-rows-spanned="1" table:style-name="ce3">
            <text:p>0.179408736</text:p>
          </table:table-cell>
          <table:table-cell office:value-type="float" office:value="0" table:formula="of:=MMULT([.BS75:.BY75];TRANSPOSE([.Z75:.AF75]))" table:number-matrix-columns-spanned="1" table:number-matrix-rows-spanned="1" table:style-name="ce3">
            <text:p>0</text:p>
          </table:table-cell>
          <table:table-cell office:value-type="float" office:value="0.24187824723367932" table:formula="of:=MMULT([.BS75:.BY75];TRANSPOSE([.AG75:.AM75]))" table:number-matrix-columns-spanned="1" table:number-matrix-rows-spanned="1" table:style-name="ce3">
            <text:p>0.241878247</text:p>
          </table:table-cell>
          <table:table-cell office:value-type="float" office:value="0.24002425761377777" table:formula="of:=MMULT([.BS75:.BY75];TRANSPOSE([.AN75:.AT75]))" table:number-matrix-columns-spanned="1" table:number-matrix-rows-spanned="1" table:style-name="ce3">
            <text:p>0.240024258</text:p>
          </table:table-cell>
          <table:table-cell office:value-type="float" office:value="4.806502438263946E-2" table:formula="of:=MMULT([.BS75:.BY75];TRANSPOSE([.AU75:.BA75]))" table:number-matrix-columns-spanned="1" table:number-matrix-rows-spanned="1" table:style-name="ce3">
            <text:p>0.048065024</text:p>
          </table:table-cell>
          <table:table-cell office:value-type="float" office:value="0.29062373435164496" table:formula="of:=MMULT([.BS75:.BY75];TRANSPOSE([.BB75:.BH75]))" table:number-matrix-columns-spanned="1" table:number-matrix-rows-spanned="1" table:style-name="ce3">
            <text:p>0.290623734</text:p>
          </table:table-cell>
          <table:table-cell table:style-name="ce1"/>
          <table:table-cell office:value-type="boolean" office:boolean-value="true" table:formula="of:=SUM([.BS76:.BY76])=1" table:style-name="ce29">
            <text:p>TRUE</text:p>
          </table:table-cell>
          <table:table-cell table:style-name="ce1"/>
          <table:table-cell office:value-type="float" office:value="0" table:formula="of:=[.BS76] * $$u.mci" table:style-name="ce22">
            <text:p>0.00</text:p>
          </table:table-cell>
          <table:table-cell office:value-type="float" office:value="0.13096837758532878" table:formula="of:=[.BT76] * $$u.mci" table:style-name="ce22">
            <text:p>0.13</text:p>
          </table:table-cell>
          <table:table-cell office:value-type="float" office:value="0" table:formula="of:=[.BU76] * $$u.mil" table:style-name="ce22">
            <text:p>0.00</text:p>
          </table:table-cell>
          <table:table-cell office:value-type="float" office:value="0.16689599059123872" table:formula="of:=[.BV76] * $$u.mil" table:style-name="ce22">
            <text:p>0.17</text:p>
          </table:table-cell>
          <table:table-cell office:value-type="float" office:value="0.12721285653530223" table:formula="of:=[.BW76] * $$u.mod" table:style-name="ce22">
            <text:p>0.13</text:p>
          </table:table-cell>
          <table:table-cell office:value-type="float" office:value="1.8264709265402995E-2" table:formula="of:=[.BX76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76:.CC77])" table:style-name="ce31">
            <text:p>0.00</text:p>
          </table:table-cell>
          <table:table-cell office:value-type="float" office:value="0.11580337366034124" table:formula="of:=AVERAGE([.CD76:.CD77])" table:style-name="ce31">
            <text:p>0.12</text:p>
          </table:table-cell>
          <table:table-cell office:value-type="float" office:value="0" table:formula="of:=AVERAGE([.CE76:.CE77])" table:style-name="ce31">
            <text:p>0.00</text:p>
          </table:table-cell>
          <table:table-cell office:value-type="float" office:value="0.15648780458517947" table:formula="of:=AVERAGE([.CF76:.CF77])" table:style-name="ce31">
            <text:p>0.16</text:p>
          </table:table-cell>
          <table:table-cell office:value-type="float" office:value="0.12717683256159673" table:formula="of:=AVERAGE([.CG76:.CG77])" table:style-name="ce31">
            <text:p>0.13</text:p>
          </table:table-cell>
          <table:table-cell office:value-type="float" office:value="1.917180241316976E-2" table:formula="of:=AVERAGE([.CH76:.CH77])" table:style-name="ce31">
            <text:p>0.02</text:p>
          </table:table-cell>
          <table:table-cell office:value-type="float" office:value="0" table:formula="of:=AVERAGE([.CI76:.CI77])" table:style-name="ce31">
            <text:p>0.00</text:p>
          </table:table-cell>
          <table:table-cell table:style-name="ce1"/>
          <table:table-cell office:value-type="float" office:value="0" table:formula="of:=[.CK76]/((1+$$discount_COST)^([.$B76]-1))" table:style-name="ce22">
            <text:p>0.00</text:p>
          </table:table-cell>
          <table:table-cell office:value-type="float" office:value="8.7942420206491706E-2" table:formula="of:=[.CL76]/((1+$$discount_COST)^([.$B76]-1))" table:style-name="ce22">
            <text:p>0.09</text:p>
          </table:table-cell>
          <table:table-cell office:value-type="float" office:value="0" table:formula="of:=[.CM76]/((1+$$discount_COST)^([.$B76]-1))" table:style-name="ce22">
            <text:p>0.00</text:p>
          </table:table-cell>
          <table:table-cell office:value-type="float" office:value="0.11883864720889566" table:formula="of:=[.CN76]/((1+$$discount_COST)^([.$B76]-1))" table:style-name="ce22">
            <text:p>0.12</text:p>
          </table:table-cell>
          <table:table-cell office:value-type="float" office:value="9.6579556330255695E-2" table:formula="of:=[.CO76]/((1+$$discount_COST)^([.$B76]-1))" table:style-name="ce22">
            <text:p>0.10</text:p>
          </table:table-cell>
          <table:table-cell office:value-type="float" office:value="1.4559288306055716E-2" table:formula="of:=[.CP76]/((1+$$discount_COST)^([.$B76]-1))" table:style-name="ce22">
            <text:p>0.01</text:p>
          </table:table-cell>
          <table:table-cell office:value-type="float" office:value="0" table:formula="of:=[.CQ76]/((1+$$discount_COST)^([.$B76]-1))" table:style-name="ce22">
            <text:p>0.00</text:p>
          </table:table-cell>
          <table:table-cell table:style-name="ce1"/>
          <table:table-cell office:value-type="float" office:value="0.31791991205169884" table:formula="of:=SUM([.CS76:.CY76])" table:style-name="ce31">
            <text:p>0.32</text:p>
          </table:table-cell>
          <table:table-cell table:style-name="ce1"/>
          <table:table-cell office:value-type="float" office:value="0" table:formula="of:=[.BS76] * ($$c.mci + $$c.Tx)" table:style-name="ce24">
            <text:p><text:s/>-<text:s/></text:p>
          </table:table-cell>
          <table:table-cell office:value-type="float" office:value="3177.6875394401964" table:formula="of:=[.BT76]*$$c.mci" table:style-name="ce24">
            <text:p><text:s/>3,178<text:s/></text:p>
          </table:table-cell>
          <table:table-cell office:value-type="float" office:value="0" table:formula="of:=[.BU76] * ($$c.mil + $$c.Tx)" table:style-name="ce24">
            <text:p><text:s/>-<text:s/></text:p>
          </table:table-cell>
          <table:table-cell office:value-type="float" office:value="6380.8720036870436" table:formula="of:=[.BV76]*$$c.mil" table:style-name="ce24">
            <text:p><text:s/>6,381<text:s/></text:p>
          </table:table-cell>
          <table:table-cell office:value-type="float" office:value="10089.630890141849" table:formula="of:=[.BW76]*$$c.mod" table:style-name="ce24">
            <text:p><text:s/>10,090<text:s/></text:p>
          </table:table-cell>
          <table:table-cell office:value-type="float" office:value="3074.6732750739416" table:formula="of:=[.BX76]*$$c.sev" table:style-name="ce24">
            <text:p><text:s/>3,07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76:.DC77])" table:style-name="ce33">
            <text:p><text:s/>-<text:s/></text:p>
          </table:table-cell>
          <table:table-cell office:value-type="float" office:value="2809.7388414684442" table:formula="of:=AVERAGE([.DD76:.DD77])" table:style-name="ce33">
            <text:p><text:s/>2,810<text:s/></text:p>
          </table:table-cell>
          <table:table-cell office:value-type="float" office:value="0" table:formula="of:=AVERAGE([.DE76:.DE77])" table:style-name="ce33">
            <text:p><text:s/>-<text:s/></text:p>
          </table:table-cell>
          <table:table-cell office:value-type="float" office:value="5982.939719873888" table:formula="of:=AVERAGE([.DF76:.DF77])" table:style-name="ce33">
            <text:p><text:s/>5,983<text:s/></text:p>
          </table:table-cell>
          <table:table-cell office:value-type="float" office:value="10086.77372139504" table:formula="of:=AVERAGE([.DG76:.DG77])" table:style-name="ce33">
            <text:p><text:s/>10,087<text:s/></text:p>
          </table:table-cell>
          <table:table-cell office:value-type="float" office:value="3227.3729440866928" table:formula="of:=AVERAGE([.DH76:.DH77])" table:style-name="ce33">
            <text:p><text:s/>3,227<text:s/></text:p>
          </table:table-cell>
          <table:table-cell office:value-type="float" office:value="0" table:formula="of:=AVERAGE([.DI76:.DI77])" table:style-name="ce33">
            <text:p><text:s/>-<text:s/></text:p>
          </table:table-cell>
          <table:table-cell office:value-type="float" office:value="0" table:formula="of:=[.DJ76]" table:style-name="ce33">
            <text:p><text:s/>-<text:s/></text:p>
          </table:table-cell>
          <table:table-cell table:style-name="ce1"/>
          <table:table-cell office:value-type="float" office:value="0" table:formula="of:=[.DL76]/((1+$$discount_COST)^([.$B76]-1))" table:style-name="ce24">
            <text:p><text:s/>-<text:s/></text:p>
          </table:table-cell>
          <table:table-cell office:value-type="float" office:value="2133.7481461607963" table:formula="of:=[.DM76]/((1+$$discount_COST)^([.$B76]-1))" table:style-name="ce24">
            <text:p><text:s/>2,134<text:s/></text:p>
          </table:table-cell>
          <table:table-cell office:value-type="float" office:value="0" table:formula="of:=[.DN76]/((1+$$discount_COST)^([.$B76]-1))" table:style-name="ce24">
            <text:p><text:s/>-<text:s/></text:p>
          </table:table-cell>
          <table:table-cell office:value-type="float" office:value="4543.5135634174476" table:formula="of:=[.DO76]/((1+$$discount_COST)^([.$B76]-1))" table:style-name="ce24">
            <text:p><text:s/>4,544<text:s/></text:p>
          </table:table-cell>
          <table:table-cell office:value-type="float" office:value="7660.012528965789" table:formula="of:=[.DP76]/((1+$$discount_COST)^([.$B76]-1))" table:style-name="ce24">
            <text:p><text:s/>7,660<text:s/></text:p>
          </table:table-cell>
          <table:table-cell office:value-type="float" office:value="2450.9043099590976" table:formula="of:=[.DQ76]/((1+$$discount_COST)^([.$B76]-1))" table:style-name="ce24">
            <text:p><text:s/>2,451<text:s/></text:p>
          </table:table-cell>
          <table:table-cell office:value-type="float" office:value="0" table:formula="of:=[.DR76]/((1+$$discount_COST)^([.$B76]-1))" table:style-name="ce24">
            <text:p><text:s/>-<text:s/></text:p>
          </table:table-cell>
          <table:table-cell office:value-type="float" office:value="0" table:formula="of:=[.DS76]/((1+$$discount_COST)^([.$B76]-1))" table:style-name="ce24">
            <text:p><text:s/>-<text:s/></text:p>
          </table:table-cell>
          <table:table-cell table:style-name="ce1"/>
          <table:table-cell office:value-type="float" office:value="16788.178548503129" table:formula="of:=SUM([.DU76:.EB76])" table:style-name="ce33">
            <text:p><text:s/>16,788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76]+1" table:style-name="ce1">
            <text:p>79</text:p>
          </table:table-cell>
          <table:table-cell office:value-type="float" office:value="1" table:formula="of:=IF([.B77]&lt;$$tx_duration;$$p.discontinuation_x;1)" table:style-name="ce1">
            <text:p>1</text:p>
          </table:table-cell>
          <table:table-cell table:style-name="ce1"/>
          <table:table-cell office:value-type="float" office:value="0.175040331875707" table:formula="of:=1-EXP(-(-LN(1-$$p.mci_mil) * $$rr.tx_mci_mil^((1-$$tx_waning)^([.$B77]-1) )))" table:style-name="ce1">
            <text:p>0.175040332</text:p>
          </table:table-cell>
          <table:table-cell office:value-type="float" office:value="0" table:formula="of:=1-EXP(-(-LN(1-$$p.mci_mod) * $$rr.tx_mci_mod^((1-$$tx_waning)^([.$B77]-1) )))" table:style-name="ce1">
            <text:p>0</text:p>
          </table:table-cell>
          <table:table-cell office:value-type="float" office:value="0" table:formula="of:=1-EXP(-(-LN(1-$$p.mci_sev) * $$rr.tx_mci_sev^((1-$$tx_waning)^([.$B77]-1) )))" table:style-name="ce1">
            <text:p>0</text:p>
          </table:table-cell>
          <table:table-cell office:value-type="float" office:value="0.25115943399028762" table:formula="of:=1-EXP(-(-LN(1-$$p.mil_mod) * $$rr.tx_mil_mod^((1-$$tx_waning)^([.$B77]-1) )))" table:style-name="ce1">
            <text:p>0.251159434</text:p>
          </table:table-cell>
          <table:table-cell table:number-columns-repeated="2" table:style-name="ce1"/>
          <table:table-cell office:value-type="float" office:value="0" table:formula="of:=(1-[.F77]-[.G77]-[.H77]) * (1-[.D77]) * (1-[.BB7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7]) * (1-[.BD7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9530732160885176" table:formula="of:=(1-[.F77]-[.G77]-[.H77]) * [.D77] * (1-[.BB77])" table:style-name="ce40">
            <text:p>0.795307322</text:p>
          </table:table-cell>
          <table:table-cell office:value-type="float" office:value="0.76546046765317366" table:formula="of:=(1 - $$p.mci_mil - $$p.mci_mod - $$p.mci_sev) * (1-[.BC77])" table:style-name="ce44">
            <text:p>0.765460468</text:p>
          </table:table-cell>
          <table:table-cell office:value-type="float" office:value="0" table:formula="of:=$$p.mil_mci * [.D77] * (1-[.BD77])" table:style-name="ce42">
            <text:p>0</text:p>
          </table:table-cell>
          <table:table-cell office:value-type="float" office:value="0" table:formula="of:=$$p.mil_mci * (1-[.BE7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7] * (1-[.D77]) * (1-[.BB7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7] - $$p.mil_sev) * (1-[.D77]) * (1-[.BD77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874868299212267" table:formula="of:=[.F77] * [.D77] * (1-[.BB77])" table:style-name="ce40">
            <text:p>0.168748683</text:p>
          </table:table-cell>
          <table:table-cell office:value-type="float" office:value="0.19859553694780072" table:formula="of:=$$p.mci_mil * (1-[.BC77])" table:style-name="ce44">
            <text:p>0.198595537</text:p>
          </table:table-cell>
          <table:table-cell office:value-type="float" office:value="0.6849741247856207" table:formula="of:=(1 - $$p.mil_mci - [.I77] - $$p.mil_sev) * [.D77] * (1-[.BD77])" table:style-name="ce44">
            <text:p>0.684974125</text:p>
          </table:table-cell>
          <table:table-cell office:value-type="float" office:value="0.64665084254384742" table:formula="of:=(1 - $$p.mil_mci - $$p.mil_mod - $$p.mil_sev) * (1-[.BE77])" table:style-name="ce44">
            <text:p>0.646650843</text:p>
          </table:table-cell>
          <table:table-cell office:value-type="float" office:value="7.4050534549965227E-2" table:formula="of:=$$p.mod_mil * (1-[.BF77])" table:style-name="ce44">
            <text:p>0.074050535</text:p>
          </table:table-cell>
          <table:table-cell office:value-type="float" office:value="0" table:formula="of:=$$p.sev_mil * (1-[.BG7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7] * (1-[.BB77])" table:style-name="ce40">
            <text:p>0</text:p>
          </table:table-cell>
          <table:table-cell office:value-type="float" office:value="0" table:formula="of:=$$p.mci_mod * (1-[.BC77])" table:style-name="ce42">
            <text:p>0</text:p>
          </table:table-cell>
          <table:table-cell office:value-type="float" office:value="0.2300459767742993" table:formula="of:=[.I77] * (1-[.BD77])" table:style-name="ce44">
            <text:p>0.230045977</text:p>
          </table:table-cell>
          <table:table-cell office:value-type="float" office:value="0.26836925901607261" table:formula="of:=$$p.mil_mod * (1-[.BE77])" table:style-name="ce44">
            <text:p>0.268369259</text:p>
          </table:table-cell>
          <table:table-cell office:value-type="float" office:value="0.68432907791002362" table:formula="of:=(1-$$p.mod_mil-$$p.mod_sev) * (1-[.BF77])" table:style-name="ce44">
            <text:p>0.684329078</text:p>
          </table:table-cell>
          <table:table-cell office:value-type="float" office:value="0.14750108236841752" table:formula="of:=$$p.sev_mod * (1-[.BG77])" table:style-name="ce44">
            <text:p>0.14750108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7] * (1-[.BB77])" table:style-name="ce45">
            <text:p>0</text:p>
          </table:table-cell>
          <table:table-cell office:value-type="float" office:value="0" table:formula="of:=$$p.mci_sev * (1-[.BC77])" table:style-name="ce42">
            <text:p>0</text:p>
          </table:table-cell>
          <table:table-cell office:value-type="float" office:value="9.1593603759751755E-4" table:formula="of:=$$p.mil_sev * (1-[.BD77])" table:style-name="ce44">
            <text:p>0.000915936</text:p>
          </table:table-cell>
          <table:table-cell office:value-type="float" office:value="9.1593603759751755E-4" table:formula="of:=$$p.mil_sev * (1-[.BE77])" table:style-name="ce44">
            <text:p>0.000915936</text:p>
          </table:table-cell>
          <table:table-cell office:value-type="float" office:value="9.2775957079841501E-2" table:formula="of:=$$p.mod_sev * (1-[.BF77])" table:style-name="ce44">
            <text:p>0.092775957</text:p>
          </table:table-cell>
          <table:table-cell office:value-type="float" office:value="0.60505546032759028" table:formula="of:=(1-$$p.sev_mil-$$p.sev_mod) * (1-[.BG77])" table:style-name="ce44">
            <text:p>0.60505546</text:p>
          </table:table-cell>
          <table:table-cell office:value-type="float" office:value="0" table:style-name="ce43">
            <text:p>0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40">
            <text:p>0.035943995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44">
            <text:p>0.035943995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44">
            <text:p>0.084063962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44">
            <text:p>0.084063962</text:p>
          </table:table-cell>
          <table:table-cell office:value-type="float" office:value="0.14884443046016971" table:formula="of:=1-EXP(-INDEX($$m.r.mortality_f; [.C77]) * $$hr.mort_mod * $$hr.mort_verymilddem)" table:number-matrix-columns-spanned="1" table:number-matrix-rows-spanned="1" table:style-name="ce44">
            <text:p>0.14884443</text:p>
          </table:table-cell>
          <table:table-cell office:value-type="float" office:value="0.2474434573039922" table:formula="of:=1-EXP(-INDEX($$m.r.mortality_f; [.C77]) * $$hr.mort_sev * $$hr.mort_verymilddem)" table:number-matrix-columns-spanned="1" table:number-matrix-rows-spanned="1" table:style-name="ce44">
            <text:p>0.24744345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7];[.S77];[.Z77];[.AG77];[.AN77];[.AU77];[.BB77])=1" table:style-name="ce29">
            <text:p>TRUE</text:p>
          </table:table-cell>
          <table:table-cell office:value-type="boolean" office:boolean-value="true" table:formula="of:=SUM([.M77];[.T77];[.AA77];[.AH77];[.AO77];[.AV77];[.BC77])=1" table:style-name="ce29">
            <text:p>TRUE</text:p>
          </table:table-cell>
          <table:table-cell office:value-type="boolean" office:boolean-value="true" table:formula="of:=SUM([.N77];[.U77];[.AB77];[.AI77];[.AP77];[.AW77];[.BD77])=1" table:style-name="ce29">
            <text:p>TRUE</text:p>
          </table:table-cell>
          <table:table-cell office:value-type="boolean" office:boolean-value="true" table:formula="of:=SUM([.O77];[.V77];[.AC77];[.AJ77];[.AQ77];[.AX77];[.BE77])=1" table:style-name="ce29">
            <text:p>TRUE</text:p>
          </table:table-cell>
          <table:table-cell office:value-type="boolean" office:boolean-value="true" table:formula="of:=SUM([.P77];[.W77];[.AD77];[.AK77];[.AR77];[.AY77];[.BF77])=1" table:style-name="ce29">
            <text:p>TRUE</text:p>
          </table:table-cell>
          <table:table-cell office:value-type="boolean" office:boolean-value="true" table:formula="of:=SUM([.Q77];[.X77];[.AE77];[.AL77];[.AS77];[.AZ77];[.BG77])=1" table:style-name="ce29">
            <text:p>TRUE</text:p>
          </table:table-cell>
          <table:table-cell office:value-type="boolean" office:boolean-value="true" table:formula="of:=SUM([.R77];[.Y77];[.AF77];[.AM77];[.AT77];[.BA77];[.BH77])=1" table:style-name="ce29">
            <text:p>TRU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formula="of:=MMULT([.BS76:.BY76];TRANSPOSE([.L76:.R76]))" table:number-matrix-columns-spanned="1" table:number-matrix-rows-spanned="1" table:style-name="ce3">
            <text:p>0</text:p>
          </table:table-cell>
          <table:table-cell office:value-type="float" office:value="0.13786078045938865" table:formula="of:=MMULT([.BS76:.BY76];TRANSPOSE([.S76:.Y76]))" table:number-matrix-columns-spanned="1" table:number-matrix-rows-spanned="1" table:style-name="ce3">
            <text:p>0.13786078</text:p>
          </table:table-cell>
          <table:table-cell office:value-type="float" office:value="0" table:formula="of:=MMULT([.BS76:.BY76];TRANSPOSE([.Z76:.AF76]))" table:number-matrix-columns-spanned="1" table:number-matrix-rows-spanned="1" table:style-name="ce3">
            <text:p>0</text:p>
          </table:table-cell>
          <table:table-cell office:value-type="float" office:value="0.21170959214365254" table:formula="of:=MMULT([.BS76:.BY76];TRANSPOSE([.AG76:.AM76]))" table:number-matrix-columns-spanned="1" table:number-matrix-rows-spanned="1" table:style-name="ce3">
            <text:p>0.211709592</text:p>
          </table:table-cell>
          <table:table-cell office:value-type="float" office:value="0.23988831809036074" table:formula="of:=MMULT([.BS76:.BY76];TRANSPOSE([.AN76:.AT76]))" table:number-matrix-columns-spanned="1" table:number-matrix-rows-spanned="1" table:style-name="ce3">
            <text:p>0.239888318</text:p>
          </table:table-cell>
          <table:table-cell office:value-type="float" office:value="5.2839198844569807E-2" table:formula="of:=MMULT([.BS76:.BY76];TRANSPOSE([.AU76:.BA76]))" table:number-matrix-columns-spanned="1" table:number-matrix-rows-spanned="1" table:style-name="ce3">
            <text:p>0.052839199</text:p>
          </table:table-cell>
          <table:table-cell office:value-type="float" office:value="0.35770211046202838" table:formula="of:=MMULT([.BS76:.BY76];TRANSPOSE([.BB76:.BH76]))" table:number-matrix-columns-spanned="1" table:number-matrix-rows-spanned="1" table:style-name="ce3">
            <text:p>0.35770211</text:p>
          </table:table-cell>
          <table:table-cell table:style-name="ce1"/>
          <table:table-cell office:value-type="boolean" office:boolean-value="true" table:formula="of:=SUM([.BS77:.BY77])=1" table:style-name="ce29">
            <text:p>TRUE</text:p>
          </table:table-cell>
          <table:table-cell table:style-name="ce1"/>
          <table:table-cell office:value-type="float" office:value="0" table:formula="of:=[.BS77] * $$u.mci" table:style-name="ce22">
            <text:p>0.00</text:p>
          </table:table-cell>
          <table:table-cell office:value-type="float" office:value="0.10063836973535371" table:formula="of:=[.BT77] * $$u.mci" table:style-name="ce22">
            <text:p>0.10</text:p>
          </table:table-cell>
          <table:table-cell office:value-type="float" office:value="0" table:formula="of:=[.BU77] * $$u.mil" table:style-name="ce22">
            <text:p>0.00</text:p>
          </table:table-cell>
          <table:table-cell office:value-type="float" office:value="0.14607961857912025" table:formula="of:=[.BV77] * $$u.mil" table:style-name="ce22">
            <text:p>0.15</text:p>
          </table:table-cell>
          <table:table-cell office:value-type="float" office:value="0.1271408085878912" table:formula="of:=[.BW77] * $$u.mod" table:style-name="ce22">
            <text:p>0.13</text:p>
          </table:table-cell>
          <table:table-cell office:value-type="float" office:value="2.0078895560936526E-2" table:formula="of:=[.BX77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77:.CC78])" table:style-name="ce31">
            <text:p>0.00</text:p>
          </table:table-cell>
          <table:table-cell office:value-type="float" office:value="8.883653164841529E-2" table:formula="of:=AVERAGE([.CD77:.CD78])" table:style-name="ce31">
            <text:p>0.09</text:p>
          </table:table-cell>
          <table:table-cell office:value-type="float" office:value="0" table:formula="of:=AVERAGE([.CE77:.CE78])" table:style-name="ce31">
            <text:p>0.00</text:p>
          </table:table-cell>
          <table:table-cell office:value-type="float" office:value="0.13584518940355528" table:formula="of:=AVERAGE([.CF77:.CF78])" table:style-name="ce31">
            <text:p>0.14</text:p>
          </table:table-cell>
          <table:table-cell office:value-type="float" office:value="0.12419517957546769" table:formula="of:=AVERAGE([.CG77:.CG78])" table:style-name="ce31">
            <text:p>0.12</text:p>
          </table:table-cell>
          <table:table-cell office:value-type="float" office:value="2.0379328820844953E-2" table:formula="of:=AVERAGE([.CH77:.CH78])" table:style-name="ce31">
            <text:p>0.02</text:p>
          </table:table-cell>
          <table:table-cell office:value-type="float" office:value="0" table:formula="of:=AVERAGE([.CI77:.CI78])" table:style-name="ce31">
            <text:p>0.00</text:p>
          </table:table-cell>
          <table:table-cell table:style-name="ce1"/>
          <table:table-cell office:value-type="float" office:value="0" table:formula="of:=[.CK77]/((1+$$discount_COST)^([.$B77]-1))" table:style-name="ce22">
            <text:p>0.00</text:p>
          </table:table-cell>
          <table:table-cell office:value-type="float" office:value="6.5182114732345184E-2" table:formula="of:=[.CL77]/((1+$$discount_COST)^([.$B77]-1))" table:style-name="ce22">
            <text:p>0.07</text:p>
          </table:table-cell>
          <table:table-cell office:value-type="float" office:value="0" table:formula="of:=[.CM77]/((1+$$discount_COST)^([.$B77]-1))" table:style-name="ce22">
            <text:p>0.00</text:p>
          </table:table-cell>
          <table:table-cell office:value-type="float" office:value="9.9673822888352887E-2" table:formula="of:=[.CN77]/((1+$$discount_COST)^([.$B77]-1))" table:style-name="ce22">
            <text:p>0.10</text:p>
          </table:table-cell>
          <table:table-cell office:value-type="float" office:value="9.1125849851171628E-2" table:formula="of:=[.CO77]/((1+$$discount_COST)^([.$B77]-1))" table:style-name="ce22">
            <text:p>0.09</text:p>
          </table:table-cell>
          <table:table-cell office:value-type="float" office:value="1.4952944748290391E-2" table:formula="of:=[.CP77]/((1+$$discount_COST)^([.$B77]-1))" table:style-name="ce22">
            <text:p>0.01</text:p>
          </table:table-cell>
          <table:table-cell office:value-type="float" office:value="0" table:formula="of:=[.CQ77]/((1+$$discount_COST)^([.$B77]-1))" table:style-name="ce22">
            <text:p>0.00</text:p>
          </table:table-cell>
          <table:table-cell table:style-name="ce1"/>
          <table:table-cell office:value-type="float" office:value="0.27093473222016007" table:formula="of:=SUM([.CS77:.CY77])" table:style-name="ce31">
            <text:p>0.27</text:p>
          </table:table-cell>
          <table:table-cell table:style-name="ce1"/>
          <table:table-cell office:value-type="float" office:value="0" table:formula="of:=[.BS77] * ($$c.mci + $$c.Tx)" table:style-name="ce24">
            <text:p><text:s/>-<text:s/></text:p>
          </table:table-cell>
          <table:table-cell office:value-type="float" office:value="2441.7901434966921" table:formula="of:=[.BT77]*$$c.mci" table:style-name="ce24">
            <text:p><text:s/>2,442<text:s/></text:p>
          </table:table-cell>
          <table:table-cell office:value-type="float" office:value="0" table:formula="of:=[.BU77] * ($$c.mil + $$c.Tx)" table:style-name="ce24">
            <text:p><text:s/>-<text:s/></text:p>
          </table:table-cell>
          <table:table-cell office:value-type="float" office:value="5585.0074360607314" table:formula="of:=[.BV77]*$$c.mil" table:style-name="ce24">
            <text:p><text:s/>5,585<text:s/></text:p>
          </table:table-cell>
          <table:table-cell office:value-type="float" office:value="10083.916552648232" table:formula="of:=[.BW77]*$$c.mod" table:style-name="ce24">
            <text:p><text:s/>10,084<text:s/></text:p>
          </table:table-cell>
          <table:table-cell office:value-type="float" office:value="3380.0726130994444" table:formula="of:=[.BX77]*$$c.sev" table:style-name="ce24">
            <text:p><text:s/>3,38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77:.DC78])" table:style-name="ce33">
            <text:p><text:s/>-<text:s/></text:p>
          </table:table-cell>
          <table:table-cell office:value-type="float" office:value="2155.4419843242899" table:formula="of:=AVERAGE([.DD77:.DD78])" table:style-name="ce33">
            <text:p><text:s/>2,155<text:s/></text:p>
          </table:table-cell>
          <table:table-cell office:value-type="float" office:value="0" table:formula="of:=AVERAGE([.DE77:.DE78])" table:style-name="ce33">
            <text:p><text:s/>-<text:s/></text:p>
          </table:table-cell>
          <table:table-cell office:value-type="float" office:value="5193.7183321779175" table:formula="of:=AVERAGE([.DF77:.DF78])" table:style-name="ce33">
            <text:p><text:s/>5,194<text:s/></text:p>
          </table:table-cell>
          <table:table-cell office:value-type="float" office:value="9850.289934363791" table:formula="of:=AVERAGE([.DG77:.DG78])" table:style-name="ce33">
            <text:p><text:s/>9,850<text:s/></text:p>
          </table:table-cell>
          <table:table-cell office:value-type="float" office:value="3430.6474184117587" table:formula="of:=AVERAGE([.DH77:.DH78])" table:style-name="ce33">
            <text:p><text:s/>3,431<text:s/></text:p>
          </table:table-cell>
          <table:table-cell office:value-type="float" office:value="0" table:formula="of:=AVERAGE([.DI77:.DI78])" table:style-name="ce33">
            <text:p><text:s/>-<text:s/></text:p>
          </table:table-cell>
          <table:table-cell office:value-type="float" office:value="0" table:formula="of:=[.DJ77]" table:style-name="ce33">
            <text:p><text:s/>-<text:s/></text:p>
          </table:table-cell>
          <table:table-cell table:style-name="ce1"/>
          <table:table-cell office:value-type="float" office:value="0" table:formula="of:=[.DL77]/((1+$$discount_COST)^([.$B77]-1))" table:style-name="ce24">
            <text:p><text:s/>-<text:s/></text:p>
          </table:table-cell>
          <table:table-cell office:value-type="float" office:value="1581.5145426565723" table:formula="of:=[.DM77]/((1+$$discount_COST)^([.$B77]-1))" table:style-name="ce24">
            <text:p><text:s/>1,582<text:s/></text:p>
          </table:table-cell>
          <table:table-cell office:value-type="float" office:value="0" table:formula="of:=[.DN77]/((1+$$discount_COST)^([.$B77]-1))" table:style-name="ce24">
            <text:p><text:s/>-<text:s/></text:p>
          </table:table-cell>
          <table:table-cell office:value-type="float" office:value="3810.792001147925" table:formula="of:=[.DO77]/((1+$$discount_COST)^([.$B77]-1))" table:style-name="ce24">
            <text:p><text:s/>3,811<text:s/></text:p>
          </table:table-cell>
          <table:table-cell office:value-type="float" office:value="7227.4628098903149" table:formula="of:=[.DP77]/((1+$$discount_COST)^([.$B77]-1))" table:style-name="ce24">
            <text:p><text:s/>7,227<text:s/></text:p>
          </table:table-cell>
          <table:table-cell office:value-type="float" office:value="2517.1722655510498" table:formula="of:=[.DQ77]/((1+$$discount_COST)^([.$B77]-1))" table:style-name="ce24">
            <text:p><text:s/>2,517<text:s/></text:p>
          </table:table-cell>
          <table:table-cell office:value-type="float" office:value="0" table:formula="of:=[.DR77]/((1+$$discount_COST)^([.$B77]-1))" table:style-name="ce24">
            <text:p><text:s/>-<text:s/></text:p>
          </table:table-cell>
          <table:table-cell office:value-type="float" office:value="0" table:formula="of:=[.DS77]/((1+$$discount_COST)^([.$B77]-1))" table:style-name="ce24">
            <text:p><text:s/>-<text:s/></text:p>
          </table:table-cell>
          <table:table-cell table:style-name="ce1"/>
          <table:table-cell office:value-type="float" office:value="15136.941619245863" table:formula="of:=SUM([.DU77:.EB77])" table:style-name="ce33">
            <text:p><text:s/>15,137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77]+1" table:style-name="ce1">
            <text:p>80</text:p>
          </table:table-cell>
          <table:table-cell office:value-type="float" office:value="1" table:formula="of:=IF([.B78]&lt;$$tx_duration;$$p.discontinuation_x;1)" table:style-name="ce1">
            <text:p>1</text:p>
          </table:table-cell>
          <table:table-cell table:style-name="ce1"/>
          <table:table-cell office:value-type="float" office:value="0.17648467218619179" table:formula="of:=1-EXP(-(-LN(1-$$p.mci_mil) * $$rr.tx_mci_mil^((1-$$tx_waning)^([.$B78]-1) )))" table:style-name="ce1">
            <text:p>0.176484672</text:p>
          </table:table-cell>
          <table:table-cell office:value-type="float" office:value="0" table:formula="of:=1-EXP(-(-LN(1-$$p.mci_mod) * $$rr.tx_mci_mod^((1-$$tx_waning)^([.$B78]-1) )))" table:style-name="ce1">
            <text:p>0</text:p>
          </table:table-cell>
          <table:table-cell office:value-type="float" office:value="0" table:formula="of:=1-EXP(-(-LN(1-$$p.mci_sev) * $$rr.tx_mci_sev^((1-$$tx_waning)^([.$B78]-1) )))" table:style-name="ce1">
            <text:p>0</text:p>
          </table:table-cell>
          <table:table-cell office:value-type="float" office:value="0.25312924673370241" table:formula="of:=1-EXP(-(-LN(1-$$p.mil_mod) * $$rr.tx_mil_mod^((1-$$tx_waning)^([.$B78]-1) )))" table:style-name="ce1">
            <text:p>0.253129247</text:p>
          </table:table-cell>
          <table:table-cell table:number-columns-repeated="2" table:style-name="ce1"/>
          <table:table-cell office:value-type="float" office:value="0" table:formula="of:=(1-[.F78]-[.G78]-[.H78]) * (1-[.D78]) * (1-[.BB7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8]) * (1-[.BD7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9053930132082229" table:formula="of:=(1-[.F78]-[.G78]-[.H78]) * [.D78] * (1-[.BB78])" table:style-name="ce40">
            <text:p>0.790539301</text:p>
          </table:table-cell>
          <table:table-cell office:value-type="float" office:value="0.7622058558582766" table:formula="of:=(1 - $$p.mci_mil - $$p.mci_mod - $$p.mci_sev) * (1-[.BC78])" table:style-name="ce44">
            <text:p>0.762205856</text:p>
          </table:table-cell>
          <table:table-cell office:value-type="float" office:value="0" table:formula="of:=$$p.mil_mci * [.D78] * (1-[.BD78])" table:style-name="ce42">
            <text:p>0</text:p>
          </table:table-cell>
          <table:table-cell office:value-type="float" office:value="0" table:formula="of:=$$p.mil_mci * (1-[.BE7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8] * (1-[.D78]) * (1-[.BB7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8] - $$p.mil_sev) * (1-[.D78]) * (1-[.BD7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941769598179307" table:formula="of:=[.F78] * [.D78] * (1-[.BB78])" table:style-name="ce40">
            <text:p>0.169417696</text:p>
          </table:table-cell>
          <table:table-cell office:value-type="float" office:value="0.19775114144433875" table:formula="of:=$$p.mci_mil * (1-[.BC78])" table:style-name="ce44">
            <text:p>0.197751141</text:p>
          </table:table-cell>
          <table:table-cell office:value-type="float" office:value="0.67622286997471104" table:formula="of:=(1 - $$p.mil_mci - [.I78] - $$p.mil_sev) * [.D78] * (1-[.BD78])" table:style-name="ce44">
            <text:p>0.67622287</text:p>
          </table:table-cell>
          <table:table-cell office:value-type="float" office:value="0.6400751659874987" table:formula="of:=(1 - $$p.mil_mci - $$p.mil_mod - $$p.mil_sev) * (1-[.BE78])" table:style-name="ce44">
            <text:p>0.640075166</text:p>
          </table:table-cell>
          <table:table-cell office:value-type="float" office:value="7.2674372082823332E-2" table:formula="of:=$$p.mod_mil * (1-[.BF78])" table:style-name="ce44">
            <text:p>0.072674372</text:p>
          </table:table-cell>
          <table:table-cell office:value-type="float" office:value="0" table:formula="of:=$$p.sev_mil * (1-[.BG7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8] * (1-[.BB78])" table:style-name="ce40">
            <text:p>0</text:p>
          </table:table-cell>
          <table:table-cell office:value-type="float" office:value="0" table:formula="of:=$$p.mci_mod * (1-[.BC78])" table:style-name="ce42">
            <text:p>0</text:p>
          </table:table-cell>
          <table:table-cell office:value-type="float" office:value="0.22949255611808081" table:formula="of:=[.I78] * (1-[.BD78])" table:style-name="ce44">
            <text:p>0.229492556</text:p>
          </table:table-cell>
          <table:table-cell office:value-type="float" office:value="0.26564026010529329" table:formula="of:=$$p.mil_mod * (1-[.BE78])" table:style-name="ce44">
            <text:p>0.26564026</text:p>
          </table:table-cell>
          <table:table-cell office:value-type="float" office:value="0.67161143855850536" table:formula="of:=(1-$$p.mod_mil-$$p.mod_sev) * (1-[.BF78])" table:style-name="ce44">
            <text:p>0.671611439</text:p>
          </table:table-cell>
          <table:table-cell office:value-type="float" office:value="0.1427001563443642" table:formula="of:=$$p.sev_mod * (1-[.BG78])" table:style-name="ce44">
            <text:p>0.14270015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8] * (1-[.BB78])" table:style-name="ce45">
            <text:p>0</text:p>
          </table:table-cell>
          <table:table-cell office:value-type="float" office:value="0" table:formula="of:=$$p.mci_sev * (1-[.BC78])" table:style-name="ce42">
            <text:p>0</text:p>
          </table:table-cell>
          <table:table-cell office:value-type="float" office:value="9.066220481409328E-4" table:formula="of:=$$p.mil_sev * (1-[.BD78])" table:style-name="ce44">
            <text:p>0.000906622</text:p>
          </table:table-cell>
          <table:table-cell office:value-type="float" office:value="9.066220481409328E-4" table:formula="of:=$$p.mil_sev * (1-[.BE78])" table:style-name="ce44">
            <text:p>0.000906622</text:p>
          </table:table-cell>
          <table:table-cell office:value-type="float" office:value="9.1051799506066025E-2" table:formula="of:=$$p.mod_sev * (1-[.BF78])" table:style-name="ce44">
            <text:p>0.0910518</text:p>
          </table:table-cell>
          <table:table-cell office:value-type="float" office:value="0.58536186582075922" table:formula="of:=(1-$$p.sev_mil-$$p.sev_mod) * (1-[.BG78])" table:style-name="ce44">
            <text:p>0.585361866</text:p>
          </table:table-cell>
          <table:table-cell office:value-type="float" office:value="0" table:style-name="ce43">
            <text:p>0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40">
            <text:p>0.040043003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44">
            <text:p>0.040043003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44">
            <text:p>0.093377952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44">
            <text:p>0.093377952</text:p>
          </table:table-cell>
          <table:table-cell office:value-type="float" office:value="0.16466238985260528" table:formula="of:=1-EXP(-INDEX($$m.r.mortality_f; [.C78]) * $$hr.mort_mod * $$hr.mort_verymilddem)" table:number-matrix-columns-spanned="1" table:number-matrix-rows-spanned="1" table:style-name="ce44">
            <text:p>0.16466239</text:p>
          </table:table-cell>
          <table:table-cell office:value-type="float" office:value="0.27193797783487661" table:formula="of:=1-EXP(-INDEX($$m.r.mortality_f; [.C78]) * $$hr.mort_sev * $$hr.mort_verymilddem)" table:number-matrix-columns-spanned="1" table:number-matrix-rows-spanned="1" table:style-name="ce44">
            <text:p>0.27193797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8];[.S78];[.Z78];[.AG78];[.AN78];[.AU78];[.BB78])=1" table:style-name="ce29">
            <text:p>TRUE</text:p>
          </table:table-cell>
          <table:table-cell office:value-type="boolean" office:boolean-value="true" table:formula="of:=SUM([.M78];[.T78];[.AA78];[.AH78];[.AO78];[.AV78];[.BC78])=1" table:style-name="ce29">
            <text:p>TRUE</text:p>
          </table:table-cell>
          <table:table-cell office:value-type="boolean" office:boolean-value="true" table:formula="of:=SUM([.N78];[.U78];[.AB78];[.AI78];[.AP78];[.AW78];[.BD78])=1" table:style-name="ce29">
            <text:p>TRUE</text:p>
          </table:table-cell>
          <table:table-cell office:value-type="boolean" office:boolean-value="true" table:formula="of:=SUM([.O78];[.V78];[.AC78];[.AJ78];[.AQ78];[.AX78];[.BE78])=1" table:style-name="ce29">
            <text:p>TRUE</text:p>
          </table:table-cell>
          <table:table-cell office:value-type="boolean" office:boolean-value="true" table:formula="of:=SUM([.P78];[.W78];[.AD78];[.AK78];[.AR78];[.AY78];[.BF78])=1" table:style-name="ce29">
            <text:p>TRUE</text:p>
          </table:table-cell>
          <table:table-cell office:value-type="boolean" office:boolean-value="true" table:formula="of:=SUM([.Q78];[.X78];[.AE78];[.AL78];[.AS78];[.AZ78];[.BG78])=1" table:style-name="ce29">
            <text:p>TRUE</text:p>
          </table:table-cell>
          <table:table-cell office:value-type="boolean" office:boolean-value="true" table:formula="of:=SUM([.R78];[.Y78];[.AF78];[.AM78];[.AT78];[.BA78];[.BH78])=1" table:style-name="ce29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S77:.BY77];TRANSPOSE([.L77:.R77]))" table:number-matrix-columns-spanned="1" table:number-matrix-rows-spanned="1" table:style-name="ce3">
            <text:p>0</text:p>
          </table:table-cell>
          <table:table-cell office:value-type="float" office:value="0.10552697748147515" table:formula="of:=MMULT([.BS77:.BY77];TRANSPOSE([.S77:.Y77]))" table:number-matrix-columns-spanned="1" table:number-matrix-rows-spanned="1" table:style-name="ce3">
            <text:p>0.105526977</text:p>
          </table:table-cell>
          <table:table-cell office:value-type="float" office:value="0" table:formula="of:=MMULT([.BS77:.BY77];TRANSPOSE([.Z77:.AF77]))" table:number-matrix-columns-spanned="1" table:number-matrix-rows-spanned="1" table:style-name="ce3">
            <text:p>0</text:p>
          </table:table-cell>
          <table:table-cell office:value-type="float" office:value="0.18204458004056567" table:formula="of:=MMULT([.BS77:.BY77];TRANSPOSE([.AG77:.AM77]))" table:number-matrix-columns-spanned="1" table:number-matrix-rows-spanned="1" table:style-name="ce3">
            <text:p>0.18204458</text:p>
          </table:table-cell>
          <table:table-cell office:value-type="float" office:value="0.22877273691140407" table:formula="of:=MMULT([.BS77:.BY77];TRANSPOSE([.AN77:.AT77]))" table:number-matrix-columns-spanned="1" table:number-matrix-rows-spanned="1" table:style-name="ce3">
            <text:p>0.228772737</text:p>
          </table:table-cell>
          <table:table-cell office:value-type="float" office:value="5.4420426528298371E-2" table:formula="of:=MMULT([.BS77:.BY77];TRANSPOSE([.AU77:.BA77]))" table:number-matrix-columns-spanned="1" table:number-matrix-rows-spanned="1" table:style-name="ce3">
            <text:p>0.054420427</text:p>
          </table:table-cell>
          <table:table-cell office:value-type="float" office:value="0.42923527903825687" table:formula="of:=MMULT([.BS77:.BY77];TRANSPOSE([.BB77:.BH77]))" table:number-matrix-columns-spanned="1" table:number-matrix-rows-spanned="1" table:style-name="ce3">
            <text:p>0.429235279</text:p>
          </table:table-cell>
          <table:table-cell table:style-name="ce1"/>
          <table:table-cell office:value-type="boolean" office:boolean-value="true" table:formula="of:=SUM([.BS78:.BY78])=1" table:style-name="ce29">
            <text:p>TRUE</text:p>
          </table:table-cell>
          <table:table-cell table:style-name="ce1"/>
          <table:table-cell office:value-type="float" office:value="0" table:formula="of:=[.BS78] * $$u.mci" table:style-name="ce22">
            <text:p>0.00</text:p>
          </table:table-cell>
          <table:table-cell office:value-type="float" office:value="7.7034693561476852E-2" table:formula="of:=[.BT78] * $$u.mci" table:style-name="ce22">
            <text:p>0.08</text:p>
          </table:table-cell>
          <table:table-cell office:value-type="float" office:value="0" table:formula="of:=[.BU78] * $$u.mil" table:style-name="ce22">
            <text:p>0.00</text:p>
          </table:table-cell>
          <table:table-cell office:value-type="float" office:value="0.12561076022799031" table:formula="of:=[.BV78] * $$u.mil" table:style-name="ce22">
            <text:p>0.13</text:p>
          </table:table-cell>
          <table:table-cell office:value-type="float" office:value="0.12124955056304416" table:formula="of:=[.BW78] * $$u.mod" table:style-name="ce22">
            <text:p>0.12</text:p>
          </table:table-cell>
          <table:table-cell office:value-type="float" office:value="2.0679762080753381E-2" table:formula="of:=[.BX78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78:.CC79])" table:style-name="ce31">
            <text:p>0.00</text:p>
          </table:table-cell>
          <table:table-cell office:value-type="float" office:value="6.78754940491412E-2" table:formula="of:=AVERAGE([.CD78:.CD79])" table:style-name="ce31">
            <text:p>0.07</text:p>
          </table:table-cell>
          <table:table-cell office:value-type="float" office:value="0" table:formula="of:=AVERAGE([.CE78:.CE79])" table:style-name="ce31">
            <text:p>0.00</text:p>
          </table:table-cell>
          <table:table-cell office:value-type="float" office:value="0.11594097257828764" table:formula="of:=AVERAGE([.CF78:.CF79])" table:style-name="ce31">
            <text:p>0.12</text:p>
          </table:table-cell>
          <table:table-cell office:value-type="float" office:value="0.11621397365679348" table:formula="of:=AVERAGE([.CG78:.CG79])" table:style-name="ce31">
            <text:p>0.12</text:p>
          </table:table-cell>
          <table:table-cell office:value-type="float" office:value="2.0381543949243176E-2" table:formula="of:=AVERAGE([.CH78:.CH79])" table:style-name="ce31">
            <text:p>0.02</text:p>
          </table:table-cell>
          <table:table-cell office:value-type="float" office:value="0" table:formula="of:=AVERAGE([.CI78:.CI79])" table:style-name="ce31">
            <text:p>0.00</text:p>
          </table:table-cell>
          <table:table-cell table:style-name="ce1"/>
          <table:table-cell office:value-type="float" office:value="0" table:formula="of:=[.CK78]/((1+$$discount_COST)^([.$B78]-1))" table:style-name="ce22">
            <text:p>0.00</text:p>
          </table:table-cell>
          <table:table-cell office:value-type="float" office:value="4.8118214721281881E-2" table:formula="of:=[.CL78]/((1+$$discount_COST)^([.$B78]-1))" table:style-name="ce22">
            <text:p>0.05</text:p>
          </table:table-cell>
          <table:table-cell office:value-type="float" office:value="0" table:formula="of:=[.CM78]/((1+$$discount_COST)^([.$B78]-1))" table:style-name="ce22">
            <text:p>0.00</text:p>
          </table:table-cell>
          <table:table-cell office:value-type="float" office:value="8.2192736740556896E-2" table:formula="of:=[.CN78]/((1+$$discount_COST)^([.$B78]-1))" table:style-name="ce22">
            <text:p>0.08</text:p>
          </table:table-cell>
          <table:table-cell office:value-type="float" office:value="8.2386272341272743E-2" table:formula="of:=[.CO78]/((1+$$discount_COST)^([.$B78]-1))" table:style-name="ce22">
            <text:p>0.08</text:p>
          </table:table-cell>
          <table:table-cell office:value-type="float" office:value="1.4448859958071058E-2" table:formula="of:=[.CP78]/((1+$$discount_COST)^([.$B78]-1))" table:style-name="ce22">
            <text:p>0.01</text:p>
          </table:table-cell>
          <table:table-cell office:value-type="float" office:value="0" table:formula="of:=[.CQ78]/((1+$$discount_COST)^([.$B78]-1))" table:style-name="ce22">
            <text:p>0.00</text:p>
          </table:table-cell>
          <table:table-cell table:style-name="ce1"/>
          <table:table-cell office:value-type="float" office:value="0.22714608376118256" table:formula="of:=SUM([.CS78:.CY78])" table:style-name="ce31">
            <text:p>0.23</text:p>
          </table:table-cell>
          <table:table-cell table:style-name="ce1"/>
          <table:table-cell office:value-type="float" office:value="0" table:formula="of:=[.BS78] * ($$c.mci + $$c.Tx)" table:style-name="ce24">
            <text:p><text:s/>-<text:s/></text:p>
          </table:table-cell>
          <table:table-cell office:value-type="float" office:value="1869.0938251518878" table:formula="of:=[.BT78]*$$c.mci" table:style-name="ce24">
            <text:p><text:s/>1,869<text:s/></text:p>
          </table:table-cell>
          <table:table-cell office:value-type="float" office:value="0" table:formula="of:=[.BU78] * ($$c.mil + $$c.Tx)" table:style-name="ce24">
            <text:p><text:s/>-<text:s/></text:p>
          </table:table-cell>
          <table:table-cell office:value-type="float" office:value="4802.4292282951028" table:formula="of:=[.BV78]*$$c.mil" table:style-name="ce24">
            <text:p><text:s/>4,802<text:s/></text:p>
          </table:table-cell>
          <table:table-cell office:value-type="float" office:value="9616.6633160793517" table:formula="of:=[.BW78]*$$c.mod" table:style-name="ce24">
            <text:p><text:s/>9,617<text:s/></text:p>
          </table:table-cell>
          <table:table-cell office:value-type="float" office:value="3481.2222237240735" table:formula="of:=[.BX78]*$$c.sev" table:style-name="ce24">
            <text:p><text:s/>3,48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78:.DC79])" table:style-name="ce33">
            <text:p><text:s/>-<text:s/></text:p>
          </table:table-cell>
          <table:table-cell office:value-type="float" office:value="1646.8640419156013" table:formula="of:=AVERAGE([.DD78:.DD79])" table:style-name="ce33">
            <text:p><text:s/>1,647<text:s/></text:p>
          </table:table-cell>
          <table:table-cell office:value-type="float" office:value="0" table:formula="of:=AVERAGE([.DE78:.DE79])" table:style-name="ce33">
            <text:p><text:s/>-<text:s/></text:p>
          </table:table-cell>
          <table:table-cell office:value-type="float" office:value="4432.7278527437511" table:formula="of:=AVERAGE([.DF78:.DF79])" table:style-name="ce33">
            <text:p><text:s/>4,433<text:s/></text:p>
          </table:table-cell>
          <table:table-cell office:value-type="float" office:value="9217.276699924776" table:formula="of:=AVERAGE([.DG78:.DG79])" table:style-name="ce33">
            <text:p><text:s/>9,217<text:s/></text:p>
          </table:table-cell>
          <table:table-cell office:value-type="float" office:value="3431.0203121703125" table:formula="of:=AVERAGE([.DH78:.DH79])" table:style-name="ce33">
            <text:p><text:s/>3,431<text:s/></text:p>
          </table:table-cell>
          <table:table-cell office:value-type="float" office:value="0" table:formula="of:=AVERAGE([.DI78:.DI79])" table:style-name="ce33">
            <text:p><text:s/>-<text:s/></text:p>
          </table:table-cell>
          <table:table-cell office:value-type="float" office:value="0" table:formula="of:=[.DJ78]" table:style-name="ce33">
            <text:p><text:s/>-<text:s/></text:p>
          </table:table-cell>
          <table:table-cell table:style-name="ce1"/>
          <table:table-cell office:value-type="float" office:value="0" table:formula="of:=[.DL78]/((1+$$discount_COST)^([.$B78]-1))" table:style-name="ce24">
            <text:p><text:s/>-<text:s/></text:p>
          </table:table-cell>
          <table:table-cell office:value-type="float" office:value="1167.4929029360885" table:formula="of:=[.DM78]/((1+$$discount_COST)^([.$B78]-1))" table:style-name="ce24">
            <text:p><text:s/>1,167<text:s/></text:p>
          </table:table-cell>
          <table:table-cell office:value-type="float" office:value="0" table:formula="of:=[.DN78]/((1+$$discount_COST)^([.$B78]-1))" table:style-name="ce24">
            <text:p><text:s/>-<text:s/></text:p>
          </table:table-cell>
          <table:table-cell office:value-type="float" office:value="3142.4441708653658" table:formula="of:=[.DO78]/((1+$$discount_COST)^([.$B78]-1))" table:style-name="ce24">
            <text:p><text:s/>3,142<text:s/></text:p>
          </table:table-cell>
          <table:table-cell office:value-type="float" office:value="6534.3008637453959" table:formula="of:=[.DP78]/((1+$$discount_COST)^([.$B78]-1))" table:style-name="ce24">
            <text:p><text:s/>6,534<text:s/></text:p>
          </table:table-cell>
          <table:table-cell office:value-type="float" office:value="2432.3148495179103" table:formula="of:=[.DQ78]/((1+$$discount_COST)^([.$B78]-1))" table:style-name="ce24">
            <text:p><text:s/>2,432<text:s/></text:p>
          </table:table-cell>
          <table:table-cell office:value-type="float" office:value="0" table:formula="of:=[.DR78]/((1+$$discount_COST)^([.$B78]-1))" table:style-name="ce24">
            <text:p><text:s/>-<text:s/></text:p>
          </table:table-cell>
          <table:table-cell office:value-type="float" office:value="0" table:formula="of:=[.DS78]/((1+$$discount_COST)^([.$B78]-1))" table:style-name="ce24">
            <text:p><text:s/>-<text:s/></text:p>
          </table:table-cell>
          <table:table-cell table:style-name="ce1"/>
          <table:table-cell office:value-type="float" office:value="13276.55278706476" table:formula="of:=SUM([.DU78:.EB78])" table:style-name="ce33">
            <text:p><text:s/>13,277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78]+1" table:style-name="ce1">
            <text:p>81</text:p>
          </table:table-cell>
          <table:table-cell office:value-type="float" office:value="1" table:formula="of:=IF([.B79]&lt;$$tx_duration;$$p.discontinuation_x;1)" table:style-name="ce1">
            <text:p>1</text:p>
          </table:table-cell>
          <table:table-cell table:style-name="ce1"/>
          <table:table-cell office:value-type="float" office:value="0.17786660355443951" table:formula="of:=1-EXP(-(-LN(1-$$p.mci_mil) * $$rr.tx_mci_mil^((1-$$tx_waning)^([.$B79]-1) )))" table:style-name="ce1">
            <text:p>0.177866604</text:p>
          </table:table-cell>
          <table:table-cell office:value-type="float" office:value="0" table:formula="of:=1-EXP(-(-LN(1-$$p.mci_mod) * $$rr.tx_mci_mod^((1-$$tx_waning)^([.$B79]-1) )))" table:style-name="ce1">
            <text:p>0</text:p>
          </table:table-cell>
          <table:table-cell office:value-type="float" office:value="0" table:formula="of:=1-EXP(-(-LN(1-$$p.mci_sev) * $$rr.tx_mci_sev^((1-$$tx_waning)^([.$B79]-1) )))" table:style-name="ce1">
            <text:p>0</text:p>
          </table:table-cell>
          <table:table-cell office:value-type="float" office:value="0.25501231886977405" table:formula="of:=1-EXP(-(-LN(1-$$p.mil_mod) * $$rr.tx_mil_mod^((1-$$tx_waning)^([.$B79]-1) )))" table:style-name="ce1">
            <text:p>0.255012319</text:p>
          </table:table-cell>
          <table:table-cell table:number-columns-repeated="2" table:style-name="ce1"/>
          <table:table-cell office:value-type="float" office:value="0" table:formula="of:=(1-[.F79]-[.G79]-[.H79]) * (1-[.D79]) * (1-[.BB7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79]) * (1-[.BD7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8548433490972625" table:formula="of:=(1-[.F79]-[.G79]-[.H79]) * [.D79] * (1-[.BB79])" table:style-name="ce40">
            <text:p>0.785484335</text:p>
          </table:table-cell>
          <table:table-cell office:value-type="float" office:value="0.75860506897632241" table:formula="of:=(1 - $$p.mci_mil - $$p.mci_mod - $$p.mci_sev) * (1-[.BC79])" table:style-name="ce44">
            <text:p>0.758605069</text:p>
          </table:table-cell>
          <table:table-cell office:value-type="float" office:value="0" table:formula="of:=$$p.mil_mci * [.D79] * (1-[.BD79])" table:style-name="ce42">
            <text:p>0</text:p>
          </table:table-cell>
          <table:table-cell office:value-type="float" office:value="0" table:formula="of:=$$p.mil_mci * (1-[.BE7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79] * (1-[.D79]) * (1-[.BB7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79] - $$p.mil_sev) * (1-[.D79]) * (1-[.BD79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993766631989896" table:formula="of:=[.F79] * [.D79] * (1-[.BB79])" table:style-name="ce40">
            <text:p>0.169937666</text:p>
          </table:table-cell>
          <table:table-cell office:value-type="float" office:value="0.19681693225330277" table:formula="of:=$$p.mci_mil * (1-[.BC79])" table:style-name="ce44">
            <text:p>0.196816932</text:p>
          </table:table-cell>
          <table:table-cell office:value-type="float" office:value="0.66689716841736091" table:formula="of:=(1 - $$p.mil_mci - [.I79] - $$p.mil_sev) * [.D79] * (1-[.BD79])" table:style-name="ce44">
            <text:p>0.666897168</text:p>
          </table:table-cell>
          <table:table-cell office:value-type="float" office:value="0.63284569468596341" table:formula="of:=(1 - $$p.mil_mci - $$p.mil_mod - $$p.mil_sev) * (1-[.BE79])" table:style-name="ce44">
            <text:p>0.632845695</text:p>
          </table:table-cell>
          <table:table-cell office:value-type="float" office:value="7.1174955298091397E-2" table:formula="of:=$$p.mod_mil * (1-[.BF79])" table:style-name="ce44">
            <text:p>0.071174955</text:p>
          </table:table-cell>
          <table:table-cell office:value-type="float" office:value="0" table:formula="of:=$$p.sev_mil * (1-[.BG7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79] * (1-[.BB79])" table:style-name="ce40">
            <text:p>0</text:p>
          </table:table-cell>
          <table:table-cell office:value-type="float" office:value="0" table:formula="of:=$$p.mci_mod * (1-[.BC79])" table:style-name="ce42">
            <text:p>0</text:p>
          </table:table-cell>
          <table:table-cell office:value-type="float" office:value="0.22858845338331524" table:formula="of:=[.I79] * (1-[.BD79])" table:style-name="ce44">
            <text:p>0.228588453</text:p>
          </table:table-cell>
          <table:table-cell office:value-type="float" office:value="0.26263992711471279" table:formula="of:=$$p.mil_mod * (1-[.BE79])" table:style-name="ce44">
            <text:p>0.262639927</text:p>
          </table:table-cell>
          <table:table-cell office:value-type="float" office:value="0.65775475930649985" table:formula="of:=(1-$$p.mod_mil-$$p.mod_sev) * (1-[.BF79])" table:style-name="ce44">
            <text:p>0.657754759</text:p>
          </table:table-cell>
          <table:table-cell office:value-type="float" office:value="0.13754774572375544" table:formula="of:=$$p.sev_mod * (1-[.BG79])" table:style-name="ce44">
            <text:p>0.13754774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79] * (1-[.BB79])" table:style-name="ce45">
            <text:p>0</text:p>
          </table:table-cell>
          <table:table-cell office:value-type="float" office:value="0" table:formula="of:=$$p.mci_sev * (1-[.BC79])" table:style-name="ce42">
            <text:p>0</text:p>
          </table:table-cell>
          <table:table-cell office:value-type="float" office:value="8.9638200380448064E-4" table:formula="of:=$$p.mil_sev * (1-[.BD79])" table:style-name="ce44">
            <text:p>0.000896382</text:p>
          </table:table-cell>
          <table:table-cell office:value-type="float" office:value="8.9638200380448064E-4" table:formula="of:=$$p.mil_sev * (1-[.BE79])" table:style-name="ce44">
            <text:p>0.000896382</text:p>
          </table:table-cell>
          <table:table-cell office:value-type="float" office:value="8.917321985622946E-2" table:formula="of:=$$p.mod_sev * (1-[.BF79])" table:style-name="ce44">
            <text:p>0.08917322</text:p>
          </table:table-cell>
          <table:table-cell office:value-type="float" office:value="0.56422646715254787" table:formula="of:=(1-$$p.sev_mil-$$p.sev_mod) * (1-[.BG79])" table:style-name="ce44">
            <text:p>0.564226467</text:p>
          </table:table-cell>
          <table:table-cell office:value-type="float" office:value="0" table:style-name="ce43">
            <text:p>0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40">
            <text:p>0.044577999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44">
            <text:p>0.044577999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44">
            <text:p>0.103617996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44">
            <text:p>0.103617996</text:p>
          </table:table-cell>
          <table:table-cell office:value-type="float" office:value="0.18189706553917928" table:formula="of:=1-EXP(-INDEX($$m.r.mortality_f; [.C79]) * $$hr.mort_mod * $$hr.mort_verymilddem)" table:number-matrix-columns-spanned="1" table:number-matrix-rows-spanned="1" table:style-name="ce44">
            <text:p>0.181897066</text:p>
          </table:table-cell>
          <table:table-cell office:value-type="float" office:value="0.29822578712369674" table:formula="of:=1-EXP(-INDEX($$m.r.mortality_f; [.C79]) * $$hr.mort_sev * $$hr.mort_verymilddem)" table:number-matrix-columns-spanned="1" table:number-matrix-rows-spanned="1" table:style-name="ce44">
            <text:p>0.29822578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79];[.S79];[.Z79];[.AG79];[.AN79];[.AU79];[.BB79])=1" table:style-name="ce29">
            <text:p>TRUE</text:p>
          </table:table-cell>
          <table:table-cell office:value-type="boolean" office:boolean-value="true" table:formula="of:=SUM([.M79];[.T79];[.AA79];[.AH79];[.AO79];[.AV79];[.BC79])=1" table:style-name="ce29">
            <text:p>TRUE</text:p>
          </table:table-cell>
          <table:table-cell office:value-type="boolean" office:boolean-value="true" table:formula="of:=SUM([.N79];[.U79];[.AB79];[.AI79];[.AP79];[.AW79];[.BD79])=1" table:style-name="ce29">
            <text:p>TRUE</text:p>
          </table:table-cell>
          <table:table-cell office:value-type="boolean" office:boolean-value="true" table:formula="of:=SUM([.O79];[.V79];[.AC79];[.AJ79];[.AQ79];[.AX79];[.BE79])=1" table:style-name="ce29">
            <text:p>TRUE</text:p>
          </table:table-cell>
          <table:table-cell office:value-type="boolean" office:boolean-value="true" table:formula="of:=SUM([.P79];[.W79];[.AD79];[.AK79];[.AR79];[.AY79];[.BF79])=1" table:style-name="ce29">
            <text:p>TRUE</text:p>
          </table:table-cell>
          <table:table-cell office:value-type="boolean" office:boolean-value="true" table:formula="of:=SUM([.Q79];[.X79];[.AE79];[.AL79];[.AS79];[.AZ79];[.BG79])=1" table:style-name="ce29">
            <text:p>TRUE</text:p>
          </table:table-cell>
          <table:table-cell office:value-type="boolean" office:boolean-value="true" table:formula="of:=SUM([.R79];[.Y79];[.AF79];[.AM79];[.AT79];[.BA79];[.BH79])=1" table:style-name="ce29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S78:.BY78];TRANSPOSE([.L78:.R78]))" table:number-matrix-columns-spanned="1" table:number-matrix-rows-spanned="1" table:style-name="ce3">
            <text:p>0</text:p>
          </table:table-cell>
          <table:table-cell office:value-type="float" office:value="8.0433280187404851E-2" table:formula="of:=MMULT([.BS78:.BY78];TRANSPOSE([.S78:.Y78]))" table:number-matrix-columns-spanned="1" table:number-matrix-rows-spanned="1" table:style-name="ce3">
            <text:p>0.08043328</text:p>
          </table:table-cell>
          <table:table-cell office:value-type="float" office:value="0" table:formula="of:=MMULT([.BS78:.BY78];TRANSPOSE([.Z78:.AF78]))" table:number-matrix-columns-spanned="1" table:number-matrix-rows-spanned="1" table:style-name="ce3">
            <text:p>0</text:p>
          </table:table-cell>
          <table:table-cell office:value-type="float" office:value="0.15401621004142754" table:formula="of:=MMULT([.BS78:.BY78];TRANSPOSE([.AG78:.AM78]))" table:number-matrix-columns-spanned="1" table:number-matrix-rows-spanned="1" table:style-name="ce3">
            <text:p>0.15401621</text:p>
          </table:table-cell>
          <table:table-cell office:value-type="float" office:value="0.2097705599066845" table:formula="of:=MMULT([.BS78:.BY78];TRANSPOSE([.AN78:.AT78]))" table:number-matrix-columns-spanned="1" table:number-matrix-rows-spanned="1" table:style-name="ce3">
            <text:p>0.20977056</text:p>
          </table:table-cell>
          <table:table-cell office:value-type="float" office:value="5.2850857415086765E-2" table:formula="of:=MMULT([.BS78:.BY78];TRANSPOSE([.AU78:.BA78]))" table:number-matrix-columns-spanned="1" table:number-matrix-rows-spanned="1" table:style-name="ce3">
            <text:p>0.052850857</text:p>
          </table:table-cell>
          <table:table-cell office:value-type="float" office:value="0.50292909244939654" table:formula="of:=MMULT([.BS78:.BY78];TRANSPOSE([.BB78:.BH78]))" table:number-matrix-columns-spanned="1" table:number-matrix-rows-spanned="1" table:style-name="ce3">
            <text:p>0.502929092</text:p>
          </table:table-cell>
          <table:table-cell table:style-name="ce1"/>
          <table:table-cell office:value-type="boolean" office:boolean-value="true" table:formula="of:=SUM([.BS79:.BY79])=1" table:style-name="ce29">
            <text:p>TRUE</text:p>
          </table:table-cell>
          <table:table-cell table:style-name="ce1"/>
          <table:table-cell office:value-type="float" office:value="0" table:formula="of:=[.BS79] * $$u.mci" table:style-name="ce22">
            <text:p>0.00</text:p>
          </table:table-cell>
          <table:table-cell office:value-type="float" office:value="5.871629453680554E-2" table:formula="of:=[.BT79] * $$u.mci" table:style-name="ce22">
            <text:p>0.06</text:p>
          </table:table-cell>
          <table:table-cell office:value-type="float" office:value="0" table:formula="of:=[.BU79] * $$u.mil" table:style-name="ce22">
            <text:p>0.00</text:p>
          </table:table-cell>
          <table:table-cell office:value-type="float" office:value="0.10627118492858499" table:formula="of:=[.BV79] * $$u.mil" table:style-name="ce22">
            <text:p>0.11</text:p>
          </table:table-cell>
          <table:table-cell office:value-type="float" office:value="0.11117839675054279" table:formula="of:=[.BW79] * $$u.mod" table:style-name="ce22">
            <text:p>0.11</text:p>
          </table:table-cell>
          <table:table-cell office:value-type="float" office:value="2.0083325817732971E-2" table:formula="of:=[.BX79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79:.CC80])" table:style-name="ce31">
            <text:p>0.00</text:p>
          </table:table-cell>
          <table:table-cell office:value-type="float" office:value="5.1629386601966483E-2" table:formula="of:=AVERAGE([.CD79:.CD80])" table:style-name="ce31">
            <text:p>0.05</text:p>
          </table:table-cell>
          <table:table-cell office:value-type="float" office:value="0" table:formula="of:=AVERAGE([.CE79:.CE80])" table:style-name="ce31">
            <text:p>0.00</text:p>
          </table:table-cell>
          <table:table-cell office:value-type="float" office:value="9.7374782770118309E-2" table:formula="of:=AVERAGE([.CF79:.CF80])" table:style-name="ce31">
            <text:p>0.10</text:p>
          </table:table-cell>
          <table:table-cell office:value-type="float" office:value="0.10479914362898538" table:formula="of:=AVERAGE([.CG79:.CG80])" table:style-name="ce31">
            <text:p>0.10</text:p>
          </table:table-cell>
          <table:table-cell office:value-type="float" office:value="1.9287789883483702E-2" table:formula="of:=AVERAGE([.CH79:.CH80])" table:style-name="ce31">
            <text:p>0.02</text:p>
          </table:table-cell>
          <table:table-cell office:value-type="float" office:value="0" table:formula="of:=AVERAGE([.CI79:.CI80])" table:style-name="ce31">
            <text:p>0.00</text:p>
          </table:table-cell>
          <table:table-cell table:style-name="ce1"/>
          <table:table-cell office:value-type="float" office:value="0" table:formula="of:=[.CK79]/((1+$$discount_COST)^([.$B79]-1))" table:style-name="ce22">
            <text:p>0.00</text:p>
          </table:table-cell>
          <table:table-cell office:value-type="float" office:value="3.5363327055487233E-2" table:formula="of:=[.CL79]/((1+$$discount_COST)^([.$B79]-1))" table:style-name="ce22">
            <text:p>0.04</text:p>
          </table:table-cell>
          <table:table-cell office:value-type="float" office:value="0" table:formula="of:=[.CM79]/((1+$$discount_COST)^([.$B79]-1))" table:style-name="ce22">
            <text:p>0.00</text:p>
          </table:table-cell>
          <table:table-cell office:value-type="float" office:value="6.6696440083709216E-2" table:formula="of:=[.CN79]/((1+$$discount_COST)^([.$B79]-1))" table:style-name="ce22">
            <text:p>0.07</text:p>
          </table:table-cell>
          <table:table-cell office:value-type="float" office:value="7.1781724231169408E-2" table:formula="of:=[.CO79]/((1+$$discount_COST)^([.$B79]-1))" table:style-name="ce22">
            <text:p>0.07</text:p>
          </table:table-cell>
          <table:table-cell office:value-type="float" office:value="1.3211089008002523E-2" table:formula="of:=[.CP79]/((1+$$discount_COST)^([.$B79]-1))" table:style-name="ce22">
            <text:p>0.01</text:p>
          </table:table-cell>
          <table:table-cell office:value-type="float" office:value="0" table:formula="of:=[.CQ79]/((1+$$discount_COST)^([.$B79]-1))" table:style-name="ce22">
            <text:p>0.00</text:p>
          </table:table-cell>
          <table:table-cell table:style-name="ce1"/>
          <table:table-cell office:value-type="float" office:value="0.18705258037836839" table:formula="of:=SUM([.CS79:.CY79])" table:style-name="ce31">
            <text:p>0.19</text:p>
          </table:table-cell>
          <table:table-cell table:style-name="ce1"/>
          <table:table-cell office:value-type="float" office:value="0" table:formula="of:=[.BS79] * ($$c.mci + $$c.Tx)" table:style-name="ce24">
            <text:p><text:s/>-<text:s/></text:p>
          </table:table-cell>
          <table:table-cell office:value-type="float" office:value="1424.6342586793148" table:formula="of:=[.BT79]*$$c.mci" table:style-name="ce24">
            <text:p><text:s/>1,425<text:s/></text:p>
          </table:table-cell>
          <table:table-cell office:value-type="float" office:value="0" table:formula="of:=[.BU79] * ($$c.mil + $$c.Tx)" table:style-name="ce24">
            <text:p><text:s/>-<text:s/></text:p>
          </table:table-cell>
          <table:table-cell office:value-type="float" office:value="4063.0264771923994" table:formula="of:=[.BV79]*$$c.mil" table:style-name="ce24">
            <text:p><text:s/>4,063<text:s/></text:p>
          </table:table-cell>
          <table:table-cell office:value-type="float" office:value="8817.8900837702004" table:formula="of:=[.BW79]*$$c.mod" table:style-name="ce24">
            <text:p><text:s/>8,818<text:s/></text:p>
          </table:table-cell>
          <table:table-cell office:value-type="float" office:value="3380.818400616552" table:formula="of:=[.BX79]*$$c.sev" table:style-name="ce24">
            <text:p><text:s/>3,38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79:.DC80])" table:style-name="ce33">
            <text:p><text:s/>-<text:s/></text:p>
          </table:table-cell>
          <table:table-cell office:value-type="float" office:value="1252.6845143753842" table:formula="of:=AVERAGE([.DD79:.DD80])" table:style-name="ce33">
            <text:p><text:s/>1,253<text:s/></text:p>
          </table:table-cell>
          <table:table-cell office:value-type="float" office:value="0" table:formula="of:=AVERAGE([.DE79:.DE80])" table:style-name="ce33">
            <text:p><text:s/>-<text:s/></text:p>
          </table:table-cell>
          <table:table-cell office:value-type="float" office:value="3722.8936599485496" table:formula="of:=AVERAGE([.DF79:.DF80])" table:style-name="ce33">
            <text:p><text:s/>3,723<text:s/></text:p>
          </table:table-cell>
          <table:table-cell office:value-type="float" office:value="8311.9325013033831" table:formula="of:=AVERAGE([.DG79:.DG80])" table:style-name="ce33">
            <text:p><text:s/>8,312<text:s/></text:p>
          </table:table-cell>
          <table:table-cell office:value-type="float" office:value="3246.8982247815916" table:formula="of:=AVERAGE([.DH79:.DH80])" table:style-name="ce33">
            <text:p><text:s/>3,247<text:s/></text:p>
          </table:table-cell>
          <table:table-cell office:value-type="float" office:value="0" table:formula="of:=AVERAGE([.DI79:.DI80])" table:style-name="ce33">
            <text:p><text:s/>-<text:s/></text:p>
          </table:table-cell>
          <table:table-cell office:value-type="float" office:value="0" table:formula="of:=[.DJ79]" table:style-name="ce33">
            <text:p><text:s/>-<text:s/></text:p>
          </table:table-cell>
          <table:table-cell table:style-name="ce1"/>
          <table:table-cell office:value-type="float" office:value="0" table:formula="of:=[.DL79]/((1+$$discount_COST)^([.$B79]-1))" table:style-name="ce24">
            <text:p><text:s/>-<text:s/></text:p>
          </table:table-cell>
          <table:table-cell office:value-type="float" office:value="858.0208887764245" table:formula="of:=[.DM79]/((1+$$discount_COST)^([.$B79]-1))" table:style-name="ce24">
            <text:p><text:s/>858<text:s/></text:p>
          </table:table-cell>
          <table:table-cell office:value-type="float" office:value="0" table:formula="of:=[.DN79]/((1+$$discount_COST)^([.$B79]-1))" table:style-name="ce24">
            <text:p><text:s/>-<text:s/></text:p>
          </table:table-cell>
          <table:table-cell office:value-type="float" office:value="2549.9800550515533" table:formula="of:=[.DO79]/((1+$$discount_COST)^([.$B79]-1))" table:style-name="ce24">
            <text:p><text:s/>2,550<text:s/></text:p>
          </table:table-cell>
          <table:table-cell office:value-type="float" office:value="5693.2225395745827" table:formula="of:=[.DP79]/((1+$$discount_COST)^([.$B79]-1))" table:style-name="ce24">
            <text:p><text:s/>5,693<text:s/></text:p>
          </table:table-cell>
          <table:table-cell office:value-type="float" office:value="2223.9490219792569" table:formula="of:=[.DQ79]/((1+$$discount_COST)^([.$B79]-1))" table:style-name="ce24">
            <text:p><text:s/>2,224<text:s/></text:p>
          </table:table-cell>
          <table:table-cell office:value-type="float" office:value="0" table:formula="of:=[.DR79]/((1+$$discount_COST)^([.$B79]-1))" table:style-name="ce24">
            <text:p><text:s/>-<text:s/></text:p>
          </table:table-cell>
          <table:table-cell office:value-type="float" office:value="0" table:formula="of:=[.DS79]/((1+$$discount_COST)^([.$B79]-1))" table:style-name="ce24">
            <text:p><text:s/>-<text:s/></text:p>
          </table:table-cell>
          <table:table-cell table:style-name="ce1"/>
          <table:table-cell office:value-type="float" office:value="11325.172505381817" table:formula="of:=SUM([.DU79:.EB79])" table:style-name="ce33">
            <text:p><text:s/>11,32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79]+1" table:style-name="ce1">
            <text:p>82</text:p>
          </table:table-cell>
          <table:table-cell office:value-type="float" office:value="1" table:formula="of:=IF([.B80]&lt;$$tx_duration;$$p.discontinuation_x;1)" table:style-name="ce1">
            <text:p>1</text:p>
          </table:table-cell>
          <table:table-cell table:style-name="ce1"/>
          <table:table-cell office:value-type="float" office:value="0.17918833318795491" table:formula="of:=1-EXP(-(-LN(1-$$p.mci_mil) * $$rr.tx_mci_mil^((1-$$tx_waning)^([.$B80]-1) )))" table:style-name="ce1">
            <text:p>0.179188333</text:p>
          </table:table-cell>
          <table:table-cell office:value-type="float" office:value="0" table:formula="of:=1-EXP(-(-LN(1-$$p.mci_mod) * $$rr.tx_mci_mod^((1-$$tx_waning)^([.$B80]-1) )))" table:style-name="ce1">
            <text:p>0</text:p>
          </table:table-cell>
          <table:table-cell office:value-type="float" office:value="0" table:formula="of:=1-EXP(-(-LN(1-$$p.mci_sev) * $$rr.tx_mci_sev^((1-$$tx_waning)^([.$B80]-1) )))" table:style-name="ce1">
            <text:p>0</text:p>
          </table:table-cell>
          <table:table-cell office:value-type="float" office:value="0.2568118685603632" table:formula="of:=1-EXP(-(-LN(1-$$p.mil_mod) * $$rr.tx_mil_mod^((1-$$tx_waning)^([.$B80]-1) )))" table:style-name="ce1">
            <text:p>0.256811869</text:p>
          </table:table-cell>
          <table:table-cell table:number-columns-repeated="2" table:style-name="ce1"/>
          <table:table-cell office:value-type="float" office:value="0" table:formula="of:=(1-[.F80]-[.G80]-[.H80]) * (1-[.D80]) * (1-[.BB8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0]) * (1-[.BD8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7941731484638621" table:formula="of:=(1-[.F80]-[.G80]-[.H80]) * [.D80] * (1-[.BB80])" table:style-name="ce40">
            <text:p>0.779417315</text:p>
          </table:table-cell>
          <table:table-cell office:value-type="float" office:value="0.7539577871640325" table:formula="of:=(1 - $$p.mci_mil - $$p.mci_mod - $$p.mci_sev) * (1-[.BC80])" table:style-name="ce44">
            <text:p>0.753957787</text:p>
          </table:table-cell>
          <table:table-cell office:value-type="float" office:value="0" table:formula="of:=$$p.mil_mci * [.D80] * (1-[.BD80])" table:style-name="ce42">
            <text:p>0</text:p>
          </table:table-cell>
          <table:table-cell office:value-type="float" office:value="0" table:formula="of:=$$p.mil_mci * (1-[.BE8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0] * (1-[.D80]) * (1-[.BB8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0] - $$p.mil_sev) * (1-[.D80]) * (1-[.BD80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015168661964966" table:formula="of:=[.F80] * [.D80] * (1-[.BB80])" table:style-name="ce40">
            <text:p>0.170151687</text:p>
          </table:table-cell>
          <table:table-cell office:value-type="float" office:value="0.19561121430200337" table:formula="of:=$$p.mci_mil * (1-[.BC80])" table:style-name="ce44">
            <text:p>0.195611214</text:p>
          </table:table-cell>
          <table:table-cell office:value-type="float" office:value="0.65554957643506584" table:formula="of:=(1 - $$p.mil_mci - [.I80] - $$p.mil_sev) * [.D80] * (1-[.BD80])" table:style-name="ce44">
            <text:p>0.655549576</text:p>
          </table:table-cell>
          <table:table-cell office:value-type="float" office:value="0.62358582865697332" table:formula="of:=(1 - $$p.mil_mci - $$p.mil_mod - $$p.mil_sev) * (1-[.BE80])" table:style-name="ce44">
            <text:p>0.623585829</text:p>
          </table:table-cell>
          <table:table-cell office:value-type="float" office:value="6.9275233349014545E-2" table:formula="of:=$$p.mod_mil * (1-[.BF80])" table:style-name="ce44">
            <text:p>0.069275233</text:p>
          </table:table-cell>
          <table:table-cell office:value-type="float" office:value="0" table:formula="of:=$$p.sev_mil * (1-[.BG8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0] * (1-[.BB80])" table:style-name="ce40">
            <text:p>0</text:p>
          </table:table-cell>
          <table:table-cell office:value-type="float" office:value="0" table:formula="of:=$$p.mci_mod * (1-[.BC80])" table:style-name="ce42">
            <text:p>0</text:p>
          </table:table-cell>
          <table:table-cell office:value-type="float" office:value="0.22683320377501384" table:formula="of:=[.I80] * (1-[.BD80])" table:style-name="ce44">
            <text:p>0.226833204</text:p>
          </table:table-cell>
          <table:table-cell office:value-type="float" office:value="0.25879695155310645" table:formula="of:=$$p.mil_mod * (1-[.BE80])" table:style-name="ce44">
            <text:p>0.258796952</text:p>
          </table:table-cell>
          <table:table-cell office:value-type="float" office:value="0.64019870819089308" table:formula="of:=(1-$$p.mod_mil-$$p.mod_sev) * (1-[.BF80])" table:style-name="ce44">
            <text:p>0.640198708</text:p>
          </table:table-cell>
          <table:table-cell office:value-type="float" office:value="0.13113796550193282" table:formula="of:=$$p.sev_mod * (1-[.BG80])" table:style-name="ce44">
            <text:p>0.13113796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0] * (1-[.BB80])" table:style-name="ce45">
            <text:p>0</text:p>
          </table:table-cell>
          <table:table-cell office:value-type="float" office:value="0" table:formula="of:=$$p.mci_sev * (1-[.BC80])" table:style-name="ce42">
            <text:p>0</text:p>
          </table:table-cell>
          <table:table-cell office:value-type="float" office:value="8.8326604625633596E-4" table:formula="of:=$$p.mil_sev * (1-[.BD80])" table:style-name="ce44">
            <text:p>0.000883266</text:p>
          </table:table-cell>
          <table:table-cell office:value-type="float" office:value="8.8326604625633596E-4" table:formula="of:=$$p.mil_sev * (1-[.BE80])" table:style-name="ce44">
            <text:p>0.000883266</text:p>
          </table:table-cell>
          <table:table-cell office:value-type="float" office:value="8.6793108448765352E-2" table:formula="of:=$$p.mod_sev * (1-[.BF80])" table:style-name="ce44">
            <text:p>0.086793108</text:p>
          </table:table-cell>
          <table:table-cell office:value-type="float" office:value="0.53793328705894894" table:formula="of:=(1-$$p.sev_mil-$$p.sev_mod) * (1-[.BG80])" table:style-name="ce44">
            <text:p>0.537933287</text:p>
          </table:table-cell>
          <table:table-cell office:value-type="float" office:value="0" table:style-name="ce43">
            <text:p>0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40">
            <text:p>0.050430999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44">
            <text:p>0.050430999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44">
            <text:p>0.116733954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44">
            <text:p>0.116733954</text:p>
          </table:table-cell>
          <table:table-cell office:value-type="float" office:value="0.20373295001132707" table:formula="of:=1-EXP(-INDEX($$m.r.mortality_f; [.C80]) * $$hr.mort_mod * $$hr.mort_verymilddem)" table:number-matrix-columns-spanned="1" table:number-matrix-rows-spanned="1" table:style-name="ce44">
            <text:p>0.20373295</text:p>
          </table:table-cell>
          <table:table-cell office:value-type="float" office:value="0.33092874743911826" table:formula="of:=1-EXP(-INDEX($$m.r.mortality_f; [.C80]) * $$hr.mort_sev * $$hr.mort_verymilddem)" table:number-matrix-columns-spanned="1" table:number-matrix-rows-spanned="1" table:style-name="ce44">
            <text:p>0.33092874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0];[.S80];[.Z80];[.AG80];[.AN80];[.AU80];[.BB80])=1" table:style-name="ce29">
            <text:p>TRUE</text:p>
          </table:table-cell>
          <table:table-cell office:value-type="boolean" office:boolean-value="true" table:formula="of:=SUM([.M80];[.T80];[.AA80];[.AH80];[.AO80];[.AV80];[.BC80])=1" table:style-name="ce29">
            <text:p>TRUE</text:p>
          </table:table-cell>
          <table:table-cell office:value-type="boolean" office:boolean-value="true" table:formula="of:=SUM([.N80];[.U80];[.AB80];[.AI80];[.AP80];[.AW80];[.BD80])=1" table:style-name="ce29">
            <text:p>TRUE</text:p>
          </table:table-cell>
          <table:table-cell office:value-type="boolean" office:boolean-value="true" table:formula="of:=SUM([.O80];[.V80];[.AC80];[.AJ80];[.AQ80];[.AX80];[.BE80])=1" table:style-name="ce29">
            <text:p>TRUE</text:p>
          </table:table-cell>
          <table:table-cell office:value-type="boolean" office:boolean-value="true" table:formula="of:=SUM([.P80];[.W80];[.AD80];[.AK80];[.AR80];[.AY80];[.BF80])=1" table:style-name="ce29">
            <text:p>TRUE</text:p>
          </table:table-cell>
          <table:table-cell office:value-type="boolean" office:boolean-value="true" table:formula="of:=SUM([.Q80];[.X80];[.AE80];[.AL80];[.AS80];[.AZ80];[.BG80])=1" table:style-name="ce29">
            <text:p>TRUE</text:p>
          </table:table-cell>
          <table:table-cell office:value-type="boolean" office:boolean-value="true" table:formula="of:=SUM([.R80];[.Y80];[.AF80];[.AM80];[.AT80];[.BA80];[.BH80])=1" table:style-name="ce29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S79:.BY79];TRANSPOSE([.L79:.R79]))" table:number-matrix-columns-spanned="1" table:number-matrix-rows-spanned="1" table:style-name="ce3">
            <text:p>0</text:p>
          </table:table-cell>
          <table:table-cell office:value-type="float" office:value="6.1017094064558124E-2" table:formula="of:=MMULT([.BS79:.BY79];TRANSPOSE([.S79:.Y79]))" table:number-matrix-columns-spanned="1" table:number-matrix-rows-spanned="1" table:style-name="ce3">
            <text:p>0.061017094</text:p>
          </table:table-cell>
          <table:table-cell office:value-type="float" office:value="0" table:formula="of:=MMULT([.BS79:.BY79];TRANSPOSE([.Z79:.AF79]))" table:number-matrix-columns-spanned="1" table:number-matrix-rows-spanned="1" table:style-name="ce3">
            <text:p>0</text:p>
          </table:table-cell>
          <table:table-cell office:value-type="float" office:value="0.12822953711833571" table:formula="of:=MMULT([.BS79:.BY79];TRANSPOSE([.AG79:.AM79]))" table:number-matrix-columns-spanned="1" table:number-matrix-rows-spanned="1" table:style-name="ce3">
            <text:p>0.128229537</text:p>
          </table:table-cell>
          <table:table-cell office:value-type="float" office:value="0.18569790661778859" table:formula="of:=MMULT([.BS79:.BY79];TRANSPOSE([.AN79:.AT79]))" table:number-matrix-columns-spanned="1" table:number-matrix-rows-spanned="1" table:style-name="ce3">
            <text:p>0.185697907</text:p>
          </table:table-cell>
          <table:table-cell office:value-type="float" office:value="4.8663826182195884E-2" table:formula="of:=MMULT([.BS79:.BY79];TRANSPOSE([.AU79:.BA79]))" table:number-matrix-columns-spanned="1" table:number-matrix-rows-spanned="1" table:style-name="ce3">
            <text:p>0.048663826</text:p>
          </table:table-cell>
          <table:table-cell office:value-type="float" office:value="0.57639163601712184" table:formula="of:=MMULT([.BS79:.BY79];TRANSPOSE([.BB79:.BH79]))" table:number-matrix-columns-spanned="1" table:number-matrix-rows-spanned="1" table:style-name="ce3">
            <text:p>0.576391636</text:p>
          </table:table-cell>
          <table:table-cell table:style-name="ce1"/>
          <table:table-cell office:value-type="boolean" office:boolean-value="true" table:formula="of:=SUM([.BS80:.BY80])=1" table:style-name="ce29">
            <text:p>TRUE</text:p>
          </table:table-cell>
          <table:table-cell table:style-name="ce1"/>
          <table:table-cell office:value-type="float" office:value="0" table:formula="of:=[.BS80] * $$u.mci" table:style-name="ce22">
            <text:p>0.00</text:p>
          </table:table-cell>
          <table:table-cell office:value-type="float" office:value="4.4542478667127426E-2" table:formula="of:=[.BT80] * $$u.mci" table:style-name="ce22">
            <text:p>0.04</text:p>
          </table:table-cell>
          <table:table-cell office:value-type="float" office:value="0" table:formula="of:=[.BU80] * $$u.mil" table:style-name="ce22">
            <text:p>0.00</text:p>
          </table:table-cell>
          <table:table-cell office:value-type="float" office:value="8.8478380611651627E-2" table:formula="of:=[.BV80] * $$u.mil" table:style-name="ce22">
            <text:p>0.09</text:p>
          </table:table-cell>
          <table:table-cell office:value-type="float" office:value="9.8419890507427957E-2" table:formula="of:=[.BW80] * $$u.mod" table:style-name="ce22">
            <text:p>0.10</text:p>
          </table:table-cell>
          <table:table-cell office:value-type="float" office:value="1.8492253949234438E-2" table:formula="of:=[.BX80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0:.CC81])" table:style-name="ce31">
            <text:p>0.00</text:p>
          </table:table-cell>
          <table:table-cell office:value-type="float" office:value="3.9062813658897973E-2" table:formula="of:=AVERAGE([.CD80:.CD81])" table:style-name="ce31">
            <text:p>0.04</text:p>
          </table:table-cell>
          <table:table-cell office:value-type="float" office:value="0" table:formula="of:=AVERAGE([.CE80:.CE81])" table:style-name="ce31">
            <text:p>0.00</text:p>
          </table:table-cell>
          <table:table-cell office:value-type="float" office:value="8.0382085770196648E-2" table:formula="of:=AVERAGE([.CF80:.CF81])" table:style-name="ce31">
            <text:p>0.08</text:p>
          </table:table-cell>
          <table:table-cell office:value-type="float" office:value="9.1199367078342725E-2" table:formula="of:=AVERAGE([.CG80:.CG81])" table:style-name="ce31">
            <text:p>0.09</text:p>
          </table:table-cell>
          <table:table-cell office:value-type="float" office:value="1.7303732726007014E-2" table:formula="of:=AVERAGE([.CH80:.CH81])" table:style-name="ce31">
            <text:p>0.02</text:p>
          </table:table-cell>
          <table:table-cell office:value-type="float" office:value="0" table:formula="of:=AVERAGE([.CI80:.CI81])" table:style-name="ce31">
            <text:p>0.00</text:p>
          </table:table-cell>
          <table:table-cell table:style-name="ce1"/>
          <table:table-cell office:value-type="float" office:value="0" table:formula="of:=[.CK80]/((1+$$discount_COST)^([.$B80]-1))" table:style-name="ce22">
            <text:p>0.00</text:p>
          </table:table-cell>
          <table:table-cell office:value-type="float" office:value="2.585111766363914E-2" table:formula="of:=[.CL80]/((1+$$discount_COST)^([.$B80]-1))" table:style-name="ce22">
            <text:p>0.03</text:p>
          </table:table-cell>
          <table:table-cell office:value-type="float" office:value="0" table:formula="of:=[.CM80]/((1+$$discount_COST)^([.$B80]-1))" table:style-name="ce22">
            <text:p>0.00</text:p>
          </table:table-cell>
          <table:table-cell office:value-type="float" office:value="5.3195521844360397E-2" table:formula="of:=[.CN80]/((1+$$discount_COST)^([.$B80]-1))" table:style-name="ce22">
            <text:p>0.05</text:p>
          </table:table-cell>
          <table:table-cell office:value-type="float" office:value="6.035421794698665E-2" table:formula="of:=[.CO80]/((1+$$discount_COST)^([.$B80]-1))" table:style-name="ce22">
            <text:p>0.06</text:p>
          </table:table-cell>
          <table:table-cell office:value-type="float" office:value="1.1451321316130463E-2" table:formula="of:=[.CP80]/((1+$$discount_COST)^([.$B80]-1))" table:style-name="ce22">
            <text:p>0.01</text:p>
          </table:table-cell>
          <table:table-cell office:value-type="float" office:value="0" table:formula="of:=[.CQ80]/((1+$$discount_COST)^([.$B80]-1))" table:style-name="ce22">
            <text:p>0.00</text:p>
          </table:table-cell>
          <table:table-cell table:style-name="ce1"/>
          <table:table-cell office:value-type="float" office:value="0.15085217877111665" table:formula="of:=SUM([.CS80:.CY80])" table:style-name="ce31">
            <text:p>0.15</text:p>
          </table:table-cell>
          <table:table-cell table:style-name="ce1"/>
          <table:table-cell office:value-type="float" office:value="0" table:formula="of:=[.BS80] * ($$c.mci + $$c.Tx)" table:style-name="ce24">
            <text:p><text:s/>-<text:s/></text:p>
          </table:table-cell>
          <table:table-cell office:value-type="float" office:value="1080.7347700714536" table:formula="of:=[.BT80]*$$c.mci" table:style-name="ce24">
            <text:p><text:s/>1,081<text:s/></text:p>
          </table:table-cell>
          <table:table-cell office:value-type="float" office:value="0" table:formula="of:=[.BU80] * ($$c.mil + $$c.Tx)" table:style-name="ce24">
            <text:p><text:s/>-<text:s/></text:p>
          </table:table-cell>
          <table:table-cell office:value-type="float" office:value="3382.7608427047003" table:formula="of:=[.BV80]*$$c.mil" table:style-name="ce24">
            <text:p><text:s/>3,383<text:s/></text:p>
          </table:table-cell>
          <table:table-cell office:value-type="float" office:value="7805.9749188365668" table:formula="of:=[.BW80]*$$c.mod" table:style-name="ce24">
            <text:p><text:s/>7,806<text:s/></text:p>
          </table:table-cell>
          <table:table-cell office:value-type="float" office:value="3112.9780489466311" table:formula="of:=[.BX80]*$$c.sev" table:style-name="ce24">
            <text:p><text:s/>3,11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0:.DC81])" table:style-name="ce33">
            <text:p><text:s/>-<text:s/></text:p>
          </table:table-cell>
          <table:table-cell office:value-type="float" office:value="947.78158291287809" table:formula="of:=AVERAGE([.DD80:.DD81])" table:style-name="ce33">
            <text:p><text:s/>948<text:s/></text:p>
          </table:table-cell>
          <table:table-cell office:value-type="float" office:value="0" table:formula="of:=AVERAGE([.DE80:.DE81])" table:style-name="ce33">
            <text:p><text:s/>-<text:s/></text:p>
          </table:table-cell>
          <table:table-cell office:value-type="float" office:value="3073.2182293415972" table:formula="of:=AVERAGE([.DF80:.DF81])" table:style-name="ce33">
            <text:p><text:s/>3,073<text:s/></text:p>
          </table:table-cell>
          <table:table-cell office:value-type="float" office:value="7233.2936803418197" table:formula="of:=AVERAGE([.DG80:.DG81])" table:style-name="ce33">
            <text:p><text:s/>7,233<text:s/></text:p>
          </table:table-cell>
          <table:table-cell office:value-type="float" office:value="2912.9028991692658" table:formula="of:=AVERAGE([.DH80:.DH81])" table:style-name="ce33">
            <text:p><text:s/>2,913<text:s/></text:p>
          </table:table-cell>
          <table:table-cell office:value-type="float" office:value="0" table:formula="of:=AVERAGE([.DI80:.DI81])" table:style-name="ce33">
            <text:p><text:s/>-<text:s/></text:p>
          </table:table-cell>
          <table:table-cell office:value-type="float" office:value="0" table:formula="of:=[.DJ80]" table:style-name="ce33">
            <text:p><text:s/>-<text:s/></text:p>
          </table:table-cell>
          <table:table-cell table:style-name="ce1"/>
          <table:table-cell office:value-type="float" office:value="0" table:formula="of:=[.DL80]/((1+$$discount_COST)^([.$B80]-1))" table:style-name="ce24">
            <text:p><text:s/>-<text:s/></text:p>
          </table:table-cell>
          <table:table-cell office:value-type="float" office:value="627.226021997776" table:formula="of:=[.DM80]/((1+$$discount_COST)^([.$B80]-1))" table:style-name="ce24">
            <text:p><text:s/>627<text:s/></text:p>
          </table:table-cell>
          <table:table-cell office:value-type="float" office:value="0" table:formula="of:=[.DN80]/((1+$$discount_COST)^([.$B80]-1))" table:style-name="ce24">
            <text:p><text:s/>-<text:s/></text:p>
          </table:table-cell>
          <table:table-cell office:value-type="float" office:value="2033.804496175959" table:formula="of:=[.DO80]/((1+$$discount_COST)^([.$B80]-1))" table:style-name="ce24">
            <text:p><text:s/>2,034<text:s/></text:p>
          </table:table-cell>
          <table:table-cell office:value-type="float" office:value="4786.8729492705224" table:formula="of:=[.DP80]/((1+$$discount_COST)^([.$B80]-1))" table:style-name="ce24">
            <text:p><text:s/>4,787<text:s/></text:p>
          </table:table-cell>
          <table:table-cell office:value-type="float" office:value="1927.7104882082028" table:formula="of:=[.DQ80]/((1+$$discount_COST)^([.$B80]-1))" table:style-name="ce24">
            <text:p><text:s/>1,928<text:s/></text:p>
          </table:table-cell>
          <table:table-cell office:value-type="float" office:value="0" table:formula="of:=[.DR80]/((1+$$discount_COST)^([.$B80]-1))" table:style-name="ce24">
            <text:p><text:s/>-<text:s/></text:p>
          </table:table-cell>
          <table:table-cell office:value-type="float" office:value="0" table:formula="of:=[.DS80]/((1+$$discount_COST)^([.$B80]-1))" table:style-name="ce24">
            <text:p><text:s/>-<text:s/></text:p>
          </table:table-cell>
          <table:table-cell table:style-name="ce1"/>
          <table:table-cell office:value-type="float" office:value="9375.6139556524595" table:formula="of:=SUM([.DU80:.EB80])" table:style-name="ce33">
            <text:p><text:s/>9,37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80]+1" table:style-name="ce1">
            <text:p>83</text:p>
          </table:table-cell>
          <table:table-cell office:value-type="float" office:value="1" table:formula="of:=IF([.B81]&lt;$$tx_duration;$$p.discontinuation_x;1)" table:style-name="ce1">
            <text:p>1</text:p>
          </table:table-cell>
          <table:table-cell table:style-name="ce1"/>
          <table:table-cell office:value-type="float" office:value="0.18045204073340715" table:formula="of:=1-EXP(-(-LN(1-$$p.mci_mil) * $$rr.tx_mci_mil^((1-$$tx_waning)^([.$B81]-1) )))" table:style-name="ce1">
            <text:p>0.180452041</text:p>
          </table:table-cell>
          <table:table-cell office:value-type="float" office:value="0" table:formula="of:=1-EXP(-(-LN(1-$$p.mci_mod) * $$rr.tx_mci_mod^((1-$$tx_waning)^([.$B81]-1) )))" table:style-name="ce1">
            <text:p>0</text:p>
          </table:table-cell>
          <table:table-cell office:value-type="float" office:value="0" table:formula="of:=1-EXP(-(-LN(1-$$p.mci_sev) * $$rr.tx_mci_sev^((1-$$tx_waning)^([.$B81]-1) )))" table:style-name="ce1">
            <text:p>0</text:p>
          </table:table-cell>
          <table:table-cell office:value-type="float" office:value="0.25853105780278662" table:formula="of:=1-EXP(-(-LN(1-$$p.mil_mod) * $$rr.tx_mil_mod^((1-$$tx_waning)^([.$B81]-1) )))" table:style-name="ce1">
            <text:p>0.258531058</text:p>
          </table:table-cell>
          <table:table-cell table:number-columns-repeated="2" table:style-name="ce1"/>
          <table:table-cell office:value-type="float" office:value="0" table:formula="of:=(1-[.F81]-[.G81]-[.H81]) * (1-[.D81]) * (1-[.BB8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1]) * (1-[.BD8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7290912410254387" table:formula="of:=(1-[.F81]-[.G81]-[.H81]) * [.D81] * (1-[.BB81])" table:style-name="ce40">
            <text:p>0.772909124</text:p>
          </table:table-cell>
          <table:table-cell office:value-type="float" office:value="0.74881504809871802" table:formula="of:=(1 - $$p.mci_mil - $$p.mci_mod - $$p.mci_sev) * (1-[.BC81])" table:style-name="ce44">
            <text:p>0.748815048</text:p>
          </table:table-cell>
          <table:table-cell office:value-type="float" office:value="0" table:formula="of:=$$p.mil_mci * [.D81] * (1-[.BD81])" table:style-name="ce42">
            <text:p>0</text:p>
          </table:table-cell>
          <table:table-cell office:value-type="float" office:value="0" table:formula="of:=$$p.mil_mci * (1-[.BE8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1] * (1-[.D81]) * (1-[.BB8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1] - $$p.mil_sev) * (1-[.D81]) * (1-[.BD81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0182876021786" table:formula="of:=[.F81] * [.D81] * (1-[.BB81])" table:style-name="ce40">
            <text:p>0.170182876</text:p>
          </table:table-cell>
          <table:table-cell office:value-type="float" office:value="0.19427695202561196" table:formula="of:=$$p.mci_mil * (1-[.BC81])" table:style-name="ce44">
            <text:p>0.194276952</text:p>
          </table:table-cell>
          <table:table-cell office:value-type="float" office:value="0.64338087441125247" table:formula="of:=(1 - $$p.mil_mci - [.I81] - $$p.mil_sev) * [.D81] * (1-[.BD81])" table:style-name="ce44">
            <text:p>0.643380874</text:p>
          </table:table-cell>
          <table:table-cell office:value-type="float" office:value="0.61343139657755885" table:formula="of:=(1 - $$p.mil_mci - $$p.mil_mod - $$p.mil_sev) * (1-[.BE81])" table:style-name="ce44">
            <text:p>0.613431397</text:p>
          </table:table-cell>
          <table:table-cell office:value-type="float" office:value="6.7218910671246357E-2" table:formula="of:=$$p.mod_mil * (1-[.BF81])" table:style-name="ce44">
            <text:p>0.067218911</text:p>
          </table:table-cell>
          <table:table-cell office:value-type="float" office:value="0" table:formula="of:=$$p.sev_mil * (1-[.BG8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1] * (1-[.BB81])" table:style-name="ce40">
            <text:p>0</text:p>
          </table:table-cell>
          <table:table-cell office:value-type="float" office:value="0" table:formula="of:=$$p.mci_mod * (1-[.BC81])" table:style-name="ce42">
            <text:p>0</text:p>
          </table:table-cell>
          <table:table-cell office:value-type="float" office:value="0.22463324057597306" table:formula="of:=[.I81] * (1-[.BD81])" table:style-name="ce44">
            <text:p>0.224633241</text:p>
          </table:table-cell>
          <table:table-cell office:value-type="float" office:value="0.25458271840966673" table:formula="of:=$$p.mil_mod * (1-[.BE81])" table:style-name="ce44">
            <text:p>0.254582718</text:p>
          </table:table-cell>
          <table:table-cell office:value-type="float" office:value="0.62119545034117329" table:formula="of:=(1-$$p.mod_mil-$$p.mod_sev) * (1-[.BF81])" table:style-name="ce44">
            <text:p>0.62119545</text:p>
          </table:table-cell>
          <table:table-cell office:value-type="float" office:value="0.12434961220611473" table:formula="of:=$$p.sev_mod * (1-[.BG81])" table:style-name="ce44">
            <text:p>0.12434961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1] * (1-[.BB81])" table:style-name="ce45">
            <text:p>0</text:p>
          </table:table-cell>
          <table:table-cell office:value-type="float" office:value="0" table:formula="of:=$$p.mci_sev * (1-[.BC81])" table:style-name="ce42">
            <text:p>0</text:p>
          </table:table-cell>
          <table:table-cell office:value-type="float" office:value="8.6888299798521071E-4" table:formula="of:=$$p.mil_sev * (1-[.BD81])" table:style-name="ce44">
            <text:p>0.000868883</text:p>
          </table:table-cell>
          <table:table-cell office:value-type="float" office:value="8.6888299798521071E-4" table:formula="of:=$$p.mil_sev * (1-[.BE81])" table:style-name="ce44">
            <text:p>0.000868883</text:p>
          </table:table-cell>
          <table:table-cell office:value-type="float" office:value="8.4216796128343152E-2" table:formula="of:=$$p.mod_sev * (1-[.BF81])" table:style-name="ce44">
            <text:p>0.084216796</text:p>
          </table:table-cell>
          <table:table-cell office:value-type="float" office:value="0.51008718476385839" table:formula="of:=(1-$$p.sev_mil-$$p.sev_mod) * (1-[.BG81])" table:style-name="ce44">
            <text:p>0.510087185</text:p>
          </table:table-cell>
          <table:table-cell office:value-type="float" office:value="0" table:style-name="ce43">
            <text:p>0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40">
            <text:p>0.056908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44">
            <text:p>0.056908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44">
            <text:p>0.131117002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44">
            <text:p>0.131117002</text:p>
          </table:table-cell>
          <table:table-cell office:value-type="float" office:value="0.2273688428592372" table:formula="of:=1-EXP(-INDEX($$m.r.mortality_f; [.C81]) * $$hr.mort_mod * $$hr.mort_verymilddem)" table:number-matrix-columns-spanned="1" table:number-matrix-rows-spanned="1" table:style-name="ce44">
            <text:p>0.227368843</text:p>
          </table:table-cell>
          <table:table-cell office:value-type="float" office:value="0.36556320303002687" table:formula="of:=1-EXP(-INDEX($$m.r.mortality_f; [.C81]) * $$hr.mort_sev * $$hr.mort_verymilddem)" table:number-matrix-columns-spanned="1" table:number-matrix-rows-spanned="1" table:style-name="ce44">
            <text:p>0.36556320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1];[.S81];[.Z81];[.AG81];[.AN81];[.AU81];[.BB81])=1" table:style-name="ce29">
            <text:p>TRUE</text:p>
          </table:table-cell>
          <table:table-cell office:value-type="boolean" office:boolean-value="true" table:formula="of:=SUM([.M81];[.T81];[.AA81];[.AH81];[.AO81];[.AV81];[.BC81])=1" table:style-name="ce29">
            <text:p>TRUE</text:p>
          </table:table-cell>
          <table:table-cell office:value-type="boolean" office:boolean-value="true" table:formula="of:=SUM([.N81];[.U81];[.AB81];[.AI81];[.AP81];[.AW81];[.BD81])=1" table:style-name="ce29">
            <text:p>TRUE</text:p>
          </table:table-cell>
          <table:table-cell office:value-type="boolean" office:boolean-value="true" table:formula="of:=SUM([.O81];[.V81];[.AC81];[.AJ81];[.AQ81];[.AX81];[.BE81])=1" table:style-name="ce29">
            <text:p>TRUE</text:p>
          </table:table-cell>
          <table:table-cell office:value-type="boolean" office:boolean-value="true" table:formula="of:=SUM([.P81];[.W81];[.AD81];[.AK81];[.AR81];[.AY81];[.BF81])=1" table:style-name="ce29">
            <text:p>TRUE</text:p>
          </table:table-cell>
          <table:table-cell office:value-type="boolean" office:boolean-value="true" table:formula="of:=SUM([.Q81];[.X81];[.AE81];[.AL81];[.AS81];[.AZ81];[.BG81])=1" table:style-name="ce29">
            <text:p>TRUE</text:p>
          </table:table-cell>
          <table:table-cell office:value-type="boolean" office:boolean-value="true" table:formula="of:=SUM([.R81];[.Y81];[.AF81];[.AM81];[.AT81];[.BA81];[.BH81])=1" table:style-name="ce29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S80:.BY80];TRANSPOSE([.L80:.R80]))" table:number-matrix-columns-spanned="1" table:number-matrix-rows-spanned="1" table:style-name="ce3">
            <text:p>0</text:p>
          </table:table-cell>
          <table:table-cell office:value-type="float" office:value="4.6004313220093865E-2" table:formula="of:=MMULT([.BS80:.BY80];TRANSPOSE([.S80:.Y80]))" table:number-matrix-columns-spanned="1" table:number-matrix-rows-spanned="1" table:style-name="ce3">
            <text:p>0.046004313</text:p>
          </table:table-cell>
          <table:table-cell office:value-type="float" office:value="0" table:formula="of:=MMULT([.BS80:.BY80];TRANSPOSE([.Z80:.AF80]))" table:number-matrix-columns-spanned="1" table:number-matrix-rows-spanned="1" table:style-name="ce3">
            <text:p>0</text:p>
          </table:table-cell>
          <table:table-cell office:value-type="float" office:value="0.10476201583875608" table:formula="of:=MMULT([.BS80:.BY80];TRANSPOSE([.AG80:.AM80]))" table:number-matrix-columns-spanned="1" table:number-matrix-rows-spanned="1" table:style-name="ce3">
            <text:p>0.104762016</text:p>
          </table:table-cell>
          <table:table-cell office:value-type="float" office:value="0.15845064839482542" table:formula="of:=MMULT([.BS80:.BY80];TRANSPOSE([.AN80:.AT80]))" table:number-matrix-columns-spanned="1" table:number-matrix-rows-spanned="1" table:style-name="ce3">
            <text:p>0.158450648</text:p>
          </table:table-cell>
          <table:table-cell office:value-type="float" office:value="4.2408451323104196E-2" table:formula="of:=MMULT([.BS80:.BY80];TRANSPOSE([.AU80:.BA80]))" table:number-matrix-columns-spanned="1" table:number-matrix-rows-spanned="1" table:style-name="ce3">
            <text:p>0.042408451</text:p>
          </table:table-cell>
          <table:table-cell office:value-type="float" office:value="0.64837457122322062" table:formula="of:=MMULT([.BS80:.BY80];TRANSPOSE([.BB80:.BH80]))" table:number-matrix-columns-spanned="1" table:number-matrix-rows-spanned="1" table:style-name="ce3">
            <text:p>0.648374571</text:p>
          </table:table-cell>
          <table:table-cell table:style-name="ce1"/>
          <table:table-cell office:value-type="boolean" office:boolean-value="true" table:formula="of:=SUM([.BS81:.BY81])=1" table:style-name="ce29">
            <text:p>TRUE</text:p>
          </table:table-cell>
          <table:table-cell table:style-name="ce1"/>
          <table:table-cell office:value-type="float" office:value="0" table:formula="of:=[.BS81] * $$u.mci" table:style-name="ce22">
            <text:p>0.00</text:p>
          </table:table-cell>
          <table:table-cell office:value-type="float" office:value="3.3583148650668519E-2" table:formula="of:=[.BT81] * $$u.mci" table:style-name="ce22">
            <text:p>0.03</text:p>
          </table:table-cell>
          <table:table-cell office:value-type="float" office:value="0" table:formula="of:=[.BU81] * $$u.mil" table:style-name="ce22">
            <text:p>0.00</text:p>
          </table:table-cell>
          <table:table-cell office:value-type="float" office:value="7.2285790928741683E-2" table:formula="of:=[.BV81] * $$u.mil" table:style-name="ce22">
            <text:p>0.07</text:p>
          </table:table-cell>
          <table:table-cell office:value-type="float" office:value="8.3978843649257479E-2" table:formula="of:=[.BW81] * $$u.mod" table:style-name="ce22">
            <text:p>0.08</text:p>
          </table:table-cell>
          <table:table-cell office:value-type="float" office:value="1.6115211502779593E-2" table:formula="of:=[.BX81] * $$u.sev" table:style-name="ce22">
            <text:p>0.02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1:.CC82])" table:style-name="ce31">
            <text:p>0.00</text:p>
          </table:table-cell>
          <table:table-cell office:value-type="float" office:value="2.936535786141263E-2" table:formula="of:=AVERAGE([.CD81:.CD82])" table:style-name="ce31">
            <text:p>0.03</text:p>
          </table:table-cell>
          <table:table-cell office:value-type="float" office:value="0" table:formula="of:=AVERAGE([.CE81:.CE82])" table:style-name="ce31">
            <text:p>0.00</text:p>
          </table:table-cell>
          <table:table-cell office:value-type="float" office:value="6.5072100223212623E-2" table:formula="of:=AVERAGE([.CF81:.CF82])" table:style-name="ce31">
            <text:p>0.07</text:p>
          </table:table-cell>
          <table:table-cell office:value-type="float" office:value="7.6538239037012679E-2" table:formula="of:=AVERAGE([.CG81:.CG82])" table:style-name="ce31">
            <text:p>0.08</text:p>
          </table:table-cell>
          <table:table-cell office:value-type="float" office:value="1.4720381243520164E-2" table:formula="of:=AVERAGE([.CH81:.CH82])" table:style-name="ce31">
            <text:p>0.01</text:p>
          </table:table-cell>
          <table:table-cell office:value-type="float" office:value="0" table:formula="of:=AVERAGE([.CI81:.CI82])" table:style-name="ce31">
            <text:p>0.00</text:p>
          </table:table-cell>
          <table:table-cell table:style-name="ce1"/>
          <table:table-cell office:value-type="float" office:value="0" table:formula="of:=[.CK81]/((1+$$discount_COST)^([.$B81]-1))" table:style-name="ce22">
            <text:p>0.00</text:p>
          </table:table-cell>
          <table:table-cell office:value-type="float" office:value="1.8776331769049526E-2" table:formula="of:=[.CL81]/((1+$$discount_COST)^([.$B81]-1))" table:style-name="ce22">
            <text:p>0.02</text:p>
          </table:table-cell>
          <table:table-cell office:value-type="float" office:value="0" table:formula="of:=[.CM81]/((1+$$discount_COST)^([.$B81]-1))" table:style-name="ce22">
            <text:p>0.00</text:p>
          </table:table-cell>
          <table:table-cell office:value-type="float" office:value="4.1607371123012972E-2" table:formula="of:=[.CN81]/((1+$$discount_COST)^([.$B81]-1))" table:style-name="ce22">
            <text:p>0.04</text:p>
          </table:table-cell>
          <table:table-cell office:value-type="float" office:value="4.8938867898701478E-2" table:formula="of:=[.CO81]/((1+$$discount_COST)^([.$B81]-1))" table:style-name="ce22">
            <text:p>0.05</text:p>
          </table:table-cell>
          <table:table-cell office:value-type="float" office:value="9.4122728999132422E-3" table:formula="of:=[.CP81]/((1+$$discount_COST)^([.$B81]-1))" table:style-name="ce22">
            <text:p>0.01</text:p>
          </table:table-cell>
          <table:table-cell office:value-type="float" office:value="0" table:formula="of:=[.CQ81]/((1+$$discount_COST)^([.$B81]-1))" table:style-name="ce22">
            <text:p>0.00</text:p>
          </table:table-cell>
          <table:table-cell table:style-name="ce1"/>
          <table:table-cell office:value-type="float" office:value="0.11873484369067722" table:formula="of:=SUM([.CS81:.CY81])" table:style-name="ce31">
            <text:p>0.12</text:p>
          </table:table-cell>
          <table:table-cell table:style-name="ce1"/>
          <table:table-cell office:value-type="float" office:value="0" table:formula="of:=[.BS81] * ($$c.mci + $$c.Tx)" table:style-name="ce24">
            <text:p><text:s/>-<text:s/></text:p>
          </table:table-cell>
          <table:table-cell office:value-type="float" office:value="814.82839575430251" table:formula="of:=[.BT81]*$$c.mci" table:style-name="ce24">
            <text:p><text:s/>815<text:s/></text:p>
          </table:table-cell>
          <table:table-cell office:value-type="float" office:value="0" table:formula="of:=[.BU81] * ($$c.mil + $$c.Tx)" table:style-name="ce24">
            <text:p><text:s/>-<text:s/></text:p>
          </table:table-cell>
          <table:table-cell office:value-type="float" office:value="2763.6756159784945" table:formula="of:=[.BV81]*$$c.mil" table:style-name="ce24">
            <text:p><text:s/>2,764<text:s/></text:p>
          </table:table-cell>
          <table:table-cell office:value-type="float" office:value="6660.6124418470736" table:formula="of:=[.BW81]*$$c.mod" table:style-name="ce24">
            <text:p><text:s/>6,661<text:s/></text:p>
          </table:table-cell>
          <table:table-cell office:value-type="float" office:value="2712.8277493918999" table:formula="of:=[.BX81]*$$c.sev" table:style-name="ce24">
            <text:p><text:s/>2,71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1:.DC82])" table:style-name="ce33">
            <text:p><text:s/>-<text:s/></text:p>
          </table:table-cell>
          <table:table-cell office:value-type="float" office:value="712.49208005663081" table:formula="of:=AVERAGE([.DD81:.DD82])" table:style-name="ce33">
            <text:p><text:s/>712<text:s/></text:p>
          </table:table-cell>
          <table:table-cell office:value-type="float" office:value="0" table:formula="of:=AVERAGE([.DE81:.DE82])" table:style-name="ce33">
            <text:p><text:s/>-<text:s/></text:p>
          </table:table-cell>
          <table:table-cell office:value-type="float" office:value="2487.8772765270487" table:formula="of:=AVERAGE([.DF81:.DF82])" table:style-name="ce33">
            <text:p><text:s/>2,488<text:s/></text:p>
          </table:table-cell>
          <table:table-cell office:value-type="float" office:value="6070.4759086248687" table:formula="of:=AVERAGE([.DG81:.DG82])" table:style-name="ce33">
            <text:p><text:s/>6,070<text:s/></text:p>
          </table:table-cell>
          <table:table-cell office:value-type="float" office:value="2478.0226255275429" table:formula="of:=AVERAGE([.DH81:.DH82])" table:style-name="ce33">
            <text:p><text:s/>2,478<text:s/></text:p>
          </table:table-cell>
          <table:table-cell office:value-type="float" office:value="0" table:formula="of:=AVERAGE([.DI81:.DI82])" table:style-name="ce33">
            <text:p><text:s/>-<text:s/></text:p>
          </table:table-cell>
          <table:table-cell office:value-type="float" office:value="0" table:formula="of:=[.DJ81]" table:style-name="ce33">
            <text:p><text:s/>-<text:s/></text:p>
          </table:table-cell>
          <table:table-cell table:style-name="ce1"/>
          <table:table-cell office:value-type="float" office:value="0" table:formula="of:=[.DL81]/((1+$$discount_COST)^([.$B81]-1))" table:style-name="ce24">
            <text:p><text:s/>-<text:s/></text:p>
          </table:table-cell>
          <table:table-cell office:value-type="float" office:value="455.57039492247281" table:formula="of:=[.DM81]/((1+$$discount_COST)^([.$B81]-1))" table:style-name="ce24">
            <text:p><text:s/>456<text:s/></text:p>
          </table:table-cell>
          <table:table-cell office:value-type="float" office:value="0" table:formula="of:=[.DN81]/((1+$$discount_COST)^([.$B81]-1))" table:style-name="ce24">
            <text:p><text:s/>-<text:s/></text:p>
          </table:table-cell>
          <table:table-cell office:value-type="float" office:value="1590.7590626073875" table:formula="of:=[.DO81]/((1+$$discount_COST)^([.$B81]-1))" table:style-name="ce24">
            <text:p><text:s/>1,591<text:s/></text:p>
          </table:table-cell>
          <table:table-cell office:value-type="float" office:value="3881.4875062748442" table:formula="of:=[.DP81]/((1+$$discount_COST)^([.$B81]-1))" table:style-name="ce24">
            <text:p><text:s/>3,881<text:s/></text:p>
          </table:table-cell>
          <table:table-cell office:value-type="float" office:value="1584.4579578325652" table:formula="of:=[.DQ81]/((1+$$discount_COST)^([.$B81]-1))" table:style-name="ce24">
            <text:p><text:s/>1,584<text:s/></text:p>
          </table:table-cell>
          <table:table-cell office:value-type="float" office:value="0" table:formula="of:=[.DR81]/((1+$$discount_COST)^([.$B81]-1))" table:style-name="ce24">
            <text:p><text:s/>-<text:s/></text:p>
          </table:table-cell>
          <table:table-cell office:value-type="float" office:value="0" table:formula="of:=[.DS81]/((1+$$discount_COST)^([.$B81]-1))" table:style-name="ce24">
            <text:p><text:s/>-<text:s/></text:p>
          </table:table-cell>
          <table:table-cell table:style-name="ce1"/>
          <table:table-cell office:value-type="float" office:value="7512.2749216372704" table:formula="of:=SUM([.DU81:.EB81])" table:style-name="ce33">
            <text:p><text:s/>7,51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81]+1" table:style-name="ce1">
            <text:p>84</text:p>
          </table:table-cell>
          <table:table-cell office:value-type="float" office:value="1" table:formula="of:=IF([.B82]&lt;$$tx_duration;$$p.discontinuation_x;1)" table:style-name="ce1">
            <text:p>1</text:p>
          </table:table-cell>
          <table:table-cell table:style-name="ce1"/>
          <table:table-cell office:value-type="float" office:value="0.18165987248587601" table:formula="of:=1-EXP(-(-LN(1-$$p.mci_mil) * $$rr.tx_mci_mil^((1-$$tx_waning)^([.$B82]-1) )))" table:style-name="ce1">
            <text:p>0.181659872</text:p>
          </table:table-cell>
          <table:table-cell office:value-type="float" office:value="0" table:formula="of:=1-EXP(-(-LN(1-$$p.mci_mod) * $$rr.tx_mci_mod^((1-$$tx_waning)^([.$B82]-1) )))" table:style-name="ce1">
            <text:p>0</text:p>
          </table:table-cell>
          <table:table-cell office:value-type="float" office:value="0" table:formula="of:=1-EXP(-(-LN(1-$$p.mci_sev) * $$rr.tx_mci_sev^((1-$$tx_waning)^([.$B82]-1) )))" table:style-name="ce1">
            <text:p>0</text:p>
          </table:table-cell>
          <table:table-cell office:value-type="float" office:value="0.26017298573424286" table:formula="of:=1-EXP(-(-LN(1-$$p.mil_mod) * $$rr.tx_mil_mod^((1-$$tx_waning)^([.$B82]-1) )))" table:style-name="ce1">
            <text:p>0.260172986</text:p>
          </table:table-cell>
          <table:table-cell table:number-columns-repeated="2" table:style-name="ce1"/>
          <table:table-cell office:value-type="float" office:value="0" table:formula="of:=(1-[.F82]-[.G82]-[.H82]) * (1-[.D82]) * (1-[.BB8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2]) * (1-[.BD8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6661694284513648" table:formula="of:=(1-[.F82]-[.G82]-[.H82]) * [.D82] * (1-[.BB82])" table:style-name="ce40">
            <text:p>0.766616943</text:p>
          </table:table-cell>
          <table:table-cell office:value-type="float" office:value="0.74381523299861985" table:formula="of:=(1 - $$p.mci_mil - $$p.mci_mod - $$p.mci_sev) * (1-[.BC82])" table:style-name="ce44">
            <text:p>0.743815233</text:p>
          </table:table-cell>
          <table:table-cell office:value-type="float" office:value="0" table:formula="of:=$$p.mil_mci * [.D82] * (1-[.BD82])" table:style-name="ce42">
            <text:p>0</text:p>
          </table:table-cell>
          <table:table-cell office:value-type="float" office:value="0" table:formula="of:=$$p.mil_mci * (1-[.BE8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2] * (1-[.D82]) * (1-[.BB8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2] - $$p.mil_sev) * (1-[.D82]) * (1-[.BD82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7017806093146276" table:formula="of:=[.F82] * [.D82] * (1-[.BB82])" table:style-name="ce40">
            <text:p>0.170178061</text:p>
          </table:table-cell>
          <table:table-cell office:value-type="float" office:value="0.19297977077797945" table:formula="of:=$$p.mci_mil * (1-[.BC82])" table:style-name="ce44">
            <text:p>0.192979771</text:p>
          </table:table-cell>
          <table:table-cell office:value-type="float" office:value="0.6317203760668012" table:formula="of:=(1 - $$p.mil_mci - [.I82] - $$p.mil_sev) * [.D82] * (1-[.BD82])" table:style-name="ce44">
            <text:p>0.631720376</text:p>
          </table:table-cell>
          <table:table-cell office:value-type="float" office:value="0.60365224456010047" table:formula="of:=(1 - $$p.mil_mci - $$p.mil_mod - $$p.mil_sev) * (1-[.BE82])" table:style-name="ce44">
            <text:p>0.603652245</text:p>
          </table:table-cell>
          <table:table-cell office:value-type="float" office:value="6.5265276955867327E-2" table:formula="of:=$$p.mod_mil * (1-[.BF82])" table:style-name="ce44">
            <text:p>0.065265277</text:p>
          </table:table-cell>
          <table:table-cell office:value-type="float" office:value="0" table:formula="of:=$$p.sev_mil * (1-[.BG8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2] * (1-[.BB82])" table:style-name="ce40">
            <text:p>0</text:p>
          </table:table-cell>
          <table:table-cell office:value-type="float" office:value="0" table:formula="of:=$$p.mci_mod * (1-[.BC82])" table:style-name="ce42">
            <text:p>0</text:p>
          </table:table-cell>
          <table:table-cell office:value-type="float" office:value="0.22245610030081966" table:formula="of:=[.I82] * (1-[.BD82])" table:style-name="ce44">
            <text:p>0.2224561</text:p>
          </table:table-cell>
          <table:table-cell office:value-type="float" office:value="0.25052423180752043" table:formula="of:=$$p.mil_mod * (1-[.BE82])" table:style-name="ce44">
            <text:p>0.250524232</text:p>
          </table:table-cell>
          <table:table-cell office:value-type="float" office:value="0.60314118014387741" table:formula="of:=(1-$$p.mod_mil-$$p.mod_sev) * (1-[.BF82])" table:style-name="ce44">
            <text:p>0.60314118</text:p>
          </table:table-cell>
          <table:table-cell office:value-type="float" office:value="0.11804550950437177" table:formula="of:=$$p.sev_mod * (1-[.BG82])" table:style-name="ce44">
            <text:p>0.1180455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2] * (1-[.BB82])" table:style-name="ce45">
            <text:p>0</text:p>
          </table:table-cell>
          <table:table-cell office:value-type="float" office:value="0" table:formula="of:=$$p.mci_sev * (1-[.BC82])" table:style-name="ce42">
            <text:p>0</text:p>
          </table:table-cell>
          <table:table-cell office:value-type="float" office:value="8.5503150787549634E-4" table:formula="of:=$$p.mil_sev * (1-[.BD82])" table:style-name="ce44">
            <text:p>0.000855032</text:p>
          </table:table-cell>
          <table:table-cell office:value-type="float" office:value="8.5503150787549634E-4" table:formula="of:=$$p.mil_sev * (1-[.BE82])" table:style-name="ce44">
            <text:p>0.000855032</text:p>
          </table:table-cell>
          <table:table-cell office:value-type="float" office:value="8.1769140094132636E-2" table:formula="of:=$$p.mod_sev * (1-[.BF82])" table:style-name="ce44">
            <text:p>0.08176914</text:p>
          </table:table-cell>
          <table:table-cell office:value-type="float" office:value="0.48422749817099442" table:formula="of:=(1-$$p.sev_mil-$$p.sev_mod) * (1-[.BG82])" table:style-name="ce44">
            <text:p>0.484227498</text:p>
          </table:table-cell>
          <table:table-cell office:value-type="float" office:value="0" table:style-name="ce43">
            <text:p>0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40">
            <text:p>0.063204996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44">
            <text:p>0.063204996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44">
            <text:p>0.144968492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44">
            <text:p>0.144968492</text:p>
          </table:table-cell>
          <table:table-cell office:value-type="float" office:value="0.24982440280612261" table:formula="of:=1-EXP(-INDEX($$m.r.mortality_f; [.C82]) * $$hr.mort_mod * $$hr.mort_verymilddem)" table:number-matrix-columns-spanned="1" table:number-matrix-rows-spanned="1" table:style-name="ce44">
            <text:p>0.249824403</text:p>
          </table:table-cell>
          <table:table-cell office:value-type="float" office:value="0.39772699232463382" table:formula="of:=1-EXP(-INDEX($$m.r.mortality_f; [.C82]) * $$hr.mort_sev * $$hr.mort_verymilddem)" table:number-matrix-columns-spanned="1" table:number-matrix-rows-spanned="1" table:style-name="ce44">
            <text:p>0.39772699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2];[.S82];[.Z82];[.AG82];[.AN82];[.AU82];[.BB82])=1" table:style-name="ce29">
            <text:p>TRUE</text:p>
          </table:table-cell>
          <table:table-cell office:value-type="boolean" office:boolean-value="true" table:formula="of:=SUM([.M82];[.T82];[.AA82];[.AH82];[.AO82];[.AV82];[.BC82])=1" table:style-name="ce29">
            <text:p>TRUE</text:p>
          </table:table-cell>
          <table:table-cell office:value-type="boolean" office:boolean-value="true" table:formula="of:=SUM([.N82];[.U82];[.AB82];[.AI82];[.AP82];[.AW82];[.BD82])=1" table:style-name="ce29">
            <text:p>TRUE</text:p>
          </table:table-cell>
          <table:table-cell office:value-type="boolean" office:boolean-value="true" table:formula="of:=SUM([.O82];[.V82];[.AC82];[.AJ82];[.AQ82];[.AX82];[.BE82])=1" table:style-name="ce29">
            <text:p>TRUE</text:p>
          </table:table-cell>
          <table:table-cell office:value-type="boolean" office:boolean-value="true" table:formula="of:=SUM([.P82];[.W82];[.AD82];[.AK82];[.AR82];[.AY82];[.BF82])=1" table:style-name="ce29">
            <text:p>TRUE</text:p>
          </table:table-cell>
          <table:table-cell office:value-type="boolean" office:boolean-value="true" table:formula="of:=SUM([.Q82];[.X82];[.AE82];[.AL82];[.AS82];[.AZ82];[.BG82])=1" table:style-name="ce29">
            <text:p>TRUE</text:p>
          </table:table-cell>
          <table:table-cell office:value-type="boolean" office:boolean-value="true" table:formula="of:=SUM([.R82];[.Y82];[.AF82];[.AM82];[.AT82];[.BA82];[.BH82])=1" table:style-name="ce29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S81:.BY81];TRANSPOSE([.L81:.R81]))" table:number-matrix-columns-spanned="1" table:number-matrix-rows-spanned="1" table:style-name="ce3">
            <text:p>0</text:p>
          </table:table-cell>
          <table:table-cell office:value-type="float" office:value="3.4448722016653076E-2" table:formula="of:=MMULT([.BS81:.BY81];TRANSPOSE([.S81:.Y81]))" table:number-matrix-columns-spanned="1" table:number-matrix-rows-spanned="1" table:style-name="ce3">
            <text:p>0.034448722</text:p>
          </table:table-cell>
          <table:table-cell office:value-type="float" office:value="0" table:formula="of:=MMULT([.BS81:.BY81];TRANSPOSE([.Z81:.AF81]))" table:number-matrix-columns-spanned="1" table:number-matrix-rows-spanned="1" table:style-name="ce3">
            <text:p>0</text:p>
          </table:table-cell>
          <table:table-cell office:value-type="float" office:value="8.3852767416932719E-2" table:formula="of:=MMULT([.BS81:.BY81];TRANSPOSE([.AG81:.AM81]))" table:number-matrix-columns-spanned="1" table:number-matrix-rows-spanned="1" table:style-name="ce3">
            <text:p>0.083852767</text:p>
          </table:table-cell>
          <table:table-cell office:value-type="float" office:value="0.13037289514107148" table:formula="of:=MMULT([.BS81:.BY81];TRANSPOSE([.AN81:.AT81]))" table:number-matrix-columns-spanned="1" table:number-matrix-rows-spanned="1" table:style-name="ce3">
            <text:p>0.130372895</text:p>
          </table:table-cell>
          <table:table-cell office:value-type="float" office:value="3.5067239432265092E-2" table:formula="of:=MMULT([.BS81:.BY81];TRANSPOSE([.AU81:.BA81]))" table:number-matrix-columns-spanned="1" table:number-matrix-rows-spanned="1" table:style-name="ce3">
            <text:p>0.035067239</text:p>
          </table:table-cell>
          <table:table-cell office:value-type="float" office:value="0.71625837599307784" table:formula="of:=MMULT([.BS81:.BY81];TRANSPOSE([.BB81:.BH81]))" table:number-matrix-columns-spanned="1" table:number-matrix-rows-spanned="1" table:style-name="ce3">
            <text:p>0.716258376</text:p>
          </table:table-cell>
          <table:table-cell table:style-name="ce1"/>
          <table:table-cell office:value-type="boolean" office:boolean-value="true" table:formula="of:=SUM([.BS82:.BY82])=1" table:style-name="ce29">
            <text:p>TRUE</text:p>
          </table:table-cell>
          <table:table-cell table:style-name="ce1"/>
          <table:table-cell office:value-type="float" office:value="0" table:formula="of:=[.BS82] * $$u.mci" table:style-name="ce22">
            <text:p>0.00</text:p>
          </table:table-cell>
          <table:table-cell office:value-type="float" office:value="2.5147567072156745E-2" table:formula="of:=[.BT82] * $$u.mci" table:style-name="ce22">
            <text:p>0.03</text:p>
          </table:table-cell>
          <table:table-cell office:value-type="float" office:value="0" table:formula="of:=[.BU82] * $$u.mil" table:style-name="ce22">
            <text:p>0.00</text:p>
          </table:table-cell>
          <table:table-cell office:value-type="float" office:value="5.7858409517683569E-2" table:formula="of:=[.BV82] * $$u.mil" table:style-name="ce22">
            <text:p>0.06</text:p>
          </table:table-cell>
          <table:table-cell office:value-type="float" office:value="6.9097634424767893E-2" table:formula="of:=[.BW82] * $$u.mod" table:style-name="ce22">
            <text:p>0.07</text:p>
          </table:table-cell>
          <table:table-cell office:value-type="float" office:value="1.3325550984260736E-2" table:formula="of:=[.BX82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2:.CC83])" table:style-name="ce31">
            <text:p>0.00</text:p>
          </table:table-cell>
          <table:table-cell office:value-type="float" office:value="2.1926355266640718E-2" table:formula="of:=AVERAGE([.CD82:.CD83])" table:style-name="ce31">
            <text:p>0.02</text:p>
          </table:table-cell>
          <table:table-cell office:value-type="float" office:value="0" table:formula="of:=AVERAGE([.CE82:.CE83])" table:style-name="ce31">
            <text:p>0.00</text:p>
          </table:table-cell>
          <table:table-cell office:value-type="float" office:value="5.1621455852469841E-2" table:formula="of:=AVERAGE([.CF82:.CF83])" table:style-name="ce31">
            <text:p>0.05</text:p>
          </table:table-cell>
          <table:table-cell office:value-type="float" office:value="6.2050501874691452E-2" table:formula="of:=AVERAGE([.CG82:.CG83])" table:style-name="ce31">
            <text:p>0.06</text:p>
          </table:table-cell>
          <table:table-cell office:value-type="float" office:value="1.1928188093791746E-2" table:formula="of:=AVERAGE([.CH82:.CH83])" table:style-name="ce31">
            <text:p>0.01</text:p>
          </table:table-cell>
          <table:table-cell office:value-type="float" office:value="0" table:formula="of:=AVERAGE([.CI82:.CI83])" table:style-name="ce31">
            <text:p>0.00</text:p>
          </table:table-cell>
          <table:table-cell table:style-name="ce1"/>
          <table:table-cell office:value-type="float" office:value="0" table:formula="of:=[.CK82]/((1+$$discount_COST)^([.$B82]-1))" table:style-name="ce22">
            <text:p>0.00</text:p>
          </table:table-cell>
          <table:table-cell office:value-type="float" office:value="1.354570301086766E-2" table:formula="of:=[.CL82]/((1+$$discount_COST)^([.$B82]-1))" table:style-name="ce22">
            <text:p>0.01</text:p>
          </table:table-cell>
          <table:table-cell office:value-type="float" office:value="0" table:formula="of:=[.CM82]/((1+$$discount_COST)^([.$B82]-1))" table:style-name="ce22">
            <text:p>0.00</text:p>
          </table:table-cell>
          <table:table-cell office:value-type="float" office:value="3.1890795413227056E-2" table:formula="of:=[.CN82]/((1+$$discount_COST)^([.$B82]-1))" table:style-name="ce22">
            <text:p>0.03</text:p>
          </table:table-cell>
          <table:table-cell office:value-type="float" office:value="3.8333670135712941E-2" table:formula="of:=[.CO82]/((1+$$discount_COST)^([.$B82]-1))" table:style-name="ce22">
            <text:p>0.04</text:p>
          </table:table-cell>
          <table:table-cell office:value-type="float" office:value="7.3690173953395608E-3" table:formula="of:=[.CP82]/((1+$$discount_COST)^([.$B82]-1))" table:style-name="ce22">
            <text:p>0.01</text:p>
          </table:table-cell>
          <table:table-cell office:value-type="float" office:value="0" table:formula="of:=[.CQ82]/((1+$$discount_COST)^([.$B82]-1))" table:style-name="ce22">
            <text:p>0.00</text:p>
          </table:table-cell>
          <table:table-cell table:style-name="ce1"/>
          <table:table-cell office:value-type="float" office:value="9.1139185955147209E-2" table:formula="of:=SUM([.CS82:.CY82])" table:style-name="ce31">
            <text:p>0.09</text:p>
          </table:table-cell>
          <table:table-cell table:style-name="ce1"/>
          <table:table-cell office:value-type="float" office:value="0" table:formula="of:=[.BS82] * ($$c.mci + $$c.Tx)" table:style-name="ce24">
            <text:p><text:s/>-<text:s/></text:p>
          </table:table-cell>
          <table:table-cell office:value-type="float" office:value="610.15576435895923" table:formula="of:=[.BT82]*$$c.mci" table:style-name="ce24">
            <text:p><text:s/>610<text:s/></text:p>
          </table:table-cell>
          <table:table-cell office:value-type="float" office:value="0" table:formula="of:=[.BU82] * ($$c.mil + $$c.Tx)" table:style-name="ce24">
            <text:p><text:s/>-<text:s/></text:p>
          </table:table-cell>
          <table:table-cell office:value-type="float" office:value="2212.0789370756024" table:formula="of:=[.BV82]*$$c.mil" table:style-name="ce24">
            <text:p><text:s/>2,212<text:s/></text:p>
          </table:table-cell>
          <table:table-cell office:value-type="float" office:value="5480.3393754026629" table:formula="of:=[.BW82]*$$c.mod" table:style-name="ce24">
            <text:p><text:s/>5,480<text:s/></text:p>
          </table:table-cell>
          <table:table-cell office:value-type="float" office:value="2243.2175016631854" table:formula="of:=[.BX82]*$$c.sev" table:style-name="ce24">
            <text:p><text:s/>2,24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2:.DC83])" table:style-name="ce33">
            <text:p><text:s/>-<text:s/></text:p>
          </table:table-cell>
          <table:table-cell office:value-type="float" office:value="531.99945819553477" table:formula="of:=AVERAGE([.DD82:.DD83])" table:style-name="ce33">
            <text:p><text:s/>532<text:s/></text:p>
          </table:table-cell>
          <table:table-cell office:value-type="float" office:value="0" table:formula="of:=AVERAGE([.DE82:.DE83])" table:style-name="ce33">
            <text:p><text:s/>-<text:s/></text:p>
          </table:table-cell>
          <table:table-cell office:value-type="float" office:value="1973.6238196718127" table:formula="of:=AVERAGE([.DF82:.DF83])" table:style-name="ce33">
            <text:p><text:s/>1,974<text:s/></text:p>
          </table:table-cell>
          <table:table-cell office:value-type="float" office:value="4921.4102844232166" table:formula="of:=AVERAGE([.DG82:.DG83])" table:style-name="ce33">
            <text:p><text:s/>4,921<text:s/></text:p>
          </table:table-cell>
          <table:table-cell office:value-type="float" office:value="2007.986035754041" table:formula="of:=AVERAGE([.DH82:.DH83])" table:style-name="ce33">
            <text:p><text:s/>2,008<text:s/></text:p>
          </table:table-cell>
          <table:table-cell office:value-type="float" office:value="0" table:formula="of:=AVERAGE([.DI82:.DI83])" table:style-name="ce33">
            <text:p><text:s/>-<text:s/></text:p>
          </table:table-cell>
          <table:table-cell office:value-type="float" office:value="0" table:formula="of:=[.DJ82]" table:style-name="ce33">
            <text:p><text:s/>-<text:s/></text:p>
          </table:table-cell>
          <table:table-cell table:style-name="ce1"/>
          <table:table-cell office:value-type="float" office:value="0" table:formula="of:=[.DL82]/((1+$$discount_COST)^([.$B82]-1))" table:style-name="ce24">
            <text:p><text:s/>-<text:s/></text:p>
          </table:table-cell>
          <table:table-cell office:value-type="float" office:value="328.65957771025751" table:formula="of:=[.DM82]/((1+$$discount_COST)^([.$B82]-1))" table:style-name="ce24">
            <text:p><text:s/>329<text:s/></text:p>
          </table:table-cell>
          <table:table-cell office:value-type="float" office:value="0" table:formula="of:=[.DN82]/((1+$$discount_COST)^([.$B82]-1))" table:style-name="ce24">
            <text:p><text:s/>-<text:s/></text:p>
          </table:table-cell>
          <table:table-cell office:value-type="float" office:value="1219.2688566495381" table:formula="of:=[.DO82]/((1+$$discount_COST)^([.$B82]-1))" table:style-name="ce24">
            <text:p><text:s/>1,219<text:s/></text:p>
          </table:table-cell>
          <table:table-cell office:value-type="float" office:value="3040.3576561970053" table:formula="of:=[.DP82]/((1+$$discount_COST)^([.$B82]-1))" table:style-name="ce24">
            <text:p><text:s/>3,040<text:s/></text:p>
          </table:table-cell>
          <table:table-cell office:value-type="float" office:value="1240.497208018691" table:formula="of:=[.DQ82]/((1+$$discount_COST)^([.$B82]-1))" table:style-name="ce24">
            <text:p><text:s/>1,240<text:s/></text:p>
          </table:table-cell>
          <table:table-cell office:value-type="float" office:value="0" table:formula="of:=[.DR82]/((1+$$discount_COST)^([.$B82]-1))" table:style-name="ce24">
            <text:p><text:s/>-<text:s/></text:p>
          </table:table-cell>
          <table:table-cell office:value-type="float" office:value="0" table:formula="of:=[.DS82]/((1+$$discount_COST)^([.$B82]-1))" table:style-name="ce24">
            <text:p><text:s/>-<text:s/></text:p>
          </table:table-cell>
          <table:table-cell table:style-name="ce1"/>
          <table:table-cell office:value-type="float" office:value="5828.7832985754922" table:formula="of:=SUM([.DU82:.EB82])" table:style-name="ce33">
            <text:p><text:s/>5,82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82]+1" table:style-name="ce1">
            <text:p>85</text:p>
          </table:table-cell>
          <table:table-cell office:value-type="float" office:value="1" table:formula="of:=IF([.B83]&lt;$$tx_duration;$$p.discontinuation_x;1)" table:style-name="ce1">
            <text:p>1</text:p>
          </table:table-cell>
          <table:table-cell table:style-name="ce1"/>
          <table:table-cell office:value-type="float" office:value="0.18281393645608313" table:formula="of:=1-EXP(-(-LN(1-$$p.mci_mil) * $$rr.tx_mci_mil^((1-$$tx_waning)^([.$B83]-1) )))" table:style-name="ce1">
            <text:p>0.182813936</text:p>
          </table:table-cell>
          <table:table-cell office:value-type="float" office:value="0" table:formula="of:=1-EXP(-(-LN(1-$$p.mci_mod) * $$rr.tx_mci_mod^((1-$$tx_waning)^([.$B83]-1) )))" table:style-name="ce1">
            <text:p>0</text:p>
          </table:table-cell>
          <table:table-cell office:value-type="float" office:value="0" table:formula="of:=1-EXP(-(-LN(1-$$p.mci_sev) * $$rr.tx_mci_sev^((1-$$tx_waning)^([.$B83]-1) )))" table:style-name="ce1">
            <text:p>0</text:p>
          </table:table-cell>
          <table:table-cell office:value-type="float" office:value="0.26174068308213638" table:formula="of:=1-EXP(-(-LN(1-$$p.mil_mod) * $$rr.tx_mil_mod^((1-$$tx_waning)^([.$B83]-1) )))" table:style-name="ce1">
            <text:p>0.261740683</text:p>
          </table:table-cell>
          <table:table-cell table:number-columns-repeated="2" table:style-name="ce1"/>
          <table:table-cell office:value-type="float" office:value="0" table:formula="of:=(1-[.F83]-[.G83]-[.H83]) * (1-[.D83]) * (1-[.BB8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3]) * (1-[.BD8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5910374834205041" table:formula="of:=(1-[.F83]-[.G83]-[.H83]) * [.D83] * (1-[.BB83])" table:style-name="ce40">
            <text:p>0.759103748</text:p>
          </table:table-cell>
          <table:table-cell office:value-type="float" office:value="0.7375656574094237" table:formula="of:=(1 - $$p.mci_mil - $$p.mci_mod - $$p.mci_sev) * (1-[.BC83])" table:style-name="ce44">
            <text:p>0.737565657</text:p>
          </table:table-cell>
          <table:table-cell office:value-type="float" office:value="0" table:formula="of:=$$p.mil_mci * [.D83] * (1-[.BD83])" table:style-name="ce42">
            <text:p>0</text:p>
          </table:table-cell>
          <table:table-cell office:value-type="float" office:value="0" table:formula="of:=$$p.mil_mci * (1-[.BE8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3] * (1-[.D83]) * (1-[.BB8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3] - $$p.mil_sev) * (1-[.D83]) * (1-[.BD83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982025343304225" table:formula="of:=[.F83] * [.D83] * (1-[.BB83])" table:style-name="ce40">
            <text:p>0.169820253</text:p>
          </table:table-cell>
          <table:table-cell office:value-type="float" office:value="0.19135834436566909" table:formula="of:=$$p.mci_mil * (1-[.BC83])" table:style-name="ce44">
            <text:p>0.191358344</text:p>
          </table:table-cell>
          <table:table-cell office:value-type="float" office:value="0.6177495201898352" table:formula="of:=(1 - $$p.mil_mci - [.I83] - $$p.mil_sev) * [.D83] * (1-[.BD83])" table:style-name="ce44">
            <text:p>0.61774952</text:p>
          </table:table-cell>
          <table:table-cell office:value-type="float" office:value="0.59155734115003678" table:formula="of:=(1 - $$p.mil_mci - $$p.mil_mod - $$p.mil_sev) * (1-[.BE83])" table:style-name="ce44">
            <text:p>0.591557341</text:p>
          </table:table-cell>
          <table:table-cell office:value-type="float" office:value="6.2885345743464299E-2" table:formula="of:=$$p.mod_mil * (1-[.BF83])" table:style-name="ce44">
            <text:p>0.062885346</text:p>
          </table:table-cell>
          <table:table-cell office:value-type="float" office:value="0" table:formula="of:=$$p.sev_mil * (1-[.BG8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3] * (1-[.BB83])" table:style-name="ce40">
            <text:p>0</text:p>
          </table:table-cell>
          <table:table-cell office:value-type="float" office:value="0" table:formula="of:=$$p.mci_mod * (1-[.BC83])" table:style-name="ce42">
            <text:p>0</text:p>
          </table:table-cell>
          <table:table-cell office:value-type="float" office:value="0.21931249653663312" table:formula="of:=[.I83] * (1-[.BD83])" table:style-name="ce44">
            <text:p>0.219312497</text:p>
          </table:table-cell>
          <table:table-cell office:value-type="float" office:value="0.24550467557643166" table:formula="of:=$$p.mil_mod * (1-[.BE83])" table:style-name="ce44">
            <text:p>0.245504676</text:p>
          </table:table-cell>
          <table:table-cell office:value-type="float" office:value="0.5811473330775323" table:formula="of:=(1-$$p.mod_mil-$$p.mod_sev) * (1-[.BF83])" table:style-name="ce44">
            <text:p>0.581147333</text:p>
          </table:table-cell>
          <table:table-cell office:value-type="float" office:value="0.11055849161944171" table:formula="of:=$$p.sev_mod * (1-[.BG83])" table:style-name="ce44">
            <text:p>0.11055849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3] * (1-[.BB83])" table:style-name="ce45">
            <text:p>0</text:p>
          </table:table-cell>
          <table:table-cell office:value-type="float" office:value="0" table:formula="of:=$$p.mci_sev * (1-[.BC83])" table:style-name="ce42">
            <text:p>0</text:p>
          </table:table-cell>
          <table:table-cell office:value-type="float" office:value="8.3789991664311148E-4" table:formula="of:=$$p.mil_sev * (1-[.BD83])" table:style-name="ce44">
            <text:p>0.0008379</text:p>
          </table:table-cell>
          <table:table-cell office:value-type="float" office:value="8.3789991664311148E-4" table:formula="of:=$$p.mil_sev * (1-[.BE83])" table:style-name="ce44">
            <text:p>0.0008379</text:p>
          </table:table-cell>
          <table:table-cell office:value-type="float" office:value="7.8787387195834599E-2" table:formula="of:=$$p.mod_sev * (1-[.BF83])" table:style-name="ce44">
            <text:p>0.078787387</text:p>
          </table:table-cell>
          <table:table-cell office:value-type="float" office:value="0.45351544521444459" table:formula="of:=(1-$$p.sev_mil-$$p.sev_mod) * (1-[.BG83])" table:style-name="ce44">
            <text:p>0.453515445</text:p>
          </table:table-cell>
          <table:table-cell office:value-type="float" office:value="0" table:style-name="ce43">
            <text:p>0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40">
            <text:p>0.071075998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44">
            <text:p>0.071075998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44">
            <text:p>0.162100083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44">
            <text:p>0.162100083</text:p>
          </table:table-cell>
          <table:table-cell office:value-type="float" office:value="0.27717993398316887" table:formula="of:=1-EXP(-INDEX($$m.r.mortality_f; [.C83]) * $$hr.mort_mod * $$hr.mort_verymilddem)" table:number-matrix-columns-spanned="1" table:number-matrix-rows-spanned="1" table:style-name="ce44">
            <text:p>0.277179934</text:p>
          </table:table-cell>
          <table:table-cell office:value-type="float" office:value="0.43592606316611371" table:formula="of:=1-EXP(-INDEX($$m.r.mortality_f; [.C83]) * $$hr.mort_sev * $$hr.mort_verymilddem)" table:number-matrix-columns-spanned="1" table:number-matrix-rows-spanned="1" table:style-name="ce44">
            <text:p>0.43592606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3];[.S83];[.Z83];[.AG83];[.AN83];[.AU83];[.BB83])=1" table:style-name="ce29">
            <text:p>TRUE</text:p>
          </table:table-cell>
          <table:table-cell office:value-type="boolean" office:boolean-value="true" table:formula="of:=SUM([.M83];[.T83];[.AA83];[.AH83];[.AO83];[.AV83];[.BC83])=1" table:style-name="ce29">
            <text:p>TRUE</text:p>
          </table:table-cell>
          <table:table-cell office:value-type="boolean" office:boolean-value="true" table:formula="of:=SUM([.N83];[.U83];[.AB83];[.AI83];[.AP83];[.AW83];[.BD83])=1" table:style-name="ce29">
            <text:p>TRUE</text:p>
          </table:table-cell>
          <table:table-cell office:value-type="boolean" office:boolean-value="true" table:formula="of:=SUM([.O83];[.V83];[.AC83];[.AJ83];[.AQ83];[.AX83];[.BE83])=1" table:style-name="ce29">
            <text:p>TRUE</text:p>
          </table:table-cell>
          <table:table-cell office:value-type="boolean" office:boolean-value="true" table:formula="of:=SUM([.P83];[.W83];[.AD83];[.AK83];[.AR83];[.AY83];[.BF83])=1" table:style-name="ce29">
            <text:p>TRUE</text:p>
          </table:table-cell>
          <table:table-cell office:value-type="boolean" office:boolean-value="true" table:formula="of:=SUM([.Q83];[.X83];[.AE83];[.AL83];[.AS83];[.AZ83];[.BG83])=1" table:style-name="ce29">
            <text:p>TRUE</text:p>
          </table:table-cell>
          <table:table-cell office:value-type="boolean" office:boolean-value="true" table:formula="of:=SUM([.R83];[.Y83];[.AF83];[.AM83];[.AT83];[.BA83];[.BH83])=1" table:style-name="ce29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S82:.BY82];TRANSPOSE([.L82:.R82]))" table:number-matrix-columns-spanned="1" table:number-matrix-rows-spanned="1" table:style-name="ce3">
            <text:p>0</text:p>
          </table:table-cell>
          <table:table-cell office:value-type="float" office:value="2.5623484193321493E-2" table:formula="of:=MMULT([.BS82:.BY82];TRANSPOSE([.S82:.Y82]))" table:number-matrix-columns-spanned="1" table:number-matrix-rows-spanned="1" table:style-name="ce3">
            <text:p>0.025623484</text:p>
          </table:table-cell>
          <table:table-cell office:value-type="float" office:value="0" table:formula="of:=MMULT([.BS82:.BY82];TRANSPOSE([.Z82:.AF82]))" table:number-matrix-columns-spanned="1" table:number-matrix-rows-spanned="1" table:style-name="ce3">
            <text:p>0</text:p>
          </table:table-cell>
          <table:table-cell office:value-type="float" office:value="6.5774640851095814E-2" table:formula="of:=MMULT([.BS82:.BY82];TRANSPOSE([.AG82:.AM82]))" table:number-matrix-columns-spanned="1" table:number-matrix-rows-spanned="1" table:style-name="ce3">
            <text:p>0.065774641</text:p>
          </table:table-cell>
          <table:table-cell office:value-type="float" office:value="0.10377994212191512" table:formula="of:=MMULT([.BS82:.BY82];TRANSPOSE([.AN82:.AT82]))" table:number-matrix-columns-spanned="1" table:number-matrix-rows-spanned="1" table:style-name="ce3">
            <text:p>0.103779942</text:p>
          </table:table-cell>
          <table:table-cell office:value-type="float" office:value="2.7712697903480937E-2" table:formula="of:=MMULT([.BS82:.BY82];TRANSPOSE([.AU82:.BA82]))" table:number-matrix-columns-spanned="1" table:number-matrix-rows-spanned="1" table:style-name="ce3">
            <text:p>0.027712698</text:p>
          </table:table-cell>
          <table:table-cell office:value-type="float" office:value="0.77710923493018691" table:formula="of:=MMULT([.BS82:.BY82];TRANSPOSE([.BB82:.BH82]))" table:number-matrix-columns-spanned="1" table:number-matrix-rows-spanned="1" table:style-name="ce3">
            <text:p>0.777109235</text:p>
          </table:table-cell>
          <table:table-cell table:style-name="ce1"/>
          <table:table-cell office:value-type="boolean" office:boolean-value="true" table:formula="of:=SUM([.BS83:.BY83])=1" table:style-name="ce29">
            <text:p>TRUE</text:p>
          </table:table-cell>
          <table:table-cell table:style-name="ce1"/>
          <table:table-cell office:value-type="float" office:value="0" table:formula="of:=[.BS83] * $$u.mci" table:style-name="ce22">
            <text:p>0.00</text:p>
          </table:table-cell>
          <table:table-cell office:value-type="float" office:value="1.8705143461124688E-2" table:formula="of:=[.BT83] * $$u.mci" table:style-name="ce22">
            <text:p>0.02</text:p>
          </table:table-cell>
          <table:table-cell office:value-type="float" office:value="0" table:formula="of:=[.BU83] * $$u.mil" table:style-name="ce22">
            <text:p>0.00</text:p>
          </table:table-cell>
          <table:table-cell office:value-type="float" office:value="4.5384502187256107E-2" table:formula="of:=[.BV83] * $$u.mil" table:style-name="ce22">
            <text:p>0.05</text:p>
          </table:table-cell>
          <table:table-cell office:value-type="float" office:value="5.5003369324615012E-2" table:formula="of:=[.BW83] * $$u.mod" table:style-name="ce22">
            <text:p>0.06</text:p>
          </table:table-cell>
          <table:table-cell office:value-type="float" office:value="1.0530825203322757E-2" table:formula="of:=[.BX83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3:.CC84])" table:style-name="ce31">
            <text:p>0.00</text:p>
          </table:table-cell>
          <table:table-cell office:value-type="float" office:value="1.6250707447483352E-2" table:formula="of:=AVERAGE([.CD83:.CD84])" table:style-name="ce31">
            <text:p>0.02</text:p>
          </table:table-cell>
          <table:table-cell office:value-type="float" office:value="0" table:formula="of:=AVERAGE([.CE83:.CE84])" table:style-name="ce31">
            <text:p>0.00</text:p>
          </table:table-cell>
          <table:table-cell office:value-type="float" office:value="4.0059198058805777E-2" table:formula="of:=AVERAGE([.CF83:.CF84])" table:style-name="ce31">
            <text:p>0.04</text:p>
          </table:table-cell>
          <table:table-cell office:value-type="float" office:value="4.8575357183634746E-2" table:formula="of:=AVERAGE([.CG83:.CG84])" table:style-name="ce31">
            <text:p>0.05</text:p>
          </table:table-cell>
          <table:table-cell office:value-type="float" office:value="9.2173745212909136E-3" table:formula="of:=AVERAGE([.CH83:.CH84])" table:style-name="ce31">
            <text:p>0.01</text:p>
          </table:table-cell>
          <table:table-cell office:value-type="float" office:value="0" table:formula="of:=AVERAGE([.CI83:.CI84])" table:style-name="ce31">
            <text:p>0.00</text:p>
          </table:table-cell>
          <table:table-cell table:style-name="ce1"/>
          <table:table-cell office:value-type="float" office:value="0" table:formula="of:=[.CK83]/((1+$$discount_COST)^([.$B83]-1))" table:style-name="ce22">
            <text:p>0.00</text:p>
          </table:table-cell>
          <table:table-cell office:value-type="float" office:value="9.6998948214190618E-3" table:formula="of:=[.CL83]/((1+$$discount_COST)^([.$B83]-1))" table:style-name="ce22">
            <text:p>0.01</text:p>
          </table:table-cell>
          <table:table-cell office:value-type="float" office:value="0" table:formula="of:=[.CM83]/((1+$$discount_COST)^([.$B83]-1))" table:style-name="ce22">
            <text:p>0.00</text:p>
          </table:table-cell>
          <table:table-cell office:value-type="float" office:value="2.3910959510934165E-2" table:formula="of:=[.CN83]/((1+$$discount_COST)^([.$B83]-1))" table:style-name="ce22">
            <text:p>0.02</text:p>
          </table:table-cell>
          <table:table-cell office:value-type="float" office:value="2.8994174999260606E-2" table:formula="of:=[.CO83]/((1+$$discount_COST)^([.$B83]-1))" table:style-name="ce22">
            <text:p>0.03</text:p>
          </table:table-cell>
          <table:table-cell office:value-type="float" office:value="5.5017643801098482E-3" table:formula="of:=[.CP83]/((1+$$discount_COST)^([.$B83]-1))" table:style-name="ce22">
            <text:p>0.01</text:p>
          </table:table-cell>
          <table:table-cell office:value-type="float" office:value="0" table:formula="of:=[.CQ83]/((1+$$discount_COST)^([.$B83]-1))" table:style-name="ce22">
            <text:p>0.00</text:p>
          </table:table-cell>
          <table:table-cell table:style-name="ce1"/>
          <table:table-cell office:value-type="float" office:value="6.8106793711723679E-2" table:formula="of:=SUM([.CS83:.CY83])" table:style-name="ce31">
            <text:p>0.07</text:p>
          </table:table-cell>
          <table:table-cell table:style-name="ce1"/>
          <table:table-cell office:value-type="float" office:value="0" table:formula="of:=[.BS83] * ($$c.mci + $$c.Tx)" table:style-name="ce24">
            <text:p><text:s/>-<text:s/></text:p>
          </table:table-cell>
          <table:table-cell office:value-type="float" office:value="453.84315203211025" table:formula="of:=[.BT83]*$$c.mci" table:style-name="ce24">
            <text:p><text:s/>454<text:s/></text:p>
          </table:table-cell>
          <table:table-cell office:value-type="float" office:value="0" table:formula="of:=[.BU83] * ($$c.mil + $$c.Tx)" table:style-name="ce24">
            <text:p><text:s/>-<text:s/></text:p>
          </table:table-cell>
          <table:table-cell office:value-type="float" office:value="1735.1687022680233" table:formula="of:=[.BV83]*$$c.mil" table:style-name="ce24">
            <text:p><text:s/>1,735<text:s/></text:p>
          </table:table-cell>
          <table:table-cell office:value-type="float" office:value="4362.4811934437694" table:formula="of:=[.BW83]*$$c.mod" table:style-name="ce24">
            <text:p><text:s/>4,362<text:s/></text:p>
          </table:table-cell>
          <table:table-cell office:value-type="float" office:value="1772.7545698448967" table:formula="of:=[.BX83]*$$c.sev" table:style-name="ce24">
            <text:p><text:s/>1,77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3:.DC84])" table:style-name="ce33">
            <text:p><text:s/>-<text:s/></text:p>
          </table:table-cell>
          <table:table-cell office:value-type="float" office:value="394.29113741071933" table:formula="of:=AVERAGE([.DD83:.DD84])" table:style-name="ce33">
            <text:p><text:s/>394<text:s/></text:p>
          </table:table-cell>
          <table:table-cell office:value-type="float" office:value="0" table:formula="of:=AVERAGE([.DE83:.DE84])" table:style-name="ce33">
            <text:p><text:s/>-<text:s/></text:p>
          </table:table-cell>
          <table:table-cell office:value-type="float" office:value="1531.5683407256558" table:formula="of:=AVERAGE([.DF83:.DF84])" table:style-name="ce33">
            <text:p><text:s/>1,532<text:s/></text:p>
          </table:table-cell>
          <table:table-cell office:value-type="float" office:value="3852.6563877894491" table:formula="of:=AVERAGE([.DG83:.DG84])" table:style-name="ce33">
            <text:p><text:s/>3,853<text:s/></text:p>
          </table:table-cell>
          <table:table-cell office:value-type="float" office:value="1551.648848889319" table:formula="of:=AVERAGE([.DH83:.DH84])" table:style-name="ce33">
            <text:p><text:s/>1,552<text:s/></text:p>
          </table:table-cell>
          <table:table-cell office:value-type="float" office:value="0" table:formula="of:=AVERAGE([.DI83:.DI84])" table:style-name="ce33">
            <text:p><text:s/>-<text:s/></text:p>
          </table:table-cell>
          <table:table-cell office:value-type="float" office:value="0" table:formula="of:=[.DJ83]" table:style-name="ce33">
            <text:p><text:s/>-<text:s/></text:p>
          </table:table-cell>
          <table:table-cell table:style-name="ce1"/>
          <table:table-cell office:value-type="float" office:value="0" table:formula="of:=[.DL83]/((1+$$discount_COST)^([.$B83]-1))" table:style-name="ce24">
            <text:p><text:s/>-<text:s/></text:p>
          </table:table-cell>
          <table:table-cell office:value-type="float" office:value="235.34868092736224" table:formula="of:=[.DM83]/((1+$$discount_COST)^([.$B83]-1))" table:style-name="ce24">
            <text:p><text:s/>235<text:s/></text:p>
          </table:table-cell>
          <table:table-cell office:value-type="float" office:value="0" table:formula="of:=[.DN83]/((1+$$discount_COST)^([.$B83]-1))" table:style-name="ce24">
            <text:p><text:s/>-<text:s/></text:p>
          </table:table-cell>
          <table:table-cell office:value-type="float" office:value="914.1787743619027" table:formula="of:=[.DO83]/((1+$$discount_COST)^([.$B83]-1))" table:style-name="ce24">
            <text:p><text:s/>914<text:s/></text:p>
          </table:table-cell>
          <table:table-cell office:value-type="float" office:value="2299.6144546564506" table:formula="of:=[.DP83]/((1+$$discount_COST)^([.$B83]-1))" table:style-name="ce24">
            <text:p><text:s/>2,300<text:s/></text:p>
          </table:table-cell>
          <table:table-cell office:value-type="float" office:value="926.16464130201211" table:formula="of:=[.DQ83]/((1+$$discount_COST)^([.$B83]-1))" table:style-name="ce24">
            <text:p><text:s/>926<text:s/></text:p>
          </table:table-cell>
          <table:table-cell office:value-type="float" office:value="0" table:formula="of:=[.DR83]/((1+$$discount_COST)^([.$B83]-1))" table:style-name="ce24">
            <text:p><text:s/>-<text:s/></text:p>
          </table:table-cell>
          <table:table-cell office:value-type="float" office:value="0" table:formula="of:=[.DS83]/((1+$$discount_COST)^([.$B83]-1))" table:style-name="ce24">
            <text:p><text:s/>-<text:s/></text:p>
          </table:table-cell>
          <table:table-cell table:style-name="ce1"/>
          <table:table-cell office:value-type="float" office:value="4375.3065512477278" table:formula="of:=SUM([.DU83:.EB83])" table:style-name="ce33">
            <text:p><text:s/>4,37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83]+1" table:style-name="ce1">
            <text:p>86</text:p>
          </table:table-cell>
          <table:table-cell office:value-type="float" office:value="1" table:formula="of:=IF([.B84]&lt;$$tx_duration;$$p.discontinuation_x;1)" table:style-name="ce1">
            <text:p>1</text:p>
          </table:table-cell>
          <table:table-cell table:style-name="ce1"/>
          <table:table-cell office:value-type="float" office:value="0.18391629821596867" table:formula="of:=1-EXP(-(-LN(1-$$p.mci_mil) * $$rr.tx_mci_mil^((1-$$tx_waning)^([.$B84]-1) )))" table:style-name="ce1">
            <text:p>0.183916298</text:p>
          </table:table-cell>
          <table:table-cell office:value-type="float" office:value="0" table:formula="of:=1-EXP(-(-LN(1-$$p.mci_mod) * $$rr.tx_mci_mod^((1-$$tx_waning)^([.$B84]-1) )))" table:style-name="ce1">
            <text:p>0</text:p>
          </table:table-cell>
          <table:table-cell office:value-type="float" office:value="0" table:formula="of:=1-EXP(-(-LN(1-$$p.mci_sev) * $$rr.tx_mci_sev^((1-$$tx_waning)^([.$B84]-1) )))" table:style-name="ce1">
            <text:p>0</text:p>
          </table:table-cell>
          <table:table-cell office:value-type="float" office:value="0.26323710764262731" table:formula="of:=1-EXP(-(-LN(1-$$p.mil_mod) * $$rr.tx_mil_mod^((1-$$tx_waning)^([.$B84]-1) )))" table:style-name="ce1">
            <text:p>0.263237108</text:p>
          </table:table-cell>
          <table:table-cell table:number-columns-repeated="2" table:style-name="ce1"/>
          <table:table-cell office:value-type="float" office:value="0" table:formula="of:=(1-[.F84]-[.G84]-[.H84]) * (1-[.D84]) * (1-[.BB8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4]) * (1-[.BD8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5059135217583484" table:formula="of:=(1-[.F84]-[.G84]-[.H84]) * [.D84] * (1-[.BB84])" table:style-name="ce40">
            <text:p>0.750591352</text:p>
          </table:table-cell>
          <table:table-cell office:value-type="float" office:value="0.73027991163745909" table:formula="of:=(1 - $$p.mci_mil - $$p.mci_mod - $$p.mci_sev) * (1-[.BC84])" table:style-name="ce44">
            <text:p>0.730279912</text:p>
          </table:table-cell>
          <table:table-cell office:value-type="float" office:value="0" table:formula="of:=$$p.mil_mci * [.D84] * (1-[.BD84])" table:style-name="ce42">
            <text:p>0</text:p>
          </table:table-cell>
          <table:table-cell office:value-type="float" office:value="0" table:formula="of:=$$p.mil_mci * (1-[.BE8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4] * (1-[.D84]) * (1-[.BB8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4] - $$p.mil_sev) * (1-[.D84]) * (1-[.BD84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915664736756442" table:formula="of:=[.F84] * [.D84] * (1-[.BB84])" table:style-name="ce40">
            <text:p>0.169156647</text:p>
          </table:table-cell>
          <table:table-cell office:value-type="float" office:value="0.18946808790594025" table:formula="of:=$$p.mci_mil * (1-[.BC84])" table:style-name="ce44">
            <text:p>0.189468088</text:p>
          </table:table-cell>
          <table:table-cell office:value-type="float" office:value="0.60198847378945997" table:formula="of:=(1 - $$p.mil_mci - [.I84] - $$p.mil_sev) * [.D84] * (1-[.BD84])" table:style-name="ce44">
            <text:p>0.601988474</text:p>
          </table:table-cell>
          <table:table-cell office:value-type="float" office:value="0.57763699000047841" table:formula="of:=(1 - $$p.mil_mci - $$p.mil_mod - $$p.mil_sev) * (1-[.BE84])" table:style-name="ce44">
            <text:p>0.57763699</text:p>
          </table:table-cell>
          <table:table-cell office:value-type="float" office:value="6.0196115479232974E-2" table:formula="of:=$$p.mod_mil * (1-[.BF84])" table:style-name="ce44">
            <text:p>0.060196115</text:p>
          </table:table-cell>
          <table:table-cell office:value-type="float" office:value="0" table:formula="of:=$$p.sev_mil * (1-[.BG8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4] * (1-[.BB84])" table:style-name="ce40">
            <text:p>0</text:p>
          </table:table-cell>
          <table:table-cell office:value-type="float" office:value="0" table:formula="of:=$$p.mci_mod * (1-[.BC84])" table:style-name="ce42">
            <text:p>0</text:p>
          </table:table-cell>
          <table:table-cell office:value-type="float" office:value="0.21537604888827075" table:formula="of:=[.I84] * (1-[.BD84])" table:style-name="ce44">
            <text:p>0.215376049</text:p>
          </table:table-cell>
          <table:table-cell office:value-type="float" office:value="0.23972753267725233" table:formula="of:=$$p.mil_mod * (1-[.BE84])" table:style-name="ce44">
            <text:p>0.239727533</text:p>
          </table:table-cell>
          <table:table-cell office:value-type="float" office:value="0.55629513615291171" table:formula="of:=(1-$$p.mod_mil-$$p.mod_sev) * (1-[.BF84])" table:style-name="ce44">
            <text:p>0.556295136</text:p>
          </table:table-cell>
          <table:table-cell office:value-type="float" office:value="0.10235535176521336" table:formula="of:=$$p.sev_mod * (1-[.BG84])" table:style-name="ce44">
            <text:p>0.10235535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4] * (1-[.BB84])" table:style-name="ce45">
            <text:p>0</text:p>
          </table:table-cell>
          <table:table-cell office:value-type="float" office:value="0" table:formula="of:=$$p.mci_sev * (1-[.BC84])" table:style-name="ce42">
            <text:p>0</text:p>
          </table:table-cell>
          <table:table-cell office:value-type="float" office:value="8.1818270538311377E-4" table:formula="of:=$$p.mil_sev * (1-[.BD84])" table:style-name="ce44">
            <text:p>0.000818183</text:p>
          </table:table-cell>
          <table:table-cell office:value-type="float" office:value="8.1818270538311377E-4" table:formula="of:=$$p.mil_sev * (1-[.BE84])" table:style-name="ce44">
            <text:p>0.000818183</text:p>
          </table:table-cell>
          <table:table-cell office:value-type="float" office:value="7.5418121692372345E-2" table:formula="of:=$$p.mod_sev * (1-[.BF84])" table:style-name="ce44">
            <text:p>0.075418122</text:p>
          </table:table-cell>
          <table:table-cell office:value-type="float" office:value="0.41986583071036504" table:formula="of:=(1-$$p.sev_mil-$$p.sev_mod) * (1-[.BG84])" table:style-name="ce44">
            <text:p>0.419865831</text:p>
          </table:table-cell>
          <table:table-cell office:value-type="float" office:value="0" table:style-name="ce43">
            <text:p>0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40">
            <text:p>0.080252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44">
            <text:p>0.080252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44">
            <text:p>0.181817295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44">
            <text:p>0.181817295</text:p>
          </table:table-cell>
          <table:table-cell office:value-type="float" office:value="0.30809062667548304" table:formula="of:=1-EXP(-INDEX($$m.r.mortality_f; [.C84]) * $$hr.mort_mod * $$hr.mort_verymilddem)" table:number-matrix-columns-spanned="1" table:number-matrix-rows-spanned="1" table:style-name="ce44">
            <text:p>0.308090627</text:p>
          </table:table-cell>
          <table:table-cell office:value-type="float" office:value="0.47777881752442164" table:formula="of:=1-EXP(-INDEX($$m.r.mortality_f; [.C84]) * $$hr.mort_sev * $$hr.mort_verymilddem)" table:number-matrix-columns-spanned="1" table:number-matrix-rows-spanned="1" table:style-name="ce44">
            <text:p>0.47777881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4];[.S84];[.Z84];[.AG84];[.AN84];[.AU84];[.BB84])=1" table:style-name="ce29">
            <text:p>TRUE</text:p>
          </table:table-cell>
          <table:table-cell office:value-type="boolean" office:boolean-value="true" table:formula="of:=SUM([.M84];[.T84];[.AA84];[.AH84];[.AO84];[.AV84];[.BC84])=1" table:style-name="ce29">
            <text:p>TRUE</text:p>
          </table:table-cell>
          <table:table-cell office:value-type="boolean" office:boolean-value="true" table:formula="of:=SUM([.N84];[.U84];[.AB84];[.AI84];[.AP84];[.AW84];[.BD84])=1" table:style-name="ce29">
            <text:p>TRUE</text:p>
          </table:table-cell>
          <table:table-cell office:value-type="boolean" office:boolean-value="true" table:formula="of:=SUM([.O84];[.V84];[.AC84];[.AJ84];[.AQ84];[.AX84];[.BE84])=1" table:style-name="ce29">
            <text:p>TRUE</text:p>
          </table:table-cell>
          <table:table-cell office:value-type="boolean" office:boolean-value="true" table:formula="of:=SUM([.P84];[.W84];[.AD84];[.AK84];[.AR84];[.AY84];[.BF84])=1" table:style-name="ce29">
            <text:p>TRUE</text:p>
          </table:table-cell>
          <table:table-cell office:value-type="boolean" office:boolean-value="true" table:formula="of:=SUM([.Q84];[.X84];[.AE84];[.AL84];[.AS84];[.AZ84];[.BG84])=1" table:style-name="ce29">
            <text:p>TRUE</text:p>
          </table:table-cell>
          <table:table-cell office:value-type="boolean" office:boolean-value="true" table:formula="of:=SUM([.R84];[.Y84];[.AF84];[.AM84];[.AT84];[.BA84];[.BH84])=1" table:style-name="ce29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S83:.BY83];TRANSPOSE([.L83:.R83]))" table:number-matrix-columns-spanned="1" table:number-matrix-rows-spanned="1" table:style-name="ce3">
            <text:p>0</text:p>
          </table:table-cell>
          <table:table-cell office:value-type="float" office:value="1.8899001964167144E-2" table:formula="of:=MMULT([.BS83:.BY83];TRANSPOSE([.S83:.Y83]))" table:number-matrix-columns-spanned="1" table:number-matrix-rows-spanned="1" table:style-name="ce3">
            <text:p>0.018899002</text:p>
          </table:table-cell>
          <table:table-cell office:value-type="float" office:value="0" table:formula="of:=MMULT([.BS83:.BY83];TRANSPOSE([.Z83:.AF83]))" table:number-matrix-columns-spanned="1" table:number-matrix-rows-spanned="1" table:style-name="ce3">
            <text:p>0</text:p>
          </table:table-cell>
          <table:table-cell office:value-type="float" office:value="5.0338976710660073E-2" table:formula="of:=MMULT([.BS83:.BY83];TRANSPOSE([.AG83:.AM83]))" table:number-matrix-columns-spanned="1" table:number-matrix-rows-spanned="1" table:style-name="ce3">
            <text:p>0.050338977</text:p>
          </table:table-cell>
          <table:table-cell office:value-type="float" office:value="7.9523292533310336E-2" table:formula="of:=MMULT([.BS83:.BY83];TRANSPOSE([.AN83:.AT83]))" table:number-matrix-columns-spanned="1" table:number-matrix-rows-spanned="1" table:style-name="ce3">
            <text:p>0.079523293</text:p>
          </table:table-cell>
          <table:table-cell office:value-type="float" office:value="2.0799799576997555E-2" table:formula="of:=MMULT([.BS83:.BY83];TRANSPOSE([.AU83:.BA83]))" table:number-matrix-columns-spanned="1" table:number-matrix-rows-spanned="1" table:style-name="ce3">
            <text:p>0.0207998</text:p>
          </table:table-cell>
          <table:table-cell office:value-type="float" office:value="0.83043892921486517" table:formula="of:=MMULT([.BS83:.BY83];TRANSPOSE([.BB83:.BH83]))" table:number-matrix-columns-spanned="1" table:number-matrix-rows-spanned="1" table:style-name="ce3">
            <text:p>0.830438929</text:p>
          </table:table-cell>
          <table:table-cell table:style-name="ce1"/>
          <table:table-cell office:value-type="boolean" office:boolean-value="true" table:formula="of:=SUM([.BS84:.BY84])=1" table:style-name="ce29">
            <text:p>TRUE</text:p>
          </table:table-cell>
          <table:table-cell table:style-name="ce1"/>
          <table:table-cell office:value-type="float" office:value="0" table:formula="of:=[.BS84] * $$u.mci" table:style-name="ce22">
            <text:p>0.00</text:p>
          </table:table-cell>
          <table:table-cell office:value-type="float" office:value="1.3796271433842015E-2" table:formula="of:=[.BT84] * $$u.mci" table:style-name="ce22">
            <text:p>0.01</text:p>
          </table:table-cell>
          <table:table-cell office:value-type="float" office:value="0" table:formula="of:=[.BU84] * $$u.mil" table:style-name="ce22">
            <text:p>0.00</text:p>
          </table:table-cell>
          <table:table-cell office:value-type="float" office:value="3.4733893930355447E-2" table:formula="of:=[.BV84] * $$u.mil" table:style-name="ce22">
            <text:p>0.03</text:p>
          </table:table-cell>
          <table:table-cell office:value-type="float" office:value="4.214734504265448E-2" table:formula="of:=[.BW84] * $$u.mod" table:style-name="ce22">
            <text:p>0.04</text:p>
          </table:table-cell>
          <table:table-cell office:value-type="float" office:value="7.9039238392590704E-3" table:formula="of:=[.BX84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4:.CC85])" table:style-name="ce31">
            <text:p>0.00</text:p>
          </table:table-cell>
          <table:table-cell office:value-type="float" office:value="1.1935705658737281E-2" table:formula="of:=AVERAGE([.CD84:.CD85])" table:style-name="ce31">
            <text:p>0.01</text:p>
          </table:table-cell>
          <table:table-cell office:value-type="float" office:value="0" table:formula="of:=AVERAGE([.CE84:.CE85])" table:style-name="ce31">
            <text:p>0.00</text:p>
          </table:table-cell>
          <table:table-cell office:value-type="float" office:value="3.0285612053447264E-2" table:formula="of:=AVERAGE([.CF84:.CF85])" table:style-name="ce31">
            <text:p>0.03</text:p>
          </table:table-cell>
          <table:table-cell office:value-type="float" office:value="3.6558955559794687E-2" table:formula="of:=AVERAGE([.CG84:.CG85])" table:style-name="ce31">
            <text:p>0.04</text:p>
          </table:table-cell>
          <table:table-cell office:value-type="float" office:value="6.7586056223737862E-3" table:formula="of:=AVERAGE([.CH84:.CH85])" table:style-name="ce31">
            <text:p>0.01</text:p>
          </table:table-cell>
          <table:table-cell office:value-type="float" office:value="0" table:formula="of:=AVERAGE([.CI84:.CI85])" table:style-name="ce31">
            <text:p>0.00</text:p>
          </table:table-cell>
          <table:table-cell table:style-name="ce1"/>
          <table:table-cell office:value-type="float" office:value="0" table:formula="of:=[.CK84]/((1+$$discount_COST)^([.$B84]-1))" table:style-name="ce22">
            <text:p>0.00</text:p>
          </table:table-cell>
          <table:table-cell office:value-type="float" office:value="6.8833920138814319E-3" table:formula="of:=[.CL84]/((1+$$discount_COST)^([.$B84]-1))" table:style-name="ce22">
            <text:p>0.01</text:p>
          </table:table-cell>
          <table:table-cell office:value-type="float" office:value="0" table:formula="of:=[.CM84]/((1+$$discount_COST)^([.$B84]-1))" table:style-name="ce22">
            <text:p>0.00</text:p>
          </table:table-cell>
          <table:table-cell office:value-type="float" office:value="1.7465891511123662E-2" table:formula="of:=[.CN84]/((1+$$discount_COST)^([.$B84]-1))" table:style-name="ce22">
            <text:p>0.02</text:p>
          </table:table-cell>
          <table:table-cell office:value-type="float" office:value="2.1083765797451793E-2" table:formula="of:=[.CO84]/((1+$$discount_COST)^([.$B84]-1))" table:style-name="ce22">
            <text:p>0.02</text:p>
          </table:table-cell>
          <table:table-cell office:value-type="float" office:value="3.8977278173717633E-3" table:formula="of:=[.CP84]/((1+$$discount_COST)^([.$B84]-1))" table:style-name="ce22">
            <text:p>0.00</text:p>
          </table:table-cell>
          <table:table-cell office:value-type="float" office:value="0" table:formula="of:=[.CQ84]/((1+$$discount_COST)^([.$B84]-1))" table:style-name="ce22">
            <text:p>0.00</text:p>
          </table:table-cell>
          <table:table-cell table:style-name="ce1"/>
          <table:table-cell office:value-type="float" office:value="4.9330777139828648E-2" table:formula="of:=SUM([.CS84:.CY84])" table:style-name="ce31">
            <text:p>0.05</text:p>
          </table:table-cell>
          <table:table-cell table:style-name="ce1"/>
          <table:table-cell office:value-type="float" office:value="0" table:formula="of:=[.BS84] * ($$c.mci + $$c.Tx)" table:style-name="ce24">
            <text:p><text:s/>-<text:s/></text:p>
          </table:table-cell>
          <table:table-cell office:value-type="float" office:value="334.73912278932846" table:formula="of:=[.BT84]*$$c.mci" table:style-name="ce24">
            <text:p><text:s/>335<text:s/></text:p>
          </table:table-cell>
          <table:table-cell office:value-type="float" office:value="0" table:formula="of:=[.BU84] * ($$c.mil + $$c.Tx)" table:style-name="ce24">
            <text:p><text:s/>-<text:s/></text:p>
          </table:table-cell>
          <table:table-cell office:value-type="float" office:value="1327.9679791832884" table:formula="of:=[.BV84]*$$c.mil" table:style-name="ce24">
            <text:p><text:s/>1,328<text:s/></text:p>
          </table:table-cell>
          <table:table-cell office:value-type="float" office:value="3342.8315821351289" table:formula="of:=[.BW84]*$$c.mod" table:style-name="ce24">
            <text:p><text:s/>3,343<text:s/></text:p>
          </table:table-cell>
          <table:table-cell office:value-type="float" office:value="1330.5431279337413" table:formula="of:=[.BX84]*$$c.sev" table:style-name="ce24">
            <text:p><text:s/>1,33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4:.DC85])" table:style-name="ce33">
            <text:p><text:s/>-<text:s/></text:p>
          </table:table-cell>
          <table:table-cell office:value-type="float" office:value="289.5961899007599" table:formula="of:=AVERAGE([.DD84:.DD85])" table:style-name="ce33">
            <text:p><text:s/>290<text:s/></text:p>
          </table:table-cell>
          <table:table-cell office:value-type="float" office:value="0" table:formula="of:=AVERAGE([.DE84:.DE85])" table:style-name="ce33">
            <text:p><text:s/>-<text:s/></text:p>
          </table:table-cell>
          <table:table-cell office:value-type="float" office:value="1157.8984814540727" table:formula="of:=AVERAGE([.DF84:.DF85])" table:style-name="ce33">
            <text:p><text:s/>1,158<text:s/></text:p>
          </table:table-cell>
          <table:table-cell office:value-type="float" office:value="2899.5997525223811" table:formula="of:=AVERAGE([.DG84:.DG85])" table:style-name="ce33">
            <text:p><text:s/>2,900<text:s/></text:p>
          </table:table-cell>
          <table:table-cell office:value-type="float" office:value="1137.740753598503" table:formula="of:=AVERAGE([.DH84:.DH85])" table:style-name="ce33">
            <text:p><text:s/>1,138<text:s/></text:p>
          </table:table-cell>
          <table:table-cell office:value-type="float" office:value="0" table:formula="of:=AVERAGE([.DI84:.DI85])" table:style-name="ce33">
            <text:p><text:s/>-<text:s/></text:p>
          </table:table-cell>
          <table:table-cell office:value-type="float" office:value="0" table:formula="of:=[.DJ84]" table:style-name="ce33">
            <text:p><text:s/>-<text:s/></text:p>
          </table:table-cell>
          <table:table-cell table:style-name="ce1"/>
          <table:table-cell office:value-type="float" office:value="0" table:formula="of:=[.DL84]/((1+$$discount_COST)^([.$B84]-1))" table:style-name="ce24">
            <text:p><text:s/>-<text:s/></text:p>
          </table:table-cell>
          <table:table-cell office:value-type="float" office:value="167.01183472584648" table:formula="of:=[.DM84]/((1+$$discount_COST)^([.$B84]-1))" table:style-name="ce24">
            <text:p><text:s/>167<text:s/></text:p>
          </table:table-cell>
          <table:table-cell office:value-type="float" office:value="0" table:formula="of:=[.DN84]/((1+$$discount_COST)^([.$B84]-1))" table:style-name="ce24">
            <text:p><text:s/>-<text:s/></text:p>
          </table:table-cell>
          <table:table-cell office:value-type="float" office:value="667.766899420139" table:formula="of:=[.DO84]/((1+$$discount_COST)^([.$B84]-1))" table:style-name="ce24">
            <text:p><text:s/>668<text:s/></text:p>
          </table:table-cell>
          <table:table-cell office:value-type="float" office:value="1672.2163188863919" table:formula="of:=[.DP84]/((1+$$discount_COST)^([.$B84]-1))" table:style-name="ce24">
            <text:p><text:s/>1,672<text:s/></text:p>
          </table:table-cell>
          <table:table-cell office:value-type="float" office:value="656.14181859909411" table:formula="of:=[.DQ84]/((1+$$discount_COST)^([.$B84]-1))" table:style-name="ce24">
            <text:p><text:s/>656<text:s/></text:p>
          </table:table-cell>
          <table:table-cell office:value-type="float" office:value="0" table:formula="of:=[.DR84]/((1+$$discount_COST)^([.$B84]-1))" table:style-name="ce24">
            <text:p><text:s/>-<text:s/></text:p>
          </table:table-cell>
          <table:table-cell office:value-type="float" office:value="0" table:formula="of:=[.DS84]/((1+$$discount_COST)^([.$B84]-1))" table:style-name="ce24">
            <text:p><text:s/>-<text:s/></text:p>
          </table:table-cell>
          <table:table-cell table:style-name="ce1"/>
          <table:table-cell office:value-type="float" office:value="3163.1368716314719" table:formula="of:=SUM([.DU84:.EB84])" table:style-name="ce33">
            <text:p><text:s/>3,16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84]+1" table:style-name="ce1">
            <text:p>87</text:p>
          </table:table-cell>
          <table:table-cell office:value-type="float" office:value="1" table:formula="of:=IF([.B85]&lt;$$tx_duration;$$p.discontinuation_x;1)" table:style-name="ce1">
            <text:p>1</text:p>
          </table:table-cell>
          <table:table-cell table:style-name="ce1"/>
          <table:table-cell office:value-type="float" office:value="0.18496897744790519" table:formula="of:=1-EXP(-(-LN(1-$$p.mci_mil) * $$rr.tx_mci_mil^((1-$$tx_waning)^([.$B85]-1) )))" table:style-name="ce1">
            <text:p>0.184968977</text:p>
          </table:table-cell>
          <table:table-cell office:value-type="float" office:value="0" table:formula="of:=1-EXP(-(-LN(1-$$p.mci_mod) * $$rr.tx_mci_mod^((1-$$tx_waning)^([.$B85]-1) )))" table:style-name="ce1">
            <text:p>0</text:p>
          </table:table-cell>
          <table:table-cell office:value-type="float" office:value="0" table:formula="of:=1-EXP(-(-LN(1-$$p.mci_sev) * $$rr.tx_mci_sev^((1-$$tx_waning)^([.$B85]-1) )))" table:style-name="ce1">
            <text:p>0</text:p>
          </table:table-cell>
          <table:table-cell office:value-type="float" office:value="0.26466514067851221" table:formula="of:=1-EXP(-(-LN(1-$$p.mil_mod) * $$rr.tx_mil_mod^((1-$$tx_waning)^([.$B85]-1) )))" table:style-name="ce1">
            <text:p>0.264665141</text:p>
          </table:table-cell>
          <table:table-cell table:number-columns-repeated="2" table:style-name="ce1"/>
          <table:table-cell office:value-type="float" office:value="0" table:formula="of:=(1-[.F85]-[.G85]-[.H85]) * (1-[.D85]) * (1-[.BB8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5]) * (1-[.BD8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4132531978212657" table:formula="of:=(1-[.F85]-[.G85]-[.H85]) * [.D85] * (1-[.BB85])" table:style-name="ce40">
            <text:p>0.74132532</text:p>
          </table:table-cell>
          <table:table-cell office:value-type="float" office:value="0.72219619575202831" table:formula="of:=(1 - $$p.mci_mil - $$p.mci_mod - $$p.mci_sev) * (1-[.BC85])" table:style-name="ce44">
            <text:p>0.722196196</text:p>
          </table:table-cell>
          <table:table-cell office:value-type="float" office:value="0" table:formula="of:=$$p.mil_mci * [.D85] * (1-[.BD85])" table:style-name="ce42">
            <text:p>0</text:p>
          </table:table-cell>
          <table:table-cell office:value-type="float" office:value="0" table:formula="of:=$$p.mil_mci * (1-[.BE8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5] * (1-[.D85]) * (1-[.BB8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5] - $$p.mil_sev) * (1-[.D85]) * (1-[.BD85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824167738667486" table:formula="of:=[.F85] * [.D85] * (1-[.BB85])" table:style-name="ce40">
            <text:p>0.168241677</text:p>
          </table:table-cell>
          <table:table-cell office:value-type="float" office:value="0.18737080141677309" table:formula="of:=$$p.mci_mil * (1-[.BC85])" table:style-name="ce44">
            <text:p>0.187370801</text:p>
          </table:table-cell>
          <table:table-cell office:value-type="float" office:value="0.58499001786058558" table:formula="of:=(1 - $$p.mil_mci - [.I85] - $$p.mil_sev) * [.D85] * (1-[.BD85])" table:style-name="ce44">
            <text:p>0.584990018</text:p>
          </table:table-cell>
          <table:table-cell office:value-type="float" office:value="0.56241774085351293" table:formula="of:=(1 - $$p.mil_mci - $$p.mil_mod - $$p.mil_sev) * (1-[.BE85])" table:style-name="ce44">
            <text:p>0.562417741</text:p>
          </table:table-cell>
          <table:table-cell office:value-type="float" office:value="5.7317296750230055E-2" table:formula="of:=$$p.mod_mil * (1-[.BF85])" table:style-name="ce44">
            <text:p>0.057317297</text:p>
          </table:table-cell>
          <table:table-cell office:value-type="float" office:value="0" table:formula="of:=$$p.sev_mil * (1-[.BG8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5] * (1-[.BB85])" table:style-name="ce40">
            <text:p>0</text:p>
          </table:table-cell>
          <table:table-cell office:value-type="float" office:value="0" table:formula="of:=$$p.mci_mod * (1-[.BC85])" table:style-name="ce42">
            <text:p>0</text:p>
          </table:table-cell>
          <table:table-cell office:value-type="float" office:value="0.21083905170408784" table:formula="of:=[.I85] * (1-[.BD85])" table:style-name="ce44">
            <text:p>0.210839052</text:p>
          </table:table-cell>
          <table:table-cell office:value-type="float" office:value="0.23341132871116044" table:formula="of:=$$p.mil_mod * (1-[.BE85])" table:style-name="ce44">
            <text:p>0.233411329</text:p>
          </table:table-cell>
          <table:table-cell office:value-type="float" office:value="0.52969088031247091" table:formula="of:=(1-$$p.mod_mil-$$p.mod_sev) * (1-[.BF85])" table:style-name="ce44">
            <text:p>0.52969088</text:p>
          </table:table-cell>
          <table:table-cell office:value-type="float" office:value="9.387906913981206E-2" table:formula="of:=$$p.sev_mod * (1-[.BG85])" table:style-name="ce44">
            <text:p>0.093879069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5] * (1-[.BB85])" table:style-name="ce45">
            <text:p>0</text:p>
          </table:table-cell>
          <table:table-cell office:value-type="float" office:value="0" table:formula="of:=$$p.mci_sev * (1-[.BC85])" table:style-name="ce42">
            <text:p>0</text:p>
          </table:table-cell>
          <table:table-cell office:value-type="float" office:value="7.9662569525993331E-4" table:formula="of:=$$p.mil_sev * (1-[.BD85])" table:style-name="ce44">
            <text:p>0.000796626</text:p>
          </table:table-cell>
          <table:table-cell office:value-type="float" office:value="7.9662569525993331E-4" table:formula="of:=$$p.mil_sev * (1-[.BE85])" table:style-name="ce44">
            <text:p>0.000796626</text:p>
          </table:table-cell>
          <table:table-cell office:value-type="float" office:value="7.1811325813506632E-2" table:formula="of:=$$p.mod_sev * (1-[.BF85])" table:style-name="ce44">
            <text:p>0.071811326</text:p>
          </table:table-cell>
          <table:table-cell office:value-type="float" office:value="0.38509577341024948" table:formula="of:=(1-$$p.sev_mil-$$p.sev_mod) * (1-[.BG85])" table:style-name="ce44">
            <text:p>0.385095773</text:p>
          </table:table-cell>
          <table:table-cell office:value-type="float" office:value="0" table:style-name="ce43">
            <text:p>0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40">
            <text:p>0.090433003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44">
            <text:p>0.090433003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44">
            <text:p>0.203374305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44">
            <text:p>0.203374305</text:p>
          </table:table-cell>
          <table:table-cell office:value-type="float" office:value="0.34118049712379239" table:formula="of:=1-EXP(-INDEX($$m.r.mortality_f; [.C85]) * $$hr.mort_mod * $$hr.mort_verymilddem)" table:number-matrix-columns-spanned="1" table:number-matrix-rows-spanned="1" table:style-name="ce44">
            <text:p>0.341180497</text:p>
          </table:table-cell>
          <table:table-cell office:value-type="float" office:value="0.52102515744993849" table:formula="of:=1-EXP(-INDEX($$m.r.mortality_f; [.C85]) * $$hr.mort_sev * $$hr.mort_verymilddem)" table:number-matrix-columns-spanned="1" table:number-matrix-rows-spanned="1" table:style-name="ce44">
            <text:p>0.52102515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5];[.S85];[.Z85];[.AG85];[.AN85];[.AU85];[.BB85])=1" table:style-name="ce29">
            <text:p>TRUE</text:p>
          </table:table-cell>
          <table:table-cell office:value-type="boolean" office:boolean-value="true" table:formula="of:=SUM([.M85];[.T85];[.AA85];[.AH85];[.AO85];[.AV85];[.BC85])=1" table:style-name="ce29">
            <text:p>TRUE</text:p>
          </table:table-cell>
          <table:table-cell office:value-type="boolean" office:boolean-value="true" table:formula="of:=SUM([.N85];[.U85];[.AB85];[.AI85];[.AP85];[.AW85];[.BD85])=1" table:style-name="ce29">
            <text:p>TRUE</text:p>
          </table:table-cell>
          <table:table-cell office:value-type="boolean" office:boolean-value="true" table:formula="of:=SUM([.O85];[.V85];[.AC85];[.AJ85];[.AQ85];[.AX85];[.BE85])=1" table:style-name="ce29">
            <text:p>TRUE</text:p>
          </table:table-cell>
          <table:table-cell office:value-type="boolean" office:boolean-value="true" table:formula="of:=SUM([.P85];[.W85];[.AD85];[.AK85];[.AR85];[.AY85];[.BF85])=1" table:style-name="ce29">
            <text:p>TRUE</text:p>
          </table:table-cell>
          <table:table-cell office:value-type="boolean" office:boolean-value="true" table:formula="of:=SUM([.Q85];[.X85];[.AE85];[.AL85];[.AS85];[.AZ85];[.BG85])=1" table:style-name="ce29">
            <text:p>TRUE</text:p>
          </table:table-cell>
          <table:table-cell office:value-type="boolean" office:boolean-value="true" table:formula="of:=SUM([.R85];[.Y85];[.AF85];[.AM85];[.AT85];[.BA85];[.BH85])=1" table:style-name="ce29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S84:.BY84];TRANSPOSE([.L84:.R84]))" table:number-matrix-columns-spanned="1" table:number-matrix-rows-spanned="1" table:style-name="ce3">
            <text:p>0</text:p>
          </table:table-cell>
          <table:table-cell office:value-type="float" office:value="1.3801561484428147E-2" table:formula="of:=MMULT([.BS84:.BY84];TRANSPOSE([.S84:.Y84]))" table:number-matrix-columns-spanned="1" table:number-matrix-rows-spanned="1" table:style-name="ce3">
            <text:p>0.013801561</text:p>
          </table:table-cell>
          <table:table-cell office:value-type="float" office:value="0" table:formula="of:=MMULT([.BS84:.BY84];TRANSPOSE([.Z84:.AF84]))" table:number-matrix-columns-spanned="1" table:number-matrix-rows-spanned="1" table:style-name="ce3">
            <text:p>0</text:p>
          </table:table-cell>
          <table:table-cell office:value-type="float" office:value="3.7445406052955196E-2" table:formula="of:=MMULT([.BS84:.BY84];TRANSPOSE([.AG84:.AM84]))" table:number-matrix-columns-spanned="1" table:number-matrix-rows-spanned="1" table:style-name="ce3">
            <text:p>0.037445406</text:p>
          </table:table-cell>
          <table:table-cell office:value-type="float" office:value="5.8435030333839427E-2" table:formula="of:=MMULT([.BS84:.BY84];TRANSPOSE([.AN84:.AT84]))" table:number-matrix-columns-spanned="1" table:number-matrix-rows-spanned="1" table:style-name="ce3">
            <text:p>0.05843503</text:p>
          </table:table-cell>
          <table:table-cell office:value-type="float" office:value="1.4771808961811846E-2" table:formula="of:=MMULT([.BS84:.BY84];TRANSPOSE([.AU84:.BA84]))" table:number-matrix-columns-spanned="1" table:number-matrix-rows-spanned="1" table:style-name="ce3">
            <text:p>0.014771809</text:p>
          </table:table-cell>
          <table:table-cell office:value-type="float" office:value="0.87554619316696569" table:formula="of:=MMULT([.BS84:.BY84];TRANSPOSE([.BB84:.BH84]))" table:number-matrix-columns-spanned="1" table:number-matrix-rows-spanned="1" table:style-name="ce3">
            <text:p>0.875546193</text:p>
          </table:table-cell>
          <table:table-cell table:style-name="ce1"/>
          <table:table-cell office:value-type="boolean" office:boolean-value="true" table:formula="of:=SUM([.BS85:.BY85])=1" table:style-name="ce29">
            <text:p>TRUE</text:p>
          </table:table-cell>
          <table:table-cell table:style-name="ce1"/>
          <table:table-cell office:value-type="float" office:value="0" table:formula="of:=[.BS85] * $$u.mci" table:style-name="ce22">
            <text:p>0.00</text:p>
          </table:table-cell>
          <table:table-cell office:value-type="float" office:value="1.0075139883632548E-2" table:formula="of:=[.BT85] * $$u.mci" table:style-name="ce22">
            <text:p>0.01</text:p>
          </table:table-cell>
          <table:table-cell office:value-type="float" office:value="0" table:formula="of:=[.BU85] * $$u.mil" table:style-name="ce22">
            <text:p>0.00</text:p>
          </table:table-cell>
          <table:table-cell office:value-type="float" office:value="2.5837330176539084E-2" table:formula="of:=[.BV85] * $$u.mil" table:style-name="ce22">
            <text:p>0.03</text:p>
          </table:table-cell>
          <table:table-cell office:value-type="float" office:value="3.0970566076934897E-2" table:formula="of:=[.BW85] * $$u.mod" table:style-name="ce22">
            <text:p>0.03</text:p>
          </table:table-cell>
          <table:table-cell office:value-type="float" office:value="5.6132874054885019E-3" table:formula="of:=[.BX85] * $$u.sev" table:style-name="ce22">
            <text:p>0.01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5:.CC86])" table:style-name="ce31">
            <text:p>0.00</text:p>
          </table:table-cell>
          <table:table-cell office:value-type="float" office:value="8.6756837896307532E-3" table:formula="of:=AVERAGE([.CD85:.CD86])" table:style-name="ce31">
            <text:p>0.01</text:p>
          </table:table-cell>
          <table:table-cell office:value-type="float" office:value="0" table:formula="of:=AVERAGE([.CE85:.CE86])" table:style-name="ce31">
            <text:p>0.00</text:p>
          </table:table-cell>
          <table:table-cell office:value-type="float" office:value="2.2232046447643018E-2" table:formula="of:=AVERAGE([.CF85:.CF86])" table:style-name="ce31">
            <text:p>0.02</text:p>
          </table:table-cell>
          <table:table-cell office:value-type="float" office:value="2.6371336841786785E-2" table:formula="of:=AVERAGE([.CG85:.CG86])" table:style-name="ce31">
            <text:p>0.03</text:p>
          </table:table-cell>
          <table:table-cell office:value-type="float" office:value="4.6904344553623297E-3" table:formula="of:=AVERAGE([.CH85:.CH86])" table:style-name="ce31">
            <text:p>0.00</text:p>
          </table:table-cell>
          <table:table-cell office:value-type="float" office:value="0" table:formula="of:=AVERAGE([.CI85:.CI86])" table:style-name="ce31">
            <text:p>0.00</text:p>
          </table:table-cell>
          <table:table-cell table:style-name="ce1"/>
          <table:table-cell office:value-type="float" office:value="0" table:formula="of:=[.CK85]/((1+$$discount_COST)^([.$B85]-1))" table:style-name="ce22">
            <text:p>0.00</text:p>
          </table:table-cell>
          <table:table-cell office:value-type="float" office:value="4.8341237967615518E-3" table:formula="of:=[.CL85]/((1+$$discount_COST)^([.$B85]-1))" table:style-name="ce22">
            <text:p>0.00</text:p>
          </table:table-cell>
          <table:table-cell office:value-type="float" office:value="0" table:formula="of:=[.CM85]/((1+$$discount_COST)^([.$B85]-1))" table:style-name="ce22">
            <text:p>0.00</text:p>
          </table:table-cell>
          <table:table-cell office:value-type="float" office:value="1.2387780305191758E-2" table:formula="of:=[.CN85]/((1+$$discount_COST)^([.$B85]-1))" table:style-name="ce22">
            <text:p>0.01</text:p>
          </table:table-cell>
          <table:table-cell office:value-type="float" office:value="1.4694208556985906E-2" table:formula="of:=[.CO85]/((1+$$discount_COST)^([.$B85]-1))" table:style-name="ce22">
            <text:p>0.01</text:p>
          </table:table-cell>
          <table:table-cell office:value-type="float" office:value="2.6135278057180531E-3" table:formula="of:=[.CP85]/((1+$$discount_COST)^([.$B85]-1))" table:style-name="ce22">
            <text:p>0.00</text:p>
          </table:table-cell>
          <table:table-cell office:value-type="float" office:value="0" table:formula="of:=[.CQ85]/((1+$$discount_COST)^([.$B85]-1))" table:style-name="ce22">
            <text:p>0.00</text:p>
          </table:table-cell>
          <table:table-cell table:style-name="ce1"/>
          <table:table-cell office:value-type="float" office:value="3.4529640464657271E-2" table:formula="of:=SUM([.CS85:.CY85])" table:style-name="ce31">
            <text:p>0.03</text:p>
          </table:table-cell>
          <table:table-cell table:style-name="ce1"/>
          <table:table-cell office:value-type="float" office:value="0" table:formula="of:=[.BS85] * ($$c.mci + $$c.Tx)" table:style-name="ce24">
            <text:p><text:s/>-<text:s/></text:p>
          </table:table-cell>
          <table:table-cell office:value-type="float" office:value="244.45325701219136" table:formula="of:=[.BT85]*$$c.mci" table:style-name="ce24">
            <text:p><text:s/>244<text:s/></text:p>
          </table:table-cell>
          <table:table-cell office:value-type="float" office:value="0" table:formula="of:=[.BU85] * ($$c.mil + $$c.Tx)" table:style-name="ce24">
            <text:p><text:s/>-<text:s/></text:p>
          </table:table-cell>
          <table:table-cell office:value-type="float" office:value="987.82898372485715" table:formula="of:=[.BV85]*$$c.mil" table:style-name="ce24">
            <text:p><text:s/>988<text:s/></text:p>
          </table:table-cell>
          <table:table-cell office:value-type="float" office:value="2456.3679229096338" table:formula="of:=[.BW85]*$$c.mod" table:style-name="ce24">
            <text:p><text:s/>2,456<text:s/></text:p>
          </table:table-cell>
          <table:table-cell office:value-type="float" office:value="944.93837926326466" table:formula="of:=[.BX85]*$$c.sev" table:style-name="ce24">
            <text:p><text:s/>94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5:.DC86])" table:style-name="ce33">
            <text:p><text:s/>-<text:s/></text:p>
          </table:table-cell>
          <table:table-cell office:value-type="float" office:value="210.49823463279438" table:formula="of:=AVERAGE([.DD85:.DD86])" table:style-name="ce33">
            <text:p><text:s/>210<text:s/></text:p>
          </table:table-cell>
          <table:table-cell office:value-type="float" office:value="0" table:formula="of:=AVERAGE([.DE85:.DE86])" table:style-name="ce33">
            <text:p><text:s/>-<text:s/></text:p>
          </table:table-cell>
          <table:table-cell office:value-type="float" office:value="849.98951898058544" table:formula="of:=AVERAGE([.DF85:.DF86])" table:style-name="ce33">
            <text:p><text:s/>850<text:s/></text:p>
          </table:table-cell>
          <table:table-cell office:value-type="float" office:value="2091.5893413602416" table:formula="of:=AVERAGE([.DG85:.DG86])" table:style-name="ce33">
            <text:p><text:s/>2,092<text:s/></text:p>
          </table:table-cell>
          <table:table-cell office:value-type="float" office:value="789.5857119229297" table:formula="of:=AVERAGE([.DH85:.DH86])" table:style-name="ce33">
            <text:p><text:s/>790<text:s/></text:p>
          </table:table-cell>
          <table:table-cell office:value-type="float" office:value="0" table:formula="of:=AVERAGE([.DI85:.DI86])" table:style-name="ce33">
            <text:p><text:s/>-<text:s/></text:p>
          </table:table-cell>
          <table:table-cell office:value-type="float" office:value="0" table:formula="of:=[.DJ85]" table:style-name="ce33">
            <text:p><text:s/>-<text:s/></text:p>
          </table:table-cell>
          <table:table-cell table:style-name="ce1"/>
          <table:table-cell office:value-type="float" office:value="0" table:formula="of:=[.DL85]/((1+$$discount_COST)^([.$B85]-1))" table:style-name="ce24">
            <text:p><text:s/>-<text:s/></text:p>
          </table:table-cell>
          <table:table-cell office:value-type="float" office:value="117.29041190169946" table:formula="of:=[.DM85]/((1+$$discount_COST)^([.$B85]-1))" table:style-name="ce24">
            <text:p><text:s/>117<text:s/></text:p>
          </table:table-cell>
          <table:table-cell office:value-type="float" office:value="0" table:formula="of:=[.DN85]/((1+$$discount_COST)^([.$B85]-1))" table:style-name="ce24">
            <text:p><text:s/>-<text:s/></text:p>
          </table:table-cell>
          <table:table-cell office:value-type="float" office:value="473.61737245576057" table:formula="of:=[.DO85]/((1+$$discount_COST)^([.$B85]-1))" table:style-name="ce24">
            <text:p><text:s/>474<text:s/></text:p>
          </table:table-cell>
          <table:table-cell office:value-type="float" office:value="1165.4414860310048" table:formula="of:=[.DP85]/((1+$$discount_COST)^([.$B85]-1))" table:style-name="ce24">
            <text:p><text:s/>1,165<text:s/></text:p>
          </table:table-cell>
          <table:table-cell office:value-type="float" office:value="439.9601428709978" table:formula="of:=[.DQ85]/((1+$$discount_COST)^([.$B85]-1))" table:style-name="ce24">
            <text:p><text:s/>440<text:s/></text:p>
          </table:table-cell>
          <table:table-cell office:value-type="float" office:value="0" table:formula="of:=[.DR85]/((1+$$discount_COST)^([.$B85]-1))" table:style-name="ce24">
            <text:p><text:s/>-<text:s/></text:p>
          </table:table-cell>
          <table:table-cell office:value-type="float" office:value="0" table:formula="of:=[.DS85]/((1+$$discount_COST)^([.$B85]-1))" table:style-name="ce24">
            <text:p><text:s/>-<text:s/></text:p>
          </table:table-cell>
          <table:table-cell table:style-name="ce1"/>
          <table:table-cell office:value-type="float" office:value="2196.3094132594629" table:formula="of:=SUM([.DU85:.EB85])" table:style-name="ce33">
            <text:p><text:s/>2,19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85]+1" table:style-name="ce1">
            <text:p>88</text:p>
          </table:table-cell>
          <table:table-cell office:value-type="float" office:value="1" table:formula="of:=IF([.B86]&lt;$$tx_duration;$$p.discontinuation_x;1)" table:style-name="ce1">
            <text:p>1</text:p>
          </table:table-cell>
          <table:table-cell table:style-name="ce1"/>
          <table:table-cell office:value-type="float" office:value="0.18597394512779275" table:formula="of:=1-EXP(-(-LN(1-$$p.mci_mil) * $$rr.tx_mci_mil^((1-$$tx_waning)^([.$B86]-1) )))" table:style-name="ce1">
            <text:p>0.185973945</text:p>
          </table:table-cell>
          <table:table-cell office:value-type="float" office:value="0" table:formula="of:=1-EXP(-(-LN(1-$$p.mci_mod) * $$rr.tx_mci_mod^((1-$$tx_waning)^([.$B86]-1) )))" table:style-name="ce1">
            <text:p>0</text:p>
          </table:table-cell>
          <table:table-cell office:value-type="float" office:value="0" table:formula="of:=1-EXP(-(-LN(1-$$p.mci_sev) * $$rr.tx_mci_sev^((1-$$tx_waning)^([.$B86]-1) )))" table:style-name="ce1">
            <text:p>0</text:p>
          </table:table-cell>
          <table:table-cell office:value-type="float" office:value="0.26602758413607486" table:formula="of:=1-EXP(-(-LN(1-$$p.mil_mod) * $$rr.tx_mil_mod^((1-$$tx_waning)^([.$B86]-1) )))" table:style-name="ce1">
            <text:p>0.266027584</text:p>
          </table:table-cell>
          <table:table-cell table:number-columns-repeated="2" table:style-name="ce1"/>
          <table:table-cell office:value-type="float" office:value="0" table:formula="of:=(1-[.F86]-[.G86]-[.H86]) * (1-[.D86]) * (1-[.BB8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6]) * (1-[.BD8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3125422326374168" table:formula="of:=(1-[.F86]-[.G86]-[.H86]) * [.D86] * (1-[.BB86])" table:style-name="ce40">
            <text:p>0.731254223</text:p>
          </table:table-cell>
          <table:table-cell office:value-type="float" office:value="0.71326445854679799" table:formula="of:=(1 - $$p.mci_mil - $$p.mci_mod - $$p.mci_sev) * (1-[.BC86])" table:style-name="ce44">
            <text:p>0.713264459</text:p>
          </table:table-cell>
          <table:table-cell office:value-type="float" office:value="0" table:formula="of:=$$p.mil_mci * [.D86] * (1-[.BD86])" table:style-name="ce42">
            <text:p>0</text:p>
          </table:table-cell>
          <table:table-cell office:value-type="float" office:value="0" table:formula="of:=$$p.mil_mci * (1-[.BE8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6] * (1-[.D86]) * (1-[.BB8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6] - $$p.mil_sev) * (1-[.D86]) * (1-[.BD86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706373460376198" table:formula="of:=[.F86] * [.D86] * (1-[.BB86])" table:style-name="ce40">
            <text:p>0.167063735</text:p>
          </table:table-cell>
          <table:table-cell office:value-type="float" office:value="0.18505349932070575" table:formula="of:=$$p.mci_mil * (1-[.BC86])" table:style-name="ce44">
            <text:p>0.185053499</text:p>
          </table:table-cell>
          <table:table-cell office:value-type="float" office:value="0.56673178871224839" table:formula="of:=(1 - $$p.mil_mci - [.I86] - $$p.mil_sev) * [.D86] * (1-[.BD86])" table:style-name="ce44">
            <text:p>0.566731789</text:p>
          </table:table-cell>
          <table:table-cell office:value-type="float" office:value="0.54587680814598005" table:formula="of:=(1 - $$p.mil_mci - $$p.mil_mod - $$p.mil_sev) * (1-[.BE86])" table:style-name="ce44">
            <text:p>0.545876808</text:p>
          </table:table-cell>
          <table:table-cell office:value-type="float" office:value="5.426145825317745E-2" table:formula="of:=$$p.mod_mil * (1-[.BF86])" table:style-name="ce44">
            <text:p>0.054261458</text:p>
          </table:table-cell>
          <table:table-cell office:value-type="float" office:value="0" table:formula="of:=$$p.sev_mil * (1-[.BG8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6] * (1-[.BB86])" table:style-name="ce40">
            <text:p>0</text:p>
          </table:table-cell>
          <table:table-cell office:value-type="float" office:value="0" table:formula="of:=$$p.mci_mod * (1-[.BC86])" table:style-name="ce42">
            <text:p>0</text:p>
          </table:table-cell>
          <table:table-cell office:value-type="float" office:value="0.2056916267804344" table:formula="of:=[.I86] * (1-[.BD86])" table:style-name="ce44">
            <text:p>0.205691627</text:p>
          </table:table-cell>
          <table:table-cell office:value-type="float" office:value="0.22654660734670273" table:formula="of:=$$p.mil_mod * (1-[.BE86])" table:style-name="ce44">
            <text:p>0.226546607</text:p>
          </table:table-cell>
          <table:table-cell office:value-type="float" office:value="0.50145071765005378" table:formula="of:=(1-$$p.mod_mil-$$p.mod_sev) * (1-[.BF86])" table:style-name="ce44">
            <text:p>0.501450718</text:p>
          </table:table-cell>
          <table:table-cell office:value-type="float" office:value="8.523086162581639E-2" table:formula="of:=$$p.sev_mod * (1-[.BG86])" table:style-name="ce44">
            <text:p>0.085230862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6] * (1-[.BB86])" table:style-name="ce45">
            <text:p>0</text:p>
          </table:table-cell>
          <table:table-cell office:value-type="float" office:value="0" table:formula="of:=$$p.mci_sev * (1-[.BC86])" table:style-name="ce42">
            <text:p>0</text:p>
          </table:table-cell>
          <table:table-cell office:value-type="float" office:value="7.7319661210478751E-4" table:formula="of:=$$p.mil_sev * (1-[.BD86])" table:style-name="ce44">
            <text:p>0.000773197</text:p>
          </table:table-cell>
          <table:table-cell office:value-type="float" office:value="7.7319661210478751E-4" table:formula="of:=$$p.mil_sev * (1-[.BE86])" table:style-name="ce44">
            <text:p>0.000773197</text:p>
          </table:table-cell>
          <table:table-cell office:value-type="float" office:value="6.7982746547084388E-2" table:formula="of:=$$p.mod_sev * (1-[.BF86])" table:style-name="ce44">
            <text:p>0.067982747</text:p>
          </table:table-cell>
          <table:table-cell office:value-type="float" office:value="0.3496204731997774" table:formula="of:=(1-$$p.sev_mil-$$p.sev_mod) * (1-[.BG86])" table:style-name="ce44">
            <text:p>0.349620473</text:p>
          </table:table-cell>
          <table:table-cell office:value-type="float" office:value="0" table:style-name="ce43">
            <text:p>0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40">
            <text:p>0.101682042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44">
            <text:p>0.101682042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44">
            <text:p>0.226803388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44">
            <text:p>0.226803388</text:p>
          </table:table-cell>
          <table:table-cell office:value-type="float" office:value="0.37630507754968445" table:formula="of:=1-EXP(-INDEX($$m.r.mortality_f; [.C86]) * $$hr.mort_mod * $$hr.mort_verymilddem)" table:number-matrix-columns-spanned="1" table:number-matrix-rows-spanned="1" table:style-name="ce44">
            <text:p>0.376305078</text:p>
          </table:table-cell>
          <table:table-cell office:value-type="float" office:value="0.56514866517440621" table:formula="of:=1-EXP(-INDEX($$m.r.mortality_f; [.C86]) * $$hr.mort_sev * $$hr.mort_verymilddem)" table:number-matrix-columns-spanned="1" table:number-matrix-rows-spanned="1" table:style-name="ce44">
            <text:p>0.565148665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6];[.S86];[.Z86];[.AG86];[.AN86];[.AU86];[.BB86])=1" table:style-name="ce29">
            <text:p>TRUE</text:p>
          </table:table-cell>
          <table:table-cell office:value-type="boolean" office:boolean-value="true" table:formula="of:=SUM([.M86];[.T86];[.AA86];[.AH86];[.AO86];[.AV86];[.BC86])=1" table:style-name="ce29">
            <text:p>TRUE</text:p>
          </table:table-cell>
          <table:table-cell office:value-type="boolean" office:boolean-value="true" table:formula="of:=SUM([.N86];[.U86];[.AB86];[.AI86];[.AP86];[.AW86];[.BD86])=1" table:style-name="ce29">
            <text:p>TRUE</text:p>
          </table:table-cell>
          <table:table-cell office:value-type="boolean" office:boolean-value="true" table:formula="of:=SUM([.O86];[.V86];[.AC86];[.AJ86];[.AQ86];[.AX86];[.BE86])=1" table:style-name="ce29">
            <text:p>TRUE</text:p>
          </table:table-cell>
          <table:table-cell office:value-type="boolean" office:boolean-value="true" table:formula="of:=SUM([.P86];[.W86];[.AD86];[.AK86];[.AR86];[.AY86];[.BF86])=1" table:style-name="ce29">
            <text:p>TRUE</text:p>
          </table:table-cell>
          <table:table-cell office:value-type="boolean" office:boolean-value="true" table:formula="of:=SUM([.Q86];[.X86];[.AE86];[.AL86];[.AS86];[.AZ86];[.BG86])=1" table:style-name="ce29">
            <text:p>TRUE</text:p>
          </table:table-cell>
          <table:table-cell office:value-type="boolean" office:boolean-value="true" table:formula="of:=SUM([.R86];[.Y86];[.AF86];[.AM86];[.AT86];[.BA86];[.BH86])=1" table:style-name="ce29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S85:.BY85];TRANSPOSE([.L85:.R85]))" table:number-matrix-columns-spanned="1" table:number-matrix-rows-spanned="1" table:style-name="ce3">
            <text:p>0</text:p>
          </table:table-cell>
          <table:table-cell office:value-type="float" office:value="9.9674351994917254E-3" table:formula="of:=MMULT([.BS85:.BY85];TRANSPOSE([.S85:.Y85]))" table:number-matrix-columns-spanned="1" table:number-matrix-rows-spanned="1" table:style-name="ce3">
            <text:p>0.009967435</text:p>
          </table:table-cell>
          <table:table-cell office:value-type="float" office:value="0" table:formula="of:=MMULT([.BS85:.BY85];TRANSPOSE([.Z85:.AF85]))" table:number-matrix-columns-spanned="1" table:number-matrix-rows-spanned="1" table:style-name="ce3">
            <text:p>0</text:p>
          </table:table-cell>
          <table:table-cell office:value-type="float" office:value="2.6995308288039057E-2" table:formula="of:=MMULT([.BS85:.BY85];TRANSPOSE([.AG85:.AM85]))" table:number-matrix-columns-spanned="1" table:number-matrix-rows-spanned="1" table:style-name="ce3">
            <text:p>0.026995308</text:p>
          </table:table-cell>
          <table:table-cell office:value-type="float" office:value="4.1079448314412584E-2" table:formula="of:=MMULT([.BS85:.BY85];TRANSPOSE([.AN85:.AT85]))" table:number-matrix-columns-spanned="1" table:number-matrix-rows-spanned="1" table:style-name="ce3">
            <text:p>0.041079448</text:p>
          </table:table-cell>
          <table:table-cell office:value-type="float" office:value="9.9146881716740999E-3" table:formula="of:=MMULT([.BS85:.BY85];TRANSPOSE([.AU85:.BA85]))" table:number-matrix-columns-spanned="1" table:number-matrix-rows-spanned="1" table:style-name="ce3">
            <text:p>0.009914688</text:p>
          </table:table-cell>
          <table:table-cell office:value-type="float" office:value="0.91204312002638288" table:formula="of:=MMULT([.BS85:.BY85];TRANSPOSE([.BB85:.BH85]))" table:number-matrix-columns-spanned="1" table:number-matrix-rows-spanned="1" table:style-name="ce3">
            <text:p>0.91204312</text:p>
          </table:table-cell>
          <table:table-cell table:style-name="ce1"/>
          <table:table-cell office:value-type="boolean" office:boolean-value="true" table:formula="of:=SUM([.BS86:.BY86])=1" table:style-name="ce29">
            <text:p>TRUE</text:p>
          </table:table-cell>
          <table:table-cell table:style-name="ce1"/>
          <table:table-cell office:value-type="float" office:value="0" table:formula="of:=[.BS86] * $$u.mci" table:style-name="ce22">
            <text:p>0.00</text:p>
          </table:table-cell>
          <table:table-cell office:value-type="float" office:value="7.2762276956289595E-3" table:formula="of:=[.BT86] * $$u.mci" table:style-name="ce22">
            <text:p>0.01</text:p>
          </table:table-cell>
          <table:table-cell office:value-type="float" office:value="0" table:formula="of:=[.BU86] * $$u.mil" table:style-name="ce22">
            <text:p>0.00</text:p>
          </table:table-cell>
          <table:table-cell office:value-type="float" office:value="1.8626762718746949E-2" table:formula="of:=[.BV86] * $$u.mil" table:style-name="ce22">
            <text:p>0.02</text:p>
          </table:table-cell>
          <table:table-cell office:value-type="float" office:value="2.1772107606638672E-2" table:formula="of:=[.BW86] * $$u.mod" table:style-name="ce22">
            <text:p>0.02</text:p>
          </table:table-cell>
          <table:table-cell office:value-type="float" office:value="3.7675815052361579E-3" table:formula="of:=[.BX86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6:.CC87])" table:style-name="ce31">
            <text:p>0.00</text:p>
          </table:table-cell>
          <table:table-cell office:value-type="float" office:value="6.2330511516074816E-3" table:formula="of:=AVERAGE([.CD86:.CD87])" table:style-name="ce31">
            <text:p>0.01</text:p>
          </table:table-cell>
          <table:table-cell office:value-type="float" office:value="0" table:formula="of:=AVERAGE([.CE86:.CE87])" table:style-name="ce31">
            <text:p>0.00</text:p>
          </table:table-cell>
          <table:table-cell office:value-type="float" office:value="1.5802711387654097E-2" table:formula="of:=AVERAGE([.CF86:.CF87])" table:style-name="ce31">
            <text:p>0.02</text:p>
          </table:table-cell>
          <table:table-cell office:value-type="float" office:value="1.8189467519848426E-2" table:formula="of:=AVERAGE([.CG86:.CG87])" table:style-name="ce31">
            <text:p>0.02</text:p>
          </table:table-cell>
          <table:table-cell office:value-type="float" office:value="3.0769801837108985E-3" table:formula="of:=AVERAGE([.CH86:.CH87])" table:style-name="ce31">
            <text:p>0.00</text:p>
          </table:table-cell>
          <table:table-cell office:value-type="float" office:value="0" table:formula="of:=AVERAGE([.CI86:.CI87])" table:style-name="ce31">
            <text:p>0.00</text:p>
          </table:table-cell>
          <table:table-cell table:style-name="ce1"/>
          <table:table-cell office:value-type="float" office:value="0" table:formula="of:=[.CK86]/((1+$$discount_COST)^([.$B86]-1))" table:style-name="ce22">
            <text:p>0.00</text:p>
          </table:table-cell>
          <table:table-cell office:value-type="float" office:value="3.3556325208548149E-3" table:formula="of:=[.CL86]/((1+$$discount_COST)^([.$B86]-1))" table:style-name="ce22">
            <text:p>0.00</text:p>
          </table:table-cell>
          <table:table-cell office:value-type="float" office:value="0" table:formula="of:=[.CM86]/((1+$$discount_COST)^([.$B86]-1))" table:style-name="ce22">
            <text:p>0.00</text:p>
          </table:table-cell>
          <table:table-cell office:value-type="float" office:value="8.5075657106422203E-3" table:formula="of:=[.CN86]/((1+$$discount_COST)^([.$B86]-1))" table:style-name="ce22">
            <text:p>0.01</text:p>
          </table:table-cell>
          <table:table-cell office:value-type="float" office:value="9.7925024617990641E-3" table:formula="of:=[.CO86]/((1+$$discount_COST)^([.$B86]-1))" table:style-name="ce22">
            <text:p>0.01</text:p>
          </table:table-cell>
          <table:table-cell office:value-type="float" office:value="1.656526558076341E-3" table:formula="of:=[.CP86]/((1+$$discount_COST)^([.$B86]-1))" table:style-name="ce22">
            <text:p>0.00</text:p>
          </table:table-cell>
          <table:table-cell office:value-type="float" office:value="0" table:formula="of:=[.CQ86]/((1+$$discount_COST)^([.$B86]-1))" table:style-name="ce22">
            <text:p>0.00</text:p>
          </table:table-cell>
          <table:table-cell table:style-name="ce1"/>
          <table:table-cell office:value-type="float" office:value="2.3312227251372442E-2" table:formula="of:=SUM([.CS86:.CY86])" table:style-name="ce31">
            <text:p>0.02</text:p>
          </table:table-cell>
          <table:table-cell table:style-name="ce1"/>
          <table:table-cell office:value-type="float" office:value="0" table:formula="of:=[.BS86] * ($$c.mci + $$c.Tx)" table:style-name="ce24">
            <text:p><text:s/>-<text:s/></text:p>
          </table:table-cell>
          <table:table-cell office:value-type="float" office:value="176.54321225339743" table:formula="of:=[.BT86]*$$c.mci" table:style-name="ce24">
            <text:p><text:s/>177<text:s/></text:p>
          </table:table-cell>
          <table:table-cell office:value-type="float" office:value="0" table:formula="of:=[.BU86] * ($$c.mil + $$c.Tx)" table:style-name="ce24">
            <text:p><text:s/>-<text:s/></text:p>
          </table:table-cell>
          <table:table-cell office:value-type="float" office:value="712.15005423631374" table:formula="of:=[.BV86]*$$c.mil" table:style-name="ce24">
            <text:p><text:s/>712<text:s/></text:p>
          </table:table-cell>
          <table:table-cell office:value-type="float" office:value="1726.8107598108495" table:formula="of:=[.BW86]*$$c.mod" table:style-name="ce24">
            <text:p><text:s/>1,727<text:s/></text:p>
          </table:table-cell>
          <table:table-cell office:value-type="float" office:value="634.23304458259463" table:formula="of:=[.BX86]*$$c.sev" table:style-name="ce24">
            <text:p><text:s/>634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6:.DC87])" table:style-name="ce33">
            <text:p><text:s/>-<text:s/></text:p>
          </table:table-cell>
          <table:table-cell office:value-type="float" office:value="151.23260547571471" table:formula="of:=AVERAGE([.DD86:.DD87])" table:style-name="ce33">
            <text:p><text:s/>151<text:s/></text:p>
          </table:table-cell>
          <table:table-cell office:value-type="float" office:value="0" table:formula="of:=AVERAGE([.DE86:.DE87])" table:style-name="ce33">
            <text:p><text:s/>-<text:s/></text:p>
          </table:table-cell>
          <table:table-cell office:value-type="float" office:value="604.1791556442688" table:formula="of:=AVERAGE([.DF86:.DF87])" table:style-name="ce33">
            <text:p><text:s/>604<text:s/></text:p>
          </table:table-cell>
          <table:table-cell office:value-type="float" office:value="1442.6608942042376" table:formula="of:=AVERAGE([.DG86:.DG87])" table:style-name="ce33">
            <text:p><text:s/>1,443<text:s/></text:p>
          </table:table-cell>
          <table:table-cell office:value-type="float" office:value="517.97751616602386" table:formula="of:=AVERAGE([.DH86:.DH87])" table:style-name="ce33">
            <text:p><text:s/>518<text:s/></text:p>
          </table:table-cell>
          <table:table-cell office:value-type="float" office:value="0" table:formula="of:=AVERAGE([.DI86:.DI87])" table:style-name="ce33">
            <text:p><text:s/>-<text:s/></text:p>
          </table:table-cell>
          <table:table-cell office:value-type="float" office:value="0" table:formula="of:=[.DJ86]" table:style-name="ce33">
            <text:p><text:s/>-<text:s/></text:p>
          </table:table-cell>
          <table:table-cell table:style-name="ce1"/>
          <table:table-cell office:value-type="float" office:value="0" table:formula="of:=[.DL86]/((1+$$discount_COST)^([.$B86]-1))" table:style-name="ce24">
            <text:p><text:s/>-<text:s/></text:p>
          </table:table-cell>
          <table:table-cell office:value-type="float" office:value="81.417757821069173" table:formula="of:=[.DM86]/((1+$$discount_COST)^([.$B86]-1))" table:style-name="ce24">
            <text:p><text:s/>81<text:s/></text:p>
          </table:table-cell>
          <table:table-cell office:value-type="float" office:value="0" table:formula="of:=[.DN86]/((1+$$discount_COST)^([.$B86]-1))" table:style-name="ce24">
            <text:p><text:s/>-<text:s/></text:p>
          </table:table-cell>
          <table:table-cell office:value-type="float" office:value="325.26657872519644" table:formula="of:=[.DO86]/((1+$$discount_COST)^([.$B86]-1))" table:style-name="ce24">
            <text:p><text:s/>325<text:s/></text:p>
          </table:table-cell>
          <table:table-cell office:value-type="float" office:value="776.67256298847167" table:formula="of:=[.DP86]/((1+$$discount_COST)^([.$B86]-1))" table:style-name="ce24">
            <text:p><text:s/>777<text:s/></text:p>
          </table:table-cell>
          <table:table-cell office:value-type="float" office:value="278.85896586458296" table:formula="of:=[.DQ86]/((1+$$discount_COST)^([.$B86]-1))" table:style-name="ce24">
            <text:p><text:s/>279<text:s/></text:p>
          </table:table-cell>
          <table:table-cell office:value-type="float" office:value="0" table:formula="of:=[.DR86]/((1+$$discount_COST)^([.$B86]-1))" table:style-name="ce24">
            <text:p><text:s/>-<text:s/></text:p>
          </table:table-cell>
          <table:table-cell office:value-type="float" office:value="0" table:formula="of:=[.DS86]/((1+$$discount_COST)^([.$B86]-1))" table:style-name="ce24">
            <text:p><text:s/>-<text:s/></text:p>
          </table:table-cell>
          <table:table-cell table:style-name="ce1"/>
          <table:table-cell office:value-type="float" office:value="1462.2158653993201" table:formula="of:=SUM([.DU86:.EB86])" table:style-name="ce33">
            <text:p><text:s/>1,46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86]+1" table:style-name="ce1">
            <text:p>89</text:p>
          </table:table-cell>
          <table:table-cell office:value-type="float" office:value="1" table:formula="of:=IF([.B87]&lt;$$tx_duration;$$p.discontinuation_x;1)" table:style-name="ce1">
            <text:p>1</text:p>
          </table:table-cell>
          <table:table-cell table:style-name="ce1"/>
          <table:table-cell office:value-type="float" office:value="0.18693312127718342" table:formula="of:=1-EXP(-(-LN(1-$$p.mci_mil) * $$rr.tx_mci_mil^((1-$$tx_waning)^([.$B87]-1) )))" table:style-name="ce1">
            <text:p>0.186933121</text:p>
          </table:table-cell>
          <table:table-cell office:value-type="float" office:value="0" table:formula="of:=1-EXP(-(-LN(1-$$p.mci_mod) * $$rr.tx_mci_mod^((1-$$tx_waning)^([.$B87]-1) )))" table:style-name="ce1">
            <text:p>0</text:p>
          </table:table-cell>
          <table:table-cell office:value-type="float" office:value="0" table:formula="of:=1-EXP(-(-LN(1-$$p.mci_sev) * $$rr.tx_mci_sev^((1-$$tx_waning)^([.$B87]-1) )))" table:style-name="ce1">
            <text:p>0</text:p>
          </table:table-cell>
          <table:table-cell office:value-type="float" office:value="0.26732715858873968" table:formula="of:=1-EXP(-(-LN(1-$$p.mil_mod) * $$rr.tx_mil_mod^((1-$$tx_waning)^([.$B87]-1) )))" table:style-name="ce1">
            <text:p>0.267327159</text:p>
          </table:table-cell>
          <table:table-cell table:number-columns-repeated="2" table:style-name="ce1"/>
          <table:table-cell office:value-type="float" office:value="0" table:formula="of:=(1-[.F87]-[.G87]-[.H87]) * (1-[.D87]) * (1-[.BB8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7]) * (1-[.BD8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2033333331706184" table:formula="of:=(1-[.F87]-[.G87]-[.H87]) * [.D87] * (1-[.BB87])" table:style-name="ce40">
            <text:p>0.720333333</text:p>
          </table:table-cell>
          <table:table-cell office:value-type="float" office:value="0.70344110874639298" table:formula="of:=(1 - $$p.mci_mil - $$p.mci_mod - $$p.mci_sev) * (1-[.BC87])" table:style-name="ce44">
            <text:p>0.703441109</text:p>
          </table:table-cell>
          <table:table-cell office:value-type="float" office:value="0" table:formula="of:=$$p.mil_mci * [.D87] * (1-[.BD87])" table:style-name="ce42">
            <text:p>0</text:p>
          </table:table-cell>
          <table:table-cell office:value-type="float" office:value="0" table:formula="of:=$$p.mil_mci * (1-[.BE8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7] * (1-[.D87]) * (1-[.BB8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7] - $$p.mil_sev) * (1-[.D87]) * (1-[.BD87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561264747184615" table:formula="of:=[.F87] * [.D87] * (1-[.BB87])" table:style-name="ce40">
            <text:p>0.165612647</text:p>
          </table:table-cell>
          <table:table-cell office:value-type="float" office:value="0.18250487204251503" table:formula="of:=$$p.mci_mil * (1-[.BC87])" table:style-name="ce44">
            <text:p>0.182504872</text:p>
          </table:table-cell>
          <table:table-cell office:value-type="float" office:value="0.5472169376975895" table:formula="of:=(1 - $$p.mil_mci - [.I87] - $$p.mil_sev) * [.D87] * (1-[.BD87])" table:style-name="ce44">
            <text:p>0.547216938</text:p>
          </table:table-cell>
          <table:table-cell office:value-type="float" office:value="0.52801626102361521" table:formula="of:=(1 - $$p.mil_mci - $$p.mil_mod - $$p.mil_sev) * (1-[.BE87])" table:style-name="ce44">
            <text:p>0.528016261</text:p>
          </table:table-cell>
          <table:table-cell office:value-type="float" office:value="5.1047611827100221E-2" table:formula="of:=$$p.mod_mil * (1-[.BF87])" table:style-name="ce44">
            <text:p>0.051047612</text:p>
          </table:table-cell>
          <table:table-cell office:value-type="float" office:value="0" table:formula="of:=$$p.sev_mil * (1-[.BG8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7] * (1-[.BB87])" table:style-name="ce40">
            <text:p>0</text:p>
          </table:table-cell>
          <table:table-cell office:value-type="float" office:value="0" table:formula="of:=$$p.mci_mod * (1-[.BC87])" table:style-name="ce42">
            <text:p>0</text:p>
          </table:table-cell>
          <table:table-cell office:value-type="float" office:value="0.19993355063469312" table:formula="of:=[.I87] * (1-[.BD87])" table:style-name="ce44">
            <text:p>0.199933551</text:p>
          </table:table-cell>
          <table:table-cell office:value-type="float" office:value="0.21913422730866747" table:formula="of:=$$p.mil_mod * (1-[.BE87])" table:style-name="ce44">
            <text:p>0.219134227</text:p>
          </table:table-cell>
          <table:table-cell office:value-type="float" office:value="0.47175034378147801" table:formula="of:=(1-$$p.mod_mil-$$p.mod_sev) * (1-[.BF87])" table:style-name="ce44">
            <text:p>0.471750344</text:p>
          </table:table-cell>
          <table:table-cell office:value-type="float" office:value="7.6528617924048387E-2" table:formula="of:=$$p.sev_mod * (1-[.BG87])" table:style-name="ce44">
            <text:p>0.076528618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7] * (1-[.BB87])" table:style-name="ce45">
            <text:p>0</text:p>
          </table:table-cell>
          <table:table-cell office:value-type="float" office:value="0" table:formula="of:=$$p.mci_sev * (1-[.BC87])" table:style-name="ce42">
            <text:p>0</text:p>
          </table:table-cell>
          <table:table-cell office:value-type="float" office:value="7.4789838671900164E-4" table:formula="of:=$$p.mil_sev * (1-[.BD87])" table:style-name="ce44">
            <text:p>0.000747898</text:p>
          </table:table-cell>
          <table:table-cell office:value-type="float" office:value="7.4789838671900164E-4" table:formula="of:=$$p.mil_sev * (1-[.BE87])" table:style-name="ce44">
            <text:p>0.000747898</text:p>
          </table:table-cell>
          <table:table-cell office:value-type="float" office:value="6.3956203323608324E-2" table:formula="of:=$$p.mod_sev * (1-[.BF87])" table:style-name="ce44">
            <text:p>0.063956203</text:p>
          </table:table-cell>
          <table:table-cell office:value-type="float" office:value="0.31392351434150462" table:formula="of:=(1-$$p.sev_mil-$$p.sev_mod) * (1-[.BG87])" table:style-name="ce44">
            <text:p>0.313923514</text:p>
          </table:table-cell>
          <table:table-cell office:value-type="float" office:value="0" table:style-name="ce43">
            <text:p>0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40">
            <text:p>0.114054019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44">
            <text:p>0.114054019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44">
            <text:p>0.252101613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44">
            <text:p>0.252101613</text:p>
          </table:table-cell>
          <table:table-cell office:value-type="float" office:value="0.41324584106781348" table:formula="of:=1-EXP(-INDEX($$m.r.mortality_f; [.C87]) * $$hr.mort_mod * $$hr.mort_verymilddem)" table:number-matrix-columns-spanned="1" table:number-matrix-rows-spanned="1" table:style-name="ce44">
            <text:p>0.413245841</text:p>
          </table:table-cell>
          <table:table-cell office:value-type="float" office:value="0.60954786773444702" table:formula="of:=1-EXP(-INDEX($$m.r.mortality_f; [.C87]) * $$hr.mort_sev * $$hr.mort_verymilddem)" table:number-matrix-columns-spanned="1" table:number-matrix-rows-spanned="1" table:style-name="ce44">
            <text:p>0.60954786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7];[.S87];[.Z87];[.AG87];[.AN87];[.AU87];[.BB87])=1" table:style-name="ce29">
            <text:p>TRUE</text:p>
          </table:table-cell>
          <table:table-cell office:value-type="boolean" office:boolean-value="true" table:formula="of:=SUM([.M87];[.T87];[.AA87];[.AH87];[.AO87];[.AV87];[.BC87])=1" table:style-name="ce29">
            <text:p>TRUE</text:p>
          </table:table-cell>
          <table:table-cell office:value-type="boolean" office:boolean-value="true" table:formula="of:=SUM([.N87];[.U87];[.AB87];[.AI87];[.AP87];[.AW87];[.BD87])=1" table:style-name="ce29">
            <text:p>TRUE</text:p>
          </table:table-cell>
          <table:table-cell office:value-type="boolean" office:boolean-value="true" table:formula="of:=SUM([.O87];[.V87];[.AC87];[.AJ87];[.AQ87];[.AX87];[.BE87])=1" table:style-name="ce29">
            <text:p>TRUE</text:p>
          </table:table-cell>
          <table:table-cell office:value-type="boolean" office:boolean-value="true" table:formula="of:=SUM([.P87];[.W87];[.AD87];[.AK87];[.AR87];[.AY87];[.BF87])=1" table:style-name="ce29">
            <text:p>TRUE</text:p>
          </table:table-cell>
          <table:table-cell office:value-type="boolean" office:boolean-value="true" table:formula="of:=SUM([.Q87];[.X87];[.AE87];[.AL87];[.AS87];[.AZ87];[.BG87])=1" table:style-name="ce29">
            <text:p>TRUE</text:p>
          </table:table-cell>
          <table:table-cell office:value-type="boolean" office:boolean-value="true" table:formula="of:=SUM([.R87];[.Y87];[.AF87];[.AM87];[.AT87];[.BA87];[.BH87])=1" table:style-name="ce29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S86:.BY86];TRANSPOSE([.L86:.R86]))" table:number-matrix-columns-spanned="1" table:number-matrix-rows-spanned="1" table:style-name="ce3">
            <text:p>0</text:p>
          </table:table-cell>
          <table:table-cell office:value-type="float" office:value="7.1094172706657605E-3" table:formula="of:=MMULT([.BS86:.BY86];TRANSPOSE([.S86:.Y86]))" table:number-matrix-columns-spanned="1" table:number-matrix-rows-spanned="1" table:style-name="ce3">
            <text:p>0.007109417</text:p>
          </table:table-cell>
          <table:table-cell office:value-type="float" office:value="0" table:formula="of:=MMULT([.BS86:.BY86];TRANSPOSE([.Z86:.AF86]))" table:number-matrix-columns-spanned="1" table:number-matrix-rows-spanned="1" table:style-name="ce3">
            <text:p>0</text:p>
          </table:table-cell>
          <table:table-cell office:value-type="float" office:value="1.8809652255885861E-2" table:formula="of:=MMULT([.BS86:.BY86];TRANSPOSE([.AG86:.AM86]))" table:number-matrix-columns-spanned="1" table:number-matrix-rows-spanned="1" table:style-name="ce3">
            <text:p>0.018809652</text:p>
          </table:table-cell>
          <table:table-cell office:value-type="float" office:value="2.756005176048713E-2" table:formula="of:=MMULT([.BS86:.BY86];TRANSPOSE([.AN86:.AT86]))" table:number-matrix-columns-spanned="1" table:number-matrix-rows-spanned="1" table:style-name="ce3">
            <text:p>0.027560052</text:p>
          </table:table-cell>
          <table:table-cell office:value-type="float" office:value="6.2799443741727344E-3" table:formula="of:=MMULT([.BS86:.BY86];TRANSPOSE([.AU86:.BA86]))" table:number-matrix-columns-spanned="1" table:number-matrix-rows-spanned="1" table:style-name="ce3">
            <text:p>0.006279944</text:p>
          </table:table-cell>
          <table:table-cell office:value-type="float" office:value="0.94024093433878886" table:formula="of:=MMULT([.BS86:.BY86];TRANSPOSE([.BB86:.BH86]))" table:number-matrix-columns-spanned="1" table:number-matrix-rows-spanned="1" table:style-name="ce3">
            <text:p>0.940240934</text:p>
          </table:table-cell>
          <table:table-cell table:style-name="ce1"/>
          <table:table-cell office:value-type="boolean" office:boolean-value="true" table:formula="of:=SUM([.BS87:.BY87])=1" table:style-name="ce29">
            <text:p>TRUE</text:p>
          </table:table-cell>
          <table:table-cell table:style-name="ce1"/>
          <table:table-cell office:value-type="float" office:value="0" table:formula="of:=[.BS87] * $$u.mci" table:style-name="ce22">
            <text:p>0.00</text:p>
          </table:table-cell>
          <table:table-cell office:value-type="float" office:value="5.1898746075860046E-3" table:formula="of:=[.BT87] * $$u.mci" table:style-name="ce22">
            <text:p>0.01</text:p>
          </table:table-cell>
          <table:table-cell office:value-type="float" office:value="0" table:formula="of:=[.BU87] * $$u.mil" table:style-name="ce22">
            <text:p>0.00</text:p>
          </table:table-cell>
          <table:table-cell office:value-type="float" office:value="1.2978660056561243E-2" table:formula="of:=[.BV87] * $$u.mil" table:style-name="ce22">
            <text:p>0.01</text:p>
          </table:table-cell>
          <table:table-cell office:value-type="float" office:value="1.4606827433058179E-2" table:formula="of:=[.BW87] * $$u.mod" table:style-name="ce22">
            <text:p>0.01</text:p>
          </table:table-cell>
          <table:table-cell office:value-type="float" office:value="2.3863788621856391E-3" table:formula="of:=[.BX87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7:.CC88])" table:style-name="ce31">
            <text:p>0.00</text:p>
          </table:table-cell>
          <table:table-cell office:value-type="float" office:value="4.4203228779005274E-3" table:formula="of:=AVERAGE([.CD87:.CD88])" table:style-name="ce31">
            <text:p>0.00</text:p>
          </table:table-cell>
          <table:table-cell office:value-type="float" office:value="0" table:formula="of:=AVERAGE([.CE87:.CE88])" table:style-name="ce31">
            <text:p>0.00</text:p>
          </table:table-cell>
          <table:table-cell office:value-type="float" office:value="1.0848812255513551E-2" table:formula="of:=AVERAGE([.CF87:.CF88])" table:style-name="ce31">
            <text:p>0.01</text:p>
          </table:table-cell>
          <table:table-cell office:value-type="float" office:value="1.1968446678387961E-2" table:formula="of:=AVERAGE([.CG87:.CG88])" table:style-name="ce31">
            <text:p>0.01</text:p>
          </table:table-cell>
          <table:table-cell office:value-type="float" office:value="1.9053334072667814E-3" table:formula="of:=AVERAGE([.CH87:.CH88])" table:style-name="ce31">
            <text:p>0.00</text:p>
          </table:table-cell>
          <table:table-cell office:value-type="float" office:value="0" table:formula="of:=AVERAGE([.CI87:.CI88])" table:style-name="ce31">
            <text:p>0.00</text:p>
          </table:table-cell>
          <table:table-cell table:style-name="ce1"/>
          <table:table-cell office:value-type="float" office:value="0" table:formula="of:=[.CK87]/((1+$$discount_COST)^([.$B87]-1))" table:style-name="ce22">
            <text:p>0.00</text:p>
          </table:table-cell>
          <table:table-cell office:value-type="float" office:value="2.2992560982868231E-3" table:formula="of:=[.CL87]/((1+$$discount_COST)^([.$B87]-1))" table:style-name="ce22">
            <text:p>0.00</text:p>
          </table:table-cell>
          <table:table-cell office:value-type="float" office:value="0" table:formula="of:=[.CM87]/((1+$$discount_COST)^([.$B87]-1))" table:style-name="ce22">
            <text:p>0.00</text:p>
          </table:table-cell>
          <table:table-cell office:value-type="float" office:value="5.6430714286432012E-3" table:formula="of:=[.CN87]/((1+$$discount_COST)^([.$B87]-1))" table:style-name="ce22">
            <text:p>0.01</text:p>
          </table:table-cell>
          <table:table-cell office:value-type="float" office:value="6.2254556448542425E-3" table:formula="of:=[.CO87]/((1+$$discount_COST)^([.$B87]-1))" table:style-name="ce22">
            <text:p>0.01</text:p>
          </table:table-cell>
          <table:table-cell office:value-type="float" office:value="9.9107001387384688E-4" table:formula="of:=[.CP87]/((1+$$discount_COST)^([.$B87]-1))" table:style-name="ce22">
            <text:p>0.00</text:p>
          </table:table-cell>
          <table:table-cell office:value-type="float" office:value="0" table:formula="of:=[.CQ87]/((1+$$discount_COST)^([.$B87]-1))" table:style-name="ce22">
            <text:p>0.00</text:p>
          </table:table-cell>
          <table:table-cell table:style-name="ce1"/>
          <table:table-cell office:value-type="float" office:value="1.5158853185658114E-2" table:formula="of:=SUM([.CS87:.CY87])" table:style-name="ce31">
            <text:p>0.02</text:p>
          </table:table-cell>
          <table:table-cell table:style-name="ce1"/>
          <table:table-cell office:value-type="float" office:value="0" table:formula="of:=[.BS87] * ($$c.mci + $$c.Tx)" table:style-name="ce24">
            <text:p><text:s/>-<text:s/></text:p>
          </table:table-cell>
          <table:table-cell office:value-type="float" office:value="125.92199869803196" table:formula="of:=[.BT87]*$$c.mci" table:style-name="ce24">
            <text:p><text:s/>126<text:s/></text:p>
          </table:table-cell>
          <table:table-cell office:value-type="float" office:value="0" table:formula="of:=[.BU87] * ($$c.mil + $$c.Tx)" table:style-name="ce24">
            <text:p><text:s/>-<text:s/></text:p>
          </table:table-cell>
          <table:table-cell office:value-type="float" office:value="496.20825705222398" table:formula="of:=[.BV87]*$$c.mil" table:style-name="ce24">
            <text:p><text:s/>496<text:s/></text:p>
          </table:table-cell>
          <table:table-cell office:value-type="float" office:value="1158.5110285976257" table:formula="of:=[.BW87]*$$c.mod" table:style-name="ce24">
            <text:p><text:s/>1,159<text:s/></text:p>
          </table:table-cell>
          <table:table-cell office:value-type="float" office:value="401.72198774945309" table:formula="of:=[.BX87]*$$c.sev" table:style-name="ce24">
            <text:p><text:s/>402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7:.DC88])" table:style-name="ce33">
            <text:p><text:s/>-<text:s/></text:p>
          </table:table-cell>
          <table:table-cell office:value-type="float" office:value="107.25035453886871" table:formula="of:=AVERAGE([.DD87:.DD88])" table:style-name="ce33">
            <text:p><text:s/>107<text:s/></text:p>
          </table:table-cell>
          <table:table-cell office:value-type="float" office:value="0" table:formula="of:=AVERAGE([.DE87:.DE88])" table:style-name="ce33">
            <text:p><text:s/>-<text:s/></text:p>
          </table:table-cell>
          <table:table-cell office:value-type="float" office:value="414.77858245264099" table:formula="of:=AVERAGE([.DF87:.DF88])" table:style-name="ce33">
            <text:p><text:s/>415<text:s/></text:p>
          </table:table-cell>
          <table:table-cell office:value-type="float" office:value="949.25318558323556" table:formula="of:=AVERAGE([.DG87:.DG88])" table:style-name="ce33">
            <text:p><text:s/>949<text:s/></text:p>
          </table:table-cell>
          <table:table-cell office:value-type="float" office:value="320.74300347750363" table:formula="of:=AVERAGE([.DH87:.DH88])" table:style-name="ce33">
            <text:p><text:s/>321<text:s/></text:p>
          </table:table-cell>
          <table:table-cell office:value-type="float" office:value="0" table:formula="of:=AVERAGE([.DI87:.DI88])" table:style-name="ce33">
            <text:p><text:s/>-<text:s/></text:p>
          </table:table-cell>
          <table:table-cell office:value-type="float" office:value="0" table:formula="of:=[.DJ87]" table:style-name="ce33">
            <text:p><text:s/>-<text:s/></text:p>
          </table:table-cell>
          <table:table-cell table:style-name="ce1"/>
          <table:table-cell office:value-type="float" office:value="0" table:formula="of:=[.DL87]/((1+$$discount_COST)^([.$B87]-1))" table:style-name="ce24">
            <text:p><text:s/>-<text:s/></text:p>
          </table:table-cell>
          <table:table-cell office:value-type="float" office:value="55.786882209392076" table:formula="of:=[.DM87]/((1+$$discount_COST)^([.$B87]-1))" table:style-name="ce24">
            <text:p><text:s/>56<text:s/></text:p>
          </table:table-cell>
          <table:table-cell office:value-type="float" office:value="0" table:formula="of:=[.DN87]/((1+$$discount_COST)^([.$B87]-1))" table:style-name="ce24">
            <text:p><text:s/>-<text:s/></text:p>
          </table:table-cell>
          <table:table-cell office:value-type="float" office:value="215.74943991330304" table:formula="of:=[.DO87]/((1+$$discount_COST)^([.$B87]-1))" table:style-name="ce24">
            <text:p><text:s/>216<text:s/></text:p>
          </table:table-cell>
          <table:table-cell office:value-type="float" office:value="493.75944609889723" table:formula="of:=[.DP87]/((1+$$discount_COST)^([.$B87]-1))" table:style-name="ce24">
            <text:p><text:s/>494<text:s/></text:p>
          </table:table-cell>
          <table:table-cell office:value-type="float" office:value="166.83629841056998" table:formula="of:=[.DQ87]/((1+$$discount_COST)^([.$B87]-1))" table:style-name="ce24">
            <text:p><text:s/>167<text:s/></text:p>
          </table:table-cell>
          <table:table-cell office:value-type="float" office:value="0" table:formula="of:=[.DR87]/((1+$$discount_COST)^([.$B87]-1))" table:style-name="ce24">
            <text:p><text:s/>-<text:s/></text:p>
          </table:table-cell>
          <table:table-cell office:value-type="float" office:value="0" table:formula="of:=[.DS87]/((1+$$discount_COST)^([.$B87]-1))" table:style-name="ce24">
            <text:p><text:s/>-<text:s/></text:p>
          </table:table-cell>
          <table:table-cell table:style-name="ce1"/>
          <table:table-cell office:value-type="float" office:value="932.13206663216226" table:formula="of:=SUM([.DU87:.EB87])" table:style-name="ce33">
            <text:p><text:s/>93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87]+1" table:style-name="ce1">
            <text:p>90</text:p>
          </table:table-cell>
          <table:table-cell office:value-type="float" office:value="1" table:formula="of:=IF([.B88]&lt;$$tx_duration;$$p.discontinuation_x;1)" table:style-name="ce1">
            <text:p>1</text:p>
          </table:table-cell>
          <table:table-cell table:style-name="ce1"/>
          <table:table-cell office:value-type="float" office:value="0.18784837322436887" table:formula="of:=1-EXP(-(-LN(1-$$p.mci_mil) * $$rr.tx_mci_mil^((1-$$tx_waning)^([.$B88]-1) )))" table:style-name="ce1">
            <text:p>0.187848373</text:p>
          </table:table-cell>
          <table:table-cell office:value-type="float" office:value="0" table:formula="of:=1-EXP(-(-LN(1-$$p.mci_mod) * $$rr.tx_mci_mod^((1-$$tx_waning)^([.$B88]-1) )))" table:style-name="ce1">
            <text:p>0</text:p>
          </table:table-cell>
          <table:table-cell office:value-type="float" office:value="0" table:formula="of:=1-EXP(-(-LN(1-$$p.mci_sev) * $$rr.tx_mci_sev^((1-$$tx_waning)^([.$B88]-1) )))" table:style-name="ce1">
            <text:p>0</text:p>
          </table:table-cell>
          <table:table-cell office:value-type="float" office:value="0.26856650182317288" table:formula="of:=1-EXP(-(-LN(1-$$p.mil_mod) * $$rr.tx_mil_mod^((1-$$tx_waning)^([.$B88]-1) )))" table:style-name="ce1">
            <text:p>0.268566502</text:p>
          </table:table-cell>
          <table:table-cell table:number-columns-repeated="2" table:style-name="ce1"/>
          <table:table-cell office:value-type="float" office:value="0" table:formula="of:=(1-[.F88]-[.G88]-[.H88]) * (1-[.D88]) * (1-[.BB8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8]) * (1-[.BD8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7085291880245348" table:formula="of:=(1-[.F88]-[.G88]-[.H88]) * [.D88] * (1-[.BB88])" table:style-name="ce40">
            <text:p>0.708529188</text:p>
          </table:table-cell>
          <table:table-cell office:value-type="float" office:value="0.6926935275928463" table:formula="of:=(1 - $$p.mci_mil - $$p.mci_mod - $$p.mci_sev) * (1-[.BC88])" table:style-name="ce44">
            <text:p>0.692693528</text:p>
          </table:table-cell>
          <table:table-cell office:value-type="float" office:value="0" table:formula="of:=$$p.mil_mci * [.D88] * (1-[.BD88])" table:style-name="ce42">
            <text:p>0</text:p>
          </table:table-cell>
          <table:table-cell office:value-type="float" office:value="0" table:formula="of:=$$p.mil_mci * (1-[.BE8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8] * (1-[.D88]) * (1-[.BB8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8] - $$p.mil_sev) * (1-[.D88]) * (1-[.BD8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388079634932701" table:formula="of:=[.F88] * [.D88] * (1-[.BB88])" table:style-name="ce40">
            <text:p>0.163880796</text:p>
          </table:table-cell>
          <table:table-cell office:value-type="float" office:value="0.1797164567810155" table:formula="of:=$$p.mci_mil * (1-[.BC88])" table:style-name="ce44">
            <text:p>0.179716457</text:p>
          </table:table-cell>
          <table:table-cell office:value-type="float" office:value="0.52648220156306424" table:formula="of:=(1 - $$p.mil_mci - [.I88] - $$p.mil_sev) * [.D88] * (1-[.BD88])" table:style-name="ce44">
            <text:p>0.526482202</text:p>
          </table:table-cell>
          <table:table-cell office:value-type="float" office:value="0.50887101321514305" table:formula="of:=(1 - $$p.mil_mci - $$p.mil_mod - $$p.mil_sev) * (1-[.BE88])" table:style-name="ce44">
            <text:p>0.508871013</text:p>
          </table:table-cell>
          <table:table-cell office:value-type="float" office:value="4.7702053128327579E-2" table:formula="of:=$$p.mod_mil * (1-[.BF88])" table:style-name="ce44">
            <text:p>0.047702053</text:p>
          </table:table-cell>
          <table:table-cell office:value-type="float" office:value="0" table:formula="of:=$$p.sev_mil * (1-[.BG8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8] * (1-[.BB88])" table:style-name="ce40">
            <text:p>0</text:p>
          </table:table-cell>
          <table:table-cell office:value-type="float" office:value="0" table:formula="of:=$$p.mci_mod * (1-[.BC88])" table:style-name="ce42">
            <text:p>0</text:p>
          </table:table-cell>
          <table:table-cell office:value-type="float" office:value="0.19357748994108293" table:formula="of:=[.I88] * (1-[.BD88])" table:style-name="ce44">
            <text:p>0.19357749</text:p>
          </table:table-cell>
          <table:table-cell office:value-type="float" office:value="0.21118867828900412" table:formula="of:=$$p.mil_mod * (1-[.BE88])" table:style-name="ce44">
            <text:p>0.211188678</text:p>
          </table:table-cell>
          <table:table-cell office:value-type="float" office:value="0.44083276684109629" table:formula="of:=(1-$$p.mod_mil-$$p.mod_sev) * (1-[.BF88])" table:style-name="ce44">
            <text:p>0.440832767</text:p>
          </table:table-cell>
          <table:table-cell office:value-type="float" office:value="6.7904103430568782E-2" table:formula="of:=$$p.sev_mod * (1-[.BG88])" table:style-name="ce44">
            <text:p>0.06790410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8] * (1-[.BB88])" table:style-name="ce45">
            <text:p>0</text:p>
          </table:table-cell>
          <table:table-cell office:value-type="float" office:value="0" table:formula="of:=$$p.mci_sev * (1-[.BC88])" table:style-name="ce42">
            <text:p>0</text:p>
          </table:table-cell>
          <table:table-cell office:value-type="float" office:value="7.207804719761233E-4" table:formula="of:=$$p.mil_sev * (1-[.BD88])" table:style-name="ce44">
            <text:p>0.00072078</text:p>
          </table:table-cell>
          <table:table-cell office:value-type="float" office:value="7.207804719761233E-4" table:formula="of:=$$p.mil_sev * (1-[.BE88])" table:style-name="ce44">
            <text:p>0.00072078</text:p>
          </table:table-cell>
          <table:table-cell office:value-type="float" office:value="5.9764641275720766E-2" table:formula="of:=$$p.mod_sev * (1-[.BF88])" table:style-name="ce44">
            <text:p>0.059764641</text:p>
          </table:table-cell>
          <table:table-cell office:value-type="float" office:value="0.27854540386825155" table:formula="of:=(1-$$p.sev_mil-$$p.sev_mod) * (1-[.BG88])" table:style-name="ce44">
            <text:p>0.278545404</text:p>
          </table:table-cell>
          <table:table-cell office:value-type="float" office:value="0" table:style-name="ce43">
            <text:p>0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40">
            <text:p>0.127590016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44">
            <text:p>0.127590016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44">
            <text:p>0.279219528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44">
            <text:p>0.279219528</text:p>
          </table:table-cell>
          <table:table-cell office:value-type="float" office:value="0.45170053875485539" table:formula="of:=1-EXP(-INDEX($$m.r.mortality_f; [.C88]) * $$hr.mort_mod * $$hr.mort_verymilddem)" table:number-matrix-columns-spanned="1" table:number-matrix-rows-spanned="1" table:style-name="ce44">
            <text:p>0.451700539</text:p>
          </table:table-cell>
          <table:table-cell office:value-type="float" office:value="0.65355049270117971" table:formula="of:=1-EXP(-INDEX($$m.r.mortality_f; [.C88]) * $$hr.mort_sev * $$hr.mort_verymilddem)" table:number-matrix-columns-spanned="1" table:number-matrix-rows-spanned="1" table:style-name="ce44">
            <text:p>0.653550493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8];[.S88];[.Z88];[.AG88];[.AN88];[.AU88];[.BB88])=1" table:style-name="ce29">
            <text:p>TRUE</text:p>
          </table:table-cell>
          <table:table-cell office:value-type="boolean" office:boolean-value="true" table:formula="of:=SUM([.M88];[.T88];[.AA88];[.AH88];[.AO88];[.AV88];[.BC88])=1" table:style-name="ce29">
            <text:p>TRUE</text:p>
          </table:table-cell>
          <table:table-cell office:value-type="boolean" office:boolean-value="true" table:formula="of:=SUM([.N88];[.U88];[.AB88];[.AI88];[.AP88];[.AW88];[.BD88])=1" table:style-name="ce29">
            <text:p>TRUE</text:p>
          </table:table-cell>
          <table:table-cell office:value-type="boolean" office:boolean-value="true" table:formula="of:=SUM([.O88];[.V88];[.AC88];[.AJ88];[.AQ88];[.AX88];[.BE88])=1" table:style-name="ce29">
            <text:p>TRUE</text:p>
          </table:table-cell>
          <table:table-cell office:value-type="boolean" office:boolean-value="true" table:formula="of:=SUM([.P88];[.W88];[.AD88];[.AK88];[.AR88];[.AY88];[.BF88])=1" table:style-name="ce29">
            <text:p>TRUE</text:p>
          </table:table-cell>
          <table:table-cell office:value-type="boolean" office:boolean-value="true" table:formula="of:=SUM([.Q88];[.X88];[.AE88];[.AL88];[.AS88];[.AZ88];[.BG88])=1" table:style-name="ce29">
            <text:p>TRUE</text:p>
          </table:table-cell>
          <table:table-cell office:value-type="boolean" office:boolean-value="true" table:formula="of:=SUM([.R88];[.Y88];[.AF88];[.AM88];[.AT88];[.BA88];[.BH88])=1" table:style-name="ce29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S87:.BY87];TRANSPOSE([.L87:.R87]))" table:number-matrix-columns-spanned="1" table:number-matrix-rows-spanned="1" table:style-name="ce3">
            <text:p>0</text:p>
          </table:table-cell>
          <table:table-cell office:value-type="float" office:value="5.0010563674178776E-3" table:formula="of:=MMULT([.BS87:.BY87];TRANSPOSE([.S87:.Y87]))" table:number-matrix-columns-spanned="1" table:number-matrix-rows-spanned="1" table:style-name="ce3">
            <text:p>0.005001056</text:p>
          </table:table-cell>
          <table:table-cell office:value-type="float" office:value="0" table:formula="of:=MMULT([.BS87:.BY87];TRANSPOSE([.Z87:.AF87]))" table:number-matrix-columns-spanned="1" table:number-matrix-rows-spanned="1" table:style-name="ce3">
            <text:p>0</text:p>
          </table:table-cell>
          <table:table-cell office:value-type="float" office:value="1.2636180368791099E-2" table:formula="of:=MMULT([.BS87:.BY87];TRANSPOSE([.AG87:.AM87]))" table:number-matrix-columns-spanned="1" table:number-matrix-rows-spanned="1" table:style-name="ce3">
            <text:p>0.01263618</text:p>
          </table:table-cell>
          <table:table-cell office:value-type="float" office:value="1.7603897969278758E-2" table:formula="of:=MMULT([.BS87:.BY87];TRANSPOSE([.AN87:.AT87]))" table:number-matrix-columns-spanned="1" table:number-matrix-rows-spanned="1" table:style-name="ce3">
            <text:p>0.017603898</text:p>
          </table:table-cell>
          <table:table-cell office:value-type="float" office:value="3.7481261903892726E-3" table:formula="of:=MMULT([.BS87:.BY87];TRANSPOSE([.AU87:.BA87]))" table:number-matrix-columns-spanned="1" table:number-matrix-rows-spanned="1" table:style-name="ce3">
            <text:p>0.003748126</text:p>
          </table:table-cell>
          <table:table-cell office:value-type="float" office:value="0.96101073910412338" table:formula="of:=MMULT([.BS87:.BY87];TRANSPOSE([.BB87:.BH87]))" table:number-matrix-columns-spanned="1" table:number-matrix-rows-spanned="1" table:style-name="ce3">
            <text:p>0.961010739</text:p>
          </table:table-cell>
          <table:table-cell table:style-name="ce1"/>
          <table:table-cell office:value-type="boolean" office:boolean-value="true" table:formula="of:=SUM([.BS88:.BY88])=1" table:style-name="ce29">
            <text:p>TRUE</text:p>
          </table:table-cell>
          <table:table-cell table:style-name="ce1"/>
          <table:table-cell office:value-type="float" office:value="0" table:formula="of:=[.BS88] * $$u.mci" table:style-name="ce22">
            <text:p>0.00</text:p>
          </table:table-cell>
          <table:table-cell office:value-type="float" office:value="3.6507711482150506E-3" table:formula="of:=[.BT88] * $$u.mci" table:style-name="ce22">
            <text:p>0.00</text:p>
          </table:table-cell>
          <table:table-cell office:value-type="float" office:value="0" table:formula="of:=[.BU88] * $$u.mil" table:style-name="ce22">
            <text:p>0.00</text:p>
          </table:table-cell>
          <table:table-cell office:value-type="float" office:value="8.7189644544658582E-3" table:formula="of:=[.BV88] * $$u.mil" table:style-name="ce22">
            <text:p>0.01</text:p>
          </table:table-cell>
          <table:table-cell office:value-type="float" office:value="9.3300659237177432E-3" table:formula="of:=[.BW88] * $$u.mod" table:style-name="ce22">
            <text:p>0.01</text:p>
          </table:table-cell>
          <table:table-cell office:value-type="float" office:value="1.4242879523479236E-3" table:formula="of:=[.BX88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8:.CC89])" table:style-name="ce31">
            <text:p>0.00</text:p>
          </table:table-cell>
          <table:table-cell office:value-type="float" office:value="3.08981834665316E-3" table:formula="of:=AVERAGE([.CD88:.CD89])" table:style-name="ce31">
            <text:p>0.00</text:p>
          </table:table-cell>
          <table:table-cell office:value-type="float" office:value="0" table:formula="of:=AVERAGE([.CE88:.CE89])" table:style-name="ce31">
            <text:p>0.00</text:p>
          </table:table-cell>
          <table:table-cell office:value-type="float" office:value="7.1776837666135389E-3" table:formula="of:=AVERAGE([.CF88:.CF89])" table:style-name="ce31">
            <text:p>0.01</text:p>
          </table:table-cell>
          <table:table-cell office:value-type="float" office:value="7.4961621653305416E-3" table:formula="of:=AVERAGE([.CG88:.CG89])" table:style-name="ce31">
            <text:p>0.01</text:p>
          </table:table-cell>
          <table:table-cell office:value-type="float" office:value="1.1121361338850006E-3" table:formula="of:=AVERAGE([.CH88:.CH89])" table:style-name="ce31">
            <text:p>0.00</text:p>
          </table:table-cell>
          <table:table-cell office:value-type="float" office:value="0" table:formula="of:=AVERAGE([.CI88:.CI89])" table:style-name="ce31">
            <text:p>0.00</text:p>
          </table:table-cell>
          <table:table-cell table:style-name="ce1"/>
          <table:table-cell office:value-type="float" office:value="0" table:formula="of:=[.CK88]/((1+$$discount_COST)^([.$B88]-1))" table:style-name="ce22">
            <text:p>0.00</text:p>
          </table:table-cell>
          <table:table-cell office:value-type="float" office:value="1.5528372901189476E-3" table:formula="of:=[.CL88]/((1+$$discount_COST)^([.$B88]-1))" table:style-name="ce22">
            <text:p>0.00</text:p>
          </table:table-cell>
          <table:table-cell office:value-type="float" office:value="0" table:formula="of:=[.CM88]/((1+$$discount_COST)^([.$B88]-1))" table:style-name="ce22">
            <text:p>0.00</text:p>
          </table:table-cell>
          <table:table-cell office:value-type="float" office:value="3.6072589903389783E-3" table:formula="of:=[.CN88]/((1+$$discount_COST)^([.$B88]-1))" table:style-name="ce22">
            <text:p>0.00</text:p>
          </table:table-cell>
          <table:table-cell office:value-type="float" office:value="3.767315368462571E-3" table:formula="of:=[.CO88]/((1+$$discount_COST)^([.$B88]-1))" table:style-name="ce22">
            <text:p>0.00</text:p>
          </table:table-cell>
          <table:table-cell office:value-type="float" office:value="5.5892167973433423E-4" table:formula="of:=[.CP88]/((1+$$discount_COST)^([.$B88]-1))" table:style-name="ce22">
            <text:p>0.00</text:p>
          </table:table-cell>
          <table:table-cell office:value-type="float" office:value="0" table:formula="of:=[.CQ88]/((1+$$discount_COST)^([.$B88]-1))" table:style-name="ce22">
            <text:p>0.00</text:p>
          </table:table-cell>
          <table:table-cell table:style-name="ce1"/>
          <table:table-cell office:value-type="float" office:value="9.4863333286548304E-3" table:formula="of:=SUM([.CS88:.CY88])" table:style-name="ce31">
            <text:p>0.01</text:p>
          </table:table-cell>
          <table:table-cell table:style-name="ce1"/>
          <table:table-cell office:value-type="float" office:value="0" table:formula="of:=[.BS88] * ($$c.mci + $$c.Tx)" table:style-name="ce24">
            <text:p><text:s/>-<text:s/></text:p>
          </table:table-cell>
          <table:table-cell office:value-type="float" office:value="88.578710379705456" table:formula="of:=[.BT88]*$$c.mci" table:style-name="ce24">
            <text:p><text:s/>89<text:s/></text:p>
          </table:table-cell>
          <table:table-cell office:value-type="float" office:value="0" table:formula="of:=[.BU88] * ($$c.mil + $$c.Tx)" table:style-name="ce24">
            <text:p><text:s/>-<text:s/></text:p>
          </table:table-cell>
          <table:table-cell office:value-type="float" office:value="333.34890785305799" table:formula="of:=[.BV88]*$$c.mil" table:style-name="ce24">
            <text:p><text:s/>333<text:s/></text:p>
          </table:table-cell>
          <table:table-cell office:value-type="float" office:value="739.99534256884556" table:formula="of:=[.BW88]*$$c.mod" table:style-name="ce24">
            <text:p><text:s/>740<text:s/></text:p>
          </table:table-cell>
          <table:table-cell office:value-type="float" office:value="239.76401920555423" table:formula="of:=[.BX88]*$$c.sev" table:style-name="ce24">
            <text:p><text:s/>24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8:.DC89])" table:style-name="ce33">
            <text:p><text:s/>-<text:s/></text:p>
          </table:table-cell>
          <table:table-cell office:value-type="float" office:value="74.968304871124346" table:formula="of:=AVERAGE([.DD88:.DD89])" table:style-name="ce33">
            <text:p><text:s/>75<text:s/></text:p>
          </table:table-cell>
          <table:table-cell office:value-type="float" office:value="0" table:formula="of:=AVERAGE([.DE88:.DE89])" table:style-name="ce33">
            <text:p><text:s/>-<text:s/></text:p>
          </table:table-cell>
          <table:table-cell office:value-type="float" office:value="274.42169961935315" table:formula="of:=AVERAGE([.DF88:.DF89])" table:style-name="ce33">
            <text:p><text:s/>274<text:s/></text:p>
          </table:table-cell>
          <table:table-cell office:value-type="float" office:value="594.54296838183916" table:formula="of:=AVERAGE([.DG88:.DG89])" table:style-name="ce33">
            <text:p><text:s/>595<text:s/></text:p>
          </table:table-cell>
          <table:table-cell office:value-type="float" office:value="187.21651680365903" table:formula="of:=AVERAGE([.DH88:.DH89])" table:style-name="ce33">
            <text:p><text:s/>187<text:s/></text:p>
          </table:table-cell>
          <table:table-cell office:value-type="float" office:value="0" table:formula="of:=AVERAGE([.DI88:.DI89])" table:style-name="ce33">
            <text:p><text:s/>-<text:s/></text:p>
          </table:table-cell>
          <table:table-cell office:value-type="float" office:value="0" table:formula="of:=[.DJ88]" table:style-name="ce33">
            <text:p><text:s/>-<text:s/></text:p>
          </table:table-cell>
          <table:table-cell table:style-name="ce1"/>
          <table:table-cell office:value-type="float" office:value="0" table:formula="of:=[.DL88]/((1+$$discount_COST)^([.$B88]-1))" table:style-name="ce24">
            <text:p><text:s/>-<text:s/></text:p>
          </table:table-cell>
          <table:table-cell office:value-type="float" office:value="37.676512441899732" table:formula="of:=[.DM88]/((1+$$discount_COST)^([.$B88]-1))" table:style-name="ce24">
            <text:p><text:s/>38<text:s/></text:p>
          </table:table-cell>
          <table:table-cell office:value-type="float" office:value="0" table:formula="of:=[.DN88]/((1+$$discount_COST)^([.$B88]-1))" table:style-name="ce24">
            <text:p><text:s/>-<text:s/></text:p>
          </table:table-cell>
          <table:table-cell office:value-type="float" office:value="137.91498417644246" table:formula="of:=[.DO88]/((1+$$discount_COST)^([.$B88]-1))" table:style-name="ce24">
            <text:p><text:s/>138<text:s/></text:p>
          </table:table-cell>
          <table:table-cell office:value-type="float" office:value="298.79701273744979" table:formula="of:=[.DP88]/((1+$$discount_COST)^([.$B88]-1))" table:style-name="ce24">
            <text:p><text:s/>299<text:s/></text:p>
          </table:table-cell>
          <table:table-cell office:value-type="float" office:value="94.088634347647627" table:formula="of:=[.DQ88]/((1+$$discount_COST)^([.$B88]-1))" table:style-name="ce24">
            <text:p><text:s/>94<text:s/></text:p>
          </table:table-cell>
          <table:table-cell office:value-type="float" office:value="0" table:formula="of:=[.DR88]/((1+$$discount_COST)^([.$B88]-1))" table:style-name="ce24">
            <text:p><text:s/>-<text:s/></text:p>
          </table:table-cell>
          <table:table-cell office:value-type="float" office:value="0" table:formula="of:=[.DS88]/((1+$$discount_COST)^([.$B88]-1))" table:style-name="ce24">
            <text:p><text:s/>-<text:s/></text:p>
          </table:table-cell>
          <table:table-cell table:style-name="ce1"/>
          <table:table-cell office:value-type="float" office:value="568.47714370343965" table:formula="of:=SUM([.DU88:.EB88])" table:style-name="ce33">
            <text:p><text:s/>568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88]+1" table:style-name="ce1">
            <text:p>91</text:p>
          </table:table-cell>
          <table:table-cell office:value-type="float" office:value="1" table:formula="of:=IF([.B89]&lt;$$tx_duration;$$p.discontinuation_x;1)" table:style-name="ce1">
            <text:p>1</text:p>
          </table:table-cell>
          <table:table-cell table:style-name="ce1"/>
          <table:table-cell office:value-type="float" office:value="0.18872151431900075" table:formula="of:=1-EXP(-(-LN(1-$$p.mci_mil) * $$rr.tx_mci_mil^((1-$$tx_waning)^([.$B89]-1) )))" table:style-name="ce1">
            <text:p>0.188721514</text:p>
          </table:table-cell>
          <table:table-cell office:value-type="float" office:value="0" table:formula="of:=1-EXP(-(-LN(1-$$p.mci_mod) * $$rr.tx_mci_mod^((1-$$tx_waning)^([.$B89]-1) )))" table:style-name="ce1">
            <text:p>0</text:p>
          </table:table-cell>
          <table:table-cell office:value-type="float" office:value="0" table:formula="of:=1-EXP(-(-LN(1-$$p.mci_sev) * $$rr.tx_mci_sev^((1-$$tx_waning)^([.$B89]-1) )))" table:style-name="ce1">
            <text:p>0</text:p>
          </table:table-cell>
          <table:table-cell office:value-type="float" office:value="0.26974816799086943" table:formula="of:=1-EXP(-(-LN(1-$$p.mil_mod) * $$rr.tx_mil_mod^((1-$$tx_waning)^([.$B89]-1) )))" table:style-name="ce1">
            <text:p>0.269748168</text:p>
          </table:table-cell>
          <table:table-cell table:number-columns-repeated="2" table:style-name="ce1"/>
          <table:table-cell office:value-type="float" office:value="0" table:formula="of:=(1-[.F89]-[.G89]-[.H89]) * (1-[.D89]) * (1-[.BB8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89]) * (1-[.BD8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9581817314463323" table:formula="of:=(1-[.F89]-[.G89]-[.H89]) * [.D89] * (1-[.BB89])" table:style-name="ce40">
            <text:p>0.695818173</text:p>
          </table:table-cell>
          <table:table-cell office:value-type="float" office:value="0.68099874362264046" table:formula="of:=(1 - $$p.mci_mil - $$p.mci_mod - $$p.mci_sev) * (1-[.BC89])" table:style-name="ce44">
            <text:p>0.680998744</text:p>
          </table:table-cell>
          <table:table-cell office:value-type="float" office:value="0" table:formula="of:=$$p.mil_mci * [.D89] * (1-[.BD89])" table:style-name="ce42">
            <text:p>0</text:p>
          </table:table-cell>
          <table:table-cell office:value-type="float" office:value="0" table:formula="of:=$$p.mil_mci * (1-[.BE89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89] * (1-[.D89]) * (1-[.BB89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89] - $$p.mil_sev) * (1-[.D89]) * (1-[.BD89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6186286416347817" table:formula="of:=[.F89] * [.D89] * (1-[.BB89])" table:style-name="ce40">
            <text:p>0.161862864</text:p>
          </table:table-cell>
          <table:table-cell office:value-type="float" office:value="0.17668229368547095" table:formula="of:=$$p.mci_mil * (1-[.BC89])" table:style-name="ce44">
            <text:p>0.176682294</text:p>
          </table:table-cell>
          <table:table-cell office:value-type="float" office:value="0.50459407261985711" table:formula="of:=(1 - $$p.mil_mci - [.I89] - $$p.mil_sev) * [.D89] * (1-[.BD89])" table:style-name="ce44">
            <text:p>0.504594073</text:p>
          </table:table-cell>
          <table:table-cell office:value-type="float" office:value="0.48850534154730635" table:formula="of:=(1 - $$p.mil_mci - $$p.mil_mod - $$p.mil_sev) * (1-[.BE89])" table:style-name="ce44">
            <text:p>0.488505342</text:p>
          </table:table-cell>
          <table:table-cell office:value-type="float" office:value="4.4256879545059365E-2" table:formula="of:=$$p.mod_mil * (1-[.BF89])" table:style-name="ce44">
            <text:p>0.04425688</text:p>
          </table:table-cell>
          <table:table-cell office:value-type="float" office:value="0" table:formula="of:=$$p.sev_mil * (1-[.BG89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89] * (1-[.BB89])" table:style-name="ce40">
            <text:p>0</text:p>
          </table:table-cell>
          <table:table-cell office:value-type="float" office:value="0" table:formula="of:=$$p.mci_mod * (1-[.BC89])" table:style-name="ce42">
            <text:p>0</text:p>
          </table:table-cell>
          <table:table-cell office:value-type="float" office:value="0.18664790500869663" table:formula="of:=[.I89] * (1-[.BD89])" table:style-name="ce44">
            <text:p>0.186647905</text:p>
          </table:table-cell>
          <table:table-cell office:value-type="float" office:value="0.20273663608124748" table:formula="of:=$$p.mil_mod * (1-[.BE89])" table:style-name="ce44">
            <text:p>0.202736636</text:p>
          </table:table-cell>
          <table:table-cell office:value-type="float" office:value="0.40899461096813489" table:formula="of:=(1-$$p.mod_mil-$$p.mod_sev) * (1-[.BF89])" table:style-name="ce44">
            <text:p>0.408994611</text:p>
          </table:table-cell>
          <table:table-cell office:value-type="float" office:value="5.9493332807076124E-2" table:formula="of:=$$p.sev_mod * (1-[.BG89])" table:style-name="ce44">
            <text:p>0.05949333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89] * (1-[.BB89])" table:style-name="ce45">
            <text:p>0</text:p>
          </table:table-cell>
          <table:table-cell office:value-type="float" office:value="0" table:formula="of:=$$p.mci_sev * (1-[.BC89])" table:style-name="ce42">
            <text:p>0</text:p>
          </table:table-cell>
          <table:table-cell office:value-type="float" office:value="6.9193391154009388E-4" table:formula="of:=$$p.mil_sev * (1-[.BD89])" table:style-name="ce44">
            <text:p>0.000691934</text:p>
          </table:table-cell>
          <table:table-cell office:value-type="float" office:value="6.9193391154009388E-4" table:formula="of:=$$p.mil_sev * (1-[.BE89])" table:style-name="ce44">
            <text:p>0.000691934</text:p>
          </table:table-cell>
          <table:table-cell office:value-type="float" office:value="5.5448274372545646E-2" table:formula="of:=$$p.mod_sev * (1-[.BF89])" table:style-name="ce44">
            <text:p>0.055448274</text:p>
          </table:table-cell>
          <table:table-cell office:value-type="float" office:value="0.24404407947392451" table:formula="of:=(1-$$p.sev_mil-$$p.sev_mod) * (1-[.BG89])" table:style-name="ce44">
            <text:p>0.244044079</text:p>
          </table:table-cell>
          <table:table-cell office:value-type="float" office:value="0" table:style-name="ce43">
            <text:p>0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40">
            <text:p>0.142318963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44">
            <text:p>0.142318963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44">
            <text:p>0.308066088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44">
            <text:p>0.308066088</text:p>
          </table:table-cell>
          <table:table-cell office:value-type="float" office:value="0.49130023511426013" table:formula="of:=1-EXP(-INDEX($$m.r.mortality_f; [.C89]) * $$hr.mort_mod * $$hr.mort_verymilddem)" table:number-matrix-columns-spanned="1" table:number-matrix-rows-spanned="1" table:style-name="ce44">
            <text:p>0.491300235</text:p>
          </table:table-cell>
          <table:table-cell office:value-type="float" office:value="0.69646258771899938" table:formula="of:=1-EXP(-INDEX($$m.r.mortality_f; [.C89]) * $$hr.mort_sev * $$hr.mort_verymilddem)" table:number-matrix-columns-spanned="1" table:number-matrix-rows-spanned="1" table:style-name="ce44">
            <text:p>0.696462588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89];[.S89];[.Z89];[.AG89];[.AN89];[.AU89];[.BB89])=1" table:style-name="ce29">
            <text:p>TRUE</text:p>
          </table:table-cell>
          <table:table-cell office:value-type="boolean" office:boolean-value="true" table:formula="of:=SUM([.M89];[.T89];[.AA89];[.AH89];[.AO89];[.AV89];[.BC89])=1" table:style-name="ce29">
            <text:p>TRUE</text:p>
          </table:table-cell>
          <table:table-cell office:value-type="boolean" office:boolean-value="true" table:formula="of:=SUM([.N89];[.U89];[.AB89];[.AI89];[.AP89];[.AW89];[.BD89])=1" table:style-name="ce29">
            <text:p>TRUE</text:p>
          </table:table-cell>
          <table:table-cell office:value-type="boolean" office:boolean-value="true" table:formula="of:=SUM([.O89];[.V89];[.AC89];[.AJ89];[.AQ89];[.AX89];[.BE89])=1" table:style-name="ce29">
            <text:p>TRUE</text:p>
          </table:table-cell>
          <table:table-cell office:value-type="boolean" office:boolean-value="true" table:formula="of:=SUM([.P89];[.W89];[.AD89];[.AK89];[.AR89];[.AY89];[.BF89])=1" table:style-name="ce29">
            <text:p>TRUE</text:p>
          </table:table-cell>
          <table:table-cell office:value-type="boolean" office:boolean-value="true" table:formula="of:=SUM([.Q89];[.X89];[.AE89];[.AL89];[.AS89];[.AZ89];[.BG89])=1" table:style-name="ce29">
            <text:p>TRUE</text:p>
          </table:table-cell>
          <table:table-cell office:value-type="boolean" office:boolean-value="true" table:formula="of:=SUM([.R89];[.Y89];[.AF89];[.AM89];[.AT89];[.BA89];[.BH89])=1" table:style-name="ce29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S88:.BY88];TRANSPOSE([.L88:.R88]))" table:number-matrix-columns-spanned="1" table:number-matrix-rows-spanned="1" table:style-name="ce3">
            <text:p>0</text:p>
          </table:table-cell>
          <table:table-cell office:value-type="float" office:value="3.4641993768373554E-3" table:formula="of:=MMULT([.BS88:.BY88];TRANSPOSE([.S88:.Y88]))" table:number-matrix-columns-spanned="1" table:number-matrix-rows-spanned="1" table:style-name="ce3">
            <text:p>0.003464199</text:p>
          </table:table-cell>
          <table:table-cell office:value-type="float" office:value="0" table:formula="of:=MMULT([.BS88:.BY88];TRANSPOSE([.Z88:.AF88]))" table:number-matrix-columns-spanned="1" table:number-matrix-rows-spanned="1" table:style-name="ce3">
            <text:p>0</text:p>
          </table:table-cell>
          <table:table-cell office:value-type="float" office:value="8.1687001141466965E-3" table:formula="of:=MMULT([.BS88:.BY88];TRANSPOSE([.AG88:.AM88]))" table:number-matrix-columns-spanned="1" table:number-matrix-rows-spanned="1" table:style-name="ce3">
            <text:p>0.0081687</text:p>
          </table:table-cell>
          <table:table-cell office:value-type="float" office:value="1.0683506428194982E-2" table:formula="of:=MMULT([.BS88:.BY88];TRANSPOSE([.AN88:.AT88]))" table:number-matrix-columns-spanned="1" table:number-matrix-rows-spanned="1" table:style-name="ce3">
            <text:p>0.010683506</text:p>
          </table:table-cell>
          <table:table-cell office:value-type="float" office:value="2.1052218826896783E-3" table:formula="of:=MMULT([.BS88:.BY88];TRANSPOSE([.AU88:.BA88]))" table:number-matrix-columns-spanned="1" table:number-matrix-rows-spanned="1" table:style-name="ce3">
            <text:p>0.002105222</text:p>
          </table:table-cell>
          <table:table-cell office:value-type="float" office:value="0.9755783721981317" table:formula="of:=MMULT([.BS88:.BY88];TRANSPOSE([.BB88:.BH88]))" table:number-matrix-columns-spanned="1" table:number-matrix-rows-spanned="1" table:style-name="ce3">
            <text:p>0.975578372</text:p>
          </table:table-cell>
          <table:table-cell table:style-name="ce1"/>
          <table:table-cell office:value-type="boolean" office:boolean-value="true" table:formula="of:=SUM([.BS89:.BY89])=1" table:style-name="ce29">
            <text:p>TRUE</text:p>
          </table:table-cell>
          <table:table-cell table:style-name="ce1"/>
          <table:table-cell office:value-type="float" office:value="0" table:formula="of:=[.BS89] * $$u.mci" table:style-name="ce22">
            <text:p>0.00</text:p>
          </table:table-cell>
          <table:table-cell office:value-type="float" office:value="2.5288655450912694E-3" table:formula="of:=[.BT89] * $$u.mci" table:style-name="ce22">
            <text:p>0.00</text:p>
          </table:table-cell>
          <table:table-cell office:value-type="float" office:value="0" table:formula="of:=[.BU89] * $$u.mil" table:style-name="ce22">
            <text:p>0.00</text:p>
          </table:table-cell>
          <table:table-cell office:value-type="float" office:value="5.6364030787612205E-3" table:formula="of:=[.BV89] * $$u.mil" table:style-name="ce22">
            <text:p>0.01</text:p>
          </table:table-cell>
          <table:table-cell office:value-type="float" office:value="5.6622584069433409E-3" table:formula="of:=[.BW89] * $$u.mod" table:style-name="ce22">
            <text:p>0.01</text:p>
          </table:table-cell>
          <table:table-cell office:value-type="float" office:value="7.9998431542207778E-4" table:formula="of:=[.BX89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89:.CC90])" table:style-name="ce31">
            <text:p>0.00</text:p>
          </table:table-cell>
          <table:table-cell office:value-type="float" office:value="2.1255099020445036E-3" table:formula="of:=AVERAGE([.CD89:.CD90])" table:style-name="ce31">
            <text:p>0.00</text:p>
          </table:table-cell>
          <table:table-cell office:value-type="float" office:value="0" table:formula="of:=AVERAGE([.CE89:.CE90])" table:style-name="ce31">
            <text:p>0.00</text:p>
          </table:table-cell>
          <table:table-cell office:value-type="float" office:value="4.5691921102591192E-3" table:formula="of:=AVERAGE([.CF89:.CF90])" table:style-name="ce31">
            <text:p>0.00</text:p>
          </table:table-cell>
          <table:table-cell office:value-type="float" office:value="4.461101274471615E-3" table:formula="of:=AVERAGE([.CG89:.CG90])" table:style-name="ce31">
            <text:p>0.00</text:p>
          </table:table-cell>
          <table:table-cell office:value-type="float" office:value="6.1123437293600033E-4" table:formula="of:=AVERAGE([.CH89:.CH90])" table:style-name="ce31">
            <text:p>0.00</text:p>
          </table:table-cell>
          <table:table-cell office:value-type="float" office:value="0" table:formula="of:=AVERAGE([.CI89:.CI90])" table:style-name="ce31">
            <text:p>0.00</text:p>
          </table:table-cell>
          <table:table-cell table:style-name="ce1"/>
          <table:table-cell office:value-type="float" office:value="0" table:formula="of:=[.CK89]/((1+$$discount_COST)^([.$B89]-1))" table:style-name="ce22">
            <text:p>0.00</text:p>
          </table:table-cell>
          <table:table-cell office:value-type="float" office:value="1.0320857621152364E-3" table:formula="of:=[.CL89]/((1+$$discount_COST)^([.$B89]-1))" table:style-name="ce22">
            <text:p>0.00</text:p>
          </table:table-cell>
          <table:table-cell office:value-type="float" office:value="0" table:formula="of:=[.CM89]/((1+$$discount_COST)^([.$B89]-1))" table:style-name="ce22">
            <text:p>0.00</text:p>
          </table:table-cell>
          <table:table-cell office:value-type="float" office:value="2.2186667381938032E-3" table:formula="of:=[.CN89]/((1+$$discount_COST)^([.$B89]-1))" table:style-name="ce22">
            <text:p>0.00</text:p>
          </table:table-cell>
          <table:table-cell office:value-type="float" office:value="2.1661809734725419E-3" table:formula="of:=[.CO89]/((1+$$discount_COST)^([.$B89]-1))" table:style-name="ce22">
            <text:p>0.00</text:p>
          </table:table-cell>
          <table:table-cell office:value-type="float" office:value="2.9679762630881033E-4" table:formula="of:=[.CP89]/((1+$$discount_COST)^([.$B89]-1))" table:style-name="ce22">
            <text:p>0.00</text:p>
          </table:table-cell>
          <table:table-cell office:value-type="float" office:value="0" table:formula="of:=[.CQ89]/((1+$$discount_COST)^([.$B89]-1))" table:style-name="ce22">
            <text:p>0.00</text:p>
          </table:table-cell>
          <table:table-cell table:style-name="ce1"/>
          <table:table-cell office:value-type="float" office:value="5.7137311000903922E-3" table:formula="of:=SUM([.CS89:.CY89])" table:style-name="ce31">
            <text:p>0.01</text:p>
          </table:table-cell>
          <table:table-cell table:style-name="ce1"/>
          <table:table-cell office:value-type="float" office:value="0" table:formula="of:=[.BS89] * ($$c.mci + $$c.Tx)" table:style-name="ce24">
            <text:p><text:s/>-<text:s/></text:p>
          </table:table-cell>
          <table:table-cell office:value-type="float" office:value="61.357899362543236" table:formula="of:=[.BT89]*$$c.mci" table:style-name="ce24">
            <text:p><text:s/>61<text:s/></text:p>
          </table:table-cell>
          <table:table-cell office:value-type="float" office:value="0" table:formula="of:=[.BU89] * ($$c.mil + $$c.Tx)" table:style-name="ce24">
            <text:p><text:s/>-<text:s/></text:p>
          </table:table-cell>
          <table:table-cell office:value-type="float" office:value="215.49449138564827" table:formula="of:=[.BV89]*$$c.mil" table:style-name="ce24">
            <text:p><text:s/>215<text:s/></text:p>
          </table:table-cell>
          <table:table-cell office:value-type="float" office:value="449.09059419483282" table:formula="of:=[.BW89]*$$c.mod" table:style-name="ce24">
            <text:p><text:s/>449<text:s/></text:p>
          </table:table-cell>
          <table:table-cell office:value-type="float" office:value="134.6690144017638" table:formula="of:=[.BX89]*$$c.sev" table:style-name="ce24">
            <text:p><text:s/>13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89:.DC90])" table:style-name="ce33">
            <text:p><text:s/>-<text:s/></text:p>
          </table:table-cell>
          <table:table-cell office:value-type="float" office:value="51.571275869879798" table:formula="of:=AVERAGE([.DD89:.DD90])" table:style-name="ce33">
            <text:p><text:s/>52<text:s/></text:p>
          </table:table-cell>
          <table:table-cell office:value-type="float" office:value="0" table:formula="of:=AVERAGE([.DE89:.DE90])" table:style-name="ce33">
            <text:p><text:s/>-<text:s/></text:p>
          </table:table-cell>
          <table:table-cell office:value-type="float" office:value="174.6922134710087" table:formula="of:=AVERAGE([.DF89:.DF90])" table:style-name="ce33">
            <text:p><text:s/>175<text:s/></text:p>
          </table:table-cell>
          <table:table-cell office:value-type="float" office:value="353.82324121044496" table:formula="of:=AVERAGE([.DG89:.DG90])" table:style-name="ce33">
            <text:p><text:s/>354<text:s/></text:p>
          </table:table-cell>
          <table:table-cell office:value-type="float" office:value="102.89493054415902" table:formula="of:=AVERAGE([.DH89:.DH90])" table:style-name="ce33">
            <text:p><text:s/>103<text:s/></text:p>
          </table:table-cell>
          <table:table-cell office:value-type="float" office:value="0" table:formula="of:=AVERAGE([.DI89:.DI90])" table:style-name="ce33">
            <text:p><text:s/>-<text:s/></text:p>
          </table:table-cell>
          <table:table-cell office:value-type="float" office:value="0" table:formula="of:=[.DJ89]" table:style-name="ce33">
            <text:p><text:s/>-<text:s/></text:p>
          </table:table-cell>
          <table:table-cell table:style-name="ce1"/>
          <table:table-cell office:value-type="float" office:value="0" table:formula="of:=[.DL89]/((1+$$discount_COST)^([.$B89]-1))" table:style-name="ce24">
            <text:p><text:s/>-<text:s/></text:p>
          </table:table-cell>
          <table:table-cell office:value-type="float" office:value="25.041510984363111" table:formula="of:=[.DM89]/((1+$$discount_COST)^([.$B89]-1))" table:style-name="ce24">
            <text:p><text:s/>25<text:s/></text:p>
          </table:table-cell>
          <table:table-cell office:value-type="float" office:value="0" table:formula="of:=[.DN89]/((1+$$discount_COST)^([.$B89]-1))" table:style-name="ce24">
            <text:p><text:s/>-<text:s/></text:p>
          </table:table-cell>
          <table:table-cell office:value-type="float" office:value="84.825455812931125" table:formula="of:=[.DO89]/((1+$$discount_COST)^([.$B89]-1))" table:style-name="ce24">
            <text:p><text:s/>85<text:s/></text:p>
          </table:table-cell>
          <table:table-cell office:value-type="float" office:value="171.80627067768853" table:formula="of:=[.DP89]/((1+$$discount_COST)^([.$B89]-1))" table:style-name="ce24">
            <text:p><text:s/>172<text:s/></text:p>
          </table:table-cell>
          <table:table-cell office:value-type="float" office:value="49.962784321217981" table:formula="of:=[.DQ89]/((1+$$discount_COST)^([.$B89]-1))" table:style-name="ce24">
            <text:p><text:s/>50<text:s/></text:p>
          </table:table-cell>
          <table:table-cell office:value-type="float" office:value="0" table:formula="of:=[.DR89]/((1+$$discount_COST)^([.$B89]-1))" table:style-name="ce24">
            <text:p><text:s/>-<text:s/></text:p>
          </table:table-cell>
          <table:table-cell office:value-type="float" office:value="0" table:formula="of:=[.DS89]/((1+$$discount_COST)^([.$B89]-1))" table:style-name="ce24">
            <text:p><text:s/>-<text:s/></text:p>
          </table:table-cell>
          <table:table-cell table:style-name="ce1"/>
          <table:table-cell office:value-type="float" office:value="331.63602179620079" table:formula="of:=SUM([.DU89:.EB89])" table:style-name="ce33">
            <text:p><text:s/>33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89]+1" table:style-name="ce1">
            <text:p>92</text:p>
          </table:table-cell>
          <table:table-cell office:value-type="float" office:value="1" table:formula="of:=IF([.B90]&lt;$$tx_duration;$$p.discontinuation_x;1)" table:style-name="ce1">
            <text:p>1</text:p>
          </table:table-cell>
          <table:table-cell table:style-name="ce1"/>
          <table:table-cell office:value-type="float" office:value="0.18955430304926435" table:formula="of:=1-EXP(-(-LN(1-$$p.mci_mil) * $$rr.tx_mci_mil^((1-$$tx_waning)^([.$B90]-1) )))" table:style-name="ce1">
            <text:p>0.189554303</text:p>
          </table:table-cell>
          <table:table-cell office:value-type="float" office:value="0" table:formula="of:=1-EXP(-(-LN(1-$$p.mci_mod) * $$rr.tx_mci_mod^((1-$$tx_waning)^([.$B90]-1) )))" table:style-name="ce1">
            <text:p>0</text:p>
          </table:table-cell>
          <table:table-cell office:value-type="float" office:value="0" table:formula="of:=1-EXP(-(-LN(1-$$p.mci_sev) * $$rr.tx_mci_sev^((1-$$tx_waning)^([.$B90]-1) )))" table:style-name="ce1">
            <text:p>0</text:p>
          </table:table-cell>
          <table:table-cell office:value-type="float" office:value="0.27087462725522171" table:formula="of:=1-EXP(-(-LN(1-$$p.mil_mod) * $$rr.tx_mil_mod^((1-$$tx_waning)^([.$B90]-1) )))" table:style-name="ce1">
            <text:p>0.270874627</text:p>
          </table:table-cell>
          <table:table-cell table:number-columns-repeated="2" table:style-name="ce1"/>
          <table:table-cell office:value-type="float" office:value="0" table:formula="of:=(1-[.F90]-[.G90]-[.H90]) * (1-[.D90]) * (1-[.BB9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0]) * (1-[.BD9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8219267969404651" table:formula="of:=(1-[.F90]-[.G90]-[.H90]) * [.D90] * (1-[.BB90])" table:style-name="ce40">
            <text:p>0.68219268</text:p>
          </table:table-cell>
          <table:table-cell office:value-type="float" office:value="0.66834951399587572" table:formula="of:=(1 - $$p.mci_mil - $$p.mci_mod - $$p.mci_sev) * (1-[.BC90])" table:style-name="ce44">
            <text:p>0.668349514</text:p>
          </table:table-cell>
          <table:table-cell office:value-type="float" office:value="0" table:formula="of:=$$p.mil_mci * [.D90] * (1-[.BD90])" table:style-name="ce42">
            <text:p>0</text:p>
          </table:table-cell>
          <table:table-cell office:value-type="float" office:value="0" table:formula="of:=$$p.mil_mci * (1-[.BE90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0] * (1-[.D90]) * (1-[.BB90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0] - $$p.mil_sev) * (1-[.D90]) * (1-[.BD90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955733793300098" table:formula="of:=[.F90] * [.D90] * (1-[.BB90])" table:style-name="ce40">
            <text:p>0.159557338</text:p>
          </table:table-cell>
          <table:table-cell office:value-type="float" office:value="0.17340050363117177" table:formula="of:=$$p.mci_mil * (1-[.BC90])" table:style-name="ce44">
            <text:p>0.173400504</text:p>
          </table:table-cell>
          <table:table-cell office:value-type="float" office:value="0.4816576472189425" table:formula="of:=(1 - $$p.mil_mci - [.I90] - $$p.mil_sev) * [.D90] * (1-[.BD90])" table:style-name="ce44">
            <text:p>0.481657647</text:p>
          </table:table-cell>
          <table:table-cell office:value-type="float" office:value="0.46702163070447966" table:formula="of:=(1 - $$p.mil_mci - $$p.mil_mod - $$p.mil_sev) * (1-[.BE90])" table:style-name="ce44">
            <text:p>0.467021631</text:p>
          </table:table-cell>
          <table:table-cell office:value-type="float" office:value="4.0750413072280854E-2" table:formula="of:=$$p.mod_mil * (1-[.BF90])" table:style-name="ce44">
            <text:p>0.040750413</text:p>
          </table:table-cell>
          <table:table-cell office:value-type="float" office:value="0" table:formula="of:=$$p.sev_mil * (1-[.BG90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0] * (1-[.BB90])" table:style-name="ce40">
            <text:p>0</text:p>
          </table:table-cell>
          <table:table-cell office:value-type="float" office:value="0" table:formula="of:=$$p.mci_mod * (1-[.BC90])" table:style-name="ce42">
            <text:p>0</text:p>
          </table:table-cell>
          <table:table-cell office:value-type="float" office:value="0.17918457526515824" table:formula="of:=[.I90] * (1-[.BD90])" table:style-name="ce44">
            <text:p>0.179184575</text:p>
          </table:table-cell>
          <table:table-cell office:value-type="float" office:value="0.19382059177962113" table:formula="of:=$$p.mil_mod * (1-[.BE90])" table:style-name="ce44">
            <text:p>0.193820592</text:p>
          </table:table-cell>
          <table:table-cell office:value-type="float" office:value="0.3765900242541817" table:formula="of:=(1-$$p.mod_mil-$$p.mod_sev) * (1-[.BF90])" table:style-name="ce44">
            <text:p>0.376590024</text:p>
          </table:table-cell>
          <table:table-cell office:value-type="float" office:value="5.1431925090536249E-2" table:formula="of:=$$p.sev_mod * (1-[.BG90])" table:style-name="ce44">
            <text:p>0.05143192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0] * (1-[.BB90])" table:style-name="ce45">
            <text:p>0</text:p>
          </table:table-cell>
          <table:table-cell office:value-type="float" office:value="0" table:formula="of:=$$p.mci_sev * (1-[.BC90])" table:style-name="ce42">
            <text:p>0</text:p>
          </table:table-cell>
          <table:table-cell office:value-type="float" office:value="6.615037262103111E-4" table:formula="of:=$$p.mil_sev * (1-[.BD90])" table:style-name="ce44">
            <text:p>0.000661504</text:p>
          </table:table-cell>
          <table:table-cell office:value-type="float" office:value="6.615037262103111E-4" table:formula="of:=$$p.mil_sev * (1-[.BE90])" table:style-name="ce44">
            <text:p>0.000661504</text:p>
          </table:table-cell>
          <table:table-cell office:value-type="float" office:value="5.1055115228489809E-2" table:formula="of:=$$p.mod_sev * (1-[.BF90])" table:style-name="ce44">
            <text:p>0.051055115</text:p>
          </table:table-cell>
          <table:table-cell office:value-type="float" office:value="0.21097585598362828" table:formula="of:=(1-$$p.sev_mil-$$p.sev_mod) * (1-[.BG90])" table:style-name="ce44">
            <text:p>0.210975856</text:p>
          </table:table-cell>
          <table:table-cell office:value-type="float" office:value="0" table:style-name="ce43">
            <text:p>0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40">
            <text:p>0.158249982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44">
            <text:p>0.158249982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44">
            <text:p>0.338496274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44">
            <text:p>0.338496274</text:p>
          </table:table-cell>
          <table:table-cell office:value-type="float" office:value="0.53160444744504765" table:formula="of:=1-EXP(-INDEX($$m.r.mortality_f; [.C90]) * $$hr.mort_mod * $$hr.mort_verymilddem)" table:number-matrix-columns-spanned="1" table:number-matrix-rows-spanned="1" table:style-name="ce44">
            <text:p>0.531604447</text:p>
          </table:table-cell>
          <table:table-cell office:value-type="float" office:value="0.73759221892583549" table:formula="of:=1-EXP(-INDEX($$m.r.mortality_f; [.C90]) * $$hr.mort_sev * $$hr.mort_verymilddem)" table:number-matrix-columns-spanned="1" table:number-matrix-rows-spanned="1" table:style-name="ce44">
            <text:p>0.73759221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0];[.S90];[.Z90];[.AG90];[.AN90];[.AU90];[.BB90])=1" table:style-name="ce29">
            <text:p>TRUE</text:p>
          </table:table-cell>
          <table:table-cell office:value-type="boolean" office:boolean-value="true" table:formula="of:=SUM([.M90];[.T90];[.AA90];[.AH90];[.AO90];[.AV90];[.BC90])=1" table:style-name="ce29">
            <text:p>TRUE</text:p>
          </table:table-cell>
          <table:table-cell office:value-type="boolean" office:boolean-value="true" table:formula="of:=SUM([.N90];[.U90];[.AB90];[.AI90];[.AP90];[.AW90];[.BD90])=1" table:style-name="ce29">
            <text:p>TRUE</text:p>
          </table:table-cell>
          <table:table-cell office:value-type="boolean" office:boolean-value="true" table:formula="of:=SUM([.O90];[.V90];[.AC90];[.AJ90];[.AQ90];[.AX90];[.BE90])=1" table:style-name="ce29">
            <text:p>TRUE</text:p>
          </table:table-cell>
          <table:table-cell office:value-type="boolean" office:boolean-value="true" table:formula="of:=SUM([.P90];[.W90];[.AD90];[.AK90];[.AR90];[.AY90];[.BF90])=1" table:style-name="ce29">
            <text:p>TRUE</text:p>
          </table:table-cell>
          <table:table-cell office:value-type="boolean" office:boolean-value="true" table:formula="of:=SUM([.Q90];[.X90];[.AE90];[.AL90];[.AS90];[.AZ90];[.BG90])=1" table:style-name="ce29">
            <text:p>TRUE</text:p>
          </table:table-cell>
          <table:table-cell office:value-type="boolean" office:boolean-value="true" table:formula="of:=SUM([.R90];[.Y90];[.AF90];[.AM90];[.AT90];[.BA90];[.BH90])=1" table:style-name="ce29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S89:.BY89];TRANSPOSE([.L89:.R89]))" table:number-matrix-columns-spanned="1" table:number-matrix-rows-spanned="1" table:style-name="ce3">
            <text:p>0</text:p>
          </table:table-cell>
          <table:table-cell office:value-type="float" office:value="2.3591154232845729E-3" table:formula="of:=MMULT([.BS89:.BY89];TRANSPOSE([.S89:.Y89]))" table:number-matrix-columns-spanned="1" table:number-matrix-rows-spanned="1" table:style-name="ce3">
            <text:p>0.002359115</text:p>
          </table:table-cell>
          <table:table-cell office:value-type="float" office:value="0" table:formula="of:=MMULT([.BS89:.BY89];TRANSPOSE([.Z89:.AF89]))" table:number-matrix-columns-spanned="1" table:number-matrix-rows-spanned="1" table:style-name="ce3">
            <text:p>0</text:p>
          </table:table-cell>
          <table:table-cell office:value-type="float" office:value="5.0753349880536484E-3" table:formula="of:=MMULT([.BS89:.BY89];TRANSPOSE([.AG89:.AM89]))" table:number-matrix-columns-spanned="1" table:number-matrix-rows-spanned="1" table:style-name="ce3">
            <text:p>0.005075335</text:p>
          </table:table-cell>
          <table:table-cell office:value-type="float" office:value="6.1508380037733753E-3" table:formula="of:=MMULT([.BS89:.BY89];TRANSPOSE([.AN89:.AT89]))" table:number-matrix-columns-spanned="1" table:number-matrix-rows-spanned="1" table:style-name="ce3">
            <text:p>0.006150838</text:p>
          </table:table-cell>
          <table:table-cell office:value-type="float" office:value="1.1118011327629549E-3" table:formula="of:=MMULT([.BS89:.BY89];TRANSPOSE([.AU89:.BA89]))" table:number-matrix-columns-spanned="1" table:number-matrix-rows-spanned="1" table:style-name="ce3">
            <text:p>0.001111801</text:p>
          </table:table-cell>
          <table:table-cell office:value-type="float" office:value="0.98530291045212581" table:formula="of:=MMULT([.BS89:.BY89];TRANSPOSE([.BB89:.BH89]))" table:number-matrix-columns-spanned="1" table:number-matrix-rows-spanned="1" table:style-name="ce3">
            <text:p>0.98530291</text:p>
          </table:table-cell>
          <table:table-cell table:style-name="ce1"/>
          <table:table-cell office:value-type="boolean" office:boolean-value="true" table:formula="of:=SUM([.BS90:.BY90])=1" table:style-name="ce29">
            <text:p>TRUE</text:p>
          </table:table-cell>
          <table:table-cell table:style-name="ce1"/>
          <table:table-cell office:value-type="float" office:value="0" table:formula="of:=[.BS90] * $$u.mci" table:style-name="ce22">
            <text:p>0.00</text:p>
          </table:table-cell>
          <table:table-cell office:value-type="float" office:value="1.7221542589977382E-3" table:formula="of:=[.BT90] * $$u.mci" table:style-name="ce22">
            <text:p>0.00</text:p>
          </table:table-cell>
          <table:table-cell office:value-type="float" office:value="0" table:formula="of:=[.BU90] * $$u.mil" table:style-name="ce22">
            <text:p>0.00</text:p>
          </table:table-cell>
          <table:table-cell office:value-type="float" office:value="3.5019811417570171E-3" table:formula="of:=[.BV90] * $$u.mil" table:style-name="ce22">
            <text:p>0.00</text:p>
          </table:table-cell>
          <table:table-cell office:value-type="float" office:value="3.2599441419998891E-3" table:formula="of:=[.BW90] * $$u.mod" table:style-name="ce22">
            <text:p>0.00</text:p>
          </table:table-cell>
          <table:table-cell office:value-type="float" office:value="4.2248443044992287E-4" table:formula="of:=[.BX90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0:.CC91])" table:style-name="ce31">
            <text:p>0.00</text:p>
          </table:table-cell>
          <table:table-cell office:value-type="float" office:value="1.436577610512402E-3" table:formula="of:=AVERAGE([.CD90:.CD91])" table:style-name="ce31">
            <text:p>0.00</text:p>
          </table:table-cell>
          <table:table-cell office:value-type="float" office:value="0" table:formula="of:=AVERAGE([.CE90:.CE91])" table:style-name="ce31">
            <text:p>0.00</text:p>
          </table:table-cell>
          <table:table-cell office:value-type="float" office:value="2.7963447848493974E-3" table:formula="of:=AVERAGE([.CF90:.CF91])" table:style-name="ce31">
            <text:p>0.00</text:p>
          </table:table-cell>
          <table:table-cell office:value-type="float" office:value="2.5196382161631085E-3" table:formula="of:=AVERAGE([.CG90:.CG91])" table:style-name="ce31">
            <text:p>0.00</text:p>
          </table:table-cell>
          <table:table-cell office:value-type="float" office:value="3.1611315064967505E-4" table:formula="of:=AVERAGE([.CH90:.CH91])" table:style-name="ce31">
            <text:p>0.00</text:p>
          </table:table-cell>
          <table:table-cell office:value-type="float" office:value="0" table:formula="of:=AVERAGE([.CI90:.CI91])" table:style-name="ce31">
            <text:p>0.00</text:p>
          </table:table-cell>
          <table:table-cell table:style-name="ce1"/>
          <table:table-cell office:value-type="float" office:value="0" table:formula="of:=[.CK90]/((1+$$discount_COST)^([.$B90]-1))" table:style-name="ce22">
            <text:p>0.00</text:p>
          </table:table-cell>
          <table:table-cell office:value-type="float" office:value="6.7397129210194071E-4" table:formula="of:=[.CL90]/((1+$$discount_COST)^([.$B90]-1))" table:style-name="ce22">
            <text:p>0.00</text:p>
          </table:table-cell>
          <table:table-cell office:value-type="float" office:value="0" table:formula="of:=[.CM90]/((1+$$discount_COST)^([.$B90]-1))" table:style-name="ce22">
            <text:p>0.00</text:p>
          </table:table-cell>
          <table:table-cell office:value-type="float" office:value="1.3119069196235408E-3" table:formula="of:=[.CN90]/((1+$$discount_COST)^([.$B90]-1))" table:style-name="ce22">
            <text:p>0.00</text:p>
          </table:table-cell>
          <table:table-cell office:value-type="float" office:value="1.1820898583900206E-3" table:formula="of:=[.CO90]/((1+$$discount_COST)^([.$B90]-1))" table:style-name="ce22">
            <text:p>0.00</text:p>
          </table:table-cell>
          <table:table-cell office:value-type="float" office:value="1.4830468401758352E-4" table:formula="of:=[.CP90]/((1+$$discount_COST)^([.$B90]-1))" table:style-name="ce22">
            <text:p>0.00</text:p>
          </table:table-cell>
          <table:table-cell office:value-type="float" office:value="0" table:formula="of:=[.CQ90]/((1+$$discount_COST)^([.$B90]-1))" table:style-name="ce22">
            <text:p>0.00</text:p>
          </table:table-cell>
          <table:table-cell table:style-name="ce1"/>
          <table:table-cell office:value-type="float" office:value="3.3162727541330857E-3" table:formula="of:=SUM([.CS90:.CY90])" table:style-name="ce31">
            <text:p>0.00</text:p>
          </table:table-cell>
          <table:table-cell table:style-name="ce1"/>
          <table:table-cell office:value-type="float" office:value="0" table:formula="of:=[.BS90] * ($$c.mci + $$c.Tx)" table:style-name="ce24">
            <text:p><text:s/>-<text:s/></text:p>
          </table:table-cell>
          <table:table-cell office:value-type="float" office:value="41.784652377216354" table:formula="of:=[.BT90]*$$c.mci" table:style-name="ce24">
            <text:p><text:s/>42<text:s/></text:p>
          </table:table-cell>
          <table:table-cell office:value-type="float" office:value="0" table:formula="of:=[.BU90] * ($$c.mil + $$c.Tx)" table:style-name="ce24">
            <text:p><text:s/>-<text:s/></text:p>
          </table:table-cell>
          <table:table-cell office:value-type="float" office:value="133.88993555636912" table:formula="of:=[.BV90]*$$c.mil" table:style-name="ce24">
            <text:p><text:s/>134<text:s/></text:p>
          </table:table-cell>
          <table:table-cell office:value-type="float" office:value="258.55588822605716" table:formula="of:=[.BW90]*$$c.mod" table:style-name="ce24">
            <text:p><text:s/>259<text:s/></text:p>
          </table:table-cell>
          <table:table-cell office:value-type="float" office:value="71.120846686554245" table:formula="of:=[.BX90]*$$c.sev" table:style-name="ce24">
            <text:p><text:s/>7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0:.DC91])" table:style-name="ce33">
            <text:p><text:s/>-<text:s/></text:p>
          </table:table-cell>
          <table:table-cell office:value-type="float" office:value="34.855702243007755" table:formula="of:=AVERAGE([.DD90:.DD91])" table:style-name="ce33">
            <text:p><text:s/>35<text:s/></text:p>
          </table:table-cell>
          <table:table-cell office:value-type="float" office:value="0" table:formula="of:=AVERAGE([.DE90:.DE91])" table:style-name="ce33">
            <text:p><text:s/>-<text:s/></text:p>
          </table:table-cell>
          <table:table-cell office:value-type="float" office:value="106.91160456935791" table:formula="of:=AVERAGE([.DF90:.DF91])" table:style-name="ce33">
            <text:p><text:s/>107<text:s/></text:p>
          </table:table-cell>
          <table:table-cell office:value-type="float" office:value="199.8400182982009" table:formula="of:=AVERAGE([.DG90:.DG91])" table:style-name="ce33">
            <text:p><text:s/>200<text:s/></text:p>
          </table:table-cell>
          <table:table-cell office:value-type="float" office:value="53.214351352585489" table:formula="of:=AVERAGE([.DH90:.DH91])" table:style-name="ce33">
            <text:p><text:s/>53<text:s/></text:p>
          </table:table-cell>
          <table:table-cell office:value-type="float" office:value="0" table:formula="of:=AVERAGE([.DI90:.DI91])" table:style-name="ce33">
            <text:p><text:s/>-<text:s/></text:p>
          </table:table-cell>
          <table:table-cell office:value-type="float" office:value="0" table:formula="of:=[.DJ90]" table:style-name="ce33">
            <text:p><text:s/>-<text:s/></text:p>
          </table:table-cell>
          <table:table-cell table:style-name="ce1"/>
          <table:table-cell office:value-type="float" office:value="0" table:formula="of:=[.DL90]/((1+$$discount_COST)^([.$B90]-1))" table:style-name="ce24">
            <text:p><text:s/>-<text:s/></text:p>
          </table:table-cell>
          <table:table-cell office:value-type="float" office:value="16.352574692752839" table:formula="of:=[.DM90]/((1+$$discount_COST)^([.$B90]-1))" table:style-name="ce24">
            <text:p><text:s/>16<text:s/></text:p>
          </table:table-cell>
          <table:table-cell office:value-type="float" office:value="0" table:formula="of:=[.DN90]/((1+$$discount_COST)^([.$B90]-1))" table:style-name="ce24">
            <text:p><text:s/>-<text:s/></text:p>
          </table:table-cell>
          <table:table-cell office:value-type="float" office:value="50.157646718857762" table:formula="of:=[.DO90]/((1+$$discount_COST)^([.$B90]-1))" table:style-name="ce24">
            <text:p><text:s/>50<text:s/></text:p>
          </table:table-cell>
          <table:table-cell office:value-type="float" office:value="93.755070634905451" table:formula="of:=[.DP90]/((1+$$discount_COST)^([.$B90]-1))" table:style-name="ce24">
            <text:p><text:s/>94<text:s/></text:p>
          </table:table-cell>
          <table:table-cell office:value-type="float" office:value="24.96554650234059" table:formula="of:=[.DQ90]/((1+$$discount_COST)^([.$B90]-1))" table:style-name="ce24">
            <text:p><text:s/>25<text:s/></text:p>
          </table:table-cell>
          <table:table-cell office:value-type="float" office:value="0" table:formula="of:=[.DR90]/((1+$$discount_COST)^([.$B90]-1))" table:style-name="ce24">
            <text:p><text:s/>-<text:s/></text:p>
          </table:table-cell>
          <table:table-cell office:value-type="float" office:value="0" table:formula="of:=[.DS90]/((1+$$discount_COST)^([.$B90]-1))" table:style-name="ce24">
            <text:p><text:s/>-<text:s/></text:p>
          </table:table-cell>
          <table:table-cell table:style-name="ce1"/>
          <table:table-cell office:value-type="float" office:value="185.23083854885664" table:formula="of:=SUM([.DU90:.EB90])" table:style-name="ce33">
            <text:p><text:s/>18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90]+1" table:style-name="ce1">
            <text:p>93</text:p>
          </table:table-cell>
          <table:table-cell office:value-type="float" office:value="1" table:formula="of:=IF([.B91]&lt;$$tx_duration;$$p.discontinuation_x;1)" table:style-name="ce1">
            <text:p>1</text:p>
          </table:table-cell>
          <table:table-cell table:style-name="ce1"/>
          <table:table-cell office:value-type="float" office:value="0.19034844251486072" table:formula="of:=1-EXP(-(-LN(1-$$p.mci_mil) * $$rr.tx_mci_mil^((1-$$tx_waning)^([.$B91]-1) )))" table:style-name="ce1">
            <text:p>0.190348443</text:p>
          </table:table-cell>
          <table:table-cell office:value-type="float" office:value="0" table:formula="of:=1-EXP(-(-LN(1-$$p.mci_mod) * $$rr.tx_mci_mod^((1-$$tx_waning)^([.$B91]-1) )))" table:style-name="ce1">
            <text:p>0</text:p>
          </table:table-cell>
          <table:table-cell office:value-type="float" office:value="0" table:formula="of:=1-EXP(-(-LN(1-$$p.mci_sev) * $$rr.tx_mci_sev^((1-$$tx_waning)^([.$B91]-1) )))" table:style-name="ce1">
            <text:p>0</text:p>
          </table:table-cell>
          <table:table-cell office:value-type="float" office:value="0.27194826587056897" table:formula="of:=1-EXP(-(-LN(1-$$p.mil_mod) * $$rr.tx_mil_mod^((1-$$tx_waning)^([.$B91]-1) )))" table:style-name="ce1">
            <text:p>0.271948266</text:p>
          </table:table-cell>
          <table:table-cell table:number-columns-repeated="2" table:style-name="ce1"/>
          <table:table-cell office:value-type="float" office:value="0" table:formula="of:=(1-[.F91]-[.G91]-[.H91]) * (1-[.D91]) * (1-[.BB9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1]) * (1-[.BD9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6766541958152925" table:formula="of:=(1-[.F91]-[.G91]-[.H91]) * [.D91] * (1-[.BB91])" table:style-name="ce40">
            <text:p>0.66766542</text:p>
          </table:table-cell>
          <table:table-cell office:value-type="float" office:value="0.65475862826023701" table:formula="of:=(1 - $$p.mci_mil - $$p.mci_mod - $$p.mci_sev) * (1-[.BC91])" table:style-name="ce44">
            <text:p>0.654758628</text:p>
          </table:table-cell>
          <table:table-cell office:value-type="float" office:value="0" table:formula="of:=$$p.mil_mci * [.D91] * (1-[.BD91])" table:style-name="ce42">
            <text:p>0</text:p>
          </table:table-cell>
          <table:table-cell office:value-type="float" office:value="0" table:formula="of:=$$p.mil_mci * (1-[.BE91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1] * (1-[.D91]) * (1-[.BB91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1] - $$p.mil_sev) * (1-[.D91]) * (1-[.BD91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696761349181709" table:formula="of:=[.F91] * [.D91] * (1-[.BB91])" table:style-name="ce40">
            <text:p>0.156967613</text:p>
          </table:table-cell>
          <table:table-cell office:value-type="float" office:value="0.16987440481310934" table:formula="of:=$$p.mci_mil * (1-[.BC91])" table:style-name="ce44">
            <text:p>0.169874405</text:p>
          </table:table-cell>
          <table:table-cell office:value-type="float" office:value="0.45782014429720158" table:formula="of:=(1 - $$p.mil_mci - [.I91] - $$p.mil_sev) * [.D91] * (1-[.BD91])" table:style-name="ce44">
            <text:p>0.457820144</text:p>
          </table:table-cell>
          <table:table-cell office:value-type="float" office:value="0.44456399276847608" table:formula="of:=(1 - $$p.mil_mci - $$p.mil_mod - $$p.mil_sev) * (1-[.BE91])" table:style-name="ce44">
            <text:p>0.444563993</text:p>
          </table:table-cell>
          <table:table-cell office:value-type="float" office:value="3.722634581009273E-2" table:formula="of:=$$p.mod_mil * (1-[.BF91])" table:style-name="ce44">
            <text:p>0.037226346</text:p>
          </table:table-cell>
          <table:table-cell office:value-type="float" office:value="0" table:formula="of:=$$p.sev_mil * (1-[.BG91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1] * (1-[.BB91])" table:style-name="ce40">
            <text:p>0</text:p>
          </table:table-cell>
          <table:table-cell office:value-type="float" office:value="0" table:formula="of:=$$p.mci_mod * (1-[.BC91])" table:style-name="ce42">
            <text:p>0</text:p>
          </table:table-cell>
          <table:table-cell office:value-type="float" office:value="0.17124420241059946" table:formula="of:=[.I91] * (1-[.BD91])" table:style-name="ce44">
            <text:p>0.171244202</text:p>
          </table:table-cell>
          <table:table-cell office:value-type="float" office:value="0.18450035393932504" table:formula="of:=$$p.mil_mod * (1-[.BE91])" table:style-name="ce44">
            <text:p>0.184500354</text:p>
          </table:table-cell>
          <table:table-cell office:value-type="float" office:value="0.34402278196913288" table:formula="of:=(1-$$p.mod_mil-$$p.mod_sev) * (1-[.BF91])" table:style-name="ce44">
            <text:p>0.344022782</text:p>
          </table:table-cell>
          <table:table-cell office:value-type="float" office:value="4.3847204240330138E-2" table:formula="of:=$$p.sev_mod * (1-[.BG91])" table:style-name="ce44">
            <text:p>0.04384720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1] * (1-[.BB91])" table:style-name="ce45">
            <text:p>0</text:p>
          </table:table-cell>
          <table:table-cell office:value-type="float" office:value="0" table:formula="of:=$$p.mci_sev * (1-[.BC91])" table:style-name="ce42">
            <text:p>0</text:p>
          </table:table-cell>
          <table:table-cell office:value-type="float" office:value="6.2969404074854959E-4" table:formula="of:=$$p.mil_sev * (1-[.BD91])" table:style-name="ce44">
            <text:p>0.000629694</text:p>
          </table:table-cell>
          <table:table-cell office:value-type="float" office:value="6.2969404074854959E-4" table:formula="of:=$$p.mil_sev * (1-[.BE91])" table:style-name="ce44">
            <text:p>0.000629694</text:p>
          </table:table-cell>
          <table:table-cell office:value-type="float" office:value="4.6639904520690896E-2" table:formula="of:=$$p.mod_sev * (1-[.BF91])" table:style-name="ce44">
            <text:p>0.046639905</text:p>
          </table:table-cell>
          <table:table-cell office:value-type="float" office:value="0.17986302147563998" table:formula="of:=(1-$$p.sev_mil-$$p.sev_mod) * (1-[.BG91])" table:style-name="ce44">
            <text:p>0.179863021</text:p>
          </table:table-cell>
          <table:table-cell office:value-type="float" office:value="0" table:style-name="ce43">
            <text:p>0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40">
            <text:p>0.175366967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44">
            <text:p>0.175366967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44">
            <text:p>0.370305959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44">
            <text:p>0.370305959</text:p>
          </table:table-cell>
          <table:table-cell office:value-type="float" office:value="0.57211096770008352" table:formula="of:=1-EXP(-INDEX($$m.r.mortality_f; [.C91]) * $$hr.mort_mod * $$hr.mort_verymilddem)" table:number-matrix-columns-spanned="1" table:number-matrix-rows-spanned="1" table:style-name="ce44">
            <text:p>0.572110968</text:p>
          </table:table-cell>
          <table:table-cell office:value-type="float" office:value="0.7762897742840299" table:formula="of:=1-EXP(-INDEX($$m.r.mortality_f; [.C91]) * $$hr.mort_sev * $$hr.mort_verymilddem)" table:number-matrix-columns-spanned="1" table:number-matrix-rows-spanned="1" table:style-name="ce44">
            <text:p>0.776289774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1];[.S91];[.Z91];[.AG91];[.AN91];[.AU91];[.BB91])=1" table:style-name="ce29">
            <text:p>TRUE</text:p>
          </table:table-cell>
          <table:table-cell office:value-type="boolean" office:boolean-value="true" table:formula="of:=SUM([.M91];[.T91];[.AA91];[.AH91];[.AO91];[.AV91];[.BC91])=1" table:style-name="ce29">
            <text:p>TRUE</text:p>
          </table:table-cell>
          <table:table-cell office:value-type="boolean" office:boolean-value="true" table:formula="of:=SUM([.N91];[.U91];[.AB91];[.AI91];[.AP91];[.AW91];[.BD91])=1" table:style-name="ce29">
            <text:p>TRUE</text:p>
          </table:table-cell>
          <table:table-cell office:value-type="boolean" office:boolean-value="true" table:formula="of:=SUM([.O91];[.V91];[.AC91];[.AJ91];[.AQ91];[.AX91];[.BE91])=1" table:style-name="ce29">
            <text:p>TRUE</text:p>
          </table:table-cell>
          <table:table-cell office:value-type="boolean" office:boolean-value="true" table:formula="of:=SUM([.P91];[.W91];[.AD91];[.AK91];[.AR91];[.AY91];[.BF91])=1" table:style-name="ce29">
            <text:p>TRUE</text:p>
          </table:table-cell>
          <table:table-cell office:value-type="boolean" office:boolean-value="true" table:formula="of:=SUM([.Q91];[.X91];[.AE91];[.AL91];[.AS91];[.AZ91];[.BG91])=1" table:style-name="ce29">
            <text:p>TRUE</text:p>
          </table:table-cell>
          <table:table-cell office:value-type="boolean" office:boolean-value="true" table:formula="of:=SUM([.R91];[.Y91];[.AF91];[.AM91];[.AT91];[.BA91];[.BH91])=1" table:style-name="ce29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S90:.BY90];TRANSPOSE([.L90:.R90]))" table:number-matrix-columns-spanned="1" table:number-matrix-rows-spanned="1" table:style-name="ce3">
            <text:p>0</text:p>
          </table:table-cell>
          <table:table-cell office:value-type="float" office:value="1.576713646612419E-3" table:formula="of:=MMULT([.BS90:.BY90];TRANSPOSE([.S90:.Y90]))" table:number-matrix-columns-spanned="1" table:number-matrix-rows-spanned="1" table:style-name="ce3">
            <text:p>0.001576714</text:p>
          </table:table-cell>
          <table:table-cell office:value-type="float" office:value="0" table:formula="of:=MMULT([.BS90:.BY90];TRANSPOSE([.Z90:.AF90]))" table:number-matrix-columns-spanned="1" table:number-matrix-rows-spanned="1" table:style-name="ce3">
            <text:p>0</text:p>
          </table:table-cell>
          <table:table-cell office:value-type="float" office:value="3.0300122144083742E-3" table:formula="of:=MMULT([.BS90:.BY90];TRANSPOSE([.AG90:.AM90]))" table:number-matrix-columns-spanned="1" table:number-matrix-rows-spanned="1" table:style-name="ce3">
            <text:p>0.003030012</text:p>
          </table:table-cell>
          <table:table-cell office:value-type="float" office:value="3.3572307364647699E-3" table:formula="of:=MMULT([.BS90:.BY90];TRANSPOSE([.AN90:.AT90]))" table:number-matrix-columns-spanned="1" table:number-matrix-rows-spanned="1" table:style-name="ce3">
            <text:p>0.003357231</text:p>
          </table:table-cell>
          <table:table-cell office:value-type="float" office:value="5.519522917090189E-4" table:formula="of:=MMULT([.BS90:.BY90];TRANSPOSE([.AU90:.BA90]))" table:number-matrix-columns-spanned="1" table:number-matrix-rows-spanned="1" table:style-name="ce3">
            <text:p>0.000551952</text:p>
          </table:table-cell>
          <table:table-cell office:value-type="float" office:value="0.99148409111080582" table:formula="of:=MMULT([.BS90:.BY90];TRANSPOSE([.BB90:.BH90]))" table:number-matrix-columns-spanned="1" table:number-matrix-rows-spanned="1" table:style-name="ce3">
            <text:p>0.991484091</text:p>
          </table:table-cell>
          <table:table-cell table:style-name="ce1"/>
          <table:table-cell office:value-type="boolean" office:boolean-value="true" table:formula="of:=SUM([.BS91:.BY91])=1" table:style-name="ce29">
            <text:p>TRUE</text:p>
          </table:table-cell>
          <table:table-cell table:style-name="ce1"/>
          <table:table-cell office:value-type="float" office:value="0" table:formula="of:=[.BS91] * $$u.mci" table:style-name="ce22">
            <text:p>0.00</text:p>
          </table:table-cell>
          <table:table-cell office:value-type="float" office:value="1.1510009620270658E-3" table:formula="of:=[.BT91] * $$u.mci" table:style-name="ce22">
            <text:p>0.00</text:p>
          </table:table-cell>
          <table:table-cell office:value-type="float" office:value="0" table:formula="of:=[.BU91] * $$u.mil" table:style-name="ce22">
            <text:p>0.00</text:p>
          </table:table-cell>
          <table:table-cell office:value-type="float" office:value="2.0907084279417781E-3" table:formula="of:=[.BV91] * $$u.mil" table:style-name="ce22">
            <text:p>0.00</text:p>
          </table:table-cell>
          <table:table-cell office:value-type="float" office:value="1.7793322903263281E-3" table:formula="of:=[.BW91] * $$u.mod" table:style-name="ce22">
            <text:p>0.00</text:p>
          </table:table-cell>
          <table:table-cell office:value-type="float" office:value="2.0974187084942718E-4" table:formula="of:=[.BX91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1:.CC92])" table:style-name="ce31">
            <text:p>0.00</text:p>
          </table:table-cell>
          <table:table-cell office:value-type="float" office:value="9.5231438652506023E-4" table:formula="of:=AVERAGE([.CD91:.CD92])" table:style-name="ce31">
            <text:p>0.00</text:p>
          </table:table-cell>
          <table:table-cell office:value-type="float" office:value="0" table:formula="of:=AVERAGE([.CE91:.CE92])" table:style-name="ce31">
            <text:p>0.00</text:p>
          </table:table-cell>
          <table:table-cell office:value-type="float" office:value="1.6456042071915605E-3" table:formula="of:=AVERAGE([.CF91:.CF92])" table:style-name="ce31">
            <text:p>0.00</text:p>
          </table:table-cell>
          <table:table-cell office:value-type="float" office:value="1.3502901385249915E-3" table:formula="of:=AVERAGE([.CG91:.CG92])" table:style-name="ce31">
            <text:p>0.00</text:p>
          </table:table-cell>
          <table:table-cell office:value-type="float" office:value="1.5384623004629556E-4" table:formula="of:=AVERAGE([.CH91:.CH92])" table:style-name="ce31">
            <text:p>0.00</text:p>
          </table:table-cell>
          <table:table-cell office:value-type="float" office:value="0" table:formula="of:=AVERAGE([.CI91:.CI92])" table:style-name="ce31">
            <text:p>0.00</text:p>
          </table:table-cell>
          <table:table-cell table:style-name="ce1"/>
          <table:table-cell office:value-type="float" office:value="0" table:formula="of:=[.CK91]/((1+$$discount_COST)^([.$B91]-1))" table:style-name="ce22">
            <text:p>0.00</text:p>
          </table:table-cell>
          <table:table-cell office:value-type="float" office:value="4.3167043006406909E-4" table:formula="of:=[.CL91]/((1+$$discount_COST)^([.$B91]-1))" table:style-name="ce22">
            <text:p>0.00</text:p>
          </table:table-cell>
          <table:table-cell office:value-type="float" office:value="0" table:formula="of:=[.CM91]/((1+$$discount_COST)^([.$B91]-1))" table:style-name="ce22">
            <text:p>0.00</text:p>
          </table:table-cell>
          <table:table-cell office:value-type="float" office:value="7.4592874567996383E-4" table:formula="of:=[.CN91]/((1+$$discount_COST)^([.$B91]-1))" table:style-name="ce22">
            <text:p>0.00</text:p>
          </table:table-cell>
          <table:table-cell office:value-type="float" office:value="6.1206712095913083E-4" table:formula="of:=[.CO91]/((1+$$discount_COST)^([.$B91]-1))" table:style-name="ce22">
            <text:p>0.00</text:p>
          </table:table-cell>
          <table:table-cell office:value-type="float" office:value="6.973628586054392E-5" table:formula="of:=[.CP91]/((1+$$discount_COST)^([.$B91]-1))" table:style-name="ce22">
            <text:p>0.00</text:p>
          </table:table-cell>
          <table:table-cell office:value-type="float" office:value="0" table:formula="of:=[.CQ91]/((1+$$discount_COST)^([.$B91]-1))" table:style-name="ce22">
            <text:p>0.00</text:p>
          </table:table-cell>
          <table:table-cell table:style-name="ce1"/>
          <table:table-cell office:value-type="float" office:value="1.8594025825637078E-3" table:formula="of:=SUM([.CS91:.CY91])" table:style-name="ce31">
            <text:p>0.00</text:p>
          </table:table-cell>
          <table:table-cell table:style-name="ce1"/>
          <table:table-cell office:value-type="float" office:value="0" table:formula="of:=[.BS91] * ($$c.mci + $$c.Tx)" table:style-name="ce24">
            <text:p><text:s/>-<text:s/></text:p>
          </table:table-cell>
          <table:table-cell office:value-type="float" office:value="27.926752108799164" table:formula="of:=[.BT91]*$$c.mci" table:style-name="ce24">
            <text:p><text:s/>28<text:s/></text:p>
          </table:table-cell>
          <table:table-cell office:value-type="float" office:value="0" table:formula="of:=[.BU91] * ($$c.mil + $$c.Tx)" table:style-name="ce24">
            <text:p><text:s/>-<text:s/></text:p>
          </table:table-cell>
          <table:table-cell office:value-type="float" office:value="79.933273582346686" table:formula="of:=[.BV91]*$$c.mil" table:style-name="ce24">
            <text:p><text:s/>80<text:s/></text:p>
          </table:table-cell>
          <table:table-cell office:value-type="float" office:value="141.12414837034467" table:formula="of:=[.BW91]*$$c.mod" table:style-name="ce24">
            <text:p><text:s/>141<text:s/></text:p>
          </table:table-cell>
          <table:table-cell office:value-type="float" office:value="35.307856018616732" table:formula="of:=[.BX91]*$$c.sev" table:style-name="ce24">
            <text:p><text:s/>35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1:.DC92])" table:style-name="ce33">
            <text:p><text:s/>-<text:s/></text:p>
          </table:table-cell>
          <table:table-cell office:value-type="float" office:value="23.106017005660092" table:formula="of:=AVERAGE([.DD91:.DD92])" table:style-name="ce33">
            <text:p><text:s/>23<text:s/></text:p>
          </table:table-cell>
          <table:table-cell office:value-type="float" office:value="0" table:formula="of:=AVERAGE([.DE91:.DE92])" table:style-name="ce33">
            <text:p><text:s/>-<text:s/></text:p>
          </table:table-cell>
          <table:table-cell office:value-type="float" office:value="62.915770340677462" table:formula="of:=AVERAGE([.DF91:.DF92])" table:style-name="ce33">
            <text:p><text:s/>63<text:s/></text:p>
          </table:table-cell>
          <table:table-cell office:value-type="float" office:value="107.09553627966019" table:formula="of:=AVERAGE([.DG91:.DG92])" table:style-name="ce33">
            <text:p><text:s/>107<text:s/></text:p>
          </table:table-cell>
          <table:table-cell office:value-type="float" office:value="25.898407969199376" table:formula="of:=AVERAGE([.DH91:.DH92])" table:style-name="ce33">
            <text:p><text:s/>26<text:s/></text:p>
          </table:table-cell>
          <table:table-cell office:value-type="float" office:value="0" table:formula="of:=AVERAGE([.DI91:.DI92])" table:style-name="ce33">
            <text:p><text:s/>-<text:s/></text:p>
          </table:table-cell>
          <table:table-cell office:value-type="float" office:value="0" table:formula="of:=[.DJ91]" table:style-name="ce33">
            <text:p><text:s/>-<text:s/></text:p>
          </table:table-cell>
          <table:table-cell table:style-name="ce1"/>
          <table:table-cell office:value-type="float" office:value="0" table:formula="of:=[.DL91]/((1+$$discount_COST)^([.$B91]-1))" table:style-name="ce24">
            <text:p><text:s/>-<text:s/></text:p>
          </table:table-cell>
          <table:table-cell office:value-type="float" office:value="10.473625557938071" table:formula="of:=[.DM91]/((1+$$discount_COST)^([.$B91]-1))" table:style-name="ce24">
            <text:p><text:s/>10<text:s/></text:p>
          </table:table-cell>
          <table:table-cell office:value-type="float" office:value="0" table:formula="of:=[.DN91]/((1+$$discount_COST)^([.$B91]-1))" table:style-name="ce24">
            <text:p><text:s/>-<text:s/></text:p>
          </table:table-cell>
          <table:table-cell office:value-type="float" office:value="28.518814821094541" table:formula="of:=[.DO91]/((1+$$discount_COST)^([.$B91]-1))" table:style-name="ce24">
            <text:p><text:s/>29<text:s/></text:p>
          </table:table-cell>
          <table:table-cell office:value-type="float" office:value="48.544868016195288" table:formula="of:=[.DP91]/((1+$$discount_COST)^([.$B91]-1))" table:style-name="ce24">
            <text:p><text:s/>49<text:s/></text:p>
          </table:table-cell>
          <table:table-cell office:value-type="float" office:value="11.739376265051119" table:formula="of:=[.DQ91]/((1+$$discount_COST)^([.$B91]-1))" table:style-name="ce24">
            <text:p><text:s/>12<text:s/></text:p>
          </table:table-cell>
          <table:table-cell office:value-type="float" office:value="0" table:formula="of:=[.DR91]/((1+$$discount_COST)^([.$B91]-1))" table:style-name="ce24">
            <text:p><text:s/>-<text:s/></text:p>
          </table:table-cell>
          <table:table-cell office:value-type="float" office:value="0" table:formula="of:=[.DS91]/((1+$$discount_COST)^([.$B91]-1))" table:style-name="ce24">
            <text:p><text:s/>-<text:s/></text:p>
          </table:table-cell>
          <table:table-cell table:style-name="ce1"/>
          <table:table-cell office:value-type="float" office:value="99.276684660279031" table:formula="of:=SUM([.DU91:.EB91])" table:style-name="ce33">
            <text:p><text:s/>9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91]+1" table:style-name="ce1">
            <text:p>94</text:p>
          </table:table-cell>
          <table:table-cell office:value-type="float" office:value="1" table:formula="of:=IF([.B92]&lt;$$tx_duration;$$p.discontinuation_x;1)" table:style-name="ce1">
            <text:p>1</text:p>
          </table:table-cell>
          <table:table-cell table:style-name="ce1"/>
          <table:table-cell office:value-type="float" office:value="0.19110558021306912" table:formula="of:=1-EXP(-(-LN(1-$$p.mci_mil) * $$rr.tx_mci_mil^((1-$$tx_waning)^([.$B92]-1) )))" table:style-name="ce1">
            <text:p>0.19110558</text:p>
          </table:table-cell>
          <table:table-cell office:value-type="float" office:value="0" table:formula="of:=1-EXP(-(-LN(1-$$p.mci_mod) * $$rr.tx_mci_mod^((1-$$tx_waning)^([.$B92]-1) )))" table:style-name="ce1">
            <text:p>0</text:p>
          </table:table-cell>
          <table:table-cell office:value-type="float" office:value="0" table:formula="of:=1-EXP(-(-LN(1-$$p.mci_sev) * $$rr.tx_mci_sev^((1-$$tx_waning)^([.$B92]-1) )))" table:style-name="ce1">
            <text:p>0</text:p>
          </table:table-cell>
          <table:table-cell office:value-type="float" office:value="0.27297138663578946" table:formula="of:=1-EXP(-(-LN(1-$$p.mil_mod) * $$rr.tx_mil_mod^((1-$$tx_waning)^([.$B92]-1) )))" table:style-name="ce1">
            <text:p>0.272971387</text:p>
          </table:table-cell>
          <table:table-cell table:number-columns-repeated="2" table:style-name="ce1"/>
          <table:table-cell office:value-type="float" office:value="0" table:formula="of:=(1-[.F92]-[.G92]-[.H92]) * (1-[.D92]) * (1-[.BB9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2]) * (1-[.BD9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5226740060732724" table:formula="of:=(1-[.F92]-[.G92]-[.H92]) * [.D92] * (1-[.BB92])" table:style-name="ce40">
            <text:p>0.652267401</text:p>
          </table:table-cell>
          <table:table-cell office:value-type="float" office:value="0.64025700191952961" table:formula="of:=(1 - $$p.mci_mil - $$p.mci_mod - $$p.mci_sev) * (1-[.BC92])" table:style-name="ce44">
            <text:p>0.640257002</text:p>
          </table:table-cell>
          <table:table-cell office:value-type="float" office:value="0" table:formula="of:=$$p.mil_mci * [.D92] * (1-[.BD92])" table:style-name="ce42">
            <text:p>0</text:p>
          </table:table-cell>
          <table:table-cell office:value-type="float" office:value="0" table:formula="of:=$$p.mil_mci * (1-[.BE92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2] * (1-[.D92]) * (1-[.BB92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2] - $$p.mil_sev) * (1-[.D92]) * (1-[.BD92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41016194424582" table:formula="of:=[.F92] * [.D92] * (1-[.BB92])" table:style-name="ce40">
            <text:p>0.154101619</text:p>
          </table:table-cell>
          <table:table-cell office:value-type="float" office:value="0.16611201813025578" table:formula="of:=$$p.mci_mil * (1-[.BC92])" table:style-name="ce44">
            <text:p>0.166112018</text:p>
          </table:table-cell>
          <table:table-cell office:value-type="float" office:value="0.4332622364143463" table:formula="of:=(1 - $$p.mil_mci - [.I92] - $$p.mil_sev) * [.D92] * (1-[.BD92])" table:style-name="ce44">
            <text:p>0.433262236</text:p>
          </table:table-cell>
          <table:table-cell office:value-type="float" office:value="0.42131003279767837" table:formula="of:=(1 - $$p.mil_mci - $$p.mil_mod - $$p.mil_sev) * (1-[.BE92])" table:style-name="ce44">
            <text:p>0.421310033</text:p>
          </table:table-cell>
          <table:table-cell office:value-type="float" office:value="3.3730826326886669E-2" table:formula="of:=$$p.mod_mil * (1-[.BF92])" table:style-name="ce44">
            <text:p>0.033730826</text:p>
          </table:table-cell>
          <table:table-cell office:value-type="float" office:value="0" table:formula="of:=$$p.sev_mil * (1-[.BG92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2] * (1-[.BB92])" table:style-name="ce40">
            <text:p>0</text:p>
          </table:table-cell>
          <table:table-cell office:value-type="float" office:value="0" table:formula="of:=$$p.mci_mod * (1-[.BC92])" table:style-name="ce42">
            <text:p>0</text:p>
          </table:table-cell>
          <table:table-cell office:value-type="float" office:value="0.16289742755857251" table:formula="of:=[.I92] * (1-[.BD92])" table:style-name="ce44">
            <text:p>0.162897428</text:p>
          </table:table-cell>
          <table:table-cell office:value-type="float" office:value="0.17484963117524044" table:formula="of:=$$p.mil_mod * (1-[.BE92])" table:style-name="ce44">
            <text:p>0.174849631</text:p>
          </table:table-cell>
          <table:table-cell office:value-type="float" office:value="0.31171936053812516" table:formula="of:=(1-$$p.mod_mil-$$p.mod_sev) * (1-[.BF92])" table:style-name="ce44">
            <text:p>0.311719361</text:p>
          </table:table-cell>
          <table:table-cell office:value-type="float" office:value="3.6847110432961468E-2" table:formula="of:=$$p.sev_mod * (1-[.BG92])" table:style-name="ce44">
            <text:p>0.0368471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2] * (1-[.BB92])" table:style-name="ce45">
            <text:p>0</text:p>
          </table:table-cell>
          <table:table-cell office:value-type="float" office:value="0" table:formula="of:=$$p.mci_sev * (1-[.BC92])" table:style-name="ce42">
            <text:p>0</text:p>
          </table:table-cell>
          <table:table-cell office:value-type="float" office:value="5.9675642039331211E-4" table:formula="of:=$$p.mil_sev * (1-[.BD92])" table:style-name="ce44">
            <text:p>0.000596756</text:p>
          </table:table-cell>
          <table:table-cell office:value-type="float" office:value="5.9675642039331211E-4" table:formula="of:=$$p.mil_sev * (1-[.BE92])" table:style-name="ce44">
            <text:p>0.000596756</text:p>
          </table:table-cell>
          <table:table-cell office:value-type="float" office:value="4.2260460570467215E-2" table:formula="of:=$$p.mod_sev * (1-[.BF92])" table:style-name="ce44">
            <text:p>0.042260461</text:p>
          </table:table-cell>
          <table:table-cell office:value-type="float" office:value="0.15114835095969908" table:formula="of:=(1-$$p.sev_mil-$$p.sev_mod) * (1-[.BG92])" table:style-name="ce44">
            <text:p>0.151148351</text:p>
          </table:table-cell>
          <table:table-cell office:value-type="float" office:value="0" table:style-name="ce43">
            <text:p>0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40">
            <text:p>0.19363098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44">
            <text:p>0.1936309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44">
            <text:p>0.4032435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44">
            <text:p>0.40324358</text:p>
          </table:table-cell>
          <table:table-cell office:value-type="float" office:value="0.61228935256452099" table:formula="of:=1-EXP(-INDEX($$m.r.mortality_f; [.C92]) * $$hr.mort_mod * $$hr.mort_verymilddem)" table:number-matrix-columns-spanned="1" table:number-matrix-rows-spanned="1" table:style-name="ce44">
            <text:p>0.612289353</text:p>
          </table:table-cell>
          <table:table-cell office:value-type="float" office:value="0.81200453860733945" table:formula="of:=1-EXP(-INDEX($$m.r.mortality_f; [.C92]) * $$hr.mort_sev * $$hr.mort_verymilddem)" table:number-matrix-columns-spanned="1" table:number-matrix-rows-spanned="1" table:style-name="ce44">
            <text:p>0.81200453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2];[.S92];[.Z92];[.AG92];[.AN92];[.AU92];[.BB92])=1" table:style-name="ce29">
            <text:p>TRUE</text:p>
          </table:table-cell>
          <table:table-cell office:value-type="boolean" office:boolean-value="true" table:formula="of:=SUM([.M92];[.T92];[.AA92];[.AH92];[.AO92];[.AV92];[.BC92])=1" table:style-name="ce29">
            <text:p>TRUE</text:p>
          </table:table-cell>
          <table:table-cell office:value-type="boolean" office:boolean-value="true" table:formula="of:=SUM([.N92];[.U92];[.AB92];[.AI92];[.AP92];[.AW92];[.BD92])=1" table:style-name="ce29">
            <text:p>TRUE</text:p>
          </table:table-cell>
          <table:table-cell office:value-type="boolean" office:boolean-value="true" table:formula="of:=SUM([.O92];[.V92];[.AC92];[.AJ92];[.AQ92];[.AX92];[.BE92])=1" table:style-name="ce29">
            <text:p>TRUE</text:p>
          </table:table-cell>
          <table:table-cell office:value-type="boolean" office:boolean-value="true" table:formula="of:=SUM([.P92];[.W92];[.AD92];[.AK92];[.AR92];[.AY92];[.BF92])=1" table:style-name="ce29">
            <text:p>TRUE</text:p>
          </table:table-cell>
          <table:table-cell office:value-type="boolean" office:boolean-value="true" table:formula="of:=SUM([.Q92];[.X92];[.AE92];[.AL92];[.AS92];[.AZ92];[.BG92])=1" table:style-name="ce29">
            <text:p>TRUE</text:p>
          </table:table-cell>
          <table:table-cell office:value-type="boolean" office:boolean-value="true" table:formula="of:=SUM([.R92];[.Y92];[.AF92];[.AM92];[.AT92];[.BA92];[.BH92])=1" table:style-name="ce29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S91:.BY91];TRANSPOSE([.L91:.R91]))" table:number-matrix-columns-spanned="1" table:number-matrix-rows-spanned="1" table:style-name="ce3">
            <text:p>0</text:p>
          </table:table-cell>
          <table:table-cell office:value-type="float" office:value="1.0323668644151435E-3" table:formula="of:=MMULT([.BS91:.BY91];TRANSPOSE([.S91:.Y91]))" table:number-matrix-columns-spanned="1" table:number-matrix-rows-spanned="1" table:style-name="ce3">
            <text:p>0.001032367</text:p>
          </table:table-cell>
          <table:table-cell office:value-type="float" office:value="0" table:formula="of:=MMULT([.BS91:.BY91];TRANSPOSE([.Z91:.AF91]))" table:number-matrix-columns-spanned="1" table:number-matrix-rows-spanned="1" table:style-name="ce3">
            <text:p>0</text:p>
          </table:table-cell>
          <table:table-cell office:value-type="float" office:value="1.7398550528135404E-3" table:formula="of:=MMULT([.BS91:.BY91];TRANSPOSE([.AG91:.AM91]))" table:number-matrix-columns-spanned="1" table:number-matrix-rows-spanned="1" table:style-name="ce3">
            <text:p>0.001739855</text:p>
          </table:table-cell>
          <table:table-cell office:value-type="float" office:value="1.7382037485351976E-3" table:formula="of:=MMULT([.BS91:.BY91];TRANSPOSE([.AN91:.AT91]))" table:number-matrix-columns-spanned="1" table:number-matrix-rows-spanned="1" table:style-name="ce3">
            <text:p>0.001738204</text:p>
          </table:table-cell>
          <table:table-cell office:value-type="float" office:value="2.5776470853464188E-4" table:formula="of:=MMULT([.BS91:.BY91];TRANSPOSE([.AU91:.BA91]))" table:number-matrix-columns-spanned="1" table:number-matrix-rows-spanned="1" table:style-name="ce3">
            <text:p>0.000257765</text:p>
          </table:table-cell>
          <table:table-cell office:value-type="float" office:value="0.9952318096257019" table:formula="of:=MMULT([.BS91:.BY91];TRANSPOSE([.BB91:.BH91]))" table:number-matrix-columns-spanned="1" table:number-matrix-rows-spanned="1" table:style-name="ce3">
            <text:p>0.99523181</text:p>
          </table:table-cell>
          <table:table-cell table:style-name="ce1"/>
          <table:table-cell office:value-type="boolean" office:boolean-value="true" table:formula="of:=SUM([.BS92:.BY92])=1" table:style-name="ce29">
            <text:p>TRUE</text:p>
          </table:table-cell>
          <table:table-cell table:style-name="ce1"/>
          <table:table-cell office:value-type="float" office:value="0" table:formula="of:=[.BS92] * $$u.mci" table:style-name="ce22">
            <text:p>0.00</text:p>
          </table:table-cell>
          <table:table-cell office:value-type="float" office:value="7.5362781102305469E-4" table:formula="of:=[.BT92] * $$u.mci" table:style-name="ce22">
            <text:p>0.00</text:p>
          </table:table-cell>
          <table:table-cell office:value-type="float" office:value="0" table:formula="of:=[.BU92] * $$u.mil" table:style-name="ce22">
            <text:p>0.00</text:p>
          </table:table-cell>
          <table:table-cell office:value-type="float" office:value="1.2004999864413427E-3" table:formula="of:=[.BV92] * $$u.mil" table:style-name="ce22">
            <text:p>0.00</text:p>
          </table:table-cell>
          <table:table-cell office:value-type="float" office:value="9.2124798672365475E-4" table:formula="of:=[.BW92] * $$u.mod" table:style-name="ce22">
            <text:p>0.00</text:p>
          </table:table-cell>
          <table:table-cell office:value-type="float" office:value="9.7950589243163915E-5" table:formula="of:=[.BX92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2:.CC93])" table:style-name="ce31">
            <text:p>0.00</text:p>
          </table:table-cell>
          <table:table-cell office:value-type="float" office:value="6.180716469359268E-4" table:formula="of:=AVERAGE([.CD92:.CD93])" table:style-name="ce31">
            <text:p>0.00</text:p>
          </table:table-cell>
          <table:table-cell office:value-type="float" office:value="0" table:formula="of:=AVERAGE([.CE92:.CE93])" table:style-name="ce31">
            <text:p>0.00</text:p>
          </table:table-cell>
          <table:table-cell office:value-type="float" office:value="9.3253259681245744E-4" table:formula="of:=AVERAGE([.CF92:.CF93])" table:style-name="ce31">
            <text:p>0.00</text:p>
          </table:table-cell>
          <table:table-cell office:value-type="float" office:value="6.8734279824653318E-4" table:formula="of:=AVERAGE([.CG92:.CG93])" table:style-name="ce31">
            <text:p>0.00</text:p>
          </table:table-cell>
          <table:table-cell office:value-type="float" office:value="7.0531986165228234E-5" table:formula="of:=AVERAGE([.CH92:.CH93])" table:style-name="ce31">
            <text:p>0.00</text:p>
          </table:table-cell>
          <table:table-cell office:value-type="float" office:value="0" table:formula="of:=AVERAGE([.CI92:.CI93])" table:style-name="ce31">
            <text:p>0.00</text:p>
          </table:table-cell>
          <table:table-cell table:style-name="ce1"/>
          <table:table-cell office:value-type="float" office:value="0" table:formula="of:=[.CK92]/((1+$$discount_COST)^([.$B92]-1))" table:style-name="ce22">
            <text:p>0.00</text:p>
          </table:table-cell>
          <table:table-cell office:value-type="float" office:value="2.7068888703347374E-4" table:formula="of:=[.CL92]/((1+$$discount_COST)^([.$B92]-1))" table:style-name="ce22">
            <text:p>0.00</text:p>
          </table:table-cell>
          <table:table-cell office:value-type="float" office:value="0" table:formula="of:=[.CM92]/((1+$$discount_COST)^([.$B92]-1))" table:style-name="ce22">
            <text:p>0.00</text:p>
          </table:table-cell>
          <table:table-cell office:value-type="float" office:value="4.0840930336312177E-4" table:formula="of:=[.CN92]/((1+$$discount_COST)^([.$B92]-1))" table:style-name="ce22">
            <text:p>0.00</text:p>
          </table:table-cell>
          <table:table-cell office:value-type="float" office:value="3.0102668192303489E-4" table:formula="of:=[.CO92]/((1+$$discount_COST)^([.$B92]-1))" table:style-name="ce22">
            <text:p>0.00</text:p>
          </table:table-cell>
          <table:table-cell office:value-type="float" office:value="3.0889986508805535E-5" table:formula="of:=[.CP92]/((1+$$discount_COST)^([.$B92]-1))" table:style-name="ce22">
            <text:p>0.00</text:p>
          </table:table-cell>
          <table:table-cell office:value-type="float" office:value="0" table:formula="of:=[.CQ92]/((1+$$discount_COST)^([.$B92]-1))" table:style-name="ce22">
            <text:p>0.00</text:p>
          </table:table-cell>
          <table:table-cell table:style-name="ce1"/>
          <table:table-cell office:value-type="float" office:value="1.0110148588284359E-3" table:formula="of:=SUM([.CS92:.CY92])" table:style-name="ce31">
            <text:p>0.00</text:p>
          </table:table-cell>
          <table:table-cell table:style-name="ce1"/>
          <table:table-cell office:value-type="float" office:value="0" table:formula="of:=[.BS92] * ($$c.mci + $$c.Tx)" table:style-name="ce24">
            <text:p><text:s/>-<text:s/></text:p>
          </table:table-cell>
          <table:table-cell office:value-type="float" office:value="18.285281902521021" table:formula="of:=[.BT92]*$$c.mci" table:style-name="ce24">
            <text:p><text:s/>18<text:s/></text:p>
          </table:table-cell>
          <table:table-cell office:value-type="float" office:value="0" table:formula="of:=[.BU92] * ($$c.mil + $$c.Tx)" table:style-name="ce24">
            <text:p><text:s/>-<text:s/></text:p>
          </table:table-cell>
          <table:table-cell office:value-type="float" office:value="45.898267099008237" table:formula="of:=[.BV92]*$$c.mil" table:style-name="ce24">
            <text:p><text:s/>46<text:s/></text:p>
          </table:table-cell>
          <table:table-cell office:value-type="float" office:value="73.066924188975733" table:formula="of:=[.BW92]*$$c.mod" table:style-name="ce24">
            <text:p><text:s/>73<text:s/></text:p>
          </table:table-cell>
          <table:table-cell office:value-type="float" office:value="16.488959919782015" table:formula="of:=[.BX92]*$$c.sev" table:style-name="ce24">
            <text:p><text:s/>16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2:.DC93])" table:style-name="ce33">
            <text:p><text:s/>-<text:s/></text:p>
          </table:table-cell>
          <table:table-cell office:value-type="float" office:value="14.996280836341281" table:formula="of:=AVERAGE([.DD92:.DD93])" table:style-name="ce33">
            <text:p><text:s/>15<text:s/></text:p>
          </table:table-cell>
          <table:table-cell office:value-type="float" office:value="0" table:formula="of:=AVERAGE([.DE92:.DE93])" table:style-name="ce33">
            <text:p><text:s/>-<text:s/></text:p>
          </table:table-cell>
          <table:table-cell office:value-type="float" office:value="35.653170087829274" table:formula="of:=AVERAGE([.DF92:.DF93])" table:style-name="ce33">
            <text:p><text:s/>36<text:s/></text:p>
          </table:table-cell>
          <table:table-cell office:value-type="float" office:value="54.515206388595232" table:formula="of:=AVERAGE([.DG92:.DG93])" table:style-name="ce33">
            <text:p><text:s/>55<text:s/></text:p>
          </table:table-cell>
          <table:table-cell office:value-type="float" office:value="11.873324110934178" table:formula="of:=AVERAGE([.DH92:.DH93])" table:style-name="ce33">
            <text:p><text:s/>12<text:s/></text:p>
          </table:table-cell>
          <table:table-cell office:value-type="float" office:value="0" table:formula="of:=AVERAGE([.DI92:.DI93])" table:style-name="ce33">
            <text:p><text:s/>-<text:s/></text:p>
          </table:table-cell>
          <table:table-cell office:value-type="float" office:value="0" table:formula="of:=[.DJ92]" table:style-name="ce33">
            <text:p><text:s/>-<text:s/></text:p>
          </table:table-cell>
          <table:table-cell table:style-name="ce1"/>
          <table:table-cell office:value-type="float" office:value="0" table:formula="of:=[.DL92]/((1+$$discount_COST)^([.$B92]-1))" table:style-name="ce24">
            <text:p><text:s/>-<text:s/></text:p>
          </table:table-cell>
          <table:table-cell office:value-type="float" office:value="6.567728174160119" table:formula="of:=[.DM92]/((1+$$discount_COST)^([.$B92]-1))" table:style-name="ce24">
            <text:p><text:s/>7<text:s/></text:p>
          </table:table-cell>
          <table:table-cell office:value-type="float" office:value="0" table:formula="of:=[.DN92]/((1+$$discount_COST)^([.$B92]-1))" table:style-name="ce24">
            <text:p><text:s/>-<text:s/></text:p>
          </table:table-cell>
          <table:table-cell office:value-type="float" office:value="15.614560185916631" table:formula="of:=[.DO92]/((1+$$discount_COST)^([.$B92]-1))" table:style-name="ce24">
            <text:p><text:s/>16<text:s/></text:p>
          </table:table-cell>
          <table:table-cell office:value-type="float" office:value="23.875323543612947" table:formula="of:=[.DP92]/((1+$$discount_COST)^([.$B92]-1))" table:style-name="ce24">
            <text:p><text:s/>24<text:s/></text:p>
          </table:table-cell>
          <table:table-cell office:value-type="float" office:value="5.2000069974244632" table:formula="of:=[.DQ92]/((1+$$discount_COST)^([.$B92]-1))" table:style-name="ce24">
            <text:p><text:s/>5<text:s/></text:p>
          </table:table-cell>
          <table:table-cell office:value-type="float" office:value="0" table:formula="of:=[.DR92]/((1+$$discount_COST)^([.$B92]-1))" table:style-name="ce24">
            <text:p><text:s/>-<text:s/></text:p>
          </table:table-cell>
          <table:table-cell office:value-type="float" office:value="0" table:formula="of:=[.DS92]/((1+$$discount_COST)^([.$B92]-1))" table:style-name="ce24">
            <text:p><text:s/>-<text:s/></text:p>
          </table:table-cell>
          <table:table-cell table:style-name="ce1"/>
          <table:table-cell office:value-type="float" office:value="51.257618901114157" table:formula="of:=SUM([.DU92:.EB92])" table:style-name="ce33">
            <text:p><text:s/>5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92]+1" table:style-name="ce1">
            <text:p>95</text:p>
          </table:table-cell>
          <table:table-cell office:value-type="float" office:value="1" table:formula="of:=IF([.B93]&lt;$$tx_duration;$$p.discontinuation_x;1)" table:style-name="ce1">
            <text:p>1</text:p>
          </table:table-cell>
          <table:table-cell table:style-name="ce1"/>
          <table:table-cell office:value-type="float" office:value="0.19182730809894077" table:formula="of:=1-EXP(-(-LN(1-$$p.mci_mil) * $$rr.tx_mci_mil^((1-$$tx_waning)^([.$B93]-1) )))" table:style-name="ce1">
            <text:p>0.191827308</text:p>
          </table:table-cell>
          <table:table-cell office:value-type="float" office:value="0" table:formula="of:=1-EXP(-(-LN(1-$$p.mci_mod) * $$rr.tx_mci_mod^((1-$$tx_waning)^([.$B93]-1) )))" table:style-name="ce1">
            <text:p>0</text:p>
          </table:table-cell>
          <table:table-cell office:value-type="float" office:value="0" table:formula="of:=1-EXP(-(-LN(1-$$p.mci_sev) * $$rr.tx_mci_sev^((1-$$tx_waning)^([.$B93]-1) )))" table:style-name="ce1">
            <text:p>0</text:p>
          </table:table-cell>
          <table:table-cell office:value-type="float" office:value="0.27394620967061667" table:formula="of:=1-EXP(-(-LN(1-$$p.mil_mod) * $$rr.tx_mil_mod^((1-$$tx_waning)^([.$B93]-1) )))" table:style-name="ce1">
            <text:p>0.27394621</text:p>
          </table:table-cell>
          <table:table-cell table:number-columns-repeated="2" table:style-name="ce1"/>
          <table:table-cell office:value-type="float" office:value="0" table:formula="of:=(1-[.F93]-[.G93]-[.H93]) * (1-[.D93]) * (1-[.BB9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3]) * (1-[.BD9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3605450750050707" table:formula="of:=(1-[.F93]-[.G93]-[.H93]) * [.D93] * (1-[.BB93])" table:style-name="ce40">
            <text:p>0.636054508</text:p>
          </table:table-cell>
          <table:table-cell office:value-type="float" office:value="0.62490020266266399" table:formula="of:=(1 - $$p.mci_mil - $$p.mci_mod - $$p.mci_sev) * (1-[.BC93])" table:style-name="ce44">
            <text:p>0.624900203</text:p>
          </table:table-cell>
          <table:table-cell office:value-type="float" office:value="0" table:formula="of:=$$p.mil_mci * [.D93] * (1-[.BD93])" table:style-name="ce42">
            <text:p>0</text:p>
          </table:table-cell>
          <table:table-cell office:value-type="float" office:value="0" table:formula="of:=$$p.mil_mci * (1-[.BE93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3] * (1-[.D93]) * (1-[.BB93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3] - $$p.mil_sev) * (1-[.D93]) * (1-[.BD93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5097345555070701" table:formula="of:=[.F93] * [.D93] * (1-[.BB93])" table:style-name="ce40">
            <text:p>0.150973456</text:p>
          </table:table-cell>
          <table:table-cell office:value-type="float" office:value="0.16212776038855009" table:formula="of:=$$p.mci_mil * (1-[.BC93])" table:style-name="ce44">
            <text:p>0.16212776</text:p>
          </table:table-cell>
          <table:table-cell office:value-type="float" office:value="0.40820243481596419" table:formula="of:=(1 - $$p.mil_mci - [.I93] - $$p.mil_sev) * [.D93] * (1-[.BD93])" table:style-name="ce44">
            <text:p>0.408202435</text:p>
          </table:table-cell>
          <table:table-cell office:value-type="float" office:value="0.39747522573345773" table:formula="of:=(1 - $$p.mil_mci - $$p.mil_mod - $$p.mil_sev) * (1-[.BE93])" table:style-name="ce44">
            <text:p>0.397475226</text:p>
          </table:table-cell>
          <table:table-cell office:value-type="float" office:value="3.0311513704492282E-2" table:formula="of:=$$p.mod_mil * (1-[.BF93])" table:style-name="ce44">
            <text:p>0.030311514</text:p>
          </table:table-cell>
          <table:table-cell office:value-type="float" office:value="0" table:formula="of:=$$p.sev_mil * (1-[.BG93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3] * (1-[.BB93])" table:style-name="ce40">
            <text:p>0</text:p>
          </table:table-cell>
          <table:table-cell office:value-type="float" office:value="0" table:formula="of:=$$p.mci_mod * (1-[.BC93])" table:style-name="ce42">
            <text:p>0</text:p>
          </table:table-cell>
          <table:table-cell office:value-type="float" office:value="0.15423063955758284" table:formula="of:=[.I93] * (1-[.BD93])" table:style-name="ce44">
            <text:p>0.15423064</text:p>
          </table:table-cell>
          <table:table-cell office:value-type="float" office:value="0.16495784864008936" table:formula="of:=$$p.mil_mod * (1-[.BE93])" table:style-name="ce44">
            <text:p>0.164957849</text:p>
          </table:table-cell>
          <table:table-cell office:value-type="float" office:value="0.2801201956139287" table:formula="of:=(1-$$p.mod_mil-$$p.mod_sev) * (1-[.BF93])" table:style-name="ce44">
            <text:p>0.280120196</text:p>
          </table:table-cell>
          <table:table-cell office:value-type="float" office:value="3.0515600349595186E-2" table:formula="of:=$$p.sev_mod * (1-[.BG93])" table:style-name="ce44">
            <text:p>0.0305156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3] * (1-[.BB93])" table:style-name="ce45">
            <text:p>0</text:p>
          </table:table-cell>
          <table:table-cell office:value-type="float" office:value="0" table:formula="of:=$$p.mci_sev * (1-[.BC93])" table:style-name="ce42">
            <text:p>0</text:p>
          </table:table-cell>
          <table:table-cell office:value-type="float" office:value="5.6299607044399099E-4" table:formula="of:=$$p.mil_sev * (1-[.BD93])" table:style-name="ce44">
            <text:p>0.000562996</text:p>
          </table:table-cell>
          <table:table-cell office:value-type="float" office:value="5.6299607044399099E-4" table:formula="of:=$$p.mil_sev * (1-[.BE93])" table:style-name="ce44">
            <text:p>0.000562996</text:p>
          </table:table-cell>
          <table:table-cell office:value-type="float" office:value="3.7976494181490329E-2" table:formula="of:=$$p.mod_sev * (1-[.BF93])" table:style-name="ce44">
            <text:p>0.037976494</text:p>
          </table:table-cell>
          <table:table-cell office:value-type="float" office:value="0.12517623816874759" table:formula="of:=(1-$$p.sev_mil-$$p.sev_mod) * (1-[.BG93])" table:style-name="ce44">
            <text:p>0.125176238</text:p>
          </table:table-cell>
          <table:table-cell office:value-type="float" office:value="0" table:style-name="ce43">
            <text:p>0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40">
            <text:p>0.212972037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44">
            <text:p>0.212972037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44">
            <text:p>0.43700393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44">
            <text:p>0.43700393</text:p>
          </table:table-cell>
          <table:table-cell office:value-type="float" office:value="0.65159179650008869" table:formula="of:=1-EXP(-INDEX($$m.r.mortality_f; [.C93]) * $$hr.mort_mod * $$hr.mort_verymilddem)" table:number-matrix-columns-spanned="1" table:number-matrix-rows-spanned="1" table:style-name="ce44">
            <text:p>0.651591797</text:p>
          </table:table-cell>
          <table:table-cell office:value-type="float" office:value="0.84430816148165722" table:formula="of:=1-EXP(-INDEX($$m.r.mortality_f; [.C93]) * $$hr.mort_sev * $$hr.mort_verymilddem)" table:number-matrix-columns-spanned="1" table:number-matrix-rows-spanned="1" table:style-name="ce44">
            <text:p>0.844308161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3];[.S93];[.Z93];[.AG93];[.AN93];[.AU93];[.BB93])=1" table:style-name="ce29">
            <text:p>TRUE</text:p>
          </table:table-cell>
          <table:table-cell office:value-type="boolean" office:boolean-value="true" table:formula="of:=SUM([.M93];[.T93];[.AA93];[.AH93];[.AO93];[.AV93];[.BC93])=1" table:style-name="ce29">
            <text:p>TRUE</text:p>
          </table:table-cell>
          <table:table-cell office:value-type="boolean" office:boolean-value="true" table:formula="of:=SUM([.N93];[.U93];[.AB93];[.AI93];[.AP93];[.AW93];[.BD93])=1" table:style-name="ce29">
            <text:p>TRUE</text:p>
          </table:table-cell>
          <table:table-cell office:value-type="boolean" office:boolean-value="true" table:formula="of:=SUM([.O93];[.V93];[.AC93];[.AJ93];[.AQ93];[.AX93];[.BE93])=1" table:style-name="ce29">
            <text:p>TRUE</text:p>
          </table:table-cell>
          <table:table-cell office:value-type="boolean" office:boolean-value="true" table:formula="of:=SUM([.P93];[.W93];[.AD93];[.AK93];[.AR93];[.AY93];[.BF93])=1" table:style-name="ce29">
            <text:p>TRUE</text:p>
          </table:table-cell>
          <table:table-cell office:value-type="boolean" office:boolean-value="true" table:formula="of:=SUM([.Q93];[.X93];[.AE93];[.AL93];[.AS93];[.AZ93];[.BG93])=1" table:style-name="ce29">
            <text:p>TRUE</text:p>
          </table:table-cell>
          <table:table-cell office:value-type="boolean" office:boolean-value="true" table:formula="of:=SUM([.R93];[.Y93];[.AF93];[.AM93];[.AT93];[.BA93];[.BH93])=1" table:style-name="ce29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S92:.BY92];TRANSPOSE([.L92:.R92]))" table:number-matrix-columns-spanned="1" table:number-matrix-rows-spanned="1" table:style-name="ce3">
            <text:p>0</text:p>
          </table:table-cell>
          <table:table-cell office:value-type="float" office:value="6.6098011349150529E-4" table:formula="of:=MMULT([.BS92:.BY92];TRANSPOSE([.S92:.Y92]))" table:number-matrix-columns-spanned="1" table:number-matrix-rows-spanned="1" table:style-name="ce3">
            <text:p>0.00066098</text:p>
          </table:table-cell>
          <table:table-cell office:value-type="float" office:value="0" table:formula="of:=MMULT([.BS92:.BY92];TRANSPOSE([.Z92:.AF92]))" table:number-matrix-columns-spanned="1" table:number-matrix-rows-spanned="1" table:style-name="ce3">
            <text:p>0</text:p>
          </table:table-cell>
          <table:table-cell office:value-type="float" office:value="9.6313798142546691E-4" table:formula="of:=MMULT([.BS92:.BY92];TRANSPOSE([.AG92:.AM92]))" table:number-matrix-columns-spanned="1" table:number-matrix-rows-spanned="1" table:style-name="ce3">
            <text:p>0.000963138</text:p>
          </table:table-cell>
          <table:table-cell office:value-type="float" office:value="8.5554265994228597E-4" table:formula="of:=MMULT([.BS92:.BY92];TRANSPOSE([.AN92:.AT92]))" table:number-matrix-columns-spanned="1" table:number-matrix-rows-spanned="1" table:style-name="ce3">
            <text:p>0.000855543</text:p>
          </table:table-cell>
          <table:table-cell office:value-type="float" office:value="1.1345627128234885E-4" table:formula="of:=MMULT([.BS92:.BY92];TRANSPOSE([.AU92:.BA92]))" table:number-matrix-columns-spanned="1" table:number-matrix-rows-spanned="1" table:style-name="ce3">
            <text:p>0.000113456</text:p>
          </table:table-cell>
          <table:table-cell office:value-type="float" office:value="0.99740688297385882" table:formula="of:=MMULT([.BS92:.BY92];TRANSPOSE([.BB92:.BH92]))" table:number-matrix-columns-spanned="1" table:number-matrix-rows-spanned="1" table:style-name="ce3">
            <text:p>0.997406883</text:p>
          </table:table-cell>
          <table:table-cell table:style-name="ce1"/>
          <table:table-cell office:value-type="boolean" office:boolean-value="true" table:formula="of:=SUM([.BS93:.BY93])=1" table:style-name="ce29">
            <text:p>TRUE</text:p>
          </table:table-cell>
          <table:table-cell table:style-name="ce1"/>
          <table:table-cell office:value-type="float" office:value="0" table:formula="of:=[.BS93] * $$u.mci" table:style-name="ce22">
            <text:p>0.00</text:p>
          </table:table-cell>
          <table:table-cell office:value-type="float" office:value="4.8251548284879885E-4" table:formula="of:=[.BT93] * $$u.mci" table:style-name="ce22">
            <text:p>0.00</text:p>
          </table:table-cell>
          <table:table-cell office:value-type="float" office:value="0" table:formula="of:=[.BU93] * $$u.mil" table:style-name="ce22">
            <text:p>0.00</text:p>
          </table:table-cell>
          <table:table-cell office:value-type="float" office:value="6.6456520718357216E-4" table:formula="of:=[.BV93] * $$u.mil" table:style-name="ce22">
            <text:p>0.00</text:p>
          </table:table-cell>
          <table:table-cell office:value-type="float" office:value="4.5343760976941162E-4" table:formula="of:=[.BW93] * $$u.mod" table:style-name="ce22">
            <text:p>0.00</text:p>
          </table:table-cell>
          <table:table-cell office:value-type="float" office:value="4.3113383087292559E-5" table:formula="of:=[.BX93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3:.CC94])" table:style-name="ce31">
            <text:p>0.00</text:p>
          </table:table-cell>
          <table:table-cell office:value-type="float" office:value="3.9201975293444322E-4" table:formula="of:=AVERAGE([.CD93:.CD94])" table:style-name="ce31">
            <text:p>0.00</text:p>
          </table:table-cell>
          <table:table-cell office:value-type="float" office:value="0" table:formula="of:=AVERAGE([.CE93:.CE94])" table:style-name="ce31">
            <text:p>0.00</text:p>
          </table:table-cell>
          <table:table-cell office:value-type="float" office:value="5.1027483285229344E-4" table:formula="of:=AVERAGE([.CF93:.CF94])" table:style-name="ce31">
            <text:p>0.00</text:p>
          </table:table-cell>
          <table:table-cell office:value-type="float" office:value="3.3324725009001006E-4" table:formula="of:=AVERAGE([.CG93:.CG94])" table:style-name="ce31">
            <text:p>0.00</text:p>
          </table:table-cell>
          <table:table-cell office:value-type="float" office:value="3.053130031021302E-5" table:formula="of:=AVERAGE([.CH93:.CH94])" table:style-name="ce31">
            <text:p>0.00</text:p>
          </table:table-cell>
          <table:table-cell office:value-type="float" office:value="0" table:formula="of:=AVERAGE([.CI93:.CI94])" table:style-name="ce31">
            <text:p>0.00</text:p>
          </table:table-cell>
          <table:table-cell table:style-name="ce1"/>
          <table:table-cell office:value-type="float" office:value="0" table:formula="of:=[.CK93]/((1+$$discount_COST)^([.$B93]-1))" table:style-name="ce22">
            <text:p>0.00</text:p>
          </table:table-cell>
          <table:table-cell office:value-type="float" office:value="1.6588197818857451E-4" table:formula="of:=[.CL93]/((1+$$discount_COST)^([.$B93]-1))" table:style-name="ce22">
            <text:p>0.00</text:p>
          </table:table-cell>
          <table:table-cell office:value-type="float" office:value="0" table:formula="of:=[.CM93]/((1+$$discount_COST)^([.$B93]-1))" table:style-name="ce22">
            <text:p>0.00</text:p>
          </table:table-cell>
          <table:table-cell office:value-type="float" office:value="2.1592125922169475E-4" table:formula="of:=[.CN93]/((1+$$discount_COST)^([.$B93]-1))" table:style-name="ce22">
            <text:p>0.00</text:p>
          </table:table-cell>
          <table:table-cell office:value-type="float" office:value="1.4101257055809077E-4" table:formula="of:=[.CO93]/((1+$$discount_COST)^([.$B93]-1))" table:style-name="ce22">
            <text:p>0.00</text:p>
          </table:table-cell>
          <table:table-cell office:value-type="float" office:value="1.2919227804764516E-5" table:formula="of:=[.CP93]/((1+$$discount_COST)^([.$B93]-1))" table:style-name="ce22">
            <text:p>0.00</text:p>
          </table:table-cell>
          <table:table-cell office:value-type="float" office:value="0" table:formula="of:=[.CQ93]/((1+$$discount_COST)^([.$B93]-1))" table:style-name="ce22">
            <text:p>0.00</text:p>
          </table:table-cell>
          <table:table-cell table:style-name="ce1"/>
          <table:table-cell office:value-type="float" office:value="5.3573503577312455E-4" table:formula="of:=SUM([.CS93:.CY93])" table:style-name="ce31">
            <text:p>0.00</text:p>
          </table:table-cell>
          <table:table-cell table:style-name="ce1"/>
          <table:table-cell office:value-type="float" office:value="0" table:formula="of:=[.BS93] * ($$c.mci + $$c.Tx)" table:style-name="ce24">
            <text:p><text:s/>-<text:s/></text:p>
          </table:table-cell>
          <table:table-cell office:value-type="float" office:value="11.707279770161541" table:formula="of:=[.BT93]*$$c.mci" table:style-name="ce24">
            <text:p><text:s/>12<text:s/></text:p>
          </table:table-cell>
          <table:table-cell office:value-type="float" office:value="0" table:formula="of:=[.BU93] * ($$c.mil + $$c.Tx)" table:style-name="ce24">
            <text:p><text:s/>-<text:s/></text:p>
          </table:table-cell>
          <table:table-cell office:value-type="float" office:value="25.408073076650307" table:formula="of:=[.BV93]*$$c.mil" table:style-name="ce24">
            <text:p><text:s/>25<text:s/></text:p>
          </table:table-cell>
          <table:table-cell office:value-type="float" office:value="35.963488588214737" table:formula="of:=[.BW93]*$$c.mod" table:style-name="ce24">
            <text:p><text:s/>36<text:s/></text:p>
          </table:table-cell>
          <table:table-cell office:value-type="float" office:value="7.2576883020863399" table:formula="of:=[.BX93]*$$c.sev" table:style-name="ce24">
            <text:p><text:s/>7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3:.DC94])" table:style-name="ce33">
            <text:p><text:s/>-<text:s/></text:p>
          </table:table-cell>
          <table:table-cell office:value-type="float" office:value="9.5115806355819981" table:formula="of:=AVERAGE([.DD93:.DD94])" table:style-name="ce33">
            <text:p><text:s/>10<text:s/></text:p>
          </table:table-cell>
          <table:table-cell office:value-type="float" office:value="0" table:formula="of:=AVERAGE([.DE93:.DE94])" table:style-name="ce33">
            <text:p><text:s/>-<text:s/></text:p>
          </table:table-cell>
          <table:table-cell office:value-type="float" office:value="19.509146886025974" table:formula="of:=AVERAGE([.DF93:.DF94])" table:style-name="ce33">
            <text:p><text:s/>20<text:s/></text:p>
          </table:table-cell>
          <table:table-cell office:value-type="float" office:value="26.430832858705003" table:formula="of:=AVERAGE([.DG93:.DG94])" table:style-name="ce33">
            <text:p><text:s/>26<text:s/></text:p>
          </table:table-cell>
          <table:table-cell office:value-type="float" office:value="5.1396259175548105" table:formula="of:=AVERAGE([.DH93:.DH94])" table:style-name="ce33">
            <text:p><text:s/>5<text:s/></text:p>
          </table:table-cell>
          <table:table-cell office:value-type="float" office:value="0" table:formula="of:=AVERAGE([.DI93:.DI94])" table:style-name="ce33">
            <text:p><text:s/>-<text:s/></text:p>
          </table:table-cell>
          <table:table-cell office:value-type="float" office:value="0" table:formula="of:=[.DJ93]" table:style-name="ce33">
            <text:p><text:s/>-<text:s/></text:p>
          </table:table-cell>
          <table:table-cell table:style-name="ce1"/>
          <table:table-cell office:value-type="float" office:value="0" table:formula="of:=[.DL93]/((1+$$discount_COST)^([.$B93]-1))" table:style-name="ce24">
            <text:p><text:s/>-<text:s/></text:p>
          </table:table-cell>
          <table:table-cell office:value-type="float" office:value="4.0247967091452495" table:formula="of:=[.DM93]/((1+$$discount_COST)^([.$B93]-1))" table:style-name="ce24">
            <text:p><text:s/>4<text:s/></text:p>
          </table:table-cell>
          <table:table-cell office:value-type="float" office:value="0" table:formula="of:=[.DN93]/((1+$$discount_COST)^([.$B93]-1))" table:style-name="ce24">
            <text:p><text:s/>-<text:s/></text:p>
          </table:table-cell>
          <table:table-cell office:value-type="float" office:value="8.2552367680478689" table:formula="of:=[.DO93]/((1+$$discount_COST)^([.$B93]-1))" table:style-name="ce24">
            <text:p><text:s/>8<text:s/></text:p>
          </table:table-cell>
          <table:table-cell office:value-type="float" office:value="11.184127348059315" table:formula="of:=[.DP93]/((1+$$discount_COST)^([.$B93]-1))" table:style-name="ce24">
            <text:p><text:s/>11<text:s/></text:p>
          </table:table-cell>
          <table:table-cell office:value-type="float" office:value="2.1748172329873219" table:formula="of:=[.DQ93]/((1+$$discount_COST)^([.$B93]-1))" table:style-name="ce24">
            <text:p><text:s/>2<text:s/></text:p>
          </table:table-cell>
          <table:table-cell office:value-type="float" office:value="0" table:formula="of:=[.DR93]/((1+$$discount_COST)^([.$B93]-1))" table:style-name="ce24">
            <text:p><text:s/>-<text:s/></text:p>
          </table:table-cell>
          <table:table-cell office:value-type="float" office:value="0" table:formula="of:=[.DS93]/((1+$$discount_COST)^([.$B93]-1))" table:style-name="ce24">
            <text:p><text:s/>-<text:s/></text:p>
          </table:table-cell>
          <table:table-cell table:style-name="ce1"/>
          <table:table-cell office:value-type="float" office:value="25.638978058239758" table:formula="of:=SUM([.DU93:.EB93])" table:style-name="ce33">
            <text:p><text:s/>2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93]+1" table:style-name="ce1">
            <text:p>96</text:p>
          </table:table-cell>
          <table:table-cell office:value-type="float" office:value="1" table:formula="of:=IF([.B94]&lt;$$tx_duration;$$p.discontinuation_x;1)" table:style-name="ce1">
            <text:p>1</text:p>
          </table:table-cell>
          <table:table-cell table:style-name="ce1"/>
          <table:table-cell office:value-type="float" office:value="0.19251516288422044" table:formula="of:=1-EXP(-(-LN(1-$$p.mci_mil) * $$rr.tx_mci_mil^((1-$$tx_waning)^([.$B94]-1) )))" table:style-name="ce1">
            <text:p>0.192515163</text:p>
          </table:table-cell>
          <table:table-cell office:value-type="float" office:value="0" table:formula="of:=1-EXP(-(-LN(1-$$p.mci_mod) * $$rr.tx_mci_mod^((1-$$tx_waning)^([.$B94]-1) )))" table:style-name="ce1">
            <text:p>0</text:p>
          </table:table-cell>
          <table:table-cell office:value-type="float" office:value="0" table:formula="of:=1-EXP(-(-LN(1-$$p.mci_sev) * $$rr.tx_mci_sev^((1-$$tx_waning)^([.$B94]-1) )))" table:style-name="ce1">
            <text:p>0</text:p>
          </table:table-cell>
          <table:table-cell office:value-type="float" office:value="0.27487487346805328" table:formula="of:=1-EXP(-(-LN(1-$$p.mil_mod) * $$rr.tx_mil_mod^((1-$$tx_waning)^([.$B94]-1) )))" table:style-name="ce1">
            <text:p>0.274874873</text:p>
          </table:table-cell>
          <table:table-cell table:number-columns-repeated="2" table:style-name="ce1"/>
          <table:table-cell office:value-type="float" office:value="0" table:formula="of:=(1-[.F94]-[.G94]-[.H94]) * (1-[.D94]) * (1-[.BB9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4]) * (1-[.BD9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1910425126887991" table:formula="of:=(1-[.F94]-[.G94]-[.H94]) * [.D94] * (1-[.BB94])" table:style-name="ce40">
            <text:p>0.619104251</text:p>
          </table:table-cell>
          <table:table-cell office:value-type="float" office:value="0.60876533268823241" table:formula="of:=(1 - $$p.mci_mil - $$p.mci_mod - $$p.mci_sev) * (1-[.BC94])" table:style-name="ce44">
            <text:p>0.608765333</text:p>
          </table:table-cell>
          <table:table-cell office:value-type="float" office:value="0" table:formula="of:=$$p.mil_mci * [.D94] * (1-[.BD94])" table:style-name="ce42">
            <text:p>0</text:p>
          </table:table-cell>
          <table:table-cell office:value-type="float" office:value="0" table:formula="of:=$$p.mil_mci * (1-[.BE94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4] * (1-[.D94]) * (1-[.BB94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4] - $$p.mil_sev) * (1-[.D94]) * (1-[.BD94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760271685231952" table:formula="of:=[.F94] * [.D94] * (1-[.BB94])" table:style-name="ce40">
            <text:p>0.147602717</text:p>
          </table:table-cell>
          <table:table-cell office:value-type="float" office:value="0.15794163543296708" table:formula="of:=$$p.mci_mil * (1-[.BC94])" table:style-name="ce44">
            <text:p>0.157941635</text:p>
          </table:table-cell>
          <table:table-cell office:value-type="float" office:value="0.38288403815650207" table:formula="of:=(1 - $$p.mil_mci - [.I94] - $$p.mil_sev) * [.D94] * (1-[.BD94])" table:style-name="ce44">
            <text:p>0.382884038</text:p>
          </table:table-cell>
          <table:table-cell office:value-type="float" office:value="0.37330030547775056" table:formula="of:=(1 - $$p.mil_mci - $$p.mil_mod - $$p.mil_sev) * (1-[.BE94])" table:style-name="ce44">
            <text:p>0.373300305</text:p>
          </table:table-cell>
          <table:table-cell office:value-type="float" office:value="2.7014131017353567E-2" table:formula="of:=$$p.mod_mil * (1-[.BF94])" table:style-name="ce44">
            <text:p>0.027014131</text:p>
          </table:table-cell>
          <table:table-cell office:value-type="float" office:value="0" table:formula="of:=$$p.sev_mil * (1-[.BG94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4] * (1-[.BB94])" table:style-name="ce40">
            <text:p>0</text:p>
          </table:table-cell>
          <table:table-cell office:value-type="float" office:value="0" table:formula="of:=$$p.mci_mod * (1-[.BC94])" table:style-name="ce42">
            <text:p>0</text:p>
          </table:table-cell>
          <table:table-cell office:value-type="float" office:value="0.14534118163425258" table:formula="of:=[.I94] * (1-[.BD94])" table:style-name="ce44">
            <text:p>0.145341182</text:p>
          </table:table-cell>
          <table:table-cell office:value-type="float" office:value="0.15492491431300409" table:formula="of:=$$p.mil_mod * (1-[.BE94])" table:style-name="ce44">
            <text:p>0.154924914</text:p>
          </table:table-cell>
          <table:table-cell office:value-type="float" office:value="0.24964783147071573" table:formula="of:=(1-$$p.mod_mil-$$p.mod_sev) * (1-[.BF94])" table:style-name="ce44">
            <text:p>0.249647831</text:p>
          </table:table-cell>
          <table:table-cell office:value-type="float" office:value="2.4905484460290225E-2" table:formula="of:=$$p.sev_mod * (1-[.BG94])" table:style-name="ce44">
            <text:p>0.024905484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4] * (1-[.BB94])" table:style-name="ce45">
            <text:p>0</text:p>
          </table:table-cell>
          <table:table-cell office:value-type="float" office:value="0" table:formula="of:=$$p.mci_sev * (1-[.BC94])" table:style-name="ce42">
            <text:p>0</text:p>
          </table:table-cell>
          <table:table-cell office:value-type="float" office:value="5.2875397376451918E-4" table:formula="of:=$$p.mil_sev * (1-[.BD94])" table:style-name="ce44">
            <text:p>0.000528754</text:p>
          </table:table-cell>
          <table:table-cell office:value-type="float" office:value="5.2875397376451918E-4" table:formula="of:=$$p.mil_sev * (1-[.BE94])" table:style-name="ce44">
            <text:p>0.000528754</text:p>
          </table:table-cell>
          <table:table-cell office:value-type="float" office:value="3.3845290584960219E-2" table:formula="of:=$$p.mod_sev * (1-[.BF94])" table:style-name="ce44">
            <text:p>0.033845291</text:p>
          </table:table-cell>
          <table:table-cell office:value-type="float" office:value="0.10216331380649664" table:formula="of:=(1-$$p.sev_mil-$$p.sev_mod) * (1-[.BG94])" table:style-name="ce44">
            <text:p>0.102163314</text:p>
          </table:table-cell>
          <table:table-cell office:value-type="float" office:value="0" table:style-name="ce43">
            <text:p>0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40">
            <text:p>0.233293032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44">
            <text:p>0.233293032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44">
            <text:p>0.471246026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44">
            <text:p>0.471246026</text:p>
          </table:table-cell>
          <table:table-cell office:value-type="float" office:value="0.68949274692697049" table:formula="of:=1-EXP(-INDEX($$m.r.mortality_f; [.C94]) * $$hr.mort_mod * $$hr.mort_verymilddem)" table:number-matrix-columns-spanned="1" table:number-matrix-rows-spanned="1" table:style-name="ce44">
            <text:p>0.689492747</text:p>
          </table:table-cell>
          <table:table-cell office:value-type="float" office:value="0.87293120173321315" table:formula="of:=1-EXP(-INDEX($$m.r.mortality_f; [.C94]) * $$hr.mort_sev * $$hr.mort_verymilddem)" table:number-matrix-columns-spanned="1" table:number-matrix-rows-spanned="1" table:style-name="ce44">
            <text:p>0.87293120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4];[.S94];[.Z94];[.AG94];[.AN94];[.AU94];[.BB94])=1" table:style-name="ce29">
            <text:p>TRUE</text:p>
          </table:table-cell>
          <table:table-cell office:value-type="boolean" office:boolean-value="true" table:formula="of:=SUM([.M94];[.T94];[.AA94];[.AH94];[.AO94];[.AV94];[.BC94])=1" table:style-name="ce29">
            <text:p>TRUE</text:p>
          </table:table-cell>
          <table:table-cell office:value-type="boolean" office:boolean-value="true" table:formula="of:=SUM([.N94];[.U94];[.AB94];[.AI94];[.AP94];[.AW94];[.BD94])=1" table:style-name="ce29">
            <text:p>TRUE</text:p>
          </table:table-cell>
          <table:table-cell office:value-type="boolean" office:boolean-value="true" table:formula="of:=SUM([.O94];[.V94];[.AC94];[.AJ94];[.AQ94];[.AX94];[.BE94])=1" table:style-name="ce29">
            <text:p>TRUE</text:p>
          </table:table-cell>
          <table:table-cell office:value-type="boolean" office:boolean-value="true" table:formula="of:=SUM([.P94];[.W94];[.AD94];[.AK94];[.AR94];[.AY94];[.BF94])=1" table:style-name="ce29">
            <text:p>TRUE</text:p>
          </table:table-cell>
          <table:table-cell office:value-type="boolean" office:boolean-value="true" table:formula="of:=SUM([.Q94];[.X94];[.AE94];[.AL94];[.AS94];[.AZ94];[.BG94])=1" table:style-name="ce29">
            <text:p>TRUE</text:p>
          </table:table-cell>
          <table:table-cell office:value-type="boolean" office:boolean-value="true" table:formula="of:=SUM([.R94];[.Y94];[.AF94];[.AM94];[.AT94];[.BA94];[.BH94])=1" table:style-name="ce29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S93:.BY93];TRANSPOSE([.L93:.R93]))" table:number-matrix-columns-spanned="1" table:number-matrix-rows-spanned="1" table:style-name="ce3">
            <text:p>0</text:p>
          </table:table-cell>
          <table:table-cell office:value-type="float" office:value="4.1304660687683229E-4" table:formula="of:=MMULT([.BS93:.BY93];TRANSPOSE([.S93:.Y93]))" table:number-matrix-columns-spanned="1" table:number-matrix-rows-spanned="1" table:style-name="ce3">
            <text:p>0.000413047</text:p>
          </table:table-cell>
          <table:table-cell office:value-type="float" office:value="0" table:formula="of:=MMULT([.BS93:.BY93];TRANSPOSE([.Z93:.AF93]))" table:number-matrix-columns-spanned="1" table:number-matrix-rows-spanned="1" table:style-name="ce3">
            <text:p>0</text:p>
          </table:table-cell>
          <table:table-cell office:value-type="float" office:value="5.1591950510292009E-4" table:formula="of:=MMULT([.BS93:.BY93];TRANSPOSE([.AG93:.AM93]))" table:number-matrix-columns-spanned="1" table:number-matrix-rows-spanned="1" table:style-name="ce3">
            <text:p>0.00051592</text:p>
          </table:table-cell>
          <table:table-cell office:value-type="float" office:value="4.0199413285020482E-4" table:formula="of:=MMULT([.BS93:.BY93];TRANSPOSE([.AN93:.AT93]))" table:number-matrix-columns-spanned="1" table:number-matrix-rows-spanned="1" table:style-name="ce3">
            <text:p>0.000401994</text:p>
          </table:table-cell>
          <table:table-cell office:value-type="float" office:value="4.723478298193021E-5" table:formula="of:=MMULT([.BS93:.BY93];TRANSPOSE([.AU93:.BA93]))" table:number-matrix-columns-spanned="1" table:number-matrix-rows-spanned="1" table:style-name="ce3">
            <text:p>4.72348E-05</text:p>
          </table:table-cell>
          <table:table-cell office:value-type="float" office:value="0.99862180497218855" table:formula="of:=MMULT([.BS93:.BY93];TRANSPOSE([.BB93:.BH93]))" table:number-matrix-columns-spanned="1" table:number-matrix-rows-spanned="1" table:style-name="ce3">
            <text:p>0.998621805</text:p>
          </table:table-cell>
          <table:table-cell table:style-name="ce1"/>
          <table:table-cell office:value-type="boolean" office:boolean-value="true" table:formula="of:=SUM([.BS94:.BY94])=1" table:style-name="ce29">
            <text:p>TRUE</text:p>
          </table:table-cell>
          <table:table-cell table:style-name="ce1"/>
          <table:table-cell office:value-type="float" office:value="0" table:formula="of:=[.BS94] * $$u.mci" table:style-name="ce22">
            <text:p>0.00</text:p>
          </table:table-cell>
          <table:table-cell office:value-type="float" office:value="3.0152402302008758E-4" table:formula="of:=[.BT94] * $$u.mci" table:style-name="ce22">
            <text:p>0.00</text:p>
          </table:table-cell>
          <table:table-cell office:value-type="float" office:value="0" table:formula="of:=[.BU94] * $$u.mil" table:style-name="ce22">
            <text:p>0.00</text:p>
          </table:table-cell>
          <table:table-cell office:value-type="float" office:value="3.5598445852101483E-4" table:formula="of:=[.BV94] * $$u.mil" table:style-name="ce22">
            <text:p>0.00</text:p>
          </table:table-cell>
          <table:table-cell office:value-type="float" office:value="2.1305689041060857E-4" table:formula="of:=[.BW94] * $$u.mod" table:style-name="ce22">
            <text:p>0.00</text:p>
          </table:table-cell>
          <table:table-cell office:value-type="float" office:value="1.7949217533133481E-5" table:formula="of:=[.BX94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4:.CC95])" table:style-name="ce31">
            <text:p>0.00</text:p>
          </table:table-cell>
          <table:table-cell office:value-type="float" office:value="2.4254069760370271E-4" table:formula="of:=AVERAGE([.CD94:.CD95])" table:style-name="ce31">
            <text:p>0.00</text:p>
          </table:table-cell>
          <table:table-cell office:value-type="float" office:value="0" table:formula="of:=AVERAGE([.CE94:.CE95])" table:style-name="ce31">
            <text:p>0.00</text:p>
          </table:table-cell>
          <table:table-cell office:value-type="float" office:value="2.7069017149287039E-4" table:formula="of:=AVERAGE([.CF94:.CF95])" table:style-name="ce31">
            <text:p>0.00</text:p>
          </table:table-cell>
          <table:table-cell office:value-type="float" office:value="1.5461591596337051E-4" table:formula="of:=AVERAGE([.CG94:.CG95])" table:style-name="ce31">
            <text:p>0.00</text:p>
          </table:table-cell>
          <table:table-cell office:value-type="float" office:value="1.252838105663975E-5" table:formula="of:=AVERAGE([.CH94:.CH95])" table:style-name="ce31">
            <text:p>0.00</text:p>
          </table:table-cell>
          <table:table-cell office:value-type="float" office:value="0" table:formula="of:=AVERAGE([.CI94:.CI95])" table:style-name="ce31">
            <text:p>0.00</text:p>
          </table:table-cell>
          <table:table-cell table:style-name="ce1"/>
          <table:table-cell office:value-type="float" office:value="0" table:formula="of:=[.CK94]/((1+$$discount_COST)^([.$B94]-1))" table:style-name="ce22">
            <text:p>0.00</text:p>
          </table:table-cell>
          <table:table-cell office:value-type="float" office:value="9.9159773880627634E-5" table:formula="of:=[.CL94]/((1+$$discount_COST)^([.$B94]-1))" table:style-name="ce22">
            <text:p>0.00</text:p>
          </table:table-cell>
          <table:table-cell office:value-type="float" office:value="0" table:formula="of:=[.CM94]/((1+$$discount_COST)^([.$B94]-1))" table:style-name="ce22">
            <text:p>0.00</text:p>
          </table:table-cell>
          <table:table-cell office:value-type="float" office:value="1.1066833921950248E-4" table:formula="of:=[.CN94]/((1+$$discount_COST)^([.$B94]-1))" table:style-name="ce22">
            <text:p>0.00</text:p>
          </table:table-cell>
          <table:table-cell office:value-type="float" office:value="6.321281094987617E-5" table:formula="of:=[.CO94]/((1+$$discount_COST)^([.$B94]-1))" table:style-name="ce22">
            <text:p>0.00</text:p>
          </table:table-cell>
          <table:table-cell office:value-type="float" office:value="5.1220741299944651E-6" table:formula="of:=[.CP94]/((1+$$discount_COST)^([.$B94]-1))" table:style-name="ce22">
            <text:p>0.00</text:p>
          </table:table-cell>
          <table:table-cell office:value-type="float" office:value="0" table:formula="of:=[.CQ94]/((1+$$discount_COST)^([.$B94]-1))" table:style-name="ce22">
            <text:p>0.00</text:p>
          </table:table-cell>
          <table:table-cell table:style-name="ce1"/>
          <table:table-cell office:value-type="float" office:value="2.7816299818000077E-4" table:formula="of:=SUM([.CS94:.CY94])" table:style-name="ce31">
            <text:p>0.00</text:p>
          </table:table-cell>
          <table:table-cell table:style-name="ce1"/>
          <table:table-cell office:value-type="float" office:value="0" table:formula="of:=[.BS94] * ($$c.mci + $$c.Tx)" table:style-name="ce24">
            <text:p><text:s/>-<text:s/></text:p>
          </table:table-cell>
          <table:table-cell office:value-type="float" office:value="7.3158815010024538" table:formula="of:=[.BT94]*$$c.mci" table:style-name="ce24">
            <text:p><text:s/>7<text:s/></text:p>
          </table:table-cell>
          <table:table-cell office:value-type="float" office:value="0" table:formula="of:=[.BU94] * ($$c.mil + $$c.Tx)" table:style-name="ce24">
            <text:p><text:s/>-<text:s/></text:p>
          </table:table-cell>
          <table:table-cell office:value-type="float" office:value="13.610220695401644" table:formula="of:=[.BV94]*$$c.mil" table:style-name="ce24">
            <text:p><text:s/>14<text:s/></text:p>
          </table:table-cell>
          <table:table-cell office:value-type="float" office:value="16.898177129195268" table:formula="of:=[.BW94]*$$c.mod" table:style-name="ce24">
            <text:p><text:s/>17<text:s/></text:p>
          </table:table-cell>
          <table:table-cell office:value-type="float" office:value="3.0215635330232811" table:formula="of:=[.BX94]*$$c.sev" table:style-name="ce24">
            <text:p><text:s/>3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4:.DC95])" table:style-name="ce33">
            <text:p><text:s/>-<text:s/></text:p>
          </table:table-cell>
          <table:table-cell office:value-type="float" office:value="5.8847682684339482" table:formula="of:=AVERAGE([.DD94:.DD95])" table:style-name="ce33">
            <text:p><text:s/>6<text:s/></text:p>
          </table:table-cell>
          <table:table-cell office:value-type="float" office:value="0" table:formula="of:=AVERAGE([.DE94:.DE95])" table:style-name="ce33">
            <text:p><text:s/>-<text:s/></text:p>
          </table:table-cell>
          <table:table-cell office:value-type="float" office:value="10.349196112101051" table:formula="of:=AVERAGE([.DF94:.DF95])" table:style-name="ce33">
            <text:p><text:s/>10<text:s/></text:p>
          </table:table-cell>
          <table:table-cell office:value-type="float" office:value="12.263049225521371" table:formula="of:=AVERAGE([.DG94:.DG95])" table:style-name="ce33">
            <text:p><text:s/>12<text:s/></text:p>
          </table:table-cell>
          <table:table-cell office:value-type="float" office:value="2.1090222600892266" table:formula="of:=AVERAGE([.DH94:.DH95])" table:style-name="ce33">
            <text:p><text:s/>2<text:s/></text:p>
          </table:table-cell>
          <table:table-cell office:value-type="float" office:value="0" table:formula="of:=AVERAGE([.DI94:.DI95])" table:style-name="ce33">
            <text:p><text:s/>-<text:s/></text:p>
          </table:table-cell>
          <table:table-cell office:value-type="float" office:value="0" table:formula="of:=[.DJ94]" table:style-name="ce33">
            <text:p><text:s/>-<text:s/></text:p>
          </table:table-cell>
          <table:table-cell table:style-name="ce1"/>
          <table:table-cell office:value-type="float" office:value="0" table:formula="of:=[.DL94]/((1+$$discount_COST)^([.$B94]-1))" table:style-name="ce24">
            <text:p><text:s/>-<text:s/></text:p>
          </table:table-cell>
          <table:table-cell office:value-type="float" office:value="2.4059149520187351" table:formula="of:=[.DM94]/((1+$$discount_COST)^([.$B94]-1))" table:style-name="ce24">
            <text:p><text:s/>2<text:s/></text:p>
          </table:table-cell>
          <table:table-cell office:value-type="float" office:value="0" table:formula="of:=[.DN94]/((1+$$discount_COST)^([.$B94]-1))" table:style-name="ce24">
            <text:p><text:s/>-<text:s/></text:p>
          </table:table-cell>
          <table:table-cell office:value-type="float" office:value="4.2311412330437044" table:formula="of:=[.DO94]/((1+$$discount_COST)^([.$B94]-1))" table:style-name="ce24">
            <text:p><text:s/>4<text:s/></text:p>
          </table:table-cell>
          <table:table-cell office:value-type="float" office:value="5.0135964821729821" table:formula="of:=[.DP94]/((1+$$discount_COST)^([.$B94]-1))" table:style-name="ce24">
            <text:p><text:s/>5<text:s/></text:p>
          </table:table-cell>
          <table:table-cell office:value-type="float" office:value="0.86224774846390684" table:formula="of:=[.DQ94]/((1+$$discount_COST)^([.$B94]-1))" table:style-name="ce24">
            <text:p><text:s/>1<text:s/></text:p>
          </table:table-cell>
          <table:table-cell office:value-type="float" office:value="0" table:formula="of:=[.DR94]/((1+$$discount_COST)^([.$B94]-1))" table:style-name="ce24">
            <text:p><text:s/>-<text:s/></text:p>
          </table:table-cell>
          <table:table-cell office:value-type="float" office:value="0" table:formula="of:=[.DS94]/((1+$$discount_COST)^([.$B94]-1))" table:style-name="ce24">
            <text:p><text:s/>-<text:s/></text:p>
          </table:table-cell>
          <table:table-cell table:style-name="ce1"/>
          <table:table-cell office:value-type="float" office:value="12.512900415699328" table:formula="of:=SUM([.DU94:.EB94])" table:style-name="ce33">
            <text:p><text:s/>1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94]+1" table:style-name="ce1">
            <text:p>97</text:p>
          </table:table-cell>
          <table:table-cell office:value-type="float" office:value="1" table:formula="of:=IF([.B95]&lt;$$tx_duration;$$p.discontinuation_x;1)" table:style-name="ce1">
            <text:p>1</text:p>
          </table:table-cell>
          <table:table-cell table:style-name="ce1"/>
          <table:table-cell office:value-type="float" office:value="0.19317062654289785" table:formula="of:=1-EXP(-(-LN(1-$$p.mci_mil) * $$rr.tx_mci_mil^((1-$$tx_waning)^([.$B95]-1) )))" table:style-name="ce1">
            <text:p>0.193170627</text:p>
          </table:table-cell>
          <table:table-cell office:value-type="float" office:value="0" table:formula="of:=1-EXP(-(-LN(1-$$p.mci_mod) * $$rr.tx_mci_mod^((1-$$tx_waning)^([.$B95]-1) )))" table:style-name="ce1">
            <text:p>0</text:p>
          </table:table-cell>
          <table:table-cell office:value-type="float" office:value="0" table:formula="of:=1-EXP(-(-LN(1-$$p.mci_sev) * $$rr.tx_mci_sev^((1-$$tx_waning)^([.$B95]-1) )))" table:style-name="ce1">
            <text:p>0</text:p>
          </table:table-cell>
          <table:table-cell office:value-type="float" office:value="0.27575943618103671" table:formula="of:=1-EXP(-(-LN(1-$$p.mil_mod) * $$rr.tx_mil_mod^((1-$$tx_waning)^([.$B95]-1) )))" table:style-name="ce1">
            <text:p>0.275759436</text:p>
          </table:table-cell>
          <table:table-cell table:number-columns-repeated="2" table:style-name="ce1"/>
          <table:table-cell office:value-type="float" office:value="0" table:formula="of:=(1-[.F95]-[.G95]-[.H95]) * (1-[.D95]) * (1-[.BB9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5]) * (1-[.BD9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60151953545012171" table:formula="of:=(1-[.F95]-[.G95]-[.H95]) * [.D95] * (1-[.BB95])" table:style-name="ce40">
            <text:p>0.601519535</text:p>
          </table:table-cell>
          <table:table-cell office:value-type="float" office:value="0.59195478853347705" table:formula="of:=(1 - $$p.mci_mil - $$p.mci_mod - $$p.mci_sev) * (1-[.BC95])" table:style-name="ce44">
            <text:p>0.591954789</text:p>
          </table:table-cell>
          <table:table-cell office:value-type="float" office:value="0" table:formula="of:=$$p.mil_mci * [.D95] * (1-[.BD95])" table:style-name="ce42">
            <text:p>0</text:p>
          </table:table-cell>
          <table:table-cell office:value-type="float" office:value="0" table:formula="of:=$$p.mil_mci * (1-[.BE95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5] * (1-[.D95]) * (1-[.BB95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5] - $$p.mil_sev) * (1-[.D95]) * (1-[.BD95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401546270287199" table:formula="of:=[.F95] * [.D95] * (1-[.BB95])" table:style-name="ce40">
            <text:p>0.144015463</text:p>
          </table:table-cell>
          <table:table-cell office:value-type="float" office:value="0.15358020961951671" table:formula="of:=$$p.mci_mil * (1-[.BC95])" table:style-name="ce44">
            <text:p>0.15358021</text:p>
          </table:table-cell>
          <table:table-cell office:value-type="float" office:value="0.35757257439231338" table:formula="of:=(1 - $$p.mil_mci - [.I95] - $$p.mil_sev) * [.D95] * (1-[.BD95])" table:style-name="ce44">
            <text:p>0.357572574</text:p>
          </table:table-cell>
          <table:table-cell office:value-type="float" office:value="0.34904878148422536" table:formula="of:=(1 - $$p.mil_mci - $$p.mil_mod - $$p.mil_sev) * (1-[.BE95])" table:style-name="ce44">
            <text:p>0.349048781</text:p>
          </table:table-cell>
          <table:table-cell office:value-type="float" office:value="2.3880838796726696E-2" table:formula="of:=$$p.mod_mil * (1-[.BF95])" table:style-name="ce44">
            <text:p>0.023880839</text:p>
          </table:table-cell>
          <table:table-cell office:value-type="float" office:value="0" table:formula="of:=$$p.sev_mil * (1-[.BG95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5] * (1-[.BB95])" table:style-name="ce40">
            <text:p>0</text:p>
          </table:table-cell>
          <table:table-cell office:value-type="float" office:value="0" table:formula="of:=$$p.mci_mod * (1-[.BC95])" table:style-name="ce42">
            <text:p>0</text:p>
          </table:table-cell>
          <table:table-cell office:value-type="float" office:value="0.13633639544159754" table:formula="of:=[.I95] * (1-[.BD95])" table:style-name="ce44">
            <text:p>0.136336395</text:p>
          </table:table-cell>
          <table:table-cell office:value-type="float" office:value="0.14486018834968556" table:formula="of:=$$p.mil_mod * (1-[.BE95])" table:style-name="ce44">
            <text:p>0.144860188</text:p>
          </table:table-cell>
          <table:table-cell office:value-type="float" office:value="0.22069188956975019" table:formula="of:=(1-$$p.mod_mil-$$p.mod_sev) * (1-[.BF95])" table:style-name="ce44">
            <text:p>0.22069189</text:p>
          </table:table-cell>
          <table:table-cell office:value-type="float" office:value="2.0037820788652953E-2" table:formula="of:=$$p.sev_mod * (1-[.BG95])" table:style-name="ce44">
            <text:p>0.020037821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5] * (1-[.BB95])" table:style-name="ce45">
            <text:p>0</text:p>
          </table:table-cell>
          <table:table-cell office:value-type="float" office:value="0" table:formula="of:=$$p.mci_sev * (1-[.BC95])" table:style-name="ce42">
            <text:p>0</text:p>
          </table:table-cell>
          <table:table-cell office:value-type="float" office:value="4.9440337320711802E-4" table:formula="of:=$$p.mil_sev * (1-[.BD95])" table:style-name="ce44">
            <text:p>0.000494403</text:p>
          </table:table-cell>
          <table:table-cell office:value-type="float" office:value="4.9440337320711802E-4" table:formula="of:=$$p.mil_sev * (1-[.BE95])" table:style-name="ce44">
            <text:p>0.000494403</text:p>
          </table:table-cell>
          <table:table-cell office:value-type="float" office:value="2.9919671595898967E-2" table:formula="of:=$$p.mod_sev * (1-[.BF95])" table:style-name="ce44">
            <text:p>0.029919672</text:p>
          </table:table-cell>
          <table:table-cell office:value-type="float" office:value="8.219595874529069E-2" table:formula="of:=(1-$$p.sev_mil-$$p.sev_mod) * (1-[.BG95])" table:style-name="ce44">
            <text:p>0.082195959</text:p>
          </table:table-cell>
          <table:table-cell office:value-type="float" office:value="0" table:style-name="ce43">
            <text:p>0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40">
            <text:p>0.254465002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44">
            <text:p>0.254465002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44">
            <text:p>0.505596627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44">
            <text:p>0.505596627</text:p>
          </table:table-cell>
          <table:table-cell office:value-type="float" office:value="0.72550760003762416" table:formula="of:=1-EXP(-INDEX($$m.r.mortality_f; [.C95]) * $$hr.mort_mod * $$hr.mort_verymilddem)" table:number-matrix-columns-spanned="1" table:number-matrix-rows-spanned="1" table:style-name="ce44">
            <text:p>0.7255076</text:p>
          </table:table-cell>
          <table:table-cell office:value-type="float" office:value="0.89776622046605636" table:formula="of:=1-EXP(-INDEX($$m.r.mortality_f; [.C95]) * $$hr.mort_sev * $$hr.mort_verymilddem)" table:number-matrix-columns-spanned="1" table:number-matrix-rows-spanned="1" table:style-name="ce44">
            <text:p>0.89776622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5];[.S95];[.Z95];[.AG95];[.AN95];[.AU95];[.BB95])=1" table:style-name="ce29">
            <text:p>TRUE</text:p>
          </table:table-cell>
          <table:table-cell office:value-type="boolean" office:boolean-value="true" table:formula="of:=SUM([.M95];[.T95];[.AA95];[.AH95];[.AO95];[.AV95];[.BC95])=1" table:style-name="ce29">
            <text:p>TRUE</text:p>
          </table:table-cell>
          <table:table-cell office:value-type="boolean" office:boolean-value="true" table:formula="of:=SUM([.N95];[.U95];[.AB95];[.AI95];[.AP95];[.AW95];[.BD95])=1" table:style-name="ce29">
            <text:p>TRUE</text:p>
          </table:table-cell>
          <table:table-cell office:value-type="boolean" office:boolean-value="true" table:formula="of:=SUM([.O95];[.V95];[.AC95];[.AJ95];[.AQ95];[.AX95];[.BE95])=1" table:style-name="ce29">
            <text:p>TRUE</text:p>
          </table:table-cell>
          <table:table-cell office:value-type="boolean" office:boolean-value="true" table:formula="of:=SUM([.P95];[.W95];[.AD95];[.AK95];[.AR95];[.AY95];[.BF95])=1" table:style-name="ce29">
            <text:p>TRUE</text:p>
          </table:table-cell>
          <table:table-cell office:value-type="boolean" office:boolean-value="true" table:formula="of:=SUM([.Q95];[.X95];[.AE95];[.AL95];[.AS95];[.AZ95];[.BG95])=1" table:style-name="ce29">
            <text:p>TRUE</text:p>
          </table:table-cell>
          <table:table-cell office:value-type="boolean" office:boolean-value="true" table:formula="of:=SUM([.R95];[.Y95];[.AF95];[.AM95];[.AT95];[.BA95];[.BH95])=1" table:style-name="ce29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S94:.BY94];TRANSPOSE([.L94:.R94]))" table:number-matrix-columns-spanned="1" table:number-matrix-rows-spanned="1" table:style-name="ce3">
            <text:p>0</text:p>
          </table:table-cell>
          <table:table-cell office:value-type="float" office:value="2.5144845505112036E-4" table:formula="of:=MMULT([.BS94:.BY94];TRANSPOSE([.S94:.Y94]))" table:number-matrix-columns-spanned="1" table:number-matrix-rows-spanned="1" table:style-name="ce3">
            <text:p>0.000251448</text:p>
          </table:table-cell>
          <table:table-cell office:value-type="float" office:value="0" table:formula="of:=MMULT([.BS94:.BY94];TRANSPOSE([.Z94:.AF94]))" table:number-matrix-columns-spanned="1" table:number-matrix-rows-spanned="1" table:style-name="ce3">
            <text:p>0</text:p>
          </table:table-cell>
          <table:table-cell office:value-type="float" office:value="2.6868968763003756E-4" table:formula="of:=MMULT([.BS94:.BY94];TRANSPOSE([.AG94:.AM94]))" table:number-matrix-columns-spanned="1" table:number-matrix-rows-spanned="1" table:style-name="ce3">
            <text:p>0.00026869</text:p>
          </table:table-cell>
          <table:table-cell office:value-type="float" office:value="1.8146215380402344E-4" table:formula="of:=MMULT([.BS94:.BY94];TRANSPOSE([.AN94:.AT94]))" table:number-matrix-columns-spanned="1" table:number-matrix-rows-spanned="1" table:style-name="ce3">
            <text:p>0.000181462</text:p>
          </table:table-cell>
          <table:table-cell office:value-type="float" office:value="1.870406468459478E-5" table:formula="of:=MMULT([.BS94:.BY94];TRANSPOSE([.AU94:.BA94]))" table:number-matrix-columns-spanned="1" table:number-matrix-rows-spanned="1" table:style-name="ce3">
            <text:p>1.87041E-05</text:p>
          </table:table-cell>
          <table:table-cell office:value-type="float" office:value="0.99927969563883068" table:formula="of:=MMULT([.BS94:.BY94];TRANSPOSE([.BB94:.BH94]))" table:number-matrix-columns-spanned="1" table:number-matrix-rows-spanned="1" table:style-name="ce3">
            <text:p>0.999279696</text:p>
          </table:table-cell>
          <table:table-cell table:style-name="ce1"/>
          <table:table-cell office:value-type="boolean" office:boolean-value="true" table:formula="of:=SUM([.BS95:.BY95])=1" table:style-name="ce29">
            <text:p>TRUE</text:p>
          </table:table-cell>
          <table:table-cell table:style-name="ce1"/>
          <table:table-cell office:value-type="float" office:value="0" table:formula="of:=[.BS95] * $$u.mci" table:style-name="ce22">
            <text:p>0.00</text:p>
          </table:table-cell>
          <table:table-cell office:value-type="float" office:value="1.8355737218731785E-4" table:formula="of:=[.BT95] * $$u.mci" table:style-name="ce22">
            <text:p>0.00</text:p>
          </table:table-cell>
          <table:table-cell office:value-type="float" office:value="0" table:formula="of:=[.BU95] * $$u.mil" table:style-name="ce22">
            <text:p>0.00</text:p>
          </table:table-cell>
          <table:table-cell office:value-type="float" office:value="1.8539588446472592E-4" table:formula="of:=[.BV95] * $$u.mil" table:style-name="ce22">
            <text:p>0.00</text:p>
          </table:table-cell>
          <table:table-cell office:value-type="float" office:value="9.6174941516132423E-5" table:formula="of:=[.BW95] * $$u.mod" table:style-name="ce22">
            <text:p>0.00</text:p>
          </table:table-cell>
          <table:table-cell office:value-type="float" office:value="7.1075445801460163E-6" table:formula="of:=[.BX95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5:.CC96])" table:style-name="ce31">
            <text:p>0.00</text:p>
          </table:table-cell>
          <table:table-cell office:value-type="float" office:value="1.4610751881211117E-4" table:formula="of:=AVERAGE([.CD95:.CD96])" table:style-name="ce31">
            <text:p>0.00</text:p>
          </table:table-cell>
          <table:table-cell office:value-type="float" office:value="0" table:formula="of:=AVERAGE([.CE95:.CE96])" table:style-name="ce31">
            <text:p>0.00</text:p>
          </table:table-cell>
          <table:table-cell office:value-type="float" office:value="1.3987213234755897E-4" table:formula="of:=AVERAGE([.CF95:.CF96])" table:style-name="ce31">
            <text:p>0.00</text:p>
          </table:table-cell>
          <table:table-cell office:value-type="float" office:value="6.9113750819570742E-5" table:formula="of:=AVERAGE([.CG95:.CG96])" table:style-name="ce31">
            <text:p>0.00</text:p>
          </table:table-cell>
          <table:table-cell office:value-type="float" office:value="4.9026825466121241E-6" table:formula="of:=AVERAGE([.CH95:.CH96])" table:style-name="ce31">
            <text:p>0.00</text:p>
          </table:table-cell>
          <table:table-cell office:value-type="float" office:value="0" table:formula="of:=AVERAGE([.CI95:.CI96])" table:style-name="ce31">
            <text:p>0.00</text:p>
          </table:table-cell>
          <table:table-cell table:style-name="ce1"/>
          <table:table-cell office:value-type="float" office:value="0" table:formula="of:=[.CK95]/((1+$$discount_COST)^([.$B95]-1))" table:style-name="ce22">
            <text:p>0.00</text:p>
          </table:table-cell>
          <table:table-cell office:value-type="float" office:value="5.7714258624521548E-5" table:formula="of:=[.CL95]/((1+$$discount_COST)^([.$B95]-1))" table:style-name="ce22">
            <text:p>0.00</text:p>
          </table:table-cell>
          <table:table-cell office:value-type="float" office:value="0" table:formula="of:=[.CM95]/((1+$$discount_COST)^([.$B95]-1))" table:style-name="ce22">
            <text:p>0.00</text:p>
          </table:table-cell>
          <table:table-cell office:value-type="float" office:value="5.5251204635480866E-5" table:formula="of:=[.CN95]/((1+$$discount_COST)^([.$B95]-1))" table:style-name="ce22">
            <text:p>0.00</text:p>
          </table:table-cell>
          <table:table-cell office:value-type="float" office:value="2.7300777685787376E-5" table:formula="of:=[.CO95]/((1+$$discount_COST)^([.$B95]-1))" table:style-name="ce22">
            <text:p>0.00</text:p>
          </table:table-cell>
          <table:table-cell office:value-type="float" office:value="1.9366196260780338E-6" table:formula="of:=[.CP95]/((1+$$discount_COST)^([.$B95]-1))" table:style-name="ce22">
            <text:p>0.00</text:p>
          </table:table-cell>
          <table:table-cell office:value-type="float" office:value="0" table:formula="of:=[.CQ95]/((1+$$discount_COST)^([.$B95]-1))" table:style-name="ce22">
            <text:p>0.00</text:p>
          </table:table-cell>
          <table:table-cell table:style-name="ce1"/>
          <table:table-cell office:value-type="float" office:value="1.4220286057186783E-4" table:formula="of:=SUM([.CS95:.CY95])" table:style-name="ce31">
            <text:p>0.00</text:p>
          </table:table-cell>
          <table:table-cell table:style-name="ce1"/>
          <table:table-cell office:value-type="float" office:value="0" table:formula="of:=[.BS95] * ($$c.mci + $$c.Tx)" table:style-name="ce24">
            <text:p><text:s/>-<text:s/></text:p>
          </table:table-cell>
          <table:table-cell office:value-type="float" office:value="4.4536550358654434" table:formula="of:=[.BT95]*$$c.mci" table:style-name="ce24">
            <text:p><text:s/>4<text:s/></text:p>
          </table:table-cell>
          <table:table-cell office:value-type="float" office:value="0" table:formula="of:=[.BU95] * ($$c.mil + $$c.Tx)" table:style-name="ce24">
            <text:p><text:s/>-<text:s/></text:p>
          </table:table-cell>
          <table:table-cell office:value-type="float" office:value="7.0881715288004568" table:formula="of:=[.BV95]*$$c.mil" table:style-name="ce24">
            <text:p><text:s/>7<text:s/></text:p>
          </table:table-cell>
          <table:table-cell office:value-type="float" office:value="7.627921321847472" table:formula="of:=[.BW95]*$$c.mod" table:style-name="ce24">
            <text:p><text:s/>8<text:s/></text:p>
          </table:table-cell>
          <table:table-cell office:value-type="float" office:value="1.196480987155172" table:formula="of:=[.BX95]*$$c.sev" table:style-name="ce24">
            <text:p><text:s/>1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5:.DC96])" table:style-name="ce33">
            <text:p><text:s/>-<text:s/></text:p>
          </table:table-cell>
          <table:table-cell office:value-type="float" office:value="3.545008730411114" table:formula="of:=AVERAGE([.DD95:.DD96])" table:style-name="ce33">
            <text:p><text:s/>4<text:s/></text:p>
          </table:table-cell>
          <table:table-cell office:value-type="float" office:value="0" table:formula="of:=AVERAGE([.DE95:.DE96])" table:style-name="ce33">
            <text:p><text:s/>-<text:s/></text:p>
          </table:table-cell>
          <table:table-cell office:value-type="float" office:value="5.347678936029518" table:formula="of:=AVERAGE([.DF95:.DF96])" table:style-name="ce33">
            <text:p><text:s/>5<text:s/></text:p>
          </table:table-cell>
          <table:table-cell office:value-type="float" office:value="5.4816176147195801" table:formula="of:=AVERAGE([.DG95:.DG96])" table:style-name="ce33">
            <text:p><text:s/>5<text:s/></text:p>
          </table:table-cell>
          <table:table-cell office:value-type="float" office:value="0.8253154640021122" table:formula="of:=AVERAGE([.DH95:.DH96])" table:style-name="ce33">
            <text:p><text:s/>1<text:s/></text:p>
          </table:table-cell>
          <table:table-cell office:value-type="float" office:value="0" table:formula="of:=AVERAGE([.DI95:.DI96])" table:style-name="ce33">
            <text:p><text:s/>-<text:s/></text:p>
          </table:table-cell>
          <table:table-cell office:value-type="float" office:value="0" table:formula="of:=[.DJ95]" table:style-name="ce33">
            <text:p><text:s/>-<text:s/></text:p>
          </table:table-cell>
          <table:table-cell table:style-name="ce1"/>
          <table:table-cell office:value-type="float" office:value="0" table:formula="of:=[.DL95]/((1+$$discount_COST)^([.$B95]-1))" table:style-name="ce24">
            <text:p><text:s/>-<text:s/></text:p>
          </table:table-cell>
          <table:table-cell office:value-type="float" office:value="1.400321847613049" table:formula="of:=[.DM95]/((1+$$discount_COST)^([.$B95]-1))" table:style-name="ce24">
            <text:p><text:s/>1<text:s/></text:p>
          </table:table-cell>
          <table:table-cell office:value-type="float" office:value="0" table:formula="of:=[.DN95]/((1+$$discount_COST)^([.$B95]-1))" table:style-name="ce24">
            <text:p><text:s/>-<text:s/></text:p>
          </table:table-cell>
          <table:table-cell office:value-type="float" office:value="2.1123986476822587" table:formula="of:=[.DO95]/((1+$$discount_COST)^([.$B95]-1))" table:style-name="ce24">
            <text:p><text:s/>2<text:s/></text:p>
          </table:table-cell>
          <table:table-cell office:value-type="float" office:value="2.1653060654838412" table:formula="of:=[.DP95]/((1+$$discount_COST)^([.$B95]-1))" table:style-name="ce24">
            <text:p><text:s/>2<text:s/></text:p>
          </table:table-cell>
          <table:table-cell office:value-type="float" office:value="0.32600971204971657" table:formula="of:=[.DQ95]/((1+$$discount_COST)^([.$B95]-1))" table:style-name="ce24">
            <text:p><text:s/>0<text:s/></text:p>
          </table:table-cell>
          <table:table-cell office:value-type="float" office:value="0" table:formula="of:=[.DR95]/((1+$$discount_COST)^([.$B95]-1))" table:style-name="ce24">
            <text:p><text:s/>-<text:s/></text:p>
          </table:table-cell>
          <table:table-cell office:value-type="float" office:value="0" table:formula="of:=[.DS95]/((1+$$discount_COST)^([.$B95]-1))" table:style-name="ce24">
            <text:p><text:s/>-<text:s/></text:p>
          </table:table-cell>
          <table:table-cell table:style-name="ce1"/>
          <table:table-cell office:value-type="float" office:value="6.0040362728288654" table:formula="of:=SUM([.DU95:.EB95])" table:style-name="ce33">
            <text:p><text:s/>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95]+1" table:style-name="ce1">
            <text:p>98</text:p>
          </table:table-cell>
          <table:table-cell office:value-type="float" office:value="1" table:formula="of:=IF([.B96]&lt;$$tx_duration;$$p.discontinuation_x;1)" table:style-name="ce1">
            <text:p>1</text:p>
          </table:table-cell>
          <table:table-cell table:style-name="ce1"/>
          <table:table-cell office:value-type="float" office:value="0.19379512699436963" table:formula="of:=1-EXP(-(-LN(1-$$p.mci_mil) * $$rr.tx_mci_mil^((1-$$tx_waning)^([.$B96]-1) )))" table:style-name="ce1">
            <text:p>0.193795127</text:p>
          </table:table-cell>
          <table:table-cell office:value-type="float" office:value="0" table:formula="of:=1-EXP(-(-LN(1-$$p.mci_mod) * $$rr.tx_mci_mod^((1-$$tx_waning)^([.$B96]-1) )))" table:style-name="ce1">
            <text:p>0</text:p>
          </table:table-cell>
          <table:table-cell office:value-type="float" office:value="0" table:formula="of:=1-EXP(-(-LN(1-$$p.mci_sev) * $$rr.tx_mci_sev^((1-$$tx_waning)^([.$B96]-1) )))" table:style-name="ce1">
            <text:p>0</text:p>
          </table:table-cell>
          <table:table-cell office:value-type="float" office:value="0.27660187710590012" table:formula="of:=1-EXP(-(-LN(1-$$p.mil_mod) * $$rr.tx_mil_mod^((1-$$tx_waning)^([.$B96]-1) )))" table:style-name="ce1">
            <text:p>0.276601877</text:p>
          </table:table-cell>
          <table:table-cell table:number-columns-repeated="2" table:style-name="ce1"/>
          <table:table-cell office:value-type="float" office:value="0" table:formula="of:=(1-[.F96]-[.G96]-[.H96]) * (1-[.D96]) * (1-[.BB9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6]) * (1-[.BD9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58342388351038255" table:formula="of:=(1-[.F96]-[.G96]-[.H96]) * [.D96] * (1-[.BB96])" table:style-name="ce40">
            <text:p>0.583423884</text:p>
          </table:table-cell>
          <table:table-cell office:value-type="float" office:value="0.57459161934885583" table:formula="of:=(1 - $$p.mci_mil - $$p.mci_mod - $$p.mci_sev) * (1-[.BC96])" table:style-name="ce44">
            <text:p>0.574591619</text:p>
          </table:table-cell>
          <table:table-cell office:value-type="float" office:value="0" table:formula="of:=$$p.mil_mci * [.D96] * (1-[.BD96])" table:style-name="ce42">
            <text:p>0</text:p>
          </table:table-cell>
          <table:table-cell office:value-type="float" office:value="0" table:formula="of:=$$p.mil_mci * (1-[.BE96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6] * (1-[.D96]) * (1-[.BB96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6] - $$p.mil_sev) * (1-[.D96]) * (1-[.BD96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4024314337734509" table:formula="of:=[.F96] * [.D96] * (1-[.BB96])" table:style-name="ce40">
            <text:p>0.140243143</text:p>
          </table:table-cell>
          <table:table-cell office:value-type="float" office:value="0.14907540753887188" table:formula="of:=$$p.mci_mil * (1-[.BC96])" table:style-name="ce44">
            <text:p>0.149075408</text:p>
          </table:table-cell>
          <table:table-cell office:value-type="float" office:value="0.33253997861537476" table:formula="of:=(1 - $$p.mil_mci - [.I96] - $$p.mil_sev) * [.D96] * (1-[.BD96])" table:style-name="ce44">
            <text:p>0.332539979</text:p>
          </table:table-cell>
          <table:table-cell office:value-type="float" office:value="0.3249914658718891" table:formula="of:=(1 - $$p.mil_mci - $$p.mil_mod - $$p.mil_sev) * (1-[.BE96])" table:style-name="ce44">
            <text:p>0.324991466</text:p>
          </table:table-cell>
          <table:table-cell office:value-type="float" office:value="2.0947274134532481E-2" table:formula="of:=$$p.mod_mil * (1-[.BF96])" table:style-name="ce44">
            <text:p>0.020947274</text:p>
          </table:table-cell>
          <table:table-cell office:value-type="float" office:value="0" table:formula="of:=$$p.sev_mil * (1-[.BG96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6] * (1-[.BB96])" table:style-name="ce40">
            <text:p>0</text:p>
          </table:table-cell>
          <table:table-cell office:value-type="float" office:value="0" table:formula="of:=$$p.mci_mod * (1-[.BC96])" table:style-name="ce42">
            <text:p>0</text:p>
          </table:table-cell>
          <table:table-cell office:value-type="float" office:value="0.1273275488719017" table:formula="of:=[.I96] * (1-[.BD96])" table:style-name="ce44">
            <text:p>0.127327549</text:p>
          </table:table-cell>
          <table:table-cell office:value-type="float" office:value="0.1348760616153874" table:formula="of:=$$p.mil_mod * (1-[.BE96])" table:style-name="ce44">
            <text:p>0.134876062</text:p>
          </table:table-cell>
          <table:table-cell office:value-type="float" office:value="0.19358170579498987" table:formula="of:=(1-$$p.mod_mil-$$p.mod_sev) * (1-[.BF96])" table:style-name="ce44">
            <text:p>0.193581706</text:p>
          </table:table-cell>
          <table:table-cell office:value-type="float" office:value="1.5901668761374554E-2" table:formula="of:=$$p.sev_mod * (1-[.BG96])" table:style-name="ce44">
            <text:p>0.015901669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6] * (1-[.BB96])" table:style-name="ce45">
            <text:p>0</text:p>
          </table:table-cell>
          <table:table-cell office:value-type="float" office:value="0" table:formula="of:=$$p.mci_sev * (1-[.BC96])" table:style-name="ce42">
            <text:p>0</text:p>
          </table:table-cell>
          <table:table-cell office:value-type="float" office:value="4.6032785534261912E-4" table:formula="of:=$$p.mil_sev * (1-[.BD96])" table:style-name="ce44">
            <text:p>0.000460328</text:p>
          </table:table-cell>
          <table:table-cell office:value-type="float" office:value="4.6032785534261912E-4" table:formula="of:=$$p.mil_sev * (1-[.BE96])" table:style-name="ce44">
            <text:p>0.000460328</text:p>
          </table:table-cell>
          <table:table-cell office:value-type="float" office:value="2.6244285984644147E-2" table:formula="of:=$$p.mod_sev * (1-[.BF96])" table:style-name="ce44">
            <text:p>0.026244286</text:p>
          </table:table-cell>
          <table:table-cell office:value-type="float" office:value="6.5229294306862973E-2" table:formula="of:=(1-$$p.sev_mil-$$p.sev_mod) * (1-[.BG96])" table:style-name="ce44">
            <text:p>0.065229294</text:p>
          </table:table-cell>
          <table:table-cell office:value-type="float" office:value="0" table:style-name="ce43">
            <text:p>0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40">
            <text:p>0.276332973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44">
            <text:p>0.276332973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44">
            <text:p>0.539672145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44">
            <text:p>0.539672145</text:p>
          </table:table-cell>
          <table:table-cell office:value-type="float" office:value="0.75922673408583352" table:formula="of:=1-EXP(-INDEX($$m.r.mortality_f; [.C96]) * $$hr.mort_mod * $$hr.mort_verymilddem)" table:number-matrix-columns-spanned="1" table:number-matrix-rows-spanned="1" table:style-name="ce44">
            <text:p>0.759226734</text:p>
          </table:table-cell>
          <table:table-cell office:value-type="float" office:value="0.91886903693176247" table:formula="of:=1-EXP(-INDEX($$m.r.mortality_f; [.C96]) * $$hr.mort_sev * $$hr.mort_verymilddem)" table:number-matrix-columns-spanned="1" table:number-matrix-rows-spanned="1" table:style-name="ce44">
            <text:p>0.91886903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6];[.S96];[.Z96];[.AG96];[.AN96];[.AU96];[.BB96])=1" table:style-name="ce29">
            <text:p>TRUE</text:p>
          </table:table-cell>
          <table:table-cell office:value-type="boolean" office:boolean-value="true" table:formula="of:=SUM([.M96];[.T96];[.AA96];[.AH96];[.AO96];[.AV96];[.BC96])=1" table:style-name="ce29">
            <text:p>TRUE</text:p>
          </table:table-cell>
          <table:table-cell office:value-type="boolean" office:boolean-value="true" table:formula="of:=SUM([.N96];[.U96];[.AB96];[.AI96];[.AP96];[.AW96];[.BD96])=1" table:style-name="ce29">
            <text:p>TRUE</text:p>
          </table:table-cell>
          <table:table-cell office:value-type="boolean" office:boolean-value="true" table:formula="of:=SUM([.O96];[.V96];[.AC96];[.AJ96];[.AQ96];[.AX96];[.BE96])=1" table:style-name="ce29">
            <text:p>TRUE</text:p>
          </table:table-cell>
          <table:table-cell office:value-type="boolean" office:boolean-value="true" table:formula="of:=SUM([.P96];[.W96];[.AD96];[.AK96];[.AR96];[.AY96];[.BF96])=1" table:style-name="ce29">
            <text:p>TRUE</text:p>
          </table:table-cell>
          <table:table-cell office:value-type="boolean" office:boolean-value="true" table:formula="of:=SUM([.Q96];[.X96];[.AE96];[.AL96];[.AS96];[.AZ96];[.BG96])=1" table:style-name="ce29">
            <text:p>TRUE</text:p>
          </table:table-cell>
          <table:table-cell office:value-type="boolean" office:boolean-value="true" table:formula="of:=SUM([.R96];[.Y96];[.AF96];[.AM96];[.AT96];[.BA96];[.BH96])=1" table:style-name="ce29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S95:.BY95];TRANSPOSE([.L95:.R95]))" table:number-matrix-columns-spanned="1" table:number-matrix-rows-spanned="1" table:style-name="ce3">
            <text:p>0</text:p>
          </table:table-cell>
          <table:table-cell office:value-type="float" office:value="1.4884611703685547E-4" table:formula="of:=MMULT([.BS95:.BY95];TRANSPOSE([.S95:.Y95]))" table:number-matrix-columns-spanned="1" table:number-matrix-rows-spanned="1" table:style-name="ce3">
            <text:p>0.000148846</text:p>
          </table:table-cell>
          <table:table-cell office:value-type="float" office:value="0" table:formula="of:=MMULT([.BS95:.BY95];TRANSPOSE([.Z95:.AF95]))" table:number-matrix-columns-spanned="1" table:number-matrix-rows-spanned="1" table:style-name="ce3">
            <text:p>0</text:p>
          </table:table-cell>
          <table:table-cell office:value-type="float" office:value="1.3673678294259713E-4" table:formula="of:=MMULT([.BS95:.BY95];TRANSPOSE([.AG95:.AM95]))" table:number-matrix-columns-spanned="1" table:number-matrix-rows-spanned="1" table:style-name="ce3">
            <text:p>0.000136737</text:p>
          </table:table-cell>
          <table:table-cell office:value-type="float" office:value="7.9344453062281259E-5" table:formula="of:=MMULT([.BS95:.BY95];TRANSPOSE([.AN95:.AT95]))" table:number-matrix-columns-spanned="1" table:number-matrix-rows-spanned="1" table:style-name="ce3">
            <text:p>7.93445E-05</text:p>
          </table:table-cell>
          <table:table-cell office:value-type="float" office:value="7.0995276659953478E-6" table:formula="of:=MMULT([.BS95:.BY95];TRANSPOSE([.AU95:.BA95]))" table:number-matrix-columns-spanned="1" table:number-matrix-rows-spanned="1" table:style-name="ce3">
            <text:p>7.09953E-06</text:p>
          </table:table-cell>
          <table:table-cell office:value-type="float" office:value="0.99962797311929275" table:formula="of:=MMULT([.BS95:.BY95];TRANSPOSE([.BB95:.BH95]))" table:number-matrix-columns-spanned="1" table:number-matrix-rows-spanned="1" table:style-name="ce3">
            <text:p>0.999627973</text:p>
          </table:table-cell>
          <table:table-cell table:style-name="ce1"/>
          <table:table-cell office:value-type="boolean" office:boolean-value="true" table:formula="of:=SUM([.BS96:.BY96])=1" table:style-name="ce29">
            <text:p>TRUE</text:p>
          </table:table-cell>
          <table:table-cell table:style-name="ce1"/>
          <table:table-cell office:value-type="float" office:value="0" table:formula="of:=[.BS96] * $$u.mci" table:style-name="ce22">
            <text:p>0.00</text:p>
          </table:table-cell>
          <table:table-cell office:value-type="float" office:value="1.0865766543690449E-4" table:formula="of:=[.BT96] * $$u.mci" table:style-name="ce22">
            <text:p>0.00</text:p>
          </table:table-cell>
          <table:table-cell office:value-type="float" office:value="0" table:formula="of:=[.BU96] * $$u.mil" table:style-name="ce22">
            <text:p>0.00</text:p>
          </table:table-cell>
          <table:table-cell office:value-type="float" office:value="9.4348380230392011E-5" table:formula="of:=[.BV96] * $$u.mil" table:style-name="ce22">
            <text:p>0.00</text:p>
          </table:table-cell>
          <table:table-cell office:value-type="float" office:value="4.2052560123009067E-5" table:formula="of:=[.BW96] * $$u.mod" table:style-name="ce22">
            <text:p>0.00</text:p>
          </table:table-cell>
          <table:table-cell office:value-type="float" office:value="2.6978205130782324E-6" table:formula="of:=[.BX96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6:.CC97])" table:style-name="ce31">
            <text:p>0.00</text:p>
          </table:table-cell>
          <table:table-cell office:value-type="float" office:value="8.5545724687480823E-5" table:formula="of:=AVERAGE([.CD96:.CD97])" table:style-name="ce31">
            <text:p>0.00</text:p>
          </table:table-cell>
          <table:table-cell office:value-type="float" office:value="0" table:formula="of:=AVERAGE([.CE96:.CE97])" table:style-name="ce31">
            <text:p>0.00</text:p>
          </table:table-cell>
          <table:table-cell office:value-type="float" office:value="7.0734113532736046E-5" table:formula="of:=AVERAGE([.CF96:.CF97])" table:style-name="ce31">
            <text:p>0.00</text:p>
          </table:table-cell>
          <table:table-cell office:value-type="float" office:value="3.0013767693452816E-5" table:formula="of:=AVERAGE([.CG96:.CG97])" table:style-name="ce31">
            <text:p>0.00</text:p>
          </table:table-cell>
          <table:table-cell office:value-type="float" office:value="1.8445023514814709E-6" table:formula="of:=AVERAGE([.CH96:.CH97])" table:style-name="ce31">
            <text:p>0.00</text:p>
          </table:table-cell>
          <table:table-cell office:value-type="float" office:value="0" table:formula="of:=AVERAGE([.CI96:.CI97])" table:style-name="ce31">
            <text:p>0.00</text:p>
          </table:table-cell>
          <table:table-cell table:style-name="ce1"/>
          <table:table-cell office:value-type="float" office:value="0" table:formula="of:=[.CK96]/((1+$$discount_COST)^([.$B96]-1))" table:style-name="ce22">
            <text:p>0.00</text:p>
          </table:table-cell>
          <table:table-cell office:value-type="float" office:value="3.2648897129422457E-5" table:formula="of:=[.CL96]/((1+$$discount_COST)^([.$B96]-1))" table:style-name="ce22">
            <text:p>0.00</text:p>
          </table:table-cell>
          <table:table-cell office:value-type="float" office:value="0" table:formula="of:=[.CM96]/((1+$$discount_COST)^([.$B96]-1))" table:style-name="ce22">
            <text:p>0.00</text:p>
          </table:table-cell>
          <table:table-cell office:value-type="float" office:value="2.6995981443934808E-5" table:formula="of:=[.CN96]/((1+$$discount_COST)^([.$B96]-1))" table:style-name="ce22">
            <text:p>0.00</text:p>
          </table:table-cell>
          <table:table-cell office:value-type="float" office:value="1.1454884711887067E-5" table:formula="of:=[.CO96]/((1+$$discount_COST)^([.$B96]-1))" table:style-name="ce22">
            <text:p>0.00</text:p>
          </table:table-cell>
          <table:table-cell office:value-type="float" office:value="7.0396232831620861E-7" table:formula="of:=[.CP96]/((1+$$discount_COST)^([.$B96]-1))" table:style-name="ce22">
            <text:p>0.00</text:p>
          </table:table-cell>
          <table:table-cell office:value-type="float" office:value="0" table:formula="of:=[.CQ96]/((1+$$discount_COST)^([.$B96]-1))" table:style-name="ce22">
            <text:p>0.00</text:p>
          </table:table-cell>
          <table:table-cell table:style-name="ce1"/>
          <table:table-cell office:value-type="float" office:value="7.1803725613560547E-5" table:formula="of:=SUM([.CS96:.CY96])" table:style-name="ce31">
            <text:p>0.00</text:p>
          </table:table-cell>
          <table:table-cell table:style-name="ce1"/>
          <table:table-cell office:value-type="float" office:value="0" table:formula="of:=[.BS96] * ($$c.mci + $$c.Tx)" table:style-name="ce24">
            <text:p><text:s/>-<text:s/></text:p>
          </table:table-cell>
          <table:table-cell office:value-type="float" office:value="2.6363624249567841" table:formula="of:=[.BT96]*$$c.mci" table:style-name="ce24">
            <text:p><text:s/>3<text:s/></text:p>
          </table:table-cell>
          <table:table-cell office:value-type="float" office:value="0" table:formula="of:=[.BU96] * ($$c.mil + $$c.Tx)" table:style-name="ce24">
            <text:p><text:s/>-<text:s/></text:p>
          </table:table-cell>
          <table:table-cell office:value-type="float" office:value="3.6071863432585789" table:formula="of:=[.BV96]*$$c.mil" table:style-name="ce24">
            <text:p><text:s/>4<text:s/></text:p>
          </table:table-cell>
          <table:table-cell office:value-type="float" office:value="3.3353139075916873" table:formula="of:=[.BW96]*$$c.mod" table:style-name="ce24">
            <text:p><text:s/>3<text:s/></text:p>
          </table:table-cell>
          <table:table-cell office:value-type="float" office:value="0.45414994084905236" table:formula="of:=[.BX96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6:.DC97])" table:style-name="ce33">
            <text:p><text:s/>-<text:s/></text:p>
          </table:table-cell>
          <table:table-cell office:value-type="float" office:value="2.0755970899515894" table:formula="of:=AVERAGE([.DD96:.DD97])" table:style-name="ce33">
            <text:p><text:s/>2<text:s/></text:p>
          </table:table-cell>
          <table:table-cell office:value-type="float" office:value="0" table:formula="of:=AVERAGE([.DE96:.DE97])" table:style-name="ce33">
            <text:p><text:s/>-<text:s/></text:p>
          </table:table-cell>
          <table:table-cell office:value-type="float" office:value="2.7043509142894289" table:formula="of:=AVERAGE([.DF96:.DF97])" table:style-name="ce33">
            <text:p><text:s/>3<text:s/></text:p>
          </table:table-cell>
          <table:table-cell office:value-type="float" office:value="2.3804813907733191" table:formula="of:=AVERAGE([.DG96:.DG97])" table:style-name="ce33">
            <text:p><text:s/>2<text:s/></text:p>
          </table:table-cell>
          <table:table-cell office:value-type="float" office:value="0.31050272980000754" table:formula="of:=AVERAGE([.DH96:.DH97])" table:style-name="ce33">
            <text:p><text:s/>0<text:s/></text:p>
          </table:table-cell>
          <table:table-cell office:value-type="float" office:value="0" table:formula="of:=AVERAGE([.DI96:.DI97])" table:style-name="ce33">
            <text:p><text:s/>-<text:s/></text:p>
          </table:table-cell>
          <table:table-cell office:value-type="float" office:value="0" table:formula="of:=[.DJ96]" table:style-name="ce33">
            <text:p><text:s/>-<text:s/></text:p>
          </table:table-cell>
          <table:table-cell table:style-name="ce1"/>
          <table:table-cell office:value-type="float" office:value="0" table:formula="of:=[.DL96]/((1+$$discount_COST)^([.$B96]-1))" table:style-name="ce24">
            <text:p><text:s/>-<text:s/></text:p>
          </table:table-cell>
          <table:table-cell office:value-type="float" office:value="0.7921606382963432" table:formula="of:=[.DM96]/((1+$$discount_COST)^([.$B96]-1))" table:style-name="ce24">
            <text:p><text:s/>1<text:s/></text:p>
          </table:table-cell>
          <table:table-cell office:value-type="float" office:value="0" table:formula="of:=[.DN96]/((1+$$discount_COST)^([.$B96]-1))" table:style-name="ce24">
            <text:p><text:s/>-<text:s/></text:p>
          </table:table-cell>
          <table:table-cell office:value-type="float" office:value="1.0321272643963764" table:formula="of:=[.DO96]/((1+$$discount_COST)^([.$B96]-1))" table:style-name="ce24">
            <text:p><text:s/>1<text:s/></text:p>
          </table:table-cell>
          <table:table-cell office:value-type="float" office:value="0.9085210550239986" table:formula="of:=[.DP96]/((1+$$discount_COST)^([.$B96]-1))" table:style-name="ce24">
            <text:p><text:s/>1<text:s/></text:p>
          </table:table-cell>
          <table:table-cell office:value-type="float" office:value="0.11850471453342991" table:formula="of:=[.DQ96]/((1+$$discount_COST)^([.$B96]-1))" table:style-name="ce24">
            <text:p><text:s/>0<text:s/></text:p>
          </table:table-cell>
          <table:table-cell office:value-type="float" office:value="0" table:formula="of:=[.DR96]/((1+$$discount_COST)^([.$B96]-1))" table:style-name="ce24">
            <text:p><text:s/>-<text:s/></text:p>
          </table:table-cell>
          <table:table-cell office:value-type="float" office:value="0" table:formula="of:=[.DS96]/((1+$$discount_COST)^([.$B96]-1))" table:style-name="ce24">
            <text:p><text:s/>-<text:s/></text:p>
          </table:table-cell>
          <table:table-cell table:style-name="ce1"/>
          <table:table-cell office:value-type="float" office:value="2.8513136722501482" table:formula="of:=SUM([.DU96:.EB96])" table:style-name="ce33">
            <text:p><text:s/>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96]+1" table:style-name="ce1">
            <text:p>99</text:p>
          </table:table-cell>
          <table:table-cell office:value-type="float" office:value="1" table:formula="of:=IF([.B97]&lt;$$tx_duration;$$p.discontinuation_x;1)" table:style-name="ce1">
            <text:p>1</text:p>
          </table:table-cell>
          <table:table-cell table:style-name="ce1"/>
          <table:table-cell office:value-type="float" office:value="0.19439003893804085" table:formula="of:=1-EXP(-(-LN(1-$$p.mci_mil) * $$rr.tx_mci_mil^((1-$$tx_waning)^([.$B97]-1) )))" table:style-name="ce1">
            <text:p>0.194390039</text:p>
          </table:table-cell>
          <table:table-cell office:value-type="float" office:value="0" table:formula="of:=1-EXP(-(-LN(1-$$p.mci_mod) * $$rr.tx_mci_mod^((1-$$tx_waning)^([.$B97]-1) )))" table:style-name="ce1">
            <text:p>0</text:p>
          </table:table-cell>
          <table:table-cell office:value-type="float" office:value="0" table:formula="of:=1-EXP(-(-LN(1-$$p.mci_sev) * $$rr.tx_mci_sev^((1-$$tx_waning)^([.$B97]-1) )))" table:style-name="ce1">
            <text:p>0</text:p>
          </table:table-cell>
          <table:table-cell office:value-type="float" office:value="0.27740409832918844" table:formula="of:=1-EXP(-(-LN(1-$$p.mil_mod) * $$rr.tx_mil_mod^((1-$$tx_waning)^([.$B97]-1) )))" table:style-name="ce1">
            <text:p>0.277404098</text:p>
          </table:table-cell>
          <table:table-cell table:number-columns-repeated="2" table:style-name="ce1"/>
          <table:table-cell office:value-type="float" office:value="0" table:formula="of:=(1-[.F97]-[.G97]-[.H97]) * (1-[.D97]) * (1-[.BB9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7]) * (1-[.BD9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56495896833983816" table:formula="of:=(1-[.F97]-[.G97]-[.H97]) * [.D97] * (1-[.BB97])" table:style-name="ce40">
            <text:p>0.564958968</text:p>
          </table:table-cell>
          <table:table-cell office:value-type="float" office:value="0.55681712310323783" table:formula="of:=(1 - $$p.mci_mil - $$p.mci_mod - $$p.mci_sev) * (1-[.BC97])" table:style-name="ce44">
            <text:p>0.556817123</text:p>
          </table:table-cell>
          <table:table-cell office:value-type="float" office:value="0" table:formula="of:=$$p.mil_mci * [.D97] * (1-[.BD97])" table:style-name="ce42">
            <text:p>0</text:p>
          </table:table-cell>
          <table:table-cell office:value-type="float" office:value="0" table:formula="of:=$$p.mil_mci * (1-[.BE97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7] * (1-[.D97]) * (1-[.BB97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7] - $$p.mil_sev) * (1-[.D97]) * (1-[.BD97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13632204312519683" table:formula="of:=[.F97] * [.D97] * (1-[.BB97])" table:style-name="ce40">
            <text:p>0.136322043</text:p>
          </table:table-cell>
          <table:table-cell office:value-type="float" office:value="0.14446388836179719" table:formula="of:=$$p.mci_mil * (1-[.BC97])" table:style-name="ce44">
            <text:p>0.144463888</text:p>
          </table:table-cell>
          <table:table-cell office:value-type="float" office:value="0.30805349686573369" table:formula="of:=(1 - $$p.mil_mci - [.I97] - $$p.mil_sev) * [.D97] * (1-[.BD97])" table:style-name="ce44">
            <text:p>0.308053497</text:p>
          </table:table-cell>
          <table:table-cell office:value-type="float" office:value="0.30139551552833505" table:formula="of:=(1 - $$p.mil_mci - $$p.mil_mod - $$p.mil_sev) * (1-[.BE97])" table:style-name="ce44">
            <text:p>0.301395516</text:p>
          </table:table-cell>
          <table:table-cell office:value-type="float" office:value="1.8240922780935906E-2" table:formula="of:=$$p.mod_mil * (1-[.BF97])" table:style-name="ce44">
            <text:p>0.018240923</text:p>
          </table:table-cell>
          <table:table-cell office:value-type="float" office:value="0" table:formula="of:=$$p.sev_mil * (1-[.BG97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7] * (1-[.BB97])" table:style-name="ce40">
            <text:p>0</text:p>
          </table:table-cell>
          <table:table-cell office:value-type="float" office:value="0" table:formula="of:=$$p.mci_mod * (1-[.BC97])" table:style-name="ce42">
            <text:p>0</text:p>
          </table:table-cell>
          <table:table-cell office:value-type="float" office:value="0.11842542666515395" table:formula="of:=[.I97] * (1-[.BD97])" table:style-name="ce44">
            <text:p>0.118425427</text:p>
          </table:table-cell>
          <table:table-cell office:value-type="float" office:value="0.12508340800255263" table:formula="of:=$$p.mil_mod * (1-[.BE97])" table:style-name="ce44">
            <text:p>0.125083408</text:p>
          </table:table-cell>
          <table:table-cell office:value-type="float" office:value="0.16857128638933871" table:formula="of:=(1-$$p.mod_mil-$$p.mod_sev) * (1-[.BF97])" table:style-name="ce44">
            <text:p>0.168571286</text:p>
          </table:table-cell>
          <table:table-cell office:value-type="float" office:value="1.2458426913007661E-2" table:formula="of:=$$p.sev_mod * (1-[.BG97])" table:style-name="ce44">
            <text:p>0.012458427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7] * (1-[.BB97])" table:style-name="ce45">
            <text:p>0</text:p>
          </table:table-cell>
          <table:table-cell office:value-type="float" office:value="0" table:formula="of:=$$p.mci_sev * (1-[.BC97])" table:style-name="ce42">
            <text:p>0</text:p>
          </table:table-cell>
          <table:table-cell office:value-type="float" office:value="4.269058293602479E-4" table:formula="of:=$$p.mil_sev * (1-[.BD97])" table:style-name="ce44">
            <text:p>0.000426906</text:p>
          </table:table-cell>
          <table:table-cell office:value-type="float" office:value="4.269058293602479E-4" table:formula="of:=$$p.mil_sev * (1-[.BE97])" table:style-name="ce44">
            <text:p>0.000426906</text:p>
          </table:table-cell>
          <table:table-cell office:value-type="float" office:value="2.2853569920942687E-2" table:formula="of:=$$p.mod_sev * (1-[.BF97])" table:style-name="ce44">
            <text:p>0.02285357</text:p>
          </table:table-cell>
          <table:table-cell office:value-type="float" office:value="5.1104975704378365E-2" table:formula="of:=(1-$$p.sev_mil-$$p.sev_mod) * (1-[.BG97])" table:style-name="ce44">
            <text:p>0.051104976</text:p>
          </table:table-cell>
          <table:table-cell office:value-type="float" office:value="0" table:style-name="ce43">
            <text:p>0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40">
            <text:p>0.298718989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44">
            <text:p>0.298718989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44">
            <text:p>0.573094171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44">
            <text:p>0.573094171</text:p>
          </table:table-cell>
          <table:table-cell office:value-type="float" office:value="0.79033422090878269" table:formula="of:=1-EXP(-INDEX($$m.r.mortality_f; [.C97]) * $$hr.mort_mod * $$hr.mort_verymilddem)" table:number-matrix-columns-spanned="1" table:number-matrix-rows-spanned="1" table:style-name="ce44">
            <text:p>0.790334221</text:p>
          </table:table-cell>
          <table:table-cell office:value-type="float" office:value="0.93643659738261398" table:formula="of:=1-EXP(-INDEX($$m.r.mortality_f; [.C97]) * $$hr.mort_sev * $$hr.mort_verymilddem)" table:number-matrix-columns-spanned="1" table:number-matrix-rows-spanned="1" table:style-name="ce44">
            <text:p>0.936436597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7];[.S97];[.Z97];[.AG97];[.AN97];[.AU97];[.BB97])=1" table:style-name="ce29">
            <text:p>TRUE</text:p>
          </table:table-cell>
          <table:table-cell office:value-type="boolean" office:boolean-value="true" table:formula="of:=SUM([.M97];[.T97];[.AA97];[.AH97];[.AO97];[.AV97];[.BC97])=1" table:style-name="ce29">
            <text:p>TRUE</text:p>
          </table:table-cell>
          <table:table-cell office:value-type="boolean" office:boolean-value="true" table:formula="of:=SUM([.N97];[.U97];[.AB97];[.AI97];[.AP97];[.AW97];[.BD97])=1" table:style-name="ce29">
            <text:p>TRUE</text:p>
          </table:table-cell>
          <table:table-cell office:value-type="boolean" office:boolean-value="true" table:formula="of:=SUM([.O97];[.V97];[.AC97];[.AJ97];[.AQ97];[.AX97];[.BE97])=1" table:style-name="ce29">
            <text:p>TRUE</text:p>
          </table:table-cell>
          <table:table-cell office:value-type="boolean" office:boolean-value="true" table:formula="of:=SUM([.P97];[.W97];[.AD97];[.AK97];[.AR97];[.AY97];[.BF97])=1" table:style-name="ce29">
            <text:p>TRUE</text:p>
          </table:table-cell>
          <table:table-cell office:value-type="boolean" office:boolean-value="true" table:formula="of:=SUM([.Q97];[.X97];[.AE97];[.AL97];[.AS97];[.AZ97];[.BG97])=1" table:style-name="ce29">
            <text:p>TRUE</text:p>
          </table:table-cell>
          <table:table-cell office:value-type="boolean" office:boolean-value="true" table:formula="of:=SUM([.R97];[.Y97];[.AF97];[.AM97];[.AT97];[.BA97];[.BH97])=1" table:style-name="ce29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S96:.BY96];TRANSPOSE([.L96:.R96]))" table:number-matrix-columns-spanned="1" table:number-matrix-rows-spanned="1" table:style-name="ce3">
            <text:p>0</text:p>
          </table:table-cell>
          <table:table-cell office:value-type="float" office:value="8.5525731421996109E-5" table:formula="of:=MMULT([.BS96:.BY96];TRANSPOSE([.S96:.Y96]))" table:number-matrix-columns-spanned="1" table:number-matrix-rows-spanned="1" table:style-name="ce3">
            <text:p>8.55257E-05</text:p>
          </table:table-cell>
          <table:table-cell office:value-type="float" office:value="0" table:formula="of:=MMULT([.BS96:.BY96];TRANSPOSE([.Z96:.AF96]))" table:number-matrix-columns-spanned="1" table:number-matrix-rows-spanned="1" table:style-name="ce3">
            <text:p>0</text:p>
          </table:table-cell>
          <table:table-cell office:value-type="float" office:value="6.8289633094318963E-5" table:formula="of:=MMULT([.BS96:.BY96];TRANSPOSE([.AG96:.AM96]))" table:number-matrix-columns-spanned="1" table:number-matrix-rows-spanned="1" table:style-name="ce3">
            <text:p>6.82896E-05</text:p>
          </table:table-cell>
          <table:table-cell office:value-type="float" office:value="3.3915047667729366E-5" table:formula="of:=MMULT([.BS96:.BY96];TRANSPOSE([.AN96:.AT96]))" table:number-matrix-columns-spanned="1" table:number-matrix-rows-spanned="1" table:style-name="ce3">
            <text:p>3.3915E-05</text:p>
          </table:table-cell>
          <table:table-cell office:value-type="float" office:value="2.608379447065025E-6" table:formula="of:=MMULT([.BS96:.BY96];TRANSPOSE([.AU96:.BA96]))" table:number-matrix-columns-spanned="1" table:number-matrix-rows-spanned="1" table:style-name="ce3">
            <text:p>2.60838E-06</text:p>
          </table:table-cell>
          <table:table-cell office:value-type="float" office:value="0.99980966120836934" table:formula="of:=MMULT([.BS96:.BY96];TRANSPOSE([.BB96:.BH96]))" table:number-matrix-columns-spanned="1" table:number-matrix-rows-spanned="1" table:style-name="ce3">
            <text:p>0.999809661</text:p>
          </table:table-cell>
          <table:table-cell table:style-name="ce1"/>
          <table:table-cell office:value-type="boolean" office:boolean-value="true" table:formula="of:=SUM([.BS97:.BY97])=1" table:style-name="ce29">
            <text:p>TRUE</text:p>
          </table:table-cell>
          <table:table-cell table:style-name="ce1"/>
          <table:table-cell office:value-type="float" office:value="0" table:formula="of:=[.BS97] * $$u.mci" table:style-name="ce22">
            <text:p>0.00</text:p>
          </table:table-cell>
          <table:table-cell office:value-type="float" office:value="6.243378393805716E-5" table:formula="of:=[.BT97] * $$u.mci" table:style-name="ce22">
            <text:p>0.00</text:p>
          </table:table-cell>
          <table:table-cell office:value-type="float" office:value="0" table:formula="of:=[.BU97] * $$u.mil" table:style-name="ce22">
            <text:p>0.00</text:p>
          </table:table-cell>
          <table:table-cell office:value-type="float" office:value="4.7119846835080081E-5" table:formula="of:=[.BV97] * $$u.mil" table:style-name="ce22">
            <text:p>0.00</text:p>
          </table:table-cell>
          <table:table-cell office:value-type="float" office:value="1.7974975263896565E-5" table:formula="of:=[.BW97] * $$u.mod" table:style-name="ce22">
            <text:p>0.00</text:p>
          </table:table-cell>
          <table:table-cell office:value-type="float" office:value="9.9118418988470946E-7" table:formula="of:=[.BX97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7:.CC98])" table:style-name="ce31">
            <text:p>0.00</text:p>
          </table:table-cell>
          <table:table-cell office:value-type="float" office:value="4.8598991947447641E-5" table:formula="of:=AVERAGE([.CD97:.CD98])" table:style-name="ce31">
            <text:p>0.00</text:p>
          </table:table-cell>
          <table:table-cell office:value-type="float" office:value="0" table:formula="of:=AVERAGE([.CE97:.CE98])" table:style-name="ce31">
            <text:p>0.00</text:p>
          </table:table-cell>
          <table:table-cell office:value-type="float" office:value="3.5136816093007961E-5" table:formula="of:=AVERAGE([.CF97:.CF98])" table:style-name="ce31">
            <text:p>0.00</text:p>
          </table:table-cell>
          <table:table-cell office:value-type="float" office:value="1.2774735014470828E-5" table:formula="of:=AVERAGE([.CG97:.CG98])" table:style-name="ce31">
            <text:p>0.00</text:p>
          </table:table-cell>
          <table:table-cell office:value-type="float" office:value="6.7372361649655074E-7" table:formula="of:=AVERAGE([.CH97:.CH98])" table:style-name="ce31">
            <text:p>0.00</text:p>
          </table:table-cell>
          <table:table-cell office:value-type="float" office:value="0" table:formula="of:=AVERAGE([.CI97:.CI98])" table:style-name="ce31">
            <text:p>0.00</text:p>
          </table:table-cell>
          <table:table-cell table:style-name="ce1"/>
          <table:table-cell office:value-type="float" office:value="0" table:formula="of:=[.CK97]/((1+$$discount_COST)^([.$B97]-1))" table:style-name="ce22">
            <text:p>0.00</text:p>
          </table:table-cell>
          <table:table-cell office:value-type="float" office:value="1.7920788614187612E-5" table:formula="of:=[.CL97]/((1+$$discount_COST)^([.$B97]-1))" table:style-name="ce22">
            <text:p>0.00</text:p>
          </table:table-cell>
          <table:table-cell office:value-type="float" office:value="0" table:formula="of:=[.CM97]/((1+$$discount_COST)^([.$B97]-1))" table:style-name="ce22">
            <text:p>0.00</text:p>
          </table:table-cell>
          <table:table-cell office:value-type="float" office:value="1.2956636105935755E-5" table:formula="of:=[.CN97]/((1+$$discount_COST)^([.$B97]-1))" table:style-name="ce22">
            <text:p>0.00</text:p>
          </table:table-cell>
          <table:table-cell office:value-type="float" office:value="4.7106599668599903E-6" table:formula="of:=[.CO97]/((1+$$discount_COST)^([.$B97]-1))" table:style-name="ce22">
            <text:p>0.00</text:p>
          </table:table-cell>
          <table:table-cell office:value-type="float" office:value="2.4843434054509813E-7" table:formula="of:=[.CP97]/((1+$$discount_COST)^([.$B97]-1))" table:style-name="ce22">
            <text:p>0.00</text:p>
          </table:table-cell>
          <table:table-cell office:value-type="float" office:value="0" table:formula="of:=[.CQ97]/((1+$$discount_COST)^([.$B97]-1))" table:style-name="ce22">
            <text:p>0.00</text:p>
          </table:table-cell>
          <table:table-cell table:style-name="ce1"/>
          <table:table-cell office:value-type="float" office:value="3.5836519027528456E-5" table:formula="of:=SUM([.CS97:.CY97])" table:style-name="ce31">
            <text:p>0.00</text:p>
          </table:table-cell>
          <table:table-cell table:style-name="ce1"/>
          <table:table-cell office:value-type="float" office:value="0" table:formula="of:=[.BS97] * ($$c.mci + $$c.Tx)" table:style-name="ce24">
            <text:p><text:s/>-<text:s/></text:p>
          </table:table-cell>
          <table:table-cell office:value-type="float" office:value="1.514831754946395" table:formula="of:=[.BT97]*$$c.mci" table:style-name="ce24">
            <text:p><text:s/>2<text:s/></text:p>
          </table:table-cell>
          <table:table-cell office:value-type="float" office:value="0" table:formula="of:=[.BU97] * ($$c.mil + $$c.Tx)" table:style-name="ce24">
            <text:p><text:s/>-<text:s/></text:p>
          </table:table-cell>
          <table:table-cell office:value-type="float" office:value="1.8015154853202784" table:formula="of:=[.BV97]*$$c.mil" table:style-name="ce24">
            <text:p><text:s/>2<text:s/></text:p>
          </table:table-cell>
          <table:table-cell office:value-type="float" office:value="1.4256488739549513" table:formula="of:=[.BW97]*$$c.mod" table:style-name="ce24">
            <text:p><text:s/>1<text:s/></text:p>
          </table:table-cell>
          <table:table-cell office:value-type="float" office:value="0.16685551875096269" table:formula="of:=[.BX97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7:.DC98])" table:style-name="ce33">
            <text:p><text:s/>-<text:s/></text:p>
          </table:table-cell>
          <table:table-cell office:value-type="float" office:value="1.1791580073605379" table:formula="of:=AVERAGE([.DD97:.DD98])" table:style-name="ce33">
            <text:p><text:s/>1<text:s/></text:p>
          </table:table-cell>
          <table:table-cell office:value-type="float" office:value="0" table:formula="of:=AVERAGE([.DE97:.DE98])" table:style-name="ce33">
            <text:p><text:s/>-<text:s/></text:p>
          </table:table-cell>
          <table:table-cell office:value-type="float" office:value="1.3433727515701301" table:formula="of:=AVERAGE([.DF97:.DF98])" table:style-name="ce33">
            <text:p><text:s/>1<text:s/></text:p>
          </table:table-cell>
          <table:table-cell office:value-type="float" office:value="1.0132023171699887" table:formula="of:=AVERAGE([.DG97:.DG98])" table:style-name="ce33">
            <text:p><text:s/>1<text:s/></text:p>
          </table:table-cell>
          <table:table-cell office:value-type="float" office:value="0.11341434283610013" table:formula="of:=AVERAGE([.DH97:.DH98])" table:style-name="ce33">
            <text:p><text:s/>0<text:s/></text:p>
          </table:table-cell>
          <table:table-cell office:value-type="float" office:value="0" table:formula="of:=AVERAGE([.DI97:.DI98])" table:style-name="ce33">
            <text:p><text:s/>-<text:s/></text:p>
          </table:table-cell>
          <table:table-cell office:value-type="float" office:value="0" table:formula="of:=[.DJ97]" table:style-name="ce33">
            <text:p><text:s/>-<text:s/></text:p>
          </table:table-cell>
          <table:table-cell table:style-name="ce1"/>
          <table:table-cell office:value-type="float" office:value="0" table:formula="of:=[.DL97]/((1+$$discount_COST)^([.$B97]-1))" table:style-name="ce24">
            <text:p><text:s/>-<text:s/></text:p>
          </table:table-cell>
          <table:table-cell office:value-type="float" office:value="0.43481233963628907" table:formula="of:=[.DM97]/((1+$$discount_COST)^([.$B97]-1))" table:style-name="ce24">
            <text:p><text:s/>0<text:s/></text:p>
          </table:table-cell>
          <table:table-cell office:value-type="float" office:value="0" table:formula="of:=[.DN97]/((1+$$discount_COST)^([.$B97]-1))" table:style-name="ce24">
            <text:p><text:s/>-<text:s/></text:p>
          </table:table-cell>
          <table:table-cell office:value-type="float" office:value="0.49536622358300225" table:formula="of:=[.DO97]/((1+$$discount_COST)^([.$B97]-1))" table:style-name="ce24">
            <text:p><text:s/>0<text:s/></text:p>
          </table:table-cell>
          <table:table-cell office:value-type="float" office:value="0.37361648507118972" table:formula="of:=[.DP97]/((1+$$discount_COST)^([.$B97]-1))" table:style-name="ce24">
            <text:p><text:s/>0<text:s/></text:p>
          </table:table-cell>
          <table:table-cell office:value-type="float" office:value="4.1821329668330638E-2" table:formula="of:=[.DQ97]/((1+$$discount_COST)^([.$B97]-1))" table:style-name="ce24">
            <text:p><text:s/>0<text:s/></text:p>
          </table:table-cell>
          <table:table-cell office:value-type="float" office:value="0" table:formula="of:=[.DR97]/((1+$$discount_COST)^([.$B97]-1))" table:style-name="ce24">
            <text:p><text:s/>-<text:s/></text:p>
          </table:table-cell>
          <table:table-cell office:value-type="float" office:value="0" table:formula="of:=[.DS97]/((1+$$discount_COST)^([.$B97]-1))" table:style-name="ce24">
            <text:p><text:s/>-<text:s/></text:p>
          </table:table-cell>
          <table:table-cell table:style-name="ce1"/>
          <table:table-cell office:value-type="float" office:value="1.3456163779588117" table:formula="of:=SUM([.DU97:.EB97])" table:style-name="ce33">
            <text:p><text:s/>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97]+1" table:style-name="ce1">
            <text:p>100</text:p>
          </table:table-cell>
          <table:table-cell office:value-type="float" office:value="1" table:formula="of:=IF([.B98]&lt;$$tx_duration;$$p.discontinuation_x;1)" table:style-name="ce1">
            <text:p>1</text:p>
          </table:table-cell>
          <table:table-cell table:style-name="ce1"/>
          <table:table-cell office:value-type="float" office:value="0.1949566848158264" table:formula="of:=1-EXP(-(-LN(1-$$p.mci_mil) * $$rr.tx_mci_mil^((1-$$tx_waning)^([.$B98]-1) )))" table:style-name="ce1">
            <text:p>0.194956685</text:p>
          </table:table-cell>
          <table:table-cell office:value-type="float" office:value="0" table:formula="of:=1-EXP(-(-LN(1-$$p.mci_mod) * $$rr.tx_mci_mod^((1-$$tx_waning)^([.$B98]-1) )))" table:style-name="ce1">
            <text:p>0</text:p>
          </table:table-cell>
          <table:table-cell office:value-type="float" office:value="0" table:formula="of:=1-EXP(-(-LN(1-$$p.mci_sev) * $$rr.tx_mci_sev^((1-$$tx_waning)^([.$B98]-1) )))" table:style-name="ce1">
            <text:p>0</text:p>
          </table:table-cell>
          <table:table-cell office:value-type="float" office:value="0.27816792650805666" table:formula="of:=1-EXP(-(-LN(1-$$p.mil_mod) * $$rr.tx_mil_mod^((1-$$tx_waning)^([.$B98]-1) )))" table:style-name="ce1">
            <text:p>0.278167927</text:p>
          </table:table-cell>
          <table:table-cell table:number-columns-repeated="2" table:style-name="ce1"/>
          <table:table-cell office:value-type="float" office:value="0" table:formula="of:=(1-[.F98]-[.G98]-[.H98]) * (1-[.D98]) * (1-[.BB9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8]) * (1-[.BD9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.29615888490875908" table:formula="of:=(1-[.F98]-[.G98]-[.H98]) * [.D98] * (1-[.BB98])" table:style-name="ce40">
            <text:p>0.296158885</text:p>
          </table:table-cell>
          <table:table-cell office:value-type="float" office:value="0.29209627629012525" table:formula="of:=(1 - $$p.mci_mil - $$p.mci_mod - $$p.mci_sev) * (1-[.BC98])" table:style-name="ce44">
            <text:p>0.292096276</text:p>
          </table:table-cell>
          <table:table-cell office:value-type="float" office:value="0" table:formula="of:=$$p.mil_mci * [.D98] * (1-[.BD98])" table:style-name="ce42">
            <text:p>0</text:p>
          </table:table-cell>
          <table:table-cell office:value-type="float" office:value="0" table:formula="of:=$$p.mil_mci * (1-[.BE98])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8] * (1-[.D98]) * (1-[.BB98])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8] - $$p.mil_sev) * (1-[.D98]) * (1-[.BD98])" table:style-name="ce4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7.1720556262683227E-2" table:formula="of:=[.F98] * [.D98] * (1-[.BB98])" table:style-name="ce40">
            <text:p>0.071720556</text:p>
          </table:table-cell>
          <table:table-cell office:value-type="float" office:value="7.5783164881317117E-2" table:formula="of:=$$p.mci_mil * (1-[.BC98])" table:style-name="ce44">
            <text:p>0.075783165</text:p>
          </table:table-cell>
          <table:table-cell office:value-type="float" office:value="6.5473547255885736E-2" table:formula="of:=(1 - $$p.mil_mci - [.I98] - $$p.mil_sev) * [.D98] * (1-[.BD98])" table:style-name="ce44">
            <text:p>0.065473547</text:p>
          </table:table-cell>
          <table:table-cell office:value-type="float" office:value="6.4126342406948936E-2" table:formula="of:=(1 - $$p.mil_mci - $$p.mil_mod - $$p.mil_sev) * (1-[.BE98])" table:style-name="ce44">
            <text:p>0.064126342</text:p>
          </table:table-cell>
          <table:table-cell office:value-type="float" office:value="1.0653763517425362E-3" table:formula="of:=$$p.mod_mil * (1-[.BF98])" table:style-name="ce44">
            <text:p>0.001065376</text:p>
          </table:table-cell>
          <table:table-cell office:value-type="float" office:value="0" table:formula="of:=$$p.sev_mil * (1-[.BG98])" table:style-name="ce44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8] * (1-[.BB98])" table:style-name="ce40">
            <text:p>0</text:p>
          </table:table-cell>
          <table:table-cell office:value-type="float" office:value="0" table:formula="of:=$$p.mci_mod * (1-[.BC98])" table:style-name="ce42">
            <text:p>0</text:p>
          </table:table-cell>
          <table:table-cell office:value-type="float" office:value="2.5266135555080234E-2" table:formula="of:=[.I98] * (1-[.BD98])" table:style-name="ce44">
            <text:p>0.025266136</text:p>
          </table:table-cell>
          <table:table-cell office:value-type="float" office:value="2.6613340404017045E-2" table:formula="of:=$$p.mil_mod * (1-[.BE98])" table:style-name="ce44">
            <text:p>0.02661334</text:p>
          </table:table-cell>
          <table:table-cell office:value-type="float" office:value="9.8455469747241297E-3" table:formula="of:=(1-$$p.mod_mil-$$p.mod_sev) * (1-[.BF98])" table:style-name="ce44">
            <text:p>0.009845547</text:p>
          </table:table-cell>
          <table:table-cell office:value-type="float" office:value="8.3090463688012322E-5" table:formula="of:=$$p.sev_mod * (1-[.BG98])" table:style-name="ce44">
            <text:p>8.30905E-05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8] * (1-[.BB98])" table:style-name="ce45">
            <text:p>0</text:p>
          </table:table-cell>
          <table:table-cell office:value-type="float" office:value="0" table:formula="of:=$$p.mci_sev * (1-[.BC98])" table:style-name="ce42">
            <text:p>0</text:p>
          </table:table-cell>
          <table:table-cell office:value-type="float" office:value="9.083051332429027E-5" table:formula="of:=$$p.mil_sev * (1-[.BD98])" table:style-name="ce44">
            <text:p>9.08305E-05</text:p>
          </table:table-cell>
          <table:table-cell office:value-type="float" office:value="9.083051332429027E-5" table:formula="of:=$$p.mil_sev * (1-[.BE98])" table:style-name="ce44">
            <text:p>9.08305E-05</text:p>
          </table:table-cell>
          <table:table-cell office:value-type="float" office:value="1.3347818659762811E-3" table:formula="of:=$$p.mod_sev * (1-[.BF98])" table:style-name="ce44">
            <text:p>0.001334782</text:p>
          </table:table-cell>
          <table:table-cell office:value-type="float" office:value="3.4084047349572399E-4" table:formula="of:=(1-$$p.sev_mil-$$p.sev_mod) * (1-[.BG98])" table:style-name="ce44">
            <text:p>0.00034084</text:p>
          </table:table-cell>
          <table:table-cell office:value-type="float" office:value="0" table:style-name="ce43">
            <text:p>0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40">
            <text:p>0.632120559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44">
            <text:p>0.632120559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44">
            <text:p>0.909169487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44">
            <text:p>0.909169487</text:p>
          </table:table-cell>
          <table:table-cell office:value-type="float" office:value="0.98775429480755705" table:formula="of:=1-EXP(-INDEX($$m.r.mortality_f; [.C98]) * $$hr.mort_mod * $$hr.mort_verymilddem)" table:number-matrix-columns-spanned="1" table:number-matrix-rows-spanned="1" table:style-name="ce44">
            <text:p>0.987754295</text:p>
          </table:table-cell>
          <table:table-cell office:value-type="float" office:value="0.99957606906281626" table:formula="of:=1-EXP(-INDEX($$m.r.mortality_f; [.C98]) * $$hr.mort_sev * $$hr.mort_verymilddem)" table:number-matrix-columns-spanned="1" table:number-matrix-rows-spanned="1" table:style-name="ce44">
            <text:p>0.999576069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boolean" office:boolean-value="true" table:formula="of:=SUM([.L98];[.S98];[.Z98];[.AG98];[.AN98];[.AU98];[.BB98])=1" table:style-name="ce29">
            <text:p>TRUE</text:p>
          </table:table-cell>
          <table:table-cell office:value-type="boolean" office:boolean-value="true" table:formula="of:=SUM([.M98];[.T98];[.AA98];[.AH98];[.AO98];[.AV98];[.BC98])=1" table:style-name="ce29">
            <text:p>TRUE</text:p>
          </table:table-cell>
          <table:table-cell office:value-type="boolean" office:boolean-value="true" table:formula="of:=SUM([.N98];[.U98];[.AB98];[.AI98];[.AP98];[.AW98];[.BD98])=1" table:style-name="ce29">
            <text:p>TRUE</text:p>
          </table:table-cell>
          <table:table-cell office:value-type="boolean" office:boolean-value="true" table:formula="of:=SUM([.O98];[.V98];[.AC98];[.AJ98];[.AQ98];[.AX98];[.BE98])=1" table:style-name="ce29">
            <text:p>TRUE</text:p>
          </table:table-cell>
          <table:table-cell office:value-type="boolean" office:boolean-value="true" table:formula="of:=SUM([.P98];[.W98];[.AD98];[.AK98];[.AR98];[.AY98];[.BF98])=1" table:style-name="ce29">
            <text:p>TRUE</text:p>
          </table:table-cell>
          <table:table-cell office:value-type="boolean" office:boolean-value="true" table:formula="of:=SUM([.Q98];[.X98];[.AE98];[.AL98];[.AS98];[.AZ98];[.BG98])=1" table:style-name="ce29">
            <text:p>TRUE</text:p>
          </table:table-cell>
          <table:table-cell office:value-type="boolean" office:boolean-value="true" table:formula="of:=SUM([.R98];[.Y98];[.AF98];[.AM98];[.AT98];[.BA98];[.BH98])=1" table:style-name="ce29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S97:.BY97];TRANSPOSE([.L97:.R97]))" table:number-matrix-columns-spanned="1" table:number-matrix-rows-spanned="1" table:style-name="ce3">
            <text:p>0</text:p>
          </table:table-cell>
          <table:table-cell office:value-type="float" office:value="4.7622191721696061E-5" table:formula="of:=MMULT([.BS97:.BY97];TRANSPOSE([.S97:.Y97]))" table:number-matrix-columns-spanned="1" table:number-matrix-rows-spanned="1" table:style-name="ce3">
            <text:p>4.76222E-05</text:p>
          </table:table-cell>
          <table:table-cell office:value-type="float" office:value="0" table:formula="of:=MMULT([.BS97:.BY97];TRANSPOSE([.Z97:.AF97]))" table:number-matrix-columns-spanned="1" table:number-matrix-rows-spanned="1" table:style-name="ce3">
            <text:p>0</text:p>
          </table:table-cell>
          <table:table-cell office:value-type="float" office:value="3.3556210653530218E-5" table:formula="of:=MMULT([.BS97:.BY97];TRANSPOSE([.AG97:.AM97]))" table:number-matrix-columns-spanned="1" table:number-matrix-rows-spanned="1" table:style-name="ce3">
            <text:p>3.35562E-05</text:p>
          </table:table-cell>
          <table:table-cell office:value-type="float" office:value="1.4291499556688853E-5" table:formula="of:=MMULT([.BS97:.BY97];TRANSPOSE([.AN97:.AT97]))" table:number-matrix-columns-spanned="1" table:number-matrix-rows-spanned="1" table:style-name="ce3">
            <text:p>1.42915E-05</text:p>
          </table:table-cell>
          <table:table-cell office:value-type="float" office:value="9.3753432396945252E-7" table:formula="of:=MMULT([.BS97:.BY97];TRANSPOSE([.AU97:.BA97]))" table:number-matrix-columns-spanned="1" table:number-matrix-rows-spanned="1" table:style-name="ce3">
            <text:p>9.37534E-07</text:p>
          </table:table-cell>
          <table:table-cell office:value-type="float" office:value="0.99990359256374461" table:formula="of:=MMULT([.BS97:.BY97];TRANSPOSE([.BB97:.BH97]))" table:number-matrix-columns-spanned="1" table:number-matrix-rows-spanned="1" table:style-name="ce3">
            <text:p>0.999903593</text:p>
          </table:table-cell>
          <table:table-cell table:style-name="ce1"/>
          <table:table-cell office:value-type="boolean" office:boolean-value="true" table:formula="of:=SUM([.BS98:.BY98])=1" table:style-name="ce29">
            <text:p>TRUE</text:p>
          </table:table-cell>
          <table:table-cell table:style-name="ce1"/>
          <table:table-cell office:value-type="float" office:value="0" table:formula="of:=[.BS98] * $$u.mci" table:style-name="ce22">
            <text:p>0.00</text:p>
          </table:table-cell>
          <table:table-cell office:value-type="float" office:value="3.4764199956838123E-5" table:formula="of:=[.BT98] * $$u.mci" table:style-name="ce22">
            <text:p>0.00</text:p>
          </table:table-cell>
          <table:table-cell office:value-type="float" office:value="0" table:formula="of:=[.BU98] * $$u.mil" table:style-name="ce22">
            <text:p>0.00</text:p>
          </table:table-cell>
          <table:table-cell office:value-type="float" office:value="2.3153785350935847E-5" table:formula="of:=[.BV98] * $$u.mil" table:style-name="ce22">
            <text:p>0.00</text:p>
          </table:table-cell>
          <table:table-cell office:value-type="float" office:value="7.5744947650450923E-6" table:formula="of:=[.BW98] * $$u.mod" table:style-name="ce22">
            <text:p>0.00</text:p>
          </table:table-cell>
          <table:table-cell office:value-type="float" office:value="3.5626304310839196E-7" table:formula="of:=[.BX98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8:.CC99])" table:style-name="ce31">
            <text:p>0.00</text:p>
          </table:table-cell>
          <table:table-cell office:value-type="float" office:value="2.2459346656217935E-5" table:formula="of:=AVERAGE([.CD98:.CD99])" table:style-name="ce31">
            <text:p>0.00</text:p>
          </table:table-cell>
          <table:table-cell office:value-type="float" office:value="0" table:formula="of:=AVERAGE([.CE98:.CE99])" table:style-name="ce31">
            <text:p>0.00</text:p>
          </table:table-cell>
          <table:table-cell office:value-type="float" office:value="1.3569620709538679E-5" table:formula="of:=AVERAGE([.CF98:.CF99])" table:style-name="ce31">
            <text:p>0.00</text:p>
          </table:table-cell>
          <table:table-cell office:value-type="float" office:value="4.0612119051246194E-6" table:formula="of:=AVERAGE([.CG98:.CG99])" table:style-name="ce31">
            <text:p>0.00</text:p>
          </table:table-cell>
          <table:table-cell office:value-type="float" office:value="1.8239578882045039E-7" table:formula="of:=AVERAGE([.CH98:.CH99])" table:style-name="ce31">
            <text:p>0.00</text:p>
          </table:table-cell>
          <table:table-cell office:value-type="float" office:value="0" table:formula="of:=AVERAGE([.CI98:.CI99])" table:style-name="ce31">
            <text:p>0.00</text:p>
          </table:table-cell>
          <table:table-cell table:style-name="ce1"/>
          <table:table-cell office:value-type="float" office:value="0" table:formula="of:=[.CK98]/((1+$$discount_COST)^([.$B98]-1))" table:style-name="ce22">
            <text:p>0.00</text:p>
          </table:table-cell>
          <table:table-cell office:value-type="float" office:value="8.0017803298434596E-6" table:formula="of:=[.CL98]/((1+$$discount_COST)^([.$B98]-1))" table:style-name="ce22">
            <text:p>0.00</text:p>
          </table:table-cell>
          <table:table-cell office:value-type="float" office:value="0" table:formula="of:=[.CM98]/((1+$$discount_COST)^([.$B98]-1))" table:style-name="ce22">
            <text:p>0.00</text:p>
          </table:table-cell>
          <table:table-cell office:value-type="float" office:value="4.8345628988705272E-6" table:formula="of:=[.CN98]/((1+$$discount_COST)^([.$B98]-1))" table:style-name="ce22">
            <text:p>0.00</text:p>
          </table:table-cell>
          <table:table-cell office:value-type="float" office:value="1.4469221226769477E-6" table:formula="of:=[.CO98]/((1+$$discount_COST)^([.$B98]-1))" table:style-name="ce22">
            <text:p>0.00</text:p>
          </table:table-cell>
          <table:table-cell office:value-type="float" office:value="6.4983681741503259E-8" table:formula="of:=[.CP98]/((1+$$discount_COST)^([.$B98]-1))" table:style-name="ce22">
            <text:p>0.00</text:p>
          </table:table-cell>
          <table:table-cell office:value-type="float" office:value="0" table:formula="of:=[.CQ98]/((1+$$discount_COST)^([.$B98]-1))" table:style-name="ce22">
            <text:p>0.00</text:p>
          </table:table-cell>
          <table:table-cell table:style-name="ce1"/>
          <table:table-cell office:value-type="float" office:value="1.4348249033132437E-5" table:formula="of:=SUM([.CS98:.CY98])" table:style-name="ce31">
            <text:p>0.00</text:p>
          </table:table-cell>
          <table:table-cell table:style-name="ce1"/>
          <table:table-cell office:value-type="float" office:value="0" table:formula="of:=[.BS98] * ($$c.mci + $$c.Tx)" table:style-name="ce24">
            <text:p><text:s/>-<text:s/></text:p>
          </table:table-cell>
          <table:table-cell office:value-type="float" office:value="0.84348425977468067" table:formula="of:=[.BT98]*$$c.mci" table:style-name="ce24">
            <text:p><text:s/>1<text:s/></text:p>
          </table:table-cell>
          <table:table-cell office:value-type="float" office:value="0" table:formula="of:=[.BU98] * ($$c.mil + $$c.Tx)" table:style-name="ce24">
            <text:p><text:s/>-<text:s/></text:p>
          </table:table-cell>
          <table:table-cell office:value-type="float" office:value="0.88523001781998167" table:formula="of:=[.BV98]*$$c.mil" table:style-name="ce24">
            <text:p><text:s/>1<text:s/></text:p>
          </table:table-cell>
          <table:table-cell office:value-type="float" office:value="0.60075576038502576" table:formula="of:=[.BW98]*$$c.mod" table:style-name="ce24">
            <text:p><text:s/>1<text:s/></text:p>
          </table:table-cell>
          <table:table-cell office:value-type="float" office:value="5.9973166921237574E-2" table:formula="of:=[.BX98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8:.DC99])" table:style-name="ce33">
            <text:p><text:s/>-<text:s/></text:p>
          </table:table-cell>
          <table:table-cell office:value-type="float" office:value="0.54493143558209878" table:formula="of:=AVERAGE([.DD98:.DD99])" table:style-name="ce33">
            <text:p><text:s/>1<text:s/></text:p>
          </table:table-cell>
          <table:table-cell office:value-type="float" office:value="0" table:formula="of:=AVERAGE([.DE98:.DE99])" table:style-name="ce33">
            <text:p><text:s/>-<text:s/></text:p>
          </table:table-cell>
          <table:table-cell office:value-type="float" office:value="0.51880223472961395" table:formula="of:=AVERAGE([.DF98:.DF99])" table:style-name="ce33">
            <text:p><text:s/>1<text:s/></text:p>
          </table:table-cell>
          <table:table-cell office:value-type="float" office:value="0.32210682320450917" table:formula="of:=AVERAGE([.DG98:.DG99])" table:style-name="ce33">
            <text:p><text:s/>0<text:s/></text:p>
          </table:table-cell>
          <table:table-cell office:value-type="float" office:value="3.0704428371852076E-2" table:formula="of:=AVERAGE([.DH98:.DH99])" table:style-name="ce33">
            <text:p><text:s/>0<text:s/></text:p>
          </table:table-cell>
          <table:table-cell office:value-type="float" office:value="0" table:formula="of:=AVERAGE([.DI98:.DI99])" table:style-name="ce33">
            <text:p><text:s/>-<text:s/></text:p>
          </table:table-cell>
          <table:table-cell office:value-type="float" office:value="0" table:formula="of:=[.DJ98]" table:style-name="ce33">
            <text:p><text:s/>-<text:s/></text:p>
          </table:table-cell>
          <table:table-cell table:style-name="ce1"/>
          <table:table-cell office:value-type="float" office:value="0" table:formula="of:=[.DL98]/((1+$$discount_COST)^([.$B98]-1))" table:style-name="ce24">
            <text:p><text:s/>-<text:s/></text:p>
          </table:table-cell>
          <table:table-cell office:value-type="float" office:value="0.19414730575642106" table:formula="of:=[.DM98]/((1+$$discount_COST)^([.$B98]-1))" table:style-name="ce24">
            <text:p><text:s/>0<text:s/></text:p>
          </table:table-cell>
          <table:table-cell office:value-type="float" office:value="0" table:formula="of:=[.DN98]/((1+$$discount_COST)^([.$B98]-1))" table:style-name="ce24">
            <text:p><text:s/>-<text:s/></text:p>
          </table:table-cell>
          <table:table-cell office:value-type="float" office:value="0.18483803560638945" table:formula="of:=[.DO98]/((1+$$discount_COST)^([.$B98]-1))" table:style-name="ce24">
            <text:p><text:s/>0<text:s/></text:p>
          </table:table-cell>
          <table:table-cell office:value-type="float" office:value="0.11475970701545933" table:formula="of:=[.DP98]/((1+$$discount_COST)^([.$B98]-1))" table:style-name="ce24">
            <text:p><text:s/>0<text:s/></text:p>
          </table:table-cell>
          <table:table-cell office:value-type="float" office:value="1.0939324938775696E-2" table:formula="of:=[.DQ98]/((1+$$discount_COST)^([.$B98]-1))" table:style-name="ce24">
            <text:p><text:s/>0<text:s/></text:p>
          </table:table-cell>
          <table:table-cell office:value-type="float" office:value="0" table:formula="of:=[.DR98]/((1+$$discount_COST)^([.$B98]-1))" table:style-name="ce24">
            <text:p><text:s/>-<text:s/></text:p>
          </table:table-cell>
          <table:table-cell office:value-type="float" office:value="0" table:formula="of:=[.DS98]/((1+$$discount_COST)^([.$B98]-1))" table:style-name="ce24">
            <text:p><text:s/>-<text:s/></text:p>
          </table:table-cell>
          <table:table-cell table:style-name="ce1"/>
          <table:table-cell office:value-type="float" office:value="0.50468437331704552" table:formula="of:=SUM([.DU98:.EB98])" table:style-name="ce33">
            <text:p><text:s/>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98]+1" table:style-name="ce1">
            <text:p>101</text:p>
          </table:table-cell>
          <table:table-cell office:value-type="float" office:value="1" table:formula="of:=IF([.B99]&lt;$$tx_duration;$$p.discontinuation_x;1)" table:style-name="ce1">
            <text:p>1</text:p>
          </table:table-cell>
          <table:table-cell table:style-name="ce1"/>
          <table:table-cell office:value-type="float" office:value="0.19549633588143978" table:formula="of:=1-EXP(-(-LN(1-$$p.mci_mil) * $$rr.tx_mci_mil^((1-$$tx_waning)^([.$B99]-1) )))" table:style-name="ce1">
            <text:p>0.195496336</text:p>
          </table:table-cell>
          <table:table-cell office:value-type="float" office:value="0" table:formula="of:=1-EXP(-(-LN(1-$$p.mci_mod) * $$rr.tx_mci_mod^((1-$$tx_waning)^([.$B99]-1) )))" table:style-name="ce1">
            <text:p>0</text:p>
          </table:table-cell>
          <table:table-cell office:value-type="float" office:value="0" table:formula="of:=1-EXP(-(-LN(1-$$p.mci_sev) * $$rr.tx_mci_sev^((1-$$tx_waning)^([.$B99]-1) )))" table:style-name="ce1">
            <text:p>0</text:p>
          </table:table-cell>
          <table:table-cell office:value-type="float" office:value="0.27889511475781692" table:formula="of:=1-EXP(-(-LN(1-$$p.mil_mod) * $$rr.tx_mil_mod^((1-$$tx_waning)^([.$B99]-1) )))" table:style-name="ce1">
            <text:p>0.278895115</text:p>
          </table:table-cell>
          <table:table-cell table:number-columns-repeated="2" table:style-name="ce1"/>
          <table:table-cell office:value-type="float" office:value="0" table:formula="of:=(1-[.F99]-[.G99]-[.H99]) * (1-[.D99]) * (1-[.BB9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99]) * (1-[.BD9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99]-[.G99]-[.H99]) * [.D99] * (1-[.BB99])" table:style-name="ce40">
            <text:p>#REF!</text:p>
          </table:table-cell>
          <table:table-cell office:value-type="float" office:value="0" table:formula="of:=(1 - $$p.mci_mil - $$p.mci_mod - $$p.mci_sev) * (1-[.BC99])" table:style-name="ce44">
            <text:p>#REF!</text:p>
          </table:table-cell>
          <table:table-cell office:value-type="float" office:value="0" table:formula="of:=$$p.mil_mci * [.D99] * (1-[.BD99])" table:style-name="ce42">
            <text:p>#REF!</text:p>
          </table:table-cell>
          <table:table-cell office:value-type="float" office:value="0" table:formula="of:=$$p.mil_mci * (1-[.BE9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9] * (1-[.D99]) * (1-[.BB9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99] - $$p.mil_sev) * (1-[.D99]) * (1-[.BD99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99] * [.D99] * (1-[.BB99])" table:style-name="ce40">
            <text:p>#REF!</text:p>
          </table:table-cell>
          <table:table-cell office:value-type="float" office:value="0" table:formula="of:=$$p.mci_mil * (1-[.BC99])" table:style-name="ce44">
            <text:p>#REF!</text:p>
          </table:table-cell>
          <table:table-cell office:value-type="float" office:value="0" table:formula="of:=(1 - $$p.mil_mci - [.I99] - $$p.mil_sev) * [.D99] * (1-[.BD99])" table:style-name="ce44">
            <text:p>#REF!</text:p>
          </table:table-cell>
          <table:table-cell office:value-type="float" office:value="0" table:formula="of:=(1 - $$p.mil_mci - $$p.mil_mod - $$p.mil_sev) * (1-[.BE99])" table:style-name="ce44">
            <text:p>#REF!</text:p>
          </table:table-cell>
          <table:table-cell office:value-type="float" office:value="0" table:formula="of:=$$p.mod_mil * (1-[.BF99])" table:style-name="ce44">
            <text:p>#REF!</text:p>
          </table:table-cell>
          <table:table-cell office:value-type="float" office:value="0" table:formula="of:=$$p.sev_mil * (1-[.BG9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99] * (1-[.BB99])" table:style-name="ce40">
            <text:p>#REF!</text:p>
          </table:table-cell>
          <table:table-cell office:value-type="float" office:value="0" table:formula="of:=$$p.mci_mod * (1-[.BC99])" table:style-name="ce42">
            <text:p>#REF!</text:p>
          </table:table-cell>
          <table:table-cell office:value-type="float" office:value="0" table:formula="of:=[.I99] * (1-[.BD99])" table:style-name="ce44">
            <text:p>#REF!</text:p>
          </table:table-cell>
          <table:table-cell office:value-type="float" office:value="0" table:formula="of:=$$p.mil_mod * (1-[.BE99])" table:style-name="ce44">
            <text:p>#REF!</text:p>
          </table:table-cell>
          <table:table-cell office:value-type="float" office:value="0" table:formula="of:=(1-$$p.mod_mil-$$p.mod_sev) * (1-[.BF99])" table:style-name="ce44">
            <text:p>#REF!</text:p>
          </table:table-cell>
          <table:table-cell office:value-type="float" office:value="0" table:formula="of:=$$p.sev_mod * (1-[.BG9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99] * (1-[.BB99])" table:style-name="ce45">
            <text:p>#REF!</text:p>
          </table:table-cell>
          <table:table-cell office:value-type="float" office:value="0" table:formula="of:=$$p.mci_sev * (1-[.BC99])" table:style-name="ce42">
            <text:p>#REF!</text:p>
          </table:table-cell>
          <table:table-cell office:value-type="float" office:value="0" table:formula="of:=$$p.mil_sev * (1-[.BD99])" table:style-name="ce44">
            <text:p>#REF!</text:p>
          </table:table-cell>
          <table:table-cell office:value-type="float" office:value="0" table:formula="of:=$$p.mil_sev * (1-[.BE99])" table:style-name="ce44">
            <text:p>#REF!</text:p>
          </table:table-cell>
          <table:table-cell office:value-type="float" office:value="0" table:formula="of:=$$p.mod_sev * (1-[.BF99])" table:style-name="ce44">
            <text:p>#REF!</text:p>
          </table:table-cell>
          <table:table-cell office:value-type="float" office:value="0" table:formula="of:=(1-$$p.sev_mil-$$p.sev_mod) * (1-[.BG9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99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99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99];[.S99];[.Z99];[.AG99];[.AN99];[.AU99];[.BB99])=1" table:style-name="ce29">
            <text:p>#REF!</text:p>
          </table:table-cell>
          <table:table-cell office:value-type="float" office:value="0" table:formula="of:=SUM([.M99];[.T99];[.AA99];[.AH99];[.AO99];[.AV99];[.BC99])=1" table:style-name="ce29">
            <text:p>#REF!</text:p>
          </table:table-cell>
          <table:table-cell office:value-type="float" office:value="0" table:formula="of:=SUM([.N99];[.U99];[.AB99];[.AI99];[.AP99];[.AW99];[.BD99])=1" table:style-name="ce29">
            <text:p>#REF!</text:p>
          </table:table-cell>
          <table:table-cell office:value-type="float" office:value="0" table:formula="of:=SUM([.O99];[.V99];[.AC99];[.AJ99];[.AQ99];[.AX99];[.BE99])=1" table:style-name="ce29">
            <text:p>#REF!</text:p>
          </table:table-cell>
          <table:table-cell office:value-type="float" office:value="0" table:formula="of:=SUM([.P99];[.W99];[.AD99];[.AK99];[.AR99];[.AY99];[.BF99])=1" table:style-name="ce29">
            <text:p>#REF!</text:p>
          </table:table-cell>
          <table:table-cell office:value-type="float" office:value="0" table:formula="of:=SUM([.Q99];[.X99];[.AE99];[.AL99];[.AS99];[.AZ99];[.BG99])=1" table:style-name="ce29">
            <text:p>#REF!</text:p>
          </table:table-cell>
          <table:table-cell office:value-type="boolean" office:boolean-value="true" table:formula="of:=SUM([.R99];[.Y99];[.AF99];[.AM99];[.AT99];[.BA99];[.BH99])=1" table:style-name="ce29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S98:.BY98];TRANSPOSE([.L98:.R98]))" table:number-matrix-columns-spanned="1" table:number-matrix-rows-spanned="1" table:style-name="ce3">
            <text:p>0</text:p>
          </table:table-cell>
          <table:table-cell office:value-type="float" office:value="1.3910264870681847E-5" table:formula="of:=MMULT([.BS98:.BY98];TRANSPOSE([.S98:.Y98]))" table:number-matrix-columns-spanned="1" table:number-matrix-rows-spanned="1" table:style-name="ce3">
            <text:p>1.39103E-05</text:p>
          </table:table-cell>
          <table:table-cell office:value-type="float" office:value="0" table:formula="of:=MMULT([.BS98:.BY98];TRANSPOSE([.Z98:.AF98]))" table:number-matrix-columns-spanned="1" table:number-matrix-rows-spanned="1" table:style-name="ce3">
            <text:p>0</text:p>
          </table:table-cell>
          <table:table-cell office:value-type="float" office:value="5.7760232871616094E-6" table:formula="of:=MMULT([.BS98:.BY98];TRANSPOSE([.AG98:.AM98]))" table:number-matrix-columns-spanned="1" table:number-matrix-rows-spanned="1" table:style-name="ce3">
            <text:p>5.77602E-06</text:p>
          </table:table-cell>
          <table:table-cell office:value-type="float" office:value="1.0338283871776342E-6" table:formula="of:=MMULT([.BS98:.BY98];TRANSPOSE([.AN98:.AT98]))" table:number-matrix-columns-spanned="1" table:number-matrix-rows-spanned="1" table:style-name="ce3">
            <text:p>1.03383E-06</text:p>
          </table:table-cell>
          <table:table-cell office:value-type="float" office:value="2.2443511927654746E-8" table:formula="of:=MMULT([.BS98:.BY98];TRANSPOSE([.AU98:.BA98]))" table:number-matrix-columns-spanned="1" table:number-matrix-rows-spanned="1" table:style-name="ce3">
            <text:p>2.24435E-08</text:p>
          </table:table-cell>
          <table:table-cell office:value-type="float" office:value="0.99997925743994354" table:formula="of:=MMULT([.BS98:.BY98];TRANSPOSE([.BB98:.BH98]))" table:number-matrix-columns-spanned="1" table:number-matrix-rows-spanned="1" table:style-name="ce3">
            <text:p>0.999979257</text:p>
          </table:table-cell>
          <table:table-cell table:style-name="ce1"/>
          <table:table-cell office:value-type="boolean" office:boolean-value="true" table:formula="of:=SUM([.BS99:.BY99])=1" table:style-name="ce29">
            <text:p>TRUE</text:p>
          </table:table-cell>
          <table:table-cell table:style-name="ce1"/>
          <table:table-cell office:value-type="float" office:value="0" table:formula="of:=[.BS99] * $$u.mci" table:style-name="ce22">
            <text:p>0.00</text:p>
          </table:table-cell>
          <table:table-cell office:value-type="float" office:value="1.0154493355597748E-5" table:formula="of:=[.BT99] * $$u.mci" table:style-name="ce22">
            <text:p>0.00</text:p>
          </table:table-cell>
          <table:table-cell office:value-type="float" office:value="0" table:formula="of:=[.BU99] * $$u.mil" table:style-name="ce22">
            <text:p>0.00</text:p>
          </table:table-cell>
          <table:table-cell office:value-type="float" office:value="3.9854560681415101E-6" table:formula="of:=[.BV99] * $$u.mil" table:style-name="ce22">
            <text:p>0.00</text:p>
          </table:table-cell>
          <table:table-cell office:value-type="float" office:value="5.4792904520414615E-7" table:formula="of:=[.BW99] * $$u.mod" table:style-name="ce22">
            <text:p>0.00</text:p>
          </table:table-cell>
          <table:table-cell office:value-type="float" office:value="8.5285345325088039E-9" table:formula="of:=[.BX99] * $$u.sev" table:style-name="ce22">
            <text:p>0.00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99:.CC100])" table:style-name="ce31">
            <text:p>#REF!</text:p>
          </table:table-cell>
          <table:table-cell office:value-type="float" office:value="0" table:formula="of:=AVERAGE([.CD99:.CD100])" table:style-name="ce31">
            <text:p>#REF!</text:p>
          </table:table-cell>
          <table:table-cell office:value-type="float" office:value="0" table:formula="of:=AVERAGE([.CE99:.CE100])" table:style-name="ce31">
            <text:p>#REF!</text:p>
          </table:table-cell>
          <table:table-cell office:value-type="float" office:value="0" table:formula="of:=AVERAGE([.CF99:.CF100])" table:style-name="ce31">
            <text:p>#REF!</text:p>
          </table:table-cell>
          <table:table-cell office:value-type="float" office:value="0" table:formula="of:=AVERAGE([.CG99:.CG100])" table:style-name="ce31">
            <text:p>#REF!</text:p>
          </table:table-cell>
          <table:table-cell office:value-type="float" office:value="0" table:formula="of:=AVERAGE([.CH99:.CH100])" table:style-name="ce31">
            <text:p>#REF!</text:p>
          </table:table-cell>
          <table:table-cell office:value-type="float" office:value="0" table:formula="of:=AVERAGE([.CI99:.CI100])" table:style-name="ce31">
            <text:p>0.00</text:p>
          </table:table-cell>
          <table:table-cell table:style-name="ce1"/>
          <table:table-cell office:value-type="float" office:value="0" table:formula="of:=[.CK99]/((1+$$discount_COST)^([.$B99]-1))" table:style-name="ce22">
            <text:p>#REF!</text:p>
          </table:table-cell>
          <table:table-cell office:value-type="float" office:value="0" table:formula="of:=[.CL99]/((1+$$discount_COST)^([.$B99]-1))" table:style-name="ce22">
            <text:p>#REF!</text:p>
          </table:table-cell>
          <table:table-cell office:value-type="float" office:value="0" table:formula="of:=[.CM99]/((1+$$discount_COST)^([.$B99]-1))" table:style-name="ce22">
            <text:p>#REF!</text:p>
          </table:table-cell>
          <table:table-cell office:value-type="float" office:value="0" table:formula="of:=[.CN99]/((1+$$discount_COST)^([.$B99]-1))" table:style-name="ce22">
            <text:p>#REF!</text:p>
          </table:table-cell>
          <table:table-cell office:value-type="float" office:value="0" table:formula="of:=[.CO99]/((1+$$discount_COST)^([.$B99]-1))" table:style-name="ce22">
            <text:p>#REF!</text:p>
          </table:table-cell>
          <table:table-cell office:value-type="float" office:value="0" table:formula="of:=[.CP99]/((1+$$discount_COST)^([.$B99]-1))" table:style-name="ce22">
            <text:p>#REF!</text:p>
          </table:table-cell>
          <table:table-cell office:value-type="float" office:value="0" table:formula="of:=[.CQ99]/((1+$$discount_COST)^([.$B99]-1))" table:style-name="ce22">
            <text:p>0.00</text:p>
          </table:table-cell>
          <table:table-cell table:style-name="ce1"/>
          <table:table-cell office:value-type="float" office:value="0" table:formula="of:=SUM([.CS99:.CY99])" table:style-name="ce31">
            <text:p>#REF!</text:p>
          </table:table-cell>
          <table:table-cell table:style-name="ce1"/>
          <table:table-cell office:value-type="float" office:value="0" table:formula="of:=[.BS99] * ($$c.mci + $$c.Tx)" table:style-name="ce24">
            <text:p><text:s/>-<text:s/></text:p>
          </table:table-cell>
          <table:table-cell office:value-type="float" office:value="0.24637861138951689" table:formula="of:=[.BT99]*$$c.mci" table:style-name="ce24">
            <text:p><text:s/>0<text:s/></text:p>
          </table:table-cell>
          <table:table-cell office:value-type="float" office:value="0" table:formula="of:=[.BU99] * ($$c.mil + $$c.Tx)" table:style-name="ce24">
            <text:p><text:s/>-<text:s/></text:p>
          </table:table-cell>
          <table:table-cell office:value-type="float" office:value="0.15237445163924626" table:formula="of:=[.BV99]*$$c.mil" table:style-name="ce24">
            <text:p><text:s/>0<text:s/></text:p>
          </table:table-cell>
          <table:table-cell office:value-type="float" office:value="4.3457886023992566E-2" table:formula="of:=[.BW99]*$$c.mod" table:style-name="ce24">
            <text:p><text:s/>0<text:s/></text:p>
          </table:table-cell>
          <table:table-cell office:value-type="float" office:value="1.4356898224665759E-3" table:formula="of:=[.BX99]*$$c.sev" table:style-name="ce24">
            <text:p><text:s/>0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99:.DC100])" table:style-name="ce33">
            <text:p><text:s/>#REF!<text:s/></text:p>
          </table:table-cell>
          <table:table-cell office:value-type="float" office:value="0" table:formula="of:=AVERAGE([.DD99:.DD100])" table:style-name="ce33">
            <text:p><text:s/>#REF!<text:s/></text:p>
          </table:table-cell>
          <table:table-cell office:value-type="float" office:value="0" table:formula="of:=AVERAGE([.DE99:.DE100])" table:style-name="ce33">
            <text:p><text:s/>#REF!<text:s/></text:p>
          </table:table-cell>
          <table:table-cell office:value-type="float" office:value="0" table:formula="of:=AVERAGE([.DF99:.DF100])" table:style-name="ce33">
            <text:p><text:s/>#REF!<text:s/></text:p>
          </table:table-cell>
          <table:table-cell office:value-type="float" office:value="0" table:formula="of:=AVERAGE([.DG99:.DG100])" table:style-name="ce33">
            <text:p><text:s/>#REF!<text:s/></text:p>
          </table:table-cell>
          <table:table-cell office:value-type="float" office:value="0" table:formula="of:=AVERAGE([.DH99:.DH100])" table:style-name="ce33">
            <text:p><text:s/>#REF!<text:s/></text:p>
          </table:table-cell>
          <table:table-cell office:value-type="float" office:value="0" table:formula="of:=AVERAGE([.DI99:.DI100])" table:style-name="ce33">
            <text:p><text:s/>-<text:s/></text:p>
          </table:table-cell>
          <table:table-cell office:value-type="float" office:value="0" table:formula="of:=[.DJ99]" table:style-name="ce33">
            <text:p><text:s/>-<text:s/></text:p>
          </table:table-cell>
          <table:table-cell table:style-name="ce1"/>
          <table:table-cell office:value-type="float" office:value="0" table:formula="of:=[.DL99]/((1+$$discount_COST)^([.$B99]-1))" table:style-name="ce24">
            <text:p><text:s/>#REF!<text:s/></text:p>
          </table:table-cell>
          <table:table-cell office:value-type="float" office:value="0" table:formula="of:=[.DM99]/((1+$$discount_COST)^([.$B99]-1))" table:style-name="ce24">
            <text:p><text:s/>#REF!<text:s/></text:p>
          </table:table-cell>
          <table:table-cell office:value-type="float" office:value="0" table:formula="of:=[.DN99]/((1+$$discount_COST)^([.$B99]-1))" table:style-name="ce24">
            <text:p><text:s/>#REF!<text:s/></text:p>
          </table:table-cell>
          <table:table-cell office:value-type="float" office:value="0" table:formula="of:=[.DO99]/((1+$$discount_COST)^([.$B99]-1))" table:style-name="ce24">
            <text:p><text:s/>#REF!<text:s/></text:p>
          </table:table-cell>
          <table:table-cell office:value-type="float" office:value="0" table:formula="of:=[.DP99]/((1+$$discount_COST)^([.$B99]-1))" table:style-name="ce24">
            <text:p><text:s/>#REF!<text:s/></text:p>
          </table:table-cell>
          <table:table-cell office:value-type="float" office:value="0" table:formula="of:=[.DQ99]/((1+$$discount_COST)^([.$B99]-1))" table:style-name="ce24">
            <text:p><text:s/>#REF!<text:s/></text:p>
          </table:table-cell>
          <table:table-cell office:value-type="float" office:value="0" table:formula="of:=[.DR99]/((1+$$discount_COST)^([.$B99]-1))" table:style-name="ce24">
            <text:p><text:s/>-<text:s/></text:p>
          </table:table-cell>
          <table:table-cell office:value-type="float" office:value="0" table:formula="of:=[.DS99]/((1+$$discount_COST)^([.$B99]-1))" table:style-name="ce24">
            <text:p><text:s/>-<text:s/></text:p>
          </table:table-cell>
          <table:table-cell table:style-name="ce1"/>
          <table:table-cell office:value-type="float" office:value="0" table:formula="of:=SUM([.DU99:.EB99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99]+1" table:style-name="ce1">
            <text:p>102</text:p>
          </table:table-cell>
          <table:table-cell office:value-type="float" office:value="1" table:formula="of:=IF([.B100]&lt;$$tx_duration;$$p.discontinuation_x;1)" table:style-name="ce1">
            <text:p>1</text:p>
          </table:table-cell>
          <table:table-cell table:style-name="ce1"/>
          <table:table-cell office:value-type="float" office:value="0.19601021335757918" table:formula="of:=1-EXP(-(-LN(1-$$p.mci_mil) * $$rr.tx_mci_mil^((1-$$tx_waning)^([.$B100]-1) )))" table:style-name="ce1">
            <text:p>0.196010213</text:p>
          </table:table-cell>
          <table:table-cell office:value-type="float" office:value="0" table:formula="of:=1-EXP(-(-LN(1-$$p.mci_mod) * $$rr.tx_mci_mod^((1-$$tx_waning)^([.$B100]-1) )))" table:style-name="ce1">
            <text:p>0</text:p>
          </table:table-cell>
          <table:table-cell office:value-type="float" office:value="0" table:formula="of:=1-EXP(-(-LN(1-$$p.mci_sev) * $$rr.tx_mci_sev^((1-$$tx_waning)^([.$B100]-1) )))" table:style-name="ce1">
            <text:p>0</text:p>
          </table:table-cell>
          <table:table-cell office:value-type="float" office:value="0.27958734462323653" table:formula="of:=1-EXP(-(-LN(1-$$p.mil_mod) * $$rr.tx_mil_mod^((1-$$tx_waning)^([.$B100]-1) )))" table:style-name="ce1">
            <text:p>0.279587345</text:p>
          </table:table-cell>
          <table:table-cell table:number-columns-repeated="2" table:style-name="ce1"/>
          <table:table-cell office:value-type="float" office:value="0" table:formula="of:=(1-[.F100]-[.G100]-[.H100]) * (1-[.D100]) * (1-[.BB10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0]) * (1-[.BD10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0]-[.G100]-[.H100]) * [.D100] * (1-[.BB100])" table:style-name="ce40">
            <text:p>#REF!</text:p>
          </table:table-cell>
          <table:table-cell office:value-type="float" office:value="0" table:formula="of:=(1 - $$p.mci_mil - $$p.mci_mod - $$p.mci_sev) * (1-[.BC100])" table:style-name="ce44">
            <text:p>#REF!</text:p>
          </table:table-cell>
          <table:table-cell office:value-type="float" office:value="0" table:formula="of:=$$p.mil_mci * [.D100] * (1-[.BD100])" table:style-name="ce42">
            <text:p>#REF!</text:p>
          </table:table-cell>
          <table:table-cell office:value-type="float" office:value="0" table:formula="of:=$$p.mil_mci * (1-[.BE10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0] * (1-[.D100]) * (1-[.BB10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0] - $$p.mil_sev) * (1-[.D100]) * (1-[.BD100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0] * [.D100] * (1-[.BB100])" table:style-name="ce40">
            <text:p>#REF!</text:p>
          </table:table-cell>
          <table:table-cell office:value-type="float" office:value="0" table:formula="of:=$$p.mci_mil * (1-[.BC100])" table:style-name="ce44">
            <text:p>#REF!</text:p>
          </table:table-cell>
          <table:table-cell office:value-type="float" office:value="0" table:formula="of:=(1 - $$p.mil_mci - [.I100] - $$p.mil_sev) * [.D100] * (1-[.BD100])" table:style-name="ce44">
            <text:p>#REF!</text:p>
          </table:table-cell>
          <table:table-cell office:value-type="float" office:value="0" table:formula="of:=(1 - $$p.mil_mci - $$p.mil_mod - $$p.mil_sev) * (1-[.BE100])" table:style-name="ce44">
            <text:p>#REF!</text:p>
          </table:table-cell>
          <table:table-cell office:value-type="float" office:value="0" table:formula="of:=$$p.mod_mil * (1-[.BF100])" table:style-name="ce44">
            <text:p>#REF!</text:p>
          </table:table-cell>
          <table:table-cell office:value-type="float" office:value="0" table:formula="of:=$$p.sev_mil * (1-[.BG10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0] * (1-[.BB100])" table:style-name="ce40">
            <text:p>#REF!</text:p>
          </table:table-cell>
          <table:table-cell office:value-type="float" office:value="0" table:formula="of:=$$p.mci_mod * (1-[.BC100])" table:style-name="ce42">
            <text:p>#REF!</text:p>
          </table:table-cell>
          <table:table-cell office:value-type="float" office:value="0" table:formula="of:=[.I100] * (1-[.BD100])" table:style-name="ce44">
            <text:p>#REF!</text:p>
          </table:table-cell>
          <table:table-cell office:value-type="float" office:value="0" table:formula="of:=$$p.mil_mod * (1-[.BE100])" table:style-name="ce44">
            <text:p>#REF!</text:p>
          </table:table-cell>
          <table:table-cell office:value-type="float" office:value="0" table:formula="of:=(1-$$p.mod_mil-$$p.mod_sev) * (1-[.BF100])" table:style-name="ce44">
            <text:p>#REF!</text:p>
          </table:table-cell>
          <table:table-cell office:value-type="float" office:value="0" table:formula="of:=$$p.sev_mod * (1-[.BG10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0] * (1-[.BB100])" table:style-name="ce45">
            <text:p>#REF!</text:p>
          </table:table-cell>
          <table:table-cell office:value-type="float" office:value="0" table:formula="of:=$$p.mci_sev * (1-[.BC100])" table:style-name="ce42">
            <text:p>#REF!</text:p>
          </table:table-cell>
          <table:table-cell office:value-type="float" office:value="0" table:formula="of:=$$p.mil_sev * (1-[.BD100])" table:style-name="ce44">
            <text:p>#REF!</text:p>
          </table:table-cell>
          <table:table-cell office:value-type="float" office:value="0" table:formula="of:=$$p.mil_sev * (1-[.BE100])" table:style-name="ce44">
            <text:p>#REF!</text:p>
          </table:table-cell>
          <table:table-cell office:value-type="float" office:value="0" table:formula="of:=$$p.mod_sev * (1-[.BF100])" table:style-name="ce44">
            <text:p>#REF!</text:p>
          </table:table-cell>
          <table:table-cell office:value-type="float" office:value="0" table:formula="of:=(1-$$p.sev_mil-$$p.sev_mod) * (1-[.BG10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0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0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0];[.S100];[.Z100];[.AG100];[.AN100];[.AU100];[.BB100])=1" table:style-name="ce29">
            <text:p>#REF!</text:p>
          </table:table-cell>
          <table:table-cell office:value-type="float" office:value="0" table:formula="of:=SUM([.M100];[.T100];[.AA100];[.AH100];[.AO100];[.AV100];[.BC100])=1" table:style-name="ce29">
            <text:p>#REF!</text:p>
          </table:table-cell>
          <table:table-cell office:value-type="float" office:value="0" table:formula="of:=SUM([.N100];[.U100];[.AB100];[.AI100];[.AP100];[.AW100];[.BD100])=1" table:style-name="ce29">
            <text:p>#REF!</text:p>
          </table:table-cell>
          <table:table-cell office:value-type="float" office:value="0" table:formula="of:=SUM([.O100];[.V100];[.AC100];[.AJ100];[.AQ100];[.AX100];[.BE100])=1" table:style-name="ce29">
            <text:p>#REF!</text:p>
          </table:table-cell>
          <table:table-cell office:value-type="float" office:value="0" table:formula="of:=SUM([.P100];[.W100];[.AD100];[.AK100];[.AR100];[.AY100];[.BF100])=1" table:style-name="ce29">
            <text:p>#REF!</text:p>
          </table:table-cell>
          <table:table-cell office:value-type="float" office:value="0" table:formula="of:=SUM([.Q100];[.X100];[.AE100];[.AL100];[.AS100];[.AZ100];[.BG100])=1" table:style-name="ce29">
            <text:p>#REF!</text:p>
          </table:table-cell>
          <table:table-cell office:value-type="boolean" office:boolean-value="true" table:formula="of:=SUM([.R100];[.Y100];[.AF100];[.AM100];[.AT100];[.BA100];[.BH100])=1" table:style-name="ce29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S99:.BY99];TRANSPOSE([.L99:.R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S99:.Y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Z99:.AF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G99:.AM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N99:.AT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U99:.BA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BB99:.BH9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0:.BY100])=1" table:style-name="ce29">
            <text:p>#REF!</text:p>
          </table:table-cell>
          <table:table-cell table:style-name="ce1"/>
          <table:table-cell office:value-type="float" office:value="0" table:formula="of:=[.BS100] * $$u.mci" table:style-name="ce22">
            <text:p>#REF!</text:p>
          </table:table-cell>
          <table:table-cell office:value-type="float" office:value="0" table:formula="of:=[.BT100] * $$u.mci" table:style-name="ce22">
            <text:p>#REF!</text:p>
          </table:table-cell>
          <table:table-cell office:value-type="float" office:value="0" table:formula="of:=[.BU100] * $$u.mil" table:style-name="ce22">
            <text:p>#REF!</text:p>
          </table:table-cell>
          <table:table-cell office:value-type="float" office:value="0" table:formula="of:=[.BV100] * $$u.mil" table:style-name="ce22">
            <text:p>#REF!</text:p>
          </table:table-cell>
          <table:table-cell office:value-type="float" office:value="0" table:formula="of:=[.BW100] * $$u.mod" table:style-name="ce22">
            <text:p>#REF!</text:p>
          </table:table-cell>
          <table:table-cell office:value-type="float" office:value="0" table:formula="of:=[.BX100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0:.CC101])" table:style-name="ce31">
            <text:p>#REF!</text:p>
          </table:table-cell>
          <table:table-cell office:value-type="float" office:value="0" table:formula="of:=AVERAGE([.CD100:.CD101])" table:style-name="ce31">
            <text:p>#REF!</text:p>
          </table:table-cell>
          <table:table-cell office:value-type="float" office:value="0" table:formula="of:=AVERAGE([.CE100:.CE101])" table:style-name="ce31">
            <text:p>#REF!</text:p>
          </table:table-cell>
          <table:table-cell office:value-type="float" office:value="0" table:formula="of:=AVERAGE([.CF100:.CF101])" table:style-name="ce31">
            <text:p>#REF!</text:p>
          </table:table-cell>
          <table:table-cell office:value-type="float" office:value="0" table:formula="of:=AVERAGE([.CG100:.CG101])" table:style-name="ce31">
            <text:p>#REF!</text:p>
          </table:table-cell>
          <table:table-cell office:value-type="float" office:value="0" table:formula="of:=AVERAGE([.CH100:.CH101])" table:style-name="ce31">
            <text:p>#REF!</text:p>
          </table:table-cell>
          <table:table-cell office:value-type="float" office:value="0" table:formula="of:=AVERAGE([.CI100:.CI101])" table:style-name="ce31">
            <text:p>0.00</text:p>
          </table:table-cell>
          <table:table-cell table:style-name="ce1"/>
          <table:table-cell office:value-type="float" office:value="0" table:formula="of:=[.CK100]/((1+$$discount_COST)^([.$B100]-1))" table:style-name="ce22">
            <text:p>#REF!</text:p>
          </table:table-cell>
          <table:table-cell office:value-type="float" office:value="0" table:formula="of:=[.CL100]/((1+$$discount_COST)^([.$B100]-1))" table:style-name="ce22">
            <text:p>#REF!</text:p>
          </table:table-cell>
          <table:table-cell office:value-type="float" office:value="0" table:formula="of:=[.CM100]/((1+$$discount_COST)^([.$B100]-1))" table:style-name="ce22">
            <text:p>#REF!</text:p>
          </table:table-cell>
          <table:table-cell office:value-type="float" office:value="0" table:formula="of:=[.CN100]/((1+$$discount_COST)^([.$B100]-1))" table:style-name="ce22">
            <text:p>#REF!</text:p>
          </table:table-cell>
          <table:table-cell office:value-type="float" office:value="0" table:formula="of:=[.CO100]/((1+$$discount_COST)^([.$B100]-1))" table:style-name="ce22">
            <text:p>#REF!</text:p>
          </table:table-cell>
          <table:table-cell office:value-type="float" office:value="0" table:formula="of:=[.CP100]/((1+$$discount_COST)^([.$B100]-1))" table:style-name="ce22">
            <text:p>#REF!</text:p>
          </table:table-cell>
          <table:table-cell office:value-type="float" office:value="0" table:formula="of:=[.CQ100]/((1+$$discount_COST)^([.$B100]-1))" table:style-name="ce22">
            <text:p>0.00</text:p>
          </table:table-cell>
          <table:table-cell table:style-name="ce1"/>
          <table:table-cell office:value-type="float" office:value="0" table:formula="of:=SUM([.CS100:.CY100])" table:style-name="ce31">
            <text:p>#REF!</text:p>
          </table:table-cell>
          <table:table-cell table:style-name="ce1"/>
          <table:table-cell office:value-type="float" office:value="0" table:formula="of:=[.BS100] * ($$c.mci + $$c.Tx)" table:style-name="ce24">
            <text:p><text:s/>#REF!<text:s/></text:p>
          </table:table-cell>
          <table:table-cell office:value-type="float" office:value="0" table:formula="of:=[.BT100]*$$c.mci" table:style-name="ce24">
            <text:p><text:s/>#REF!<text:s/></text:p>
          </table:table-cell>
          <table:table-cell office:value-type="float" office:value="0" table:formula="of:=[.BU100] * ($$c.mil + $$c.Tx)" table:style-name="ce24">
            <text:p><text:s/>#REF!<text:s/></text:p>
          </table:table-cell>
          <table:table-cell office:value-type="float" office:value="0" table:formula="of:=[.BV100]*$$c.mil" table:style-name="ce24">
            <text:p><text:s/>#REF!<text:s/></text:p>
          </table:table-cell>
          <table:table-cell office:value-type="float" office:value="0" table:formula="of:=[.BW100]*$$c.mod" table:style-name="ce24">
            <text:p><text:s/>#REF!<text:s/></text:p>
          </table:table-cell>
          <table:table-cell office:value-type="float" office:value="0" table:formula="of:=[.BX100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0:.DC101])" table:style-name="ce33">
            <text:p><text:s/>#REF!<text:s/></text:p>
          </table:table-cell>
          <table:table-cell office:value-type="float" office:value="0" table:formula="of:=AVERAGE([.DD100:.DD101])" table:style-name="ce33">
            <text:p><text:s/>#REF!<text:s/></text:p>
          </table:table-cell>
          <table:table-cell office:value-type="float" office:value="0" table:formula="of:=AVERAGE([.DE100:.DE101])" table:style-name="ce33">
            <text:p><text:s/>#REF!<text:s/></text:p>
          </table:table-cell>
          <table:table-cell office:value-type="float" office:value="0" table:formula="of:=AVERAGE([.DF100:.DF101])" table:style-name="ce33">
            <text:p><text:s/>#REF!<text:s/></text:p>
          </table:table-cell>
          <table:table-cell office:value-type="float" office:value="0" table:formula="of:=AVERAGE([.DG100:.DG101])" table:style-name="ce33">
            <text:p><text:s/>#REF!<text:s/></text:p>
          </table:table-cell>
          <table:table-cell office:value-type="float" office:value="0" table:formula="of:=AVERAGE([.DH100:.DH101])" table:style-name="ce33">
            <text:p><text:s/>#REF!<text:s/></text:p>
          </table:table-cell>
          <table:table-cell office:value-type="float" office:value="0" table:formula="of:=AVERAGE([.DI100:.DI101])" table:style-name="ce33">
            <text:p><text:s/>-<text:s/></text:p>
          </table:table-cell>
          <table:table-cell office:value-type="float" office:value="0" table:formula="of:=[.DJ100]" table:style-name="ce33">
            <text:p><text:s/>-<text:s/></text:p>
          </table:table-cell>
          <table:table-cell table:style-name="ce1"/>
          <table:table-cell office:value-type="float" office:value="0" table:formula="of:=[.DL100]/((1+$$discount_COST)^([.$B100]-1))" table:style-name="ce24">
            <text:p><text:s/>#REF!<text:s/></text:p>
          </table:table-cell>
          <table:table-cell office:value-type="float" office:value="0" table:formula="of:=[.DM100]/((1+$$discount_COST)^([.$B100]-1))" table:style-name="ce24">
            <text:p><text:s/>#REF!<text:s/></text:p>
          </table:table-cell>
          <table:table-cell office:value-type="float" office:value="0" table:formula="of:=[.DN100]/((1+$$discount_COST)^([.$B100]-1))" table:style-name="ce24">
            <text:p><text:s/>#REF!<text:s/></text:p>
          </table:table-cell>
          <table:table-cell office:value-type="float" office:value="0" table:formula="of:=[.DO100]/((1+$$discount_COST)^([.$B100]-1))" table:style-name="ce24">
            <text:p><text:s/>#REF!<text:s/></text:p>
          </table:table-cell>
          <table:table-cell office:value-type="float" office:value="0" table:formula="of:=[.DP100]/((1+$$discount_COST)^([.$B100]-1))" table:style-name="ce24">
            <text:p><text:s/>#REF!<text:s/></text:p>
          </table:table-cell>
          <table:table-cell office:value-type="float" office:value="0" table:formula="of:=[.DQ100]/((1+$$discount_COST)^([.$B100]-1))" table:style-name="ce24">
            <text:p><text:s/>#REF!<text:s/></text:p>
          </table:table-cell>
          <table:table-cell office:value-type="float" office:value="0" table:formula="of:=[.DR100]/((1+$$discount_COST)^([.$B100]-1))" table:style-name="ce24">
            <text:p><text:s/>-<text:s/></text:p>
          </table:table-cell>
          <table:table-cell office:value-type="float" office:value="0" table:formula="of:=[.DS100]/((1+$$discount_COST)^([.$B100]-1))" table:style-name="ce24">
            <text:p><text:s/>-<text:s/></text:p>
          </table:table-cell>
          <table:table-cell table:style-name="ce1"/>
          <table:table-cell office:value-type="float" office:value="0" table:formula="of:=SUM([.DU100:.EB100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100]+1" table:style-name="ce1">
            <text:p>103</text:p>
          </table:table-cell>
          <table:table-cell office:value-type="float" office:value="1" table:formula="of:=IF([.B101]&lt;$$tx_duration;$$p.discontinuation_x;1)" table:style-name="ce1">
            <text:p>1</text:p>
          </table:table-cell>
          <table:table-cell table:style-name="ce1"/>
          <table:table-cell office:value-type="float" office:value="0.19649948966416286" table:formula="of:=1-EXP(-(-LN(1-$$p.mci_mil) * $$rr.tx_mci_mil^((1-$$tx_waning)^([.$B101]-1) )))" table:style-name="ce1">
            <text:p>0.19649949</text:p>
          </table:table-cell>
          <table:table-cell office:value-type="float" office:value="0" table:formula="of:=1-EXP(-(-LN(1-$$p.mci_mod) * $$rr.tx_mci_mod^((1-$$tx_waning)^([.$B101]-1) )))" table:style-name="ce1">
            <text:p>0</text:p>
          </table:table-cell>
          <table:table-cell office:value-type="float" office:value="0" table:formula="of:=1-EXP(-(-LN(1-$$p.mci_sev) * $$rr.tx_mci_sev^((1-$$tx_waning)^([.$B101]-1) )))" table:style-name="ce1">
            <text:p>0</text:p>
          </table:table-cell>
          <table:table-cell office:value-type="float" office:value="0.28024622811293609" table:formula="of:=1-EXP(-(-LN(1-$$p.mil_mod) * $$rr.tx_mil_mod^((1-$$tx_waning)^([.$B101]-1) )))" table:style-name="ce1">
            <text:p>0.280246228</text:p>
          </table:table-cell>
          <table:table-cell table:number-columns-repeated="2" table:style-name="ce1"/>
          <table:table-cell office:value-type="float" office:value="0" table:formula="of:=(1-[.F101]-[.G101]-[.H101]) * (1-[.D101]) * (1-[.BB10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1]) * (1-[.BD10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1]-[.G101]-[.H101]) * [.D101] * (1-[.BB101])" table:style-name="ce40">
            <text:p>#REF!</text:p>
          </table:table-cell>
          <table:table-cell office:value-type="float" office:value="0" table:formula="of:=(1 - $$p.mci_mil - $$p.mci_mod - $$p.mci_sev) * (1-[.BC101])" table:style-name="ce44">
            <text:p>#REF!</text:p>
          </table:table-cell>
          <table:table-cell office:value-type="float" office:value="0" table:formula="of:=$$p.mil_mci * [.D101] * (1-[.BD101])" table:style-name="ce42">
            <text:p>#REF!</text:p>
          </table:table-cell>
          <table:table-cell office:value-type="float" office:value="0" table:formula="of:=$$p.mil_mci * (1-[.BE10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1] * (1-[.D101]) * (1-[.BB10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1] - $$p.mil_sev) * (1-[.D101]) * (1-[.BD101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1] * [.D101] * (1-[.BB101])" table:style-name="ce40">
            <text:p>#REF!</text:p>
          </table:table-cell>
          <table:table-cell office:value-type="float" office:value="0" table:formula="of:=$$p.mci_mil * (1-[.BC101])" table:style-name="ce44">
            <text:p>#REF!</text:p>
          </table:table-cell>
          <table:table-cell office:value-type="float" office:value="0" table:formula="of:=(1 - $$p.mil_mci - [.I101] - $$p.mil_sev) * [.D101] * (1-[.BD101])" table:style-name="ce44">
            <text:p>#REF!</text:p>
          </table:table-cell>
          <table:table-cell office:value-type="float" office:value="0" table:formula="of:=(1 - $$p.mil_mci - $$p.mil_mod - $$p.mil_sev) * (1-[.BE101])" table:style-name="ce44">
            <text:p>#REF!</text:p>
          </table:table-cell>
          <table:table-cell office:value-type="float" office:value="0" table:formula="of:=$$p.mod_mil * (1-[.BF101])" table:style-name="ce44">
            <text:p>#REF!</text:p>
          </table:table-cell>
          <table:table-cell office:value-type="float" office:value="0" table:formula="of:=$$p.sev_mil * (1-[.BG10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1] * (1-[.BB101])" table:style-name="ce40">
            <text:p>#REF!</text:p>
          </table:table-cell>
          <table:table-cell office:value-type="float" office:value="0" table:formula="of:=$$p.mci_mod * (1-[.BC101])" table:style-name="ce42">
            <text:p>#REF!</text:p>
          </table:table-cell>
          <table:table-cell office:value-type="float" office:value="0" table:formula="of:=[.I101] * (1-[.BD101])" table:style-name="ce44">
            <text:p>#REF!</text:p>
          </table:table-cell>
          <table:table-cell office:value-type="float" office:value="0" table:formula="of:=$$p.mil_mod * (1-[.BE101])" table:style-name="ce44">
            <text:p>#REF!</text:p>
          </table:table-cell>
          <table:table-cell office:value-type="float" office:value="0" table:formula="of:=(1-$$p.mod_mil-$$p.mod_sev) * (1-[.BF101])" table:style-name="ce44">
            <text:p>#REF!</text:p>
          </table:table-cell>
          <table:table-cell office:value-type="float" office:value="0" table:formula="of:=$$p.sev_mod * (1-[.BG10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1] * (1-[.BB101])" table:style-name="ce45">
            <text:p>#REF!</text:p>
          </table:table-cell>
          <table:table-cell office:value-type="float" office:value="0" table:formula="of:=$$p.mci_sev * (1-[.BC101])" table:style-name="ce42">
            <text:p>#REF!</text:p>
          </table:table-cell>
          <table:table-cell office:value-type="float" office:value="0" table:formula="of:=$$p.mil_sev * (1-[.BD101])" table:style-name="ce44">
            <text:p>#REF!</text:p>
          </table:table-cell>
          <table:table-cell office:value-type="float" office:value="0" table:formula="of:=$$p.mil_sev * (1-[.BE101])" table:style-name="ce44">
            <text:p>#REF!</text:p>
          </table:table-cell>
          <table:table-cell office:value-type="float" office:value="0" table:formula="of:=$$p.mod_sev * (1-[.BF101])" table:style-name="ce44">
            <text:p>#REF!</text:p>
          </table:table-cell>
          <table:table-cell office:value-type="float" office:value="0" table:formula="of:=(1-$$p.sev_mil-$$p.sev_mod) * (1-[.BG10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1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1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1];[.S101];[.Z101];[.AG101];[.AN101];[.AU101];[.BB101])=1" table:style-name="ce29">
            <text:p>#REF!</text:p>
          </table:table-cell>
          <table:table-cell office:value-type="float" office:value="0" table:formula="of:=SUM([.M101];[.T101];[.AA101];[.AH101];[.AO101];[.AV101];[.BC101])=1" table:style-name="ce29">
            <text:p>#REF!</text:p>
          </table:table-cell>
          <table:table-cell office:value-type="float" office:value="0" table:formula="of:=SUM([.N101];[.U101];[.AB101];[.AI101];[.AP101];[.AW101];[.BD101])=1" table:style-name="ce29">
            <text:p>#REF!</text:p>
          </table:table-cell>
          <table:table-cell office:value-type="float" office:value="0" table:formula="of:=SUM([.O101];[.V101];[.AC101];[.AJ101];[.AQ101];[.AX101];[.BE101])=1" table:style-name="ce29">
            <text:p>#REF!</text:p>
          </table:table-cell>
          <table:table-cell office:value-type="float" office:value="0" table:formula="of:=SUM([.P101];[.W101];[.AD101];[.AK101];[.AR101];[.AY101];[.BF101])=1" table:style-name="ce29">
            <text:p>#REF!</text:p>
          </table:table-cell>
          <table:table-cell office:value-type="float" office:value="0" table:formula="of:=SUM([.Q101];[.X101];[.AE101];[.AL101];[.AS101];[.AZ101];[.BG101])=1" table:style-name="ce29">
            <text:p>#REF!</text:p>
          </table:table-cell>
          <table:table-cell office:value-type="boolean" office:boolean-value="true" table:formula="of:=SUM([.R101];[.Y101];[.AF101];[.AM101];[.AT101];[.BA101];[.BH101])=1" table:style-name="ce29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S100:.BY100];TRANSPOSE([.L100:.R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S100:.Y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Z100:.AF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G100:.AM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N100:.AT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U100:.BA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BB100:.BH10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1:.BY101])=1" table:style-name="ce29">
            <text:p>#REF!</text:p>
          </table:table-cell>
          <table:table-cell table:style-name="ce1"/>
          <table:table-cell office:value-type="float" office:value="0" table:formula="of:=[.BS101] * $$u.mci" table:style-name="ce22">
            <text:p>#REF!</text:p>
          </table:table-cell>
          <table:table-cell office:value-type="float" office:value="0" table:formula="of:=[.BT101] * $$u.mci" table:style-name="ce22">
            <text:p>#REF!</text:p>
          </table:table-cell>
          <table:table-cell office:value-type="float" office:value="0" table:formula="of:=[.BU101] * $$u.mil" table:style-name="ce22">
            <text:p>#REF!</text:p>
          </table:table-cell>
          <table:table-cell office:value-type="float" office:value="0" table:formula="of:=[.BV101] * $$u.mil" table:style-name="ce22">
            <text:p>#REF!</text:p>
          </table:table-cell>
          <table:table-cell office:value-type="float" office:value="0" table:formula="of:=[.BW101] * $$u.mod" table:style-name="ce22">
            <text:p>#REF!</text:p>
          </table:table-cell>
          <table:table-cell office:value-type="float" office:value="0" table:formula="of:=[.BX101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1:.CC102])" table:style-name="ce31">
            <text:p>#REF!</text:p>
          </table:table-cell>
          <table:table-cell office:value-type="float" office:value="0" table:formula="of:=AVERAGE([.CD101:.CD102])" table:style-name="ce31">
            <text:p>#REF!</text:p>
          </table:table-cell>
          <table:table-cell office:value-type="float" office:value="0" table:formula="of:=AVERAGE([.CE101:.CE102])" table:style-name="ce31">
            <text:p>#REF!</text:p>
          </table:table-cell>
          <table:table-cell office:value-type="float" office:value="0" table:formula="of:=AVERAGE([.CF101:.CF102])" table:style-name="ce31">
            <text:p>#REF!</text:p>
          </table:table-cell>
          <table:table-cell office:value-type="float" office:value="0" table:formula="of:=AVERAGE([.CG101:.CG102])" table:style-name="ce31">
            <text:p>#REF!</text:p>
          </table:table-cell>
          <table:table-cell office:value-type="float" office:value="0" table:formula="of:=AVERAGE([.CH101:.CH102])" table:style-name="ce31">
            <text:p>#REF!</text:p>
          </table:table-cell>
          <table:table-cell office:value-type="float" office:value="0" table:formula="of:=AVERAGE([.CI101:.CI102])" table:style-name="ce31">
            <text:p>0.00</text:p>
          </table:table-cell>
          <table:table-cell table:style-name="ce1"/>
          <table:table-cell office:value-type="float" office:value="0" table:formula="of:=[.CK101]/((1+$$discount_COST)^([.$B101]-1))" table:style-name="ce22">
            <text:p>#REF!</text:p>
          </table:table-cell>
          <table:table-cell office:value-type="float" office:value="0" table:formula="of:=[.CL101]/((1+$$discount_COST)^([.$B101]-1))" table:style-name="ce22">
            <text:p>#REF!</text:p>
          </table:table-cell>
          <table:table-cell office:value-type="float" office:value="0" table:formula="of:=[.CM101]/((1+$$discount_COST)^([.$B101]-1))" table:style-name="ce22">
            <text:p>#REF!</text:p>
          </table:table-cell>
          <table:table-cell office:value-type="float" office:value="0" table:formula="of:=[.CN101]/((1+$$discount_COST)^([.$B101]-1))" table:style-name="ce22">
            <text:p>#REF!</text:p>
          </table:table-cell>
          <table:table-cell office:value-type="float" office:value="0" table:formula="of:=[.CO101]/((1+$$discount_COST)^([.$B101]-1))" table:style-name="ce22">
            <text:p>#REF!</text:p>
          </table:table-cell>
          <table:table-cell office:value-type="float" office:value="0" table:formula="of:=[.CP101]/((1+$$discount_COST)^([.$B101]-1))" table:style-name="ce22">
            <text:p>#REF!</text:p>
          </table:table-cell>
          <table:table-cell office:value-type="float" office:value="0" table:formula="of:=[.CQ101]/((1+$$discount_COST)^([.$B101]-1))" table:style-name="ce22">
            <text:p>0.00</text:p>
          </table:table-cell>
          <table:table-cell table:style-name="ce1"/>
          <table:table-cell office:value-type="float" office:value="0" table:formula="of:=SUM([.CS101:.CY101])" table:style-name="ce31">
            <text:p>#REF!</text:p>
          </table:table-cell>
          <table:table-cell table:style-name="ce1"/>
          <table:table-cell office:value-type="float" office:value="0" table:formula="of:=[.BS101] * ($$c.mci + $$c.Tx)" table:style-name="ce24">
            <text:p><text:s/>#REF!<text:s/></text:p>
          </table:table-cell>
          <table:table-cell office:value-type="float" office:value="0" table:formula="of:=[.BT101]*$$c.mci" table:style-name="ce24">
            <text:p><text:s/>#REF!<text:s/></text:p>
          </table:table-cell>
          <table:table-cell office:value-type="float" office:value="0" table:formula="of:=[.BU101] * ($$c.mil + $$c.Tx)" table:style-name="ce24">
            <text:p><text:s/>#REF!<text:s/></text:p>
          </table:table-cell>
          <table:table-cell office:value-type="float" office:value="0" table:formula="of:=[.BV101]*$$c.mil" table:style-name="ce24">
            <text:p><text:s/>#REF!<text:s/></text:p>
          </table:table-cell>
          <table:table-cell office:value-type="float" office:value="0" table:formula="of:=[.BW101]*$$c.mod" table:style-name="ce24">
            <text:p><text:s/>#REF!<text:s/></text:p>
          </table:table-cell>
          <table:table-cell office:value-type="float" office:value="0" table:formula="of:=[.BX101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1:.DC102])" table:style-name="ce33">
            <text:p><text:s/>#REF!<text:s/></text:p>
          </table:table-cell>
          <table:table-cell office:value-type="float" office:value="0" table:formula="of:=AVERAGE([.DD101:.DD102])" table:style-name="ce33">
            <text:p><text:s/>#REF!<text:s/></text:p>
          </table:table-cell>
          <table:table-cell office:value-type="float" office:value="0" table:formula="of:=AVERAGE([.DE101:.DE102])" table:style-name="ce33">
            <text:p><text:s/>#REF!<text:s/></text:p>
          </table:table-cell>
          <table:table-cell office:value-type="float" office:value="0" table:formula="of:=AVERAGE([.DF101:.DF102])" table:style-name="ce33">
            <text:p><text:s/>#REF!<text:s/></text:p>
          </table:table-cell>
          <table:table-cell office:value-type="float" office:value="0" table:formula="of:=AVERAGE([.DG101:.DG102])" table:style-name="ce33">
            <text:p><text:s/>#REF!<text:s/></text:p>
          </table:table-cell>
          <table:table-cell office:value-type="float" office:value="0" table:formula="of:=AVERAGE([.DH101:.DH102])" table:style-name="ce33">
            <text:p><text:s/>#REF!<text:s/></text:p>
          </table:table-cell>
          <table:table-cell office:value-type="float" office:value="0" table:formula="of:=AVERAGE([.DI101:.DI102])" table:style-name="ce33">
            <text:p><text:s/>-<text:s/></text:p>
          </table:table-cell>
          <table:table-cell office:value-type="float" office:value="0" table:formula="of:=[.DJ101]" table:style-name="ce33">
            <text:p><text:s/>-<text:s/></text:p>
          </table:table-cell>
          <table:table-cell table:style-name="ce1"/>
          <table:table-cell office:value-type="float" office:value="0" table:formula="of:=[.DL101]/((1+$$discount_COST)^([.$B101]-1))" table:style-name="ce24">
            <text:p><text:s/>#REF!<text:s/></text:p>
          </table:table-cell>
          <table:table-cell office:value-type="float" office:value="0" table:formula="of:=[.DM101]/((1+$$discount_COST)^([.$B101]-1))" table:style-name="ce24">
            <text:p><text:s/>#REF!<text:s/></text:p>
          </table:table-cell>
          <table:table-cell office:value-type="float" office:value="0" table:formula="of:=[.DN101]/((1+$$discount_COST)^([.$B101]-1))" table:style-name="ce24">
            <text:p><text:s/>#REF!<text:s/></text:p>
          </table:table-cell>
          <table:table-cell office:value-type="float" office:value="0" table:formula="of:=[.DO101]/((1+$$discount_COST)^([.$B101]-1))" table:style-name="ce24">
            <text:p><text:s/>#REF!<text:s/></text:p>
          </table:table-cell>
          <table:table-cell office:value-type="float" office:value="0" table:formula="of:=[.DP101]/((1+$$discount_COST)^([.$B101]-1))" table:style-name="ce24">
            <text:p><text:s/>#REF!<text:s/></text:p>
          </table:table-cell>
          <table:table-cell office:value-type="float" office:value="0" table:formula="of:=[.DQ101]/((1+$$discount_COST)^([.$B101]-1))" table:style-name="ce24">
            <text:p><text:s/>#REF!<text:s/></text:p>
          </table:table-cell>
          <table:table-cell office:value-type="float" office:value="0" table:formula="of:=[.DR101]/((1+$$discount_COST)^([.$B101]-1))" table:style-name="ce24">
            <text:p><text:s/>-<text:s/></text:p>
          </table:table-cell>
          <table:table-cell office:value-type="float" office:value="0" table:formula="of:=[.DS101]/((1+$$discount_COST)^([.$B101]-1))" table:style-name="ce24">
            <text:p><text:s/>-<text:s/></text:p>
          </table:table-cell>
          <table:table-cell table:style-name="ce1"/>
          <table:table-cell office:value-type="float" office:value="0" table:formula="of:=SUM([.DU101:.EB101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101]+1" table:style-name="ce1">
            <text:p>104</text:p>
          </table:table-cell>
          <table:table-cell office:value-type="float" office:value="1" table:formula="of:=IF([.B102]&lt;$$tx_duration;$$p.discontinuation_x;1)" table:style-name="ce1">
            <text:p>1</text:p>
          </table:table-cell>
          <table:table-cell table:style-name="ce1"/>
          <table:table-cell office:value-type="float" office:value="0.19696528970262717" table:formula="of:=1-EXP(-(-LN(1-$$p.mci_mil) * $$rr.tx_mci_mil^((1-$$tx_waning)^([.$B102]-1) )))" table:style-name="ce1">
            <text:p>0.19696529</text:p>
          </table:table-cell>
          <table:table-cell office:value-type="float" office:value="0" table:formula="of:=1-EXP(-(-LN(1-$$p.mci_mod) * $$rr.tx_mci_mod^((1-$$tx_waning)^([.$B102]-1) )))" table:style-name="ce1">
            <text:p>0</text:p>
          </table:table-cell>
          <table:table-cell office:value-type="float" office:value="0" table:formula="of:=1-EXP(-(-LN(1-$$p.mci_sev) * $$rr.tx_mci_sev^((1-$$tx_waning)^([.$B102]-1) )))" table:style-name="ce1">
            <text:p>0</text:p>
          </table:table-cell>
          <table:table-cell office:value-type="float" office:value="0.2808733097787296" table:formula="of:=1-EXP(-(-LN(1-$$p.mil_mod) * $$rr.tx_mil_mod^((1-$$tx_waning)^([.$B102]-1) )))" table:style-name="ce1">
            <text:p>0.28087331</text:p>
          </table:table-cell>
          <table:table-cell table:number-columns-repeated="2" table:style-name="ce1"/>
          <table:table-cell office:value-type="float" office:value="0" table:formula="of:=(1-[.F102]-[.G102]-[.H102]) * (1-[.D102]) * (1-[.BB10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2]) * (1-[.BD10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2]-[.G102]-[.H102]) * [.D102] * (1-[.BB102])" table:style-name="ce40">
            <text:p>#REF!</text:p>
          </table:table-cell>
          <table:table-cell office:value-type="float" office:value="0" table:formula="of:=(1 - $$p.mci_mil - $$p.mci_mod - $$p.mci_sev) * (1-[.BC102])" table:style-name="ce44">
            <text:p>#REF!</text:p>
          </table:table-cell>
          <table:table-cell office:value-type="float" office:value="0" table:formula="of:=$$p.mil_mci * [.D102] * (1-[.BD102])" table:style-name="ce42">
            <text:p>#REF!</text:p>
          </table:table-cell>
          <table:table-cell office:value-type="float" office:value="0" table:formula="of:=$$p.mil_mci * (1-[.BE10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2] * (1-[.D102]) * (1-[.BB10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2] - $$p.mil_sev) * (1-[.D102]) * (1-[.BD102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2] * [.D102] * (1-[.BB102])" table:style-name="ce40">
            <text:p>#REF!</text:p>
          </table:table-cell>
          <table:table-cell office:value-type="float" office:value="0" table:formula="of:=$$p.mci_mil * (1-[.BC102])" table:style-name="ce44">
            <text:p>#REF!</text:p>
          </table:table-cell>
          <table:table-cell office:value-type="float" office:value="0" table:formula="of:=(1 - $$p.mil_mci - [.I102] - $$p.mil_sev) * [.D102] * (1-[.BD102])" table:style-name="ce44">
            <text:p>#REF!</text:p>
          </table:table-cell>
          <table:table-cell office:value-type="float" office:value="0" table:formula="of:=(1 - $$p.mil_mci - $$p.mil_mod - $$p.mil_sev) * (1-[.BE102])" table:style-name="ce44">
            <text:p>#REF!</text:p>
          </table:table-cell>
          <table:table-cell office:value-type="float" office:value="0" table:formula="of:=$$p.mod_mil * (1-[.BF102])" table:style-name="ce44">
            <text:p>#REF!</text:p>
          </table:table-cell>
          <table:table-cell office:value-type="float" office:value="0" table:formula="of:=$$p.sev_mil * (1-[.BG10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2] * (1-[.BB102])" table:style-name="ce40">
            <text:p>#REF!</text:p>
          </table:table-cell>
          <table:table-cell office:value-type="float" office:value="0" table:formula="of:=$$p.mci_mod * (1-[.BC102])" table:style-name="ce42">
            <text:p>#REF!</text:p>
          </table:table-cell>
          <table:table-cell office:value-type="float" office:value="0" table:formula="of:=[.I102] * (1-[.BD102])" table:style-name="ce44">
            <text:p>#REF!</text:p>
          </table:table-cell>
          <table:table-cell office:value-type="float" office:value="0" table:formula="of:=$$p.mil_mod * (1-[.BE102])" table:style-name="ce44">
            <text:p>#REF!</text:p>
          </table:table-cell>
          <table:table-cell office:value-type="float" office:value="0" table:formula="of:=(1-$$p.mod_mil-$$p.mod_sev) * (1-[.BF102])" table:style-name="ce44">
            <text:p>#REF!</text:p>
          </table:table-cell>
          <table:table-cell office:value-type="float" office:value="0" table:formula="of:=$$p.sev_mod * (1-[.BG10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2] * (1-[.BB102])" table:style-name="ce45">
            <text:p>#REF!</text:p>
          </table:table-cell>
          <table:table-cell office:value-type="float" office:value="0" table:formula="of:=$$p.mci_sev * (1-[.BC102])" table:style-name="ce42">
            <text:p>#REF!</text:p>
          </table:table-cell>
          <table:table-cell office:value-type="float" office:value="0" table:formula="of:=$$p.mil_sev * (1-[.BD102])" table:style-name="ce44">
            <text:p>#REF!</text:p>
          </table:table-cell>
          <table:table-cell office:value-type="float" office:value="0" table:formula="of:=$$p.mil_sev * (1-[.BE102])" table:style-name="ce44">
            <text:p>#REF!</text:p>
          </table:table-cell>
          <table:table-cell office:value-type="float" office:value="0" table:formula="of:=$$p.mod_sev * (1-[.BF102])" table:style-name="ce44">
            <text:p>#REF!</text:p>
          </table:table-cell>
          <table:table-cell office:value-type="float" office:value="0" table:formula="of:=(1-$$p.sev_mil-$$p.sev_mod) * (1-[.BG10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2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2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2];[.S102];[.Z102];[.AG102];[.AN102];[.AU102];[.BB102])=1" table:style-name="ce29">
            <text:p>#REF!</text:p>
          </table:table-cell>
          <table:table-cell office:value-type="float" office:value="0" table:formula="of:=SUM([.M102];[.T102];[.AA102];[.AH102];[.AO102];[.AV102];[.BC102])=1" table:style-name="ce29">
            <text:p>#REF!</text:p>
          </table:table-cell>
          <table:table-cell office:value-type="float" office:value="0" table:formula="of:=SUM([.N102];[.U102];[.AB102];[.AI102];[.AP102];[.AW102];[.BD102])=1" table:style-name="ce29">
            <text:p>#REF!</text:p>
          </table:table-cell>
          <table:table-cell office:value-type="float" office:value="0" table:formula="of:=SUM([.O102];[.V102];[.AC102];[.AJ102];[.AQ102];[.AX102];[.BE102])=1" table:style-name="ce29">
            <text:p>#REF!</text:p>
          </table:table-cell>
          <table:table-cell office:value-type="float" office:value="0" table:formula="of:=SUM([.P102];[.W102];[.AD102];[.AK102];[.AR102];[.AY102];[.BF102])=1" table:style-name="ce29">
            <text:p>#REF!</text:p>
          </table:table-cell>
          <table:table-cell office:value-type="float" office:value="0" table:formula="of:=SUM([.Q102];[.X102];[.AE102];[.AL102];[.AS102];[.AZ102];[.BG102])=1" table:style-name="ce29">
            <text:p>#REF!</text:p>
          </table:table-cell>
          <table:table-cell office:value-type="boolean" office:boolean-value="true" table:formula="of:=SUM([.R102];[.Y102];[.AF102];[.AM102];[.AT102];[.BA102];[.BH102])=1" table:style-name="ce29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S101:.BY101];TRANSPOSE([.L101:.R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S101:.Y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Z101:.AF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G101:.AM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N101:.AT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U101:.BA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BB101:.BH10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2:.BY102])=1" table:style-name="ce29">
            <text:p>#REF!</text:p>
          </table:table-cell>
          <table:table-cell table:style-name="ce1"/>
          <table:table-cell office:value-type="float" office:value="0" table:formula="of:=[.BS102] * $$u.mci" table:style-name="ce22">
            <text:p>#REF!</text:p>
          </table:table-cell>
          <table:table-cell office:value-type="float" office:value="0" table:formula="of:=[.BT102] * $$u.mci" table:style-name="ce22">
            <text:p>#REF!</text:p>
          </table:table-cell>
          <table:table-cell office:value-type="float" office:value="0" table:formula="of:=[.BU102] * $$u.mil" table:style-name="ce22">
            <text:p>#REF!</text:p>
          </table:table-cell>
          <table:table-cell office:value-type="float" office:value="0" table:formula="of:=[.BV102] * $$u.mil" table:style-name="ce22">
            <text:p>#REF!</text:p>
          </table:table-cell>
          <table:table-cell office:value-type="float" office:value="0" table:formula="of:=[.BW102] * $$u.mod" table:style-name="ce22">
            <text:p>#REF!</text:p>
          </table:table-cell>
          <table:table-cell office:value-type="float" office:value="0" table:formula="of:=[.BX102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2:.CC103])" table:style-name="ce31">
            <text:p>#REF!</text:p>
          </table:table-cell>
          <table:table-cell office:value-type="float" office:value="0" table:formula="of:=AVERAGE([.CD102:.CD103])" table:style-name="ce31">
            <text:p>#REF!</text:p>
          </table:table-cell>
          <table:table-cell office:value-type="float" office:value="0" table:formula="of:=AVERAGE([.CE102:.CE103])" table:style-name="ce31">
            <text:p>#REF!</text:p>
          </table:table-cell>
          <table:table-cell office:value-type="float" office:value="0" table:formula="of:=AVERAGE([.CF102:.CF103])" table:style-name="ce31">
            <text:p>#REF!</text:p>
          </table:table-cell>
          <table:table-cell office:value-type="float" office:value="0" table:formula="of:=AVERAGE([.CG102:.CG103])" table:style-name="ce31">
            <text:p>#REF!</text:p>
          </table:table-cell>
          <table:table-cell office:value-type="float" office:value="0" table:formula="of:=AVERAGE([.CH102:.CH103])" table:style-name="ce31">
            <text:p>#REF!</text:p>
          </table:table-cell>
          <table:table-cell office:value-type="float" office:value="0" table:formula="of:=AVERAGE([.CI102:.CI103])" table:style-name="ce31">
            <text:p>0.00</text:p>
          </table:table-cell>
          <table:table-cell table:style-name="ce1"/>
          <table:table-cell office:value-type="float" office:value="0" table:formula="of:=[.CK102]/((1+$$discount_COST)^([.$B102]-1))" table:style-name="ce22">
            <text:p>#REF!</text:p>
          </table:table-cell>
          <table:table-cell office:value-type="float" office:value="0" table:formula="of:=[.CL102]/((1+$$discount_COST)^([.$B102]-1))" table:style-name="ce22">
            <text:p>#REF!</text:p>
          </table:table-cell>
          <table:table-cell office:value-type="float" office:value="0" table:formula="of:=[.CM102]/((1+$$discount_COST)^([.$B102]-1))" table:style-name="ce22">
            <text:p>#REF!</text:p>
          </table:table-cell>
          <table:table-cell office:value-type="float" office:value="0" table:formula="of:=[.CN102]/((1+$$discount_COST)^([.$B102]-1))" table:style-name="ce22">
            <text:p>#REF!</text:p>
          </table:table-cell>
          <table:table-cell office:value-type="float" office:value="0" table:formula="of:=[.CO102]/((1+$$discount_COST)^([.$B102]-1))" table:style-name="ce22">
            <text:p>#REF!</text:p>
          </table:table-cell>
          <table:table-cell office:value-type="float" office:value="0" table:formula="of:=[.CP102]/((1+$$discount_COST)^([.$B102]-1))" table:style-name="ce22">
            <text:p>#REF!</text:p>
          </table:table-cell>
          <table:table-cell office:value-type="float" office:value="0" table:formula="of:=[.CQ102]/((1+$$discount_COST)^([.$B102]-1))" table:style-name="ce22">
            <text:p>0.00</text:p>
          </table:table-cell>
          <table:table-cell table:style-name="ce1"/>
          <table:table-cell office:value-type="float" office:value="0" table:formula="of:=SUM([.CS102:.CY102])" table:style-name="ce31">
            <text:p>#REF!</text:p>
          </table:table-cell>
          <table:table-cell table:style-name="ce1"/>
          <table:table-cell office:value-type="float" office:value="0" table:formula="of:=[.BS102] * ($$c.mci + $$c.Tx)" table:style-name="ce24">
            <text:p><text:s/>#REF!<text:s/></text:p>
          </table:table-cell>
          <table:table-cell office:value-type="float" office:value="0" table:formula="of:=[.BT102]*$$c.mci" table:style-name="ce24">
            <text:p><text:s/>#REF!<text:s/></text:p>
          </table:table-cell>
          <table:table-cell office:value-type="float" office:value="0" table:formula="of:=[.BU102] * ($$c.mil + $$c.Tx)" table:style-name="ce24">
            <text:p><text:s/>#REF!<text:s/></text:p>
          </table:table-cell>
          <table:table-cell office:value-type="float" office:value="0" table:formula="of:=[.BV102]*$$c.mil" table:style-name="ce24">
            <text:p><text:s/>#REF!<text:s/></text:p>
          </table:table-cell>
          <table:table-cell office:value-type="float" office:value="0" table:formula="of:=[.BW102]*$$c.mod" table:style-name="ce24">
            <text:p><text:s/>#REF!<text:s/></text:p>
          </table:table-cell>
          <table:table-cell office:value-type="float" office:value="0" table:formula="of:=[.BX102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2:.DC103])" table:style-name="ce33">
            <text:p><text:s/>#REF!<text:s/></text:p>
          </table:table-cell>
          <table:table-cell office:value-type="float" office:value="0" table:formula="of:=AVERAGE([.DD102:.DD103])" table:style-name="ce33">
            <text:p><text:s/>#REF!<text:s/></text:p>
          </table:table-cell>
          <table:table-cell office:value-type="float" office:value="0" table:formula="of:=AVERAGE([.DE102:.DE103])" table:style-name="ce33">
            <text:p><text:s/>#REF!<text:s/></text:p>
          </table:table-cell>
          <table:table-cell office:value-type="float" office:value="0" table:formula="of:=AVERAGE([.DF102:.DF103])" table:style-name="ce33">
            <text:p><text:s/>#REF!<text:s/></text:p>
          </table:table-cell>
          <table:table-cell office:value-type="float" office:value="0" table:formula="of:=AVERAGE([.DG102:.DG103])" table:style-name="ce33">
            <text:p><text:s/>#REF!<text:s/></text:p>
          </table:table-cell>
          <table:table-cell office:value-type="float" office:value="0" table:formula="of:=AVERAGE([.DH102:.DH103])" table:style-name="ce33">
            <text:p><text:s/>#REF!<text:s/></text:p>
          </table:table-cell>
          <table:table-cell office:value-type="float" office:value="0" table:formula="of:=AVERAGE([.DI102:.DI103])" table:style-name="ce33">
            <text:p><text:s/>-<text:s/></text:p>
          </table:table-cell>
          <table:table-cell office:value-type="float" office:value="0" table:formula="of:=[.DJ102]" table:style-name="ce33">
            <text:p><text:s/>-<text:s/></text:p>
          </table:table-cell>
          <table:table-cell table:style-name="ce1"/>
          <table:table-cell office:value-type="float" office:value="0" table:formula="of:=[.DL102]/((1+$$discount_COST)^([.$B102]-1))" table:style-name="ce24">
            <text:p><text:s/>#REF!<text:s/></text:p>
          </table:table-cell>
          <table:table-cell office:value-type="float" office:value="0" table:formula="of:=[.DM102]/((1+$$discount_COST)^([.$B102]-1))" table:style-name="ce24">
            <text:p><text:s/>#REF!<text:s/></text:p>
          </table:table-cell>
          <table:table-cell office:value-type="float" office:value="0" table:formula="of:=[.DN102]/((1+$$discount_COST)^([.$B102]-1))" table:style-name="ce24">
            <text:p><text:s/>#REF!<text:s/></text:p>
          </table:table-cell>
          <table:table-cell office:value-type="float" office:value="0" table:formula="of:=[.DO102]/((1+$$discount_COST)^([.$B102]-1))" table:style-name="ce24">
            <text:p><text:s/>#REF!<text:s/></text:p>
          </table:table-cell>
          <table:table-cell office:value-type="float" office:value="0" table:formula="of:=[.DP102]/((1+$$discount_COST)^([.$B102]-1))" table:style-name="ce24">
            <text:p><text:s/>#REF!<text:s/></text:p>
          </table:table-cell>
          <table:table-cell office:value-type="float" office:value="0" table:formula="of:=[.DQ102]/((1+$$discount_COST)^([.$B102]-1))" table:style-name="ce24">
            <text:p><text:s/>#REF!<text:s/></text:p>
          </table:table-cell>
          <table:table-cell office:value-type="float" office:value="0" table:formula="of:=[.DR102]/((1+$$discount_COST)^([.$B102]-1))" table:style-name="ce24">
            <text:p><text:s/>-<text:s/></text:p>
          </table:table-cell>
          <table:table-cell office:value-type="float" office:value="0" table:formula="of:=[.DS102]/((1+$$discount_COST)^([.$B102]-1))" table:style-name="ce24">
            <text:p><text:s/>-<text:s/></text:p>
          </table:table-cell>
          <table:table-cell table:style-name="ce1"/>
          <table:table-cell office:value-type="float" office:value="0" table:formula="of:=SUM([.DU102:.EB102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102]+1" table:style-name="ce1">
            <text:p>105</text:p>
          </table:table-cell>
          <table:table-cell office:value-type="float" office:value="1" table:formula="of:=IF([.B103]&lt;$$tx_duration;$$p.discontinuation_x;1)" table:style-name="ce1">
            <text:p>1</text:p>
          </table:table-cell>
          <table:table-cell table:style-name="ce1"/>
          <table:table-cell office:value-type="float" office:value="0.19740869218300106" table:formula="of:=1-EXP(-(-LN(1-$$p.mci_mil) * $$rr.tx_mci_mil^((1-$$tx_waning)^([.$B103]-1) )))" table:style-name="ce1">
            <text:p>0.197408692</text:p>
          </table:table-cell>
          <table:table-cell office:value-type="float" office:value="0" table:formula="of:=1-EXP(-(-LN(1-$$p.mci_mod) * $$rr.tx_mci_mod^((1-$$tx_waning)^([.$B103]-1) )))" table:style-name="ce1">
            <text:p>0</text:p>
          </table:table-cell>
          <table:table-cell office:value-type="float" office:value="0" table:formula="of:=1-EXP(-(-LN(1-$$p.mci_sev) * $$rr.tx_mci_sev^((1-$$tx_waning)^([.$B103]-1) )))" table:style-name="ce1">
            <text:p>0</text:p>
          </table:table-cell>
          <table:table-cell office:value-type="float" office:value="0.28147006882399239" table:formula="of:=1-EXP(-(-LN(1-$$p.mil_mod) * $$rr.tx_mil_mod^((1-$$tx_waning)^([.$B103]-1) )))" table:style-name="ce1">
            <text:p>0.281470069</text:p>
          </table:table-cell>
          <table:table-cell table:number-columns-repeated="2" table:style-name="ce1"/>
          <table:table-cell office:value-type="float" office:value="0" table:formula="of:=(1-[.F103]-[.G103]-[.H103]) * (1-[.D103]) * (1-[.BB10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3]) * (1-[.BD10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3]-[.G103]-[.H103]) * [.D103] * (1-[.BB103])" table:style-name="ce40">
            <text:p>#REF!</text:p>
          </table:table-cell>
          <table:table-cell office:value-type="float" office:value="0" table:formula="of:=(1 - $$p.mci_mil - $$p.mci_mod - $$p.mci_sev) * (1-[.BC103])" table:style-name="ce44">
            <text:p>#REF!</text:p>
          </table:table-cell>
          <table:table-cell office:value-type="float" office:value="0" table:formula="of:=$$p.mil_mci * [.D103] * (1-[.BD103])" table:style-name="ce42">
            <text:p>#REF!</text:p>
          </table:table-cell>
          <table:table-cell office:value-type="float" office:value="0" table:formula="of:=$$p.mil_mci * (1-[.BE10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3] * (1-[.D103]) * (1-[.BB10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3] - $$p.mil_sev) * (1-[.D103]) * (1-[.BD103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3] * [.D103] * (1-[.BB103])" table:style-name="ce40">
            <text:p>#REF!</text:p>
          </table:table-cell>
          <table:table-cell office:value-type="float" office:value="0" table:formula="of:=$$p.mci_mil * (1-[.BC103])" table:style-name="ce44">
            <text:p>#REF!</text:p>
          </table:table-cell>
          <table:table-cell office:value-type="float" office:value="0" table:formula="of:=(1 - $$p.mil_mci - [.I103] - $$p.mil_sev) * [.D103] * (1-[.BD103])" table:style-name="ce44">
            <text:p>#REF!</text:p>
          </table:table-cell>
          <table:table-cell office:value-type="float" office:value="0" table:formula="of:=(1 - $$p.mil_mci - $$p.mil_mod - $$p.mil_sev) * (1-[.BE103])" table:style-name="ce44">
            <text:p>#REF!</text:p>
          </table:table-cell>
          <table:table-cell office:value-type="float" office:value="0" table:formula="of:=$$p.mod_mil * (1-[.BF103])" table:style-name="ce44">
            <text:p>#REF!</text:p>
          </table:table-cell>
          <table:table-cell office:value-type="float" office:value="0" table:formula="of:=$$p.sev_mil * (1-[.BG10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3] * (1-[.BB103])" table:style-name="ce40">
            <text:p>#REF!</text:p>
          </table:table-cell>
          <table:table-cell office:value-type="float" office:value="0" table:formula="of:=$$p.mci_mod * (1-[.BC103])" table:style-name="ce42">
            <text:p>#REF!</text:p>
          </table:table-cell>
          <table:table-cell office:value-type="float" office:value="0" table:formula="of:=[.I103] * (1-[.BD103])" table:style-name="ce44">
            <text:p>#REF!</text:p>
          </table:table-cell>
          <table:table-cell office:value-type="float" office:value="0" table:formula="of:=$$p.mil_mod * (1-[.BE103])" table:style-name="ce44">
            <text:p>#REF!</text:p>
          </table:table-cell>
          <table:table-cell office:value-type="float" office:value="0" table:formula="of:=(1-$$p.mod_mil-$$p.mod_sev) * (1-[.BF103])" table:style-name="ce44">
            <text:p>#REF!</text:p>
          </table:table-cell>
          <table:table-cell office:value-type="float" office:value="0" table:formula="of:=$$p.sev_mod * (1-[.BG10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3] * (1-[.BB103])" table:style-name="ce45">
            <text:p>#REF!</text:p>
          </table:table-cell>
          <table:table-cell office:value-type="float" office:value="0" table:formula="of:=$$p.mci_sev * (1-[.BC103])" table:style-name="ce42">
            <text:p>#REF!</text:p>
          </table:table-cell>
          <table:table-cell office:value-type="float" office:value="0" table:formula="of:=$$p.mil_sev * (1-[.BD103])" table:style-name="ce44">
            <text:p>#REF!</text:p>
          </table:table-cell>
          <table:table-cell office:value-type="float" office:value="0" table:formula="of:=$$p.mil_sev * (1-[.BE103])" table:style-name="ce44">
            <text:p>#REF!</text:p>
          </table:table-cell>
          <table:table-cell office:value-type="float" office:value="0" table:formula="of:=$$p.mod_sev * (1-[.BF103])" table:style-name="ce44">
            <text:p>#REF!</text:p>
          </table:table-cell>
          <table:table-cell office:value-type="float" office:value="0" table:formula="of:=(1-$$p.sev_mil-$$p.sev_mod) * (1-[.BG10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3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3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3];[.S103];[.Z103];[.AG103];[.AN103];[.AU103];[.BB103])=1" table:style-name="ce29">
            <text:p>#REF!</text:p>
          </table:table-cell>
          <table:table-cell office:value-type="float" office:value="0" table:formula="of:=SUM([.M103];[.T103];[.AA103];[.AH103];[.AO103];[.AV103];[.BC103])=1" table:style-name="ce29">
            <text:p>#REF!</text:p>
          </table:table-cell>
          <table:table-cell office:value-type="float" office:value="0" table:formula="of:=SUM([.N103];[.U103];[.AB103];[.AI103];[.AP103];[.AW103];[.BD103])=1" table:style-name="ce29">
            <text:p>#REF!</text:p>
          </table:table-cell>
          <table:table-cell office:value-type="float" office:value="0" table:formula="of:=SUM([.O103];[.V103];[.AC103];[.AJ103];[.AQ103];[.AX103];[.BE103])=1" table:style-name="ce29">
            <text:p>#REF!</text:p>
          </table:table-cell>
          <table:table-cell office:value-type="float" office:value="0" table:formula="of:=SUM([.P103];[.W103];[.AD103];[.AK103];[.AR103];[.AY103];[.BF103])=1" table:style-name="ce29">
            <text:p>#REF!</text:p>
          </table:table-cell>
          <table:table-cell office:value-type="float" office:value="0" table:formula="of:=SUM([.Q103];[.X103];[.AE103];[.AL103];[.AS103];[.AZ103];[.BG103])=1" table:style-name="ce29">
            <text:p>#REF!</text:p>
          </table:table-cell>
          <table:table-cell office:value-type="boolean" office:boolean-value="true" table:formula="of:=SUM([.R103];[.Y103];[.AF103];[.AM103];[.AT103];[.BA103];[.BH103])=1" table:style-name="ce29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S102:.BY102];TRANSPOSE([.L102:.R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S102:.Y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Z102:.AF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G102:.AM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N102:.AT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U102:.BA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BB102:.BH10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3:.BY103])=1" table:style-name="ce29">
            <text:p>#REF!</text:p>
          </table:table-cell>
          <table:table-cell table:style-name="ce1"/>
          <table:table-cell office:value-type="float" office:value="0" table:formula="of:=[.BS103] * $$u.mci" table:style-name="ce22">
            <text:p>#REF!</text:p>
          </table:table-cell>
          <table:table-cell office:value-type="float" office:value="0" table:formula="of:=[.BT103] * $$u.mci" table:style-name="ce22">
            <text:p>#REF!</text:p>
          </table:table-cell>
          <table:table-cell office:value-type="float" office:value="0" table:formula="of:=[.BU103] * $$u.mil" table:style-name="ce22">
            <text:p>#REF!</text:p>
          </table:table-cell>
          <table:table-cell office:value-type="float" office:value="0" table:formula="of:=[.BV103] * $$u.mil" table:style-name="ce22">
            <text:p>#REF!</text:p>
          </table:table-cell>
          <table:table-cell office:value-type="float" office:value="0" table:formula="of:=[.BW103] * $$u.mod" table:style-name="ce22">
            <text:p>#REF!</text:p>
          </table:table-cell>
          <table:table-cell office:value-type="float" office:value="0" table:formula="of:=[.BX103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3:.CC104])" table:style-name="ce31">
            <text:p>#REF!</text:p>
          </table:table-cell>
          <table:table-cell office:value-type="float" office:value="0" table:formula="of:=AVERAGE([.CD103:.CD104])" table:style-name="ce31">
            <text:p>#REF!</text:p>
          </table:table-cell>
          <table:table-cell office:value-type="float" office:value="0" table:formula="of:=AVERAGE([.CE103:.CE104])" table:style-name="ce31">
            <text:p>#REF!</text:p>
          </table:table-cell>
          <table:table-cell office:value-type="float" office:value="0" table:formula="of:=AVERAGE([.CF103:.CF104])" table:style-name="ce31">
            <text:p>#REF!</text:p>
          </table:table-cell>
          <table:table-cell office:value-type="float" office:value="0" table:formula="of:=AVERAGE([.CG103:.CG104])" table:style-name="ce31">
            <text:p>#REF!</text:p>
          </table:table-cell>
          <table:table-cell office:value-type="float" office:value="0" table:formula="of:=AVERAGE([.CH103:.CH104])" table:style-name="ce31">
            <text:p>#REF!</text:p>
          </table:table-cell>
          <table:table-cell office:value-type="float" office:value="0" table:formula="of:=AVERAGE([.CI103:.CI104])" table:style-name="ce31">
            <text:p>0.00</text:p>
          </table:table-cell>
          <table:table-cell table:style-name="ce1"/>
          <table:table-cell office:value-type="float" office:value="0" table:formula="of:=[.CK103]/((1+$$discount_COST)^([.$B103]-1))" table:style-name="ce22">
            <text:p>#REF!</text:p>
          </table:table-cell>
          <table:table-cell office:value-type="float" office:value="0" table:formula="of:=[.CL103]/((1+$$discount_COST)^([.$B103]-1))" table:style-name="ce22">
            <text:p>#REF!</text:p>
          </table:table-cell>
          <table:table-cell office:value-type="float" office:value="0" table:formula="of:=[.CM103]/((1+$$discount_COST)^([.$B103]-1))" table:style-name="ce22">
            <text:p>#REF!</text:p>
          </table:table-cell>
          <table:table-cell office:value-type="float" office:value="0" table:formula="of:=[.CN103]/((1+$$discount_COST)^([.$B103]-1))" table:style-name="ce22">
            <text:p>#REF!</text:p>
          </table:table-cell>
          <table:table-cell office:value-type="float" office:value="0" table:formula="of:=[.CO103]/((1+$$discount_COST)^([.$B103]-1))" table:style-name="ce22">
            <text:p>#REF!</text:p>
          </table:table-cell>
          <table:table-cell office:value-type="float" office:value="0" table:formula="of:=[.CP103]/((1+$$discount_COST)^([.$B103]-1))" table:style-name="ce22">
            <text:p>#REF!</text:p>
          </table:table-cell>
          <table:table-cell office:value-type="float" office:value="0" table:formula="of:=[.CQ103]/((1+$$discount_COST)^([.$B103]-1))" table:style-name="ce22">
            <text:p>0.00</text:p>
          </table:table-cell>
          <table:table-cell table:style-name="ce1"/>
          <table:table-cell office:value-type="float" office:value="0" table:formula="of:=SUM([.CS103:.CY103])" table:style-name="ce31">
            <text:p>#REF!</text:p>
          </table:table-cell>
          <table:table-cell table:style-name="ce1"/>
          <table:table-cell office:value-type="float" office:value="0" table:formula="of:=[.BS103] * ($$c.mci + $$c.Tx)" table:style-name="ce24">
            <text:p><text:s/>#REF!<text:s/></text:p>
          </table:table-cell>
          <table:table-cell office:value-type="float" office:value="0" table:formula="of:=[.BT103]*$$c.mci" table:style-name="ce24">
            <text:p><text:s/>#REF!<text:s/></text:p>
          </table:table-cell>
          <table:table-cell office:value-type="float" office:value="0" table:formula="of:=[.BU103] * ($$c.mil + $$c.Tx)" table:style-name="ce24">
            <text:p><text:s/>#REF!<text:s/></text:p>
          </table:table-cell>
          <table:table-cell office:value-type="float" office:value="0" table:formula="of:=[.BV103]*$$c.mil" table:style-name="ce24">
            <text:p><text:s/>#REF!<text:s/></text:p>
          </table:table-cell>
          <table:table-cell office:value-type="float" office:value="0" table:formula="of:=[.BW103]*$$c.mod" table:style-name="ce24">
            <text:p><text:s/>#REF!<text:s/></text:p>
          </table:table-cell>
          <table:table-cell office:value-type="float" office:value="0" table:formula="of:=[.BX103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3:.DC104])" table:style-name="ce33">
            <text:p><text:s/>#REF!<text:s/></text:p>
          </table:table-cell>
          <table:table-cell office:value-type="float" office:value="0" table:formula="of:=AVERAGE([.DD103:.DD104])" table:style-name="ce33">
            <text:p><text:s/>#REF!<text:s/></text:p>
          </table:table-cell>
          <table:table-cell office:value-type="float" office:value="0" table:formula="of:=AVERAGE([.DE103:.DE104])" table:style-name="ce33">
            <text:p><text:s/>#REF!<text:s/></text:p>
          </table:table-cell>
          <table:table-cell office:value-type="float" office:value="0" table:formula="of:=AVERAGE([.DF103:.DF104])" table:style-name="ce33">
            <text:p><text:s/>#REF!<text:s/></text:p>
          </table:table-cell>
          <table:table-cell office:value-type="float" office:value="0" table:formula="of:=AVERAGE([.DG103:.DG104])" table:style-name="ce33">
            <text:p><text:s/>#REF!<text:s/></text:p>
          </table:table-cell>
          <table:table-cell office:value-type="float" office:value="0" table:formula="of:=AVERAGE([.DH103:.DH104])" table:style-name="ce33">
            <text:p><text:s/>#REF!<text:s/></text:p>
          </table:table-cell>
          <table:table-cell office:value-type="float" office:value="0" table:formula="of:=AVERAGE([.DI103:.DI104])" table:style-name="ce33">
            <text:p><text:s/>-<text:s/></text:p>
          </table:table-cell>
          <table:table-cell office:value-type="float" office:value="0" table:formula="of:=[.DJ103]" table:style-name="ce33">
            <text:p><text:s/>-<text:s/></text:p>
          </table:table-cell>
          <table:table-cell table:style-name="ce1"/>
          <table:table-cell office:value-type="float" office:value="0" table:formula="of:=[.DL103]/((1+$$discount_COST)^([.$B103]-1))" table:style-name="ce24">
            <text:p><text:s/>#REF!<text:s/></text:p>
          </table:table-cell>
          <table:table-cell office:value-type="float" office:value="0" table:formula="of:=[.DM103]/((1+$$discount_COST)^([.$B103]-1))" table:style-name="ce24">
            <text:p><text:s/>#REF!<text:s/></text:p>
          </table:table-cell>
          <table:table-cell office:value-type="float" office:value="0" table:formula="of:=[.DN103]/((1+$$discount_COST)^([.$B103]-1))" table:style-name="ce24">
            <text:p><text:s/>#REF!<text:s/></text:p>
          </table:table-cell>
          <table:table-cell office:value-type="float" office:value="0" table:formula="of:=[.DO103]/((1+$$discount_COST)^([.$B103]-1))" table:style-name="ce24">
            <text:p><text:s/>#REF!<text:s/></text:p>
          </table:table-cell>
          <table:table-cell office:value-type="float" office:value="0" table:formula="of:=[.DP103]/((1+$$discount_COST)^([.$B103]-1))" table:style-name="ce24">
            <text:p><text:s/>#REF!<text:s/></text:p>
          </table:table-cell>
          <table:table-cell office:value-type="float" office:value="0" table:formula="of:=[.DQ103]/((1+$$discount_COST)^([.$B103]-1))" table:style-name="ce24">
            <text:p><text:s/>#REF!<text:s/></text:p>
          </table:table-cell>
          <table:table-cell office:value-type="float" office:value="0" table:formula="of:=[.DR103]/((1+$$discount_COST)^([.$B103]-1))" table:style-name="ce24">
            <text:p><text:s/>-<text:s/></text:p>
          </table:table-cell>
          <table:table-cell office:value-type="float" office:value="0" table:formula="of:=[.DS103]/((1+$$discount_COST)^([.$B103]-1))" table:style-name="ce24">
            <text:p><text:s/>-<text:s/></text:p>
          </table:table-cell>
          <table:table-cell table:style-name="ce1"/>
          <table:table-cell office:value-type="float" office:value="0" table:formula="of:=SUM([.DU103:.EB103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103]+1" table:style-name="ce1">
            <text:p>106</text:p>
          </table:table-cell>
          <table:table-cell office:value-type="float" office:value="1" table:formula="of:=IF([.B104]&lt;$$tx_duration;$$p.discontinuation_x;1)" table:style-name="ce1">
            <text:p>1</text:p>
          </table:table-cell>
          <table:table-cell table:style-name="ce1"/>
          <table:table-cell office:value-type="float" office:value="0.19783073098201487" table:formula="of:=1-EXP(-(-LN(1-$$p.mci_mil) * $$rr.tx_mci_mil^((1-$$tx_waning)^([.$B104]-1) )))" table:style-name="ce1">
            <text:p>0.197830731</text:p>
          </table:table-cell>
          <table:table-cell office:value-type="float" office:value="0" table:formula="of:=1-EXP(-(-LN(1-$$p.mci_mod) * $$rr.tx_mci_mod^((1-$$tx_waning)^([.$B104]-1) )))" table:style-name="ce1">
            <text:p>0</text:p>
          </table:table-cell>
          <table:table-cell office:value-type="float" office:value="0" table:formula="of:=1-EXP(-(-LN(1-$$p.mci_sev) * $$rr.tx_mci_sev^((1-$$tx_waning)^([.$B104]-1) )))" table:style-name="ce1">
            <text:p>0</text:p>
          </table:table-cell>
          <table:table-cell office:value-type="float" office:value="0.28203792122716764" table:formula="of:=1-EXP(-(-LN(1-$$p.mil_mod) * $$rr.tx_mil_mod^((1-$$tx_waning)^([.$B104]-1) )))" table:style-name="ce1">
            <text:p>0.282037921</text:p>
          </table:table-cell>
          <table:table-cell table:number-columns-repeated="2" table:style-name="ce1"/>
          <table:table-cell office:value-type="float" office:value="0" table:formula="of:=(1-[.F104]-[.G104]-[.H104]) * (1-[.D104]) * (1-[.BB10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4]) * (1-[.BD10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4]-[.G104]-[.H104]) * [.D104] * (1-[.BB104])" table:style-name="ce40">
            <text:p>#REF!</text:p>
          </table:table-cell>
          <table:table-cell office:value-type="float" office:value="0" table:formula="of:=(1 - $$p.mci_mil - $$p.mci_mod - $$p.mci_sev) * (1-[.BC104])" table:style-name="ce44">
            <text:p>#REF!</text:p>
          </table:table-cell>
          <table:table-cell office:value-type="float" office:value="0" table:formula="of:=$$p.mil_mci * [.D104] * (1-[.BD104])" table:style-name="ce42">
            <text:p>#REF!</text:p>
          </table:table-cell>
          <table:table-cell office:value-type="float" office:value="0" table:formula="of:=$$p.mil_mci * (1-[.BE10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4] * (1-[.D104]) * (1-[.BB10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4] - $$p.mil_sev) * (1-[.D104]) * (1-[.BD104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4] * [.D104] * (1-[.BB104])" table:style-name="ce40">
            <text:p>#REF!</text:p>
          </table:table-cell>
          <table:table-cell office:value-type="float" office:value="0" table:formula="of:=$$p.mci_mil * (1-[.BC104])" table:style-name="ce44">
            <text:p>#REF!</text:p>
          </table:table-cell>
          <table:table-cell office:value-type="float" office:value="0" table:formula="of:=(1 - $$p.mil_mci - [.I104] - $$p.mil_sev) * [.D104] * (1-[.BD104])" table:style-name="ce44">
            <text:p>#REF!</text:p>
          </table:table-cell>
          <table:table-cell office:value-type="float" office:value="0" table:formula="of:=(1 - $$p.mil_mci - $$p.mil_mod - $$p.mil_sev) * (1-[.BE104])" table:style-name="ce44">
            <text:p>#REF!</text:p>
          </table:table-cell>
          <table:table-cell office:value-type="float" office:value="0" table:formula="of:=$$p.mod_mil * (1-[.BF104])" table:style-name="ce44">
            <text:p>#REF!</text:p>
          </table:table-cell>
          <table:table-cell office:value-type="float" office:value="0" table:formula="of:=$$p.sev_mil * (1-[.BG10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4] * (1-[.BB104])" table:style-name="ce40">
            <text:p>#REF!</text:p>
          </table:table-cell>
          <table:table-cell office:value-type="float" office:value="0" table:formula="of:=$$p.mci_mod * (1-[.BC104])" table:style-name="ce42">
            <text:p>#REF!</text:p>
          </table:table-cell>
          <table:table-cell office:value-type="float" office:value="0" table:formula="of:=[.I104] * (1-[.BD104])" table:style-name="ce44">
            <text:p>#REF!</text:p>
          </table:table-cell>
          <table:table-cell office:value-type="float" office:value="0" table:formula="of:=$$p.mil_mod * (1-[.BE104])" table:style-name="ce44">
            <text:p>#REF!</text:p>
          </table:table-cell>
          <table:table-cell office:value-type="float" office:value="0" table:formula="of:=(1-$$p.mod_mil-$$p.mod_sev) * (1-[.BF104])" table:style-name="ce44">
            <text:p>#REF!</text:p>
          </table:table-cell>
          <table:table-cell office:value-type="float" office:value="0" table:formula="of:=$$p.sev_mod * (1-[.BG10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4] * (1-[.BB104])" table:style-name="ce45">
            <text:p>#REF!</text:p>
          </table:table-cell>
          <table:table-cell office:value-type="float" office:value="0" table:formula="of:=$$p.mci_sev * (1-[.BC104])" table:style-name="ce42">
            <text:p>#REF!</text:p>
          </table:table-cell>
          <table:table-cell office:value-type="float" office:value="0" table:formula="of:=$$p.mil_sev * (1-[.BD104])" table:style-name="ce44">
            <text:p>#REF!</text:p>
          </table:table-cell>
          <table:table-cell office:value-type="float" office:value="0" table:formula="of:=$$p.mil_sev * (1-[.BE104])" table:style-name="ce44">
            <text:p>#REF!</text:p>
          </table:table-cell>
          <table:table-cell office:value-type="float" office:value="0" table:formula="of:=$$p.mod_sev * (1-[.BF104])" table:style-name="ce44">
            <text:p>#REF!</text:p>
          </table:table-cell>
          <table:table-cell office:value-type="float" office:value="0" table:formula="of:=(1-$$p.sev_mil-$$p.sev_mod) * (1-[.BG10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4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4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4];[.S104];[.Z104];[.AG104];[.AN104];[.AU104];[.BB104])=1" table:style-name="ce29">
            <text:p>#REF!</text:p>
          </table:table-cell>
          <table:table-cell office:value-type="float" office:value="0" table:formula="of:=SUM([.M104];[.T104];[.AA104];[.AH104];[.AO104];[.AV104];[.BC104])=1" table:style-name="ce29">
            <text:p>#REF!</text:p>
          </table:table-cell>
          <table:table-cell office:value-type="float" office:value="0" table:formula="of:=SUM([.N104];[.U104];[.AB104];[.AI104];[.AP104];[.AW104];[.BD104])=1" table:style-name="ce29">
            <text:p>#REF!</text:p>
          </table:table-cell>
          <table:table-cell office:value-type="float" office:value="0" table:formula="of:=SUM([.O104];[.V104];[.AC104];[.AJ104];[.AQ104];[.AX104];[.BE104])=1" table:style-name="ce29">
            <text:p>#REF!</text:p>
          </table:table-cell>
          <table:table-cell office:value-type="float" office:value="0" table:formula="of:=SUM([.P104];[.W104];[.AD104];[.AK104];[.AR104];[.AY104];[.BF104])=1" table:style-name="ce29">
            <text:p>#REF!</text:p>
          </table:table-cell>
          <table:table-cell office:value-type="float" office:value="0" table:formula="of:=SUM([.Q104];[.X104];[.AE104];[.AL104];[.AS104];[.AZ104];[.BG104])=1" table:style-name="ce29">
            <text:p>#REF!</text:p>
          </table:table-cell>
          <table:table-cell office:value-type="boolean" office:boolean-value="true" table:formula="of:=SUM([.R104];[.Y104];[.AF104];[.AM104];[.AT104];[.BA104];[.BH104])=1" table:style-name="ce29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S103:.BY103];TRANSPOSE([.L103:.R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S103:.Y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Z103:.AF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G103:.AM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N103:.AT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U103:.BA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BB103:.BH10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4:.BY104])=1" table:style-name="ce29">
            <text:p>#REF!</text:p>
          </table:table-cell>
          <table:table-cell table:style-name="ce1"/>
          <table:table-cell office:value-type="float" office:value="0" table:formula="of:=[.BS104] * $$u.mci" table:style-name="ce22">
            <text:p>#REF!</text:p>
          </table:table-cell>
          <table:table-cell office:value-type="float" office:value="0" table:formula="of:=[.BT104] * $$u.mci" table:style-name="ce22">
            <text:p>#REF!</text:p>
          </table:table-cell>
          <table:table-cell office:value-type="float" office:value="0" table:formula="of:=[.BU104] * $$u.mil" table:style-name="ce22">
            <text:p>#REF!</text:p>
          </table:table-cell>
          <table:table-cell office:value-type="float" office:value="0" table:formula="of:=[.BV104] * $$u.mil" table:style-name="ce22">
            <text:p>#REF!</text:p>
          </table:table-cell>
          <table:table-cell office:value-type="float" office:value="0" table:formula="of:=[.BW104] * $$u.mod" table:style-name="ce22">
            <text:p>#REF!</text:p>
          </table:table-cell>
          <table:table-cell office:value-type="float" office:value="0" table:formula="of:=[.BX104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4:.CC105])" table:style-name="ce31">
            <text:p>#REF!</text:p>
          </table:table-cell>
          <table:table-cell office:value-type="float" office:value="0" table:formula="of:=AVERAGE([.CD104:.CD105])" table:style-name="ce31">
            <text:p>#REF!</text:p>
          </table:table-cell>
          <table:table-cell office:value-type="float" office:value="0" table:formula="of:=AVERAGE([.CE104:.CE105])" table:style-name="ce31">
            <text:p>#REF!</text:p>
          </table:table-cell>
          <table:table-cell office:value-type="float" office:value="0" table:formula="of:=AVERAGE([.CF104:.CF105])" table:style-name="ce31">
            <text:p>#REF!</text:p>
          </table:table-cell>
          <table:table-cell office:value-type="float" office:value="0" table:formula="of:=AVERAGE([.CG104:.CG105])" table:style-name="ce31">
            <text:p>#REF!</text:p>
          </table:table-cell>
          <table:table-cell office:value-type="float" office:value="0" table:formula="of:=AVERAGE([.CH104:.CH105])" table:style-name="ce31">
            <text:p>#REF!</text:p>
          </table:table-cell>
          <table:table-cell office:value-type="float" office:value="0" table:formula="of:=AVERAGE([.CI104:.CI105])" table:style-name="ce31">
            <text:p>0.00</text:p>
          </table:table-cell>
          <table:table-cell table:style-name="ce1"/>
          <table:table-cell office:value-type="float" office:value="0" table:formula="of:=[.CK104]/((1+$$discount_COST)^([.$B104]-1))" table:style-name="ce22">
            <text:p>#REF!</text:p>
          </table:table-cell>
          <table:table-cell office:value-type="float" office:value="0" table:formula="of:=[.CL104]/((1+$$discount_COST)^([.$B104]-1))" table:style-name="ce22">
            <text:p>#REF!</text:p>
          </table:table-cell>
          <table:table-cell office:value-type="float" office:value="0" table:formula="of:=[.CM104]/((1+$$discount_COST)^([.$B104]-1))" table:style-name="ce22">
            <text:p>#REF!</text:p>
          </table:table-cell>
          <table:table-cell office:value-type="float" office:value="0" table:formula="of:=[.CN104]/((1+$$discount_COST)^([.$B104]-1))" table:style-name="ce22">
            <text:p>#REF!</text:p>
          </table:table-cell>
          <table:table-cell office:value-type="float" office:value="0" table:formula="of:=[.CO104]/((1+$$discount_COST)^([.$B104]-1))" table:style-name="ce22">
            <text:p>#REF!</text:p>
          </table:table-cell>
          <table:table-cell office:value-type="float" office:value="0" table:formula="of:=[.CP104]/((1+$$discount_COST)^([.$B104]-1))" table:style-name="ce22">
            <text:p>#REF!</text:p>
          </table:table-cell>
          <table:table-cell office:value-type="float" office:value="0" table:formula="of:=[.CQ104]/((1+$$discount_COST)^([.$B104]-1))" table:style-name="ce22">
            <text:p>0.00</text:p>
          </table:table-cell>
          <table:table-cell table:style-name="ce1"/>
          <table:table-cell office:value-type="float" office:value="0" table:formula="of:=SUM([.CS104:.CY104])" table:style-name="ce31">
            <text:p>#REF!</text:p>
          </table:table-cell>
          <table:table-cell table:style-name="ce1"/>
          <table:table-cell office:value-type="float" office:value="0" table:formula="of:=[.BS104] * ($$c.mci + $$c.Tx)" table:style-name="ce24">
            <text:p><text:s/>#REF!<text:s/></text:p>
          </table:table-cell>
          <table:table-cell office:value-type="float" office:value="0" table:formula="of:=[.BT104]*$$c.mci" table:style-name="ce24">
            <text:p><text:s/>#REF!<text:s/></text:p>
          </table:table-cell>
          <table:table-cell office:value-type="float" office:value="0" table:formula="of:=[.BU104] * ($$c.mil + $$c.Tx)" table:style-name="ce24">
            <text:p><text:s/>#REF!<text:s/></text:p>
          </table:table-cell>
          <table:table-cell office:value-type="float" office:value="0" table:formula="of:=[.BV104]*$$c.mil" table:style-name="ce24">
            <text:p><text:s/>#REF!<text:s/></text:p>
          </table:table-cell>
          <table:table-cell office:value-type="float" office:value="0" table:formula="of:=[.BW104]*$$c.mod" table:style-name="ce24">
            <text:p><text:s/>#REF!<text:s/></text:p>
          </table:table-cell>
          <table:table-cell office:value-type="float" office:value="0" table:formula="of:=[.BX104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4:.DC105])" table:style-name="ce33">
            <text:p><text:s/>#REF!<text:s/></text:p>
          </table:table-cell>
          <table:table-cell office:value-type="float" office:value="0" table:formula="of:=AVERAGE([.DD104:.DD105])" table:style-name="ce33">
            <text:p><text:s/>#REF!<text:s/></text:p>
          </table:table-cell>
          <table:table-cell office:value-type="float" office:value="0" table:formula="of:=AVERAGE([.DE104:.DE105])" table:style-name="ce33">
            <text:p><text:s/>#REF!<text:s/></text:p>
          </table:table-cell>
          <table:table-cell office:value-type="float" office:value="0" table:formula="of:=AVERAGE([.DF104:.DF105])" table:style-name="ce33">
            <text:p><text:s/>#REF!<text:s/></text:p>
          </table:table-cell>
          <table:table-cell office:value-type="float" office:value="0" table:formula="of:=AVERAGE([.DG104:.DG105])" table:style-name="ce33">
            <text:p><text:s/>#REF!<text:s/></text:p>
          </table:table-cell>
          <table:table-cell office:value-type="float" office:value="0" table:formula="of:=AVERAGE([.DH104:.DH105])" table:style-name="ce33">
            <text:p><text:s/>#REF!<text:s/></text:p>
          </table:table-cell>
          <table:table-cell office:value-type="float" office:value="0" table:formula="of:=AVERAGE([.DI104:.DI105])" table:style-name="ce33">
            <text:p><text:s/>-<text:s/></text:p>
          </table:table-cell>
          <table:table-cell office:value-type="float" office:value="0" table:formula="of:=[.DJ104]" table:style-name="ce33">
            <text:p><text:s/>-<text:s/></text:p>
          </table:table-cell>
          <table:table-cell table:style-name="ce1"/>
          <table:table-cell office:value-type="float" office:value="0" table:formula="of:=[.DL104]/((1+$$discount_COST)^([.$B104]-1))" table:style-name="ce24">
            <text:p><text:s/>#REF!<text:s/></text:p>
          </table:table-cell>
          <table:table-cell office:value-type="float" office:value="0" table:formula="of:=[.DM104]/((1+$$discount_COST)^([.$B104]-1))" table:style-name="ce24">
            <text:p><text:s/>#REF!<text:s/></text:p>
          </table:table-cell>
          <table:table-cell office:value-type="float" office:value="0" table:formula="of:=[.DN104]/((1+$$discount_COST)^([.$B104]-1))" table:style-name="ce24">
            <text:p><text:s/>#REF!<text:s/></text:p>
          </table:table-cell>
          <table:table-cell office:value-type="float" office:value="0" table:formula="of:=[.DO104]/((1+$$discount_COST)^([.$B104]-1))" table:style-name="ce24">
            <text:p><text:s/>#REF!<text:s/></text:p>
          </table:table-cell>
          <table:table-cell office:value-type="float" office:value="0" table:formula="of:=[.DP104]/((1+$$discount_COST)^([.$B104]-1))" table:style-name="ce24">
            <text:p><text:s/>#REF!<text:s/></text:p>
          </table:table-cell>
          <table:table-cell office:value-type="float" office:value="0" table:formula="of:=[.DQ104]/((1+$$discount_COST)^([.$B104]-1))" table:style-name="ce24">
            <text:p><text:s/>#REF!<text:s/></text:p>
          </table:table-cell>
          <table:table-cell office:value-type="float" office:value="0" table:formula="of:=[.DR104]/((1+$$discount_COST)^([.$B104]-1))" table:style-name="ce24">
            <text:p><text:s/>-<text:s/></text:p>
          </table:table-cell>
          <table:table-cell office:value-type="float" office:value="0" table:formula="of:=[.DS104]/((1+$$discount_COST)^([.$B104]-1))" table:style-name="ce24">
            <text:p><text:s/>-<text:s/></text:p>
          </table:table-cell>
          <table:table-cell table:style-name="ce1"/>
          <table:table-cell office:value-type="float" office:value="0" table:formula="of:=SUM([.DU104:.EB104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104]+1" table:style-name="ce1">
            <text:p>107</text:p>
          </table:table-cell>
          <table:table-cell office:value-type="float" office:value="1" table:formula="of:=IF([.B105]&lt;$$tx_duration;$$p.discontinuation_x;1)" table:style-name="ce1">
            <text:p>1</text:p>
          </table:table-cell>
          <table:table-cell table:style-name="ce1"/>
          <table:table-cell office:value-type="float" office:value="0.1982323965219035" table:formula="of:=1-EXP(-(-LN(1-$$p.mci_mil) * $$rr.tx_mci_mil^((1-$$tx_waning)^([.$B105]-1) )))" table:style-name="ce1">
            <text:p>0.198232397</text:p>
          </table:table-cell>
          <table:table-cell office:value-type="float" office:value="0" table:formula="of:=1-EXP(-(-LN(1-$$p.mci_mod) * $$rr.tx_mci_mod^((1-$$tx_waning)^([.$B105]-1) )))" table:style-name="ce1">
            <text:p>0</text:p>
          </table:table-cell>
          <table:table-cell office:value-type="float" office:value="0" table:formula="of:=1-EXP(-(-LN(1-$$p.mci_sev) * $$rr.tx_mci_sev^((1-$$tx_waning)^([.$B105]-1) )))" table:style-name="ce1">
            <text:p>0</text:p>
          </table:table-cell>
          <table:table-cell office:value-type="float" office:value="0.28257822186834247" table:formula="of:=1-EXP(-(-LN(1-$$p.mil_mod) * $$rr.tx_mil_mod^((1-$$tx_waning)^([.$B105]-1) )))" table:style-name="ce1">
            <text:p>0.282578222</text:p>
          </table:table-cell>
          <table:table-cell table:number-columns-repeated="2" table:style-name="ce1"/>
          <table:table-cell office:value-type="float" office:value="0" table:formula="of:=(1-[.F105]-[.G105]-[.H105]) * (1-[.D105]) * (1-[.BB10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5]) * (1-[.BD10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5]-[.G105]-[.H105]) * [.D105] * (1-[.BB105])" table:style-name="ce40">
            <text:p>#REF!</text:p>
          </table:table-cell>
          <table:table-cell office:value-type="float" office:value="0" table:formula="of:=(1 - $$p.mci_mil - $$p.mci_mod - $$p.mci_sev) * (1-[.BC105])" table:style-name="ce44">
            <text:p>#REF!</text:p>
          </table:table-cell>
          <table:table-cell office:value-type="float" office:value="0" table:formula="of:=$$p.mil_mci * [.D105] * (1-[.BD105])" table:style-name="ce42">
            <text:p>#REF!</text:p>
          </table:table-cell>
          <table:table-cell office:value-type="float" office:value="0" table:formula="of:=$$p.mil_mci * (1-[.BE10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5] * (1-[.D105]) * (1-[.BB10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5] - $$p.mil_sev) * (1-[.D105]) * (1-[.BD105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5] * [.D105] * (1-[.BB105])" table:style-name="ce40">
            <text:p>#REF!</text:p>
          </table:table-cell>
          <table:table-cell office:value-type="float" office:value="0" table:formula="of:=$$p.mci_mil * (1-[.BC105])" table:style-name="ce44">
            <text:p>#REF!</text:p>
          </table:table-cell>
          <table:table-cell office:value-type="float" office:value="0" table:formula="of:=(1 - $$p.mil_mci - [.I105] - $$p.mil_sev) * [.D105] * (1-[.BD105])" table:style-name="ce44">
            <text:p>#REF!</text:p>
          </table:table-cell>
          <table:table-cell office:value-type="float" office:value="0" table:formula="of:=(1 - $$p.mil_mci - $$p.mil_mod - $$p.mil_sev) * (1-[.BE105])" table:style-name="ce44">
            <text:p>#REF!</text:p>
          </table:table-cell>
          <table:table-cell office:value-type="float" office:value="0" table:formula="of:=$$p.mod_mil * (1-[.BF105])" table:style-name="ce44">
            <text:p>#REF!</text:p>
          </table:table-cell>
          <table:table-cell office:value-type="float" office:value="0" table:formula="of:=$$p.sev_mil * (1-[.BG10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5] * (1-[.BB105])" table:style-name="ce40">
            <text:p>#REF!</text:p>
          </table:table-cell>
          <table:table-cell office:value-type="float" office:value="0" table:formula="of:=$$p.mci_mod * (1-[.BC105])" table:style-name="ce42">
            <text:p>#REF!</text:p>
          </table:table-cell>
          <table:table-cell office:value-type="float" office:value="0" table:formula="of:=[.I105] * (1-[.BD105])" table:style-name="ce44">
            <text:p>#REF!</text:p>
          </table:table-cell>
          <table:table-cell office:value-type="float" office:value="0" table:formula="of:=$$p.mil_mod * (1-[.BE105])" table:style-name="ce44">
            <text:p>#REF!</text:p>
          </table:table-cell>
          <table:table-cell office:value-type="float" office:value="0" table:formula="of:=(1-$$p.mod_mil-$$p.mod_sev) * (1-[.BF105])" table:style-name="ce44">
            <text:p>#REF!</text:p>
          </table:table-cell>
          <table:table-cell office:value-type="float" office:value="0" table:formula="of:=$$p.sev_mod * (1-[.BG10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5] * (1-[.BB105])" table:style-name="ce45">
            <text:p>#REF!</text:p>
          </table:table-cell>
          <table:table-cell office:value-type="float" office:value="0" table:formula="of:=$$p.mci_sev * (1-[.BC105])" table:style-name="ce42">
            <text:p>#REF!</text:p>
          </table:table-cell>
          <table:table-cell office:value-type="float" office:value="0" table:formula="of:=$$p.mil_sev * (1-[.BD105])" table:style-name="ce44">
            <text:p>#REF!</text:p>
          </table:table-cell>
          <table:table-cell office:value-type="float" office:value="0" table:formula="of:=$$p.mil_sev * (1-[.BE105])" table:style-name="ce44">
            <text:p>#REF!</text:p>
          </table:table-cell>
          <table:table-cell office:value-type="float" office:value="0" table:formula="of:=$$p.mod_sev * (1-[.BF105])" table:style-name="ce44">
            <text:p>#REF!</text:p>
          </table:table-cell>
          <table:table-cell office:value-type="float" office:value="0" table:formula="of:=(1-$$p.sev_mil-$$p.sev_mod) * (1-[.BG10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5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5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5];[.S105];[.Z105];[.AG105];[.AN105];[.AU105];[.BB105])=1" table:style-name="ce29">
            <text:p>#REF!</text:p>
          </table:table-cell>
          <table:table-cell office:value-type="float" office:value="0" table:formula="of:=SUM([.M105];[.T105];[.AA105];[.AH105];[.AO105];[.AV105];[.BC105])=1" table:style-name="ce29">
            <text:p>#REF!</text:p>
          </table:table-cell>
          <table:table-cell office:value-type="float" office:value="0" table:formula="of:=SUM([.N105];[.U105];[.AB105];[.AI105];[.AP105];[.AW105];[.BD105])=1" table:style-name="ce29">
            <text:p>#REF!</text:p>
          </table:table-cell>
          <table:table-cell office:value-type="float" office:value="0" table:formula="of:=SUM([.O105];[.V105];[.AC105];[.AJ105];[.AQ105];[.AX105];[.BE105])=1" table:style-name="ce29">
            <text:p>#REF!</text:p>
          </table:table-cell>
          <table:table-cell office:value-type="float" office:value="0" table:formula="of:=SUM([.P105];[.W105];[.AD105];[.AK105];[.AR105];[.AY105];[.BF105])=1" table:style-name="ce29">
            <text:p>#REF!</text:p>
          </table:table-cell>
          <table:table-cell office:value-type="float" office:value="0" table:formula="of:=SUM([.Q105];[.X105];[.AE105];[.AL105];[.AS105];[.AZ105];[.BG105])=1" table:style-name="ce29">
            <text:p>#REF!</text:p>
          </table:table-cell>
          <table:table-cell office:value-type="boolean" office:boolean-value="true" table:formula="of:=SUM([.R105];[.Y105];[.AF105];[.AM105];[.AT105];[.BA105];[.BH105])=1" table:style-name="ce29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S104:.BY104];TRANSPOSE([.L104:.R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S104:.Y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Z104:.AF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G104:.AM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N104:.AT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U104:.BA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BB104:.BH10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5:.BY105])=1" table:style-name="ce29">
            <text:p>#REF!</text:p>
          </table:table-cell>
          <table:table-cell table:style-name="ce1"/>
          <table:table-cell office:value-type="float" office:value="0" table:formula="of:=[.BS105] * $$u.mci" table:style-name="ce22">
            <text:p>#REF!</text:p>
          </table:table-cell>
          <table:table-cell office:value-type="float" office:value="0" table:formula="of:=[.BT105] * $$u.mci" table:style-name="ce22">
            <text:p>#REF!</text:p>
          </table:table-cell>
          <table:table-cell office:value-type="float" office:value="0" table:formula="of:=[.BU105] * $$u.mil" table:style-name="ce22">
            <text:p>#REF!</text:p>
          </table:table-cell>
          <table:table-cell office:value-type="float" office:value="0" table:formula="of:=[.BV105] * $$u.mil" table:style-name="ce22">
            <text:p>#REF!</text:p>
          </table:table-cell>
          <table:table-cell office:value-type="float" office:value="0" table:formula="of:=[.BW105] * $$u.mod" table:style-name="ce22">
            <text:p>#REF!</text:p>
          </table:table-cell>
          <table:table-cell office:value-type="float" office:value="0" table:formula="of:=[.BX105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5:.CC106])" table:style-name="ce31">
            <text:p>#REF!</text:p>
          </table:table-cell>
          <table:table-cell office:value-type="float" office:value="0" table:formula="of:=AVERAGE([.CD105:.CD106])" table:style-name="ce31">
            <text:p>#REF!</text:p>
          </table:table-cell>
          <table:table-cell office:value-type="float" office:value="0" table:formula="of:=AVERAGE([.CE105:.CE106])" table:style-name="ce31">
            <text:p>#REF!</text:p>
          </table:table-cell>
          <table:table-cell office:value-type="float" office:value="0" table:formula="of:=AVERAGE([.CF105:.CF106])" table:style-name="ce31">
            <text:p>#REF!</text:p>
          </table:table-cell>
          <table:table-cell office:value-type="float" office:value="0" table:formula="of:=AVERAGE([.CG105:.CG106])" table:style-name="ce31">
            <text:p>#REF!</text:p>
          </table:table-cell>
          <table:table-cell office:value-type="float" office:value="0" table:formula="of:=AVERAGE([.CH105:.CH106])" table:style-name="ce31">
            <text:p>#REF!</text:p>
          </table:table-cell>
          <table:table-cell office:value-type="float" office:value="0" table:formula="of:=AVERAGE([.CI105:.CI106])" table:style-name="ce31">
            <text:p>0.00</text:p>
          </table:table-cell>
          <table:table-cell table:style-name="ce1"/>
          <table:table-cell office:value-type="float" office:value="0" table:formula="of:=[.CK105]/((1+$$discount_COST)^([.$B105]-1))" table:style-name="ce22">
            <text:p>#REF!</text:p>
          </table:table-cell>
          <table:table-cell office:value-type="float" office:value="0" table:formula="of:=[.CL105]/((1+$$discount_COST)^([.$B105]-1))" table:style-name="ce22">
            <text:p>#REF!</text:p>
          </table:table-cell>
          <table:table-cell office:value-type="float" office:value="0" table:formula="of:=[.CM105]/((1+$$discount_COST)^([.$B105]-1))" table:style-name="ce22">
            <text:p>#REF!</text:p>
          </table:table-cell>
          <table:table-cell office:value-type="float" office:value="0" table:formula="of:=[.CN105]/((1+$$discount_COST)^([.$B105]-1))" table:style-name="ce22">
            <text:p>#REF!</text:p>
          </table:table-cell>
          <table:table-cell office:value-type="float" office:value="0" table:formula="of:=[.CO105]/((1+$$discount_COST)^([.$B105]-1))" table:style-name="ce22">
            <text:p>#REF!</text:p>
          </table:table-cell>
          <table:table-cell office:value-type="float" office:value="0" table:formula="of:=[.CP105]/((1+$$discount_COST)^([.$B105]-1))" table:style-name="ce22">
            <text:p>#REF!</text:p>
          </table:table-cell>
          <table:table-cell office:value-type="float" office:value="0" table:formula="of:=[.CQ105]/((1+$$discount_COST)^([.$B105]-1))" table:style-name="ce22">
            <text:p>0.00</text:p>
          </table:table-cell>
          <table:table-cell table:style-name="ce1"/>
          <table:table-cell office:value-type="float" office:value="0" table:formula="of:=SUM([.CS105:.CY105])" table:style-name="ce31">
            <text:p>#REF!</text:p>
          </table:table-cell>
          <table:table-cell table:style-name="ce1"/>
          <table:table-cell office:value-type="float" office:value="0" table:formula="of:=[.BS105] * ($$c.mci + $$c.Tx)" table:style-name="ce24">
            <text:p><text:s/>#REF!<text:s/></text:p>
          </table:table-cell>
          <table:table-cell office:value-type="float" office:value="0" table:formula="of:=[.BT105]*$$c.mci" table:style-name="ce24">
            <text:p><text:s/>#REF!<text:s/></text:p>
          </table:table-cell>
          <table:table-cell office:value-type="float" office:value="0" table:formula="of:=[.BU105] * ($$c.mil + $$c.Tx)" table:style-name="ce24">
            <text:p><text:s/>#REF!<text:s/></text:p>
          </table:table-cell>
          <table:table-cell office:value-type="float" office:value="0" table:formula="of:=[.BV105]*$$c.mil" table:style-name="ce24">
            <text:p><text:s/>#REF!<text:s/></text:p>
          </table:table-cell>
          <table:table-cell office:value-type="float" office:value="0" table:formula="of:=[.BW105]*$$c.mod" table:style-name="ce24">
            <text:p><text:s/>#REF!<text:s/></text:p>
          </table:table-cell>
          <table:table-cell office:value-type="float" office:value="0" table:formula="of:=[.BX105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5:.DC106])" table:style-name="ce33">
            <text:p><text:s/>#REF!<text:s/></text:p>
          </table:table-cell>
          <table:table-cell office:value-type="float" office:value="0" table:formula="of:=AVERAGE([.DD105:.DD106])" table:style-name="ce33">
            <text:p><text:s/>#REF!<text:s/></text:p>
          </table:table-cell>
          <table:table-cell office:value-type="float" office:value="0" table:formula="of:=AVERAGE([.DE105:.DE106])" table:style-name="ce33">
            <text:p><text:s/>#REF!<text:s/></text:p>
          </table:table-cell>
          <table:table-cell office:value-type="float" office:value="0" table:formula="of:=AVERAGE([.DF105:.DF106])" table:style-name="ce33">
            <text:p><text:s/>#REF!<text:s/></text:p>
          </table:table-cell>
          <table:table-cell office:value-type="float" office:value="0" table:formula="of:=AVERAGE([.DG105:.DG106])" table:style-name="ce33">
            <text:p><text:s/>#REF!<text:s/></text:p>
          </table:table-cell>
          <table:table-cell office:value-type="float" office:value="0" table:formula="of:=AVERAGE([.DH105:.DH106])" table:style-name="ce33">
            <text:p><text:s/>#REF!<text:s/></text:p>
          </table:table-cell>
          <table:table-cell office:value-type="float" office:value="0" table:formula="of:=AVERAGE([.DI105:.DI106])" table:style-name="ce33">
            <text:p><text:s/>-<text:s/></text:p>
          </table:table-cell>
          <table:table-cell office:value-type="float" office:value="0" table:formula="of:=[.DJ105]" table:style-name="ce33">
            <text:p><text:s/>-<text:s/></text:p>
          </table:table-cell>
          <table:table-cell table:style-name="ce1"/>
          <table:table-cell office:value-type="float" office:value="0" table:formula="of:=[.DL105]/((1+$$discount_COST)^([.$B105]-1))" table:style-name="ce24">
            <text:p><text:s/>#REF!<text:s/></text:p>
          </table:table-cell>
          <table:table-cell office:value-type="float" office:value="0" table:formula="of:=[.DM105]/((1+$$discount_COST)^([.$B105]-1))" table:style-name="ce24">
            <text:p><text:s/>#REF!<text:s/></text:p>
          </table:table-cell>
          <table:table-cell office:value-type="float" office:value="0" table:formula="of:=[.DN105]/((1+$$discount_COST)^([.$B105]-1))" table:style-name="ce24">
            <text:p><text:s/>#REF!<text:s/></text:p>
          </table:table-cell>
          <table:table-cell office:value-type="float" office:value="0" table:formula="of:=[.DO105]/((1+$$discount_COST)^([.$B105]-1))" table:style-name="ce24">
            <text:p><text:s/>#REF!<text:s/></text:p>
          </table:table-cell>
          <table:table-cell office:value-type="float" office:value="0" table:formula="of:=[.DP105]/((1+$$discount_COST)^([.$B105]-1))" table:style-name="ce24">
            <text:p><text:s/>#REF!<text:s/></text:p>
          </table:table-cell>
          <table:table-cell office:value-type="float" office:value="0" table:formula="of:=[.DQ105]/((1+$$discount_COST)^([.$B105]-1))" table:style-name="ce24">
            <text:p><text:s/>#REF!<text:s/></text:p>
          </table:table-cell>
          <table:table-cell office:value-type="float" office:value="0" table:formula="of:=[.DR105]/((1+$$discount_COST)^([.$B105]-1))" table:style-name="ce24">
            <text:p><text:s/>-<text:s/></text:p>
          </table:table-cell>
          <table:table-cell office:value-type="float" office:value="0" table:formula="of:=[.DS105]/((1+$$discount_COST)^([.$B105]-1))" table:style-name="ce24">
            <text:p><text:s/>-<text:s/></text:p>
          </table:table-cell>
          <table:table-cell table:style-name="ce1"/>
          <table:table-cell office:value-type="float" office:value="0" table:formula="of:=SUM([.DU105:.EB105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105]+1" table:style-name="ce1">
            <text:p>108</text:p>
          </table:table-cell>
          <table:table-cell office:value-type="float" office:value="1" table:formula="of:=IF([.B106]&lt;$$tx_duration;$$p.discontinuation_x;1)" table:style-name="ce1">
            <text:p>1</text:p>
          </table:table-cell>
          <table:table-cell table:style-name="ce1"/>
          <table:table-cell office:value-type="float" office:value="0.19861463716083816" table:formula="of:=1-EXP(-(-LN(1-$$p.mci_mil) * $$rr.tx_mci_mil^((1-$$tx_waning)^([.$B106]-1) )))" table:style-name="ce1">
            <text:p>0.198614637</text:p>
          </table:table-cell>
          <table:table-cell office:value-type="float" office:value="0" table:formula="of:=1-EXP(-(-LN(1-$$p.mci_mod) * $$rr.tx_mci_mod^((1-$$tx_waning)^([.$B106]-1) )))" table:style-name="ce1">
            <text:p>0</text:p>
          </table:table-cell>
          <table:table-cell office:value-type="float" office:value="0" table:formula="of:=1-EXP(-(-LN(1-$$p.mci_sev) * $$rr.tx_mci_sev^((1-$$tx_waning)^([.$B106]-1) )))" table:style-name="ce1">
            <text:p>0</text:p>
          </table:table-cell>
          <table:table-cell office:value-type="float" office:value="0.28309226664845921" table:formula="of:=1-EXP(-(-LN(1-$$p.mil_mod) * $$rr.tx_mil_mod^((1-$$tx_waning)^([.$B106]-1) )))" table:style-name="ce1">
            <text:p>0.283092267</text:p>
          </table:table-cell>
          <table:table-cell table:number-columns-repeated="2" table:style-name="ce1"/>
          <table:table-cell office:value-type="float" office:value="0" table:formula="of:=(1-[.F106]-[.G106]-[.H106]) * (1-[.D106]) * (1-[.BB10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6]) * (1-[.BD10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6]-[.G106]-[.H106]) * [.D106] * (1-[.BB106])" table:style-name="ce40">
            <text:p>#REF!</text:p>
          </table:table-cell>
          <table:table-cell office:value-type="float" office:value="0" table:formula="of:=(1 - $$p.mci_mil - $$p.mci_mod - $$p.mci_sev) * (1-[.BC106])" table:style-name="ce44">
            <text:p>#REF!</text:p>
          </table:table-cell>
          <table:table-cell office:value-type="float" office:value="0" table:formula="of:=$$p.mil_mci * [.D106] * (1-[.BD106])" table:style-name="ce42">
            <text:p>#REF!</text:p>
          </table:table-cell>
          <table:table-cell office:value-type="float" office:value="0" table:formula="of:=$$p.mil_mci * (1-[.BE10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6] * (1-[.D106]) * (1-[.BB10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6] - $$p.mil_sev) * (1-[.D106]) * (1-[.BD106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6] * [.D106] * (1-[.BB106])" table:style-name="ce40">
            <text:p>#REF!</text:p>
          </table:table-cell>
          <table:table-cell office:value-type="float" office:value="0" table:formula="of:=$$p.mci_mil * (1-[.BC106])" table:style-name="ce44">
            <text:p>#REF!</text:p>
          </table:table-cell>
          <table:table-cell office:value-type="float" office:value="0" table:formula="of:=(1 - $$p.mil_mci - [.I106] - $$p.mil_sev) * [.D106] * (1-[.BD106])" table:style-name="ce44">
            <text:p>#REF!</text:p>
          </table:table-cell>
          <table:table-cell office:value-type="float" office:value="0" table:formula="of:=(1 - $$p.mil_mci - $$p.mil_mod - $$p.mil_sev) * (1-[.BE106])" table:style-name="ce44">
            <text:p>#REF!</text:p>
          </table:table-cell>
          <table:table-cell office:value-type="float" office:value="0" table:formula="of:=$$p.mod_mil * (1-[.BF106])" table:style-name="ce44">
            <text:p>#REF!</text:p>
          </table:table-cell>
          <table:table-cell office:value-type="float" office:value="0" table:formula="of:=$$p.sev_mil * (1-[.BG10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6] * (1-[.BB106])" table:style-name="ce40">
            <text:p>#REF!</text:p>
          </table:table-cell>
          <table:table-cell office:value-type="float" office:value="0" table:formula="of:=$$p.mci_mod * (1-[.BC106])" table:style-name="ce42">
            <text:p>#REF!</text:p>
          </table:table-cell>
          <table:table-cell office:value-type="float" office:value="0" table:formula="of:=[.I106] * (1-[.BD106])" table:style-name="ce44">
            <text:p>#REF!</text:p>
          </table:table-cell>
          <table:table-cell office:value-type="float" office:value="0" table:formula="of:=$$p.mil_mod * (1-[.BE106])" table:style-name="ce44">
            <text:p>#REF!</text:p>
          </table:table-cell>
          <table:table-cell office:value-type="float" office:value="0" table:formula="of:=(1-$$p.mod_mil-$$p.mod_sev) * (1-[.BF106])" table:style-name="ce44">
            <text:p>#REF!</text:p>
          </table:table-cell>
          <table:table-cell office:value-type="float" office:value="0" table:formula="of:=$$p.sev_mod * (1-[.BG10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6] * (1-[.BB106])" table:style-name="ce45">
            <text:p>#REF!</text:p>
          </table:table-cell>
          <table:table-cell office:value-type="float" office:value="0" table:formula="of:=$$p.mci_sev * (1-[.BC106])" table:style-name="ce42">
            <text:p>#REF!</text:p>
          </table:table-cell>
          <table:table-cell office:value-type="float" office:value="0" table:formula="of:=$$p.mil_sev * (1-[.BD106])" table:style-name="ce44">
            <text:p>#REF!</text:p>
          </table:table-cell>
          <table:table-cell office:value-type="float" office:value="0" table:formula="of:=$$p.mil_sev * (1-[.BE106])" table:style-name="ce44">
            <text:p>#REF!</text:p>
          </table:table-cell>
          <table:table-cell office:value-type="float" office:value="0" table:formula="of:=$$p.mod_sev * (1-[.BF106])" table:style-name="ce44">
            <text:p>#REF!</text:p>
          </table:table-cell>
          <table:table-cell office:value-type="float" office:value="0" table:formula="of:=(1-$$p.sev_mil-$$p.sev_mod) * (1-[.BG10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6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6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6];[.S106];[.Z106];[.AG106];[.AN106];[.AU106];[.BB106])=1" table:style-name="ce29">
            <text:p>#REF!</text:p>
          </table:table-cell>
          <table:table-cell office:value-type="float" office:value="0" table:formula="of:=SUM([.M106];[.T106];[.AA106];[.AH106];[.AO106];[.AV106];[.BC106])=1" table:style-name="ce29">
            <text:p>#REF!</text:p>
          </table:table-cell>
          <table:table-cell office:value-type="float" office:value="0" table:formula="of:=SUM([.N106];[.U106];[.AB106];[.AI106];[.AP106];[.AW106];[.BD106])=1" table:style-name="ce29">
            <text:p>#REF!</text:p>
          </table:table-cell>
          <table:table-cell office:value-type="float" office:value="0" table:formula="of:=SUM([.O106];[.V106];[.AC106];[.AJ106];[.AQ106];[.AX106];[.BE106])=1" table:style-name="ce29">
            <text:p>#REF!</text:p>
          </table:table-cell>
          <table:table-cell office:value-type="float" office:value="0" table:formula="of:=SUM([.P106];[.W106];[.AD106];[.AK106];[.AR106];[.AY106];[.BF106])=1" table:style-name="ce29">
            <text:p>#REF!</text:p>
          </table:table-cell>
          <table:table-cell office:value-type="float" office:value="0" table:formula="of:=SUM([.Q106];[.X106];[.AE106];[.AL106];[.AS106];[.AZ106];[.BG106])=1" table:style-name="ce29">
            <text:p>#REF!</text:p>
          </table:table-cell>
          <table:table-cell office:value-type="boolean" office:boolean-value="true" table:formula="of:=SUM([.R106];[.Y106];[.AF106];[.AM106];[.AT106];[.BA106];[.BH106])=1" table:style-name="ce29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S105:.BY105];TRANSPOSE([.L105:.R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S105:.Y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Z105:.AF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G105:.AM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N105:.AT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U105:.BA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BB105:.BH10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6:.BY106])=1" table:style-name="ce29">
            <text:p>#REF!</text:p>
          </table:table-cell>
          <table:table-cell table:style-name="ce1"/>
          <table:table-cell office:value-type="float" office:value="0" table:formula="of:=[.BS106] * $$u.mci" table:style-name="ce22">
            <text:p>#REF!</text:p>
          </table:table-cell>
          <table:table-cell office:value-type="float" office:value="0" table:formula="of:=[.BT106] * $$u.mci" table:style-name="ce22">
            <text:p>#REF!</text:p>
          </table:table-cell>
          <table:table-cell office:value-type="float" office:value="0" table:formula="of:=[.BU106] * $$u.mil" table:style-name="ce22">
            <text:p>#REF!</text:p>
          </table:table-cell>
          <table:table-cell office:value-type="float" office:value="0" table:formula="of:=[.BV106] * $$u.mil" table:style-name="ce22">
            <text:p>#REF!</text:p>
          </table:table-cell>
          <table:table-cell office:value-type="float" office:value="0" table:formula="of:=[.BW106] * $$u.mod" table:style-name="ce22">
            <text:p>#REF!</text:p>
          </table:table-cell>
          <table:table-cell office:value-type="float" office:value="0" table:formula="of:=[.BX106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6:.CC107])" table:style-name="ce31">
            <text:p>#REF!</text:p>
          </table:table-cell>
          <table:table-cell office:value-type="float" office:value="0" table:formula="of:=AVERAGE([.CD106:.CD107])" table:style-name="ce31">
            <text:p>#REF!</text:p>
          </table:table-cell>
          <table:table-cell office:value-type="float" office:value="0" table:formula="of:=AVERAGE([.CE106:.CE107])" table:style-name="ce31">
            <text:p>#REF!</text:p>
          </table:table-cell>
          <table:table-cell office:value-type="float" office:value="0" table:formula="of:=AVERAGE([.CF106:.CF107])" table:style-name="ce31">
            <text:p>#REF!</text:p>
          </table:table-cell>
          <table:table-cell office:value-type="float" office:value="0" table:formula="of:=AVERAGE([.CG106:.CG107])" table:style-name="ce31">
            <text:p>#REF!</text:p>
          </table:table-cell>
          <table:table-cell office:value-type="float" office:value="0" table:formula="of:=AVERAGE([.CH106:.CH107])" table:style-name="ce31">
            <text:p>#REF!</text:p>
          </table:table-cell>
          <table:table-cell office:value-type="float" office:value="0" table:formula="of:=AVERAGE([.CI106:.CI107])" table:style-name="ce31">
            <text:p>0.00</text:p>
          </table:table-cell>
          <table:table-cell table:style-name="ce1"/>
          <table:table-cell office:value-type="float" office:value="0" table:formula="of:=[.CK106]/((1+$$discount_COST)^([.$B106]-1))" table:style-name="ce22">
            <text:p>#REF!</text:p>
          </table:table-cell>
          <table:table-cell office:value-type="float" office:value="0" table:formula="of:=[.CL106]/((1+$$discount_COST)^([.$B106]-1))" table:style-name="ce22">
            <text:p>#REF!</text:p>
          </table:table-cell>
          <table:table-cell office:value-type="float" office:value="0" table:formula="of:=[.CM106]/((1+$$discount_COST)^([.$B106]-1))" table:style-name="ce22">
            <text:p>#REF!</text:p>
          </table:table-cell>
          <table:table-cell office:value-type="float" office:value="0" table:formula="of:=[.CN106]/((1+$$discount_COST)^([.$B106]-1))" table:style-name="ce22">
            <text:p>#REF!</text:p>
          </table:table-cell>
          <table:table-cell office:value-type="float" office:value="0" table:formula="of:=[.CO106]/((1+$$discount_COST)^([.$B106]-1))" table:style-name="ce22">
            <text:p>#REF!</text:p>
          </table:table-cell>
          <table:table-cell office:value-type="float" office:value="0" table:formula="of:=[.CP106]/((1+$$discount_COST)^([.$B106]-1))" table:style-name="ce22">
            <text:p>#REF!</text:p>
          </table:table-cell>
          <table:table-cell office:value-type="float" office:value="0" table:formula="of:=[.CQ106]/((1+$$discount_COST)^([.$B106]-1))" table:style-name="ce22">
            <text:p>0.00</text:p>
          </table:table-cell>
          <table:table-cell table:style-name="ce1"/>
          <table:table-cell office:value-type="float" office:value="0" table:formula="of:=SUM([.CS106:.CY106])" table:style-name="ce31">
            <text:p>#REF!</text:p>
          </table:table-cell>
          <table:table-cell table:style-name="ce1"/>
          <table:table-cell office:value-type="float" office:value="0" table:formula="of:=[.BS106] * ($$c.mci + $$c.Tx)" table:style-name="ce24">
            <text:p><text:s/>#REF!<text:s/></text:p>
          </table:table-cell>
          <table:table-cell office:value-type="float" office:value="0" table:formula="of:=[.BT106]*$$c.mci" table:style-name="ce24">
            <text:p><text:s/>#REF!<text:s/></text:p>
          </table:table-cell>
          <table:table-cell office:value-type="float" office:value="0" table:formula="of:=[.BU106] * ($$c.mil + $$c.Tx)" table:style-name="ce24">
            <text:p><text:s/>#REF!<text:s/></text:p>
          </table:table-cell>
          <table:table-cell office:value-type="float" office:value="0" table:formula="of:=[.BV106]*$$c.mil" table:style-name="ce24">
            <text:p><text:s/>#REF!<text:s/></text:p>
          </table:table-cell>
          <table:table-cell office:value-type="float" office:value="0" table:formula="of:=[.BW106]*$$c.mod" table:style-name="ce24">
            <text:p><text:s/>#REF!<text:s/></text:p>
          </table:table-cell>
          <table:table-cell office:value-type="float" office:value="0" table:formula="of:=[.BX106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6:.DC107])" table:style-name="ce33">
            <text:p><text:s/>#REF!<text:s/></text:p>
          </table:table-cell>
          <table:table-cell office:value-type="float" office:value="0" table:formula="of:=AVERAGE([.DD106:.DD107])" table:style-name="ce33">
            <text:p><text:s/>#REF!<text:s/></text:p>
          </table:table-cell>
          <table:table-cell office:value-type="float" office:value="0" table:formula="of:=AVERAGE([.DE106:.DE107])" table:style-name="ce33">
            <text:p><text:s/>#REF!<text:s/></text:p>
          </table:table-cell>
          <table:table-cell office:value-type="float" office:value="0" table:formula="of:=AVERAGE([.DF106:.DF107])" table:style-name="ce33">
            <text:p><text:s/>#REF!<text:s/></text:p>
          </table:table-cell>
          <table:table-cell office:value-type="float" office:value="0" table:formula="of:=AVERAGE([.DG106:.DG107])" table:style-name="ce33">
            <text:p><text:s/>#REF!<text:s/></text:p>
          </table:table-cell>
          <table:table-cell office:value-type="float" office:value="0" table:formula="of:=AVERAGE([.DH106:.DH107])" table:style-name="ce33">
            <text:p><text:s/>#REF!<text:s/></text:p>
          </table:table-cell>
          <table:table-cell office:value-type="float" office:value="0" table:formula="of:=AVERAGE([.DI106:.DI107])" table:style-name="ce33">
            <text:p><text:s/>-<text:s/></text:p>
          </table:table-cell>
          <table:table-cell office:value-type="float" office:value="0" table:formula="of:=[.DJ106]" table:style-name="ce33">
            <text:p><text:s/>-<text:s/></text:p>
          </table:table-cell>
          <table:table-cell table:style-name="ce1"/>
          <table:table-cell office:value-type="float" office:value="0" table:formula="of:=[.DL106]/((1+$$discount_COST)^([.$B106]-1))" table:style-name="ce24">
            <text:p><text:s/>#REF!<text:s/></text:p>
          </table:table-cell>
          <table:table-cell office:value-type="float" office:value="0" table:formula="of:=[.DM106]/((1+$$discount_COST)^([.$B106]-1))" table:style-name="ce24">
            <text:p><text:s/>#REF!<text:s/></text:p>
          </table:table-cell>
          <table:table-cell office:value-type="float" office:value="0" table:formula="of:=[.DN106]/((1+$$discount_COST)^([.$B106]-1))" table:style-name="ce24">
            <text:p><text:s/>#REF!<text:s/></text:p>
          </table:table-cell>
          <table:table-cell office:value-type="float" office:value="0" table:formula="of:=[.DO106]/((1+$$discount_COST)^([.$B106]-1))" table:style-name="ce24">
            <text:p><text:s/>#REF!<text:s/></text:p>
          </table:table-cell>
          <table:table-cell office:value-type="float" office:value="0" table:formula="of:=[.DP106]/((1+$$discount_COST)^([.$B106]-1))" table:style-name="ce24">
            <text:p><text:s/>#REF!<text:s/></text:p>
          </table:table-cell>
          <table:table-cell office:value-type="float" office:value="0" table:formula="of:=[.DQ106]/((1+$$discount_COST)^([.$B106]-1))" table:style-name="ce24">
            <text:p><text:s/>#REF!<text:s/></text:p>
          </table:table-cell>
          <table:table-cell office:value-type="float" office:value="0" table:formula="of:=[.DR106]/((1+$$discount_COST)^([.$B106]-1))" table:style-name="ce24">
            <text:p><text:s/>-<text:s/></text:p>
          </table:table-cell>
          <table:table-cell office:value-type="float" office:value="0" table:formula="of:=[.DS106]/((1+$$discount_COST)^([.$B106]-1))" table:style-name="ce24">
            <text:p><text:s/>-<text:s/></text:p>
          </table:table-cell>
          <table:table-cell table:style-name="ce1"/>
          <table:table-cell office:value-type="float" office:value="0" table:formula="of:=SUM([.DU106:.EB106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106]+1" table:style-name="ce1">
            <text:p>109</text:p>
          </table:table-cell>
          <table:table-cell office:value-type="float" office:value="1" table:formula="of:=IF([.B107]&lt;$$tx_duration;$$p.discontinuation_x;1)" table:style-name="ce1">
            <text:p>1</text:p>
          </table:table-cell>
          <table:table-cell table:style-name="ce1"/>
          <table:table-cell office:value-type="float" office:value="0.19897836058706375" table:formula="of:=1-EXP(-(-LN(1-$$p.mci_mil) * $$rr.tx_mci_mil^((1-$$tx_waning)^([.$B107]-1) )))" table:style-name="ce1">
            <text:p>0.198978361</text:p>
          </table:table-cell>
          <table:table-cell office:value-type="float" office:value="0" table:formula="of:=1-EXP(-(-LN(1-$$p.mci_mod) * $$rr.tx_mci_mod^((1-$$tx_waning)^([.$B107]-1) )))" table:style-name="ce1">
            <text:p>0</text:p>
          </table:table-cell>
          <table:table-cell office:value-type="float" office:value="0" table:formula="of:=1-EXP(-(-LN(1-$$p.mci_sev) * $$rr.tx_mci_sev^((1-$$tx_waning)^([.$B107]-1) )))" table:style-name="ce1">
            <text:p>0</text:p>
          </table:table-cell>
          <table:table-cell office:value-type="float" office:value="0.28358129459219084" table:formula="of:=1-EXP(-(-LN(1-$$p.mil_mod) * $$rr.tx_mil_mod^((1-$$tx_waning)^([.$B107]-1) )))" table:style-name="ce1">
            <text:p>0.283581295</text:p>
          </table:table-cell>
          <table:table-cell table:number-columns-repeated="2" table:style-name="ce1"/>
          <table:table-cell office:value-type="float" office:value="0" table:formula="of:=(1-[.F107]-[.G107]-[.H107]) * (1-[.D107]) * (1-[.BB10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7]) * (1-[.BD10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7]-[.G107]-[.H107]) * [.D107] * (1-[.BB107])" table:style-name="ce40">
            <text:p>#REF!</text:p>
          </table:table-cell>
          <table:table-cell office:value-type="float" office:value="0" table:formula="of:=(1 - $$p.mci_mil - $$p.mci_mod - $$p.mci_sev) * (1-[.BC107])" table:style-name="ce44">
            <text:p>#REF!</text:p>
          </table:table-cell>
          <table:table-cell office:value-type="float" office:value="0" table:formula="of:=$$p.mil_mci * [.D107] * (1-[.BD107])" table:style-name="ce42">
            <text:p>#REF!</text:p>
          </table:table-cell>
          <table:table-cell office:value-type="float" office:value="0" table:formula="of:=$$p.mil_mci * (1-[.BE10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7] * (1-[.D107]) * (1-[.BB10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7] - $$p.mil_sev) * (1-[.D107]) * (1-[.BD107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7] * [.D107] * (1-[.BB107])" table:style-name="ce40">
            <text:p>#REF!</text:p>
          </table:table-cell>
          <table:table-cell office:value-type="float" office:value="0" table:formula="of:=$$p.mci_mil * (1-[.BC107])" table:style-name="ce44">
            <text:p>#REF!</text:p>
          </table:table-cell>
          <table:table-cell office:value-type="float" office:value="0" table:formula="of:=(1 - $$p.mil_mci - [.I107] - $$p.mil_sev) * [.D107] * (1-[.BD107])" table:style-name="ce44">
            <text:p>#REF!</text:p>
          </table:table-cell>
          <table:table-cell office:value-type="float" office:value="0" table:formula="of:=(1 - $$p.mil_mci - $$p.mil_mod - $$p.mil_sev) * (1-[.BE107])" table:style-name="ce44">
            <text:p>#REF!</text:p>
          </table:table-cell>
          <table:table-cell office:value-type="float" office:value="0" table:formula="of:=$$p.mod_mil * (1-[.BF107])" table:style-name="ce44">
            <text:p>#REF!</text:p>
          </table:table-cell>
          <table:table-cell office:value-type="float" office:value="0" table:formula="of:=$$p.sev_mil * (1-[.BG10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7] * (1-[.BB107])" table:style-name="ce40">
            <text:p>#REF!</text:p>
          </table:table-cell>
          <table:table-cell office:value-type="float" office:value="0" table:formula="of:=$$p.mci_mod * (1-[.BC107])" table:style-name="ce42">
            <text:p>#REF!</text:p>
          </table:table-cell>
          <table:table-cell office:value-type="float" office:value="0" table:formula="of:=[.I107] * (1-[.BD107])" table:style-name="ce44">
            <text:p>#REF!</text:p>
          </table:table-cell>
          <table:table-cell office:value-type="float" office:value="0" table:formula="of:=$$p.mil_mod * (1-[.BE107])" table:style-name="ce44">
            <text:p>#REF!</text:p>
          </table:table-cell>
          <table:table-cell office:value-type="float" office:value="0" table:formula="of:=(1-$$p.mod_mil-$$p.mod_sev) * (1-[.BF107])" table:style-name="ce44">
            <text:p>#REF!</text:p>
          </table:table-cell>
          <table:table-cell office:value-type="float" office:value="0" table:formula="of:=$$p.sev_mod * (1-[.BG10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7] * (1-[.BB107])" table:style-name="ce45">
            <text:p>#REF!</text:p>
          </table:table-cell>
          <table:table-cell office:value-type="float" office:value="0" table:formula="of:=$$p.mci_sev * (1-[.BC107])" table:style-name="ce42">
            <text:p>#REF!</text:p>
          </table:table-cell>
          <table:table-cell office:value-type="float" office:value="0" table:formula="of:=$$p.mil_sev * (1-[.BD107])" table:style-name="ce44">
            <text:p>#REF!</text:p>
          </table:table-cell>
          <table:table-cell office:value-type="float" office:value="0" table:formula="of:=$$p.mil_sev * (1-[.BE107])" table:style-name="ce44">
            <text:p>#REF!</text:p>
          </table:table-cell>
          <table:table-cell office:value-type="float" office:value="0" table:formula="of:=$$p.mod_sev * (1-[.BF107])" table:style-name="ce44">
            <text:p>#REF!</text:p>
          </table:table-cell>
          <table:table-cell office:value-type="float" office:value="0" table:formula="of:=(1-$$p.sev_mil-$$p.sev_mod) * (1-[.BG10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7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7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7];[.S107];[.Z107];[.AG107];[.AN107];[.AU107];[.BB107])=1" table:style-name="ce29">
            <text:p>#REF!</text:p>
          </table:table-cell>
          <table:table-cell office:value-type="float" office:value="0" table:formula="of:=SUM([.M107];[.T107];[.AA107];[.AH107];[.AO107];[.AV107];[.BC107])=1" table:style-name="ce29">
            <text:p>#REF!</text:p>
          </table:table-cell>
          <table:table-cell office:value-type="float" office:value="0" table:formula="of:=SUM([.N107];[.U107];[.AB107];[.AI107];[.AP107];[.AW107];[.BD107])=1" table:style-name="ce29">
            <text:p>#REF!</text:p>
          </table:table-cell>
          <table:table-cell office:value-type="float" office:value="0" table:formula="of:=SUM([.O107];[.V107];[.AC107];[.AJ107];[.AQ107];[.AX107];[.BE107])=1" table:style-name="ce29">
            <text:p>#REF!</text:p>
          </table:table-cell>
          <table:table-cell office:value-type="float" office:value="0" table:formula="of:=SUM([.P107];[.W107];[.AD107];[.AK107];[.AR107];[.AY107];[.BF107])=1" table:style-name="ce29">
            <text:p>#REF!</text:p>
          </table:table-cell>
          <table:table-cell office:value-type="float" office:value="0" table:formula="of:=SUM([.Q107];[.X107];[.AE107];[.AL107];[.AS107];[.AZ107];[.BG107])=1" table:style-name="ce29">
            <text:p>#REF!</text:p>
          </table:table-cell>
          <table:table-cell office:value-type="boolean" office:boolean-value="true" table:formula="of:=SUM([.R107];[.Y107];[.AF107];[.AM107];[.AT107];[.BA107];[.BH107])=1" table:style-name="ce29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S106:.BY106];TRANSPOSE([.L106:.R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S106:.Y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Z106:.AF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G106:.AM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N106:.AT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U106:.BA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BB106:.BH10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7:.BY107])=1" table:style-name="ce29">
            <text:p>#REF!</text:p>
          </table:table-cell>
          <table:table-cell table:style-name="ce1"/>
          <table:table-cell office:value-type="float" office:value="0" table:formula="of:=[.BS107] * $$u.mci" table:style-name="ce22">
            <text:p>#REF!</text:p>
          </table:table-cell>
          <table:table-cell office:value-type="float" office:value="0" table:formula="of:=[.BT107] * $$u.mci" table:style-name="ce22">
            <text:p>#REF!</text:p>
          </table:table-cell>
          <table:table-cell office:value-type="float" office:value="0" table:formula="of:=[.BU107] * $$u.mil" table:style-name="ce22">
            <text:p>#REF!</text:p>
          </table:table-cell>
          <table:table-cell office:value-type="float" office:value="0" table:formula="of:=[.BV107] * $$u.mil" table:style-name="ce22">
            <text:p>#REF!</text:p>
          </table:table-cell>
          <table:table-cell office:value-type="float" office:value="0" table:formula="of:=[.BW107] * $$u.mod" table:style-name="ce22">
            <text:p>#REF!</text:p>
          </table:table-cell>
          <table:table-cell office:value-type="float" office:value="0" table:formula="of:=[.BX107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7:.CC108])" table:style-name="ce31">
            <text:p>#REF!</text:p>
          </table:table-cell>
          <table:table-cell office:value-type="float" office:value="0" table:formula="of:=AVERAGE([.CD107:.CD108])" table:style-name="ce31">
            <text:p>#REF!</text:p>
          </table:table-cell>
          <table:table-cell office:value-type="float" office:value="0" table:formula="of:=AVERAGE([.CE107:.CE108])" table:style-name="ce31">
            <text:p>#REF!</text:p>
          </table:table-cell>
          <table:table-cell office:value-type="float" office:value="0" table:formula="of:=AVERAGE([.CF107:.CF108])" table:style-name="ce31">
            <text:p>#REF!</text:p>
          </table:table-cell>
          <table:table-cell office:value-type="float" office:value="0" table:formula="of:=AVERAGE([.CG107:.CG108])" table:style-name="ce31">
            <text:p>#REF!</text:p>
          </table:table-cell>
          <table:table-cell office:value-type="float" office:value="0" table:formula="of:=AVERAGE([.CH107:.CH108])" table:style-name="ce31">
            <text:p>#REF!</text:p>
          </table:table-cell>
          <table:table-cell office:value-type="float" office:value="0" table:formula="of:=AVERAGE([.CI107:.CI108])" table:style-name="ce31">
            <text:p>0.00</text:p>
          </table:table-cell>
          <table:table-cell table:style-name="ce1"/>
          <table:table-cell office:value-type="float" office:value="0" table:formula="of:=[.CK107]/((1+$$discount_COST)^([.$B107]-1))" table:style-name="ce22">
            <text:p>#REF!</text:p>
          </table:table-cell>
          <table:table-cell office:value-type="float" office:value="0" table:formula="of:=[.CL107]/((1+$$discount_COST)^([.$B107]-1))" table:style-name="ce22">
            <text:p>#REF!</text:p>
          </table:table-cell>
          <table:table-cell office:value-type="float" office:value="0" table:formula="of:=[.CM107]/((1+$$discount_COST)^([.$B107]-1))" table:style-name="ce22">
            <text:p>#REF!</text:p>
          </table:table-cell>
          <table:table-cell office:value-type="float" office:value="0" table:formula="of:=[.CN107]/((1+$$discount_COST)^([.$B107]-1))" table:style-name="ce22">
            <text:p>#REF!</text:p>
          </table:table-cell>
          <table:table-cell office:value-type="float" office:value="0" table:formula="of:=[.CO107]/((1+$$discount_COST)^([.$B107]-1))" table:style-name="ce22">
            <text:p>#REF!</text:p>
          </table:table-cell>
          <table:table-cell office:value-type="float" office:value="0" table:formula="of:=[.CP107]/((1+$$discount_COST)^([.$B107]-1))" table:style-name="ce22">
            <text:p>#REF!</text:p>
          </table:table-cell>
          <table:table-cell office:value-type="float" office:value="0" table:formula="of:=[.CQ107]/((1+$$discount_COST)^([.$B107]-1))" table:style-name="ce22">
            <text:p>0.00</text:p>
          </table:table-cell>
          <table:table-cell table:style-name="ce1"/>
          <table:table-cell office:value-type="float" office:value="0" table:formula="of:=SUM([.CS107:.CY107])" table:style-name="ce31">
            <text:p>#REF!</text:p>
          </table:table-cell>
          <table:table-cell table:style-name="ce1"/>
          <table:table-cell office:value-type="float" office:value="0" table:formula="of:=[.BS107] * ($$c.mci + $$c.Tx)" table:style-name="ce24">
            <text:p><text:s/>#REF!<text:s/></text:p>
          </table:table-cell>
          <table:table-cell office:value-type="float" office:value="0" table:formula="of:=[.BT107]*$$c.mci" table:style-name="ce24">
            <text:p><text:s/>#REF!<text:s/></text:p>
          </table:table-cell>
          <table:table-cell office:value-type="float" office:value="0" table:formula="of:=[.BU107] * ($$c.mil + $$c.Tx)" table:style-name="ce24">
            <text:p><text:s/>#REF!<text:s/></text:p>
          </table:table-cell>
          <table:table-cell office:value-type="float" office:value="0" table:formula="of:=[.BV107]*$$c.mil" table:style-name="ce24">
            <text:p><text:s/>#REF!<text:s/></text:p>
          </table:table-cell>
          <table:table-cell office:value-type="float" office:value="0" table:formula="of:=[.BW107]*$$c.mod" table:style-name="ce24">
            <text:p><text:s/>#REF!<text:s/></text:p>
          </table:table-cell>
          <table:table-cell office:value-type="float" office:value="0" table:formula="of:=[.BX107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7:.DC108])" table:style-name="ce33">
            <text:p><text:s/>#REF!<text:s/></text:p>
          </table:table-cell>
          <table:table-cell office:value-type="float" office:value="0" table:formula="of:=AVERAGE([.DD107:.DD108])" table:style-name="ce33">
            <text:p><text:s/>#REF!<text:s/></text:p>
          </table:table-cell>
          <table:table-cell office:value-type="float" office:value="0" table:formula="of:=AVERAGE([.DE107:.DE108])" table:style-name="ce33">
            <text:p><text:s/>#REF!<text:s/></text:p>
          </table:table-cell>
          <table:table-cell office:value-type="float" office:value="0" table:formula="of:=AVERAGE([.DF107:.DF108])" table:style-name="ce33">
            <text:p><text:s/>#REF!<text:s/></text:p>
          </table:table-cell>
          <table:table-cell office:value-type="float" office:value="0" table:formula="of:=AVERAGE([.DG107:.DG108])" table:style-name="ce33">
            <text:p><text:s/>#REF!<text:s/></text:p>
          </table:table-cell>
          <table:table-cell office:value-type="float" office:value="0" table:formula="of:=AVERAGE([.DH107:.DH108])" table:style-name="ce33">
            <text:p><text:s/>#REF!<text:s/></text:p>
          </table:table-cell>
          <table:table-cell office:value-type="float" office:value="0" table:formula="of:=AVERAGE([.DI107:.DI108])" table:style-name="ce33">
            <text:p><text:s/>-<text:s/></text:p>
          </table:table-cell>
          <table:table-cell office:value-type="float" office:value="0" table:formula="of:=[.DJ107]" table:style-name="ce33">
            <text:p><text:s/>-<text:s/></text:p>
          </table:table-cell>
          <table:table-cell table:style-name="ce1"/>
          <table:table-cell office:value-type="float" office:value="0" table:formula="of:=[.DL107]/((1+$$discount_COST)^([.$B107]-1))" table:style-name="ce24">
            <text:p><text:s/>#REF!<text:s/></text:p>
          </table:table-cell>
          <table:table-cell office:value-type="float" office:value="0" table:formula="of:=[.DM107]/((1+$$discount_COST)^([.$B107]-1))" table:style-name="ce24">
            <text:p><text:s/>#REF!<text:s/></text:p>
          </table:table-cell>
          <table:table-cell office:value-type="float" office:value="0" table:formula="of:=[.DN107]/((1+$$discount_COST)^([.$B107]-1))" table:style-name="ce24">
            <text:p><text:s/>#REF!<text:s/></text:p>
          </table:table-cell>
          <table:table-cell office:value-type="float" office:value="0" table:formula="of:=[.DO107]/((1+$$discount_COST)^([.$B107]-1))" table:style-name="ce24">
            <text:p><text:s/>#REF!<text:s/></text:p>
          </table:table-cell>
          <table:table-cell office:value-type="float" office:value="0" table:formula="of:=[.DP107]/((1+$$discount_COST)^([.$B107]-1))" table:style-name="ce24">
            <text:p><text:s/>#REF!<text:s/></text:p>
          </table:table-cell>
          <table:table-cell office:value-type="float" office:value="0" table:formula="of:=[.DQ107]/((1+$$discount_COST)^([.$B107]-1))" table:style-name="ce24">
            <text:p><text:s/>#REF!<text:s/></text:p>
          </table:table-cell>
          <table:table-cell office:value-type="float" office:value="0" table:formula="of:=[.DR107]/((1+$$discount_COST)^([.$B107]-1))" table:style-name="ce24">
            <text:p><text:s/>-<text:s/></text:p>
          </table:table-cell>
          <table:table-cell office:value-type="float" office:value="0" table:formula="of:=[.DS107]/((1+$$discount_COST)^([.$B107]-1))" table:style-name="ce24">
            <text:p><text:s/>-<text:s/></text:p>
          </table:table-cell>
          <table:table-cell table:style-name="ce1"/>
          <table:table-cell office:value-type="float" office:value="0" table:formula="of:=SUM([.DU107:.EB107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107]+1" table:style-name="ce1">
            <text:p>110</text:p>
          </table:table-cell>
          <table:table-cell office:value-type="float" office:value="1" table:formula="of:=IF([.B108]&lt;$$tx_duration;$$p.discontinuation_x;1)" table:style-name="ce1">
            <text:p>1</text:p>
          </table:table-cell>
          <table:table-cell table:style-name="ce1"/>
          <table:table-cell office:value-type="float" office:value="0.19932443520986165" table:formula="of:=1-EXP(-(-LN(1-$$p.mci_mil) * $$rr.tx_mci_mil^((1-$$tx_waning)^([.$B108]-1) )))" table:style-name="ce1">
            <text:p>0.199324435</text:p>
          </table:table-cell>
          <table:table-cell office:value-type="float" office:value="0" table:formula="of:=1-EXP(-(-LN(1-$$p.mci_mod) * $$rr.tx_mci_mod^((1-$$tx_waning)^([.$B108]-1) )))" table:style-name="ce1">
            <text:p>0</text:p>
          </table:table-cell>
          <table:table-cell office:value-type="float" office:value="0" table:formula="of:=1-EXP(-(-LN(1-$$p.mci_sev) * $$rr.tx_mci_sev^((1-$$tx_waning)^([.$B108]-1) )))" table:style-name="ce1">
            <text:p>0</text:p>
          </table:table-cell>
          <table:table-cell office:value-type="float" office:value="0.28404648992681636" table:formula="of:=1-EXP(-(-LN(1-$$p.mil_mod) * $$rr.tx_mil_mod^((1-$$tx_waning)^([.$B108]-1) )))" table:style-name="ce1">
            <text:p>0.28404649</text:p>
          </table:table-cell>
          <table:table-cell table:number-columns-repeated="2" table:style-name="ce1"/>
          <table:table-cell office:value-type="float" office:value="0" table:formula="of:=(1-[.F108]-[.G108]-[.H108]) * (1-[.D108]) * (1-[.BB10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8]) * (1-[.BD10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8]-[.G108]-[.H108]) * [.D108] * (1-[.BB108])" table:style-name="ce40">
            <text:p>#REF!</text:p>
          </table:table-cell>
          <table:table-cell office:value-type="float" office:value="0" table:formula="of:=(1 - $$p.mci_mil - $$p.mci_mod - $$p.mci_sev) * (1-[.BC108])" table:style-name="ce44">
            <text:p>#REF!</text:p>
          </table:table-cell>
          <table:table-cell office:value-type="float" office:value="0" table:formula="of:=$$p.mil_mci * [.D108] * (1-[.BD108])" table:style-name="ce42">
            <text:p>#REF!</text:p>
          </table:table-cell>
          <table:table-cell office:value-type="float" office:value="0" table:formula="of:=$$p.mil_mci * (1-[.BE10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8] * (1-[.D108]) * (1-[.BB10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8] - $$p.mil_sev) * (1-[.D108]) * (1-[.BD108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8] * [.D108] * (1-[.BB108])" table:style-name="ce40">
            <text:p>#REF!</text:p>
          </table:table-cell>
          <table:table-cell office:value-type="float" office:value="0" table:formula="of:=$$p.mci_mil * (1-[.BC108])" table:style-name="ce44">
            <text:p>#REF!</text:p>
          </table:table-cell>
          <table:table-cell office:value-type="float" office:value="0" table:formula="of:=(1 - $$p.mil_mci - [.I108] - $$p.mil_sev) * [.D108] * (1-[.BD108])" table:style-name="ce44">
            <text:p>#REF!</text:p>
          </table:table-cell>
          <table:table-cell office:value-type="float" office:value="0" table:formula="of:=(1 - $$p.mil_mci - $$p.mil_mod - $$p.mil_sev) * (1-[.BE108])" table:style-name="ce44">
            <text:p>#REF!</text:p>
          </table:table-cell>
          <table:table-cell office:value-type="float" office:value="0" table:formula="of:=$$p.mod_mil * (1-[.BF108])" table:style-name="ce44">
            <text:p>#REF!</text:p>
          </table:table-cell>
          <table:table-cell office:value-type="float" office:value="0" table:formula="of:=$$p.sev_mil * (1-[.BG10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8] * (1-[.BB108])" table:style-name="ce40">
            <text:p>#REF!</text:p>
          </table:table-cell>
          <table:table-cell office:value-type="float" office:value="0" table:formula="of:=$$p.mci_mod * (1-[.BC108])" table:style-name="ce42">
            <text:p>#REF!</text:p>
          </table:table-cell>
          <table:table-cell office:value-type="float" office:value="0" table:formula="of:=[.I108] * (1-[.BD108])" table:style-name="ce44">
            <text:p>#REF!</text:p>
          </table:table-cell>
          <table:table-cell office:value-type="float" office:value="0" table:formula="of:=$$p.mil_mod * (1-[.BE108])" table:style-name="ce44">
            <text:p>#REF!</text:p>
          </table:table-cell>
          <table:table-cell office:value-type="float" office:value="0" table:formula="of:=(1-$$p.mod_mil-$$p.mod_sev) * (1-[.BF108])" table:style-name="ce44">
            <text:p>#REF!</text:p>
          </table:table-cell>
          <table:table-cell office:value-type="float" office:value="0" table:formula="of:=$$p.sev_mod * (1-[.BG10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8] * (1-[.BB108])" table:style-name="ce45">
            <text:p>#REF!</text:p>
          </table:table-cell>
          <table:table-cell office:value-type="float" office:value="0" table:formula="of:=$$p.mci_sev * (1-[.BC108])" table:style-name="ce42">
            <text:p>#REF!</text:p>
          </table:table-cell>
          <table:table-cell office:value-type="float" office:value="0" table:formula="of:=$$p.mil_sev * (1-[.BD108])" table:style-name="ce44">
            <text:p>#REF!</text:p>
          </table:table-cell>
          <table:table-cell office:value-type="float" office:value="0" table:formula="of:=$$p.mil_sev * (1-[.BE108])" table:style-name="ce44">
            <text:p>#REF!</text:p>
          </table:table-cell>
          <table:table-cell office:value-type="float" office:value="0" table:formula="of:=$$p.mod_sev * (1-[.BF108])" table:style-name="ce44">
            <text:p>#REF!</text:p>
          </table:table-cell>
          <table:table-cell office:value-type="float" office:value="0" table:formula="of:=(1-$$p.sev_mil-$$p.sev_mod) * (1-[.BG10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8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8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8];[.S108];[.Z108];[.AG108];[.AN108];[.AU108];[.BB108])=1" table:style-name="ce29">
            <text:p>#REF!</text:p>
          </table:table-cell>
          <table:table-cell office:value-type="float" office:value="0" table:formula="of:=SUM([.M108];[.T108];[.AA108];[.AH108];[.AO108];[.AV108];[.BC108])=1" table:style-name="ce29">
            <text:p>#REF!</text:p>
          </table:table-cell>
          <table:table-cell office:value-type="float" office:value="0" table:formula="of:=SUM([.N108];[.U108];[.AB108];[.AI108];[.AP108];[.AW108];[.BD108])=1" table:style-name="ce29">
            <text:p>#REF!</text:p>
          </table:table-cell>
          <table:table-cell office:value-type="float" office:value="0" table:formula="of:=SUM([.O108];[.V108];[.AC108];[.AJ108];[.AQ108];[.AX108];[.BE108])=1" table:style-name="ce29">
            <text:p>#REF!</text:p>
          </table:table-cell>
          <table:table-cell office:value-type="float" office:value="0" table:formula="of:=SUM([.P108];[.W108];[.AD108];[.AK108];[.AR108];[.AY108];[.BF108])=1" table:style-name="ce29">
            <text:p>#REF!</text:p>
          </table:table-cell>
          <table:table-cell office:value-type="float" office:value="0" table:formula="of:=SUM([.Q108];[.X108];[.AE108];[.AL108];[.AS108];[.AZ108];[.BG108])=1" table:style-name="ce29">
            <text:p>#REF!</text:p>
          </table:table-cell>
          <table:table-cell office:value-type="boolean" office:boolean-value="true" table:formula="of:=SUM([.R108];[.Y108];[.AF108];[.AM108];[.AT108];[.BA108];[.BH108])=1" table:style-name="ce29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S107:.BY107];TRANSPOSE([.L107:.R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S107:.Y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Z107:.AF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G107:.AM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N107:.AT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U107:.BA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BB107:.BH10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8:.BY108])=1" table:style-name="ce29">
            <text:p>#REF!</text:p>
          </table:table-cell>
          <table:table-cell table:style-name="ce1"/>
          <table:table-cell office:value-type="float" office:value="0" table:formula="of:=[.BS108] * $$u.mci" table:style-name="ce22">
            <text:p>#REF!</text:p>
          </table:table-cell>
          <table:table-cell office:value-type="float" office:value="0" table:formula="of:=[.BT108] * $$u.mci" table:style-name="ce22">
            <text:p>#REF!</text:p>
          </table:table-cell>
          <table:table-cell office:value-type="float" office:value="0" table:formula="of:=[.BU108] * $$u.mil" table:style-name="ce22">
            <text:p>#REF!</text:p>
          </table:table-cell>
          <table:table-cell office:value-type="float" office:value="0" table:formula="of:=[.BV108] * $$u.mil" table:style-name="ce22">
            <text:p>#REF!</text:p>
          </table:table-cell>
          <table:table-cell office:value-type="float" office:value="0" table:formula="of:=[.BW108] * $$u.mod" table:style-name="ce22">
            <text:p>#REF!</text:p>
          </table:table-cell>
          <table:table-cell office:value-type="float" office:value="0" table:formula="of:=[.BX108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8:.CC109])" table:style-name="ce31">
            <text:p>#REF!</text:p>
          </table:table-cell>
          <table:table-cell office:value-type="float" office:value="0" table:formula="of:=AVERAGE([.CD108:.CD109])" table:style-name="ce31">
            <text:p>#REF!</text:p>
          </table:table-cell>
          <table:table-cell office:value-type="float" office:value="0" table:formula="of:=AVERAGE([.CE108:.CE109])" table:style-name="ce31">
            <text:p>#REF!</text:p>
          </table:table-cell>
          <table:table-cell office:value-type="float" office:value="0" table:formula="of:=AVERAGE([.CF108:.CF109])" table:style-name="ce31">
            <text:p>#REF!</text:p>
          </table:table-cell>
          <table:table-cell office:value-type="float" office:value="0" table:formula="of:=AVERAGE([.CG108:.CG109])" table:style-name="ce31">
            <text:p>#REF!</text:p>
          </table:table-cell>
          <table:table-cell office:value-type="float" office:value="0" table:formula="of:=AVERAGE([.CH108:.CH109])" table:style-name="ce31">
            <text:p>#REF!</text:p>
          </table:table-cell>
          <table:table-cell office:value-type="float" office:value="0" table:formula="of:=AVERAGE([.CI108:.CI109])" table:style-name="ce31">
            <text:p>0.00</text:p>
          </table:table-cell>
          <table:table-cell table:style-name="ce1"/>
          <table:table-cell office:value-type="float" office:value="0" table:formula="of:=[.CK108]/((1+$$discount_COST)^([.$B108]-1))" table:style-name="ce22">
            <text:p>#REF!</text:p>
          </table:table-cell>
          <table:table-cell office:value-type="float" office:value="0" table:formula="of:=[.CL108]/((1+$$discount_COST)^([.$B108]-1))" table:style-name="ce22">
            <text:p>#REF!</text:p>
          </table:table-cell>
          <table:table-cell office:value-type="float" office:value="0" table:formula="of:=[.CM108]/((1+$$discount_COST)^([.$B108]-1))" table:style-name="ce22">
            <text:p>#REF!</text:p>
          </table:table-cell>
          <table:table-cell office:value-type="float" office:value="0" table:formula="of:=[.CN108]/((1+$$discount_COST)^([.$B108]-1))" table:style-name="ce22">
            <text:p>#REF!</text:p>
          </table:table-cell>
          <table:table-cell office:value-type="float" office:value="0" table:formula="of:=[.CO108]/((1+$$discount_COST)^([.$B108]-1))" table:style-name="ce22">
            <text:p>#REF!</text:p>
          </table:table-cell>
          <table:table-cell office:value-type="float" office:value="0" table:formula="of:=[.CP108]/((1+$$discount_COST)^([.$B108]-1))" table:style-name="ce22">
            <text:p>#REF!</text:p>
          </table:table-cell>
          <table:table-cell office:value-type="float" office:value="0" table:formula="of:=[.CQ108]/((1+$$discount_COST)^([.$B108]-1))" table:style-name="ce22">
            <text:p>0.00</text:p>
          </table:table-cell>
          <table:table-cell table:style-name="ce1"/>
          <table:table-cell office:value-type="float" office:value="0" table:formula="of:=SUM([.CS108:.CY108])" table:style-name="ce31">
            <text:p>#REF!</text:p>
          </table:table-cell>
          <table:table-cell table:style-name="ce1"/>
          <table:table-cell office:value-type="float" office:value="0" table:formula="of:=[.BS108] * ($$c.mci + $$c.Tx)" table:style-name="ce24">
            <text:p><text:s/>#REF!<text:s/></text:p>
          </table:table-cell>
          <table:table-cell office:value-type="float" office:value="0" table:formula="of:=[.BT108]*$$c.mci" table:style-name="ce24">
            <text:p><text:s/>#REF!<text:s/></text:p>
          </table:table-cell>
          <table:table-cell office:value-type="float" office:value="0" table:formula="of:=[.BU108] * ($$c.mil + $$c.Tx)" table:style-name="ce24">
            <text:p><text:s/>#REF!<text:s/></text:p>
          </table:table-cell>
          <table:table-cell office:value-type="float" office:value="0" table:formula="of:=[.BV108]*$$c.mil" table:style-name="ce24">
            <text:p><text:s/>#REF!<text:s/></text:p>
          </table:table-cell>
          <table:table-cell office:value-type="float" office:value="0" table:formula="of:=[.BW108]*$$c.mod" table:style-name="ce24">
            <text:p><text:s/>#REF!<text:s/></text:p>
          </table:table-cell>
          <table:table-cell office:value-type="float" office:value="0" table:formula="of:=[.BX108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8:.DC109])" table:style-name="ce33">
            <text:p><text:s/>#REF!<text:s/></text:p>
          </table:table-cell>
          <table:table-cell office:value-type="float" office:value="0" table:formula="of:=AVERAGE([.DD108:.DD109])" table:style-name="ce33">
            <text:p><text:s/>#REF!<text:s/></text:p>
          </table:table-cell>
          <table:table-cell office:value-type="float" office:value="0" table:formula="of:=AVERAGE([.DE108:.DE109])" table:style-name="ce33">
            <text:p><text:s/>#REF!<text:s/></text:p>
          </table:table-cell>
          <table:table-cell office:value-type="float" office:value="0" table:formula="of:=AVERAGE([.DF108:.DF109])" table:style-name="ce33">
            <text:p><text:s/>#REF!<text:s/></text:p>
          </table:table-cell>
          <table:table-cell office:value-type="float" office:value="0" table:formula="of:=AVERAGE([.DG108:.DG109])" table:style-name="ce33">
            <text:p><text:s/>#REF!<text:s/></text:p>
          </table:table-cell>
          <table:table-cell office:value-type="float" office:value="0" table:formula="of:=AVERAGE([.DH108:.DH109])" table:style-name="ce33">
            <text:p><text:s/>#REF!<text:s/></text:p>
          </table:table-cell>
          <table:table-cell office:value-type="float" office:value="0" table:formula="of:=AVERAGE([.DI108:.DI109])" table:style-name="ce33">
            <text:p><text:s/>-<text:s/></text:p>
          </table:table-cell>
          <table:table-cell office:value-type="float" office:value="0" table:formula="of:=[.DJ108]" table:style-name="ce33">
            <text:p><text:s/>-<text:s/></text:p>
          </table:table-cell>
          <table:table-cell table:style-name="ce1"/>
          <table:table-cell office:value-type="float" office:value="0" table:formula="of:=[.DL108]/((1+$$discount_COST)^([.$B108]-1))" table:style-name="ce24">
            <text:p><text:s/>#REF!<text:s/></text:p>
          </table:table-cell>
          <table:table-cell office:value-type="float" office:value="0" table:formula="of:=[.DM108]/((1+$$discount_COST)^([.$B108]-1))" table:style-name="ce24">
            <text:p><text:s/>#REF!<text:s/></text:p>
          </table:table-cell>
          <table:table-cell office:value-type="float" office:value="0" table:formula="of:=[.DN108]/((1+$$discount_COST)^([.$B108]-1))" table:style-name="ce24">
            <text:p><text:s/>#REF!<text:s/></text:p>
          </table:table-cell>
          <table:table-cell office:value-type="float" office:value="0" table:formula="of:=[.DO108]/((1+$$discount_COST)^([.$B108]-1))" table:style-name="ce24">
            <text:p><text:s/>#REF!<text:s/></text:p>
          </table:table-cell>
          <table:table-cell office:value-type="float" office:value="0" table:formula="of:=[.DP108]/((1+$$discount_COST)^([.$B108]-1))" table:style-name="ce24">
            <text:p><text:s/>#REF!<text:s/></text:p>
          </table:table-cell>
          <table:table-cell office:value-type="float" office:value="0" table:formula="of:=[.DQ108]/((1+$$discount_COST)^([.$B108]-1))" table:style-name="ce24">
            <text:p><text:s/>#REF!<text:s/></text:p>
          </table:table-cell>
          <table:table-cell office:value-type="float" office:value="0" table:formula="of:=[.DR108]/((1+$$discount_COST)^([.$B108]-1))" table:style-name="ce24">
            <text:p><text:s/>-<text:s/></text:p>
          </table:table-cell>
          <table:table-cell office:value-type="float" office:value="0" table:formula="of:=[.DS108]/((1+$$discount_COST)^([.$B108]-1))" table:style-name="ce24">
            <text:p><text:s/>-<text:s/></text:p>
          </table:table-cell>
          <table:table-cell table:style-name="ce1"/>
          <table:table-cell office:value-type="float" office:value="0" table:formula="of:=SUM([.DU108:.EB108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108]+1" table:style-name="ce1">
            <text:p>111</text:p>
          </table:table-cell>
          <table:table-cell office:value-type="float" office:value="1" table:formula="of:=IF([.B109]&lt;$$tx_duration;$$p.discontinuation_x;1)" table:style-name="ce1">
            <text:p>1</text:p>
          </table:table-cell>
          <table:table-cell table:style-name="ce1"/>
          <table:table-cell office:value-type="float" office:value="0.19965369154138435" table:formula="of:=1-EXP(-(-LN(1-$$p.mci_mil) * $$rr.tx_mci_mil^((1-$$tx_waning)^([.$B109]-1) )))" table:style-name="ce1">
            <text:p>0.199653692</text:p>
          </table:table-cell>
          <table:table-cell office:value-type="float" office:value="0" table:formula="of:=1-EXP(-(-LN(1-$$p.mci_mod) * $$rr.tx_mci_mod^((1-$$tx_waning)^([.$B109]-1) )))" table:style-name="ce1">
            <text:p>0</text:p>
          </table:table-cell>
          <table:table-cell office:value-type="float" office:value="0" table:formula="of:=1-EXP(-(-LN(1-$$p.mci_sev) * $$rr.tx_mci_sev^((1-$$tx_waning)^([.$B109]-1) )))" table:style-name="ce1">
            <text:p>0</text:p>
          </table:table-cell>
          <table:table-cell office:value-type="float" office:value="0.28448898413060431" table:formula="of:=1-EXP(-(-LN(1-$$p.mil_mod) * $$rr.tx_mil_mod^((1-$$tx_waning)^([.$B109]-1) )))" table:style-name="ce1">
            <text:p>0.284488984</text:p>
          </table:table-cell>
          <table:table-cell table:number-columns-repeated="2" table:style-name="ce1"/>
          <table:table-cell office:value-type="float" office:value="0" table:formula="of:=(1-[.F109]-[.G109]-[.H109]) * (1-[.D109]) * (1-[.BB10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09]) * (1-[.BD10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09]-[.G109]-[.H109]) * [.D109] * (1-[.BB109])" table:style-name="ce40">
            <text:p>#REF!</text:p>
          </table:table-cell>
          <table:table-cell office:value-type="float" office:value="0" table:formula="of:=(1 - $$p.mci_mil - $$p.mci_mod - $$p.mci_sev) * (1-[.BC109])" table:style-name="ce44">
            <text:p>#REF!</text:p>
          </table:table-cell>
          <table:table-cell office:value-type="float" office:value="0" table:formula="of:=$$p.mil_mci * [.D109] * (1-[.BD109])" table:style-name="ce42">
            <text:p>#REF!</text:p>
          </table:table-cell>
          <table:table-cell office:value-type="float" office:value="0" table:formula="of:=$$p.mil_mci * (1-[.BE109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9] * (1-[.D109]) * (1-[.BB109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09] - $$p.mil_sev) * (1-[.D109]) * (1-[.BD109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09] * [.D109] * (1-[.BB109])" table:style-name="ce40">
            <text:p>#REF!</text:p>
          </table:table-cell>
          <table:table-cell office:value-type="float" office:value="0" table:formula="of:=$$p.mci_mil * (1-[.BC109])" table:style-name="ce44">
            <text:p>#REF!</text:p>
          </table:table-cell>
          <table:table-cell office:value-type="float" office:value="0" table:formula="of:=(1 - $$p.mil_mci - [.I109] - $$p.mil_sev) * [.D109] * (1-[.BD109])" table:style-name="ce44">
            <text:p>#REF!</text:p>
          </table:table-cell>
          <table:table-cell office:value-type="float" office:value="0" table:formula="of:=(1 - $$p.mil_mci - $$p.mil_mod - $$p.mil_sev) * (1-[.BE109])" table:style-name="ce44">
            <text:p>#REF!</text:p>
          </table:table-cell>
          <table:table-cell office:value-type="float" office:value="0" table:formula="of:=$$p.mod_mil * (1-[.BF109])" table:style-name="ce44">
            <text:p>#REF!</text:p>
          </table:table-cell>
          <table:table-cell office:value-type="float" office:value="0" table:formula="of:=$$p.sev_mil * (1-[.BG10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09] * (1-[.BB109])" table:style-name="ce40">
            <text:p>#REF!</text:p>
          </table:table-cell>
          <table:table-cell office:value-type="float" office:value="0" table:formula="of:=$$p.mci_mod * (1-[.BC109])" table:style-name="ce42">
            <text:p>#REF!</text:p>
          </table:table-cell>
          <table:table-cell office:value-type="float" office:value="0" table:formula="of:=[.I109] * (1-[.BD109])" table:style-name="ce44">
            <text:p>#REF!</text:p>
          </table:table-cell>
          <table:table-cell office:value-type="float" office:value="0" table:formula="of:=$$p.mil_mod * (1-[.BE109])" table:style-name="ce44">
            <text:p>#REF!</text:p>
          </table:table-cell>
          <table:table-cell office:value-type="float" office:value="0" table:formula="of:=(1-$$p.mod_mil-$$p.mod_sev) * (1-[.BF109])" table:style-name="ce44">
            <text:p>#REF!</text:p>
          </table:table-cell>
          <table:table-cell office:value-type="float" office:value="0" table:formula="of:=$$p.sev_mod * (1-[.BG10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09] * (1-[.BB109])" table:style-name="ce45">
            <text:p>#REF!</text:p>
          </table:table-cell>
          <table:table-cell office:value-type="float" office:value="0" table:formula="of:=$$p.mci_sev * (1-[.BC109])" table:style-name="ce42">
            <text:p>#REF!</text:p>
          </table:table-cell>
          <table:table-cell office:value-type="float" office:value="0" table:formula="of:=$$p.mil_sev * (1-[.BD109])" table:style-name="ce44">
            <text:p>#REF!</text:p>
          </table:table-cell>
          <table:table-cell office:value-type="float" office:value="0" table:formula="of:=$$p.mil_sev * (1-[.BE109])" table:style-name="ce44">
            <text:p>#REF!</text:p>
          </table:table-cell>
          <table:table-cell office:value-type="float" office:value="0" table:formula="of:=$$p.mod_sev * (1-[.BF109])" table:style-name="ce44">
            <text:p>#REF!</text:p>
          </table:table-cell>
          <table:table-cell office:value-type="float" office:value="0" table:formula="of:=(1-$$p.sev_mil-$$p.sev_mod) * (1-[.BG109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9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09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09];[.S109];[.Z109];[.AG109];[.AN109];[.AU109];[.BB109])=1" table:style-name="ce29">
            <text:p>#REF!</text:p>
          </table:table-cell>
          <table:table-cell office:value-type="float" office:value="0" table:formula="of:=SUM([.M109];[.T109];[.AA109];[.AH109];[.AO109];[.AV109];[.BC109])=1" table:style-name="ce29">
            <text:p>#REF!</text:p>
          </table:table-cell>
          <table:table-cell office:value-type="float" office:value="0" table:formula="of:=SUM([.N109];[.U109];[.AB109];[.AI109];[.AP109];[.AW109];[.BD109])=1" table:style-name="ce29">
            <text:p>#REF!</text:p>
          </table:table-cell>
          <table:table-cell office:value-type="float" office:value="0" table:formula="of:=SUM([.O109];[.V109];[.AC109];[.AJ109];[.AQ109];[.AX109];[.BE109])=1" table:style-name="ce29">
            <text:p>#REF!</text:p>
          </table:table-cell>
          <table:table-cell office:value-type="float" office:value="0" table:formula="of:=SUM([.P109];[.W109];[.AD109];[.AK109];[.AR109];[.AY109];[.BF109])=1" table:style-name="ce29">
            <text:p>#REF!</text:p>
          </table:table-cell>
          <table:table-cell office:value-type="float" office:value="0" table:formula="of:=SUM([.Q109];[.X109];[.AE109];[.AL109];[.AS109];[.AZ109];[.BG109])=1" table:style-name="ce29">
            <text:p>#REF!</text:p>
          </table:table-cell>
          <table:table-cell office:value-type="boolean" office:boolean-value="true" table:formula="of:=SUM([.R109];[.Y109];[.AF109];[.AM109];[.AT109];[.BA109];[.BH109])=1" table:style-name="ce29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S108:.BY108];TRANSPOSE([.L108:.R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S108:.Y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Z108:.AF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G108:.AM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N108:.AT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U108:.BA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BB108:.BH10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9:.BY109])=1" table:style-name="ce29">
            <text:p>#REF!</text:p>
          </table:table-cell>
          <table:table-cell table:style-name="ce1"/>
          <table:table-cell office:value-type="float" office:value="0" table:formula="of:=[.BS109] * $$u.mci" table:style-name="ce22">
            <text:p>#REF!</text:p>
          </table:table-cell>
          <table:table-cell office:value-type="float" office:value="0" table:formula="of:=[.BT109] * $$u.mci" table:style-name="ce22">
            <text:p>#REF!</text:p>
          </table:table-cell>
          <table:table-cell office:value-type="float" office:value="0" table:formula="of:=[.BU109] * $$u.mil" table:style-name="ce22">
            <text:p>#REF!</text:p>
          </table:table-cell>
          <table:table-cell office:value-type="float" office:value="0" table:formula="of:=[.BV109] * $$u.mil" table:style-name="ce22">
            <text:p>#REF!</text:p>
          </table:table-cell>
          <table:table-cell office:value-type="float" office:value="0" table:formula="of:=[.BW109] * $$u.mod" table:style-name="ce22">
            <text:p>#REF!</text:p>
          </table:table-cell>
          <table:table-cell office:value-type="float" office:value="0" table:formula="of:=[.BX109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09:.CC110])" table:style-name="ce31">
            <text:p>#REF!</text:p>
          </table:table-cell>
          <table:table-cell office:value-type="float" office:value="0" table:formula="of:=AVERAGE([.CD109:.CD110])" table:style-name="ce31">
            <text:p>#REF!</text:p>
          </table:table-cell>
          <table:table-cell office:value-type="float" office:value="0" table:formula="of:=AVERAGE([.CE109:.CE110])" table:style-name="ce31">
            <text:p>#REF!</text:p>
          </table:table-cell>
          <table:table-cell office:value-type="float" office:value="0" table:formula="of:=AVERAGE([.CF109:.CF110])" table:style-name="ce31">
            <text:p>#REF!</text:p>
          </table:table-cell>
          <table:table-cell office:value-type="float" office:value="0" table:formula="of:=AVERAGE([.CG109:.CG110])" table:style-name="ce31">
            <text:p>#REF!</text:p>
          </table:table-cell>
          <table:table-cell office:value-type="float" office:value="0" table:formula="of:=AVERAGE([.CH109:.CH110])" table:style-name="ce31">
            <text:p>#REF!</text:p>
          </table:table-cell>
          <table:table-cell office:value-type="float" office:value="0" table:formula="of:=AVERAGE([.CI109:.CI110])" table:style-name="ce31">
            <text:p>0.00</text:p>
          </table:table-cell>
          <table:table-cell table:style-name="ce1"/>
          <table:table-cell office:value-type="float" office:value="0" table:formula="of:=[.CK109]/((1+$$discount_COST)^([.$B109]-1))" table:style-name="ce22">
            <text:p>#REF!</text:p>
          </table:table-cell>
          <table:table-cell office:value-type="float" office:value="0" table:formula="of:=[.CL109]/((1+$$discount_COST)^([.$B109]-1))" table:style-name="ce22">
            <text:p>#REF!</text:p>
          </table:table-cell>
          <table:table-cell office:value-type="float" office:value="0" table:formula="of:=[.CM109]/((1+$$discount_COST)^([.$B109]-1))" table:style-name="ce22">
            <text:p>#REF!</text:p>
          </table:table-cell>
          <table:table-cell office:value-type="float" office:value="0" table:formula="of:=[.CN109]/((1+$$discount_COST)^([.$B109]-1))" table:style-name="ce22">
            <text:p>#REF!</text:p>
          </table:table-cell>
          <table:table-cell office:value-type="float" office:value="0" table:formula="of:=[.CO109]/((1+$$discount_COST)^([.$B109]-1))" table:style-name="ce22">
            <text:p>#REF!</text:p>
          </table:table-cell>
          <table:table-cell office:value-type="float" office:value="0" table:formula="of:=[.CP109]/((1+$$discount_COST)^([.$B109]-1))" table:style-name="ce22">
            <text:p>#REF!</text:p>
          </table:table-cell>
          <table:table-cell office:value-type="float" office:value="0" table:formula="of:=[.CQ109]/((1+$$discount_COST)^([.$B109]-1))" table:style-name="ce22">
            <text:p>0.00</text:p>
          </table:table-cell>
          <table:table-cell table:style-name="ce1"/>
          <table:table-cell office:value-type="float" office:value="0" table:formula="of:=SUM([.CS109:.CY109])" table:style-name="ce31">
            <text:p>#REF!</text:p>
          </table:table-cell>
          <table:table-cell table:style-name="ce1"/>
          <table:table-cell office:value-type="float" office:value="0" table:formula="of:=[.BS109] * ($$c.mci + $$c.Tx)" table:style-name="ce24">
            <text:p><text:s/>#REF!<text:s/></text:p>
          </table:table-cell>
          <table:table-cell office:value-type="float" office:value="0" table:formula="of:=[.BT109]*$$c.mci" table:style-name="ce24">
            <text:p><text:s/>#REF!<text:s/></text:p>
          </table:table-cell>
          <table:table-cell office:value-type="float" office:value="0" table:formula="of:=[.BU109] * ($$c.mil + $$c.Tx)" table:style-name="ce24">
            <text:p><text:s/>#REF!<text:s/></text:p>
          </table:table-cell>
          <table:table-cell office:value-type="float" office:value="0" table:formula="of:=[.BV109]*$$c.mil" table:style-name="ce24">
            <text:p><text:s/>#REF!<text:s/></text:p>
          </table:table-cell>
          <table:table-cell office:value-type="float" office:value="0" table:formula="of:=[.BW109]*$$c.mod" table:style-name="ce24">
            <text:p><text:s/>#REF!<text:s/></text:p>
          </table:table-cell>
          <table:table-cell office:value-type="float" office:value="0" table:formula="of:=[.BX109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09:.DC110])" table:style-name="ce33">
            <text:p><text:s/>#REF!<text:s/></text:p>
          </table:table-cell>
          <table:table-cell office:value-type="float" office:value="0" table:formula="of:=AVERAGE([.DD109:.DD110])" table:style-name="ce33">
            <text:p><text:s/>#REF!<text:s/></text:p>
          </table:table-cell>
          <table:table-cell office:value-type="float" office:value="0" table:formula="of:=AVERAGE([.DE109:.DE110])" table:style-name="ce33">
            <text:p><text:s/>#REF!<text:s/></text:p>
          </table:table-cell>
          <table:table-cell office:value-type="float" office:value="0" table:formula="of:=AVERAGE([.DF109:.DF110])" table:style-name="ce33">
            <text:p><text:s/>#REF!<text:s/></text:p>
          </table:table-cell>
          <table:table-cell office:value-type="float" office:value="0" table:formula="of:=AVERAGE([.DG109:.DG110])" table:style-name="ce33">
            <text:p><text:s/>#REF!<text:s/></text:p>
          </table:table-cell>
          <table:table-cell office:value-type="float" office:value="0" table:formula="of:=AVERAGE([.DH109:.DH110])" table:style-name="ce33">
            <text:p><text:s/>#REF!<text:s/></text:p>
          </table:table-cell>
          <table:table-cell office:value-type="float" office:value="0" table:formula="of:=AVERAGE([.DI109:.DI110])" table:style-name="ce33">
            <text:p><text:s/>-<text:s/></text:p>
          </table:table-cell>
          <table:table-cell office:value-type="float" office:value="0" table:formula="of:=[.DJ109]" table:style-name="ce33">
            <text:p><text:s/>-<text:s/></text:p>
          </table:table-cell>
          <table:table-cell table:style-name="ce1"/>
          <table:table-cell office:value-type="float" office:value="0" table:formula="of:=[.DL109]/((1+$$discount_COST)^([.$B109]-1))" table:style-name="ce24">
            <text:p><text:s/>#REF!<text:s/></text:p>
          </table:table-cell>
          <table:table-cell office:value-type="float" office:value="0" table:formula="of:=[.DM109]/((1+$$discount_COST)^([.$B109]-1))" table:style-name="ce24">
            <text:p><text:s/>#REF!<text:s/></text:p>
          </table:table-cell>
          <table:table-cell office:value-type="float" office:value="0" table:formula="of:=[.DN109]/((1+$$discount_COST)^([.$B109]-1))" table:style-name="ce24">
            <text:p><text:s/>#REF!<text:s/></text:p>
          </table:table-cell>
          <table:table-cell office:value-type="float" office:value="0" table:formula="of:=[.DO109]/((1+$$discount_COST)^([.$B109]-1))" table:style-name="ce24">
            <text:p><text:s/>#REF!<text:s/></text:p>
          </table:table-cell>
          <table:table-cell office:value-type="float" office:value="0" table:formula="of:=[.DP109]/((1+$$discount_COST)^([.$B109]-1))" table:style-name="ce24">
            <text:p><text:s/>#REF!<text:s/></text:p>
          </table:table-cell>
          <table:table-cell office:value-type="float" office:value="0" table:formula="of:=[.DQ109]/((1+$$discount_COST)^([.$B109]-1))" table:style-name="ce24">
            <text:p><text:s/>#REF!<text:s/></text:p>
          </table:table-cell>
          <table:table-cell office:value-type="float" office:value="0" table:formula="of:=[.DR109]/((1+$$discount_COST)^([.$B109]-1))" table:style-name="ce24">
            <text:p><text:s/>-<text:s/></text:p>
          </table:table-cell>
          <table:table-cell office:value-type="float" office:value="0" table:formula="of:=[.DS109]/((1+$$discount_COST)^([.$B109]-1))" table:style-name="ce24">
            <text:p><text:s/>-<text:s/></text:p>
          </table:table-cell>
          <table:table-cell table:style-name="ce1"/>
          <table:table-cell office:value-type="float" office:value="0" table:formula="of:=SUM([.DU109:.EB109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109]+1" table:style-name="ce1">
            <text:p>112</text:p>
          </table:table-cell>
          <table:table-cell office:value-type="float" office:value="1" table:formula="of:=IF([.B110]&lt;$$tx_duration;$$p.discontinuation_x;1)" table:style-name="ce1">
            <text:p>1</text:p>
          </table:table-cell>
          <table:table-cell table:style-name="ce1"/>
          <table:table-cell office:value-type="float" office:value="0.19996692356425261" table:formula="of:=1-EXP(-(-LN(1-$$p.mci_mil) * $$rr.tx_mci_mil^((1-$$tx_waning)^([.$B110]-1) )))" table:style-name="ce1">
            <text:p>0.199966924</text:p>
          </table:table-cell>
          <table:table-cell office:value-type="float" office:value="0" table:formula="of:=1-EXP(-(-LN(1-$$p.mci_mod) * $$rr.tx_mci_mod^((1-$$tx_waning)^([.$B110]-1) )))" table:style-name="ce1">
            <text:p>0</text:p>
          </table:table-cell>
          <table:table-cell office:value-type="float" office:value="0" table:formula="of:=1-EXP(-(-LN(1-$$p.mci_sev) * $$rr.tx_mci_sev^((1-$$tx_waning)^([.$B110]-1) )))" table:style-name="ce1">
            <text:p>0</text:p>
          </table:table-cell>
          <table:table-cell office:value-type="float" office:value="0.28490985794524548" table:formula="of:=1-EXP(-(-LN(1-$$p.mil_mod) * $$rr.tx_mil_mod^((1-$$tx_waning)^([.$B110]-1) )))" table:style-name="ce1">
            <text:p>0.284909858</text:p>
          </table:table-cell>
          <table:table-cell table:number-columns-repeated="2" table:style-name="ce1"/>
          <table:table-cell office:value-type="float" office:value="0" table:formula="of:=(1-[.F110]-[.G110]-[.H110]) * (1-[.D110]) * (1-[.BB11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0]) * (1-[.BD11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0]-[.G110]-[.H110]) * [.D110] * (1-[.BB110])" table:style-name="ce40">
            <text:p>#REF!</text:p>
          </table:table-cell>
          <table:table-cell office:value-type="float" office:value="0" table:formula="of:=(1 - $$p.mci_mil - $$p.mci_mod - $$p.mci_sev) * (1-[.BC110])" table:style-name="ce44">
            <text:p>#REF!</text:p>
          </table:table-cell>
          <table:table-cell office:value-type="float" office:value="0" table:formula="of:=$$p.mil_mci * [.D110] * (1-[.BD110])" table:style-name="ce42">
            <text:p>#REF!</text:p>
          </table:table-cell>
          <table:table-cell office:value-type="float" office:value="0" table:formula="of:=$$p.mil_mci * (1-[.BE110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0] * (1-[.D110]) * (1-[.BB110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0] - $$p.mil_sev) * (1-[.D110]) * (1-[.BD110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0] * [.D110] * (1-[.BB110])" table:style-name="ce40">
            <text:p>#REF!</text:p>
          </table:table-cell>
          <table:table-cell office:value-type="float" office:value="0" table:formula="of:=$$p.mci_mil * (1-[.BC110])" table:style-name="ce44">
            <text:p>#REF!</text:p>
          </table:table-cell>
          <table:table-cell office:value-type="float" office:value="0" table:formula="of:=(1 - $$p.mil_mci - [.I110] - $$p.mil_sev) * [.D110] * (1-[.BD110])" table:style-name="ce44">
            <text:p>#REF!</text:p>
          </table:table-cell>
          <table:table-cell office:value-type="float" office:value="0" table:formula="of:=(1 - $$p.mil_mci - $$p.mil_mod - $$p.mil_sev) * (1-[.BE110])" table:style-name="ce44">
            <text:p>#REF!</text:p>
          </table:table-cell>
          <table:table-cell office:value-type="float" office:value="0" table:formula="of:=$$p.mod_mil * (1-[.BF110])" table:style-name="ce44">
            <text:p>#REF!</text:p>
          </table:table-cell>
          <table:table-cell office:value-type="float" office:value="0" table:formula="of:=$$p.sev_mil * (1-[.BG11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0] * (1-[.BB110])" table:style-name="ce40">
            <text:p>#REF!</text:p>
          </table:table-cell>
          <table:table-cell office:value-type="float" office:value="0" table:formula="of:=$$p.mci_mod * (1-[.BC110])" table:style-name="ce42">
            <text:p>#REF!</text:p>
          </table:table-cell>
          <table:table-cell office:value-type="float" office:value="0" table:formula="of:=[.I110] * (1-[.BD110])" table:style-name="ce44">
            <text:p>#REF!</text:p>
          </table:table-cell>
          <table:table-cell office:value-type="float" office:value="0" table:formula="of:=$$p.mil_mod * (1-[.BE110])" table:style-name="ce44">
            <text:p>#REF!</text:p>
          </table:table-cell>
          <table:table-cell office:value-type="float" office:value="0" table:formula="of:=(1-$$p.mod_mil-$$p.mod_sev) * (1-[.BF110])" table:style-name="ce44">
            <text:p>#REF!</text:p>
          </table:table-cell>
          <table:table-cell office:value-type="float" office:value="0" table:formula="of:=$$p.sev_mod * (1-[.BG11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0] * (1-[.BB110])" table:style-name="ce45">
            <text:p>#REF!</text:p>
          </table:table-cell>
          <table:table-cell office:value-type="float" office:value="0" table:formula="of:=$$p.mci_sev * (1-[.BC110])" table:style-name="ce42">
            <text:p>#REF!</text:p>
          </table:table-cell>
          <table:table-cell office:value-type="float" office:value="0" table:formula="of:=$$p.mil_sev * (1-[.BD110])" table:style-name="ce44">
            <text:p>#REF!</text:p>
          </table:table-cell>
          <table:table-cell office:value-type="float" office:value="0" table:formula="of:=$$p.mil_sev * (1-[.BE110])" table:style-name="ce44">
            <text:p>#REF!</text:p>
          </table:table-cell>
          <table:table-cell office:value-type="float" office:value="0" table:formula="of:=$$p.mod_sev * (1-[.BF110])" table:style-name="ce44">
            <text:p>#REF!</text:p>
          </table:table-cell>
          <table:table-cell office:value-type="float" office:value="0" table:formula="of:=(1-$$p.sev_mil-$$p.sev_mod) * (1-[.BG110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0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0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0];[.S110];[.Z110];[.AG110];[.AN110];[.AU110];[.BB110])=1" table:style-name="ce29">
            <text:p>#REF!</text:p>
          </table:table-cell>
          <table:table-cell office:value-type="float" office:value="0" table:formula="of:=SUM([.M110];[.T110];[.AA110];[.AH110];[.AO110];[.AV110];[.BC110])=1" table:style-name="ce29">
            <text:p>#REF!</text:p>
          </table:table-cell>
          <table:table-cell office:value-type="float" office:value="0" table:formula="of:=SUM([.N110];[.U110];[.AB110];[.AI110];[.AP110];[.AW110];[.BD110])=1" table:style-name="ce29">
            <text:p>#REF!</text:p>
          </table:table-cell>
          <table:table-cell office:value-type="float" office:value="0" table:formula="of:=SUM([.O110];[.V110];[.AC110];[.AJ110];[.AQ110];[.AX110];[.BE110])=1" table:style-name="ce29">
            <text:p>#REF!</text:p>
          </table:table-cell>
          <table:table-cell office:value-type="float" office:value="0" table:formula="of:=SUM([.P110];[.W110];[.AD110];[.AK110];[.AR110];[.AY110];[.BF110])=1" table:style-name="ce29">
            <text:p>#REF!</text:p>
          </table:table-cell>
          <table:table-cell office:value-type="float" office:value="0" table:formula="of:=SUM([.Q110];[.X110];[.AE110];[.AL110];[.AS110];[.AZ110];[.BG110])=1" table:style-name="ce29">
            <text:p>#REF!</text:p>
          </table:table-cell>
          <table:table-cell office:value-type="boolean" office:boolean-value="true" table:formula="of:=SUM([.R110];[.Y110];[.AF110];[.AM110];[.AT110];[.BA110];[.BH110])=1" table:style-name="ce29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S109:.BY109];TRANSPOSE([.L109:.R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S109:.Y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Z109:.AF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G109:.AM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N109:.AT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U109:.BA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BB109:.BH10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0:.BY110])=1" table:style-name="ce29">
            <text:p>#REF!</text:p>
          </table:table-cell>
          <table:table-cell table:style-name="ce1"/>
          <table:table-cell office:value-type="float" office:value="0" table:formula="of:=[.BS110] * $$u.mci" table:style-name="ce22">
            <text:p>#REF!</text:p>
          </table:table-cell>
          <table:table-cell office:value-type="float" office:value="0" table:formula="of:=[.BT110] * $$u.mci" table:style-name="ce22">
            <text:p>#REF!</text:p>
          </table:table-cell>
          <table:table-cell office:value-type="float" office:value="0" table:formula="of:=[.BU110] * $$u.mil" table:style-name="ce22">
            <text:p>#REF!</text:p>
          </table:table-cell>
          <table:table-cell office:value-type="float" office:value="0" table:formula="of:=[.BV110] * $$u.mil" table:style-name="ce22">
            <text:p>#REF!</text:p>
          </table:table-cell>
          <table:table-cell office:value-type="float" office:value="0" table:formula="of:=[.BW110] * $$u.mod" table:style-name="ce22">
            <text:p>#REF!</text:p>
          </table:table-cell>
          <table:table-cell office:value-type="float" office:value="0" table:formula="of:=[.BX110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0:.CC111])" table:style-name="ce31">
            <text:p>#REF!</text:p>
          </table:table-cell>
          <table:table-cell office:value-type="float" office:value="0" table:formula="of:=AVERAGE([.CD110:.CD111])" table:style-name="ce31">
            <text:p>#REF!</text:p>
          </table:table-cell>
          <table:table-cell office:value-type="float" office:value="0" table:formula="of:=AVERAGE([.CE110:.CE111])" table:style-name="ce31">
            <text:p>#REF!</text:p>
          </table:table-cell>
          <table:table-cell office:value-type="float" office:value="0" table:formula="of:=AVERAGE([.CF110:.CF111])" table:style-name="ce31">
            <text:p>#REF!</text:p>
          </table:table-cell>
          <table:table-cell office:value-type="float" office:value="0" table:formula="of:=AVERAGE([.CG110:.CG111])" table:style-name="ce31">
            <text:p>#REF!</text:p>
          </table:table-cell>
          <table:table-cell office:value-type="float" office:value="0" table:formula="of:=AVERAGE([.CH110:.CH111])" table:style-name="ce31">
            <text:p>#REF!</text:p>
          </table:table-cell>
          <table:table-cell office:value-type="float" office:value="0" table:formula="of:=AVERAGE([.CI110:.CI111])" table:style-name="ce31">
            <text:p>0.00</text:p>
          </table:table-cell>
          <table:table-cell table:style-name="ce1"/>
          <table:table-cell office:value-type="float" office:value="0" table:formula="of:=[.CK110]/((1+$$discount_COST)^([.$B110]-1))" table:style-name="ce22">
            <text:p>#REF!</text:p>
          </table:table-cell>
          <table:table-cell office:value-type="float" office:value="0" table:formula="of:=[.CL110]/((1+$$discount_COST)^([.$B110]-1))" table:style-name="ce22">
            <text:p>#REF!</text:p>
          </table:table-cell>
          <table:table-cell office:value-type="float" office:value="0" table:formula="of:=[.CM110]/((1+$$discount_COST)^([.$B110]-1))" table:style-name="ce22">
            <text:p>#REF!</text:p>
          </table:table-cell>
          <table:table-cell office:value-type="float" office:value="0" table:formula="of:=[.CN110]/((1+$$discount_COST)^([.$B110]-1))" table:style-name="ce22">
            <text:p>#REF!</text:p>
          </table:table-cell>
          <table:table-cell office:value-type="float" office:value="0" table:formula="of:=[.CO110]/((1+$$discount_COST)^([.$B110]-1))" table:style-name="ce22">
            <text:p>#REF!</text:p>
          </table:table-cell>
          <table:table-cell office:value-type="float" office:value="0" table:formula="of:=[.CP110]/((1+$$discount_COST)^([.$B110]-1))" table:style-name="ce22">
            <text:p>#REF!</text:p>
          </table:table-cell>
          <table:table-cell office:value-type="float" office:value="0" table:formula="of:=[.CQ110]/((1+$$discount_COST)^([.$B110]-1))" table:style-name="ce22">
            <text:p>0.00</text:p>
          </table:table-cell>
          <table:table-cell table:style-name="ce1"/>
          <table:table-cell office:value-type="float" office:value="0" table:formula="of:=SUM([.CS110:.CY110])" table:style-name="ce31">
            <text:p>#REF!</text:p>
          </table:table-cell>
          <table:table-cell table:style-name="ce1"/>
          <table:table-cell office:value-type="float" office:value="0" table:formula="of:=[.BS110] * ($$c.mci + $$c.Tx)" table:style-name="ce24">
            <text:p><text:s/>#REF!<text:s/></text:p>
          </table:table-cell>
          <table:table-cell office:value-type="float" office:value="0" table:formula="of:=[.BT110]*$$c.mci" table:style-name="ce24">
            <text:p><text:s/>#REF!<text:s/></text:p>
          </table:table-cell>
          <table:table-cell office:value-type="float" office:value="0" table:formula="of:=[.BU110] * ($$c.mil + $$c.Tx)" table:style-name="ce24">
            <text:p><text:s/>#REF!<text:s/></text:p>
          </table:table-cell>
          <table:table-cell office:value-type="float" office:value="0" table:formula="of:=[.BV110]*$$c.mil" table:style-name="ce24">
            <text:p><text:s/>#REF!<text:s/></text:p>
          </table:table-cell>
          <table:table-cell office:value-type="float" office:value="0" table:formula="of:=[.BW110]*$$c.mod" table:style-name="ce24">
            <text:p><text:s/>#REF!<text:s/></text:p>
          </table:table-cell>
          <table:table-cell office:value-type="float" office:value="0" table:formula="of:=[.BX110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0:.DC111])" table:style-name="ce33">
            <text:p><text:s/>#REF!<text:s/></text:p>
          </table:table-cell>
          <table:table-cell office:value-type="float" office:value="0" table:formula="of:=AVERAGE([.DD110:.DD111])" table:style-name="ce33">
            <text:p><text:s/>#REF!<text:s/></text:p>
          </table:table-cell>
          <table:table-cell office:value-type="float" office:value="0" table:formula="of:=AVERAGE([.DE110:.DE111])" table:style-name="ce33">
            <text:p><text:s/>#REF!<text:s/></text:p>
          </table:table-cell>
          <table:table-cell office:value-type="float" office:value="0" table:formula="of:=AVERAGE([.DF110:.DF111])" table:style-name="ce33">
            <text:p><text:s/>#REF!<text:s/></text:p>
          </table:table-cell>
          <table:table-cell office:value-type="float" office:value="0" table:formula="of:=AVERAGE([.DG110:.DG111])" table:style-name="ce33">
            <text:p><text:s/>#REF!<text:s/></text:p>
          </table:table-cell>
          <table:table-cell office:value-type="float" office:value="0" table:formula="of:=AVERAGE([.DH110:.DH111])" table:style-name="ce33">
            <text:p><text:s/>#REF!<text:s/></text:p>
          </table:table-cell>
          <table:table-cell office:value-type="float" office:value="0" table:formula="of:=AVERAGE([.DI110:.DI111])" table:style-name="ce33">
            <text:p><text:s/>-<text:s/></text:p>
          </table:table-cell>
          <table:table-cell office:value-type="float" office:value="0" table:formula="of:=[.DJ110]" table:style-name="ce33">
            <text:p><text:s/>-<text:s/></text:p>
          </table:table-cell>
          <table:table-cell table:style-name="ce1"/>
          <table:table-cell office:value-type="float" office:value="0" table:formula="of:=[.DL110]/((1+$$discount_COST)^([.$B110]-1))" table:style-name="ce24">
            <text:p><text:s/>#REF!<text:s/></text:p>
          </table:table-cell>
          <table:table-cell office:value-type="float" office:value="0" table:formula="of:=[.DM110]/((1+$$discount_COST)^([.$B110]-1))" table:style-name="ce24">
            <text:p><text:s/>#REF!<text:s/></text:p>
          </table:table-cell>
          <table:table-cell office:value-type="float" office:value="0" table:formula="of:=[.DN110]/((1+$$discount_COST)^([.$B110]-1))" table:style-name="ce24">
            <text:p><text:s/>#REF!<text:s/></text:p>
          </table:table-cell>
          <table:table-cell office:value-type="float" office:value="0" table:formula="of:=[.DO110]/((1+$$discount_COST)^([.$B110]-1))" table:style-name="ce24">
            <text:p><text:s/>#REF!<text:s/></text:p>
          </table:table-cell>
          <table:table-cell office:value-type="float" office:value="0" table:formula="of:=[.DP110]/((1+$$discount_COST)^([.$B110]-1))" table:style-name="ce24">
            <text:p><text:s/>#REF!<text:s/></text:p>
          </table:table-cell>
          <table:table-cell office:value-type="float" office:value="0" table:formula="of:=[.DQ110]/((1+$$discount_COST)^([.$B110]-1))" table:style-name="ce24">
            <text:p><text:s/>#REF!<text:s/></text:p>
          </table:table-cell>
          <table:table-cell office:value-type="float" office:value="0" table:formula="of:=[.DR110]/((1+$$discount_COST)^([.$B110]-1))" table:style-name="ce24">
            <text:p><text:s/>-<text:s/></text:p>
          </table:table-cell>
          <table:table-cell office:value-type="float" office:value="0" table:formula="of:=[.DS110]/((1+$$discount_COST)^([.$B110]-1))" table:style-name="ce24">
            <text:p><text:s/>-<text:s/></text:p>
          </table:table-cell>
          <table:table-cell table:style-name="ce1"/>
          <table:table-cell office:value-type="float" office:value="0" table:formula="of:=SUM([.DU110:.EB110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110]+1" table:style-name="ce1">
            <text:p>113</text:p>
          </table:table-cell>
          <table:table-cell office:value-type="float" office:value="1" table:formula="of:=IF([.B111]&lt;$$tx_duration;$$p.discontinuation_x;1)" table:style-name="ce1">
            <text:p>1</text:p>
          </table:table-cell>
          <table:table-cell table:style-name="ce1"/>
          <table:table-cell office:value-type="float" office:value="0.20026489008055293" table:formula="of:=1-EXP(-(-LN(1-$$p.mci_mil) * $$rr.tx_mci_mil^((1-$$tx_waning)^([.$B111]-1) )))" table:style-name="ce1">
            <text:p>0.20026489</text:p>
          </table:table-cell>
          <table:table-cell office:value-type="float" office:value="0" table:formula="of:=1-EXP(-(-LN(1-$$p.mci_mod) * $$rr.tx_mci_mod^((1-$$tx_waning)^([.$B111]-1) )))" table:style-name="ce1">
            <text:p>0</text:p>
          </table:table-cell>
          <table:table-cell office:value-type="float" office:value="0" table:formula="of:=1-EXP(-(-LN(1-$$p.mci_sev) * $$rr.tx_mci_sev^((1-$$tx_waning)^([.$B111]-1) )))" table:style-name="ce1">
            <text:p>0</text:p>
          </table:table-cell>
          <table:table-cell office:value-type="float" office:value="0.28531014334780702" table:formula="of:=1-EXP(-(-LN(1-$$p.mil_mod) * $$rr.tx_mil_mod^((1-$$tx_waning)^([.$B111]-1) )))" table:style-name="ce1">
            <text:p>0.285310143</text:p>
          </table:table-cell>
          <table:table-cell table:number-columns-repeated="2" table:style-name="ce1"/>
          <table:table-cell office:value-type="float" office:value="0" table:formula="of:=(1-[.F111]-[.G111]-[.H111]) * (1-[.D111]) * (1-[.BB11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1]) * (1-[.BD11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1]-[.G111]-[.H111]) * [.D111] * (1-[.BB111])" table:style-name="ce40">
            <text:p>#REF!</text:p>
          </table:table-cell>
          <table:table-cell office:value-type="float" office:value="0" table:formula="of:=(1 - $$p.mci_mil - $$p.mci_mod - $$p.mci_sev) * (1-[.BC111])" table:style-name="ce44">
            <text:p>#REF!</text:p>
          </table:table-cell>
          <table:table-cell office:value-type="float" office:value="0" table:formula="of:=$$p.mil_mci * [.D111] * (1-[.BD111])" table:style-name="ce42">
            <text:p>#REF!</text:p>
          </table:table-cell>
          <table:table-cell office:value-type="float" office:value="0" table:formula="of:=$$p.mil_mci * (1-[.BE111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1] * (1-[.D111]) * (1-[.BB111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1] - $$p.mil_sev) * (1-[.D111]) * (1-[.BD111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1] * [.D111] * (1-[.BB111])" table:style-name="ce40">
            <text:p>#REF!</text:p>
          </table:table-cell>
          <table:table-cell office:value-type="float" office:value="0" table:formula="of:=$$p.mci_mil * (1-[.BC111])" table:style-name="ce44">
            <text:p>#REF!</text:p>
          </table:table-cell>
          <table:table-cell office:value-type="float" office:value="0" table:formula="of:=(1 - $$p.mil_mci - [.I111] - $$p.mil_sev) * [.D111] * (1-[.BD111])" table:style-name="ce44">
            <text:p>#REF!</text:p>
          </table:table-cell>
          <table:table-cell office:value-type="float" office:value="0" table:formula="of:=(1 - $$p.mil_mci - $$p.mil_mod - $$p.mil_sev) * (1-[.BE111])" table:style-name="ce44">
            <text:p>#REF!</text:p>
          </table:table-cell>
          <table:table-cell office:value-type="float" office:value="0" table:formula="of:=$$p.mod_mil * (1-[.BF111])" table:style-name="ce44">
            <text:p>#REF!</text:p>
          </table:table-cell>
          <table:table-cell office:value-type="float" office:value="0" table:formula="of:=$$p.sev_mil * (1-[.BG11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1] * (1-[.BB111])" table:style-name="ce40">
            <text:p>#REF!</text:p>
          </table:table-cell>
          <table:table-cell office:value-type="float" office:value="0" table:formula="of:=$$p.mci_mod * (1-[.BC111])" table:style-name="ce42">
            <text:p>#REF!</text:p>
          </table:table-cell>
          <table:table-cell office:value-type="float" office:value="0" table:formula="of:=[.I111] * (1-[.BD111])" table:style-name="ce44">
            <text:p>#REF!</text:p>
          </table:table-cell>
          <table:table-cell office:value-type="float" office:value="0" table:formula="of:=$$p.mil_mod * (1-[.BE111])" table:style-name="ce44">
            <text:p>#REF!</text:p>
          </table:table-cell>
          <table:table-cell office:value-type="float" office:value="0" table:formula="of:=(1-$$p.mod_mil-$$p.mod_sev) * (1-[.BF111])" table:style-name="ce44">
            <text:p>#REF!</text:p>
          </table:table-cell>
          <table:table-cell office:value-type="float" office:value="0" table:formula="of:=$$p.sev_mod * (1-[.BG11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1] * (1-[.BB111])" table:style-name="ce45">
            <text:p>#REF!</text:p>
          </table:table-cell>
          <table:table-cell office:value-type="float" office:value="0" table:formula="of:=$$p.mci_sev * (1-[.BC111])" table:style-name="ce42">
            <text:p>#REF!</text:p>
          </table:table-cell>
          <table:table-cell office:value-type="float" office:value="0" table:formula="of:=$$p.mil_sev * (1-[.BD111])" table:style-name="ce44">
            <text:p>#REF!</text:p>
          </table:table-cell>
          <table:table-cell office:value-type="float" office:value="0" table:formula="of:=$$p.mil_sev * (1-[.BE111])" table:style-name="ce44">
            <text:p>#REF!</text:p>
          </table:table-cell>
          <table:table-cell office:value-type="float" office:value="0" table:formula="of:=$$p.mod_sev * (1-[.BF111])" table:style-name="ce44">
            <text:p>#REF!</text:p>
          </table:table-cell>
          <table:table-cell office:value-type="float" office:value="0" table:formula="of:=(1-$$p.sev_mil-$$p.sev_mod) * (1-[.BG111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1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1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1];[.S111];[.Z111];[.AG111];[.AN111];[.AU111];[.BB111])=1" table:style-name="ce29">
            <text:p>#REF!</text:p>
          </table:table-cell>
          <table:table-cell office:value-type="float" office:value="0" table:formula="of:=SUM([.M111];[.T111];[.AA111];[.AH111];[.AO111];[.AV111];[.BC111])=1" table:style-name="ce29">
            <text:p>#REF!</text:p>
          </table:table-cell>
          <table:table-cell office:value-type="float" office:value="0" table:formula="of:=SUM([.N111];[.U111];[.AB111];[.AI111];[.AP111];[.AW111];[.BD111])=1" table:style-name="ce29">
            <text:p>#REF!</text:p>
          </table:table-cell>
          <table:table-cell office:value-type="float" office:value="0" table:formula="of:=SUM([.O111];[.V111];[.AC111];[.AJ111];[.AQ111];[.AX111];[.BE111])=1" table:style-name="ce29">
            <text:p>#REF!</text:p>
          </table:table-cell>
          <table:table-cell office:value-type="float" office:value="0" table:formula="of:=SUM([.P111];[.W111];[.AD111];[.AK111];[.AR111];[.AY111];[.BF111])=1" table:style-name="ce29">
            <text:p>#REF!</text:p>
          </table:table-cell>
          <table:table-cell office:value-type="float" office:value="0" table:formula="of:=SUM([.Q111];[.X111];[.AE111];[.AL111];[.AS111];[.AZ111];[.BG111])=1" table:style-name="ce29">
            <text:p>#REF!</text:p>
          </table:table-cell>
          <table:table-cell office:value-type="boolean" office:boolean-value="true" table:formula="of:=SUM([.R111];[.Y111];[.AF111];[.AM111];[.AT111];[.BA111];[.BH111])=1" table:style-name="ce29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S110:.BY110];TRANSPOSE([.L110:.R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S110:.Y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Z110:.AF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G110:.AM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N110:.AT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U110:.BA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BB110:.BH11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1:.BY111])=1" table:style-name="ce29">
            <text:p>#REF!</text:p>
          </table:table-cell>
          <table:table-cell table:style-name="ce1"/>
          <table:table-cell office:value-type="float" office:value="0" table:formula="of:=[.BS111] * $$u.mci" table:style-name="ce22">
            <text:p>#REF!</text:p>
          </table:table-cell>
          <table:table-cell office:value-type="float" office:value="0" table:formula="of:=[.BT111] * $$u.mci" table:style-name="ce22">
            <text:p>#REF!</text:p>
          </table:table-cell>
          <table:table-cell office:value-type="float" office:value="0" table:formula="of:=[.BU111] * $$u.mil" table:style-name="ce22">
            <text:p>#REF!</text:p>
          </table:table-cell>
          <table:table-cell office:value-type="float" office:value="0" table:formula="of:=[.BV111] * $$u.mil" table:style-name="ce22">
            <text:p>#REF!</text:p>
          </table:table-cell>
          <table:table-cell office:value-type="float" office:value="0" table:formula="of:=[.BW111] * $$u.mod" table:style-name="ce22">
            <text:p>#REF!</text:p>
          </table:table-cell>
          <table:table-cell office:value-type="float" office:value="0" table:formula="of:=[.BX111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1:.CC112])" table:style-name="ce31">
            <text:p>#REF!</text:p>
          </table:table-cell>
          <table:table-cell office:value-type="float" office:value="0" table:formula="of:=AVERAGE([.CD111:.CD112])" table:style-name="ce31">
            <text:p>#REF!</text:p>
          </table:table-cell>
          <table:table-cell office:value-type="float" office:value="0" table:formula="of:=AVERAGE([.CE111:.CE112])" table:style-name="ce31">
            <text:p>#REF!</text:p>
          </table:table-cell>
          <table:table-cell office:value-type="float" office:value="0" table:formula="of:=AVERAGE([.CF111:.CF112])" table:style-name="ce31">
            <text:p>#REF!</text:p>
          </table:table-cell>
          <table:table-cell office:value-type="float" office:value="0" table:formula="of:=AVERAGE([.CG111:.CG112])" table:style-name="ce31">
            <text:p>#REF!</text:p>
          </table:table-cell>
          <table:table-cell office:value-type="float" office:value="0" table:formula="of:=AVERAGE([.CH111:.CH112])" table:style-name="ce31">
            <text:p>#REF!</text:p>
          </table:table-cell>
          <table:table-cell office:value-type="float" office:value="0" table:formula="of:=AVERAGE([.CI111:.CI112])" table:style-name="ce31">
            <text:p>0.00</text:p>
          </table:table-cell>
          <table:table-cell table:style-name="ce1"/>
          <table:table-cell office:value-type="float" office:value="0" table:formula="of:=[.CK111]/((1+$$discount_COST)^([.$B111]-1))" table:style-name="ce22">
            <text:p>#REF!</text:p>
          </table:table-cell>
          <table:table-cell office:value-type="float" office:value="0" table:formula="of:=[.CL111]/((1+$$discount_COST)^([.$B111]-1))" table:style-name="ce22">
            <text:p>#REF!</text:p>
          </table:table-cell>
          <table:table-cell office:value-type="float" office:value="0" table:formula="of:=[.CM111]/((1+$$discount_COST)^([.$B111]-1))" table:style-name="ce22">
            <text:p>#REF!</text:p>
          </table:table-cell>
          <table:table-cell office:value-type="float" office:value="0" table:formula="of:=[.CN111]/((1+$$discount_COST)^([.$B111]-1))" table:style-name="ce22">
            <text:p>#REF!</text:p>
          </table:table-cell>
          <table:table-cell office:value-type="float" office:value="0" table:formula="of:=[.CO111]/((1+$$discount_COST)^([.$B111]-1))" table:style-name="ce22">
            <text:p>#REF!</text:p>
          </table:table-cell>
          <table:table-cell office:value-type="float" office:value="0" table:formula="of:=[.CP111]/((1+$$discount_COST)^([.$B111]-1))" table:style-name="ce22">
            <text:p>#REF!</text:p>
          </table:table-cell>
          <table:table-cell office:value-type="float" office:value="0" table:formula="of:=[.CQ111]/((1+$$discount_COST)^([.$B111]-1))" table:style-name="ce22">
            <text:p>0.00</text:p>
          </table:table-cell>
          <table:table-cell table:style-name="ce1"/>
          <table:table-cell office:value-type="float" office:value="0" table:formula="of:=SUM([.CS111:.CY111])" table:style-name="ce31">
            <text:p>#REF!</text:p>
          </table:table-cell>
          <table:table-cell table:style-name="ce1"/>
          <table:table-cell office:value-type="float" office:value="0" table:formula="of:=[.BS111] * ($$c.mci + $$c.Tx)" table:style-name="ce24">
            <text:p><text:s/>#REF!<text:s/></text:p>
          </table:table-cell>
          <table:table-cell office:value-type="float" office:value="0" table:formula="of:=[.BT111]*$$c.mci" table:style-name="ce24">
            <text:p><text:s/>#REF!<text:s/></text:p>
          </table:table-cell>
          <table:table-cell office:value-type="float" office:value="0" table:formula="of:=[.BU111] * ($$c.mil + $$c.Tx)" table:style-name="ce24">
            <text:p><text:s/>#REF!<text:s/></text:p>
          </table:table-cell>
          <table:table-cell office:value-type="float" office:value="0" table:formula="of:=[.BV111]*$$c.mil" table:style-name="ce24">
            <text:p><text:s/>#REF!<text:s/></text:p>
          </table:table-cell>
          <table:table-cell office:value-type="float" office:value="0" table:formula="of:=[.BW111]*$$c.mod" table:style-name="ce24">
            <text:p><text:s/>#REF!<text:s/></text:p>
          </table:table-cell>
          <table:table-cell office:value-type="float" office:value="0" table:formula="of:=[.BX111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1:.DC112])" table:style-name="ce33">
            <text:p><text:s/>#REF!<text:s/></text:p>
          </table:table-cell>
          <table:table-cell office:value-type="float" office:value="0" table:formula="of:=AVERAGE([.DD111:.DD112])" table:style-name="ce33">
            <text:p><text:s/>#REF!<text:s/></text:p>
          </table:table-cell>
          <table:table-cell office:value-type="float" office:value="0" table:formula="of:=AVERAGE([.DE111:.DE112])" table:style-name="ce33">
            <text:p><text:s/>#REF!<text:s/></text:p>
          </table:table-cell>
          <table:table-cell office:value-type="float" office:value="0" table:formula="of:=AVERAGE([.DF111:.DF112])" table:style-name="ce33">
            <text:p><text:s/>#REF!<text:s/></text:p>
          </table:table-cell>
          <table:table-cell office:value-type="float" office:value="0" table:formula="of:=AVERAGE([.DG111:.DG112])" table:style-name="ce33">
            <text:p><text:s/>#REF!<text:s/></text:p>
          </table:table-cell>
          <table:table-cell office:value-type="float" office:value="0" table:formula="of:=AVERAGE([.DH111:.DH112])" table:style-name="ce33">
            <text:p><text:s/>#REF!<text:s/></text:p>
          </table:table-cell>
          <table:table-cell office:value-type="float" office:value="0" table:formula="of:=AVERAGE([.DI111:.DI112])" table:style-name="ce33">
            <text:p><text:s/>-<text:s/></text:p>
          </table:table-cell>
          <table:table-cell office:value-type="float" office:value="0" table:formula="of:=[.DJ111]" table:style-name="ce33">
            <text:p><text:s/>-<text:s/></text:p>
          </table:table-cell>
          <table:table-cell table:style-name="ce1"/>
          <table:table-cell office:value-type="float" office:value="0" table:formula="of:=[.DL111]/((1+$$discount_COST)^([.$B111]-1))" table:style-name="ce24">
            <text:p><text:s/>#REF!<text:s/></text:p>
          </table:table-cell>
          <table:table-cell office:value-type="float" office:value="0" table:formula="of:=[.DM111]/((1+$$discount_COST)^([.$B111]-1))" table:style-name="ce24">
            <text:p><text:s/>#REF!<text:s/></text:p>
          </table:table-cell>
          <table:table-cell office:value-type="float" office:value="0" table:formula="of:=[.DN111]/((1+$$discount_COST)^([.$B111]-1))" table:style-name="ce24">
            <text:p><text:s/>#REF!<text:s/></text:p>
          </table:table-cell>
          <table:table-cell office:value-type="float" office:value="0" table:formula="of:=[.DO111]/((1+$$discount_COST)^([.$B111]-1))" table:style-name="ce24">
            <text:p><text:s/>#REF!<text:s/></text:p>
          </table:table-cell>
          <table:table-cell office:value-type="float" office:value="0" table:formula="of:=[.DP111]/((1+$$discount_COST)^([.$B111]-1))" table:style-name="ce24">
            <text:p><text:s/>#REF!<text:s/></text:p>
          </table:table-cell>
          <table:table-cell office:value-type="float" office:value="0" table:formula="of:=[.DQ111]/((1+$$discount_COST)^([.$B111]-1))" table:style-name="ce24">
            <text:p><text:s/>#REF!<text:s/></text:p>
          </table:table-cell>
          <table:table-cell office:value-type="float" office:value="0" table:formula="of:=[.DR111]/((1+$$discount_COST)^([.$B111]-1))" table:style-name="ce24">
            <text:p><text:s/>-<text:s/></text:p>
          </table:table-cell>
          <table:table-cell office:value-type="float" office:value="0" table:formula="of:=[.DS111]/((1+$$discount_COST)^([.$B111]-1))" table:style-name="ce24">
            <text:p><text:s/>-<text:s/></text:p>
          </table:table-cell>
          <table:table-cell table:style-name="ce1"/>
          <table:table-cell office:value-type="float" office:value="0" table:formula="of:=SUM([.DU111:.EB111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111]+1" table:style-name="ce1">
            <text:p>114</text:p>
          </table:table-cell>
          <table:table-cell office:value-type="float" office:value="1" table:formula="of:=IF([.B112]&lt;$$tx_duration;$$p.discontinuation_x;1)" table:style-name="ce1">
            <text:p>1</text:p>
          </table:table-cell>
          <table:table-cell table:style-name="ce1"/>
          <table:table-cell office:value-type="float" office:value="0.20054831603854717" table:formula="of:=1-EXP(-(-LN(1-$$p.mci_mil) * $$rr.tx_mci_mil^((1-$$tx_waning)^([.$B112]-1) )))" table:style-name="ce1">
            <text:p>0.200548316</text:p>
          </table:table-cell>
          <table:table-cell office:value-type="float" office:value="0" table:formula="of:=1-EXP(-(-LN(1-$$p.mci_mod) * $$rr.tx_mci_mod^((1-$$tx_waning)^([.$B112]-1) )))" table:style-name="ce1">
            <text:p>0</text:p>
          </table:table-cell>
          <table:table-cell office:value-type="float" office:value="0" table:formula="of:=1-EXP(-(-LN(1-$$p.mci_sev) * $$rr.tx_mci_sev^((1-$$tx_waning)^([.$B112]-1) )))" table:style-name="ce1">
            <text:p>0</text:p>
          </table:table-cell>
          <table:table-cell office:value-type="float" office:value="0.28569082547849256" table:formula="of:=1-EXP(-(-LN(1-$$p.mil_mod) * $$rr.tx_mil_mod^((1-$$tx_waning)^([.$B112]-1) )))" table:style-name="ce1">
            <text:p>0.285690825</text:p>
          </table:table-cell>
          <table:table-cell table:number-columns-repeated="2" table:style-name="ce1"/>
          <table:table-cell office:value-type="float" office:value="0" table:formula="of:=(1-[.F112]-[.G112]-[.H112]) * (1-[.D112]) * (1-[.BB11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2]) * (1-[.BD11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2]-[.G112]-[.H112]) * [.D112] * (1-[.BB112])" table:style-name="ce40">
            <text:p>#REF!</text:p>
          </table:table-cell>
          <table:table-cell office:value-type="float" office:value="0" table:formula="of:=(1 - $$p.mci_mil - $$p.mci_mod - $$p.mci_sev) * (1-[.BC112])" table:style-name="ce44">
            <text:p>#REF!</text:p>
          </table:table-cell>
          <table:table-cell office:value-type="float" office:value="0" table:formula="of:=$$p.mil_mci * [.D112] * (1-[.BD112])" table:style-name="ce42">
            <text:p>#REF!</text:p>
          </table:table-cell>
          <table:table-cell office:value-type="float" office:value="0" table:formula="of:=$$p.mil_mci * (1-[.BE112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2] * (1-[.D112]) * (1-[.BB112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2] - $$p.mil_sev) * (1-[.D112]) * (1-[.BD112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2] * [.D112] * (1-[.BB112])" table:style-name="ce40">
            <text:p>#REF!</text:p>
          </table:table-cell>
          <table:table-cell office:value-type="float" office:value="0" table:formula="of:=$$p.mci_mil * (1-[.BC112])" table:style-name="ce44">
            <text:p>#REF!</text:p>
          </table:table-cell>
          <table:table-cell office:value-type="float" office:value="0" table:formula="of:=(1 - $$p.mil_mci - [.I112] - $$p.mil_sev) * [.D112] * (1-[.BD112])" table:style-name="ce44">
            <text:p>#REF!</text:p>
          </table:table-cell>
          <table:table-cell office:value-type="float" office:value="0" table:formula="of:=(1 - $$p.mil_mci - $$p.mil_mod - $$p.mil_sev) * (1-[.BE112])" table:style-name="ce44">
            <text:p>#REF!</text:p>
          </table:table-cell>
          <table:table-cell office:value-type="float" office:value="0" table:formula="of:=$$p.mod_mil * (1-[.BF112])" table:style-name="ce44">
            <text:p>#REF!</text:p>
          </table:table-cell>
          <table:table-cell office:value-type="float" office:value="0" table:formula="of:=$$p.sev_mil * (1-[.BG11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2] * (1-[.BB112])" table:style-name="ce40">
            <text:p>#REF!</text:p>
          </table:table-cell>
          <table:table-cell office:value-type="float" office:value="0" table:formula="of:=$$p.mci_mod * (1-[.BC112])" table:style-name="ce42">
            <text:p>#REF!</text:p>
          </table:table-cell>
          <table:table-cell office:value-type="float" office:value="0" table:formula="of:=[.I112] * (1-[.BD112])" table:style-name="ce44">
            <text:p>#REF!</text:p>
          </table:table-cell>
          <table:table-cell office:value-type="float" office:value="0" table:formula="of:=$$p.mil_mod * (1-[.BE112])" table:style-name="ce44">
            <text:p>#REF!</text:p>
          </table:table-cell>
          <table:table-cell office:value-type="float" office:value="0" table:formula="of:=(1-$$p.mod_mil-$$p.mod_sev) * (1-[.BF112])" table:style-name="ce44">
            <text:p>#REF!</text:p>
          </table:table-cell>
          <table:table-cell office:value-type="float" office:value="0" table:formula="of:=$$p.sev_mod * (1-[.BG11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2] * (1-[.BB112])" table:style-name="ce45">
            <text:p>#REF!</text:p>
          </table:table-cell>
          <table:table-cell office:value-type="float" office:value="0" table:formula="of:=$$p.mci_sev * (1-[.BC112])" table:style-name="ce42">
            <text:p>#REF!</text:p>
          </table:table-cell>
          <table:table-cell office:value-type="float" office:value="0" table:formula="of:=$$p.mil_sev * (1-[.BD112])" table:style-name="ce44">
            <text:p>#REF!</text:p>
          </table:table-cell>
          <table:table-cell office:value-type="float" office:value="0" table:formula="of:=$$p.mil_sev * (1-[.BE112])" table:style-name="ce44">
            <text:p>#REF!</text:p>
          </table:table-cell>
          <table:table-cell office:value-type="float" office:value="0" table:formula="of:=$$p.mod_sev * (1-[.BF112])" table:style-name="ce44">
            <text:p>#REF!</text:p>
          </table:table-cell>
          <table:table-cell office:value-type="float" office:value="0" table:formula="of:=(1-$$p.sev_mil-$$p.sev_mod) * (1-[.BG112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2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2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2];[.S112];[.Z112];[.AG112];[.AN112];[.AU112];[.BB112])=1" table:style-name="ce29">
            <text:p>#REF!</text:p>
          </table:table-cell>
          <table:table-cell office:value-type="float" office:value="0" table:formula="of:=SUM([.M112];[.T112];[.AA112];[.AH112];[.AO112];[.AV112];[.BC112])=1" table:style-name="ce29">
            <text:p>#REF!</text:p>
          </table:table-cell>
          <table:table-cell office:value-type="float" office:value="0" table:formula="of:=SUM([.N112];[.U112];[.AB112];[.AI112];[.AP112];[.AW112];[.BD112])=1" table:style-name="ce29">
            <text:p>#REF!</text:p>
          </table:table-cell>
          <table:table-cell office:value-type="float" office:value="0" table:formula="of:=SUM([.O112];[.V112];[.AC112];[.AJ112];[.AQ112];[.AX112];[.BE112])=1" table:style-name="ce29">
            <text:p>#REF!</text:p>
          </table:table-cell>
          <table:table-cell office:value-type="float" office:value="0" table:formula="of:=SUM([.P112];[.W112];[.AD112];[.AK112];[.AR112];[.AY112];[.BF112])=1" table:style-name="ce29">
            <text:p>#REF!</text:p>
          </table:table-cell>
          <table:table-cell office:value-type="float" office:value="0" table:formula="of:=SUM([.Q112];[.X112];[.AE112];[.AL112];[.AS112];[.AZ112];[.BG112])=1" table:style-name="ce29">
            <text:p>#REF!</text:p>
          </table:table-cell>
          <table:table-cell office:value-type="boolean" office:boolean-value="true" table:formula="of:=SUM([.R112];[.Y112];[.AF112];[.AM112];[.AT112];[.BA112];[.BH112])=1" table:style-name="ce29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S111:.BY111];TRANSPOSE([.L111:.R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S111:.Y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Z111:.AF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G111:.AM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N111:.AT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U111:.BA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BB111:.BH11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2:.BY112])=1" table:style-name="ce29">
            <text:p>#REF!</text:p>
          </table:table-cell>
          <table:table-cell table:style-name="ce1"/>
          <table:table-cell office:value-type="float" office:value="0" table:formula="of:=[.BS112] * $$u.mci" table:style-name="ce22">
            <text:p>#REF!</text:p>
          </table:table-cell>
          <table:table-cell office:value-type="float" office:value="0" table:formula="of:=[.BT112] * $$u.mci" table:style-name="ce22">
            <text:p>#REF!</text:p>
          </table:table-cell>
          <table:table-cell office:value-type="float" office:value="0" table:formula="of:=[.BU112] * $$u.mil" table:style-name="ce22">
            <text:p>#REF!</text:p>
          </table:table-cell>
          <table:table-cell office:value-type="float" office:value="0" table:formula="of:=[.BV112] * $$u.mil" table:style-name="ce22">
            <text:p>#REF!</text:p>
          </table:table-cell>
          <table:table-cell office:value-type="float" office:value="0" table:formula="of:=[.BW112] * $$u.mod" table:style-name="ce22">
            <text:p>#REF!</text:p>
          </table:table-cell>
          <table:table-cell office:value-type="float" office:value="0" table:formula="of:=[.BX112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2:.CC113])" table:style-name="ce31">
            <text:p>#REF!</text:p>
          </table:table-cell>
          <table:table-cell office:value-type="float" office:value="0" table:formula="of:=AVERAGE([.CD112:.CD113])" table:style-name="ce31">
            <text:p>#REF!</text:p>
          </table:table-cell>
          <table:table-cell office:value-type="float" office:value="0" table:formula="of:=AVERAGE([.CE112:.CE113])" table:style-name="ce31">
            <text:p>#REF!</text:p>
          </table:table-cell>
          <table:table-cell office:value-type="float" office:value="0" table:formula="of:=AVERAGE([.CF112:.CF113])" table:style-name="ce31">
            <text:p>#REF!</text:p>
          </table:table-cell>
          <table:table-cell office:value-type="float" office:value="0" table:formula="of:=AVERAGE([.CG112:.CG113])" table:style-name="ce31">
            <text:p>#REF!</text:p>
          </table:table-cell>
          <table:table-cell office:value-type="float" office:value="0" table:formula="of:=AVERAGE([.CH112:.CH113])" table:style-name="ce31">
            <text:p>#REF!</text:p>
          </table:table-cell>
          <table:table-cell office:value-type="float" office:value="0" table:formula="of:=AVERAGE([.CI112:.CI113])" table:style-name="ce31">
            <text:p>0.00</text:p>
          </table:table-cell>
          <table:table-cell table:style-name="ce1"/>
          <table:table-cell office:value-type="float" office:value="0" table:formula="of:=[.CK112]/((1+$$discount_COST)^([.$B112]-1))" table:style-name="ce22">
            <text:p>#REF!</text:p>
          </table:table-cell>
          <table:table-cell office:value-type="float" office:value="0" table:formula="of:=[.CL112]/((1+$$discount_COST)^([.$B112]-1))" table:style-name="ce22">
            <text:p>#REF!</text:p>
          </table:table-cell>
          <table:table-cell office:value-type="float" office:value="0" table:formula="of:=[.CM112]/((1+$$discount_COST)^([.$B112]-1))" table:style-name="ce22">
            <text:p>#REF!</text:p>
          </table:table-cell>
          <table:table-cell office:value-type="float" office:value="0" table:formula="of:=[.CN112]/((1+$$discount_COST)^([.$B112]-1))" table:style-name="ce22">
            <text:p>#REF!</text:p>
          </table:table-cell>
          <table:table-cell office:value-type="float" office:value="0" table:formula="of:=[.CO112]/((1+$$discount_COST)^([.$B112]-1))" table:style-name="ce22">
            <text:p>#REF!</text:p>
          </table:table-cell>
          <table:table-cell office:value-type="float" office:value="0" table:formula="of:=[.CP112]/((1+$$discount_COST)^([.$B112]-1))" table:style-name="ce22">
            <text:p>#REF!</text:p>
          </table:table-cell>
          <table:table-cell office:value-type="float" office:value="0" table:formula="of:=[.CQ112]/((1+$$discount_COST)^([.$B112]-1))" table:style-name="ce22">
            <text:p>0.00</text:p>
          </table:table-cell>
          <table:table-cell table:style-name="ce1"/>
          <table:table-cell office:value-type="float" office:value="0" table:formula="of:=SUM([.CS112:.CY112])" table:style-name="ce31">
            <text:p>#REF!</text:p>
          </table:table-cell>
          <table:table-cell table:style-name="ce1"/>
          <table:table-cell office:value-type="float" office:value="0" table:formula="of:=[.BS112] * ($$c.mci + $$c.Tx)" table:style-name="ce24">
            <text:p><text:s/>#REF!<text:s/></text:p>
          </table:table-cell>
          <table:table-cell office:value-type="float" office:value="0" table:formula="of:=[.BT112]*$$c.mci" table:style-name="ce24">
            <text:p><text:s/>#REF!<text:s/></text:p>
          </table:table-cell>
          <table:table-cell office:value-type="float" office:value="0" table:formula="of:=[.BU112] * ($$c.mil + $$c.Tx)" table:style-name="ce24">
            <text:p><text:s/>#REF!<text:s/></text:p>
          </table:table-cell>
          <table:table-cell office:value-type="float" office:value="0" table:formula="of:=[.BV112]*$$c.mil" table:style-name="ce24">
            <text:p><text:s/>#REF!<text:s/></text:p>
          </table:table-cell>
          <table:table-cell office:value-type="float" office:value="0" table:formula="of:=[.BW112]*$$c.mod" table:style-name="ce24">
            <text:p><text:s/>#REF!<text:s/></text:p>
          </table:table-cell>
          <table:table-cell office:value-type="float" office:value="0" table:formula="of:=[.BX112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2:.DC113])" table:style-name="ce33">
            <text:p><text:s/>#REF!<text:s/></text:p>
          </table:table-cell>
          <table:table-cell office:value-type="float" office:value="0" table:formula="of:=AVERAGE([.DD112:.DD113])" table:style-name="ce33">
            <text:p><text:s/>#REF!<text:s/></text:p>
          </table:table-cell>
          <table:table-cell office:value-type="float" office:value="0" table:formula="of:=AVERAGE([.DE112:.DE113])" table:style-name="ce33">
            <text:p><text:s/>#REF!<text:s/></text:p>
          </table:table-cell>
          <table:table-cell office:value-type="float" office:value="0" table:formula="of:=AVERAGE([.DF112:.DF113])" table:style-name="ce33">
            <text:p><text:s/>#REF!<text:s/></text:p>
          </table:table-cell>
          <table:table-cell office:value-type="float" office:value="0" table:formula="of:=AVERAGE([.DG112:.DG113])" table:style-name="ce33">
            <text:p><text:s/>#REF!<text:s/></text:p>
          </table:table-cell>
          <table:table-cell office:value-type="float" office:value="0" table:formula="of:=AVERAGE([.DH112:.DH113])" table:style-name="ce33">
            <text:p><text:s/>#REF!<text:s/></text:p>
          </table:table-cell>
          <table:table-cell office:value-type="float" office:value="0" table:formula="of:=AVERAGE([.DI112:.DI113])" table:style-name="ce33">
            <text:p><text:s/>-<text:s/></text:p>
          </table:table-cell>
          <table:table-cell office:value-type="float" office:value="0" table:formula="of:=[.DJ112]" table:style-name="ce33">
            <text:p><text:s/>-<text:s/></text:p>
          </table:table-cell>
          <table:table-cell table:style-name="ce1"/>
          <table:table-cell office:value-type="float" office:value="0" table:formula="of:=[.DL112]/((1+$$discount_COST)^([.$B112]-1))" table:style-name="ce24">
            <text:p><text:s/>#REF!<text:s/></text:p>
          </table:table-cell>
          <table:table-cell office:value-type="float" office:value="0" table:formula="of:=[.DM112]/((1+$$discount_COST)^([.$B112]-1))" table:style-name="ce24">
            <text:p><text:s/>#REF!<text:s/></text:p>
          </table:table-cell>
          <table:table-cell office:value-type="float" office:value="0" table:formula="of:=[.DN112]/((1+$$discount_COST)^([.$B112]-1))" table:style-name="ce24">
            <text:p><text:s/>#REF!<text:s/></text:p>
          </table:table-cell>
          <table:table-cell office:value-type="float" office:value="0" table:formula="of:=[.DO112]/((1+$$discount_COST)^([.$B112]-1))" table:style-name="ce24">
            <text:p><text:s/>#REF!<text:s/></text:p>
          </table:table-cell>
          <table:table-cell office:value-type="float" office:value="0" table:formula="of:=[.DP112]/((1+$$discount_COST)^([.$B112]-1))" table:style-name="ce24">
            <text:p><text:s/>#REF!<text:s/></text:p>
          </table:table-cell>
          <table:table-cell office:value-type="float" office:value="0" table:formula="of:=[.DQ112]/((1+$$discount_COST)^([.$B112]-1))" table:style-name="ce24">
            <text:p><text:s/>#REF!<text:s/></text:p>
          </table:table-cell>
          <table:table-cell office:value-type="float" office:value="0" table:formula="of:=[.DR112]/((1+$$discount_COST)^([.$B112]-1))" table:style-name="ce24">
            <text:p><text:s/>-<text:s/></text:p>
          </table:table-cell>
          <table:table-cell office:value-type="float" office:value="0" table:formula="of:=[.DS112]/((1+$$discount_COST)^([.$B112]-1))" table:style-name="ce24">
            <text:p><text:s/>-<text:s/></text:p>
          </table:table-cell>
          <table:table-cell table:style-name="ce1"/>
          <table:table-cell office:value-type="float" office:value="0" table:formula="of:=SUM([.DU112:.EB112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112]+1" table:style-name="ce1">
            <text:p>115</text:p>
          </table:table-cell>
          <table:table-cell office:value-type="float" office:value="1" table:formula="of:=IF([.B113]&lt;$$tx_duration;$$p.discontinuation_x;1)" table:style-name="ce1">
            <text:p>1</text:p>
          </table:table-cell>
          <table:table-cell table:style-name="ce1"/>
          <table:table-cell office:value-type="float" office:value="0.20081789383400861" table:formula="of:=1-EXP(-(-LN(1-$$p.mci_mil) * $$rr.tx_mci_mil^((1-$$tx_waning)^([.$B113]-1) )))" table:style-name="ce1">
            <text:p>0.200817894</text:p>
          </table:table-cell>
          <table:table-cell office:value-type="float" office:value="0" table:formula="of:=1-EXP(-(-LN(1-$$p.mci_mod) * $$rr.tx_mci_mod^((1-$$tx_waning)^([.$B113]-1) )))" table:style-name="ce1">
            <text:p>0</text:p>
          </table:table-cell>
          <table:table-cell office:value-type="float" office:value="0" table:formula="of:=1-EXP(-(-LN(1-$$p.mci_sev) * $$rr.tx_mci_sev^((1-$$tx_waning)^([.$B113]-1) )))" table:style-name="ce1">
            <text:p>0</text:p>
          </table:table-cell>
          <table:table-cell office:value-type="float" office:value="0.2860528445212227" table:formula="of:=1-EXP(-(-LN(1-$$p.mil_mod) * $$rr.tx_mil_mod^((1-$$tx_waning)^([.$B113]-1) )))" table:style-name="ce1">
            <text:p>0.286052845</text:p>
          </table:table-cell>
          <table:table-cell table:number-columns-repeated="2" table:style-name="ce1"/>
          <table:table-cell office:value-type="float" office:value="0" table:formula="of:=(1-[.F113]-[.G113]-[.H113]) * (1-[.D113]) * (1-[.BB11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3]) * (1-[.BD11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3]-[.G113]-[.H113]) * [.D113] * (1-[.BB113])" table:style-name="ce40">
            <text:p>#REF!</text:p>
          </table:table-cell>
          <table:table-cell office:value-type="float" office:value="0" table:formula="of:=(1 - $$p.mci_mil - $$p.mci_mod - $$p.mci_sev) * (1-[.BC113])" table:style-name="ce44">
            <text:p>#REF!</text:p>
          </table:table-cell>
          <table:table-cell office:value-type="float" office:value="0" table:formula="of:=$$p.mil_mci * [.D113] * (1-[.BD113])" table:style-name="ce42">
            <text:p>#REF!</text:p>
          </table:table-cell>
          <table:table-cell office:value-type="float" office:value="0" table:formula="of:=$$p.mil_mci * (1-[.BE113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3] * (1-[.D113]) * (1-[.BB113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3] - $$p.mil_sev) * (1-[.D113]) * (1-[.BD113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3] * [.D113] * (1-[.BB113])" table:style-name="ce40">
            <text:p>#REF!</text:p>
          </table:table-cell>
          <table:table-cell office:value-type="float" office:value="0" table:formula="of:=$$p.mci_mil * (1-[.BC113])" table:style-name="ce44">
            <text:p>#REF!</text:p>
          </table:table-cell>
          <table:table-cell office:value-type="float" office:value="0" table:formula="of:=(1 - $$p.mil_mci - [.I113] - $$p.mil_sev) * [.D113] * (1-[.BD113])" table:style-name="ce44">
            <text:p>#REF!</text:p>
          </table:table-cell>
          <table:table-cell office:value-type="float" office:value="0" table:formula="of:=(1 - $$p.mil_mci - $$p.mil_mod - $$p.mil_sev) * (1-[.BE113])" table:style-name="ce44">
            <text:p>#REF!</text:p>
          </table:table-cell>
          <table:table-cell office:value-type="float" office:value="0" table:formula="of:=$$p.mod_mil * (1-[.BF113])" table:style-name="ce44">
            <text:p>#REF!</text:p>
          </table:table-cell>
          <table:table-cell office:value-type="float" office:value="0" table:formula="of:=$$p.sev_mil * (1-[.BG11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3] * (1-[.BB113])" table:style-name="ce40">
            <text:p>#REF!</text:p>
          </table:table-cell>
          <table:table-cell office:value-type="float" office:value="0" table:formula="of:=$$p.mci_mod * (1-[.BC113])" table:style-name="ce42">
            <text:p>#REF!</text:p>
          </table:table-cell>
          <table:table-cell office:value-type="float" office:value="0" table:formula="of:=[.I113] * (1-[.BD113])" table:style-name="ce44">
            <text:p>#REF!</text:p>
          </table:table-cell>
          <table:table-cell office:value-type="float" office:value="0" table:formula="of:=$$p.mil_mod * (1-[.BE113])" table:style-name="ce44">
            <text:p>#REF!</text:p>
          </table:table-cell>
          <table:table-cell office:value-type="float" office:value="0" table:formula="of:=(1-$$p.mod_mil-$$p.mod_sev) * (1-[.BF113])" table:style-name="ce44">
            <text:p>#REF!</text:p>
          </table:table-cell>
          <table:table-cell office:value-type="float" office:value="0" table:formula="of:=$$p.sev_mod * (1-[.BG11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3] * (1-[.BB113])" table:style-name="ce45">
            <text:p>#REF!</text:p>
          </table:table-cell>
          <table:table-cell office:value-type="float" office:value="0" table:formula="of:=$$p.mci_sev * (1-[.BC113])" table:style-name="ce42">
            <text:p>#REF!</text:p>
          </table:table-cell>
          <table:table-cell office:value-type="float" office:value="0" table:formula="of:=$$p.mil_sev * (1-[.BD113])" table:style-name="ce44">
            <text:p>#REF!</text:p>
          </table:table-cell>
          <table:table-cell office:value-type="float" office:value="0" table:formula="of:=$$p.mil_sev * (1-[.BE113])" table:style-name="ce44">
            <text:p>#REF!</text:p>
          </table:table-cell>
          <table:table-cell office:value-type="float" office:value="0" table:formula="of:=$$p.mod_sev * (1-[.BF113])" table:style-name="ce44">
            <text:p>#REF!</text:p>
          </table:table-cell>
          <table:table-cell office:value-type="float" office:value="0" table:formula="of:=(1-$$p.sev_mil-$$p.sev_mod) * (1-[.BG113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3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3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3];[.S113];[.Z113];[.AG113];[.AN113];[.AU113];[.BB113])=1" table:style-name="ce29">
            <text:p>#REF!</text:p>
          </table:table-cell>
          <table:table-cell office:value-type="float" office:value="0" table:formula="of:=SUM([.M113];[.T113];[.AA113];[.AH113];[.AO113];[.AV113];[.BC113])=1" table:style-name="ce29">
            <text:p>#REF!</text:p>
          </table:table-cell>
          <table:table-cell office:value-type="float" office:value="0" table:formula="of:=SUM([.N113];[.U113];[.AB113];[.AI113];[.AP113];[.AW113];[.BD113])=1" table:style-name="ce29">
            <text:p>#REF!</text:p>
          </table:table-cell>
          <table:table-cell office:value-type="float" office:value="0" table:formula="of:=SUM([.O113];[.V113];[.AC113];[.AJ113];[.AQ113];[.AX113];[.BE113])=1" table:style-name="ce29">
            <text:p>#REF!</text:p>
          </table:table-cell>
          <table:table-cell office:value-type="float" office:value="0" table:formula="of:=SUM([.P113];[.W113];[.AD113];[.AK113];[.AR113];[.AY113];[.BF113])=1" table:style-name="ce29">
            <text:p>#REF!</text:p>
          </table:table-cell>
          <table:table-cell office:value-type="float" office:value="0" table:formula="of:=SUM([.Q113];[.X113];[.AE113];[.AL113];[.AS113];[.AZ113];[.BG113])=1" table:style-name="ce29">
            <text:p>#REF!</text:p>
          </table:table-cell>
          <table:table-cell office:value-type="boolean" office:boolean-value="true" table:formula="of:=SUM([.R113];[.Y113];[.AF113];[.AM113];[.AT113];[.BA113];[.BH113])=1" table:style-name="ce29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S112:.BY112];TRANSPOSE([.L112:.R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S112:.Y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Z112:.AF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G112:.AM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N112:.AT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U112:.BA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BB112:.BH11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3:.BY113])=1" table:style-name="ce29">
            <text:p>#REF!</text:p>
          </table:table-cell>
          <table:table-cell table:style-name="ce1"/>
          <table:table-cell office:value-type="float" office:value="0" table:formula="of:=[.BS113] * $$u.mci" table:style-name="ce22">
            <text:p>#REF!</text:p>
          </table:table-cell>
          <table:table-cell office:value-type="float" office:value="0" table:formula="of:=[.BT113] * $$u.mci" table:style-name="ce22">
            <text:p>#REF!</text:p>
          </table:table-cell>
          <table:table-cell office:value-type="float" office:value="0" table:formula="of:=[.BU113] * $$u.mil" table:style-name="ce22">
            <text:p>#REF!</text:p>
          </table:table-cell>
          <table:table-cell office:value-type="float" office:value="0" table:formula="of:=[.BV113] * $$u.mil" table:style-name="ce22">
            <text:p>#REF!</text:p>
          </table:table-cell>
          <table:table-cell office:value-type="float" office:value="0" table:formula="of:=[.BW113] * $$u.mod" table:style-name="ce22">
            <text:p>#REF!</text:p>
          </table:table-cell>
          <table:table-cell office:value-type="float" office:value="0" table:formula="of:=[.BX113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3:.CC114])" table:style-name="ce31">
            <text:p>#REF!</text:p>
          </table:table-cell>
          <table:table-cell office:value-type="float" office:value="0" table:formula="of:=AVERAGE([.CD113:.CD114])" table:style-name="ce31">
            <text:p>#REF!</text:p>
          </table:table-cell>
          <table:table-cell office:value-type="float" office:value="0" table:formula="of:=AVERAGE([.CE113:.CE114])" table:style-name="ce31">
            <text:p>#REF!</text:p>
          </table:table-cell>
          <table:table-cell office:value-type="float" office:value="0" table:formula="of:=AVERAGE([.CF113:.CF114])" table:style-name="ce31">
            <text:p>#REF!</text:p>
          </table:table-cell>
          <table:table-cell office:value-type="float" office:value="0" table:formula="of:=AVERAGE([.CG113:.CG114])" table:style-name="ce31">
            <text:p>#REF!</text:p>
          </table:table-cell>
          <table:table-cell office:value-type="float" office:value="0" table:formula="of:=AVERAGE([.CH113:.CH114])" table:style-name="ce31">
            <text:p>#REF!</text:p>
          </table:table-cell>
          <table:table-cell office:value-type="float" office:value="0" table:formula="of:=AVERAGE([.CI113:.CI114])" table:style-name="ce31">
            <text:p>0.00</text:p>
          </table:table-cell>
          <table:table-cell table:style-name="ce1"/>
          <table:table-cell office:value-type="float" office:value="0" table:formula="of:=[.CK113]/((1+$$discount_COST)^([.$B113]-1))" table:style-name="ce22">
            <text:p>#REF!</text:p>
          </table:table-cell>
          <table:table-cell office:value-type="float" office:value="0" table:formula="of:=[.CL113]/((1+$$discount_COST)^([.$B113]-1))" table:style-name="ce22">
            <text:p>#REF!</text:p>
          </table:table-cell>
          <table:table-cell office:value-type="float" office:value="0" table:formula="of:=[.CM113]/((1+$$discount_COST)^([.$B113]-1))" table:style-name="ce22">
            <text:p>#REF!</text:p>
          </table:table-cell>
          <table:table-cell office:value-type="float" office:value="0" table:formula="of:=[.CN113]/((1+$$discount_COST)^([.$B113]-1))" table:style-name="ce22">
            <text:p>#REF!</text:p>
          </table:table-cell>
          <table:table-cell office:value-type="float" office:value="0" table:formula="of:=[.CO113]/((1+$$discount_COST)^([.$B113]-1))" table:style-name="ce22">
            <text:p>#REF!</text:p>
          </table:table-cell>
          <table:table-cell office:value-type="float" office:value="0" table:formula="of:=[.CP113]/((1+$$discount_COST)^([.$B113]-1))" table:style-name="ce22">
            <text:p>#REF!</text:p>
          </table:table-cell>
          <table:table-cell office:value-type="float" office:value="0" table:formula="of:=[.CQ113]/((1+$$discount_COST)^([.$B113]-1))" table:style-name="ce22">
            <text:p>0.00</text:p>
          </table:table-cell>
          <table:table-cell table:style-name="ce1"/>
          <table:table-cell office:value-type="float" office:value="0" table:formula="of:=SUM([.CS113:.CY113])" table:style-name="ce31">
            <text:p>#REF!</text:p>
          </table:table-cell>
          <table:table-cell table:style-name="ce1"/>
          <table:table-cell office:value-type="float" office:value="0" table:formula="of:=[.BS113] * ($$c.mci + $$c.Tx)" table:style-name="ce24">
            <text:p><text:s/>#REF!<text:s/></text:p>
          </table:table-cell>
          <table:table-cell office:value-type="float" office:value="0" table:formula="of:=[.BT113]*$$c.mci" table:style-name="ce24">
            <text:p><text:s/>#REF!<text:s/></text:p>
          </table:table-cell>
          <table:table-cell office:value-type="float" office:value="0" table:formula="of:=[.BU113] * ($$c.mil + $$c.Tx)" table:style-name="ce24">
            <text:p><text:s/>#REF!<text:s/></text:p>
          </table:table-cell>
          <table:table-cell office:value-type="float" office:value="0" table:formula="of:=[.BV113]*$$c.mil" table:style-name="ce24">
            <text:p><text:s/>#REF!<text:s/></text:p>
          </table:table-cell>
          <table:table-cell office:value-type="float" office:value="0" table:formula="of:=[.BW113]*$$c.mod" table:style-name="ce24">
            <text:p><text:s/>#REF!<text:s/></text:p>
          </table:table-cell>
          <table:table-cell office:value-type="float" office:value="0" table:formula="of:=[.BX113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3:.DC114])" table:style-name="ce33">
            <text:p><text:s/>#REF!<text:s/></text:p>
          </table:table-cell>
          <table:table-cell office:value-type="float" office:value="0" table:formula="of:=AVERAGE([.DD113:.DD114])" table:style-name="ce33">
            <text:p><text:s/>#REF!<text:s/></text:p>
          </table:table-cell>
          <table:table-cell office:value-type="float" office:value="0" table:formula="of:=AVERAGE([.DE113:.DE114])" table:style-name="ce33">
            <text:p><text:s/>#REF!<text:s/></text:p>
          </table:table-cell>
          <table:table-cell office:value-type="float" office:value="0" table:formula="of:=AVERAGE([.DF113:.DF114])" table:style-name="ce33">
            <text:p><text:s/>#REF!<text:s/></text:p>
          </table:table-cell>
          <table:table-cell office:value-type="float" office:value="0" table:formula="of:=AVERAGE([.DG113:.DG114])" table:style-name="ce33">
            <text:p><text:s/>#REF!<text:s/></text:p>
          </table:table-cell>
          <table:table-cell office:value-type="float" office:value="0" table:formula="of:=AVERAGE([.DH113:.DH114])" table:style-name="ce33">
            <text:p><text:s/>#REF!<text:s/></text:p>
          </table:table-cell>
          <table:table-cell office:value-type="float" office:value="0" table:formula="of:=AVERAGE([.DI113:.DI114])" table:style-name="ce33">
            <text:p><text:s/>-<text:s/></text:p>
          </table:table-cell>
          <table:table-cell office:value-type="float" office:value="0" table:formula="of:=[.DJ113]" table:style-name="ce33">
            <text:p><text:s/>-<text:s/></text:p>
          </table:table-cell>
          <table:table-cell table:style-name="ce1"/>
          <table:table-cell office:value-type="float" office:value="0" table:formula="of:=[.DL113]/((1+$$discount_COST)^([.$B113]-1))" table:style-name="ce24">
            <text:p><text:s/>#REF!<text:s/></text:p>
          </table:table-cell>
          <table:table-cell office:value-type="float" office:value="0" table:formula="of:=[.DM113]/((1+$$discount_COST)^([.$B113]-1))" table:style-name="ce24">
            <text:p><text:s/>#REF!<text:s/></text:p>
          </table:table-cell>
          <table:table-cell office:value-type="float" office:value="0" table:formula="of:=[.DN113]/((1+$$discount_COST)^([.$B113]-1))" table:style-name="ce24">
            <text:p><text:s/>#REF!<text:s/></text:p>
          </table:table-cell>
          <table:table-cell office:value-type="float" office:value="0" table:formula="of:=[.DO113]/((1+$$discount_COST)^([.$B113]-1))" table:style-name="ce24">
            <text:p><text:s/>#REF!<text:s/></text:p>
          </table:table-cell>
          <table:table-cell office:value-type="float" office:value="0" table:formula="of:=[.DP113]/((1+$$discount_COST)^([.$B113]-1))" table:style-name="ce24">
            <text:p><text:s/>#REF!<text:s/></text:p>
          </table:table-cell>
          <table:table-cell office:value-type="float" office:value="0" table:formula="of:=[.DQ113]/((1+$$discount_COST)^([.$B113]-1))" table:style-name="ce24">
            <text:p><text:s/>#REF!<text:s/></text:p>
          </table:table-cell>
          <table:table-cell office:value-type="float" office:value="0" table:formula="of:=[.DR113]/((1+$$discount_COST)^([.$B113]-1))" table:style-name="ce24">
            <text:p><text:s/>-<text:s/></text:p>
          </table:table-cell>
          <table:table-cell office:value-type="float" office:value="0" table:formula="of:=[.DS113]/((1+$$discount_COST)^([.$B113]-1))" table:style-name="ce24">
            <text:p><text:s/>-<text:s/></text:p>
          </table:table-cell>
          <table:table-cell table:style-name="ce1"/>
          <table:table-cell office:value-type="float" office:value="0" table:formula="of:=SUM([.DU113:.EB113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113]+1" table:style-name="ce1">
            <text:p>116</text:p>
          </table:table-cell>
          <table:table-cell office:value-type="float" office:value="1" table:formula="of:=IF([.B114]&lt;$$tx_duration;$$p.discontinuation_x;1)" table:style-name="ce1">
            <text:p>1</text:p>
          </table:table-cell>
          <table:table-cell table:style-name="ce1"/>
          <table:table-cell office:value-type="float" office:value="0.20107428458362919" table:formula="of:=1-EXP(-(-LN(1-$$p.mci_mil) * $$rr.tx_mci_mil^((1-$$tx_waning)^([.$B114]-1) )))" table:style-name="ce1">
            <text:p>0.201074285</text:p>
          </table:table-cell>
          <table:table-cell office:value-type="float" office:value="0" table:formula="of:=1-EXP(-(-LN(1-$$p.mci_mod) * $$rr.tx_mci_mod^((1-$$tx_waning)^([.$B114]-1) )))" table:style-name="ce1">
            <text:p>0</text:p>
          </table:table-cell>
          <table:table-cell office:value-type="float" office:value="0" table:formula="of:=1-EXP(-(-LN(1-$$p.mci_sev) * $$rr.tx_mci_sev^((1-$$tx_waning)^([.$B114]-1) )))" table:style-name="ce1">
            <text:p>0</text:p>
          </table:table-cell>
          <table:table-cell office:value-type="float" office:value="0.2863970975346849" table:formula="of:=1-EXP(-(-LN(1-$$p.mil_mod) * $$rr.tx_mil_mod^((1-$$tx_waning)^([.$B114]-1) )))" table:style-name="ce1">
            <text:p>0.286397098</text:p>
          </table:table-cell>
          <table:table-cell table:number-columns-repeated="2" table:style-name="ce1"/>
          <table:table-cell office:value-type="float" office:value="0" table:formula="of:=(1-[.F114]-[.G114]-[.H114]) * (1-[.D114]) * (1-[.BB11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4]) * (1-[.BD11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4]-[.G114]-[.H114]) * [.D114] * (1-[.BB114])" table:style-name="ce40">
            <text:p>#REF!</text:p>
          </table:table-cell>
          <table:table-cell office:value-type="float" office:value="0" table:formula="of:=(1 - $$p.mci_mil - $$p.mci_mod - $$p.mci_sev) * (1-[.BC114])" table:style-name="ce44">
            <text:p>#REF!</text:p>
          </table:table-cell>
          <table:table-cell office:value-type="float" office:value="0" table:formula="of:=$$p.mil_mci * [.D114] * (1-[.BD114])" table:style-name="ce42">
            <text:p>#REF!</text:p>
          </table:table-cell>
          <table:table-cell office:value-type="float" office:value="0" table:formula="of:=$$p.mil_mci * (1-[.BE114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4] * (1-[.D114]) * (1-[.BB114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4] - $$p.mil_sev) * (1-[.D114]) * (1-[.BD114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4] * [.D114] * (1-[.BB114])" table:style-name="ce40">
            <text:p>#REF!</text:p>
          </table:table-cell>
          <table:table-cell office:value-type="float" office:value="0" table:formula="of:=$$p.mci_mil * (1-[.BC114])" table:style-name="ce44">
            <text:p>#REF!</text:p>
          </table:table-cell>
          <table:table-cell office:value-type="float" office:value="0" table:formula="of:=(1 - $$p.mil_mci - [.I114] - $$p.mil_sev) * [.D114] * (1-[.BD114])" table:style-name="ce44">
            <text:p>#REF!</text:p>
          </table:table-cell>
          <table:table-cell office:value-type="float" office:value="0" table:formula="of:=(1 - $$p.mil_mci - $$p.mil_mod - $$p.mil_sev) * (1-[.BE114])" table:style-name="ce44">
            <text:p>#REF!</text:p>
          </table:table-cell>
          <table:table-cell office:value-type="float" office:value="0" table:formula="of:=$$p.mod_mil * (1-[.BF114])" table:style-name="ce44">
            <text:p>#REF!</text:p>
          </table:table-cell>
          <table:table-cell office:value-type="float" office:value="0" table:formula="of:=$$p.sev_mil * (1-[.BG11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4] * (1-[.BB114])" table:style-name="ce40">
            <text:p>#REF!</text:p>
          </table:table-cell>
          <table:table-cell office:value-type="float" office:value="0" table:formula="of:=$$p.mci_mod * (1-[.BC114])" table:style-name="ce42">
            <text:p>#REF!</text:p>
          </table:table-cell>
          <table:table-cell office:value-type="float" office:value="0" table:formula="of:=[.I114] * (1-[.BD114])" table:style-name="ce44">
            <text:p>#REF!</text:p>
          </table:table-cell>
          <table:table-cell office:value-type="float" office:value="0" table:formula="of:=$$p.mil_mod * (1-[.BE114])" table:style-name="ce44">
            <text:p>#REF!</text:p>
          </table:table-cell>
          <table:table-cell office:value-type="float" office:value="0" table:formula="of:=(1-$$p.mod_mil-$$p.mod_sev) * (1-[.BF114])" table:style-name="ce44">
            <text:p>#REF!</text:p>
          </table:table-cell>
          <table:table-cell office:value-type="float" office:value="0" table:formula="of:=$$p.sev_mod * (1-[.BG11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4] * (1-[.BB114])" table:style-name="ce45">
            <text:p>#REF!</text:p>
          </table:table-cell>
          <table:table-cell office:value-type="float" office:value="0" table:formula="of:=$$p.mci_sev * (1-[.BC114])" table:style-name="ce42">
            <text:p>#REF!</text:p>
          </table:table-cell>
          <table:table-cell office:value-type="float" office:value="0" table:formula="of:=$$p.mil_sev * (1-[.BD114])" table:style-name="ce44">
            <text:p>#REF!</text:p>
          </table:table-cell>
          <table:table-cell office:value-type="float" office:value="0" table:formula="of:=$$p.mil_sev * (1-[.BE114])" table:style-name="ce44">
            <text:p>#REF!</text:p>
          </table:table-cell>
          <table:table-cell office:value-type="float" office:value="0" table:formula="of:=$$p.mod_sev * (1-[.BF114])" table:style-name="ce44">
            <text:p>#REF!</text:p>
          </table:table-cell>
          <table:table-cell office:value-type="float" office:value="0" table:formula="of:=(1-$$p.sev_mil-$$p.sev_mod) * (1-[.BG114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4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4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4];[.S114];[.Z114];[.AG114];[.AN114];[.AU114];[.BB114])=1" table:style-name="ce29">
            <text:p>#REF!</text:p>
          </table:table-cell>
          <table:table-cell office:value-type="float" office:value="0" table:formula="of:=SUM([.M114];[.T114];[.AA114];[.AH114];[.AO114];[.AV114];[.BC114])=1" table:style-name="ce29">
            <text:p>#REF!</text:p>
          </table:table-cell>
          <table:table-cell office:value-type="float" office:value="0" table:formula="of:=SUM([.N114];[.U114];[.AB114];[.AI114];[.AP114];[.AW114];[.BD114])=1" table:style-name="ce29">
            <text:p>#REF!</text:p>
          </table:table-cell>
          <table:table-cell office:value-type="float" office:value="0" table:formula="of:=SUM([.O114];[.V114];[.AC114];[.AJ114];[.AQ114];[.AX114];[.BE114])=1" table:style-name="ce29">
            <text:p>#REF!</text:p>
          </table:table-cell>
          <table:table-cell office:value-type="float" office:value="0" table:formula="of:=SUM([.P114];[.W114];[.AD114];[.AK114];[.AR114];[.AY114];[.BF114])=1" table:style-name="ce29">
            <text:p>#REF!</text:p>
          </table:table-cell>
          <table:table-cell office:value-type="float" office:value="0" table:formula="of:=SUM([.Q114];[.X114];[.AE114];[.AL114];[.AS114];[.AZ114];[.BG114])=1" table:style-name="ce29">
            <text:p>#REF!</text:p>
          </table:table-cell>
          <table:table-cell office:value-type="boolean" office:boolean-value="true" table:formula="of:=SUM([.R114];[.Y114];[.AF114];[.AM114];[.AT114];[.BA114];[.BH114])=1" table:style-name="ce29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S113:.BY113];TRANSPOSE([.L113:.R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S113:.Y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Z113:.AF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G113:.AM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N113:.AT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U113:.BA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BB113:.BH11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4:.BY114])=1" table:style-name="ce29">
            <text:p>#REF!</text:p>
          </table:table-cell>
          <table:table-cell table:style-name="ce1"/>
          <table:table-cell office:value-type="float" office:value="0" table:formula="of:=[.BS114] * $$u.mci" table:style-name="ce22">
            <text:p>#REF!</text:p>
          </table:table-cell>
          <table:table-cell office:value-type="float" office:value="0" table:formula="of:=[.BT114] * $$u.mci" table:style-name="ce22">
            <text:p>#REF!</text:p>
          </table:table-cell>
          <table:table-cell office:value-type="float" office:value="0" table:formula="of:=[.BU114] * $$u.mil" table:style-name="ce22">
            <text:p>#REF!</text:p>
          </table:table-cell>
          <table:table-cell office:value-type="float" office:value="0" table:formula="of:=[.BV114] * $$u.mil" table:style-name="ce22">
            <text:p>#REF!</text:p>
          </table:table-cell>
          <table:table-cell office:value-type="float" office:value="0" table:formula="of:=[.BW114] * $$u.mod" table:style-name="ce22">
            <text:p>#REF!</text:p>
          </table:table-cell>
          <table:table-cell office:value-type="float" office:value="0" table:formula="of:=[.BX114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4:.CC115])" table:style-name="ce31">
            <text:p>#REF!</text:p>
          </table:table-cell>
          <table:table-cell office:value-type="float" office:value="0" table:formula="of:=AVERAGE([.CD114:.CD115])" table:style-name="ce31">
            <text:p>#REF!</text:p>
          </table:table-cell>
          <table:table-cell office:value-type="float" office:value="0" table:formula="of:=AVERAGE([.CE114:.CE115])" table:style-name="ce31">
            <text:p>#REF!</text:p>
          </table:table-cell>
          <table:table-cell office:value-type="float" office:value="0" table:formula="of:=AVERAGE([.CF114:.CF115])" table:style-name="ce31">
            <text:p>#REF!</text:p>
          </table:table-cell>
          <table:table-cell office:value-type="float" office:value="0" table:formula="of:=AVERAGE([.CG114:.CG115])" table:style-name="ce31">
            <text:p>#REF!</text:p>
          </table:table-cell>
          <table:table-cell office:value-type="float" office:value="0" table:formula="of:=AVERAGE([.CH114:.CH115])" table:style-name="ce31">
            <text:p>#REF!</text:p>
          </table:table-cell>
          <table:table-cell office:value-type="float" office:value="0" table:formula="of:=AVERAGE([.CI114:.CI115])" table:style-name="ce31">
            <text:p>0.00</text:p>
          </table:table-cell>
          <table:table-cell table:style-name="ce1"/>
          <table:table-cell office:value-type="float" office:value="0" table:formula="of:=[.CK114]/((1+$$discount_COST)^([.$B114]-1))" table:style-name="ce22">
            <text:p>#REF!</text:p>
          </table:table-cell>
          <table:table-cell office:value-type="float" office:value="0" table:formula="of:=[.CL114]/((1+$$discount_COST)^([.$B114]-1))" table:style-name="ce22">
            <text:p>#REF!</text:p>
          </table:table-cell>
          <table:table-cell office:value-type="float" office:value="0" table:formula="of:=[.CM114]/((1+$$discount_COST)^([.$B114]-1))" table:style-name="ce22">
            <text:p>#REF!</text:p>
          </table:table-cell>
          <table:table-cell office:value-type="float" office:value="0" table:formula="of:=[.CN114]/((1+$$discount_COST)^([.$B114]-1))" table:style-name="ce22">
            <text:p>#REF!</text:p>
          </table:table-cell>
          <table:table-cell office:value-type="float" office:value="0" table:formula="of:=[.CO114]/((1+$$discount_COST)^([.$B114]-1))" table:style-name="ce22">
            <text:p>#REF!</text:p>
          </table:table-cell>
          <table:table-cell office:value-type="float" office:value="0" table:formula="of:=[.CP114]/((1+$$discount_COST)^([.$B114]-1))" table:style-name="ce22">
            <text:p>#REF!</text:p>
          </table:table-cell>
          <table:table-cell office:value-type="float" office:value="0" table:formula="of:=[.CQ114]/((1+$$discount_COST)^([.$B114]-1))" table:style-name="ce22">
            <text:p>0.00</text:p>
          </table:table-cell>
          <table:table-cell table:style-name="ce1"/>
          <table:table-cell office:value-type="float" office:value="0" table:formula="of:=SUM([.CS114:.CY114])" table:style-name="ce31">
            <text:p>#REF!</text:p>
          </table:table-cell>
          <table:table-cell table:style-name="ce1"/>
          <table:table-cell office:value-type="float" office:value="0" table:formula="of:=[.BS114] * ($$c.mci + $$c.Tx)" table:style-name="ce24">
            <text:p><text:s/>#REF!<text:s/></text:p>
          </table:table-cell>
          <table:table-cell office:value-type="float" office:value="0" table:formula="of:=[.BT114]*$$c.mci" table:style-name="ce24">
            <text:p><text:s/>#REF!<text:s/></text:p>
          </table:table-cell>
          <table:table-cell office:value-type="float" office:value="0" table:formula="of:=[.BU114] * ($$c.mil + $$c.Tx)" table:style-name="ce24">
            <text:p><text:s/>#REF!<text:s/></text:p>
          </table:table-cell>
          <table:table-cell office:value-type="float" office:value="0" table:formula="of:=[.BV114]*$$c.mil" table:style-name="ce24">
            <text:p><text:s/>#REF!<text:s/></text:p>
          </table:table-cell>
          <table:table-cell office:value-type="float" office:value="0" table:formula="of:=[.BW114]*$$c.mod" table:style-name="ce24">
            <text:p><text:s/>#REF!<text:s/></text:p>
          </table:table-cell>
          <table:table-cell office:value-type="float" office:value="0" table:formula="of:=[.BX114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4:.DC115])" table:style-name="ce33">
            <text:p><text:s/>#REF!<text:s/></text:p>
          </table:table-cell>
          <table:table-cell office:value-type="float" office:value="0" table:formula="of:=AVERAGE([.DD114:.DD115])" table:style-name="ce33">
            <text:p><text:s/>#REF!<text:s/></text:p>
          </table:table-cell>
          <table:table-cell office:value-type="float" office:value="0" table:formula="of:=AVERAGE([.DE114:.DE115])" table:style-name="ce33">
            <text:p><text:s/>#REF!<text:s/></text:p>
          </table:table-cell>
          <table:table-cell office:value-type="float" office:value="0" table:formula="of:=AVERAGE([.DF114:.DF115])" table:style-name="ce33">
            <text:p><text:s/>#REF!<text:s/></text:p>
          </table:table-cell>
          <table:table-cell office:value-type="float" office:value="0" table:formula="of:=AVERAGE([.DG114:.DG115])" table:style-name="ce33">
            <text:p><text:s/>#REF!<text:s/></text:p>
          </table:table-cell>
          <table:table-cell office:value-type="float" office:value="0" table:formula="of:=AVERAGE([.DH114:.DH115])" table:style-name="ce33">
            <text:p><text:s/>#REF!<text:s/></text:p>
          </table:table-cell>
          <table:table-cell office:value-type="float" office:value="0" table:formula="of:=AVERAGE([.DI114:.DI115])" table:style-name="ce33">
            <text:p><text:s/>-<text:s/></text:p>
          </table:table-cell>
          <table:table-cell office:value-type="float" office:value="0" table:formula="of:=[.DJ114]" table:style-name="ce33">
            <text:p><text:s/>-<text:s/></text:p>
          </table:table-cell>
          <table:table-cell table:style-name="ce1"/>
          <table:table-cell office:value-type="float" office:value="0" table:formula="of:=[.DL114]/((1+$$discount_COST)^([.$B114]-1))" table:style-name="ce24">
            <text:p><text:s/>#REF!<text:s/></text:p>
          </table:table-cell>
          <table:table-cell office:value-type="float" office:value="0" table:formula="of:=[.DM114]/((1+$$discount_COST)^([.$B114]-1))" table:style-name="ce24">
            <text:p><text:s/>#REF!<text:s/></text:p>
          </table:table-cell>
          <table:table-cell office:value-type="float" office:value="0" table:formula="of:=[.DN114]/((1+$$discount_COST)^([.$B114]-1))" table:style-name="ce24">
            <text:p><text:s/>#REF!<text:s/></text:p>
          </table:table-cell>
          <table:table-cell office:value-type="float" office:value="0" table:formula="of:=[.DO114]/((1+$$discount_COST)^([.$B114]-1))" table:style-name="ce24">
            <text:p><text:s/>#REF!<text:s/></text:p>
          </table:table-cell>
          <table:table-cell office:value-type="float" office:value="0" table:formula="of:=[.DP114]/((1+$$discount_COST)^([.$B114]-1))" table:style-name="ce24">
            <text:p><text:s/>#REF!<text:s/></text:p>
          </table:table-cell>
          <table:table-cell office:value-type="float" office:value="0" table:formula="of:=[.DQ114]/((1+$$discount_COST)^([.$B114]-1))" table:style-name="ce24">
            <text:p><text:s/>#REF!<text:s/></text:p>
          </table:table-cell>
          <table:table-cell office:value-type="float" office:value="0" table:formula="of:=[.DR114]/((1+$$discount_COST)^([.$B114]-1))" table:style-name="ce24">
            <text:p><text:s/>-<text:s/></text:p>
          </table:table-cell>
          <table:table-cell office:value-type="float" office:value="0" table:formula="of:=[.DS114]/((1+$$discount_COST)^([.$B114]-1))" table:style-name="ce24">
            <text:p><text:s/>-<text:s/></text:p>
          </table:table-cell>
          <table:table-cell table:style-name="ce1"/>
          <table:table-cell office:value-type="float" office:value="0" table:formula="of:=SUM([.DU114:.EB114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114]+1" table:style-name="ce1">
            <text:p>117</text:p>
          </table:table-cell>
          <table:table-cell office:value-type="float" office:value="1" table:formula="of:=IF([.B115]&lt;$$tx_duration;$$p.discontinuation_x;1)" table:style-name="ce1">
            <text:p>1</text:p>
          </table:table-cell>
          <table:table-cell table:style-name="ce1"/>
          <table:table-cell office:value-type="float" office:value="0.2013181193684227" table:formula="of:=1-EXP(-(-LN(1-$$p.mci_mil) * $$rr.tx_mci_mil^((1-$$tx_waning)^([.$B115]-1) )))" table:style-name="ce1">
            <text:p>0.201318119</text:p>
          </table:table-cell>
          <table:table-cell office:value-type="float" office:value="0" table:formula="of:=1-EXP(-(-LN(1-$$p.mci_mod) * $$rr.tx_mci_mod^((1-$$tx_waning)^([.$B115]-1) )))" table:style-name="ce1">
            <text:p>0</text:p>
          </table:table-cell>
          <table:table-cell office:value-type="float" office:value="0" table:formula="of:=1-EXP(-(-LN(1-$$p.mci_sev) * $$rr.tx_mci_sev^((1-$$tx_waning)^([.$B115]-1) )))" table:style-name="ce1">
            <text:p>0</text:p>
          </table:table-cell>
          <table:table-cell office:value-type="float" office:value="0.28672444023206722" table:formula="of:=1-EXP(-(-LN(1-$$p.mil_mod) * $$rr.tx_mil_mod^((1-$$tx_waning)^([.$B115]-1) )))" table:style-name="ce1">
            <text:p>0.28672444</text:p>
          </table:table-cell>
          <table:table-cell table:number-columns-repeated="2" table:style-name="ce1"/>
          <table:table-cell office:value-type="float" office:value="0" table:formula="of:=(1-[.F115]-[.G115]-[.H115]) * (1-[.D115]) * (1-[.BB11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5]) * (1-[.BD11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5]-[.G115]-[.H115]) * [.D115] * (1-[.BB115])" table:style-name="ce40">
            <text:p>#REF!</text:p>
          </table:table-cell>
          <table:table-cell office:value-type="float" office:value="0" table:formula="of:=(1 - $$p.mci_mil - $$p.mci_mod - $$p.mci_sev) * (1-[.BC115])" table:style-name="ce44">
            <text:p>#REF!</text:p>
          </table:table-cell>
          <table:table-cell office:value-type="float" office:value="0" table:formula="of:=$$p.mil_mci * [.D115] * (1-[.BD115])" table:style-name="ce42">
            <text:p>#REF!</text:p>
          </table:table-cell>
          <table:table-cell office:value-type="float" office:value="0" table:formula="of:=$$p.mil_mci * (1-[.BE115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5] * (1-[.D115]) * (1-[.BB115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5] - $$p.mil_sev) * (1-[.D115]) * (1-[.BD115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5] * [.D115] * (1-[.BB115])" table:style-name="ce40">
            <text:p>#REF!</text:p>
          </table:table-cell>
          <table:table-cell office:value-type="float" office:value="0" table:formula="of:=$$p.mci_mil * (1-[.BC115])" table:style-name="ce44">
            <text:p>#REF!</text:p>
          </table:table-cell>
          <table:table-cell office:value-type="float" office:value="0" table:formula="of:=(1 - $$p.mil_mci - [.I115] - $$p.mil_sev) * [.D115] * (1-[.BD115])" table:style-name="ce44">
            <text:p>#REF!</text:p>
          </table:table-cell>
          <table:table-cell office:value-type="float" office:value="0" table:formula="of:=(1 - $$p.mil_mci - $$p.mil_mod - $$p.mil_sev) * (1-[.BE115])" table:style-name="ce44">
            <text:p>#REF!</text:p>
          </table:table-cell>
          <table:table-cell office:value-type="float" office:value="0" table:formula="of:=$$p.mod_mil * (1-[.BF115])" table:style-name="ce44">
            <text:p>#REF!</text:p>
          </table:table-cell>
          <table:table-cell office:value-type="float" office:value="0" table:formula="of:=$$p.sev_mil * (1-[.BG11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5] * (1-[.BB115])" table:style-name="ce40">
            <text:p>#REF!</text:p>
          </table:table-cell>
          <table:table-cell office:value-type="float" office:value="0" table:formula="of:=$$p.mci_mod * (1-[.BC115])" table:style-name="ce42">
            <text:p>#REF!</text:p>
          </table:table-cell>
          <table:table-cell office:value-type="float" office:value="0" table:formula="of:=[.I115] * (1-[.BD115])" table:style-name="ce44">
            <text:p>#REF!</text:p>
          </table:table-cell>
          <table:table-cell office:value-type="float" office:value="0" table:formula="of:=$$p.mil_mod * (1-[.BE115])" table:style-name="ce44">
            <text:p>#REF!</text:p>
          </table:table-cell>
          <table:table-cell office:value-type="float" office:value="0" table:formula="of:=(1-$$p.mod_mil-$$p.mod_sev) * (1-[.BF115])" table:style-name="ce44">
            <text:p>#REF!</text:p>
          </table:table-cell>
          <table:table-cell office:value-type="float" office:value="0" table:formula="of:=$$p.sev_mod * (1-[.BG11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5] * (1-[.BB115])" table:style-name="ce45">
            <text:p>#REF!</text:p>
          </table:table-cell>
          <table:table-cell office:value-type="float" office:value="0" table:formula="of:=$$p.mci_sev * (1-[.BC115])" table:style-name="ce42">
            <text:p>#REF!</text:p>
          </table:table-cell>
          <table:table-cell office:value-type="float" office:value="0" table:formula="of:=$$p.mil_sev * (1-[.BD115])" table:style-name="ce44">
            <text:p>#REF!</text:p>
          </table:table-cell>
          <table:table-cell office:value-type="float" office:value="0" table:formula="of:=$$p.mil_sev * (1-[.BE115])" table:style-name="ce44">
            <text:p>#REF!</text:p>
          </table:table-cell>
          <table:table-cell office:value-type="float" office:value="0" table:formula="of:=$$p.mod_sev * (1-[.BF115])" table:style-name="ce44">
            <text:p>#REF!</text:p>
          </table:table-cell>
          <table:table-cell office:value-type="float" office:value="0" table:formula="of:=(1-$$p.sev_mil-$$p.sev_mod) * (1-[.BG115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5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5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5];[.S115];[.Z115];[.AG115];[.AN115];[.AU115];[.BB115])=1" table:style-name="ce29">
            <text:p>#REF!</text:p>
          </table:table-cell>
          <table:table-cell office:value-type="float" office:value="0" table:formula="of:=SUM([.M115];[.T115];[.AA115];[.AH115];[.AO115];[.AV115];[.BC115])=1" table:style-name="ce29">
            <text:p>#REF!</text:p>
          </table:table-cell>
          <table:table-cell office:value-type="float" office:value="0" table:formula="of:=SUM([.N115];[.U115];[.AB115];[.AI115];[.AP115];[.AW115];[.BD115])=1" table:style-name="ce29">
            <text:p>#REF!</text:p>
          </table:table-cell>
          <table:table-cell office:value-type="float" office:value="0" table:formula="of:=SUM([.O115];[.V115];[.AC115];[.AJ115];[.AQ115];[.AX115];[.BE115])=1" table:style-name="ce29">
            <text:p>#REF!</text:p>
          </table:table-cell>
          <table:table-cell office:value-type="float" office:value="0" table:formula="of:=SUM([.P115];[.W115];[.AD115];[.AK115];[.AR115];[.AY115];[.BF115])=1" table:style-name="ce29">
            <text:p>#REF!</text:p>
          </table:table-cell>
          <table:table-cell office:value-type="float" office:value="0" table:formula="of:=SUM([.Q115];[.X115];[.AE115];[.AL115];[.AS115];[.AZ115];[.BG115])=1" table:style-name="ce29">
            <text:p>#REF!</text:p>
          </table:table-cell>
          <table:table-cell office:value-type="boolean" office:boolean-value="true" table:formula="of:=SUM([.R115];[.Y115];[.AF115];[.AM115];[.AT115];[.BA115];[.BH115])=1" table:style-name="ce29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S114:.BY114];TRANSPOSE([.L114:.R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S114:.Y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Z114:.AF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G114:.AM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N114:.AT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U114:.BA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BB114:.BH11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5:.BY115])=1" table:style-name="ce29">
            <text:p>#REF!</text:p>
          </table:table-cell>
          <table:table-cell table:style-name="ce1"/>
          <table:table-cell office:value-type="float" office:value="0" table:formula="of:=[.BS115] * $$u.mci" table:style-name="ce22">
            <text:p>#REF!</text:p>
          </table:table-cell>
          <table:table-cell office:value-type="float" office:value="0" table:formula="of:=[.BT115] * $$u.mci" table:style-name="ce22">
            <text:p>#REF!</text:p>
          </table:table-cell>
          <table:table-cell office:value-type="float" office:value="0" table:formula="of:=[.BU115] * $$u.mil" table:style-name="ce22">
            <text:p>#REF!</text:p>
          </table:table-cell>
          <table:table-cell office:value-type="float" office:value="0" table:formula="of:=[.BV115] * $$u.mil" table:style-name="ce22">
            <text:p>#REF!</text:p>
          </table:table-cell>
          <table:table-cell office:value-type="float" office:value="0" table:formula="of:=[.BW115] * $$u.mod" table:style-name="ce22">
            <text:p>#REF!</text:p>
          </table:table-cell>
          <table:table-cell office:value-type="float" office:value="0" table:formula="of:=[.BX115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5:.CC116])" table:style-name="ce31">
            <text:p>#REF!</text:p>
          </table:table-cell>
          <table:table-cell office:value-type="float" office:value="0" table:formula="of:=AVERAGE([.CD115:.CD116])" table:style-name="ce31">
            <text:p>#REF!</text:p>
          </table:table-cell>
          <table:table-cell office:value-type="float" office:value="0" table:formula="of:=AVERAGE([.CE115:.CE116])" table:style-name="ce31">
            <text:p>#REF!</text:p>
          </table:table-cell>
          <table:table-cell office:value-type="float" office:value="0" table:formula="of:=AVERAGE([.CF115:.CF116])" table:style-name="ce31">
            <text:p>#REF!</text:p>
          </table:table-cell>
          <table:table-cell office:value-type="float" office:value="0" table:formula="of:=AVERAGE([.CG115:.CG116])" table:style-name="ce31">
            <text:p>#REF!</text:p>
          </table:table-cell>
          <table:table-cell office:value-type="float" office:value="0" table:formula="of:=AVERAGE([.CH115:.CH116])" table:style-name="ce31">
            <text:p>#REF!</text:p>
          </table:table-cell>
          <table:table-cell office:value-type="float" office:value="0" table:formula="of:=AVERAGE([.CI115:.CI116])" table:style-name="ce31">
            <text:p>0.00</text:p>
          </table:table-cell>
          <table:table-cell table:style-name="ce1"/>
          <table:table-cell office:value-type="float" office:value="0" table:formula="of:=[.CK115]/((1+$$discount_COST)^([.$B115]-1))" table:style-name="ce22">
            <text:p>#REF!</text:p>
          </table:table-cell>
          <table:table-cell office:value-type="float" office:value="0" table:formula="of:=[.CL115]/((1+$$discount_COST)^([.$B115]-1))" table:style-name="ce22">
            <text:p>#REF!</text:p>
          </table:table-cell>
          <table:table-cell office:value-type="float" office:value="0" table:formula="of:=[.CM115]/((1+$$discount_COST)^([.$B115]-1))" table:style-name="ce22">
            <text:p>#REF!</text:p>
          </table:table-cell>
          <table:table-cell office:value-type="float" office:value="0" table:formula="of:=[.CN115]/((1+$$discount_COST)^([.$B115]-1))" table:style-name="ce22">
            <text:p>#REF!</text:p>
          </table:table-cell>
          <table:table-cell office:value-type="float" office:value="0" table:formula="of:=[.CO115]/((1+$$discount_COST)^([.$B115]-1))" table:style-name="ce22">
            <text:p>#REF!</text:p>
          </table:table-cell>
          <table:table-cell office:value-type="float" office:value="0" table:formula="of:=[.CP115]/((1+$$discount_COST)^([.$B115]-1))" table:style-name="ce22">
            <text:p>#REF!</text:p>
          </table:table-cell>
          <table:table-cell office:value-type="float" office:value="0" table:formula="of:=[.CQ115]/((1+$$discount_COST)^([.$B115]-1))" table:style-name="ce22">
            <text:p>0.00</text:p>
          </table:table-cell>
          <table:table-cell table:style-name="ce1"/>
          <table:table-cell office:value-type="float" office:value="0" table:formula="of:=SUM([.CS115:.CY115])" table:style-name="ce31">
            <text:p>#REF!</text:p>
          </table:table-cell>
          <table:table-cell table:style-name="ce1"/>
          <table:table-cell office:value-type="float" office:value="0" table:formula="of:=[.BS115] * ($$c.mci + $$c.Tx)" table:style-name="ce24">
            <text:p><text:s/>#REF!<text:s/></text:p>
          </table:table-cell>
          <table:table-cell office:value-type="float" office:value="0" table:formula="of:=[.BT115]*$$c.mci" table:style-name="ce24">
            <text:p><text:s/>#REF!<text:s/></text:p>
          </table:table-cell>
          <table:table-cell office:value-type="float" office:value="0" table:formula="of:=[.BU115] * ($$c.mil + $$c.Tx)" table:style-name="ce24">
            <text:p><text:s/>#REF!<text:s/></text:p>
          </table:table-cell>
          <table:table-cell office:value-type="float" office:value="0" table:formula="of:=[.BV115]*$$c.mil" table:style-name="ce24">
            <text:p><text:s/>#REF!<text:s/></text:p>
          </table:table-cell>
          <table:table-cell office:value-type="float" office:value="0" table:formula="of:=[.BW115]*$$c.mod" table:style-name="ce24">
            <text:p><text:s/>#REF!<text:s/></text:p>
          </table:table-cell>
          <table:table-cell office:value-type="float" office:value="0" table:formula="of:=[.BX115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5:.DC116])" table:style-name="ce33">
            <text:p><text:s/>#REF!<text:s/></text:p>
          </table:table-cell>
          <table:table-cell office:value-type="float" office:value="0" table:formula="of:=AVERAGE([.DD115:.DD116])" table:style-name="ce33">
            <text:p><text:s/>#REF!<text:s/></text:p>
          </table:table-cell>
          <table:table-cell office:value-type="float" office:value="0" table:formula="of:=AVERAGE([.DE115:.DE116])" table:style-name="ce33">
            <text:p><text:s/>#REF!<text:s/></text:p>
          </table:table-cell>
          <table:table-cell office:value-type="float" office:value="0" table:formula="of:=AVERAGE([.DF115:.DF116])" table:style-name="ce33">
            <text:p><text:s/>#REF!<text:s/></text:p>
          </table:table-cell>
          <table:table-cell office:value-type="float" office:value="0" table:formula="of:=AVERAGE([.DG115:.DG116])" table:style-name="ce33">
            <text:p><text:s/>#REF!<text:s/></text:p>
          </table:table-cell>
          <table:table-cell office:value-type="float" office:value="0" table:formula="of:=AVERAGE([.DH115:.DH116])" table:style-name="ce33">
            <text:p><text:s/>#REF!<text:s/></text:p>
          </table:table-cell>
          <table:table-cell office:value-type="float" office:value="0" table:formula="of:=AVERAGE([.DI115:.DI116])" table:style-name="ce33">
            <text:p><text:s/>-<text:s/></text:p>
          </table:table-cell>
          <table:table-cell office:value-type="float" office:value="0" table:formula="of:=[.DJ115]" table:style-name="ce33">
            <text:p><text:s/>-<text:s/></text:p>
          </table:table-cell>
          <table:table-cell table:style-name="ce1"/>
          <table:table-cell office:value-type="float" office:value="0" table:formula="of:=[.DL115]/((1+$$discount_COST)^([.$B115]-1))" table:style-name="ce24">
            <text:p><text:s/>#REF!<text:s/></text:p>
          </table:table-cell>
          <table:table-cell office:value-type="float" office:value="0" table:formula="of:=[.DM115]/((1+$$discount_COST)^([.$B115]-1))" table:style-name="ce24">
            <text:p><text:s/>#REF!<text:s/></text:p>
          </table:table-cell>
          <table:table-cell office:value-type="float" office:value="0" table:formula="of:=[.DN115]/((1+$$discount_COST)^([.$B115]-1))" table:style-name="ce24">
            <text:p><text:s/>#REF!<text:s/></text:p>
          </table:table-cell>
          <table:table-cell office:value-type="float" office:value="0" table:formula="of:=[.DO115]/((1+$$discount_COST)^([.$B115]-1))" table:style-name="ce24">
            <text:p><text:s/>#REF!<text:s/></text:p>
          </table:table-cell>
          <table:table-cell office:value-type="float" office:value="0" table:formula="of:=[.DP115]/((1+$$discount_COST)^([.$B115]-1))" table:style-name="ce24">
            <text:p><text:s/>#REF!<text:s/></text:p>
          </table:table-cell>
          <table:table-cell office:value-type="float" office:value="0" table:formula="of:=[.DQ115]/((1+$$discount_COST)^([.$B115]-1))" table:style-name="ce24">
            <text:p><text:s/>#REF!<text:s/></text:p>
          </table:table-cell>
          <table:table-cell office:value-type="float" office:value="0" table:formula="of:=[.DR115]/((1+$$discount_COST)^([.$B115]-1))" table:style-name="ce24">
            <text:p><text:s/>-<text:s/></text:p>
          </table:table-cell>
          <table:table-cell office:value-type="float" office:value="0" table:formula="of:=[.DS115]/((1+$$discount_COST)^([.$B115]-1))" table:style-name="ce24">
            <text:p><text:s/>-<text:s/></text:p>
          </table:table-cell>
          <table:table-cell table:style-name="ce1"/>
          <table:table-cell office:value-type="float" office:value="0" table:formula="of:=SUM([.DU115:.EB115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115]+1" table:style-name="ce1">
            <text:p>118</text:p>
          </table:table-cell>
          <table:table-cell office:value-type="float" office:value="1" table:formula="of:=IF([.B116]&lt;$$tx_duration;$$p.discontinuation_x;1)" table:style-name="ce1">
            <text:p>1</text:p>
          </table:table-cell>
          <table:table-cell table:style-name="ce1"/>
          <table:table-cell office:value-type="float" office:value="0.20155000044546612" table:formula="of:=1-EXP(-(-LN(1-$$p.mci_mil) * $$rr.tx_mci_mil^((1-$$tx_waning)^([.$B116]-1) )))" table:style-name="ce1">
            <text:p>0.20155</text:p>
          </table:table-cell>
          <table:table-cell office:value-type="float" office:value="0" table:formula="of:=1-EXP(-(-LN(1-$$p.mci_mod) * $$rr.tx_mci_mod^((1-$$tx_waning)^([.$B116]-1) )))" table:style-name="ce1">
            <text:p>0</text:p>
          </table:table-cell>
          <table:table-cell office:value-type="float" office:value="0" table:formula="of:=1-EXP(-(-LN(1-$$p.mci_sev) * $$rr.tx_mci_sev^((1-$$tx_waning)^([.$B116]-1) )))" table:style-name="ce1">
            <text:p>0</text:p>
          </table:table-cell>
          <table:table-cell office:value-type="float" office:value="0.28703568870818053" table:formula="of:=1-EXP(-(-LN(1-$$p.mil_mod) * $$rr.tx_mil_mod^((1-$$tx_waning)^([.$B116]-1) )))" table:style-name="ce1">
            <text:p>0.287035689</text:p>
          </table:table-cell>
          <table:table-cell table:number-columns-repeated="2" table:style-name="ce1"/>
          <table:table-cell office:value-type="float" office:value="0" table:formula="of:=(1-[.F116]-[.G116]-[.H116]) * (1-[.D116]) * (1-[.BB11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6]) * (1-[.BD11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6]-[.G116]-[.H116]) * [.D116] * (1-[.BB116])" table:style-name="ce40">
            <text:p>#REF!</text:p>
          </table:table-cell>
          <table:table-cell office:value-type="float" office:value="0" table:formula="of:=(1 - $$p.mci_mil - $$p.mci_mod - $$p.mci_sev) * (1-[.BC116])" table:style-name="ce44">
            <text:p>#REF!</text:p>
          </table:table-cell>
          <table:table-cell office:value-type="float" office:value="0" table:formula="of:=$$p.mil_mci * [.D116] * (1-[.BD116])" table:style-name="ce42">
            <text:p>#REF!</text:p>
          </table:table-cell>
          <table:table-cell office:value-type="float" office:value="0" table:formula="of:=$$p.mil_mci * (1-[.BE116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6] * (1-[.D116]) * (1-[.BB116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6] - $$p.mil_sev) * (1-[.D116]) * (1-[.BD116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6] * [.D116] * (1-[.BB116])" table:style-name="ce40">
            <text:p>#REF!</text:p>
          </table:table-cell>
          <table:table-cell office:value-type="float" office:value="0" table:formula="of:=$$p.mci_mil * (1-[.BC116])" table:style-name="ce44">
            <text:p>#REF!</text:p>
          </table:table-cell>
          <table:table-cell office:value-type="float" office:value="0" table:formula="of:=(1 - $$p.mil_mci - [.I116] - $$p.mil_sev) * [.D116] * (1-[.BD116])" table:style-name="ce44">
            <text:p>#REF!</text:p>
          </table:table-cell>
          <table:table-cell office:value-type="float" office:value="0" table:formula="of:=(1 - $$p.mil_mci - $$p.mil_mod - $$p.mil_sev) * (1-[.BE116])" table:style-name="ce44">
            <text:p>#REF!</text:p>
          </table:table-cell>
          <table:table-cell office:value-type="float" office:value="0" table:formula="of:=$$p.mod_mil * (1-[.BF116])" table:style-name="ce44">
            <text:p>#REF!</text:p>
          </table:table-cell>
          <table:table-cell office:value-type="float" office:value="0" table:formula="of:=$$p.sev_mil * (1-[.BG11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6] * (1-[.BB116])" table:style-name="ce40">
            <text:p>#REF!</text:p>
          </table:table-cell>
          <table:table-cell office:value-type="float" office:value="0" table:formula="of:=$$p.mci_mod * (1-[.BC116])" table:style-name="ce42">
            <text:p>#REF!</text:p>
          </table:table-cell>
          <table:table-cell office:value-type="float" office:value="0" table:formula="of:=[.I116] * (1-[.BD116])" table:style-name="ce44">
            <text:p>#REF!</text:p>
          </table:table-cell>
          <table:table-cell office:value-type="float" office:value="0" table:formula="of:=$$p.mil_mod * (1-[.BE116])" table:style-name="ce44">
            <text:p>#REF!</text:p>
          </table:table-cell>
          <table:table-cell office:value-type="float" office:value="0" table:formula="of:=(1-$$p.mod_mil-$$p.mod_sev) * (1-[.BF116])" table:style-name="ce44">
            <text:p>#REF!</text:p>
          </table:table-cell>
          <table:table-cell office:value-type="float" office:value="0" table:formula="of:=$$p.sev_mod * (1-[.BG11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6] * (1-[.BB116])" table:style-name="ce45">
            <text:p>#REF!</text:p>
          </table:table-cell>
          <table:table-cell office:value-type="float" office:value="0" table:formula="of:=$$p.mci_sev * (1-[.BC116])" table:style-name="ce42">
            <text:p>#REF!</text:p>
          </table:table-cell>
          <table:table-cell office:value-type="float" office:value="0" table:formula="of:=$$p.mil_sev * (1-[.BD116])" table:style-name="ce44">
            <text:p>#REF!</text:p>
          </table:table-cell>
          <table:table-cell office:value-type="float" office:value="0" table:formula="of:=$$p.mil_sev * (1-[.BE116])" table:style-name="ce44">
            <text:p>#REF!</text:p>
          </table:table-cell>
          <table:table-cell office:value-type="float" office:value="0" table:formula="of:=$$p.mod_sev * (1-[.BF116])" table:style-name="ce44">
            <text:p>#REF!</text:p>
          </table:table-cell>
          <table:table-cell office:value-type="float" office:value="0" table:formula="of:=(1-$$p.sev_mil-$$p.sev_mod) * (1-[.BG116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6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6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6];[.S116];[.Z116];[.AG116];[.AN116];[.AU116];[.BB116])=1" table:style-name="ce29">
            <text:p>#REF!</text:p>
          </table:table-cell>
          <table:table-cell office:value-type="float" office:value="0" table:formula="of:=SUM([.M116];[.T116];[.AA116];[.AH116];[.AO116];[.AV116];[.BC116])=1" table:style-name="ce29">
            <text:p>#REF!</text:p>
          </table:table-cell>
          <table:table-cell office:value-type="float" office:value="0" table:formula="of:=SUM([.N116];[.U116];[.AB116];[.AI116];[.AP116];[.AW116];[.BD116])=1" table:style-name="ce29">
            <text:p>#REF!</text:p>
          </table:table-cell>
          <table:table-cell office:value-type="float" office:value="0" table:formula="of:=SUM([.O116];[.V116];[.AC116];[.AJ116];[.AQ116];[.AX116];[.BE116])=1" table:style-name="ce29">
            <text:p>#REF!</text:p>
          </table:table-cell>
          <table:table-cell office:value-type="float" office:value="0" table:formula="of:=SUM([.P116];[.W116];[.AD116];[.AK116];[.AR116];[.AY116];[.BF116])=1" table:style-name="ce29">
            <text:p>#REF!</text:p>
          </table:table-cell>
          <table:table-cell office:value-type="float" office:value="0" table:formula="of:=SUM([.Q116];[.X116];[.AE116];[.AL116];[.AS116];[.AZ116];[.BG116])=1" table:style-name="ce29">
            <text:p>#REF!</text:p>
          </table:table-cell>
          <table:table-cell office:value-type="boolean" office:boolean-value="true" table:formula="of:=SUM([.R116];[.Y116];[.AF116];[.AM116];[.AT116];[.BA116];[.BH116])=1" table:style-name="ce29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S115:.BY115];TRANSPOSE([.L115:.R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S115:.Y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Z115:.AF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G115:.AM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N115:.AT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U115:.BA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BB115:.BH11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6:.BY116])=1" table:style-name="ce29">
            <text:p>#REF!</text:p>
          </table:table-cell>
          <table:table-cell table:style-name="ce1"/>
          <table:table-cell office:value-type="float" office:value="0" table:formula="of:=[.BS116] * $$u.mci" table:style-name="ce22">
            <text:p>#REF!</text:p>
          </table:table-cell>
          <table:table-cell office:value-type="float" office:value="0" table:formula="of:=[.BT116] * $$u.mci" table:style-name="ce22">
            <text:p>#REF!</text:p>
          </table:table-cell>
          <table:table-cell office:value-type="float" office:value="0" table:formula="of:=[.BU116] * $$u.mil" table:style-name="ce22">
            <text:p>#REF!</text:p>
          </table:table-cell>
          <table:table-cell office:value-type="float" office:value="0" table:formula="of:=[.BV116] * $$u.mil" table:style-name="ce22">
            <text:p>#REF!</text:p>
          </table:table-cell>
          <table:table-cell office:value-type="float" office:value="0" table:formula="of:=[.BW116] * $$u.mod" table:style-name="ce22">
            <text:p>#REF!</text:p>
          </table:table-cell>
          <table:table-cell office:value-type="float" office:value="0" table:formula="of:=[.BX116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6:.CC117])" table:style-name="ce31">
            <text:p>#REF!</text:p>
          </table:table-cell>
          <table:table-cell office:value-type="float" office:value="0" table:formula="of:=AVERAGE([.CD116:.CD117])" table:style-name="ce31">
            <text:p>#REF!</text:p>
          </table:table-cell>
          <table:table-cell office:value-type="float" office:value="0" table:formula="of:=AVERAGE([.CE116:.CE117])" table:style-name="ce31">
            <text:p>#REF!</text:p>
          </table:table-cell>
          <table:table-cell office:value-type="float" office:value="0" table:formula="of:=AVERAGE([.CF116:.CF117])" table:style-name="ce31">
            <text:p>#REF!</text:p>
          </table:table-cell>
          <table:table-cell office:value-type="float" office:value="0" table:formula="of:=AVERAGE([.CG116:.CG117])" table:style-name="ce31">
            <text:p>#REF!</text:p>
          </table:table-cell>
          <table:table-cell office:value-type="float" office:value="0" table:formula="of:=AVERAGE([.CH116:.CH117])" table:style-name="ce31">
            <text:p>#REF!</text:p>
          </table:table-cell>
          <table:table-cell office:value-type="float" office:value="0" table:formula="of:=AVERAGE([.CI116:.CI117])" table:style-name="ce31">
            <text:p>0.00</text:p>
          </table:table-cell>
          <table:table-cell table:style-name="ce1"/>
          <table:table-cell office:value-type="float" office:value="0" table:formula="of:=[.CK116]/((1+$$discount_COST)^([.$B116]-1))" table:style-name="ce22">
            <text:p>#REF!</text:p>
          </table:table-cell>
          <table:table-cell office:value-type="float" office:value="0" table:formula="of:=[.CL116]/((1+$$discount_COST)^([.$B116]-1))" table:style-name="ce22">
            <text:p>#REF!</text:p>
          </table:table-cell>
          <table:table-cell office:value-type="float" office:value="0" table:formula="of:=[.CM116]/((1+$$discount_COST)^([.$B116]-1))" table:style-name="ce22">
            <text:p>#REF!</text:p>
          </table:table-cell>
          <table:table-cell office:value-type="float" office:value="0" table:formula="of:=[.CN116]/((1+$$discount_COST)^([.$B116]-1))" table:style-name="ce22">
            <text:p>#REF!</text:p>
          </table:table-cell>
          <table:table-cell office:value-type="float" office:value="0" table:formula="of:=[.CO116]/((1+$$discount_COST)^([.$B116]-1))" table:style-name="ce22">
            <text:p>#REF!</text:p>
          </table:table-cell>
          <table:table-cell office:value-type="float" office:value="0" table:formula="of:=[.CP116]/((1+$$discount_COST)^([.$B116]-1))" table:style-name="ce22">
            <text:p>#REF!</text:p>
          </table:table-cell>
          <table:table-cell office:value-type="float" office:value="0" table:formula="of:=[.CQ116]/((1+$$discount_COST)^([.$B116]-1))" table:style-name="ce22">
            <text:p>0.00</text:p>
          </table:table-cell>
          <table:table-cell table:style-name="ce1"/>
          <table:table-cell office:value-type="float" office:value="0" table:formula="of:=SUM([.CS116:.CY116])" table:style-name="ce31">
            <text:p>#REF!</text:p>
          </table:table-cell>
          <table:table-cell table:style-name="ce1"/>
          <table:table-cell office:value-type="float" office:value="0" table:formula="of:=[.BS116] * ($$c.mci + $$c.Tx)" table:style-name="ce24">
            <text:p><text:s/>#REF!<text:s/></text:p>
          </table:table-cell>
          <table:table-cell office:value-type="float" office:value="0" table:formula="of:=[.BT116]*$$c.mci" table:style-name="ce24">
            <text:p><text:s/>#REF!<text:s/></text:p>
          </table:table-cell>
          <table:table-cell office:value-type="float" office:value="0" table:formula="of:=[.BU116] * ($$c.mil + $$c.Tx)" table:style-name="ce24">
            <text:p><text:s/>#REF!<text:s/></text:p>
          </table:table-cell>
          <table:table-cell office:value-type="float" office:value="0" table:formula="of:=[.BV116]*$$c.mil" table:style-name="ce24">
            <text:p><text:s/>#REF!<text:s/></text:p>
          </table:table-cell>
          <table:table-cell office:value-type="float" office:value="0" table:formula="of:=[.BW116]*$$c.mod" table:style-name="ce24">
            <text:p><text:s/>#REF!<text:s/></text:p>
          </table:table-cell>
          <table:table-cell office:value-type="float" office:value="0" table:formula="of:=[.BX116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6:.DC117])" table:style-name="ce33">
            <text:p><text:s/>#REF!<text:s/></text:p>
          </table:table-cell>
          <table:table-cell office:value-type="float" office:value="0" table:formula="of:=AVERAGE([.DD116:.DD117])" table:style-name="ce33">
            <text:p><text:s/>#REF!<text:s/></text:p>
          </table:table-cell>
          <table:table-cell office:value-type="float" office:value="0" table:formula="of:=AVERAGE([.DE116:.DE117])" table:style-name="ce33">
            <text:p><text:s/>#REF!<text:s/></text:p>
          </table:table-cell>
          <table:table-cell office:value-type="float" office:value="0" table:formula="of:=AVERAGE([.DF116:.DF117])" table:style-name="ce33">
            <text:p><text:s/>#REF!<text:s/></text:p>
          </table:table-cell>
          <table:table-cell office:value-type="float" office:value="0" table:formula="of:=AVERAGE([.DG116:.DG117])" table:style-name="ce33">
            <text:p><text:s/>#REF!<text:s/></text:p>
          </table:table-cell>
          <table:table-cell office:value-type="float" office:value="0" table:formula="of:=AVERAGE([.DH116:.DH117])" table:style-name="ce33">
            <text:p><text:s/>#REF!<text:s/></text:p>
          </table:table-cell>
          <table:table-cell office:value-type="float" office:value="0" table:formula="of:=AVERAGE([.DI116:.DI117])" table:style-name="ce33">
            <text:p><text:s/>-<text:s/></text:p>
          </table:table-cell>
          <table:table-cell office:value-type="float" office:value="0" table:formula="of:=[.DJ116]" table:style-name="ce33">
            <text:p><text:s/>-<text:s/></text:p>
          </table:table-cell>
          <table:table-cell table:style-name="ce1"/>
          <table:table-cell office:value-type="float" office:value="0" table:formula="of:=[.DL116]/((1+$$discount_COST)^([.$B116]-1))" table:style-name="ce24">
            <text:p><text:s/>#REF!<text:s/></text:p>
          </table:table-cell>
          <table:table-cell office:value-type="float" office:value="0" table:formula="of:=[.DM116]/((1+$$discount_COST)^([.$B116]-1))" table:style-name="ce24">
            <text:p><text:s/>#REF!<text:s/></text:p>
          </table:table-cell>
          <table:table-cell office:value-type="float" office:value="0" table:formula="of:=[.DN116]/((1+$$discount_COST)^([.$B116]-1))" table:style-name="ce24">
            <text:p><text:s/>#REF!<text:s/></text:p>
          </table:table-cell>
          <table:table-cell office:value-type="float" office:value="0" table:formula="of:=[.DO116]/((1+$$discount_COST)^([.$B116]-1))" table:style-name="ce24">
            <text:p><text:s/>#REF!<text:s/></text:p>
          </table:table-cell>
          <table:table-cell office:value-type="float" office:value="0" table:formula="of:=[.DP116]/((1+$$discount_COST)^([.$B116]-1))" table:style-name="ce24">
            <text:p><text:s/>#REF!<text:s/></text:p>
          </table:table-cell>
          <table:table-cell office:value-type="float" office:value="0" table:formula="of:=[.DQ116]/((1+$$discount_COST)^([.$B116]-1))" table:style-name="ce24">
            <text:p><text:s/>#REF!<text:s/></text:p>
          </table:table-cell>
          <table:table-cell office:value-type="float" office:value="0" table:formula="of:=[.DR116]/((1+$$discount_COST)^([.$B116]-1))" table:style-name="ce24">
            <text:p><text:s/>-<text:s/></text:p>
          </table:table-cell>
          <table:table-cell office:value-type="float" office:value="0" table:formula="of:=[.DS116]/((1+$$discount_COST)^([.$B116]-1))" table:style-name="ce24">
            <text:p><text:s/>-<text:s/></text:p>
          </table:table-cell>
          <table:table-cell table:style-name="ce1"/>
          <table:table-cell office:value-type="float" office:value="0" table:formula="of:=SUM([.DU116:.EB116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116]+1" table:style-name="ce1">
            <text:p>119</text:p>
          </table:table-cell>
          <table:table-cell office:value-type="float" office:value="1" table:formula="of:=IF([.B117]&lt;$$tx_duration;$$p.discontinuation_x;1)" table:style-name="ce1">
            <text:p>1</text:p>
          </table:table-cell>
          <table:table-cell table:style-name="ce1"/>
          <table:table-cell office:value-type="float" office:value="0.20177050242669603" table:formula="of:=1-EXP(-(-LN(1-$$p.mci_mil) * $$rr.tx_mci_mil^((1-$$tx_waning)^([.$B117]-1) )))" table:style-name="ce1">
            <text:p>0.201770502</text:p>
          </table:table-cell>
          <table:table-cell office:value-type="float" office:value="0" table:formula="of:=1-EXP(-(-LN(1-$$p.mci_mod) * $$rr.tx_mci_mod^((1-$$tx_waning)^([.$B117]-1) )))" table:style-name="ce1">
            <text:p>0</text:p>
          </table:table-cell>
          <table:table-cell office:value-type="float" office:value="0" table:formula="of:=1-EXP(-(-LN(1-$$p.mci_sev) * $$rr.tx_mci_sev^((1-$$tx_waning)^([.$B117]-1) )))" table:style-name="ce1">
            <text:p>0</text:p>
          </table:table-cell>
          <table:table-cell office:value-type="float" office:value="0.28733162111310684" table:formula="of:=1-EXP(-(-LN(1-$$p.mil_mod) * $$rr.tx_mil_mod^((1-$$tx_waning)^([.$B117]-1) )))" table:style-name="ce1">
            <text:p>0.287331621</text:p>
          </table:table-cell>
          <table:table-cell table:number-columns-repeated="2" table:style-name="ce1"/>
          <table:table-cell office:value-type="float" office:value="0" table:formula="of:=(1-[.F117]-[.G117]-[.H117]) * (1-[.D117]) * (1-[.BB11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7]) * (1-[.BD11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7]-[.G117]-[.H117]) * [.D117] * (1-[.BB117])" table:style-name="ce40">
            <text:p>#REF!</text:p>
          </table:table-cell>
          <table:table-cell office:value-type="float" office:value="0" table:formula="of:=(1 - $$p.mci_mil - $$p.mci_mod - $$p.mci_sev) * (1-[.BC117])" table:style-name="ce44">
            <text:p>#REF!</text:p>
          </table:table-cell>
          <table:table-cell office:value-type="float" office:value="0" table:formula="of:=$$p.mil_mci * [.D117] * (1-[.BD117])" table:style-name="ce42">
            <text:p>#REF!</text:p>
          </table:table-cell>
          <table:table-cell office:value-type="float" office:value="0" table:formula="of:=$$p.mil_mci * (1-[.BE117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7] * (1-[.D117]) * (1-[.BB117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7] - $$p.mil_sev) * (1-[.D117]) * (1-[.BD117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7] * [.D117] * (1-[.BB117])" table:style-name="ce40">
            <text:p>#REF!</text:p>
          </table:table-cell>
          <table:table-cell office:value-type="float" office:value="0" table:formula="of:=$$p.mci_mil * (1-[.BC117])" table:style-name="ce44">
            <text:p>#REF!</text:p>
          </table:table-cell>
          <table:table-cell office:value-type="float" office:value="0" table:formula="of:=(1 - $$p.mil_mci - [.I117] - $$p.mil_sev) * [.D117] * (1-[.BD117])" table:style-name="ce44">
            <text:p>#REF!</text:p>
          </table:table-cell>
          <table:table-cell office:value-type="float" office:value="0" table:formula="of:=(1 - $$p.mil_mci - $$p.mil_mod - $$p.mil_sev) * (1-[.BE117])" table:style-name="ce44">
            <text:p>#REF!</text:p>
          </table:table-cell>
          <table:table-cell office:value-type="float" office:value="0" table:formula="of:=$$p.mod_mil * (1-[.BF117])" table:style-name="ce44">
            <text:p>#REF!</text:p>
          </table:table-cell>
          <table:table-cell office:value-type="float" office:value="0" table:formula="of:=$$p.sev_mil * (1-[.BG11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7] * (1-[.BB117])" table:style-name="ce40">
            <text:p>#REF!</text:p>
          </table:table-cell>
          <table:table-cell office:value-type="float" office:value="0" table:formula="of:=$$p.mci_mod * (1-[.BC117])" table:style-name="ce42">
            <text:p>#REF!</text:p>
          </table:table-cell>
          <table:table-cell office:value-type="float" office:value="0" table:formula="of:=[.I117] * (1-[.BD117])" table:style-name="ce44">
            <text:p>#REF!</text:p>
          </table:table-cell>
          <table:table-cell office:value-type="float" office:value="0" table:formula="of:=$$p.mil_mod * (1-[.BE117])" table:style-name="ce44">
            <text:p>#REF!</text:p>
          </table:table-cell>
          <table:table-cell office:value-type="float" office:value="0" table:formula="of:=(1-$$p.mod_mil-$$p.mod_sev) * (1-[.BF117])" table:style-name="ce44">
            <text:p>#REF!</text:p>
          </table:table-cell>
          <table:table-cell office:value-type="float" office:value="0" table:formula="of:=$$p.sev_mod * (1-[.BG11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7] * (1-[.BB117])" table:style-name="ce45">
            <text:p>#REF!</text:p>
          </table:table-cell>
          <table:table-cell office:value-type="float" office:value="0" table:formula="of:=$$p.mci_sev * (1-[.BC117])" table:style-name="ce42">
            <text:p>#REF!</text:p>
          </table:table-cell>
          <table:table-cell office:value-type="float" office:value="0" table:formula="of:=$$p.mil_sev * (1-[.BD117])" table:style-name="ce44">
            <text:p>#REF!</text:p>
          </table:table-cell>
          <table:table-cell office:value-type="float" office:value="0" table:formula="of:=$$p.mil_sev * (1-[.BE117])" table:style-name="ce44">
            <text:p>#REF!</text:p>
          </table:table-cell>
          <table:table-cell office:value-type="float" office:value="0" table:formula="of:=$$p.mod_sev * (1-[.BF117])" table:style-name="ce44">
            <text:p>#REF!</text:p>
          </table:table-cell>
          <table:table-cell office:value-type="float" office:value="0" table:formula="of:=(1-$$p.sev_mil-$$p.sev_mod) * (1-[.BG117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7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7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7];[.S117];[.Z117];[.AG117];[.AN117];[.AU117];[.BB117])=1" table:style-name="ce29">
            <text:p>#REF!</text:p>
          </table:table-cell>
          <table:table-cell office:value-type="float" office:value="0" table:formula="of:=SUM([.M117];[.T117];[.AA117];[.AH117];[.AO117];[.AV117];[.BC117])=1" table:style-name="ce29">
            <text:p>#REF!</text:p>
          </table:table-cell>
          <table:table-cell office:value-type="float" office:value="0" table:formula="of:=SUM([.N117];[.U117];[.AB117];[.AI117];[.AP117];[.AW117];[.BD117])=1" table:style-name="ce29">
            <text:p>#REF!</text:p>
          </table:table-cell>
          <table:table-cell office:value-type="float" office:value="0" table:formula="of:=SUM([.O117];[.V117];[.AC117];[.AJ117];[.AQ117];[.AX117];[.BE117])=1" table:style-name="ce29">
            <text:p>#REF!</text:p>
          </table:table-cell>
          <table:table-cell office:value-type="float" office:value="0" table:formula="of:=SUM([.P117];[.W117];[.AD117];[.AK117];[.AR117];[.AY117];[.BF117])=1" table:style-name="ce29">
            <text:p>#REF!</text:p>
          </table:table-cell>
          <table:table-cell office:value-type="float" office:value="0" table:formula="of:=SUM([.Q117];[.X117];[.AE117];[.AL117];[.AS117];[.AZ117];[.BG117])=1" table:style-name="ce29">
            <text:p>#REF!</text:p>
          </table:table-cell>
          <table:table-cell office:value-type="boolean" office:boolean-value="true" table:formula="of:=SUM([.R117];[.Y117];[.AF117];[.AM117];[.AT117];[.BA117];[.BH117])=1" table:style-name="ce29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S116:.BY116];TRANSPOSE([.L116:.R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S116:.Y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Z116:.AF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G116:.AM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N116:.AT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U116:.BA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BB116:.BH11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7:.BY117])=1" table:style-name="ce29">
            <text:p>#REF!</text:p>
          </table:table-cell>
          <table:table-cell table:style-name="ce1"/>
          <table:table-cell office:value-type="float" office:value="0" table:formula="of:=[.BS117] * $$u.mci" table:style-name="ce22">
            <text:p>#REF!</text:p>
          </table:table-cell>
          <table:table-cell office:value-type="float" office:value="0" table:formula="of:=[.BT117] * $$u.mci" table:style-name="ce22">
            <text:p>#REF!</text:p>
          </table:table-cell>
          <table:table-cell office:value-type="float" office:value="0" table:formula="of:=[.BU117] * $$u.mil" table:style-name="ce22">
            <text:p>#REF!</text:p>
          </table:table-cell>
          <table:table-cell office:value-type="float" office:value="0" table:formula="of:=[.BV117] * $$u.mil" table:style-name="ce22">
            <text:p>#REF!</text:p>
          </table:table-cell>
          <table:table-cell office:value-type="float" office:value="0" table:formula="of:=[.BW117] * $$u.mod" table:style-name="ce22">
            <text:p>#REF!</text:p>
          </table:table-cell>
          <table:table-cell office:value-type="float" office:value="0" table:formula="of:=[.BX117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7:.CC118])" table:style-name="ce31">
            <text:p>#REF!</text:p>
          </table:table-cell>
          <table:table-cell office:value-type="float" office:value="0" table:formula="of:=AVERAGE([.CD117:.CD118])" table:style-name="ce31">
            <text:p>#REF!</text:p>
          </table:table-cell>
          <table:table-cell office:value-type="float" office:value="0" table:formula="of:=AVERAGE([.CE117:.CE118])" table:style-name="ce31">
            <text:p>#REF!</text:p>
          </table:table-cell>
          <table:table-cell office:value-type="float" office:value="0" table:formula="of:=AVERAGE([.CF117:.CF118])" table:style-name="ce31">
            <text:p>#REF!</text:p>
          </table:table-cell>
          <table:table-cell office:value-type="float" office:value="0" table:formula="of:=AVERAGE([.CG117:.CG118])" table:style-name="ce31">
            <text:p>#REF!</text:p>
          </table:table-cell>
          <table:table-cell office:value-type="float" office:value="0" table:formula="of:=AVERAGE([.CH117:.CH118])" table:style-name="ce31">
            <text:p>#REF!</text:p>
          </table:table-cell>
          <table:table-cell office:value-type="float" office:value="0" table:formula="of:=AVERAGE([.CI117:.CI118])" table:style-name="ce31">
            <text:p>0.00</text:p>
          </table:table-cell>
          <table:table-cell table:style-name="ce1"/>
          <table:table-cell office:value-type="float" office:value="0" table:formula="of:=[.CK117]/((1+$$discount_COST)^([.$B117]-1))" table:style-name="ce22">
            <text:p>#REF!</text:p>
          </table:table-cell>
          <table:table-cell office:value-type="float" office:value="0" table:formula="of:=[.CL117]/((1+$$discount_COST)^([.$B117]-1))" table:style-name="ce22">
            <text:p>#REF!</text:p>
          </table:table-cell>
          <table:table-cell office:value-type="float" office:value="0" table:formula="of:=[.CM117]/((1+$$discount_COST)^([.$B117]-1))" table:style-name="ce22">
            <text:p>#REF!</text:p>
          </table:table-cell>
          <table:table-cell office:value-type="float" office:value="0" table:formula="of:=[.CN117]/((1+$$discount_COST)^([.$B117]-1))" table:style-name="ce22">
            <text:p>#REF!</text:p>
          </table:table-cell>
          <table:table-cell office:value-type="float" office:value="0" table:formula="of:=[.CO117]/((1+$$discount_COST)^([.$B117]-1))" table:style-name="ce22">
            <text:p>#REF!</text:p>
          </table:table-cell>
          <table:table-cell office:value-type="float" office:value="0" table:formula="of:=[.CP117]/((1+$$discount_COST)^([.$B117]-1))" table:style-name="ce22">
            <text:p>#REF!</text:p>
          </table:table-cell>
          <table:table-cell office:value-type="float" office:value="0" table:formula="of:=[.CQ117]/((1+$$discount_COST)^([.$B117]-1))" table:style-name="ce22">
            <text:p>0.00</text:p>
          </table:table-cell>
          <table:table-cell table:style-name="ce1"/>
          <table:table-cell office:value-type="float" office:value="0" table:formula="of:=SUM([.CS117:.CY117])" table:style-name="ce31">
            <text:p>#REF!</text:p>
          </table:table-cell>
          <table:table-cell table:style-name="ce1"/>
          <table:table-cell office:value-type="float" office:value="0" table:formula="of:=[.BS117] * ($$c.mci + $$c.Tx)" table:style-name="ce24">
            <text:p><text:s/>#REF!<text:s/></text:p>
          </table:table-cell>
          <table:table-cell office:value-type="float" office:value="0" table:formula="of:=[.BT117]*$$c.mci" table:style-name="ce24">
            <text:p><text:s/>#REF!<text:s/></text:p>
          </table:table-cell>
          <table:table-cell office:value-type="float" office:value="0" table:formula="of:=[.BU117] * ($$c.mil + $$c.Tx)" table:style-name="ce24">
            <text:p><text:s/>#REF!<text:s/></text:p>
          </table:table-cell>
          <table:table-cell office:value-type="float" office:value="0" table:formula="of:=[.BV117]*$$c.mil" table:style-name="ce24">
            <text:p><text:s/>#REF!<text:s/></text:p>
          </table:table-cell>
          <table:table-cell office:value-type="float" office:value="0" table:formula="of:=[.BW117]*$$c.mod" table:style-name="ce24">
            <text:p><text:s/>#REF!<text:s/></text:p>
          </table:table-cell>
          <table:table-cell office:value-type="float" office:value="0" table:formula="of:=[.BX117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7:.DC118])" table:style-name="ce33">
            <text:p><text:s/>#REF!<text:s/></text:p>
          </table:table-cell>
          <table:table-cell office:value-type="float" office:value="0" table:formula="of:=AVERAGE([.DD117:.DD118])" table:style-name="ce33">
            <text:p><text:s/>#REF!<text:s/></text:p>
          </table:table-cell>
          <table:table-cell office:value-type="float" office:value="0" table:formula="of:=AVERAGE([.DE117:.DE118])" table:style-name="ce33">
            <text:p><text:s/>#REF!<text:s/></text:p>
          </table:table-cell>
          <table:table-cell office:value-type="float" office:value="0" table:formula="of:=AVERAGE([.DF117:.DF118])" table:style-name="ce33">
            <text:p><text:s/>#REF!<text:s/></text:p>
          </table:table-cell>
          <table:table-cell office:value-type="float" office:value="0" table:formula="of:=AVERAGE([.DG117:.DG118])" table:style-name="ce33">
            <text:p><text:s/>#REF!<text:s/></text:p>
          </table:table-cell>
          <table:table-cell office:value-type="float" office:value="0" table:formula="of:=AVERAGE([.DH117:.DH118])" table:style-name="ce33">
            <text:p><text:s/>#REF!<text:s/></text:p>
          </table:table-cell>
          <table:table-cell office:value-type="float" office:value="0" table:formula="of:=AVERAGE([.DI117:.DI118])" table:style-name="ce33">
            <text:p><text:s/>-<text:s/></text:p>
          </table:table-cell>
          <table:table-cell office:value-type="float" office:value="0" table:formula="of:=[.DJ117]" table:style-name="ce33">
            <text:p><text:s/>-<text:s/></text:p>
          </table:table-cell>
          <table:table-cell table:style-name="ce1"/>
          <table:table-cell office:value-type="float" office:value="0" table:formula="of:=[.DL117]/((1+$$discount_COST)^([.$B117]-1))" table:style-name="ce24">
            <text:p><text:s/>#REF!<text:s/></text:p>
          </table:table-cell>
          <table:table-cell office:value-type="float" office:value="0" table:formula="of:=[.DM117]/((1+$$discount_COST)^([.$B117]-1))" table:style-name="ce24">
            <text:p><text:s/>#REF!<text:s/></text:p>
          </table:table-cell>
          <table:table-cell office:value-type="float" office:value="0" table:formula="of:=[.DN117]/((1+$$discount_COST)^([.$B117]-1))" table:style-name="ce24">
            <text:p><text:s/>#REF!<text:s/></text:p>
          </table:table-cell>
          <table:table-cell office:value-type="float" office:value="0" table:formula="of:=[.DO117]/((1+$$discount_COST)^([.$B117]-1))" table:style-name="ce24">
            <text:p><text:s/>#REF!<text:s/></text:p>
          </table:table-cell>
          <table:table-cell office:value-type="float" office:value="0" table:formula="of:=[.DP117]/((1+$$discount_COST)^([.$B117]-1))" table:style-name="ce24">
            <text:p><text:s/>#REF!<text:s/></text:p>
          </table:table-cell>
          <table:table-cell office:value-type="float" office:value="0" table:formula="of:=[.DQ117]/((1+$$discount_COST)^([.$B117]-1))" table:style-name="ce24">
            <text:p><text:s/>#REF!<text:s/></text:p>
          </table:table-cell>
          <table:table-cell office:value-type="float" office:value="0" table:formula="of:=[.DR117]/((1+$$discount_COST)^([.$B117]-1))" table:style-name="ce24">
            <text:p><text:s/>-<text:s/></text:p>
          </table:table-cell>
          <table:table-cell office:value-type="float" office:value="0" table:formula="of:=[.DS117]/((1+$$discount_COST)^([.$B117]-1))" table:style-name="ce24">
            <text:p><text:s/>-<text:s/></text:p>
          </table:table-cell>
          <table:table-cell table:style-name="ce1"/>
          <table:table-cell office:value-type="float" office:value="0" table:formula="of:=SUM([.DU117:.EB117])" table:style-name="ce33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117]+1" table:style-name="ce1">
            <text:p>120</text:p>
          </table:table-cell>
          <table:table-cell office:value-type="float" office:value="1" table:formula="of:=IF([.B118]&lt;$$tx_duration;$$p.discontinuation_x;1)" table:style-name="ce1">
            <text:p>1</text:p>
          </table:table-cell>
          <table:table-cell table:style-name="ce1"/>
          <table:table-cell office:value-type="float" office:value="0.20198017342380403" table:formula="of:=1-EXP(-(-LN(1-$$p.mci_mil) * $$rr.tx_mci_mil^((1-$$tx_waning)^([.$B118]-1) )))" table:style-name="ce1">
            <text:p>0.201980173</text:p>
          </table:table-cell>
          <table:table-cell office:value-type="float" office:value="0" table:formula="of:=1-EXP(-(-LN(1-$$p.mci_mod) * $$rr.tx_mci_mod^((1-$$tx_waning)^([.$B118]-1) )))" table:style-name="ce1">
            <text:p>0</text:p>
          </table:table-cell>
          <table:table-cell office:value-type="float" office:value="0" table:formula="of:=1-EXP(-(-LN(1-$$p.mci_sev) * $$rr.tx_mci_sev^((1-$$tx_waning)^([.$B118]-1) )))" table:style-name="ce1">
            <text:p>0</text:p>
          </table:table-cell>
          <table:table-cell office:value-type="float" office:value="0.287612979271886" table:formula="of:=1-EXP(-(-LN(1-$$p.mil_mod) * $$rr.tx_mil_mod^((1-$$tx_waning)^([.$B118]-1) )))" table:style-name="ce1">
            <text:p>0.287612979</text:p>
          </table:table-cell>
          <table:table-cell table:number-columns-repeated="2" table:style-name="ce1"/>
          <table:table-cell office:value-type="float" office:value="0" table:formula="of:=(1-[.F118]-[.G118]-[.H118]) * (1-[.D118]) * (1-[.BB11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$$p.mil_mci * (1-[.D118]) * (1-[.BD11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(1-[.F118]-[.G118]-[.H118]) * [.D118] * (1-[.BB118])" table:style-name="ce40">
            <text:p>#REF!</text:p>
          </table:table-cell>
          <table:table-cell office:value-type="float" office:value="0" table:formula="of:=(1 - $$p.mci_mil - $$p.mci_mod - $$p.mci_sev) * (1-[.BC118])" table:style-name="ce44">
            <text:p>#REF!</text:p>
          </table:table-cell>
          <table:table-cell office:value-type="float" office:value="0" table:formula="of:=$$p.mil_mci * [.D118] * (1-[.BD118])" table:style-name="ce42">
            <text:p>#REF!</text:p>
          </table:table-cell>
          <table:table-cell office:value-type="float" office:value="0" table:formula="of:=$$p.mil_mci * (1-[.BE118])" table:style-name="ce42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8] * (1-[.D118]) * (1-[.BB118])" table:style-name="ce40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(1 - $$p.mil_mci - [.I118] - $$p.mil_sev) * (1-[.D118]) * (1-[.BD118])" table:style-name="ce44">
            <text:p>#REF!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F118] * [.D118] * (1-[.BB118])" table:style-name="ce40">
            <text:p>#REF!</text:p>
          </table:table-cell>
          <table:table-cell office:value-type="float" office:value="0" table:formula="of:=$$p.mci_mil * (1-[.BC118])" table:style-name="ce44">
            <text:p>#REF!</text:p>
          </table:table-cell>
          <table:table-cell office:value-type="float" office:value="0" table:formula="of:=(1 - $$p.mil_mci - [.I118] - $$p.mil_sev) * [.D118] * (1-[.BD118])" table:style-name="ce44">
            <text:p>#REF!</text:p>
          </table:table-cell>
          <table:table-cell office:value-type="float" office:value="0" table:formula="of:=(1 - $$p.mil_mci - $$p.mil_mod - $$p.mil_sev) * (1-[.BE118])" table:style-name="ce44">
            <text:p>#REF!</text:p>
          </table:table-cell>
          <table:table-cell office:value-type="float" office:value="0" table:formula="of:=$$p.mod_mil * (1-[.BF118])" table:style-name="ce44">
            <text:p>#REF!</text:p>
          </table:table-cell>
          <table:table-cell office:value-type="float" office:value="0" table:formula="of:=$$p.sev_mil * (1-[.BG11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G118] * (1-[.BB118])" table:style-name="ce40">
            <text:p>#REF!</text:p>
          </table:table-cell>
          <table:table-cell office:value-type="float" office:value="0" table:formula="of:=$$p.mci_mod * (1-[.BC118])" table:style-name="ce42">
            <text:p>#REF!</text:p>
          </table:table-cell>
          <table:table-cell office:value-type="float" office:value="0" table:formula="of:=[.I118] * (1-[.BD118])" table:style-name="ce44">
            <text:p>#REF!</text:p>
          </table:table-cell>
          <table:table-cell office:value-type="float" office:value="0" table:formula="of:=$$p.mil_mod * (1-[.BE118])" table:style-name="ce44">
            <text:p>#REF!</text:p>
          </table:table-cell>
          <table:table-cell office:value-type="float" office:value="0" table:formula="of:=(1-$$p.mod_mil-$$p.mod_sev) * (1-[.BF118])" table:style-name="ce44">
            <text:p>#REF!</text:p>
          </table:table-cell>
          <table:table-cell office:value-type="float" office:value="0" table:formula="of:=$$p.sev_mod * (1-[.BG11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H118] * (1-[.BB118])" table:style-name="ce45">
            <text:p>#REF!</text:p>
          </table:table-cell>
          <table:table-cell office:value-type="float" office:value="0" table:formula="of:=$$p.mci_sev * (1-[.BC118])" table:style-name="ce42">
            <text:p>#REF!</text:p>
          </table:table-cell>
          <table:table-cell office:value-type="float" office:value="0" table:formula="of:=$$p.mil_sev * (1-[.BD118])" table:style-name="ce44">
            <text:p>#REF!</text:p>
          </table:table-cell>
          <table:table-cell office:value-type="float" office:value="0" table:formula="of:=$$p.mil_sev * (1-[.BE118])" table:style-name="ce44">
            <text:p>#REF!</text:p>
          </table:table-cell>
          <table:table-cell office:value-type="float" office:value="0" table:formula="of:=$$p.mod_sev * (1-[.BF118])" table:style-name="ce44">
            <text:p>#REF!</text:p>
          </table:table-cell>
          <table:table-cell office:value-type="float" office:value="0" table:formula="of:=(1-$$p.sev_mil-$$p.sev_mod) * (1-[.BG118])" table:style-name="ce44">
            <text:p>#REF!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40">
            <text:p>#REF!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8]) * $$hr.mort_mod * $$hr.mort_verymilddem)" table:number-matrix-columns-spanned="1" table:number-matrix-rows-spanned="1" table:style-name="ce44">
            <text:p>#REF!</text:p>
          </table:table-cell>
          <table:table-cell office:value-type="float" office:value="0" table:formula="of:=1-EXP(-INDEX($$m.r.mortality_f; [.C118]) * $$hr.mort_sev * $$hr.mort_verymilddem)" table:number-matrix-columns-spanned="1" table:number-matrix-rows-spanned="1" table:style-name="ce44">
            <text:p>#REF!</text:p>
          </table:table-cell>
          <table:table-cell office:value-type="float" office:value="1" table:style-name="ce43">
            <text:p>1</text:p>
          </table:table-cell>
          <table:table-cell table:style-name="ce1"/>
          <table:table-cell office:value-type="float" office:value="0" table:formula="of:=SUM([.L118];[.S118];[.Z118];[.AG118];[.AN118];[.AU118];[.BB118])=1" table:style-name="ce29">
            <text:p>#REF!</text:p>
          </table:table-cell>
          <table:table-cell office:value-type="float" office:value="0" table:formula="of:=SUM([.M118];[.T118];[.AA118];[.AH118];[.AO118];[.AV118];[.BC118])=1" table:style-name="ce29">
            <text:p>#REF!</text:p>
          </table:table-cell>
          <table:table-cell office:value-type="float" office:value="0" table:formula="of:=SUM([.N118];[.U118];[.AB118];[.AI118];[.AP118];[.AW118];[.BD118])=1" table:style-name="ce29">
            <text:p>#REF!</text:p>
          </table:table-cell>
          <table:table-cell office:value-type="float" office:value="0" table:formula="of:=SUM([.O118];[.V118];[.AC118];[.AJ118];[.AQ118];[.AX118];[.BE118])=1" table:style-name="ce29">
            <text:p>#REF!</text:p>
          </table:table-cell>
          <table:table-cell office:value-type="float" office:value="0" table:formula="of:=SUM([.P118];[.W118];[.AD118];[.AK118];[.AR118];[.AY118];[.BF118])=1" table:style-name="ce29">
            <text:p>#REF!</text:p>
          </table:table-cell>
          <table:table-cell office:value-type="float" office:value="0" table:formula="of:=SUM([.Q118];[.X118];[.AE118];[.AL118];[.AS118];[.AZ118];[.BG118])=1" table:style-name="ce29">
            <text:p>#REF!</text:p>
          </table:table-cell>
          <table:table-cell office:value-type="boolean" office:boolean-value="true" table:formula="of:=SUM([.R118];[.Y118];[.AF118];[.AM118];[.AT118];[.BA118];[.BH118])=1" table:style-name="ce29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S117:.BY117];TRANSPOSE([.L117:.R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S117:.Y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Z117:.AF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G117:.AM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N117:.AT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U117:.BA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BB117:.BH11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8:.BY118])=1" table:style-name="ce29">
            <text:p>#REF!</text:p>
          </table:table-cell>
          <table:table-cell table:style-name="ce1"/>
          <table:table-cell office:value-type="float" office:value="0" table:formula="of:=[.BS118] * $$u.mci" table:style-name="ce22">
            <text:p>#REF!</text:p>
          </table:table-cell>
          <table:table-cell office:value-type="float" office:value="0" table:formula="of:=[.BT118] * $$u.mci" table:style-name="ce22">
            <text:p>#REF!</text:p>
          </table:table-cell>
          <table:table-cell office:value-type="float" office:value="0" table:formula="of:=[.BU118] * $$u.mil" table:style-name="ce22">
            <text:p>#REF!</text:p>
          </table:table-cell>
          <table:table-cell office:value-type="float" office:value="0" table:formula="of:=[.BV118] * $$u.mil" table:style-name="ce22">
            <text:p>#REF!</text:p>
          </table:table-cell>
          <table:table-cell office:value-type="float" office:value="0" table:formula="of:=[.BW118] * $$u.mod" table:style-name="ce22">
            <text:p>#REF!</text:p>
          </table:table-cell>
          <table:table-cell office:value-type="float" office:value="0" table:formula="of:=[.BX118] * $$u.sev" table:style-name="ce22">
            <text:p>#REF!</text:p>
          </table:table-cell>
          <table:table-cell office:value-type="float" office:value="0" table:style-name="ce22">
            <text:p>0.00</text:p>
          </table:table-cell>
          <table:table-cell table:style-name="ce1"/>
          <table:table-cell office:value-type="float" office:value="0" table:formula="of:=AVERAGE([.CC118:.CC119])" table:style-name="ce31">
            <text:p>#REF!</text:p>
          </table:table-cell>
          <table:table-cell office:value-type="float" office:value="0" table:formula="of:=AVERAGE([.CD118:.CD119])" table:style-name="ce31">
            <text:p>#REF!</text:p>
          </table:table-cell>
          <table:table-cell office:value-type="float" office:value="0" table:formula="of:=AVERAGE([.CE118:.CE119])" table:style-name="ce31">
            <text:p>#REF!</text:p>
          </table:table-cell>
          <table:table-cell office:value-type="float" office:value="0" table:formula="of:=AVERAGE([.CF118:.CF119])" table:style-name="ce31">
            <text:p>#REF!</text:p>
          </table:table-cell>
          <table:table-cell office:value-type="float" office:value="0" table:formula="of:=AVERAGE([.CG118:.CG119])" table:style-name="ce31">
            <text:p>#REF!</text:p>
          </table:table-cell>
          <table:table-cell office:value-type="float" office:value="0" table:formula="of:=AVERAGE([.CH118:.CH119])" table:style-name="ce31">
            <text:p>#REF!</text:p>
          </table:table-cell>
          <table:table-cell office:value-type="float" office:value="0" table:formula="of:=AVERAGE([.CI118:.CI119])" table:style-name="ce31">
            <text:p>0.00</text:p>
          </table:table-cell>
          <table:table-cell table:style-name="ce1"/>
          <table:table-cell office:value-type="float" office:value="0" table:formula="of:=[.CK118]/((1+$$discount_COST)^([.$B118]-1))" table:style-name="ce22">
            <text:p>#REF!</text:p>
          </table:table-cell>
          <table:table-cell office:value-type="float" office:value="0" table:formula="of:=[.CL118]/((1+$$discount_COST)^([.$B118]-1))" table:style-name="ce22">
            <text:p>#REF!</text:p>
          </table:table-cell>
          <table:table-cell office:value-type="float" office:value="0" table:formula="of:=[.CM118]/((1+$$discount_COST)^([.$B118]-1))" table:style-name="ce22">
            <text:p>#REF!</text:p>
          </table:table-cell>
          <table:table-cell office:value-type="float" office:value="0" table:formula="of:=[.CN118]/((1+$$discount_COST)^([.$B118]-1))" table:style-name="ce22">
            <text:p>#REF!</text:p>
          </table:table-cell>
          <table:table-cell office:value-type="float" office:value="0" table:formula="of:=[.CO118]/((1+$$discount_COST)^([.$B118]-1))" table:style-name="ce22">
            <text:p>#REF!</text:p>
          </table:table-cell>
          <table:table-cell office:value-type="float" office:value="0" table:formula="of:=[.CP118]/((1+$$discount_COST)^([.$B118]-1))" table:style-name="ce22">
            <text:p>#REF!</text:p>
          </table:table-cell>
          <table:table-cell office:value-type="float" office:value="0" table:formula="of:=[.CQ118]/((1+$$discount_COST)^([.$B118]-1))" table:style-name="ce22">
            <text:p>0.00</text:p>
          </table:table-cell>
          <table:table-cell table:style-name="ce1"/>
          <table:table-cell office:value-type="float" office:value="0" table:formula="of:=SUM([.CS118:.CY118])" table:style-name="ce31">
            <text:p>#REF!</text:p>
          </table:table-cell>
          <table:table-cell table:style-name="ce1"/>
          <table:table-cell office:value-type="float" office:value="0" table:formula="of:=[.BS118] * ($$c.mci + $$c.Tx)" table:style-name="ce24">
            <text:p><text:s/>#REF!<text:s/></text:p>
          </table:table-cell>
          <table:table-cell office:value-type="float" office:value="0" table:formula="of:=[.BT118]*$$c.mci" table:style-name="ce24">
            <text:p><text:s/>#REF!<text:s/></text:p>
          </table:table-cell>
          <table:table-cell office:value-type="float" office:value="0" table:formula="of:=[.BU118] * ($$c.mil + $$c.Tx)" table:style-name="ce24">
            <text:p><text:s/>#REF!<text:s/></text:p>
          </table:table-cell>
          <table:table-cell office:value-type="float" office:value="0" table:formula="of:=[.BV118]*$$c.mil" table:style-name="ce24">
            <text:p><text:s/>#REF!<text:s/></text:p>
          </table:table-cell>
          <table:table-cell office:value-type="float" office:value="0" table:formula="of:=[.BW118]*$$c.mod" table:style-name="ce24">
            <text:p><text:s/>#REF!<text:s/></text:p>
          </table:table-cell>
          <table:table-cell office:value-type="float" office:value="0" table:formula="of:=[.BX118]*$$c.sev" table:style-name="ce24">
            <text:p><text:s/>#REF!<text:s/></text:p>
          </table:table-cell>
          <table:table-cell office:value-type="float" office:value="0" table:style-name="ce32">
            <text:p><text:s/>-<text:s/></text:p>
          </table:table-cell>
          <table:table-cell table:style-name="ce24"/>
          <table:table-cell table:style-name="ce34"/>
          <table:table-cell office:value-type="float" office:value="0" table:formula="of:=AVERAGE([.DC118:.DC119])" table:style-name="ce33">
            <text:p><text:s/>#REF!<text:s/></text:p>
          </table:table-cell>
          <table:table-cell office:value-type="float" office:value="0" table:formula="of:=AVERAGE([.DD118:.DD119])" table:style-name="ce33">
            <text:p><text:s/>#REF!<text:s/></text:p>
          </table:table-cell>
          <table:table-cell office:value-type="float" office:value="0" table:formula="of:=AVERAGE([.DE118:.DE119])" table:style-name="ce33">
            <text:p><text:s/>#REF!<text:s/></text:p>
          </table:table-cell>
          <table:table-cell office:value-type="float" office:value="0" table:formula="of:=AVERAGE([.DF118:.DF119])" table:style-name="ce33">
            <text:p><text:s/>#REF!<text:s/></text:p>
          </table:table-cell>
          <table:table-cell office:value-type="float" office:value="0" table:formula="of:=AVERAGE([.DG118:.DG119])" table:style-name="ce33">
            <text:p><text:s/>#REF!<text:s/></text:p>
          </table:table-cell>
          <table:table-cell office:value-type="float" office:value="0" table:formula="of:=AVERAGE([.DH118:.DH119])" table:style-name="ce33">
            <text:p><text:s/>#REF!<text:s/></text:p>
          </table:table-cell>
          <table:table-cell office:value-type="float" office:value="0" table:formula="of:=AVERAGE([.DI118:.DI119])" table:style-name="ce33">
            <text:p><text:s/>-<text:s/></text:p>
          </table:table-cell>
          <table:table-cell office:value-type="float" office:value="0" table:formula="of:=[.DJ118]" table:style-name="ce33">
            <text:p><text:s/>-<text:s/></text:p>
          </table:table-cell>
          <table:table-cell table:style-name="ce1"/>
          <table:table-cell office:value-type="float" office:value="0" table:formula="of:=[.DL118]/((1+$$discount_COST)^([.$B118]-1))" table:style-name="ce24">
            <text:p><text:s/>#REF!<text:s/></text:p>
          </table:table-cell>
          <table:table-cell office:value-type="float" office:value="0" table:formula="of:=[.DM118]/((1+$$discount_COST)^([.$B118]-1))" table:style-name="ce24">
            <text:p><text:s/>#REF!<text:s/></text:p>
          </table:table-cell>
          <table:table-cell office:value-type="float" office:value="0" table:formula="of:=[.DN118]/((1+$$discount_COST)^([.$B118]-1))" table:style-name="ce24">
            <text:p><text:s/>#REF!<text:s/></text:p>
          </table:table-cell>
          <table:table-cell office:value-type="float" office:value="0" table:formula="of:=[.DO118]/((1+$$discount_COST)^([.$B118]-1))" table:style-name="ce24">
            <text:p><text:s/>#REF!<text:s/></text:p>
          </table:table-cell>
          <table:table-cell office:value-type="float" office:value="0" table:formula="of:=[.DP118]/((1+$$discount_COST)^([.$B118]-1))" table:style-name="ce24">
            <text:p><text:s/>#REF!<text:s/></text:p>
          </table:table-cell>
          <table:table-cell office:value-type="float" office:value="0" table:formula="of:=[.DQ118]/((1+$$discount_COST)^([.$B118]-1))" table:style-name="ce24">
            <text:p><text:s/>#REF!<text:s/></text:p>
          </table:table-cell>
          <table:table-cell office:value-type="float" office:value="0" table:formula="of:=[.DR118]/((1+$$discount_COST)^([.$B118]-1))" table:style-name="ce24">
            <text:p><text:s/>-<text:s/></text:p>
          </table:table-cell>
          <table:table-cell office:value-type="float" office:value="0" table:formula="of:=[.DS118]/((1+$$discount_COST)^([.$B118]-1))" table:style-name="ce24">
            <text:p><text:s/>-<text:s/></text:p>
          </table:table-cell>
          <table:table-cell table:style-name="ce1"/>
          <table:table-cell office:value-type="float" office:value="0" table:formula="of:=SUM([.DU118:.EB118])" table:style-name="ce33">
            <text:p><text:s/>#REF!<text:s/></text:p>
          </table:table-cell>
          <table:table-cell table:number-columns-repeated="16250"/>
        </table:table-row>
        <table:table-row table:style-name="ro3">
          <table:table-cell/>
          <table:table-cell table:number-columns-repeated="10" table:style-name="ce1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25"/>
          <table:table-cell table:number-columns-repeated="5" table:style-name="ce3"/>
          <table:table-cell table:style-name="ce26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number-rows-repeated="1048457" table:style-name="ro1">
          <table:table-cell table:number-columns-repeated="16384"/>
        </table:table-row>
      </table:table>
      <table:table table:name="outcomes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6" table:default-cell-style-name="ce1"/>
        <table:table-column table:style-name="co11" table:number-columns-repeated="7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636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Outcome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5">
            <text:p>mean/person</text:p>
          </table:table-cell>
          <table:table-cell table:number-columns-repeated="13" table:style-name="ce5"/>
          <table:table-cell table:number-columns-repeated="16369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2">
            <text:p>QALYs (discounted)</text:p>
          </table:table-cell>
          <table:table-cell office:value-type="string" table:style-name="ce12">
            <text:p>Costs (discounted)</text:p>
          </table:table-cell>
          <table:table-cell office:value-type="string" table:style-name="ce12">
            <text:p>mci on treatment</text:p>
          </table:table-cell>
          <table:table-cell office:value-type="string" table:style-name="ce12">
            <text:p>mci off treatment</text:p>
          </table:table-cell>
          <table:table-cell office:value-type="string" table:style-name="ce12">
            <text:p>mild on treatment</text:p>
          </table:table-cell>
          <table:table-cell office:value-type="string" table:style-name="ce12">
            <text:p>mild off treatment</text:p>
          </table:table-cell>
          <table:table-cell office:value-type="string" table:style-name="ce12">
            <text:p>moderate</text:p>
          </table:table-cell>
          <table:table-cell office:value-type="string" table:style-name="ce12">
            <text:p>severe</text:p>
          </table:table-cell>
          <table:table-cell office:value-type="string" table:style-name="ce12">
            <text:p>life years</text:p>
          </table:table-cell>
          <table:table-cell office:value-type="string" table:style-name="ce12">
            <text:p>on treatment</text:p>
          </table:table-cell>
          <table:table-cell office:value-type="string" table:style-name="ce12">
            <text:p>mci</text:p>
          </table:table-cell>
          <table:table-cell office:value-type="string" table:style-name="ce12">
            <text:p>mild</text:p>
          </table:table-cell>
          <table:table-cell office:value-type="string" table:style-name="ce12">
            <text:p>NHB</text:p>
          </table:table-cell>
          <table:table-cell table:style-name="ce1"/>
          <table:table-cell office:value-type="string" table:style-name="ce1">
            <text:p>QALYs (discounted)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2">
            <text:p>SOC (standard of care)</text:p>
          </table:table-cell>
          <table:table-cell office:value-type="float" office:value="5.708217543101636" table:formula="of:=[scenario.DA8]" table:style-name="ce46">
            <text:p>5.708</text:p>
          </table:table-cell>
          <table:table-cell office:value-type="float" office:value="250356.14347999357" table:formula="of:=[scenario.ED8]" table:style-name="ce48">
            <text:p><text:s/>250,356<text:s/></text:p>
          </table:table-cell>
          <table:table-cell office:value-type="float" office:value="0" table:formula="of:=[scenario.BS8]" table:style-name="ce36">
            <text:p>0.0</text:p>
          </table:table-cell>
          <table:table-cell office:value-type="float" office:value="4.4744737939120904" table:formula="of:=[scenario.BT8]" table:style-name="ce36">
            <text:p>4.5</text:p>
          </table:table-cell>
          <table:table-cell office:value-type="float" office:value="0" table:formula="of:=[scenario.BU8]" table:style-name="ce36">
            <text:p>0.0</text:p>
          </table:table-cell>
          <table:table-cell office:value-type="float" office:value="3.1909558736833019" table:formula="of:=[scenario.BV8]" table:style-name="ce36">
            <text:p>3.2</text:p>
          </table:table-cell>
          <table:table-cell office:value-type="float" office:value="2.8722035184198358" table:formula="of:=[scenario.BW8]" table:style-name="ce36">
            <text:p>2.9</text:p>
          </table:table-cell>
          <table:table-cell office:value-type="float" office:value="0.60736704612738834" table:formula="of:=[scenario.BX8]" table:style-name="ce36">
            <text:p>0.6</text:p>
          </table:table-cell>
          <table:table-cell office:value-type="float" office:value="11.145000232142616" table:formula="of:=SUM([.E9:.J9])" table:style-name="ce36">
            <text:p>11.1</text:p>
          </table:table-cell>
          <table:table-cell office:value-type="float" office:value="0" table:formula="of:=SUM([.E9];[.G9])" table:style-name="ce36">
            <text:p>0.0</text:p>
          </table:table-cell>
          <table:table-cell office:value-type="float" office:value="4.4744737939120904" table:formula="of:=SUM([.E9];[.F9])" table:style-name="ce36">
            <text:p>4.5</text:p>
          </table:table-cell>
          <table:table-cell office:value-type="float" office:value="3.1909558736833019" table:formula="of:=SUM([.G9];[.H9])" table:style-name="ce36">
            <text:p>3.2</text:p>
          </table:table-cell>
          <table:table-cell office:value-type="float" office:value="-0.55068604389820308" table:formula="of:=[.C9] - [.D9]/$$wtp" table:style-name="ce23">
            <text:p>-0.55</text:p>
          </table:table-cell>
          <table:table-cell table:style-name="ce1"/>
          <table:table-cell table:style-name="ce23"/>
          <table:table-cell table:number-columns-repeated="16367"/>
        </table:table-row>
        <table:table-row table:style-name="ro1">
          <table:table-cell/>
          <table:table-cell office:value-type="string" table:style-name="ce12">
            <text:p>INT (intervention)</text:p>
          </table:table-cell>
          <table:table-cell office:value-type="float" office:value="5.9620854856389105" table:formula="of:=[scenario.DA9]" table:style-name="ce46">
            <text:p>5.962</text:p>
          </table:table-cell>
          <table:table-cell office:value-type="float" office:value="288431.16768089379" table:formula="of:=[scenario.ED9]" table:style-name="ce48">
            <text:p><text:s/>288,431<text:s/></text:p>
          </table:table-cell>
          <table:table-cell office:value-type="float" office:value="3.6637158382171848" table:formula="of:=[scenario.BS9]" table:style-name="ce36">
            <text:p>3.7</text:p>
          </table:table-cell>
          <table:table-cell office:value-type="float" office:value="1.4906147631381024" table:formula="of:=[scenario.BT9]" table:style-name="ce36">
            <text:p>1.5</text:p>
          </table:table-cell>
          <table:table-cell office:value-type="float" office:value="1.1869058644161727" table:formula="of:=[scenario.BU9]" table:style-name="ce36">
            <text:p>1.2</text:p>
          </table:table-cell>
          <table:table-cell office:value-type="float" office:value="2.036815961254129" table:formula="of:=[scenario.BV9]" table:style-name="ce36">
            <text:p>2.0</text:p>
          </table:table-cell>
          <table:table-cell office:value-type="float" office:value="2.6003711801980414" table:formula="of:=[scenario.BW9]" table:style-name="ce36">
            <text:p>2.6</text:p>
          </table:table-cell>
          <table:table-cell office:value-type="float" office:value="0.53034633686043253" table:formula="of:=[scenario.BX9]" table:style-name="ce36">
            <text:p>0.5</text:p>
          </table:table-cell>
          <table:table-cell office:value-type="float" office:value="11.508769944084062" table:formula="of:=SUM([.E10:.J10])" table:style-name="ce36">
            <text:p>11.5</text:p>
          </table:table-cell>
          <table:table-cell office:value-type="float" office:value="4.850621702633358" table:formula="of:=SUM([.E10];[.G10])" table:style-name="ce36">
            <text:p>4.9</text:p>
          </table:table-cell>
          <table:table-cell office:value-type="float" office:value="5.1543306013552872" table:formula="of:=SUM([.E10];[.F10])" table:style-name="ce36">
            <text:p>5.2</text:p>
          </table:table-cell>
          <table:table-cell office:value-type="float" office:value="3.2237218256703017" table:formula="of:=SUM([.G10];[.H10])" table:style-name="ce36">
            <text:p>3.2</text:p>
          </table:table-cell>
          <table:table-cell office:value-type="float" office:value="-1.2486937063834347" table:formula="of:=[.C10] - [.D10]/$$wtp" table:style-name="ce23">
            <text:p>-1.25</text:p>
          </table:table-cell>
          <table:table-cell table:style-name="ce1"/>
          <table:table-cell table:style-name="ce23"/>
          <table:table-cell table:number-columns-repeated="16367"/>
        </table:table-row>
        <table:table-row table:style-name="ro1">
          <table:table-cell/>
          <table:table-cell office:value-type="string" table:style-name="ce12">
            <text:p>Incremental</text:p>
          </table:table-cell>
          <table:table-cell office:value-type="float" office:value="0.25386794253727452" table:formula="of:=[.C10]-[.C9]" table:style-name="ce47">
            <text:p>0.254</text:p>
          </table:table-cell>
          <table:table-cell office:value-type="float" office:value="38075.024200900225" table:formula="of:=[.D10]-[.D9]" table:style-name="ce48">
            <text:p><text:s/>38,075<text:s/></text:p>
          </table:table-cell>
          <table:table-cell office:value-type="float" office:value="3.6637158382171848" table:formula="of:=[.E10]-[.E9]" table:style-name="ce36">
            <text:p>3.7</text:p>
          </table:table-cell>
          <table:table-cell office:value-type="float" office:value="-2.9838590307739881" table:formula="of:=[.F10]-[.F9]" table:style-name="ce36">
            <text:p>-3.0</text:p>
          </table:table-cell>
          <table:table-cell office:value-type="float" office:value="1.1869058644161727" table:formula="of:=[.G10]-[.G9]" table:style-name="ce36">
            <text:p>1.2</text:p>
          </table:table-cell>
          <table:table-cell office:value-type="float" office:value="-1.1541399124291729" table:formula="of:=[.H10]-[.H9]" table:style-name="ce36">
            <text:p>-1.2</text:p>
          </table:table-cell>
          <table:table-cell office:value-type="float" office:value="-0.27183233822179442" table:formula="of:=[.I10]-[.I9]" table:style-name="ce36">
            <text:p>-0.3</text:p>
          </table:table-cell>
          <table:table-cell office:value-type="float" office:value="-7.7020709266955811E-2" table:formula="of:=[.J10]-[.J9]" table:style-name="ce36">
            <text:p>-0.1</text:p>
          </table:table-cell>
          <table:table-cell office:value-type="float" office:value="0.36376971194144581" table:formula="of:=[.K10]-[.K9]" table:style-name="ce36">
            <text:p>0.4</text:p>
          </table:table-cell>
          <table:table-cell office:value-type="float" office:value="4.850621702633358" table:formula="of:=[.L10]-[.L9]" table:style-name="ce36">
            <text:p>4.9</text:p>
          </table:table-cell>
          <table:table-cell office:value-type="float" office:value="0.67985680744319676" table:formula="of:=[.M10]-[.M9]" table:style-name="ce36">
            <text:p>0.7</text:p>
          </table:table-cell>
          <table:table-cell office:value-type="float" office:value="3.2765951986999831E-2" table:formula="of:=[.N10]-[.N9]" table:style-name="ce36">
            <text:p>0.0</text:p>
          </table:table-cell>
          <table:table-cell office:value-type="float" office:value="-0.69800766248523161" table:formula="of:=[.O10]-[.O9]" table:style-name="ce23">
            <text:p>-0.7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2">
            <text:p>Cost per QALY gained</text:p>
          </table:table-cell>
          <table:table-cell office:value-type="float" office:value="149979.64619069541" table:formula="of:=[.D11]/[.C11]" table:style-name="ce34">
            <text:p><text:s/>149,98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.O11]" table:style-name="ce37">
            <text:p>-0.6980</text:p>
          </table:table-cell>
          <table:table-cell table:number-columns-repeated="16381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5">
            <text:p>mean time in stat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/>
          <table:table-cell table:style-name="ce1">
            <draw:frame draw:z-index="2" draw:id="id1" draw:style-name="a1" draw:name="Chart 2" svg:x="0in" svg:y="0.20635in" svg:width="4.84921in" svg:height="3.0952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7" table:style-name="ro4">
          <table:table-cell table:number-columns-repeated="16384"/>
        </table:table-row>
        <table:table-row table:style-name="ro1">
          <table:table-cell/>
          <table:table-cell office:value-type="string" table:style-name="ce5">
            <text:p>proportion in state over tim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>
            <draw:frame draw:z-index="1" draw:id="id0" draw:style-name="a0" draw:name="Chart 1" svg:x="0in" svg:y="0in" svg:width="5.43651in" svg:height="3.92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27"/>
          <table:table-cell office:value-type="string" table:style-name="ce27">
            <text:p>SOC</text:p>
          </table:table-cell>
          <table:table-cell table:number-columns-repeated="4" table:style-name="ce27"/>
          <table:table-cell office:value-type="string" table:style-name="ce27">
            <text:p>INT</text:p>
          </table:table-cell>
          <table:table-cell table:number-columns-repeated="4" table:style-name="ce27"/>
          <table:table-cell table:number-columns-repeated="16367" table:style-name="ce1"/>
        </table:table-row>
        <table:table-row table:style-name="ro4">
          <table:table-cell/>
          <table:table-cell table:number-columns-repeated="6" table:style-name="ce1"/>
          <table:table-cell office:value-type="string" table:style-name="ce12">
            <text:p>mci</text:p>
          </table:table-cell>
          <table:table-cell office:value-type="string" table:style-name="ce12">
            <text:p>mild</text:p>
          </table:table-cell>
          <table:table-cell office:value-type="string" table:style-name="ce12">
            <text:p>moderate</text:p>
          </table:table-cell>
          <table:table-cell office:value-type="string" table:style-name="ce12">
            <text:p>severe</text:p>
          </table:table-cell>
          <table:table-cell office:value-type="string" table:style-name="ce12">
            <text:p>death</text:p>
          </table:table-cell>
          <table:table-cell office:value-type="string" table:style-name="ce12">
            <text:p>mci</text:p>
          </table:table-cell>
          <table:table-cell office:value-type="string" table:style-name="ce12">
            <text:p>mild</text:p>
          </table:table-cell>
          <table:table-cell office:value-type="string" table:style-name="ce12">
            <text:p>moderate</text:p>
          </table:table-cell>
          <table:table-cell office:value-type="string" table:style-name="ce12">
            <text:p>severe</text:p>
          </table:table-cell>
          <table:table-cell office:value-type="string" table:style-name="ce12">
            <text:p>death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formula="of:=SUM([scenario.BS12:.BT12])" table:style-name="ce23">
            <text:p>1.00</text:p>
          </table:table-cell>
          <table:table-cell office:value-type="float" office:value="0" table:formula="of:=SUM([scenario.BU12:.BV12])" table:style-name="ce23">
            <text:p>0.00</text:p>
          </table:table-cell>
          <table:table-cell office:value-type="float" office:value="0" table:formula="of:=[scenario.BW12]" table:style-name="ce23">
            <text:p>0.00</text:p>
          </table:table-cell>
          <table:table-cell office:value-type="float" office:value="0" table:formula="of:=[scenario.BX12]" table:style-name="ce23">
            <text:p>0.00</text:p>
          </table:table-cell>
          <table:table-cell office:value-type="float" office:value="0" table:formula="of:=[scenario.BY12]" table:style-name="ce23">
            <text:p>0.00</text:p>
          </table:table-cell>
          <table:table-cell office:value-type="float" office:value="1" table:formula="of:=SUM([scenario.BS68:.BT68])" table:style-name="ce23">
            <text:p>1.00</text:p>
          </table:table-cell>
          <table:table-cell office:value-type="float" office:value="0" table:formula="of:=SUM([scenario.BU68:.BV68])" table:style-name="ce23">
            <text:p>0.00</text:p>
          </table:table-cell>
          <table:table-cell office:value-type="float" office:value="0" table:formula="of:=[scenario.BW68]" table:style-name="ce23">
            <text:p>0.00</text:p>
          </table:table-cell>
          <table:table-cell office:value-type="float" office:value="0" table:formula="of:=[scenario.BX68]" table:style-name="ce23">
            <text:p>0.00</text:p>
          </table:table-cell>
          <table:table-cell office:value-type="float" office:value="0" table:formula="of:=[scenario.BY68]" table:style-name="ce23">
            <text:p>0.00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.78249970173674444" table:formula="of:=SUM([scenario.BS13:.BT13])" table:style-name="ce23">
            <text:p>0.78</text:p>
          </table:table-cell>
          <table:table-cell office:value-type="float" office:value="0.20301629541280772" table:formula="of:=SUM([scenario.BU13:.BV13])" table:style-name="ce23">
            <text:p>0.20</text:p>
          </table:table-cell>
          <table:table-cell office:value-type="float" office:value="0" table:formula="of:=[scenario.BW13]" table:style-name="ce23">
            <text:p>0.00</text:p>
          </table:table-cell>
          <table:table-cell office:value-type="float" office:value="0" table:formula="of:=[scenario.BX13]" table:style-name="ce23">
            <text:p>0.00</text:p>
          </table:table-cell>
          <table:table-cell office:value-type="float" office:value="1.448400285044793E-2" table:formula="of:=[scenario.BY13]" table:style-name="ce23">
            <text:p>0.01</text:p>
          </table:table-cell>
          <table:table-cell office:value-type="float" office:value="0.82895137273853325" table:formula="of:=SUM([scenario.BS69:.BT69])" table:style-name="ce23">
            <text:p>0.83</text:p>
          </table:table-cell>
          <table:table-cell office:value-type="float" office:value="0.15656462441101879" table:formula="of:=SUM([scenario.BU69:.BV69])" table:style-name="ce23">
            <text:p>0.16</text:p>
          </table:table-cell>
          <table:table-cell office:value-type="float" office:value="0" table:formula="of:=[scenario.BW69]" table:style-name="ce23">
            <text:p>0.00</text:p>
          </table:table-cell>
          <table:table-cell office:value-type="float" office:value="0" table:formula="of:=[scenario.BX69]" table:style-name="ce23">
            <text:p>0.00</text:p>
          </table:table-cell>
          <table:table-cell office:value-type="float" office:value="1.448400285044793E-2" table:formula="of:=[scenario.BY69]" table:style-name="ce23">
            <text:p>0.01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0.61139122283847414" table:formula="of:=SUM([scenario.BS14:.BT14])" table:style-name="ce23">
            <text:p>0.61</text:p>
          </table:table-cell>
          <table:table-cell office:value-type="float" office:value="0.29652762239323327" table:formula="of:=SUM([scenario.BU14:.BV14])" table:style-name="ce23">
            <text:p>0.30</text:p>
          </table:table-cell>
          <table:table-cell office:value-type="float" office:value="5.7232408254404406E-2" table:formula="of:=[scenario.BW14]" table:style-name="ce23">
            <text:p>0.06</text:p>
          </table:table-cell>
          <table:table-cell office:value-type="float" office:value="1.9533245138021982E-4" table:formula="of:=[scenario.BX14]" table:style-name="ce23">
            <text:p>0.00</text:p>
          </table:table-cell>
          <table:table-cell office:value-type="float" office:value="3.4653414062508041E-2" table:formula="of:=[scenario.BY14]" table:style-name="ce23">
            <text:p>0.03</text:p>
          </table:table-cell>
          <table:table-cell office:value-type="float" office:value="0.68441637876527717" table:formula="of:=SUM([scenario.BS70:.BT70])" table:style-name="ce23">
            <text:p>0.68</text:p>
          </table:table-cell>
          <table:table-cell office:value-type="float" office:value="0.24686616470728809" table:formula="of:=SUM([scenario.BU70:.BV70])" table:style-name="ce23">
            <text:p>0.25</text:p>
          </table:table-cell>
          <table:table-cell office:value-type="float" office:value="3.4930342485107346E-2" table:formula="of:=[scenario.BW70]" table:style-name="ce23">
            <text:p>0.03</text:p>
          </table:table-cell>
          <table:table-cell office:value-type="float" office:value="1.5063890227847375E-4" table:formula="of:=[scenario.BX70]" table:style-name="ce23">
            <text:p>0.00</text:p>
          </table:table-cell>
          <table:table-cell office:value-type="float" office:value="3.3636475140048826E-2" table:formula="of:=[scenario.BY70]" table:style-name="ce23">
            <text:p>0.03</text:p>
          </table:table-cell>
          <table:table-cell table:style-name="ce35"/>
          <table:table-cell table:number-columns-repeated="5" table:style-name="ce3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0.47700663267806698" table:formula="of:=SUM([scenario.BS15:.BT15])" table:style-name="ce23">
            <text:p>0.48</text:p>
          </table:table-cell>
          <table:table-cell office:value-type="float" office:value="0.32909221373196795" table:formula="of:=SUM([scenario.BU15:.BV15])" table:style-name="ce23">
            <text:p>0.33</text:p>
          </table:table-cell>
          <table:table-cell office:value-type="float" office:value="0.12593358069811469" table:formula="of:=[scenario.BW15]" table:style-name="ce23">
            <text:p>0.13</text:p>
          </table:table-cell>
          <table:table-cell office:value-type="float" office:value="6.1962295688807048E-3" table:formula="of:=[scenario.BX15]" table:style-name="ce23">
            <text:p>0.01</text:p>
          </table:table-cell>
          <table:table-cell office:value-type="float" office:value="6.1771343322969748E-2" table:formula="of:=[scenario.BY15]" table:style-name="ce23">
            <text:p>0.06</text:p>
          </table:table-cell>
          <table:table-cell office:value-type="float" office:value="0.5600103540770669" table:formula="of:=SUM([scenario.BS71:.BT71])" table:style-name="ce23">
            <text:p>0.56</text:p>
          </table:table-cell>
          <table:table-cell office:value-type="float" office:value="0.29485850196822028" table:formula="of:=SUM([scenario.BU71:.BV71])" table:style-name="ce23">
            <text:p>0.29</text:p>
          </table:table-cell>
          <table:table-cell office:value-type="float" office:value="8.2948615114485855E-2" table:formula="of:=[scenario.BW71]" table:style-name="ce23">
            <text:p>0.08</text:p>
          </table:table-cell>
          <table:table-cell office:value-type="float" office:value="3.8669325927115352E-3" table:formula="of:=[scenario.BX71]" table:style-name="ce23">
            <text:p>0.00</text:p>
          </table:table-cell>
          <table:table-cell office:value-type="float" office:value="5.8315596247515443E-2" table:formula="of:=[scenario.BY71]" table:style-name="ce23">
            <text:p>0.06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0.37138390726113646" table:formula="of:=SUM([scenario.BS16:.BT16])" table:style-name="ce23">
            <text:p>0.37</text:p>
          </table:table-cell>
          <table:table-cell office:value-type="float" office:value="0.3280599659270641" table:formula="of:=SUM([scenario.BU16:.BV16])" table:style-name="ce23">
            <text:p>0.33</text:p>
          </table:table-cell>
          <table:table-cell office:value-type="float" office:value="0.18590426246979044" table:formula="of:=[scenario.BW16]" table:style-name="ce23">
            <text:p>0.19</text:p>
          </table:table-cell>
          <table:table-cell office:value-type="float" office:value="1.7182296147915936E-2" table:formula="of:=[scenario.BX16]" table:style-name="ce23">
            <text:p>0.02</text:p>
          </table:table-cell>
          <table:table-cell office:value-type="float" office:value="9.7469568194093109E-2" table:formula="of:=[scenario.BY16]" table:style-name="ce23">
            <text:p>0.10</text:p>
          </table:table-cell>
          <table:table-cell office:value-type="float" office:value="0.45436648670846491" table:formula="of:=SUM([scenario.BS72:.BT72])" table:style-name="ce23">
            <text:p>0.45</text:p>
          </table:table-cell>
          <table:table-cell office:value-type="float" office:value="0.31247802291467186" table:formula="of:=SUM([scenario.BU72:.BV72])" table:style-name="ce23">
            <text:p>0.31</text:p>
          </table:table-cell>
          <table:table-cell office:value-type="float" office:value="0.13174560946114694" table:formula="of:=[scenario.BW72]" table:style-name="ce23">
            <text:p>0.13</text:p>
          </table:table-cell>
          <table:table-cell office:value-type="float" office:value="1.1243991529102838E-2" table:formula="of:=[scenario.BX72]" table:style-name="ce23">
            <text:p>0.01</text:p>
          </table:table-cell>
          <table:table-cell office:value-type="float" office:value="9.0165889386613518E-2" table:formula="of:=[scenario.BY72]" table:style-name="ce23">
            <text:p>0.09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0.28862798227145431" table:formula="of:=SUM([scenario.BS17:.BT17])" table:style-name="ce23">
            <text:p>0.29</text:p>
          </table:table-cell>
          <table:table-cell office:value-type="float" office:value="0.30960840951687096" table:formula="of:=SUM([scenario.BU17:.BV17])" table:style-name="ce23">
            <text:p>0.31</text:p>
          </table:table-cell>
          <table:table-cell office:value-type="float" office:value="0.23017012523368152" table:formula="of:=[scenario.BW17]" table:style-name="ce23">
            <text:p>0.23</text:p>
          </table:table-cell>
          <table:table-cell office:value-type="float" office:value="3.0448113759837907E-2" table:formula="of:=[scenario.BX17]" table:style-name="ce23">
            <text:p>0.03</text:p>
          </table:table-cell>
          <table:table-cell office:value-type="float" office:value="0.14114536921815546" table:formula="of:=[scenario.BY17]" table:style-name="ce23">
            <text:p>0.14</text:p>
          </table:table-cell>
          <table:table-cell office:value-type="float" office:value="0.36601058714125512" table:formula="of:=SUM([scenario.BS73:.BT73])" table:style-name="ce23">
            <text:p>0.37</text:p>
          </table:table-cell>
          <table:table-cell office:value-type="float" office:value="0.3098236640636719" table:formula="of:=SUM([scenario.BU73:.BV73])" table:style-name="ce23">
            <text:p>0.31</text:p>
          </table:table-cell>
          <table:table-cell office:value-type="float" office:value="0.17411219109839876" table:formula="of:=[scenario.BW73]" table:style-name="ce23">
            <text:p>0.17</text:p>
          </table:table-cell>
          <table:table-cell office:value-type="float" office:value="2.1018866426383155E-2" table:formula="of:=[scenario.BX73]" table:style-name="ce23">
            <text:p>0.02</text:p>
          </table:table-cell>
          <table:table-cell office:value-type="float" office:value="0.12903469127029107" table:formula="of:=[scenario.BY73]" table:style-name="ce23">
            <text:p>0.13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0.22377387884868855" table:formula="of:=SUM([scenario.BS18:.BT18])" table:style-name="ce23">
            <text:p>0.22</text:p>
          </table:table-cell>
          <table:table-cell office:value-type="float" office:value="0.2825263479668238" table:formula="of:=SUM([scenario.BU18:.BV18])" table:style-name="ce23">
            <text:p>0.28</text:p>
          </table:table-cell>
          <table:table-cell office:value-type="float" office:value="0.25725964052491834" table:formula="of:=[scenario.BW18]" table:style-name="ce23">
            <text:p>0.26</text:p>
          </table:table-cell>
          <table:table-cell office:value-type="float" office:value="4.3226408852673169E-2" table:formula="of:=[scenario.BX18]" table:style-name="ce23">
            <text:p>0.04</text:p>
          </table:table-cell>
          <table:table-cell office:value-type="float" office:value="0.19321372380689639" table:formula="of:=[scenario.BY18]" table:style-name="ce23">
            <text:p>0.19</text:p>
          </table:table-cell>
          <table:table-cell office:value-type="float" office:value="0.29277683652141678" table:formula="of:=SUM([scenario.BS74:.BT74])" table:style-name="ce23">
            <text:p>0.29</text:p>
          </table:table-cell>
          <table:table-cell office:value-type="float" office:value="0.29403647854767101" table:formula="of:=SUM([scenario.BU74:.BV74])" table:style-name="ce23">
            <text:p>0.29</text:p>
          </table:table-cell>
          <table:table-cell office:value-type="float" office:value="0.20600126226383667" table:formula="of:=[scenario.BW74]" table:style-name="ce23">
            <text:p>0.21</text:p>
          </table:table-cell>
          <table:table-cell office:value-type="float" office:value="3.1424617631501443E-2" table:formula="of:=[scenario.BX74]" table:style-name="ce23">
            <text:p>0.03</text:p>
          </table:table-cell>
          <table:table-cell office:value-type="float" office:value="0.17576080503557417" table:formula="of:=[scenario.BY74]" table:style-name="ce23">
            <text:p>0.18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0.17307161957936906" table:formula="of:=SUM([scenario.BS19:.BT19])" table:style-name="ce23">
            <text:p>0.17</text:p>
          </table:table-cell>
          <table:table-cell office:value-type="float" office:value="0.25212801857034711" table:formula="of:=SUM([scenario.BU19:.BV19])" table:style-name="ce23">
            <text:p>0.25</text:p>
          </table:table-cell>
          <table:table-cell office:value-type="float" office:value="0.26889180402656582" table:formula="of:=[scenario.BW19]" table:style-name="ce23">
            <text:p>0.27</text:p>
          </table:table-cell>
          <table:table-cell office:value-type="float" office:value="5.3587956986823226E-2" table:formula="of:=[scenario.BX19]" table:style-name="ce23">
            <text:p>0.05</text:p>
          </table:table-cell>
          <table:table-cell office:value-type="float" office:value="0.25232060083689511" table:formula="of:=[scenario.BY19]" table:style-name="ce23">
            <text:p>0.25</text:p>
          </table:table-cell>
          <table:table-cell office:value-type="float" office:value="0.23270448274092032" table:formula="of:=SUM([scenario.BS75:.BT75])" table:style-name="ce23">
            <text:p>0.23</text:p>
          </table:table-cell>
          <table:table-cell office:value-type="float" office:value="0.27063457873736596" table:formula="of:=SUM([scenario.BU75:.BV75])" table:style-name="ce23">
            <text:p>0.27</text:p>
          </table:table-cell>
          <table:table-cell office:value-type="float" office:value="0.22619213670161412" table:formula="of:=[scenario.BW75]" table:style-name="ce23">
            <text:p>0.23</text:p>
          </table:table-cell>
          <table:table-cell office:value-type="float" office:value="4.0883357450010677E-2" table:formula="of:=[scenario.BX75]" table:style-name="ce23">
            <text:p>0.04</text:p>
          </table:table-cell>
          <table:table-cell office:value-type="float" office:value="0.22958544437008904" table:formula="of:=[scenario.BY75]" table:style-name="ce23">
            <text:p>0.23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0.13343344405258425" table:formula="of:=SUM([scenario.BS20:.BT20])" table:style-name="ce23">
            <text:p>0.13</text:p>
          </table:table-cell>
          <table:table-cell office:value-type="float" office:value="0.22103852109285019" table:formula="of:=SUM([scenario.BU20:.BV20])" table:style-name="ce23">
            <text:p>0.22</text:p>
          </table:table-cell>
          <table:table-cell office:value-type="float" office:value="0.26711116479474145" table:formula="of:=[scenario.BW20]" table:style-name="ce23">
            <text:p>0.27</text:p>
          </table:table-cell>
          <table:table-cell office:value-type="float" office:value="6.0263887831410366E-2" table:formula="of:=[scenario.BX20]" table:style-name="ce23">
            <text:p>0.06</text:p>
          </table:table-cell>
          <table:table-cell office:value-type="float" office:value="0.31815298222841409" table:formula="of:=[scenario.BY20]" table:style-name="ce23">
            <text:p>0.32</text:p>
          </table:table-cell>
          <table:table-cell office:value-type="float" office:value="0.17940873641825861" table:formula="of:=SUM([scenario.BS76:.BT76])" table:style-name="ce23">
            <text:p>0.18</text:p>
          </table:table-cell>
          <table:table-cell office:value-type="float" office:value="0.24187824723367932" table:formula="of:=SUM([scenario.BU76:.BV76])" table:style-name="ce23">
            <text:p>0.24</text:p>
          </table:table-cell>
          <table:table-cell office:value-type="float" office:value="0.24002425761377777" table:formula="of:=[scenario.BW76]" table:style-name="ce23">
            <text:p>0.24</text:p>
          </table:table-cell>
          <table:table-cell office:value-type="float" office:value="4.806502438263946E-2" table:formula="of:=[scenario.BX76]" table:style-name="ce23">
            <text:p>0.05</text:p>
          </table:table-cell>
          <table:table-cell office:value-type="float" office:value="0.29062373435164496" table:formula="of:=[scenario.BY76]" table:style-name="ce23">
            <text:p>0.29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0.10253256950424257" table:formula="of:=SUM([scenario.BS21:.BT21])" table:style-name="ce23">
            <text:p>0.10</text:p>
          </table:table-cell>
          <table:table-cell office:value-type="float" office:value="0.19098273779068517" table:formula="of:=SUM([scenario.BU21:.BV21])" table:style-name="ce23">
            <text:p>0.19</text:p>
          </table:table-cell>
          <table:table-cell office:value-type="float" office:value="0.2549513220026704" table:formula="of:=[scenario.BW21]" table:style-name="ce23">
            <text:p>0.25</text:p>
          </table:table-cell>
          <table:table-cell office:value-type="float" office:value="6.2981289911302363E-2" table:formula="of:=[scenario.BX21]" table:style-name="ce23">
            <text:p>0.06</text:p>
          </table:table-cell>
          <table:table-cell office:value-type="float" office:value="0.38855208079109993" table:formula="of:=[scenario.BY21]" table:style-name="ce23">
            <text:p>0.39</text:p>
          </table:table-cell>
          <table:table-cell office:value-type="float" office:value="0.13786078045938865" table:formula="of:=SUM([scenario.BS77:.BT77])" table:style-name="ce23">
            <text:p>0.14</text:p>
          </table:table-cell>
          <table:table-cell office:value-type="float" office:value="0.21170959214365254" table:formula="of:=SUM([scenario.BU77:.BV77])" table:style-name="ce23">
            <text:p>0.21</text:p>
          </table:table-cell>
          <table:table-cell office:value-type="float" office:value="0.23988831809036074" table:formula="of:=[scenario.BW77]" table:style-name="ce23">
            <text:p>0.24</text:p>
          </table:table-cell>
          <table:table-cell office:value-type="float" office:value="5.2839198844569807E-2" table:formula="of:=[scenario.BX77]" table:style-name="ce23">
            <text:p>0.05</text:p>
          </table:table-cell>
          <table:table-cell office:value-type="float" office:value="0.35770211046202838" table:formula="of:=[scenario.BY77]" table:style-name="ce23">
            <text:p>0.36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1" table:style-name="ce1">
            <text:p>11</text:p>
          </table:table-cell>
          <table:table-cell office:value-type="float" office:value="7.8484628602399048E-2" table:formula="of:=SUM([scenario.BS22:.BT22])" table:style-name="ce23">
            <text:p>0.08</text:p>
          </table:table-cell>
          <table:table-cell office:value-type="float" office:value="0.16274094067752803" table:formula="of:=SUM([scenario.BU22:.BV22])" table:style-name="ce23">
            <text:p>0.16</text:p>
          </table:table-cell>
          <table:table-cell office:value-type="float" office:value="0.23501430735465223" table:formula="of:=[scenario.BW22]" table:style-name="ce23">
            <text:p>0.24</text:p>
          </table:table-cell>
          <table:table-cell office:value-type="float" office:value="6.1935454238978588E-2" table:formula="of:=[scenario.BX22]" table:style-name="ce23">
            <text:p>0.06</text:p>
          </table:table-cell>
          <table:table-cell office:value-type="float" office:value="0.46182466912644254" table:formula="of:=[scenario.BY22]" table:style-name="ce23">
            <text:p>0.46</text:p>
          </table:table-cell>
          <table:table-cell office:value-type="float" office:value="0.10552697748147515" table:formula="of:=SUM([scenario.BS78:.BT78])" table:style-name="ce23">
            <text:p>0.11</text:p>
          </table:table-cell>
          <table:table-cell office:value-type="float" office:value="0.18204458004056567" table:formula="of:=SUM([scenario.BU78:.BV78])" table:style-name="ce23">
            <text:p>0.18</text:p>
          </table:table-cell>
          <table:table-cell office:value-type="float" office:value="0.22877273691140407" table:formula="of:=[scenario.BW78]" table:style-name="ce23">
            <text:p>0.23</text:p>
          </table:table-cell>
          <table:table-cell office:value-type="float" office:value="5.4420426528298371E-2" table:formula="of:=[scenario.BX78]" table:style-name="ce23">
            <text:p>0.05</text:p>
          </table:table-cell>
          <table:table-cell office:value-type="float" office:value="0.42923527903825687" table:formula="of:=[scenario.BY78]" table:style-name="ce23">
            <text:p>0.43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2" table:style-name="ce1">
            <text:p>12</text:p>
          </table:table-cell>
          <table:table-cell office:value-type="float" office:value="5.9821443515610542E-2" table:formula="of:=SUM([scenario.BS23:.BT23])" table:style-name="ce23">
            <text:p>0.06</text:p>
          </table:table-cell>
          <table:table-cell office:value-type="float" office:value="0.13676637672656886" table:formula="of:=SUM([scenario.BU23:.BV23])" table:style-name="ce23">
            <text:p>0.14</text:p>
          </table:table-cell>
          <table:table-cell office:value-type="float" office:value="0.20990704185880882" table:formula="of:=[scenario.BW23]" table:style-name="ce23">
            <text:p>0.21</text:p>
          </table:table-cell>
          <table:table-cell office:value-type="float" office:value="5.7800673173050973E-2" table:formula="of:=[scenario.BX23]" table:style-name="ce23">
            <text:p>0.06</text:p>
          </table:table-cell>
          <table:table-cell office:value-type="float" office:value="0.53570446472596123" table:formula="of:=[scenario.BY23]" table:style-name="ce23">
            <text:p>0.54</text:p>
          </table:table-cell>
          <table:table-cell office:value-type="float" office:value="8.0433280187404851E-2" table:formula="of:=SUM([scenario.BS79:.BT79])" table:style-name="ce23">
            <text:p>0.08</text:p>
          </table:table-cell>
          <table:table-cell office:value-type="float" office:value="0.15401621004142754" table:formula="of:=SUM([scenario.BU79:.BV79])" table:style-name="ce23">
            <text:p>0.15</text:p>
          </table:table-cell>
          <table:table-cell office:value-type="float" office:value="0.2097705599066845" table:formula="of:=[scenario.BW79]" table:style-name="ce23">
            <text:p>0.21</text:p>
          </table:table-cell>
          <table:table-cell office:value-type="float" office:value="5.2850857415086765E-2" table:formula="of:=[scenario.BX79]" table:style-name="ce23">
            <text:p>0.05</text:p>
          </table:table-cell>
          <table:table-cell office:value-type="float" office:value="0.50292909244939654" table:formula="of:=[scenario.BY79]" table:style-name="ce23">
            <text:p>0.50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3" table:style-name="ce1">
            <text:p>13</text:p>
          </table:table-cell>
          <table:table-cell office:value-type="float" office:value="4.5380850284422909E-2" table:formula="of:=SUM([scenario.BS24:.BT24])" table:style-name="ce23">
            <text:p>0.05</text:p>
          </table:table-cell>
          <table:table-cell office:value-type="float" office:value="0.11326601000596967" table:formula="of:=SUM([scenario.BU24:.BV24])" table:style-name="ce23">
            <text:p>0.11</text:p>
          </table:table-cell>
          <table:table-cell office:value-type="float" office:value="0.18193801930605827" table:formula="of:=[scenario.BW24]" table:style-name="ce23">
            <text:p>0.18</text:p>
          </table:table-cell>
          <table:table-cell office:value-type="float" office:value="5.1453351335339154E-2" table:formula="of:=[scenario.BX24]" table:style-name="ce23">
            <text:p>0.05</text:p>
          </table:table-cell>
          <table:table-cell office:value-type="float" office:value="0.60796176906821042" table:formula="of:=[scenario.BY24]" table:style-name="ce23">
            <text:p>0.61</text:p>
          </table:table-cell>
          <table:table-cell office:value-type="float" office:value="6.1017094064558124E-2" table:formula="of:=SUM([scenario.BS80:.BT80])" table:style-name="ce23">
            <text:p>0.06</text:p>
          </table:table-cell>
          <table:table-cell office:value-type="float" office:value="0.12822953711833571" table:formula="of:=SUM([scenario.BU80:.BV80])" table:style-name="ce23">
            <text:p>0.13</text:p>
          </table:table-cell>
          <table:table-cell office:value-type="float" office:value="0.18569790661778859" table:formula="of:=[scenario.BW80]" table:style-name="ce23">
            <text:p>0.19</text:p>
          </table:table-cell>
          <table:table-cell office:value-type="float" office:value="4.8663826182195884E-2" table:formula="of:=[scenario.BX80]" table:style-name="ce23">
            <text:p>0.05</text:p>
          </table:table-cell>
          <table:table-cell office:value-type="float" office:value="0.57639163601712184" table:formula="of:=[scenario.BY80]" table:style-name="ce23">
            <text:p>0.58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4" table:style-name="ce1">
            <text:p>14</text:p>
          </table:table-cell>
          <table:table-cell office:value-type="float" office:value="3.4215245460065755E-2" table:formula="of:=SUM([scenario.BS25:.BT25])" table:style-name="ce23">
            <text:p>0.03</text:p>
          </table:table-cell>
          <table:table-cell office:value-type="float" office:value="9.2111880680919703E-2" table:formula="of:=SUM([scenario.BU25:.BV25])" table:style-name="ce23">
            <text:p>0.09</text:p>
          </table:table-cell>
          <table:table-cell office:value-type="float" office:value="0.15253687084704939" table:formula="of:=[scenario.BW25]" table:style-name="ce23">
            <text:p>0.15</text:p>
          </table:table-cell>
          <table:table-cell office:value-type="float" office:value="4.3569480675435437E-2" table:formula="of:=[scenario.BX25]" table:style-name="ce23">
            <text:p>0.04</text:p>
          </table:table-cell>
          <table:table-cell office:value-type="float" office:value="0.67756652233653014" table:formula="of:=[scenario.BY25]" table:style-name="ce23">
            <text:p>0.68</text:p>
          </table:table-cell>
          <table:table-cell office:value-type="float" office:value="4.6004313220093865E-2" table:formula="of:=SUM([scenario.BS81:.BT81])" table:style-name="ce23">
            <text:p>0.05</text:p>
          </table:table-cell>
          <table:table-cell office:value-type="float" office:value="0.10476201583875608" table:formula="of:=SUM([scenario.BU81:.BV81])" table:style-name="ce23">
            <text:p>0.10</text:p>
          </table:table-cell>
          <table:table-cell office:value-type="float" office:value="0.15845064839482542" table:formula="of:=[scenario.BW81]" table:style-name="ce23">
            <text:p>0.16</text:p>
          </table:table-cell>
          <table:table-cell office:value-type="float" office:value="4.2408451323104196E-2" table:formula="of:=[scenario.BX81]" table:style-name="ce23">
            <text:p>0.04</text:p>
          </table:table-cell>
          <table:table-cell office:value-type="float" office:value="0.64837457122322062" table:formula="of:=[scenario.BY81]" table:style-name="ce23">
            <text:p>0.65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5" table:style-name="ce1">
            <text:p>15</text:p>
          </table:table-cell>
          <table:table-cell office:value-type="float" office:value="2.5620890674888583E-2" table:formula="of:=SUM([scenario.BS26:.BT26])" table:style-name="ce23">
            <text:p>0.03</text:p>
          </table:table-cell>
          <table:table-cell office:value-type="float" office:value="7.3404915503811022E-2" table:formula="of:=SUM([scenario.BU26:.BV26])" table:style-name="ce23">
            <text:p>0.07</text:p>
          </table:table-cell>
          <table:table-cell office:value-type="float" office:value="0.12362315118705385" table:formula="of:=[scenario.BW26]" table:style-name="ce23">
            <text:p>0.12</text:p>
          </table:table-cell>
          <table:table-cell office:value-type="float" office:value="3.5150434740573652E-2" table:formula="of:=[scenario.BX26]" table:style-name="ce23">
            <text:p>0.04</text:p>
          </table:table-cell>
          <table:table-cell office:value-type="float" office:value="0.74220060789367337" table:formula="of:=[scenario.BY26]" table:style-name="ce23">
            <text:p>0.74</text:p>
          </table:table-cell>
          <table:table-cell office:value-type="float" office:value="3.4448722016653076E-2" table:formula="of:=SUM([scenario.BS82:.BT82])" table:style-name="ce23">
            <text:p>0.03</text:p>
          </table:table-cell>
          <table:table-cell office:value-type="float" office:value="8.3852767416932719E-2" table:formula="of:=SUM([scenario.BU82:.BV82])" table:style-name="ce23">
            <text:p>0.08</text:p>
          </table:table-cell>
          <table:table-cell office:value-type="float" office:value="0.13037289514107148" table:formula="of:=[scenario.BW82]" table:style-name="ce23">
            <text:p>0.13</text:p>
          </table:table-cell>
          <table:table-cell office:value-type="float" office:value="3.5067239432265092E-2" table:formula="of:=[scenario.BX82]" table:style-name="ce23">
            <text:p>0.04</text:p>
          </table:table-cell>
          <table:table-cell office:value-type="float" office:value="0.71625837599307784" table:formula="of:=[scenario.BY82]" table:style-name="ce23">
            <text:p>0.72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6" table:style-name="ce1">
            <text:p>16</text:p>
          </table:table-cell>
          <table:table-cell office:value-type="float" office:value="1.9057208766974417E-2" table:formula="of:=SUM([scenario.BS27:.BT27])" table:style-name="ce23">
            <text:p>0.02</text:p>
          </table:table-cell>
          <table:table-cell office:value-type="float" office:value="5.7323654815567844E-2" table:formula="of:=SUM([scenario.BU27:.BV27])" table:style-name="ce23">
            <text:p>0.06</text:p>
          </table:table-cell>
          <table:table-cell office:value-type="float" office:value="9.7101274345804026E-2" table:formula="of:=[scenario.BW27]" table:style-name="ce23">
            <text:p>0.10</text:p>
          </table:table-cell>
          <table:table-cell office:value-type="float" office:value="2.7192129357931825E-2" table:formula="of:=[scenario.BX27]" table:style-name="ce23">
            <text:p>0.03</text:p>
          </table:table-cell>
          <table:table-cell office:value-type="float" office:value="0.79932573271372231" table:formula="of:=[scenario.BY27]" table:style-name="ce23">
            <text:p>0.80</text:p>
          </table:table-cell>
          <table:table-cell office:value-type="float" office:value="2.5623484193321493E-2" table:formula="of:=SUM([scenario.BS83:.BT83])" table:style-name="ce23">
            <text:p>0.03</text:p>
          </table:table-cell>
          <table:table-cell office:value-type="float" office:value="6.5774640851095814E-2" table:formula="of:=SUM([scenario.BU83:.BV83])" table:style-name="ce23">
            <text:p>0.07</text:p>
          </table:table-cell>
          <table:table-cell office:value-type="float" office:value="0.10377994212191512" table:formula="of:=[scenario.BW83]" table:style-name="ce23">
            <text:p>0.10</text:p>
          </table:table-cell>
          <table:table-cell office:value-type="float" office:value="2.7712697903480937E-2" table:formula="of:=[scenario.BX83]" table:style-name="ce23">
            <text:p>0.03</text:p>
          </table:table-cell>
          <table:table-cell office:value-type="float" office:value="0.77710923493018691" table:formula="of:=[scenario.BY83]" table:style-name="ce23">
            <text:p>0.78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7" table:style-name="ce1">
            <text:p>17</text:p>
          </table:table-cell>
          <table:table-cell office:value-type="float" office:value="1.4055942712602118E-2" table:formula="of:=SUM([scenario.BS28:.BT28])" table:style-name="ce23">
            <text:p>0.01</text:p>
          </table:table-cell>
          <table:table-cell office:value-type="float" office:value="4.3663231954945821E-2" table:formula="of:=SUM([scenario.BU28:.BV28])" table:style-name="ce23">
            <text:p>0.04</text:p>
          </table:table-cell>
          <table:table-cell office:value-type="float" office:value="7.3509692708578836E-2" table:formula="of:=[scenario.BW28]" table:style-name="ce23">
            <text:p>0.07</text:p>
          </table:table-cell>
          <table:table-cell office:value-type="float" office:value="2.0030437836774689E-2" table:formula="of:=[scenario.BX28]" table:style-name="ce23">
            <text:p>0.02</text:p>
          </table:table-cell>
          <table:table-cell office:value-type="float" office:value="0.84874069478709901" table:formula="of:=[scenario.BY28]" table:style-name="ce23">
            <text:p>0.85</text:p>
          </table:table-cell>
          <table:table-cell office:value-type="float" office:value="1.8899001964167144E-2" table:formula="of:=SUM([scenario.BS84:.BT84])" table:style-name="ce23">
            <text:p>0.02</text:p>
          </table:table-cell>
          <table:table-cell office:value-type="float" office:value="5.0338976710660073E-2" table:formula="of:=SUM([scenario.BU84:.BV84])" table:style-name="ce23">
            <text:p>0.05</text:p>
          </table:table-cell>
          <table:table-cell office:value-type="float" office:value="7.9523292533310336E-2" table:formula="of:=[scenario.BW84]" table:style-name="ce23">
            <text:p>0.08</text:p>
          </table:table-cell>
          <table:table-cell office:value-type="float" office:value="2.0799799576997555E-2" table:formula="of:=[scenario.BX84]" table:style-name="ce23">
            <text:p>0.02</text:p>
          </table:table-cell>
          <table:table-cell office:value-type="float" office:value="0.83043892921486517" table:formula="of:=[scenario.BY84]" table:style-name="ce23">
            <text:p>0.83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8" table:style-name="ce1">
            <text:p>18</text:p>
          </table:table-cell>
          <table:table-cell office:value-type="float" office:value="1.0264772602140261E-2" table:formula="of:=SUM([scenario.BS29:.BT29])" table:style-name="ce23">
            <text:p>0.01</text:p>
          </table:table-cell>
          <table:table-cell office:value-type="float" office:value="3.2309648420748308E-2" table:formula="of:=SUM([scenario.BU29:.BV29])" table:style-name="ce23">
            <text:p>0.03</text:p>
          </table:table-cell>
          <table:table-cell office:value-type="float" office:value="5.34105858899456E-2" table:formula="of:=[scenario.BW29]" table:style-name="ce23">
            <text:p>0.05</text:p>
          </table:table-cell>
          <table:table-cell office:value-type="float" office:value="1.3989783873340895E-2" table:formula="of:=[scenario.BX29]" table:style-name="ce23">
            <text:p>0.01</text:p>
          </table:table-cell>
          <table:table-cell office:value-type="float" office:value="0.89002520921382544" table:formula="of:=[scenario.BY29]" table:style-name="ce23">
            <text:p>0.89</text:p>
          </table:table-cell>
          <table:table-cell office:value-type="float" office:value="1.3801561484428147E-2" table:formula="of:=SUM([scenario.BS85:.BT85])" table:style-name="ce23">
            <text:p>0.01</text:p>
          </table:table-cell>
          <table:table-cell office:value-type="float" office:value="3.7445406052955196E-2" table:formula="of:=SUM([scenario.BU85:.BV85])" table:style-name="ce23">
            <text:p>0.04</text:p>
          </table:table-cell>
          <table:table-cell office:value-type="float" office:value="5.8435030333839427E-2" table:formula="of:=[scenario.BW85]" table:style-name="ce23">
            <text:p>0.06</text:p>
          </table:table-cell>
          <table:table-cell office:value-type="float" office:value="1.4771808961811846E-2" table:formula="of:=[scenario.BX85]" table:style-name="ce23">
            <text:p>0.01</text:p>
          </table:table-cell>
          <table:table-cell office:value-type="float" office:value="0.87554619316696569" table:formula="of:=[scenario.BY85]" table:style-name="ce23">
            <text:p>0.88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9" table:style-name="ce1">
            <text:p>19</text:p>
          </table:table-cell>
          <table:table-cell office:value-type="float" office:value="7.4131797235253453E-3" table:formula="of:=SUM([scenario.BS30:.BT30])" table:style-name="ce23">
            <text:p>0.01</text:p>
          </table:table-cell>
          <table:table-cell office:value-type="float" office:value="2.3156188542450152E-2" table:formula="of:=SUM([scenario.BU30:.BV30])" table:style-name="ce23">
            <text:p>0.02</text:p>
          </table:table-cell>
          <table:table-cell office:value-type="float" office:value="3.7145886113623829E-2" table:formula="of:=[scenario.BW30]" table:style-name="ce23">
            <text:p>0.04</text:p>
          </table:table-cell>
          <table:table-cell office:value-type="float" office:value="9.2486303219163936E-3" table:formula="of:=[scenario.BX30]" table:style-name="ce23">
            <text:p>0.01</text:p>
          </table:table-cell>
          <table:table-cell office:value-type="float" office:value="0.92303611529848473" table:formula="of:=[scenario.BY30]" table:style-name="ce23">
            <text:p>0.92</text:p>
          </table:table-cell>
          <table:table-cell office:value-type="float" office:value="9.9674351994917254E-3" table:formula="of:=SUM([scenario.BS86:.BT86])" table:style-name="ce23">
            <text:p>0.01</text:p>
          </table:table-cell>
          <table:table-cell office:value-type="float" office:value="2.6995308288039057E-2" table:formula="of:=SUM([scenario.BU86:.BV86])" table:style-name="ce23">
            <text:p>0.03</text:p>
          </table:table-cell>
          <table:table-cell office:value-type="float" office:value="4.1079448314412584E-2" table:formula="of:=[scenario.BW86]" table:style-name="ce23">
            <text:p>0.04</text:p>
          </table:table-cell>
          <table:table-cell office:value-type="float" office:value="9.9146881716740999E-3" table:formula="of:=[scenario.BX86]" table:style-name="ce23">
            <text:p>0.01</text:p>
          </table:table-cell>
          <table:table-cell office:value-type="float" office:value="0.91204312002638288" table:formula="of:=[scenario.BY86]" table:style-name="ce23">
            <text:p>0.91</text:p>
          </table:table-cell>
          <table:table-cell table:number-columns-repeated="6" table:style-name="ce3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20" table:style-name="ce1">
            <text:p>20</text:p>
          </table:table-cell>
          <table:table-cell office:value-type="float" office:value="5.2875576216104073E-3" table:formula="of:=SUM([scenario.BS31:.BT31])" table:style-name="ce23">
            <text:p>0.01</text:p>
          </table:table-cell>
          <table:table-cell office:value-type="float" office:value="1.6027851087942552E-2" table:formula="of:=SUM([scenario.BU31:.BV31])" table:style-name="ce23">
            <text:p>0.02</text:p>
          </table:table-cell>
          <table:table-cell office:value-type="float" office:value="2.4661055933992093E-2" table:formula="of:=[scenario.BW31]" table:style-name="ce23">
            <text:p>0.02</text:p>
          </table:table-cell>
          <table:table-cell office:value-type="float" office:value="5.7766941570578517E-3" table:formula="of:=[scenario.BX31]" table:style-name="ce23">
            <text:p>0.01</text:p>
          </table:table-cell>
          <table:table-cell office:value-type="float" office:value="0.94824684119939751" table:formula="of:=[scenario.BY31]" table:style-name="ce23">
            <text:p>0.95</text:p>
          </table:table-cell>
          <table:table-cell office:value-type="float" office:value="7.1094172706657605E-3" table:formula="of:=SUM([scenario.BS87:.BT87])" table:style-name="ce23">
            <text:p>0.01</text:p>
          </table:table-cell>
          <table:table-cell office:value-type="float" office:value="1.8809652255885861E-2" table:formula="of:=SUM([scenario.BU87:.BV87])" table:style-name="ce23">
            <text:p>0.02</text:p>
          </table:table-cell>
          <table:table-cell office:value-type="float" office:value="2.756005176048713E-2" table:formula="of:=[scenario.BW87]" table:style-name="ce23">
            <text:p>0.03</text:p>
          </table:table-cell>
          <table:table-cell office:value-type="float" office:value="6.2799443741727344E-3" table:formula="of:=[scenario.BX87]" table:style-name="ce23">
            <text:p>0.01</text:p>
          </table:table-cell>
          <table:table-cell office:value-type="float" office:value="0.94024093433878886" table:formula="of:=[scenario.BY87]" table:style-name="ce23">
            <text:p>0.94</text:p>
          </table:table-cell>
          <table:table-cell table:number-columns-repeated="6" table:style-name="ce37"/>
          <table:table-cell table:number-columns-repeated="16361"/>
        </table:table-row>
        <table:table-row table:number-rows-repeated="6" table:style-name="ro4">
          <table:table-cell table:number-columns-repeated="6"/>
          <table:table-cell table:number-columns-repeated="2" table:style-name="ce1"/>
          <table:table-cell table:number-columns-repeated="7" table:style-name="ce37"/>
          <table:table-cell table:style-name="ce1"/>
          <table:table-cell table:number-columns-repeated="7" table:style-name="ce37"/>
          <table:table-cell table:number-columns-repeated="16361"/>
        </table:table-row>
        <table:table-row table:number-rows-repeated="7" table:style-name="ro4">
          <table:table-cell table:number-columns-repeated="8"/>
          <table:table-cell table:number-columns-repeated="7" table:style-name="ce37"/>
          <table:table-cell table:style-name="ce1"/>
          <table:table-cell table:number-columns-repeated="7" table:style-name="ce37"/>
          <table:table-cell table:number-columns-repeated="16361" table:style-name="ce1"/>
        </table:table-row>
        <table:table-row table:number-rows-repeated="2" table:style-name="ro4">
          <table:table-cell table:number-columns-repeated="8"/>
          <table:table-cell table:number-columns-repeated="7" table:style-name="ce37"/>
          <table:table-cell table:style-name="ce1"/>
          <table:table-cell table:number-columns-repeated="7" table:style-name="ce37"/>
          <table:table-cell table:number-columns-repeated="7" table:style-name="ce1"/>
          <table:table-cell table:style-name="ce38"/>
          <table:table-cell table:number-columns-repeated="16353"/>
        </table:table-row>
        <table:table-row table:style-name="ro4">
          <table:table-cell table:number-columns-repeated="8"/>
          <table:table-cell table:style-name="ce38"/>
          <table:table-cell table:style-name="ce1"/>
          <table:table-cell table:style-name="ce38"/>
          <table:table-cell table:style-name="ce1"/>
          <table:table-cell table:number-columns-repeated="2" table:style-name="ce38"/>
          <table:table-cell table:number-columns-repeated="2" table:style-name="ce1"/>
          <table:table-cell table:number-columns-repeated="7" table:style-name="ce37"/>
          <table:table-cell table:number-columns-repeated="6" table:style-name="ce1"/>
          <table:table-cell table:number-columns-repeated="2" table:style-name="ce38"/>
          <table:table-cell table:number-columns-repeated="16353"/>
        </table:table-row>
        <table:table-row table:style-name="ro4">
          <table:table-cell table:number-columns-repeated="8"/>
          <table:table-cell table:number-columns-repeated="17" table:style-name="ce1"/>
          <table:table-cell table:style-name="ce38"/>
          <table:table-cell table:style-name="ce1"/>
          <table:table-cell table:style-name="ce38"/>
          <table:table-cell table:style-name="ce1"/>
          <table:table-cell table:number-columns-repeated="2" table:style-name="ce38"/>
          <table:table-cell table:number-columns-repeated="16353"/>
        </table:table-row>
        <table:table-row table:number-rows-repeated="3" table:style-name="ro4">
          <table:table-cell table:number-columns-repeated="16384"/>
        </table:table-row>
        <table:table-row table:number-rows-repeated="2" table:style-name="ro4">
          <table:table-cell table:number-columns-repeated="8"/>
          <table:table-cell table:number-columns-repeated="3" table:style-name="ce1"/>
          <table:table-cell table:style-name="ce38"/>
          <table:table-cell table:number-columns-repeated="16372" table:style-name="ce1"/>
        </table:table-row>
        <table:table-row table:number-rows-repeated="2" table:style-name="ro4">
          <table:table-cell table:number-columns-repeated="9"/>
          <table:table-cell table:style-name="ce38"/>
          <table:table-cell table:style-name="ce1"/>
          <table:table-cell table:style-name="ce38"/>
          <table:table-cell table:number-columns-repeated="16372"/>
        </table:table-row>
        <table:table-row table:number-rows-repeated="1048494" table:style-name="ro4">
          <table:table-cell table:number-columns-repeated="16384"/>
        </table:table-row>
      </table:table>
      <table:named-expressions>
        <table:named-range table:name="age_end" table:cell-range-address="input.$D$17" table:base-cell-address="input.$A$1"/>
        <table:named-range table:name="age_start" table:cell-range-address="input.$D$16" table:base-cell-address="input.$A$1"/>
        <table:named-range table:name="c.mci" table:cell-range-address="input.$D$47" table:base-cell-address="input.$A$1"/>
        <table:named-range table:name="c.mil" table:cell-range-address="input.$D$48" table:base-cell-address="input.$A$1"/>
        <table:named-range table:name="c.mod" table:cell-range-address="input.$D$49" table:base-cell-address="input.$A$1"/>
        <table:named-range table:name="c.sev" table:cell-range-address="input.$D$50" table:base-cell-address="input.$A$1"/>
        <table:named-range table:name="c.Tx" table:cell-range-address="input.$D$51" table:base-cell-address="input.$A$1"/>
        <table:named-range table:name="c.Tx_diagnostics1" table:cell-range-address="input.$D$52" table:base-cell-address="input.$A$1"/>
        <table:named-range table:name="discount_COST" table:cell-range-address="input.$D$54" table:base-cell-address="input.$A$1"/>
        <table:named-range table:name="discount_QALY" table:cell-range-address="input.$D$53" table:base-cell-address="input.$A$1"/>
        <table:named-range table:name="hr.mort_mci" table:cell-range-address="input.$D$29" table:base-cell-address="input.$A$1"/>
        <table:named-range table:name="hr.mort_mil" table:cell-range-address="input.$D$31" table:base-cell-address="input.$A$1"/>
        <table:named-range table:name="hr.mort_mod" table:cell-range-address="input.$D$32" table:base-cell-address="input.$A$1"/>
        <table:named-range table:name="hr.mort_sev" table:cell-range-address="input.$D$33" table:base-cell-address="input.$A$1"/>
        <table:named-range table:name="hr.mort_verymilddem" table:cell-range-address="input.$D$30" table:base-cell-address="input.$A$1"/>
        <table:named-range table:name="m.r.mortality_f" table:cell-range-address="input.$D$156:input.$D$255" table:base-cell-address="input.$A$1"/>
        <table:named-range table:name="m.r.mortality_m" table:cell-range-address="input.$D$56:input.$D$155" table:base-cell-address="input.$A$1"/>
        <table:named-range table:name="p.discontinuation_x" table:cell-range-address="input.$D$40" table:base-cell-address="input.$A$1"/>
        <table:named-range table:name="p.discontinuation1" table:cell-range-address="input.$D$39" table:base-cell-address="input.$A$1"/>
        <table:named-range table:name="p.mci_mil" table:cell-range-address="input.$D$19" table:base-cell-address="input.$A$1"/>
        <table:named-range table:name="p.mci_mod" table:cell-range-address="input.$D$20" table:base-cell-address="input.$A$1"/>
        <table:named-range table:name="p.mci_sev" table:cell-range-address="input.$D$21" table:base-cell-address="input.$A$1"/>
        <table:named-range table:name="p.mil_mci" table:cell-range-address="input.$D$22" table:base-cell-address="input.$A$1"/>
        <table:named-range table:name="p.mil_mod" table:cell-range-address="input.$D$23" table:base-cell-address="input.$A$1"/>
        <table:named-range table:name="p.mil_sev" table:cell-range-address="input.$D$24" table:base-cell-address="input.$A$1"/>
        <table:named-range table:name="p.mod_mil" table:cell-range-address="input.$D$25" table:base-cell-address="input.$A$1"/>
        <table:named-range table:name="p.mod_sev" table:cell-range-address="input.$D$26" table:base-cell-address="input.$A$1"/>
        <table:named-range table:name="p.sev_mil" table:cell-range-address="input.$D$27" table:base-cell-address="input.$A$1"/>
        <table:named-range table:name="p.sev_mod" table:cell-range-address="input.$D$28" table:base-cell-address="input.$A$1"/>
        <table:named-range table:name="p.starting_state_mci" table:cell-range-address="input.$D$42" table:base-cell-address="input.$A$1"/>
        <table:named-range table:name="rr.tx_mci_mil" table:cell-range-address="input.$D$34" table:base-cell-address="input.$A$1"/>
        <table:named-range table:name="rr.tx_mci_mod" table:cell-range-address="input.$D$35" table:base-cell-address="input.$A$1"/>
        <table:named-range table:name="rr.tx_mci_sev" table:cell-range-address="input.$D$36" table:base-cell-address="input.$A$1"/>
        <table:named-range table:name="rr.tx_mil_mod" table:cell-range-address="input.$D$37" table:base-cell-address="input.$A$1"/>
        <table:named-range table:name="sex" table:cell-range-address="input.$D$18" table:base-cell-address="input.$A$1"/>
        <table:named-range table:name="tx_duration" table:cell-range-address="input.$D$41" table:base-cell-address="input.$A$1"/>
        <table:named-range table:name="tx_waning" table:cell-range-address="input.$D$38" table:base-cell-address="input.$A$1"/>
        <table:named-range table:name="u.mci" table:cell-range-address="input.$D$43" table:base-cell-address="input.$A$1"/>
        <table:named-range table:name="u.mil" table:cell-range-address="input.$D$44" table:base-cell-address="input.$A$1"/>
        <table:named-range table:name="u.mod" table:cell-range-address="input.$D$45" table:base-cell-address="input.$A$1"/>
        <table:named-range table:name="u.sev" table:cell-range-address="input.$D$46" table:base-cell-address="input.$A$1"/>
        <table:named-range table:name="wtp" table:cell-range-address="input.$D$55" table:base-cell-address="inpu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9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P1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4" number:min-decimal-places="4" number:min-integer-digits="1"/>
    </number:number-style>
    <number:number-style style:name="N41">
      <number:number number:decimal-places="5" number:min-decimal-places="5" number:min-integer-digits="1"/>
    </number:number-style>
    <number:number-style style:name="N42">
      <number:number number:decimal-places="1" number:min-decimal-places="1" number:min-integer-digits="1"/>
    </number:number-style>
    <number:number-style style:name="N43">
      <number:number number:decimal-places="3" number:min-decimal-places="3" number:min-integer-digits="1"/>
    </number:number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7"/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Ron</meta:initial-creator>
    <dc:creator>Ron</dc:creator>
    <meta:creation-date>2015-06-05T18:17:20Z</meta:creation-date>
    <dc:date>2023-07-11T08:57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dash" draw:stroke-dash="a3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dash" draw:stroke-dash="a4" svg:stroke-width="0.02083in" svg:stroke-color="#5b9bd5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dash" draw:stroke-dash="a5" svg:stroke-width="0.02083in" svg:stroke-color="#ffc0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dash" draw:stroke-dash="a6" svg:stroke-width="0.02083in" svg:stroke-color="#ed7d31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dash" draw:stroke-dash="a7" svg:stroke-width="0.02083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2.2853543307087pt" svg:width="391.4286614173228pt" chart:style-name="Crt0">
        <chart:title chart:style-name="CT00">
          <text:p text:style-name="a0" text:class-names="" text:cond-style-name="">Proportion in state (SOC and INT strategy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oport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years)</text:p>
            </chart:title>
            <chart:grid chart:class="major" chart:style-name="GMa1"/>
          </chart:axis>
          <chart:series chart:label-cell-address="outcomes.$H$38" chart:values-cell-range-address="outcomes.$H$39:.$H$58" chart:class="chart:scatter" chart:attached-axis="primary-y" chart:style-name="G0S0">
            <chart:domain table:cell-range-address="outcomes.$G$39:.$G$58"/>
            <chart:data-point chart:repeated="20"/>
          </chart:series>
          <chart:series chart:label-cell-address="outcomes.$I$38" chart:values-cell-range-address="outcomes.$I$39:.$I$58" chart:class="chart:scatter" chart:attached-axis="primary-y" chart:style-name="G0S1">
            <chart:domain table:cell-range-address="outcomes.$G$39:.$G$58"/>
            <chart:data-point chart:repeated="20"/>
          </chart:series>
          <chart:series chart:label-cell-address="outcomes.$J$38" chart:values-cell-range-address="outcomes.$J$39:.$J$58" chart:class="chart:scatter" chart:attached-axis="primary-y" chart:style-name="G0S2">
            <chart:domain table:cell-range-address="outcomes.$G$39:.$G$58"/>
            <chart:data-point chart:repeated="20"/>
          </chart:series>
          <chart:series chart:label-cell-address="outcomes.$K$38" chart:values-cell-range-address="outcomes.$K$39:.$K$58" chart:class="chart:scatter" chart:attached-axis="primary-y" chart:style-name="G0S3">
            <chart:domain table:cell-range-address="outcomes.$G$39:.$G$58"/>
            <chart:data-point chart:repeated="20"/>
          </chart:series>
          <chart:series chart:label-cell-address="outcomes.$L$38" chart:values-cell-range-address="outcomes.$L$39:.$L$58" chart:class="chart:scatter" chart:attached-axis="primary-y" chart:style-name="G0S4">
            <chart:domain table:cell-range-address="outcomes.$G$39:.$G$58"/>
            <chart:data-point chart:repeated="20"/>
          </chart:series>
          <chart:series chart:label-cell-address="outcomes.$M$38" chart:values-cell-range-address="outcomes.$M$39:.$M$58" chart:class="chart:scatter" chart:attached-axis="primary-y" chart:style-name="G0S5">
            <chart:domain table:cell-range-address="outcomes.$G$39:.$G$58"/>
            <chart:data-point chart:repeated="20"/>
          </chart:series>
          <chart:series chart:label-cell-address="outcomes.$N$38" chart:values-cell-range-address="outcomes.$N$39:.$N$58" chart:class="chart:scatter" chart:attached-axis="primary-y" chart:style-name="G0S6">
            <chart:domain table:cell-range-address="outcomes.$G$39:.$G$58"/>
            <chart:data-point chart:repeated="20"/>
          </chart:series>
          <chart:series chart:label-cell-address="outcomes.$O$38" chart:values-cell-range-address="outcomes.$O$39:.$O$58" chart:class="chart:scatter" chart:attached-axis="primary-y" chart:style-name="G0S7">
            <chart:domain table:cell-range-address="outcomes.$G$39:.$G$58"/>
            <chart:data-point chart:repeated="20"/>
          </chart:series>
          <chart:series chart:label-cell-address="outcomes.$P$38" chart:values-cell-range-address="outcomes.$P$39:.$P$58" chart:class="chart:scatter" chart:attached-axis="primary-y" chart:style-name="G0S8">
            <chart:domain table:cell-range-address="outcomes.$G$39:.$G$58"/>
            <chart:data-point chart:repeated="20"/>
          </chart:series>
          <chart:series chart:label-cell-address="outcomes.$Q$38" chart:values-cell-range-address="outcomes.$Q$39:.$Q$58" chart:class="chart:scatter" chart:attached-axis="primary-y" chart:style-name="G0S9">
            <chart:domain table:cell-range-address="outcomes.$G$39:.$G$58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6" draw:style="rect" draw:dots1="1" draw:dots1-length="0.08332in" draw:distance="0in"/>
    <draw:stroke-dash draw:name="a7" draw:style="rect" draw:dots1="1" draw:dots1-length="0.08332in" draw:distance="0in"/>
    <draw:stroke-dash draw:name="a3" draw:style="rect" draw:dots1="1" draw:dots1-length="0.08332in" draw:distance="0in"/>
    <draw:stroke-dash draw:name="a4" draw:style="rect" draw:dots1="1" draw:dots1-length="0.08332in" draw:distance="0in"/>
    <draw:stroke-dash draw:name="a5" draw:style="rect" draw:dots1="1" draw:dots1-length="0.08332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22.8572440944882pt" svg:width="349.1430708661417pt" chart:style-name="Crt0">
        <chart:title chart:style-name="CT00">
          <text:p text:style-name="a0" text:class-names="" text:cond-style-name="">Mean time in state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(year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trategy</text:p>
            </chart:title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mci</text:p>
              </table:table-cell>
              <table:table-cell office:value-type="string">
                <text:p>mild</text:p>
              </table:table-cell>
              <table:table-cell office:value-type="string">
                <text:p>moderate</text:p>
              </table:table-cell>
              <table:table-cell office:value-type="string">
                <text:p>severe</text:p>
              </table:table-cell>
            </table:table-row>
          </table:table-header-rows>
          <table:table-row>
            <table:table-cell office:value-type="string">
              <text:p>SOC</text:p>
            </table:table-cell>
            <table:table-cell office:value-type="float" office:value="4.4744737939120904"/>
            <table:table-cell office:value-type="float" office:value="3.1909558736833019"/>
            <table:table-cell office:value-type="float" office:value="2.8722035184198358"/>
            <table:table-cell office:value-type="float" office:value="0.60736704612738834"/>
          </table:table-row>
          <table:table-row>
            <table:table-cell office:value-type="string">
              <text:p>INT</text:p>
            </table:table-cell>
            <table:table-cell office:value-type="float" office:value="5.1543306013552872"/>
            <table:table-cell office:value-type="float" office:value="3.2237218256703017"/>
            <table:table-cell office:value-type="float" office:value="2.6003711801980414"/>
            <table:table-cell office:value-type="float" office:value="0.5303463368604325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